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1" text:start-value="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prefix="(" style:num-suffix=")" style:num-format="a" style:num-letter-sync="true" text:start-value="6">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format="1" text:start-value="10">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text:start-value="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number text:level="1" style:num-format="1" text:start-value="10">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line-height="0.1388in"/>
      <style:text-properties style:font-name="Times New Roman" style:font-name-asian="Times New Roman" fo:font-size="12pt" style:font-size-asian="12pt"/>
    </style:style>
    <style:style style:name="P3" style:parent-style-name="Normal" style:family="paragraph">
      <style:paragraph-properties fo:line-height="0.1388in"/>
      <style:text-properties style:font-name="Times New Roman" style:font-name-asian="Times New Roman" fo:font-size="12pt" style:font-size-asian="12pt"/>
    </style:style>
    <style:style style:name="P4" style:parent-style-name="Normal" style:family="paragraph">
      <style:paragraph-properties fo:line-height="0.1388in"/>
      <style:text-properties style:font-name="Times New Roman" style:font-name-asian="Times New Roman" fo:font-size="12pt" style:font-size-asian="12pt"/>
    </style:style>
    <style:style style:name="P5" style:parent-style-name="Normal" style:family="paragraph">
      <style:paragraph-properties fo:line-height="0.1388in"/>
      <style:text-properties style:font-name="Times New Roman" style:font-name-asian="Times New Roman" fo:font-size="12pt" style:font-size-asian="12pt"/>
    </style:style>
    <style:style style:name="P6" style:parent-style-name="Normal" style:family="paragraph">
      <style:paragraph-properties fo:line-height="0.1388in"/>
      <style:text-properties style:font-name="Times New Roman" style:font-name-asian="Times New Roman" fo:font-size="12pt" style:font-size-asian="12pt"/>
    </style:style>
    <style:style style:name="P7" style:parent-style-name="Normal" style:family="paragraph">
      <style:paragraph-properties fo:line-height="0.1569in"/>
      <style:text-properties style:font-name="Times New Roman" style:font-name-asian="Times New Roman" fo:font-size="12pt" style:font-size-asian="12pt"/>
    </style:style>
    <style:style style:name="P8" style:parent-style-name="Normal" style:family="paragraph">
      <style:paragraph-properties style:line-height-at-least="0in"/>
      <style:text-properties style:font-name="Verdana" style:font-name-asian="Verdana" fo:font-weight="bold" style:font-weight-asian="bold" fo:font-size="9.5pt" style:font-size-asian="9.5pt"/>
    </style:style>
    <style:style style:name="P9" style:parent-style-name="Normal" style:family="paragraph">
      <style:paragraph-properties fo:line-height="0.1388in"/>
      <style:text-properties style:font-name="Times New Roman" style:font-name-asian="Times New Roman" fo:font-size="12pt" style:font-size-asian="12pt"/>
    </style:style>
    <style:style style:name="P10" style:parent-style-name="Normal" style:family="paragraph">
      <style:paragraph-properties fo:line-height="0.1388in"/>
      <style:text-properties style:font-name="Times New Roman" style:font-name-asian="Times New Roman" fo:font-size="12pt" style:font-size-asian="12pt"/>
    </style:style>
    <style:style style:name="P11" style:parent-style-name="Normal" style:family="paragraph">
      <style:paragraph-properties fo:line-height="0.1388in"/>
      <style:text-properties style:font-name="Times New Roman" style:font-name-asian="Times New Roman" fo:font-size="12pt" style:font-size-asian="12pt"/>
    </style:style>
    <style:style style:name="P12" style:parent-style-name="Normal" style:family="paragraph">
      <style:paragraph-properties fo:line-height="0.1388in"/>
      <style:text-properties style:font-name="Times New Roman" style:font-name-asian="Times New Roman" fo:font-size="12pt" style:font-size-asian="12pt"/>
    </style:style>
    <style:style style:name="P13" style:parent-style-name="Normal" style:family="paragraph">
      <style:paragraph-properties fo:line-height="0.1388in"/>
      <style:text-properties style:font-name="Times New Roman" style:font-name-asian="Times New Roman" fo:font-size="12pt" style:font-size-asian="12pt"/>
    </style:style>
    <style:style style:name="P14" style:parent-style-name="Normal" style:family="paragraph">
      <style:paragraph-properties fo:line-height="0.1388in"/>
      <style:text-properties style:font-name="Times New Roman" style:font-name-asian="Times New Roman" fo:font-size="12pt" style:font-size-asian="12pt"/>
    </style:style>
    <style:style style:name="P15" style:parent-style-name="Normal" style:family="paragraph">
      <style:paragraph-properties fo:line-height="0.1388in"/>
      <style:text-properties style:font-name="Times New Roman" style:font-name-asian="Times New Roman" fo:font-size="12pt" style:font-size-asian="12pt"/>
    </style:style>
    <style:style style:name="P16" style:parent-style-name="Normal" style:family="paragraph">
      <style:paragraph-properties fo:line-height="0.1527in"/>
      <style:text-properties style:font-name="Times New Roman" style:font-name-asian="Times New Roman" fo:font-size="12pt" style:font-size-asian="12pt"/>
    </style:style>
    <style:style style:name="P17" style:parent-style-name="Normal" style:family="paragraph">
      <style:paragraph-properties fo:line-height="119%" fo:margin-right="1.375in"/>
      <style:text-properties style:font-name="Verdana" style:font-name-asian="Verdana" fo:font-weight="bold" style:font-weight-asian="bold" fo:font-size="9.5pt" style:font-size-asian="9.5pt" fo:background-color="#FFFF00"/>
    </style:style>
    <style:style style:name="P18" style:parent-style-name="Normal" style:family="paragraph">
      <style:paragraph-properties fo:line-height="0.1979in"/>
      <style:text-properties style:font-name="Times New Roman" style:font-name-asian="Times New Roman" fo:font-size="12pt" style:font-size-asian="12pt"/>
    </style:style>
    <style:style style:name="P19" style:parent-style-name="Normal" style:family="paragraph">
      <style:paragraph-properties style:line-height-at-least="0in"/>
      <style:text-properties style:font-name="Verdana" style:font-name-asian="Verdana" fo:font-weight="bold" style:font-weight-asian="bold" fo:font-size="9.5pt" style:font-size-asian="9.5pt" fo:background-color="#FFFF00"/>
    </style:style>
    <style:style style:name="P20" style:parent-style-name="Normal" style:family="paragraph">
      <style:paragraph-properties fo:line-height="0.1972in"/>
      <style:text-properties style:font-name="Times New Roman" style:font-name-asian="Times New Roman" fo:font-size="12pt" style:font-size-asian="12pt"/>
    </style:style>
    <style:style style:name="TableColumn22" style:family="table-column">
      <style:table-column-properties style:column-width="0.4166in" style:use-optimal-column-width="false"/>
    </style:style>
    <style:style style:name="TableColumn23" style:family="table-column">
      <style:table-column-properties style:column-width="0.7916in" style:use-optimal-column-width="false"/>
    </style:style>
    <style:style style:name="TableColumn24" style:family="table-column">
      <style:table-column-properties style:column-width="2.3194in" style:use-optimal-column-width="false"/>
    </style:style>
    <style:style style:name="TableColumn25" style:family="table-column">
      <style:table-column-properties style:column-width="0.0138in" style:use-optimal-column-width="false"/>
    </style:style>
    <style:style style:name="Table21" style:family="table">
      <style:table-properties style:width="3.5416in" fo:margin-left="0in" table:align="left"/>
    </style:style>
    <style:style style:name="TableRow26" style:family="table-row">
      <style:table-row-properties style:min-row-height="0.193in" style:use-optimal-row-height="false"/>
    </style:style>
    <style:style style:name="TableCell27" style:family="table-cell">
      <style:table-cell-properties fo:border="none" fo:background-color="#FFFF00" style:writing-mode="lr-tb" style:vertical-align="bottom" fo:padding-top="0in" fo:padding-left="0in" fo:padding-bottom="0in" fo:padding-right="0in"/>
    </style:style>
    <style:style style:name="P28" style:parent-style-name="Normal" style:family="paragraph">
      <style:paragraph-properties fo:text-align="end" style:line-height-at-least="0in" fo:margin-right="0.1145in"/>
      <style:text-properties style:font-name="Verdana" style:font-name-asian="Verdana" fo:font-weight="bold" style:font-weight-asian="bold" style:text-scale="93%" fo:font-size="9.5pt" style:font-size-asian="9.5pt"/>
    </style:style>
    <style:style style:name="TableCell29" style:family="table-cell">
      <style:table-cell-properties fo:border="none" fo:background-color="#FFFF00" style:writing-mode="lr-tb" style:vertical-align="bottom" fo:padding-top="0in" fo:padding-left="0in" fo:padding-bottom="0in" fo:padding-right="0in"/>
    </style:style>
    <style:style style:name="P30" style:parent-style-name="Normal" style:family="paragraph">
      <style:paragraph-properties fo:text-align="end" style:line-height-at-least="0in" fo:margin-right="0.4895in"/>
      <style:text-properties style:font-name="Verdana" style:font-name-asian="Verdana" fo:font-weight="bold" style:font-weight-asian="bold" fo:font-size="9.5pt" style:font-size-asian="9.5pt"/>
    </style:style>
    <style:style style:name="TableCell31" style:family="table-cell">
      <style:table-cell-properties fo:border="none" fo:background-color="#FFFF00" style:writing-mode="lr-tb" style:vertical-align="bottom" fo:padding-top="0in" fo:padding-left="0in" fo:padding-bottom="0in" fo:padding-right="0in"/>
    </style:style>
    <style:style style:name="P32" style:parent-style-name="Normal" style:family="paragraph">
      <style:paragraph-properties style:line-height-at-least="0in" fo:margin-left="0.5555in">
        <style:tab-stops/>
      </style:paragraph-properties>
      <style:text-properties style:font-name="Verdana" style:font-name-asian="Verdana" fo:font-weight="bold" style:font-weight-asian="bold" style:text-scale="99%" fo:font-size="9.5pt" style:font-size-asian="9.5pt"/>
    </style:style>
    <style:style style:name="TableCell33" style:family="table-cell">
      <style:table-cell-properties fo:border="none" style:writing-mode="lr-tb" style:vertical-align="bottom" fo:padding-top="0in" fo:padding-left="0in" fo:padding-bottom="0in" fo:padding-right="0in"/>
    </style:style>
    <style:style style:name="P34" style:parent-style-name="Normal" style:family="paragraph">
      <style:paragraph-properties style:line-height-at-least="0in"/>
      <style:text-properties style:font-name="Times New Roman" style:font-name-asian="Times New Roman" fo:font-size="12pt" style:font-size-asian="12pt"/>
    </style:style>
    <style:style style:name="TableRow35" style:family="table-row">
      <style:table-row-properties style:min-row-height="0.1951in" style:use-optimal-row-height="false"/>
    </style:style>
    <style:style style:name="TableCell36" style:family="table-cell">
      <style:table-cell-properties fo:border="none" style:writing-mode="lr-tb" style:vertical-align="bottom" fo:padding-top="0in" fo:padding-left="0in" fo:padding-bottom="0in" fo:padding-right="0in"/>
    </style:style>
    <style:style style:name="P37" style:parent-style-name="Normal" style:family="paragraph">
      <style:paragraph-properties style:line-height-at-least="0in"/>
      <style:text-properties style:font-name="Times New Roman" style:font-name-asian="Times New Roman" fo:font-size="12pt" style:font-size-asian="12pt"/>
    </style:style>
    <style:style style:name="TableCell38" style:family="table-cell">
      <style:table-cell-properties fo:border="none" style:writing-mode="lr-tb" style:vertical-align="bottom" fo:padding-top="0in" fo:padding-left="0in" fo:padding-bottom="0in" fo:padding-right="0in"/>
    </style:style>
    <style:style style:name="P39" style:parent-style-name="Normal" style:family="paragraph">
      <style:paragraph-properties style:line-height-at-least="0in"/>
      <style:text-properties style:font-name="Times New Roman" style:font-name-asian="Times New Roman" fo:font-size="12pt" style:font-size-asian="12pt"/>
    </style:style>
    <style:style style:name="TableCell40" style:family="table-cell">
      <style:table-cell-properties fo:border="none" style:writing-mode="lr-tb" style:vertical-align="bottom" fo:padding-top="0in" fo:padding-left="0in" fo:padding-bottom="0in" fo:padding-right="0in"/>
    </style:style>
    <style:style style:name="P41" style:parent-style-name="Normal" style:family="paragraph">
      <style:paragraph-properties style:line-height-at-least="0in"/>
      <style:text-properties style:font-name="Times New Roman" style:font-name-asian="Times New Roman" fo:font-size="12pt" style:font-size-asian="12pt"/>
    </style:style>
    <style:style style:name="TableRow42" style:family="table-row">
      <style:table-row-properties style:min-row-height="0.1951in" style:use-optimal-row-height="false"/>
    </style:style>
    <style:style style:name="TableCell43" style:family="table-cell">
      <style:table-cell-properties fo:border="none" fo:background-color="#FFFF00" style:writing-mode="lr-tb" style:vertical-align="bottom" fo:padding-top="0in" fo:padding-left="0in" fo:padding-bottom="0in" fo:padding-right="0in"/>
    </style:style>
    <style:style style:name="P44" style:parent-style-name="Normal" style:family="paragraph">
      <style:paragraph-properties fo:text-align="end" style:line-height-at-least="0in" fo:margin-right="0.1145in"/>
      <style:text-properties style:font-name="Verdana" style:font-name-asian="Verdana" fo:font-weight="bold" style:font-weight-asian="bold" style:text-scale="93%" fo:font-size="9.5pt" style:font-size-asian="9.5pt"/>
    </style:style>
    <style:style style:name="TableCell45" style:family="table-cell">
      <style:table-cell-properties fo:border="none" fo:background-color="#FFFF00" style:writing-mode="lr-tb" style:vertical-align="bottom" fo:padding-top="0in" fo:padding-left="0in" fo:padding-bottom="0in" fo:padding-right="0in"/>
    </style:style>
    <style:style style:name="P46" style:parent-style-name="Normal" style:family="paragraph">
      <style:paragraph-properties fo:text-align="end" style:line-height-at-least="0in" fo:margin-right="0.4895in"/>
      <style:text-properties style:font-name="Verdana" style:font-name-asian="Verdana" fo:font-weight="bold" style:font-weight-asian="bold" fo:font-size="9.5pt" style:font-size-asian="9.5pt"/>
    </style:style>
    <style:style style:name="TableCell47" style:family="table-cell">
      <style:table-cell-properties fo:border="none" fo:background-color="#FFFF00" style:writing-mode="lr-tb" style:vertical-align="bottom" fo:padding-top="0in" fo:padding-left="0in" fo:padding-bottom="0in" fo:padding-right="0in"/>
    </style:style>
    <style:style style:name="P48" style:parent-style-name="Normal" style:family="paragraph">
      <style:paragraph-properties style:line-height-at-least="0in" fo:margin-left="0.5555in">
        <style:tab-stops/>
      </style:paragraph-properties>
      <style:text-properties style:font-name="Verdana" style:font-name-asian="Verdana" fo:font-weight="bold" style:font-weight-asian="bold" style:text-scale="99%" fo:font-size="9.5pt" style:font-size-asian="9.5pt"/>
    </style:style>
    <style:style style:name="P49" style:parent-style-name="Normal" style:family="paragraph">
      <style:paragraph-properties fo:line-height="0.1388in"/>
      <style:text-properties style:font-name="Times New Roman" style:font-name-asian="Times New Roman" fo:font-size="12pt" style:font-size-asian="12pt"/>
    </style:style>
    <style:style style:name="P50" style:parent-style-name="Normal" style:family="paragraph">
      <style:paragraph-properties fo:line-height="0.1388in"/>
      <style:text-properties style:font-name="Times New Roman" style:font-name-asian="Times New Roman" fo:font-size="12pt" style:font-size-asian="12pt"/>
    </style:style>
    <style:style style:name="P51" style:parent-style-name="Normal" style:family="paragraph">
      <style:paragraph-properties fo:line-height="0.1451in"/>
      <style:text-properties style:font-name="Times New Roman" style:font-name-asian="Times New Roman" fo:font-size="12pt" style:font-size-asian="12pt"/>
    </style:style>
    <style:style style:name="P52" style:parent-style-name="Normal" style:family="paragraph">
      <style:paragraph-properties fo:line-height="120%" fo:margin-right="0.0972in"/>
      <style:text-properties style:font-name="Verdana" style:font-name-asian="Verdana" fo:font-weight="bold" style:font-weight-asian="bold" fo:font-size="9.5pt" style:font-size-asian="9.5pt" fo:background-color="#FFFF00"/>
    </style:style>
    <style:style style:name="P53" style:parent-style-name="Normal" style:family="paragraph">
      <style:paragraph-properties fo:line-height="0.1388in"/>
      <style:text-properties style:font-name="Times New Roman" style:font-name-asian="Times New Roman" fo:font-size="12pt" style:font-size-asian="12pt"/>
    </style:style>
    <style:style style:name="P54" style:parent-style-name="Normal" style:family="paragraph">
      <style:paragraph-properties fo:line-height="0.2013in"/>
      <style:text-properties style:font-name="Times New Roman" style:font-name-asian="Times New Roman" fo:font-size="12pt" style:font-size-asian="12pt"/>
    </style:style>
    <style:style style:name="P55" style:parent-style-name="Normal" style:family="paragraph">
      <style:paragraph-properties fo:line-height="0.018in"/>
      <style:text-properties style:font-name="Times New Roman" style:font-name-asian="Times New Roman"/>
    </style:style>
    <style:style style:name="P56" style:parent-style-name="TOCheader" style:family="paragraph">
      <style:paragraph-properties fo:break-before="page"/>
    </style:style>
    <style:style style:name="P57" style:parent-style-name="TOC1" style:family="paragraph">
      <style:paragraph-properties>
        <style:tab-stops>
          <style:tab-stop style:type="right" style:leader-style="dotted" style:leader-text="." style:position="6.2986in"/>
        </style:tab-stops>
      </style:paragraph-properties>
    </style:style>
    <style:style style:name="P58"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59" style:parent-style-name="DefaultParagraphFont" style:family="text">
      <style:text-properties style:font-name="Calibri" style:font-name-asian="Times New Roman" style:font-name-complex="Times New Roman" fo:font-size="11pt" style:font-size-asian="11pt" style:font-size-complex="11pt"/>
    </style:style>
    <style:style style:name="P60"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61" style:parent-style-name="DefaultParagraphFont" style:family="text">
      <style:text-properties style:font-name="Calibri" style:font-name-asian="Times New Roman" style:font-name-complex="Times New Roman" fo:font-size="11pt" style:font-size-asian="11pt" style:font-size-complex="11pt"/>
    </style:style>
    <style:style style:name="P62"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63" style:parent-style-name="DefaultParagraphFont" style:family="text">
      <style:text-properties style:font-name="Calibri" style:font-name-asian="Times New Roman" style:font-name-complex="Times New Roman" fo:font-size="11pt" style:font-size-asian="11pt" style:font-size-complex="11pt"/>
    </style:style>
    <style:style style:name="P64"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65" style:parent-style-name="DefaultParagraphFont" style:family="text">
      <style:text-properties style:font-name="Calibri" style:font-name-asian="Times New Roman" style:font-name-complex="Times New Roman" fo:font-size="11pt" style:font-size-asian="11pt" style:font-size-complex="11pt"/>
    </style:style>
    <style:style style:name="P66"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67" style:parent-style-name="DefaultParagraphFont" style:family="text">
      <style:text-properties style:font-name="Calibri" style:font-name-asian="Times New Roman" style:font-name-complex="Times New Roman" fo:font-size="11pt" style:font-size-asian="11pt" style:font-size-complex="11pt"/>
    </style:style>
    <style:style style:name="P68"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69" style:parent-style-name="DefaultParagraphFont" style:family="text">
      <style:text-properties style:font-name="Calibri" style:font-name-asian="Times New Roman" style:font-name-complex="Times New Roman" fo:font-size="11pt" style:font-size-asian="11pt" style:font-size-complex="11pt"/>
    </style:style>
    <style:style style:name="P70"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71" style:parent-style-name="DefaultParagraphFont" style:family="text">
      <style:text-properties style:font-name="Calibri" style:font-name-asian="Times New Roman" style:font-name-complex="Times New Roman" fo:font-size="11pt" style:font-size-asian="11pt" style:font-size-complex="11pt"/>
    </style:style>
    <style:style style:name="P72"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73" style:parent-style-name="DefaultParagraphFont" style:family="text">
      <style:text-properties style:font-name="Calibri" style:font-name-asian="Times New Roman" style:font-name-complex="Times New Roman" fo:font-size="11pt" style:font-size-asian="11pt" style:font-size-complex="11pt"/>
    </style:style>
    <style:style style:name="P74"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75" style:parent-style-name="DefaultParagraphFont" style:family="text">
      <style:text-properties style:font-name="Calibri" style:font-name-asian="Times New Roman" style:font-name-complex="Times New Roman" fo:font-size="11pt" style:font-size-asian="11pt" style:font-size-complex="11pt"/>
    </style:style>
    <style:style style:name="P76"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77" style:parent-style-name="DefaultParagraphFont" style:family="text">
      <style:text-properties style:font-name="Calibri" style:font-name-asian="Times New Roman" style:font-name-complex="Times New Roman" fo:font-size="11pt" style:font-size-asian="11pt" style:font-size-complex="11pt"/>
    </style:style>
    <style:style style:name="P78"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79" style:parent-style-name="DefaultParagraphFont" style:family="text">
      <style:text-properties style:font-name="Calibri" style:font-name-asian="Times New Roman" style:font-name-complex="Times New Roman" fo:font-size="11pt" style:font-size-asian="11pt" style:font-size-complex="11pt"/>
    </style:style>
    <style:style style:name="P80"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81" style:parent-style-name="DefaultParagraphFont" style:family="text">
      <style:text-properties style:font-name="Calibri" style:font-name-asian="Times New Roman" style:font-name-complex="Times New Roman" fo:font-size="11pt" style:font-size-asian="11pt" style:font-size-complex="11pt"/>
    </style:style>
    <style:style style:name="P82"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83" style:parent-style-name="DefaultParagraphFont" style:family="text">
      <style:text-properties style:font-name="Calibri" style:font-name-asian="Times New Roman" style:font-name-complex="Times New Roman" fo:font-size="11pt" style:font-size-asian="11pt" style:font-size-complex="11pt"/>
    </style:style>
    <style:style style:name="P84"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85" style:parent-style-name="DefaultParagraphFont" style:family="text">
      <style:text-properties style:font-name="Calibri" style:font-name-asian="Times New Roman" style:font-name-complex="Times New Roman" fo:font-size="11pt" style:font-size-asian="11pt" style:font-size-complex="11pt"/>
    </style:style>
    <style:style style:name="P86" style:parent-style-name="TOC1" style:family="paragraph">
      <style:paragraph-properties>
        <style:tab-stops>
          <style:tab-stop style:type="left" style:position="0.3055in"/>
          <style:tab-stop style:type="right" style:leader-style="dotted" style:leader-text="." style:position="6.2986in"/>
        </style:tab-stops>
      </style:paragraph-properties>
    </style:style>
    <style:style style:name="T87" style:parent-style-name="DefaultParagraphFont" style:family="text">
      <style:text-properties style:font-name="Calibri" style:font-name-asian="Times New Roman" style:font-name-complex="Times New Roman" fo:font-size="11pt" style:font-size-asian="11pt" style:font-size-complex="11pt"/>
    </style:style>
    <style:style style:name="P88" style:parent-style-name="TOC1" style:family="paragraph">
      <style:paragraph-properties>
        <style:tab-stops>
          <style:tab-stop style:type="right" style:leader-style="dotted" style:leader-text="." style:position="6.2986in"/>
        </style:tab-stops>
      </style:paragraph-properties>
    </style:style>
    <style:style style:name="P89" style:parent-style-name="TOC1" style:family="paragraph">
      <style:paragraph-properties>
        <style:tab-stops>
          <style:tab-stop style:type="right" style:leader-style="dotted" style:leader-text="." style:position="6.2986in"/>
        </style:tab-stops>
      </style:paragraph-properties>
    </style:style>
    <style:style style:name="P90" style:parent-style-name="TOC1" style:family="paragraph">
      <style:paragraph-properties>
        <style:tab-stops>
          <style:tab-stop style:type="right" style:leader-style="dotted" style:leader-text="." style:position="6.2986in"/>
        </style:tab-stops>
      </style:paragraph-properties>
    </style:style>
    <style:style style:name="P91" style:parent-style-name="TOC1" style:family="paragraph">
      <style:paragraph-properties>
        <style:tab-stops>
          <style:tab-stop style:type="right" style:leader-style="dotted" style:leader-text="." style:position="6.2986in"/>
        </style:tab-stops>
      </style:paragraph-properties>
    </style:style>
    <style:style style:name="P92" style:parent-style-name="TOC1" style:family="paragraph">
      <style:paragraph-properties>
        <style:tab-stops>
          <style:tab-stop style:type="right" style:leader-style="dotted" style:leader-text="." style:position="6.2986in"/>
        </style:tab-stops>
      </style:paragraph-properties>
    </style:style>
    <style:style style:name="P93" style:parent-style-name="TOC1" style:family="paragraph">
      <style:paragraph-properties>
        <style:tab-stops>
          <style:tab-stop style:type="right" style:leader-style="dotted" style:leader-text="." style:position="6.2986in"/>
        </style:tab-stops>
      </style:paragraph-properties>
    </style:style>
    <style:style style:name="P94" style:parent-style-name="TOC1" style:family="paragraph">
      <style:paragraph-properties>
        <style:tab-stops>
          <style:tab-stop style:type="right" style:leader-style="dotted" style:leader-text="." style:position="6.2986in"/>
        </style:tab-stops>
      </style:paragraph-properties>
    </style:style>
    <style:style style:name="P95" style:parent-style-name="TOC1" style:family="paragraph">
      <style:paragraph-properties>
        <style:tab-stops>
          <style:tab-stop style:type="right" style:leader-style="dotted" style:leader-text="." style:position="6.2986in"/>
        </style:tab-stops>
      </style:paragraph-properties>
    </style:style>
    <style:style style:name="P96" style:parent-style-name="Normal" style:family="paragraph">
      <style:paragraph-properties fo:line-height="0.2326in"/>
      <style:text-properties style:font-name="Times New Roman" style:font-name-asian="Times New Roman"/>
    </style:style>
    <style:style style:name="P97" style:parent-style-name="Normal" style:family="paragraph">
      <style:paragraph-properties style:line-height-at-least="0in" fo:margin-left="6.0972in">
        <style:tab-stops/>
      </style:paragraph-properties>
      <style:text-properties style:font-name="Verdana" style:font-name-asian="Verdana" fo:font-size="6pt" style:font-size-asian="6pt"/>
    </style:style>
    <style:style style:name="TableColumn99" style:family="table-column">
      <style:table-column-properties style:column-width="0.5833in" style:use-optimal-column-width="false"/>
    </style:style>
    <style:style style:name="TableColumn100" style:family="table-column">
      <style:table-column-properties style:column-width="0.3333in" style:use-optimal-column-width="false"/>
    </style:style>
    <style:style style:name="TableColumn101" style:family="table-column">
      <style:table-column-properties style:column-width="0.3611in" style:use-optimal-column-width="false"/>
    </style:style>
    <style:style style:name="TableColumn102" style:family="table-column">
      <style:table-column-properties style:column-width="0.0277in" style:use-optimal-column-width="false"/>
    </style:style>
    <style:style style:name="TableColumn103" style:family="table-column">
      <style:table-column-properties style:column-width="0.0138in" style:use-optimal-column-width="false"/>
    </style:style>
    <style:style style:name="TableColumn104" style:family="table-column">
      <style:table-column-properties style:column-width="0.2361in" style:use-optimal-column-width="false"/>
    </style:style>
    <style:style style:name="TableColumn105" style:family="table-column">
      <style:table-column-properties style:column-width="0.3611in" style:use-optimal-column-width="false"/>
    </style:style>
    <style:style style:name="TableColumn106" style:family="table-column">
      <style:table-column-properties style:column-width="0.4166in" style:use-optimal-column-width="false"/>
    </style:style>
    <style:style style:name="TableColumn107" style:family="table-column">
      <style:table-column-properties style:column-width="1.1944in" style:use-optimal-column-width="false"/>
    </style:style>
    <style:style style:name="TableColumn108" style:family="table-column">
      <style:table-column-properties style:column-width="0.0277in" style:use-optimal-column-width="false"/>
    </style:style>
    <style:style style:name="TableColumn109" style:family="table-column">
      <style:table-column-properties style:column-width="0.2638in" style:use-optimal-column-width="false"/>
    </style:style>
    <style:style style:name="TableColumn110" style:family="table-column">
      <style:table-column-properties style:column-width="0.2916in" style:use-optimal-column-width="false"/>
    </style:style>
    <style:style style:name="TableColumn111" style:family="table-column">
      <style:table-column-properties style:column-width="0.0833in" style:use-optimal-column-width="false"/>
    </style:style>
    <style:style style:name="TableColumn112" style:family="table-column">
      <style:table-column-properties style:column-width="2.0972in" style:use-optimal-column-width="false"/>
    </style:style>
    <style:style style:name="Table98" style:family="table" style:master-page-name="MP1">
      <style:table-properties style:width="6.2916in" fo:margin-left="0.0027in" table:align="left"/>
    </style:style>
    <style:style style:name="TableRow113" style:family="table-row">
      <style:table-row-properties style:min-row-height="0.1951in" style:use-optimal-row-height="false"/>
    </style:style>
    <style:style style:name="TableCell114" style:family="table-cell">
      <style:table-cell-properties fo:border="none" style:writing-mode="lr-tb" style:vertical-align="bottom" fo:padding-top="0in" fo:padding-left="0in" fo:padding-bottom="0in" fo:padding-right="0in"/>
    </style:style>
    <style:style style:name="P115" style:parent-style-name="Normal" style:family="paragraph">
      <style:paragraph-properties fo:break-before="page" style:line-height-at-least="0in"/>
      <style:text-properties style:font-name="Verdana" style:font-name-asian="Verdana" fo:font-size="9.5pt" style:font-size-asian="9.5pt"/>
    </style:style>
    <style:style style:name="TableCell117" style:family="table-cell">
      <style:table-cell-properties fo:border="none" fo:background-color="#FFFF00" style:writing-mode="lr-tb" style:vertical-align="bottom" fo:padding-top="0in" fo:padding-left="0in" fo:padding-bottom="0in" fo:padding-right="0in"/>
    </style:style>
    <style:style style:name="P118" style:parent-style-name="Normal" style:family="paragraph">
      <style:paragraph-properties fo:text-align="end" style:line-height-at-least="0in" fo:margin-right="0.243in"/>
      <style:text-properties style:font-name="Verdana" style:font-name-asian="Verdana" style:text-scale="72%" fo:font-size="9pt" style:font-size-asian="9pt"/>
    </style:style>
    <style:style style:name="TableCell119" style:family="table-cell">
      <style:table-cell-properties fo:border="none" fo:background-color="#FFFF00" style:writing-mode="lr-tb" style:vertical-align="bottom" fo:padding-top="0in" fo:padding-left="0in" fo:padding-bottom="0in" fo:padding-right="0in"/>
    </style:style>
    <style:style style:name="P120" style:parent-style-name="Normal" style:family="paragraph">
      <style:paragraph-properties fo:text-align="end" style:line-height-at-least="0in"/>
      <style:text-properties style:font-name="Verdana" style:font-name-asian="Verdana" fo:font-size="9.5pt" style:font-size-asian="9.5pt"/>
    </style:style>
    <style:style style:name="TableCell121" style:family="table-cell">
      <style:table-cell-properties fo:border="none" style:writing-mode="lr-tb" style:vertical-align="bottom" fo:padding-top="0in" fo:padding-left="0in" fo:padding-bottom="0in" fo:padding-right="0in"/>
    </style:style>
    <style:style style:name="P122" style:parent-style-name="Normal" style:family="paragraph">
      <style:paragraph-properties fo:text-align="end" style:line-height-at-least="0in" fo:margin-right="0.1875in"/>
      <style:text-properties style:font-name="Verdana" style:font-name-asian="Verdana" fo:font-size="9.5pt" style:font-size-asian="9.5pt"/>
    </style:style>
    <style:style style:name="TableCell123" style:family="table-cell">
      <style:table-cell-properties fo:border="none" style:writing-mode="lr-tb" style:vertical-align="bottom" fo:padding-top="0in" fo:padding-left="0in" fo:padding-bottom="0in" fo:padding-right="0in"/>
    </style:style>
    <style:style style:name="P124" style:parent-style-name="Normal" style:family="paragraph">
      <style:paragraph-properties style:line-height-at-least="0in"/>
      <style:text-properties style:font-name="Times New Roman" style:font-name-asian="Times New Roman" fo:font-size="12pt" style:font-size-asian="12pt"/>
    </style:style>
    <style:style style:name="TableCell125" style:family="table-cell">
      <style:table-cell-properties fo:border="none" style:writing-mode="lr-tb" style:vertical-align="bottom" fo:padding-top="0in" fo:padding-left="0in" fo:padding-bottom="0in" fo:padding-right="0in"/>
    </style:style>
    <style:style style:name="P126" style:parent-style-name="Normal" style:family="paragraph">
      <style:paragraph-properties style:line-height-at-least="0in"/>
      <style:text-properties style:font-name="Times New Roman" style:font-name-asian="Times New Roman" fo:font-size="12pt" style:font-size-asian="12pt"/>
    </style:style>
    <style:style style:name="TableCell127" style:family="table-cell">
      <style:table-cell-properties fo:border="none" style:writing-mode="lr-tb" style:vertical-align="bottom" fo:padding-top="0in" fo:padding-left="0in" fo:padding-bottom="0in" fo:padding-right="0in"/>
    </style:style>
    <style:style style:name="P128" style:parent-style-name="Normal" style:family="paragraph">
      <style:paragraph-properties style:line-height-at-least="0in"/>
      <style:text-properties style:font-name="Times New Roman" style:font-name-asian="Times New Roman" fo:font-size="12pt" style:font-size-asian="12pt"/>
    </style:style>
    <style:style style:name="TableRow129" style:family="table-row">
      <style:table-row-properties style:min-row-height="0.1666in" style:use-optimal-row-height="false"/>
    </style:style>
    <style:style style:name="TableCell130" style:family="table-cell">
      <style:table-cell-properties fo:border="none" style:writing-mode="lr-tb" style:vertical-align="bottom" fo:padding-top="0in" fo:padding-left="0in" fo:padding-bottom="0in" fo:padding-right="0in"/>
    </style:style>
    <style:style style:name="P131" style:parent-style-name="Normal" style:family="paragraph">
      <style:paragraph-properties style:line-height-at-least="0in"/>
      <style:text-properties style:font-name="Times New Roman" style:font-name-asian="Times New Roman"/>
    </style:style>
    <style:style style:name="TableCell132" style:family="table-cell">
      <style:table-cell-properties fo:border="none" style:writing-mode="lr-tb" style:vertical-align="bottom" fo:padding-top="0in" fo:padding-left="0in" fo:padding-bottom="0in" fo:padding-right="0in"/>
    </style:style>
    <style:style style:name="P133" style:parent-style-name="Normal" style:family="paragraph">
      <style:paragraph-properties style:line-height-at-least="0in"/>
      <style:text-properties style:font-name="Times New Roman" style:font-name-asian="Times New Roman"/>
    </style:style>
    <style:style style:name="TableCell134" style:family="table-cell">
      <style:table-cell-properties fo:border="none" style:writing-mode="lr-tb" style:vertical-align="bottom" fo:padding-top="0in" fo:padding-left="0in" fo:padding-bottom="0in" fo:padding-right="0in"/>
    </style:style>
    <style:style style:name="P135" style:parent-style-name="Normal" style:family="paragraph">
      <style:paragraph-properties style:line-height-at-least="0in"/>
      <style:text-properties style:font-name="Times New Roman" style:font-name-asian="Times New Roman"/>
    </style:style>
    <style:style style:name="TableCell136" style:family="table-cell">
      <style:table-cell-properties fo:border="none" style:writing-mode="lr-tb" style:vertical-align="bottom" fo:padding-top="0in" fo:padding-left="0in" fo:padding-bottom="0in" fo:padding-right="0in"/>
    </style:style>
    <style:style style:name="P137" style:parent-style-name="Normal" style:family="paragraph">
      <style:paragraph-properties style:line-height-at-least="0in"/>
      <style:text-properties style:font-name="Times New Roman" style:font-name-asian="Times New Roman"/>
    </style:style>
    <style:style style:name="TableCell138" style:family="table-cell">
      <style:table-cell-properties fo:border="none" style:writing-mode="lr-tb" style:vertical-align="bottom" fo:padding-top="0in" fo:padding-left="0in" fo:padding-bottom="0in" fo:padding-right="0in"/>
    </style:style>
    <style:style style:name="P139" style:parent-style-name="Normal" style:family="paragraph">
      <style:paragraph-properties style:line-height-at-least="0in"/>
      <style:text-properties style:font-name="Times New Roman" style:font-name-asian="Times New Roman"/>
    </style:style>
    <style:style style:name="TableCell140" style:family="table-cell">
      <style:table-cell-properties fo:border="none" style:writing-mode="lr-tb" style:vertical-align="bottom" fo:padding-top="0in" fo:padding-left="0in" fo:padding-bottom="0in" fo:padding-right="0in"/>
    </style:style>
    <style:style style:name="P141" style:parent-style-name="Normal" style:family="paragraph">
      <style:paragraph-properties style:line-height-at-least="0in"/>
      <style:text-properties style:font-name="Times New Roman" style:font-name-asian="Times New Roman"/>
    </style:style>
    <style:style style:name="TableCell142" style:family="table-cell">
      <style:table-cell-properties fo:border="none" style:writing-mode="lr-tb" style:vertical-align="bottom" fo:padding-top="0in" fo:padding-left="0in" fo:padding-bottom="0in" fo:padding-right="0in"/>
    </style:style>
    <style:style style:name="P143" style:parent-style-name="Normal" style:family="paragraph">
      <style:paragraph-properties style:line-height-at-least="0in"/>
      <style:text-properties style:font-name="Times New Roman" style:font-name-asian="Times New Roman"/>
    </style:style>
    <style:style style:name="TableCell144" style:family="table-cell">
      <style:table-cell-properties fo:border="none" style:writing-mode="lr-tb" style:vertical-align="bottom" fo:padding-top="0in" fo:padding-left="0in" fo:padding-bottom="0in" fo:padding-right="0in"/>
    </style:style>
    <style:style style:name="P145" style:parent-style-name="Normal" style:family="paragraph">
      <style:paragraph-properties style:line-height-at-least="0in"/>
      <style:text-properties style:font-name="Times New Roman" style:font-name-asian="Times New Roman"/>
    </style:style>
    <style:style style:name="TableCell146" style:family="table-cell">
      <style:table-cell-properties fo:border="none" style:writing-mode="lr-tb" style:vertical-align="bottom" fo:padding-top="0in" fo:padding-left="0in" fo:padding-bottom="0in" fo:padding-right="0in"/>
    </style:style>
    <style:style style:name="P147" style:parent-style-name="Normal" style:family="paragraph">
      <style:paragraph-properties style:line-height-at-least="0in"/>
      <style:text-properties style:font-name="Times New Roman" style:font-name-asian="Times New Roman"/>
    </style:style>
    <style:style style:name="TableCell148" style:family="table-cell">
      <style:table-cell-properties fo:border="none" style:writing-mode="lr-tb" style:vertical-align="bottom" fo:padding-top="0in" fo:padding-left="0in" fo:padding-bottom="0in" fo:padding-right="0in"/>
    </style:style>
    <style:style style:name="P149" style:parent-style-name="Normal" style:family="paragraph">
      <style:paragraph-properties style:line-height-at-least="0in"/>
      <style:text-properties style:font-name="Times New Roman" style:font-name-asian="Times New Roman"/>
    </style:style>
    <style:style style:name="TableRow150" style:family="table-row">
      <style:table-row-properties style:min-row-height="0.1937in" style:use-optimal-row-height="false"/>
    </style:style>
    <style:style style:name="TableCell151" style:family="table-cell">
      <style:table-cell-properties fo:border="none" style:writing-mode="lr-tb" style:vertical-align="bottom" fo:padding-top="0in" fo:padding-left="0in" fo:padding-bottom="0in" fo:padding-right="0in"/>
    </style:style>
    <style:style style:name="P152" style:parent-style-name="Normal" style:family="paragraph">
      <style:paragraph-properties style:line-height-at-least="0in"/>
      <style:text-properties style:font-name="Verdana" style:font-name-asian="Verdana" fo:font-size="9.5pt" style:font-size-asian="9.5pt"/>
    </style:style>
    <style:style style:name="TableCell153" style:family="table-cell">
      <style:table-cell-properties fo:border="none" fo:background-color="#FFFF00" style:writing-mode="lr-tb" style:vertical-align="bottom" fo:padding-top="0in" fo:padding-left="0in" fo:padding-bottom="0in" fo:padding-right="0in"/>
    </style:style>
    <style:style style:name="P154" style:parent-style-name="Normal" style:family="paragraph">
      <style:paragraph-properties fo:text-align="end" style:line-height-at-least="0in" fo:margin-right="0.1979in"/>
      <style:text-properties style:font-name="Verdana" style:font-name-asian="Verdana" style:text-scale="91%" fo:font-size="9.5pt" style:font-size-asian="9.5pt"/>
    </style:style>
    <style:style style:name="TableCell155" style:family="table-cell">
      <style:table-cell-properties fo:border="none" fo:background-color="#FFFF00" style:writing-mode="lr-tb" style:vertical-align="bottom" fo:padding-top="0in" fo:padding-left="0in" fo:padding-bottom="0in" fo:padding-right="0in"/>
    </style:style>
    <style:style style:name="P156" style:parent-style-name="Normal" style:family="paragraph">
      <style:paragraph-properties style:line-height-at-least="0in" fo:margin-left="0.2638in">
        <style:tab-stops/>
      </style:paragraph-properties>
    </style:style>
    <style:style style:name="T157" style:parent-style-name="DefaultParagraphFont" style:family="text">
      <style:text-properties style:font-name="Verdana" style:font-name-asian="Verdana" style:text-scale="79%" fo:font-size="9.5pt" style:font-size-asian="9.5pt"/>
    </style:style>
    <style:style style:name="T158" style:parent-style-name="DefaultParagraphFont" style:family="text">
      <style:text-properties style:font-name="Verdana" style:font-name-asian="Verdana" style:text-scale="79%" fo:font-size="5pt" style:font-size-asian="5pt"/>
    </style:style>
    <style:style style:name="TableCell159" style:family="table-cell">
      <style:table-cell-properties fo:border="none" style:writing-mode="lr-tb" style:vertical-align="bottom" fo:padding-top="0in" fo:padding-left="0in" fo:padding-bottom="0in" fo:padding-right="0in"/>
    </style:style>
    <style:style style:name="P160" style:parent-style-name="Normal" style:family="paragraph">
      <style:paragraph-properties style:line-height-at-least="0in"/>
      <style:text-properties style:font-name="Times New Roman" style:font-name-asian="Times New Roman" fo:font-size="12pt" style:font-size-asian="12pt"/>
    </style:style>
    <style:style style:name="TableCell161" style:family="table-cell">
      <style:table-cell-properties fo:border="none" style:writing-mode="lr-tb" style:vertical-align="bottom" fo:padding-top="0in" fo:padding-left="0in" fo:padding-bottom="0in" fo:padding-right="0in"/>
    </style:style>
    <style:style style:name="P162" style:parent-style-name="Normal" style:family="paragraph">
      <style:paragraph-properties style:line-height-at-least="0in"/>
      <style:text-properties style:font-name="Times New Roman" style:font-name-asian="Times New Roman" fo:font-size="12pt" style:font-size-asian="12pt"/>
    </style:style>
    <style:style style:name="TableCell163" style:family="table-cell">
      <style:table-cell-properties fo:border="none" style:writing-mode="lr-tb" style:vertical-align="bottom" fo:padding-top="0in" fo:padding-left="0in" fo:padding-bottom="0in" fo:padding-right="0in"/>
    </style:style>
    <style:style style:name="P164" style:parent-style-name="Normal" style:family="paragraph">
      <style:paragraph-properties style:line-height-at-least="0in" fo:margin-left="0.0277in">
        <style:tab-stops/>
      </style:paragraph-properties>
      <style:text-properties style:font-name="Verdana" style:font-name-asian="Verdana" fo:font-size="9.5pt" style:font-size-asian="9.5pt"/>
    </style:style>
    <style:style style:name="TableRow165" style:family="table-row">
      <style:table-row-properties style:min-row-height="0.1958in" style:use-optimal-row-height="false"/>
    </style:style>
    <style:style style:name="TableCell166" style:family="table-cell">
      <style:table-cell-properties fo:border="none" style:writing-mode="lr-tb" style:vertical-align="bottom" fo:padding-top="0in" fo:padding-left="0in" fo:padding-bottom="0in" fo:padding-right="0in"/>
    </style:style>
    <style:style style:name="P167" style:parent-style-name="Normal" style:family="paragraph">
      <style:paragraph-properties style:line-height-at-least="0in"/>
      <style:text-properties style:font-name="Times New Roman" style:font-name-asian="Times New Roman" fo:font-size="12pt" style:font-size-asian="12pt"/>
    </style:style>
    <style:style style:name="TableCell168" style:family="table-cell">
      <style:table-cell-properties fo:border="none" fo:background-color="#FFFF00" style:writing-mode="lr-tb" style:vertical-align="bottom" fo:padding-top="0in" fo:padding-left="0in" fo:padding-bottom="0in" fo:padding-right="0in"/>
    </style:style>
    <style:style style:name="P169" style:parent-style-name="Normal" style:family="paragraph">
      <style:paragraph-properties fo:text-align="end" style:line-height-at-least="0in" fo:margin-right="0.1979in"/>
      <style:text-properties style:font-name="Verdana" style:font-name-asian="Verdana" style:text-scale="91%" fo:font-size="9.5pt" style:font-size-asian="9.5pt"/>
    </style:style>
    <style:style style:name="TableCell170" style:family="table-cell">
      <style:table-cell-properties fo:border="none" fo:background-color="#FFFF00" style:writing-mode="lr-tb" style:vertical-align="bottom" fo:padding-top="0in" fo:padding-left="0in" fo:padding-bottom="0in" fo:padding-right="0in"/>
    </style:style>
    <style:style style:name="P171" style:parent-style-name="Normal" style:family="paragraph">
      <style:paragraph-properties style:line-height-at-least="0in" fo:margin-left="0.2638in">
        <style:tab-stops/>
      </style:paragraph-properties>
    </style:style>
    <style:style style:name="T172" style:parent-style-name="DefaultParagraphFont" style:family="text">
      <style:text-properties style:font-name="Verdana" style:font-name-asian="Verdana" style:text-scale="71%" fo:font-size="9.5pt" style:font-size-asian="9.5pt"/>
    </style:style>
    <style:style style:name="T173" style:parent-style-name="DefaultParagraphFont" style:family="text">
      <style:text-properties style:font-name="Verdana" style:font-name-asian="Verdana" style:text-scale="71%" style:text-position="super 63.1%" fo:font-size="9.5pt" style:font-size-asian="9.5pt"/>
    </style:style>
    <style:style style:name="TableCell174" style:family="table-cell">
      <style:table-cell-properties fo:border="none" style:writing-mode="lr-tb" style:vertical-align="bottom" fo:padding-top="0in" fo:padding-left="0in" fo:padding-bottom="0in" fo:padding-right="0in"/>
    </style:style>
    <style:style style:name="P175" style:parent-style-name="Normal" style:family="paragraph">
      <style:paragraph-properties style:line-height-at-least="0in"/>
      <style:text-properties style:font-name="Times New Roman" style:font-name-asian="Times New Roman" fo:font-size="12pt" style:font-size-asian="12pt"/>
    </style:style>
    <style:style style:name="TableCell176" style:family="table-cell">
      <style:table-cell-properties fo:border="none" style:writing-mode="lr-tb" style:vertical-align="bottom" fo:padding-top="0in" fo:padding-left="0in" fo:padding-bottom="0in" fo:padding-right="0in"/>
    </style:style>
    <style:style style:name="P177" style:parent-style-name="Normal" style:family="paragraph">
      <style:paragraph-properties style:line-height-at-least="0in"/>
      <style:text-properties style:font-name="Times New Roman" style:font-name-asian="Times New Roman" fo:font-size="12pt" style:font-size-asian="12pt"/>
    </style:style>
    <style:style style:name="TableCell178" style:family="table-cell">
      <style:table-cell-properties fo:border="none" style:writing-mode="lr-tb" style:vertical-align="bottom" fo:padding-top="0in" fo:padding-left="0in" fo:padding-bottom="0in" fo:padding-right="0in"/>
    </style:style>
    <style:style style:name="P179" style:parent-style-name="Normal" style:family="paragraph">
      <style:paragraph-properties style:line-height-at-least="0in" fo:margin-left="0.0138in">
        <style:tab-stops/>
      </style:paragraph-properties>
      <style:text-properties style:font-name="Verdana" style:font-name-asian="Verdana" fo:font-size="9.5pt" style:font-size-asian="9.5pt"/>
    </style:style>
    <style:style style:name="TableCell180" style:family="table-cell">
      <style:table-cell-properties fo:border="none" fo:background-color="#FFFF00" style:writing-mode="lr-tb" style:vertical-align="bottom" fo:padding-top="0in" fo:padding-left="0in" fo:padding-bottom="0in" fo:padding-right="0in"/>
    </style:style>
    <style:style style:name="P181" style:parent-style-name="Normal" style:family="paragraph">
      <style:paragraph-properties fo:text-align="end" style:line-height-at-least="0in" fo:margin-right="0.1597in"/>
      <style:text-properties style:font-name="Verdana" style:font-name-asian="Verdana" style:text-scale="91%" fo:font-size="9.5pt" style:font-size-asian="9.5pt"/>
    </style:style>
    <style:style style:name="TableCell182" style:family="table-cell">
      <style:table-cell-properties fo:border="none" fo:background-color="#FFFF00" style:writing-mode="lr-tb" style:vertical-align="bottom" fo:padding-top="0in" fo:padding-left="0in" fo:padding-bottom="0in" fo:padding-right="0in"/>
    </style:style>
    <style:style style:name="P183" style:parent-style-name="Normal" style:family="paragraph">
      <style:paragraph-properties fo:text-align="end" style:line-height-at-least="0in"/>
    </style:style>
    <style:style style:name="T184" style:parent-style-name="DefaultParagraphFont" style:family="text">
      <style:text-properties style:font-name="Verdana" style:font-name-asian="Verdana" fo:font-size="9.5pt" style:font-size-asian="9.5pt"/>
    </style:style>
    <style:style style:name="T185" style:parent-style-name="DefaultParagraphFont" style:family="text">
      <style:text-properties style:font-name="Verdana" style:font-name-asian="Verdana" style:text-position="super 63.1%" fo:font-size="9.5pt" style:font-size-asian="9.5pt"/>
    </style:style>
    <style:style style:name="TableCell186" style:family="table-cell">
      <style:table-cell-properties fo:border="none" style:writing-mode="lr-tb" style:vertical-align="bottom" fo:padding-top="0in" fo:padding-left="0in" fo:padding-bottom="0in" fo:padding-right="0in"/>
    </style:style>
    <style:style style:name="P187" style:parent-style-name="Normal" style:family="paragraph">
      <style:paragraph-properties style:line-height-at-least="0in" fo:margin-left="0.0555in">
        <style:tab-stops/>
      </style:paragraph-properties>
    </style:style>
    <style:style style:name="T188" style:parent-style-name="DefaultParagraphFont" style:family="text">
      <style:text-properties style:font-name="Verdana" style:font-name-asian="Verdana" fo:font-size="9.5pt" style:font-size-asian="9.5pt"/>
    </style:style>
    <style:style style:name="T189" style:parent-style-name="DefaultParagraphFont" style:family="text">
      <style:text-properties style:font-name="Verdana" style:font-name-asian="Verdana" fo:font-weight="bold" style:font-weight-asian="bold" fo:font-size="9.5pt" style:font-size-asian="9.5pt"/>
    </style:style>
    <style:style style:name="T190" style:parent-style-name="DefaultParagraphFont" style:family="text">
      <style:text-properties style:font-name="Verdana" style:font-name-asian="Verdana" fo:font-size="9.5pt" style:font-size-asian="9.5pt"/>
    </style:style>
    <style:style style:name="T191" style:parent-style-name="DefaultParagraphFont" style:family="text">
      <style:text-properties style:font-name="Verdana" style:font-name-asian="Verdana" fo:font-weight="bold" style:font-weight-asian="bold" fo:font-size="9.5pt" style:font-size-asian="9.5pt"/>
    </style:style>
    <style:style style:name="T192" style:parent-style-name="DefaultParagraphFont" style:family="text">
      <style:text-properties style:font-name="Verdana" style:font-name-asian="Verdana" fo:font-weight="bold" style:font-weight-asian="bold" fo:font-size="9.5pt" style:font-size-asian="9.5pt"/>
    </style:style>
    <style:style style:name="T193" style:parent-style-name="DefaultParagraphFont" style:family="text">
      <style:text-properties style:font-name="Verdana" style:font-name-asian="Verdana" fo:font-size="9.5pt" style:font-size-asian="9.5pt"/>
    </style:style>
    <style:style style:name="T194" style:parent-style-name="DefaultParagraphFont" style:family="text">
      <style:text-properties style:font-name="Verdana" style:font-name-asian="Verdana" fo:font-size="5pt" style:font-size-asian="5pt"/>
    </style:style>
    <style:style style:name="TableRow195" style:family="table-row">
      <style:table-row-properties style:min-row-height="0.1381in" style:use-optimal-row-height="false"/>
    </style:style>
    <style:style style:name="TableCell196" style:family="table-cell">
      <style:table-cell-properties fo:border="none" style:writing-mode="lr-tb" style:vertical-align="bottom" fo:padding-top="0in" fo:padding-left="0in" fo:padding-bottom="0in" fo:padding-right="0in"/>
    </style:style>
    <style:style style:name="P197" style:parent-style-name="Normal" style:family="paragraph">
      <style:paragraph-properties style:line-height-at-least="0in"/>
      <style:text-properties style:font-name="Times New Roman" style:font-name-asian="Times New Roman" fo:font-size="8.5pt" style:font-size-asian="8.5pt"/>
    </style:style>
    <style:style style:name="TableCell198" style:family="table-cell">
      <style:table-cell-properties fo:border="none" style:writing-mode="lr-tb" style:vertical-align="bottom" fo:padding-top="0in" fo:padding-left="0in" fo:padding-bottom="0in" fo:padding-right="0in"/>
    </style:style>
    <style:style style:name="P199" style:parent-style-name="Normal" style:family="paragraph">
      <style:paragraph-properties style:line-height-at-least="0in"/>
      <style:text-properties style:font-name="Times New Roman" style:font-name-asian="Times New Roman" fo:font-size="8.5pt" style:font-size-asian="8.5pt"/>
    </style:style>
    <style:style style:name="TableCell200" style:family="table-cell">
      <style:table-cell-properties fo:border="none" style:writing-mode="lr-tb" style:vertical-align="bottom" fo:padding-top="0in" fo:padding-left="0in" fo:padding-bottom="0in" fo:padding-right="0in"/>
    </style:style>
    <style:style style:name="P201" style:parent-style-name="Normal" style:family="paragraph">
      <style:paragraph-properties style:line-height-at-least="0in"/>
      <style:text-properties style:font-name="Times New Roman" style:font-name-asian="Times New Roman" fo:font-size="8.5pt" style:font-size-asian="8.5pt"/>
    </style:style>
    <style:style style:name="TableCell202" style:family="table-cell">
      <style:table-cell-properties fo:border="none" style:writing-mode="lr-tb" style:vertical-align="bottom" fo:padding-top="0in" fo:padding-left="0in" fo:padding-bottom="0in" fo:padding-right="0in"/>
    </style:style>
    <style:style style:name="P203" style:parent-style-name="Normal" style:family="paragraph">
      <style:paragraph-properties style:line-height-at-least="0in"/>
      <style:text-properties style:font-name="Times New Roman" style:font-name-asian="Times New Roman" fo:font-size="8.5pt" style:font-size-asian="8.5pt"/>
    </style:style>
    <style:style style:name="TableCell204" style:family="table-cell">
      <style:table-cell-properties fo:border="none" style:writing-mode="lr-tb" style:vertical-align="bottom" fo:padding-top="0in" fo:padding-left="0in" fo:padding-bottom="0in" fo:padding-right="0in"/>
    </style:style>
    <style:style style:name="P205" style:parent-style-name="Normal" style:family="paragraph">
      <style:paragraph-properties style:line-height-at-least="0in"/>
      <style:text-properties style:font-name="Times New Roman" style:font-name-asian="Times New Roman" fo:font-size="8.5pt" style:font-size-asian="8.5pt"/>
    </style:style>
    <style:style style:name="TableCell206" style:family="table-cell">
      <style:table-cell-properties fo:border="none" style:writing-mode="lr-tb" style:vertical-align="bottom" fo:padding-top="0in" fo:padding-left="0in" fo:padding-bottom="0in" fo:padding-right="0in"/>
    </style:style>
    <style:style style:name="P207" style:parent-style-name="Normal" style:family="paragraph">
      <style:paragraph-properties style:line-height-at-least="0in"/>
      <style:text-properties style:font-name="Times New Roman" style:font-name-asian="Times New Roman" fo:font-size="8.5pt" style:font-size-asian="8.5pt"/>
    </style:style>
    <style:style style:name="TableCell208" style:family="table-cell">
      <style:table-cell-properties fo:border="none" style:writing-mode="lr-tb" style:vertical-align="bottom" fo:padding-top="0in" fo:padding-left="0in" fo:padding-bottom="0in" fo:padding-right="0in"/>
    </style:style>
    <style:style style:name="P209" style:parent-style-name="Normal" style:family="paragraph">
      <style:paragraph-properties style:line-height-at-least="0in"/>
      <style:text-properties style:font-name="Times New Roman" style:font-name-asian="Times New Roman" fo:font-size="8.5pt" style:font-size-asian="8.5pt"/>
    </style:style>
    <style:style style:name="TableRow210" style:family="table-row">
      <style:table-row-properties style:min-row-height="0.193in" style:use-optimal-row-height="false"/>
    </style:style>
    <style:style style:name="TableCell211" style:family="table-cell">
      <style:table-cell-properties fo:border="none" style:writing-mode="lr-tb" style:vertical-align="bottom" fo:padding-top="0in" fo:padding-left="0in" fo:padding-bottom="0in" fo:padding-right="0in"/>
    </style:style>
    <style:style style:name="P212" style:parent-style-name="Normal" style:family="paragraph">
      <style:paragraph-properties style:line-height-at-least="0in"/>
      <style:text-properties style:font-name="Verdana" style:font-name-asian="Verdana" fo:font-size="9.5pt" style:font-size-asian="9.5pt"/>
    </style:style>
    <style:style style:name="TableCell213" style:family="table-cell">
      <style:table-cell-properties fo:border="none" fo:background-color="#FFFF00" style:writing-mode="lr-tb" style:vertical-align="bottom" fo:padding-top="0in" fo:padding-left="0in" fo:padding-bottom="0in" fo:padding-right="0in"/>
    </style:style>
    <style:style style:name="P214" style:parent-style-name="Normal" style:family="paragraph">
      <style:paragraph-properties fo:text-align="end" style:line-height-at-least="0in" fo:margin-right="0.1979in"/>
      <style:text-properties style:font-name="Verdana" style:font-name-asian="Verdana" style:text-scale="91%" fo:font-size="9.5pt" style:font-size-asian="9.5pt"/>
    </style:style>
    <style:style style:name="TableCell215" style:family="table-cell">
      <style:table-cell-properties fo:border="none" fo:background-color="#FFFF00" style:writing-mode="lr-tb" style:vertical-align="bottom" fo:padding-top="0in" fo:padding-left="0in" fo:padding-bottom="0in" fo:padding-right="0in"/>
    </style:style>
    <style:style style:name="P216" style:parent-style-name="Normal" style:family="paragraph">
      <style:paragraph-properties style:line-height-at-least="0in" fo:margin-left="0.2638in">
        <style:tab-stops/>
      </style:paragraph-properties>
    </style:style>
    <style:style style:name="T217" style:parent-style-name="DefaultParagraphFont" style:family="text">
      <style:text-properties style:font-name="Verdana" style:font-name-asian="Verdana" style:text-scale="76%" fo:font-size="9.5pt" style:font-size-asian="9.5pt"/>
    </style:style>
    <style:style style:name="T218" style:parent-style-name="DefaultParagraphFont" style:family="text">
      <style:text-properties style:font-name="Verdana" style:font-name-asian="Verdana" style:text-scale="76%" style:text-position="super 63.1%" fo:font-size="9.5pt" style:font-size-asian="9.5pt"/>
    </style:style>
    <style:style style:name="TableCell219" style:family="table-cell">
      <style:table-cell-properties fo:border="none" style:writing-mode="lr-tb" style:vertical-align="bottom" fo:padding-top="0in" fo:padding-left="0in" fo:padding-bottom="0in" fo:padding-right="0in"/>
    </style:style>
    <style:style style:name="P220" style:parent-style-name="Normal" style:family="paragraph">
      <style:paragraph-properties style:line-height-at-least="0in" fo:margin-left="0.0555in">
        <style:tab-stops/>
      </style:paragraph-properties>
      <style:text-properties style:font-name="Verdana" style:font-name-asian="Verdana" fo:font-size="9.5pt" style:font-size-asian="9.5pt"/>
    </style:style>
    <style:style style:name="TableRow221" style:family="table-row">
      <style:table-row-properties style:min-row-height="0.1951in" style:use-optimal-row-height="false"/>
    </style:style>
    <style:style style:name="TableCell222" style:family="table-cell">
      <style:table-cell-properties fo:border="none" style:writing-mode="lr-tb" style:vertical-align="bottom" fo:padding-top="0in" fo:padding-left="0in" fo:padding-bottom="0in" fo:padding-right="0in"/>
    </style:style>
    <style:style style:name="P223" style:parent-style-name="Normal" style:family="paragraph">
      <style:paragraph-properties style:line-height-at-least="0in"/>
      <style:text-properties style:font-name="Times New Roman" style:font-name-asian="Times New Roman" fo:font-size="12pt" style:font-size-asian="12pt"/>
    </style:style>
    <style:style style:name="TableCell224" style:family="table-cell">
      <style:table-cell-properties fo:border="none" fo:background-color="#FFFF00" style:writing-mode="lr-tb" style:vertical-align="bottom" fo:padding-top="0in" fo:padding-left="0in" fo:padding-bottom="0in" fo:padding-right="0in"/>
    </style:style>
    <style:style style:name="P225" style:parent-style-name="Normal" style:family="paragraph">
      <style:paragraph-properties fo:text-align="end" style:line-height-at-least="0in" fo:margin-right="0.1979in"/>
      <style:text-properties style:font-name="Verdana" style:font-name-asian="Verdana" style:text-scale="91%" fo:font-size="9.5pt" style:font-size-asian="9.5pt"/>
    </style:style>
    <style:style style:name="TableCell226" style:family="table-cell">
      <style:table-cell-properties fo:border="none" fo:background-color="#FFFF00" style:writing-mode="lr-tb" style:vertical-align="bottom" fo:padding-top="0in" fo:padding-left="0in" fo:padding-bottom="0in" fo:padding-right="0in"/>
    </style:style>
    <style:style style:name="P227" style:parent-style-name="Normal" style:family="paragraph">
      <style:paragraph-properties style:line-height-at-least="0in" fo:margin-left="0.2638in">
        <style:tab-stops/>
      </style:paragraph-properties>
    </style:style>
    <style:style style:name="T228" style:parent-style-name="DefaultParagraphFont" style:family="text">
      <style:text-properties style:font-name="Verdana" style:font-name-asian="Verdana" style:text-scale="73%" fo:font-size="9.5pt" style:font-size-asian="9.5pt"/>
    </style:style>
    <style:style style:name="T229" style:parent-style-name="DefaultParagraphFont" style:family="text">
      <style:text-properties style:font-name="Verdana" style:font-name-asian="Verdana" style:text-scale="73%" fo:font-size="5pt" style:font-size-asian="5pt"/>
    </style:style>
    <style:style style:name="TableCell230" style:family="table-cell">
      <style:table-cell-properties fo:border="none" style:writing-mode="lr-tb" style:vertical-align="bottom" fo:padding-top="0in" fo:padding-left="0in" fo:padding-bottom="0in" fo:padding-right="0in"/>
    </style:style>
    <style:style style:name="P231" style:parent-style-name="Normal" style:family="paragraph">
      <style:paragraph-properties style:line-height-at-least="0in" fo:margin-left="0.0555in">
        <style:tab-stops/>
      </style:paragraph-properties>
      <style:text-properties style:font-name="Verdana" style:font-name-asian="Verdana" fo:font-size="9.5pt" style:font-size-asian="9.5pt"/>
    </style:style>
    <style:style style:name="TableCell232" style:family="table-cell">
      <style:table-cell-properties fo:border="none" fo:background-color="#FFFF00" style:writing-mode="lr-tb" style:vertical-align="bottom" fo:padding-top="0in" fo:padding-left="0in" fo:padding-bottom="0in" fo:padding-right="0in"/>
    </style:style>
    <style:style style:name="P233" style:parent-style-name="Normal" style:family="paragraph">
      <style:paragraph-properties fo:text-align="end" style:line-height-at-least="0in" fo:margin-right="0.1458in"/>
      <style:text-properties style:font-name="Verdana" style:font-name-asian="Verdana" style:text-scale="72%" fo:font-size="9pt" style:font-size-asian="9pt"/>
    </style:style>
    <style:style style:name="TableCell234" style:family="table-cell">
      <style:table-cell-properties fo:border="none" fo:background-color="#FFFF00" style:writing-mode="lr-tb" style:vertical-align="bottom" fo:padding-top="0in" fo:padding-left="0in" fo:padding-bottom="0in" fo:padding-right="0in"/>
    </style:style>
    <style:style style:name="P235" style:parent-style-name="Normal" style:family="paragraph">
      <style:paragraph-properties style:line-height-at-least="0in"/>
      <style:text-properties style:font-name="Times New Roman" style:font-name-asian="Times New Roman" fo:font-size="12pt" style:font-size-asian="12pt"/>
    </style:style>
    <style:style style:name="TableCell236" style:family="table-cell">
      <style:table-cell-properties fo:border="none" fo:background-color="#FFFF00" style:writing-mode="lr-tb" style:vertical-align="bottom" fo:padding-top="0in" fo:padding-left="0in" fo:padding-bottom="0in" fo:padding-right="0in"/>
    </style:style>
    <style:style style:name="P237" style:parent-style-name="Normal" style:family="paragraph">
      <style:paragraph-properties fo:text-align="end" style:line-height-at-least="0in"/>
      <style:text-properties style:font-name="Verdana" style:font-name-asian="Verdana" fo:font-size="9.5pt" style:font-size-asian="9.5pt"/>
    </style:style>
    <style:style style:name="TableCell238" style:family="table-cell">
      <style:table-cell-properties fo:border="none" style:writing-mode="lr-tb" style:vertical-align="bottom" fo:padding-top="0in" fo:padding-left="0in" fo:padding-bottom="0in" fo:padding-right="0in"/>
    </style:style>
    <style:style style:name="P239" style:parent-style-name="Normal" style:family="paragraph">
      <style:paragraph-properties style:line-height-at-least="0in" fo:margin-left="0.0416in">
        <style:tab-stops/>
      </style:paragraph-properties>
    </style:style>
    <style:style style:name="T240" style:parent-style-name="DefaultParagraphFont" style:family="text">
      <style:text-properties style:font-name="Verdana" style:font-name-asian="Verdana" fo:font-size="9.5pt" style:font-size-asian="9.5pt"/>
    </style:style>
    <style:style style:name="T241" style:parent-style-name="DefaultParagraphFont" style:family="text">
      <style:text-properties style:font-name="Verdana" style:font-name-asian="Verdana" fo:font-weight="bold" style:font-weight-asian="bold" fo:font-size="9.5pt" style:font-size-asian="9.5pt"/>
    </style:style>
    <style:style style:name="T242" style:parent-style-name="DefaultParagraphFont" style:family="text">
      <style:text-properties style:font-name="Verdana" style:font-name-asian="Verdana" fo:font-size="9.5pt" style:font-size-asian="9.5pt"/>
    </style:style>
    <style:style style:name="T243" style:parent-style-name="DefaultParagraphFont" style:family="text">
      <style:text-properties style:font-name="Verdana" style:font-name-asian="Verdana" fo:font-weight="bold" style:font-weight-asian="bold" fo:font-size="9.5pt" style:font-size-asian="9.5pt"/>
    </style:style>
    <style:style style:name="T244" style:parent-style-name="DefaultParagraphFont" style:family="text">
      <style:text-properties style:font-name="Verdana" style:font-name-asian="Verdana" fo:font-weight="bold" style:font-weight-asian="bold" fo:font-size="9.5pt" style:font-size-asian="9.5pt"/>
    </style:style>
    <style:style style:name="T245" style:parent-style-name="DefaultParagraphFont" style:family="text">
      <style:text-properties style:font-name="Verdana" style:font-name-asian="Verdana" fo:font-size="9.5pt" style:font-size-asian="9.5pt"/>
    </style:style>
    <style:style style:name="T246" style:parent-style-name="DefaultParagraphFont" style:family="text">
      <style:text-properties style:font-name="Verdana" style:font-name-asian="Verdana" fo:font-size="5pt" style:font-size-asian="5pt"/>
    </style:style>
    <style:style style:name="P247" style:parent-style-name="Normal" style:family="paragraph">
      <style:paragraph-properties fo:line-height="0.0138in"/>
    </style:style>
    <style:style style:name="T248" style:parent-style-name="DefaultParagraphFont" style:family="text">
      <style:text-properties style:font-name="Verdana" style:font-name-asian="Verdana" fo:font-size="5pt" style:font-size-asian="5pt"/>
    </style:style>
    <style:style style:name="P249" style:parent-style-name="Normal" style:family="paragraph">
      <style:paragraph-properties fo:line-height="0.1604in"/>
      <style:text-properties style:font-name="Times New Roman" style:font-name-asian="Times New Roman"/>
    </style:style>
    <style:style style:name="P250" style:parent-style-name="Normal" style:family="paragraph">
      <style:paragraph-properties fo:line-height="206%" fo:margin-left="0.5861in" fo:margin-right="3.4583in" fo:text-indent="-0.5861in">
        <style:tab-stops>
          <style:tab-stop style:type="left" style:position="0in"/>
        </style:tab-stops>
      </style:paragraph-properties>
    </style:style>
    <style:style style:name="T251" style:parent-style-name="DefaultParagraphFont" style:family="text">
      <style:text-properties style:font-name="Verdana" style:font-name-asian="Verdana" fo:font-size="9.5pt" style:font-size-asian="9.5pt"/>
    </style:style>
    <style:style style:name="T252" style:parent-style-name="DefaultParagraphFont" style:family="text">
      <style:text-properties style:font-name="Verdana" style:font-name-asian="Verdana" fo:font-size="5pt" style:font-size-asian="5pt"/>
    </style:style>
    <style:style style:name="T253" style:parent-style-name="DefaultParagraphFont" style:family="text">
      <style:text-properties style:font-name="Verdana" style:font-name-asian="Verdana" fo:font-size="9.5pt" style:font-size-asian="9.5pt"/>
    </style:style>
    <style:style style:name="T254" style:parent-style-name="DefaultParagraphFont" style:family="text">
      <style:text-properties style:font-name="Verdana" style:font-name-asian="Verdana" fo:font-weight="bold" style:font-weight-asian="bold" fo:font-size="9.5pt" style:font-size-asian="9.5pt"/>
    </style:style>
    <style:style style:name="T255" style:parent-style-name="DefaultParagraphFont" style:family="text">
      <style:text-properties style:font-name="Verdana" style:font-name-asian="Verdana" fo:font-size="9.5pt" style:font-size-asian="9.5pt"/>
    </style:style>
    <style:style style:name="P256" style:parent-style-name="Normal" style:family="paragraph">
      <style:paragraph-properties fo:line-height="0.0027in"/>
      <style:text-properties style:font-name="Times New Roman" style:font-name-asian="Times New Roman"/>
    </style:style>
    <style:style style:name="P257" style:parent-style-name="Normal" style:family="paragraph">
      <style:paragraph-properties style:line-height-at-least="0in" fo:margin-left="0.0027in">
        <style:tab-stops/>
      </style:paragraph-properties>
      <style:text-properties style:font-name="Verdana" style:font-name-asian="Verdana" fo:font-weight="bold" style:font-weight-asian="bold" fo:font-size="9.5pt" style:font-size-asian="9.5pt"/>
    </style:style>
    <style:style style:name="P258" style:parent-style-name="Normal" style:family="paragraph">
      <style:paragraph-properties fo:line-height="0.1729in"/>
      <style:text-properties style:font-name="Times New Roman" style:font-name-asian="Times New Roman"/>
    </style:style>
    <style:style style:name="P259" style:parent-style-name="Normal" style:family="paragraph">
      <style:paragraph-properties fo:text-align="justify" fo:line-height="121%" fo:margin-left="0.5861in" fo:margin-right="0.0138in" fo:text-indent="-0.5861in">
        <style:tab-stops>
          <style:tab-stop style:type="left" style:position="0in"/>
        </style:tab-stops>
      </style:paragraph-properties>
      <style:text-properties style:font-name="Verdana" style:font-name-asian="Verdana" fo:font-size="9.5pt" style:font-size-asian="9.5pt"/>
    </style:style>
    <style:style style:name="P260" style:parent-style-name="Normal" style:family="paragraph">
      <style:paragraph-properties fo:line-height="0.1395in"/>
      <style:text-properties style:font-name="Verdana" style:font-name-asian="Verdana" fo:font-size="9.5pt" style:font-size-asian="9.5pt"/>
    </style:style>
    <style:style style:name="P261" style:parent-style-name="Normal" style:family="paragraph">
      <style:paragraph-properties fo:text-align="justify" fo:line-height="120%" fo:margin-left="0.5861in" fo:text-indent="-0.5861in">
        <style:tab-stops>
          <style:tab-stop style:type="left" style:position="0in"/>
        </style:tab-stops>
      </style:paragraph-properties>
      <style:text-properties style:font-name="Verdana" style:font-name-asian="Verdana" fo:font-size="9.5pt" style:font-size-asian="9.5pt"/>
    </style:style>
    <style:style style:name="P262" style:parent-style-name="Normal" style:family="paragraph">
      <style:paragraph-properties fo:line-height="0.1409in"/>
      <style:text-properties style:font-name="Verdana" style:font-name-asian="Verdana" fo:font-size="9.5pt" style:font-size-asian="9.5pt"/>
    </style:style>
    <style:style style:name="P263" style:parent-style-name="Normal" style:family="paragraph">
      <style:paragraph-properties fo:text-align="justify" fo:line-height="121%" fo:margin-left="0.5861in" fo:text-indent="-0.5861in">
        <style:tab-stops>
          <style:tab-stop style:type="left" style:position="0in"/>
        </style:tab-stops>
      </style:paragraph-properties>
      <style:text-properties style:font-name="Verdana" style:font-name-asian="Verdana" fo:font-size="9.5pt" style:font-size-asian="9.5pt"/>
    </style:style>
    <style:style style:name="P264" style:parent-style-name="Normal" style:family="paragraph">
      <style:paragraph-properties fo:line-height="0.1388in"/>
      <style:text-properties style:font-name="Verdana" style:font-name-asian="Verdana" fo:font-size="9.5pt" style:font-size-asian="9.5pt"/>
    </style:style>
    <style:style style:name="P265" style:parent-style-name="Normal" style:family="paragraph">
      <style:paragraph-properties fo:text-align="justify" fo:line-height="120%" fo:margin-left="0.5861in" fo:text-indent="-0.5861in">
        <style:tab-stops>
          <style:tab-stop style:type="left" style:position="0in"/>
        </style:tab-stops>
      </style:paragraph-properties>
      <style:text-properties style:font-name="Verdana" style:font-name-asian="Verdana" fo:font-size="9.5pt" style:font-size-asian="9.5pt"/>
    </style:style>
    <style:style style:name="P266" style:parent-style-name="Normal" style:family="paragraph">
      <style:paragraph-properties fo:line-height="0.1402in"/>
      <style:text-properties style:font-name="Verdana" style:font-name-asian="Verdana" fo:font-size="9.5pt" style:font-size-asian="9.5pt"/>
    </style:style>
    <style:style style:name="P267" style:parent-style-name="Normal" style:family="paragraph">
      <style:paragraph-properties fo:line-height="121%" fo:margin-left="0.5861in" fo:margin-right="0.0138in" fo:text-indent="-0.5861in">
        <style:tab-stops>
          <style:tab-stop style:type="left" style:position="0in"/>
        </style:tab-stops>
      </style:paragraph-properties>
    </style:style>
    <style:style style:name="T268" style:parent-style-name="DefaultParagraphFont" style:family="text">
      <style:text-properties style:font-name="Verdana" style:font-name-asian="Verdana" fo:font-size="9.5pt" style:font-size-asian="9.5pt"/>
    </style:style>
    <style:style style:name="T269" style:parent-style-name="DefaultParagraphFont" style:family="text">
      <style:text-properties style:font-name="Verdana" style:font-name-asian="Verdana" fo:font-size="9.5pt" style:font-size-asian="9.5pt" fo:background-color="#FFFF00"/>
    </style:style>
    <style:style style:name="P270" style:parent-style-name="Normal" style:family="paragraph">
      <style:paragraph-properties fo:line-height="0.0138in"/>
    </style:style>
    <style:style style:name="T271" style:parent-style-name="DefaultParagraphFont" style:family="text">
      <style:text-properties style:font-name="Verdana" style:font-name-asian="Verdana" fo:font-size="9.5pt" style:font-size-asian="9.5pt"/>
    </style:style>
    <style:style style:name="P272" style:parent-style-name="Normal" style:family="paragraph">
      <style:paragraph-properties fo:line-height="0.1256in"/>
      <style:text-properties style:font-name="Times New Roman" style:font-name-asian="Times New Roman"/>
    </style:style>
    <style:style style:name="P273" style:parent-style-name="Normal" style:family="paragraph">
      <style:paragraph-properties fo:line-height="0.1729in"/>
      <style:text-properties style:font-name="Times New Roman" style:font-name-asian="Times New Roman"/>
    </style:style>
    <style:style style:name="P274" style:parent-style-name="Normal" style:family="paragraph">
      <style:paragraph-properties fo:line-height="0.1729in"/>
      <style:text-properties style:font-name="Times New Roman" style:font-name-asian="Times New Roman"/>
    </style:style>
    <style:style style:name="P275" style:parent-style-name="Normal" style:family="paragraph">
      <style:paragraph-properties fo:line-height="121%" fo:margin-left="0.5861in" fo:margin-right="0.0138in">
        <style:tab-stops/>
      </style:paragraph-properties>
      <style:text-properties style:font-name="Verdana" style:font-name-asian="Verdana" fo:font-size="9.5pt" style:font-size-asian="9.5pt"/>
    </style:style>
    <style:style style:name="P276" style:parent-style-name="Normal" style:family="paragraph">
      <style:paragraph-properties fo:line-height="0.0138in"/>
    </style:style>
    <style:style style:name="T277" style:parent-style-name="DefaultParagraphFont" style:family="text">
      <style:text-properties style:font-name="Verdana" style:font-name-asian="Verdana" fo:font-size="9.5pt" style:font-size-asian="9.5pt"/>
    </style:style>
    <style:style style:name="T278" style:parent-style-name="DefaultParagraphFont" style:family="text">
      <style:text-properties style:font-name="Verdana" style:font-name-asian="Verdana" fo:font-size="9.5pt" style:font-size-asian="9.5pt"/>
    </style:style>
    <style:style style:name="P279" style:parent-style-name="Normal" style:family="paragraph">
      <style:paragraph-properties fo:line-height="0.1388in"/>
      <style:text-properties style:font-name="Times New Roman" style:font-name-asian="Times New Roman"/>
    </style:style>
    <style:style style:name="P280" style:parent-style-name="Normal" style:family="paragraph">
      <style:paragraph-properties fo:line-height="0.1888in"/>
      <style:text-properties style:font-name="Times New Roman" style:font-name-asian="Times New Roman"/>
    </style:style>
    <style:style style:name="P281" style:parent-style-name="Normal" style:family="paragraph">
      <style:paragraph-properties style:line-height-at-least="0in" fo:margin-left="0.0861in" fo:text-indent="-0.0861in">
        <style:tab-stops>
          <style:tab-stop style:type="left" style:position="0in"/>
        </style:tab-stops>
      </style:paragraph-properties>
    </style:style>
    <style:style style:name="T282" style:parent-style-name="DefaultParagraphFont" style:family="text">
      <style:text-properties style:font-name="Verdana" style:font-name-asian="Verdana" fo:font-size="8pt" style:font-size-asian="8pt"/>
    </style:style>
    <style:style style:name="P283" style:parent-style-name="Normal" style:family="paragraph">
      <style:paragraph-properties fo:line-height="0.0486in"/>
      <style:text-properties style:font-name="Verdana" style:font-name-asian="Verdana" style:text-position="super 65%"/>
    </style:style>
    <style:style style:name="P284" style:parent-style-name="Normal" style:family="paragraph">
      <style:paragraph-properties fo:line-height="86%" fo:margin-left="0.0861in" fo:text-indent="-0.0861in">
        <style:tab-stops>
          <style:tab-stop style:type="left" style:position="0in"/>
        </style:tab-stops>
      </style:paragraph-properties>
    </style:style>
    <style:style style:name="T285" style:parent-style-name="DefaultParagraphFont" style:family="text">
      <style:text-properties style:font-name="Verdana" style:font-name-asian="Verdana" fo:font-size="8pt" style:font-size-asian="8pt"/>
    </style:style>
    <style:style style:name="P286" style:parent-style-name="Normal" style:family="paragraph">
      <style:paragraph-properties fo:line-height="0.0493in"/>
      <style:text-properties style:font-name="Verdana" style:font-name-asian="Verdana" style:text-position="super 65%"/>
    </style:style>
    <style:style style:name="P287" style:parent-style-name="Normal" style:family="paragraph">
      <style:paragraph-properties fo:line-height="86%" fo:margin-left="0.0861in" fo:text-indent="-0.0861in">
        <style:tab-stops>
          <style:tab-stop style:type="left" style:position="0in"/>
        </style:tab-stops>
      </style:paragraph-properties>
    </style:style>
    <style:style style:name="T288" style:parent-style-name="DefaultParagraphFont" style:family="text">
      <style:text-properties style:font-name="Verdana" style:font-name-asian="Verdana" fo:font-size="8pt" style:font-size-asian="8pt" fo:background-color="#FFFF00"/>
    </style:style>
    <style:style style:name="P289" style:parent-style-name="Normal" style:family="paragraph">
      <style:paragraph-properties fo:line-height="0.0006in"/>
      <style:text-properties style:font-name="Verdana" style:font-name-asian="Verdana" style:text-position="super 65%"/>
    </style:style>
    <style:style style:name="P290" style:parent-style-name="Normal" style:family="paragraph">
      <style:paragraph-properties fo:line-height="88%" fo:margin-left="0.0027in" fo:margin-right="0.0138in" fo:text-indent="-0.0027in">
        <style:tab-stops>
          <style:tab-stop style:type="left" style:position="0.0847in"/>
        </style:tab-stops>
      </style:paragraph-properties>
    </style:style>
    <style:style style:name="T291" style:parent-style-name="DefaultParagraphFont" style:family="text">
      <style:text-properties style:font-name="Verdana" style:font-name-asian="Verdana" fo:font-size="8pt" style:font-size-asian="8pt"/>
    </style:style>
    <style:style style:name="T292" style:parent-style-name="DefaultParagraphFont" style:family="text">
      <style:text-properties style:font-name="Verdana" style:font-name-asian="Verdana" fo:font-size="8pt" style:font-size-asian="8pt"/>
    </style:style>
    <style:style style:name="T293" style:parent-style-name="DefaultParagraphFont" style:family="text">
      <style:text-properties style:font-name="Verdana" style:font-name-asian="Verdana" fo:font-size="8pt" style:font-size-asian="8pt" fo:background-color="#FFFF00"/>
    </style:style>
    <style:style style:name="P294" style:parent-style-name="Normal" style:family="paragraph">
      <style:paragraph-properties fo:line-height="0.025in"/>
      <style:text-properties style:font-name="Verdana" style:font-name-asian="Verdana" style:text-position="super 65%"/>
    </style:style>
    <style:style style:name="P295" style:parent-style-name="Normal" style:family="paragraph">
      <style:paragraph-properties style:line-height-at-least="0in" fo:margin-left="0.0861in" fo:text-indent="-0.0861in">
        <style:tab-stops>
          <style:tab-stop style:type="left" style:position="0in"/>
        </style:tab-stops>
      </style:paragraph-properties>
    </style:style>
    <style:style style:name="T296" style:parent-style-name="DefaultParagraphFont" style:family="text">
      <style:text-properties style:font-name="Verdana" style:font-name-asian="Verdana" fo:font-size="8pt" style:font-size-asian="8pt"/>
    </style:style>
    <style:style style:name="P297" style:parent-style-name="Normal" style:family="paragraph">
      <style:paragraph-properties fo:line-height="0.0486in"/>
      <style:text-properties style:font-name="Verdana" style:font-name-asian="Verdana" style:text-position="super 65%"/>
    </style:style>
    <style:style style:name="P298" style:parent-style-name="Normal" style:family="paragraph">
      <style:paragraph-properties fo:line-height="86%" fo:margin-left="0.0861in" fo:text-indent="-0.0861in">
        <style:tab-stops>
          <style:tab-stop style:type="left" style:position="0in"/>
        </style:tab-stops>
      </style:paragraph-properties>
    </style:style>
    <style:style style:name="T299" style:parent-style-name="DefaultParagraphFont" style:family="text">
      <style:text-properties style:font-name="Verdana" style:font-name-asian="Verdana" fo:font-size="8pt" style:font-size-asian="8pt"/>
    </style:style>
    <style:style style:name="P300" style:parent-style-name="Normal" style:family="paragraph">
      <style:paragraph-properties fo:line-height="0.002in"/>
      <style:text-properties style:font-name="Verdana" style:font-name-asian="Verdana" style:text-position="super 65%"/>
    </style:style>
    <style:style style:name="P301" style:parent-style-name="Normal" style:family="paragraph">
      <style:paragraph-properties fo:line-height="88%" fo:margin-left="0.0027in" fo:margin-right="0.0138in" fo:text-indent="-0.0027in">
        <style:tab-stops>
          <style:tab-stop style:type="left" style:position="0.1027in"/>
        </style:tab-stops>
      </style:paragraph-properties>
    </style:style>
    <style:style style:name="T302" style:parent-style-name="DefaultParagraphFont" style:family="text">
      <style:text-properties style:font-name="Verdana" style:font-name-asian="Verdana" fo:font-size="8pt" style:font-size-asian="8pt"/>
    </style:style>
    <style:style style:name="T303" style:parent-style-name="DefaultParagraphFont" style:family="text">
      <style:text-properties style:font-name="Verdana" style:font-name-asian="Verdana" fo:font-size="8pt" style:font-size-asian="8pt" fo:background-color="#FFFF00"/>
    </style:style>
    <style:style style:name="P304" style:parent-style-name="Normal" style:family="paragraph">
      <style:paragraph-properties fo:line-height="0.025in"/>
      <style:text-properties style:font-name="Verdana" style:font-name-asian="Verdana" style:text-position="super 65%"/>
    </style:style>
    <style:style style:name="P305" style:parent-style-name="Normal" style:family="paragraph">
      <style:paragraph-properties style:line-height-at-least="0in" fo:margin-left="0.0861in" fo:text-indent="-0.0861in">
        <style:tab-stops>
          <style:tab-stop style:type="left" style:position="0in"/>
        </style:tab-stops>
      </style:paragraph-properties>
    </style:style>
    <style:style style:name="T306" style:parent-style-name="DefaultParagraphFont" style:family="text">
      <style:text-properties style:font-name="Verdana" style:font-name-asian="Verdana" fo:font-size="8pt" style:font-size-asian="8pt"/>
    </style:style>
    <style:style style:name="T307" style:parent-style-name="DefaultParagraphFont" style:family="text">
      <style:text-properties style:font-name="Verdana" style:font-name-asian="Verdana" fo:font-size="8pt" style:font-size-asian="8pt"/>
    </style:style>
    <style:style style:name="P308" style:parent-style-name="Normal" style:family="paragraph">
      <style:paragraph-properties fo:line-height="0.0138in"/>
    </style:style>
    <style:style style:name="T309" style:parent-style-name="DefaultParagraphFont" style:family="text">
      <style:text-properties style:font-name="Verdana" style:font-name-asian="Verdana" style:text-position="super 65%"/>
    </style:style>
    <style:style style:name="T310" style:parent-style-name="DefaultParagraphFont" style:family="text">
      <style:text-properties style:font-name="Verdana" style:font-name-asian="Verdana" style:text-position="super 65%"/>
    </style:style>
    <style:style style:name="T311" style:parent-style-name="DefaultParagraphFont" style:family="text">
      <style:text-properties style:font-name="Verdana" style:font-name-asian="Verdana" style:text-position="super 65%"/>
    </style:style>
    <style:style style:name="T312" style:parent-style-name="DefaultParagraphFont" style:family="text">
      <style:text-properties style:font-name="Verdana" style:font-name-asian="Verdana" style:text-position="super 65%"/>
    </style:style>
    <style:style style:name="T313" style:parent-style-name="DefaultParagraphFont" style:family="text">
      <style:text-properties style:font-name="Verdana" style:font-name-asian="Verdana" style:text-position="super 65%"/>
    </style:style>
    <style:style style:name="T314" style:parent-style-name="DefaultParagraphFont" style:family="text">
      <style:text-properties style:font-name="Verdana" style:font-name-asian="Verdana" style:text-position="super 65%"/>
    </style:style>
    <style:style style:name="P315" style:parent-style-name="Normal" style:family="paragraph">
      <style:paragraph-properties fo:line-height="0.1388in"/>
      <style:text-properties style:font-name="Times New Roman" style:font-name-asian="Times New Roman"/>
    </style:style>
    <style:style style:name="P316" style:parent-style-name="Normal" style:master-page-name="MP2" style:family="paragraph">
      <style:paragraph-properties fo:break-before="page" fo:line-height="0.018in"/>
      <style:text-properties style:font-name="Times New Roman" style:font-name-asian="Times New Roman"/>
    </style:style>
    <style:style style:name="P318" style:parent-style-name="Normal" style:family="paragraph">
      <style:paragraph-properties fo:text-align="justify" fo:line-height="121%" fo:margin-left="0.5833in" fo:margin-right="0.0138in">
        <style:tab-stops/>
      </style:paragraph-properties>
    </style:style>
    <style:style style:name="T319" style:parent-style-name="DefaultParagraphFont" style:family="text">
      <style:text-properties style:font-name="Verdana" style:font-name-asian="Verdana" fo:font-weight="bold" style:font-weight-asian="bold" fo:font-size="9.5pt" style:font-size-asian="9.5pt"/>
    </style:style>
    <style:style style:name="T320" style:parent-style-name="DefaultParagraphFont" style:family="text">
      <style:text-properties style:font-name="Verdana" style:font-name-asian="Verdana" fo:font-size="9.5pt" style:font-size-asian="9.5pt"/>
    </style:style>
    <style:style style:name="T321" style:parent-style-name="DefaultParagraphFont" style:family="text">
      <style:text-properties style:font-name="Verdana" style:font-name-asian="Verdana" fo:font-size="9.5pt" style:font-size-asian="9.5pt"/>
    </style:style>
    <style:style style:name="T322" style:parent-style-name="DefaultParagraphFont" style:family="text">
      <style:text-properties style:font-name="Verdana" style:font-name-asian="Verdana" fo:font-size="9.5pt" style:font-size-asian="9.5pt"/>
    </style:style>
    <style:style style:name="T323" style:parent-style-name="DefaultParagraphFont" style:family="text">
      <style:text-properties style:font-name="Verdana" style:font-name-asian="Verdana" fo:font-weight="bold" style:font-weight-asian="bold" fo:font-size="9.5pt" style:font-size-asian="9.5pt"/>
    </style:style>
    <style:style style:name="T324" style:parent-style-name="DefaultParagraphFont" style:family="text">
      <style:text-properties style:font-name="Verdana" style:font-name-asian="Verdana" fo:font-size="9.5pt" style:font-size-asian="9.5pt"/>
    </style:style>
    <style:style style:name="T325" style:parent-style-name="DefaultParagraphFont" style:family="text">
      <style:text-properties style:font-name="Verdana" style:font-name-asian="Verdana" fo:font-size="9.5pt" style:font-size-asian="9.5pt"/>
    </style:style>
    <style:style style:name="T326" style:parent-style-name="DefaultParagraphFont" style:family="text">
      <style:text-properties style:font-name="Verdana" style:font-name-asian="Verdana" fo:font-size="9.5pt" style:font-size-asian="9.5pt"/>
    </style:style>
    <style:style style:name="T327" style:parent-style-name="DefaultParagraphFont" style:family="text">
      <style:text-properties style:font-name="Verdana" style:font-name-asian="Verdana" fo:font-size="9.5pt" style:font-size-asian="9.5pt"/>
    </style:style>
    <style:style style:name="T328" style:parent-style-name="DefaultParagraphFont" style:family="text">
      <style:text-properties style:font-name="Verdana" style:font-name-asian="Verdana" fo:font-size="9.5pt" style:font-size-asian="9.5pt"/>
    </style:style>
    <style:style style:name="T329" style:parent-style-name="DefaultParagraphFont" style:family="text">
      <style:text-properties style:font-name="Verdana" style:font-name-asian="Verdana" fo:font-size="9.5pt" style:font-size-asian="9.5pt"/>
    </style:style>
    <style:style style:name="T330" style:parent-style-name="DefaultParagraphFont" style:family="text">
      <style:text-properties style:font-name="Verdana" style:font-name-asian="Verdana" fo:font-size="9.5pt" style:font-size-asian="9.5pt"/>
    </style:style>
    <style:style style:name="T331" style:parent-style-name="DefaultParagraphFont" style:family="text">
      <style:text-properties style:font-name="Verdana" style:font-name-asian="Verdana" fo:font-size="9.5pt" style:font-size-asian="9.5pt"/>
    </style:style>
    <style:style style:name="T332" style:parent-style-name="DefaultParagraphFont" style:family="text">
      <style:text-properties style:font-name="Verdana" style:font-name-asian="Verdana" fo:font-size="9.5pt" style:font-size-asian="9.5pt"/>
    </style:style>
    <style:style style:name="T333" style:parent-style-name="DefaultParagraphFont" style:family="text">
      <style:text-properties style:font-name="Verdana" style:font-name-asian="Verdana" fo:font-size="9.5pt" style:font-size-asian="9.5pt"/>
    </style:style>
    <style:style style:name="T334" style:parent-style-name="DefaultParagraphFont" style:family="text">
      <style:text-properties style:font-name="Verdana" style:font-name-asian="Verdana" fo:font-size="9.5pt" style:font-size-asian="9.5pt"/>
    </style:style>
    <style:style style:name="P335" style:parent-style-name="Normal" style:family="paragraph">
      <style:paragraph-properties fo:line-height="0.1388in"/>
      <style:text-properties style:font-name="Times New Roman" style:font-name-asian="Times New Roman"/>
    </style:style>
    <style:style style:name="P336" style:parent-style-name="Normal" style:family="paragraph">
      <style:paragraph-properties fo:text-align="justify" fo:line-height="121%" fo:margin-left="0.5833in">
        <style:tab-stops/>
      </style:paragraph-properties>
    </style:style>
    <style:style style:name="T337" style:parent-style-name="DefaultParagraphFont" style:family="text">
      <style:text-properties style:font-name="Verdana" style:font-name-asian="Verdana" fo:font-weight="bold" style:font-weight-asian="bold" fo:font-size="9.5pt" style:font-size-asian="9.5pt"/>
    </style:style>
    <style:style style:name="T338" style:parent-style-name="DefaultParagraphFont" style:family="text">
      <style:text-properties style:font-name="Verdana" style:font-name-asian="Verdana" fo:font-size="9.5pt" style:font-size-asian="9.5pt"/>
    </style:style>
    <style:style style:name="T339" style:parent-style-name="DefaultParagraphFont" style:family="text">
      <style:text-properties style:font-name="Verdana" style:font-name-asian="Verdana" fo:font-size="9.5pt" style:font-size-asian="9.5pt"/>
    </style:style>
    <style:style style:name="T340" style:parent-style-name="DefaultParagraphFont" style:family="text">
      <style:text-properties style:font-name="Verdana" style:font-name-asian="Verdana" fo:font-size="9.5pt" style:font-size-asian="9.5pt"/>
    </style:style>
    <style:style style:name="T341" style:parent-style-name="DefaultParagraphFont" style:family="text">
      <style:text-properties style:font-name="Verdana" style:font-name-asian="Verdana" fo:font-size="9.5pt" style:font-size-asian="9.5pt"/>
    </style:style>
    <style:style style:name="P342" style:parent-style-name="Normal" style:family="paragraph">
      <style:paragraph-properties fo:line-height="0.1388in"/>
      <style:text-properties style:font-name="Times New Roman" style:font-name-asian="Times New Roman"/>
    </style:style>
    <style:style style:name="P343" style:parent-style-name="Normal" style:family="paragraph">
      <style:paragraph-properties fo:line-height="0.1909in"/>
      <style:text-properties style:font-name="Times New Roman" style:font-name-asian="Times New Roman"/>
    </style:style>
    <style:style style:name="P344" style:parent-style-name="Normal" style:family="paragraph">
      <style:paragraph-properties fo:text-align="justify" fo:line-height="121%" fo:margin-left="0.5833in">
        <style:tab-stops/>
      </style:paragraph-properties>
    </style:style>
    <style:style style:name="T345" style:parent-style-name="DefaultParagraphFont" style:family="text">
      <style:text-properties style:font-name="Verdana" style:font-name-asian="Verdana" fo:font-weight="bold" style:font-weight-asian="bold" fo:font-size="9.5pt" style:font-size-asian="9.5pt"/>
    </style:style>
    <style:style style:name="T346" style:parent-style-name="DefaultParagraphFont" style:family="text">
      <style:text-properties style:font-name="Verdana" style:font-name-asian="Verdana" fo:font-size="9.5pt" style:font-size-asian="9.5pt"/>
    </style:style>
    <style:style style:name="T347" style:parent-style-name="DefaultParagraphFont" style:family="text">
      <style:text-properties style:font-name="Verdana" style:font-name-asian="Verdana" fo:font-size="9.5pt" style:font-size-asian="9.5pt"/>
    </style:style>
    <style:style style:name="T348" style:parent-style-name="DefaultParagraphFont" style:family="text">
      <style:text-properties style:font-name="Verdana" style:font-name-asian="Verdana" fo:font-weight="bold" style:font-weight-asian="bold" fo:font-size="9.5pt" style:font-size-asian="9.5pt"/>
    </style:style>
    <style:style style:name="T349" style:parent-style-name="DefaultParagraphFont" style:family="text">
      <style:text-properties style:font-name="Verdana" style:font-name-asian="Verdana" fo:font-size="9.5pt" style:font-size-asian="9.5pt"/>
    </style:style>
    <style:style style:name="P350" style:parent-style-name="Normal" style:family="paragraph">
      <style:paragraph-properties fo:line-height="0.1388in"/>
      <style:text-properties style:font-name="Times New Roman" style:font-name-asian="Times New Roman"/>
    </style:style>
    <style:style style:name="P351" style:parent-style-name="Normal" style:family="paragraph">
      <style:paragraph-properties fo:text-align="justify" fo:line-height="121%" fo:margin-left="0.5833in" fo:margin-right="0.0138in">
        <style:tab-stops/>
      </style:paragraph-properties>
    </style:style>
    <style:style style:name="T352" style:parent-style-name="DefaultParagraphFont" style:family="text">
      <style:text-properties style:font-name="Verdana" style:font-name-asian="Verdana" fo:font-weight="bold" style:font-weight-asian="bold" fo:font-size="9.5pt" style:font-size-asian="9.5pt"/>
    </style:style>
    <style:style style:name="T353" style:parent-style-name="DefaultParagraphFont" style:family="text">
      <style:text-properties style:font-name="Verdana" style:font-name-asian="Verdana" fo:font-size="9.5pt" style:font-size-asian="9.5pt"/>
    </style:style>
    <style:style style:name="T354" style:parent-style-name="DefaultParagraphFont" style:family="text">
      <style:text-properties style:font-name="Verdana" style:font-name-asian="Verdana" fo:font-size="9.5pt" style:font-size-asian="9.5pt"/>
    </style:style>
    <style:style style:name="T355" style:parent-style-name="DefaultParagraphFont" style:family="text">
      <style:text-properties style:font-name="Verdana" style:font-name-asian="Verdana" fo:font-weight="bold" style:font-weight-asian="bold" fo:font-size="9.5pt" style:font-size-asian="9.5pt"/>
    </style:style>
    <style:style style:name="T356" style:parent-style-name="DefaultParagraphFont" style:family="text">
      <style:text-properties style:font-name="Verdana" style:font-name-asian="Verdana" fo:font-size="9.5pt" style:font-size-asian="9.5pt"/>
    </style:style>
    <style:style style:name="P357" style:parent-style-name="Normal" style:family="paragraph">
      <style:paragraph-properties fo:line-height="0.1395in"/>
      <style:text-properties style:font-name="Times New Roman" style:font-name-asian="Times New Roman"/>
    </style:style>
    <style:style style:name="P358" style:parent-style-name="Normal" style:family="paragraph">
      <style:paragraph-properties fo:text-align="justify" fo:line-height="120%" fo:margin-left="0.5833in" fo:margin-right="0.0138in">
        <style:tab-stops/>
      </style:paragraph-properties>
    </style:style>
    <style:style style:name="T359" style:parent-style-name="DefaultParagraphFont" style:family="text">
      <style:text-properties style:font-name="Verdana" style:font-name-asian="Verdana" fo:font-weight="bold" style:font-weight-asian="bold" fo:font-size="9.5pt" style:font-size-asian="9.5pt"/>
    </style:style>
    <style:style style:name="T360" style:parent-style-name="DefaultParagraphFont" style:family="text">
      <style:text-properties style:font-name="Verdana" style:font-name-asian="Verdana" fo:font-size="9.5pt" style:font-size-asian="9.5pt"/>
    </style:style>
    <style:style style:name="T361" style:parent-style-name="DefaultParagraphFont" style:family="text">
      <style:text-properties style:font-name="Verdana" style:font-name-asian="Verdana" fo:font-weight="bold" style:font-weight-asian="bold" fo:font-size="9.5pt" style:font-size-asian="9.5pt"/>
    </style:style>
    <style:style style:name="T362" style:parent-style-name="DefaultParagraphFont" style:family="text">
      <style:text-properties style:font-name="Verdana" style:font-name-asian="Verdana" fo:font-size="9.5pt" style:font-size-asian="9.5pt"/>
    </style:style>
    <style:style style:name="P363" style:parent-style-name="Normal" style:family="paragraph">
      <style:paragraph-properties fo:line-height="0.1409in"/>
      <style:text-properties style:font-name="Times New Roman" style:font-name-asian="Times New Roman"/>
    </style:style>
    <style:style style:name="P364" style:parent-style-name="Normal" style:family="paragraph">
      <style:paragraph-properties fo:text-align="justify" fo:line-height="121%" fo:margin-left="0.5833in" fo:margin-right="0.0138in">
        <style:tab-stops/>
      </style:paragraph-properties>
    </style:style>
    <style:style style:name="T365" style:parent-style-name="DefaultParagraphFont" style:family="text">
      <style:text-properties style:font-name="Verdana" style:font-name-asian="Verdana" fo:font-weight="bold" style:font-weight-asian="bold" fo:font-size="9.5pt" style:font-size-asian="9.5pt"/>
    </style:style>
    <style:style style:name="T366" style:parent-style-name="DefaultParagraphFont" style:family="text">
      <style:text-properties style:font-name="Verdana" style:font-name-asian="Verdana" fo:font-weight="bold" style:font-weight-asian="bold" fo:font-size="9.5pt" style:font-size-asian="9.5pt"/>
    </style:style>
    <style:style style:name="T367" style:parent-style-name="DefaultParagraphFont" style:family="text">
      <style:text-properties style:font-name="Verdana" style:font-name-asian="Verdana" fo:font-size="9.5pt" style:font-size-asian="9.5pt"/>
    </style:style>
    <style:style style:name="T368" style:parent-style-name="DefaultParagraphFont" style:family="text">
      <style:text-properties style:font-name="Verdana" style:font-name-asian="Verdana" fo:font-weight="bold" style:font-weight-asian="bold" fo:font-size="9.5pt" style:font-size-asian="9.5pt"/>
    </style:style>
    <style:style style:name="T369" style:parent-style-name="DefaultParagraphFont" style:family="text">
      <style:text-properties style:font-name="Verdana" style:font-name-asian="Verdana" fo:font-size="9.5pt" style:font-size-asian="9.5pt"/>
    </style:style>
    <style:style style:name="P370" style:parent-style-name="Normal" style:family="paragraph">
      <style:paragraph-properties fo:line-height="0.1395in"/>
      <style:text-properties style:font-name="Times New Roman" style:font-name-asian="Times New Roman"/>
    </style:style>
    <style:style style:name="P371" style:parent-style-name="Normal" style:family="paragraph">
      <style:paragraph-properties fo:text-align="justify" fo:line-height="120%" fo:margin-left="0.5833in" fo:margin-right="0.0138in">
        <style:tab-stops/>
      </style:paragraph-properties>
    </style:style>
    <style:style style:name="T372" style:parent-style-name="DefaultParagraphFont" style:family="text">
      <style:text-properties style:font-name="Verdana" style:font-name-asian="Verdana" fo:font-weight="bold" style:font-weight-asian="bold" fo:font-size="9.5pt" style:font-size-asian="9.5pt"/>
    </style:style>
    <style:style style:name="T373" style:parent-style-name="DefaultParagraphFont" style:family="text">
      <style:text-properties style:font-name="Verdana" style:font-name-asian="Verdana" fo:font-size="9.5pt" style:font-size-asian="9.5pt"/>
    </style:style>
    <style:style style:name="T374" style:parent-style-name="DefaultParagraphFont" style:family="text">
      <style:text-properties style:font-name="Verdana" style:font-name-asian="Verdana" fo:font-weight="bold" style:font-weight-asian="bold" fo:font-size="9.5pt" style:font-size-asian="9.5pt"/>
    </style:style>
    <style:style style:name="T375" style:parent-style-name="DefaultParagraphFont" style:family="text">
      <style:text-properties style:font-name="Verdana" style:font-name-asian="Verdana" fo:font-size="9.5pt" style:font-size-asian="9.5pt"/>
    </style:style>
    <style:style style:name="P376" style:parent-style-name="Normal" style:family="paragraph">
      <style:paragraph-properties fo:line-height="0.1402in"/>
      <style:text-properties style:font-name="Times New Roman" style:font-name-asian="Times New Roman"/>
    </style:style>
    <style:style style:name="P377" style:parent-style-name="Normal" style:family="paragraph">
      <style:paragraph-properties style:line-height-at-least="0in" fo:margin-left="0.5833in">
        <style:tab-stops/>
      </style:paragraph-properties>
    </style:style>
    <style:style style:name="T378" style:parent-style-name="DefaultParagraphFont" style:family="text">
      <style:text-properties style:font-name="Verdana" style:font-name-asian="Verdana" fo:font-weight="bold" style:font-weight-asian="bold" fo:font-size="9.5pt" style:font-size-asian="9.5pt"/>
    </style:style>
    <style:style style:name="T379" style:parent-style-name="DefaultParagraphFont" style:family="text">
      <style:text-properties style:font-name="Verdana" style:font-name-asian="Verdana" fo:font-size="9.5pt" style:font-size-asian="9.5pt"/>
    </style:style>
    <style:style style:name="T380" style:parent-style-name="DefaultParagraphFont" style:family="text">
      <style:text-properties style:font-name="Verdana" style:font-name-asian="Verdana" fo:font-size="9.5pt" style:font-size-asian="9.5pt"/>
    </style:style>
    <style:style style:name="P381" style:parent-style-name="Normal" style:family="paragraph">
      <style:paragraph-properties fo:line-height="0.1729in"/>
      <style:text-properties style:font-name="Times New Roman" style:font-name-asian="Times New Roman"/>
    </style:style>
    <style:style style:name="P382" style:parent-style-name="Normal" style:family="paragraph">
      <style:paragraph-properties fo:text-align="justify" fo:line-height="121%" fo:margin-left="0.5833in" fo:margin-right="0.0138in">
        <style:tab-stops/>
      </style:paragraph-properties>
    </style:style>
    <style:style style:name="T383" style:parent-style-name="DefaultParagraphFont" style:family="text">
      <style:text-properties style:font-name="Verdana" style:font-name-asian="Verdana" fo:font-weight="bold" style:font-weight-asian="bold" fo:font-size="9.5pt" style:font-size-asian="9.5pt"/>
    </style:style>
    <style:style style:name="T384" style:parent-style-name="DefaultParagraphFont" style:family="text">
      <style:text-properties style:font-name="Verdana" style:font-name-asian="Verdana" fo:font-size="9.5pt" style:font-size-asian="9.5pt"/>
    </style:style>
    <style:style style:name="T385" style:parent-style-name="DefaultParagraphFont" style:family="text">
      <style:text-properties style:font-name="Verdana" style:font-name-asian="Verdana" fo:font-weight="bold" style:font-weight-asian="bold" fo:font-size="9.5pt" style:font-size-asian="9.5pt"/>
    </style:style>
    <style:style style:name="T386" style:parent-style-name="DefaultParagraphFont" style:family="text">
      <style:text-properties style:font-name="Verdana" style:font-name-asian="Verdana" fo:font-size="9.5pt" style:font-size-asian="9.5pt"/>
    </style:style>
    <style:style style:name="T387" style:parent-style-name="DefaultParagraphFont" style:family="text">
      <style:text-properties style:font-name="Verdana" style:font-name-asian="Verdana" fo:font-size="9.5pt" style:font-size-asian="9.5pt"/>
    </style:style>
    <style:style style:name="P388" style:parent-style-name="Normal" style:family="paragraph">
      <style:paragraph-properties fo:line-height="0.1381in"/>
      <style:text-properties style:font-name="Times New Roman" style:font-name-asian="Times New Roman"/>
    </style:style>
    <style:style style:name="P389" style:parent-style-name="Normal" style:family="paragraph">
      <style:paragraph-properties fo:text-align="justify" fo:line-height="120%" fo:margin-left="0.5833in">
        <style:tab-stops/>
      </style:paragraph-properties>
    </style:style>
    <style:style style:name="T390" style:parent-style-name="DefaultParagraphFont" style:family="text">
      <style:text-properties style:font-name="Verdana" style:font-name-asian="Verdana" fo:font-weight="bold" style:font-weight-asian="bold" fo:font-size="9.5pt" style:font-size-asian="9.5pt"/>
    </style:style>
    <style:style style:name="T391" style:parent-style-name="DefaultParagraphFont" style:family="text">
      <style:text-properties style:font-name="Verdana" style:font-name-asian="Verdana" fo:font-size="9.5pt" style:font-size-asian="9.5pt"/>
    </style:style>
    <style:style style:name="T392" style:parent-style-name="DefaultParagraphFont" style:family="text">
      <style:text-properties style:font-name="Verdana" style:font-name-asian="Verdana" fo:font-weight="bold" style:font-weight-asian="bold" fo:font-size="9.5pt" style:font-size-asian="9.5pt"/>
    </style:style>
    <style:style style:name="T393" style:parent-style-name="DefaultParagraphFont" style:family="text">
      <style:text-properties style:font-name="Verdana" style:font-name-asian="Verdana" fo:font-size="9.5pt" style:font-size-asian="9.5pt"/>
    </style:style>
    <style:style style:name="T394" style:parent-style-name="DefaultParagraphFont" style:family="text">
      <style:text-properties style:font-name="Verdana" style:font-name-asian="Verdana" fo:font-size="9.5pt" style:font-size-asian="9.5pt"/>
    </style:style>
    <style:style style:name="T395" style:parent-style-name="DefaultParagraphFont" style:family="text">
      <style:text-properties style:font-name="Verdana" style:font-name-asian="Verdana" fo:font-size="9.5pt" style:font-size-asian="9.5pt"/>
    </style:style>
    <style:style style:name="P396" style:parent-style-name="Normal" style:family="paragraph">
      <style:paragraph-properties fo:line-height="0.1444in"/>
      <style:text-properties style:font-name="Times New Roman" style:font-name-asian="Times New Roman"/>
    </style:style>
    <style:style style:name="P397" style:parent-style-name="Normal" style:family="paragraph">
      <style:paragraph-properties fo:text-align="justify" fo:line-height="120%" fo:margin-left="0.5833in" fo:margin-right="0.0138in">
        <style:tab-stops/>
      </style:paragraph-properties>
    </style:style>
    <style:style style:name="T398" style:parent-style-name="DefaultParagraphFont" style:family="text">
      <style:text-properties style:font-name="Verdana" style:font-name-asian="Verdana" fo:font-weight="bold" style:font-weight-asian="bold" fo:font-size="9.5pt" style:font-size-asian="9.5pt"/>
    </style:style>
    <style:style style:name="T399" style:parent-style-name="DefaultParagraphFont" style:family="text">
      <style:text-properties style:font-name="Verdana" style:font-name-asian="Verdana" fo:font-weight="bold" style:font-weight-asian="bold" fo:font-size="9.5pt" style:font-size-asian="9.5pt"/>
    </style:style>
    <style:style style:name="T400" style:parent-style-name="DefaultParagraphFont" style:family="text">
      <style:text-properties style:font-name="Verdana" style:font-name-asian="Verdana" fo:font-size="9.5pt" style:font-size-asian="9.5pt"/>
    </style:style>
    <style:style style:name="T401" style:parent-style-name="DefaultParagraphFont" style:family="text">
      <style:text-properties style:font-name="Verdana" style:font-name-asian="Verdana" fo:font-weight="bold" style:font-weight-asian="bold" fo:font-size="9.5pt" style:font-size-asian="9.5pt"/>
    </style:style>
    <style:style style:name="T402" style:parent-style-name="DefaultParagraphFont" style:family="text">
      <style:text-properties style:font-name="Verdana" style:font-name-asian="Verdana" fo:font-size="9.5pt" style:font-size-asian="9.5pt"/>
    </style:style>
    <style:style style:name="T403" style:parent-style-name="DefaultParagraphFont" style:family="text">
      <style:text-properties style:font-name="Verdana" style:font-name-asian="Verdana" fo:font-size="9.5pt" style:font-size-asian="9.5pt"/>
    </style:style>
    <style:style style:name="P404" style:parent-style-name="Normal" style:master-page-name="MP3" style:family="paragraph">
      <style:paragraph-properties fo:break-before="page" fo:line-height="0.018in"/>
      <style:text-properties style:font-name="Times New Roman" style:font-name-asian="Times New Roman"/>
    </style:style>
    <style:style style:name="P406" style:parent-style-name="Normal" style:family="paragraph">
      <style:paragraph-properties fo:text-align="justify" fo:line-height="121%" fo:margin-left="0.5833in" fo:margin-right="0.0138in">
        <style:tab-stops/>
      </style:paragraph-properties>
      <style:text-properties style:font-name="Verdana" style:font-name-asian="Verdana" fo:font-size="9.5pt" style:font-size-asian="9.5pt"/>
    </style:style>
    <style:style style:name="P407" style:parent-style-name="Normal" style:family="paragraph">
      <style:paragraph-properties fo:line-height="0.1395in"/>
      <style:text-properties style:font-name="Times New Roman" style:font-name-asian="Times New Roman"/>
    </style:style>
    <style:style style:name="P408" style:parent-style-name="Normal" style:family="paragraph">
      <style:paragraph-properties fo:text-align="justify" fo:line-height="121%" fo:margin-left="0.5833in" fo:margin-right="0.0138in">
        <style:tab-stops/>
      </style:paragraph-properties>
    </style:style>
    <style:style style:name="T409" style:parent-style-name="DefaultParagraphFont" style:family="text">
      <style:text-properties style:font-name="Verdana" style:font-name-asian="Verdana" fo:font-weight="bold" style:font-weight-asian="bold" fo:font-size="9.5pt" style:font-size-asian="9.5pt"/>
    </style:style>
    <style:style style:name="T410" style:parent-style-name="DefaultParagraphFont" style:family="text">
      <style:text-properties style:font-name="Verdana" style:font-name-asian="Verdana" fo:font-size="9.5pt" style:font-size-asian="9.5pt"/>
    </style:style>
    <style:style style:name="T411" style:parent-style-name="DefaultParagraphFont" style:family="text">
      <style:text-properties style:font-name="Verdana" style:font-name-asian="Verdana" fo:font-size="9.5pt" style:font-size-asian="9.5pt"/>
    </style:style>
    <style:style style:name="T412" style:parent-style-name="DefaultParagraphFont" style:family="text">
      <style:text-properties style:font-name="Verdana" style:font-name-asian="Verdana" fo:font-weight="bold" style:font-weight-asian="bold" fo:font-size="9.5pt" style:font-size-asian="9.5pt"/>
    </style:style>
    <style:style style:name="T413" style:parent-style-name="DefaultParagraphFont" style:family="text">
      <style:text-properties style:font-name="Verdana" style:font-name-asian="Verdana" fo:font-size="9.5pt" style:font-size-asian="9.5pt"/>
    </style:style>
    <style:style style:name="T414" style:parent-style-name="DefaultParagraphFont" style:family="text">
      <style:text-properties style:font-name="Verdana" style:font-name-asian="Verdana" fo:font-size="9.5pt" style:font-size-asian="9.5pt"/>
    </style:style>
    <style:style style:name="P415" style:parent-style-name="Normal" style:family="paragraph">
      <style:paragraph-properties fo:line-height="0.1388in"/>
      <style:text-properties style:font-name="Times New Roman" style:font-name-asian="Times New Roman"/>
    </style:style>
    <style:style style:name="P416" style:parent-style-name="Normal" style:family="paragraph">
      <style:paragraph-properties fo:text-align="justify" fo:line-height="120%" fo:margin-left="0.5833in" fo:margin-right="0.0138in">
        <style:tab-stops/>
      </style:paragraph-properties>
    </style:style>
    <style:style style:name="T417" style:parent-style-name="DefaultParagraphFont" style:family="text">
      <style:text-properties style:font-name="Verdana" style:font-name-asian="Verdana" fo:font-weight="bold" style:font-weight-asian="bold" fo:font-size="9.5pt" style:font-size-asian="9.5pt"/>
    </style:style>
    <style:style style:name="T418" style:parent-style-name="DefaultParagraphFont" style:family="text">
      <style:text-properties style:font-name="Verdana" style:font-name-asian="Verdana" fo:font-size="9.5pt" style:font-size-asian="9.5pt"/>
    </style:style>
    <style:style style:name="T419" style:parent-style-name="DefaultParagraphFont" style:family="text">
      <style:text-properties style:font-name="Verdana" style:font-name-asian="Verdana" fo:font-weight="bold" style:font-weight-asian="bold" fo:font-size="9.5pt" style:font-size-asian="9.5pt"/>
    </style:style>
    <style:style style:name="T420" style:parent-style-name="DefaultParagraphFont" style:family="text">
      <style:text-properties style:font-name="Verdana" style:font-name-asian="Verdana" fo:font-size="9.5pt" style:font-size-asian="9.5pt"/>
    </style:style>
    <style:style style:name="P421" style:parent-style-name="Normal" style:family="paragraph">
      <style:paragraph-properties fo:line-height="0.1409in"/>
      <style:text-properties style:font-name="Times New Roman" style:font-name-asian="Times New Roman"/>
    </style:style>
    <style:style style:name="P422" style:parent-style-name="Normal" style:family="paragraph">
      <style:paragraph-properties fo:text-align="justify" fo:line-height="121%" fo:margin-left="0.5833in">
        <style:tab-stops/>
      </style:paragraph-properties>
    </style:style>
    <style:style style:name="T423" style:parent-style-name="DefaultParagraphFont" style:family="text">
      <style:text-properties style:font-name="Verdana" style:font-name-asian="Verdana" fo:font-weight="bold" style:font-weight-asian="bold" fo:font-size="9.5pt" style:font-size-asian="9.5pt"/>
    </style:style>
    <style:style style:name="T424" style:parent-style-name="DefaultParagraphFont" style:family="text">
      <style:text-properties style:font-name="Verdana" style:font-name-asian="Verdana" fo:font-size="9.5pt" style:font-size-asian="9.5pt"/>
    </style:style>
    <style:style style:name="T425" style:parent-style-name="DefaultParagraphFont" style:family="text">
      <style:text-properties style:font-name="Verdana" style:font-name-asian="Verdana" fo:font-size="9.5pt" style:font-size-asian="9.5pt"/>
    </style:style>
    <style:style style:name="T426" style:parent-style-name="DefaultParagraphFont" style:family="text">
      <style:text-properties style:font-name="Verdana" style:font-name-asian="Verdana" fo:font-weight="bold" style:font-weight-asian="bold" fo:font-size="9.5pt" style:font-size-asian="9.5pt"/>
    </style:style>
    <style:style style:name="T427" style:parent-style-name="DefaultParagraphFont" style:family="text">
      <style:text-properties style:font-name="Verdana" style:font-name-asian="Verdana" fo:font-size="9.5pt" style:font-size-asian="9.5pt"/>
    </style:style>
    <style:style style:name="P428" style:parent-style-name="Normal" style:family="paragraph">
      <style:paragraph-properties fo:line-height="0.1402in"/>
      <style:text-properties style:font-name="Times New Roman" style:font-name-asian="Times New Roman"/>
    </style:style>
    <style:style style:name="P429" style:parent-style-name="Normal" style:family="paragraph">
      <style:paragraph-properties fo:text-align="justify" fo:line-height="120%" fo:margin-left="0.5833in" fo:margin-right="0.0138in">
        <style:tab-stops/>
      </style:paragraph-properties>
    </style:style>
    <style:style style:name="T430" style:parent-style-name="DefaultParagraphFont" style:family="text">
      <style:text-properties style:font-name="Verdana" style:font-name-asian="Verdana" fo:font-weight="bold" style:font-weight-asian="bold" fo:font-size="9.5pt" style:font-size-asian="9.5pt"/>
    </style:style>
    <style:style style:name="T431" style:parent-style-name="DefaultParagraphFont" style:family="text">
      <style:text-properties style:font-name="Verdana" style:font-name-asian="Verdana" fo:font-size="9.5pt" style:font-size-asian="9.5pt"/>
    </style:style>
    <style:style style:name="T432" style:parent-style-name="DefaultParagraphFont" style:family="text">
      <style:text-properties style:font-name="Verdana" style:font-name-asian="Verdana" fo:font-weight="bold" style:font-weight-asian="bold" fo:font-size="9.5pt" style:font-size-asian="9.5pt"/>
    </style:style>
    <style:style style:name="T433" style:parent-style-name="DefaultParagraphFont" style:family="text">
      <style:text-properties style:font-name="Verdana" style:font-name-asian="Verdana" fo:font-size="9.5pt" style:font-size-asian="9.5pt"/>
    </style:style>
    <style:style style:name="T434" style:parent-style-name="DefaultParagraphFont" style:family="text">
      <style:text-properties style:font-name="Verdana" style:font-name-asian="Verdana" fo:font-size="9.5pt" style:font-size-asian="9.5pt"/>
    </style:style>
    <style:style style:name="P435" style:parent-style-name="Normal" style:family="paragraph">
      <style:paragraph-properties fo:line-height="0.1402in"/>
      <style:text-properties style:font-name="Times New Roman" style:font-name-asian="Times New Roman"/>
    </style:style>
    <style:style style:name="P436" style:parent-style-name="Normal" style:family="paragraph">
      <style:paragraph-properties fo:text-align="justify" fo:line-height="121%" fo:margin-left="0.5833in" fo:margin-right="0.0138in">
        <style:tab-stops/>
      </style:paragraph-properties>
    </style:style>
    <style:style style:name="T437" style:parent-style-name="DefaultParagraphFont" style:family="text">
      <style:text-properties style:font-name="Verdana" style:font-name-asian="Verdana" fo:font-weight="bold" style:font-weight-asian="bold" fo:font-size="9.5pt" style:font-size-asian="9.5pt"/>
    </style:style>
    <style:style style:name="T438" style:parent-style-name="DefaultParagraphFont" style:family="text">
      <style:text-properties style:font-name="Verdana" style:font-name-asian="Verdana" fo:font-size="9.5pt" style:font-size-asian="9.5pt"/>
    </style:style>
    <style:style style:name="T439" style:parent-style-name="DefaultParagraphFont" style:family="text">
      <style:text-properties style:font-name="Verdana" style:font-name-asian="Verdana" fo:font-weight="bold" style:font-weight-asian="bold" fo:font-size="9.5pt" style:font-size-asian="9.5pt"/>
    </style:style>
    <style:style style:name="T440" style:parent-style-name="DefaultParagraphFont" style:family="text">
      <style:text-properties style:font-name="Verdana" style:font-name-asian="Verdana" fo:font-size="9.5pt" style:font-size-asian="9.5pt"/>
    </style:style>
    <style:style style:name="T441" style:parent-style-name="DefaultParagraphFont" style:family="text">
      <style:text-properties style:font-name="Verdana" style:font-name-asian="Verdana" fo:font-size="9.5pt" style:font-size-asian="9.5pt"/>
    </style:style>
    <style:style style:name="P442" style:parent-style-name="Normal" style:family="paragraph">
      <style:paragraph-properties fo:line-height="0.1395in"/>
      <style:text-properties style:font-name="Times New Roman" style:font-name-asian="Times New Roman"/>
    </style:style>
    <style:style style:name="P443" style:parent-style-name="Normal" style:family="paragraph">
      <style:paragraph-properties fo:text-align="justify" fo:line-height="121%" fo:margin-left="0.5833in" fo:margin-right="0.0138in">
        <style:tab-stops/>
      </style:paragraph-properties>
    </style:style>
    <style:style style:name="T444" style:parent-style-name="DefaultParagraphFont" style:family="text">
      <style:text-properties style:font-name="Verdana" style:font-name-asian="Verdana" fo:font-weight="bold" style:font-weight-asian="bold" fo:font-size="9.5pt" style:font-size-asian="9.5pt"/>
    </style:style>
    <style:style style:name="T445" style:parent-style-name="DefaultParagraphFont" style:family="text">
      <style:text-properties style:font-name="Verdana" style:font-name-asian="Verdana" fo:font-size="9.5pt" style:font-size-asian="9.5pt"/>
    </style:style>
    <style:style style:name="T446" style:parent-style-name="DefaultParagraphFont" style:family="text">
      <style:text-properties style:font-name="Verdana" style:font-name-asian="Verdana" fo:font-weight="bold" style:font-weight-asian="bold" fo:font-size="9.5pt" style:font-size-asian="9.5pt"/>
    </style:style>
    <style:style style:name="T447" style:parent-style-name="DefaultParagraphFont" style:family="text">
      <style:text-properties style:font-name="Verdana" style:font-name-asian="Verdana" fo:font-size="9.5pt" style:font-size-asian="9.5pt"/>
    </style:style>
    <style:style style:name="T448" style:parent-style-name="DefaultParagraphFont" style:family="text">
      <style:text-properties style:font-name="Verdana" style:font-name-asian="Verdana" fo:font-size="9.5pt" style:font-size-asian="9.5pt"/>
    </style:style>
    <style:style style:name="P449" style:parent-style-name="Normal" style:family="paragraph">
      <style:paragraph-properties fo:line-height="0.1388in"/>
      <style:text-properties style:font-name="Times New Roman" style:font-name-asian="Times New Roman"/>
    </style:style>
    <style:style style:name="P450" style:parent-style-name="Normal" style:family="paragraph">
      <style:paragraph-properties fo:text-align="justify" fo:line-height="120%" fo:margin-left="0.5833in" fo:margin-right="0.0138in">
        <style:tab-stops/>
      </style:paragraph-properties>
    </style:style>
    <style:style style:name="T451" style:parent-style-name="DefaultParagraphFont" style:family="text">
      <style:text-properties style:font-name="Verdana" style:font-name-asian="Verdana" fo:font-weight="bold" style:font-weight-asian="bold" fo:font-size="9.5pt" style:font-size-asian="9.5pt"/>
    </style:style>
    <style:style style:name="T452" style:parent-style-name="DefaultParagraphFont" style:family="text">
      <style:text-properties style:font-name="Verdana" style:font-name-asian="Verdana" fo:font-size="9.5pt" style:font-size-asian="9.5pt"/>
    </style:style>
    <style:style style:name="T453" style:parent-style-name="DefaultParagraphFont" style:family="text">
      <style:text-properties style:font-name="Verdana" style:font-name-asian="Verdana" fo:font-size="9.5pt" style:font-size-asian="9.5pt"/>
    </style:style>
    <style:style style:name="T454" style:parent-style-name="DefaultParagraphFont" style:family="text">
      <style:text-properties style:font-name="Verdana" style:font-name-asian="Verdana" fo:font-weight="bold" style:font-weight-asian="bold" fo:font-size="9.5pt" style:font-size-asian="9.5pt"/>
    </style:style>
    <style:style style:name="T455" style:parent-style-name="DefaultParagraphFont" style:family="text">
      <style:text-properties style:font-name="Verdana" style:font-name-asian="Verdana" fo:font-size="9.5pt" style:font-size-asian="9.5pt"/>
    </style:style>
    <style:style style:name="P456" style:parent-style-name="Normal" style:family="paragraph">
      <style:paragraph-properties fo:line-height="0.1409in"/>
      <style:text-properties style:font-name="Times New Roman" style:font-name-asian="Times New Roman"/>
    </style:style>
    <style:style style:name="P457" style:parent-style-name="Normal" style:family="paragraph">
      <style:paragraph-properties fo:text-align="justify" fo:line-height="121%" fo:margin-left="0.5833in" fo:margin-right="0.0138in">
        <style:tab-stops/>
      </style:paragraph-properties>
    </style:style>
    <style:style style:name="T458" style:parent-style-name="DefaultParagraphFont" style:family="text">
      <style:text-properties style:font-name="Verdana" style:font-name-asian="Verdana" fo:font-weight="bold" style:font-weight-asian="bold" fo:font-size="9.5pt" style:font-size-asian="9.5pt"/>
    </style:style>
    <style:style style:name="T459" style:parent-style-name="DefaultParagraphFont" style:family="text">
      <style:text-properties style:font-name="Verdana" style:font-name-asian="Verdana" fo:font-size="9.5pt" style:font-size-asian="9.5pt"/>
    </style:style>
    <style:style style:name="T460" style:parent-style-name="DefaultParagraphFont" style:family="text">
      <style:text-properties style:font-name="Verdana" style:font-name-asian="Verdana" fo:font-weight="bold" style:font-weight-asian="bold" fo:font-size="9.5pt" style:font-size-asian="9.5pt"/>
    </style:style>
    <style:style style:name="T461" style:parent-style-name="DefaultParagraphFont" style:family="text">
      <style:text-properties style:font-name="Verdana" style:font-name-asian="Verdana" fo:font-size="9.5pt" style:font-size-asian="9.5pt"/>
    </style:style>
    <style:style style:name="T462" style:parent-style-name="DefaultParagraphFont" style:family="text">
      <style:text-properties style:font-name="Verdana" style:font-name-asian="Verdana" fo:font-size="9.5pt" style:font-size-asian="9.5pt"/>
    </style:style>
    <style:style style:name="P463" style:parent-style-name="Normal" style:family="paragraph">
      <style:paragraph-properties fo:line-height="0.1402in"/>
      <style:text-properties style:font-name="Times New Roman" style:font-name-asian="Times New Roman"/>
    </style:style>
    <style:style style:name="P464" style:parent-style-name="Normal" style:family="paragraph">
      <style:paragraph-properties style:line-height-at-least="0in" fo:margin-left="0.5833in">
        <style:tab-stops/>
      </style:paragraph-properties>
    </style:style>
    <style:style style:name="T465" style:parent-style-name="DefaultParagraphFont" style:family="text">
      <style:text-properties style:font-name="Verdana" style:font-name-asian="Verdana" fo:font-weight="bold" style:font-weight-asian="bold" fo:font-size="9.5pt" style:font-size-asian="9.5pt"/>
    </style:style>
    <style:style style:name="T466" style:parent-style-name="DefaultParagraphFont" style:family="text">
      <style:text-properties style:font-name="Verdana" style:font-name-asian="Verdana" fo:font-size="9.5pt" style:font-size-asian="9.5pt"/>
    </style:style>
    <style:style style:name="P467" style:parent-style-name="Normal" style:family="paragraph">
      <style:paragraph-properties fo:line-height="0.1729in"/>
      <style:text-properties style:font-name="Times New Roman" style:font-name-asian="Times New Roman"/>
    </style:style>
    <style:style style:name="P468" style:parent-style-name="Normal" style:family="paragraph">
      <style:paragraph-properties fo:text-align="justify" fo:line-height="120%" fo:margin-left="0.5833in">
        <style:tab-stops/>
      </style:paragraph-properties>
    </style:style>
    <style:style style:name="T469" style:parent-style-name="DefaultParagraphFont" style:family="text">
      <style:text-properties style:font-name="Verdana" style:font-name-asian="Verdana" fo:font-weight="bold" style:font-weight-asian="bold" fo:font-size="9.5pt" style:font-size-asian="9.5pt"/>
    </style:style>
    <style:style style:name="T470" style:parent-style-name="DefaultParagraphFont" style:family="text">
      <style:text-properties style:font-name="Verdana" style:font-name-asian="Verdana" fo:font-size="9.5pt" style:font-size-asian="9.5pt"/>
    </style:style>
    <style:style style:name="T471" style:parent-style-name="DefaultParagraphFont" style:family="text">
      <style:text-properties style:font-name="Verdana" style:font-name-asian="Verdana" fo:font-weight="bold" style:font-weight-asian="bold" fo:font-size="9.5pt" style:font-size-asian="9.5pt"/>
    </style:style>
    <style:style style:name="T472" style:parent-style-name="DefaultParagraphFont" style:family="text">
      <style:text-properties style:font-name="Verdana" style:font-name-asian="Verdana" fo:font-size="9.5pt" style:font-size-asian="9.5pt"/>
    </style:style>
    <style:style style:name="T473" style:parent-style-name="DefaultParagraphFont" style:family="text">
      <style:text-properties style:font-name="Verdana" style:font-name-asian="Verdana" fo:font-size="9.5pt" style:font-size-asian="9.5pt"/>
    </style:style>
    <style:style style:name="P474" style:parent-style-name="Normal" style:family="paragraph">
      <style:paragraph-properties fo:line-height="0.1409in"/>
      <style:text-properties style:font-name="Times New Roman" style:font-name-asian="Times New Roman"/>
    </style:style>
    <style:style style:name="P475" style:parent-style-name="Normal" style:family="paragraph">
      <style:paragraph-properties fo:text-align="justify" fo:line-height="120%" fo:margin-left="0.5833in">
        <style:tab-stops/>
      </style:paragraph-properties>
    </style:style>
    <style:style style:name="T476" style:parent-style-name="DefaultParagraphFont" style:family="text">
      <style:text-properties style:font-name="Verdana" style:font-name-asian="Verdana" fo:font-weight="bold" style:font-weight-asian="bold" fo:font-size="9.5pt" style:font-size-asian="9.5pt"/>
    </style:style>
    <style:style style:name="T477" style:parent-style-name="DefaultParagraphFont" style:family="text">
      <style:text-properties style:font-name="Verdana" style:font-name-asian="Verdana" fo:font-size="9.5pt" style:font-size-asian="9.5pt"/>
    </style:style>
    <style:style style:name="T478" style:parent-style-name="DefaultParagraphFont" style:family="text">
      <style:text-properties style:font-name="Verdana" style:font-name-asian="Verdana" fo:font-weight="bold" style:font-weight-asian="bold" fo:font-size="9.5pt" style:font-size-asian="9.5pt"/>
    </style:style>
    <style:style style:name="T479" style:parent-style-name="DefaultParagraphFont" style:family="text">
      <style:text-properties style:font-name="Verdana" style:font-name-asian="Verdana" fo:font-size="9.5pt" style:font-size-asian="9.5pt"/>
    </style:style>
    <style:style style:name="T480" style:parent-style-name="DefaultParagraphFont" style:family="text">
      <style:text-properties style:font-name="Verdana" style:font-name-asian="Verdana" fo:font-size="9.5pt" style:font-size-asian="9.5pt"/>
    </style:style>
    <style:style style:name="P481" style:parent-style-name="Normal" style:family="paragraph">
      <style:paragraph-properties fo:line-height="0.1402in"/>
      <style:text-properties style:font-name="Times New Roman" style:font-name-asian="Times New Roman"/>
    </style:style>
    <style:style style:name="P482" style:parent-style-name="Normal" style:family="paragraph">
      <style:paragraph-properties style:line-height-at-least="0in" fo:margin-left="0.5833in">
        <style:tab-stops/>
      </style:paragraph-properties>
    </style:style>
    <style:style style:name="T483" style:parent-style-name="DefaultParagraphFont" style:family="text">
      <style:text-properties style:font-name="Verdana" style:font-name-asian="Verdana" fo:font-weight="bold" style:font-weight-asian="bold" fo:font-size="9.5pt" style:font-size-asian="9.5pt"/>
    </style:style>
    <style:style style:name="T484" style:parent-style-name="DefaultParagraphFont" style:family="text">
      <style:text-properties style:font-name="Verdana" style:font-name-asian="Verdana" fo:font-size="9.5pt" style:font-size-asian="9.5pt"/>
    </style:style>
    <style:style style:name="P485" style:parent-style-name="Normal" style:family="paragraph">
      <style:paragraph-properties fo:line-height="0.1388in"/>
      <style:text-properties style:font-name="Times New Roman" style:font-name-asian="Times New Roman"/>
    </style:style>
    <style:style style:name="P486" style:parent-style-name="Normal" style:master-page-name="MP4" style:family="paragraph">
      <style:paragraph-properties fo:break-before="page" fo:line-height="0.018in"/>
      <style:text-properties style:font-name="Times New Roman" style:font-name-asian="Times New Roman"/>
    </style:style>
    <style:style style:name="T488" style:parent-style-name="DefaultParagraphFont" style:family="text">
      <style:text-properties style:font-name="Times New Roman" style:font-name-asian="Times New Roman"/>
    </style:style>
    <style:style style:name="P489" style:parent-style-name="Normal" style:family="paragraph">
      <style:paragraph-properties fo:line-height="0.1729in"/>
      <style:text-properties style:font-name="Times New Roman" style:font-name-asian="Times New Roman"/>
    </style:style>
    <style:style style:name="P490" style:parent-style-name="Normal" style:family="paragraph">
      <style:paragraph-properties style:line-height-at-least="0in" fo:margin-left="0.5833in">
        <style:tab-stops/>
      </style:paragraph-properties>
      <style:text-properties style:font-name="Verdana" style:font-name-asian="Verdana" fo:font-size="9.5pt" style:font-size-asian="9.5pt"/>
    </style:style>
    <style:style style:name="P491" style:parent-style-name="Normal" style:family="paragraph">
      <style:paragraph-properties fo:line-height="0.1729in"/>
      <style:text-properties style:font-name="Times New Roman" style:font-name-asian="Times New Roman"/>
    </style:style>
    <style:style style:name="P492" style:parent-style-name="Normal" style:family="paragraph">
      <style:paragraph-properties fo:text-align="justify" fo:line-height="121%" fo:margin-left="1.1805in" fo:margin-right="0.0138in" fo:text-indent="-0.5895in">
        <style:tab-stops>
          <style:tab-stop style:type="left" style:position="-0.0138in"/>
        </style:tab-stops>
      </style:paragraph-properties>
    </style:style>
    <style:style style:name="T493" style:parent-style-name="DefaultParagraphFont" style:family="text">
      <style:text-properties style:font-name="Verdana" style:font-name-asian="Verdana" fo:font-size="9.5pt" style:font-size-asian="9.5pt"/>
    </style:style>
    <style:style style:name="T494" style:parent-style-name="DefaultParagraphFont" style:family="text">
      <style:text-properties style:font-name="Times New Roman" style:font-name-asian="Times New Roman"/>
    </style:style>
    <style:style style:name="T495" style:parent-style-name="DefaultParagraphFont" style:family="text">
      <style:text-properties style:font-name="Verdana" style:font-name-asian="Verdana" fo:font-size="9.5pt" style:font-size-asian="9.5pt"/>
    </style:style>
    <style:style style:name="T496" style:parent-style-name="DefaultParagraphFont" style:family="text">
      <style:text-properties style:font-name="Verdana" style:font-name-asian="Verdana" fo:font-size="9.5pt" style:font-size-asian="9.5pt"/>
    </style:style>
    <style:style style:name="P497" style:parent-style-name="Normal" style:family="paragraph">
      <style:paragraph-properties fo:line-height="0.1388in"/>
      <style:text-properties style:font-name="Times New Roman" style:font-name-asian="Times New Roman"/>
    </style:style>
    <style:style style:name="P498" style:parent-style-name="Normal" style:family="paragraph">
      <style:paragraph-properties fo:text-align="justify" fo:line-height="121%" fo:margin-left="1.1805in" fo:text-indent="-0.5895in">
        <style:tab-stops>
          <style:tab-stop style:type="left" style:position="-0.0138in"/>
        </style:tab-stops>
      </style:paragraph-properties>
    </style:style>
    <style:style style:name="T499" style:parent-style-name="DefaultParagraphFont" style:family="text">
      <style:text-properties style:font-name="Verdana" style:font-name-asian="Verdana" fo:font-size="9.5pt" style:font-size-asian="9.5pt"/>
    </style:style>
    <style:style style:name="T500" style:parent-style-name="DefaultParagraphFont" style:family="text">
      <style:text-properties style:font-name="Times New Roman" style:font-name-asian="Times New Roman"/>
    </style:style>
    <style:style style:name="T501" style:parent-style-name="DefaultParagraphFont" style:family="text">
      <style:text-properties style:font-name="Verdana" style:font-name-asian="Verdana" fo:font-size="9.5pt" style:font-size-asian="9.5pt"/>
    </style:style>
    <style:style style:name="T502" style:parent-style-name="DefaultParagraphFont" style:family="text">
      <style:text-properties style:font-name="Verdana" style:font-name-asian="Verdana" fo:font-size="9.5pt" style:font-size-asian="9.5pt"/>
    </style:style>
    <style:style style:name="P503" style:parent-style-name="Normal" style:family="paragraph">
      <style:paragraph-properties fo:line-height="0.1395in"/>
      <style:text-properties style:font-name="Times New Roman" style:font-name-asian="Times New Roman"/>
    </style:style>
    <style:style style:name="P504" style:parent-style-name="Normal" style:family="paragraph">
      <style:paragraph-properties fo:text-align="justify" fo:line-height="120%" fo:margin-left="1.1805in" fo:margin-right="0.0138in" fo:text-indent="-0.5895in">
        <style:tab-stops>
          <style:tab-stop style:type="left" style:position="-0.0138in"/>
        </style:tab-stops>
      </style:paragraph-properties>
    </style:style>
    <style:style style:name="T505" style:parent-style-name="DefaultParagraphFont" style:family="text">
      <style:text-properties style:font-name="Verdana" style:font-name-asian="Verdana" fo:font-size="9.5pt" style:font-size-asian="9.5pt"/>
    </style:style>
    <style:style style:name="T506" style:parent-style-name="DefaultParagraphFont" style:family="text">
      <style:text-properties style:font-name="Times New Roman" style:font-name-asian="Times New Roman"/>
    </style:style>
    <style:style style:name="T507" style:parent-style-name="DefaultParagraphFont" style:family="text">
      <style:text-properties style:font-name="Verdana" style:font-name-asian="Verdana" fo:font-size="9.5pt" style:font-size-asian="9.5pt"/>
    </style:style>
    <style:style style:name="P508" style:parent-style-name="Normal" style:family="paragraph">
      <style:paragraph-properties fo:line-height="0.1402in"/>
      <style:text-properties style:font-name="Times New Roman" style:font-name-asian="Times New Roman"/>
    </style:style>
    <style:style style:name="P509" style:parent-style-name="Normal" style:family="paragraph">
      <style:paragraph-properties fo:text-align="justify" fo:line-height="121%" fo:margin-left="1.1805in" fo:margin-right="0.0138in" fo:text-indent="-0.5895in">
        <style:tab-stops>
          <style:tab-stop style:type="left" style:position="-0.0138in"/>
        </style:tab-stops>
      </style:paragraph-properties>
    </style:style>
    <style:style style:name="T510" style:parent-style-name="DefaultParagraphFont" style:family="text">
      <style:text-properties style:font-name="Verdana" style:font-name-asian="Verdana" fo:font-size="9.5pt" style:font-size-asian="9.5pt"/>
    </style:style>
    <style:style style:name="T511" style:parent-style-name="DefaultParagraphFont" style:family="text">
      <style:text-properties style:font-name="Times New Roman" style:font-name-asian="Times New Roman"/>
    </style:style>
    <style:style style:name="T512" style:parent-style-name="DefaultParagraphFont" style:family="text">
      <style:text-properties style:font-name="Verdana" style:font-name-asian="Verdana" fo:font-size="9.5pt" style:font-size-asian="9.5pt"/>
    </style:style>
    <style:style style:name="T513" style:parent-style-name="DefaultParagraphFont" style:family="text">
      <style:text-properties style:font-name="Verdana" style:font-name-asian="Verdana" fo:font-size="9.5pt" style:font-size-asian="9.5pt"/>
    </style:style>
    <style:style style:name="P514" style:parent-style-name="Normal" style:family="paragraph">
      <style:paragraph-properties fo:line-height="0.1395in"/>
      <style:text-properties style:font-name="Times New Roman" style:font-name-asian="Times New Roman"/>
    </style:style>
    <style:style style:name="P515" style:parent-style-name="Normal" style:family="paragraph">
      <style:paragraph-properties style:line-height-at-least="0in" fo:margin-left="1.1805in">
        <style:tab-stops/>
      </style:paragraph-properties>
      <style:text-properties style:font-name="Verdana" style:font-name-asian="Verdana" fo:font-weight="bold" style:font-weight-asian="bold" fo:font-size="9.5pt" style:font-size-asian="9.5pt"/>
    </style:style>
    <style:style style:name="P516" style:parent-style-name="Normal" style:family="paragraph">
      <style:paragraph-properties fo:line-height="0.1729in"/>
      <style:text-properties style:font-name="Times New Roman" style:font-name-asian="Times New Roman"/>
    </style:style>
    <style:style style:name="P517" style:parent-style-name="Normal" style:family="paragraph">
      <style:paragraph-properties fo:text-align="justify" fo:line-height="120%" fo:margin-left="1.1805in" fo:margin-right="0.0138in" fo:text-indent="-0.5895in">
        <style:tab-stops>
          <style:tab-stop style:type="left" style:position="-0.0138in"/>
        </style:tab-stops>
      </style:paragraph-properties>
    </style:style>
    <style:style style:name="T518" style:parent-style-name="DefaultParagraphFont" style:family="text">
      <style:text-properties style:font-name="Verdana" style:font-name-asian="Verdana" fo:font-size="9.5pt" style:font-size-asian="9.5pt"/>
    </style:style>
    <style:style style:name="T519" style:parent-style-name="DefaultParagraphFont" style:family="text">
      <style:text-properties style:font-name="Times New Roman" style:font-name-asian="Times New Roman"/>
    </style:style>
    <style:style style:name="T520" style:parent-style-name="DefaultParagraphFont" style:family="text">
      <style:text-properties style:font-name="Verdana" style:font-name-asian="Verdana" fo:font-size="9.5pt" style:font-size-asian="9.5pt"/>
    </style:style>
    <style:style style:name="T521" style:parent-style-name="DefaultParagraphFont" style:family="text">
      <style:text-properties style:font-name="Verdana" style:font-name-asian="Verdana" fo:font-size="9.5pt" style:font-size-asian="9.5pt"/>
    </style:style>
    <style:style style:name="P522" style:parent-style-name="Normal" style:family="paragraph">
      <style:paragraph-properties fo:line-height="0.1409in"/>
      <style:text-properties style:font-name="Times New Roman" style:font-name-asian="Times New Roman"/>
    </style:style>
    <style:style style:name="P523" style:parent-style-name="Normal" style:family="paragraph">
      <style:paragraph-properties style:line-height-at-least="0in" fo:margin-left="1.7638in" fo:text-indent="-0.5847in">
        <style:tab-stops>
          <style:tab-stop style:type="left" style:position="0in"/>
        </style:tab-stops>
      </style:paragraph-properties>
      <style:text-properties style:font-name="Verdana" style:font-name-asian="Verdana" fo:font-size="9.5pt" style:font-size-asian="9.5pt"/>
    </style:style>
    <style:style style:name="P524" style:parent-style-name="Normal" style:family="paragraph">
      <style:paragraph-properties fo:line-height="0.1729in"/>
      <style:text-properties style:font-name="Verdana" style:font-name-asian="Verdana" fo:font-size="9.5pt" style:font-size-asian="9.5pt"/>
    </style:style>
    <style:style style:name="P525" style:parent-style-name="Normal" style:family="paragraph">
      <style:paragraph-properties style:line-height-at-least="0in" fo:margin-left="1.7638in" fo:text-indent="-0.5847in">
        <style:tab-stops>
          <style:tab-stop style:type="left" style:position="0in"/>
        </style:tab-stops>
      </style:paragraph-properties>
      <style:text-properties style:font-name="Verdana" style:font-name-asian="Verdana" fo:font-size="9.5pt" style:font-size-asian="9.5pt"/>
    </style:style>
    <style:style style:name="P526" style:parent-style-name="Normal" style:family="paragraph">
      <style:paragraph-properties fo:line-height="0.1729in"/>
      <style:text-properties style:font-name="Verdana" style:font-name-asian="Verdana" fo:font-size="9.5pt" style:font-size-asian="9.5pt"/>
    </style:style>
    <style:style style:name="P527" style:parent-style-name="Normal" style:family="paragraph">
      <style:paragraph-properties style:line-height-at-least="0in" fo:margin-left="1.7638in" fo:text-indent="-0.5847in">
        <style:tab-stops>
          <style:tab-stop style:type="left" style:position="0in"/>
        </style:tab-stops>
      </style:paragraph-properties>
      <style:text-properties style:font-name="Verdana" style:font-name-asian="Verdana" fo:font-size="9.5pt" style:font-size-asian="9.5pt"/>
    </style:style>
    <style:style style:name="P528" style:parent-style-name="Normal" style:family="paragraph">
      <style:paragraph-properties fo:line-height="0.1729in"/>
      <style:text-properties style:font-name="Verdana" style:font-name-asian="Verdana" fo:font-size="9.5pt" style:font-size-asian="9.5pt"/>
    </style:style>
    <style:style style:name="P529" style:parent-style-name="Normal" style:family="paragraph">
      <style:paragraph-properties style:line-height-at-least="0in" fo:margin-left="1.7638in" fo:text-indent="-0.5847in">
        <style:tab-stops>
          <style:tab-stop style:type="left" style:position="0in"/>
        </style:tab-stops>
      </style:paragraph-properties>
      <style:text-properties style:font-name="Verdana" style:font-name-asian="Verdana" fo:font-size="9.5pt" style:font-size-asian="9.5pt"/>
    </style:style>
    <style:style style:name="P530" style:parent-style-name="Normal" style:family="paragraph">
      <style:paragraph-properties fo:line-height="0.1729in"/>
      <style:text-properties style:font-name="Times New Roman" style:font-name-asian="Times New Roman"/>
    </style:style>
    <style:style style:name="P531" style:parent-style-name="Normal" style:family="paragraph">
      <style:paragraph-properties style:line-height-at-least="0in" fo:margin-left="1.1805in">
        <style:tab-stops/>
      </style:paragraph-properties>
      <style:text-properties style:font-name="Verdana" style:font-name-asian="Verdana" fo:font-weight="bold" style:font-weight-asian="bold" fo:font-size="9.5pt" style:font-size-asian="9.5pt"/>
    </style:style>
    <style:style style:name="P532" style:parent-style-name="Normal" style:family="paragraph">
      <style:paragraph-properties fo:line-height="0.1729in"/>
      <style:text-properties style:font-name="Times New Roman" style:font-name-asian="Times New Roman"/>
    </style:style>
    <style:style style:name="P533" style:parent-style-name="Normal" style:family="paragraph">
      <style:paragraph-properties fo:line-height="121%" fo:margin-left="1.1805in" fo:margin-right="0.0138in" fo:text-indent="-0.5895in">
        <style:tab-stops>
          <style:tab-stop style:type="left" style:position="-0.0138in"/>
        </style:tab-stops>
      </style:paragraph-properties>
    </style:style>
    <style:style style:name="T534" style:parent-style-name="DefaultParagraphFont" style:family="text">
      <style:text-properties style:font-name="Verdana" style:font-name-asian="Verdana" fo:font-size="9.5pt" style:font-size-asian="9.5pt"/>
    </style:style>
    <style:style style:name="T535" style:parent-style-name="DefaultParagraphFont" style:family="text">
      <style:text-properties style:font-name="Times New Roman" style:font-name-asian="Times New Roman"/>
    </style:style>
    <style:style style:name="T536" style:parent-style-name="DefaultParagraphFont" style:family="text">
      <style:text-properties style:font-name="Verdana" style:font-name-asian="Verdana" fo:font-size="9.5pt" style:font-size-asian="9.5pt"/>
    </style:style>
    <style:style style:name="T537" style:parent-style-name="DefaultParagraphFont" style:family="text">
      <style:text-properties style:font-name="Verdana" style:font-name-asian="Verdana" fo:font-size="9.5pt" style:font-size-asian="9.5pt"/>
    </style:style>
    <style:style style:name="P538" style:parent-style-name="Normal" style:family="paragraph">
      <style:paragraph-properties fo:line-height="0.1395in"/>
      <style:text-properties style:font-name="Times New Roman" style:font-name-asian="Times New Roman"/>
    </style:style>
    <style:style style:name="T539" style:parent-style-name="DefaultParagraphFont" style:family="text">
      <style:text-properties style:font-name="Times New Roman" style:font-name-asian="Times New Roman"/>
    </style:style>
    <style:style style:name="P540" style:parent-style-name="Normal" style:family="paragraph">
      <style:paragraph-properties fo:line-height="0.1729in"/>
      <style:text-properties style:font-name="Times New Roman" style:font-name-asian="Times New Roman"/>
    </style:style>
    <style:style style:name="P541"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542" style:parent-style-name="DefaultParagraphFont" style:family="text">
      <style:text-properties style:font-name="Verdana" style:font-name-asian="Verdana" fo:font-size="9.5pt" style:font-size-asian="9.5pt"/>
    </style:style>
    <style:style style:name="T543" style:parent-style-name="DefaultParagraphFont" style:family="text">
      <style:text-properties style:font-name="Times New Roman" style:font-name-asian="Times New Roman"/>
    </style:style>
    <style:style style:name="T544" style:parent-style-name="DefaultParagraphFont" style:family="text">
      <style:text-properties style:font-name="Verdana" style:font-name-asian="Verdana" fo:font-size="9.5pt" style:font-size-asian="9.5pt"/>
    </style:style>
    <style:style style:name="T545" style:parent-style-name="DefaultParagraphFont" style:family="text">
      <style:text-properties style:font-name="Verdana" style:font-name-asian="Verdana" fo:font-size="9.5pt" style:font-size-asian="9.5pt"/>
    </style:style>
    <style:style style:name="T546" style:parent-style-name="DefaultParagraphFont" style:family="text">
      <style:text-properties style:font-name="Verdana" style:font-name-asian="Verdana" fo:font-size="9.5pt" style:font-size-asian="9.5pt"/>
    </style:style>
    <style:style style:name="P547" style:parent-style-name="Normal" style:family="paragraph">
      <style:paragraph-properties fo:line-height="0.1388in"/>
      <style:text-properties style:font-name="Times New Roman" style:font-name-asian="Times New Roman"/>
    </style:style>
    <style:style style:name="P548"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549" style:parent-style-name="DefaultParagraphFont" style:family="text">
      <style:text-properties style:font-name="Verdana" style:font-name-asian="Verdana" fo:font-size="9.5pt" style:font-size-asian="9.5pt"/>
    </style:style>
    <style:style style:name="T550" style:parent-style-name="DefaultParagraphFont" style:family="text">
      <style:text-properties style:font-name="Times New Roman" style:font-name-asian="Times New Roman"/>
    </style:style>
    <style:style style:name="T551" style:parent-style-name="DefaultParagraphFont" style:family="text">
      <style:text-properties style:font-name="Verdana" style:font-name-asian="Verdana" fo:font-size="9.5pt" style:font-size-asian="9.5pt"/>
    </style:style>
    <style:style style:name="T552" style:parent-style-name="DefaultParagraphFont" style:family="text">
      <style:text-properties style:font-name="Verdana" style:font-name-asian="Verdana" fo:font-size="9.5pt" style:font-size-asian="9.5pt"/>
    </style:style>
    <style:style style:name="P553" style:parent-style-name="Normal" style:family="paragraph">
      <style:paragraph-properties fo:line-height="0.1409in"/>
      <style:text-properties style:font-name="Times New Roman" style:font-name-asian="Times New Roman"/>
    </style:style>
    <style:style style:name="P554"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555" style:parent-style-name="DefaultParagraphFont" style:family="text">
      <style:text-properties style:font-name="Verdana" style:font-name-asian="Verdana" fo:font-size="9.5pt" style:font-size-asian="9.5pt"/>
    </style:style>
    <style:style style:name="T556" style:parent-style-name="DefaultParagraphFont" style:family="text">
      <style:text-properties style:font-name="Times New Roman" style:font-name-asian="Times New Roman"/>
    </style:style>
    <style:style style:name="T557" style:parent-style-name="DefaultParagraphFont" style:family="text">
      <style:text-properties style:font-name="Verdana" style:font-name-asian="Verdana" fo:font-size="9.5pt" style:font-size-asian="9.5pt"/>
    </style:style>
    <style:style style:name="T558" style:parent-style-name="DefaultParagraphFont" style:family="text">
      <style:text-properties style:font-name="Verdana" style:font-name-asian="Verdana" fo:font-size="9.5pt" style:font-size-asian="9.5pt"/>
    </style:style>
    <style:style style:name="P559" style:parent-style-name="Normal" style:master-page-name="MP5" style:family="paragraph">
      <style:paragraph-properties fo:break-before="page" fo:line-height="0.018in"/>
      <style:text-properties style:font-name="Times New Roman" style:font-name-asian="Times New Roman"/>
    </style:style>
    <style:style style:name="P561" style:parent-style-name="Normal" style:family="paragraph">
      <style:paragraph-properties fo:line-height="121%" fo:margin-left="0.5833in" fo:margin-right="0.0138in">
        <style:tab-stops/>
      </style:paragraph-properties>
      <style:text-properties style:font-name="Verdana" style:font-name-asian="Verdana" fo:font-size="9.5pt" style:font-size-asian="9.5pt"/>
    </style:style>
    <style:style style:name="P562" style:parent-style-name="Normal" style:family="paragraph">
      <style:paragraph-properties fo:line-height="0.1395in"/>
      <style:text-properties style:font-name="Times New Roman" style:font-name-asian="Times New Roman"/>
    </style:style>
    <style:style style:name="P563"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564" style:parent-style-name="DefaultParagraphFont" style:family="text">
      <style:text-properties style:font-name="Verdana" style:font-name-asian="Verdana" fo:font-size="9.5pt" style:font-size-asian="9.5pt"/>
    </style:style>
    <style:style style:name="T565" style:parent-style-name="DefaultParagraphFont" style:family="text">
      <style:text-properties style:font-name="Times New Roman" style:font-name-asian="Times New Roman"/>
    </style:style>
    <style:style style:name="T566" style:parent-style-name="DefaultParagraphFont" style:family="text">
      <style:text-properties style:font-name="Verdana" style:font-name-asian="Verdana" fo:font-size="9.5pt" style:font-size-asian="9.5pt"/>
    </style:style>
    <style:style style:name="T567" style:parent-style-name="DefaultParagraphFont" style:family="text">
      <style:text-properties style:font-name="Verdana" style:font-name-asian="Verdana" fo:font-size="9.5pt" style:font-size-asian="9.5pt"/>
    </style:style>
    <style:style style:name="P568" style:parent-style-name="Normal" style:family="paragraph">
      <style:paragraph-properties fo:line-height="0.1388in"/>
      <style:text-properties style:font-name="Times New Roman" style:font-name-asian="Times New Roman"/>
    </style:style>
    <style:style style:name="P569"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570" style:parent-style-name="DefaultParagraphFont" style:family="text">
      <style:text-properties style:font-name="Verdana" style:font-name-asian="Verdana" fo:font-size="9.5pt" style:font-size-asian="9.5pt"/>
    </style:style>
    <style:style style:name="T571" style:parent-style-name="DefaultParagraphFont" style:family="text">
      <style:text-properties style:font-name="Times New Roman" style:font-name-asian="Times New Roman"/>
    </style:style>
    <style:style style:name="T572" style:parent-style-name="DefaultParagraphFont" style:family="text">
      <style:text-properties style:font-name="Verdana" style:font-name-asian="Verdana" fo:font-size="9.5pt" style:font-size-asian="9.5pt"/>
    </style:style>
    <style:style style:name="T573" style:parent-style-name="DefaultParagraphFont" style:family="text">
      <style:text-properties style:font-name="Verdana" style:font-name-asian="Verdana" fo:font-size="9.5pt" style:font-size-asian="9.5pt"/>
    </style:style>
    <style:style style:name="P574" style:parent-style-name="Normal" style:family="paragraph">
      <style:paragraph-properties fo:line-height="0.1409in"/>
      <style:text-properties style:font-name="Times New Roman" style:font-name-asian="Times New Roman"/>
    </style:style>
    <style:style style:name="T575" style:parent-style-name="DefaultParagraphFont" style:family="text">
      <style:text-properties style:font-name="Times New Roman" style:font-name-asian="Times New Roman"/>
    </style:style>
    <style:style style:name="P576" style:parent-style-name="Normal" style:family="paragraph">
      <style:paragraph-properties fo:line-height="0.1729in"/>
      <style:text-properties style:font-name="Times New Roman" style:font-name-asian="Times New Roman"/>
    </style:style>
    <style:style style:name="P577"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578" style:parent-style-name="DefaultParagraphFont" style:family="text">
      <style:text-properties style:font-name="Verdana" style:font-name-asian="Verdana" fo:font-size="9.5pt" style:font-size-asian="9.5pt"/>
    </style:style>
    <style:style style:name="T579" style:parent-style-name="DefaultParagraphFont" style:family="text">
      <style:text-properties style:font-name="Times New Roman" style:font-name-asian="Times New Roman"/>
    </style:style>
    <style:style style:name="T580" style:parent-style-name="DefaultParagraphFont" style:family="text">
      <style:text-properties style:font-name="Verdana" style:font-name-asian="Verdana" fo:font-size="9.5pt" style:font-size-asian="9.5pt"/>
    </style:style>
    <style:style style:name="T581" style:parent-style-name="DefaultParagraphFont" style:family="text">
      <style:text-properties style:font-name="Verdana" style:font-name-asian="Verdana" fo:font-size="9.5pt" style:font-size-asian="9.5pt"/>
    </style:style>
    <style:style style:name="T582" style:parent-style-name="DefaultParagraphFont" style:family="text">
      <style:text-properties style:font-name="Verdana" style:font-name-asian="Verdana" fo:font-size="9.5pt" style:font-size-asian="9.5pt"/>
    </style:style>
    <style:style style:name="P583" style:parent-style-name="Normal" style:family="paragraph">
      <style:paragraph-properties fo:line-height="0.1395in"/>
      <style:text-properties style:font-name="Times New Roman" style:font-name-asian="Times New Roman"/>
    </style:style>
    <style:style style:name="P584"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585" style:parent-style-name="DefaultParagraphFont" style:family="text">
      <style:text-properties style:font-name="Verdana" style:font-name-asian="Verdana" fo:font-size="9.5pt" style:font-size-asian="9.5pt"/>
    </style:style>
    <style:style style:name="T586" style:parent-style-name="DefaultParagraphFont" style:family="text">
      <style:text-properties style:font-name="Times New Roman" style:font-name-asian="Times New Roman"/>
    </style:style>
    <style:style style:name="T587" style:parent-style-name="DefaultParagraphFont" style:family="text">
      <style:text-properties style:font-name="Verdana" style:font-name-asian="Verdana" fo:font-size="9.5pt" style:font-size-asian="9.5pt"/>
    </style:style>
    <style:style style:name="T588" style:parent-style-name="DefaultParagraphFont" style:family="text">
      <style:text-properties style:font-name="Verdana" style:font-name-asian="Verdana" fo:font-size="9.5pt" style:font-size-asian="9.5pt"/>
    </style:style>
    <style:style style:name="P589" style:parent-style-name="Normal" style:family="paragraph">
      <style:paragraph-properties fo:line-height="0.1395in"/>
      <style:text-properties style:font-name="Times New Roman" style:font-name-asian="Times New Roman"/>
    </style:style>
    <style:style style:name="P590" style:parent-style-name="Normal" style:family="paragraph">
      <style:paragraph-properties fo:text-align="justify" fo:line-height="120%" fo:margin-left="0.5833in" fo:text-indent="-0.5909in">
        <style:tab-stops>
          <style:tab-stop style:type="left" style:position="-0.0138in"/>
        </style:tab-stops>
      </style:paragraph-properties>
    </style:style>
    <style:style style:name="T591" style:parent-style-name="DefaultParagraphFont" style:family="text">
      <style:text-properties style:font-name="Verdana" style:font-name-asian="Verdana" fo:font-size="9.5pt" style:font-size-asian="9.5pt"/>
    </style:style>
    <style:style style:name="T592" style:parent-style-name="DefaultParagraphFont" style:family="text">
      <style:text-properties style:font-name="Times New Roman" style:font-name-asian="Times New Roman"/>
    </style:style>
    <style:style style:name="T593" style:parent-style-name="DefaultParagraphFont" style:family="text">
      <style:text-properties style:font-name="Verdana" style:font-name-asian="Verdana" fo:font-size="9.5pt" style:font-size-asian="9.5pt"/>
    </style:style>
    <style:style style:name="T594" style:parent-style-name="DefaultParagraphFont" style:family="text">
      <style:text-properties style:font-name="Verdana" style:font-name-asian="Verdana" fo:font-size="9.5pt" style:font-size-asian="9.5pt"/>
    </style:style>
    <style:style style:name="T595" style:parent-style-name="DefaultParagraphFont" style:family="text">
      <style:text-properties style:font-name="Verdana" style:font-name-asian="Verdana" fo:font-size="9.5pt" style:font-size-asian="9.5pt"/>
    </style:style>
    <style:style style:name="P596" style:parent-style-name="Normal" style:family="paragraph">
      <style:paragraph-properties fo:line-height="0.1409in"/>
      <style:text-properties style:font-name="Times New Roman" style:font-name-asian="Times New Roman"/>
    </style:style>
    <style:style style:name="P597" style:parent-style-name="Normal" style:family="paragraph">
      <style:paragraph-properties fo:text-align="justify" fo:line-height="123%" fo:margin-left="0.5833in" fo:text-indent="-0.5909in">
        <style:tab-stops>
          <style:tab-stop style:type="left" style:position="-0.0138in"/>
        </style:tab-stops>
      </style:paragraph-properties>
    </style:style>
    <style:style style:name="T598" style:parent-style-name="DefaultParagraphFont" style:family="text">
      <style:text-properties style:font-name="Verdana" style:font-name-asian="Verdana" fo:font-size="9.5pt" style:font-size-asian="9.5pt"/>
    </style:style>
    <style:style style:name="T599" style:parent-style-name="DefaultParagraphFont" style:family="text">
      <style:text-properties style:font-name="Times New Roman" style:font-name-asian="Times New Roman"/>
    </style:style>
    <style:style style:name="T600" style:parent-style-name="DefaultParagraphFont" style:family="text">
      <style:text-properties style:font-name="Verdana" style:font-name-asian="Verdana" fo:font-size="9.5pt" style:font-size-asian="9.5pt"/>
    </style:style>
    <style:style style:name="T601" style:parent-style-name="DefaultParagraphFont" style:family="text">
      <style:text-properties style:font-name="Verdana" style:font-name-asian="Verdana" fo:font-size="9.5pt" style:font-size-asian="9.5pt"/>
    </style:style>
    <style:style style:name="T602" style:parent-style-name="DefaultParagraphFont" style:family="text">
      <style:text-properties style:font-name="Verdana" style:font-name-asian="Verdana" fo:font-size="9.5pt" style:font-size-asian="9.5pt"/>
    </style:style>
    <style:style style:name="T603" style:parent-style-name="DefaultParagraphFont" style:family="text">
      <style:text-properties style:font-name="Verdana" style:font-name-asian="Verdana" fo:font-size="9.5pt" style:font-size-asian="9.5pt"/>
    </style:style>
    <style:style style:name="P604" style:parent-style-name="Normal" style:family="paragraph">
      <style:paragraph-properties fo:line-height="0.1388in"/>
      <style:text-properties style:font-name="Times New Roman" style:font-name-asian="Times New Roman"/>
    </style:style>
    <style:style style:name="P605" style:parent-style-name="Normal" style:family="paragraph">
      <style:paragraph-properties fo:line-height="0.1826in"/>
      <style:text-properties style:font-name="Times New Roman" style:font-name-asian="Times New Roman"/>
    </style:style>
    <style:style style:name="T606" style:parent-style-name="DefaultParagraphFont" style:family="text">
      <style:text-properties style:font-name="Times New Roman" style:font-name-asian="Times New Roman"/>
    </style:style>
    <style:style style:name="P607" style:parent-style-name="Normal" style:family="paragraph">
      <style:paragraph-properties fo:line-height="0.1729in"/>
      <style:text-properties style:font-name="Times New Roman" style:font-name-asian="Times New Roman"/>
    </style:style>
    <style:style style:name="P608"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609" style:parent-style-name="Normal" style:family="paragraph">
      <style:paragraph-properties fo:line-height="0.1729in"/>
      <style:text-properties style:font-name="Times New Roman" style:font-name-asian="Times New Roman"/>
    </style:style>
    <style:style style:name="P610"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611" style:parent-style-name="DefaultParagraphFont" style:family="text">
      <style:text-properties style:font-name="Verdana" style:font-name-asian="Verdana" fo:font-size="9.5pt" style:font-size-asian="9.5pt"/>
    </style:style>
    <style:style style:name="T612" style:parent-style-name="DefaultParagraphFont" style:family="text">
      <style:text-properties style:font-name="Times New Roman" style:font-name-asian="Times New Roman"/>
    </style:style>
    <style:style style:name="T613" style:parent-style-name="DefaultParagraphFont" style:family="text">
      <style:text-properties style:font-name="Verdana" style:font-name-asian="Verdana" fo:font-size="9.5pt" style:font-size-asian="9.5pt"/>
    </style:style>
    <style:style style:name="T614" style:parent-style-name="DefaultParagraphFont" style:family="text">
      <style:text-properties style:font-name="Verdana" style:font-name-asian="Verdana" fo:font-size="9.5pt" style:font-size-asian="9.5pt"/>
    </style:style>
    <style:style style:name="P615" style:parent-style-name="Normal" style:family="paragraph">
      <style:paragraph-properties fo:line-height="0.1402in"/>
      <style:text-properties style:font-name="Times New Roman" style:font-name-asian="Times New Roman"/>
    </style:style>
    <style:style style:name="P616"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617" style:parent-style-name="Normal" style:family="paragraph">
      <style:paragraph-properties fo:line-height="0.1729in"/>
      <style:text-properties style:font-name="Times New Roman" style:font-name-asian="Times New Roman"/>
    </style:style>
    <style:style style:name="P618"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619" style:parent-style-name="DefaultParagraphFont" style:family="text">
      <style:text-properties style:font-name="Verdana" style:font-name-asian="Verdana" fo:font-size="9.5pt" style:font-size-asian="9.5pt"/>
    </style:style>
    <style:style style:name="T620" style:parent-style-name="DefaultParagraphFont" style:family="text">
      <style:text-properties style:font-name="Times New Roman" style:font-name-asian="Times New Roman"/>
    </style:style>
    <style:style style:name="T621" style:parent-style-name="DefaultParagraphFont" style:family="text">
      <style:text-properties style:font-name="Verdana" style:font-name-asian="Verdana" fo:font-size="9.5pt" style:font-size-asian="9.5pt"/>
    </style:style>
    <style:style style:name="T622" style:parent-style-name="DefaultParagraphFont" style:family="text">
      <style:text-properties style:font-name="Verdana" style:font-name-asian="Verdana" fo:font-size="9.5pt" style:font-size-asian="9.5pt"/>
    </style:style>
    <style:style style:name="P623" style:parent-style-name="Normal" style:family="paragraph">
      <style:paragraph-properties fo:line-height="0.1402in"/>
      <style:text-properties style:font-name="Times New Roman" style:font-name-asian="Times New Roman"/>
    </style:style>
    <style:style style:name="P624"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625" style:parent-style-name="Normal" style:family="paragraph">
      <style:paragraph-properties fo:line-height="0.1729in"/>
      <style:text-properties style:font-name="Times New Roman" style:font-name-asian="Times New Roman"/>
    </style:style>
    <style:style style:name="P626"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627" style:parent-style-name="DefaultParagraphFont" style:family="text">
      <style:text-properties style:font-name="Verdana" style:font-name-asian="Verdana" fo:font-size="9.5pt" style:font-size-asian="9.5pt"/>
    </style:style>
    <style:style style:name="T628" style:parent-style-name="DefaultParagraphFont" style:family="text">
      <style:text-properties style:font-name="Times New Roman" style:font-name-asian="Times New Roman"/>
    </style:style>
    <style:style style:name="T629" style:parent-style-name="DefaultParagraphFont" style:family="text">
      <style:text-properties style:font-name="Verdana" style:font-name-asian="Verdana" fo:font-size="9.5pt" style:font-size-asian="9.5pt"/>
    </style:style>
    <style:style style:name="P630" style:parent-style-name="Normal" style:master-page-name="MP6" style:family="paragraph">
      <style:paragraph-properties fo:break-before="page" fo:line-height="0.018in"/>
      <style:text-properties style:font-name="Times New Roman" style:font-name-asian="Times New Roman"/>
    </style:style>
    <style:style style:name="P632"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633" style:parent-style-name="Normal" style:family="paragraph">
      <style:paragraph-properties fo:line-height="0.1729in"/>
      <style:text-properties style:font-name="Times New Roman" style:font-name-asian="Times New Roman"/>
    </style:style>
    <style:style style:name="P634"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635" style:parent-style-name="DefaultParagraphFont" style:family="text">
      <style:text-properties style:font-name="Verdana" style:font-name-asian="Verdana" fo:font-size="9.5pt" style:font-size-asian="9.5pt"/>
    </style:style>
    <style:style style:name="T636" style:parent-style-name="DefaultParagraphFont" style:family="text">
      <style:text-properties style:font-name="Times New Roman" style:font-name-asian="Times New Roman"/>
    </style:style>
    <style:style style:name="T637" style:parent-style-name="DefaultParagraphFont" style:family="text">
      <style:text-properties style:font-name="Verdana" style:font-name-asian="Verdana" fo:font-size="9.5pt" style:font-size-asian="9.5pt"/>
    </style:style>
    <style:style style:name="P638" style:parent-style-name="Normal" style:family="paragraph">
      <style:paragraph-properties fo:line-height="0.1395in"/>
      <style:text-properties style:font-name="Times New Roman" style:font-name-asian="Times New Roman"/>
    </style:style>
    <style:style style:name="P639" style:parent-style-name="Normal" style:family="paragraph">
      <style:paragraph-properties fo:text-align="justify" fo:line-height="120%" fo:margin-left="0.5833in" fo:text-indent="-0.5909in">
        <style:tab-stops>
          <style:tab-stop style:type="left" style:position="-0.0138in"/>
        </style:tab-stops>
      </style:paragraph-properties>
    </style:style>
    <style:style style:name="T640" style:parent-style-name="DefaultParagraphFont" style:family="text">
      <style:text-properties style:font-name="Verdana" style:font-name-asian="Verdana" fo:font-size="9.5pt" style:font-size-asian="9.5pt"/>
    </style:style>
    <style:style style:name="T641" style:parent-style-name="DefaultParagraphFont" style:family="text">
      <style:text-properties style:font-name="Times New Roman" style:font-name-asian="Times New Roman"/>
    </style:style>
    <style:style style:name="T642" style:parent-style-name="DefaultParagraphFont" style:family="text">
      <style:text-properties style:font-name="Verdana" style:font-name-asian="Verdana" fo:font-size="9.5pt" style:font-size-asian="9.5pt"/>
    </style:style>
    <style:style style:name="T643" style:parent-style-name="DefaultParagraphFont" style:family="text">
      <style:text-properties style:font-name="Verdana" style:font-name-asian="Verdana" fo:font-size="9.5pt" style:font-size-asian="9.5pt"/>
    </style:style>
    <style:style style:name="P644" style:parent-style-name="Normal" style:family="paragraph">
      <style:paragraph-properties fo:line-height="0.1402in"/>
      <style:text-properties style:font-name="Times New Roman" style:font-name-asian="Times New Roman"/>
    </style:style>
    <style:style style:name="T645" style:parent-style-name="DefaultParagraphFont" style:family="text">
      <style:text-properties style:font-name="Times New Roman" style:font-name-asian="Times New Roman"/>
    </style:style>
    <style:style style:name="P646" style:parent-style-name="Normal" style:family="paragraph">
      <style:paragraph-properties fo:line-height="0.1729in"/>
      <style:text-properties style:font-name="Times New Roman" style:font-name-asian="Times New Roman"/>
    </style:style>
    <style:style style:name="P647"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648" style:parent-style-name="DefaultParagraphFont" style:family="text">
      <style:text-properties style:font-name="Verdana" style:font-name-asian="Verdana" fo:font-size="9.5pt" style:font-size-asian="9.5pt"/>
    </style:style>
    <style:style style:name="T649" style:parent-style-name="DefaultParagraphFont" style:family="text">
      <style:text-properties style:font-name="Times New Roman" style:font-name-asian="Times New Roman"/>
    </style:style>
    <style:style style:name="T650" style:parent-style-name="DefaultParagraphFont" style:family="text">
      <style:text-properties style:font-name="Verdana" style:font-name-asian="Verdana" fo:font-size="9.5pt" style:font-size-asian="9.5pt"/>
    </style:style>
    <style:style style:name="T651" style:parent-style-name="DefaultParagraphFont" style:family="text">
      <style:text-properties style:font-name="Verdana" style:font-name-asian="Verdana" fo:font-size="9.5pt" style:font-size-asian="9.5pt"/>
    </style:style>
    <style:style style:name="P652" style:parent-style-name="Normal" style:family="paragraph">
      <style:paragraph-properties fo:line-height="0.1388in"/>
      <style:text-properties style:font-name="Times New Roman" style:font-name-asian="Times New Roman"/>
    </style:style>
    <style:style style:name="P653"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654" style:parent-style-name="DefaultParagraphFont" style:family="text">
      <style:text-properties style:font-name="Verdana" style:font-name-asian="Verdana" fo:font-size="9.5pt" style:font-size-asian="9.5pt"/>
    </style:style>
    <style:style style:name="T655" style:parent-style-name="DefaultParagraphFont" style:family="text">
      <style:text-properties style:font-name="Times New Roman" style:font-name-asian="Times New Roman"/>
    </style:style>
    <style:style style:name="T656" style:parent-style-name="DefaultParagraphFont" style:family="text">
      <style:text-properties style:font-name="Verdana" style:font-name-asian="Verdana" fo:font-size="9.5pt" style:font-size-asian="9.5pt"/>
    </style:style>
    <style:style style:name="P657" style:parent-style-name="Normal" style:family="paragraph">
      <style:paragraph-properties fo:line-height="0.1395in"/>
      <style:text-properties style:font-name="Times New Roman" style:font-name-asian="Times New Roman"/>
    </style:style>
    <style:style style:name="P658" style:parent-style-name="Normal" style:family="paragraph">
      <style:paragraph-properties style:line-height-at-least="0in">
        <style:tab-stops>
          <style:tab-stop style:type="left" style:position="0.5694in"/>
        </style:tab-stops>
      </style:paragraph-properties>
    </style:style>
    <style:style style:name="T659" style:parent-style-name="DefaultParagraphFont" style:family="text">
      <style:text-properties style:font-name="Verdana" style:font-name-asian="Verdana" fo:font-size="9.5pt" style:font-size-asian="9.5pt"/>
    </style:style>
    <style:style style:name="T660" style:parent-style-name="DefaultParagraphFont" style:family="text">
      <style:text-properties style:font-name="Times New Roman" style:font-name-asian="Times New Roman"/>
    </style:style>
    <style:style style:name="T661" style:parent-style-name="DefaultParagraphFont" style:family="text">
      <style:text-properties style:font-name="Verdana" style:font-name-asian="Verdana" fo:font-size="9pt" style:font-size-asian="9pt"/>
    </style:style>
    <style:style style:name="T662" style:parent-style-name="DefaultParagraphFont" style:family="text">
      <style:text-properties style:font-name="Verdana" style:font-name-asian="Verdana" fo:font-size="9pt" style:font-size-asian="9pt"/>
    </style:style>
    <style:style style:name="P663" style:parent-style-name="Normal" style:family="paragraph">
      <style:paragraph-properties fo:line-height="0.1729in"/>
      <style:text-properties style:font-name="Times New Roman" style:font-name-asian="Times New Roman"/>
    </style:style>
    <style:style style:name="P664"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665" style:parent-style-name="Normal" style:family="paragraph">
      <style:paragraph-properties fo:line-height="0.1729in"/>
      <style:text-properties style:font-name="Times New Roman" style:font-name-asian="Times New Roman"/>
    </style:style>
    <style:style style:name="P666"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667" style:parent-style-name="DefaultParagraphFont" style:family="text">
      <style:text-properties style:font-name="Verdana" style:font-name-asian="Verdana" fo:font-size="9.5pt" style:font-size-asian="9.5pt"/>
    </style:style>
    <style:style style:name="T668" style:parent-style-name="DefaultParagraphFont" style:family="text">
      <style:text-properties style:font-name="Times New Roman" style:font-name-asian="Times New Roman"/>
    </style:style>
    <style:style style:name="T669" style:parent-style-name="DefaultParagraphFont" style:family="text">
      <style:text-properties style:font-name="Verdana" style:font-name-asian="Verdana" fo:font-size="9.5pt" style:font-size-asian="9.5pt"/>
    </style:style>
    <style:style style:name="T670" style:parent-style-name="DefaultParagraphFont" style:family="text">
      <style:text-properties style:font-name="Verdana" style:font-name-asian="Verdana" fo:font-size="9.5pt" style:font-size-asian="9.5pt"/>
    </style:style>
    <style:style style:name="P671" style:parent-style-name="Normal" style:family="paragraph">
      <style:paragraph-properties fo:line-height="0.1416in"/>
      <style:text-properties style:font-name="Times New Roman" style:font-name-asian="Times New Roman"/>
    </style:style>
    <style:style style:name="T672" style:parent-style-name="DefaultParagraphFont" style:family="text">
      <style:text-properties style:font-name="Times New Roman" style:font-name-asian="Times New Roman"/>
    </style:style>
    <style:style style:name="P673" style:parent-style-name="Normal" style:family="paragraph">
      <style:paragraph-properties fo:line-height="0.1729in"/>
      <style:text-properties style:font-name="Times New Roman" style:font-name-asian="Times New Roman"/>
    </style:style>
    <style:style style:name="P674"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675" style:parent-style-name="Normal" style:family="paragraph">
      <style:paragraph-properties fo:line-height="0.1729in"/>
      <style:text-properties style:font-name="Times New Roman" style:font-name-asian="Times New Roman"/>
    </style:style>
    <style:style style:name="P676"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677" style:parent-style-name="DefaultParagraphFont" style:family="text">
      <style:text-properties style:font-name="Verdana" style:font-name-asian="Verdana" fo:font-size="9.5pt" style:font-size-asian="9.5pt"/>
    </style:style>
    <style:style style:name="T678" style:parent-style-name="DefaultParagraphFont" style:family="text">
      <style:text-properties style:font-name="Times New Roman" style:font-name-asian="Times New Roman"/>
    </style:style>
    <style:style style:name="T679" style:parent-style-name="DefaultParagraphFont" style:family="text">
      <style:text-properties style:font-name="Verdana" style:font-name-asian="Verdana" fo:font-size="9.5pt" style:font-size-asian="9.5pt"/>
    </style:style>
    <style:style style:name="T680" style:parent-style-name="DefaultParagraphFont" style:family="text">
      <style:text-properties style:font-name="Verdana" style:font-name-asian="Verdana" fo:font-size="9.5pt" style:font-size-asian="9.5pt"/>
    </style:style>
    <style:style style:name="P681" style:parent-style-name="Normal" style:family="paragraph">
      <style:paragraph-properties fo:line-height="0.1402in"/>
      <style:text-properties style:font-name="Times New Roman" style:font-name-asian="Times New Roman"/>
    </style:style>
    <style:style style:name="P682"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683" style:parent-style-name="Normal" style:family="paragraph">
      <style:paragraph-properties fo:line-height="0.1729in"/>
      <style:text-properties style:font-name="Times New Roman" style:font-name-asian="Times New Roman"/>
    </style:style>
    <style:style style:name="P684"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685" style:parent-style-name="DefaultParagraphFont" style:family="text">
      <style:text-properties style:font-name="Verdana" style:font-name-asian="Verdana" fo:font-size="9.5pt" style:font-size-asian="9.5pt"/>
    </style:style>
    <style:style style:name="T686" style:parent-style-name="DefaultParagraphFont" style:family="text">
      <style:text-properties style:font-name="Times New Roman" style:font-name-asian="Times New Roman"/>
    </style:style>
    <style:style style:name="T687" style:parent-style-name="DefaultParagraphFont" style:family="text">
      <style:text-properties style:font-name="Verdana" style:font-name-asian="Verdana" fo:font-size="9.5pt" style:font-size-asian="9.5pt"/>
    </style:style>
    <style:style style:name="T688" style:parent-style-name="DefaultParagraphFont" style:family="text">
      <style:text-properties style:font-name="Verdana" style:font-name-asian="Verdana" fo:font-size="9.5pt" style:font-size-asian="9.5pt"/>
    </style:style>
    <style:style style:name="T689" style:parent-style-name="DefaultParagraphFont" style:family="text">
      <style:text-properties style:font-name="Verdana" style:font-name-asian="Verdana" fo:font-weight="bold" style:font-weight-asian="bold" fo:font-size="9.5pt" style:font-size-asian="9.5pt"/>
    </style:style>
    <style:style style:name="T690" style:parent-style-name="DefaultParagraphFont" style:family="text">
      <style:text-properties style:font-name="Verdana" style:font-name-asian="Verdana" fo:font-size="9.5pt" style:font-size-asian="9.5pt"/>
    </style:style>
    <style:style style:name="T691" style:parent-style-name="DefaultParagraphFont" style:family="text">
      <style:text-properties style:font-name="Verdana" style:font-name-asian="Verdana" fo:font-weight="bold" style:font-weight-asian="bold" fo:font-size="9.5pt" style:font-size-asian="9.5pt"/>
    </style:style>
    <style:style style:name="T692" style:parent-style-name="DefaultParagraphFont" style:family="text">
      <style:text-properties style:font-name="Verdana" style:font-name-asian="Verdana" fo:font-size="9.5pt" style:font-size-asian="9.5pt"/>
    </style:style>
    <style:style style:name="T693" style:parent-style-name="DefaultParagraphFont" style:family="text">
      <style:text-properties style:font-name="Verdana" style:font-name-asian="Verdana" fo:font-size="9.5pt" style:font-size-asian="9.5pt"/>
    </style:style>
    <style:style style:name="T694" style:parent-style-name="DefaultParagraphFont" style:family="text">
      <style:text-properties style:font-name="Verdana" style:font-name-asian="Verdana" fo:font-size="9.5pt" style:font-size-asian="9.5pt"/>
    </style:style>
    <style:style style:name="P695" style:parent-style-name="Normal" style:family="paragraph">
      <style:paragraph-properties fo:line-height="0.1395in"/>
      <style:text-properties style:font-name="Times New Roman" style:font-name-asian="Times New Roman"/>
    </style:style>
    <style:style style:name="P696"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697" style:parent-style-name="Normal" style:family="paragraph">
      <style:paragraph-properties fo:line-height="0.1729in"/>
      <style:text-properties style:font-name="Times New Roman" style:font-name-asian="Times New Roman"/>
    </style:style>
    <style:style style:name="P698"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699" style:parent-style-name="DefaultParagraphFont" style:family="text">
      <style:text-properties style:font-name="Verdana" style:font-name-asian="Verdana" fo:font-size="9.5pt" style:font-size-asian="9.5pt"/>
    </style:style>
    <style:style style:name="T700" style:parent-style-name="DefaultParagraphFont" style:family="text">
      <style:text-properties style:font-name="Times New Roman" style:font-name-asian="Times New Roman"/>
    </style:style>
    <style:style style:name="T701" style:parent-style-name="DefaultParagraphFont" style:family="text">
      <style:text-properties style:font-name="Verdana" style:font-name-asian="Verdana" fo:font-size="9.5pt" style:font-size-asian="9.5pt"/>
    </style:style>
    <style:style style:name="T702" style:parent-style-name="DefaultParagraphFont" style:family="text">
      <style:text-properties style:font-name="Verdana" style:font-name-asian="Verdana" fo:font-size="9.5pt" style:font-size-asian="9.5pt"/>
    </style:style>
    <style:style style:name="P703" style:parent-style-name="Normal" style:master-page-name="MP7" style:family="paragraph">
      <style:paragraph-properties fo:break-before="page" fo:line-height="0.018in"/>
      <style:text-properties style:font-name="Times New Roman" style:font-name-asian="Times New Roman"/>
    </style:style>
    <style:style style:name="T705" style:parent-style-name="DefaultParagraphFont" style:family="text">
      <style:text-properties style:font-name="Times New Roman" style:font-name-asian="Times New Roman"/>
    </style:style>
    <style:style style:name="P706" style:parent-style-name="Normal" style:family="paragraph">
      <style:paragraph-properties fo:line-height="0.1729in"/>
      <style:text-properties style:font-name="Times New Roman" style:font-name-asian="Times New Roman"/>
    </style:style>
    <style:style style:name="P707"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708" style:parent-style-name="DefaultParagraphFont" style:family="text">
      <style:text-properties style:font-name="Verdana" style:font-name-asian="Verdana" fo:font-size="9.5pt" style:font-size-asian="9.5pt"/>
    </style:style>
    <style:style style:name="T709" style:parent-style-name="DefaultParagraphFont" style:family="text">
      <style:text-properties style:font-name="Times New Roman" style:font-name-asian="Times New Roman"/>
    </style:style>
    <style:style style:name="T710" style:parent-style-name="DefaultParagraphFont" style:family="text">
      <style:text-properties style:font-name="Verdana" style:font-name-asian="Verdana" fo:font-size="9.5pt" style:font-size-asian="9.5pt"/>
    </style:style>
    <style:style style:name="T711" style:parent-style-name="DefaultParagraphFont" style:family="text">
      <style:text-properties style:font-name="Verdana" style:font-name-asian="Verdana" fo:font-size="9.5pt" style:font-size-asian="9.5pt"/>
    </style:style>
    <style:style style:name="P712" style:parent-style-name="Normal" style:family="paragraph">
      <style:paragraph-properties fo:line-height="0.1395in"/>
      <style:text-properties style:font-name="Times New Roman" style:font-name-asian="Times New Roman"/>
    </style:style>
    <style:style style:name="P713"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714" style:parent-style-name="DefaultParagraphFont" style:family="text">
      <style:text-properties style:font-name="Verdana" style:font-name-asian="Verdana" fo:font-size="9.5pt" style:font-size-asian="9.5pt"/>
    </style:style>
    <style:style style:name="T715" style:parent-style-name="DefaultParagraphFont" style:family="text">
      <style:text-properties style:font-name="Times New Roman" style:font-name-asian="Times New Roman"/>
    </style:style>
    <style:style style:name="T716" style:parent-style-name="DefaultParagraphFont" style:family="text">
      <style:text-properties style:font-name="Verdana" style:font-name-asian="Verdana" fo:font-size="9.5pt" style:font-size-asian="9.5pt"/>
    </style:style>
    <style:style style:name="T717" style:parent-style-name="DefaultParagraphFont" style:family="text">
      <style:text-properties style:font-name="Verdana" style:font-name-asian="Verdana" fo:font-size="9.5pt" style:font-size-asian="9.5pt"/>
    </style:style>
    <style:style style:name="P718" style:parent-style-name="Normal" style:family="paragraph">
      <style:paragraph-properties fo:line-height="0.1388in"/>
      <style:text-properties style:font-name="Times New Roman" style:font-name-asian="Times New Roman"/>
    </style:style>
    <style:style style:name="P719" style:parent-style-name="Normal" style:family="paragraph">
      <style:paragraph-properties fo:text-align="justify" fo:line-height="120%" fo:margin-left="0.5833in" fo:text-indent="-0.5909in">
        <style:tab-stops>
          <style:tab-stop style:type="left" style:position="-0.0138in"/>
        </style:tab-stops>
      </style:paragraph-properties>
    </style:style>
    <style:style style:name="T720" style:parent-style-name="DefaultParagraphFont" style:family="text">
      <style:text-properties style:font-name="Verdana" style:font-name-asian="Verdana" fo:font-size="9.5pt" style:font-size-asian="9.5pt"/>
    </style:style>
    <style:style style:name="T721" style:parent-style-name="DefaultParagraphFont" style:family="text">
      <style:text-properties style:font-name="Times New Roman" style:font-name-asian="Times New Roman"/>
    </style:style>
    <style:style style:name="T722" style:parent-style-name="DefaultParagraphFont" style:family="text">
      <style:text-properties style:font-name="Verdana" style:font-name-asian="Verdana" fo:font-size="9.5pt" style:font-size-asian="9.5pt"/>
    </style:style>
    <style:style style:name="P723" style:parent-style-name="Normal" style:family="paragraph">
      <style:paragraph-properties fo:line-height="0.1409in"/>
      <style:text-properties style:font-name="Times New Roman" style:font-name-asian="Times New Roman"/>
    </style:style>
    <style:style style:name="T724" style:parent-style-name="DefaultParagraphFont" style:family="text">
      <style:text-properties style:font-name="Times New Roman" style:font-name-asian="Times New Roman"/>
    </style:style>
    <style:style style:name="P725" style:parent-style-name="Normal" style:family="paragraph">
      <style:paragraph-properties fo:line-height="0.1729in"/>
      <style:text-properties style:font-name="Times New Roman" style:font-name-asian="Times New Roman"/>
    </style:style>
    <style:style style:name="P726"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727" style:parent-style-name="DefaultParagraphFont" style:family="text">
      <style:text-properties style:font-name="Verdana" style:font-name-asian="Verdana" fo:font-size="9.5pt" style:font-size-asian="9.5pt"/>
    </style:style>
    <style:style style:name="T728" style:parent-style-name="DefaultParagraphFont" style:family="text">
      <style:text-properties style:font-name="Times New Roman" style:font-name-asian="Times New Roman"/>
    </style:style>
    <style:style style:name="T729" style:parent-style-name="DefaultParagraphFont" style:family="text">
      <style:text-properties style:font-name="Verdana" style:font-name-asian="Verdana" fo:font-size="9.5pt" style:font-size-asian="9.5pt"/>
    </style:style>
    <style:style style:name="T730" style:parent-style-name="DefaultParagraphFont" style:family="text">
      <style:text-properties style:font-name="Verdana" style:font-name-asian="Verdana" fo:font-weight="bold" style:font-weight-asian="bold" fo:font-size="9.5pt" style:font-size-asian="9.5pt"/>
    </style:style>
    <style:style style:name="T731" style:parent-style-name="DefaultParagraphFont" style:family="text">
      <style:text-properties style:font-name="Verdana" style:font-name-asian="Verdana" fo:font-size="9.5pt" style:font-size-asian="9.5pt"/>
    </style:style>
    <style:style style:name="T732" style:parent-style-name="DefaultParagraphFont" style:family="text">
      <style:text-properties style:font-name="Verdana" style:font-name-asian="Verdana" fo:font-size="9.5pt" style:font-size-asian="9.5pt"/>
    </style:style>
    <style:style style:name="P733" style:parent-style-name="Normal" style:family="paragraph">
      <style:paragraph-properties fo:line-height="0.1395in"/>
      <style:text-properties style:font-name="Times New Roman" style:font-name-asian="Times New Roman"/>
    </style:style>
    <style:style style:name="P734"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735" style:parent-style-name="DefaultParagraphFont" style:family="text">
      <style:text-properties style:font-name="Verdana" style:font-name-asian="Verdana" fo:font-size="9.5pt" style:font-size-asian="9.5pt"/>
    </style:style>
    <style:style style:name="T736" style:parent-style-name="DefaultParagraphFont" style:family="text">
      <style:text-properties style:font-name="Times New Roman" style:font-name-asian="Times New Roman"/>
    </style:style>
    <style:style style:name="T737" style:parent-style-name="DefaultParagraphFont" style:family="text">
      <style:text-properties style:font-name="Verdana" style:font-name-asian="Verdana" fo:font-size="9.5pt" style:font-size-asian="9.5pt"/>
    </style:style>
    <style:style style:name="T738" style:parent-style-name="DefaultParagraphFont" style:family="text">
      <style:text-properties style:font-name="Verdana" style:font-name-asian="Verdana" fo:font-size="9.5pt" style:font-size-asian="9.5pt"/>
    </style:style>
    <style:style style:name="P739" style:parent-style-name="Normal" style:family="paragraph">
      <style:paragraph-properties fo:line-height="0.1395in"/>
      <style:text-properties style:font-name="Times New Roman" style:font-name-asian="Times New Roman"/>
    </style:style>
    <style:style style:name="P740"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741" style:parent-style-name="DefaultParagraphFont" style:family="text">
      <style:text-properties style:font-name="Verdana" style:font-name-asian="Verdana" fo:font-size="9.5pt" style:font-size-asian="9.5pt"/>
    </style:style>
    <style:style style:name="T742" style:parent-style-name="DefaultParagraphFont" style:family="text">
      <style:text-properties style:font-name="Times New Roman" style:font-name-asian="Times New Roman"/>
    </style:style>
    <style:style style:name="T743" style:parent-style-name="DefaultParagraphFont" style:family="text">
      <style:text-properties style:font-name="Verdana" style:font-name-asian="Verdana" fo:font-size="9.5pt" style:font-size-asian="9.5pt"/>
    </style:style>
    <style:style style:name="T744" style:parent-style-name="DefaultParagraphFont" style:family="text">
      <style:text-properties style:font-name="Verdana" style:font-name-asian="Verdana" fo:font-size="9.5pt" style:font-size-asian="9.5pt"/>
    </style:style>
    <style:style style:name="T745" style:parent-style-name="DefaultParagraphFont" style:family="text">
      <style:text-properties style:font-name="Verdana" style:font-name-asian="Verdana" fo:font-size="9.5pt" style:font-size-asian="9.5pt"/>
    </style:style>
    <style:style style:name="T746" style:parent-style-name="DefaultParagraphFont" style:family="text">
      <style:text-properties style:font-name="Verdana" style:font-name-asian="Verdana" fo:font-size="9.5pt" style:font-size-asian="9.5pt"/>
    </style:style>
    <style:style style:name="P747" style:parent-style-name="Normal" style:family="paragraph">
      <style:paragraph-properties fo:line-height="0.1437in"/>
      <style:text-properties style:font-name="Times New Roman" style:font-name-asian="Times New Roman"/>
    </style:style>
    <style:style style:name="P748"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749" style:parent-style-name="Normal" style:family="paragraph">
      <style:paragraph-properties fo:line-height="0.1729in"/>
      <style:text-properties style:font-name="Times New Roman" style:font-name-asian="Times New Roman"/>
    </style:style>
    <style:style style:name="P750"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751" style:parent-style-name="DefaultParagraphFont" style:family="text">
      <style:text-properties style:font-name="Verdana" style:font-name-asian="Verdana" fo:font-size="9.5pt" style:font-size-asian="9.5pt"/>
    </style:style>
    <style:style style:name="T752" style:parent-style-name="DefaultParagraphFont" style:family="text">
      <style:text-properties style:font-name="Times New Roman" style:font-name-asian="Times New Roman"/>
    </style:style>
    <style:style style:name="T753" style:parent-style-name="DefaultParagraphFont" style:family="text">
      <style:text-properties style:font-name="Verdana" style:font-name-asian="Verdana" fo:font-size="9.5pt" style:font-size-asian="9.5pt"/>
    </style:style>
    <style:style style:name="T754" style:parent-style-name="DefaultParagraphFont" style:family="text">
      <style:text-properties style:font-name="Verdana" style:font-name-asian="Verdana" fo:font-size="9.5pt" style:font-size-asian="9.5pt"/>
    </style:style>
    <style:style style:name="T755" style:parent-style-name="DefaultParagraphFont" style:family="text">
      <style:text-properties style:font-name="Verdana" style:font-name-asian="Verdana" fo:font-size="9.5pt" style:font-size-asian="9.5pt"/>
    </style:style>
    <style:style style:name="P756" style:parent-style-name="Normal" style:family="paragraph">
      <style:paragraph-properties fo:line-height="0.1395in"/>
      <style:text-properties style:font-name="Times New Roman" style:font-name-asian="Times New Roman"/>
    </style:style>
    <style:style style:name="P757"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758" style:parent-style-name="DefaultParagraphFont" style:family="text">
      <style:text-properties style:font-name="Verdana" style:font-name-asian="Verdana" fo:font-size="9.5pt" style:font-size-asian="9.5pt"/>
    </style:style>
    <style:style style:name="T759" style:parent-style-name="DefaultParagraphFont" style:family="text">
      <style:text-properties style:font-name="Times New Roman" style:font-name-asian="Times New Roman"/>
    </style:style>
    <style:style style:name="T760" style:parent-style-name="DefaultParagraphFont" style:family="text">
      <style:text-properties style:font-name="Verdana" style:font-name-asian="Verdana" fo:font-size="9.5pt" style:font-size-asian="9.5pt"/>
    </style:style>
    <style:style style:name="T761" style:parent-style-name="DefaultParagraphFont" style:family="text">
      <style:text-properties style:font-name="Verdana" style:font-name-asian="Verdana" fo:font-size="9.5pt" style:font-size-asian="9.5pt"/>
    </style:style>
    <style:style style:name="P762" style:parent-style-name="Normal" style:master-page-name="MP8" style:family="paragraph">
      <style:paragraph-properties fo:break-before="page" fo:line-height="0.018in"/>
      <style:text-properties style:font-name="Times New Roman" style:font-name-asian="Times New Roman"/>
    </style:style>
    <style:style style:name="P764" style:parent-style-name="Normal" style:family="paragraph">
      <style:paragraph-properties style:line-height-at-least="0in">
        <style:tab-stops>
          <style:tab-stop style:type="left" style:position="0.5694in"/>
        </style:tab-stops>
      </style:paragraph-properties>
    </style:style>
    <style:style style:name="T765" style:parent-style-name="DefaultParagraphFont" style:family="text">
      <style:text-properties style:font-name="Verdana" style:font-name-asian="Verdana" fo:font-size="9.5pt" style:font-size-asian="9.5pt"/>
    </style:style>
    <style:style style:name="T766" style:parent-style-name="DefaultParagraphFont" style:family="text">
      <style:text-properties style:font-name="Times New Roman" style:font-name-asian="Times New Roman"/>
    </style:style>
    <style:style style:name="T767" style:parent-style-name="DefaultParagraphFont" style:family="text">
      <style:text-properties style:font-name="Verdana" style:font-name-asian="Verdana" fo:font-weight="bold" style:font-weight-asian="bold" fo:font-size="9pt" style:font-size-asian="9pt"/>
    </style:style>
    <style:style style:name="P768" style:parent-style-name="Normal" style:family="paragraph">
      <style:paragraph-properties fo:line-height="0.1729in"/>
      <style:text-properties style:font-name="Times New Roman" style:font-name-asian="Times New Roman"/>
    </style:style>
    <style:style style:name="P769" style:parent-style-name="Normal" style:family="paragraph">
      <style:paragraph-properties fo:text-align="justify" fo:line-height="121%" fo:margin-left="0.5833in">
        <style:tab-stops/>
      </style:paragraph-properties>
      <style:text-properties style:font-name="Verdana" style:font-name-asian="Verdana" fo:font-size="9.5pt" style:font-size-asian="9.5pt"/>
    </style:style>
    <style:style style:name="P770" style:parent-style-name="Normal" style:family="paragraph">
      <style:paragraph-properties fo:line-height="0.1402in"/>
      <style:text-properties style:font-name="Times New Roman" style:font-name-asian="Times New Roman"/>
    </style:style>
    <style:style style:name="P771" style:parent-style-name="Normal" style:family="paragraph">
      <style:paragraph-properties style:line-height-at-least="0in">
        <style:tab-stops>
          <style:tab-stop style:type="left" style:position="0.5694in"/>
        </style:tab-stops>
      </style:paragraph-properties>
    </style:style>
    <style:style style:name="T772" style:parent-style-name="DefaultParagraphFont" style:family="text">
      <style:text-properties style:font-name="Verdana" style:font-name-asian="Verdana" fo:font-size="9.5pt" style:font-size-asian="9.5pt"/>
    </style:style>
    <style:style style:name="T773" style:parent-style-name="DefaultParagraphFont" style:family="text">
      <style:text-properties style:font-name="Times New Roman" style:font-name-asian="Times New Roman"/>
    </style:style>
    <style:style style:name="T774" style:parent-style-name="DefaultParagraphFont" style:family="text">
      <style:text-properties style:font-name="Verdana" style:font-name-asian="Verdana" fo:font-weight="bold" style:font-weight-asian="bold" fo:font-size="9pt" style:font-size-asian="9pt"/>
    </style:style>
    <style:style style:name="P775" style:parent-style-name="Normal" style:family="paragraph">
      <style:paragraph-properties fo:line-height="0.1729in"/>
      <style:text-properties style:font-name="Times New Roman" style:font-name-asian="Times New Roman"/>
    </style:style>
    <style:style style:name="P776" style:parent-style-name="Normal" style:family="paragraph">
      <style:paragraph-properties fo:text-align="justify" fo:line-height="121%" fo:margin-left="0.5833in" fo:margin-right="0.0138in">
        <style:tab-stops/>
      </style:paragraph-properties>
      <style:text-properties style:font-name="Verdana" style:font-name-asian="Verdana" fo:font-size="9.5pt" style:font-size-asian="9.5pt"/>
    </style:style>
    <style:style style:name="P777" style:parent-style-name="Normal" style:family="paragraph">
      <style:paragraph-properties fo:line-height="0.1395in"/>
      <style:text-properties style:font-name="Times New Roman" style:font-name-asian="Times New Roman"/>
    </style:style>
    <style:style style:name="T778" style:parent-style-name="DefaultParagraphFont" style:family="text">
      <style:text-properties style:font-name="Times New Roman" style:font-name-asian="Times New Roman"/>
    </style:style>
    <style:style style:name="P779" style:parent-style-name="Normal" style:family="paragraph">
      <style:paragraph-properties fo:line-height="0.1729in"/>
      <style:text-properties style:font-name="Times New Roman" style:font-name-asian="Times New Roman"/>
    </style:style>
    <style:style style:name="P780" style:parent-style-name="Normal" style:family="paragraph">
      <style:paragraph-properties fo:line-height="120%" fo:margin-left="0.5833in" fo:margin-right="0.0138in" fo:text-indent="-0.5909in">
        <style:tab-stops>
          <style:tab-stop style:type="left" style:position="-0.0138in"/>
        </style:tab-stops>
      </style:paragraph-properties>
    </style:style>
    <style:style style:name="T781" style:parent-style-name="DefaultParagraphFont" style:family="text">
      <style:text-properties style:font-name="Verdana" style:font-name-asian="Verdana" fo:font-size="9.5pt" style:font-size-asian="9.5pt"/>
    </style:style>
    <style:style style:name="T782" style:parent-style-name="DefaultParagraphFont" style:family="text">
      <style:text-properties style:font-name="Times New Roman" style:font-name-asian="Times New Roman"/>
    </style:style>
    <style:style style:name="T783" style:parent-style-name="DefaultParagraphFont" style:family="text">
      <style:text-properties style:font-name="Verdana" style:font-name-asian="Verdana" fo:font-size="9.5pt" style:font-size-asian="9.5pt"/>
    </style:style>
    <style:style style:name="T784" style:parent-style-name="DefaultParagraphFont" style:family="text">
      <style:text-properties style:font-name="Verdana" style:font-name-asian="Verdana" fo:font-size="9.5pt" style:font-size-asian="9.5pt"/>
    </style:style>
    <style:style style:name="T785" style:parent-style-name="DefaultParagraphFont" style:family="text">
      <style:text-properties style:font-name="Verdana" style:font-name-asian="Verdana" fo:font-size="9.5pt" style:font-size-asian="9.5pt"/>
    </style:style>
    <style:style style:name="T786" style:parent-style-name="DefaultParagraphFont" style:family="text">
      <style:text-properties style:font-name="Verdana" style:font-name-asian="Verdana" fo:font-size="9.5pt" style:font-size-asian="9.5pt"/>
    </style:style>
    <style:style style:name="P787" style:parent-style-name="Normal" style:family="paragraph">
      <style:paragraph-properties fo:line-height="0.1402in"/>
      <style:text-properties style:font-name="Times New Roman" style:font-name-asian="Times New Roman"/>
    </style:style>
    <style:style style:name="P788" style:parent-style-name="Normal" style:family="paragraph">
      <style:paragraph-properties fo:line-height="121%" fo:margin-left="1.7638in" fo:margin-right="0.0138in" fo:text-indent="-0.5847in">
        <style:tab-stops>
          <style:tab-stop style:type="left" style:position="0in"/>
        </style:tab-stops>
      </style:paragraph-properties>
      <style:text-properties style:font-name="Verdana" style:font-name-asian="Verdana" fo:font-size="9.5pt" style:font-size-asian="9.5pt"/>
    </style:style>
    <style:style style:name="P789" style:parent-style-name="Normal" style:family="paragraph">
      <style:paragraph-properties fo:line-height="0.1395in"/>
      <style:text-properties style:font-name="Verdana" style:font-name-asian="Verdana" fo:font-size="9.5pt" style:font-size-asian="9.5pt"/>
    </style:style>
    <style:style style:name="P790" style:parent-style-name="Normal" style:family="paragraph">
      <style:paragraph-properties fo:text-align="justify" fo:line-height="121%" fo:margin-left="1.7638in" fo:margin-right="0.0138in" fo:text-indent="-0.5847in">
        <style:tab-stops>
          <style:tab-stop style:type="left" style:position="0in"/>
        </style:tab-stops>
      </style:paragraph-properties>
      <style:text-properties style:font-name="Verdana" style:font-name-asian="Verdana" fo:font-size="9.5pt" style:font-size-asian="9.5pt"/>
    </style:style>
    <style:style style:name="P791" style:parent-style-name="Normal" style:family="paragraph">
      <style:paragraph-properties fo:line-height="0.1388in"/>
      <style:text-properties style:font-name="Verdana" style:font-name-asian="Verdana" fo:font-size="9.5pt" style:font-size-asian="9.5pt"/>
    </style:style>
    <style:style style:name="P792" style:parent-style-name="Normal" style:family="paragraph">
      <style:paragraph-properties fo:text-align="justify" fo:line-height="120%" fo:margin-left="1.7638in" fo:margin-right="0.0138in" fo:text-indent="-0.5847in">
        <style:tab-stops>
          <style:tab-stop style:type="left" style:position="0in"/>
        </style:tab-stops>
      </style:paragraph-properties>
      <style:text-properties style:font-name="Verdana" style:font-name-asian="Verdana" fo:font-size="9.5pt" style:font-size-asian="9.5pt"/>
    </style:style>
    <style:style style:name="P793" style:parent-style-name="Normal" style:family="paragraph">
      <style:paragraph-properties fo:line-height="0.1402in"/>
      <style:text-properties style:font-name="Times New Roman" style:font-name-asian="Times New Roman"/>
    </style:style>
    <style:style style:name="T794" style:parent-style-name="DefaultParagraphFont" style:family="text">
      <style:text-properties style:font-name="Times New Roman" style:font-name-asian="Times New Roman"/>
    </style:style>
    <style:style style:name="P795" style:parent-style-name="Normal" style:family="paragraph">
      <style:paragraph-properties fo:line-height="0.1736in"/>
      <style:text-properties style:font-name="Times New Roman" style:font-name-asian="Times New Roman"/>
    </style:style>
    <style:style style:name="P796" style:parent-style-name="Normal" style:family="paragraph">
      <style:paragraph-properties style:line-height-at-least="0in" fo:margin-left="0.5833in">
        <style:tab-stops/>
      </style:paragraph-properties>
    </style:style>
    <style:style style:name="T797" style:parent-style-name="DefaultParagraphFont" style:family="text">
      <style:text-properties style:font-name="Verdana" style:font-name-asian="Verdana" fo:font-size="9.5pt" style:font-size-asian="9.5pt"/>
    </style:style>
    <style:style style:name="T798" style:parent-style-name="DefaultParagraphFont" style:family="text">
      <style:text-properties style:font-name="Verdana" style:font-name-asian="Verdana" fo:font-size="9.5pt" style:font-size-asian="9.5pt"/>
    </style:style>
    <style:style style:name="T799" style:parent-style-name="DefaultParagraphFont" style:family="text">
      <style:text-properties style:font-name="Verdana" style:font-name-asian="Verdana" fo:font-size="9.5pt" style:font-size-asian="9.5pt"/>
    </style:style>
    <style:style style:name="T800" style:parent-style-name="DefaultParagraphFont" style:family="text">
      <style:text-properties style:font-name="Verdana" style:font-name-asian="Verdana" fo:font-size="9.5pt" style:font-size-asian="9.5pt"/>
    </style:style>
    <style:style style:name="P801" style:parent-style-name="Normal" style:family="paragraph">
      <style:paragraph-properties fo:line-height="0.1729in"/>
      <style:text-properties style:font-name="Times New Roman" style:font-name-asian="Times New Roman"/>
    </style:style>
    <style:style style:name="P802" style:parent-style-name="Normal" style:family="paragraph">
      <style:paragraph-properties style:line-height-at-least="0in" fo:margin-left="1.7638in" fo:text-indent="-0.5847in">
        <style:tab-stops>
          <style:tab-stop style:type="left" style:position="0in"/>
        </style:tab-stops>
      </style:paragraph-properties>
      <style:text-properties style:font-name="Verdana" style:font-name-asian="Verdana" fo:font-size="9.5pt" style:font-size-asian="9.5pt"/>
    </style:style>
    <style:style style:name="P803" style:parent-style-name="Normal" style:family="paragraph">
      <style:paragraph-properties fo:line-height="0.1729in"/>
      <style:text-properties style:font-name="Verdana" style:font-name-asian="Verdana" fo:font-size="9.5pt" style:font-size-asian="9.5pt"/>
    </style:style>
    <style:style style:name="P804" style:parent-style-name="Normal" style:family="paragraph">
      <style:paragraph-properties fo:line-height="121%" fo:margin-left="1.7638in" fo:margin-right="0.0138in" fo:text-indent="-0.5847in">
        <style:tab-stops>
          <style:tab-stop style:type="left" style:position="0in"/>
        </style:tab-stops>
      </style:paragraph-properties>
      <style:text-properties style:font-name="Verdana" style:font-name-asian="Verdana" fo:font-size="9.5pt" style:font-size-asian="9.5pt"/>
    </style:style>
    <style:style style:name="P805" style:parent-style-name="Normal" style:family="paragraph">
      <style:paragraph-properties fo:line-height="0.1388in"/>
      <style:text-properties style:font-name="Verdana" style:font-name-asian="Verdana" fo:font-size="9.5pt" style:font-size-asian="9.5pt"/>
    </style:style>
    <style:style style:name="P806" style:parent-style-name="Normal" style:family="paragraph">
      <style:paragraph-properties fo:line-height="120%" fo:margin-left="1.7638in" fo:margin-right="0.0138in" fo:text-indent="-0.5847in">
        <style:tab-stops>
          <style:tab-stop style:type="left" style:position="0in"/>
        </style:tab-stops>
      </style:paragraph-properties>
      <style:text-properties style:font-name="Verdana" style:font-name-asian="Verdana" fo:font-size="9.5pt" style:font-size-asian="9.5pt"/>
    </style:style>
    <style:style style:name="P807" style:parent-style-name="Normal" style:family="paragraph">
      <style:paragraph-properties fo:line-height="0.1402in"/>
      <style:text-properties style:font-name="Verdana" style:font-name-asian="Verdana" fo:font-size="9.5pt" style:font-size-asian="9.5pt"/>
    </style:style>
    <style:style style:name="P808" style:parent-style-name="Normal" style:family="paragraph">
      <style:paragraph-properties fo:text-align="justify" fo:line-height="121%" fo:margin-left="1.7638in" fo:margin-right="0.0138in" fo:text-indent="-0.5847in">
        <style:tab-stops>
          <style:tab-stop style:type="left" style:position="0in"/>
        </style:tab-stops>
      </style:paragraph-properties>
      <style:text-properties style:font-name="Verdana" style:font-name-asian="Verdana" fo:font-size="9.5pt" style:font-size-asian="9.5pt"/>
    </style:style>
    <style:style style:name="P809" style:parent-style-name="Normal" style:family="paragraph">
      <style:paragraph-properties fo:line-height="0.1381in"/>
      <style:text-properties style:font-name="Verdana" style:font-name-asian="Verdana" fo:font-size="9.5pt" style:font-size-asian="9.5pt"/>
    </style:style>
    <style:style style:name="P810" style:parent-style-name="Normal" style:family="paragraph">
      <style:paragraph-properties fo:text-align="justify" fo:line-height="120%" fo:margin-left="1.7638in" fo:margin-right="0.0138in" fo:text-indent="-0.5847in">
        <style:tab-stops>
          <style:tab-stop style:type="left" style:position="0in"/>
        </style:tab-stops>
      </style:paragraph-properties>
    </style:style>
    <style:style style:name="T811" style:parent-style-name="DefaultParagraphFont" style:family="text">
      <style:text-properties style:font-name="Verdana" style:font-name-asian="Verdana" fo:font-size="9.5pt" style:font-size-asian="9.5pt"/>
    </style:style>
    <style:style style:name="T812" style:parent-style-name="DefaultParagraphFont" style:family="text">
      <style:text-properties style:font-name="Verdana" style:font-name-asian="Verdana" fo:font-size="9.5pt" style:font-size-asian="9.5pt"/>
    </style:style>
    <style:style style:name="T813" style:parent-style-name="DefaultParagraphFont" style:family="text">
      <style:text-properties style:font-name="Verdana" style:font-name-asian="Verdana" fo:font-size="9.5pt" style:font-size-asian="9.5pt"/>
    </style:style>
    <style:style style:name="T814" style:parent-style-name="DefaultParagraphFont" style:family="text">
      <style:text-properties style:font-name="Verdana" style:font-name-asian="Verdana" fo:font-size="9.5pt" style:font-size-asian="9.5pt"/>
    </style:style>
    <style:style style:name="P815" style:parent-style-name="Normal" style:master-page-name="MP9" style:family="paragraph">
      <style:paragraph-properties fo:break-before="page" fo:line-height="0.018in"/>
      <style:text-properties style:font-name="Times New Roman" style:font-name-asian="Times New Roman"/>
    </style:style>
    <style:style style:name="P817" style:parent-style-name="Normal" style:family="paragraph">
      <style:paragraph-properties fo:text-align="justify" fo:line-height="121%" fo:margin-left="1.7666in" fo:margin-right="0.0138in" fo:text-indent="-0.5847in">
        <style:tab-stops>
          <style:tab-stop style:type="left" style:position="0in"/>
        </style:tab-stops>
      </style:paragraph-properties>
    </style:style>
    <style:style style:name="T818" style:parent-style-name="DefaultParagraphFont" style:family="text">
      <style:text-properties style:font-name="Verdana" style:font-name-asian="Verdana" fo:font-size="9.5pt" style:font-size-asian="9.5pt"/>
    </style:style>
    <style:style style:name="T819" style:parent-style-name="DefaultParagraphFont" style:family="text">
      <style:text-properties style:font-name="Verdana" style:font-name-asian="Verdana" fo:font-size="9.5pt" style:font-size-asian="9.5pt"/>
    </style:style>
    <style:style style:name="T820" style:parent-style-name="DefaultParagraphFont" style:family="text">
      <style:text-properties style:font-name="Verdana" style:font-name-asian="Verdana" fo:font-size="9.5pt" style:font-size-asian="9.5pt"/>
    </style:style>
    <style:style style:name="T821" style:parent-style-name="DefaultParagraphFont" style:family="text">
      <style:text-properties style:font-name="Verdana" style:font-name-asian="Verdana" fo:font-size="9.5pt" style:font-size-asian="9.5pt"/>
    </style:style>
    <style:style style:name="P822" style:parent-style-name="Normal" style:family="paragraph">
      <style:paragraph-properties fo:line-height="0.1395in"/>
      <style:text-properties style:font-name="Verdana" style:font-name-asian="Verdana" fo:font-size="9.5pt" style:font-size-asian="9.5pt"/>
    </style:style>
    <style:style style:name="P823" style:parent-style-name="Normal" style:family="paragraph">
      <style:paragraph-properties fo:line-height="120%" fo:margin-left="1.7666in" fo:margin-right="0.0138in" fo:text-indent="-0.5847in">
        <style:tab-stops>
          <style:tab-stop style:type="left" style:position="0in"/>
        </style:tab-stops>
      </style:paragraph-properties>
      <style:text-properties style:font-name="Verdana" style:font-name-asian="Verdana" fo:font-size="9.5pt" style:font-size-asian="9.5pt"/>
    </style:style>
    <style:style style:name="P824" style:parent-style-name="Normal" style:family="paragraph">
      <style:paragraph-properties fo:line-height="0.1402in"/>
      <style:text-properties style:font-name="Times New Roman" style:font-name-asian="Times New Roman"/>
    </style:style>
    <style:style style:name="P825" style:parent-style-name="Normal" style:family="paragraph">
      <style:paragraph-properties fo:text-align="justify" fo:line-height="120%" fo:margin-left="0.5861in" fo:margin-right="0.0138in">
        <style:tab-stops/>
      </style:paragraph-properties>
      <style:text-properties style:font-name="Verdana" style:font-name-asian="Verdana" fo:font-size="9.5pt" style:font-size-asian="9.5pt"/>
    </style:style>
    <style:style style:name="P826" style:parent-style-name="Normal" style:family="paragraph">
      <style:paragraph-properties fo:line-height="0.0868in"/>
      <style:text-properties style:font-name="Times New Roman" style:font-name-asian="Times New Roman"/>
    </style:style>
    <style:style style:name="P827" style:parent-style-name="Normal" style:family="paragraph">
      <style:paragraph-properties fo:text-align="justify" fo:line-height="121%" fo:margin-left="0.5861in" fo:text-indent="-0.5909in">
        <style:tab-stops>
          <style:tab-stop style:type="left" style:position="-0.0145in"/>
        </style:tab-stops>
      </style:paragraph-properties>
    </style:style>
    <style:style style:name="T828" style:parent-style-name="DefaultParagraphFont" style:family="text">
      <style:text-properties style:font-name="Verdana" style:font-name-asian="Verdana" fo:font-size="9.5pt" style:font-size-asian="9.5pt"/>
    </style:style>
    <style:style style:name="T829" style:parent-style-name="DefaultParagraphFont" style:family="text">
      <style:text-properties style:font-name="Times New Roman" style:font-name-asian="Times New Roman"/>
    </style:style>
    <style:style style:name="T830" style:parent-style-name="DefaultParagraphFont" style:family="text">
      <style:text-properties style:font-name="Verdana" style:font-name-asian="Verdana" fo:font-size="9.5pt" style:font-size-asian="9.5pt"/>
    </style:style>
    <style:style style:name="T831" style:parent-style-name="DefaultParagraphFont" style:family="text">
      <style:text-properties style:font-name="Verdana" style:font-name-asian="Verdana" fo:font-size="9.5pt" style:font-size-asian="9.5pt"/>
    </style:style>
    <style:style style:name="T832" style:parent-style-name="DefaultParagraphFont" style:family="text">
      <style:text-properties style:font-name="Verdana" style:font-name-asian="Verdana" fo:font-weight="bold" style:font-weight-asian="bold" fo:font-size="9.5pt" style:font-size-asian="9.5pt"/>
    </style:style>
    <style:style style:name="T833" style:parent-style-name="DefaultParagraphFont" style:family="text">
      <style:text-properties style:font-name="Verdana" style:font-name-asian="Verdana" fo:font-size="9.5pt" style:font-size-asian="9.5pt"/>
    </style:style>
    <style:style style:name="T834" style:parent-style-name="DefaultParagraphFont" style:family="text">
      <style:text-properties style:font-name="Verdana" style:font-name-asian="Verdana" fo:font-weight="bold" style:font-weight-asian="bold" fo:font-size="9.5pt" style:font-size-asian="9.5pt"/>
    </style:style>
    <style:style style:name="T835" style:parent-style-name="DefaultParagraphFont" style:family="text">
      <style:text-properties style:font-name="Verdana" style:font-name-asian="Verdana" fo:font-size="9.5pt" style:font-size-asian="9.5pt"/>
    </style:style>
    <style:style style:name="T836" style:parent-style-name="DefaultParagraphFont" style:family="text">
      <style:text-properties style:font-name="Verdana" style:font-name-asian="Verdana" fo:font-weight="bold" style:font-weight-asian="bold" fo:font-size="9.5pt" style:font-size-asian="9.5pt"/>
    </style:style>
    <style:style style:name="T837" style:parent-style-name="DefaultParagraphFont" style:family="text">
      <style:text-properties style:font-name="Verdana" style:font-name-asian="Verdana" fo:font-size="9.5pt" style:font-size-asian="9.5pt"/>
    </style:style>
    <style:style style:name="T838" style:parent-style-name="DefaultParagraphFont" style:family="text">
      <style:text-properties style:font-name="Verdana" style:font-name-asian="Verdana" fo:font-size="9.5pt" style:font-size-asian="9.5pt"/>
    </style:style>
    <style:style style:name="T839" style:parent-style-name="DefaultParagraphFont" style:family="text">
      <style:text-properties style:font-name="Verdana" style:font-name-asian="Verdana" fo:font-size="9.5pt" style:font-size-asian="9.5pt"/>
    </style:style>
    <style:style style:name="P840" style:parent-style-name="Normal" style:family="paragraph">
      <style:paragraph-properties fo:line-height="0.1395in"/>
      <style:text-properties style:font-name="Times New Roman" style:font-name-asian="Times New Roman"/>
    </style:style>
    <style:style style:name="P841" style:parent-style-name="Normal" style:family="paragraph">
      <style:paragraph-properties fo:text-align="justify" fo:line-height="121%" fo:margin-left="1.1833in" fo:text-indent="-0.5895in">
        <style:tab-stops>
          <style:tab-stop style:type="left" style:position="-0.0145in"/>
        </style:tab-stops>
      </style:paragraph-properties>
    </style:style>
    <style:style style:name="T842" style:parent-style-name="DefaultParagraphFont" style:family="text">
      <style:text-properties style:font-name="Verdana" style:font-name-asian="Verdana" fo:font-size="9.5pt" style:font-size-asian="9.5pt"/>
    </style:style>
    <style:style style:name="T843" style:parent-style-name="DefaultParagraphFont" style:family="text">
      <style:text-properties style:font-name="Times New Roman" style:font-name-asian="Times New Roman"/>
    </style:style>
    <style:style style:name="T844" style:parent-style-name="DefaultParagraphFont" style:family="text">
      <style:text-properties style:font-name="Verdana" style:font-name-asian="Verdana" fo:font-size="9.5pt" style:font-size-asian="9.5pt"/>
    </style:style>
    <style:style style:name="T845" style:parent-style-name="DefaultParagraphFont" style:family="text">
      <style:text-properties style:font-name="Verdana" style:font-name-asian="Verdana" fo:font-size="9.5pt" style:font-size-asian="9.5pt"/>
    </style:style>
    <style:style style:name="P846" style:parent-style-name="Normal" style:family="paragraph">
      <style:paragraph-properties fo:line-height="0.1388in"/>
      <style:text-properties style:font-name="Times New Roman" style:font-name-asian="Times New Roman"/>
    </style:style>
    <style:style style:name="P847" style:parent-style-name="Normal" style:family="paragraph">
      <style:paragraph-properties fo:text-align="justify" fo:line-height="121%" fo:margin-left="1.1833in" fo:text-indent="-0.5895in">
        <style:tab-stops>
          <style:tab-stop style:type="left" style:position="-0.0145in"/>
        </style:tab-stops>
      </style:paragraph-properties>
    </style:style>
    <style:style style:name="T848" style:parent-style-name="DefaultParagraphFont" style:family="text">
      <style:text-properties style:font-name="Verdana" style:font-name-asian="Verdana" fo:font-size="9.5pt" style:font-size-asian="9.5pt"/>
    </style:style>
    <style:style style:name="T849" style:parent-style-name="DefaultParagraphFont" style:family="text">
      <style:text-properties style:font-name="Times New Roman" style:font-name-asian="Times New Roman"/>
    </style:style>
    <style:style style:name="T850" style:parent-style-name="DefaultParagraphFont" style:family="text">
      <style:text-properties style:font-name="Verdana" style:font-name-asian="Verdana" fo:font-size="9.5pt" style:font-size-asian="9.5pt"/>
    </style:style>
    <style:style style:name="T851" style:parent-style-name="DefaultParagraphFont" style:family="text">
      <style:text-properties style:font-name="Verdana" style:font-name-asian="Verdana" fo:font-size="9.5pt" style:font-size-asian="9.5pt"/>
    </style:style>
    <style:style style:name="T852" style:parent-style-name="DefaultParagraphFont" style:family="text">
      <style:text-properties style:font-name="Verdana" style:font-name-asian="Verdana" fo:font-size="9.5pt" style:font-size-asian="9.5pt"/>
    </style:style>
    <style:style style:name="P853" style:parent-style-name="Normal" style:family="paragraph">
      <style:paragraph-properties fo:line-height="0.1402in"/>
      <style:text-properties style:font-name="Times New Roman" style:font-name-asian="Times New Roman"/>
    </style:style>
    <style:style style:name="P854" style:parent-style-name="Normal" style:family="paragraph">
      <style:paragraph-properties fo:text-align="justify" fo:line-height="120%" fo:margin-left="1.1833in" fo:text-indent="-0.5895in">
        <style:tab-stops>
          <style:tab-stop style:type="left" style:position="-0.0145in"/>
        </style:tab-stops>
      </style:paragraph-properties>
    </style:style>
    <style:style style:name="T855" style:parent-style-name="DefaultParagraphFont" style:family="text">
      <style:text-properties style:font-name="Verdana" style:font-name-asian="Verdana" fo:font-size="9.5pt" style:font-size-asian="9.5pt"/>
    </style:style>
    <style:style style:name="T856" style:parent-style-name="DefaultParagraphFont" style:family="text">
      <style:text-properties style:font-name="Times New Roman" style:font-name-asian="Times New Roman"/>
    </style:style>
    <style:style style:name="T857" style:parent-style-name="DefaultParagraphFont" style:family="text">
      <style:text-properties style:font-name="Verdana" style:font-name-asian="Verdana" fo:font-size="9.5pt" style:font-size-asian="9.5pt"/>
    </style:style>
    <style:style style:name="T858" style:parent-style-name="DefaultParagraphFont" style:family="text">
      <style:text-properties style:font-name="Verdana" style:font-name-asian="Verdana" fo:font-size="9.5pt" style:font-size-asian="9.5pt"/>
    </style:style>
    <style:style style:name="P859" style:parent-style-name="Normal" style:family="paragraph">
      <style:paragraph-properties fo:line-height="0.1402in"/>
      <style:text-properties style:font-name="Times New Roman" style:font-name-asian="Times New Roman"/>
    </style:style>
    <style:style style:name="P860" style:parent-style-name="Normal" style:family="paragraph">
      <style:paragraph-properties fo:line-height="0.1729in"/>
      <style:text-properties style:font-name="Verdana" style:font-name-asian="Verdana" fo:font-weight="bold" style:font-weight-asian="bold" fo:font-size="9.5pt" style:font-size-asian="9.5pt"/>
    </style:style>
    <style:style style:name="P861" style:parent-style-name="Normal" style:family="paragraph">
      <style:paragraph-properties fo:line-height="121%" fo:margin-left="0.5861in" fo:margin-right="0.0138in">
        <style:tab-stops/>
      </style:paragraph-properties>
      <style:text-properties style:font-name="Verdana" style:font-name-asian="Verdana" fo:font-size="9.5pt" style:font-size-asian="9.5pt"/>
    </style:style>
    <style:style style:name="P862" style:parent-style-name="Normal" style:family="paragraph">
      <style:paragraph-properties fo:line-height="0.1395in"/>
      <style:text-properties style:font-name="Verdana" style:font-name-asian="Verdana" fo:font-weight="bold" style:font-weight-asian="bold" fo:font-size="9.5pt" style:font-size-asian="9.5pt"/>
    </style:style>
    <style:style style:name="P863" style:parent-style-name="Normal" style:family="paragraph">
      <style:paragraph-properties fo:line-height="0.1729in"/>
      <style:text-properties style:font-name="Times New Roman" style:font-name-asian="Times New Roman"/>
    </style:style>
    <style:style style:name="P864" style:parent-style-name="Normal" style:family="paragraph">
      <style:paragraph-properties fo:text-align="justify" fo:line-height="120%" fo:margin-left="0.5861in" fo:text-indent="-0.5909in">
        <style:tab-stops>
          <style:tab-stop style:type="left" style:position="-0.0145in"/>
        </style:tab-stops>
      </style:paragraph-properties>
    </style:style>
    <style:style style:name="T865" style:parent-style-name="DefaultParagraphFont" style:family="text">
      <style:text-properties style:font-name="Verdana" style:font-name-asian="Verdana" fo:font-size="9.5pt" style:font-size-asian="9.5pt"/>
    </style:style>
    <style:style style:name="T866" style:parent-style-name="DefaultParagraphFont" style:family="text">
      <style:text-properties style:font-name="Times New Roman" style:font-name-asian="Times New Roman"/>
    </style:style>
    <style:style style:name="T867" style:parent-style-name="DefaultParagraphFont" style:family="text">
      <style:text-properties style:font-name="Verdana" style:font-name-asian="Verdana" fo:font-size="9.5pt" style:font-size-asian="9.5pt"/>
    </style:style>
    <style:style style:name="T868" style:parent-style-name="DefaultParagraphFont" style:family="text">
      <style:text-properties style:font-name="Verdana" style:font-name-asian="Verdana" fo:font-size="9.5pt" style:font-size-asian="9.5pt"/>
    </style:style>
    <style:style style:name="P869" style:parent-style-name="Normal" style:master-page-name="MP10" style:family="paragraph">
      <style:paragraph-properties fo:break-before="page" fo:line-height="0.018in"/>
      <style:text-properties style:font-name="Times New Roman" style:font-name-asian="Times New Roman"/>
    </style:style>
    <style:style style:name="P871" style:parent-style-name="Normal" style:family="paragraph">
      <style:paragraph-properties fo:line-height="121%" fo:margin-left="0.5833in" fo:margin-right="0.0138in">
        <style:tab-stops/>
      </style:paragraph-properties>
      <style:text-properties style:font-name="Verdana" style:font-name-asian="Verdana" fo:font-size="9.5pt" style:font-size-asian="9.5pt"/>
    </style:style>
    <style:style style:name="P872" style:parent-style-name="Normal" style:family="paragraph">
      <style:paragraph-properties fo:line-height="0.1395in"/>
      <style:text-properties style:font-name="Times New Roman" style:font-name-asian="Times New Roman"/>
    </style:style>
    <style:style style:name="P873"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874" style:parent-style-name="DefaultParagraphFont" style:family="text">
      <style:text-properties style:font-name="Verdana" style:font-name-asian="Verdana" fo:font-size="9.5pt" style:font-size-asian="9.5pt"/>
    </style:style>
    <style:style style:name="T875" style:parent-style-name="DefaultParagraphFont" style:family="text">
      <style:text-properties style:font-name="Times New Roman" style:font-name-asian="Times New Roman"/>
    </style:style>
    <style:style style:name="T876" style:parent-style-name="DefaultParagraphFont" style:family="text">
      <style:text-properties style:font-name="Verdana" style:font-name-asian="Verdana" fo:font-size="9.5pt" style:font-size-asian="9.5pt"/>
    </style:style>
    <style:style style:name="P877" style:parent-style-name="Normal" style:family="paragraph">
      <style:paragraph-properties fo:line-height="0.1395in"/>
      <style:text-properties style:font-name="Times New Roman" style:font-name-asian="Times New Roman"/>
    </style:style>
    <style:style style:name="T878" style:parent-style-name="DefaultParagraphFont" style:family="text">
      <style:text-properties style:font-name="Times New Roman" style:font-name-asian="Times New Roman"/>
    </style:style>
    <style:style style:name="P879" style:parent-style-name="Normal" style:family="paragraph">
      <style:paragraph-properties fo:line-height="0.1729in"/>
      <style:text-properties style:font-name="Times New Roman" style:font-name-asian="Times New Roman"/>
    </style:style>
    <style:style style:name="P880"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881" style:parent-style-name="DefaultParagraphFont" style:family="text">
      <style:text-properties style:font-name="Verdana" style:font-name-asian="Verdana" fo:font-size="9.5pt" style:font-size-asian="9.5pt"/>
    </style:style>
    <style:style style:name="T882" style:parent-style-name="DefaultParagraphFont" style:family="text">
      <style:text-properties style:font-name="Times New Roman" style:font-name-asian="Times New Roman"/>
    </style:style>
    <style:style style:name="T883" style:parent-style-name="DefaultParagraphFont" style:family="text">
      <style:text-properties style:font-name="Verdana" style:font-name-asian="Verdana" fo:font-size="9.5pt" style:font-size-asian="9.5pt"/>
    </style:style>
    <style:style style:name="T884" style:parent-style-name="DefaultParagraphFont" style:family="text">
      <style:text-properties style:font-name="Verdana" style:font-name-asian="Verdana" fo:font-size="9.5pt" style:font-size-asian="9.5pt"/>
    </style:style>
    <style:style style:name="P885" style:parent-style-name="Normal" style:family="paragraph">
      <style:paragraph-properties fo:line-height="0.1409in"/>
      <style:text-properties style:font-name="Times New Roman" style:font-name-asian="Times New Roman"/>
    </style:style>
    <style:style style:name="P886" style:parent-style-name="Normal" style:family="paragraph">
      <style:paragraph-properties fo:text-align="justify" fo:line-height="121%" fo:margin-left="1.1805in" fo:margin-right="0.0138in" fo:text-indent="-0.5895in">
        <style:tab-stops>
          <style:tab-stop style:type="left" style:position="-0.0138in"/>
        </style:tab-stops>
      </style:paragraph-properties>
      <style:text-properties style:font-name="Verdana" style:font-name-asian="Verdana" fo:font-size="9.5pt" style:font-size-asian="9.5pt"/>
    </style:style>
    <style:style style:name="P887" style:parent-style-name="Normal" style:family="paragraph">
      <style:paragraph-properties fo:line-height="0.1388in"/>
      <style:text-properties style:font-name="Times New Roman" style:font-name-asian="Times New Roman"/>
    </style:style>
    <style:style style:name="P888" style:parent-style-name="Normal" style:family="paragraph">
      <style:paragraph-properties fo:text-align="justify" fo:line-height="121%" fo:margin-left="1.1805in" fo:margin-right="0.0138in" fo:text-indent="-0.5895in">
        <style:tab-stops>
          <style:tab-stop style:type="left" style:position="-0.0138in"/>
        </style:tab-stops>
      </style:paragraph-properties>
      <style:text-properties style:font-name="Verdana" style:font-name-asian="Verdana" fo:font-size="9.5pt" style:font-size-asian="9.5pt"/>
    </style:style>
    <style:style style:name="P889" style:parent-style-name="Normal" style:family="paragraph">
      <style:paragraph-properties fo:line-height="0.1395in"/>
      <style:text-properties style:font-name="Times New Roman" style:font-name-asian="Times New Roman"/>
    </style:style>
    <style:style style:name="P890" style:parent-style-name="Normal" style:family="paragraph">
      <style:paragraph-properties fo:text-align="justify" fo:line-height="120%" fo:margin-left="1.1805in" fo:text-indent="-0.5895in">
        <style:tab-stops>
          <style:tab-stop style:type="left" style:position="-0.0138in"/>
        </style:tab-stops>
      </style:paragraph-properties>
      <style:text-properties style:font-name="Verdana" style:font-name-asian="Verdana" fo:font-size="9.5pt" style:font-size-asian="9.5pt"/>
    </style:style>
    <style:style style:name="P891" style:parent-style-name="Normal" style:family="paragraph">
      <style:paragraph-properties fo:line-height="0.143in"/>
      <style:text-properties style:font-name="Times New Roman" style:font-name-asian="Times New Roman"/>
    </style:style>
    <style:style style:name="P892" style:parent-style-name="Normal" style:family="paragraph">
      <style:paragraph-properties fo:text-align="justify" fo:line-height="121%" fo:margin-left="1.1805in" fo:margin-right="0.0138in" fo:text-indent="-0.5895in">
        <style:tab-stops>
          <style:tab-stop style:type="left" style:position="-0.0138in"/>
        </style:tab-stops>
      </style:paragraph-properties>
      <style:text-properties style:font-name="Verdana" style:font-name-asian="Verdana" fo:font-size="9.5pt" style:font-size-asian="9.5pt"/>
    </style:style>
    <style:style style:name="P893" style:parent-style-name="Normal" style:family="paragraph">
      <style:paragraph-properties fo:line-height="0.1402in"/>
      <style:text-properties style:font-name="Times New Roman" style:font-name-asian="Times New Roman"/>
    </style:style>
    <style:style style:name="P894" style:parent-style-name="Normal" style:family="paragraph">
      <style:paragraph-properties fo:text-align="justify" fo:line-height="121%" fo:margin-left="1.1805in" fo:text-indent="-0.5895in">
        <style:tab-stops>
          <style:tab-stop style:type="left" style:position="-0.0138in"/>
        </style:tab-stops>
      </style:paragraph-properties>
      <style:text-properties style:font-name="Verdana" style:font-name-asian="Verdana" fo:font-size="9.5pt" style:font-size-asian="9.5pt"/>
    </style:style>
    <style:style style:name="P895" style:parent-style-name="Normal" style:family="paragraph">
      <style:paragraph-properties fo:line-height="0.1388in"/>
      <style:text-properties style:font-name="Times New Roman" style:font-name-asian="Times New Roman"/>
    </style:style>
    <style:style style:name="P896" style:parent-style-name="Normal" style:family="paragraph">
      <style:paragraph-properties fo:text-align="justify" fo:line-height="121%" fo:margin-left="1.1805in" fo:margin-right="0.0138in" fo:text-indent="-0.5895in">
        <style:tab-stops>
          <style:tab-stop style:type="left" style:position="-0.0138in"/>
        </style:tab-stops>
      </style:paragraph-properties>
      <style:text-properties style:font-name="Verdana" style:font-name-asian="Verdana" fo:font-size="9.5pt" style:font-size-asian="9.5pt"/>
    </style:style>
    <style:style style:name="P897" style:parent-style-name="Normal" style:family="paragraph">
      <style:paragraph-properties fo:line-height="0.1388in"/>
      <style:text-properties style:font-name="Times New Roman" style:font-name-asian="Times New Roman"/>
    </style:style>
    <style:style style:name="P898" style:parent-style-name="Normal" style:family="paragraph">
      <style:paragraph-properties fo:text-align="justify" fo:line-height="121%" fo:margin-left="1.1805in" fo:text-indent="-0.5895in">
        <style:tab-stops>
          <style:tab-stop style:type="left" style:position="-0.0138in"/>
        </style:tab-stops>
      </style:paragraph-properties>
      <style:text-properties style:font-name="Verdana" style:font-name-asian="Verdana" fo:font-size="9.5pt" style:font-size-asian="9.5pt"/>
    </style:style>
    <style:style style:name="P899" style:parent-style-name="Normal" style:family="paragraph">
      <style:paragraph-properties fo:line-height="0.1388in"/>
      <style:text-properties style:font-name="Times New Roman" style:font-name-asian="Times New Roman"/>
    </style:style>
    <style:style style:name="P900" style:parent-style-name="Normal" style:family="paragraph">
      <style:paragraph-properties fo:text-align="justify" fo:line-height="120%" fo:margin-left="1.1805in" fo:margin-right="0.0138in" fo:text-indent="-0.5895in">
        <style:tab-stops>
          <style:tab-stop style:type="left" style:position="-0.0138in"/>
        </style:tab-stops>
      </style:paragraph-properties>
      <style:text-properties style:font-name="Verdana" style:font-name-asian="Verdana" fo:font-size="9.5pt" style:font-size-asian="9.5pt"/>
    </style:style>
    <style:style style:name="P901" style:parent-style-name="Normal" style:master-page-name="MP11" style:family="paragraph">
      <style:paragraph-properties fo:break-before="page" fo:line-height="0.018in"/>
      <style:text-properties style:font-name="Times New Roman" style:font-name-asian="Times New Roman"/>
    </style:style>
    <style:style style:name="P903"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904" style:parent-style-name="DefaultParagraphFont" style:family="text">
      <style:text-properties style:font-name="Verdana" style:font-name-asian="Verdana" fo:font-size="9.5pt" style:font-size-asian="9.5pt"/>
    </style:style>
    <style:style style:name="T905" style:parent-style-name="DefaultParagraphFont" style:family="text">
      <style:text-properties style:font-name="Times New Roman" style:font-name-asian="Times New Roman"/>
    </style:style>
    <style:style style:name="T906" style:parent-style-name="DefaultParagraphFont" style:family="text">
      <style:text-properties style:font-name="Verdana" style:font-name-asian="Verdana" fo:font-size="9.5pt" style:font-size-asian="9.5pt"/>
    </style:style>
    <style:style style:name="T907" style:parent-style-name="DefaultParagraphFont" style:family="text">
      <style:text-properties style:font-name="Verdana" style:font-name-asian="Verdana" fo:font-size="9.5pt" style:font-size-asian="9.5pt"/>
    </style:style>
    <style:style style:name="T908" style:parent-style-name="DefaultParagraphFont" style:family="text">
      <style:text-properties style:font-name="Verdana" style:font-name-asian="Verdana" fo:font-size="9.5pt" style:font-size-asian="9.5pt"/>
    </style:style>
    <style:style style:name="P909" style:parent-style-name="Normal" style:family="paragraph">
      <style:paragraph-properties fo:line-height="0.1402in"/>
      <style:text-properties style:font-name="Times New Roman" style:font-name-asian="Times New Roman"/>
    </style:style>
    <style:style style:name="T910" style:parent-style-name="DefaultParagraphFont" style:family="text">
      <style:text-properties style:font-name="Times New Roman" style:font-name-asian="Times New Roman"/>
    </style:style>
    <style:style style:name="P911" style:parent-style-name="Normal" style:family="paragraph">
      <style:paragraph-properties fo:line-height="0.1729in"/>
      <style:text-properties style:font-name="Times New Roman" style:font-name-asian="Times New Roman"/>
    </style:style>
    <style:style style:name="P912" style:parent-style-name="Normal" style:family="paragraph">
      <style:paragraph-properties fo:text-align="justify" fo:line-height="120%" fo:margin-left="0.5833in" fo:text-indent="-0.5909in">
        <style:tab-stops>
          <style:tab-stop style:type="left" style:position="-0.0138in"/>
        </style:tab-stops>
      </style:paragraph-properties>
    </style:style>
    <style:style style:name="T913" style:parent-style-name="DefaultParagraphFont" style:family="text">
      <style:text-properties style:font-name="Verdana" style:font-name-asian="Verdana" fo:font-size="9.5pt" style:font-size-asian="9.5pt"/>
    </style:style>
    <style:style style:name="T914" style:parent-style-name="DefaultParagraphFont" style:family="text">
      <style:text-properties style:font-name="Times New Roman" style:font-name-asian="Times New Roman"/>
    </style:style>
    <style:style style:name="T915" style:parent-style-name="DefaultParagraphFont" style:family="text">
      <style:text-properties style:font-name="Verdana" style:font-name-asian="Verdana" fo:font-size="9.5pt" style:font-size-asian="9.5pt"/>
    </style:style>
    <style:style style:name="T916" style:parent-style-name="DefaultParagraphFont" style:family="text">
      <style:text-properties style:font-name="Verdana" style:font-name-asian="Verdana" fo:font-size="9.5pt" style:font-size-asian="9.5pt"/>
    </style:style>
    <style:style style:name="T917" style:parent-style-name="DefaultParagraphFont" style:family="text">
      <style:text-properties style:font-name="Verdana" style:font-name-asian="Verdana" fo:font-size="9.5pt" style:font-size-asian="9.5pt"/>
    </style:style>
    <style:style style:name="T918" style:parent-style-name="DefaultParagraphFont" style:family="text">
      <style:text-properties style:font-name="Verdana" style:font-name-asian="Verdana" fo:font-size="9.5pt" style:font-size-asian="9.5pt"/>
    </style:style>
    <style:style style:name="T919" style:parent-style-name="DefaultParagraphFont" style:family="text">
      <style:text-properties style:font-name="Verdana" style:font-name-asian="Verdana" fo:font-size="9.5pt" style:font-size-asian="9.5pt"/>
    </style:style>
    <style:style style:name="P920" style:parent-style-name="Normal" style:family="paragraph">
      <style:paragraph-properties fo:line-height="0.143in"/>
      <style:text-properties style:font-name="Times New Roman" style:font-name-asian="Times New Roman"/>
    </style:style>
    <style:style style:name="P921"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922" style:parent-style-name="DefaultParagraphFont" style:family="text">
      <style:text-properties style:font-name="Verdana" style:font-name-asian="Verdana" fo:font-size="9.5pt" style:font-size-asian="9.5pt"/>
    </style:style>
    <style:style style:name="T923" style:parent-style-name="DefaultParagraphFont" style:family="text">
      <style:text-properties style:font-name="Times New Roman" style:font-name-asian="Times New Roman"/>
    </style:style>
    <style:style style:name="T924" style:parent-style-name="DefaultParagraphFont" style:family="text">
      <style:text-properties style:font-name="Verdana" style:font-name-asian="Verdana" fo:font-size="9.5pt" style:font-size-asian="9.5pt"/>
    </style:style>
    <style:style style:name="T925" style:parent-style-name="DefaultParagraphFont" style:family="text">
      <style:text-properties style:font-name="Verdana" style:font-name-asian="Verdana" fo:font-size="9.5pt" style:font-size-asian="9.5pt"/>
    </style:style>
    <style:style style:name="P926" style:parent-style-name="Normal" style:family="paragraph">
      <style:paragraph-properties fo:line-height="0.1395in"/>
      <style:text-properties style:font-name="Times New Roman" style:font-name-asian="Times New Roman"/>
    </style:style>
    <style:style style:name="P927"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928" style:parent-style-name="DefaultParagraphFont" style:family="text">
      <style:text-properties style:font-name="Verdana" style:font-name-asian="Verdana" fo:font-size="9.5pt" style:font-size-asian="9.5pt"/>
    </style:style>
    <style:style style:name="T929" style:parent-style-name="DefaultParagraphFont" style:family="text">
      <style:text-properties style:font-name="Times New Roman" style:font-name-asian="Times New Roman"/>
    </style:style>
    <style:style style:name="T930" style:parent-style-name="DefaultParagraphFont" style:family="text">
      <style:text-properties style:font-name="Verdana" style:font-name-asian="Verdana" fo:font-size="9.5pt" style:font-size-asian="9.5pt"/>
    </style:style>
    <style:style style:name="T931" style:parent-style-name="DefaultParagraphFont" style:family="text">
      <style:text-properties style:font-name="Verdana" style:font-name-asian="Verdana" fo:font-size="9.5pt" style:font-size-asian="9.5pt"/>
    </style:style>
    <style:style style:name="P932" style:parent-style-name="Normal" style:family="paragraph">
      <style:paragraph-properties fo:line-height="0.1388in"/>
      <style:text-properties style:font-name="Times New Roman" style:font-name-asian="Times New Roman"/>
    </style:style>
    <style:style style:name="P933"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934" style:parent-style-name="DefaultParagraphFont" style:family="text">
      <style:text-properties style:font-name="Verdana" style:font-name-asian="Verdana" fo:font-size="9.5pt" style:font-size-asian="9.5pt"/>
    </style:style>
    <style:style style:name="T935" style:parent-style-name="DefaultParagraphFont" style:family="text">
      <style:text-properties style:font-name="Times New Roman" style:font-name-asian="Times New Roman"/>
    </style:style>
    <style:style style:name="T936" style:parent-style-name="DefaultParagraphFont" style:family="text">
      <style:text-properties style:font-name="Verdana" style:font-name-asian="Verdana" fo:font-size="9.5pt" style:font-size-asian="9.5pt"/>
    </style:style>
    <style:style style:name="P937" style:parent-style-name="Normal" style:family="paragraph">
      <style:paragraph-properties fo:line-height="0.1402in"/>
      <style:text-properties style:font-name="Times New Roman" style:font-name-asian="Times New Roman"/>
    </style:style>
    <style:style style:name="T938" style:parent-style-name="DefaultParagraphFont" style:family="text">
      <style:text-properties style:font-name="Times New Roman" style:font-name-asian="Times New Roman"/>
    </style:style>
    <style:style style:name="P939" style:parent-style-name="Normal" style:family="paragraph">
      <style:paragraph-properties fo:line-height="0.1729in"/>
      <style:text-properties style:font-name="Times New Roman" style:font-name-asian="Times New Roman"/>
    </style:style>
    <style:style style:name="P940"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941" style:parent-style-name="DefaultParagraphFont" style:family="text">
      <style:text-properties style:font-name="Verdana" style:font-name-asian="Verdana" fo:font-size="9.5pt" style:font-size-asian="9.5pt"/>
    </style:style>
    <style:style style:name="T942" style:parent-style-name="DefaultParagraphFont" style:family="text">
      <style:text-properties style:font-name="Times New Roman" style:font-name-asian="Times New Roman"/>
    </style:style>
    <style:style style:name="T943" style:parent-style-name="DefaultParagraphFont" style:family="text">
      <style:text-properties style:font-name="Verdana" style:font-name-asian="Verdana" fo:font-size="9.5pt" style:font-size-asian="9.5pt"/>
    </style:style>
    <style:style style:name="T944" style:parent-style-name="DefaultParagraphFont" style:family="text">
      <style:text-properties style:font-name="Verdana" style:font-name-asian="Verdana" fo:font-size="9.5pt" style:font-size-asian="9.5pt"/>
    </style:style>
    <style:style style:name="T945" style:parent-style-name="DefaultParagraphFont" style:family="text">
      <style:text-properties style:font-name="Verdana" style:font-name-asian="Verdana" fo:font-size="9.5pt" style:font-size-asian="9.5pt"/>
    </style:style>
    <style:style style:name="P946" style:parent-style-name="Normal" style:family="paragraph">
      <style:paragraph-properties fo:line-height="0.1388in"/>
      <style:text-properties style:font-name="Times New Roman" style:font-name-asian="Times New Roman"/>
    </style:style>
    <style:style style:name="P947"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948" style:parent-style-name="DefaultParagraphFont" style:family="text">
      <style:text-properties style:font-name="Verdana" style:font-name-asian="Verdana" fo:font-size="9.5pt" style:font-size-asian="9.5pt"/>
    </style:style>
    <style:style style:name="T949" style:parent-style-name="DefaultParagraphFont" style:family="text">
      <style:text-properties style:font-name="Times New Roman" style:font-name-asian="Times New Roman"/>
    </style:style>
    <style:style style:name="T950" style:parent-style-name="DefaultParagraphFont" style:family="text">
      <style:text-properties style:font-name="Verdana" style:font-name-asian="Verdana" fo:font-size="9.5pt" style:font-size-asian="9.5pt"/>
    </style:style>
    <style:style style:name="P951" style:parent-style-name="Normal" style:family="paragraph">
      <style:paragraph-properties fo:line-height="0.1381in"/>
      <style:text-properties style:font-name="Times New Roman" style:font-name-asian="Times New Roman"/>
    </style:style>
    <style:style style:name="T952" style:parent-style-name="DefaultParagraphFont" style:family="text">
      <style:text-properties style:font-name="Times New Roman" style:font-name-asian="Times New Roman"/>
    </style:style>
    <style:style style:name="P953" style:parent-style-name="Normal" style:family="paragraph">
      <style:paragraph-properties fo:line-height="0.1729in"/>
      <style:text-properties style:font-name="Times New Roman" style:font-name-asian="Times New Roman"/>
    </style:style>
    <style:style style:name="P954"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955" style:parent-style-name="Normal" style:family="paragraph">
      <style:paragraph-properties fo:line-height="0.1729in"/>
      <style:text-properties style:font-name="Times New Roman" style:font-name-asian="Times New Roman"/>
    </style:style>
    <style:style style:name="P956"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957" style:parent-style-name="DefaultParagraphFont" style:family="text">
      <style:text-properties style:font-name="Verdana" style:font-name-asian="Verdana" fo:font-size="9.5pt" style:font-size-asian="9.5pt"/>
    </style:style>
    <style:style style:name="T958" style:parent-style-name="DefaultParagraphFont" style:family="text">
      <style:text-properties style:font-name="Times New Roman" style:font-name-asian="Times New Roman"/>
    </style:style>
    <style:style style:name="T959" style:parent-style-name="DefaultParagraphFont" style:family="text">
      <style:text-properties style:font-name="Verdana" style:font-name-asian="Verdana" fo:font-size="9.5pt" style:font-size-asian="9.5pt"/>
    </style:style>
    <style:style style:name="T960" style:parent-style-name="DefaultParagraphFont" style:family="text">
      <style:text-properties style:font-name="Verdana" style:font-name-asian="Verdana" fo:font-size="9.5pt" style:font-size-asian="9.5pt"/>
    </style:style>
    <style:style style:name="T961" style:parent-style-name="DefaultParagraphFont" style:family="text">
      <style:text-properties style:font-name="Verdana" style:font-name-asian="Verdana" fo:font-size="9.5pt" style:font-size-asian="9.5pt"/>
    </style:style>
    <style:style style:name="P962" style:parent-style-name="Normal" style:family="paragraph">
      <style:paragraph-properties fo:line-height="0.1416in"/>
      <style:text-properties style:font-name="Times New Roman" style:font-name-asian="Times New Roman"/>
    </style:style>
    <style:style style:name="P963"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964" style:parent-style-name="Normal" style:family="paragraph">
      <style:paragraph-properties fo:line-height="0.1729in"/>
      <style:text-properties style:font-name="Times New Roman" style:font-name-asian="Times New Roman"/>
    </style:style>
    <style:style style:name="P965"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966" style:parent-style-name="DefaultParagraphFont" style:family="text">
      <style:text-properties style:font-name="Verdana" style:font-name-asian="Verdana" fo:font-size="9.5pt" style:font-size-asian="9.5pt"/>
    </style:style>
    <style:style style:name="T967" style:parent-style-name="DefaultParagraphFont" style:family="text">
      <style:text-properties style:font-name="Times New Roman" style:font-name-asian="Times New Roman"/>
    </style:style>
    <style:style style:name="T968" style:parent-style-name="DefaultParagraphFont" style:family="text">
      <style:text-properties style:font-name="Verdana" style:font-name-asian="Verdana" fo:font-weight="bold" style:font-weight-asian="bold" fo:font-size="9.5pt" style:font-size-asian="9.5pt"/>
    </style:style>
    <style:style style:name="T969" style:parent-style-name="DefaultParagraphFont" style:family="text">
      <style:text-properties style:font-name="Verdana" style:font-name-asian="Verdana" fo:font-size="9.5pt" style:font-size-asian="9.5pt"/>
    </style:style>
    <style:style style:name="T970" style:parent-style-name="DefaultParagraphFont" style:family="text">
      <style:text-properties style:font-name="Verdana" style:font-name-asian="Verdana" fo:font-weight="bold" style:font-weight-asian="bold" fo:font-size="9.5pt" style:font-size-asian="9.5pt"/>
    </style:style>
    <style:style style:name="T971" style:parent-style-name="DefaultParagraphFont" style:family="text">
      <style:text-properties style:font-name="Verdana" style:font-name-asian="Verdana" fo:font-size="9.5pt" style:font-size-asian="9.5pt"/>
    </style:style>
    <style:style style:name="T972" style:parent-style-name="DefaultParagraphFont" style:family="text">
      <style:text-properties style:font-name="Verdana" style:font-name-asian="Verdana" fo:font-size="9.5pt" style:font-size-asian="9.5pt"/>
    </style:style>
    <style:style style:name="P973" style:parent-style-name="Normal" style:master-page-name="MP12" style:family="paragraph">
      <style:paragraph-properties fo:break-before="page" fo:line-height="0.018in"/>
      <style:text-properties style:font-name="Times New Roman" style:font-name-asian="Times New Roman"/>
    </style:style>
    <style:style style:name="P975"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976" style:parent-style-name="DefaultParagraphFont" style:family="text">
      <style:text-properties style:font-name="Verdana" style:font-name-asian="Verdana" fo:font-size="9.5pt" style:font-size-asian="9.5pt"/>
    </style:style>
    <style:style style:name="T977" style:parent-style-name="DefaultParagraphFont" style:family="text">
      <style:text-properties style:font-name="Times New Roman" style:font-name-asian="Times New Roman"/>
    </style:style>
    <style:style style:name="T978" style:parent-style-name="DefaultParagraphFont" style:family="text">
      <style:text-properties style:font-name="Verdana" style:font-name-asian="Verdana" fo:font-weight="bold" style:font-weight-asian="bold" fo:font-size="9.5pt" style:font-size-asian="9.5pt"/>
    </style:style>
    <style:style style:name="T979" style:parent-style-name="DefaultParagraphFont" style:family="text">
      <style:text-properties style:font-name="Verdana" style:font-name-asian="Verdana" fo:font-size="9.5pt" style:font-size-asian="9.5pt"/>
    </style:style>
    <style:style style:name="T980" style:parent-style-name="DefaultParagraphFont" style:family="text">
      <style:text-properties style:font-name="Verdana" style:font-name-asian="Verdana" fo:font-weight="bold" style:font-weight-asian="bold" fo:font-size="9.5pt" style:font-size-asian="9.5pt"/>
    </style:style>
    <style:style style:name="T981" style:parent-style-name="DefaultParagraphFont" style:family="text">
      <style:text-properties style:font-name="Verdana" style:font-name-asian="Verdana" fo:font-size="9.5pt" style:font-size-asian="9.5pt"/>
    </style:style>
    <style:style style:name="T982" style:parent-style-name="DefaultParagraphFont" style:family="text">
      <style:text-properties style:font-name="Verdana" style:font-name-asian="Verdana" fo:font-size="9.5pt" style:font-size-asian="9.5pt"/>
    </style:style>
    <style:style style:name="P983" style:parent-style-name="Normal" style:family="paragraph">
      <style:paragraph-properties fo:line-height="0.1402in"/>
      <style:text-properties style:font-name="Times New Roman" style:font-name-asian="Times New Roman"/>
    </style:style>
    <style:style style:name="P984"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985" style:parent-style-name="DefaultParagraphFont" style:family="text">
      <style:text-properties style:font-name="Verdana" style:font-name-asian="Verdana" fo:font-size="9.5pt" style:font-size-asian="9.5pt"/>
    </style:style>
    <style:style style:name="T986" style:parent-style-name="DefaultParagraphFont" style:family="text">
      <style:text-properties style:font-name="Times New Roman" style:font-name-asian="Times New Roman"/>
    </style:style>
    <style:style style:name="T987" style:parent-style-name="DefaultParagraphFont" style:family="text">
      <style:text-properties style:font-name="Verdana" style:font-name-asian="Verdana" fo:font-weight="bold" style:font-weight-asian="bold" fo:font-size="9.5pt" style:font-size-asian="9.5pt"/>
    </style:style>
    <style:style style:name="T988" style:parent-style-name="DefaultParagraphFont" style:family="text">
      <style:text-properties style:font-name="Verdana" style:font-name-asian="Verdana" fo:font-size="9.5pt" style:font-size-asian="9.5pt"/>
    </style:style>
    <style:style style:name="T989" style:parent-style-name="DefaultParagraphFont" style:family="text">
      <style:text-properties style:font-name="Verdana" style:font-name-asian="Verdana" fo:font-weight="bold" style:font-weight-asian="bold" fo:font-size="9.5pt" style:font-size-asian="9.5pt"/>
    </style:style>
    <style:style style:name="T990" style:parent-style-name="DefaultParagraphFont" style:family="text">
      <style:text-properties style:font-name="Verdana" style:font-name-asian="Verdana" fo:font-size="9.5pt" style:font-size-asian="9.5pt"/>
    </style:style>
    <style:style style:name="T991" style:parent-style-name="DefaultParagraphFont" style:family="text">
      <style:text-properties style:font-name="Verdana" style:font-name-asian="Verdana" fo:font-size="9.5pt" style:font-size-asian="9.5pt"/>
    </style:style>
    <style:style style:name="P992" style:parent-style-name="Normal" style:family="paragraph">
      <style:paragraph-properties fo:line-height="0.1402in"/>
      <style:text-properties style:font-name="Times New Roman" style:font-name-asian="Times New Roman"/>
    </style:style>
    <style:style style:name="P993" style:parent-style-name="Normal" style:family="paragraph">
      <style:paragraph-properties fo:text-align="justify" fo:line-height="121%" fo:margin-left="1.5in" fo:margin-right="0.0138in" fo:text-indent="-0.5in">
        <style:tab-stops/>
      </style:paragraph-properties>
      <style:text-properties style:font-name="Verdana" style:font-name-asian="Verdana" fo:font-size="9.5pt" style:font-size-asian="9.5pt"/>
    </style:style>
    <style:style style:name="P994" style:parent-style-name="Normal" style:family="paragraph">
      <style:paragraph-properties fo:line-height="0.1395in"/>
      <style:text-properties style:font-name="Times New Roman" style:font-name-asian="Times New Roman"/>
    </style:style>
    <style:style style:name="P995" style:parent-style-name="Normal" style:family="paragraph">
      <style:paragraph-properties fo:text-align="justify" fo:line-height="121%" fo:margin-left="1.5in" fo:margin-right="0.0138in" fo:text-indent="-0.5in">
        <style:tab-stops/>
      </style:paragraph-properties>
      <style:text-properties style:font-name="Verdana" style:font-name-asian="Verdana" fo:font-size="9.5pt" style:font-size-asian="9.5pt"/>
    </style:style>
    <style:style style:name="P996" style:parent-style-name="Normal" style:family="paragraph">
      <style:paragraph-properties fo:line-height="0.1388in"/>
      <style:text-properties style:font-name="Times New Roman" style:font-name-asian="Times New Roman"/>
    </style:style>
    <style:style style:name="P997" style:parent-style-name="Normal" style:family="paragraph">
      <style:paragraph-properties fo:text-align="justify" fo:line-height="121%" fo:margin-left="1.5in" fo:margin-right="0.0138in" fo:text-indent="-0.5in">
        <style:tab-stops/>
      </style:paragraph-properties>
      <style:text-properties style:font-name="Verdana" style:font-name-asian="Verdana" fo:font-size="9.5pt" style:font-size-asian="9.5pt"/>
    </style:style>
    <style:style style:name="P998" style:parent-style-name="Normal" style:family="paragraph">
      <style:paragraph-properties fo:line-height="0.1402in"/>
      <style:text-properties style:font-name="Times New Roman" style:font-name-asian="Times New Roman"/>
    </style:style>
    <style:style style:name="P999" style:parent-style-name="Normal" style:family="paragraph">
      <style:paragraph-properties fo:text-align="justify" fo:line-height="120%" fo:margin-left="0.5833in" fo:margin-right="0.0138in">
        <style:tab-stops/>
      </style:paragraph-properties>
      <style:text-properties style:font-name="Verdana" style:font-name-asian="Verdana" fo:font-size="9.5pt" style:font-size-asian="9.5pt"/>
    </style:style>
    <style:style style:name="P1000" style:parent-style-name="Normal" style:family="paragraph">
      <style:paragraph-properties fo:line-height="0.1388in"/>
      <style:text-properties style:font-name="Times New Roman" style:font-name-asian="Times New Roman"/>
    </style:style>
    <style:style style:name="P1001" style:parent-style-name="Normal" style:family="paragraph">
      <style:paragraph-properties fo:line-height="0.1388in"/>
      <style:text-properties style:font-name="Times New Roman" style:font-name-asian="Times New Roman"/>
    </style:style>
    <style:style style:name="P1002" style:parent-style-name="Normal" style:family="paragraph">
      <style:paragraph-properties fo:line-height="0.1965in"/>
      <style:text-properties style:font-name="Times New Roman" style:font-name-asian="Times New Roman"/>
    </style:style>
    <style:style style:name="P1003"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1004" style:parent-style-name="Normal" style:family="paragraph">
      <style:paragraph-properties fo:line-height="0.1729in"/>
      <style:text-properties style:font-name="Times New Roman" style:font-name-asian="Times New Roman"/>
    </style:style>
    <style:style style:name="P1005"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1006" style:parent-style-name="DefaultParagraphFont" style:family="text">
      <style:text-properties style:font-name="Verdana" style:font-name-asian="Verdana" fo:font-size="9.5pt" style:font-size-asian="9.5pt"/>
    </style:style>
    <style:style style:name="T1007" style:parent-style-name="DefaultParagraphFont" style:family="text">
      <style:text-properties style:font-name="Times New Roman" style:font-name-asian="Times New Roman"/>
    </style:style>
    <style:style style:name="T1008" style:parent-style-name="DefaultParagraphFont" style:family="text">
      <style:text-properties style:font-name="Verdana" style:font-name-asian="Verdana" fo:font-size="9.5pt" style:font-size-asian="9.5pt"/>
    </style:style>
    <style:style style:name="T1009" style:parent-style-name="DefaultParagraphFont" style:family="text">
      <style:text-properties style:font-name="Verdana" style:font-name-asian="Verdana" fo:font-size="9.5pt" style:font-size-asian="9.5pt"/>
    </style:style>
    <style:style style:name="P1010" style:parent-style-name="Normal" style:family="paragraph">
      <style:paragraph-properties fo:line-height="0.1388in"/>
      <style:text-properties style:font-name="Times New Roman" style:font-name-asian="Times New Roman"/>
    </style:style>
    <style:style style:name="P1011"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1012" style:parent-style-name="Normal" style:family="paragraph">
      <style:paragraph-properties fo:line-height="0.1736in"/>
      <style:text-properties style:font-name="Times New Roman" style:font-name-asian="Times New Roman"/>
    </style:style>
    <style:style style:name="P1013"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1014" style:parent-style-name="DefaultParagraphFont" style:family="text">
      <style:text-properties style:font-name="Verdana" style:font-name-asian="Verdana" fo:font-size="9.5pt" style:font-size-asian="9.5pt"/>
    </style:style>
    <style:style style:name="T1015" style:parent-style-name="DefaultParagraphFont" style:family="text">
      <style:text-properties style:font-name="Times New Roman" style:font-name-asian="Times New Roman"/>
    </style:style>
    <style:style style:name="T1016" style:parent-style-name="DefaultParagraphFont" style:family="text">
      <style:text-properties style:font-name="Verdana" style:font-name-asian="Verdana" fo:font-size="9.5pt" style:font-size-asian="9.5pt"/>
    </style:style>
    <style:style style:name="T1017" style:parent-style-name="DefaultParagraphFont" style:family="text">
      <style:text-properties style:font-name="Verdana" style:font-name-asian="Verdana" fo:font-size="9.5pt" style:font-size-asian="9.5pt"/>
    </style:style>
    <style:style style:name="P1018" style:parent-style-name="Normal" style:family="paragraph">
      <style:paragraph-properties fo:line-height="0.1388in"/>
      <style:text-properties style:font-name="Times New Roman" style:font-name-asian="Times New Roman"/>
    </style:style>
    <style:style style:name="P1019"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1020" style:parent-style-name="Normal" style:family="paragraph">
      <style:paragraph-properties fo:line-height="0.1729in"/>
      <style:text-properties style:font-name="Times New Roman" style:font-name-asian="Times New Roman"/>
    </style:style>
    <style:style style:name="P1021"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1022" style:parent-style-name="DefaultParagraphFont" style:family="text">
      <style:text-properties style:font-name="Verdana" style:font-name-asian="Verdana" fo:font-size="9.5pt" style:font-size-asian="9.5pt"/>
    </style:style>
    <style:style style:name="T1023" style:parent-style-name="DefaultParagraphFont" style:family="text">
      <style:text-properties style:font-name="Times New Roman" style:font-name-asian="Times New Roman"/>
    </style:style>
    <style:style style:name="T1024" style:parent-style-name="DefaultParagraphFont" style:family="text">
      <style:text-properties style:font-name="Verdana" style:font-name-asian="Verdana" fo:font-size="9.5pt" style:font-size-asian="9.5pt"/>
    </style:style>
    <style:style style:name="T1025" style:parent-style-name="DefaultParagraphFont" style:family="text">
      <style:text-properties style:font-name="Verdana" style:font-name-asian="Verdana" fo:font-size="9.5pt" style:font-size-asian="9.5pt"/>
    </style:style>
    <style:style style:name="T1026" style:parent-style-name="DefaultParagraphFont" style:family="text">
      <style:text-properties style:font-name="Verdana" style:font-name-asian="Verdana" fo:font-size="9.5pt" style:font-size-asian="9.5pt"/>
    </style:style>
    <style:style style:name="P1027" style:parent-style-name="Normal" style:family="paragraph">
      <style:paragraph-properties fo:line-height="0.1395in"/>
      <style:text-properties style:font-name="Times New Roman" style:font-name-asian="Times New Roman"/>
    </style:style>
    <style:style style:name="P1028"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1029" style:parent-style-name="DefaultParagraphFont" style:family="text">
      <style:text-properties style:font-name="Verdana" style:font-name-asian="Verdana" fo:font-size="9.5pt" style:font-size-asian="9.5pt"/>
    </style:style>
    <style:style style:name="T1030" style:parent-style-name="DefaultParagraphFont" style:family="text">
      <style:text-properties style:font-name="Times New Roman" style:font-name-asian="Times New Roman"/>
    </style:style>
    <style:style style:name="T1031" style:parent-style-name="DefaultParagraphFont" style:family="text">
      <style:text-properties style:font-name="Verdana" style:font-name-asian="Verdana" fo:font-size="9.5pt" style:font-size-asian="9.5pt"/>
    </style:style>
    <style:style style:name="P1032" style:parent-style-name="Normal" style:family="paragraph">
      <style:paragraph-properties fo:line-height="0.1388in"/>
      <style:text-properties style:font-name="Times New Roman" style:font-name-asian="Times New Roman"/>
    </style:style>
    <style:style style:name="P1033" style:parent-style-name="Normal" style:master-page-name="MP13" style:family="paragraph">
      <style:paragraph-properties fo:break-before="page" fo:line-height="0.018in"/>
      <style:text-properties style:font-name="Times New Roman" style:font-name-asian="Times New Roman"/>
    </style:style>
    <style:style style:name="P1035"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1036" style:parent-style-name="Normal" style:family="paragraph">
      <style:paragraph-properties fo:line-height="0.1729in"/>
      <style:text-properties style:font-name="Times New Roman" style:font-name-asian="Times New Roman"/>
    </style:style>
    <style:style style:name="P1037"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1038" style:parent-style-name="DefaultParagraphFont" style:family="text">
      <style:text-properties style:font-name="Verdana" style:font-name-asian="Verdana" fo:font-size="9.5pt" style:font-size-asian="9.5pt"/>
    </style:style>
    <style:style style:name="T1039" style:parent-style-name="DefaultParagraphFont" style:family="text">
      <style:text-properties style:font-name="Times New Roman" style:font-name-asian="Times New Roman"/>
    </style:style>
    <style:style style:name="T1040" style:parent-style-name="DefaultParagraphFont" style:family="text">
      <style:text-properties style:font-name="Verdana" style:font-name-asian="Verdana" fo:font-size="9.5pt" style:font-size-asian="9.5pt"/>
    </style:style>
    <style:style style:name="T1041" style:parent-style-name="DefaultParagraphFont" style:family="text">
      <style:text-properties style:font-name="Verdana" style:font-name-asian="Verdana" fo:font-size="9.5pt" style:font-size-asian="9.5pt"/>
    </style:style>
    <style:style style:name="P1042" style:parent-style-name="Normal" style:family="paragraph">
      <style:paragraph-properties fo:line-height="0.1402in"/>
      <style:text-properties style:font-name="Times New Roman" style:font-name-asian="Times New Roman"/>
    </style:style>
    <style:style style:name="P1043"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1044" style:parent-style-name="DefaultParagraphFont" style:family="text">
      <style:text-properties style:font-name="Verdana" style:font-name-asian="Verdana" fo:font-size="9.5pt" style:font-size-asian="9.5pt"/>
    </style:style>
    <style:style style:name="T1045" style:parent-style-name="DefaultParagraphFont" style:family="text">
      <style:text-properties style:font-name="Times New Roman" style:font-name-asian="Times New Roman"/>
    </style:style>
    <style:style style:name="T1046" style:parent-style-name="DefaultParagraphFont" style:family="text">
      <style:text-properties style:font-name="Verdana" style:font-name-asian="Verdana" fo:font-size="9.5pt" style:font-size-asian="9.5pt"/>
    </style:style>
    <style:style style:name="T1047" style:parent-style-name="DefaultParagraphFont" style:family="text">
      <style:text-properties style:font-name="Verdana" style:font-name-asian="Verdana" fo:font-size="9.5pt" style:font-size-asian="9.5pt"/>
    </style:style>
    <style:style style:name="P1048" style:parent-style-name="Normal" style:family="paragraph">
      <style:paragraph-properties fo:line-height="0.1402in"/>
      <style:text-properties style:font-name="Times New Roman" style:font-name-asian="Times New Roman"/>
    </style:style>
    <style:style style:name="P1049" style:parent-style-name="Normal" style:family="paragraph">
      <style:paragraph-properties fo:text-align="justify" fo:line-height="121%" fo:margin-left="0.5833in" fo:margin-right="0.0138in" fo:text-indent="-0.5909in">
        <style:tab-stops>
          <style:tab-stop style:type="left" style:position="-0.0138in"/>
        </style:tab-stops>
      </style:paragraph-properties>
    </style:style>
    <style:style style:name="T1050" style:parent-style-name="DefaultParagraphFont" style:family="text">
      <style:text-properties style:font-name="Verdana" style:font-name-asian="Verdana" fo:font-size="9.5pt" style:font-size-asian="9.5pt"/>
    </style:style>
    <style:style style:name="T1051" style:parent-style-name="DefaultParagraphFont" style:family="text">
      <style:text-properties style:font-name="Times New Roman" style:font-name-asian="Times New Roman"/>
    </style:style>
    <style:style style:name="T1052" style:parent-style-name="DefaultParagraphFont" style:family="text">
      <style:text-properties style:font-name="Verdana" style:font-name-asian="Verdana" fo:font-size="9.5pt" style:font-size-asian="9.5pt"/>
    </style:style>
    <style:style style:name="P1053" style:parent-style-name="Normal" style:family="paragraph">
      <style:paragraph-properties fo:line-height="0.1395in"/>
      <style:text-properties style:font-name="Times New Roman" style:font-name-asian="Times New Roman"/>
    </style:style>
    <style:style style:name="P1054" style:parent-style-name="Normal" style:family="paragraph">
      <style:paragraph-properties style:line-height-at-least="0in" fo:margin-left="0.5833in">
        <style:tab-stops/>
      </style:paragraph-properties>
      <style:text-properties style:font-name="Verdana" style:font-name-asian="Verdana" fo:font-weight="bold" style:font-weight-asian="bold" fo:font-size="9.5pt" style:font-size-asian="9.5pt"/>
    </style:style>
    <style:style style:name="P1055" style:parent-style-name="Normal" style:family="paragraph">
      <style:paragraph-properties fo:line-height="0.1729in"/>
      <style:text-properties style:font-name="Times New Roman" style:font-name-asian="Times New Roman"/>
    </style:style>
    <style:style style:name="P1056" style:parent-style-name="Normal" style:family="paragraph">
      <style:paragraph-properties fo:text-align="justify" fo:line-height="120%" fo:margin-left="0.5833in" fo:margin-right="0.0138in" fo:text-indent="-0.5909in">
        <style:tab-stops>
          <style:tab-stop style:type="left" style:position="-0.0138in"/>
        </style:tab-stops>
      </style:paragraph-properties>
    </style:style>
    <style:style style:name="T1057" style:parent-style-name="DefaultParagraphFont" style:family="text">
      <style:text-properties style:font-name="Verdana" style:font-name-asian="Verdana" fo:font-size="9.5pt" style:font-size-asian="9.5pt"/>
    </style:style>
    <style:style style:name="T1058" style:parent-style-name="DefaultParagraphFont" style:family="text">
      <style:text-properties style:font-name="Times New Roman" style:font-name-asian="Times New Roman"/>
    </style:style>
    <style:style style:name="T1059" style:parent-style-name="DefaultParagraphFont" style:family="text">
      <style:text-properties style:font-name="Verdana" style:font-name-asian="Verdana" fo:font-size="9.5pt" style:font-size-asian="9.5pt"/>
    </style:style>
    <style:style style:name="T1060" style:parent-style-name="DefaultParagraphFont" style:family="text">
      <style:text-properties style:font-name="Verdana" style:font-name-asian="Verdana" fo:font-size="9.5pt" style:font-size-asian="9.5pt"/>
    </style:style>
    <style:style style:name="P1061" style:parent-style-name="Normal" style:family="paragraph">
      <style:paragraph-properties fo:line-height="0.1402in"/>
      <style:text-properties style:font-name="Times New Roman" style:font-name-asian="Times New Roman"/>
    </style:style>
    <style:style style:name="P1062"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1063" style:parent-style-name="DefaultParagraphFont" style:family="text">
      <style:text-properties style:font-name="Verdana" style:font-name-asian="Verdana" fo:font-size="9.5pt" style:font-size-asian="9.5pt"/>
    </style:style>
    <style:style style:name="T1064" style:parent-style-name="DefaultParagraphFont" style:family="text">
      <style:text-properties style:font-name="Times New Roman" style:font-name-asian="Times New Roman"/>
    </style:style>
    <style:style style:name="T1065" style:parent-style-name="DefaultParagraphFont" style:family="text">
      <style:text-properties style:font-name="Verdana" style:font-name-asian="Verdana" fo:font-size="9.5pt" style:font-size-asian="9.5pt"/>
    </style:style>
    <style:style style:name="T1066" style:parent-style-name="DefaultParagraphFont" style:family="text">
      <style:text-properties style:font-name="Verdana" style:font-name-asian="Verdana" fo:font-weight="bold" style:font-weight-asian="bold" fo:font-size="9.5pt" style:font-size-asian="9.5pt"/>
    </style:style>
    <style:style style:name="T1067" style:parent-style-name="DefaultParagraphFont" style:family="text">
      <style:text-properties style:font-name="Verdana" style:font-name-asian="Verdana" fo:font-size="9.5pt" style:font-size-asian="9.5pt"/>
    </style:style>
    <style:style style:name="T1068" style:parent-style-name="DefaultParagraphFont" style:family="text">
      <style:text-properties style:font-name="Verdana" style:font-name-asian="Verdana" fo:font-size="9.5pt" style:font-size-asian="9.5pt"/>
    </style:style>
    <style:style style:name="T1069" style:parent-style-name="DefaultParagraphFont" style:family="text">
      <style:text-properties style:font-name="Verdana" style:font-name-asian="Verdana" fo:font-weight="bold" style:font-weight-asian="bold" fo:font-size="9.5pt" style:font-size-asian="9.5pt"/>
    </style:style>
    <style:style style:name="T1070" style:parent-style-name="DefaultParagraphFont" style:family="text">
      <style:text-properties style:font-name="Verdana" style:font-name-asian="Verdana" fo:font-size="9.5pt" style:font-size-asian="9.5pt"/>
    </style:style>
    <style:style style:name="T1071" style:parent-style-name="DefaultParagraphFont" style:family="text">
      <style:text-properties style:font-name="Verdana" style:font-name-asian="Verdana" fo:font-size="9.5pt" style:font-size-asian="9.5pt"/>
    </style:style>
    <style:style style:name="P1072" style:parent-style-name="Normal" style:family="paragraph">
      <style:paragraph-properties fo:line-height="0.1395in"/>
      <style:text-properties style:font-name="Times New Roman" style:font-name-asian="Times New Roman"/>
    </style:style>
    <style:style style:name="P1073" style:parent-style-name="Normal" style:family="paragraph">
      <style:paragraph-properties fo:text-align="justify" fo:line-height="110%" fo:margin-left="1.1805in" fo:text-indent="-0.5895in">
        <style:tab-stops/>
      </style:paragraph-properties>
    </style:style>
    <style:style style:name="T1074" style:parent-style-name="DefaultParagraphFont" style:family="text">
      <style:text-properties style:font-name="Verdana" style:font-name-asian="Verdana" fo:font-size="9.5pt" style:font-size-asian="9.5pt"/>
    </style:style>
    <style:style style:name="T1075" style:parent-style-name="DefaultParagraphFont" style:family="text">
      <style:text-properties style:font-name="Times New Roman" style:font-name-asian="Times New Roman"/>
    </style:style>
    <style:style style:name="T1076" style:parent-style-name="DefaultParagraphFont" style:family="text">
      <style:text-properties style:font-name="Verdana" style:font-name-asian="Verdana" fo:font-size="9.5pt" style:font-size-asian="9.5pt"/>
    </style:style>
    <style:style style:name="P1077" style:parent-style-name="Normal" style:family="paragraph">
      <style:paragraph-properties fo:line-height="0.1388in"/>
      <style:text-properties style:font-name="Times New Roman" style:font-name-asian="Times New Roman"/>
    </style:style>
    <style:style style:name="P1078" style:parent-style-name="Normal" style:family="paragraph">
      <style:paragraph-properties fo:line-height="0.2125in"/>
      <style:text-properties style:font-name="Times New Roman" style:font-name-asian="Times New Roman"/>
    </style:style>
    <style:style style:name="P1079" style:parent-style-name="Normal" style:family="paragraph">
      <style:paragraph-properties fo:text-align="justify" fo:line-height="121%" fo:margin-left="1.1805in" fo:text-indent="-0.5895in">
        <style:tab-stops/>
      </style:paragraph-properties>
      <style:text-properties style:font-name="Verdana" style:font-name-asian="Verdana" fo:font-size="9.5pt" style:font-size-asian="9.5pt"/>
    </style:style>
    <style:style style:name="P1080" style:parent-style-name="Normal" style:family="paragraph">
      <style:paragraph-properties fo:line-height="0.1388in"/>
      <style:text-properties style:font-name="Times New Roman" style:font-name-asian="Times New Roman"/>
    </style:style>
    <style:style style:name="P1081" style:parent-style-name="Normal" style:family="paragraph">
      <style:paragraph-properties fo:text-align="justify" fo:line-height="121%" fo:margin-left="1.1805in" fo:margin-right="0.0138in" fo:text-indent="-0.5895in">
        <style:tab-stops>
          <style:tab-stop style:type="left" style:position="-0.0138in"/>
        </style:tab-stops>
      </style:paragraph-properties>
      <style:text-properties style:font-name="Verdana" style:font-name-asian="Verdana" fo:font-size="9.5pt" style:font-size-asian="9.5pt"/>
    </style:style>
    <style:style style:name="P1082" style:parent-style-name="Normal" style:family="paragraph">
      <style:paragraph-properties fo:line-height="0.1402in"/>
      <style:text-properties style:font-name="Times New Roman" style:font-name-asian="Times New Roman"/>
    </style:style>
    <style:style style:name="P1083" style:parent-style-name="Normal" style:family="paragraph">
      <style:paragraph-properties fo:text-align="justify" fo:line-height="120%" fo:margin-left="1.1805in" fo:text-indent="-0.5895in">
        <style:tab-stops/>
      </style:paragraph-properties>
      <style:text-properties style:font-name="Verdana" style:font-name-asian="Verdana" fo:font-size="9.5pt" style:font-size-asian="9.5pt"/>
    </style:style>
    <style:style style:name="P1084" style:parent-style-name="Normal" style:family="paragraph">
      <style:paragraph-properties fo:line-height="0.1402in"/>
      <style:text-properties style:font-name="Times New Roman" style:font-name-asian="Times New Roman"/>
    </style:style>
    <style:style style:name="P1085"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1086" style:parent-style-name="DefaultParagraphFont" style:family="text">
      <style:text-properties style:font-name="Verdana" style:font-name-asian="Verdana" fo:font-size="9.5pt" style:font-size-asian="9.5pt"/>
    </style:style>
    <style:style style:name="T1087" style:parent-style-name="DefaultParagraphFont" style:family="text">
      <style:text-properties style:font-name="Times New Roman" style:font-name-asian="Times New Roman"/>
    </style:style>
    <style:style style:name="T1088" style:parent-style-name="DefaultParagraphFont" style:family="text">
      <style:text-properties style:font-name="Verdana" style:font-name-asian="Verdana" fo:font-size="9.5pt" style:font-size-asian="9.5pt"/>
    </style:style>
    <style:style style:name="T1089" style:parent-style-name="DefaultParagraphFont" style:family="text">
      <style:text-properties style:font-name="Verdana" style:font-name-asian="Verdana" fo:font-size="9.5pt" style:font-size-asian="9.5pt"/>
    </style:style>
    <style:style style:name="P1090" style:parent-style-name="Normal" style:family="paragraph">
      <style:paragraph-properties fo:line-height="0.1388in"/>
      <style:text-properties style:font-name="Times New Roman" style:font-name-asian="Times New Roman"/>
    </style:style>
    <style:style style:name="P1091" style:parent-style-name="Normal" style:family="paragraph">
      <style:paragraph-properties fo:text-align="justify" fo:line-height="121%" fo:margin-left="0.5833in" fo:text-indent="-0.5909in">
        <style:tab-stops>
          <style:tab-stop style:type="left" style:position="-0.0138in"/>
        </style:tab-stops>
      </style:paragraph-properties>
    </style:style>
    <style:style style:name="T1092" style:parent-style-name="DefaultParagraphFont" style:family="text">
      <style:text-properties style:font-name="Verdana" style:font-name-asian="Verdana" fo:font-size="9.5pt" style:font-size-asian="9.5pt"/>
    </style:style>
    <style:style style:name="T1093" style:parent-style-name="DefaultParagraphFont" style:family="text">
      <style:text-properties style:font-name="Verdana" style:font-name-asian="Verdana" fo:font-size="9.5pt" style:font-size-asian="9.5pt"/>
    </style:style>
    <style:style style:name="T1094" style:parent-style-name="DefaultParagraphFont" style:family="text">
      <style:text-properties style:font-name="Times New Roman" style:font-name-asian="Times New Roman"/>
    </style:style>
    <style:style style:name="T1095" style:parent-style-name="DefaultParagraphFont" style:family="text">
      <style:text-properties style:font-name="Verdana" style:font-name-asian="Verdana" fo:font-size="9.5pt" style:font-size-asian="9.5pt"/>
    </style:style>
    <style:style style:name="P1096" style:parent-style-name="Normal" style:family="paragraph">
      <style:paragraph-properties fo:line-height="0.1395in"/>
      <style:text-properties style:font-name="Times New Roman" style:font-name-asian="Times New Roman"/>
    </style:style>
    <style:style style:name="P1097" style:parent-style-name="Normal" style:family="paragraph">
      <style:paragraph-properties style:line-height-at-least="0in"/>
      <style:text-properties style:font-name="Verdana" style:font-name-asian="Verdana" fo:font-size="9.5pt" style:font-size-asian="9.5pt"/>
    </style:style>
    <style:style style:name="P1098" style:parent-style-name="Normal" style:master-page-name="MP14" style:family="paragraph">
      <style:paragraph-properties fo:break-before="page" fo:line-height="0.018in"/>
      <style:text-properties style:font-name="Times New Roman" style:font-name-asian="Times New Roman"/>
    </style:style>
    <style:style style:name="P1100" style:parent-style-name="Normal" style:family="paragraph">
      <style:paragraph-properties fo:line-height="121%" fo:margin-right="0.2222in"/>
      <style:text-properties style:font-name="Verdana" style:font-name-asian="Verdana" fo:font-size="9.5pt" style:font-size-asian="9.5pt"/>
    </style:style>
    <style:style style:name="P1101" style:parent-style-name="Normal" style:family="paragraph">
      <style:paragraph-properties fo:break-before="column" fo:line-height="0.0159in"/>
    </style:style>
    <style:style style:name="P1102" style:parent-style-name="Normal" style:family="paragraph">
      <style:paragraph-properties style:line-height-at-least="0in"/>
      <style:text-properties style:font-name="Verdana" style:font-name-asian="Verdana" fo:font-size="9.5pt" style:font-size-asian="9.5pt"/>
    </style:style>
    <style:style style:name="P1103" style:parent-style-name="Normal" style:family="paragraph">
      <style:paragraph-properties fo:line-height="0.0361in"/>
      <style:text-properties style:font-name="Times New Roman" style:font-name-asian="Times New Roman"/>
    </style:style>
    <style:style style:name="P1104" style:parent-style-name="Normal" style:family="paragraph">
      <style:paragraph-properties style:line-height-at-least="0in"/>
      <style:text-properties style:font-name="Verdana" style:font-name-asian="Verdana" fo:font-size="9.5pt" style:font-size-asian="9.5pt"/>
    </style:style>
    <style:style style:name="S15" style:family="section">
      <style:section-properties fo:margin-left="0in" fo:margin-right="0in" style:writing-mode="lr-tb">
        <style:columns fo:column-count="1">
          <style:column style:rel-width="9080*" fo:start-indent="0in" fo:end-indent="0in"/>
        </style:columns>
      </style:section-properties>
    </style:style>
    <style:style style:name="P1105" style:parent-style-name="Normal" style:family="paragraph">
      <style:paragraph-properties fo:line-height="0.1395in"/>
      <style:text-properties style:font-name="Times New Roman" style:font-name-asian="Times New Roman"/>
    </style:style>
    <style:style style:name="P1106" style:parent-style-name="Normal" style:family="paragraph">
      <style:paragraph-properties style:line-height-at-least="0in"/>
      <style:text-properties style:font-name="Verdana" style:font-name-asian="Verdana" fo:font-size="9.5pt" style:font-size-asian="9.5pt"/>
    </style:style>
    <style:style style:name="P1107" style:parent-style-name="Normal" style:family="paragraph">
      <style:paragraph-properties fo:line-height="0.1743in"/>
      <style:text-properties style:font-name="Times New Roman" style:font-name-asian="Times New Roman"/>
    </style:style>
    <style:style style:name="P1108" style:parent-style-name="Normal" style:family="paragraph">
      <style:paragraph-properties style:line-height-at-least="0in"/>
      <style:text-properties style:font-name="Verdana" style:font-name-asian="Verdana" fo:font-size="9pt" style:font-size-asian="9pt"/>
    </style:style>
    <style:style style:name="S16" style:family="section">
      <style:section-properties fo:margin-left="0in" fo:margin-right="0in" style:writing-mode="lr-tb">
        <style:columns fo:column-count="2">
          <style:column style:rel-width="3880*" fo:start-indent="0in" fo:end-indent="0.25in"/>
          <style:column style:rel-width="5200*" fo:start-indent="0.25in" fo:end-indent="0in"/>
        </style:columns>
      </style:section-properties>
    </style:style>
    <style:style style:name="P1109" style:parent-style-name="Normal" style:family="paragraph">
      <style:paragraph-properties fo:line-height="0.1388in"/>
      <style:text-properties style:font-name="Times New Roman" style:font-name-asian="Times New Roman"/>
    </style:style>
    <style:style style:name="P1110" style:parent-style-name="Normal" style:family="paragraph">
      <style:paragraph-properties fo:line-height="0.1388in"/>
      <style:text-properties style:font-name="Times New Roman" style:font-name-asian="Times New Roman"/>
    </style:style>
    <style:style style:name="P1111" style:parent-style-name="Normal" style:family="paragraph">
      <style:paragraph-properties fo:line-height="0.1388in"/>
      <style:text-properties style:font-name="Times New Roman" style:font-name-asian="Times New Roman"/>
    </style:style>
    <style:style style:name="P1112" style:parent-style-name="Normal" style:family="paragraph">
      <style:paragraph-properties fo:line-height="0.1388in"/>
      <style:text-properties style:font-name="Times New Roman" style:font-name-asian="Times New Roman"/>
    </style:style>
    <style:style style:name="P1113" style:parent-style-name="Normal" style:family="paragraph">
      <style:paragraph-properties fo:line-height="0.1388in"/>
      <style:text-properties style:font-name="Times New Roman" style:font-name-asian="Times New Roman"/>
    </style:style>
    <style:style style:name="P1114" style:parent-style-name="Normal" style:family="paragraph">
      <style:paragraph-properties fo:line-height="0.152in"/>
      <style:text-properties style:font-name="Times New Roman" style:font-name-asian="Times New Roman"/>
    </style:style>
    <style:style style:name="P1115" style:parent-style-name="Normal" style:family="paragraph">
      <style:paragraph-properties fo:line-height="121%" fo:margin-right="0.2222in"/>
      <style:text-properties style:font-name="Verdana" style:font-name-asian="Verdana" fo:font-size="9.5pt" style:font-size-asian="9.5pt"/>
    </style:style>
    <style:style style:name="P1116" style:parent-style-name="Normal" style:family="paragraph">
      <style:paragraph-properties fo:break-before="column" fo:line-height="0.1388in"/>
    </style:style>
    <style:style style:name="P1117" style:parent-style-name="Normal" style:family="paragraph">
      <style:paragraph-properties fo:line-height="0.1388in"/>
      <style:text-properties style:font-name="Times New Roman" style:font-name-asian="Times New Roman"/>
    </style:style>
    <style:style style:name="P1118" style:parent-style-name="Normal" style:family="paragraph">
      <style:paragraph-properties fo:line-height="0.1388in"/>
      <style:text-properties style:font-name="Times New Roman" style:font-name-asian="Times New Roman"/>
    </style:style>
    <style:style style:name="P1119" style:parent-style-name="Normal" style:family="paragraph">
      <style:paragraph-properties fo:line-height="0.1388in"/>
      <style:text-properties style:font-name="Times New Roman" style:font-name-asian="Times New Roman"/>
    </style:style>
    <style:style style:name="P1120" style:parent-style-name="Normal" style:family="paragraph">
      <style:paragraph-properties fo:line-height="0.1388in"/>
      <style:text-properties style:font-name="Times New Roman" style:font-name-asian="Times New Roman"/>
    </style:style>
    <style:style style:name="P1121" style:parent-style-name="Normal" style:family="paragraph">
      <style:paragraph-properties fo:line-height="0.15in"/>
      <style:text-properties style:font-name="Times New Roman" style:font-name-asian="Times New Roman"/>
    </style:style>
    <style:style style:name="P1122" style:parent-style-name="Normal" style:family="paragraph">
      <style:paragraph-properties style:line-height-at-least="0in"/>
      <style:text-properties style:font-name="Verdana" style:font-name-asian="Verdana" fo:font-size="9.5pt" style:font-size-asian="9.5pt"/>
    </style:style>
    <style:style style:name="P1123" style:parent-style-name="Normal" style:family="paragraph">
      <style:paragraph-properties fo:line-height="0.0368in"/>
      <style:text-properties style:font-name="Times New Roman" style:font-name-asian="Times New Roman"/>
    </style:style>
    <style:style style:name="P1124" style:parent-style-name="Normal" style:family="paragraph">
      <style:paragraph-properties style:line-height-at-least="0in"/>
      <style:text-properties style:font-name="Verdana" style:font-name-asian="Verdana" fo:font-size="9.5pt" style:font-size-asian="9.5pt"/>
    </style:style>
    <style:style style:name="S17" style:family="section">
      <style:section-properties fo:margin-left="0in" fo:margin-right="0in" style:writing-mode="lr-tb">
        <style:columns fo:column-count="1">
          <style:column style:rel-width="9080*" fo:start-indent="0in" fo:end-indent="0in"/>
        </style:columns>
      </style:section-properties>
    </style:style>
    <style:style style:name="P1125" style:parent-style-name="Normal" style:family="paragraph">
      <style:paragraph-properties fo:line-height="0.1388in"/>
      <style:text-properties style:font-name="Times New Roman" style:font-name-asian="Times New Roman"/>
    </style:style>
    <style:style style:name="P1126" style:parent-style-name="Normal" style:family="paragraph">
      <style:paragraph-properties style:line-height-at-least="0in"/>
      <style:text-properties style:font-name="Verdana" style:font-name-asian="Verdana" fo:font-size="9.5pt" style:font-size-asian="9.5pt"/>
    </style:style>
    <style:style style:name="P1127" style:parent-style-name="Normal" style:family="paragraph">
      <style:paragraph-properties fo:line-height="0.1743in"/>
      <style:text-properties style:font-name="Times New Roman" style:font-name-asian="Times New Roman"/>
    </style:style>
    <style:style style:name="P1128" style:parent-style-name="Normal" style:family="paragraph">
      <style:paragraph-properties style:line-height-at-least="0in"/>
      <style:text-properties style:font-name="Verdana" style:font-name-asian="Verdana" fo:font-size="9pt" style:font-size-asian="9pt"/>
    </style:style>
    <style:style style:name="S18" style:family="section">
      <style:section-properties fo:margin-left="0in" fo:margin-right="0in" style:writing-mode="lr-tb">
        <style:columns fo:column-count="1">
          <style:column style:rel-width="9080*" fo:start-indent="0in" fo:end-indent="0in"/>
        </style:columns>
      </style:section-properties>
    </style:style>
    <style:style style:name="P1129" style:parent-style-name="Normal" style:family="paragraph">
      <style:paragraph-properties fo:line-height="0.1388in"/>
      <style:text-properties style:font-name="Times New Roman" style:font-name-asian="Times New Roman"/>
    </style:style>
    <style:style style:name="P1130" style:parent-style-name="Normal" style:family="paragraph">
      <style:paragraph-properties fo:line-height="0.1388in"/>
      <style:text-properties style:font-name="Times New Roman" style:font-name-asian="Times New Roman"/>
    </style:style>
    <style:style style:name="P1131" style:parent-style-name="Normal" style:family="paragraph">
      <style:paragraph-properties fo:line-height="0.1388in"/>
      <style:text-properties style:font-name="Times New Roman" style:font-name-asian="Times New Roman"/>
    </style:style>
    <style:style style:name="P1132" style:parent-style-name="Normal" style:family="paragraph">
      <style:paragraph-properties fo:line-height="0.1388in"/>
      <style:text-properties style:font-name="Times New Roman" style:font-name-asian="Times New Roman"/>
    </style:style>
    <style:style style:name="P1133" style:parent-style-name="Normal" style:family="paragraph">
      <style:paragraph-properties fo:line-height="0.1388in"/>
      <style:text-properties style:font-name="Times New Roman" style:font-name-asian="Times New Roman"/>
    </style:style>
    <style:style style:name="P1134" style:parent-style-name="Normal" style:family="paragraph">
      <style:paragraph-properties fo:line-height="0.1388in"/>
      <style:text-properties style:font-name="Times New Roman" style:font-name-asian="Times New Roman"/>
    </style:style>
    <style:style style:name="P1135" style:parent-style-name="Normal" style:family="paragraph">
      <style:paragraph-properties fo:line-height="0.1388in"/>
      <style:text-properties style:font-name="Times New Roman" style:font-name-asian="Times New Roman"/>
    </style:style>
    <style:style style:name="P1136" style:parent-style-name="Normal" style:family="paragraph">
      <style:paragraph-properties fo:line-height="0.1388in"/>
      <style:text-properties style:font-name="Times New Roman" style:font-name-asian="Times New Roman"/>
    </style:style>
    <style:style style:name="P1137" style:parent-style-name="Normal" style:family="paragraph">
      <style:paragraph-properties fo:line-height="0.1388in"/>
      <style:text-properties style:font-name="Times New Roman" style:font-name-asian="Times New Roman"/>
    </style:style>
    <style:style style:name="P1138" style:parent-style-name="Normal" style:family="paragraph">
      <style:paragraph-properties fo:line-height="0.1388in"/>
      <style:text-properties style:font-name="Times New Roman" style:font-name-asian="Times New Roman"/>
    </style:style>
    <style:style style:name="P1139" style:parent-style-name="Normal" style:family="paragraph">
      <style:paragraph-properties fo:line-height="0.1388in"/>
      <style:text-properties style:font-name="Times New Roman" style:font-name-asian="Times New Roman"/>
    </style:style>
    <style:style style:name="P1140" style:parent-style-name="Heading1" style:master-page-name="MP19" style:family="paragraph">
      <style:paragraph-properties fo:break-before="page"/>
    </style:style>
    <style:style style:name="P1142" style:parent-style-name="Normal" style:family="paragraph">
      <style:paragraph-properties fo:line-height="0.0812in"/>
      <style:text-properties style:font-name="Times New Roman" style:font-name-asian="Times New Roman"/>
    </style:style>
    <style:style style:name="P1143" style:parent-style-name="Normal" style:family="paragraph">
      <style:paragraph-properties style:line-height-at-least="0in" fo:margin-left="0.0833in">
        <style:tab-stops/>
      </style:paragraph-properties>
      <style:text-properties style:font-name="Verdana" style:font-name-asian="Verdana" fo:font-weight="bold" style:font-weight-asian="bold" fo:font-size="9.5pt" style:font-size-asian="9.5pt"/>
    </style:style>
    <style:style style:name="P1144" style:parent-style-name="Normal" style:family="paragraph">
      <style:paragraph-properties fo:line-height="0.2048in"/>
      <style:text-properties style:font-name="Times New Roman" style:font-name-asian="Times New Roman"/>
    </style:style>
    <style:style style:name="TableColumn1146" style:family="table-column">
      <style:table-column-properties style:column-width="1.9861in" style:use-optimal-column-width="false"/>
    </style:style>
    <style:style style:name="TableColumn1147" style:family="table-column">
      <style:table-column-properties style:column-width="0.0833in" style:use-optimal-column-width="false"/>
    </style:style>
    <style:style style:name="TableColumn1148" style:family="table-column">
      <style:table-column-properties style:column-width="0.0694in" style:use-optimal-column-width="false"/>
    </style:style>
    <style:style style:name="TableColumn1149" style:family="table-column">
      <style:table-column-properties style:column-width="0.2916in" style:use-optimal-column-width="false"/>
    </style:style>
    <style:style style:name="TableColumn1150" style:family="table-column">
      <style:table-column-properties style:column-width="0.2638in" style:use-optimal-column-width="false"/>
    </style:style>
    <style:style style:name="TableColumn1151" style:family="table-column">
      <style:table-column-properties style:column-width="0.3194in" style:use-optimal-column-width="false"/>
    </style:style>
    <style:style style:name="TableColumn1152" style:family="table-column">
      <style:table-column-properties style:column-width="0.3194in" style:use-optimal-column-width="false"/>
    </style:style>
    <style:style style:name="TableColumn1153" style:family="table-column">
      <style:table-column-properties style:column-width="0.3333in" style:use-optimal-column-width="false"/>
    </style:style>
    <style:style style:name="TableColumn1154" style:family="table-column">
      <style:table-column-properties style:column-width="0.0694in" style:use-optimal-column-width="false"/>
    </style:style>
    <style:style style:name="TableColumn1155" style:family="table-column">
      <style:table-column-properties style:column-width="0.5833in" style:use-optimal-column-width="false"/>
    </style:style>
    <style:style style:name="TableColumn1156" style:family="table-column">
      <style:table-column-properties style:column-width="0.2638in" style:use-optimal-column-width="false"/>
    </style:style>
    <style:style style:name="TableColumn1157" style:family="table-column">
      <style:table-column-properties style:column-width="0.0833in" style:use-optimal-column-width="false"/>
    </style:style>
    <style:style style:name="TableColumn1158" style:family="table-column">
      <style:table-column-properties style:column-width="0.1388in" style:use-optimal-column-width="false"/>
    </style:style>
    <style:style style:name="TableColumn1159" style:family="table-column">
      <style:table-column-properties style:column-width="0.0277in" style:use-optimal-column-width="false"/>
    </style:style>
    <style:style style:name="TableColumn1160" style:family="table-column">
      <style:table-column-properties style:column-width="0.0138in" style:use-optimal-column-width="false"/>
    </style:style>
    <style:style style:name="TableColumn1161" style:family="table-column">
      <style:table-column-properties style:column-width="0.0694in" style:use-optimal-column-width="false"/>
    </style:style>
    <style:style style:name="TableColumn1162" style:family="table-column">
      <style:table-column-properties style:column-width="0.0416in" style:use-optimal-column-width="false"/>
    </style:style>
    <style:style style:name="TableColumn1163" style:family="table-column">
      <style:table-column-properties style:column-width="0.2361in" style:use-optimal-column-width="false"/>
    </style:style>
    <style:style style:name="TableColumn1164" style:family="table-column">
      <style:table-column-properties style:column-width="0.1805in" style:use-optimal-column-width="false"/>
    </style:style>
    <style:style style:name="TableColumn1165" style:family="table-column">
      <style:table-column-properties style:column-width="0.375in" style:use-optimal-column-width="false"/>
    </style:style>
    <style:style style:name="TableColumn1166" style:family="table-column">
      <style:table-column-properties style:column-width="0.1805in" style:use-optimal-column-width="false"/>
    </style:style>
    <style:style style:name="TableColumn1167" style:family="table-column">
      <style:table-column-properties style:column-width="0.1527in" style:use-optimal-column-width="false"/>
    </style:style>
    <style:style style:name="TableColumn1168" style:family="table-column">
      <style:table-column-properties style:column-width="0.0972in" style:use-optimal-column-width="false"/>
    </style:style>
    <style:style style:name="TableColumn1169" style:family="table-column">
      <style:table-column-properties style:column-width="0.1111in" style:use-optimal-column-width="false"/>
    </style:style>
    <style:style style:name="TableColumn1170" style:family="table-column">
      <style:table-column-properties style:column-width="0.0972in" style:use-optimal-column-width="false"/>
    </style:style>
    <style:style style:name="TableColumn1171" style:family="table-column">
      <style:table-column-properties style:column-width="0.0833in" style:use-optimal-column-width="false"/>
    </style:style>
    <style:style style:name="Table1145" style:family="table">
      <style:table-properties style:width="6.4722in" fo:margin-left="0.0069in" table:align="left"/>
    </style:style>
    <style:style style:name="TableRow1172" style:family="table-row">
      <style:table-row-properties style:min-row-height="0.2666in" style:use-optimal-row-height="false"/>
    </style:style>
    <style:style style:name="TableCell1173" style:family="table-cell">
      <style:table-cell-properties fo:border-top="0.0138in solid #000000" fo:border-left="0.0138in solid #000000" fo:border-bottom="none" fo:border-right="none" fo:background-color="#D9D9D9" style:writing-mode="lr-tb" style:vertical-align="bottom" fo:padding-top="0in" fo:padding-left="0in" fo:padding-bottom="0in" fo:padding-right="0in"/>
    </style:style>
    <style:style style:name="P1174" style:parent-style-name="Normal" style:family="paragraph">
      <style:paragraph-properties style:line-height-at-least="0in" fo:margin-left="0.0833in">
        <style:tab-stops/>
      </style:paragraph-properties>
      <style:text-properties style:font-name="Verdana" style:font-name-asian="Verdana" fo:font-weight="bold" style:font-weight-asian="bold" fo:font-size="9.5pt" style:font-size-asian="9.5pt"/>
    </style:style>
    <style:style style:name="TableCell1175" style:family="table-cell">
      <style:table-cell-properties fo:border-top="0.0138in solid #000000" fo:border-left="none" fo:border-bottom="none" fo:border-right="0.0138in solid #000000" fo:background-color="#D9D9D9" style:writing-mode="lr-tb" style:vertical-align="bottom" fo:padding-top="0in" fo:padding-left="0in" fo:padding-bottom="0in" fo:padding-right="0in"/>
    </style:style>
    <style:style style:name="P1176" style:parent-style-name="Normal" style:family="paragraph">
      <style:paragraph-properties style:line-height-at-least="0in"/>
      <style:text-properties style:font-name="Times New Roman" style:font-name-asian="Times New Roman" fo:font-size="12pt" style:font-size-asian="12pt"/>
    </style:style>
    <style:style style:name="TableCell117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78" style:parent-style-name="Normal" style:family="paragraph">
      <style:paragraph-properties style:line-height-at-least="0in"/>
      <style:text-properties style:font-name="Times New Roman" style:font-name-asian="Times New Roman" fo:font-size="12pt" style:font-size-asian="12pt"/>
    </style:style>
    <style:style style:name="TableCell117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80" style:parent-style-name="Normal" style:family="paragraph">
      <style:paragraph-properties style:line-height-at-least="0in"/>
      <style:text-properties style:font-name="Verdana" style:font-name-asian="Verdana" fo:font-weight="bold" style:font-weight-asian="bold" fo:font-size="9.5pt" style:font-size-asian="9.5pt"/>
    </style:style>
    <style:style style:name="TableCell1181"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82" style:parent-style-name="Normal" style:family="paragraph">
      <style:paragraph-properties style:line-height-at-least="0in"/>
      <style:text-properties style:font-name="Times New Roman" style:font-name-asian="Times New Roman" fo:font-size="12pt" style:font-size-asian="12pt"/>
    </style:style>
    <style:style style:name="TableCell1183"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84" style:parent-style-name="Normal" style:family="paragraph">
      <style:paragraph-properties style:line-height-at-least="0in"/>
      <style:text-properties style:font-name="Times New Roman" style:font-name-asian="Times New Roman" fo:font-size="12pt" style:font-size-asian="12pt"/>
    </style:style>
    <style:style style:name="TableCell1185" style:family="table-cell">
      <style:table-cell-properties fo:border-top="0.0138in solid #000000" fo:border-left="none" fo:border-bottom="none" fo:border-right="0.0138in solid #000000" fo:background-color="#D9D9D9" style:writing-mode="lr-tb" style:vertical-align="bottom" fo:padding-top="0in" fo:padding-left="0in" fo:padding-bottom="0in" fo:padding-right="0in"/>
    </style:style>
    <style:style style:name="P1186" style:parent-style-name="Normal" style:family="paragraph">
      <style:paragraph-properties style:line-height-at-least="0in"/>
      <style:text-properties style:font-name="Times New Roman" style:font-name-asian="Times New Roman" fo:font-size="12pt" style:font-size-asian="12pt"/>
    </style:style>
    <style:style style:name="TableCell118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88" style:parent-style-name="Normal" style:family="paragraph">
      <style:paragraph-properties style:line-height-at-least="0in"/>
      <style:text-properties style:font-name="Times New Roman" style:font-name-asian="Times New Roman" fo:font-size="12pt" style:font-size-asian="12pt"/>
    </style:style>
    <style:style style:name="TableCell118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90" style:parent-style-name="Normal" style:family="paragraph">
      <style:paragraph-properties style:line-height-at-least="0in"/>
      <style:text-properties style:font-name="Verdana" style:font-name-asian="Verdana" fo:font-weight="bold" style:font-weight-asian="bold" fo:font-size="9.5pt" style:font-size-asian="9.5pt"/>
    </style:style>
    <style:style style:name="TableCell1191"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92" style:parent-style-name="Normal" style:family="paragraph">
      <style:paragraph-properties style:line-height-at-least="0in"/>
      <style:text-properties style:font-name="Times New Roman" style:font-name-asian="Times New Roman" fo:font-size="12pt" style:font-size-asian="12pt"/>
    </style:style>
    <style:style style:name="TableCell1193"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94" style:parent-style-name="Normal" style:family="paragraph">
      <style:paragraph-properties style:line-height-at-least="0in"/>
      <style:text-properties style:font-name="Times New Roman" style:font-name-asian="Times New Roman" fo:font-size="12pt" style:font-size-asian="12pt"/>
    </style:style>
    <style:style style:name="TableCell1195"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96" style:parent-style-name="Normal" style:family="paragraph">
      <style:paragraph-properties style:line-height-at-least="0in"/>
      <style:text-properties style:font-name="Times New Roman" style:font-name-asian="Times New Roman" fo:font-size="12pt" style:font-size-asian="12pt"/>
    </style:style>
    <style:style style:name="TableCell119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198" style:parent-style-name="Normal" style:family="paragraph">
      <style:paragraph-properties style:line-height-at-least="0in"/>
      <style:text-properties style:font-name="Times New Roman" style:font-name-asian="Times New Roman" fo:font-size="12pt" style:font-size-asian="12pt"/>
    </style:style>
    <style:style style:name="TableCell119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00" style:parent-style-name="Normal" style:family="paragraph">
      <style:paragraph-properties style:line-height-at-least="0in"/>
      <style:text-properties style:font-name="Times New Roman" style:font-name-asian="Times New Roman" fo:font-size="12pt" style:font-size-asian="12pt"/>
    </style:style>
    <style:style style:name="TableCell1201"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02" style:parent-style-name="Normal" style:family="paragraph">
      <style:paragraph-properties style:line-height-at-least="0in"/>
      <style:text-properties style:font-name="Times New Roman" style:font-name-asian="Times New Roman" fo:font-size="12pt" style:font-size-asian="12pt"/>
    </style:style>
    <style:style style:name="TableCell1203"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04" style:parent-style-name="Normal" style:family="paragraph">
      <style:paragraph-properties style:line-height-at-least="0in"/>
      <style:text-properties style:font-name="Times New Roman" style:font-name-asian="Times New Roman" fo:font-size="12pt" style:font-size-asian="12pt"/>
    </style:style>
    <style:style style:name="TableCell1205"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06" style:parent-style-name="Normal" style:family="paragraph">
      <style:paragraph-properties style:line-height-at-least="0in"/>
      <style:text-properties style:font-name="Times New Roman" style:font-name-asian="Times New Roman" fo:font-size="12pt" style:font-size-asian="12pt"/>
    </style:style>
    <style:style style:name="TableCell120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08" style:parent-style-name="Normal" style:family="paragraph">
      <style:paragraph-properties style:line-height-at-least="0in"/>
      <style:text-properties style:font-name="Times New Roman" style:font-name-asian="Times New Roman" fo:font-size="12pt" style:font-size-asian="12pt"/>
    </style:style>
    <style:style style:name="TableCell120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10" style:parent-style-name="Normal" style:family="paragraph">
      <style:paragraph-properties style:line-height-at-least="0in"/>
      <style:text-properties style:font-name="Times New Roman" style:font-name-asian="Times New Roman" fo:font-size="12pt" style:font-size-asian="12pt"/>
    </style:style>
    <style:style style:name="TableCell1211"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12" style:parent-style-name="Normal" style:family="paragraph">
      <style:paragraph-properties style:line-height-at-least="0in"/>
      <style:text-properties style:font-name="Times New Roman" style:font-name-asian="Times New Roman" fo:font-size="12pt" style:font-size-asian="12pt"/>
    </style:style>
    <style:style style:name="TableCell1213"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14" style:parent-style-name="Normal" style:family="paragraph">
      <style:paragraph-properties style:line-height-at-least="0in"/>
      <style:text-properties style:font-name="Times New Roman" style:font-name-asian="Times New Roman" fo:font-size="12pt" style:font-size-asian="12pt"/>
    </style:style>
    <style:style style:name="TableCell1215"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16" style:parent-style-name="Normal" style:family="paragraph">
      <style:paragraph-properties style:line-height-at-least="0in"/>
      <style:text-properties style:font-name="Times New Roman" style:font-name-asian="Times New Roman" fo:font-size="12pt" style:font-size-asian="12pt"/>
    </style:style>
    <style:style style:name="TableCell121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18" style:parent-style-name="Normal" style:family="paragraph">
      <style:paragraph-properties style:line-height-at-least="0in"/>
      <style:text-properties style:font-name="Times New Roman" style:font-name-asian="Times New Roman" fo:font-size="12pt" style:font-size-asian="12pt"/>
    </style:style>
    <style:style style:name="TableCell121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1220" style:parent-style-name="Normal" style:family="paragraph">
      <style:paragraph-properties style:line-height-at-least="0in"/>
      <style:text-properties style:font-name="Times New Roman" style:font-name-asian="Times New Roman" fo:font-size="12pt" style:font-size-asian="12pt"/>
    </style:style>
    <style:style style:name="TableCell1221" style:family="table-cell">
      <style:table-cell-properties fo:border-top="0.0138in solid #000000" fo:border-left="none" fo:border-bottom="none" fo:border-right="0.0138in solid #000000" fo:background-color="#D9D9D9" style:writing-mode="lr-tb" style:vertical-align="bottom" fo:padding-top="0in" fo:padding-left="0in" fo:padding-bottom="0in" fo:padding-right="0in"/>
    </style:style>
    <style:style style:name="P1222" style:parent-style-name="Normal" style:family="paragraph">
      <style:paragraph-properties style:line-height-at-least="0in"/>
      <style:text-properties style:font-name="Times New Roman" style:font-name-asian="Times New Roman" fo:font-size="12pt" style:font-size-asian="12pt"/>
    </style:style>
    <style:style style:name="TableRow1223" style:family="table-row">
      <style:table-row-properties style:min-row-height="0.0701in" style:use-optimal-row-height="false"/>
    </style:style>
    <style:style style:name="TableCell1224" style:family="table-cell">
      <style:table-cell-properties fo:border-top="none" fo:border-left="0.0138in solid #000000" fo:border-bottom="0.0138in solid #000000" fo:border-right="none" fo:background-color="#D9D9D9" style:writing-mode="lr-tb" style:vertical-align="bottom" fo:padding-top="0in" fo:padding-left="0in" fo:padding-bottom="0in" fo:padding-right="0in"/>
    </style:style>
    <style:style style:name="P1225" style:parent-style-name="Normal" style:family="paragraph">
      <style:paragraph-properties style:line-height-at-least="0in"/>
      <style:text-properties style:font-name="Times New Roman" style:font-name-asian="Times New Roman" fo:font-size="4pt" style:font-size-asian="4pt"/>
    </style:style>
    <style:style style:name="TableCell1226" style:family="table-cell">
      <style:table-cell-properties fo:border-top="none" fo:border-left="none" fo:border-bottom="0.0138in solid #000000" fo:border-right="0.0138in solid #000000" fo:background-color="#D9D9D9" style:writing-mode="lr-tb" style:vertical-align="bottom" fo:padding-top="0in" fo:padding-left="0in" fo:padding-bottom="0in" fo:padding-right="0in"/>
    </style:style>
    <style:style style:name="P1227" style:parent-style-name="Normal" style:family="paragraph">
      <style:paragraph-properties style:line-height-at-least="0in"/>
      <style:text-properties style:font-name="Times New Roman" style:font-name-asian="Times New Roman" fo:font-size="4pt" style:font-size-asian="4pt"/>
    </style:style>
    <style:style style:name="TableCell1228"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29" style:parent-style-name="Normal" style:family="paragraph">
      <style:paragraph-properties style:line-height-at-least="0in"/>
      <style:text-properties style:font-name="Times New Roman" style:font-name-asian="Times New Roman" fo:font-size="4pt" style:font-size-asian="4pt"/>
    </style:style>
    <style:style style:name="TableCell1230"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31" style:parent-style-name="Normal" style:family="paragraph">
      <style:paragraph-properties style:line-height-at-least="0in"/>
      <style:text-properties style:font-name="Times New Roman" style:font-name-asian="Times New Roman" fo:font-size="4pt" style:font-size-asian="4pt"/>
    </style:style>
    <style:style style:name="TableCell1232"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33" style:parent-style-name="Normal" style:family="paragraph">
      <style:paragraph-properties style:line-height-at-least="0in"/>
      <style:text-properties style:font-name="Times New Roman" style:font-name-asian="Times New Roman" fo:font-size="4pt" style:font-size-asian="4pt"/>
    </style:style>
    <style:style style:name="TableCell1234"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35" style:parent-style-name="Normal" style:family="paragraph">
      <style:paragraph-properties style:line-height-at-least="0in"/>
      <style:text-properties style:font-name="Times New Roman" style:font-name-asian="Times New Roman" fo:font-size="4pt" style:font-size-asian="4pt"/>
    </style:style>
    <style:style style:name="TableCell1236" style:family="table-cell">
      <style:table-cell-properties fo:border-top="none" fo:border-left="none" fo:border-bottom="0.0138in solid #000000" fo:border-right="0.0138in solid #000000" fo:background-color="#D9D9D9" style:writing-mode="lr-tb" style:vertical-align="bottom" fo:padding-top="0in" fo:padding-left="0in" fo:padding-bottom="0in" fo:padding-right="0in"/>
    </style:style>
    <style:style style:name="P1237" style:parent-style-name="Normal" style:family="paragraph">
      <style:paragraph-properties style:line-height-at-least="0in"/>
      <style:text-properties style:font-name="Times New Roman" style:font-name-asian="Times New Roman" fo:font-size="4pt" style:font-size-asian="4pt"/>
    </style:style>
    <style:style style:name="TableCell1238"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39" style:parent-style-name="Normal" style:family="paragraph">
      <style:paragraph-properties style:line-height-at-least="0in"/>
      <style:text-properties style:font-name="Times New Roman" style:font-name-asian="Times New Roman" fo:font-size="4pt" style:font-size-asian="4pt"/>
    </style:style>
    <style:style style:name="TableCell1240"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41" style:parent-style-name="Normal" style:family="paragraph">
      <style:paragraph-properties style:line-height-at-least="0in"/>
      <style:text-properties style:font-name="Times New Roman" style:font-name-asian="Times New Roman" fo:font-size="4pt" style:font-size-asian="4pt"/>
    </style:style>
    <style:style style:name="TableCell1242"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43" style:parent-style-name="Normal" style:family="paragraph">
      <style:paragraph-properties style:line-height-at-least="0in"/>
      <style:text-properties style:font-name="Times New Roman" style:font-name-asian="Times New Roman" fo:font-size="4pt" style:font-size-asian="4pt"/>
    </style:style>
    <style:style style:name="TableCell1244"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45" style:parent-style-name="Normal" style:family="paragraph">
      <style:paragraph-properties style:line-height-at-least="0in"/>
      <style:text-properties style:font-name="Times New Roman" style:font-name-asian="Times New Roman" fo:font-size="4pt" style:font-size-asian="4pt"/>
    </style:style>
    <style:style style:name="TableCell1246"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47" style:parent-style-name="Normal" style:family="paragraph">
      <style:paragraph-properties style:line-height-at-least="0in"/>
      <style:text-properties style:font-name="Times New Roman" style:font-name-asian="Times New Roman" fo:font-size="4pt" style:font-size-asian="4pt"/>
    </style:style>
    <style:style style:name="TableCell1248"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49" style:parent-style-name="Normal" style:family="paragraph">
      <style:paragraph-properties style:line-height-at-least="0in"/>
      <style:text-properties style:font-name="Times New Roman" style:font-name-asian="Times New Roman" fo:font-size="4pt" style:font-size-asian="4pt"/>
    </style:style>
    <style:style style:name="TableCell1250"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51" style:parent-style-name="Normal" style:family="paragraph">
      <style:paragraph-properties style:line-height-at-least="0in"/>
      <style:text-properties style:font-name="Times New Roman" style:font-name-asian="Times New Roman" fo:font-size="4pt" style:font-size-asian="4pt"/>
    </style:style>
    <style:style style:name="TableCell1252"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53" style:parent-style-name="Normal" style:family="paragraph">
      <style:paragraph-properties style:line-height-at-least="0in"/>
      <style:text-properties style:font-name="Times New Roman" style:font-name-asian="Times New Roman" fo:font-size="4pt" style:font-size-asian="4pt"/>
    </style:style>
    <style:style style:name="TableCell1254"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55" style:parent-style-name="Normal" style:family="paragraph">
      <style:paragraph-properties style:line-height-at-least="0in"/>
      <style:text-properties style:font-name="Times New Roman" style:font-name-asian="Times New Roman" fo:font-size="4pt" style:font-size-asian="4pt"/>
    </style:style>
    <style:style style:name="TableCell1256"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57" style:parent-style-name="Normal" style:family="paragraph">
      <style:paragraph-properties style:line-height-at-least="0in"/>
      <style:text-properties style:font-name="Times New Roman" style:font-name-asian="Times New Roman" fo:font-size="4pt" style:font-size-asian="4pt"/>
    </style:style>
    <style:style style:name="TableCell1258"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59" style:parent-style-name="Normal" style:family="paragraph">
      <style:paragraph-properties style:line-height-at-least="0in"/>
      <style:text-properties style:font-name="Times New Roman" style:font-name-asian="Times New Roman" fo:font-size="4pt" style:font-size-asian="4pt"/>
    </style:style>
    <style:style style:name="TableCell1260"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1261" style:parent-style-name="Normal" style:family="paragraph">
      <style:paragraph-properties style:line-height-at-least="0in"/>
      <style:text-properties style:font-name="Times New Roman" style:font-name-asian="Times New Roman" fo:font-size="4pt" style:font-size-asian="4pt"/>
    </style:style>
    <style:style style:name="TableCell1262" style:family="table-cell">
      <style:table-cell-properties fo:border-top="none" fo:border-left="none" fo:border-bottom="0.0138in solid #000000" fo:border-right="0.0138in solid #000000" fo:background-color="#D9D9D9" style:writing-mode="lr-tb" style:vertical-align="bottom" fo:padding-top="0in" fo:padding-left="0in" fo:padding-bottom="0in" fo:padding-right="0in"/>
    </style:style>
    <style:style style:name="P1263" style:parent-style-name="Normal" style:family="paragraph">
      <style:paragraph-properties style:line-height-at-least="0in"/>
      <style:text-properties style:font-name="Times New Roman" style:font-name-asian="Times New Roman" fo:font-size="4pt" style:font-size-asian="4pt"/>
    </style:style>
    <style:style style:name="TableRow1264" style:family="table-row">
      <style:table-row-properties style:min-row-height="0.0611in" style:use-optimal-row-height="false"/>
    </style:style>
    <style:style style:name="TableCell126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66" style:parent-style-name="Normal" style:family="paragraph">
      <style:paragraph-properties style:line-height-at-least="0in"/>
      <style:text-properties style:font-name="Times New Roman" style:font-name-asian="Times New Roman" fo:font-size="3.5pt" style:font-size-asian="3.5pt"/>
    </style:style>
    <style:style style:name="TableCell12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68" style:parent-style-name="Normal" style:family="paragraph">
      <style:paragraph-properties style:line-height-at-least="0in"/>
      <style:text-properties style:font-name="Times New Roman" style:font-name-asian="Times New Roman" fo:font-size="3.5pt" style:font-size-asian="3.5pt"/>
    </style:style>
    <style:style style:name="TableCell1269" style:family="table-cell">
      <style:table-cell-properties fo:border="none" style:writing-mode="lr-tb" style:vertical-align="bottom" fo:padding-top="0in" fo:padding-left="0in" fo:padding-bottom="0in" fo:padding-right="0in"/>
    </style:style>
    <style:style style:name="P1270" style:parent-style-name="Normal" style:family="paragraph">
      <style:paragraph-properties style:line-height-at-least="0in"/>
      <style:text-properties style:font-name="Times New Roman" style:font-name-asian="Times New Roman" fo:font-size="3.5pt" style:font-size-asian="3.5pt"/>
    </style:style>
    <style:style style:name="TableCell1271" style:family="table-cell">
      <style:table-cell-properties fo:border="none" style:writing-mode="lr-tb" style:vertical-align="bottom" fo:padding-top="0in" fo:padding-left="0in" fo:padding-bottom="0in" fo:padding-right="0in"/>
    </style:style>
    <style:style style:name="P1272" style:parent-style-name="Normal" style:family="paragraph">
      <style:paragraph-properties style:line-height-at-least="0in"/>
      <style:text-properties style:font-name="Times New Roman" style:font-name-asian="Times New Roman" fo:font-size="3.5pt" style:font-size-asian="3.5pt"/>
    </style:style>
    <style:style style:name="TableCell1273" style:family="table-cell">
      <style:table-cell-properties fo:border="none" style:writing-mode="lr-tb" style:vertical-align="bottom" fo:padding-top="0in" fo:padding-left="0in" fo:padding-bottom="0in" fo:padding-right="0in"/>
    </style:style>
    <style:style style:name="P1274" style:parent-style-name="Normal" style:family="paragraph">
      <style:paragraph-properties style:line-height-at-least="0in"/>
      <style:text-properties style:font-name="Times New Roman" style:font-name-asian="Times New Roman" fo:font-size="3.5pt" style:font-size-asian="3.5pt"/>
    </style:style>
    <style:style style:name="TableCell1275" style:family="table-cell">
      <style:table-cell-properties fo:border="none" style:writing-mode="lr-tb" style:vertical-align="bottom" fo:padding-top="0in" fo:padding-left="0in" fo:padding-bottom="0in" fo:padding-right="0in"/>
    </style:style>
    <style:style style:name="P1276" style:parent-style-name="Normal" style:family="paragraph">
      <style:paragraph-properties style:line-height-at-least="0in"/>
      <style:text-properties style:font-name="Times New Roman" style:font-name-asian="Times New Roman" fo:font-size="3.5pt" style:font-size-asian="3.5pt"/>
    </style:style>
    <style:style style:name="TableCell1277" style:family="table-cell">
      <style:table-cell-properties fo:border="none" style:writing-mode="lr-tb" style:vertical-align="bottom" fo:padding-top="0in" fo:padding-left="0in" fo:padding-bottom="0in" fo:padding-right="0in"/>
    </style:style>
    <style:style style:name="P1278" style:parent-style-name="Normal" style:family="paragraph">
      <style:paragraph-properties style:line-height-at-least="0in"/>
      <style:text-properties style:font-name="Times New Roman" style:font-name-asian="Times New Roman" fo:font-size="3.5pt" style:font-size-asian="3.5pt"/>
    </style:style>
    <style:style style:name="TableCell12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80" style:parent-style-name="Normal" style:family="paragraph">
      <style:paragraph-properties style:line-height-at-least="0in"/>
      <style:text-properties style:font-name="Times New Roman" style:font-name-asian="Times New Roman" fo:font-size="3.5pt" style:font-size-asian="3.5pt"/>
    </style:style>
    <style:style style:name="TableCell1281" style:family="table-cell">
      <style:table-cell-properties fo:border="none" style:writing-mode="lr-tb" style:vertical-align="bottom" fo:padding-top="0in" fo:padding-left="0in" fo:padding-bottom="0in" fo:padding-right="0in"/>
    </style:style>
    <style:style style:name="P1282" style:parent-style-name="Normal" style:family="paragraph">
      <style:paragraph-properties style:line-height-at-least="0in"/>
      <style:text-properties style:font-name="Times New Roman" style:font-name-asian="Times New Roman" fo:font-size="3.5pt" style:font-size-asian="3.5pt"/>
    </style:style>
    <style:style style:name="TableCell1283" style:family="table-cell">
      <style:table-cell-properties fo:border="none" style:writing-mode="lr-tb" style:vertical-align="bottom" fo:padding-top="0in" fo:padding-left="0in" fo:padding-bottom="0in" fo:padding-right="0in"/>
    </style:style>
    <style:style style:name="P1284" style:parent-style-name="Normal" style:family="paragraph">
      <style:paragraph-properties style:line-height-at-least="0in"/>
      <style:text-properties style:font-name="Times New Roman" style:font-name-asian="Times New Roman" fo:font-size="3.5pt" style:font-size-asian="3.5pt"/>
    </style:style>
    <style:style style:name="TableCell1285" style:family="table-cell">
      <style:table-cell-properties fo:border="none" style:writing-mode="lr-tb" style:vertical-align="bottom" fo:padding-top="0in" fo:padding-left="0in" fo:padding-bottom="0in" fo:padding-right="0in"/>
    </style:style>
    <style:style style:name="P1286" style:parent-style-name="Normal" style:family="paragraph">
      <style:paragraph-properties style:line-height-at-least="0in"/>
      <style:text-properties style:font-name="Times New Roman" style:font-name-asian="Times New Roman" fo:font-size="3.5pt" style:font-size-asian="3.5pt"/>
    </style:style>
    <style:style style:name="TableCell1287" style:family="table-cell">
      <style:table-cell-properties fo:border="none" style:writing-mode="lr-tb" style:vertical-align="bottom" fo:padding-top="0in" fo:padding-left="0in" fo:padding-bottom="0in" fo:padding-right="0in"/>
    </style:style>
    <style:style style:name="P1288" style:parent-style-name="Normal" style:family="paragraph">
      <style:paragraph-properties style:line-height-at-least="0in"/>
      <style:text-properties style:font-name="Times New Roman" style:font-name-asian="Times New Roman" fo:font-size="3.5pt" style:font-size-asian="3.5pt"/>
    </style:style>
    <style:style style:name="TableCell1289" style:family="table-cell">
      <style:table-cell-properties fo:border="none" style:writing-mode="lr-tb" style:vertical-align="bottom" fo:padding-top="0in" fo:padding-left="0in" fo:padding-bottom="0in" fo:padding-right="0in"/>
    </style:style>
    <style:style style:name="P1290" style:parent-style-name="Normal" style:family="paragraph">
      <style:paragraph-properties style:line-height-at-least="0in"/>
      <style:text-properties style:font-name="Times New Roman" style:font-name-asian="Times New Roman" fo:font-size="3.5pt" style:font-size-asian="3.5pt"/>
    </style:style>
    <style:style style:name="TableCell1291" style:family="table-cell">
      <style:table-cell-properties fo:border="none" style:writing-mode="lr-tb" style:vertical-align="bottom" fo:padding-top="0in" fo:padding-left="0in" fo:padding-bottom="0in" fo:padding-right="0in"/>
    </style:style>
    <style:style style:name="P1292" style:parent-style-name="Normal" style:family="paragraph">
      <style:paragraph-properties style:line-height-at-least="0in"/>
      <style:text-properties style:font-name="Times New Roman" style:font-name-asian="Times New Roman" fo:font-size="3.5pt" style:font-size-asian="3.5pt"/>
    </style:style>
    <style:style style:name="TableCell1293" style:family="table-cell">
      <style:table-cell-properties fo:border="none" style:writing-mode="lr-tb" style:vertical-align="bottom" fo:padding-top="0in" fo:padding-left="0in" fo:padding-bottom="0in" fo:padding-right="0in"/>
    </style:style>
    <style:style style:name="P1294" style:parent-style-name="Normal" style:family="paragraph">
      <style:paragraph-properties style:line-height-at-least="0in"/>
      <style:text-properties style:font-name="Times New Roman" style:font-name-asian="Times New Roman" fo:font-size="3.5pt" style:font-size-asian="3.5pt"/>
    </style:style>
    <style:style style:name="TableCell1295" style:family="table-cell">
      <style:table-cell-properties fo:border="none" style:writing-mode="lr-tb" style:vertical-align="bottom" fo:padding-top="0in" fo:padding-left="0in" fo:padding-bottom="0in" fo:padding-right="0in"/>
    </style:style>
    <style:style style:name="P1296" style:parent-style-name="Normal" style:family="paragraph">
      <style:paragraph-properties style:line-height-at-least="0in"/>
      <style:text-properties style:font-name="Times New Roman" style:font-name-asian="Times New Roman" fo:font-size="3.5pt" style:font-size-asian="3.5pt"/>
    </style:style>
    <style:style style:name="TableCell1297" style:family="table-cell">
      <style:table-cell-properties fo:border="none" style:writing-mode="lr-tb" style:vertical-align="bottom" fo:padding-top="0in" fo:padding-left="0in" fo:padding-bottom="0in" fo:padding-right="0in"/>
    </style:style>
    <style:style style:name="P1298" style:parent-style-name="Normal" style:family="paragraph">
      <style:paragraph-properties style:line-height-at-least="0in"/>
      <style:text-properties style:font-name="Times New Roman" style:font-name-asian="Times New Roman" fo:font-size="3.5pt" style:font-size-asian="3.5pt"/>
    </style:style>
    <style:style style:name="TableCell1299" style:family="table-cell">
      <style:table-cell-properties fo:border="none" style:writing-mode="lr-tb" style:vertical-align="bottom" fo:padding-top="0in" fo:padding-left="0in" fo:padding-bottom="0in" fo:padding-right="0in"/>
    </style:style>
    <style:style style:name="P1300" style:parent-style-name="Normal" style:family="paragraph">
      <style:paragraph-properties style:line-height-at-least="0in"/>
      <style:text-properties style:font-name="Times New Roman" style:font-name-asian="Times New Roman" fo:font-size="3.5pt" style:font-size-asian="3.5pt"/>
    </style:style>
    <style:style style:name="TableCell1301" style:family="table-cell">
      <style:table-cell-properties fo:border="none" style:writing-mode="lr-tb" style:vertical-align="bottom" fo:padding-top="0in" fo:padding-left="0in" fo:padding-bottom="0in" fo:padding-right="0in"/>
    </style:style>
    <style:style style:name="P1302" style:parent-style-name="Normal" style:family="paragraph">
      <style:paragraph-properties style:line-height-at-least="0in"/>
      <style:text-properties style:font-name="Times New Roman" style:font-name-asian="Times New Roman" fo:font-size="3.5pt" style:font-size-asian="3.5pt"/>
    </style:style>
    <style:style style:name="TableCell1303" style:family="table-cell">
      <style:table-cell-properties fo:border="none" style:writing-mode="lr-tb" style:vertical-align="bottom" fo:padding-top="0in" fo:padding-left="0in" fo:padding-bottom="0in" fo:padding-right="0in"/>
    </style:style>
    <style:style style:name="P1304" style:parent-style-name="Normal" style:family="paragraph">
      <style:paragraph-properties style:line-height-at-least="0in"/>
      <style:text-properties style:font-name="Times New Roman" style:font-name-asian="Times New Roman" fo:font-size="3.5pt" style:font-size-asian="3.5pt"/>
    </style:style>
    <style:style style:name="TableCell1305" style:family="table-cell">
      <style:table-cell-properties fo:border="none" style:writing-mode="lr-tb" style:vertical-align="bottom" fo:padding-top="0in" fo:padding-left="0in" fo:padding-bottom="0in" fo:padding-right="0in"/>
    </style:style>
    <style:style style:name="P1306" style:parent-style-name="Normal" style:family="paragraph">
      <style:paragraph-properties style:line-height-at-least="0in"/>
      <style:text-properties style:font-name="Times New Roman" style:font-name-asian="Times New Roman" fo:font-size="3.5pt" style:font-size-asian="3.5pt"/>
    </style:style>
    <style:style style:name="TableCell1307" style:family="table-cell">
      <style:table-cell-properties fo:border="none" style:writing-mode="lr-tb" style:vertical-align="bottom" fo:padding-top="0in" fo:padding-left="0in" fo:padding-bottom="0in" fo:padding-right="0in"/>
    </style:style>
    <style:style style:name="P1308" style:parent-style-name="Normal" style:family="paragraph">
      <style:paragraph-properties style:line-height-at-least="0in"/>
      <style:text-properties style:font-name="Times New Roman" style:font-name-asian="Times New Roman" fo:font-size="3.5pt" style:font-size-asian="3.5pt"/>
    </style:style>
    <style:style style:name="TableCell1309" style:family="table-cell">
      <style:table-cell-properties fo:border="none" style:writing-mode="lr-tb" style:vertical-align="bottom" fo:padding-top="0in" fo:padding-left="0in" fo:padding-bottom="0in" fo:padding-right="0in"/>
    </style:style>
    <style:style style:name="P1310" style:parent-style-name="Normal" style:family="paragraph">
      <style:paragraph-properties style:line-height-at-least="0in"/>
      <style:text-properties style:font-name="Times New Roman" style:font-name-asian="Times New Roman" fo:font-size="3.5pt" style:font-size-asian="3.5pt"/>
    </style:style>
    <style:style style:name="TableCell1311" style:family="table-cell">
      <style:table-cell-properties fo:border="none" style:writing-mode="lr-tb" style:vertical-align="bottom" fo:padding-top="0in" fo:padding-left="0in" fo:padding-bottom="0in" fo:padding-right="0in"/>
    </style:style>
    <style:style style:name="P1312" style:parent-style-name="Normal" style:family="paragraph">
      <style:paragraph-properties style:line-height-at-least="0in"/>
      <style:text-properties style:font-name="Times New Roman" style:font-name-asian="Times New Roman" fo:font-size="3.5pt" style:font-size-asian="3.5pt"/>
    </style:style>
    <style:style style:name="TableCell1313" style:family="table-cell">
      <style:table-cell-properties fo:border="none" style:writing-mode="lr-tb" style:vertical-align="bottom" fo:padding-top="0in" fo:padding-left="0in" fo:padding-bottom="0in" fo:padding-right="0in"/>
    </style:style>
    <style:style style:name="P1314" style:parent-style-name="Normal" style:family="paragraph">
      <style:paragraph-properties style:line-height-at-least="0in"/>
      <style:text-properties style:font-name="Times New Roman" style:font-name-asian="Times New Roman" fo:font-size="3.5pt" style:font-size-asian="3.5pt"/>
    </style:style>
    <style:style style:name="TableCell13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16" style:parent-style-name="Normal" style:family="paragraph">
      <style:paragraph-properties style:line-height-at-least="0in"/>
      <style:text-properties style:font-name="Times New Roman" style:font-name-asian="Times New Roman" fo:font-size="3.5pt" style:font-size-asian="3.5pt"/>
    </style:style>
    <style:style style:name="TableRow1317" style:family="table-row">
      <style:table-row-properties style:min-row-height="0.193in" style:use-optimal-row-height="false"/>
    </style:style>
    <style:style style:name="TableCell131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19"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132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21" style:parent-style-name="Normal" style:family="paragraph">
      <style:paragraph-properties style:line-height-at-least="0in"/>
      <style:text-properties style:font-name="Times New Roman" style:font-name-asian="Times New Roman" fo:font-size="12pt" style:font-size-asian="12pt"/>
    </style:style>
    <style:style style:name="TableCell1322" style:family="table-cell">
      <style:table-cell-properties fo:border="none" style:writing-mode="lr-tb" style:vertical-align="bottom" fo:padding-top="0in" fo:padding-left="0in" fo:padding-bottom="0in" fo:padding-right="0in"/>
    </style:style>
    <style:style style:name="P1323" style:parent-style-name="Normal" style:family="paragraph">
      <style:paragraph-properties style:line-height-at-least="0in"/>
      <style:text-properties style:font-name="Times New Roman" style:font-name-asian="Times New Roman" fo:font-size="12pt" style:font-size-asian="12pt"/>
    </style:style>
    <style:style style:name="TableCell1324" style:family="table-cell">
      <style:table-cell-properties fo:border="none" style:writing-mode="lr-tb" style:vertical-align="bottom" fo:padding-top="0in" fo:padding-left="0in" fo:padding-bottom="0in" fo:padding-right="0in"/>
    </style:style>
    <style:style style:name="P1325" style:parent-style-name="Normal" style:family="paragraph">
      <style:paragraph-properties style:line-height-at-least="0in"/>
      <style:text-properties style:font-name="Verdana" style:font-name-asian="Verdana" fo:font-size="9.5pt" style:font-size-asian="9.5pt"/>
    </style:style>
    <style:style style:name="TableCell1326" style:family="table-cell">
      <style:table-cell-properties fo:border="none" style:writing-mode="lr-tb" style:vertical-align="bottom" fo:padding-top="0in" fo:padding-left="0in" fo:padding-bottom="0in" fo:padding-right="0in"/>
    </style:style>
    <style:style style:name="P1327" style:parent-style-name="Normal" style:family="paragraph">
      <style:paragraph-properties fo:text-align="center" style:line-height-at-least="0in"/>
      <style:text-properties style:font-name="Verdana" style:font-name-asian="Verdana" fo:font-size="9.5pt" style:font-size-asian="9.5pt"/>
    </style:style>
    <style:style style:name="TableCell1328" style:family="table-cell">
      <style:table-cell-properties fo:border="none" style:writing-mode="lr-tb" style:vertical-align="bottom" fo:padding-top="0in" fo:padding-left="0in" fo:padding-bottom="0in" fo:padding-right="0in"/>
    </style:style>
    <style:style style:name="P1329" style:parent-style-name="Normal" style:family="paragraph">
      <style:paragraph-properties style:line-height-at-least="0in" fo:margin-left="0.1111in">
        <style:tab-stops/>
      </style:paragraph-properties>
      <style:text-properties style:font-name="Verdana" style:font-name-asian="Verdana" fo:font-size="9.5pt" style:font-size-asian="9.5pt"/>
    </style:style>
    <style:style style:name="TableCell13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31"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1332" style:family="table-cell">
      <style:table-cell-properties fo:border="none" style:writing-mode="lr-tb" style:vertical-align="bottom" fo:padding-top="0in" fo:padding-left="0in" fo:padding-bottom="0in" fo:padding-right="0in"/>
    </style:style>
    <style:style style:name="P1333" style:parent-style-name="Normal" style:family="paragraph">
      <style:paragraph-properties style:line-height-at-least="0in"/>
      <style:text-properties style:font-name="Times New Roman" style:font-name-asian="Times New Roman" fo:font-size="12pt" style:font-size-asian="12pt"/>
    </style:style>
    <style:style style:name="TableCell1334" style:family="table-cell">
      <style:table-cell-properties fo:border="none" fo:background-color="#FFFF00" style:writing-mode="lr-tb" style:vertical-align="bottom" fo:padding-top="0in" fo:padding-left="0in" fo:padding-bottom="0in" fo:padding-right="0in"/>
    </style:style>
    <style:style style:name="P1335"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13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37" style:parent-style-name="Normal" style:family="paragraph">
      <style:paragraph-properties style:line-height-at-least="0in"/>
      <style:text-properties style:font-name="Times New Roman" style:font-name-asian="Times New Roman" fo:font-size="12pt" style:font-size-asian="12pt"/>
    </style:style>
    <style:style style:name="TableRow1338" style:family="table-row">
      <style:table-row-properties style:min-row-height="0.193in" style:use-optimal-row-height="false"/>
    </style:style>
    <style:style style:name="TableCell133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40"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13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42" style:parent-style-name="Normal" style:family="paragraph">
      <style:paragraph-properties style:line-height-at-least="0in"/>
      <style:text-properties style:font-name="Times New Roman" style:font-name-asian="Times New Roman" fo:font-size="12pt" style:font-size-asian="12pt"/>
    </style:style>
    <style:style style:name="TableCell1343" style:family="table-cell">
      <style:table-cell-properties fo:border="none" style:writing-mode="lr-tb" style:vertical-align="bottom" fo:padding-top="0in" fo:padding-left="0in" fo:padding-bottom="0in" fo:padding-right="0in"/>
    </style:style>
    <style:style style:name="P1344" style:parent-style-name="Normal" style:family="paragraph">
      <style:paragraph-properties style:line-height-at-least="0in"/>
      <style:text-properties style:font-name="Times New Roman" style:font-name-asian="Times New Roman" fo:font-size="12pt" style:font-size-asian="12pt"/>
    </style:style>
    <style:style style:name="TableCell1345" style:family="table-cell">
      <style:table-cell-properties fo:border="none" style:writing-mode="lr-tb" style:vertical-align="bottom" fo:padding-top="0in" fo:padding-left="0in" fo:padding-bottom="0in" fo:padding-right="0in"/>
    </style:style>
    <style:style style:name="P1346" style:parent-style-name="Normal" style:family="paragraph">
      <style:paragraph-properties style:line-height-at-least="0in"/>
      <style:text-properties style:font-name="Verdana" style:font-name-asian="Verdana" fo:font-size="9.5pt" style:font-size-asian="9.5pt"/>
    </style:style>
    <style:style style:name="TableCell1347" style:family="table-cell">
      <style:table-cell-properties fo:border="none" style:writing-mode="lr-tb" style:vertical-align="bottom" fo:padding-top="0in" fo:padding-left="0in" fo:padding-bottom="0in" fo:padding-right="0in"/>
    </style:style>
    <style:style style:name="P1348"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134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50"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1351" style:family="table-cell">
      <style:table-cell-properties fo:border="none" style:writing-mode="lr-tb" style:vertical-align="bottom" fo:padding-top="0in" fo:padding-left="0in" fo:padding-bottom="0in" fo:padding-right="0in"/>
    </style:style>
    <style:style style:name="P1352" style:parent-style-name="Normal" style:family="paragraph">
      <style:paragraph-properties style:line-height-at-least="0in"/>
      <style:text-properties style:font-name="Times New Roman" style:font-name-asian="Times New Roman" fo:font-size="12pt" style:font-size-asian="12pt"/>
    </style:style>
    <style:style style:name="TableCell1353" style:family="table-cell">
      <style:table-cell-properties fo:border="none" style:writing-mode="lr-tb" style:vertical-align="bottom" fo:padding-top="0in" fo:padding-left="0in" fo:padding-bottom="0in" fo:padding-right="0in"/>
    </style:style>
    <style:style style:name="P1354" style:parent-style-name="Normal" style:family="paragraph">
      <style:paragraph-properties style:line-height-at-least="0in"/>
      <style:text-properties style:font-name="Times New Roman" style:font-name-asian="Times New Roman" fo:font-size="12pt" style:font-size-asian="12pt"/>
    </style:style>
    <style:style style:name="TableCell1355" style:family="table-cell">
      <style:table-cell-properties fo:border="none" style:writing-mode="lr-tb" style:vertical-align="bottom" fo:padding-top="0in" fo:padding-left="0in" fo:padding-bottom="0in" fo:padding-right="0in"/>
    </style:style>
    <style:style style:name="P1356" style:parent-style-name="Normal" style:family="paragraph">
      <style:paragraph-properties style:line-height-at-least="0in"/>
      <style:text-properties style:font-name="Times New Roman" style:font-name-asian="Times New Roman" fo:font-size="12pt" style:font-size-asian="12pt"/>
    </style:style>
    <style:style style:name="TableCell1357" style:family="table-cell">
      <style:table-cell-properties fo:border="none" style:writing-mode="lr-tb" style:vertical-align="bottom" fo:padding-top="0in" fo:padding-left="0in" fo:padding-bottom="0in" fo:padding-right="0in"/>
    </style:style>
    <style:style style:name="P1358" style:parent-style-name="Normal" style:family="paragraph">
      <style:paragraph-properties style:line-height-at-least="0in"/>
      <style:text-properties style:font-name="Times New Roman" style:font-name-asian="Times New Roman" fo:font-size="12pt" style:font-size-asian="12pt"/>
    </style:style>
    <style:style style:name="TableCell1359" style:family="table-cell">
      <style:table-cell-properties fo:border="none" style:writing-mode="lr-tb" style:vertical-align="bottom" fo:padding-top="0in" fo:padding-left="0in" fo:padding-bottom="0in" fo:padding-right="0in"/>
    </style:style>
    <style:style style:name="P1360" style:parent-style-name="Normal" style:family="paragraph">
      <style:paragraph-properties style:line-height-at-least="0in"/>
      <style:text-properties style:font-name="Times New Roman" style:font-name-asian="Times New Roman" fo:font-size="12pt" style:font-size-asian="12pt"/>
    </style:style>
    <style:style style:name="TableCell1361" style:family="table-cell">
      <style:table-cell-properties fo:border="none" style:writing-mode="lr-tb" style:vertical-align="bottom" fo:padding-top="0in" fo:padding-left="0in" fo:padding-bottom="0in" fo:padding-right="0in"/>
    </style:style>
    <style:style style:name="P1362" style:parent-style-name="Normal" style:family="paragraph">
      <style:paragraph-properties style:line-height-at-least="0in"/>
      <style:text-properties style:font-name="Times New Roman" style:font-name-asian="Times New Roman" fo:font-size="12pt" style:font-size-asian="12pt"/>
    </style:style>
    <style:style style:name="TableCell1363" style:family="table-cell">
      <style:table-cell-properties fo:border="none" style:writing-mode="lr-tb" style:vertical-align="bottom" fo:padding-top="0in" fo:padding-left="0in" fo:padding-bottom="0in" fo:padding-right="0in"/>
    </style:style>
    <style:style style:name="P1364" style:parent-style-name="Normal" style:family="paragraph">
      <style:paragraph-properties style:line-height-at-least="0in"/>
      <style:text-properties style:font-name="Times New Roman" style:font-name-asian="Times New Roman" fo:font-size="12pt" style:font-size-asian="12pt"/>
    </style:style>
    <style:style style:name="TableCell1365" style:family="table-cell">
      <style:table-cell-properties fo:border="none" style:writing-mode="lr-tb" style:vertical-align="bottom" fo:padding-top="0in" fo:padding-left="0in" fo:padding-bottom="0in" fo:padding-right="0in"/>
    </style:style>
    <style:style style:name="P1366" style:parent-style-name="Normal" style:family="paragraph">
      <style:paragraph-properties style:line-height-at-least="0in"/>
      <style:text-properties style:font-name="Times New Roman" style:font-name-asian="Times New Roman" fo:font-size="12pt" style:font-size-asian="12pt"/>
    </style:style>
    <style:style style:name="TableCell1367" style:family="table-cell">
      <style:table-cell-properties fo:border="none" style:writing-mode="lr-tb" style:vertical-align="bottom" fo:padding-top="0in" fo:padding-left="0in" fo:padding-bottom="0in" fo:padding-right="0in"/>
    </style:style>
    <style:style style:name="P1368" style:parent-style-name="Normal" style:family="paragraph">
      <style:paragraph-properties style:line-height-at-least="0in"/>
      <style:text-properties style:font-name="Times New Roman" style:font-name-asian="Times New Roman" fo:font-size="12pt" style:font-size-asian="12pt"/>
    </style:style>
    <style:style style:name="TableCell1369" style:family="table-cell">
      <style:table-cell-properties fo:border="none" style:writing-mode="lr-tb" style:vertical-align="bottom" fo:padding-top="0in" fo:padding-left="0in" fo:padding-bottom="0in" fo:padding-right="0in"/>
    </style:style>
    <style:style style:name="P1370" style:parent-style-name="Normal" style:family="paragraph">
      <style:paragraph-properties style:line-height-at-least="0in"/>
      <style:text-properties style:font-name="Times New Roman" style:font-name-asian="Times New Roman" fo:font-size="12pt" style:font-size-asian="12pt"/>
    </style:style>
    <style:style style:name="TableCell1371" style:family="table-cell">
      <style:table-cell-properties fo:border="none" style:writing-mode="lr-tb" style:vertical-align="bottom" fo:padding-top="0in" fo:padding-left="0in" fo:padding-bottom="0in" fo:padding-right="0in"/>
    </style:style>
    <style:style style:name="P1372" style:parent-style-name="Normal" style:family="paragraph">
      <style:paragraph-properties style:line-height-at-least="0in"/>
      <style:text-properties style:font-name="Times New Roman" style:font-name-asian="Times New Roman" fo:font-size="12pt" style:font-size-asian="12pt"/>
    </style:style>
    <style:style style:name="TableCell1373" style:family="table-cell">
      <style:table-cell-properties fo:border="none" style:writing-mode="lr-tb" style:vertical-align="bottom" fo:padding-top="0in" fo:padding-left="0in" fo:padding-bottom="0in" fo:padding-right="0in"/>
    </style:style>
    <style:style style:name="P1374" style:parent-style-name="Normal" style:family="paragraph">
      <style:paragraph-properties style:line-height-at-least="0in"/>
      <style:text-properties style:font-name="Times New Roman" style:font-name-asian="Times New Roman" fo:font-size="12pt" style:font-size-asian="12pt"/>
    </style:style>
    <style:style style:name="TableCell1375" style:family="table-cell">
      <style:table-cell-properties fo:border="none" style:writing-mode="lr-tb" style:vertical-align="bottom" fo:padding-top="0in" fo:padding-left="0in" fo:padding-bottom="0in" fo:padding-right="0in"/>
    </style:style>
    <style:style style:name="P1376" style:parent-style-name="Normal" style:family="paragraph">
      <style:paragraph-properties style:line-height-at-least="0in"/>
      <style:text-properties style:font-name="Times New Roman" style:font-name-asian="Times New Roman" fo:font-size="12pt" style:font-size-asian="12pt"/>
    </style:style>
    <style:style style:name="TableCell1377" style:family="table-cell">
      <style:table-cell-properties fo:border="none" style:writing-mode="lr-tb" style:vertical-align="bottom" fo:padding-top="0in" fo:padding-left="0in" fo:padding-bottom="0in" fo:padding-right="0in"/>
    </style:style>
    <style:style style:name="P1378" style:parent-style-name="Normal" style:family="paragraph">
      <style:paragraph-properties style:line-height-at-least="0in"/>
      <style:text-properties style:font-name="Times New Roman" style:font-name-asian="Times New Roman" fo:font-size="12pt" style:font-size-asian="12pt"/>
    </style:style>
    <style:style style:name="TableCell1379" style:family="table-cell">
      <style:table-cell-properties fo:border="none" style:writing-mode="lr-tb" style:vertical-align="bottom" fo:padding-top="0in" fo:padding-left="0in" fo:padding-bottom="0in" fo:padding-right="0in"/>
    </style:style>
    <style:style style:name="P1380" style:parent-style-name="Normal" style:family="paragraph">
      <style:paragraph-properties style:line-height-at-least="0in"/>
      <style:text-properties style:font-name="Times New Roman" style:font-name-asian="Times New Roman" fo:font-size="12pt" style:font-size-asian="12pt"/>
    </style:style>
    <style:style style:name="TableCell1381" style:family="table-cell">
      <style:table-cell-properties fo:border="none" style:writing-mode="lr-tb" style:vertical-align="bottom" fo:padding-top="0in" fo:padding-left="0in" fo:padding-bottom="0in" fo:padding-right="0in"/>
    </style:style>
    <style:style style:name="P1382" style:parent-style-name="Normal" style:family="paragraph">
      <style:paragraph-properties style:line-height-at-least="0in"/>
      <style:text-properties style:font-name="Times New Roman" style:font-name-asian="Times New Roman" fo:font-size="12pt" style:font-size-asian="12pt"/>
    </style:style>
    <style:style style:name="TableCell1383" style:family="table-cell">
      <style:table-cell-properties fo:border="none" style:writing-mode="lr-tb" style:vertical-align="bottom" fo:padding-top="0in" fo:padding-left="0in" fo:padding-bottom="0in" fo:padding-right="0in"/>
    </style:style>
    <style:style style:name="P1384" style:parent-style-name="Normal" style:family="paragraph">
      <style:paragraph-properties style:line-height-at-least="0in"/>
      <style:text-properties style:font-name="Times New Roman" style:font-name-asian="Times New Roman" fo:font-size="12pt" style:font-size-asian="12pt"/>
    </style:style>
    <style:style style:name="TableCell138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86" style:parent-style-name="Normal" style:family="paragraph">
      <style:paragraph-properties style:line-height-at-least="0in"/>
      <style:text-properties style:font-name="Times New Roman" style:font-name-asian="Times New Roman" fo:font-size="12pt" style:font-size-asian="12pt"/>
    </style:style>
    <style:style style:name="TableRow1387" style:family="table-row">
      <style:table-row-properties style:min-row-height="0.1951in" style:use-optimal-row-height="false"/>
    </style:style>
    <style:style style:name="TableCell138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89" style:parent-style-name="Normal" style:family="paragraph">
      <style:paragraph-properties style:line-height-at-least="0in"/>
      <style:text-properties style:font-name="Times New Roman" style:font-name-asian="Times New Roman" fo:font-size="12pt" style:font-size-asian="12pt"/>
    </style:style>
    <style:style style:name="TableCell139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91" style:parent-style-name="Normal" style:family="paragraph">
      <style:paragraph-properties style:line-height-at-least="0in"/>
      <style:text-properties style:font-name="Times New Roman" style:font-name-asian="Times New Roman" fo:font-size="12pt" style:font-size-asian="12pt"/>
    </style:style>
    <style:style style:name="TableCell1392" style:family="table-cell">
      <style:table-cell-properties fo:border="none" style:writing-mode="lr-tb" style:vertical-align="bottom" fo:padding-top="0in" fo:padding-left="0in" fo:padding-bottom="0in" fo:padding-right="0in"/>
    </style:style>
    <style:style style:name="P1393" style:parent-style-name="Normal" style:family="paragraph">
      <style:paragraph-properties style:line-height-at-least="0in"/>
      <style:text-properties style:font-name="Times New Roman" style:font-name-asian="Times New Roman" fo:font-size="12pt" style:font-size-asian="12pt"/>
    </style:style>
    <style:style style:name="TableCell1394" style:family="table-cell">
      <style:table-cell-properties fo:border="none" style:writing-mode="lr-tb" style:vertical-align="bottom" fo:padding-top="0in" fo:padding-left="0in" fo:padding-bottom="0in" fo:padding-right="0in"/>
    </style:style>
    <style:style style:name="P1395" style:parent-style-name="Normal" style:family="paragraph">
      <style:paragraph-properties style:line-height-at-least="0in"/>
      <style:text-properties style:font-name="Verdana" style:font-name-asian="Verdana" fo:font-size="9.5pt" style:font-size-asian="9.5pt"/>
    </style:style>
    <style:style style:name="TableCell1396" style:family="table-cell">
      <style:table-cell-properties fo:border="none" style:writing-mode="lr-tb" style:vertical-align="bottom" fo:padding-top="0in" fo:padding-left="0in" fo:padding-bottom="0in" fo:padding-right="0in"/>
    </style:style>
    <style:style style:name="P1397" style:parent-style-name="Normal" style:family="paragraph">
      <style:paragraph-properties style:line-height-at-least="0in" fo:margin-left="0.1805in">
        <style:tab-stops/>
      </style:paragraph-properties>
      <style:text-properties style:font-name="Verdana" style:font-name-asian="Verdana" fo:font-size="9.5pt" style:font-size-asian="9.5pt"/>
    </style:style>
    <style:style style:name="TableCell139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99"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1400" style:family="table-cell">
      <style:table-cell-properties fo:border="none" style:writing-mode="lr-tb" style:vertical-align="bottom" fo:padding-top="0in" fo:padding-left="0in" fo:padding-bottom="0in" fo:padding-right="0in"/>
    </style:style>
    <style:style style:name="P1401" style:parent-style-name="Normal" style:family="paragraph">
      <style:paragraph-properties style:line-height-at-least="0in"/>
      <style:text-properties style:font-name="Times New Roman" style:font-name-asian="Times New Roman" fo:font-size="12pt" style:font-size-asian="12pt"/>
    </style:style>
    <style:style style:name="TableCell1402" style:family="table-cell">
      <style:table-cell-properties fo:border="none" style:writing-mode="lr-tb" style:vertical-align="bottom" fo:padding-top="0in" fo:padding-left="0in" fo:padding-bottom="0in" fo:padding-right="0in"/>
    </style:style>
    <style:style style:name="P1403" style:parent-style-name="Normal" style:family="paragraph">
      <style:paragraph-properties style:line-height-at-least="0in"/>
      <style:text-properties style:font-name="Times New Roman" style:font-name-asian="Times New Roman" fo:font-size="12pt" style:font-size-asian="12pt"/>
    </style:style>
    <style:style style:name="TableCell1404" style:family="table-cell">
      <style:table-cell-properties fo:border="none" style:writing-mode="lr-tb" style:vertical-align="bottom" fo:padding-top="0in" fo:padding-left="0in" fo:padding-bottom="0in" fo:padding-right="0in"/>
    </style:style>
    <style:style style:name="P1405" style:parent-style-name="Normal" style:family="paragraph">
      <style:paragraph-properties style:line-height-at-least="0in"/>
      <style:text-properties style:font-name="Times New Roman" style:font-name-asian="Times New Roman" fo:font-size="12pt" style:font-size-asian="12pt"/>
    </style:style>
    <style:style style:name="TableCell1406" style:family="table-cell">
      <style:table-cell-properties fo:border="none" style:writing-mode="lr-tb" style:vertical-align="bottom" fo:padding-top="0in" fo:padding-left="0in" fo:padding-bottom="0in" fo:padding-right="0in"/>
    </style:style>
    <style:style style:name="P1407" style:parent-style-name="Normal" style:family="paragraph">
      <style:paragraph-properties style:line-height-at-least="0in"/>
      <style:text-properties style:font-name="Times New Roman" style:font-name-asian="Times New Roman" fo:font-size="12pt" style:font-size-asian="12pt"/>
    </style:style>
    <style:style style:name="TableCell1408" style:family="table-cell">
      <style:table-cell-properties fo:border="none" style:writing-mode="lr-tb" style:vertical-align="bottom" fo:padding-top="0in" fo:padding-left="0in" fo:padding-bottom="0in" fo:padding-right="0in"/>
    </style:style>
    <style:style style:name="P1409" style:parent-style-name="Normal" style:family="paragraph">
      <style:paragraph-properties style:line-height-at-least="0in"/>
      <style:text-properties style:font-name="Times New Roman" style:font-name-asian="Times New Roman" fo:font-size="12pt" style:font-size-asian="12pt"/>
    </style:style>
    <style:style style:name="TableCell1410" style:family="table-cell">
      <style:table-cell-properties fo:border="none" style:writing-mode="lr-tb" style:vertical-align="bottom" fo:padding-top="0in" fo:padding-left="0in" fo:padding-bottom="0in" fo:padding-right="0in"/>
    </style:style>
    <style:style style:name="P1411" style:parent-style-name="Normal" style:family="paragraph">
      <style:paragraph-properties style:line-height-at-least="0in"/>
      <style:text-properties style:font-name="Times New Roman" style:font-name-asian="Times New Roman" fo:font-size="12pt" style:font-size-asian="12pt"/>
    </style:style>
    <style:style style:name="TableCell1412" style:family="table-cell">
      <style:table-cell-properties fo:border="none" style:writing-mode="lr-tb" style:vertical-align="bottom" fo:padding-top="0in" fo:padding-left="0in" fo:padding-bottom="0in" fo:padding-right="0in"/>
    </style:style>
    <style:style style:name="P1413" style:parent-style-name="Normal" style:family="paragraph">
      <style:paragraph-properties style:line-height-at-least="0in"/>
      <style:text-properties style:font-name="Times New Roman" style:font-name-asian="Times New Roman" fo:font-size="12pt" style:font-size-asian="12pt"/>
    </style:style>
    <style:style style:name="TableCell1414" style:family="table-cell">
      <style:table-cell-properties fo:border="none" style:writing-mode="lr-tb" style:vertical-align="bottom" fo:padding-top="0in" fo:padding-left="0in" fo:padding-bottom="0in" fo:padding-right="0in"/>
    </style:style>
    <style:style style:name="P1415" style:parent-style-name="Normal" style:family="paragraph">
      <style:paragraph-properties style:line-height-at-least="0in"/>
      <style:text-properties style:font-name="Times New Roman" style:font-name-asian="Times New Roman" fo:font-size="12pt" style:font-size-asian="12pt"/>
    </style:style>
    <style:style style:name="TableCell1416" style:family="table-cell">
      <style:table-cell-properties fo:border="none" style:writing-mode="lr-tb" style:vertical-align="bottom" fo:padding-top="0in" fo:padding-left="0in" fo:padding-bottom="0in" fo:padding-right="0in"/>
    </style:style>
    <style:style style:name="P1417" style:parent-style-name="Normal" style:family="paragraph">
      <style:paragraph-properties style:line-height-at-least="0in"/>
      <style:text-properties style:font-name="Times New Roman" style:font-name-asian="Times New Roman" fo:font-size="12pt" style:font-size-asian="12pt"/>
    </style:style>
    <style:style style:name="TableCell1418" style:family="table-cell">
      <style:table-cell-properties fo:border="none" style:writing-mode="lr-tb" style:vertical-align="bottom" fo:padding-top="0in" fo:padding-left="0in" fo:padding-bottom="0in" fo:padding-right="0in"/>
    </style:style>
    <style:style style:name="P1419" style:parent-style-name="Normal" style:family="paragraph">
      <style:paragraph-properties style:line-height-at-least="0in"/>
      <style:text-properties style:font-name="Times New Roman" style:font-name-asian="Times New Roman" fo:font-size="12pt" style:font-size-asian="12pt"/>
    </style:style>
    <style:style style:name="TableCell1420" style:family="table-cell">
      <style:table-cell-properties fo:border="none" style:writing-mode="lr-tb" style:vertical-align="bottom" fo:padding-top="0in" fo:padding-left="0in" fo:padding-bottom="0in" fo:padding-right="0in"/>
    </style:style>
    <style:style style:name="P1421" style:parent-style-name="Normal" style:family="paragraph">
      <style:paragraph-properties style:line-height-at-least="0in"/>
      <style:text-properties style:font-name="Times New Roman" style:font-name-asian="Times New Roman" fo:font-size="12pt" style:font-size-asian="12pt"/>
    </style:style>
    <style:style style:name="TableCell1422" style:family="table-cell">
      <style:table-cell-properties fo:border="none" style:writing-mode="lr-tb" style:vertical-align="bottom" fo:padding-top="0in" fo:padding-left="0in" fo:padding-bottom="0in" fo:padding-right="0in"/>
    </style:style>
    <style:style style:name="P1423" style:parent-style-name="Normal" style:family="paragraph">
      <style:paragraph-properties style:line-height-at-least="0in"/>
      <style:text-properties style:font-name="Times New Roman" style:font-name-asian="Times New Roman" fo:font-size="12pt" style:font-size-asian="12pt"/>
    </style:style>
    <style:style style:name="TableCell1424" style:family="table-cell">
      <style:table-cell-properties fo:border="none" style:writing-mode="lr-tb" style:vertical-align="bottom" fo:padding-top="0in" fo:padding-left="0in" fo:padding-bottom="0in" fo:padding-right="0in"/>
    </style:style>
    <style:style style:name="P1425" style:parent-style-name="Normal" style:family="paragraph">
      <style:paragraph-properties style:line-height-at-least="0in"/>
      <style:text-properties style:font-name="Times New Roman" style:font-name-asian="Times New Roman" fo:font-size="12pt" style:font-size-asian="12pt"/>
    </style:style>
    <style:style style:name="TableCell1426" style:family="table-cell">
      <style:table-cell-properties fo:border="none" style:writing-mode="lr-tb" style:vertical-align="bottom" fo:padding-top="0in" fo:padding-left="0in" fo:padding-bottom="0in" fo:padding-right="0in"/>
    </style:style>
    <style:style style:name="P1427" style:parent-style-name="Normal" style:family="paragraph">
      <style:paragraph-properties style:line-height-at-least="0in"/>
      <style:text-properties style:font-name="Times New Roman" style:font-name-asian="Times New Roman" fo:font-size="12pt" style:font-size-asian="12pt"/>
    </style:style>
    <style:style style:name="TableCell1428" style:family="table-cell">
      <style:table-cell-properties fo:border="none" style:writing-mode="lr-tb" style:vertical-align="bottom" fo:padding-top="0in" fo:padding-left="0in" fo:padding-bottom="0in" fo:padding-right="0in"/>
    </style:style>
    <style:style style:name="P1429" style:parent-style-name="Normal" style:family="paragraph">
      <style:paragraph-properties style:line-height-at-least="0in"/>
      <style:text-properties style:font-name="Times New Roman" style:font-name-asian="Times New Roman" fo:font-size="12pt" style:font-size-asian="12pt"/>
    </style:style>
    <style:style style:name="TableCell1430" style:family="table-cell">
      <style:table-cell-properties fo:border="none" style:writing-mode="lr-tb" style:vertical-align="bottom" fo:padding-top="0in" fo:padding-left="0in" fo:padding-bottom="0in" fo:padding-right="0in"/>
    </style:style>
    <style:style style:name="P1431" style:parent-style-name="Normal" style:family="paragraph">
      <style:paragraph-properties style:line-height-at-least="0in"/>
      <style:text-properties style:font-name="Times New Roman" style:font-name-asian="Times New Roman" fo:font-size="12pt" style:font-size-asian="12pt"/>
    </style:style>
    <style:style style:name="TableCell1432" style:family="table-cell">
      <style:table-cell-properties fo:border="none" style:writing-mode="lr-tb" style:vertical-align="bottom" fo:padding-top="0in" fo:padding-left="0in" fo:padding-bottom="0in" fo:padding-right="0in"/>
    </style:style>
    <style:style style:name="P1433" style:parent-style-name="Normal" style:family="paragraph">
      <style:paragraph-properties style:line-height-at-least="0in"/>
      <style:text-properties style:font-name="Times New Roman" style:font-name-asian="Times New Roman" fo:font-size="12pt" style:font-size-asian="12pt"/>
    </style:style>
    <style:style style:name="TableCell14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35" style:parent-style-name="Normal" style:family="paragraph">
      <style:paragraph-properties style:line-height-at-least="0in"/>
      <style:text-properties style:font-name="Times New Roman" style:font-name-asian="Times New Roman" fo:font-size="12pt" style:font-size-asian="12pt"/>
    </style:style>
    <style:style style:name="TableRow1436" style:family="table-row">
      <style:table-row-properties style:min-row-height="0.193in" style:use-optimal-row-height="false"/>
    </style:style>
    <style:style style:name="TableCell143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438" style:parent-style-name="Normal" style:family="paragraph">
      <style:paragraph-properties style:line-height-at-least="0in"/>
      <style:text-properties style:font-name="Times New Roman" style:font-name-asian="Times New Roman" fo:font-size="12pt" style:font-size-asian="12pt"/>
    </style:style>
    <style:style style:name="TableCell143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40" style:parent-style-name="Normal" style:family="paragraph">
      <style:paragraph-properties style:line-height-at-least="0in"/>
      <style:text-properties style:font-name="Times New Roman" style:font-name-asian="Times New Roman" fo:font-size="12pt" style:font-size-asian="12pt"/>
    </style:style>
    <style:style style:name="TableCell1441" style:family="table-cell">
      <style:table-cell-properties fo:border="none" style:writing-mode="lr-tb" style:vertical-align="bottom" fo:padding-top="0in" fo:padding-left="0in" fo:padding-bottom="0in" fo:padding-right="0in"/>
    </style:style>
    <style:style style:name="P1442" style:parent-style-name="Normal" style:family="paragraph">
      <style:paragraph-properties style:line-height-at-least="0in"/>
      <style:text-properties style:font-name="Times New Roman" style:font-name-asian="Times New Roman" fo:font-size="12pt" style:font-size-asian="12pt"/>
    </style:style>
    <style:style style:name="TableCell1443" style:family="table-cell">
      <style:table-cell-properties fo:border="none" style:writing-mode="lr-tb" style:vertical-align="bottom" fo:padding-top="0in" fo:padding-left="0in" fo:padding-bottom="0in" fo:padding-right="0in"/>
    </style:style>
    <style:style style:name="P1444" style:parent-style-name="Normal" style:family="paragraph">
      <style:paragraph-properties style:line-height-at-least="0in"/>
      <style:text-properties style:font-name="Verdana" style:font-name-asian="Verdana" fo:font-size="9.5pt" style:font-size-asian="9.5pt"/>
    </style:style>
    <style:style style:name="TableCell14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46"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1447" style:family="table-cell">
      <style:table-cell-properties fo:border="none" style:writing-mode="lr-tb" style:vertical-align="bottom" fo:padding-top="0in" fo:padding-left="0in" fo:padding-bottom="0in" fo:padding-right="0in"/>
    </style:style>
    <style:style style:name="P1448" style:parent-style-name="Normal" style:family="paragraph">
      <style:paragraph-properties style:line-height-at-least="0in"/>
      <style:text-properties style:font-name="Times New Roman" style:font-name-asian="Times New Roman" fo:font-size="12pt" style:font-size-asian="12pt"/>
    </style:style>
    <style:style style:name="TableCell1449" style:family="table-cell">
      <style:table-cell-properties fo:border="none" style:writing-mode="lr-tb" style:vertical-align="bottom" fo:padding-top="0in" fo:padding-left="0in" fo:padding-bottom="0in" fo:padding-right="0in"/>
    </style:style>
    <style:style style:name="P1450" style:parent-style-name="Normal" style:family="paragraph">
      <style:paragraph-properties style:line-height-at-least="0in"/>
      <style:text-properties style:font-name="Times New Roman" style:font-name-asian="Times New Roman" fo:font-size="12pt" style:font-size-asian="12pt"/>
    </style:style>
    <style:style style:name="TableCell1451" style:family="table-cell">
      <style:table-cell-properties fo:border="none" style:writing-mode="lr-tb" style:vertical-align="bottom" fo:padding-top="0in" fo:padding-left="0in" fo:padding-bottom="0in" fo:padding-right="0in"/>
    </style:style>
    <style:style style:name="P1452" style:parent-style-name="Normal" style:family="paragraph">
      <style:paragraph-properties style:line-height-at-least="0in"/>
      <style:text-properties style:font-name="Times New Roman" style:font-name-asian="Times New Roman" fo:font-size="12pt" style:font-size-asian="12pt"/>
    </style:style>
    <style:style style:name="TableCell1453" style:family="table-cell">
      <style:table-cell-properties fo:border="none" style:writing-mode="lr-tb" style:vertical-align="bottom" fo:padding-top="0in" fo:padding-left="0in" fo:padding-bottom="0in" fo:padding-right="0in"/>
    </style:style>
    <style:style style:name="P1454" style:parent-style-name="Normal" style:family="paragraph">
      <style:paragraph-properties style:line-height-at-least="0in"/>
      <style:text-properties style:font-name="Times New Roman" style:font-name-asian="Times New Roman" fo:font-size="12pt" style:font-size-asian="12pt"/>
    </style:style>
    <style:style style:name="TableCell1455" style:family="table-cell">
      <style:table-cell-properties fo:border="none" style:writing-mode="lr-tb" style:vertical-align="bottom" fo:padding-top="0in" fo:padding-left="0in" fo:padding-bottom="0in" fo:padding-right="0in"/>
    </style:style>
    <style:style style:name="P1456" style:parent-style-name="Normal" style:family="paragraph">
      <style:paragraph-properties style:line-height-at-least="0in"/>
      <style:text-properties style:font-name="Times New Roman" style:font-name-asian="Times New Roman" fo:font-size="12pt" style:font-size-asian="12pt"/>
    </style:style>
    <style:style style:name="TableCell1457" style:family="table-cell">
      <style:table-cell-properties fo:border="none" style:writing-mode="lr-tb" style:vertical-align="bottom" fo:padding-top="0in" fo:padding-left="0in" fo:padding-bottom="0in" fo:padding-right="0in"/>
    </style:style>
    <style:style style:name="P1458" style:parent-style-name="Normal" style:family="paragraph">
      <style:paragraph-properties style:line-height-at-least="0in"/>
      <style:text-properties style:font-name="Times New Roman" style:font-name-asian="Times New Roman" fo:font-size="12pt" style:font-size-asian="12pt"/>
    </style:style>
    <style:style style:name="TableCell1459" style:family="table-cell">
      <style:table-cell-properties fo:border="none" style:writing-mode="lr-tb" style:vertical-align="bottom" fo:padding-top="0in" fo:padding-left="0in" fo:padding-bottom="0in" fo:padding-right="0in"/>
    </style:style>
    <style:style style:name="P1460" style:parent-style-name="Normal" style:family="paragraph">
      <style:paragraph-properties style:line-height-at-least="0in"/>
      <style:text-properties style:font-name="Times New Roman" style:font-name-asian="Times New Roman" fo:font-size="12pt" style:font-size-asian="12pt"/>
    </style:style>
    <style:style style:name="TableCell1461" style:family="table-cell">
      <style:table-cell-properties fo:border="none" style:writing-mode="lr-tb" style:vertical-align="bottom" fo:padding-top="0in" fo:padding-left="0in" fo:padding-bottom="0in" fo:padding-right="0in"/>
    </style:style>
    <style:style style:name="P1462" style:parent-style-name="Normal" style:family="paragraph">
      <style:paragraph-properties style:line-height-at-least="0in"/>
      <style:text-properties style:font-name="Times New Roman" style:font-name-asian="Times New Roman" fo:font-size="12pt" style:font-size-asian="12pt"/>
    </style:style>
    <style:style style:name="TableCell1463" style:family="table-cell">
      <style:table-cell-properties fo:border="none" style:writing-mode="lr-tb" style:vertical-align="bottom" fo:padding-top="0in" fo:padding-left="0in" fo:padding-bottom="0in" fo:padding-right="0in"/>
    </style:style>
    <style:style style:name="P1464" style:parent-style-name="Normal" style:family="paragraph">
      <style:paragraph-properties style:line-height-at-least="0in"/>
      <style:text-properties style:font-name="Times New Roman" style:font-name-asian="Times New Roman" fo:font-size="12pt" style:font-size-asian="12pt"/>
    </style:style>
    <style:style style:name="TableCell1465" style:family="table-cell">
      <style:table-cell-properties fo:border="none" style:writing-mode="lr-tb" style:vertical-align="bottom" fo:padding-top="0in" fo:padding-left="0in" fo:padding-bottom="0in" fo:padding-right="0in"/>
    </style:style>
    <style:style style:name="P1466" style:parent-style-name="Normal" style:family="paragraph">
      <style:paragraph-properties style:line-height-at-least="0in"/>
      <style:text-properties style:font-name="Times New Roman" style:font-name-asian="Times New Roman" fo:font-size="12pt" style:font-size-asian="12pt"/>
    </style:style>
    <style:style style:name="TableCell1467" style:family="table-cell">
      <style:table-cell-properties fo:border="none" style:writing-mode="lr-tb" style:vertical-align="bottom" fo:padding-top="0in" fo:padding-left="0in" fo:padding-bottom="0in" fo:padding-right="0in"/>
    </style:style>
    <style:style style:name="P1468" style:parent-style-name="Normal" style:family="paragraph">
      <style:paragraph-properties style:line-height-at-least="0in"/>
      <style:text-properties style:font-name="Times New Roman" style:font-name-asian="Times New Roman" fo:font-size="12pt" style:font-size-asian="12pt"/>
    </style:style>
    <style:style style:name="TableCell1469" style:family="table-cell">
      <style:table-cell-properties fo:border="none" style:writing-mode="lr-tb" style:vertical-align="bottom" fo:padding-top="0in" fo:padding-left="0in" fo:padding-bottom="0in" fo:padding-right="0in"/>
    </style:style>
    <style:style style:name="P1470" style:parent-style-name="Normal" style:family="paragraph">
      <style:paragraph-properties style:line-height-at-least="0in"/>
      <style:text-properties style:font-name="Times New Roman" style:font-name-asian="Times New Roman" fo:font-size="12pt" style:font-size-asian="12pt"/>
    </style:style>
    <style:style style:name="TableCell1471" style:family="table-cell">
      <style:table-cell-properties fo:border="none" style:writing-mode="lr-tb" style:vertical-align="bottom" fo:padding-top="0in" fo:padding-left="0in" fo:padding-bottom="0in" fo:padding-right="0in"/>
    </style:style>
    <style:style style:name="P1472" style:parent-style-name="Normal" style:family="paragraph">
      <style:paragraph-properties style:line-height-at-least="0in"/>
      <style:text-properties style:font-name="Times New Roman" style:font-name-asian="Times New Roman" fo:font-size="12pt" style:font-size-asian="12pt"/>
    </style:style>
    <style:style style:name="TableCell1473" style:family="table-cell">
      <style:table-cell-properties fo:border="none" style:writing-mode="lr-tb" style:vertical-align="bottom" fo:padding-top="0in" fo:padding-left="0in" fo:padding-bottom="0in" fo:padding-right="0in"/>
    </style:style>
    <style:style style:name="P1474" style:parent-style-name="Normal" style:family="paragraph">
      <style:paragraph-properties style:line-height-at-least="0in"/>
      <style:text-properties style:font-name="Times New Roman" style:font-name-asian="Times New Roman" fo:font-size="12pt" style:font-size-asian="12pt"/>
    </style:style>
    <style:style style:name="TableCell1475" style:family="table-cell">
      <style:table-cell-properties fo:border="none" style:writing-mode="lr-tb" style:vertical-align="bottom" fo:padding-top="0in" fo:padding-left="0in" fo:padding-bottom="0in" fo:padding-right="0in"/>
    </style:style>
    <style:style style:name="P1476" style:parent-style-name="Normal" style:family="paragraph">
      <style:paragraph-properties style:line-height-at-least="0in"/>
      <style:text-properties style:font-name="Times New Roman" style:font-name-asian="Times New Roman" fo:font-size="12pt" style:font-size-asian="12pt"/>
    </style:style>
    <style:style style:name="TableCell1477" style:family="table-cell">
      <style:table-cell-properties fo:border="none" style:writing-mode="lr-tb" style:vertical-align="bottom" fo:padding-top="0in" fo:padding-left="0in" fo:padding-bottom="0in" fo:padding-right="0in"/>
    </style:style>
    <style:style style:name="P1478" style:parent-style-name="Normal" style:family="paragraph">
      <style:paragraph-properties style:line-height-at-least="0in"/>
      <style:text-properties style:font-name="Times New Roman" style:font-name-asian="Times New Roman" fo:font-size="12pt" style:font-size-asian="12pt"/>
    </style:style>
    <style:style style:name="TableCell1479" style:family="table-cell">
      <style:table-cell-properties fo:border="none" style:writing-mode="lr-tb" style:vertical-align="bottom" fo:padding-top="0in" fo:padding-left="0in" fo:padding-bottom="0in" fo:padding-right="0in"/>
    </style:style>
    <style:style style:name="P1480" style:parent-style-name="Normal" style:family="paragraph">
      <style:paragraph-properties style:line-height-at-least="0in"/>
      <style:text-properties style:font-name="Times New Roman" style:font-name-asian="Times New Roman" fo:font-size="12pt" style:font-size-asian="12pt"/>
    </style:style>
    <style:style style:name="TableCell14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82" style:parent-style-name="Normal" style:family="paragraph">
      <style:paragraph-properties style:line-height-at-least="0in"/>
      <style:text-properties style:font-name="Times New Roman" style:font-name-asian="Times New Roman" fo:font-size="12pt" style:font-size-asian="12pt"/>
    </style:style>
    <style:style style:name="TableRow1483" style:family="table-row">
      <style:table-row-properties style:min-row-height="0.1951in" style:use-optimal-row-height="false"/>
    </style:style>
    <style:style style:name="TableCell148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485" style:parent-style-name="Normal" style:family="paragraph">
      <style:paragraph-properties style:line-height-at-least="0in"/>
      <style:text-properties style:font-name="Times New Roman" style:font-name-asian="Times New Roman" fo:font-size="12pt" style:font-size-asian="12pt"/>
    </style:style>
    <style:style style:name="TableCell14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87" style:parent-style-name="Normal" style:family="paragraph">
      <style:paragraph-properties style:line-height-at-least="0in"/>
      <style:text-properties style:font-name="Times New Roman" style:font-name-asian="Times New Roman" fo:font-size="12pt" style:font-size-asian="12pt"/>
    </style:style>
    <style:style style:name="TableCell1488" style:family="table-cell">
      <style:table-cell-properties fo:border="none" style:writing-mode="lr-tb" style:vertical-align="bottom" fo:padding-top="0in" fo:padding-left="0in" fo:padding-bottom="0in" fo:padding-right="0in"/>
    </style:style>
    <style:style style:name="P1489" style:parent-style-name="Normal" style:family="paragraph">
      <style:paragraph-properties style:line-height-at-least="0in"/>
      <style:text-properties style:font-name="Times New Roman" style:font-name-asian="Times New Roman" fo:font-size="12pt" style:font-size-asian="12pt"/>
    </style:style>
    <style:style style:name="TableCell1490" style:family="table-cell">
      <style:table-cell-properties fo:border="none" style:writing-mode="lr-tb" style:vertical-align="bottom" fo:padding-top="0in" fo:padding-left="0in" fo:padding-bottom="0in" fo:padding-right="0in"/>
    </style:style>
    <style:style style:name="P1491" style:parent-style-name="Normal" style:family="paragraph">
      <style:paragraph-properties style:line-height-at-least="0in"/>
      <style:text-properties style:font-name="Verdana" style:font-name-asian="Verdana" fo:font-size="9.5pt" style:font-size-asian="9.5pt"/>
    </style:style>
    <style:style style:name="TableCell1492" style:family="table-cell">
      <style:table-cell-properties fo:border="none" style:writing-mode="lr-tb" style:vertical-align="bottom" fo:padding-top="0in" fo:padding-left="0in" fo:padding-bottom="0in" fo:padding-right="0in"/>
    </style:style>
    <style:style style:name="P1493" style:parent-style-name="Normal" style:family="paragraph">
      <style:paragraph-properties style:line-height-at-least="0in"/>
      <style:text-properties style:font-name="Times New Roman" style:font-name-asian="Times New Roman" fo:font-size="12pt" style:font-size-asian="12pt"/>
    </style:style>
    <style:style style:name="TableCell14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95" style:parent-style-name="Normal" style:family="paragraph">
      <style:paragraph-properties style:line-height-at-least="0in"/>
      <style:text-properties style:font-name="Times New Roman" style:font-name-asian="Times New Roman" fo:font-size="12pt" style:font-size-asian="12pt"/>
    </style:style>
    <style:style style:name="TableCell1496" style:family="table-cell">
      <style:table-cell-properties fo:border="none" style:writing-mode="lr-tb" style:vertical-align="bottom" fo:padding-top="0in" fo:padding-left="0in" fo:padding-bottom="0in" fo:padding-right="0in"/>
    </style:style>
    <style:style style:name="P1497" style:parent-style-name="Normal" style:family="paragraph">
      <style:paragraph-properties style:line-height-at-least="0in"/>
      <style:text-properties style:font-name="Times New Roman" style:font-name-asian="Times New Roman" fo:font-size="12pt" style:font-size-asian="12pt"/>
    </style:style>
    <style:style style:name="TableCell1498" style:family="table-cell">
      <style:table-cell-properties fo:border="none" style:writing-mode="lr-tb" style:vertical-align="bottom" fo:padding-top="0in" fo:padding-left="0in" fo:padding-bottom="0in" fo:padding-right="0in"/>
    </style:style>
    <style:style style:name="P1499" style:parent-style-name="Normal" style:family="paragraph">
      <style:paragraph-properties style:line-height-at-least="0in"/>
      <style:text-properties style:font-name="Times New Roman" style:font-name-asian="Times New Roman" fo:font-size="12pt" style:font-size-asian="12pt"/>
    </style:style>
    <style:style style:name="TableCell1500" style:family="table-cell">
      <style:table-cell-properties fo:border="none" style:writing-mode="lr-tb" style:vertical-align="bottom" fo:padding-top="0in" fo:padding-left="0in" fo:padding-bottom="0in" fo:padding-right="0in"/>
    </style:style>
    <style:style style:name="P1501" style:parent-style-name="Normal" style:family="paragraph">
      <style:paragraph-properties style:line-height-at-least="0in"/>
      <style:text-properties style:font-name="Times New Roman" style:font-name-asian="Times New Roman" fo:font-size="12pt" style:font-size-asian="12pt"/>
    </style:style>
    <style:style style:name="TableCell1502" style:family="table-cell">
      <style:table-cell-properties fo:border="none" style:writing-mode="lr-tb" style:vertical-align="bottom" fo:padding-top="0in" fo:padding-left="0in" fo:padding-bottom="0in" fo:padding-right="0in"/>
    </style:style>
    <style:style style:name="P1503" style:parent-style-name="Normal" style:family="paragraph">
      <style:paragraph-properties style:line-height-at-least="0in"/>
      <style:text-properties style:font-name="Times New Roman" style:font-name-asian="Times New Roman" fo:font-size="12pt" style:font-size-asian="12pt"/>
    </style:style>
    <style:style style:name="TableCell1504" style:family="table-cell">
      <style:table-cell-properties fo:border="none" style:writing-mode="lr-tb" style:vertical-align="bottom" fo:padding-top="0in" fo:padding-left="0in" fo:padding-bottom="0in" fo:padding-right="0in"/>
    </style:style>
    <style:style style:name="P1505" style:parent-style-name="Normal" style:family="paragraph">
      <style:paragraph-properties style:line-height-at-least="0in"/>
      <style:text-properties style:font-name="Times New Roman" style:font-name-asian="Times New Roman" fo:font-size="12pt" style:font-size-asian="12pt"/>
    </style:style>
    <style:style style:name="TableCell1506" style:family="table-cell">
      <style:table-cell-properties fo:border="none" style:writing-mode="lr-tb" style:vertical-align="bottom" fo:padding-top="0in" fo:padding-left="0in" fo:padding-bottom="0in" fo:padding-right="0in"/>
    </style:style>
    <style:style style:name="P1507" style:parent-style-name="Normal" style:family="paragraph">
      <style:paragraph-properties style:line-height-at-least="0in"/>
      <style:text-properties style:font-name="Times New Roman" style:font-name-asian="Times New Roman" fo:font-size="12pt" style:font-size-asian="12pt"/>
    </style:style>
    <style:style style:name="TableCell1508" style:family="table-cell">
      <style:table-cell-properties fo:border="none" style:writing-mode="lr-tb" style:vertical-align="bottom" fo:padding-top="0in" fo:padding-left="0in" fo:padding-bottom="0in" fo:padding-right="0in"/>
    </style:style>
    <style:style style:name="P1509" style:parent-style-name="Normal" style:family="paragraph">
      <style:paragraph-properties style:line-height-at-least="0in"/>
      <style:text-properties style:font-name="Times New Roman" style:font-name-asian="Times New Roman" fo:font-size="12pt" style:font-size-asian="12pt"/>
    </style:style>
    <style:style style:name="TableCell1510" style:family="table-cell">
      <style:table-cell-properties fo:border="none" style:writing-mode="lr-tb" style:vertical-align="bottom" fo:padding-top="0in" fo:padding-left="0in" fo:padding-bottom="0in" fo:padding-right="0in"/>
    </style:style>
    <style:style style:name="P1511" style:parent-style-name="Normal" style:family="paragraph">
      <style:paragraph-properties style:line-height-at-least="0in"/>
      <style:text-properties style:font-name="Times New Roman" style:font-name-asian="Times New Roman" fo:font-size="12pt" style:font-size-asian="12pt"/>
    </style:style>
    <style:style style:name="TableCell1512" style:family="table-cell">
      <style:table-cell-properties fo:border="none" style:writing-mode="lr-tb" style:vertical-align="bottom" fo:padding-top="0in" fo:padding-left="0in" fo:padding-bottom="0in" fo:padding-right="0in"/>
    </style:style>
    <style:style style:name="P1513" style:parent-style-name="Normal" style:family="paragraph">
      <style:paragraph-properties style:line-height-at-least="0in"/>
      <style:text-properties style:font-name="Times New Roman" style:font-name-asian="Times New Roman" fo:font-size="12pt" style:font-size-asian="12pt"/>
    </style:style>
    <style:style style:name="TableCell1514" style:family="table-cell">
      <style:table-cell-properties fo:border="none" style:writing-mode="lr-tb" style:vertical-align="bottom" fo:padding-top="0in" fo:padding-left="0in" fo:padding-bottom="0in" fo:padding-right="0in"/>
    </style:style>
    <style:style style:name="P1515" style:parent-style-name="Normal" style:family="paragraph">
      <style:paragraph-properties style:line-height-at-least="0in"/>
      <style:text-properties style:font-name="Times New Roman" style:font-name-asian="Times New Roman" fo:font-size="12pt" style:font-size-asian="12pt"/>
    </style:style>
    <style:style style:name="TableCell1516" style:family="table-cell">
      <style:table-cell-properties fo:border="none" style:writing-mode="lr-tb" style:vertical-align="bottom" fo:padding-top="0in" fo:padding-left="0in" fo:padding-bottom="0in" fo:padding-right="0in"/>
    </style:style>
    <style:style style:name="P1517" style:parent-style-name="Normal" style:family="paragraph">
      <style:paragraph-properties style:line-height-at-least="0in"/>
      <style:text-properties style:font-name="Times New Roman" style:font-name-asian="Times New Roman" fo:font-size="12pt" style:font-size-asian="12pt"/>
    </style:style>
    <style:style style:name="TableCell1518" style:family="table-cell">
      <style:table-cell-properties fo:border="none" style:writing-mode="lr-tb" style:vertical-align="bottom" fo:padding-top="0in" fo:padding-left="0in" fo:padding-bottom="0in" fo:padding-right="0in"/>
    </style:style>
    <style:style style:name="P1519" style:parent-style-name="Normal" style:family="paragraph">
      <style:paragraph-properties style:line-height-at-least="0in"/>
      <style:text-properties style:font-name="Times New Roman" style:font-name-asian="Times New Roman" fo:font-size="12pt" style:font-size-asian="12pt"/>
    </style:style>
    <style:style style:name="TableCell1520" style:family="table-cell">
      <style:table-cell-properties fo:border="none" style:writing-mode="lr-tb" style:vertical-align="bottom" fo:padding-top="0in" fo:padding-left="0in" fo:padding-bottom="0in" fo:padding-right="0in"/>
    </style:style>
    <style:style style:name="P1521" style:parent-style-name="Normal" style:family="paragraph">
      <style:paragraph-properties style:line-height-at-least="0in"/>
      <style:text-properties style:font-name="Times New Roman" style:font-name-asian="Times New Roman" fo:font-size="12pt" style:font-size-asian="12pt"/>
    </style:style>
    <style:style style:name="TableCell1522" style:family="table-cell">
      <style:table-cell-properties fo:border="none" style:writing-mode="lr-tb" style:vertical-align="bottom" fo:padding-top="0in" fo:padding-left="0in" fo:padding-bottom="0in" fo:padding-right="0in"/>
    </style:style>
    <style:style style:name="P1523" style:parent-style-name="Normal" style:family="paragraph">
      <style:paragraph-properties style:line-height-at-least="0in"/>
      <style:text-properties style:font-name="Times New Roman" style:font-name-asian="Times New Roman" fo:font-size="12pt" style:font-size-asian="12pt"/>
    </style:style>
    <style:style style:name="TableCell1524" style:family="table-cell">
      <style:table-cell-properties fo:border="none" style:writing-mode="lr-tb" style:vertical-align="bottom" fo:padding-top="0in" fo:padding-left="0in" fo:padding-bottom="0in" fo:padding-right="0in"/>
    </style:style>
    <style:style style:name="P1525" style:parent-style-name="Normal" style:family="paragraph">
      <style:paragraph-properties style:line-height-at-least="0in"/>
      <style:text-properties style:font-name="Times New Roman" style:font-name-asian="Times New Roman" fo:font-size="12pt" style:font-size-asian="12pt"/>
    </style:style>
    <style:style style:name="TableCell1526" style:family="table-cell">
      <style:table-cell-properties fo:border="none" style:writing-mode="lr-tb" style:vertical-align="bottom" fo:padding-top="0in" fo:padding-left="0in" fo:padding-bottom="0in" fo:padding-right="0in"/>
    </style:style>
    <style:style style:name="P1527" style:parent-style-name="Normal" style:family="paragraph">
      <style:paragraph-properties style:line-height-at-least="0in"/>
      <style:text-properties style:font-name="Times New Roman" style:font-name-asian="Times New Roman" fo:font-size="12pt" style:font-size-asian="12pt"/>
    </style:style>
    <style:style style:name="TableCell1528" style:family="table-cell">
      <style:table-cell-properties fo:border="none" style:writing-mode="lr-tb" style:vertical-align="bottom" fo:padding-top="0in" fo:padding-left="0in" fo:padding-bottom="0in" fo:padding-right="0in"/>
    </style:style>
    <style:style style:name="P1529" style:parent-style-name="Normal" style:family="paragraph">
      <style:paragraph-properties style:line-height-at-least="0in"/>
      <style:text-properties style:font-name="Times New Roman" style:font-name-asian="Times New Roman" fo:font-size="12pt" style:font-size-asian="12pt"/>
    </style:style>
    <style:style style:name="TableCell15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31" style:parent-style-name="Normal" style:family="paragraph">
      <style:paragraph-properties style:line-height-at-least="0in"/>
      <style:text-properties style:font-name="Times New Roman" style:font-name-asian="Times New Roman" fo:font-size="12pt" style:font-size-asian="12pt"/>
    </style:style>
    <style:style style:name="TableRow1532" style:family="table-row">
      <style:table-row-properties style:min-row-height="0.0701in" style:use-optimal-row-height="false"/>
    </style:style>
    <style:style style:name="TableCell1533"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534" style:parent-style-name="Normal" style:family="paragraph">
      <style:paragraph-properties style:line-height-at-least="0in"/>
      <style:text-properties style:font-name="Times New Roman" style:font-name-asian="Times New Roman" fo:font-size="4pt" style:font-size-asian="4pt"/>
    </style:style>
    <style:style style:name="TableCell153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536" style:parent-style-name="Normal" style:family="paragraph">
      <style:paragraph-properties style:line-height-at-least="0in"/>
      <style:text-properties style:font-name="Times New Roman" style:font-name-asian="Times New Roman" fo:font-size="4pt" style:font-size-asian="4pt"/>
    </style:style>
    <style:style style:name="TableCell153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38" style:parent-style-name="Normal" style:family="paragraph">
      <style:paragraph-properties style:line-height-at-least="0in"/>
      <style:text-properties style:font-name="Times New Roman" style:font-name-asian="Times New Roman" fo:font-size="4pt" style:font-size-asian="4pt"/>
    </style:style>
    <style:style style:name="TableCell153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540" style:parent-style-name="Normal" style:family="paragraph">
      <style:paragraph-properties style:line-height-at-least="0in"/>
      <style:text-properties style:font-name="Times New Roman" style:font-name-asian="Times New Roman" fo:font-size="4pt" style:font-size-asian="4pt"/>
    </style:style>
    <style:style style:name="TableCell154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42" style:parent-style-name="Normal" style:family="paragraph">
      <style:paragraph-properties style:line-height-at-least="0in"/>
      <style:text-properties style:font-name="Times New Roman" style:font-name-asian="Times New Roman" fo:font-size="4pt" style:font-size-asian="4pt"/>
    </style:style>
    <style:style style:name="TableCell154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44" style:parent-style-name="Normal" style:family="paragraph">
      <style:paragraph-properties style:line-height-at-least="0in"/>
      <style:text-properties style:font-name="Times New Roman" style:font-name-asian="Times New Roman" fo:font-size="4pt" style:font-size-asian="4pt"/>
    </style:style>
    <style:style style:name="TableCell154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46" style:parent-style-name="Normal" style:family="paragraph">
      <style:paragraph-properties style:line-height-at-least="0in"/>
      <style:text-properties style:font-name="Times New Roman" style:font-name-asian="Times New Roman" fo:font-size="4pt" style:font-size-asian="4pt"/>
    </style:style>
    <style:style style:name="TableCell154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48" style:parent-style-name="Normal" style:family="paragraph">
      <style:paragraph-properties style:line-height-at-least="0in"/>
      <style:text-properties style:font-name="Times New Roman" style:font-name-asian="Times New Roman" fo:font-size="4pt" style:font-size-asian="4pt"/>
    </style:style>
    <style:style style:name="TableCell154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50" style:parent-style-name="Normal" style:family="paragraph">
      <style:paragraph-properties style:line-height-at-least="0in"/>
      <style:text-properties style:font-name="Times New Roman" style:font-name-asian="Times New Roman" fo:font-size="4pt" style:font-size-asian="4pt"/>
    </style:style>
    <style:style style:name="TableCell155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52" style:parent-style-name="Normal" style:family="paragraph">
      <style:paragraph-properties style:line-height-at-least="0in"/>
      <style:text-properties style:font-name="Times New Roman" style:font-name-asian="Times New Roman" fo:font-size="4pt" style:font-size-asian="4pt"/>
    </style:style>
    <style:style style:name="TableCell155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54" style:parent-style-name="Normal" style:family="paragraph">
      <style:paragraph-properties style:line-height-at-least="0in"/>
      <style:text-properties style:font-name="Times New Roman" style:font-name-asian="Times New Roman" fo:font-size="4pt" style:font-size-asian="4pt"/>
    </style:style>
    <style:style style:name="TableCell155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56" style:parent-style-name="Normal" style:family="paragraph">
      <style:paragraph-properties style:line-height-at-least="0in"/>
      <style:text-properties style:font-name="Times New Roman" style:font-name-asian="Times New Roman" fo:font-size="4pt" style:font-size-asian="4pt"/>
    </style:style>
    <style:style style:name="TableCell155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58" style:parent-style-name="Normal" style:family="paragraph">
      <style:paragraph-properties style:line-height-at-least="0in"/>
      <style:text-properties style:font-name="Times New Roman" style:font-name-asian="Times New Roman" fo:font-size="4pt" style:font-size-asian="4pt"/>
    </style:style>
    <style:style style:name="TableCell155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60" style:parent-style-name="Normal" style:family="paragraph">
      <style:paragraph-properties style:line-height-at-least="0in"/>
      <style:text-properties style:font-name="Times New Roman" style:font-name-asian="Times New Roman" fo:font-size="4pt" style:font-size-asian="4pt"/>
    </style:style>
    <style:style style:name="TableCell156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62" style:parent-style-name="Normal" style:family="paragraph">
      <style:paragraph-properties style:line-height-at-least="0in"/>
      <style:text-properties style:font-name="Times New Roman" style:font-name-asian="Times New Roman" fo:font-size="4pt" style:font-size-asian="4pt"/>
    </style:style>
    <style:style style:name="TableCell156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564" style:parent-style-name="Normal" style:family="paragraph">
      <style:paragraph-properties style:line-height-at-least="0in"/>
      <style:text-properties style:font-name="Times New Roman" style:font-name-asian="Times New Roman" fo:font-size="4pt" style:font-size-asian="4pt"/>
    </style:style>
    <style:style style:name="TableCell156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566" style:parent-style-name="Normal" style:family="paragraph">
      <style:paragraph-properties style:line-height-at-least="0in"/>
      <style:text-properties style:font-name="Times New Roman" style:font-name-asian="Times New Roman" fo:font-size="4pt" style:font-size-asian="4pt"/>
    </style:style>
    <style:style style:name="TableRow1567" style:family="table-row">
      <style:table-row-properties style:min-row-height="0.0597in" style:use-optimal-row-height="false"/>
    </style:style>
    <style:style style:name="TableCell156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569" style:parent-style-name="Normal" style:family="paragraph">
      <style:paragraph-properties style:line-height-at-least="0in"/>
      <style:text-properties style:font-name="Times New Roman" style:font-name-asian="Times New Roman" fo:font-size="3.5pt" style:font-size-asian="3.5pt"/>
    </style:style>
    <style:style style:name="TableCell157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71" style:parent-style-name="Normal" style:family="paragraph">
      <style:paragraph-properties style:line-height-at-least="0in"/>
      <style:text-properties style:font-name="Times New Roman" style:font-name-asian="Times New Roman" fo:font-size="3.5pt" style:font-size-asian="3.5pt"/>
    </style:style>
    <style:style style:name="TableCell1572" style:family="table-cell">
      <style:table-cell-properties fo:border="none" style:writing-mode="lr-tb" style:vertical-align="bottom" fo:padding-top="0in" fo:padding-left="0in" fo:padding-bottom="0in" fo:padding-right="0in"/>
    </style:style>
    <style:style style:name="P1573" style:parent-style-name="Normal" style:family="paragraph">
      <style:paragraph-properties style:line-height-at-least="0in"/>
      <style:text-properties style:font-name="Times New Roman" style:font-name-asian="Times New Roman" fo:font-size="3.5pt" style:font-size-asian="3.5pt"/>
    </style:style>
    <style:style style:name="TableCell1574" style:family="table-cell">
      <style:table-cell-properties fo:border="none" style:writing-mode="lr-tb" style:vertical-align="bottom" fo:padding-top="0in" fo:padding-left="0in" fo:padding-bottom="0in" fo:padding-right="0in"/>
    </style:style>
    <style:style style:name="P1575" style:parent-style-name="Normal" style:family="paragraph">
      <style:paragraph-properties style:line-height-at-least="0in"/>
      <style:text-properties style:font-name="Times New Roman" style:font-name-asian="Times New Roman" fo:font-size="3.5pt" style:font-size-asian="3.5pt"/>
    </style:style>
    <style:style style:name="TableCell1576" style:family="table-cell">
      <style:table-cell-properties fo:border="none" style:writing-mode="lr-tb" style:vertical-align="bottom" fo:padding-top="0in" fo:padding-left="0in" fo:padding-bottom="0in" fo:padding-right="0in"/>
    </style:style>
    <style:style style:name="P1577" style:parent-style-name="Normal" style:family="paragraph">
      <style:paragraph-properties style:line-height-at-least="0in"/>
      <style:text-properties style:font-name="Times New Roman" style:font-name-asian="Times New Roman" fo:font-size="3.5pt" style:font-size-asian="3.5pt"/>
    </style:style>
    <style:style style:name="TableCell1578" style:family="table-cell">
      <style:table-cell-properties fo:border="none" style:writing-mode="lr-tb" style:vertical-align="bottom" fo:padding-top="0in" fo:padding-left="0in" fo:padding-bottom="0in" fo:padding-right="0in"/>
    </style:style>
    <style:style style:name="P1579" style:parent-style-name="Normal" style:family="paragraph">
      <style:paragraph-properties style:line-height-at-least="0in"/>
      <style:text-properties style:font-name="Times New Roman" style:font-name-asian="Times New Roman" fo:font-size="3.5pt" style:font-size-asian="3.5pt"/>
    </style:style>
    <style:style style:name="TableCell1580" style:family="table-cell">
      <style:table-cell-properties fo:border="none" style:writing-mode="lr-tb" style:vertical-align="bottom" fo:padding-top="0in" fo:padding-left="0in" fo:padding-bottom="0in" fo:padding-right="0in"/>
    </style:style>
    <style:style style:name="P1581" style:parent-style-name="Normal" style:family="paragraph">
      <style:paragraph-properties style:line-height-at-least="0in"/>
      <style:text-properties style:font-name="Times New Roman" style:font-name-asian="Times New Roman" fo:font-size="3.5pt" style:font-size-asian="3.5pt"/>
    </style:style>
    <style:style style:name="TableCell158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83" style:parent-style-name="Normal" style:family="paragraph">
      <style:paragraph-properties style:line-height-at-least="0in"/>
      <style:text-properties style:font-name="Times New Roman" style:font-name-asian="Times New Roman" fo:font-size="3.5pt" style:font-size-asian="3.5pt"/>
    </style:style>
    <style:style style:name="TableCell1584" style:family="table-cell">
      <style:table-cell-properties fo:border="none" style:writing-mode="lr-tb" style:vertical-align="bottom" fo:padding-top="0in" fo:padding-left="0in" fo:padding-bottom="0in" fo:padding-right="0in"/>
    </style:style>
    <style:style style:name="P1585" style:parent-style-name="Normal" style:family="paragraph">
      <style:paragraph-properties style:line-height-at-least="0in"/>
      <style:text-properties style:font-name="Times New Roman" style:font-name-asian="Times New Roman" fo:font-size="3.5pt" style:font-size-asian="3.5pt"/>
    </style:style>
    <style:style style:name="TableCell1586" style:family="table-cell">
      <style:table-cell-properties fo:border="none" style:writing-mode="lr-tb" style:vertical-align="bottom" fo:padding-top="0in" fo:padding-left="0in" fo:padding-bottom="0in" fo:padding-right="0in"/>
    </style:style>
    <style:style style:name="P1587" style:parent-style-name="Normal" style:family="paragraph">
      <style:paragraph-properties style:line-height-at-least="0in"/>
      <style:text-properties style:font-name="Times New Roman" style:font-name-asian="Times New Roman" fo:font-size="3.5pt" style:font-size-asian="3.5pt"/>
    </style:style>
    <style:style style:name="TableCell1588" style:family="table-cell">
      <style:table-cell-properties fo:border="none" style:writing-mode="lr-tb" style:vertical-align="bottom" fo:padding-top="0in" fo:padding-left="0in" fo:padding-bottom="0in" fo:padding-right="0in"/>
    </style:style>
    <style:style style:name="P1589" style:parent-style-name="Normal" style:family="paragraph">
      <style:paragraph-properties style:line-height-at-least="0in"/>
      <style:text-properties style:font-name="Times New Roman" style:font-name-asian="Times New Roman" fo:font-size="3.5pt" style:font-size-asian="3.5pt"/>
    </style:style>
    <style:style style:name="TableCell1590" style:family="table-cell">
      <style:table-cell-properties fo:border="none" style:writing-mode="lr-tb" style:vertical-align="bottom" fo:padding-top="0in" fo:padding-left="0in" fo:padding-bottom="0in" fo:padding-right="0in"/>
    </style:style>
    <style:style style:name="P1591" style:parent-style-name="Normal" style:family="paragraph">
      <style:paragraph-properties style:line-height-at-least="0in"/>
      <style:text-properties style:font-name="Times New Roman" style:font-name-asian="Times New Roman" fo:font-size="3.5pt" style:font-size-asian="3.5pt"/>
    </style:style>
    <style:style style:name="TableCell1592" style:family="table-cell">
      <style:table-cell-properties fo:border="none" style:writing-mode="lr-tb" style:vertical-align="bottom" fo:padding-top="0in" fo:padding-left="0in" fo:padding-bottom="0in" fo:padding-right="0in"/>
    </style:style>
    <style:style style:name="P1593" style:parent-style-name="Normal" style:family="paragraph">
      <style:paragraph-properties style:line-height-at-least="0in"/>
      <style:text-properties style:font-name="Times New Roman" style:font-name-asian="Times New Roman" fo:font-size="3.5pt" style:font-size-asian="3.5pt"/>
    </style:style>
    <style:style style:name="TableCell1594" style:family="table-cell">
      <style:table-cell-properties fo:border="none" style:writing-mode="lr-tb" style:vertical-align="bottom" fo:padding-top="0in" fo:padding-left="0in" fo:padding-bottom="0in" fo:padding-right="0in"/>
    </style:style>
    <style:style style:name="P1595" style:parent-style-name="Normal" style:family="paragraph">
      <style:paragraph-properties style:line-height-at-least="0in"/>
      <style:text-properties style:font-name="Times New Roman" style:font-name-asian="Times New Roman" fo:font-size="3.5pt" style:font-size-asian="3.5pt"/>
    </style:style>
    <style:style style:name="TableCell1596" style:family="table-cell">
      <style:table-cell-properties fo:border="none" style:writing-mode="lr-tb" style:vertical-align="bottom" fo:padding-top="0in" fo:padding-left="0in" fo:padding-bottom="0in" fo:padding-right="0in"/>
    </style:style>
    <style:style style:name="P1597" style:parent-style-name="Normal" style:family="paragraph">
      <style:paragraph-properties style:line-height-at-least="0in"/>
      <style:text-properties style:font-name="Times New Roman" style:font-name-asian="Times New Roman" fo:font-size="3.5pt" style:font-size-asian="3.5pt"/>
    </style:style>
    <style:style style:name="TableCell1598" style:family="table-cell">
      <style:table-cell-properties fo:border="none" style:writing-mode="lr-tb" style:vertical-align="bottom" fo:padding-top="0in" fo:padding-left="0in" fo:padding-bottom="0in" fo:padding-right="0in"/>
    </style:style>
    <style:style style:name="P1599" style:parent-style-name="Normal" style:family="paragraph">
      <style:paragraph-properties style:line-height-at-least="0in"/>
      <style:text-properties style:font-name="Times New Roman" style:font-name-asian="Times New Roman" fo:font-size="3.5pt" style:font-size-asian="3.5pt"/>
    </style:style>
    <style:style style:name="TableCell1600" style:family="table-cell">
      <style:table-cell-properties fo:border="none" style:writing-mode="lr-tb" style:vertical-align="bottom" fo:padding-top="0in" fo:padding-left="0in" fo:padding-bottom="0in" fo:padding-right="0in"/>
    </style:style>
    <style:style style:name="P1601" style:parent-style-name="Normal" style:family="paragraph">
      <style:paragraph-properties style:line-height-at-least="0in"/>
      <style:text-properties style:font-name="Times New Roman" style:font-name-asian="Times New Roman" fo:font-size="3.5pt" style:font-size-asian="3.5pt"/>
    </style:style>
    <style:style style:name="TableCell1602" style:family="table-cell">
      <style:table-cell-properties fo:border="none" style:writing-mode="lr-tb" style:vertical-align="bottom" fo:padding-top="0in" fo:padding-left="0in" fo:padding-bottom="0in" fo:padding-right="0in"/>
    </style:style>
    <style:style style:name="P1603" style:parent-style-name="Normal" style:family="paragraph">
      <style:paragraph-properties style:line-height-at-least="0in"/>
      <style:text-properties style:font-name="Times New Roman" style:font-name-asian="Times New Roman" fo:font-size="3.5pt" style:font-size-asian="3.5pt"/>
    </style:style>
    <style:style style:name="TableCell1604" style:family="table-cell">
      <style:table-cell-properties fo:border="none" style:writing-mode="lr-tb" style:vertical-align="bottom" fo:padding-top="0in" fo:padding-left="0in" fo:padding-bottom="0in" fo:padding-right="0in"/>
    </style:style>
    <style:style style:name="P1605" style:parent-style-name="Normal" style:family="paragraph">
      <style:paragraph-properties style:line-height-at-least="0in"/>
      <style:text-properties style:font-name="Times New Roman" style:font-name-asian="Times New Roman" fo:font-size="3.5pt" style:font-size-asian="3.5pt"/>
    </style:style>
    <style:style style:name="TableCell1606" style:family="table-cell">
      <style:table-cell-properties fo:border="none" style:writing-mode="lr-tb" style:vertical-align="bottom" fo:padding-top="0in" fo:padding-left="0in" fo:padding-bottom="0in" fo:padding-right="0in"/>
    </style:style>
    <style:style style:name="P1607" style:parent-style-name="Normal" style:family="paragraph">
      <style:paragraph-properties style:line-height-at-least="0in"/>
      <style:text-properties style:font-name="Times New Roman" style:font-name-asian="Times New Roman" fo:font-size="3.5pt" style:font-size-asian="3.5pt"/>
    </style:style>
    <style:style style:name="TableCell1608" style:family="table-cell">
      <style:table-cell-properties fo:border="none" style:writing-mode="lr-tb" style:vertical-align="bottom" fo:padding-top="0in" fo:padding-left="0in" fo:padding-bottom="0in" fo:padding-right="0in"/>
    </style:style>
    <style:style style:name="P1609" style:parent-style-name="Normal" style:family="paragraph">
      <style:paragraph-properties style:line-height-at-least="0in"/>
      <style:text-properties style:font-name="Times New Roman" style:font-name-asian="Times New Roman" fo:font-size="3.5pt" style:font-size-asian="3.5pt"/>
    </style:style>
    <style:style style:name="TableCell1610" style:family="table-cell">
      <style:table-cell-properties fo:border="none" style:writing-mode="lr-tb" style:vertical-align="bottom" fo:padding-top="0in" fo:padding-left="0in" fo:padding-bottom="0in" fo:padding-right="0in"/>
    </style:style>
    <style:style style:name="P1611" style:parent-style-name="Normal" style:family="paragraph">
      <style:paragraph-properties style:line-height-at-least="0in"/>
      <style:text-properties style:font-name="Times New Roman" style:font-name-asian="Times New Roman" fo:font-size="3.5pt" style:font-size-asian="3.5pt"/>
    </style:style>
    <style:style style:name="TableCell1612" style:family="table-cell">
      <style:table-cell-properties fo:border="none" style:writing-mode="lr-tb" style:vertical-align="bottom" fo:padding-top="0in" fo:padding-left="0in" fo:padding-bottom="0in" fo:padding-right="0in"/>
    </style:style>
    <style:style style:name="P1613" style:parent-style-name="Normal" style:family="paragraph">
      <style:paragraph-properties style:line-height-at-least="0in"/>
      <style:text-properties style:font-name="Times New Roman" style:font-name-asian="Times New Roman" fo:font-size="3.5pt" style:font-size-asian="3.5pt"/>
    </style:style>
    <style:style style:name="TableCell1614" style:family="table-cell">
      <style:table-cell-properties fo:border="none" style:writing-mode="lr-tb" style:vertical-align="bottom" fo:padding-top="0in" fo:padding-left="0in" fo:padding-bottom="0in" fo:padding-right="0in"/>
    </style:style>
    <style:style style:name="P1615" style:parent-style-name="Normal" style:family="paragraph">
      <style:paragraph-properties style:line-height-at-least="0in"/>
      <style:text-properties style:font-name="Times New Roman" style:font-name-asian="Times New Roman" fo:font-size="3.5pt" style:font-size-asian="3.5pt"/>
    </style:style>
    <style:style style:name="TableCell1616" style:family="table-cell">
      <style:table-cell-properties fo:border="none" style:writing-mode="lr-tb" style:vertical-align="bottom" fo:padding-top="0in" fo:padding-left="0in" fo:padding-bottom="0in" fo:padding-right="0in"/>
    </style:style>
    <style:style style:name="P1617" style:parent-style-name="Normal" style:family="paragraph">
      <style:paragraph-properties style:line-height-at-least="0in"/>
      <style:text-properties style:font-name="Times New Roman" style:font-name-asian="Times New Roman" fo:font-size="3.5pt" style:font-size-asian="3.5pt"/>
    </style:style>
    <style:style style:name="TableCell16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19" style:parent-style-name="Normal" style:family="paragraph">
      <style:paragraph-properties style:line-height-at-least="0in"/>
      <style:text-properties style:font-name="Times New Roman" style:font-name-asian="Times New Roman" fo:font-size="3.5pt" style:font-size-asian="3.5pt"/>
    </style:style>
    <style:style style:name="TableRow1620" style:family="table-row">
      <style:table-row-properties style:min-row-height="0.1937in" style:use-optimal-row-height="false"/>
    </style:style>
    <style:style style:name="TableCell162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22" style:parent-style-name="Normal" style:family="paragraph">
      <style:paragraph-properties style:line-height-at-least="0in" fo:margin-left="0.0833in">
        <style:tab-stops/>
      </style:paragraph-properties>
      <style:text-properties style:font-name="Verdana" style:font-name-asian="Verdana" style:text-scale="99%" fo:font-size="9.5pt" style:font-size-asian="9.5pt"/>
    </style:style>
    <style:style style:name="TableCell162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24" style:parent-style-name="Normal" style:family="paragraph">
      <style:paragraph-properties style:line-height-at-least="0in"/>
      <style:text-properties style:font-name="Times New Roman" style:font-name-asian="Times New Roman" fo:font-size="12pt" style:font-size-asian="12pt"/>
    </style:style>
    <style:style style:name="TableCell1625" style:family="table-cell">
      <style:table-cell-properties fo:border="none" style:writing-mode="lr-tb" style:vertical-align="bottom" fo:padding-top="0in" fo:padding-left="0in" fo:padding-bottom="0in" fo:padding-right="0in"/>
    </style:style>
    <style:style style:name="P1626" style:parent-style-name="Normal" style:family="paragraph">
      <style:paragraph-properties style:line-height-at-least="0in"/>
      <style:text-properties style:font-name="Times New Roman" style:font-name-asian="Times New Roman" fo:font-size="12pt" style:font-size-asian="12pt"/>
    </style:style>
    <style:style style:name="TableCell16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28" style:parent-style-name="Normal" style:family="paragraph">
      <style:paragraph-properties style:line-height-at-least="0in"/>
      <style:text-properties style:font-name="Verdana" style:font-name-asian="Verdana" fo:font-size="9.5pt" style:font-size-asian="9.5pt"/>
    </style:style>
    <style:style style:name="TableCell1629" style:family="table-cell">
      <style:table-cell-properties fo:border="none" style:writing-mode="lr-tb" style:vertical-align="bottom" fo:padding-top="0in" fo:padding-left="0in" fo:padding-bottom="0in" fo:padding-right="0in"/>
    </style:style>
    <style:style style:name="P1630" style:parent-style-name="Normal" style:family="paragraph">
      <style:paragraph-properties style:line-height-at-least="0in"/>
      <style:text-properties style:font-name="Times New Roman" style:font-name-asian="Times New Roman" fo:font-size="12pt" style:font-size-asian="12pt"/>
    </style:style>
    <style:style style:name="TableCell1631" style:family="table-cell">
      <style:table-cell-properties fo:border="none" fo:background-color="#FFFF00" style:writing-mode="lr-tb" style:vertical-align="bottom" fo:padding-top="0in" fo:padding-left="0in" fo:padding-bottom="0in" fo:padding-right="0in"/>
    </style:style>
    <style:style style:name="P1632"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1633" style:family="table-cell">
      <style:table-cell-properties fo:border="none" style:writing-mode="lr-tb" style:vertical-align="bottom" fo:padding-top="0in" fo:padding-left="0in" fo:padding-bottom="0in" fo:padding-right="0in"/>
    </style:style>
    <style:style style:name="P1634" style:parent-style-name="Normal" style:family="paragraph">
      <style:paragraph-properties style:line-height-at-least="0in"/>
      <style:text-properties style:font-name="Times New Roman" style:font-name-asian="Times New Roman" fo:font-size="12pt" style:font-size-asian="12pt"/>
    </style:style>
    <style:style style:name="TableCell1635" style:family="table-cell">
      <style:table-cell-properties fo:border="none" style:writing-mode="lr-tb" style:vertical-align="bottom" fo:padding-top="0in" fo:padding-left="0in" fo:padding-bottom="0in" fo:padding-right="0in"/>
    </style:style>
    <style:style style:name="P1636" style:parent-style-name="Normal" style:family="paragraph">
      <style:paragraph-properties style:line-height-at-least="0in"/>
      <style:text-properties style:font-name="Times New Roman" style:font-name-asian="Times New Roman" fo:font-size="12pt" style:font-size-asian="12pt"/>
    </style:style>
    <style:style style:name="TableCell1637" style:family="table-cell">
      <style:table-cell-properties fo:border="none" style:writing-mode="lr-tb" style:vertical-align="bottom" fo:padding-top="0in" fo:padding-left="0in" fo:padding-bottom="0in" fo:padding-right="0in"/>
    </style:style>
    <style:style style:name="P1638" style:parent-style-name="Normal" style:family="paragraph">
      <style:paragraph-properties style:line-height-at-least="0in"/>
      <style:text-properties style:font-name="Times New Roman" style:font-name-asian="Times New Roman" fo:font-size="12pt" style:font-size-asian="12pt"/>
    </style:style>
    <style:style style:name="TableCell163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40" style:parent-style-name="Normal" style:family="paragraph">
      <style:paragraph-properties style:line-height-at-least="0in"/>
      <style:text-properties style:font-name="Times New Roman" style:font-name-asian="Times New Roman" fo:font-size="12pt" style:font-size-asian="12pt"/>
    </style:style>
    <style:style style:name="TableRow1641" style:family="table-row">
      <style:table-row-properties style:min-row-height="0.1944in" style:use-optimal-row-height="false"/>
    </style:style>
    <style:style style:name="TableCell164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43" style:parent-style-name="Normal" style:family="paragraph">
      <style:paragraph-properties style:line-height-at-least="0in"/>
      <style:text-properties style:font-name="Times New Roman" style:font-name-asian="Times New Roman" fo:font-size="12pt" style:font-size-asian="12pt"/>
    </style:style>
    <style:style style:name="TableCell16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45" style:parent-style-name="Normal" style:family="paragraph">
      <style:paragraph-properties style:line-height-at-least="0in"/>
      <style:text-properties style:font-name="Times New Roman" style:font-name-asian="Times New Roman" fo:font-size="12pt" style:font-size-asian="12pt"/>
    </style:style>
    <style:style style:name="TableCell1646" style:family="table-cell">
      <style:table-cell-properties fo:border="none" style:writing-mode="lr-tb" style:vertical-align="bottom" fo:padding-top="0in" fo:padding-left="0in" fo:padding-bottom="0in" fo:padding-right="0in"/>
    </style:style>
    <style:style style:name="P1647" style:parent-style-name="Normal" style:family="paragraph">
      <style:paragraph-properties style:line-height-at-least="0in"/>
      <style:text-properties style:font-name="Times New Roman" style:font-name-asian="Times New Roman" fo:font-size="12pt" style:font-size-asian="12pt"/>
    </style:style>
    <style:style style:name="TableCell164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49" style:parent-style-name="Normal" style:family="paragraph">
      <style:paragraph-properties style:line-height-at-least="0in"/>
      <style:text-properties style:font-name="Verdana" style:font-name-asian="Verdana" fo:font-size="9.5pt" style:font-size-asian="9.5pt"/>
    </style:style>
    <style:style style:name="TableCell1650" style:family="table-cell">
      <style:table-cell-properties fo:border="none" style:writing-mode="lr-tb" style:vertical-align="bottom" fo:padding-top="0in" fo:padding-left="0in" fo:padding-bottom="0in" fo:padding-right="0in"/>
    </style:style>
    <style:style style:name="P1651" style:parent-style-name="Normal" style:family="paragraph">
      <style:paragraph-properties style:line-height-at-least="0in"/>
      <style:text-properties style:font-name="Times New Roman" style:font-name-asian="Times New Roman" fo:font-size="12pt" style:font-size-asian="12pt"/>
    </style:style>
    <style:style style:name="TableCell1652" style:family="table-cell">
      <style:table-cell-properties fo:border="none" style:writing-mode="lr-tb" style:vertical-align="bottom" fo:padding-top="0in" fo:padding-left="0in" fo:padding-bottom="0in" fo:padding-right="0in"/>
    </style:style>
    <style:style style:name="P1653" style:parent-style-name="Normal" style:family="paragraph">
      <style:paragraph-properties style:line-height-at-least="0in"/>
      <style:text-properties style:font-name="Times New Roman" style:font-name-asian="Times New Roman" fo:font-size="12pt" style:font-size-asian="12pt"/>
    </style:style>
    <style:style style:name="TableCell1654" style:family="table-cell">
      <style:table-cell-properties fo:border="none" style:writing-mode="lr-tb" style:vertical-align="bottom" fo:padding-top="0in" fo:padding-left="0in" fo:padding-bottom="0in" fo:padding-right="0in"/>
    </style:style>
    <style:style style:name="P1655" style:parent-style-name="Normal" style:family="paragraph">
      <style:paragraph-properties style:line-height-at-least="0in"/>
      <style:text-properties style:font-name="Times New Roman" style:font-name-asian="Times New Roman" fo:font-size="12pt" style:font-size-asian="12pt"/>
    </style:style>
    <style:style style:name="TableCell1656" style:family="table-cell">
      <style:table-cell-properties fo:border="none" style:writing-mode="lr-tb" style:vertical-align="bottom" fo:padding-top="0in" fo:padding-left="0in" fo:padding-bottom="0in" fo:padding-right="0in"/>
    </style:style>
    <style:style style:name="P1657" style:parent-style-name="Normal" style:family="paragraph">
      <style:paragraph-properties style:line-height-at-least="0in"/>
      <style:text-properties style:font-name="Times New Roman" style:font-name-asian="Times New Roman" fo:font-size="12pt" style:font-size-asian="12pt"/>
    </style:style>
    <style:style style:name="TableCell1658" style:family="table-cell">
      <style:table-cell-properties fo:border="none" style:writing-mode="lr-tb" style:vertical-align="bottom" fo:padding-top="0in" fo:padding-left="0in" fo:padding-bottom="0in" fo:padding-right="0in"/>
    </style:style>
    <style:style style:name="P1659" style:parent-style-name="Normal" style:family="paragraph">
      <style:paragraph-properties style:line-height-at-least="0in"/>
      <style:text-properties style:font-name="Times New Roman" style:font-name-asian="Times New Roman" fo:font-size="12pt" style:font-size-asian="12pt"/>
    </style:style>
    <style:style style:name="TableCell1660" style:family="table-cell">
      <style:table-cell-properties fo:border="none" style:writing-mode="lr-tb" style:vertical-align="bottom" fo:padding-top="0in" fo:padding-left="0in" fo:padding-bottom="0in" fo:padding-right="0in"/>
    </style:style>
    <style:style style:name="P1661" style:parent-style-name="Normal" style:family="paragraph">
      <style:paragraph-properties style:line-height-at-least="0in"/>
      <style:text-properties style:font-name="Times New Roman" style:font-name-asian="Times New Roman" fo:font-size="12pt" style:font-size-asian="12pt"/>
    </style:style>
    <style:style style:name="TableCell1662" style:family="table-cell">
      <style:table-cell-properties fo:border="none" style:writing-mode="lr-tb" style:vertical-align="bottom" fo:padding-top="0in" fo:padding-left="0in" fo:padding-bottom="0in" fo:padding-right="0in"/>
    </style:style>
    <style:style style:name="P1663" style:parent-style-name="Normal" style:family="paragraph">
      <style:paragraph-properties style:line-height-at-least="0in"/>
      <style:text-properties style:font-name="Times New Roman" style:font-name-asian="Times New Roman" fo:font-size="12pt" style:font-size-asian="12pt"/>
    </style:style>
    <style:style style:name="TableCell1664" style:family="table-cell">
      <style:table-cell-properties fo:border="none" style:writing-mode="lr-tb" style:vertical-align="bottom" fo:padding-top="0in" fo:padding-left="0in" fo:padding-bottom="0in" fo:padding-right="0in"/>
    </style:style>
    <style:style style:name="P1665" style:parent-style-name="Normal" style:family="paragraph">
      <style:paragraph-properties style:line-height-at-least="0in"/>
      <style:text-properties style:font-name="Times New Roman" style:font-name-asian="Times New Roman" fo:font-size="12pt" style:font-size-asian="12pt"/>
    </style:style>
    <style:style style:name="TableCell1666" style:family="table-cell">
      <style:table-cell-properties fo:border="none" style:writing-mode="lr-tb" style:vertical-align="bottom" fo:padding-top="0in" fo:padding-left="0in" fo:padding-bottom="0in" fo:padding-right="0in"/>
    </style:style>
    <style:style style:name="P1667" style:parent-style-name="Normal" style:family="paragraph">
      <style:paragraph-properties style:line-height-at-least="0in"/>
      <style:text-properties style:font-name="Times New Roman" style:font-name-asian="Times New Roman" fo:font-size="12pt" style:font-size-asian="12pt"/>
    </style:style>
    <style:style style:name="TableCell1668" style:family="table-cell">
      <style:table-cell-properties fo:border="none" style:writing-mode="lr-tb" style:vertical-align="bottom" fo:padding-top="0in" fo:padding-left="0in" fo:padding-bottom="0in" fo:padding-right="0in"/>
    </style:style>
    <style:style style:name="P1669" style:parent-style-name="Normal" style:family="paragraph">
      <style:paragraph-properties style:line-height-at-least="0in"/>
      <style:text-properties style:font-name="Times New Roman" style:font-name-asian="Times New Roman" fo:font-size="12pt" style:font-size-asian="12pt"/>
    </style:style>
    <style:style style:name="TableCell1670" style:family="table-cell">
      <style:table-cell-properties fo:border="none" style:writing-mode="lr-tb" style:vertical-align="bottom" fo:padding-top="0in" fo:padding-left="0in" fo:padding-bottom="0in" fo:padding-right="0in"/>
    </style:style>
    <style:style style:name="P1671" style:parent-style-name="Normal" style:family="paragraph">
      <style:paragraph-properties style:line-height-at-least="0in"/>
      <style:text-properties style:font-name="Times New Roman" style:font-name-asian="Times New Roman" fo:font-size="12pt" style:font-size-asian="12pt"/>
    </style:style>
    <style:style style:name="TableCell1672" style:family="table-cell">
      <style:table-cell-properties fo:border="none" style:writing-mode="lr-tb" style:vertical-align="bottom" fo:padding-top="0in" fo:padding-left="0in" fo:padding-bottom="0in" fo:padding-right="0in"/>
    </style:style>
    <style:style style:name="P1673" style:parent-style-name="Normal" style:family="paragraph">
      <style:paragraph-properties style:line-height-at-least="0in"/>
      <style:text-properties style:font-name="Times New Roman" style:font-name-asian="Times New Roman" fo:font-size="12pt" style:font-size-asian="12pt"/>
    </style:style>
    <style:style style:name="TableCell1674" style:family="table-cell">
      <style:table-cell-properties fo:border="none" style:writing-mode="lr-tb" style:vertical-align="bottom" fo:padding-top="0in" fo:padding-left="0in" fo:padding-bottom="0in" fo:padding-right="0in"/>
    </style:style>
    <style:style style:name="P1675" style:parent-style-name="Normal" style:family="paragraph">
      <style:paragraph-properties style:line-height-at-least="0in"/>
      <style:text-properties style:font-name="Times New Roman" style:font-name-asian="Times New Roman" fo:font-size="12pt" style:font-size-asian="12pt"/>
    </style:style>
    <style:style style:name="TableCell1676" style:family="table-cell">
      <style:table-cell-properties fo:border="none" style:writing-mode="lr-tb" style:vertical-align="bottom" fo:padding-top="0in" fo:padding-left="0in" fo:padding-bottom="0in" fo:padding-right="0in"/>
    </style:style>
    <style:style style:name="P1677" style:parent-style-name="Normal" style:family="paragraph">
      <style:paragraph-properties style:line-height-at-least="0in"/>
      <style:text-properties style:font-name="Times New Roman" style:font-name-asian="Times New Roman" fo:font-size="12pt" style:font-size-asian="12pt"/>
    </style:style>
    <style:style style:name="TableCell1678" style:family="table-cell">
      <style:table-cell-properties fo:border="none" style:writing-mode="lr-tb" style:vertical-align="bottom" fo:padding-top="0in" fo:padding-left="0in" fo:padding-bottom="0in" fo:padding-right="0in"/>
    </style:style>
    <style:style style:name="P1679" style:parent-style-name="Normal" style:family="paragraph">
      <style:paragraph-properties style:line-height-at-least="0in"/>
      <style:text-properties style:font-name="Times New Roman" style:font-name-asian="Times New Roman" fo:font-size="12pt" style:font-size-asian="12pt"/>
    </style:style>
    <style:style style:name="TableCell1680" style:family="table-cell">
      <style:table-cell-properties fo:border="none" style:writing-mode="lr-tb" style:vertical-align="bottom" fo:padding-top="0in" fo:padding-left="0in" fo:padding-bottom="0in" fo:padding-right="0in"/>
    </style:style>
    <style:style style:name="P1681" style:parent-style-name="Normal" style:family="paragraph">
      <style:paragraph-properties style:line-height-at-least="0in"/>
      <style:text-properties style:font-name="Times New Roman" style:font-name-asian="Times New Roman" fo:font-size="12pt" style:font-size-asian="12pt"/>
    </style:style>
    <style:style style:name="TableCell1682" style:family="table-cell">
      <style:table-cell-properties fo:border="none" style:writing-mode="lr-tb" style:vertical-align="bottom" fo:padding-top="0in" fo:padding-left="0in" fo:padding-bottom="0in" fo:padding-right="0in"/>
    </style:style>
    <style:style style:name="P1683" style:parent-style-name="Normal" style:family="paragraph">
      <style:paragraph-properties style:line-height-at-least="0in"/>
      <style:text-properties style:font-name="Times New Roman" style:font-name-asian="Times New Roman" fo:font-size="12pt" style:font-size-asian="12pt"/>
    </style:style>
    <style:style style:name="TableCell168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85" style:parent-style-name="Normal" style:family="paragraph">
      <style:paragraph-properties style:line-height-at-least="0in"/>
      <style:text-properties style:font-name="Times New Roman" style:font-name-asian="Times New Roman" fo:font-size="12pt" style:font-size-asian="12pt"/>
    </style:style>
    <style:style style:name="TableRow1686" style:family="table-row">
      <style:table-row-properties style:min-row-height="0.193in" style:use-optimal-row-height="false"/>
    </style:style>
    <style:style style:name="TableCell168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688" style:parent-style-name="Normal" style:family="paragraph">
      <style:paragraph-properties style:line-height-at-least="0in"/>
      <style:text-properties style:font-name="Times New Roman" style:font-name-asian="Times New Roman" fo:font-size="12pt" style:font-size-asian="12pt"/>
    </style:style>
    <style:style style:name="TableCell16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90" style:parent-style-name="Normal" style:family="paragraph">
      <style:paragraph-properties style:line-height-at-least="0in"/>
      <style:text-properties style:font-name="Times New Roman" style:font-name-asian="Times New Roman" fo:font-size="12pt" style:font-size-asian="12pt"/>
    </style:style>
    <style:style style:name="TableCell1691" style:family="table-cell">
      <style:table-cell-properties fo:border="none" style:writing-mode="lr-tb" style:vertical-align="bottom" fo:padding-top="0in" fo:padding-left="0in" fo:padding-bottom="0in" fo:padding-right="0in"/>
    </style:style>
    <style:style style:name="P1692" style:parent-style-name="Normal" style:family="paragraph">
      <style:paragraph-properties style:line-height-at-least="0in"/>
      <style:text-properties style:font-name="Times New Roman" style:font-name-asian="Times New Roman" fo:font-size="12pt" style:font-size-asian="12pt"/>
    </style:style>
    <style:style style:name="TableCell1693" style:family="table-cell">
      <style:table-cell-properties fo:border="none" style:writing-mode="lr-tb" style:vertical-align="bottom" fo:padding-top="0in" fo:padding-left="0in" fo:padding-bottom="0in" fo:padding-right="0in"/>
    </style:style>
    <style:style style:name="P1694" style:parent-style-name="Normal" style:family="paragraph">
      <style:paragraph-properties style:line-height-at-least="0in"/>
      <style:text-properties style:font-name="Verdana" style:font-name-asian="Verdana" fo:font-size="9.5pt" style:font-size-asian="9.5pt"/>
    </style:style>
    <style:style style:name="TableCell1695" style:family="table-cell">
      <style:table-cell-properties fo:border="none" style:writing-mode="lr-tb" style:vertical-align="bottom" fo:padding-top="0in" fo:padding-left="0in" fo:padding-bottom="0in" fo:padding-right="0in"/>
    </style:style>
    <style:style style:name="P1696" style:parent-style-name="Normal" style:family="paragraph">
      <style:paragraph-properties style:line-height-at-least="0in"/>
      <style:text-properties style:font-name="Times New Roman" style:font-name-asian="Times New Roman" fo:font-size="12pt" style:font-size-asian="12pt"/>
    </style:style>
    <style:style style:name="TableCell169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698" style:parent-style-name="Normal" style:family="paragraph">
      <style:paragraph-properties style:line-height-at-least="0in"/>
      <style:text-properties style:font-name="Times New Roman" style:font-name-asian="Times New Roman" fo:font-size="12pt" style:font-size-asian="12pt"/>
    </style:style>
    <style:style style:name="TableCell1699" style:family="table-cell">
      <style:table-cell-properties fo:border="none" style:writing-mode="lr-tb" style:vertical-align="bottom" fo:padding-top="0in" fo:padding-left="0in" fo:padding-bottom="0in" fo:padding-right="0in"/>
    </style:style>
    <style:style style:name="P1700" style:parent-style-name="Normal" style:family="paragraph">
      <style:paragraph-properties style:line-height-at-least="0in"/>
      <style:text-properties style:font-name="Times New Roman" style:font-name-asian="Times New Roman" fo:font-size="12pt" style:font-size-asian="12pt"/>
    </style:style>
    <style:style style:name="TableCell1701" style:family="table-cell">
      <style:table-cell-properties fo:border="none" style:writing-mode="lr-tb" style:vertical-align="bottom" fo:padding-top="0in" fo:padding-left="0in" fo:padding-bottom="0in" fo:padding-right="0in"/>
    </style:style>
    <style:style style:name="P1702" style:parent-style-name="Normal" style:family="paragraph">
      <style:paragraph-properties style:line-height-at-least="0in"/>
      <style:text-properties style:font-name="Times New Roman" style:font-name-asian="Times New Roman" fo:font-size="12pt" style:font-size-asian="12pt"/>
    </style:style>
    <style:style style:name="TableCell1703" style:family="table-cell">
      <style:table-cell-properties fo:border="none" style:writing-mode="lr-tb" style:vertical-align="bottom" fo:padding-top="0in" fo:padding-left="0in" fo:padding-bottom="0in" fo:padding-right="0in"/>
    </style:style>
    <style:style style:name="P1704" style:parent-style-name="Normal" style:family="paragraph">
      <style:paragraph-properties style:line-height-at-least="0in"/>
      <style:text-properties style:font-name="Times New Roman" style:font-name-asian="Times New Roman" fo:font-size="12pt" style:font-size-asian="12pt"/>
    </style:style>
    <style:style style:name="TableCell1705" style:family="table-cell">
      <style:table-cell-properties fo:border="none" style:writing-mode="lr-tb" style:vertical-align="bottom" fo:padding-top="0in" fo:padding-left="0in" fo:padding-bottom="0in" fo:padding-right="0in"/>
    </style:style>
    <style:style style:name="P1706" style:parent-style-name="Normal" style:family="paragraph">
      <style:paragraph-properties style:line-height-at-least="0in"/>
      <style:text-properties style:font-name="Times New Roman" style:font-name-asian="Times New Roman" fo:font-size="12pt" style:font-size-asian="12pt"/>
    </style:style>
    <style:style style:name="TableCell1707" style:family="table-cell">
      <style:table-cell-properties fo:border="none" style:writing-mode="lr-tb" style:vertical-align="bottom" fo:padding-top="0in" fo:padding-left="0in" fo:padding-bottom="0in" fo:padding-right="0in"/>
    </style:style>
    <style:style style:name="P1708" style:parent-style-name="Normal" style:family="paragraph">
      <style:paragraph-properties style:line-height-at-least="0in"/>
      <style:text-properties style:font-name="Times New Roman" style:font-name-asian="Times New Roman" fo:font-size="12pt" style:font-size-asian="12pt"/>
    </style:style>
    <style:style style:name="TableCell1709" style:family="table-cell">
      <style:table-cell-properties fo:border="none" style:writing-mode="lr-tb" style:vertical-align="bottom" fo:padding-top="0in" fo:padding-left="0in" fo:padding-bottom="0in" fo:padding-right="0in"/>
    </style:style>
    <style:style style:name="P1710" style:parent-style-name="Normal" style:family="paragraph">
      <style:paragraph-properties style:line-height-at-least="0in"/>
      <style:text-properties style:font-name="Times New Roman" style:font-name-asian="Times New Roman" fo:font-size="12pt" style:font-size-asian="12pt"/>
    </style:style>
    <style:style style:name="TableCell1711" style:family="table-cell">
      <style:table-cell-properties fo:border="none" style:writing-mode="lr-tb" style:vertical-align="bottom" fo:padding-top="0in" fo:padding-left="0in" fo:padding-bottom="0in" fo:padding-right="0in"/>
    </style:style>
    <style:style style:name="P1712" style:parent-style-name="Normal" style:family="paragraph">
      <style:paragraph-properties style:line-height-at-least="0in"/>
      <style:text-properties style:font-name="Times New Roman" style:font-name-asian="Times New Roman" fo:font-size="12pt" style:font-size-asian="12pt"/>
    </style:style>
    <style:style style:name="TableCell1713" style:family="table-cell">
      <style:table-cell-properties fo:border="none" style:writing-mode="lr-tb" style:vertical-align="bottom" fo:padding-top="0in" fo:padding-left="0in" fo:padding-bottom="0in" fo:padding-right="0in"/>
    </style:style>
    <style:style style:name="P1714" style:parent-style-name="Normal" style:family="paragraph">
      <style:paragraph-properties style:line-height-at-least="0in"/>
      <style:text-properties style:font-name="Times New Roman" style:font-name-asian="Times New Roman" fo:font-size="12pt" style:font-size-asian="12pt"/>
    </style:style>
    <style:style style:name="TableCell1715" style:family="table-cell">
      <style:table-cell-properties fo:border="none" style:writing-mode="lr-tb" style:vertical-align="bottom" fo:padding-top="0in" fo:padding-left="0in" fo:padding-bottom="0in" fo:padding-right="0in"/>
    </style:style>
    <style:style style:name="P1716" style:parent-style-name="Normal" style:family="paragraph">
      <style:paragraph-properties style:line-height-at-least="0in"/>
      <style:text-properties style:font-name="Times New Roman" style:font-name-asian="Times New Roman" fo:font-size="12pt" style:font-size-asian="12pt"/>
    </style:style>
    <style:style style:name="TableCell1717" style:family="table-cell">
      <style:table-cell-properties fo:border="none" style:writing-mode="lr-tb" style:vertical-align="bottom" fo:padding-top="0in" fo:padding-left="0in" fo:padding-bottom="0in" fo:padding-right="0in"/>
    </style:style>
    <style:style style:name="P1718" style:parent-style-name="Normal" style:family="paragraph">
      <style:paragraph-properties style:line-height-at-least="0in"/>
      <style:text-properties style:font-name="Times New Roman" style:font-name-asian="Times New Roman" fo:font-size="12pt" style:font-size-asian="12pt"/>
    </style:style>
    <style:style style:name="TableCell1719" style:family="table-cell">
      <style:table-cell-properties fo:border="none" style:writing-mode="lr-tb" style:vertical-align="bottom" fo:padding-top="0in" fo:padding-left="0in" fo:padding-bottom="0in" fo:padding-right="0in"/>
    </style:style>
    <style:style style:name="P1720" style:parent-style-name="Normal" style:family="paragraph">
      <style:paragraph-properties style:line-height-at-least="0in"/>
      <style:text-properties style:font-name="Times New Roman" style:font-name-asian="Times New Roman" fo:font-size="12pt" style:font-size-asian="12pt"/>
    </style:style>
    <style:style style:name="TableCell1721" style:family="table-cell">
      <style:table-cell-properties fo:border="none" style:writing-mode="lr-tb" style:vertical-align="bottom" fo:padding-top="0in" fo:padding-left="0in" fo:padding-bottom="0in" fo:padding-right="0in"/>
    </style:style>
    <style:style style:name="P1722" style:parent-style-name="Normal" style:family="paragraph">
      <style:paragraph-properties style:line-height-at-least="0in"/>
      <style:text-properties style:font-name="Times New Roman" style:font-name-asian="Times New Roman" fo:font-size="12pt" style:font-size-asian="12pt"/>
    </style:style>
    <style:style style:name="TableCell1723" style:family="table-cell">
      <style:table-cell-properties fo:border="none" style:writing-mode="lr-tb" style:vertical-align="bottom" fo:padding-top="0in" fo:padding-left="0in" fo:padding-bottom="0in" fo:padding-right="0in"/>
    </style:style>
    <style:style style:name="P1724" style:parent-style-name="Normal" style:family="paragraph">
      <style:paragraph-properties style:line-height-at-least="0in"/>
      <style:text-properties style:font-name="Times New Roman" style:font-name-asian="Times New Roman" fo:font-size="12pt" style:font-size-asian="12pt"/>
    </style:style>
    <style:style style:name="TableCell1725" style:family="table-cell">
      <style:table-cell-properties fo:border="none" style:writing-mode="lr-tb" style:vertical-align="bottom" fo:padding-top="0in" fo:padding-left="0in" fo:padding-bottom="0in" fo:padding-right="0in"/>
    </style:style>
    <style:style style:name="P1726" style:parent-style-name="Normal" style:family="paragraph">
      <style:paragraph-properties style:line-height-at-least="0in"/>
      <style:text-properties style:font-name="Times New Roman" style:font-name-asian="Times New Roman" fo:font-size="12pt" style:font-size-asian="12pt"/>
    </style:style>
    <style:style style:name="TableCell1727" style:family="table-cell">
      <style:table-cell-properties fo:border="none" style:writing-mode="lr-tb" style:vertical-align="bottom" fo:padding-top="0in" fo:padding-left="0in" fo:padding-bottom="0in" fo:padding-right="0in"/>
    </style:style>
    <style:style style:name="P1728" style:parent-style-name="Normal" style:family="paragraph">
      <style:paragraph-properties style:line-height-at-least="0in"/>
      <style:text-properties style:font-name="Times New Roman" style:font-name-asian="Times New Roman" fo:font-size="12pt" style:font-size-asian="12pt"/>
    </style:style>
    <style:style style:name="TableCell1729" style:family="table-cell">
      <style:table-cell-properties fo:border="none" style:writing-mode="lr-tb" style:vertical-align="bottom" fo:padding-top="0in" fo:padding-left="0in" fo:padding-bottom="0in" fo:padding-right="0in"/>
    </style:style>
    <style:style style:name="P1730" style:parent-style-name="Normal" style:family="paragraph">
      <style:paragraph-properties style:line-height-at-least="0in"/>
      <style:text-properties style:font-name="Times New Roman" style:font-name-asian="Times New Roman" fo:font-size="12pt" style:font-size-asian="12pt"/>
    </style:style>
    <style:style style:name="TableCell1731" style:family="table-cell">
      <style:table-cell-properties fo:border="none" style:writing-mode="lr-tb" style:vertical-align="bottom" fo:padding-top="0in" fo:padding-left="0in" fo:padding-bottom="0in" fo:padding-right="0in"/>
    </style:style>
    <style:style style:name="P1732" style:parent-style-name="Normal" style:family="paragraph">
      <style:paragraph-properties style:line-height-at-least="0in"/>
      <style:text-properties style:font-name="Times New Roman" style:font-name-asian="Times New Roman" fo:font-size="12pt" style:font-size-asian="12pt"/>
    </style:style>
    <style:style style:name="TableCell17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34" style:parent-style-name="Normal" style:family="paragraph">
      <style:paragraph-properties style:line-height-at-least="0in"/>
      <style:text-properties style:font-name="Times New Roman" style:font-name-asian="Times New Roman" fo:font-size="12pt" style:font-size-asian="12pt"/>
    </style:style>
    <style:style style:name="TableRow1735" style:family="table-row">
      <style:table-row-properties style:min-row-height="0.0722in" style:use-optimal-row-height="false"/>
    </style:style>
    <style:style style:name="TableCell1736"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737" style:parent-style-name="Normal" style:family="paragraph">
      <style:paragraph-properties style:line-height-at-least="0in"/>
      <style:text-properties style:font-name="Times New Roman" style:font-name-asian="Times New Roman" fo:font-size="4.5pt" style:font-size-asian="4.5pt"/>
    </style:style>
    <style:style style:name="TableCell173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739" style:parent-style-name="Normal" style:family="paragraph">
      <style:paragraph-properties style:line-height-at-least="0in"/>
      <style:text-properties style:font-name="Times New Roman" style:font-name-asian="Times New Roman" fo:font-size="4.5pt" style:font-size-asian="4.5pt"/>
    </style:style>
    <style:style style:name="TableCell174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41" style:parent-style-name="Normal" style:family="paragraph">
      <style:paragraph-properties style:line-height-at-least="0in"/>
      <style:text-properties style:font-name="Times New Roman" style:font-name-asian="Times New Roman" fo:font-size="4.5pt" style:font-size-asian="4.5pt"/>
    </style:style>
    <style:style style:name="TableCell174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43" style:parent-style-name="Normal" style:family="paragraph">
      <style:paragraph-properties style:line-height-at-least="0in"/>
      <style:text-properties style:font-name="Times New Roman" style:font-name-asian="Times New Roman" fo:font-size="4.5pt" style:font-size-asian="4.5pt"/>
    </style:style>
    <style:style style:name="TableCell174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45" style:parent-style-name="Normal" style:family="paragraph">
      <style:paragraph-properties style:line-height-at-least="0in"/>
      <style:text-properties style:font-name="Times New Roman" style:font-name-asian="Times New Roman" fo:font-size="4.5pt" style:font-size-asian="4.5pt"/>
    </style:style>
    <style:style style:name="TableCell174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747" style:parent-style-name="Normal" style:family="paragraph">
      <style:paragraph-properties style:line-height-at-least="0in"/>
      <style:text-properties style:font-name="Times New Roman" style:font-name-asian="Times New Roman" fo:font-size="4.5pt" style:font-size-asian="4.5pt"/>
    </style:style>
    <style:style style:name="TableCell174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49" style:parent-style-name="Normal" style:family="paragraph">
      <style:paragraph-properties style:line-height-at-least="0in"/>
      <style:text-properties style:font-name="Times New Roman" style:font-name-asian="Times New Roman" fo:font-size="4.5pt" style:font-size-asian="4.5pt"/>
    </style:style>
    <style:style style:name="TableCell17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51" style:parent-style-name="Normal" style:family="paragraph">
      <style:paragraph-properties style:line-height-at-least="0in"/>
      <style:text-properties style:font-name="Times New Roman" style:font-name-asian="Times New Roman" fo:font-size="4.5pt" style:font-size-asian="4.5pt"/>
    </style:style>
    <style:style style:name="TableCell175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53" style:parent-style-name="Normal" style:family="paragraph">
      <style:paragraph-properties style:line-height-at-least="0in"/>
      <style:text-properties style:font-name="Times New Roman" style:font-name-asian="Times New Roman" fo:font-size="4.5pt" style:font-size-asian="4.5pt"/>
    </style:style>
    <style:style style:name="TableCell175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55" style:parent-style-name="Normal" style:family="paragraph">
      <style:paragraph-properties style:line-height-at-least="0in"/>
      <style:text-properties style:font-name="Times New Roman" style:font-name-asian="Times New Roman" fo:font-size="4.5pt" style:font-size-asian="4.5pt"/>
    </style:style>
    <style:style style:name="TableCell175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57" style:parent-style-name="Normal" style:family="paragraph">
      <style:paragraph-properties style:line-height-at-least="0in"/>
      <style:text-properties style:font-name="Times New Roman" style:font-name-asian="Times New Roman" fo:font-size="4.5pt" style:font-size-asian="4.5pt"/>
    </style:style>
    <style:style style:name="TableCell175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59" style:parent-style-name="Normal" style:family="paragraph">
      <style:paragraph-properties style:line-height-at-least="0in"/>
      <style:text-properties style:font-name="Times New Roman" style:font-name-asian="Times New Roman" fo:font-size="4.5pt" style:font-size-asian="4.5pt"/>
    </style:style>
    <style:style style:name="TableCell176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61" style:parent-style-name="Normal" style:family="paragraph">
      <style:paragraph-properties style:line-height-at-least="0in"/>
      <style:text-properties style:font-name="Times New Roman" style:font-name-asian="Times New Roman" fo:font-size="4.5pt" style:font-size-asian="4.5pt"/>
    </style:style>
    <style:style style:name="TableCell176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63" style:parent-style-name="Normal" style:family="paragraph">
      <style:paragraph-properties style:line-height-at-least="0in"/>
      <style:text-properties style:font-name="Times New Roman" style:font-name-asian="Times New Roman" fo:font-size="4.5pt" style:font-size-asian="4.5pt"/>
    </style:style>
    <style:style style:name="TableCell176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765" style:parent-style-name="Normal" style:family="paragraph">
      <style:paragraph-properties style:line-height-at-least="0in"/>
      <style:text-properties style:font-name="Times New Roman" style:font-name-asian="Times New Roman" fo:font-size="4.5pt" style:font-size-asian="4.5pt"/>
    </style:style>
    <style:style style:name="TableCell176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767" style:parent-style-name="Normal" style:family="paragraph">
      <style:paragraph-properties style:line-height-at-least="0in"/>
      <style:text-properties style:font-name="Times New Roman" style:font-name-asian="Times New Roman" fo:font-size="4.5pt" style:font-size-asian="4.5pt"/>
    </style:style>
    <style:style style:name="TableRow1768" style:family="table-row">
      <style:table-row-properties style:min-row-height="0.0597in" style:use-optimal-row-height="false"/>
    </style:style>
    <style:style style:name="TableCell176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770" style:parent-style-name="Normal" style:family="paragraph">
      <style:paragraph-properties style:line-height-at-least="0in"/>
      <style:text-properties style:font-name="Times New Roman" style:font-name-asian="Times New Roman" fo:font-size="3.5pt" style:font-size-asian="3.5pt"/>
    </style:style>
    <style:style style:name="TableCell17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72" style:parent-style-name="Normal" style:family="paragraph">
      <style:paragraph-properties style:line-height-at-least="0in"/>
      <style:text-properties style:font-name="Times New Roman" style:font-name-asian="Times New Roman" fo:font-size="3.5pt" style:font-size-asian="3.5pt"/>
    </style:style>
    <style:style style:name="TableCell1773" style:family="table-cell">
      <style:table-cell-properties fo:border="none" style:writing-mode="lr-tb" style:vertical-align="bottom" fo:padding-top="0in" fo:padding-left="0in" fo:padding-bottom="0in" fo:padding-right="0in"/>
    </style:style>
    <style:style style:name="P1774" style:parent-style-name="Normal" style:family="paragraph">
      <style:paragraph-properties style:line-height-at-least="0in"/>
      <style:text-properties style:font-name="Times New Roman" style:font-name-asian="Times New Roman" fo:font-size="3.5pt" style:font-size-asian="3.5pt"/>
    </style:style>
    <style:style style:name="TableCell1775" style:family="table-cell">
      <style:table-cell-properties fo:border="none" style:writing-mode="lr-tb" style:vertical-align="bottom" fo:padding-top="0in" fo:padding-left="0in" fo:padding-bottom="0in" fo:padding-right="0in"/>
    </style:style>
    <style:style style:name="P1776" style:parent-style-name="Normal" style:family="paragraph">
      <style:paragraph-properties style:line-height-at-least="0in"/>
      <style:text-properties style:font-name="Times New Roman" style:font-name-asian="Times New Roman" fo:font-size="3.5pt" style:font-size-asian="3.5pt"/>
    </style:style>
    <style:style style:name="TableCell1777" style:family="table-cell">
      <style:table-cell-properties fo:border="none" style:writing-mode="lr-tb" style:vertical-align="bottom" fo:padding-top="0in" fo:padding-left="0in" fo:padding-bottom="0in" fo:padding-right="0in"/>
    </style:style>
    <style:style style:name="P1778" style:parent-style-name="Normal" style:family="paragraph">
      <style:paragraph-properties style:line-height-at-least="0in"/>
      <style:text-properties style:font-name="Times New Roman" style:font-name-asian="Times New Roman" fo:font-size="3.5pt" style:font-size-asian="3.5pt"/>
    </style:style>
    <style:style style:name="TableCell1779" style:family="table-cell">
      <style:table-cell-properties fo:border="none" style:writing-mode="lr-tb" style:vertical-align="bottom" fo:padding-top="0in" fo:padding-left="0in" fo:padding-bottom="0in" fo:padding-right="0in"/>
    </style:style>
    <style:style style:name="P1780" style:parent-style-name="Normal" style:family="paragraph">
      <style:paragraph-properties style:line-height-at-least="0in"/>
      <style:text-properties style:font-name="Times New Roman" style:font-name-asian="Times New Roman" fo:font-size="3.5pt" style:font-size-asian="3.5pt"/>
    </style:style>
    <style:style style:name="TableCell1781" style:family="table-cell">
      <style:table-cell-properties fo:border="none" style:writing-mode="lr-tb" style:vertical-align="bottom" fo:padding-top="0in" fo:padding-left="0in" fo:padding-bottom="0in" fo:padding-right="0in"/>
    </style:style>
    <style:style style:name="P1782" style:parent-style-name="Normal" style:family="paragraph">
      <style:paragraph-properties style:line-height-at-least="0in"/>
      <style:text-properties style:font-name="Times New Roman" style:font-name-asian="Times New Roman" fo:font-size="3.5pt" style:font-size-asian="3.5pt"/>
    </style:style>
    <style:style style:name="TableCell178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84" style:parent-style-name="Normal" style:family="paragraph">
      <style:paragraph-properties style:line-height-at-least="0in"/>
      <style:text-properties style:font-name="Times New Roman" style:font-name-asian="Times New Roman" fo:font-size="3.5pt" style:font-size-asian="3.5pt"/>
    </style:style>
    <style:style style:name="TableCell1785" style:family="table-cell">
      <style:table-cell-properties fo:border="none" style:writing-mode="lr-tb" style:vertical-align="bottom" fo:padding-top="0in" fo:padding-left="0in" fo:padding-bottom="0in" fo:padding-right="0in"/>
    </style:style>
    <style:style style:name="P1786" style:parent-style-name="Normal" style:family="paragraph">
      <style:paragraph-properties style:line-height-at-least="0in"/>
      <style:text-properties style:font-name="Times New Roman" style:font-name-asian="Times New Roman" fo:font-size="3.5pt" style:font-size-asian="3.5pt"/>
    </style:style>
    <style:style style:name="TableCell1787" style:family="table-cell">
      <style:table-cell-properties fo:border="none" style:writing-mode="lr-tb" style:vertical-align="bottom" fo:padding-top="0in" fo:padding-left="0in" fo:padding-bottom="0in" fo:padding-right="0in"/>
    </style:style>
    <style:style style:name="P1788" style:parent-style-name="Normal" style:family="paragraph">
      <style:paragraph-properties style:line-height-at-least="0in"/>
      <style:text-properties style:font-name="Times New Roman" style:font-name-asian="Times New Roman" fo:font-size="3.5pt" style:font-size-asian="3.5pt"/>
    </style:style>
    <style:style style:name="TableCell1789" style:family="table-cell">
      <style:table-cell-properties fo:border="none" style:writing-mode="lr-tb" style:vertical-align="bottom" fo:padding-top="0in" fo:padding-left="0in" fo:padding-bottom="0in" fo:padding-right="0in"/>
    </style:style>
    <style:style style:name="P1790" style:parent-style-name="Normal" style:family="paragraph">
      <style:paragraph-properties style:line-height-at-least="0in"/>
      <style:text-properties style:font-name="Times New Roman" style:font-name-asian="Times New Roman" fo:font-size="3.5pt" style:font-size-asian="3.5pt"/>
    </style:style>
    <style:style style:name="TableCell1791" style:family="table-cell">
      <style:table-cell-properties fo:border="none" style:writing-mode="lr-tb" style:vertical-align="bottom" fo:padding-top="0in" fo:padding-left="0in" fo:padding-bottom="0in" fo:padding-right="0in"/>
    </style:style>
    <style:style style:name="P1792" style:parent-style-name="Normal" style:family="paragraph">
      <style:paragraph-properties style:line-height-at-least="0in"/>
      <style:text-properties style:font-name="Times New Roman" style:font-name-asian="Times New Roman" fo:font-size="3.5pt" style:font-size-asian="3.5pt"/>
    </style:style>
    <style:style style:name="TableCell1793" style:family="table-cell">
      <style:table-cell-properties fo:border="none" style:writing-mode="lr-tb" style:vertical-align="bottom" fo:padding-top="0in" fo:padding-left="0in" fo:padding-bottom="0in" fo:padding-right="0in"/>
    </style:style>
    <style:style style:name="P1794" style:parent-style-name="Normal" style:family="paragraph">
      <style:paragraph-properties style:line-height-at-least="0in"/>
      <style:text-properties style:font-name="Times New Roman" style:font-name-asian="Times New Roman" fo:font-size="3.5pt" style:font-size-asian="3.5pt"/>
    </style:style>
    <style:style style:name="TableCell1795" style:family="table-cell">
      <style:table-cell-properties fo:border="none" style:writing-mode="lr-tb" style:vertical-align="bottom" fo:padding-top="0in" fo:padding-left="0in" fo:padding-bottom="0in" fo:padding-right="0in"/>
    </style:style>
    <style:style style:name="P1796" style:parent-style-name="Normal" style:family="paragraph">
      <style:paragraph-properties style:line-height-at-least="0in"/>
      <style:text-properties style:font-name="Times New Roman" style:font-name-asian="Times New Roman" fo:font-size="3.5pt" style:font-size-asian="3.5pt"/>
    </style:style>
    <style:style style:name="TableCell1797" style:family="table-cell">
      <style:table-cell-properties fo:border="none" style:writing-mode="lr-tb" style:vertical-align="bottom" fo:padding-top="0in" fo:padding-left="0in" fo:padding-bottom="0in" fo:padding-right="0in"/>
    </style:style>
    <style:style style:name="P1798" style:parent-style-name="Normal" style:family="paragraph">
      <style:paragraph-properties style:line-height-at-least="0in"/>
      <style:text-properties style:font-name="Times New Roman" style:font-name-asian="Times New Roman" fo:font-size="3.5pt" style:font-size-asian="3.5pt"/>
    </style:style>
    <style:style style:name="TableCell1799" style:family="table-cell">
      <style:table-cell-properties fo:border="none" style:writing-mode="lr-tb" style:vertical-align="bottom" fo:padding-top="0in" fo:padding-left="0in" fo:padding-bottom="0in" fo:padding-right="0in"/>
    </style:style>
    <style:style style:name="P1800" style:parent-style-name="Normal" style:family="paragraph">
      <style:paragraph-properties style:line-height-at-least="0in"/>
      <style:text-properties style:font-name="Times New Roman" style:font-name-asian="Times New Roman" fo:font-size="3.5pt" style:font-size-asian="3.5pt"/>
    </style:style>
    <style:style style:name="TableCell1801" style:family="table-cell">
      <style:table-cell-properties fo:border="none" style:writing-mode="lr-tb" style:vertical-align="bottom" fo:padding-top="0in" fo:padding-left="0in" fo:padding-bottom="0in" fo:padding-right="0in"/>
    </style:style>
    <style:style style:name="P1802" style:parent-style-name="Normal" style:family="paragraph">
      <style:paragraph-properties style:line-height-at-least="0in"/>
      <style:text-properties style:font-name="Times New Roman" style:font-name-asian="Times New Roman" fo:font-size="3.5pt" style:font-size-asian="3.5pt"/>
    </style:style>
    <style:style style:name="TableCell1803" style:family="table-cell">
      <style:table-cell-properties fo:border="none" style:writing-mode="lr-tb" style:vertical-align="bottom" fo:padding-top="0in" fo:padding-left="0in" fo:padding-bottom="0in" fo:padding-right="0in"/>
    </style:style>
    <style:style style:name="P1804" style:parent-style-name="Normal" style:family="paragraph">
      <style:paragraph-properties style:line-height-at-least="0in"/>
      <style:text-properties style:font-name="Times New Roman" style:font-name-asian="Times New Roman" fo:font-size="3.5pt" style:font-size-asian="3.5pt"/>
    </style:style>
    <style:style style:name="TableCell1805" style:family="table-cell">
      <style:table-cell-properties fo:border="none" style:writing-mode="lr-tb" style:vertical-align="bottom" fo:padding-top="0in" fo:padding-left="0in" fo:padding-bottom="0in" fo:padding-right="0in"/>
    </style:style>
    <style:style style:name="P1806" style:parent-style-name="Normal" style:family="paragraph">
      <style:paragraph-properties style:line-height-at-least="0in"/>
      <style:text-properties style:font-name="Times New Roman" style:font-name-asian="Times New Roman" fo:font-size="3.5pt" style:font-size-asian="3.5pt"/>
    </style:style>
    <style:style style:name="TableCell1807" style:family="table-cell">
      <style:table-cell-properties fo:border="none" style:writing-mode="lr-tb" style:vertical-align="bottom" fo:padding-top="0in" fo:padding-left="0in" fo:padding-bottom="0in" fo:padding-right="0in"/>
    </style:style>
    <style:style style:name="P1808" style:parent-style-name="Normal" style:family="paragraph">
      <style:paragraph-properties style:line-height-at-least="0in"/>
      <style:text-properties style:font-name="Times New Roman" style:font-name-asian="Times New Roman" fo:font-size="3.5pt" style:font-size-asian="3.5pt"/>
    </style:style>
    <style:style style:name="TableCell1809" style:family="table-cell">
      <style:table-cell-properties fo:border="none" style:writing-mode="lr-tb" style:vertical-align="bottom" fo:padding-top="0in" fo:padding-left="0in" fo:padding-bottom="0in" fo:padding-right="0in"/>
    </style:style>
    <style:style style:name="P1810" style:parent-style-name="Normal" style:family="paragraph">
      <style:paragraph-properties style:line-height-at-least="0in"/>
      <style:text-properties style:font-name="Times New Roman" style:font-name-asian="Times New Roman" fo:font-size="3.5pt" style:font-size-asian="3.5pt"/>
    </style:style>
    <style:style style:name="TableCell1811" style:family="table-cell">
      <style:table-cell-properties fo:border="none" style:writing-mode="lr-tb" style:vertical-align="bottom" fo:padding-top="0in" fo:padding-left="0in" fo:padding-bottom="0in" fo:padding-right="0in"/>
    </style:style>
    <style:style style:name="P1812" style:parent-style-name="Normal" style:family="paragraph">
      <style:paragraph-properties style:line-height-at-least="0in"/>
      <style:text-properties style:font-name="Times New Roman" style:font-name-asian="Times New Roman" fo:font-size="3.5pt" style:font-size-asian="3.5pt"/>
    </style:style>
    <style:style style:name="TableCell1813" style:family="table-cell">
      <style:table-cell-properties fo:border="none" style:writing-mode="lr-tb" style:vertical-align="bottom" fo:padding-top="0in" fo:padding-left="0in" fo:padding-bottom="0in" fo:padding-right="0in"/>
    </style:style>
    <style:style style:name="P1814" style:parent-style-name="Normal" style:family="paragraph">
      <style:paragraph-properties style:line-height-at-least="0in"/>
      <style:text-properties style:font-name="Times New Roman" style:font-name-asian="Times New Roman" fo:font-size="3.5pt" style:font-size-asian="3.5pt"/>
    </style:style>
    <style:style style:name="TableCell1815" style:family="table-cell">
      <style:table-cell-properties fo:border="none" style:writing-mode="lr-tb" style:vertical-align="bottom" fo:padding-top="0in" fo:padding-left="0in" fo:padding-bottom="0in" fo:padding-right="0in"/>
    </style:style>
    <style:style style:name="P1816" style:parent-style-name="Normal" style:family="paragraph">
      <style:paragraph-properties style:line-height-at-least="0in"/>
      <style:text-properties style:font-name="Times New Roman" style:font-name-asian="Times New Roman" fo:font-size="3.5pt" style:font-size-asian="3.5pt"/>
    </style:style>
    <style:style style:name="TableCell1817" style:family="table-cell">
      <style:table-cell-properties fo:border="none" style:writing-mode="lr-tb" style:vertical-align="bottom" fo:padding-top="0in" fo:padding-left="0in" fo:padding-bottom="0in" fo:padding-right="0in"/>
    </style:style>
    <style:style style:name="P1818" style:parent-style-name="Normal" style:family="paragraph">
      <style:paragraph-properties style:line-height-at-least="0in"/>
      <style:text-properties style:font-name="Times New Roman" style:font-name-asian="Times New Roman" fo:font-size="3.5pt" style:font-size-asian="3.5pt"/>
    </style:style>
    <style:style style:name="TableCell18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20" style:parent-style-name="Normal" style:family="paragraph">
      <style:paragraph-properties style:line-height-at-least="0in"/>
      <style:text-properties style:font-name="Times New Roman" style:font-name-asian="Times New Roman" fo:font-size="3.5pt" style:font-size-asian="3.5pt"/>
    </style:style>
    <style:style style:name="TableRow1821" style:family="table-row">
      <style:table-row-properties style:min-row-height="0.193in" style:use-optimal-row-height="false"/>
    </style:style>
    <style:style style:name="TableCell182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23" style:parent-style-name="Normal" style:family="paragraph">
      <style:paragraph-properties style:line-height-at-least="0in" fo:margin-left="0.0833in">
        <style:tab-stops/>
      </style:paragraph-properties>
    </style:style>
    <style:style style:name="T1824" style:parent-style-name="DefaultParagraphFont" style:family="text">
      <style:text-properties style:font-name="Verdana" style:font-name-asian="Verdana" fo:font-size="9.5pt" style:font-size-asian="9.5pt"/>
    </style:style>
    <style:style style:name="T1825" style:parent-style-name="DefaultParagraphFont" style:family="text">
      <style:text-properties style:font-name="Verdana" style:font-name-asian="Verdana" fo:font-size="9.5pt" style:font-size-asian="9.5pt"/>
    </style:style>
    <style:style style:name="TableCell18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27" style:parent-style-name="Normal" style:family="paragraph">
      <style:paragraph-properties style:line-height-at-least="0in"/>
      <style:text-properties style:font-name="Times New Roman" style:font-name-asian="Times New Roman" fo:font-size="12pt" style:font-size-asian="12pt"/>
    </style:style>
    <style:style style:name="TableCell1828" style:family="table-cell">
      <style:table-cell-properties fo:border="none" style:writing-mode="lr-tb" style:vertical-align="bottom" fo:padding-top="0in" fo:padding-left="0in" fo:padding-bottom="0in" fo:padding-right="0in"/>
    </style:style>
    <style:style style:name="P1829" style:parent-style-name="Normal" style:family="paragraph">
      <style:paragraph-properties style:line-height-at-least="0in"/>
      <style:text-properties style:font-name="Times New Roman" style:font-name-asian="Times New Roman" fo:font-size="12pt" style:font-size-asian="12pt"/>
    </style:style>
    <style:style style:name="TableCell1830" style:family="table-cell">
      <style:table-cell-properties fo:border="none" style:writing-mode="lr-tb" style:vertical-align="bottom" fo:padding-top="0in" fo:padding-left="0in" fo:padding-bottom="0in" fo:padding-right="0in"/>
    </style:style>
    <style:style style:name="P1831" style:parent-style-name="Normal" style:family="paragraph">
      <style:paragraph-properties style:line-height-at-least="0in"/>
      <style:text-properties style:font-name="Verdana" style:font-name-asian="Verdana" fo:font-size="9.5pt" style:font-size-asian="9.5pt"/>
    </style:style>
    <style:style style:name="TableCell1832" style:family="table-cell">
      <style:table-cell-properties fo:border="none" style:writing-mode="lr-tb" style:vertical-align="bottom" fo:padding-top="0in" fo:padding-left="0in" fo:padding-bottom="0in" fo:padding-right="0in"/>
    </style:style>
    <style:style style:name="P1833" style:parent-style-name="Normal" style:family="paragraph">
      <style:paragraph-properties style:line-height-at-least="0in" fo:margin-left="0.0138in">
        <style:tab-stops/>
      </style:paragraph-properties>
      <style:text-properties style:font-name="Verdana" style:font-name-asian="Verdana" fo:font-size="9.5pt" style:font-size-asian="9.5pt"/>
    </style:style>
    <style:style style:name="TableCell18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35"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1836" style:family="table-cell">
      <style:table-cell-properties fo:border="none" style:writing-mode="lr-tb" style:vertical-align="bottom" fo:padding-top="0in" fo:padding-left="0in" fo:padding-bottom="0in" fo:padding-right="0in"/>
    </style:style>
    <style:style style:name="P1837" style:parent-style-name="Normal" style:family="paragraph">
      <style:paragraph-properties style:line-height-at-least="0in"/>
      <style:text-properties style:font-name="Times New Roman" style:font-name-asian="Times New Roman" fo:font-size="12pt" style:font-size-asian="12pt"/>
    </style:style>
    <style:style style:name="TableCell1838" style:family="table-cell">
      <style:table-cell-properties fo:border="none" fo:background-color="#FFFF00" style:writing-mode="lr-tb" style:vertical-align="bottom" fo:padding-top="0in" fo:padding-left="0in" fo:padding-bottom="0in" fo:padding-right="0in"/>
    </style:style>
    <style:style style:name="P1839" style:parent-style-name="Normal" style:family="paragraph">
      <style:paragraph-properties style:line-height-at-least="0in"/>
      <style:text-properties style:font-name="Verdana" style:font-name-asian="Verdana" fo:font-size="9.5pt" style:font-size-asian="9.5pt" fo:background-color="#FFFF00"/>
    </style:style>
    <style:style style:name="TableCell18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41" style:parent-style-name="Normal" style:family="paragraph">
      <style:paragraph-properties style:line-height-at-least="0in"/>
      <style:text-properties style:font-name="Times New Roman" style:font-name-asian="Times New Roman" fo:font-size="12pt" style:font-size-asian="12pt"/>
    </style:style>
    <style:style style:name="TableRow1842" style:family="table-row">
      <style:table-row-properties style:min-row-height="0.193in" style:use-optimal-row-height="false"/>
    </style:style>
    <style:style style:name="TableCell184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44"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18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46" style:parent-style-name="Normal" style:family="paragraph">
      <style:paragraph-properties style:line-height-at-least="0in"/>
      <style:text-properties style:font-name="Times New Roman" style:font-name-asian="Times New Roman" fo:font-size="12pt" style:font-size-asian="12pt"/>
    </style:style>
    <style:style style:name="TableCell1847" style:family="table-cell">
      <style:table-cell-properties fo:border="none" style:writing-mode="lr-tb" style:vertical-align="bottom" fo:padding-top="0in" fo:padding-left="0in" fo:padding-bottom="0in" fo:padding-right="0in"/>
    </style:style>
    <style:style style:name="P1848" style:parent-style-name="Normal" style:family="paragraph">
      <style:paragraph-properties style:line-height-at-least="0in"/>
      <style:text-properties style:font-name="Times New Roman" style:font-name-asian="Times New Roman" fo:font-size="12pt" style:font-size-asian="12pt"/>
    </style:style>
    <style:style style:name="TableCell1849" style:family="table-cell">
      <style:table-cell-properties fo:border="none" style:writing-mode="lr-tb" style:vertical-align="bottom" fo:padding-top="0in" fo:padding-left="0in" fo:padding-bottom="0in" fo:padding-right="0in"/>
    </style:style>
    <style:style style:name="P1850" style:parent-style-name="Normal" style:family="paragraph">
      <style:paragraph-properties style:line-height-at-least="0in"/>
      <style:text-properties style:font-name="Verdana" style:font-name-asian="Verdana" fo:font-size="9.5pt" style:font-size-asian="9.5pt"/>
    </style:style>
    <style:style style:name="TableCell18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52"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1853" style:family="table-cell">
      <style:table-cell-properties fo:border="none" style:writing-mode="lr-tb" style:vertical-align="bottom" fo:padding-top="0in" fo:padding-left="0in" fo:padding-bottom="0in" fo:padding-right="0in"/>
    </style:style>
    <style:style style:name="P1854" style:parent-style-name="Normal" style:family="paragraph">
      <style:paragraph-properties style:line-height-at-least="0in"/>
      <style:text-properties style:font-name="Times New Roman" style:font-name-asian="Times New Roman" fo:font-size="12pt" style:font-size-asian="12pt"/>
    </style:style>
    <style:style style:name="TableCell1855" style:family="table-cell">
      <style:table-cell-properties fo:border="none" fo:background-color="#FFFF00" style:writing-mode="lr-tb" style:vertical-align="bottom" fo:padding-top="0in" fo:padding-left="0in" fo:padding-bottom="0in" fo:padding-right="0in"/>
    </style:style>
    <style:style style:name="P1856" style:parent-style-name="Normal" style:family="paragraph">
      <style:paragraph-properties style:line-height-at-least="0in"/>
      <style:text-properties style:font-name="Verdana" style:font-name-asian="Verdana" fo:font-size="9.5pt" style:font-size-asian="9.5pt" fo:background-color="#FFFF00"/>
    </style:style>
    <style:style style:name="TableCell18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58" style:parent-style-name="Normal" style:family="paragraph">
      <style:paragraph-properties style:line-height-at-least="0in"/>
      <style:text-properties style:font-name="Times New Roman" style:font-name-asian="Times New Roman" fo:font-size="12pt" style:font-size-asian="12pt"/>
    </style:style>
    <style:style style:name="TableRow1859" style:family="table-row">
      <style:table-row-properties style:min-row-height="0.1951in" style:use-optimal-row-height="false"/>
    </style:style>
    <style:style style:name="TableCell186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61" style:parent-style-name="Normal" style:family="paragraph">
      <style:paragraph-properties style:line-height-at-least="0in"/>
      <style:text-properties style:font-name="Times New Roman" style:font-name-asian="Times New Roman" fo:font-size="12pt" style:font-size-asian="12pt"/>
    </style:style>
    <style:style style:name="TableCell186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63" style:parent-style-name="Normal" style:family="paragraph">
      <style:paragraph-properties style:line-height-at-least="0in"/>
      <style:text-properties style:font-name="Times New Roman" style:font-name-asian="Times New Roman" fo:font-size="12pt" style:font-size-asian="12pt"/>
    </style:style>
    <style:style style:name="TableCell1864" style:family="table-cell">
      <style:table-cell-properties fo:border="none" style:writing-mode="lr-tb" style:vertical-align="bottom" fo:padding-top="0in" fo:padding-left="0in" fo:padding-bottom="0in" fo:padding-right="0in"/>
    </style:style>
    <style:style style:name="P1865" style:parent-style-name="Normal" style:family="paragraph">
      <style:paragraph-properties style:line-height-at-least="0in"/>
      <style:text-properties style:font-name="Times New Roman" style:font-name-asian="Times New Roman" fo:font-size="12pt" style:font-size-asian="12pt"/>
    </style:style>
    <style:style style:name="TableCell1866" style:family="table-cell">
      <style:table-cell-properties fo:border="none" style:writing-mode="lr-tb" style:vertical-align="bottom" fo:padding-top="0in" fo:padding-left="0in" fo:padding-bottom="0in" fo:padding-right="0in"/>
    </style:style>
    <style:style style:name="P1867" style:parent-style-name="Normal" style:family="paragraph">
      <style:paragraph-properties style:line-height-at-least="0in"/>
      <style:text-properties style:font-name="Verdana" style:font-name-asian="Verdana" fo:font-size="9.5pt" style:font-size-asian="9.5pt"/>
    </style:style>
    <style:style style:name="TableCell1868" style:family="table-cell">
      <style:table-cell-properties fo:border="none" style:writing-mode="lr-tb" style:vertical-align="bottom" fo:padding-top="0in" fo:padding-left="0in" fo:padding-bottom="0in" fo:padding-right="0in"/>
    </style:style>
    <style:style style:name="P1869" style:parent-style-name="Normal" style:family="paragraph">
      <style:paragraph-properties style:line-height-at-least="0in"/>
      <style:text-properties style:font-name="Times New Roman" style:font-name-asian="Times New Roman" fo:font-size="12pt" style:font-size-asian="12pt"/>
    </style:style>
    <style:style style:name="TableCell1870" style:family="table-cell">
      <style:table-cell-properties fo:border="none" style:writing-mode="lr-tb" style:vertical-align="bottom" fo:padding-top="0in" fo:padding-left="0in" fo:padding-bottom="0in" fo:padding-right="0in"/>
    </style:style>
    <style:style style:name="P1871" style:parent-style-name="Normal" style:family="paragraph">
      <style:paragraph-properties style:line-height-at-least="0in"/>
      <style:text-properties style:font-name="Times New Roman" style:font-name-asian="Times New Roman" fo:font-size="12pt" style:font-size-asian="12pt"/>
    </style:style>
    <style:style style:name="TableCell1872" style:family="table-cell">
      <style:table-cell-properties fo:border="none" style:writing-mode="lr-tb" style:vertical-align="bottom" fo:padding-top="0in" fo:padding-left="0in" fo:padding-bottom="0in" fo:padding-right="0in"/>
    </style:style>
    <style:style style:name="P1873" style:parent-style-name="Normal" style:family="paragraph">
      <style:paragraph-properties style:line-height-at-least="0in"/>
      <style:text-properties style:font-name="Times New Roman" style:font-name-asian="Times New Roman" fo:font-size="12pt" style:font-size-asian="12pt"/>
    </style:style>
    <style:style style:name="TableCell18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75" style:parent-style-name="Normal" style:family="paragraph">
      <style:paragraph-properties style:line-height-at-least="0in"/>
      <style:text-properties style:font-name="Times New Roman" style:font-name-asian="Times New Roman" fo:font-size="12pt" style:font-size-asian="12pt"/>
    </style:style>
    <style:style style:name="TableCell1876" style:family="table-cell">
      <style:table-cell-properties fo:border="none" style:writing-mode="lr-tb" style:vertical-align="bottom" fo:padding-top="0in" fo:padding-left="0in" fo:padding-bottom="0in" fo:padding-right="0in"/>
    </style:style>
    <style:style style:name="P1877" style:parent-style-name="Normal" style:family="paragraph">
      <style:paragraph-properties style:line-height-at-least="0in"/>
      <style:text-properties style:font-name="Times New Roman" style:font-name-asian="Times New Roman" fo:font-size="12pt" style:font-size-asian="12pt"/>
    </style:style>
    <style:style style:name="TableCell1878" style:family="table-cell">
      <style:table-cell-properties fo:border="none" fo:background-color="#FFFF00" style:writing-mode="lr-tb" style:vertical-align="bottom" fo:padding-top="0in" fo:padding-left="0in" fo:padding-bottom="0in" fo:padding-right="0in"/>
    </style:style>
    <style:style style:name="P1879" style:parent-style-name="Normal" style:family="paragraph">
      <style:paragraph-properties style:line-height-at-least="0in"/>
      <style:text-properties style:font-name="Verdana" style:font-name-asian="Verdana" fo:font-size="9.5pt" style:font-size-asian="9.5pt"/>
    </style:style>
    <style:style style:name="TableCell1880" style:family="table-cell">
      <style:table-cell-properties fo:border="none" fo:background-color="#FFFF00" style:writing-mode="lr-tb" style:vertical-align="bottom" fo:padding-top="0in" fo:padding-left="0in" fo:padding-bottom="0in" fo:padding-right="0in"/>
    </style:style>
    <style:style style:name="P1881" style:parent-style-name="Normal" style:family="paragraph">
      <style:paragraph-properties style:line-height-at-least="0in"/>
      <style:text-properties style:font-name="Verdana" style:font-name-asian="Verdana" fo:font-size="9.5pt" style:font-size-asian="9.5pt"/>
    </style:style>
    <style:style style:name="TableCell1882" style:family="table-cell">
      <style:table-cell-properties fo:border="none" fo:background-color="#FFFF00" style:writing-mode="lr-tb" style:vertical-align="bottom" fo:padding-top="0in" fo:padding-left="0in" fo:padding-bottom="0in" fo:padding-right="0in"/>
    </style:style>
    <style:style style:name="P1883" style:parent-style-name="Normal" style:family="paragraph">
      <style:paragraph-properties style:line-height-at-least="0in" fo:margin-left="0.1111in">
        <style:tab-stops/>
      </style:paragraph-properties>
      <style:text-properties style:font-name="Verdana" style:font-name-asian="Verdana" fo:font-size="9.5pt" style:font-size-asian="9.5pt"/>
    </style:style>
    <style:style style:name="TableCell1884" style:family="table-cell">
      <style:table-cell-properties fo:border="none" fo:background-color="#FFFF00" style:writing-mode="lr-tb" style:vertical-align="bottom" fo:padding-top="0in" fo:padding-left="0in" fo:padding-bottom="0in" fo:padding-right="0in"/>
    </style:style>
    <style:style style:name="P1885" style:parent-style-name="Normal" style:family="paragraph">
      <style:paragraph-properties fo:text-align="end" style:line-height-at-least="0in" fo:margin-right="0.0138in"/>
      <style:text-properties style:font-name="Verdana" style:font-name-asian="Verdana" fo:font-size="9.5pt" style:font-size-asian="9.5pt"/>
    </style:style>
    <style:style style:name="TableCell18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87" style:parent-style-name="Normal" style:family="paragraph">
      <style:paragraph-properties style:line-height-at-least="0in"/>
      <style:text-properties style:font-name="Times New Roman" style:font-name-asian="Times New Roman" fo:font-size="12pt" style:font-size-asian="12pt"/>
    </style:style>
    <style:style style:name="TableRow1888" style:family="table-row">
      <style:table-row-properties style:min-row-height="0.1951in" style:use-optimal-row-height="false"/>
    </style:style>
    <style:style style:name="TableCell188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890" style:parent-style-name="Normal" style:family="paragraph">
      <style:paragraph-properties style:line-height-at-least="0in"/>
      <style:text-properties style:font-name="Times New Roman" style:font-name-asian="Times New Roman" fo:font-size="12pt" style:font-size-asian="12pt"/>
    </style:style>
    <style:style style:name="TableCell18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92" style:parent-style-name="Normal" style:family="paragraph">
      <style:paragraph-properties style:line-height-at-least="0in"/>
      <style:text-properties style:font-name="Times New Roman" style:font-name-asian="Times New Roman" fo:font-size="12pt" style:font-size-asian="12pt"/>
    </style:style>
    <style:style style:name="TableCell1893" style:family="table-cell">
      <style:table-cell-properties fo:border="none" style:writing-mode="lr-tb" style:vertical-align="bottom" fo:padding-top="0in" fo:padding-left="0in" fo:padding-bottom="0in" fo:padding-right="0in"/>
    </style:style>
    <style:style style:name="P1894" style:parent-style-name="Normal" style:family="paragraph">
      <style:paragraph-properties style:line-height-at-least="0in"/>
      <style:text-properties style:font-name="Times New Roman" style:font-name-asian="Times New Roman" fo:font-size="12pt" style:font-size-asian="12pt"/>
    </style:style>
    <style:style style:name="TableCell1895" style:family="table-cell">
      <style:table-cell-properties fo:border="none" style:writing-mode="lr-tb" style:vertical-align="bottom" fo:padding-top="0in" fo:padding-left="0in" fo:padding-bottom="0in" fo:padding-right="0in"/>
    </style:style>
    <style:style style:name="P1896" style:parent-style-name="Normal" style:family="paragraph">
      <style:paragraph-properties style:line-height-at-least="0in"/>
      <style:text-properties style:font-name="Times New Roman" style:font-name-asian="Times New Roman" fo:font-size="12pt" style:font-size-asian="12pt"/>
    </style:style>
    <style:style style:name="TableCell1897" style:family="table-cell">
      <style:table-cell-properties fo:border="none" style:writing-mode="lr-tb" style:vertical-align="bottom" fo:padding-top="0in" fo:padding-left="0in" fo:padding-bottom="0in" fo:padding-right="0in"/>
    </style:style>
    <style:style style:name="P1898" style:parent-style-name="Normal" style:family="paragraph">
      <style:paragraph-properties style:line-height-at-least="0in"/>
      <style:text-properties style:font-name="Times New Roman" style:font-name-asian="Times New Roman" fo:font-size="12pt" style:font-size-asian="12pt"/>
    </style:style>
    <style:style style:name="TableCell1899" style:family="table-cell">
      <style:table-cell-properties fo:border="none" style:writing-mode="lr-tb" style:vertical-align="bottom" fo:padding-top="0in" fo:padding-left="0in" fo:padding-bottom="0in" fo:padding-right="0in"/>
    </style:style>
    <style:style style:name="P1900" style:parent-style-name="Normal" style:family="paragraph">
      <style:paragraph-properties style:line-height-at-least="0in"/>
      <style:text-properties style:font-name="Times New Roman" style:font-name-asian="Times New Roman" fo:font-size="12pt" style:font-size-asian="12pt"/>
    </style:style>
    <style:style style:name="TableCell1901" style:family="table-cell">
      <style:table-cell-properties fo:border="none" style:writing-mode="lr-tb" style:vertical-align="bottom" fo:padding-top="0in" fo:padding-left="0in" fo:padding-bottom="0in" fo:padding-right="0in"/>
    </style:style>
    <style:style style:name="P1902" style:parent-style-name="Normal" style:family="paragraph">
      <style:paragraph-properties style:line-height-at-least="0in"/>
      <style:text-properties style:font-name="Times New Roman" style:font-name-asian="Times New Roman" fo:font-size="12pt" style:font-size-asian="12pt"/>
    </style:style>
    <style:style style:name="TableCell19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04" style:parent-style-name="Normal" style:family="paragraph">
      <style:paragraph-properties style:line-height-at-least="0in"/>
      <style:text-properties style:font-name="Times New Roman" style:font-name-asian="Times New Roman" fo:font-size="12pt" style:font-size-asian="12pt"/>
    </style:style>
    <style:style style:name="TableCell1905" style:family="table-cell">
      <style:table-cell-properties fo:border="none" style:writing-mode="lr-tb" style:vertical-align="bottom" fo:padding-top="0in" fo:padding-left="0in" fo:padding-bottom="0in" fo:padding-right="0in"/>
    </style:style>
    <style:style style:name="P1906" style:parent-style-name="Normal" style:family="paragraph">
      <style:paragraph-properties style:line-height-at-least="0in"/>
      <style:text-properties style:font-name="Times New Roman" style:font-name-asian="Times New Roman" fo:font-size="12pt" style:font-size-asian="12pt"/>
    </style:style>
    <style:style style:name="TableCell1907" style:family="table-cell">
      <style:table-cell-properties fo:border="none" fo:background-color="#FFFF00" style:writing-mode="lr-tb" style:vertical-align="bottom" fo:padding-top="0in" fo:padding-left="0in" fo:padding-bottom="0in" fo:padding-right="0in"/>
    </style:style>
    <style:style style:name="P1908"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1909" style:family="table-cell">
      <style:table-cell-properties fo:border="none" style:writing-mode="lr-tb" style:vertical-align="bottom" fo:padding-top="0in" fo:padding-left="0in" fo:padding-bottom="0in" fo:padding-right="0in"/>
    </style:style>
    <style:style style:name="P1910" style:parent-style-name="Normal" style:family="paragraph">
      <style:paragraph-properties style:line-height-at-least="0in"/>
      <style:text-properties style:font-name="Times New Roman" style:font-name-asian="Times New Roman" fo:font-size="12pt" style:font-size-asian="12pt"/>
    </style:style>
    <style:style style:name="TableCell1911" style:family="table-cell">
      <style:table-cell-properties fo:border="none" style:writing-mode="lr-tb" style:vertical-align="bottom" fo:padding-top="0in" fo:padding-left="0in" fo:padding-bottom="0in" fo:padding-right="0in"/>
    </style:style>
    <style:style style:name="P1912" style:parent-style-name="Normal" style:family="paragraph">
      <style:paragraph-properties style:line-height-at-least="0in"/>
      <style:text-properties style:font-name="Times New Roman" style:font-name-asian="Times New Roman" fo:font-size="12pt" style:font-size-asian="12pt"/>
    </style:style>
    <style:style style:name="TableCell1913" style:family="table-cell">
      <style:table-cell-properties fo:border="none" style:writing-mode="lr-tb" style:vertical-align="bottom" fo:padding-top="0in" fo:padding-left="0in" fo:padding-bottom="0in" fo:padding-right="0in"/>
    </style:style>
    <style:style style:name="P1914" style:parent-style-name="Normal" style:family="paragraph">
      <style:paragraph-properties style:line-height-at-least="0in"/>
      <style:text-properties style:font-name="Times New Roman" style:font-name-asian="Times New Roman" fo:font-size="12pt" style:font-size-asian="12pt"/>
    </style:style>
    <style:style style:name="TableCell1915" style:family="table-cell">
      <style:table-cell-properties fo:border="none" style:writing-mode="lr-tb" style:vertical-align="bottom" fo:padding-top="0in" fo:padding-left="0in" fo:padding-bottom="0in" fo:padding-right="0in"/>
    </style:style>
    <style:style style:name="P1916" style:parent-style-name="Normal" style:family="paragraph">
      <style:paragraph-properties style:line-height-at-least="0in"/>
      <style:text-properties style:font-name="Times New Roman" style:font-name-asian="Times New Roman" fo:font-size="12pt" style:font-size-asian="12pt"/>
    </style:style>
    <style:style style:name="TableCell1917" style:family="table-cell">
      <style:table-cell-properties fo:border="none" style:writing-mode="lr-tb" style:vertical-align="bottom" fo:padding-top="0in" fo:padding-left="0in" fo:padding-bottom="0in" fo:padding-right="0in"/>
    </style:style>
    <style:style style:name="P1918" style:parent-style-name="Normal" style:family="paragraph">
      <style:paragraph-properties style:line-height-at-least="0in"/>
      <style:text-properties style:font-name="Times New Roman" style:font-name-asian="Times New Roman" fo:font-size="12pt" style:font-size-asian="12pt"/>
    </style:style>
    <style:style style:name="TableCell1919" style:family="table-cell">
      <style:table-cell-properties fo:border="none" style:writing-mode="lr-tb" style:vertical-align="bottom" fo:padding-top="0in" fo:padding-left="0in" fo:padding-bottom="0in" fo:padding-right="0in"/>
    </style:style>
    <style:style style:name="P1920" style:parent-style-name="Normal" style:family="paragraph">
      <style:paragraph-properties style:line-height-at-least="0in"/>
      <style:text-properties style:font-name="Times New Roman" style:font-name-asian="Times New Roman" fo:font-size="12pt" style:font-size-asian="12pt"/>
    </style:style>
    <style:style style:name="TableCell1921" style:family="table-cell">
      <style:table-cell-properties fo:border="none" style:writing-mode="lr-tb" style:vertical-align="bottom" fo:padding-top="0in" fo:padding-left="0in" fo:padding-bottom="0in" fo:padding-right="0in"/>
    </style:style>
    <style:style style:name="P1922" style:parent-style-name="Normal" style:family="paragraph">
      <style:paragraph-properties style:line-height-at-least="0in"/>
      <style:text-properties style:font-name="Times New Roman" style:font-name-asian="Times New Roman" fo:font-size="12pt" style:font-size-asian="12pt"/>
    </style:style>
    <style:style style:name="TableCell1923" style:family="table-cell">
      <style:table-cell-properties fo:border="none" style:writing-mode="lr-tb" style:vertical-align="bottom" fo:padding-top="0in" fo:padding-left="0in" fo:padding-bottom="0in" fo:padding-right="0in"/>
    </style:style>
    <style:style style:name="P1924" style:parent-style-name="Normal" style:family="paragraph">
      <style:paragraph-properties style:line-height-at-least="0in"/>
      <style:text-properties style:font-name="Times New Roman" style:font-name-asian="Times New Roman" fo:font-size="12pt" style:font-size-asian="12pt"/>
    </style:style>
    <style:style style:name="TableCell1925" style:family="table-cell">
      <style:table-cell-properties fo:border="none" style:writing-mode="lr-tb" style:vertical-align="bottom" fo:padding-top="0in" fo:padding-left="0in" fo:padding-bottom="0in" fo:padding-right="0in"/>
    </style:style>
    <style:style style:name="P1926" style:parent-style-name="Normal" style:family="paragraph">
      <style:paragraph-properties style:line-height-at-least="0in"/>
      <style:text-properties style:font-name="Times New Roman" style:font-name-asian="Times New Roman" fo:font-size="12pt" style:font-size-asian="12pt"/>
    </style:style>
    <style:style style:name="TableCell1927" style:family="table-cell">
      <style:table-cell-properties fo:border="none" style:writing-mode="lr-tb" style:vertical-align="bottom" fo:padding-top="0in" fo:padding-left="0in" fo:padding-bottom="0in" fo:padding-right="0in"/>
    </style:style>
    <style:style style:name="P1928" style:parent-style-name="Normal" style:family="paragraph">
      <style:paragraph-properties style:line-height-at-least="0in"/>
      <style:text-properties style:font-name="Times New Roman" style:font-name-asian="Times New Roman" fo:font-size="12pt" style:font-size-asian="12pt"/>
    </style:style>
    <style:style style:name="TableCell192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30" style:parent-style-name="Normal" style:family="paragraph">
      <style:paragraph-properties style:line-height-at-least="0in"/>
      <style:text-properties style:font-name="Times New Roman" style:font-name-asian="Times New Roman" fo:font-size="12pt" style:font-size-asian="12pt"/>
    </style:style>
    <style:style style:name="TableRow1931" style:family="table-row">
      <style:table-row-properties style:min-row-height="0.0701in" style:use-optimal-row-height="false"/>
    </style:style>
    <style:style style:name="TableCell1932"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933" style:parent-style-name="Normal" style:family="paragraph">
      <style:paragraph-properties style:line-height-at-least="0in"/>
      <style:text-properties style:font-name="Times New Roman" style:font-name-asian="Times New Roman" fo:font-size="4pt" style:font-size-asian="4pt"/>
    </style:style>
    <style:style style:name="TableCell193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935" style:parent-style-name="Normal" style:family="paragraph">
      <style:paragraph-properties style:line-height-at-least="0in"/>
      <style:text-properties style:font-name="Times New Roman" style:font-name-asian="Times New Roman" fo:font-size="4pt" style:font-size-asian="4pt"/>
    </style:style>
    <style:style style:name="TableCell193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37" style:parent-style-name="Normal" style:family="paragraph">
      <style:paragraph-properties style:line-height-at-least="0in"/>
      <style:text-properties style:font-name="Times New Roman" style:font-name-asian="Times New Roman" fo:font-size="4pt" style:font-size-asian="4pt"/>
    </style:style>
    <style:style style:name="TableCell193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39" style:parent-style-name="Normal" style:family="paragraph">
      <style:paragraph-properties style:line-height-at-least="0in"/>
      <style:text-properties style:font-name="Times New Roman" style:font-name-asian="Times New Roman" fo:font-size="4pt" style:font-size-asian="4pt"/>
    </style:style>
    <style:style style:name="TableCell194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41" style:parent-style-name="Normal" style:family="paragraph">
      <style:paragraph-properties style:line-height-at-least="0in"/>
      <style:text-properties style:font-name="Times New Roman" style:font-name-asian="Times New Roman" fo:font-size="4pt" style:font-size-asian="4pt"/>
    </style:style>
    <style:style style:name="TableCell194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43" style:parent-style-name="Normal" style:family="paragraph">
      <style:paragraph-properties style:line-height-at-least="0in"/>
      <style:text-properties style:font-name="Times New Roman" style:font-name-asian="Times New Roman" fo:font-size="4pt" style:font-size-asian="4pt"/>
    </style:style>
    <style:style style:name="TableCell194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945" style:parent-style-name="Normal" style:family="paragraph">
      <style:paragraph-properties style:line-height-at-least="0in"/>
      <style:text-properties style:font-name="Times New Roman" style:font-name-asian="Times New Roman" fo:font-size="4pt" style:font-size-asian="4pt"/>
    </style:style>
    <style:style style:name="TableCell194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47" style:parent-style-name="Normal" style:family="paragraph">
      <style:paragraph-properties style:line-height-at-least="0in"/>
      <style:text-properties style:font-name="Times New Roman" style:font-name-asian="Times New Roman" fo:font-size="4pt" style:font-size-asian="4pt"/>
    </style:style>
    <style:style style:name="TableCell194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49" style:parent-style-name="Normal" style:family="paragraph">
      <style:paragraph-properties style:line-height-at-least="0in"/>
      <style:text-properties style:font-name="Times New Roman" style:font-name-asian="Times New Roman" fo:font-size="4pt" style:font-size-asian="4pt"/>
    </style:style>
    <style:style style:name="TableCell19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51" style:parent-style-name="Normal" style:family="paragraph">
      <style:paragraph-properties style:line-height-at-least="0in"/>
      <style:text-properties style:font-name="Times New Roman" style:font-name-asian="Times New Roman" fo:font-size="4pt" style:font-size-asian="4pt"/>
    </style:style>
    <style:style style:name="TableCell195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53" style:parent-style-name="Normal" style:family="paragraph">
      <style:paragraph-properties style:line-height-at-least="0in"/>
      <style:text-properties style:font-name="Times New Roman" style:font-name-asian="Times New Roman" fo:font-size="4pt" style:font-size-asian="4pt"/>
    </style:style>
    <style:style style:name="TableCell195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55" style:parent-style-name="Normal" style:family="paragraph">
      <style:paragraph-properties style:line-height-at-least="0in"/>
      <style:text-properties style:font-name="Times New Roman" style:font-name-asian="Times New Roman" fo:font-size="4pt" style:font-size-asian="4pt"/>
    </style:style>
    <style:style style:name="TableCell195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57" style:parent-style-name="Normal" style:family="paragraph">
      <style:paragraph-properties style:line-height-at-least="0in"/>
      <style:text-properties style:font-name="Times New Roman" style:font-name-asian="Times New Roman" fo:font-size="4pt" style:font-size-asian="4pt"/>
    </style:style>
    <style:style style:name="TableCell195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59" style:parent-style-name="Normal" style:family="paragraph">
      <style:paragraph-properties style:line-height-at-least="0in"/>
      <style:text-properties style:font-name="Times New Roman" style:font-name-asian="Times New Roman" fo:font-size="4pt" style:font-size-asian="4pt"/>
    </style:style>
    <style:style style:name="TableCell196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961" style:parent-style-name="Normal" style:family="paragraph">
      <style:paragraph-properties style:line-height-at-least="0in"/>
      <style:text-properties style:font-name="Times New Roman" style:font-name-asian="Times New Roman" fo:font-size="4pt" style:font-size-asian="4pt"/>
    </style:style>
    <style:style style:name="TableCell196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963" style:parent-style-name="Normal" style:family="paragraph">
      <style:paragraph-properties style:line-height-at-least="0in"/>
      <style:text-properties style:font-name="Times New Roman" style:font-name-asian="Times New Roman" fo:font-size="4pt" style:font-size-asian="4pt"/>
    </style:style>
    <style:style style:name="TableRow1964" style:family="table-row">
      <style:table-row-properties style:min-row-height="0.0597in" style:use-optimal-row-height="false"/>
    </style:style>
    <style:style style:name="TableCell196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966" style:parent-style-name="Normal" style:family="paragraph">
      <style:paragraph-properties style:line-height-at-least="0in"/>
      <style:text-properties style:font-name="Times New Roman" style:font-name-asian="Times New Roman" fo:font-size="3.5pt" style:font-size-asian="3.5pt"/>
    </style:style>
    <style:style style:name="TableCell19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68" style:parent-style-name="Normal" style:family="paragraph">
      <style:paragraph-properties style:line-height-at-least="0in"/>
      <style:text-properties style:font-name="Times New Roman" style:font-name-asian="Times New Roman" fo:font-size="3.5pt" style:font-size-asian="3.5pt"/>
    </style:style>
    <style:style style:name="TableCell1969" style:family="table-cell">
      <style:table-cell-properties fo:border="none" style:writing-mode="lr-tb" style:vertical-align="bottom" fo:padding-top="0in" fo:padding-left="0in" fo:padding-bottom="0in" fo:padding-right="0in"/>
    </style:style>
    <style:style style:name="P1970" style:parent-style-name="Normal" style:family="paragraph">
      <style:paragraph-properties style:line-height-at-least="0in"/>
      <style:text-properties style:font-name="Times New Roman" style:font-name-asian="Times New Roman" fo:font-size="3.5pt" style:font-size-asian="3.5pt"/>
    </style:style>
    <style:style style:name="TableCell1971" style:family="table-cell">
      <style:table-cell-properties fo:border="none" style:writing-mode="lr-tb" style:vertical-align="bottom" fo:padding-top="0in" fo:padding-left="0in" fo:padding-bottom="0in" fo:padding-right="0in"/>
    </style:style>
    <style:style style:name="P1972" style:parent-style-name="Normal" style:family="paragraph">
      <style:paragraph-properties style:line-height-at-least="0in"/>
      <style:text-properties style:font-name="Times New Roman" style:font-name-asian="Times New Roman" fo:font-size="3.5pt" style:font-size-asian="3.5pt"/>
    </style:style>
    <style:style style:name="TableCell1973" style:family="table-cell">
      <style:table-cell-properties fo:border="none" style:writing-mode="lr-tb" style:vertical-align="bottom" fo:padding-top="0in" fo:padding-left="0in" fo:padding-bottom="0in" fo:padding-right="0in"/>
    </style:style>
    <style:style style:name="P1974" style:parent-style-name="Normal" style:family="paragraph">
      <style:paragraph-properties style:line-height-at-least="0in"/>
      <style:text-properties style:font-name="Times New Roman" style:font-name-asian="Times New Roman" fo:font-size="3.5pt" style:font-size-asian="3.5pt"/>
    </style:style>
    <style:style style:name="TableCell1975" style:family="table-cell">
      <style:table-cell-properties fo:border="none" style:writing-mode="lr-tb" style:vertical-align="bottom" fo:padding-top="0in" fo:padding-left="0in" fo:padding-bottom="0in" fo:padding-right="0in"/>
    </style:style>
    <style:style style:name="P1976" style:parent-style-name="Normal" style:family="paragraph">
      <style:paragraph-properties style:line-height-at-least="0in"/>
      <style:text-properties style:font-name="Times New Roman" style:font-name-asian="Times New Roman" fo:font-size="3.5pt" style:font-size-asian="3.5pt"/>
    </style:style>
    <style:style style:name="TableCell1977" style:family="table-cell">
      <style:table-cell-properties fo:border="none" style:writing-mode="lr-tb" style:vertical-align="bottom" fo:padding-top="0in" fo:padding-left="0in" fo:padding-bottom="0in" fo:padding-right="0in"/>
    </style:style>
    <style:style style:name="P1978" style:parent-style-name="Normal" style:family="paragraph">
      <style:paragraph-properties style:line-height-at-least="0in"/>
      <style:text-properties style:font-name="Times New Roman" style:font-name-asian="Times New Roman" fo:font-size="3.5pt" style:font-size-asian="3.5pt"/>
    </style:style>
    <style:style style:name="TableCell19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80" style:parent-style-name="Normal" style:family="paragraph">
      <style:paragraph-properties style:line-height-at-least="0in"/>
      <style:text-properties style:font-name="Times New Roman" style:font-name-asian="Times New Roman" fo:font-size="3.5pt" style:font-size-asian="3.5pt"/>
    </style:style>
    <style:style style:name="TableCell1981" style:family="table-cell">
      <style:table-cell-properties fo:border="none" style:writing-mode="lr-tb" style:vertical-align="bottom" fo:padding-top="0in" fo:padding-left="0in" fo:padding-bottom="0in" fo:padding-right="0in"/>
    </style:style>
    <style:style style:name="P1982" style:parent-style-name="Normal" style:family="paragraph">
      <style:paragraph-properties style:line-height-at-least="0in"/>
      <style:text-properties style:font-name="Times New Roman" style:font-name-asian="Times New Roman" fo:font-size="3.5pt" style:font-size-asian="3.5pt"/>
    </style:style>
    <style:style style:name="TableCell1983" style:family="table-cell">
      <style:table-cell-properties fo:border="none" style:writing-mode="lr-tb" style:vertical-align="bottom" fo:padding-top="0in" fo:padding-left="0in" fo:padding-bottom="0in" fo:padding-right="0in"/>
    </style:style>
    <style:style style:name="P1984" style:parent-style-name="Normal" style:family="paragraph">
      <style:paragraph-properties style:line-height-at-least="0in"/>
      <style:text-properties style:font-name="Times New Roman" style:font-name-asian="Times New Roman" fo:font-size="3.5pt" style:font-size-asian="3.5pt"/>
    </style:style>
    <style:style style:name="TableCell1985" style:family="table-cell">
      <style:table-cell-properties fo:border="none" style:writing-mode="lr-tb" style:vertical-align="bottom" fo:padding-top="0in" fo:padding-left="0in" fo:padding-bottom="0in" fo:padding-right="0in"/>
    </style:style>
    <style:style style:name="P1986" style:parent-style-name="Normal" style:family="paragraph">
      <style:paragraph-properties style:line-height-at-least="0in"/>
      <style:text-properties style:font-name="Times New Roman" style:font-name-asian="Times New Roman" fo:font-size="3.5pt" style:font-size-asian="3.5pt"/>
    </style:style>
    <style:style style:name="TableCell1987" style:family="table-cell">
      <style:table-cell-properties fo:border="none" style:writing-mode="lr-tb" style:vertical-align="bottom" fo:padding-top="0in" fo:padding-left="0in" fo:padding-bottom="0in" fo:padding-right="0in"/>
    </style:style>
    <style:style style:name="P1988" style:parent-style-name="Normal" style:family="paragraph">
      <style:paragraph-properties style:line-height-at-least="0in"/>
      <style:text-properties style:font-name="Times New Roman" style:font-name-asian="Times New Roman" fo:font-size="3.5pt" style:font-size-asian="3.5pt"/>
    </style:style>
    <style:style style:name="TableCell1989" style:family="table-cell">
      <style:table-cell-properties fo:border="none" style:writing-mode="lr-tb" style:vertical-align="bottom" fo:padding-top="0in" fo:padding-left="0in" fo:padding-bottom="0in" fo:padding-right="0in"/>
    </style:style>
    <style:style style:name="P1990" style:parent-style-name="Normal" style:family="paragraph">
      <style:paragraph-properties style:line-height-at-least="0in"/>
      <style:text-properties style:font-name="Times New Roman" style:font-name-asian="Times New Roman" fo:font-size="3.5pt" style:font-size-asian="3.5pt"/>
    </style:style>
    <style:style style:name="TableCell1991" style:family="table-cell">
      <style:table-cell-properties fo:border="none" style:writing-mode="lr-tb" style:vertical-align="bottom" fo:padding-top="0in" fo:padding-left="0in" fo:padding-bottom="0in" fo:padding-right="0in"/>
    </style:style>
    <style:style style:name="P1992" style:parent-style-name="Normal" style:family="paragraph">
      <style:paragraph-properties style:line-height-at-least="0in"/>
      <style:text-properties style:font-name="Times New Roman" style:font-name-asian="Times New Roman" fo:font-size="3.5pt" style:font-size-asian="3.5pt"/>
    </style:style>
    <style:style style:name="TableCell1993" style:family="table-cell">
      <style:table-cell-properties fo:border="none" style:writing-mode="lr-tb" style:vertical-align="bottom" fo:padding-top="0in" fo:padding-left="0in" fo:padding-bottom="0in" fo:padding-right="0in"/>
    </style:style>
    <style:style style:name="P1994" style:parent-style-name="Normal" style:family="paragraph">
      <style:paragraph-properties style:line-height-at-least="0in"/>
      <style:text-properties style:font-name="Times New Roman" style:font-name-asian="Times New Roman" fo:font-size="3.5pt" style:font-size-asian="3.5pt"/>
    </style:style>
    <style:style style:name="TableCell1995" style:family="table-cell">
      <style:table-cell-properties fo:border="none" style:writing-mode="lr-tb" style:vertical-align="bottom" fo:padding-top="0in" fo:padding-left="0in" fo:padding-bottom="0in" fo:padding-right="0in"/>
    </style:style>
    <style:style style:name="P1996" style:parent-style-name="Normal" style:family="paragraph">
      <style:paragraph-properties style:line-height-at-least="0in"/>
      <style:text-properties style:font-name="Times New Roman" style:font-name-asian="Times New Roman" fo:font-size="3.5pt" style:font-size-asian="3.5pt"/>
    </style:style>
    <style:style style:name="TableCell1997" style:family="table-cell">
      <style:table-cell-properties fo:border="none" style:writing-mode="lr-tb" style:vertical-align="bottom" fo:padding-top="0in" fo:padding-left="0in" fo:padding-bottom="0in" fo:padding-right="0in"/>
    </style:style>
    <style:style style:name="P1998" style:parent-style-name="Normal" style:family="paragraph">
      <style:paragraph-properties style:line-height-at-least="0in"/>
      <style:text-properties style:font-name="Times New Roman" style:font-name-asian="Times New Roman" fo:font-size="3.5pt" style:font-size-asian="3.5pt"/>
    </style:style>
    <style:style style:name="TableCell1999" style:family="table-cell">
      <style:table-cell-properties fo:border="none" style:writing-mode="lr-tb" style:vertical-align="bottom" fo:padding-top="0in" fo:padding-left="0in" fo:padding-bottom="0in" fo:padding-right="0in"/>
    </style:style>
    <style:style style:name="P2000" style:parent-style-name="Normal" style:family="paragraph">
      <style:paragraph-properties style:line-height-at-least="0in"/>
      <style:text-properties style:font-name="Times New Roman" style:font-name-asian="Times New Roman" fo:font-size="3.5pt" style:font-size-asian="3.5pt"/>
    </style:style>
    <style:style style:name="TableCell2001" style:family="table-cell">
      <style:table-cell-properties fo:border="none" style:writing-mode="lr-tb" style:vertical-align="bottom" fo:padding-top="0in" fo:padding-left="0in" fo:padding-bottom="0in" fo:padding-right="0in"/>
    </style:style>
    <style:style style:name="P2002" style:parent-style-name="Normal" style:family="paragraph">
      <style:paragraph-properties style:line-height-at-least="0in"/>
      <style:text-properties style:font-name="Times New Roman" style:font-name-asian="Times New Roman" fo:font-size="3.5pt" style:font-size-asian="3.5pt"/>
    </style:style>
    <style:style style:name="TableCell2003" style:family="table-cell">
      <style:table-cell-properties fo:border="none" style:writing-mode="lr-tb" style:vertical-align="bottom" fo:padding-top="0in" fo:padding-left="0in" fo:padding-bottom="0in" fo:padding-right="0in"/>
    </style:style>
    <style:style style:name="P2004" style:parent-style-name="Normal" style:family="paragraph">
      <style:paragraph-properties style:line-height-at-least="0in"/>
      <style:text-properties style:font-name="Times New Roman" style:font-name-asian="Times New Roman" fo:font-size="3.5pt" style:font-size-asian="3.5pt"/>
    </style:style>
    <style:style style:name="TableCell2005" style:family="table-cell">
      <style:table-cell-properties fo:border="none" style:writing-mode="lr-tb" style:vertical-align="bottom" fo:padding-top="0in" fo:padding-left="0in" fo:padding-bottom="0in" fo:padding-right="0in"/>
    </style:style>
    <style:style style:name="P2006" style:parent-style-name="Normal" style:family="paragraph">
      <style:paragraph-properties style:line-height-at-least="0in"/>
      <style:text-properties style:font-name="Times New Roman" style:font-name-asian="Times New Roman" fo:font-size="3.5pt" style:font-size-asian="3.5pt"/>
    </style:style>
    <style:style style:name="TableCell2007" style:family="table-cell">
      <style:table-cell-properties fo:border="none" style:writing-mode="lr-tb" style:vertical-align="bottom" fo:padding-top="0in" fo:padding-left="0in" fo:padding-bottom="0in" fo:padding-right="0in"/>
    </style:style>
    <style:style style:name="P2008" style:parent-style-name="Normal" style:family="paragraph">
      <style:paragraph-properties style:line-height-at-least="0in"/>
      <style:text-properties style:font-name="Times New Roman" style:font-name-asian="Times New Roman" fo:font-size="3.5pt" style:font-size-asian="3.5pt"/>
    </style:style>
    <style:style style:name="TableCell2009" style:family="table-cell">
      <style:table-cell-properties fo:border="none" style:writing-mode="lr-tb" style:vertical-align="bottom" fo:padding-top="0in" fo:padding-left="0in" fo:padding-bottom="0in" fo:padding-right="0in"/>
    </style:style>
    <style:style style:name="P2010" style:parent-style-name="Normal" style:family="paragraph">
      <style:paragraph-properties style:line-height-at-least="0in"/>
      <style:text-properties style:font-name="Times New Roman" style:font-name-asian="Times New Roman" fo:font-size="3.5pt" style:font-size-asian="3.5pt"/>
    </style:style>
    <style:style style:name="TableCell2011" style:family="table-cell">
      <style:table-cell-properties fo:border="none" style:writing-mode="lr-tb" style:vertical-align="bottom" fo:padding-top="0in" fo:padding-left="0in" fo:padding-bottom="0in" fo:padding-right="0in"/>
    </style:style>
    <style:style style:name="P2012" style:parent-style-name="Normal" style:family="paragraph">
      <style:paragraph-properties style:line-height-at-least="0in"/>
      <style:text-properties style:font-name="Times New Roman" style:font-name-asian="Times New Roman" fo:font-size="3.5pt" style:font-size-asian="3.5pt"/>
    </style:style>
    <style:style style:name="TableCell2013" style:family="table-cell">
      <style:table-cell-properties fo:border="none" style:writing-mode="lr-tb" style:vertical-align="bottom" fo:padding-top="0in" fo:padding-left="0in" fo:padding-bottom="0in" fo:padding-right="0in"/>
    </style:style>
    <style:style style:name="P2014" style:parent-style-name="Normal" style:family="paragraph">
      <style:paragraph-properties style:line-height-at-least="0in"/>
      <style:text-properties style:font-name="Times New Roman" style:font-name-asian="Times New Roman" fo:font-size="3.5pt" style:font-size-asian="3.5pt"/>
    </style:style>
    <style:style style:name="TableCell20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16" style:parent-style-name="Normal" style:family="paragraph">
      <style:paragraph-properties style:line-height-at-least="0in"/>
      <style:text-properties style:font-name="Times New Roman" style:font-name-asian="Times New Roman" fo:font-size="3.5pt" style:font-size-asian="3.5pt"/>
    </style:style>
    <style:style style:name="TableRow2017" style:family="table-row">
      <style:table-row-properties style:min-row-height="0.193in" style:use-optimal-row-height="false"/>
    </style:style>
    <style:style style:name="TableCell201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19"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202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21" style:parent-style-name="Normal" style:family="paragraph">
      <style:paragraph-properties style:line-height-at-least="0in"/>
      <style:text-properties style:font-name="Times New Roman" style:font-name-asian="Times New Roman" fo:font-size="12pt" style:font-size-asian="12pt"/>
    </style:style>
    <style:style style:name="TableCell2022" style:family="table-cell">
      <style:table-cell-properties fo:border="none" style:writing-mode="lr-tb" style:vertical-align="bottom" fo:padding-top="0in" fo:padding-left="0in" fo:padding-bottom="0in" fo:padding-right="0in"/>
    </style:style>
    <style:style style:name="P2023" style:parent-style-name="Normal" style:family="paragraph">
      <style:paragraph-properties style:line-height-at-least="0in"/>
      <style:text-properties style:font-name="Times New Roman" style:font-name-asian="Times New Roman" fo:font-size="12pt" style:font-size-asian="12pt"/>
    </style:style>
    <style:style style:name="TableCell2024" style:family="table-cell">
      <style:table-cell-properties fo:border="none" style:writing-mode="lr-tb" style:vertical-align="bottom" fo:padding-top="0in" fo:padding-left="0in" fo:padding-bottom="0in" fo:padding-right="0in"/>
    </style:style>
    <style:style style:name="P2025" style:parent-style-name="Normal" style:family="paragraph">
      <style:paragraph-properties style:line-height-at-least="0in"/>
      <style:text-properties style:font-name="Verdana" style:font-name-asian="Verdana" style:text-scale="94%" fo:font-size="9.5pt" style:font-size-asian="9.5pt"/>
    </style:style>
    <style:style style:name="TableCell2026" style:family="table-cell">
      <style:table-cell-properties fo:border="none" style:writing-mode="lr-tb" style:vertical-align="bottom" fo:padding-top="0in" fo:padding-left="0in" fo:padding-bottom="0in" fo:padding-right="0in"/>
    </style:style>
    <style:style style:name="P2027" style:parent-style-name="Normal" style:family="paragraph">
      <style:paragraph-properties fo:text-align="center" style:line-height-at-least="0in"/>
      <style:text-properties style:font-name="Verdana" style:font-name-asian="Verdana" fo:font-size="9.5pt" style:font-size-asian="9.5pt"/>
    </style:style>
    <style:style style:name="TableCell2028" style:family="table-cell">
      <style:table-cell-properties fo:border="none" style:writing-mode="lr-tb" style:vertical-align="bottom" fo:padding-top="0in" fo:padding-left="0in" fo:padding-bottom="0in" fo:padding-right="0in"/>
    </style:style>
    <style:style style:name="P2029" style:parent-style-name="Normal" style:family="paragraph">
      <style:paragraph-properties style:line-height-at-least="0in" fo:margin-left="0.0416in">
        <style:tab-stops/>
      </style:paragraph-properties>
      <style:text-properties style:font-name="Verdana" style:font-name-asian="Verdana" fo:font-size="9.5pt" style:font-size-asian="9.5pt"/>
    </style:style>
    <style:style style:name="TableCell20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31"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2032" style:family="table-cell">
      <style:table-cell-properties fo:border="none" style:writing-mode="lr-tb" style:vertical-align="bottom" fo:padding-top="0in" fo:padding-left="0in" fo:padding-bottom="0in" fo:padding-right="0in"/>
    </style:style>
    <style:style style:name="P2033" style:parent-style-name="Normal" style:family="paragraph">
      <style:paragraph-properties style:line-height-at-least="0in"/>
      <style:text-properties style:font-name="Times New Roman" style:font-name-asian="Times New Roman" fo:font-size="12pt" style:font-size-asian="12pt"/>
    </style:style>
    <style:style style:name="TableCell2034" style:family="table-cell">
      <style:table-cell-properties fo:border="none" fo:background-color="#FFFF00" style:writing-mode="lr-tb" style:vertical-align="bottom" fo:padding-top="0in" fo:padding-left="0in" fo:padding-bottom="0in" fo:padding-right="0in"/>
    </style:style>
    <style:style style:name="P2035" style:parent-style-name="Normal" style:family="paragraph">
      <style:paragraph-properties style:line-height-at-least="0in"/>
      <style:text-properties style:font-name="Verdana" style:font-name-asian="Verdana" fo:font-size="9.5pt" style:font-size-asian="9.5pt" fo:background-color="#FFFF00"/>
    </style:style>
    <style:style style:name="TableCell20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37" style:parent-style-name="Normal" style:family="paragraph">
      <style:paragraph-properties style:line-height-at-least="0in"/>
      <style:text-properties style:font-name="Times New Roman" style:font-name-asian="Times New Roman" fo:font-size="12pt" style:font-size-asian="12pt"/>
    </style:style>
    <style:style style:name="TableRow2038" style:family="table-row">
      <style:table-row-properties style:min-row-height="0.193in" style:use-optimal-row-height="false"/>
    </style:style>
    <style:style style:name="TableCell203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40"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20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42" style:parent-style-name="Normal" style:family="paragraph">
      <style:paragraph-properties style:line-height-at-least="0in"/>
      <style:text-properties style:font-name="Times New Roman" style:font-name-asian="Times New Roman" fo:font-size="12pt" style:font-size-asian="12pt"/>
    </style:style>
    <style:style style:name="TableCell2043" style:family="table-cell">
      <style:table-cell-properties fo:border="none" style:writing-mode="lr-tb" style:vertical-align="bottom" fo:padding-top="0in" fo:padding-left="0in" fo:padding-bottom="0in" fo:padding-right="0in"/>
    </style:style>
    <style:style style:name="P2044" style:parent-style-name="Normal" style:family="paragraph">
      <style:paragraph-properties style:line-height-at-least="0in"/>
      <style:text-properties style:font-name="Times New Roman" style:font-name-asian="Times New Roman" fo:font-size="12pt" style:font-size-asian="12pt"/>
    </style:style>
    <style:style style:name="TableCell2045" style:family="table-cell">
      <style:table-cell-properties fo:border="none" style:writing-mode="lr-tb" style:vertical-align="bottom" fo:padding-top="0in" fo:padding-left="0in" fo:padding-bottom="0in" fo:padding-right="0in"/>
    </style:style>
    <style:style style:name="P2046" style:parent-style-name="Normal" style:family="paragraph">
      <style:paragraph-properties style:line-height-at-least="0in"/>
      <style:text-properties style:font-name="Verdana" style:font-name-asian="Verdana" fo:font-size="9.5pt" style:font-size-asian="9.5pt"/>
    </style:style>
    <style:style style:name="TableCell2047" style:family="table-cell">
      <style:table-cell-properties fo:border="none" style:writing-mode="lr-tb" style:vertical-align="bottom" fo:padding-top="0in" fo:padding-left="0in" fo:padding-bottom="0in" fo:padding-right="0in"/>
    </style:style>
    <style:style style:name="P2048"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TableCell2049" style:family="table-cell">
      <style:table-cell-properties fo:border="none" style:writing-mode="lr-tb" style:vertical-align="bottom" fo:padding-top="0in" fo:padding-left="0in" fo:padding-bottom="0in" fo:padding-right="0in"/>
    </style:style>
    <style:style style:name="P2050" style:parent-style-name="Normal" style:family="paragraph">
      <style:paragraph-properties style:line-height-at-least="0in"/>
      <style:text-properties style:font-name="Times New Roman" style:font-name-asian="Times New Roman" fo:font-size="12pt" style:font-size-asian="12pt"/>
    </style:style>
    <style:style style:name="TableCell20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52" style:parent-style-name="Normal" style:family="paragraph">
      <style:paragraph-properties fo:text-align="end" style:line-height-at-least="0in" fo:margin-right="0.0173in"/>
      <style:text-properties style:font-name="Verdana" style:font-name-asian="Verdana" style:text-scale="97%" fo:font-size="9.5pt" style:font-size-asian="9.5pt"/>
    </style:style>
    <style:style style:name="TableCell2053" style:family="table-cell">
      <style:table-cell-properties fo:border="none" style:writing-mode="lr-tb" style:vertical-align="bottom" fo:padding-top="0in" fo:padding-left="0in" fo:padding-bottom="0in" fo:padding-right="0in"/>
    </style:style>
    <style:style style:name="P2054" style:parent-style-name="Normal" style:family="paragraph">
      <style:paragraph-properties style:line-height-at-least="0in"/>
      <style:text-properties style:font-name="Times New Roman" style:font-name-asian="Times New Roman" fo:font-size="12pt" style:font-size-asian="12pt"/>
    </style:style>
    <style:style style:name="TableCell2055" style:family="table-cell">
      <style:table-cell-properties fo:border="none" fo:background-color="#FFFF00" style:writing-mode="lr-tb" style:vertical-align="bottom" fo:padding-top="0in" fo:padding-left="0in" fo:padding-bottom="0in" fo:padding-right="0in"/>
    </style:style>
    <style:style style:name="P2056"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2057" style:family="table-cell">
      <style:table-cell-properties fo:border="none" style:writing-mode="lr-tb" style:vertical-align="bottom" fo:padding-top="0in" fo:padding-left="0in" fo:padding-bottom="0in" fo:padding-right="0in"/>
    </style:style>
    <style:style style:name="P2058" style:parent-style-name="Normal" style:family="paragraph">
      <style:paragraph-properties style:line-height-at-least="0in"/>
      <style:text-properties style:font-name="Times New Roman" style:font-name-asian="Times New Roman" fo:font-size="12pt" style:font-size-asian="12pt"/>
    </style:style>
    <style:style style:name="TableCell2059" style:family="table-cell">
      <style:table-cell-properties fo:border="none" style:writing-mode="lr-tb" style:vertical-align="bottom" fo:padding-top="0in" fo:padding-left="0in" fo:padding-bottom="0in" fo:padding-right="0in"/>
    </style:style>
    <style:style style:name="P2060" style:parent-style-name="Normal" style:family="paragraph">
      <style:paragraph-properties style:line-height-at-least="0in"/>
      <style:text-properties style:font-name="Times New Roman" style:font-name-asian="Times New Roman" fo:font-size="12pt" style:font-size-asian="12pt"/>
    </style:style>
    <style:style style:name="TableCell2061" style:family="table-cell">
      <style:table-cell-properties fo:border="none" style:writing-mode="lr-tb" style:vertical-align="bottom" fo:padding-top="0in" fo:padding-left="0in" fo:padding-bottom="0in" fo:padding-right="0in"/>
    </style:style>
    <style:style style:name="P2062" style:parent-style-name="Normal" style:family="paragraph">
      <style:paragraph-properties style:line-height-at-least="0in"/>
      <style:text-properties style:font-name="Times New Roman" style:font-name-asian="Times New Roman" fo:font-size="12pt" style:font-size-asian="12pt"/>
    </style:style>
    <style:style style:name="TableCell2063" style:family="table-cell">
      <style:table-cell-properties fo:border="none" style:writing-mode="lr-tb" style:vertical-align="bottom" fo:padding-top="0in" fo:padding-left="0in" fo:padding-bottom="0in" fo:padding-right="0in"/>
    </style:style>
    <style:style style:name="P2064" style:parent-style-name="Normal" style:family="paragraph">
      <style:paragraph-properties style:line-height-at-least="0in"/>
      <style:text-properties style:font-name="Times New Roman" style:font-name-asian="Times New Roman" fo:font-size="12pt" style:font-size-asian="12pt"/>
    </style:style>
    <style:style style:name="TableCell2065" style:family="table-cell">
      <style:table-cell-properties fo:border="none" style:writing-mode="lr-tb" style:vertical-align="bottom" fo:padding-top="0in" fo:padding-left="0in" fo:padding-bottom="0in" fo:padding-right="0in"/>
    </style:style>
    <style:style style:name="P2066" style:parent-style-name="Normal" style:family="paragraph">
      <style:paragraph-properties style:line-height-at-least="0in"/>
      <style:text-properties style:font-name="Times New Roman" style:font-name-asian="Times New Roman" fo:font-size="12pt" style:font-size-asian="12pt"/>
    </style:style>
    <style:style style:name="TableCell2067" style:family="table-cell">
      <style:table-cell-properties fo:border="none" style:writing-mode="lr-tb" style:vertical-align="bottom" fo:padding-top="0in" fo:padding-left="0in" fo:padding-bottom="0in" fo:padding-right="0in"/>
    </style:style>
    <style:style style:name="P2068" style:parent-style-name="Normal" style:family="paragraph">
      <style:paragraph-properties style:line-height-at-least="0in"/>
      <style:text-properties style:font-name="Times New Roman" style:font-name-asian="Times New Roman" fo:font-size="12pt" style:font-size-asian="12pt"/>
    </style:style>
    <style:style style:name="TableCell2069" style:family="table-cell">
      <style:table-cell-properties fo:border="none" style:writing-mode="lr-tb" style:vertical-align="bottom" fo:padding-top="0in" fo:padding-left="0in" fo:padding-bottom="0in" fo:padding-right="0in"/>
    </style:style>
    <style:style style:name="P2070" style:parent-style-name="Normal" style:family="paragraph">
      <style:paragraph-properties style:line-height-at-least="0in"/>
      <style:text-properties style:font-name="Times New Roman" style:font-name-asian="Times New Roman" fo:font-size="12pt" style:font-size-asian="12pt"/>
    </style:style>
    <style:style style:name="TableCell2071" style:family="table-cell">
      <style:table-cell-properties fo:border="none" style:writing-mode="lr-tb" style:vertical-align="bottom" fo:padding-top="0in" fo:padding-left="0in" fo:padding-bottom="0in" fo:padding-right="0in"/>
    </style:style>
    <style:style style:name="P2072" style:parent-style-name="Normal" style:family="paragraph">
      <style:paragraph-properties style:line-height-at-least="0in"/>
      <style:text-properties style:font-name="Times New Roman" style:font-name-asian="Times New Roman" fo:font-size="12pt" style:font-size-asian="12pt"/>
    </style:style>
    <style:style style:name="TableCell207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74" style:parent-style-name="Normal" style:family="paragraph">
      <style:paragraph-properties style:line-height-at-least="0in"/>
      <style:text-properties style:font-name="Times New Roman" style:font-name-asian="Times New Roman" fo:font-size="12pt" style:font-size-asian="12pt"/>
    </style:style>
    <style:style style:name="TableRow2075" style:family="table-row">
      <style:table-row-properties style:min-row-height="0.1944in" style:use-optimal-row-height="false"/>
    </style:style>
    <style:style style:name="TableCell207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077" style:parent-style-name="Normal" style:family="paragraph">
      <style:paragraph-properties style:line-height-at-least="0in"/>
      <style:text-properties style:font-name="Times New Roman" style:font-name-asian="Times New Roman" fo:font-size="12pt" style:font-size-asian="12pt"/>
    </style:style>
    <style:style style:name="TableCell20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79" style:parent-style-name="Normal" style:family="paragraph">
      <style:paragraph-properties style:line-height-at-least="0in"/>
      <style:text-properties style:font-name="Times New Roman" style:font-name-asian="Times New Roman" fo:font-size="12pt" style:font-size-asian="12pt"/>
    </style:style>
    <style:style style:name="TableCell2080" style:family="table-cell">
      <style:table-cell-properties fo:border="none" style:writing-mode="lr-tb" style:vertical-align="bottom" fo:padding-top="0in" fo:padding-left="0in" fo:padding-bottom="0in" fo:padding-right="0in"/>
    </style:style>
    <style:style style:name="P2081" style:parent-style-name="Normal" style:family="paragraph">
      <style:paragraph-properties style:line-height-at-least="0in"/>
      <style:text-properties style:font-name="Times New Roman" style:font-name-asian="Times New Roman" fo:font-size="12pt" style:font-size-asian="12pt"/>
    </style:style>
    <style:style style:name="TableCell2082" style:family="table-cell">
      <style:table-cell-properties fo:border="none" style:writing-mode="lr-tb" style:vertical-align="bottom" fo:padding-top="0in" fo:padding-left="0in" fo:padding-bottom="0in" fo:padding-right="0in"/>
    </style:style>
    <style:style style:name="P2083" style:parent-style-name="Normal" style:family="paragraph">
      <style:paragraph-properties style:line-height-at-least="0in"/>
      <style:text-properties style:font-name="Verdana" style:font-name-asian="Verdana" fo:font-size="9.5pt" style:font-size-asian="9.5pt"/>
    </style:style>
    <style:style style:name="TableCell2084" style:family="table-cell">
      <style:table-cell-properties fo:border="none" style:writing-mode="lr-tb" style:vertical-align="bottom" fo:padding-top="0in" fo:padding-left="0in" fo:padding-bottom="0in" fo:padding-right="0in"/>
    </style:style>
    <style:style style:name="P2085" style:parent-style-name="Normal" style:family="paragraph">
      <style:paragraph-properties style:line-height-at-least="0in"/>
      <style:text-properties style:font-name="Verdana" style:font-name-asian="Verdana" style:text-scale="98%" fo:font-size="9.5pt" style:font-size-asian="9.5pt"/>
    </style:style>
    <style:style style:name="TableCell20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87"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2088" style:family="table-cell">
      <style:table-cell-properties fo:border="none" style:writing-mode="lr-tb" style:vertical-align="bottom" fo:padding-top="0in" fo:padding-left="0in" fo:padding-bottom="0in" fo:padding-right="0in"/>
    </style:style>
    <style:style style:name="P2089" style:parent-style-name="Normal" style:family="paragraph">
      <style:paragraph-properties style:line-height-at-least="0in"/>
      <style:text-properties style:font-name="Times New Roman" style:font-name-asian="Times New Roman" fo:font-size="12pt" style:font-size-asian="12pt"/>
    </style:style>
    <style:style style:name="TableCell2090" style:family="table-cell">
      <style:table-cell-properties fo:border="none" style:writing-mode="lr-tb" style:vertical-align="bottom" fo:padding-top="0in" fo:padding-left="0in" fo:padding-bottom="0in" fo:padding-right="0in"/>
    </style:style>
    <style:style style:name="P2091" style:parent-style-name="Normal" style:family="paragraph">
      <style:paragraph-properties style:line-height-at-least="0in"/>
      <style:text-properties style:font-name="Times New Roman" style:font-name-asian="Times New Roman" fo:font-size="12pt" style:font-size-asian="12pt"/>
    </style:style>
    <style:style style:name="TableCell2092" style:family="table-cell">
      <style:table-cell-properties fo:border="none" style:writing-mode="lr-tb" style:vertical-align="bottom" fo:padding-top="0in" fo:padding-left="0in" fo:padding-bottom="0in" fo:padding-right="0in"/>
    </style:style>
    <style:style style:name="P2093" style:parent-style-name="Normal" style:family="paragraph">
      <style:paragraph-properties style:line-height-at-least="0in"/>
      <style:text-properties style:font-name="Times New Roman" style:font-name-asian="Times New Roman" fo:font-size="12pt" style:font-size-asian="12pt"/>
    </style:style>
    <style:style style:name="TableCell2094" style:family="table-cell">
      <style:table-cell-properties fo:border="none" style:writing-mode="lr-tb" style:vertical-align="bottom" fo:padding-top="0in" fo:padding-left="0in" fo:padding-bottom="0in" fo:padding-right="0in"/>
    </style:style>
    <style:style style:name="P2095" style:parent-style-name="Normal" style:family="paragraph">
      <style:paragraph-properties style:line-height-at-least="0in"/>
      <style:text-properties style:font-name="Times New Roman" style:font-name-asian="Times New Roman" fo:font-size="12pt" style:font-size-asian="12pt"/>
    </style:style>
    <style:style style:name="TableCell2096" style:family="table-cell">
      <style:table-cell-properties fo:border="none" style:writing-mode="lr-tb" style:vertical-align="bottom" fo:padding-top="0in" fo:padding-left="0in" fo:padding-bottom="0in" fo:padding-right="0in"/>
    </style:style>
    <style:style style:name="P2097" style:parent-style-name="Normal" style:family="paragraph">
      <style:paragraph-properties style:line-height-at-least="0in"/>
      <style:text-properties style:font-name="Times New Roman" style:font-name-asian="Times New Roman" fo:font-size="12pt" style:font-size-asian="12pt"/>
    </style:style>
    <style:style style:name="TableCell2098" style:family="table-cell">
      <style:table-cell-properties fo:border="none" style:writing-mode="lr-tb" style:vertical-align="bottom" fo:padding-top="0in" fo:padding-left="0in" fo:padding-bottom="0in" fo:padding-right="0in"/>
    </style:style>
    <style:style style:name="P2099" style:parent-style-name="Normal" style:family="paragraph">
      <style:paragraph-properties style:line-height-at-least="0in"/>
      <style:text-properties style:font-name="Times New Roman" style:font-name-asian="Times New Roman" fo:font-size="12pt" style:font-size-asian="12pt"/>
    </style:style>
    <style:style style:name="TableCell2100" style:family="table-cell">
      <style:table-cell-properties fo:border="none" style:writing-mode="lr-tb" style:vertical-align="bottom" fo:padding-top="0in" fo:padding-left="0in" fo:padding-bottom="0in" fo:padding-right="0in"/>
    </style:style>
    <style:style style:name="P2101" style:parent-style-name="Normal" style:family="paragraph">
      <style:paragraph-properties style:line-height-at-least="0in"/>
      <style:text-properties style:font-name="Times New Roman" style:font-name-asian="Times New Roman" fo:font-size="12pt" style:font-size-asian="12pt"/>
    </style:style>
    <style:style style:name="TableCell2102" style:family="table-cell">
      <style:table-cell-properties fo:border="none" style:writing-mode="lr-tb" style:vertical-align="bottom" fo:padding-top="0in" fo:padding-left="0in" fo:padding-bottom="0in" fo:padding-right="0in"/>
    </style:style>
    <style:style style:name="P2103" style:parent-style-name="Normal" style:family="paragraph">
      <style:paragraph-properties style:line-height-at-least="0in"/>
      <style:text-properties style:font-name="Times New Roman" style:font-name-asian="Times New Roman" fo:font-size="12pt" style:font-size-asian="12pt"/>
    </style:style>
    <style:style style:name="TableCell2104" style:family="table-cell">
      <style:table-cell-properties fo:border="none" style:writing-mode="lr-tb" style:vertical-align="bottom" fo:padding-top="0in" fo:padding-left="0in" fo:padding-bottom="0in" fo:padding-right="0in"/>
    </style:style>
    <style:style style:name="P2105" style:parent-style-name="Normal" style:family="paragraph">
      <style:paragraph-properties style:line-height-at-least="0in"/>
      <style:text-properties style:font-name="Times New Roman" style:font-name-asian="Times New Roman" fo:font-size="12pt" style:font-size-asian="12pt"/>
    </style:style>
    <style:style style:name="TableCell2106" style:family="table-cell">
      <style:table-cell-properties fo:border="none" style:writing-mode="lr-tb" style:vertical-align="bottom" fo:padding-top="0in" fo:padding-left="0in" fo:padding-bottom="0in" fo:padding-right="0in"/>
    </style:style>
    <style:style style:name="P2107" style:parent-style-name="Normal" style:family="paragraph">
      <style:paragraph-properties style:line-height-at-least="0in"/>
      <style:text-properties style:font-name="Times New Roman" style:font-name-asian="Times New Roman" fo:font-size="12pt" style:font-size-asian="12pt"/>
    </style:style>
    <style:style style:name="TableCell2108" style:family="table-cell">
      <style:table-cell-properties fo:border="none" style:writing-mode="lr-tb" style:vertical-align="bottom" fo:padding-top="0in" fo:padding-left="0in" fo:padding-bottom="0in" fo:padding-right="0in"/>
    </style:style>
    <style:style style:name="P2109" style:parent-style-name="Normal" style:family="paragraph">
      <style:paragraph-properties style:line-height-at-least="0in"/>
      <style:text-properties style:font-name="Times New Roman" style:font-name-asian="Times New Roman" fo:font-size="12pt" style:font-size-asian="12pt"/>
    </style:style>
    <style:style style:name="TableCell2110" style:family="table-cell">
      <style:table-cell-properties fo:border="none" style:writing-mode="lr-tb" style:vertical-align="bottom" fo:padding-top="0in" fo:padding-left="0in" fo:padding-bottom="0in" fo:padding-right="0in"/>
    </style:style>
    <style:style style:name="P2111" style:parent-style-name="Normal" style:family="paragraph">
      <style:paragraph-properties style:line-height-at-least="0in"/>
      <style:text-properties style:font-name="Times New Roman" style:font-name-asian="Times New Roman" fo:font-size="12pt" style:font-size-asian="12pt"/>
    </style:style>
    <style:style style:name="TableCell2112" style:family="table-cell">
      <style:table-cell-properties fo:border="none" style:writing-mode="lr-tb" style:vertical-align="bottom" fo:padding-top="0in" fo:padding-left="0in" fo:padding-bottom="0in" fo:padding-right="0in"/>
    </style:style>
    <style:style style:name="P2113" style:parent-style-name="Normal" style:family="paragraph">
      <style:paragraph-properties style:line-height-at-least="0in"/>
      <style:text-properties style:font-name="Times New Roman" style:font-name-asian="Times New Roman" fo:font-size="12pt" style:font-size-asian="12pt"/>
    </style:style>
    <style:style style:name="TableCell2114" style:family="table-cell">
      <style:table-cell-properties fo:border="none" style:writing-mode="lr-tb" style:vertical-align="bottom" fo:padding-top="0in" fo:padding-left="0in" fo:padding-bottom="0in" fo:padding-right="0in"/>
    </style:style>
    <style:style style:name="P2115" style:parent-style-name="Normal" style:family="paragraph">
      <style:paragraph-properties style:line-height-at-least="0in"/>
      <style:text-properties style:font-name="Times New Roman" style:font-name-asian="Times New Roman" fo:font-size="12pt" style:font-size-asian="12pt"/>
    </style:style>
    <style:style style:name="TableCell2116" style:family="table-cell">
      <style:table-cell-properties fo:border="none" style:writing-mode="lr-tb" style:vertical-align="bottom" fo:padding-top="0in" fo:padding-left="0in" fo:padding-bottom="0in" fo:padding-right="0in"/>
    </style:style>
    <style:style style:name="P2117" style:parent-style-name="Normal" style:family="paragraph">
      <style:paragraph-properties style:line-height-at-least="0in"/>
      <style:text-properties style:font-name="Times New Roman" style:font-name-asian="Times New Roman" fo:font-size="12pt" style:font-size-asian="12pt"/>
    </style:style>
    <style:style style:name="TableCell2118" style:family="table-cell">
      <style:table-cell-properties fo:border="none" style:writing-mode="lr-tb" style:vertical-align="bottom" fo:padding-top="0in" fo:padding-left="0in" fo:padding-bottom="0in" fo:padding-right="0in"/>
    </style:style>
    <style:style style:name="P2119" style:parent-style-name="Normal" style:family="paragraph">
      <style:paragraph-properties style:line-height-at-least="0in"/>
      <style:text-properties style:font-name="Times New Roman" style:font-name-asian="Times New Roman" fo:font-size="12pt" style:font-size-asian="12pt"/>
    </style:style>
    <style:style style:name="TableCell2120" style:family="table-cell">
      <style:table-cell-properties fo:border="none" style:writing-mode="lr-tb" style:vertical-align="bottom" fo:padding-top="0in" fo:padding-left="0in" fo:padding-bottom="0in" fo:padding-right="0in"/>
    </style:style>
    <style:style style:name="P2121" style:parent-style-name="Normal" style:family="paragraph">
      <style:paragraph-properties style:line-height-at-least="0in"/>
      <style:text-properties style:font-name="Times New Roman" style:font-name-asian="Times New Roman" fo:font-size="12pt" style:font-size-asian="12pt"/>
    </style:style>
    <style:style style:name="TableCell212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23" style:parent-style-name="Normal" style:family="paragraph">
      <style:paragraph-properties style:line-height-at-least="0in"/>
      <style:text-properties style:font-name="Times New Roman" style:font-name-asian="Times New Roman" fo:font-size="12pt" style:font-size-asian="12pt"/>
    </style:style>
    <style:style style:name="TableRow2124" style:family="table-row">
      <style:table-row-properties style:min-row-height="0.1937in" style:use-optimal-row-height="false"/>
    </style:style>
    <style:style style:name="TableCell212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26" style:parent-style-name="Normal" style:family="paragraph">
      <style:paragraph-properties style:line-height-at-least="0in"/>
      <style:text-properties style:font-name="Times New Roman" style:font-name-asian="Times New Roman" fo:font-size="12pt" style:font-size-asian="12pt"/>
    </style:style>
    <style:style style:name="TableCell21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28" style:parent-style-name="Normal" style:family="paragraph">
      <style:paragraph-properties style:line-height-at-least="0in"/>
      <style:text-properties style:font-name="Times New Roman" style:font-name-asian="Times New Roman" fo:font-size="12pt" style:font-size-asian="12pt"/>
    </style:style>
    <style:style style:name="TableCell2129" style:family="table-cell">
      <style:table-cell-properties fo:border="none" style:writing-mode="lr-tb" style:vertical-align="bottom" fo:padding-top="0in" fo:padding-left="0in" fo:padding-bottom="0in" fo:padding-right="0in"/>
    </style:style>
    <style:style style:name="P2130" style:parent-style-name="Normal" style:family="paragraph">
      <style:paragraph-properties style:line-height-at-least="0in"/>
      <style:text-properties style:font-name="Times New Roman" style:font-name-asian="Times New Roman" fo:font-size="12pt" style:font-size-asian="12pt"/>
    </style:style>
    <style:style style:name="TableCell2131" style:family="table-cell">
      <style:table-cell-properties fo:border="none" style:writing-mode="lr-tb" style:vertical-align="bottom" fo:padding-top="0in" fo:padding-left="0in" fo:padding-bottom="0in" fo:padding-right="0in"/>
    </style:style>
    <style:style style:name="P2132" style:parent-style-name="Normal" style:family="paragraph">
      <style:paragraph-properties style:line-height-at-least="0in"/>
      <style:text-properties style:font-name="Verdana" style:font-name-asian="Verdana" style:text-scale="98%" fo:font-size="9.5pt" style:font-size-asian="9.5pt"/>
    </style:style>
    <style:style style:name="TableCell21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34" style:parent-style-name="Normal" style:family="paragraph">
      <style:paragraph-properties style:line-height-at-least="0in"/>
      <style:text-properties style:font-name="Times New Roman" style:font-name-asian="Times New Roman" fo:font-size="12pt" style:font-size-asian="12pt"/>
    </style:style>
    <style:style style:name="TableCell2135" style:family="table-cell">
      <style:table-cell-properties fo:border="none" style:writing-mode="lr-tb" style:vertical-align="bottom" fo:padding-top="0in" fo:padding-left="0in" fo:padding-bottom="0in" fo:padding-right="0in"/>
    </style:style>
    <style:style style:name="P2136" style:parent-style-name="Normal" style:family="paragraph">
      <style:paragraph-properties style:line-height-at-least="0in"/>
      <style:text-properties style:font-name="Times New Roman" style:font-name-asian="Times New Roman" fo:font-size="12pt" style:font-size-asian="12pt"/>
    </style:style>
    <style:style style:name="TableCell2137" style:family="table-cell">
      <style:table-cell-properties fo:border="none" style:writing-mode="lr-tb" style:vertical-align="bottom" fo:padding-top="0in" fo:padding-left="0in" fo:padding-bottom="0in" fo:padding-right="0in"/>
    </style:style>
    <style:style style:name="P2138" style:parent-style-name="Normal" style:family="paragraph">
      <style:paragraph-properties style:line-height-at-least="0in"/>
      <style:text-properties style:font-name="Times New Roman" style:font-name-asian="Times New Roman" fo:font-size="12pt" style:font-size-asian="12pt"/>
    </style:style>
    <style:style style:name="TableCell2139" style:family="table-cell">
      <style:table-cell-properties fo:border="none" style:writing-mode="lr-tb" style:vertical-align="bottom" fo:padding-top="0in" fo:padding-left="0in" fo:padding-bottom="0in" fo:padding-right="0in"/>
    </style:style>
    <style:style style:name="P2140" style:parent-style-name="Normal" style:family="paragraph">
      <style:paragraph-properties style:line-height-at-least="0in"/>
      <style:text-properties style:font-name="Times New Roman" style:font-name-asian="Times New Roman" fo:font-size="12pt" style:font-size-asian="12pt"/>
    </style:style>
    <style:style style:name="TableCell2141" style:family="table-cell">
      <style:table-cell-properties fo:border="none" style:writing-mode="lr-tb" style:vertical-align="bottom" fo:padding-top="0in" fo:padding-left="0in" fo:padding-bottom="0in" fo:padding-right="0in"/>
    </style:style>
    <style:style style:name="P2142" style:parent-style-name="Normal" style:family="paragraph">
      <style:paragraph-properties style:line-height-at-least="0in"/>
      <style:text-properties style:font-name="Times New Roman" style:font-name-asian="Times New Roman" fo:font-size="12pt" style:font-size-asian="12pt"/>
    </style:style>
    <style:style style:name="TableCell2143" style:family="table-cell">
      <style:table-cell-properties fo:border="none" style:writing-mode="lr-tb" style:vertical-align="bottom" fo:padding-top="0in" fo:padding-left="0in" fo:padding-bottom="0in" fo:padding-right="0in"/>
    </style:style>
    <style:style style:name="P2144" style:parent-style-name="Normal" style:family="paragraph">
      <style:paragraph-properties style:line-height-at-least="0in"/>
      <style:text-properties style:font-name="Times New Roman" style:font-name-asian="Times New Roman" fo:font-size="12pt" style:font-size-asian="12pt"/>
    </style:style>
    <style:style style:name="TableCell2145" style:family="table-cell">
      <style:table-cell-properties fo:border="none" style:writing-mode="lr-tb" style:vertical-align="bottom" fo:padding-top="0in" fo:padding-left="0in" fo:padding-bottom="0in" fo:padding-right="0in"/>
    </style:style>
    <style:style style:name="P2146" style:parent-style-name="Normal" style:family="paragraph">
      <style:paragraph-properties style:line-height-at-least="0in"/>
      <style:text-properties style:font-name="Times New Roman" style:font-name-asian="Times New Roman" fo:font-size="12pt" style:font-size-asian="12pt"/>
    </style:style>
    <style:style style:name="TableCell2147" style:family="table-cell">
      <style:table-cell-properties fo:border="none" style:writing-mode="lr-tb" style:vertical-align="bottom" fo:padding-top="0in" fo:padding-left="0in" fo:padding-bottom="0in" fo:padding-right="0in"/>
    </style:style>
    <style:style style:name="P2148" style:parent-style-name="Normal" style:family="paragraph">
      <style:paragraph-properties style:line-height-at-least="0in"/>
      <style:text-properties style:font-name="Times New Roman" style:font-name-asian="Times New Roman" fo:font-size="12pt" style:font-size-asian="12pt"/>
    </style:style>
    <style:style style:name="TableCell2149" style:family="table-cell">
      <style:table-cell-properties fo:border="none" style:writing-mode="lr-tb" style:vertical-align="bottom" fo:padding-top="0in" fo:padding-left="0in" fo:padding-bottom="0in" fo:padding-right="0in"/>
    </style:style>
    <style:style style:name="P2150" style:parent-style-name="Normal" style:family="paragraph">
      <style:paragraph-properties style:line-height-at-least="0in"/>
      <style:text-properties style:font-name="Times New Roman" style:font-name-asian="Times New Roman" fo:font-size="12pt" style:font-size-asian="12pt"/>
    </style:style>
    <style:style style:name="TableCell2151" style:family="table-cell">
      <style:table-cell-properties fo:border="none" style:writing-mode="lr-tb" style:vertical-align="bottom" fo:padding-top="0in" fo:padding-left="0in" fo:padding-bottom="0in" fo:padding-right="0in"/>
    </style:style>
    <style:style style:name="P2152" style:parent-style-name="Normal" style:family="paragraph">
      <style:paragraph-properties style:line-height-at-least="0in"/>
      <style:text-properties style:font-name="Times New Roman" style:font-name-asian="Times New Roman" fo:font-size="12pt" style:font-size-asian="12pt"/>
    </style:style>
    <style:style style:name="TableCell2153" style:family="table-cell">
      <style:table-cell-properties fo:border="none" style:writing-mode="lr-tb" style:vertical-align="bottom" fo:padding-top="0in" fo:padding-left="0in" fo:padding-bottom="0in" fo:padding-right="0in"/>
    </style:style>
    <style:style style:name="P2154" style:parent-style-name="Normal" style:family="paragraph">
      <style:paragraph-properties style:line-height-at-least="0in"/>
      <style:text-properties style:font-name="Times New Roman" style:font-name-asian="Times New Roman" fo:font-size="12pt" style:font-size-asian="12pt"/>
    </style:style>
    <style:style style:name="TableCell2155" style:family="table-cell">
      <style:table-cell-properties fo:border="none" style:writing-mode="lr-tb" style:vertical-align="bottom" fo:padding-top="0in" fo:padding-left="0in" fo:padding-bottom="0in" fo:padding-right="0in"/>
    </style:style>
    <style:style style:name="P2156" style:parent-style-name="Normal" style:family="paragraph">
      <style:paragraph-properties style:line-height-at-least="0in"/>
      <style:text-properties style:font-name="Times New Roman" style:font-name-asian="Times New Roman" fo:font-size="12pt" style:font-size-asian="12pt"/>
    </style:style>
    <style:style style:name="TableCell2157" style:family="table-cell">
      <style:table-cell-properties fo:border="none" style:writing-mode="lr-tb" style:vertical-align="bottom" fo:padding-top="0in" fo:padding-left="0in" fo:padding-bottom="0in" fo:padding-right="0in"/>
    </style:style>
    <style:style style:name="P2158" style:parent-style-name="Normal" style:family="paragraph">
      <style:paragraph-properties style:line-height-at-least="0in"/>
      <style:text-properties style:font-name="Times New Roman" style:font-name-asian="Times New Roman" fo:font-size="12pt" style:font-size-asian="12pt"/>
    </style:style>
    <style:style style:name="TableCell2159" style:family="table-cell">
      <style:table-cell-properties fo:border="none" style:writing-mode="lr-tb" style:vertical-align="bottom" fo:padding-top="0in" fo:padding-left="0in" fo:padding-bottom="0in" fo:padding-right="0in"/>
    </style:style>
    <style:style style:name="P2160" style:parent-style-name="Normal" style:family="paragraph">
      <style:paragraph-properties style:line-height-at-least="0in"/>
      <style:text-properties style:font-name="Times New Roman" style:font-name-asian="Times New Roman" fo:font-size="12pt" style:font-size-asian="12pt"/>
    </style:style>
    <style:style style:name="TableCell2161" style:family="table-cell">
      <style:table-cell-properties fo:border="none" style:writing-mode="lr-tb" style:vertical-align="bottom" fo:padding-top="0in" fo:padding-left="0in" fo:padding-bottom="0in" fo:padding-right="0in"/>
    </style:style>
    <style:style style:name="P2162" style:parent-style-name="Normal" style:family="paragraph">
      <style:paragraph-properties style:line-height-at-least="0in"/>
      <style:text-properties style:font-name="Times New Roman" style:font-name-asian="Times New Roman" fo:font-size="12pt" style:font-size-asian="12pt"/>
    </style:style>
    <style:style style:name="TableCell2163" style:family="table-cell">
      <style:table-cell-properties fo:border="none" style:writing-mode="lr-tb" style:vertical-align="bottom" fo:padding-top="0in" fo:padding-left="0in" fo:padding-bottom="0in" fo:padding-right="0in"/>
    </style:style>
    <style:style style:name="P2164" style:parent-style-name="Normal" style:family="paragraph">
      <style:paragraph-properties style:line-height-at-least="0in"/>
      <style:text-properties style:font-name="Times New Roman" style:font-name-asian="Times New Roman" fo:font-size="12pt" style:font-size-asian="12pt"/>
    </style:style>
    <style:style style:name="TableCell2165" style:family="table-cell">
      <style:table-cell-properties fo:border="none" style:writing-mode="lr-tb" style:vertical-align="bottom" fo:padding-top="0in" fo:padding-left="0in" fo:padding-bottom="0in" fo:padding-right="0in"/>
    </style:style>
    <style:style style:name="P2166" style:parent-style-name="Normal" style:family="paragraph">
      <style:paragraph-properties style:line-height-at-least="0in"/>
      <style:text-properties style:font-name="Times New Roman" style:font-name-asian="Times New Roman" fo:font-size="12pt" style:font-size-asian="12pt"/>
    </style:style>
    <style:style style:name="TableCell2167" style:family="table-cell">
      <style:table-cell-properties fo:border="none" style:writing-mode="lr-tb" style:vertical-align="bottom" fo:padding-top="0in" fo:padding-left="0in" fo:padding-bottom="0in" fo:padding-right="0in"/>
    </style:style>
    <style:style style:name="P2168" style:parent-style-name="Normal" style:family="paragraph">
      <style:paragraph-properties style:line-height-at-least="0in"/>
      <style:text-properties style:font-name="Times New Roman" style:font-name-asian="Times New Roman" fo:font-size="12pt" style:font-size-asian="12pt"/>
    </style:style>
    <style:style style:name="TableCell21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70" style:parent-style-name="Normal" style:family="paragraph">
      <style:paragraph-properties style:line-height-at-least="0in"/>
      <style:text-properties style:font-name="Times New Roman" style:font-name-asian="Times New Roman" fo:font-size="12pt" style:font-size-asian="12pt"/>
    </style:style>
    <style:style style:name="TableRow2171" style:family="table-row">
      <style:table-row-properties style:min-row-height="0.0722in" style:use-optimal-row-height="false"/>
    </style:style>
    <style:style style:name="TableCell2172"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2173" style:parent-style-name="Normal" style:family="paragraph">
      <style:paragraph-properties style:line-height-at-least="0in"/>
      <style:text-properties style:font-name="Times New Roman" style:font-name-asian="Times New Roman" fo:font-size="4.5pt" style:font-size-asian="4.5pt"/>
    </style:style>
    <style:style style:name="TableCell217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175" style:parent-style-name="Normal" style:family="paragraph">
      <style:paragraph-properties style:line-height-at-least="0in"/>
      <style:text-properties style:font-name="Times New Roman" style:font-name-asian="Times New Roman" fo:font-size="4.5pt" style:font-size-asian="4.5pt"/>
    </style:style>
    <style:style style:name="TableCell217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177" style:parent-style-name="Normal" style:family="paragraph">
      <style:paragraph-properties style:line-height-at-least="0in"/>
      <style:text-properties style:font-name="Times New Roman" style:font-name-asian="Times New Roman" fo:font-size="4.5pt" style:font-size-asian="4.5pt"/>
    </style:style>
    <style:style style:name="TableCell217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179" style:parent-style-name="Normal" style:family="paragraph">
      <style:paragraph-properties style:line-height-at-least="0in"/>
      <style:text-properties style:font-name="Times New Roman" style:font-name-asian="Times New Roman" fo:font-size="4.5pt" style:font-size-asian="4.5pt"/>
    </style:style>
    <style:style style:name="TableCell218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181" style:parent-style-name="Normal" style:family="paragraph">
      <style:paragraph-properties style:line-height-at-least="0in"/>
      <style:text-properties style:font-name="Times New Roman" style:font-name-asian="Times New Roman" fo:font-size="4.5pt" style:font-size-asian="4.5pt"/>
    </style:style>
    <style:style style:name="TableCell218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183" style:parent-style-name="Normal" style:family="paragraph">
      <style:paragraph-properties style:line-height-at-least="0in"/>
      <style:text-properties style:font-name="Times New Roman" style:font-name-asian="Times New Roman" fo:font-size="4.5pt" style:font-size-asian="4.5pt"/>
    </style:style>
    <style:style style:name="TableCell218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185" style:parent-style-name="Normal" style:family="paragraph">
      <style:paragraph-properties style:line-height-at-least="0in"/>
      <style:text-properties style:font-name="Times New Roman" style:font-name-asian="Times New Roman" fo:font-size="4.5pt" style:font-size-asian="4.5pt"/>
    </style:style>
    <style:style style:name="TableCell218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187" style:parent-style-name="Normal" style:family="paragraph">
      <style:paragraph-properties style:line-height-at-least="0in"/>
      <style:text-properties style:font-name="Times New Roman" style:font-name-asian="Times New Roman" fo:font-size="4.5pt" style:font-size-asian="4.5pt"/>
    </style:style>
    <style:style style:name="TableCell218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189" style:parent-style-name="Normal" style:family="paragraph">
      <style:paragraph-properties style:line-height-at-least="0in"/>
      <style:text-properties style:font-name="Times New Roman" style:font-name-asian="Times New Roman" fo:font-size="4.5pt" style:font-size-asian="4.5pt"/>
    </style:style>
    <style:style style:name="TableCell219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191" style:parent-style-name="Normal" style:family="paragraph">
      <style:paragraph-properties style:line-height-at-least="0in"/>
      <style:text-properties style:font-name="Times New Roman" style:font-name-asian="Times New Roman" fo:font-size="4.5pt" style:font-size-asian="4.5pt"/>
    </style:style>
    <style:style style:name="TableCell219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193" style:parent-style-name="Normal" style:family="paragraph">
      <style:paragraph-properties style:line-height-at-least="0in"/>
      <style:text-properties style:font-name="Times New Roman" style:font-name-asian="Times New Roman" fo:font-size="4.5pt" style:font-size-asian="4.5pt"/>
    </style:style>
    <style:style style:name="TableCell219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195" style:parent-style-name="Normal" style:family="paragraph">
      <style:paragraph-properties style:line-height-at-least="0in"/>
      <style:text-properties style:font-name="Times New Roman" style:font-name-asian="Times New Roman" fo:font-size="4.5pt" style:font-size-asian="4.5pt"/>
    </style:style>
    <style:style style:name="TableRow2196" style:family="table-row">
      <style:table-row-properties style:min-row-height="0.0597in" style:use-optimal-row-height="false"/>
    </style:style>
    <style:style style:name="TableCell219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198" style:parent-style-name="Normal" style:family="paragraph">
      <style:paragraph-properties style:line-height-at-least="0in"/>
      <style:text-properties style:font-name="Times New Roman" style:font-name-asian="Times New Roman" fo:font-size="3.5pt" style:font-size-asian="3.5pt"/>
    </style:style>
    <style:style style:name="TableCell219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00" style:parent-style-name="Normal" style:family="paragraph">
      <style:paragraph-properties style:line-height-at-least="0in"/>
      <style:text-properties style:font-name="Times New Roman" style:font-name-asian="Times New Roman" fo:font-size="3.5pt" style:font-size-asian="3.5pt"/>
    </style:style>
    <style:style style:name="TableCell2201" style:family="table-cell">
      <style:table-cell-properties fo:border="none" style:writing-mode="lr-tb" style:vertical-align="bottom" fo:padding-top="0in" fo:padding-left="0in" fo:padding-bottom="0in" fo:padding-right="0in"/>
    </style:style>
    <style:style style:name="P2202" style:parent-style-name="Normal" style:family="paragraph">
      <style:paragraph-properties style:line-height-at-least="0in"/>
      <style:text-properties style:font-name="Times New Roman" style:font-name-asian="Times New Roman" fo:font-size="3.5pt" style:font-size-asian="3.5pt"/>
    </style:style>
    <style:style style:name="TableCell2203" style:family="table-cell">
      <style:table-cell-properties fo:border="none" style:writing-mode="lr-tb" style:vertical-align="bottom" fo:padding-top="0in" fo:padding-left="0in" fo:padding-bottom="0in" fo:padding-right="0in"/>
    </style:style>
    <style:style style:name="P2204" style:parent-style-name="Normal" style:family="paragraph">
      <style:paragraph-properties style:line-height-at-least="0in"/>
      <style:text-properties style:font-name="Times New Roman" style:font-name-asian="Times New Roman" fo:font-size="3.5pt" style:font-size-asian="3.5pt"/>
    </style:style>
    <style:style style:name="TableCell2205" style:family="table-cell">
      <style:table-cell-properties fo:border="none" style:writing-mode="lr-tb" style:vertical-align="bottom" fo:padding-top="0in" fo:padding-left="0in" fo:padding-bottom="0in" fo:padding-right="0in"/>
    </style:style>
    <style:style style:name="P2206" style:parent-style-name="Normal" style:family="paragraph">
      <style:paragraph-properties style:line-height-at-least="0in"/>
      <style:text-properties style:font-name="Times New Roman" style:font-name-asian="Times New Roman" fo:font-size="3.5pt" style:font-size-asian="3.5pt"/>
    </style:style>
    <style:style style:name="TableCell2207" style:family="table-cell">
      <style:table-cell-properties fo:border="none" style:writing-mode="lr-tb" style:vertical-align="bottom" fo:padding-top="0in" fo:padding-left="0in" fo:padding-bottom="0in" fo:padding-right="0in"/>
    </style:style>
    <style:style style:name="P2208" style:parent-style-name="Normal" style:family="paragraph">
      <style:paragraph-properties style:line-height-at-least="0in"/>
      <style:text-properties style:font-name="Times New Roman" style:font-name-asian="Times New Roman" fo:font-size="3.5pt" style:font-size-asian="3.5pt"/>
    </style:style>
    <style:style style:name="TableCell2209" style:family="table-cell">
      <style:table-cell-properties fo:border="none" style:writing-mode="lr-tb" style:vertical-align="bottom" fo:padding-top="0in" fo:padding-left="0in" fo:padding-bottom="0in" fo:padding-right="0in"/>
    </style:style>
    <style:style style:name="P2210" style:parent-style-name="Normal" style:family="paragraph">
      <style:paragraph-properties style:line-height-at-least="0in"/>
      <style:text-properties style:font-name="Times New Roman" style:font-name-asian="Times New Roman" fo:font-size="3.5pt" style:font-size-asian="3.5pt"/>
    </style:style>
    <style:style style:name="TableCell22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12" style:parent-style-name="Normal" style:family="paragraph">
      <style:paragraph-properties style:line-height-at-least="0in"/>
      <style:text-properties style:font-name="Times New Roman" style:font-name-asian="Times New Roman" fo:font-size="3.5pt" style:font-size-asian="3.5pt"/>
    </style:style>
    <style:style style:name="TableCell2213" style:family="table-cell">
      <style:table-cell-properties fo:border="none" style:writing-mode="lr-tb" style:vertical-align="bottom" fo:padding-top="0in" fo:padding-left="0in" fo:padding-bottom="0in" fo:padding-right="0in"/>
    </style:style>
    <style:style style:name="P2214" style:parent-style-name="Normal" style:family="paragraph">
      <style:paragraph-properties style:line-height-at-least="0in"/>
      <style:text-properties style:font-name="Times New Roman" style:font-name-asian="Times New Roman" fo:font-size="3.5pt" style:font-size-asian="3.5pt"/>
    </style:style>
    <style:style style:name="TableCell2215" style:family="table-cell">
      <style:table-cell-properties fo:border="none" style:writing-mode="lr-tb" style:vertical-align="bottom" fo:padding-top="0in" fo:padding-left="0in" fo:padding-bottom="0in" fo:padding-right="0in"/>
    </style:style>
    <style:style style:name="P2216" style:parent-style-name="Normal" style:family="paragraph">
      <style:paragraph-properties style:line-height-at-least="0in"/>
      <style:text-properties style:font-name="Times New Roman" style:font-name-asian="Times New Roman" fo:font-size="3.5pt" style:font-size-asian="3.5pt"/>
    </style:style>
    <style:style style:name="TableCell2217" style:family="table-cell">
      <style:table-cell-properties fo:border="none" style:writing-mode="lr-tb" style:vertical-align="bottom" fo:padding-top="0in" fo:padding-left="0in" fo:padding-bottom="0in" fo:padding-right="0in"/>
    </style:style>
    <style:style style:name="P2218" style:parent-style-name="Normal" style:family="paragraph">
      <style:paragraph-properties style:line-height-at-least="0in"/>
      <style:text-properties style:font-name="Times New Roman" style:font-name-asian="Times New Roman" fo:font-size="3.5pt" style:font-size-asian="3.5pt"/>
    </style:style>
    <style:style style:name="TableCell2219" style:family="table-cell">
      <style:table-cell-properties fo:border="none" style:writing-mode="lr-tb" style:vertical-align="bottom" fo:padding-top="0in" fo:padding-left="0in" fo:padding-bottom="0in" fo:padding-right="0in"/>
    </style:style>
    <style:style style:name="P2220" style:parent-style-name="Normal" style:family="paragraph">
      <style:paragraph-properties style:line-height-at-least="0in"/>
      <style:text-properties style:font-name="Times New Roman" style:font-name-asian="Times New Roman" fo:font-size="3.5pt" style:font-size-asian="3.5pt"/>
    </style:style>
    <style:style style:name="TableCell2221" style:family="table-cell">
      <style:table-cell-properties fo:border="none" style:writing-mode="lr-tb" style:vertical-align="bottom" fo:padding-top="0in" fo:padding-left="0in" fo:padding-bottom="0in" fo:padding-right="0in"/>
    </style:style>
    <style:style style:name="P2222" style:parent-style-name="Normal" style:family="paragraph">
      <style:paragraph-properties style:line-height-at-least="0in"/>
      <style:text-properties style:font-name="Times New Roman" style:font-name-asian="Times New Roman" fo:font-size="3.5pt" style:font-size-asian="3.5pt"/>
    </style:style>
    <style:style style:name="TableCell2223" style:family="table-cell">
      <style:table-cell-properties fo:border="none" style:writing-mode="lr-tb" style:vertical-align="bottom" fo:padding-top="0in" fo:padding-left="0in" fo:padding-bottom="0in" fo:padding-right="0in"/>
    </style:style>
    <style:style style:name="P2224" style:parent-style-name="Normal" style:family="paragraph">
      <style:paragraph-properties style:line-height-at-least="0in"/>
      <style:text-properties style:font-name="Times New Roman" style:font-name-asian="Times New Roman" fo:font-size="3.5pt" style:font-size-asian="3.5pt"/>
    </style:style>
    <style:style style:name="TableCell2225" style:family="table-cell">
      <style:table-cell-properties fo:border="none" style:writing-mode="lr-tb" style:vertical-align="bottom" fo:padding-top="0in" fo:padding-left="0in" fo:padding-bottom="0in" fo:padding-right="0in"/>
    </style:style>
    <style:style style:name="P2226" style:parent-style-name="Normal" style:family="paragraph">
      <style:paragraph-properties style:line-height-at-least="0in"/>
      <style:text-properties style:font-name="Times New Roman" style:font-name-asian="Times New Roman" fo:font-size="3.5pt" style:font-size-asian="3.5pt"/>
    </style:style>
    <style:style style:name="TableCell2227" style:family="table-cell">
      <style:table-cell-properties fo:border="none" style:writing-mode="lr-tb" style:vertical-align="bottom" fo:padding-top="0in" fo:padding-left="0in" fo:padding-bottom="0in" fo:padding-right="0in"/>
    </style:style>
    <style:style style:name="P2228" style:parent-style-name="Normal" style:family="paragraph">
      <style:paragraph-properties style:line-height-at-least="0in"/>
      <style:text-properties style:font-name="Times New Roman" style:font-name-asian="Times New Roman" fo:font-size="3.5pt" style:font-size-asian="3.5pt"/>
    </style:style>
    <style:style style:name="TableCell2229" style:family="table-cell">
      <style:table-cell-properties fo:border="none" style:writing-mode="lr-tb" style:vertical-align="bottom" fo:padding-top="0in" fo:padding-left="0in" fo:padding-bottom="0in" fo:padding-right="0in"/>
    </style:style>
    <style:style style:name="P2230" style:parent-style-name="Normal" style:family="paragraph">
      <style:paragraph-properties style:line-height-at-least="0in"/>
      <style:text-properties style:font-name="Times New Roman" style:font-name-asian="Times New Roman" fo:font-size="3.5pt" style:font-size-asian="3.5pt"/>
    </style:style>
    <style:style style:name="TableCell2231" style:family="table-cell">
      <style:table-cell-properties fo:border="none" style:writing-mode="lr-tb" style:vertical-align="bottom" fo:padding-top="0in" fo:padding-left="0in" fo:padding-bottom="0in" fo:padding-right="0in"/>
    </style:style>
    <style:style style:name="P2232" style:parent-style-name="Normal" style:family="paragraph">
      <style:paragraph-properties style:line-height-at-least="0in"/>
      <style:text-properties style:font-name="Times New Roman" style:font-name-asian="Times New Roman" fo:font-size="3.5pt" style:font-size-asian="3.5pt"/>
    </style:style>
    <style:style style:name="TableCell2233" style:family="table-cell">
      <style:table-cell-properties fo:border="none" style:writing-mode="lr-tb" style:vertical-align="bottom" fo:padding-top="0in" fo:padding-left="0in" fo:padding-bottom="0in" fo:padding-right="0in"/>
    </style:style>
    <style:style style:name="P2234" style:parent-style-name="Normal" style:family="paragraph">
      <style:paragraph-properties style:line-height-at-least="0in"/>
      <style:text-properties style:font-name="Times New Roman" style:font-name-asian="Times New Roman" fo:font-size="3.5pt" style:font-size-asian="3.5pt"/>
    </style:style>
    <style:style style:name="TableCell2235" style:family="table-cell">
      <style:table-cell-properties fo:border="none" style:writing-mode="lr-tb" style:vertical-align="bottom" fo:padding-top="0in" fo:padding-left="0in" fo:padding-bottom="0in" fo:padding-right="0in"/>
    </style:style>
    <style:style style:name="P2236" style:parent-style-name="Normal" style:family="paragraph">
      <style:paragraph-properties style:line-height-at-least="0in"/>
      <style:text-properties style:font-name="Times New Roman" style:font-name-asian="Times New Roman" fo:font-size="3.5pt" style:font-size-asian="3.5pt"/>
    </style:style>
    <style:style style:name="TableCell2237" style:family="table-cell">
      <style:table-cell-properties fo:border="none" style:writing-mode="lr-tb" style:vertical-align="bottom" fo:padding-top="0in" fo:padding-left="0in" fo:padding-bottom="0in" fo:padding-right="0in"/>
    </style:style>
    <style:style style:name="P2238" style:parent-style-name="Normal" style:family="paragraph">
      <style:paragraph-properties style:line-height-at-least="0in"/>
      <style:text-properties style:font-name="Times New Roman" style:font-name-asian="Times New Roman" fo:font-size="3.5pt" style:font-size-asian="3.5pt"/>
    </style:style>
    <style:style style:name="TableCell2239" style:family="table-cell">
      <style:table-cell-properties fo:border="none" style:writing-mode="lr-tb" style:vertical-align="bottom" fo:padding-top="0in" fo:padding-left="0in" fo:padding-bottom="0in" fo:padding-right="0in"/>
    </style:style>
    <style:style style:name="P2240" style:parent-style-name="Normal" style:family="paragraph">
      <style:paragraph-properties style:line-height-at-least="0in"/>
      <style:text-properties style:font-name="Times New Roman" style:font-name-asian="Times New Roman" fo:font-size="3.5pt" style:font-size-asian="3.5pt"/>
    </style:style>
    <style:style style:name="TableCell2241" style:family="table-cell">
      <style:table-cell-properties fo:border="none" style:writing-mode="lr-tb" style:vertical-align="bottom" fo:padding-top="0in" fo:padding-left="0in" fo:padding-bottom="0in" fo:padding-right="0in"/>
    </style:style>
    <style:style style:name="P2242" style:parent-style-name="Normal" style:family="paragraph">
      <style:paragraph-properties style:line-height-at-least="0in"/>
      <style:text-properties style:font-name="Times New Roman" style:font-name-asian="Times New Roman" fo:font-size="3.5pt" style:font-size-asian="3.5pt"/>
    </style:style>
    <style:style style:name="TableCell2243" style:family="table-cell">
      <style:table-cell-properties fo:border="none" style:writing-mode="lr-tb" style:vertical-align="bottom" fo:padding-top="0in" fo:padding-left="0in" fo:padding-bottom="0in" fo:padding-right="0in"/>
    </style:style>
    <style:style style:name="P2244" style:parent-style-name="Normal" style:family="paragraph">
      <style:paragraph-properties style:line-height-at-least="0in"/>
      <style:text-properties style:font-name="Times New Roman" style:font-name-asian="Times New Roman" fo:font-size="3.5pt" style:font-size-asian="3.5pt"/>
    </style:style>
    <style:style style:name="TableCell2245" style:family="table-cell">
      <style:table-cell-properties fo:border="none" style:writing-mode="lr-tb" style:vertical-align="bottom" fo:padding-top="0in" fo:padding-left="0in" fo:padding-bottom="0in" fo:padding-right="0in"/>
    </style:style>
    <style:style style:name="P2246" style:parent-style-name="Normal" style:family="paragraph">
      <style:paragraph-properties style:line-height-at-least="0in"/>
      <style:text-properties style:font-name="Times New Roman" style:font-name-asian="Times New Roman" fo:font-size="3.5pt" style:font-size-asian="3.5pt"/>
    </style:style>
    <style:style style:name="TableCell224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48" style:parent-style-name="Normal" style:family="paragraph">
      <style:paragraph-properties style:line-height-at-least="0in"/>
      <style:text-properties style:font-name="Times New Roman" style:font-name-asian="Times New Roman" fo:font-size="3.5pt" style:font-size-asian="3.5pt"/>
    </style:style>
    <style:style style:name="TableRow2249" style:family="table-row">
      <style:table-row-properties style:min-row-height="0.193in" style:use-optimal-row-height="false"/>
    </style:style>
    <style:style style:name="TableCell225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251"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225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53" style:parent-style-name="Normal" style:family="paragraph">
      <style:paragraph-properties style:line-height-at-least="0in"/>
      <style:text-properties style:font-name="Times New Roman" style:font-name-asian="Times New Roman" fo:font-size="12pt" style:font-size-asian="12pt"/>
    </style:style>
    <style:style style:name="TableCell2254" style:family="table-cell">
      <style:table-cell-properties fo:border="none" style:writing-mode="lr-tb" style:vertical-align="bottom" fo:padding-top="0in" fo:padding-left="0in" fo:padding-bottom="0in" fo:padding-right="0in"/>
    </style:style>
    <style:style style:name="P2255" style:parent-style-name="Normal" style:family="paragraph">
      <style:paragraph-properties style:line-height-at-least="0in"/>
      <style:text-properties style:font-name="Times New Roman" style:font-name-asian="Times New Roman" fo:font-size="12pt" style:font-size-asian="12pt"/>
    </style:style>
    <style:style style:name="TableCell22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57" style:parent-style-name="Normal" style:family="paragraph">
      <style:paragraph-properties style:line-height-at-least="0in"/>
      <style:text-properties style:font-name="Verdana" style:font-name-asian="Verdana" fo:font-size="9.5pt" style:font-size-asian="9.5pt"/>
    </style:style>
    <style:style style:name="TableCell2258" style:family="table-cell">
      <style:table-cell-properties fo:border="none" style:writing-mode="lr-tb" style:vertical-align="bottom" fo:padding-top="0in" fo:padding-left="0in" fo:padding-bottom="0in" fo:padding-right="0in"/>
    </style:style>
    <style:style style:name="P2259" style:parent-style-name="Normal" style:family="paragraph">
      <style:paragraph-properties style:line-height-at-least="0in"/>
      <style:text-properties style:font-name="Times New Roman" style:font-name-asian="Times New Roman" fo:font-size="12pt" style:font-size-asian="12pt"/>
    </style:style>
    <style:style style:name="TableCell2260" style:family="table-cell">
      <style:table-cell-properties fo:border="none" fo:background-color="#FFFF00" style:writing-mode="lr-tb" style:vertical-align="bottom" fo:padding-top="0in" fo:padding-left="0in" fo:padding-bottom="0in" fo:padding-right="0in"/>
    </style:style>
    <style:style style:name="P2261" style:parent-style-name="Normal" style:family="paragraph">
      <style:paragraph-properties style:line-height-at-least="0in"/>
      <style:text-properties style:font-name="Verdana" style:font-name-asian="Verdana" fo:font-size="9.5pt" style:font-size-asian="9.5pt" fo:background-color="#FFFF00"/>
    </style:style>
    <style:style style:name="TableCell226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63" style:parent-style-name="Normal" style:family="paragraph">
      <style:paragraph-properties style:line-height-at-least="0in"/>
      <style:text-properties style:font-name="Times New Roman" style:font-name-asian="Times New Roman" fo:font-size="12pt" style:font-size-asian="12pt"/>
    </style:style>
    <style:style style:name="TableRow2264" style:family="table-row">
      <style:table-row-properties style:min-row-height="0.193in" style:use-optimal-row-height="false"/>
    </style:style>
    <style:style style:name="TableCell226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266"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22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68" style:parent-style-name="Normal" style:family="paragraph">
      <style:paragraph-properties style:line-height-at-least="0in"/>
      <style:text-properties style:font-name="Times New Roman" style:font-name-asian="Times New Roman" fo:font-size="12pt" style:font-size-asian="12pt"/>
    </style:style>
    <style:style style:name="TableCell2269" style:family="table-cell">
      <style:table-cell-properties fo:border="none" style:writing-mode="lr-tb" style:vertical-align="bottom" fo:padding-top="0in" fo:padding-left="0in" fo:padding-bottom="0in" fo:padding-right="0in"/>
    </style:style>
    <style:style style:name="P2270" style:parent-style-name="Normal" style:family="paragraph">
      <style:paragraph-properties style:line-height-at-least="0in"/>
      <style:text-properties style:font-name="Times New Roman" style:font-name-asian="Times New Roman" fo:font-size="12pt" style:font-size-asian="12pt"/>
    </style:style>
    <style:style style:name="TableCell22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72" style:parent-style-name="Normal" style:family="paragraph">
      <style:paragraph-properties style:line-height-at-least="0in"/>
      <style:text-properties style:font-name="Verdana" style:font-name-asian="Verdana" fo:font-size="9.5pt" style:font-size-asian="9.5pt"/>
    </style:style>
    <style:style style:name="TableCell2273" style:family="table-cell">
      <style:table-cell-properties fo:border="none" style:writing-mode="lr-tb" style:vertical-align="bottom" fo:padding-top="0in" fo:padding-left="0in" fo:padding-bottom="0in" fo:padding-right="0in"/>
    </style:style>
    <style:style style:name="P2274" style:parent-style-name="Normal" style:family="paragraph">
      <style:paragraph-properties style:line-height-at-least="0in"/>
      <style:text-properties style:font-name="Times New Roman" style:font-name-asian="Times New Roman" fo:font-size="12pt" style:font-size-asian="12pt"/>
    </style:style>
    <style:style style:name="TableCell2275" style:family="table-cell">
      <style:table-cell-properties fo:border="none" fo:background-color="#FFFF00" style:writing-mode="lr-tb" style:vertical-align="bottom" fo:padding-top="0in" fo:padding-left="0in" fo:padding-bottom="0in" fo:padding-right="0in"/>
    </style:style>
    <style:style style:name="P2276" style:parent-style-name="Normal" style:family="paragraph">
      <style:paragraph-properties style:line-height-at-least="0in"/>
      <style:text-properties style:font-name="Verdana" style:font-name-asian="Verdana" fo:font-size="9.5pt" style:font-size-asian="9.5pt" fo:background-color="#FFFF00"/>
    </style:style>
    <style:style style:name="TableCell227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78" style:parent-style-name="Normal" style:family="paragraph">
      <style:paragraph-properties style:line-height-at-least="0in"/>
      <style:text-properties style:font-name="Times New Roman" style:font-name-asian="Times New Roman" fo:font-size="12pt" style:font-size-asian="12pt"/>
    </style:style>
    <style:style style:name="TableRow2279" style:family="table-row">
      <style:table-row-properties style:min-row-height="0.1972in" style:use-optimal-row-height="false"/>
    </style:style>
    <style:style style:name="TableCell228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281"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228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83" style:parent-style-name="Normal" style:family="paragraph">
      <style:paragraph-properties style:line-height-at-least="0in"/>
      <style:text-properties style:font-name="Times New Roman" style:font-name-asian="Times New Roman" fo:font-size="12pt" style:font-size-asian="12pt"/>
    </style:style>
    <style:style style:name="TableCell2284" style:family="table-cell">
      <style:table-cell-properties fo:border="none" style:writing-mode="lr-tb" style:vertical-align="bottom" fo:padding-top="0in" fo:padding-left="0in" fo:padding-bottom="0in" fo:padding-right="0in"/>
    </style:style>
    <style:style style:name="P2285" style:parent-style-name="Normal" style:family="paragraph">
      <style:paragraph-properties style:line-height-at-least="0in"/>
      <style:text-properties style:font-name="Times New Roman" style:font-name-asian="Times New Roman" fo:font-size="12pt" style:font-size-asian="12pt"/>
    </style:style>
    <style:style style:name="TableCell2286" style:family="table-cell">
      <style:table-cell-properties fo:border="none" style:writing-mode="lr-tb" style:vertical-align="bottom" fo:padding-top="0in" fo:padding-left="0in" fo:padding-bottom="0in" fo:padding-right="0in"/>
    </style:style>
    <style:style style:name="P2287" style:parent-style-name="Normal" style:family="paragraph">
      <style:paragraph-properties style:line-height-at-least="0in"/>
      <style:text-properties style:font-name="Verdana" style:font-name-asian="Verdana" fo:font-size="9.5pt" style:font-size-asian="9.5pt"/>
    </style:style>
    <style:style style:name="TableCell228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89" style:parent-style-name="Normal" style:family="paragraph">
      <style:paragraph-properties style:line-height-at-least="0in"/>
      <style:text-properties style:font-name="Times New Roman" style:font-name-asian="Times New Roman" fo:font-size="12pt" style:font-size-asian="12pt"/>
    </style:style>
    <style:style style:name="TableCell2290" style:family="table-cell">
      <style:table-cell-properties fo:border="none" style:writing-mode="lr-tb" style:vertical-align="bottom" fo:padding-top="0in" fo:padding-left="0in" fo:padding-bottom="0in" fo:padding-right="0in"/>
    </style:style>
    <style:style style:name="P2291" style:parent-style-name="Normal" style:family="paragraph">
      <style:paragraph-properties style:line-height-at-least="0in"/>
      <style:text-properties style:font-name="Times New Roman" style:font-name-asian="Times New Roman" fo:font-size="12pt" style:font-size-asian="12pt"/>
    </style:style>
    <style:style style:name="TableCell2292" style:family="table-cell">
      <style:table-cell-properties fo:border="none" fo:background-color="#FFFF00" style:writing-mode="lr-tb" style:vertical-align="bottom" fo:padding-top="0in" fo:padding-left="0in" fo:padding-bottom="0in" fo:padding-right="0in"/>
    </style:style>
    <style:style style:name="P2293" style:parent-style-name="Normal" style:family="paragraph">
      <style:paragraph-properties style:line-height-at-least="0in"/>
      <style:text-properties style:font-name="Verdana" style:font-name-asian="Verdana" fo:font-size="9.5pt" style:font-size-asian="9.5pt" fo:background-color="#FFFF00"/>
    </style:style>
    <style:style style:name="TableCell22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295" style:parent-style-name="Normal" style:family="paragraph">
      <style:paragraph-properties style:line-height-at-least="0in"/>
      <style:text-properties style:font-name="Times New Roman" style:font-name-asian="Times New Roman" fo:font-size="12pt" style:font-size-asian="12pt"/>
    </style:style>
    <style:style style:name="TableRow2296" style:family="table-row">
      <style:table-row-properties style:min-row-height="0.193in" style:use-optimal-row-height="false"/>
    </style:style>
    <style:style style:name="TableCell229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298" style:parent-style-name="Normal" style:family="paragraph">
      <style:paragraph-properties style:line-height-at-least="0in"/>
      <style:text-properties style:font-name="Times New Roman" style:font-name-asian="Times New Roman" fo:font-size="12pt" style:font-size-asian="12pt"/>
    </style:style>
    <style:style style:name="TableCell229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00" style:parent-style-name="Normal" style:family="paragraph">
      <style:paragraph-properties style:line-height-at-least="0in"/>
      <style:text-properties style:font-name="Times New Roman" style:font-name-asian="Times New Roman" fo:font-size="12pt" style:font-size-asian="12pt"/>
    </style:style>
    <style:style style:name="TableCell2301" style:family="table-cell">
      <style:table-cell-properties fo:border="none" style:writing-mode="lr-tb" style:vertical-align="bottom" fo:padding-top="0in" fo:padding-left="0in" fo:padding-bottom="0in" fo:padding-right="0in"/>
    </style:style>
    <style:style style:name="P2302" style:parent-style-name="Normal" style:family="paragraph">
      <style:paragraph-properties style:line-height-at-least="0in"/>
      <style:text-properties style:font-name="Times New Roman" style:font-name-asian="Times New Roman" fo:font-size="12pt" style:font-size-asian="12pt"/>
    </style:style>
    <style:style style:name="TableCell2303" style:family="table-cell">
      <style:table-cell-properties fo:border="none" style:writing-mode="lr-tb" style:vertical-align="bottom" fo:padding-top="0in" fo:padding-left="0in" fo:padding-bottom="0in" fo:padding-right="0in"/>
    </style:style>
    <style:style style:name="P2304" style:parent-style-name="Normal" style:family="paragraph">
      <style:paragraph-properties style:line-height-at-least="0in"/>
      <style:text-properties style:font-name="Times New Roman" style:font-name-asian="Times New Roman" fo:font-size="12pt" style:font-size-asian="12pt"/>
    </style:style>
    <style:style style:name="TableCell2305" style:family="table-cell">
      <style:table-cell-properties fo:border="none" style:writing-mode="lr-tb" style:vertical-align="bottom" fo:padding-top="0in" fo:padding-left="0in" fo:padding-bottom="0in" fo:padding-right="0in"/>
    </style:style>
    <style:style style:name="P2306" style:parent-style-name="Normal" style:family="paragraph">
      <style:paragraph-properties style:line-height-at-least="0in"/>
      <style:text-properties style:font-name="Times New Roman" style:font-name-asian="Times New Roman" fo:font-size="12pt" style:font-size-asian="12pt"/>
    </style:style>
    <style:style style:name="TableCell2307" style:family="table-cell">
      <style:table-cell-properties fo:border="none" style:writing-mode="lr-tb" style:vertical-align="bottom" fo:padding-top="0in" fo:padding-left="0in" fo:padding-bottom="0in" fo:padding-right="0in"/>
    </style:style>
    <style:style style:name="P2308" style:parent-style-name="Normal" style:family="paragraph">
      <style:paragraph-properties style:line-height-at-least="0in"/>
      <style:text-properties style:font-name="Times New Roman" style:font-name-asian="Times New Roman" fo:font-size="12pt" style:font-size-asian="12pt"/>
    </style:style>
    <style:style style:name="TableCell2309" style:family="table-cell">
      <style:table-cell-properties fo:border="none" style:writing-mode="lr-tb" style:vertical-align="bottom" fo:padding-top="0in" fo:padding-left="0in" fo:padding-bottom="0in" fo:padding-right="0in"/>
    </style:style>
    <style:style style:name="P2310" style:parent-style-name="Normal" style:family="paragraph">
      <style:paragraph-properties style:line-height-at-least="0in"/>
      <style:text-properties style:font-name="Times New Roman" style:font-name-asian="Times New Roman" fo:font-size="12pt" style:font-size-asian="12pt"/>
    </style:style>
    <style:style style:name="TableCell23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12" style:parent-style-name="Normal" style:family="paragraph">
      <style:paragraph-properties style:line-height-at-least="0in"/>
      <style:text-properties style:font-name="Times New Roman" style:font-name-asian="Times New Roman" fo:font-size="12pt" style:font-size-asian="12pt"/>
    </style:style>
    <style:style style:name="TableCell2313" style:family="table-cell">
      <style:table-cell-properties fo:border="none" style:writing-mode="lr-tb" style:vertical-align="bottom" fo:padding-top="0in" fo:padding-left="0in" fo:padding-bottom="0in" fo:padding-right="0in"/>
    </style:style>
    <style:style style:name="P2314" style:parent-style-name="Normal" style:family="paragraph">
      <style:paragraph-properties style:line-height-at-least="0in"/>
      <style:text-properties style:font-name="Times New Roman" style:font-name-asian="Times New Roman" fo:font-size="12pt" style:font-size-asian="12pt"/>
    </style:style>
    <style:style style:name="TableCell2315" style:family="table-cell">
      <style:table-cell-properties fo:border="none" fo:background-color="#FFFF00" style:writing-mode="lr-tb" style:vertical-align="bottom" fo:padding-top="0in" fo:padding-left="0in" fo:padding-bottom="0in" fo:padding-right="0in"/>
    </style:style>
    <style:style style:name="P2316"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2317" style:family="table-cell">
      <style:table-cell-properties fo:border="none" style:writing-mode="lr-tb" style:vertical-align="bottom" fo:padding-top="0in" fo:padding-left="0in" fo:padding-bottom="0in" fo:padding-right="0in"/>
    </style:style>
    <style:style style:name="P2318" style:parent-style-name="Normal" style:family="paragraph">
      <style:paragraph-properties style:line-height-at-least="0in"/>
      <style:text-properties style:font-name="Times New Roman" style:font-name-asian="Times New Roman" fo:font-size="12pt" style:font-size-asian="12pt"/>
    </style:style>
    <style:style style:name="TableCell2319" style:family="table-cell">
      <style:table-cell-properties fo:border="none" style:writing-mode="lr-tb" style:vertical-align="bottom" fo:padding-top="0in" fo:padding-left="0in" fo:padding-bottom="0in" fo:padding-right="0in"/>
    </style:style>
    <style:style style:name="P2320" style:parent-style-name="Normal" style:family="paragraph">
      <style:paragraph-properties style:line-height-at-least="0in"/>
      <style:text-properties style:font-name="Times New Roman" style:font-name-asian="Times New Roman" fo:font-size="12pt" style:font-size-asian="12pt"/>
    </style:style>
    <style:style style:name="TableCell2321" style:family="table-cell">
      <style:table-cell-properties fo:border="none" style:writing-mode="lr-tb" style:vertical-align="bottom" fo:padding-top="0in" fo:padding-left="0in" fo:padding-bottom="0in" fo:padding-right="0in"/>
    </style:style>
    <style:style style:name="P2322" style:parent-style-name="Normal" style:family="paragraph">
      <style:paragraph-properties style:line-height-at-least="0in"/>
      <style:text-properties style:font-name="Times New Roman" style:font-name-asian="Times New Roman" fo:font-size="12pt" style:font-size-asian="12pt"/>
    </style:style>
    <style:style style:name="TableCell232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24" style:parent-style-name="Normal" style:family="paragraph">
      <style:paragraph-properties style:line-height-at-least="0in"/>
      <style:text-properties style:font-name="Times New Roman" style:font-name-asian="Times New Roman" fo:font-size="12pt" style:font-size-asian="12pt"/>
    </style:style>
    <style:style style:name="TableRow2325" style:family="table-row">
      <style:table-row-properties style:min-row-height="0.0701in" style:use-optimal-row-height="false"/>
    </style:style>
    <style:style style:name="TableCell2326"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2327" style:parent-style-name="Normal" style:family="paragraph">
      <style:paragraph-properties style:line-height-at-least="0in"/>
      <style:text-properties style:font-name="Times New Roman" style:font-name-asian="Times New Roman" fo:font-size="4pt" style:font-size-asian="4pt"/>
    </style:style>
    <style:style style:name="TableCell232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329" style:parent-style-name="Normal" style:family="paragraph">
      <style:paragraph-properties style:line-height-at-least="0in"/>
      <style:text-properties style:font-name="Times New Roman" style:font-name-asian="Times New Roman" fo:font-size="4pt" style:font-size-asian="4pt"/>
    </style:style>
    <style:style style:name="TableCell233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31" style:parent-style-name="Normal" style:family="paragraph">
      <style:paragraph-properties style:line-height-at-least="0in"/>
      <style:text-properties style:font-name="Times New Roman" style:font-name-asian="Times New Roman" fo:font-size="4pt" style:font-size-asian="4pt"/>
    </style:style>
    <style:style style:name="TableCell233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333" style:parent-style-name="Normal" style:family="paragraph">
      <style:paragraph-properties style:line-height-at-least="0in"/>
      <style:text-properties style:font-name="Times New Roman" style:font-name-asian="Times New Roman" fo:font-size="4pt" style:font-size-asian="4pt"/>
    </style:style>
    <style:style style:name="TableCell233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35" style:parent-style-name="Normal" style:family="paragraph">
      <style:paragraph-properties style:line-height-at-least="0in"/>
      <style:text-properties style:font-name="Times New Roman" style:font-name-asian="Times New Roman" fo:font-size="4pt" style:font-size-asian="4pt"/>
    </style:style>
    <style:style style:name="TableCell233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37" style:parent-style-name="Normal" style:family="paragraph">
      <style:paragraph-properties style:line-height-at-least="0in"/>
      <style:text-properties style:font-name="Times New Roman" style:font-name-asian="Times New Roman" fo:font-size="4pt" style:font-size-asian="4pt"/>
    </style:style>
    <style:style style:name="TableCell233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39" style:parent-style-name="Normal" style:family="paragraph">
      <style:paragraph-properties style:line-height-at-least="0in"/>
      <style:text-properties style:font-name="Times New Roman" style:font-name-asian="Times New Roman" fo:font-size="4pt" style:font-size-asian="4pt"/>
    </style:style>
    <style:style style:name="TableCell234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41" style:parent-style-name="Normal" style:family="paragraph">
      <style:paragraph-properties style:line-height-at-least="0in"/>
      <style:text-properties style:font-name="Times New Roman" style:font-name-asian="Times New Roman" fo:font-size="4pt" style:font-size-asian="4pt"/>
    </style:style>
    <style:style style:name="TableCell234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43" style:parent-style-name="Normal" style:family="paragraph">
      <style:paragraph-properties style:line-height-at-least="0in"/>
      <style:text-properties style:font-name="Times New Roman" style:font-name-asian="Times New Roman" fo:font-size="4pt" style:font-size-asian="4pt"/>
    </style:style>
    <style:style style:name="TableCell234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45" style:parent-style-name="Normal" style:family="paragraph">
      <style:paragraph-properties style:line-height-at-least="0in"/>
      <style:text-properties style:font-name="Times New Roman" style:font-name-asian="Times New Roman" fo:font-size="4pt" style:font-size-asian="4pt"/>
    </style:style>
    <style:style style:name="TableCell234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47" style:parent-style-name="Normal" style:family="paragraph">
      <style:paragraph-properties style:line-height-at-least="0in"/>
      <style:text-properties style:font-name="Times New Roman" style:font-name-asian="Times New Roman" fo:font-size="4pt" style:font-size-asian="4pt"/>
    </style:style>
    <style:style style:name="TableCell234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49" style:parent-style-name="Normal" style:family="paragraph">
      <style:paragraph-properties style:line-height-at-least="0in"/>
      <style:text-properties style:font-name="Times New Roman" style:font-name-asian="Times New Roman" fo:font-size="4pt" style:font-size-asian="4pt"/>
    </style:style>
    <style:style style:name="TableCell23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51" style:parent-style-name="Normal" style:family="paragraph">
      <style:paragraph-properties style:line-height-at-least="0in"/>
      <style:text-properties style:font-name="Times New Roman" style:font-name-asian="Times New Roman" fo:font-size="4pt" style:font-size-asian="4pt"/>
    </style:style>
    <style:style style:name="TableCell235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53" style:parent-style-name="Normal" style:family="paragraph">
      <style:paragraph-properties style:line-height-at-least="0in"/>
      <style:text-properties style:font-name="Times New Roman" style:font-name-asian="Times New Roman" fo:font-size="4pt" style:font-size-asian="4pt"/>
    </style:style>
    <style:style style:name="TableCell235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355" style:parent-style-name="Normal" style:family="paragraph">
      <style:paragraph-properties style:line-height-at-least="0in"/>
      <style:text-properties style:font-name="Times New Roman" style:font-name-asian="Times New Roman" fo:font-size="4pt" style:font-size-asian="4pt"/>
    </style:style>
    <style:style style:name="TableCell235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357" style:parent-style-name="Normal" style:family="paragraph">
      <style:paragraph-properties style:line-height-at-least="0in"/>
      <style:text-properties style:font-name="Times New Roman" style:font-name-asian="Times New Roman" fo:font-size="4pt" style:font-size-asian="4pt"/>
    </style:style>
    <style:style style:name="TableRow2358" style:family="table-row">
      <style:table-row-properties style:min-row-height="0.0597in" style:use-optimal-row-height="false"/>
    </style:style>
    <style:style style:name="TableCell235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360" style:parent-style-name="Normal" style:family="paragraph">
      <style:paragraph-properties style:line-height-at-least="0in"/>
      <style:text-properties style:font-name="Times New Roman" style:font-name-asian="Times New Roman" fo:font-size="3.5pt" style:font-size-asian="3.5pt"/>
    </style:style>
    <style:style style:name="TableCell236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62" style:parent-style-name="Normal" style:family="paragraph">
      <style:paragraph-properties style:line-height-at-least="0in"/>
      <style:text-properties style:font-name="Times New Roman" style:font-name-asian="Times New Roman" fo:font-size="3.5pt" style:font-size-asian="3.5pt"/>
    </style:style>
    <style:style style:name="TableCell2363" style:family="table-cell">
      <style:table-cell-properties fo:border="none" style:writing-mode="lr-tb" style:vertical-align="bottom" fo:padding-top="0in" fo:padding-left="0in" fo:padding-bottom="0in" fo:padding-right="0in"/>
    </style:style>
    <style:style style:name="P2364" style:parent-style-name="Normal" style:family="paragraph">
      <style:paragraph-properties style:line-height-at-least="0in"/>
      <style:text-properties style:font-name="Times New Roman" style:font-name-asian="Times New Roman" fo:font-size="3.5pt" style:font-size-asian="3.5pt"/>
    </style:style>
    <style:style style:name="TableCell2365" style:family="table-cell">
      <style:table-cell-properties fo:border="none" style:writing-mode="lr-tb" style:vertical-align="bottom" fo:padding-top="0in" fo:padding-left="0in" fo:padding-bottom="0in" fo:padding-right="0in"/>
    </style:style>
    <style:style style:name="P2366" style:parent-style-name="Normal" style:family="paragraph">
      <style:paragraph-properties style:line-height-at-least="0in"/>
      <style:text-properties style:font-name="Times New Roman" style:font-name-asian="Times New Roman" fo:font-size="3.5pt" style:font-size-asian="3.5pt"/>
    </style:style>
    <style:style style:name="TableCell2367" style:family="table-cell">
      <style:table-cell-properties fo:border="none" style:writing-mode="lr-tb" style:vertical-align="bottom" fo:padding-top="0in" fo:padding-left="0in" fo:padding-bottom="0in" fo:padding-right="0in"/>
    </style:style>
    <style:style style:name="P2368" style:parent-style-name="Normal" style:family="paragraph">
      <style:paragraph-properties style:line-height-at-least="0in"/>
      <style:text-properties style:font-name="Times New Roman" style:font-name-asian="Times New Roman" fo:font-size="3.5pt" style:font-size-asian="3.5pt"/>
    </style:style>
    <style:style style:name="TableCell2369" style:family="table-cell">
      <style:table-cell-properties fo:border="none" style:writing-mode="lr-tb" style:vertical-align="bottom" fo:padding-top="0in" fo:padding-left="0in" fo:padding-bottom="0in" fo:padding-right="0in"/>
    </style:style>
    <style:style style:name="P2370" style:parent-style-name="Normal" style:family="paragraph">
      <style:paragraph-properties style:line-height-at-least="0in"/>
      <style:text-properties style:font-name="Times New Roman" style:font-name-asian="Times New Roman" fo:font-size="3.5pt" style:font-size-asian="3.5pt"/>
    </style:style>
    <style:style style:name="TableCell2371" style:family="table-cell">
      <style:table-cell-properties fo:border="none" style:writing-mode="lr-tb" style:vertical-align="bottom" fo:padding-top="0in" fo:padding-left="0in" fo:padding-bottom="0in" fo:padding-right="0in"/>
    </style:style>
    <style:style style:name="P2372" style:parent-style-name="Normal" style:family="paragraph">
      <style:paragraph-properties style:line-height-at-least="0in"/>
      <style:text-properties style:font-name="Times New Roman" style:font-name-asian="Times New Roman" fo:font-size="3.5pt" style:font-size-asian="3.5pt"/>
    </style:style>
    <style:style style:name="TableCell237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74" style:parent-style-name="Normal" style:family="paragraph">
      <style:paragraph-properties style:line-height-at-least="0in"/>
      <style:text-properties style:font-name="Times New Roman" style:font-name-asian="Times New Roman" fo:font-size="3.5pt" style:font-size-asian="3.5pt"/>
    </style:style>
    <style:style style:name="TableCell2375" style:family="table-cell">
      <style:table-cell-properties fo:border="none" style:writing-mode="lr-tb" style:vertical-align="bottom" fo:padding-top="0in" fo:padding-left="0in" fo:padding-bottom="0in" fo:padding-right="0in"/>
    </style:style>
    <style:style style:name="P2376" style:parent-style-name="Normal" style:family="paragraph">
      <style:paragraph-properties style:line-height-at-least="0in"/>
      <style:text-properties style:font-name="Times New Roman" style:font-name-asian="Times New Roman" fo:font-size="3.5pt" style:font-size-asian="3.5pt"/>
    </style:style>
    <style:style style:name="TableCell2377" style:family="table-cell">
      <style:table-cell-properties fo:border="none" style:writing-mode="lr-tb" style:vertical-align="bottom" fo:padding-top="0in" fo:padding-left="0in" fo:padding-bottom="0in" fo:padding-right="0in"/>
    </style:style>
    <style:style style:name="P2378" style:parent-style-name="Normal" style:family="paragraph">
      <style:paragraph-properties style:line-height-at-least="0in"/>
      <style:text-properties style:font-name="Times New Roman" style:font-name-asian="Times New Roman" fo:font-size="3.5pt" style:font-size-asian="3.5pt"/>
    </style:style>
    <style:style style:name="TableCell2379" style:family="table-cell">
      <style:table-cell-properties fo:border="none" style:writing-mode="lr-tb" style:vertical-align="bottom" fo:padding-top="0in" fo:padding-left="0in" fo:padding-bottom="0in" fo:padding-right="0in"/>
    </style:style>
    <style:style style:name="P2380" style:parent-style-name="Normal" style:family="paragraph">
      <style:paragraph-properties style:line-height-at-least="0in"/>
      <style:text-properties style:font-name="Times New Roman" style:font-name-asian="Times New Roman" fo:font-size="3.5pt" style:font-size-asian="3.5pt"/>
    </style:style>
    <style:style style:name="TableCell2381" style:family="table-cell">
      <style:table-cell-properties fo:border="none" style:writing-mode="lr-tb" style:vertical-align="bottom" fo:padding-top="0in" fo:padding-left="0in" fo:padding-bottom="0in" fo:padding-right="0in"/>
    </style:style>
    <style:style style:name="P2382" style:parent-style-name="Normal" style:family="paragraph">
      <style:paragraph-properties style:line-height-at-least="0in"/>
      <style:text-properties style:font-name="Times New Roman" style:font-name-asian="Times New Roman" fo:font-size="3.5pt" style:font-size-asian="3.5pt"/>
    </style:style>
    <style:style style:name="TableCell2383" style:family="table-cell">
      <style:table-cell-properties fo:border="none" style:writing-mode="lr-tb" style:vertical-align="bottom" fo:padding-top="0in" fo:padding-left="0in" fo:padding-bottom="0in" fo:padding-right="0in"/>
    </style:style>
    <style:style style:name="P2384" style:parent-style-name="Normal" style:family="paragraph">
      <style:paragraph-properties style:line-height-at-least="0in"/>
      <style:text-properties style:font-name="Times New Roman" style:font-name-asian="Times New Roman" fo:font-size="3.5pt" style:font-size-asian="3.5pt"/>
    </style:style>
    <style:style style:name="TableCell2385" style:family="table-cell">
      <style:table-cell-properties fo:border="none" style:writing-mode="lr-tb" style:vertical-align="bottom" fo:padding-top="0in" fo:padding-left="0in" fo:padding-bottom="0in" fo:padding-right="0in"/>
    </style:style>
    <style:style style:name="P2386" style:parent-style-name="Normal" style:family="paragraph">
      <style:paragraph-properties style:line-height-at-least="0in"/>
      <style:text-properties style:font-name="Times New Roman" style:font-name-asian="Times New Roman" fo:font-size="3.5pt" style:font-size-asian="3.5pt"/>
    </style:style>
    <style:style style:name="TableCell2387" style:family="table-cell">
      <style:table-cell-properties fo:border="none" style:writing-mode="lr-tb" style:vertical-align="bottom" fo:padding-top="0in" fo:padding-left="0in" fo:padding-bottom="0in" fo:padding-right="0in"/>
    </style:style>
    <style:style style:name="P2388" style:parent-style-name="Normal" style:family="paragraph">
      <style:paragraph-properties style:line-height-at-least="0in"/>
      <style:text-properties style:font-name="Times New Roman" style:font-name-asian="Times New Roman" fo:font-size="3.5pt" style:font-size-asian="3.5pt"/>
    </style:style>
    <style:style style:name="TableCell2389" style:family="table-cell">
      <style:table-cell-properties fo:border="none" style:writing-mode="lr-tb" style:vertical-align="bottom" fo:padding-top="0in" fo:padding-left="0in" fo:padding-bottom="0in" fo:padding-right="0in"/>
    </style:style>
    <style:style style:name="P2390" style:parent-style-name="Normal" style:family="paragraph">
      <style:paragraph-properties style:line-height-at-least="0in"/>
      <style:text-properties style:font-name="Times New Roman" style:font-name-asian="Times New Roman" fo:font-size="3.5pt" style:font-size-asian="3.5pt"/>
    </style:style>
    <style:style style:name="TableCell2391" style:family="table-cell">
      <style:table-cell-properties fo:border="none" style:writing-mode="lr-tb" style:vertical-align="bottom" fo:padding-top="0in" fo:padding-left="0in" fo:padding-bottom="0in" fo:padding-right="0in"/>
    </style:style>
    <style:style style:name="P2392" style:parent-style-name="Normal" style:family="paragraph">
      <style:paragraph-properties style:line-height-at-least="0in"/>
      <style:text-properties style:font-name="Times New Roman" style:font-name-asian="Times New Roman" fo:font-size="3.5pt" style:font-size-asian="3.5pt"/>
    </style:style>
    <style:style style:name="TableCell2393" style:family="table-cell">
      <style:table-cell-properties fo:border="none" style:writing-mode="lr-tb" style:vertical-align="bottom" fo:padding-top="0in" fo:padding-left="0in" fo:padding-bottom="0in" fo:padding-right="0in"/>
    </style:style>
    <style:style style:name="P2394" style:parent-style-name="Normal" style:family="paragraph">
      <style:paragraph-properties style:line-height-at-least="0in"/>
      <style:text-properties style:font-name="Times New Roman" style:font-name-asian="Times New Roman" fo:font-size="3.5pt" style:font-size-asian="3.5pt"/>
    </style:style>
    <style:style style:name="TableCell2395" style:family="table-cell">
      <style:table-cell-properties fo:border="none" style:writing-mode="lr-tb" style:vertical-align="bottom" fo:padding-top="0in" fo:padding-left="0in" fo:padding-bottom="0in" fo:padding-right="0in"/>
    </style:style>
    <style:style style:name="P2396" style:parent-style-name="Normal" style:family="paragraph">
      <style:paragraph-properties style:line-height-at-least="0in"/>
      <style:text-properties style:font-name="Times New Roman" style:font-name-asian="Times New Roman" fo:font-size="3.5pt" style:font-size-asian="3.5pt"/>
    </style:style>
    <style:style style:name="TableCell2397" style:family="table-cell">
      <style:table-cell-properties fo:border="none" style:writing-mode="lr-tb" style:vertical-align="bottom" fo:padding-top="0in" fo:padding-left="0in" fo:padding-bottom="0in" fo:padding-right="0in"/>
    </style:style>
    <style:style style:name="P2398" style:parent-style-name="Normal" style:family="paragraph">
      <style:paragraph-properties style:line-height-at-least="0in"/>
      <style:text-properties style:font-name="Times New Roman" style:font-name-asian="Times New Roman" fo:font-size="3.5pt" style:font-size-asian="3.5pt"/>
    </style:style>
    <style:style style:name="TableCell2399" style:family="table-cell">
      <style:table-cell-properties fo:border="none" style:writing-mode="lr-tb" style:vertical-align="bottom" fo:padding-top="0in" fo:padding-left="0in" fo:padding-bottom="0in" fo:padding-right="0in"/>
    </style:style>
    <style:style style:name="P2400" style:parent-style-name="Normal" style:family="paragraph">
      <style:paragraph-properties style:line-height-at-least="0in"/>
      <style:text-properties style:font-name="Times New Roman" style:font-name-asian="Times New Roman" fo:font-size="3.5pt" style:font-size-asian="3.5pt"/>
    </style:style>
    <style:style style:name="TableCell2401" style:family="table-cell">
      <style:table-cell-properties fo:border="none" style:writing-mode="lr-tb" style:vertical-align="bottom" fo:padding-top="0in" fo:padding-left="0in" fo:padding-bottom="0in" fo:padding-right="0in"/>
    </style:style>
    <style:style style:name="P2402" style:parent-style-name="Normal" style:family="paragraph">
      <style:paragraph-properties style:line-height-at-least="0in"/>
      <style:text-properties style:font-name="Times New Roman" style:font-name-asian="Times New Roman" fo:font-size="3.5pt" style:font-size-asian="3.5pt"/>
    </style:style>
    <style:style style:name="TableCell2403" style:family="table-cell">
      <style:table-cell-properties fo:border="none" style:writing-mode="lr-tb" style:vertical-align="bottom" fo:padding-top="0in" fo:padding-left="0in" fo:padding-bottom="0in" fo:padding-right="0in"/>
    </style:style>
    <style:style style:name="P2404" style:parent-style-name="Normal" style:family="paragraph">
      <style:paragraph-properties style:line-height-at-least="0in"/>
      <style:text-properties style:font-name="Times New Roman" style:font-name-asian="Times New Roman" fo:font-size="3.5pt" style:font-size-asian="3.5pt"/>
    </style:style>
    <style:style style:name="TableCell2405" style:family="table-cell">
      <style:table-cell-properties fo:border="none" style:writing-mode="lr-tb" style:vertical-align="bottom" fo:padding-top="0in" fo:padding-left="0in" fo:padding-bottom="0in" fo:padding-right="0in"/>
    </style:style>
    <style:style style:name="P2406" style:parent-style-name="Normal" style:family="paragraph">
      <style:paragraph-properties style:line-height-at-least="0in"/>
      <style:text-properties style:font-name="Times New Roman" style:font-name-asian="Times New Roman" fo:font-size="3.5pt" style:font-size-asian="3.5pt"/>
    </style:style>
    <style:style style:name="TableCell2407" style:family="table-cell">
      <style:table-cell-properties fo:border="none" style:writing-mode="lr-tb" style:vertical-align="bottom" fo:padding-top="0in" fo:padding-left="0in" fo:padding-bottom="0in" fo:padding-right="0in"/>
    </style:style>
    <style:style style:name="P2408" style:parent-style-name="Normal" style:family="paragraph">
      <style:paragraph-properties style:line-height-at-least="0in"/>
      <style:text-properties style:font-name="Times New Roman" style:font-name-asian="Times New Roman" fo:font-size="3.5pt" style:font-size-asian="3.5pt"/>
    </style:style>
    <style:style style:name="TableCell24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10" style:parent-style-name="Normal" style:family="paragraph">
      <style:paragraph-properties style:line-height-at-least="0in"/>
      <style:text-properties style:font-name="Times New Roman" style:font-name-asian="Times New Roman" fo:font-size="3.5pt" style:font-size-asian="3.5pt"/>
    </style:style>
    <style:style style:name="TableRow2411" style:family="table-row">
      <style:table-row-properties style:min-row-height="0.193in" style:use-optimal-row-height="false"/>
    </style:style>
    <style:style style:name="TableCell241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413"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24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15" style:parent-style-name="Normal" style:family="paragraph">
      <style:paragraph-properties style:line-height-at-least="0in"/>
      <style:text-properties style:font-name="Times New Roman" style:font-name-asian="Times New Roman" fo:font-size="12pt" style:font-size-asian="12pt"/>
    </style:style>
    <style:style style:name="TableCell2416" style:family="table-cell">
      <style:table-cell-properties fo:border="none" style:writing-mode="lr-tb" style:vertical-align="bottom" fo:padding-top="0in" fo:padding-left="0in" fo:padding-bottom="0in" fo:padding-right="0in"/>
    </style:style>
    <style:style style:name="P2417" style:parent-style-name="Normal" style:family="paragraph">
      <style:paragraph-properties style:line-height-at-least="0in"/>
      <style:text-properties style:font-name="Times New Roman" style:font-name-asian="Times New Roman" fo:font-size="12pt" style:font-size-asian="12pt"/>
    </style:style>
    <style:style style:name="TableCell24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19" style:parent-style-name="Normal" style:family="paragraph">
      <style:paragraph-properties style:line-height-at-least="0in"/>
      <style:text-properties style:font-name="Verdana" style:font-name-asian="Verdana" fo:font-size="9.5pt" style:font-size-asian="9.5pt"/>
    </style:style>
    <style:style style:name="TableCell2420" style:family="table-cell">
      <style:table-cell-properties fo:border="none" style:writing-mode="lr-tb" style:vertical-align="bottom" fo:padding-top="0in" fo:padding-left="0in" fo:padding-bottom="0in" fo:padding-right="0in"/>
    </style:style>
    <style:style style:name="P2421" style:parent-style-name="Normal" style:family="paragraph">
      <style:paragraph-properties style:line-height-at-least="0in"/>
      <style:text-properties style:font-name="Times New Roman" style:font-name-asian="Times New Roman" fo:font-size="12pt" style:font-size-asian="12pt"/>
    </style:style>
    <style:style style:name="TableCell2422" style:family="table-cell">
      <style:table-cell-properties fo:border="none" fo:background-color="#FFFF00" style:writing-mode="lr-tb" style:vertical-align="bottom" fo:padding-top="0in" fo:padding-left="0in" fo:padding-bottom="0in" fo:padding-right="0in"/>
    </style:style>
    <style:style style:name="P2423"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2424" style:family="table-cell">
      <style:table-cell-properties fo:border="none" style:writing-mode="lr-tb" style:vertical-align="bottom" fo:padding-top="0in" fo:padding-left="0in" fo:padding-bottom="0in" fo:padding-right="0in"/>
    </style:style>
    <style:style style:name="P2425" style:parent-style-name="Normal" style:family="paragraph">
      <style:paragraph-properties style:line-height-at-least="0in"/>
      <style:text-properties style:font-name="Times New Roman" style:font-name-asian="Times New Roman" fo:font-size="12pt" style:font-size-asian="12pt"/>
    </style:style>
    <style:style style:name="TableCell2426" style:family="table-cell">
      <style:table-cell-properties fo:border="none" style:writing-mode="lr-tb" style:vertical-align="bottom" fo:padding-top="0in" fo:padding-left="0in" fo:padding-bottom="0in" fo:padding-right="0in"/>
    </style:style>
    <style:style style:name="P2427" style:parent-style-name="Normal" style:family="paragraph">
      <style:paragraph-properties style:line-height-at-least="0in"/>
      <style:text-properties style:font-name="Times New Roman" style:font-name-asian="Times New Roman" fo:font-size="12pt" style:font-size-asian="12pt"/>
    </style:style>
    <style:style style:name="TableCell2428" style:family="table-cell">
      <style:table-cell-properties fo:border="none" style:writing-mode="lr-tb" style:vertical-align="bottom" fo:padding-top="0in" fo:padding-left="0in" fo:padding-bottom="0in" fo:padding-right="0in"/>
    </style:style>
    <style:style style:name="P2429" style:parent-style-name="Normal" style:family="paragraph">
      <style:paragraph-properties style:line-height-at-least="0in"/>
      <style:text-properties style:font-name="Times New Roman" style:font-name-asian="Times New Roman" fo:font-size="12pt" style:font-size-asian="12pt"/>
    </style:style>
    <style:style style:name="TableCell2430" style:family="table-cell">
      <style:table-cell-properties fo:border="none" style:writing-mode="lr-tb" style:vertical-align="bottom" fo:padding-top="0in" fo:padding-left="0in" fo:padding-bottom="0in" fo:padding-right="0in"/>
    </style:style>
    <style:style style:name="P2431" style:parent-style-name="Normal" style:family="paragraph">
      <style:paragraph-properties style:line-height-at-least="0in"/>
      <style:text-properties style:font-name="Times New Roman" style:font-name-asian="Times New Roman" fo:font-size="12pt" style:font-size-asian="12pt"/>
    </style:style>
    <style:style style:name="TableCell2432" style:family="table-cell">
      <style:table-cell-properties fo:border="none" style:writing-mode="lr-tb" style:vertical-align="bottom" fo:padding-top="0in" fo:padding-left="0in" fo:padding-bottom="0in" fo:padding-right="0in"/>
    </style:style>
    <style:style style:name="P2433" style:parent-style-name="Normal" style:family="paragraph">
      <style:paragraph-properties style:line-height-at-least="0in"/>
      <style:text-properties style:font-name="Times New Roman" style:font-name-asian="Times New Roman" fo:font-size="12pt" style:font-size-asian="12pt"/>
    </style:style>
    <style:style style:name="TableCell2434" style:family="table-cell">
      <style:table-cell-properties fo:border="none" style:writing-mode="lr-tb" style:vertical-align="bottom" fo:padding-top="0in" fo:padding-left="0in" fo:padding-bottom="0in" fo:padding-right="0in"/>
    </style:style>
    <style:style style:name="P2435" style:parent-style-name="Normal" style:family="paragraph">
      <style:paragraph-properties style:line-height-at-least="0in"/>
      <style:text-properties style:font-name="Times New Roman" style:font-name-asian="Times New Roman" fo:font-size="12pt" style:font-size-asian="12pt"/>
    </style:style>
    <style:style style:name="TableCell24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37" style:parent-style-name="Normal" style:family="paragraph">
      <style:paragraph-properties style:line-height-at-least="0in"/>
      <style:text-properties style:font-name="Times New Roman" style:font-name-asian="Times New Roman" fo:font-size="12pt" style:font-size-asian="12pt"/>
    </style:style>
    <style:style style:name="TableRow2438" style:family="table-row">
      <style:table-row-properties style:min-row-height="0.0701in" style:use-optimal-row-height="false"/>
    </style:style>
    <style:style style:name="TableCell243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440"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24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42" style:parent-style-name="Normal" style:family="paragraph">
      <style:paragraph-properties style:line-height-at-least="0in"/>
      <style:text-properties style:font-name="Times New Roman" style:font-name-asian="Times New Roman" fo:font-size="4pt" style:font-size-asian="4pt"/>
    </style:style>
    <style:style style:name="TableCell2443" style:family="table-cell">
      <style:table-cell-properties fo:border="none" style:writing-mode="lr-tb" style:vertical-align="bottom" fo:padding-top="0in" fo:padding-left="0in" fo:padding-bottom="0in" fo:padding-right="0in"/>
    </style:style>
    <style:style style:name="P2444" style:parent-style-name="Normal" style:family="paragraph">
      <style:paragraph-properties style:line-height-at-least="0in"/>
      <style:text-properties style:font-name="Times New Roman" style:font-name-asian="Times New Roman" fo:font-size="4pt" style:font-size-asian="4pt"/>
    </style:style>
    <style:style style:name="TableCell24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46" style:parent-style-name="Normal" style:family="paragraph">
      <style:paragraph-properties style:line-height-at-least="0in"/>
      <style:text-properties style:font-name="Verdana" style:font-name-asian="Verdana" fo:font-size="9.5pt" style:font-size-asian="9.5pt"/>
    </style:style>
    <style:style style:name="TableCell2447" style:family="table-cell">
      <style:table-cell-properties fo:border="none" style:writing-mode="lr-tb" style:vertical-align="bottom" fo:padding-top="0in" fo:padding-left="0in" fo:padding-bottom="0in" fo:padding-right="0in"/>
    </style:style>
    <style:style style:name="P2448" style:parent-style-name="Normal" style:family="paragraph">
      <style:paragraph-properties style:line-height-at-least="0in"/>
      <style:text-properties style:font-name="Times New Roman" style:font-name-asian="Times New Roman" fo:font-size="4pt" style:font-size-asian="4pt"/>
    </style:style>
    <style:style style:name="TableCell2449" style:family="table-cell">
      <style:table-cell-properties fo:border="none" style:writing-mode="lr-tb" style:vertical-align="bottom" fo:padding-top="0in" fo:padding-left="0in" fo:padding-bottom="0in" fo:padding-right="0in"/>
    </style:style>
    <style:style style:name="P2450" style:parent-style-name="Normal" style:family="paragraph">
      <style:paragraph-properties style:line-height-at-least="0in"/>
      <style:text-properties style:font-name="Times New Roman" style:font-name-asian="Times New Roman" fo:font-size="4pt" style:font-size-asian="4pt"/>
    </style:style>
    <style:style style:name="TableCell2451" style:family="table-cell">
      <style:table-cell-properties fo:border="none" style:writing-mode="lr-tb" style:vertical-align="bottom" fo:padding-top="0in" fo:padding-left="0in" fo:padding-bottom="0in" fo:padding-right="0in"/>
    </style:style>
    <style:style style:name="P2452" style:parent-style-name="Normal" style:family="paragraph">
      <style:paragraph-properties style:line-height-at-least="0in"/>
      <style:text-properties style:font-name="Times New Roman" style:font-name-asian="Times New Roman" fo:font-size="4pt" style:font-size-asian="4pt"/>
    </style:style>
    <style:style style:name="TableCell2453" style:family="table-cell">
      <style:table-cell-properties fo:border="none" style:writing-mode="lr-tb" style:vertical-align="bottom" fo:padding-top="0in" fo:padding-left="0in" fo:padding-bottom="0in" fo:padding-right="0in"/>
    </style:style>
    <style:style style:name="P2454" style:parent-style-name="Normal" style:family="paragraph">
      <style:paragraph-properties style:line-height-at-least="0in"/>
      <style:text-properties style:font-name="Times New Roman" style:font-name-asian="Times New Roman" fo:font-size="4pt" style:font-size-asian="4pt"/>
    </style:style>
    <style:style style:name="TableCell2455" style:family="table-cell">
      <style:table-cell-properties fo:border="none" style:writing-mode="lr-tb" style:vertical-align="bottom" fo:padding-top="0in" fo:padding-left="0in" fo:padding-bottom="0in" fo:padding-right="0in"/>
    </style:style>
    <style:style style:name="P2456" style:parent-style-name="Normal" style:family="paragraph">
      <style:paragraph-properties style:line-height-at-least="0in"/>
      <style:text-properties style:font-name="Times New Roman" style:font-name-asian="Times New Roman" fo:font-size="4pt" style:font-size-asian="4pt"/>
    </style:style>
    <style:style style:name="TableCell2457" style:family="table-cell">
      <style:table-cell-properties fo:border="none" style:writing-mode="lr-tb" style:vertical-align="bottom" fo:padding-top="0in" fo:padding-left="0in" fo:padding-bottom="0in" fo:padding-right="0in"/>
    </style:style>
    <style:style style:name="P2458" style:parent-style-name="Normal" style:family="paragraph">
      <style:paragraph-properties style:line-height-at-least="0in"/>
      <style:text-properties style:font-name="Times New Roman" style:font-name-asian="Times New Roman" fo:font-size="4pt" style:font-size-asian="4pt"/>
    </style:style>
    <style:style style:name="TableCell2459" style:family="table-cell">
      <style:table-cell-properties fo:border="none" style:writing-mode="lr-tb" style:vertical-align="bottom" fo:padding-top="0in" fo:padding-left="0in" fo:padding-bottom="0in" fo:padding-right="0in"/>
    </style:style>
    <style:style style:name="P2460" style:parent-style-name="Normal" style:family="paragraph">
      <style:paragraph-properties style:line-height-at-least="0in"/>
      <style:text-properties style:font-name="Times New Roman" style:font-name-asian="Times New Roman" fo:font-size="4pt" style:font-size-asian="4pt"/>
    </style:style>
    <style:style style:name="TableCell2461" style:family="table-cell">
      <style:table-cell-properties fo:border="none" style:writing-mode="lr-tb" style:vertical-align="bottom" fo:padding-top="0in" fo:padding-left="0in" fo:padding-bottom="0in" fo:padding-right="0in"/>
    </style:style>
    <style:style style:name="P2462" style:parent-style-name="Normal" style:family="paragraph">
      <style:paragraph-properties style:line-height-at-least="0in"/>
      <style:text-properties style:font-name="Times New Roman" style:font-name-asian="Times New Roman" fo:font-size="4pt" style:font-size-asian="4pt"/>
    </style:style>
    <style:style style:name="TableCell2463" style:family="table-cell">
      <style:table-cell-properties fo:border="none" style:writing-mode="lr-tb" style:vertical-align="bottom" fo:padding-top="0in" fo:padding-left="0in" fo:padding-bottom="0in" fo:padding-right="0in"/>
    </style:style>
    <style:style style:name="P2464" style:parent-style-name="Normal" style:family="paragraph">
      <style:paragraph-properties style:line-height-at-least="0in"/>
      <style:text-properties style:font-name="Times New Roman" style:font-name-asian="Times New Roman" fo:font-size="4pt" style:font-size-asian="4pt"/>
    </style:style>
    <style:style style:name="TableCell2465" style:family="table-cell">
      <style:table-cell-properties fo:border="none" style:writing-mode="lr-tb" style:vertical-align="bottom" fo:padding-top="0in" fo:padding-left="0in" fo:padding-bottom="0in" fo:padding-right="0in"/>
    </style:style>
    <style:style style:name="P2466" style:parent-style-name="Normal" style:family="paragraph">
      <style:paragraph-properties style:line-height-at-least="0in"/>
      <style:text-properties style:font-name="Times New Roman" style:font-name-asian="Times New Roman" fo:font-size="4pt" style:font-size-asian="4pt"/>
    </style:style>
    <style:style style:name="TableCell2467" style:family="table-cell">
      <style:table-cell-properties fo:border="none" style:writing-mode="lr-tb" style:vertical-align="bottom" fo:padding-top="0in" fo:padding-left="0in" fo:padding-bottom="0in" fo:padding-right="0in"/>
    </style:style>
    <style:style style:name="P2468" style:parent-style-name="Normal" style:family="paragraph">
      <style:paragraph-properties style:line-height-at-least="0in"/>
      <style:text-properties style:font-name="Times New Roman" style:font-name-asian="Times New Roman" fo:font-size="4pt" style:font-size-asian="4pt"/>
    </style:style>
    <style:style style:name="TableCell2469" style:family="table-cell">
      <style:table-cell-properties fo:border="none" style:writing-mode="lr-tb" style:vertical-align="bottom" fo:padding-top="0in" fo:padding-left="0in" fo:padding-bottom="0in" fo:padding-right="0in"/>
    </style:style>
    <style:style style:name="P2470" style:parent-style-name="Normal" style:family="paragraph">
      <style:paragraph-properties style:line-height-at-least="0in"/>
      <style:text-properties style:font-name="Times New Roman" style:font-name-asian="Times New Roman" fo:font-size="4pt" style:font-size-asian="4pt"/>
    </style:style>
    <style:style style:name="TableCell2471" style:family="table-cell">
      <style:table-cell-properties fo:border="none" style:writing-mode="lr-tb" style:vertical-align="bottom" fo:padding-top="0in" fo:padding-left="0in" fo:padding-bottom="0in" fo:padding-right="0in"/>
    </style:style>
    <style:style style:name="P2472" style:parent-style-name="Normal" style:family="paragraph">
      <style:paragraph-properties style:line-height-at-least="0in"/>
      <style:text-properties style:font-name="Times New Roman" style:font-name-asian="Times New Roman" fo:font-size="4pt" style:font-size-asian="4pt"/>
    </style:style>
    <style:style style:name="TableCell2473" style:family="table-cell">
      <style:table-cell-properties fo:border="none" style:writing-mode="lr-tb" style:vertical-align="bottom" fo:padding-top="0in" fo:padding-left="0in" fo:padding-bottom="0in" fo:padding-right="0in"/>
    </style:style>
    <style:style style:name="P2474" style:parent-style-name="Normal" style:family="paragraph">
      <style:paragraph-properties style:line-height-at-least="0in"/>
      <style:text-properties style:font-name="Times New Roman" style:font-name-asian="Times New Roman" fo:font-size="4pt" style:font-size-asian="4pt"/>
    </style:style>
    <style:style style:name="TableCell2475" style:family="table-cell">
      <style:table-cell-properties fo:border="none" style:writing-mode="lr-tb" style:vertical-align="bottom" fo:padding-top="0in" fo:padding-left="0in" fo:padding-bottom="0in" fo:padding-right="0in"/>
    </style:style>
    <style:style style:name="P2476" style:parent-style-name="Normal" style:family="paragraph">
      <style:paragraph-properties style:line-height-at-least="0in"/>
      <style:text-properties style:font-name="Times New Roman" style:font-name-asian="Times New Roman" fo:font-size="4pt" style:font-size-asian="4pt"/>
    </style:style>
    <style:style style:name="TableCell2477" style:family="table-cell">
      <style:table-cell-properties fo:border="none" style:writing-mode="lr-tb" style:vertical-align="bottom" fo:padding-top="0in" fo:padding-left="0in" fo:padding-bottom="0in" fo:padding-right="0in"/>
    </style:style>
    <style:style style:name="P2478" style:parent-style-name="Normal" style:family="paragraph">
      <style:paragraph-properties style:line-height-at-least="0in"/>
      <style:text-properties style:font-name="Times New Roman" style:font-name-asian="Times New Roman" fo:font-size="4pt" style:font-size-asian="4pt"/>
    </style:style>
    <style:style style:name="TableCell2479" style:family="table-cell">
      <style:table-cell-properties fo:border="none" style:writing-mode="lr-tb" style:vertical-align="bottom" fo:padding-top="0in" fo:padding-left="0in" fo:padding-bottom="0in" fo:padding-right="0in"/>
    </style:style>
    <style:style style:name="P2480" style:parent-style-name="Normal" style:family="paragraph">
      <style:paragraph-properties style:line-height-at-least="0in"/>
      <style:text-properties style:font-name="Times New Roman" style:font-name-asian="Times New Roman" fo:font-size="4pt" style:font-size-asian="4pt"/>
    </style:style>
    <style:style style:name="TableCell24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82" style:parent-style-name="Normal" style:family="paragraph">
      <style:paragraph-properties style:line-height-at-least="0in"/>
      <style:text-properties style:font-name="Times New Roman" style:font-name-asian="Times New Roman" fo:font-size="4pt" style:font-size-asian="4pt"/>
    </style:style>
    <style:style style:name="TableRow2483" style:family="table-row">
      <style:table-row-properties style:min-row-height="0.1229in" style:use-optimal-row-height="false"/>
    </style:style>
    <style:style style:name="P2484" style:parent-style-name="Normal" style:family="paragraph">
      <style:paragraph-properties style:line-height-at-least="0in"/>
      <style:text-properties style:font-name="Times New Roman" style:font-name-asian="Times New Roman" fo:font-size="7.5pt" style:font-size-asian="7.5pt"/>
    </style:style>
    <style:style style:name="TableCell248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86" style:parent-style-name="Normal" style:family="paragraph">
      <style:paragraph-properties style:line-height-at-least="0in"/>
      <style:text-properties style:font-name="Times New Roman" style:font-name-asian="Times New Roman" fo:font-size="7.5pt" style:font-size-asian="7.5pt"/>
    </style:style>
    <style:style style:name="TableCell2487" style:family="table-cell">
      <style:table-cell-properties fo:border="none" style:writing-mode="lr-tb" style:vertical-align="bottom" fo:padding-top="0in" fo:padding-left="0in" fo:padding-bottom="0in" fo:padding-right="0in"/>
    </style:style>
    <style:style style:name="P2488" style:parent-style-name="Normal" style:family="paragraph">
      <style:paragraph-properties style:line-height-at-least="0in"/>
      <style:text-properties style:font-name="Times New Roman" style:font-name-asian="Times New Roman" fo:font-size="7.5pt" style:font-size-asian="7.5pt"/>
    </style:style>
    <style:style style:name="P2489" style:parent-style-name="Normal" style:family="paragraph">
      <style:paragraph-properties style:line-height-at-least="0in"/>
      <style:text-properties style:font-name="Times New Roman" style:font-name-asian="Times New Roman" fo:font-size="7.5pt" style:font-size-asian="7.5pt"/>
    </style:style>
    <style:style style:name="TableCell2490" style:family="table-cell">
      <style:table-cell-properties fo:border="none" style:writing-mode="lr-tb" style:vertical-align="bottom" fo:padding-top="0in" fo:padding-left="0in" fo:padding-bottom="0in" fo:padding-right="0in"/>
    </style:style>
    <style:style style:name="P2491" style:parent-style-name="Normal" style:family="paragraph">
      <style:paragraph-properties style:line-height-at-least="0in"/>
      <style:text-properties style:font-name="Times New Roman" style:font-name-asian="Times New Roman" fo:font-size="7.5pt" style:font-size-asian="7.5pt"/>
    </style:style>
    <style:style style:name="TableCell2492" style:family="table-cell">
      <style:table-cell-properties fo:border="none" fo:background-color="#FFFF00" style:writing-mode="lr-tb" style:vertical-align="bottom" fo:padding-top="0in" fo:padding-left="0in" fo:padding-bottom="0in" fo:padding-right="0in"/>
    </style:style>
    <style:style style:name="P2493"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2494" style:family="table-cell">
      <style:table-cell-properties fo:border="none" fo:background-color="#FFFF00" style:writing-mode="lr-tb" style:vertical-align="bottom" fo:padding-top="0in" fo:padding-left="0in" fo:padding-bottom="0in" fo:padding-right="0in"/>
    </style:style>
    <style:style style:name="P2495" style:parent-style-name="Normal" style:family="paragraph">
      <style:paragraph-properties fo:text-align="end" style:line-height-at-least="0in" fo:margin-right="0.0138in"/>
      <style:text-properties style:font-name="Verdana" style:font-name-asian="Verdana" fo:font-size="9.5pt" style:font-size-asian="9.5pt" fo:background-color="#FFFF00"/>
    </style:style>
    <style:style style:name="TableCell24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97" style:parent-style-name="Normal" style:family="paragraph">
      <style:paragraph-properties style:line-height-at-least="0in"/>
      <style:text-properties style:font-name="Times New Roman" style:font-name-asian="Times New Roman" fo:font-size="7.5pt" style:font-size-asian="7.5pt"/>
    </style:style>
    <style:style style:name="TableRow2498" style:family="table-row">
      <style:table-row-properties style:min-row-height="0.0701in" style:use-optimal-row-height="false"/>
    </style:style>
    <style:style style:name="TableCell249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500"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250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02" style:parent-style-name="Normal" style:family="paragraph">
      <style:paragraph-properties style:line-height-at-least="0in"/>
      <style:text-properties style:font-name="Times New Roman" style:font-name-asian="Times New Roman" fo:font-size="4pt" style:font-size-asian="4pt"/>
    </style:style>
    <style:style style:name="TableCell2503" style:family="table-cell">
      <style:table-cell-properties fo:border="none" style:writing-mode="lr-tb" style:vertical-align="bottom" fo:padding-top="0in" fo:padding-left="0in" fo:padding-bottom="0in" fo:padding-right="0in"/>
    </style:style>
    <style:style style:name="P2504" style:parent-style-name="Normal" style:family="paragraph">
      <style:paragraph-properties style:line-height-at-least="0in"/>
      <style:text-properties style:font-name="Times New Roman" style:font-name-asian="Times New Roman" fo:font-size="4pt" style:font-size-asian="4pt"/>
    </style:style>
    <style:style style:name="TableCell2505" style:family="table-cell">
      <style:table-cell-properties fo:border="none" style:writing-mode="lr-tb" style:vertical-align="bottom" fo:padding-top="0in" fo:padding-left="0in" fo:padding-bottom="0in" fo:padding-right="0in"/>
    </style:style>
    <style:style style:name="P2506" style:parent-style-name="Normal" style:family="paragraph">
      <style:paragraph-properties style:line-height-at-least="0in"/>
      <style:text-properties style:font-name="Verdana" style:font-name-asian="Verdana" fo:font-size="9.5pt" style:font-size-asian="9.5pt"/>
    </style:style>
    <style:style style:name="TableCell2507" style:family="table-cell">
      <style:table-cell-properties fo:border="none" style:writing-mode="lr-tb" style:vertical-align="bottom" fo:padding-top="0in" fo:padding-left="0in" fo:padding-bottom="0in" fo:padding-right="0in"/>
    </style:style>
    <style:style style:name="P2508" style:parent-style-name="Normal" style:family="paragraph">
      <style:paragraph-properties style:line-height-at-least="0in"/>
      <style:text-properties style:font-name="Times New Roman" style:font-name-asian="Times New Roman" fo:font-size="4pt" style:font-size-asian="4pt"/>
    </style:style>
    <style:style style:name="TableCell2509" style:family="table-cell">
      <style:table-cell-properties fo:border="none" style:writing-mode="lr-tb" style:vertical-align="bottom" fo:padding-top="0in" fo:padding-left="0in" fo:padding-bottom="0in" fo:padding-right="0in"/>
    </style:style>
    <style:style style:name="P2510" style:parent-style-name="Normal" style:family="paragraph">
      <style:paragraph-properties style:line-height-at-least="0in"/>
      <style:text-properties style:font-name="Times New Roman" style:font-name-asian="Times New Roman" fo:font-size="4pt" style:font-size-asian="4pt"/>
    </style:style>
    <style:style style:name="TableCell25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12" style:parent-style-name="Normal" style:family="paragraph">
      <style:paragraph-properties style:line-height-at-least="0in"/>
      <style:text-properties style:font-name="Times New Roman" style:font-name-asian="Times New Roman" fo:font-size="4pt" style:font-size-asian="4pt"/>
    </style:style>
    <style:style style:name="TableCell2513" style:family="table-cell">
      <style:table-cell-properties fo:border="none" style:writing-mode="lr-tb" style:vertical-align="bottom" fo:padding-top="0in" fo:padding-left="0in" fo:padding-bottom="0in" fo:padding-right="0in"/>
    </style:style>
    <style:style style:name="P2514" style:parent-style-name="Normal" style:family="paragraph">
      <style:paragraph-properties style:line-height-at-least="0in"/>
      <style:text-properties style:font-name="Times New Roman" style:font-name-asian="Times New Roman" fo:font-size="4pt" style:font-size-asian="4pt"/>
    </style:style>
    <style:style style:name="P2515" style:parent-style-name="Normal" style:family="paragraph">
      <style:paragraph-properties style:line-height-at-least="0in"/>
      <style:text-properties style:font-name="Times New Roman" style:font-name-asian="Times New Roman" fo:font-size="4pt" style:font-size-asian="4pt"/>
    </style:style>
    <style:style style:name="P2516" style:parent-style-name="Normal" style:family="paragraph">
      <style:paragraph-properties style:line-height-at-least="0in"/>
      <style:text-properties style:font-name="Times New Roman" style:font-name-asian="Times New Roman" fo:font-size="4pt" style:font-size-asian="4pt"/>
    </style:style>
    <style:style style:name="TableCell25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18" style:parent-style-name="Normal" style:family="paragraph">
      <style:paragraph-properties style:line-height-at-least="0in"/>
      <style:text-properties style:font-name="Times New Roman" style:font-name-asian="Times New Roman" fo:font-size="4pt" style:font-size-asian="4pt"/>
    </style:style>
    <style:style style:name="TableRow2519" style:family="table-row">
      <style:table-row-properties style:min-row-height="0.125in" style:use-optimal-row-height="false"/>
    </style:style>
    <style:style style:name="P2520" style:parent-style-name="Normal" style:family="paragraph">
      <style:paragraph-properties style:line-height-at-least="0in"/>
      <style:text-properties style:font-name="Times New Roman" style:font-name-asian="Times New Roman" fo:font-size="7.5pt" style:font-size-asian="7.5pt"/>
    </style:style>
    <style:style style:name="TableCell252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22" style:parent-style-name="Normal" style:family="paragraph">
      <style:paragraph-properties style:line-height-at-least="0in"/>
      <style:text-properties style:font-name="Times New Roman" style:font-name-asian="Times New Roman" fo:font-size="7.5pt" style:font-size-asian="7.5pt"/>
    </style:style>
    <style:style style:name="TableCell2523" style:family="table-cell">
      <style:table-cell-properties fo:border="none" style:writing-mode="lr-tb" style:vertical-align="bottom" fo:padding-top="0in" fo:padding-left="0in" fo:padding-bottom="0in" fo:padding-right="0in"/>
    </style:style>
    <style:style style:name="P2524" style:parent-style-name="Normal" style:family="paragraph">
      <style:paragraph-properties style:line-height-at-least="0in"/>
      <style:text-properties style:font-name="Times New Roman" style:font-name-asian="Times New Roman" fo:font-size="7.5pt" style:font-size-asian="7.5pt"/>
    </style:style>
    <style:style style:name="P2525" style:parent-style-name="Normal" style:family="paragraph">
      <style:paragraph-properties style:line-height-at-least="0in"/>
      <style:text-properties style:font-name="Times New Roman" style:font-name-asian="Times New Roman" fo:font-size="7.5pt" style:font-size-asian="7.5pt"/>
    </style:style>
    <style:style style:name="TableCell2526" style:family="table-cell">
      <style:table-cell-properties fo:border="none" style:writing-mode="lr-tb" style:vertical-align="bottom" fo:padding-top="0in" fo:padding-left="0in" fo:padding-bottom="0in" fo:padding-right="0in"/>
    </style:style>
    <style:style style:name="P2527" style:parent-style-name="Normal" style:family="paragraph">
      <style:paragraph-properties style:line-height-at-least="0in"/>
      <style:text-properties style:font-name="Times New Roman" style:font-name-asian="Times New Roman" fo:font-size="7.5pt" style:font-size-asian="7.5pt"/>
    </style:style>
    <style:style style:name="TableCell2528" style:family="table-cell">
      <style:table-cell-properties fo:border="none" style:writing-mode="lr-tb" style:vertical-align="bottom" fo:padding-top="0in" fo:padding-left="0in" fo:padding-bottom="0in" fo:padding-right="0in"/>
    </style:style>
    <style:style style:name="P2529" style:parent-style-name="Normal" style:family="paragraph">
      <style:paragraph-properties style:line-height-at-least="0in"/>
      <style:text-properties style:font-name="Times New Roman" style:font-name-asian="Times New Roman" fo:font-size="7.5pt" style:font-size-asian="7.5pt"/>
    </style:style>
    <style:style style:name="TableCell25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31" style:parent-style-name="Normal" style:family="paragraph">
      <style:paragraph-properties style:line-height-at-least="0in"/>
      <style:text-properties style:font-name="Times New Roman" style:font-name-asian="Times New Roman" fo:font-size="7.5pt" style:font-size-asian="7.5pt"/>
    </style:style>
    <style:style style:name="TableCell2532" style:family="table-cell">
      <style:table-cell-properties fo:border="none" style:writing-mode="lr-tb" style:vertical-align="bottom" fo:padding-top="0in" fo:padding-left="0in" fo:padding-bottom="0in" fo:padding-right="0in"/>
    </style:style>
    <style:style style:name="P2533" style:parent-style-name="Normal" style:family="paragraph">
      <style:paragraph-properties style:line-height-at-least="0in"/>
      <style:text-properties style:font-name="Times New Roman" style:font-name-asian="Times New Roman" fo:font-size="7.5pt" style:font-size-asian="7.5pt"/>
    </style:style>
    <style:style style:name="TableCell2534" style:family="table-cell">
      <style:table-cell-properties fo:border="none" fo:background-color="#FFFF00" style:writing-mode="lr-tb" style:vertical-align="bottom" fo:padding-top="0in" fo:padding-left="0in" fo:padding-bottom="0in" fo:padding-right="0in"/>
    </style:style>
    <style:style style:name="P2535" style:parent-style-name="Normal" style:family="paragraph">
      <style:paragraph-properties style:line-height-at-least="0in"/>
      <style:text-properties style:font-name="Verdana" style:font-name-asian="Verdana" fo:font-size="9.5pt" style:font-size-asian="9.5pt" fo:background-color="#FFFF00"/>
    </style:style>
    <style:style style:name="TableCell2536" style:family="table-cell">
      <style:table-cell-properties fo:border="none" fo:background-color="#FFFF00" style:writing-mode="lr-tb" style:vertical-align="bottom" fo:padding-top="0in" fo:padding-left="0in" fo:padding-bottom="0in" fo:padding-right="0in"/>
    </style:style>
    <style:style style:name="P2537" style:parent-style-name="Normal" style:family="paragraph">
      <style:paragraph-properties style:line-height-at-least="0in" fo:margin-left="0.0138in">
        <style:tab-stops/>
      </style:paragraph-properties>
      <style:text-properties style:font-name="Verdana" style:font-name-asian="Verdana" fo:font-size="9.5pt" style:font-size-asian="9.5pt" fo:background-color="#FFFF00"/>
    </style:style>
    <style:style style:name="TableCell2538" style:family="table-cell">
      <style:table-cell-properties fo:border="none" fo:background-color="#FFFF00" style:writing-mode="lr-tb" style:vertical-align="bottom" fo:padding-top="0in" fo:padding-left="0in" fo:padding-bottom="0in" fo:padding-right="0in"/>
    </style:style>
    <style:style style:name="P2539" style:parent-style-name="Normal" style:family="paragraph">
      <style:paragraph-properties fo:text-align="center" style:line-height-at-least="0in"/>
      <style:text-properties style:font-name="Verdana" style:font-name-asian="Verdana" style:text-scale="94%" fo:font-size="9.5pt" style:font-size-asian="9.5pt" fo:background-color="#FFFF00"/>
    </style:style>
    <style:style style:name="TableCell2540" style:family="table-cell">
      <style:table-cell-properties fo:border="none" fo:background-color="#FFFF00" style:writing-mode="lr-tb" style:vertical-align="bottom" fo:padding-top="0in" fo:padding-left="0in" fo:padding-bottom="0in" fo:padding-right="0in"/>
    </style:style>
    <style:style style:name="P2541" style:parent-style-name="Normal" style:family="paragraph">
      <style:paragraph-properties fo:text-align="end" style:line-height-at-least="0in" fo:margin-right="0.0138in"/>
      <style:text-properties style:font-name="Verdana" style:font-name-asian="Verdana" fo:font-size="9.5pt" style:font-size-asian="9.5pt" fo:background-color="#FFFF00"/>
    </style:style>
    <style:style style:name="TableCell254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43" style:parent-style-name="Normal" style:family="paragraph">
      <style:paragraph-properties style:line-height-at-least="0in"/>
      <style:text-properties style:font-name="Times New Roman" style:font-name-asian="Times New Roman" fo:font-size="7.5pt" style:font-size-asian="7.5pt"/>
    </style:style>
    <style:style style:name="TableRow2544" style:family="table-row">
      <style:table-row-properties style:min-row-height="0.0701in" style:use-optimal-row-height="false"/>
    </style:style>
    <style:style style:name="TableCell254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546"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254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48" style:parent-style-name="Normal" style:family="paragraph">
      <style:paragraph-properties style:line-height-at-least="0in"/>
      <style:text-properties style:font-name="Times New Roman" style:font-name-asian="Times New Roman" fo:font-size="4pt" style:font-size-asian="4pt"/>
    </style:style>
    <style:style style:name="TableCell2549" style:family="table-cell">
      <style:table-cell-properties fo:border="none" style:writing-mode="lr-tb" style:vertical-align="bottom" fo:padding-top="0in" fo:padding-left="0in" fo:padding-bottom="0in" fo:padding-right="0in"/>
    </style:style>
    <style:style style:name="P2550" style:parent-style-name="Normal" style:family="paragraph">
      <style:paragraph-properties style:line-height-at-least="0in"/>
      <style:text-properties style:font-name="Times New Roman" style:font-name-asian="Times New Roman" fo:font-size="4pt" style:font-size-asian="4pt"/>
    </style:style>
    <style:style style:name="TableCell2551" style:family="table-cell">
      <style:table-cell-properties fo:border="none" style:writing-mode="lr-tb" style:vertical-align="bottom" fo:padding-top="0in" fo:padding-left="0in" fo:padding-bottom="0in" fo:padding-right="0in"/>
    </style:style>
    <style:style style:name="P2552" style:parent-style-name="Normal" style:family="paragraph">
      <style:paragraph-properties style:line-height-at-least="0in"/>
      <style:text-properties style:font-name="Verdana" style:font-name-asian="Verdana" fo:font-size="9.5pt" style:font-size-asian="9.5pt"/>
    </style:style>
    <style:style style:name="TableCell255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54" style:parent-style-name="Normal" style:family="paragraph">
      <style:paragraph-properties style:line-height-at-least="0in"/>
      <style:text-properties style:font-name="Times New Roman" style:font-name-asian="Times New Roman" fo:font-size="4pt" style:font-size-asian="4pt"/>
    </style:style>
    <style:style style:name="TableCell2555" style:family="table-cell">
      <style:table-cell-properties fo:border="none" style:writing-mode="lr-tb" style:vertical-align="bottom" fo:padding-top="0in" fo:padding-left="0in" fo:padding-bottom="0in" fo:padding-right="0in"/>
    </style:style>
    <style:style style:name="P2556" style:parent-style-name="Normal" style:family="paragraph">
      <style:paragraph-properties style:line-height-at-least="0in"/>
      <style:text-properties style:font-name="Times New Roman" style:font-name-asian="Times New Roman" fo:font-size="4pt" style:font-size-asian="4pt"/>
    </style:style>
    <style:style style:name="P2557" style:parent-style-name="Normal" style:family="paragraph">
      <style:paragraph-properties style:line-height-at-least="0in"/>
      <style:text-properties style:font-name="Times New Roman" style:font-name-asian="Times New Roman" fo:font-size="4pt" style:font-size-asian="4pt"/>
    </style:style>
    <style:style style:name="P2558" style:parent-style-name="Normal" style:family="paragraph">
      <style:paragraph-properties style:line-height-at-least="0in"/>
      <style:text-properties style:font-name="Times New Roman" style:font-name-asian="Times New Roman" fo:font-size="4pt" style:font-size-asian="4pt"/>
    </style:style>
    <style:style style:name="P2559" style:parent-style-name="Normal" style:family="paragraph">
      <style:paragraph-properties style:line-height-at-least="0in"/>
      <style:text-properties style:font-name="Times New Roman" style:font-name-asian="Times New Roman" fo:font-size="4pt" style:font-size-asian="4pt"/>
    </style:style>
    <style:style style:name="P2560" style:parent-style-name="Normal" style:family="paragraph">
      <style:paragraph-properties style:line-height-at-least="0in"/>
      <style:text-properties style:font-name="Times New Roman" style:font-name-asian="Times New Roman" fo:font-size="4pt" style:font-size-asian="4pt"/>
    </style:style>
    <style:style style:name="TableCell256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62" style:parent-style-name="Normal" style:family="paragraph">
      <style:paragraph-properties style:line-height-at-least="0in"/>
      <style:text-properties style:font-name="Times New Roman" style:font-name-asian="Times New Roman" fo:font-size="4pt" style:font-size-asian="4pt"/>
    </style:style>
    <style:style style:name="TableRow2563" style:family="table-row">
      <style:table-row-properties style:min-row-height="0.125in" style:use-optimal-row-height="false"/>
    </style:style>
    <style:style style:name="P2564" style:parent-style-name="Normal" style:family="paragraph">
      <style:paragraph-properties style:line-height-at-least="0in"/>
      <style:text-properties style:font-name="Times New Roman" style:font-name-asian="Times New Roman" fo:font-size="7.5pt" style:font-size-asian="7.5pt"/>
    </style:style>
    <style:style style:name="TableCell25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66" style:parent-style-name="Normal" style:family="paragraph">
      <style:paragraph-properties style:line-height-at-least="0in"/>
      <style:text-properties style:font-name="Times New Roman" style:font-name-asian="Times New Roman" fo:font-size="7.5pt" style:font-size-asian="7.5pt"/>
    </style:style>
    <style:style style:name="TableCell2567" style:family="table-cell">
      <style:table-cell-properties fo:border="none" style:writing-mode="lr-tb" style:vertical-align="bottom" fo:padding-top="0in" fo:padding-left="0in" fo:padding-bottom="0in" fo:padding-right="0in"/>
    </style:style>
    <style:style style:name="P2568" style:parent-style-name="Normal" style:family="paragraph">
      <style:paragraph-properties style:line-height-at-least="0in"/>
      <style:text-properties style:font-name="Times New Roman" style:font-name-asian="Times New Roman" fo:font-size="7.5pt" style:font-size-asian="7.5pt"/>
    </style:style>
    <style:style style:name="P2569" style:parent-style-name="Normal" style:family="paragraph">
      <style:paragraph-properties style:line-height-at-least="0in"/>
      <style:text-properties style:font-name="Times New Roman" style:font-name-asian="Times New Roman" fo:font-size="7.5pt" style:font-size-asian="7.5pt"/>
    </style:style>
    <style:style style:name="TableCell257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71" style:parent-style-name="Normal" style:family="paragraph">
      <style:paragraph-properties style:line-height-at-least="0in"/>
      <style:text-properties style:font-name="Times New Roman" style:font-name-asian="Times New Roman" fo:font-size="7.5pt" style:font-size-asian="7.5pt"/>
    </style:style>
    <style:style style:name="TableCell2572" style:family="table-cell">
      <style:table-cell-properties fo:border="none" style:writing-mode="lr-tb" style:vertical-align="bottom" fo:padding-top="0in" fo:padding-left="0in" fo:padding-bottom="0in" fo:padding-right="0in"/>
    </style:style>
    <style:style style:name="P2573" style:parent-style-name="Normal" style:family="paragraph">
      <style:paragraph-properties style:line-height-at-least="0in"/>
      <style:text-properties style:font-name="Times New Roman" style:font-name-asian="Times New Roman" fo:font-size="7.5pt" style:font-size-asian="7.5pt"/>
    </style:style>
    <style:style style:name="TableCell2574" style:family="table-cell">
      <style:table-cell-properties fo:border="none" fo:background-color="#FFFF00" style:writing-mode="lr-tb" style:vertical-align="bottom" fo:padding-top="0in" fo:padding-left="0in" fo:padding-bottom="0in" fo:padding-right="0in"/>
    </style:style>
    <style:style style:name="P2575" style:parent-style-name="Normal" style:family="paragraph">
      <style:paragraph-properties style:line-height-at-least="0in"/>
      <style:text-properties style:font-name="Verdana" style:font-name-asian="Verdana" fo:font-size="9.5pt" style:font-size-asian="9.5pt" fo:background-color="#FFFF00"/>
    </style:style>
    <style:style style:name="TableCell25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77" style:parent-style-name="Normal" style:family="paragraph">
      <style:paragraph-properties style:line-height-at-least="0in"/>
      <style:text-properties style:font-name="Times New Roman" style:font-name-asian="Times New Roman" fo:font-size="7.5pt" style:font-size-asian="7.5pt"/>
    </style:style>
    <style:style style:name="TableRow2578" style:family="table-row">
      <style:table-row-properties style:min-row-height="0.0701in" style:use-optimal-row-height="false"/>
    </style:style>
    <style:style style:name="TableCell257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580" style:parent-style-name="Normal" style:family="paragraph">
      <style:paragraph-properties style:line-height-at-least="0in"/>
      <style:text-properties style:font-name="Times New Roman" style:font-name-asian="Times New Roman" fo:font-size="4pt" style:font-size-asian="4pt"/>
    </style:style>
    <style:style style:name="TableCell25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82" style:parent-style-name="Normal" style:family="paragraph">
      <style:paragraph-properties style:line-height-at-least="0in"/>
      <style:text-properties style:font-name="Times New Roman" style:font-name-asian="Times New Roman" fo:font-size="4pt" style:font-size-asian="4pt"/>
    </style:style>
    <style:style style:name="TableCell2583" style:family="table-cell">
      <style:table-cell-properties fo:border="none" style:writing-mode="lr-tb" style:vertical-align="bottom" fo:padding-top="0in" fo:padding-left="0in" fo:padding-bottom="0in" fo:padding-right="0in"/>
    </style:style>
    <style:style style:name="P2584" style:parent-style-name="Normal" style:family="paragraph">
      <style:paragraph-properties style:line-height-at-least="0in"/>
      <style:text-properties style:font-name="Times New Roman" style:font-name-asian="Times New Roman" fo:font-size="4pt" style:font-size-asian="4pt"/>
    </style:style>
    <style:style style:name="TableCell2585" style:family="table-cell">
      <style:table-cell-properties fo:border="none" style:writing-mode="lr-tb" style:vertical-align="bottom" fo:padding-top="0in" fo:padding-left="0in" fo:padding-bottom="0in" fo:padding-right="0in"/>
    </style:style>
    <style:style style:name="P2586" style:parent-style-name="Normal" style:family="paragraph">
      <style:paragraph-properties style:line-height-at-least="0in"/>
      <style:text-properties style:font-name="Times New Roman" style:font-name-asian="Times New Roman" fo:font-size="4pt" style:font-size-asian="4pt"/>
    </style:style>
    <style:style style:name="TableCell2587" style:family="table-cell">
      <style:table-cell-properties fo:border="none" style:writing-mode="lr-tb" style:vertical-align="bottom" fo:padding-top="0in" fo:padding-left="0in" fo:padding-bottom="0in" fo:padding-right="0in"/>
    </style:style>
    <style:style style:name="P2588" style:parent-style-name="Normal" style:family="paragraph">
      <style:paragraph-properties style:line-height-at-least="0in"/>
      <style:text-properties style:font-name="Times New Roman" style:font-name-asian="Times New Roman" fo:font-size="4pt" style:font-size-asian="4pt"/>
    </style:style>
    <style:style style:name="TableCell2589" style:family="table-cell">
      <style:table-cell-properties fo:border="none" style:writing-mode="lr-tb" style:vertical-align="bottom" fo:padding-top="0in" fo:padding-left="0in" fo:padding-bottom="0in" fo:padding-right="0in"/>
    </style:style>
    <style:style style:name="P2590" style:parent-style-name="Normal" style:family="paragraph">
      <style:paragraph-properties style:line-height-at-least="0in"/>
      <style:text-properties style:font-name="Times New Roman" style:font-name-asian="Times New Roman" fo:font-size="4pt" style:font-size-asian="4pt"/>
    </style:style>
    <style:style style:name="TableCell2591" style:family="table-cell">
      <style:table-cell-properties fo:border="none" style:writing-mode="lr-tb" style:vertical-align="bottom" fo:padding-top="0in" fo:padding-left="0in" fo:padding-bottom="0in" fo:padding-right="0in"/>
    </style:style>
    <style:style style:name="P2592" style:parent-style-name="Normal" style:family="paragraph">
      <style:paragraph-properties style:line-height-at-least="0in"/>
      <style:text-properties style:font-name="Times New Roman" style:font-name-asian="Times New Roman" fo:font-size="4pt" style:font-size-asian="4pt"/>
    </style:style>
    <style:style style:name="TableCell259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94" style:parent-style-name="Normal" style:family="paragraph">
      <style:paragraph-properties style:line-height-at-least="0in"/>
      <style:text-properties style:font-name="Times New Roman" style:font-name-asian="Times New Roman" fo:font-size="4pt" style:font-size-asian="4pt"/>
    </style:style>
    <style:style style:name="TableCell2595" style:family="table-cell">
      <style:table-cell-properties fo:border="none" style:writing-mode="lr-tb" style:vertical-align="bottom" fo:padding-top="0in" fo:padding-left="0in" fo:padding-bottom="0in" fo:padding-right="0in"/>
    </style:style>
    <style:style style:name="P2596" style:parent-style-name="Normal" style:family="paragraph">
      <style:paragraph-properties style:line-height-at-least="0in"/>
      <style:text-properties style:font-name="Times New Roman" style:font-name-asian="Times New Roman" fo:font-size="4pt" style:font-size-asian="4pt"/>
    </style:style>
    <style:style style:name="P2597" style:parent-style-name="Normal" style:family="paragraph">
      <style:paragraph-properties style:line-height-at-least="0in"/>
      <style:text-properties style:font-name="Times New Roman" style:font-name-asian="Times New Roman" fo:font-size="4pt" style:font-size-asian="4pt"/>
    </style:style>
    <style:style style:name="TableCell259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599" style:parent-style-name="Normal" style:family="paragraph">
      <style:paragraph-properties style:line-height-at-least="0in"/>
      <style:text-properties style:font-name="Times New Roman" style:font-name-asian="Times New Roman" fo:font-size="4pt" style:font-size-asian="4pt"/>
    </style:style>
    <style:style style:name="TableRow2600" style:family="table-row">
      <style:table-row-properties style:min-row-height="0.1944in" style:use-optimal-row-height="false"/>
    </style:style>
    <style:style style:name="TableCell260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602" style:parent-style-name="Normal" style:family="paragraph">
      <style:paragraph-properties style:line-height-at-least="0in"/>
      <style:text-properties style:font-name="Times New Roman" style:font-name-asian="Times New Roman" fo:font-size="12pt" style:font-size-asian="12pt"/>
    </style:style>
    <style:style style:name="TableCell26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04" style:parent-style-name="Normal" style:family="paragraph">
      <style:paragraph-properties style:line-height-at-least="0in"/>
      <style:text-properties style:font-name="Times New Roman" style:font-name-asian="Times New Roman" fo:font-size="12pt" style:font-size-asian="12pt"/>
    </style:style>
    <style:style style:name="TableCell2605" style:family="table-cell">
      <style:table-cell-properties fo:border="none" style:writing-mode="lr-tb" style:vertical-align="bottom" fo:padding-top="0in" fo:padding-left="0in" fo:padding-bottom="0in" fo:padding-right="0in"/>
    </style:style>
    <style:style style:name="P2606" style:parent-style-name="Normal" style:family="paragraph">
      <style:paragraph-properties style:line-height-at-least="0in"/>
      <style:text-properties style:font-name="Times New Roman" style:font-name-asian="Times New Roman" fo:font-size="12pt" style:font-size-asian="12pt"/>
    </style:style>
    <style:style style:name="TableCell2607" style:family="table-cell">
      <style:table-cell-properties fo:border="none" style:writing-mode="lr-tb" style:vertical-align="bottom" fo:padding-top="0in" fo:padding-left="0in" fo:padding-bottom="0in" fo:padding-right="0in"/>
    </style:style>
    <style:style style:name="P2608" style:parent-style-name="Normal" style:family="paragraph">
      <style:paragraph-properties style:line-height-at-least="0in"/>
      <style:text-properties style:font-name="Times New Roman" style:font-name-asian="Times New Roman" fo:font-size="12pt" style:font-size-asian="12pt"/>
    </style:style>
    <style:style style:name="TableCell2609" style:family="table-cell">
      <style:table-cell-properties fo:border="none" style:writing-mode="lr-tb" style:vertical-align="bottom" fo:padding-top="0in" fo:padding-left="0in" fo:padding-bottom="0in" fo:padding-right="0in"/>
    </style:style>
    <style:style style:name="P2610" style:parent-style-name="Normal" style:family="paragraph">
      <style:paragraph-properties style:line-height-at-least="0in"/>
      <style:text-properties style:font-name="Times New Roman" style:font-name-asian="Times New Roman" fo:font-size="12pt" style:font-size-asian="12pt"/>
    </style:style>
    <style:style style:name="TableCell2611" style:family="table-cell">
      <style:table-cell-properties fo:border="none" style:writing-mode="lr-tb" style:vertical-align="bottom" fo:padding-top="0in" fo:padding-left="0in" fo:padding-bottom="0in" fo:padding-right="0in"/>
    </style:style>
    <style:style style:name="P2612" style:parent-style-name="Normal" style:family="paragraph">
      <style:paragraph-properties style:line-height-at-least="0in"/>
      <style:text-properties style:font-name="Times New Roman" style:font-name-asian="Times New Roman" fo:font-size="12pt" style:font-size-asian="12pt"/>
    </style:style>
    <style:style style:name="TableCell2613" style:family="table-cell">
      <style:table-cell-properties fo:border="none" style:writing-mode="lr-tb" style:vertical-align="bottom" fo:padding-top="0in" fo:padding-left="0in" fo:padding-bottom="0in" fo:padding-right="0in"/>
    </style:style>
    <style:style style:name="P2614" style:parent-style-name="Normal" style:family="paragraph">
      <style:paragraph-properties style:line-height-at-least="0in"/>
      <style:text-properties style:font-name="Times New Roman" style:font-name-asian="Times New Roman" fo:font-size="12pt" style:font-size-asian="12pt"/>
    </style:style>
    <style:style style:name="TableCell26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16" style:parent-style-name="Normal" style:family="paragraph">
      <style:paragraph-properties style:line-height-at-least="0in"/>
      <style:text-properties style:font-name="Times New Roman" style:font-name-asian="Times New Roman" fo:font-size="12pt" style:font-size-asian="12pt"/>
    </style:style>
    <style:style style:name="TableCell2617" style:family="table-cell">
      <style:table-cell-properties fo:border="none" style:writing-mode="lr-tb" style:vertical-align="bottom" fo:padding-top="0in" fo:padding-left="0in" fo:padding-bottom="0in" fo:padding-right="0in"/>
    </style:style>
    <style:style style:name="P2618" style:parent-style-name="Normal" style:family="paragraph">
      <style:paragraph-properties style:line-height-at-least="0in"/>
      <style:text-properties style:font-name="Times New Roman" style:font-name-asian="Times New Roman" fo:font-size="12pt" style:font-size-asian="12pt"/>
    </style:style>
    <style:style style:name="TableCell2619" style:family="table-cell">
      <style:table-cell-properties fo:border="none" fo:background-color="#FFFF00" style:writing-mode="lr-tb" style:vertical-align="bottom" fo:padding-top="0in" fo:padding-left="0in" fo:padding-bottom="0in" fo:padding-right="0in"/>
    </style:style>
    <style:style style:name="P2620"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2621" style:family="table-cell">
      <style:table-cell-properties fo:border="none" style:writing-mode="lr-tb" style:vertical-align="bottom" fo:padding-top="0in" fo:padding-left="0in" fo:padding-bottom="0in" fo:padding-right="0in"/>
    </style:style>
    <style:style style:name="P2622" style:parent-style-name="Normal" style:family="paragraph">
      <style:paragraph-properties style:line-height-at-least="0in"/>
      <style:text-properties style:font-name="Times New Roman" style:font-name-asian="Times New Roman" fo:font-size="12pt" style:font-size-asian="12pt"/>
    </style:style>
    <style:style style:name="TableCell2623" style:family="table-cell">
      <style:table-cell-properties fo:border="none" style:writing-mode="lr-tb" style:vertical-align="bottom" fo:padding-top="0in" fo:padding-left="0in" fo:padding-bottom="0in" fo:padding-right="0in"/>
    </style:style>
    <style:style style:name="P2624" style:parent-style-name="Normal" style:family="paragraph">
      <style:paragraph-properties style:line-height-at-least="0in"/>
      <style:text-properties style:font-name="Times New Roman" style:font-name-asian="Times New Roman" fo:font-size="12pt" style:font-size-asian="12pt"/>
    </style:style>
    <style:style style:name="TableCell2625" style:family="table-cell">
      <style:table-cell-properties fo:border="none" style:writing-mode="lr-tb" style:vertical-align="bottom" fo:padding-top="0in" fo:padding-left="0in" fo:padding-bottom="0in" fo:padding-right="0in"/>
    </style:style>
    <style:style style:name="P2626" style:parent-style-name="Normal" style:family="paragraph">
      <style:paragraph-properties style:line-height-at-least="0in"/>
      <style:text-properties style:font-name="Times New Roman" style:font-name-asian="Times New Roman" fo:font-size="12pt" style:font-size-asian="12pt"/>
    </style:style>
    <style:style style:name="TableCell2627" style:family="table-cell">
      <style:table-cell-properties fo:border="none" style:writing-mode="lr-tb" style:vertical-align="bottom" fo:padding-top="0in" fo:padding-left="0in" fo:padding-bottom="0in" fo:padding-right="0in"/>
    </style:style>
    <style:style style:name="P2628" style:parent-style-name="Normal" style:family="paragraph">
      <style:paragraph-properties style:line-height-at-least="0in"/>
      <style:text-properties style:font-name="Times New Roman" style:font-name-asian="Times New Roman" fo:font-size="12pt" style:font-size-asian="12pt"/>
    </style:style>
    <style:style style:name="TableCell2629" style:family="table-cell">
      <style:table-cell-properties fo:border="none" style:writing-mode="lr-tb" style:vertical-align="bottom" fo:padding-top="0in" fo:padding-left="0in" fo:padding-bottom="0in" fo:padding-right="0in"/>
    </style:style>
    <style:style style:name="P2630" style:parent-style-name="Normal" style:family="paragraph">
      <style:paragraph-properties style:line-height-at-least="0in"/>
      <style:text-properties style:font-name="Times New Roman" style:font-name-asian="Times New Roman" fo:font-size="12pt" style:font-size-asian="12pt"/>
    </style:style>
    <style:style style:name="TableCell2631" style:family="table-cell">
      <style:table-cell-properties fo:border="none" style:writing-mode="lr-tb" style:vertical-align="bottom" fo:padding-top="0in" fo:padding-left="0in" fo:padding-bottom="0in" fo:padding-right="0in"/>
    </style:style>
    <style:style style:name="P2632" style:parent-style-name="Normal" style:family="paragraph">
      <style:paragraph-properties style:line-height-at-least="0in"/>
      <style:text-properties style:font-name="Times New Roman" style:font-name-asian="Times New Roman" fo:font-size="12pt" style:font-size-asian="12pt"/>
    </style:style>
    <style:style style:name="TableCell2633" style:family="table-cell">
      <style:table-cell-properties fo:border="none" style:writing-mode="lr-tb" style:vertical-align="bottom" fo:padding-top="0in" fo:padding-left="0in" fo:padding-bottom="0in" fo:padding-right="0in"/>
    </style:style>
    <style:style style:name="P2634" style:parent-style-name="Normal" style:family="paragraph">
      <style:paragraph-properties style:line-height-at-least="0in"/>
      <style:text-properties style:font-name="Times New Roman" style:font-name-asian="Times New Roman" fo:font-size="12pt" style:font-size-asian="12pt"/>
    </style:style>
    <style:style style:name="TableCell2635" style:family="table-cell">
      <style:table-cell-properties fo:border="none" style:writing-mode="lr-tb" style:vertical-align="bottom" fo:padding-top="0in" fo:padding-left="0in" fo:padding-bottom="0in" fo:padding-right="0in"/>
    </style:style>
    <style:style style:name="P2636" style:parent-style-name="Normal" style:family="paragraph">
      <style:paragraph-properties style:line-height-at-least="0in"/>
      <style:text-properties style:font-name="Times New Roman" style:font-name-asian="Times New Roman" fo:font-size="12pt" style:font-size-asian="12pt"/>
    </style:style>
    <style:style style:name="TableCell2637" style:family="table-cell">
      <style:table-cell-properties fo:border="none" style:writing-mode="lr-tb" style:vertical-align="bottom" fo:padding-top="0in" fo:padding-left="0in" fo:padding-bottom="0in" fo:padding-right="0in"/>
    </style:style>
    <style:style style:name="P2638" style:parent-style-name="Normal" style:family="paragraph">
      <style:paragraph-properties style:line-height-at-least="0in"/>
      <style:text-properties style:font-name="Times New Roman" style:font-name-asian="Times New Roman" fo:font-size="12pt" style:font-size-asian="12pt"/>
    </style:style>
    <style:style style:name="TableCell2639" style:family="table-cell">
      <style:table-cell-properties fo:border="none" style:writing-mode="lr-tb" style:vertical-align="bottom" fo:padding-top="0in" fo:padding-left="0in" fo:padding-bottom="0in" fo:padding-right="0in"/>
    </style:style>
    <style:style style:name="P2640" style:parent-style-name="Normal" style:family="paragraph">
      <style:paragraph-properties style:line-height-at-least="0in"/>
      <style:text-properties style:font-name="Times New Roman" style:font-name-asian="Times New Roman" fo:font-size="12pt" style:font-size-asian="12pt"/>
    </style:style>
    <style:style style:name="TableCell2641" style:family="table-cell">
      <style:table-cell-properties fo:border="none" style:writing-mode="lr-tb" style:vertical-align="bottom" fo:padding-top="0in" fo:padding-left="0in" fo:padding-bottom="0in" fo:padding-right="0in"/>
    </style:style>
    <style:style style:name="P2642" style:parent-style-name="Normal" style:family="paragraph">
      <style:paragraph-properties style:line-height-at-least="0in"/>
      <style:text-properties style:font-name="Times New Roman" style:font-name-asian="Times New Roman" fo:font-size="12pt" style:font-size-asian="12pt"/>
    </style:style>
    <style:style style:name="TableCell26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44" style:parent-style-name="Normal" style:family="paragraph">
      <style:paragraph-properties style:line-height-at-least="0in"/>
      <style:text-properties style:font-name="Times New Roman" style:font-name-asian="Times New Roman" fo:font-size="12pt" style:font-size-asian="12pt"/>
    </style:style>
    <style:style style:name="TableRow2645" style:family="table-row">
      <style:table-row-properties style:min-row-height="0.0701in" style:use-optimal-row-height="false"/>
    </style:style>
    <style:style style:name="TableCell2646"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2647" style:parent-style-name="Normal" style:family="paragraph">
      <style:paragraph-properties style:line-height-at-least="0in"/>
      <style:text-properties style:font-name="Times New Roman" style:font-name-asian="Times New Roman" fo:font-size="4pt" style:font-size-asian="4pt"/>
    </style:style>
    <style:style style:name="TableCell264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649" style:parent-style-name="Normal" style:family="paragraph">
      <style:paragraph-properties style:line-height-at-least="0in"/>
      <style:text-properties style:font-name="Times New Roman" style:font-name-asian="Times New Roman" fo:font-size="4pt" style:font-size-asian="4pt"/>
    </style:style>
    <style:style style:name="TableCell26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51" style:parent-style-name="Normal" style:family="paragraph">
      <style:paragraph-properties style:line-height-at-least="0in"/>
      <style:text-properties style:font-name="Times New Roman" style:font-name-asian="Times New Roman" fo:font-size="4pt" style:font-size-asian="4pt"/>
    </style:style>
    <style:style style:name="TableCell265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53" style:parent-style-name="Normal" style:family="paragraph">
      <style:paragraph-properties style:line-height-at-least="0in"/>
      <style:text-properties style:font-name="Times New Roman" style:font-name-asian="Times New Roman" fo:font-size="4pt" style:font-size-asian="4pt"/>
    </style:style>
    <style:style style:name="TableCell265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55" style:parent-style-name="Normal" style:family="paragraph">
      <style:paragraph-properties style:line-height-at-least="0in"/>
      <style:text-properties style:font-name="Times New Roman" style:font-name-asian="Times New Roman" fo:font-size="4pt" style:font-size-asian="4pt"/>
    </style:style>
    <style:style style:name="TableCell265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657" style:parent-style-name="Normal" style:family="paragraph">
      <style:paragraph-properties style:line-height-at-least="0in"/>
      <style:text-properties style:font-name="Times New Roman" style:font-name-asian="Times New Roman" fo:font-size="4pt" style:font-size-asian="4pt"/>
    </style:style>
    <style:style style:name="TableCell265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59" style:parent-style-name="Normal" style:family="paragraph">
      <style:paragraph-properties style:line-height-at-least="0in"/>
      <style:text-properties style:font-name="Times New Roman" style:font-name-asian="Times New Roman" fo:font-size="4pt" style:font-size-asian="4pt"/>
    </style:style>
    <style:style style:name="TableCell266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61" style:parent-style-name="Normal" style:family="paragraph">
      <style:paragraph-properties style:line-height-at-least="0in"/>
      <style:text-properties style:font-name="Times New Roman" style:font-name-asian="Times New Roman" fo:font-size="4pt" style:font-size-asian="4pt"/>
    </style:style>
    <style:style style:name="TableCell266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63" style:parent-style-name="Normal" style:family="paragraph">
      <style:paragraph-properties style:line-height-at-least="0in"/>
      <style:text-properties style:font-name="Times New Roman" style:font-name-asian="Times New Roman" fo:font-size="4pt" style:font-size-asian="4pt"/>
    </style:style>
    <style:style style:name="TableCell266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65" style:parent-style-name="Normal" style:family="paragraph">
      <style:paragraph-properties style:line-height-at-least="0in"/>
      <style:text-properties style:font-name="Times New Roman" style:font-name-asian="Times New Roman" fo:font-size="4pt" style:font-size-asian="4pt"/>
    </style:style>
    <style:style style:name="TableCell266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67" style:parent-style-name="Normal" style:family="paragraph">
      <style:paragraph-properties style:line-height-at-least="0in"/>
      <style:text-properties style:font-name="Times New Roman" style:font-name-asian="Times New Roman" fo:font-size="4pt" style:font-size-asian="4pt"/>
    </style:style>
    <style:style style:name="TableCell266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69" style:parent-style-name="Normal" style:family="paragraph">
      <style:paragraph-properties style:line-height-at-least="0in"/>
      <style:text-properties style:font-name="Times New Roman" style:font-name-asian="Times New Roman" fo:font-size="4pt" style:font-size-asian="4pt"/>
    </style:style>
    <style:style style:name="TableCell267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71" style:parent-style-name="Normal" style:family="paragraph">
      <style:paragraph-properties style:line-height-at-least="0in"/>
      <style:text-properties style:font-name="Times New Roman" style:font-name-asian="Times New Roman" fo:font-size="4pt" style:font-size-asian="4pt"/>
    </style:style>
    <style:style style:name="TableCell267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73" style:parent-style-name="Normal" style:family="paragraph">
      <style:paragraph-properties style:line-height-at-least="0in"/>
      <style:text-properties style:font-name="Times New Roman" style:font-name-asian="Times New Roman" fo:font-size="4pt" style:font-size-asian="4pt"/>
    </style:style>
    <style:style style:name="TableCell267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75" style:parent-style-name="Normal" style:family="paragraph">
      <style:paragraph-properties style:line-height-at-least="0in"/>
      <style:text-properties style:font-name="Times New Roman" style:font-name-asian="Times New Roman" fo:font-size="4pt" style:font-size-asian="4pt"/>
    </style:style>
    <style:style style:name="TableCell267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77" style:parent-style-name="Normal" style:family="paragraph">
      <style:paragraph-properties style:line-height-at-least="0in"/>
      <style:text-properties style:font-name="Times New Roman" style:font-name-asian="Times New Roman" fo:font-size="4pt" style:font-size-asian="4pt"/>
    </style:style>
    <style:style style:name="TableCell267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79" style:parent-style-name="Normal" style:family="paragraph">
      <style:paragraph-properties style:line-height-at-least="0in"/>
      <style:text-properties style:font-name="Times New Roman" style:font-name-asian="Times New Roman" fo:font-size="4pt" style:font-size-asian="4pt"/>
    </style:style>
    <style:style style:name="TableCell268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681" style:parent-style-name="Normal" style:family="paragraph">
      <style:paragraph-properties style:line-height-at-least="0in"/>
      <style:text-properties style:font-name="Times New Roman" style:font-name-asian="Times New Roman" fo:font-size="4pt" style:font-size-asian="4pt"/>
    </style:style>
    <style:style style:name="TableCell268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683" style:parent-style-name="Normal" style:family="paragraph">
      <style:paragraph-properties style:line-height-at-least="0in"/>
      <style:text-properties style:font-name="Times New Roman" style:font-name-asian="Times New Roman" fo:font-size="4pt" style:font-size-asian="4pt"/>
    </style:style>
    <style:style style:name="TableRow2684" style:family="table-row">
      <style:table-row-properties style:min-row-height="0.0597in" style:use-optimal-row-height="false"/>
    </style:style>
    <style:style style:name="TableCell268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686" style:parent-style-name="Normal" style:family="paragraph">
      <style:paragraph-properties style:line-height-at-least="0in"/>
      <style:text-properties style:font-name="Times New Roman" style:font-name-asian="Times New Roman" fo:font-size="3.5pt" style:font-size-asian="3.5pt"/>
    </style:style>
    <style:style style:name="TableCell26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88" style:parent-style-name="Normal" style:family="paragraph">
      <style:paragraph-properties style:line-height-at-least="0in"/>
      <style:text-properties style:font-name="Times New Roman" style:font-name-asian="Times New Roman" fo:font-size="3.5pt" style:font-size-asian="3.5pt"/>
    </style:style>
    <style:style style:name="TableCell2689" style:family="table-cell">
      <style:table-cell-properties fo:border="none" style:writing-mode="lr-tb" style:vertical-align="bottom" fo:padding-top="0in" fo:padding-left="0in" fo:padding-bottom="0in" fo:padding-right="0in"/>
    </style:style>
    <style:style style:name="P2690" style:parent-style-name="Normal" style:family="paragraph">
      <style:paragraph-properties style:line-height-at-least="0in"/>
      <style:text-properties style:font-name="Times New Roman" style:font-name-asian="Times New Roman" fo:font-size="3.5pt" style:font-size-asian="3.5pt"/>
    </style:style>
    <style:style style:name="TableCell2691" style:family="table-cell">
      <style:table-cell-properties fo:border="none" style:writing-mode="lr-tb" style:vertical-align="bottom" fo:padding-top="0in" fo:padding-left="0in" fo:padding-bottom="0in" fo:padding-right="0in"/>
    </style:style>
    <style:style style:name="P2692" style:parent-style-name="Normal" style:family="paragraph">
      <style:paragraph-properties style:line-height-at-least="0in"/>
      <style:text-properties style:font-name="Times New Roman" style:font-name-asian="Times New Roman" fo:font-size="3.5pt" style:font-size-asian="3.5pt"/>
    </style:style>
    <style:style style:name="TableCell2693" style:family="table-cell">
      <style:table-cell-properties fo:border="none" style:writing-mode="lr-tb" style:vertical-align="bottom" fo:padding-top="0in" fo:padding-left="0in" fo:padding-bottom="0in" fo:padding-right="0in"/>
    </style:style>
    <style:style style:name="P2694" style:parent-style-name="Normal" style:family="paragraph">
      <style:paragraph-properties style:line-height-at-least="0in"/>
      <style:text-properties style:font-name="Times New Roman" style:font-name-asian="Times New Roman" fo:font-size="3.5pt" style:font-size-asian="3.5pt"/>
    </style:style>
    <style:style style:name="TableCell2695" style:family="table-cell">
      <style:table-cell-properties fo:border="none" style:writing-mode="lr-tb" style:vertical-align="bottom" fo:padding-top="0in" fo:padding-left="0in" fo:padding-bottom="0in" fo:padding-right="0in"/>
    </style:style>
    <style:style style:name="P2696" style:parent-style-name="Normal" style:family="paragraph">
      <style:paragraph-properties style:line-height-at-least="0in"/>
      <style:text-properties style:font-name="Times New Roman" style:font-name-asian="Times New Roman" fo:font-size="3.5pt" style:font-size-asian="3.5pt"/>
    </style:style>
    <style:style style:name="TableCell2697" style:family="table-cell">
      <style:table-cell-properties fo:border="none" style:writing-mode="lr-tb" style:vertical-align="bottom" fo:padding-top="0in" fo:padding-left="0in" fo:padding-bottom="0in" fo:padding-right="0in"/>
    </style:style>
    <style:style style:name="P2698" style:parent-style-name="Normal" style:family="paragraph">
      <style:paragraph-properties style:line-height-at-least="0in"/>
      <style:text-properties style:font-name="Times New Roman" style:font-name-asian="Times New Roman" fo:font-size="3.5pt" style:font-size-asian="3.5pt"/>
    </style:style>
    <style:style style:name="TableCell269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700" style:parent-style-name="Normal" style:family="paragraph">
      <style:paragraph-properties style:line-height-at-least="0in"/>
      <style:text-properties style:font-name="Times New Roman" style:font-name-asian="Times New Roman" fo:font-size="3.5pt" style:font-size-asian="3.5pt"/>
    </style:style>
    <style:style style:name="TableCell2701" style:family="table-cell">
      <style:table-cell-properties fo:border="none" style:writing-mode="lr-tb" style:vertical-align="bottom" fo:padding-top="0in" fo:padding-left="0in" fo:padding-bottom="0in" fo:padding-right="0in"/>
    </style:style>
    <style:style style:name="P2702" style:parent-style-name="Normal" style:family="paragraph">
      <style:paragraph-properties style:line-height-at-least="0in"/>
      <style:text-properties style:font-name="Times New Roman" style:font-name-asian="Times New Roman" fo:font-size="3.5pt" style:font-size-asian="3.5pt"/>
    </style:style>
    <style:style style:name="TableCell2703" style:family="table-cell">
      <style:table-cell-properties fo:border="none" style:writing-mode="lr-tb" style:vertical-align="bottom" fo:padding-top="0in" fo:padding-left="0in" fo:padding-bottom="0in" fo:padding-right="0in"/>
    </style:style>
    <style:style style:name="P2704" style:parent-style-name="Normal" style:family="paragraph">
      <style:paragraph-properties style:line-height-at-least="0in"/>
      <style:text-properties style:font-name="Times New Roman" style:font-name-asian="Times New Roman" fo:font-size="3.5pt" style:font-size-asian="3.5pt"/>
    </style:style>
    <style:style style:name="TableCell2705" style:family="table-cell">
      <style:table-cell-properties fo:border="none" style:writing-mode="lr-tb" style:vertical-align="bottom" fo:padding-top="0in" fo:padding-left="0in" fo:padding-bottom="0in" fo:padding-right="0in"/>
    </style:style>
    <style:style style:name="P2706" style:parent-style-name="Normal" style:family="paragraph">
      <style:paragraph-properties style:line-height-at-least="0in"/>
      <style:text-properties style:font-name="Times New Roman" style:font-name-asian="Times New Roman" fo:font-size="3.5pt" style:font-size-asian="3.5pt"/>
    </style:style>
    <style:style style:name="TableCell2707" style:family="table-cell">
      <style:table-cell-properties fo:border="none" style:writing-mode="lr-tb" style:vertical-align="bottom" fo:padding-top="0in" fo:padding-left="0in" fo:padding-bottom="0in" fo:padding-right="0in"/>
    </style:style>
    <style:style style:name="P2708" style:parent-style-name="Normal" style:family="paragraph">
      <style:paragraph-properties style:line-height-at-least="0in"/>
      <style:text-properties style:font-name="Times New Roman" style:font-name-asian="Times New Roman" fo:font-size="3.5pt" style:font-size-asian="3.5pt"/>
    </style:style>
    <style:style style:name="TableCell2709" style:family="table-cell">
      <style:table-cell-properties fo:border="none" style:writing-mode="lr-tb" style:vertical-align="bottom" fo:padding-top="0in" fo:padding-left="0in" fo:padding-bottom="0in" fo:padding-right="0in"/>
    </style:style>
    <style:style style:name="P2710" style:parent-style-name="Normal" style:family="paragraph">
      <style:paragraph-properties style:line-height-at-least="0in"/>
      <style:text-properties style:font-name="Times New Roman" style:font-name-asian="Times New Roman" fo:font-size="3.5pt" style:font-size-asian="3.5pt"/>
    </style:style>
    <style:style style:name="TableCell2711" style:family="table-cell">
      <style:table-cell-properties fo:border="none" style:writing-mode="lr-tb" style:vertical-align="bottom" fo:padding-top="0in" fo:padding-left="0in" fo:padding-bottom="0in" fo:padding-right="0in"/>
    </style:style>
    <style:style style:name="P2712" style:parent-style-name="Normal" style:family="paragraph">
      <style:paragraph-properties style:line-height-at-least="0in"/>
      <style:text-properties style:font-name="Times New Roman" style:font-name-asian="Times New Roman" fo:font-size="3.5pt" style:font-size-asian="3.5pt"/>
    </style:style>
    <style:style style:name="TableCell2713" style:family="table-cell">
      <style:table-cell-properties fo:border="none" style:writing-mode="lr-tb" style:vertical-align="bottom" fo:padding-top="0in" fo:padding-left="0in" fo:padding-bottom="0in" fo:padding-right="0in"/>
    </style:style>
    <style:style style:name="P2714" style:parent-style-name="Normal" style:family="paragraph">
      <style:paragraph-properties style:line-height-at-least="0in"/>
      <style:text-properties style:font-name="Times New Roman" style:font-name-asian="Times New Roman" fo:font-size="3.5pt" style:font-size-asian="3.5pt"/>
    </style:style>
    <style:style style:name="TableCell2715" style:family="table-cell">
      <style:table-cell-properties fo:border="none" style:writing-mode="lr-tb" style:vertical-align="bottom" fo:padding-top="0in" fo:padding-left="0in" fo:padding-bottom="0in" fo:padding-right="0in"/>
    </style:style>
    <style:style style:name="P2716" style:parent-style-name="Normal" style:family="paragraph">
      <style:paragraph-properties style:line-height-at-least="0in"/>
      <style:text-properties style:font-name="Times New Roman" style:font-name-asian="Times New Roman" fo:font-size="3.5pt" style:font-size-asian="3.5pt"/>
    </style:style>
    <style:style style:name="TableCell2717" style:family="table-cell">
      <style:table-cell-properties fo:border="none" style:writing-mode="lr-tb" style:vertical-align="bottom" fo:padding-top="0in" fo:padding-left="0in" fo:padding-bottom="0in" fo:padding-right="0in"/>
    </style:style>
    <style:style style:name="P2718" style:parent-style-name="Normal" style:family="paragraph">
      <style:paragraph-properties style:line-height-at-least="0in"/>
      <style:text-properties style:font-name="Times New Roman" style:font-name-asian="Times New Roman" fo:font-size="3.5pt" style:font-size-asian="3.5pt"/>
    </style:style>
    <style:style style:name="TableCell2719" style:family="table-cell">
      <style:table-cell-properties fo:border="none" style:writing-mode="lr-tb" style:vertical-align="bottom" fo:padding-top="0in" fo:padding-left="0in" fo:padding-bottom="0in" fo:padding-right="0in"/>
    </style:style>
    <style:style style:name="P2720" style:parent-style-name="Normal" style:family="paragraph">
      <style:paragraph-properties style:line-height-at-least="0in"/>
      <style:text-properties style:font-name="Times New Roman" style:font-name-asian="Times New Roman" fo:font-size="3.5pt" style:font-size-asian="3.5pt"/>
    </style:style>
    <style:style style:name="TableCell2721" style:family="table-cell">
      <style:table-cell-properties fo:border="none" style:writing-mode="lr-tb" style:vertical-align="bottom" fo:padding-top="0in" fo:padding-left="0in" fo:padding-bottom="0in" fo:padding-right="0in"/>
    </style:style>
    <style:style style:name="P2722" style:parent-style-name="Normal" style:family="paragraph">
      <style:paragraph-properties style:line-height-at-least="0in"/>
      <style:text-properties style:font-name="Times New Roman" style:font-name-asian="Times New Roman" fo:font-size="3.5pt" style:font-size-asian="3.5pt"/>
    </style:style>
    <style:style style:name="TableCell2723" style:family="table-cell">
      <style:table-cell-properties fo:border="none" style:writing-mode="lr-tb" style:vertical-align="bottom" fo:padding-top="0in" fo:padding-left="0in" fo:padding-bottom="0in" fo:padding-right="0in"/>
    </style:style>
    <style:style style:name="P2724" style:parent-style-name="Normal" style:family="paragraph">
      <style:paragraph-properties style:line-height-at-least="0in"/>
      <style:text-properties style:font-name="Times New Roman" style:font-name-asian="Times New Roman" fo:font-size="3.5pt" style:font-size-asian="3.5pt"/>
    </style:style>
    <style:style style:name="TableCell2725" style:family="table-cell">
      <style:table-cell-properties fo:border="none" style:writing-mode="lr-tb" style:vertical-align="bottom" fo:padding-top="0in" fo:padding-left="0in" fo:padding-bottom="0in" fo:padding-right="0in"/>
    </style:style>
    <style:style style:name="P2726" style:parent-style-name="Normal" style:family="paragraph">
      <style:paragraph-properties style:line-height-at-least="0in"/>
      <style:text-properties style:font-name="Times New Roman" style:font-name-asian="Times New Roman" fo:font-size="3.5pt" style:font-size-asian="3.5pt"/>
    </style:style>
    <style:style style:name="TableCell2727" style:family="table-cell">
      <style:table-cell-properties fo:border="none" style:writing-mode="lr-tb" style:vertical-align="bottom" fo:padding-top="0in" fo:padding-left="0in" fo:padding-bottom="0in" fo:padding-right="0in"/>
    </style:style>
    <style:style style:name="P2728" style:parent-style-name="Normal" style:family="paragraph">
      <style:paragraph-properties style:line-height-at-least="0in"/>
      <style:text-properties style:font-name="Times New Roman" style:font-name-asian="Times New Roman" fo:font-size="3.5pt" style:font-size-asian="3.5pt"/>
    </style:style>
    <style:style style:name="TableCell2729" style:family="table-cell">
      <style:table-cell-properties fo:border="none" style:writing-mode="lr-tb" style:vertical-align="bottom" fo:padding-top="0in" fo:padding-left="0in" fo:padding-bottom="0in" fo:padding-right="0in"/>
    </style:style>
    <style:style style:name="P2730" style:parent-style-name="Normal" style:family="paragraph">
      <style:paragraph-properties style:line-height-at-least="0in"/>
      <style:text-properties style:font-name="Times New Roman" style:font-name-asian="Times New Roman" fo:font-size="3.5pt" style:font-size-asian="3.5pt"/>
    </style:style>
    <style:style style:name="TableCell2731" style:family="table-cell">
      <style:table-cell-properties fo:border="none" style:writing-mode="lr-tb" style:vertical-align="bottom" fo:padding-top="0in" fo:padding-left="0in" fo:padding-bottom="0in" fo:padding-right="0in"/>
    </style:style>
    <style:style style:name="P2732" style:parent-style-name="Normal" style:family="paragraph">
      <style:paragraph-properties style:line-height-at-least="0in"/>
      <style:text-properties style:font-name="Times New Roman" style:font-name-asian="Times New Roman" fo:font-size="3.5pt" style:font-size-asian="3.5pt"/>
    </style:style>
    <style:style style:name="TableCell2733" style:family="table-cell">
      <style:table-cell-properties fo:border="none" style:writing-mode="lr-tb" style:vertical-align="bottom" fo:padding-top="0in" fo:padding-left="0in" fo:padding-bottom="0in" fo:padding-right="0in"/>
    </style:style>
    <style:style style:name="P2734" style:parent-style-name="Normal" style:family="paragraph">
      <style:paragraph-properties style:line-height-at-least="0in"/>
      <style:text-properties style:font-name="Times New Roman" style:font-name-asian="Times New Roman" fo:font-size="3.5pt" style:font-size-asian="3.5pt"/>
    </style:style>
    <style:style style:name="TableCell273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736" style:parent-style-name="Normal" style:family="paragraph">
      <style:paragraph-properties style:line-height-at-least="0in"/>
      <style:text-properties style:font-name="Times New Roman" style:font-name-asian="Times New Roman" fo:font-size="3.5pt" style:font-size-asian="3.5pt"/>
    </style:style>
    <style:style style:name="TableRow2737" style:family="table-row">
      <style:table-row-properties style:min-row-height="0.193in" style:use-optimal-row-height="false"/>
    </style:style>
    <style:style style:name="TableCell273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739" style:parent-style-name="Normal" style:family="paragraph">
      <style:paragraph-properties style:line-height-at-least="0in" fo:margin-left="0.0833in">
        <style:tab-stops/>
      </style:paragraph-properties>
    </style:style>
    <style:style style:name="T2740" style:parent-style-name="DefaultParagraphFont" style:family="text">
      <style:text-properties style:font-name="Verdana" style:font-name-asian="Verdana" fo:font-size="9.5pt" style:font-size-asian="9.5pt"/>
    </style:style>
    <style:style style:name="T2741" style:parent-style-name="DefaultParagraphFont" style:family="text">
      <style:text-properties style:font-name="Verdana" style:font-name-asian="Verdana" fo:font-size="9.5pt" style:font-size-asian="9.5pt"/>
    </style:style>
    <style:style style:name="TableCell274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743" style:parent-style-name="Normal" style:family="paragraph">
      <style:paragraph-properties style:line-height-at-least="0in"/>
      <style:text-properties style:font-name="Times New Roman" style:font-name-asian="Times New Roman" fo:font-size="12pt" style:font-size-asian="12pt"/>
    </style:style>
    <style:style style:name="TableCell2744" style:family="table-cell">
      <style:table-cell-properties fo:border="none" style:writing-mode="lr-tb" style:vertical-align="bottom" fo:padding-top="0in" fo:padding-left="0in" fo:padding-bottom="0in" fo:padding-right="0in"/>
    </style:style>
    <style:style style:name="P2745" style:parent-style-name="Normal" style:family="paragraph">
      <style:paragraph-properties style:line-height-at-least="0in"/>
      <style:text-properties style:font-name="Times New Roman" style:font-name-asian="Times New Roman" fo:font-size="12pt" style:font-size-asian="12pt"/>
    </style:style>
    <style:style style:name="TableCell2746" style:family="table-cell">
      <style:table-cell-properties fo:border="none" style:writing-mode="lr-tb" style:vertical-align="bottom" fo:padding-top="0in" fo:padding-left="0in" fo:padding-bottom="0in" fo:padding-right="0in"/>
    </style:style>
    <style:style style:name="P2747" style:parent-style-name="Normal" style:family="paragraph">
      <style:paragraph-properties style:line-height-at-least="0in"/>
      <style:text-properties style:font-name="Verdana" style:font-name-asian="Verdana" fo:font-size="9.5pt" style:font-size-asian="9.5pt"/>
    </style:style>
    <style:style style:name="TableCell2748" style:family="table-cell">
      <style:table-cell-properties fo:border="none" style:writing-mode="lr-tb" style:vertical-align="bottom" fo:padding-top="0in" fo:padding-left="0in" fo:padding-bottom="0in" fo:padding-right="0in"/>
    </style:style>
    <style:style style:name="P2749" style:parent-style-name="Normal" style:family="paragraph">
      <style:paragraph-properties fo:text-align="center" style:line-height-at-least="0in"/>
      <style:text-properties style:font-name="Verdana" style:font-name-asian="Verdana" style:text-scale="99%" fo:font-size="9.5pt" style:font-size-asian="9.5pt"/>
    </style:style>
    <style:style style:name="TableCell275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751"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2752" style:family="table-cell">
      <style:table-cell-properties fo:border="none" style:writing-mode="lr-tb" style:vertical-align="bottom" fo:padding-top="0in" fo:padding-left="0in" fo:padding-bottom="0in" fo:padding-right="0in"/>
    </style:style>
    <style:style style:name="P2753" style:parent-style-name="Normal" style:family="paragraph">
      <style:paragraph-properties style:line-height-at-least="0in"/>
      <style:text-properties style:font-name="Times New Roman" style:font-name-asian="Times New Roman" fo:font-size="12pt" style:font-size-asian="12pt"/>
    </style:style>
    <style:style style:name="TableCell2754" style:family="table-cell">
      <style:table-cell-properties fo:border="none" style:writing-mode="lr-tb" style:vertical-align="bottom" fo:padding-top="0in" fo:padding-left="0in" fo:padding-bottom="0in" fo:padding-right="0in"/>
    </style:style>
    <style:style style:name="P2755" style:parent-style-name="Normal" style:family="paragraph">
      <style:paragraph-properties style:line-height-at-least="0in"/>
      <style:text-properties style:font-name="Verdana" style:font-name-asian="Verdana" fo:font-weight="bold" style:font-weight-asian="bold" fo:font-size="9.5pt" style:font-size-asian="9.5pt"/>
    </style:style>
    <style:style style:name="TableCell2756" style:family="table-cell">
      <style:table-cell-properties fo:border="none" fo:background-color="#FFFF00" style:writing-mode="lr-tb" style:vertical-align="bottom" fo:padding-top="0in" fo:padding-left="0in" fo:padding-bottom="0in" fo:padding-right="0in"/>
    </style:style>
    <style:style style:name="P2757" style:parent-style-name="Normal" style:family="paragraph">
      <style:paragraph-properties fo:text-align="end" style:line-height-at-least="0in"/>
      <style:text-properties style:font-name="Verdana" style:font-name-asian="Verdana" style:text-scale="94%" fo:font-size="9.5pt" style:font-size-asian="9.5pt" fo:background-color="#FFFF00"/>
    </style:style>
    <style:style style:name="TableCell2758" style:family="table-cell">
      <style:table-cell-properties fo:border="none" style:writing-mode="lr-tb" style:vertical-align="bottom" fo:padding-top="0in" fo:padding-left="0in" fo:padding-bottom="0in" fo:padding-right="0in"/>
    </style:style>
    <style:style style:name="P2759" style:parent-style-name="Normal" style:family="paragraph">
      <style:paragraph-properties style:line-height-at-least="0in"/>
      <style:text-properties style:font-name="Times New Roman" style:font-name-asian="Times New Roman" fo:font-size="12pt" style:font-size-asian="12pt"/>
    </style:style>
    <style:style style:name="TableCell2760" style:family="table-cell">
      <style:table-cell-properties fo:border="none" style:writing-mode="lr-tb" style:vertical-align="bottom" fo:padding-top="0in" fo:padding-left="0in" fo:padding-bottom="0in" fo:padding-right="0in"/>
    </style:style>
    <style:style style:name="P2761" style:parent-style-name="Normal" style:family="paragraph">
      <style:paragraph-properties style:line-height-at-least="0in"/>
      <style:text-properties style:font-name="Times New Roman" style:font-name-asian="Times New Roman" fo:font-size="12pt" style:font-size-asian="12pt"/>
    </style:style>
    <style:style style:name="TableCell2762" style:family="table-cell">
      <style:table-cell-properties fo:border="none" style:writing-mode="lr-tb" style:vertical-align="bottom" fo:padding-top="0in" fo:padding-left="0in" fo:padding-bottom="0in" fo:padding-right="0in"/>
    </style:style>
    <style:style style:name="P2763" style:parent-style-name="Normal" style:family="paragraph">
      <style:paragraph-properties style:line-height-at-least="0in"/>
      <style:text-properties style:font-name="Times New Roman" style:font-name-asian="Times New Roman" fo:font-size="12pt" style:font-size-asian="12pt"/>
    </style:style>
    <style:style style:name="TableCell2764" style:family="table-cell">
      <style:table-cell-properties fo:border="none" style:writing-mode="lr-tb" style:vertical-align="bottom" fo:padding-top="0in" fo:padding-left="0in" fo:padding-bottom="0in" fo:padding-right="0in"/>
    </style:style>
    <style:style style:name="P2765" style:parent-style-name="Normal" style:family="paragraph">
      <style:paragraph-properties style:line-height-at-least="0in"/>
      <style:text-properties style:font-name="Times New Roman" style:font-name-asian="Times New Roman" fo:font-size="12pt" style:font-size-asian="12pt"/>
    </style:style>
    <style:style style:name="TableCell2766" style:family="table-cell">
      <style:table-cell-properties fo:border="none" style:writing-mode="lr-tb" style:vertical-align="bottom" fo:padding-top="0in" fo:padding-left="0in" fo:padding-bottom="0in" fo:padding-right="0in"/>
    </style:style>
    <style:style style:name="P2767" style:parent-style-name="Normal" style:family="paragraph">
      <style:paragraph-properties style:line-height-at-least="0in"/>
      <style:text-properties style:font-name="Times New Roman" style:font-name-asian="Times New Roman" fo:font-size="12pt" style:font-size-asian="12pt"/>
    </style:style>
    <style:style style:name="TableCell2768" style:family="table-cell">
      <style:table-cell-properties fo:border="none" style:writing-mode="lr-tb" style:vertical-align="bottom" fo:padding-top="0in" fo:padding-left="0in" fo:padding-bottom="0in" fo:padding-right="0in"/>
    </style:style>
    <style:style style:name="P2769" style:parent-style-name="Normal" style:family="paragraph">
      <style:paragraph-properties style:line-height-at-least="0in"/>
      <style:text-properties style:font-name="Times New Roman" style:font-name-asian="Times New Roman" fo:font-size="12pt" style:font-size-asian="12pt"/>
    </style:style>
    <style:style style:name="TableCell2770" style:family="table-cell">
      <style:table-cell-properties fo:border="none" style:writing-mode="lr-tb" style:vertical-align="bottom" fo:padding-top="0in" fo:padding-left="0in" fo:padding-bottom="0in" fo:padding-right="0in"/>
    </style:style>
    <style:style style:name="P2771" style:parent-style-name="Normal" style:family="paragraph">
      <style:paragraph-properties style:line-height-at-least="0in"/>
      <style:text-properties style:font-name="Times New Roman" style:font-name-asian="Times New Roman" fo:font-size="12pt" style:font-size-asian="12pt"/>
    </style:style>
    <style:style style:name="TableCell2772" style:family="table-cell">
      <style:table-cell-properties fo:border="none" style:writing-mode="lr-tb" style:vertical-align="bottom" fo:padding-top="0in" fo:padding-left="0in" fo:padding-bottom="0in" fo:padding-right="0in"/>
    </style:style>
    <style:style style:name="P2773" style:parent-style-name="Normal" style:family="paragraph">
      <style:paragraph-properties style:line-height-at-least="0in"/>
      <style:text-properties style:font-name="Times New Roman" style:font-name-asian="Times New Roman" fo:font-size="12pt" style:font-size-asian="12pt"/>
    </style:style>
    <style:style style:name="TableCell2774" style:family="table-cell">
      <style:table-cell-properties fo:border="none" style:writing-mode="lr-tb" style:vertical-align="bottom" fo:padding-top="0in" fo:padding-left="0in" fo:padding-bottom="0in" fo:padding-right="0in"/>
    </style:style>
    <style:style style:name="P2775" style:parent-style-name="Normal" style:family="paragraph">
      <style:paragraph-properties style:line-height-at-least="0in"/>
      <style:text-properties style:font-name="Times New Roman" style:font-name-asian="Times New Roman" fo:font-size="12pt" style:font-size-asian="12pt"/>
    </style:style>
    <style:style style:name="TableCell2776" style:family="table-cell">
      <style:table-cell-properties fo:border="none" style:writing-mode="lr-tb" style:vertical-align="bottom" fo:padding-top="0in" fo:padding-left="0in" fo:padding-bottom="0in" fo:padding-right="0in"/>
    </style:style>
    <style:style style:name="P2777" style:parent-style-name="Normal" style:family="paragraph">
      <style:paragraph-properties style:line-height-at-least="0in"/>
      <style:text-properties style:font-name="Times New Roman" style:font-name-asian="Times New Roman" fo:font-size="12pt" style:font-size-asian="12pt"/>
    </style:style>
    <style:style style:name="TableCell27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779" style:parent-style-name="Normal" style:family="paragraph">
      <style:paragraph-properties style:line-height-at-least="0in"/>
      <style:text-properties style:font-name="Times New Roman" style:font-name-asian="Times New Roman" fo:font-size="12pt" style:font-size-asian="12pt"/>
    </style:style>
    <style:style style:name="TableRow2780" style:family="table-row">
      <style:table-row-properties style:min-row-height="0.0701in" style:use-optimal-row-height="false"/>
    </style:style>
    <style:style style:name="TableCell278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782" style:parent-style-name="Normal" style:family="paragraph">
      <style:paragraph-properties style:line-height-at-least="0in"/>
      <style:text-properties style:font-name="Times New Roman" style:font-name-asian="Times New Roman" fo:font-size="4pt" style:font-size-asian="4pt"/>
    </style:style>
    <style:style style:name="TableCell278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784" style:parent-style-name="Normal" style:family="paragraph">
      <style:paragraph-properties style:line-height-at-least="0in"/>
      <style:text-properties style:font-name="Times New Roman" style:font-name-asian="Times New Roman" fo:font-size="4pt" style:font-size-asian="4pt"/>
    </style:style>
    <style:style style:name="TableCell2785" style:family="table-cell">
      <style:table-cell-properties fo:border="none" style:writing-mode="lr-tb" style:vertical-align="bottom" fo:padding-top="0in" fo:padding-left="0in" fo:padding-bottom="0in" fo:padding-right="0in"/>
    </style:style>
    <style:style style:name="P2786" style:parent-style-name="Normal" style:family="paragraph">
      <style:paragraph-properties style:line-height-at-least="0in"/>
      <style:text-properties style:font-name="Times New Roman" style:font-name-asian="Times New Roman" fo:font-size="4pt" style:font-size-asian="4pt"/>
    </style:style>
    <style:style style:name="TableCell2787" style:family="table-cell">
      <style:table-cell-properties fo:border="none" style:writing-mode="lr-tb" style:vertical-align="bottom" fo:padding-top="0in" fo:padding-left="0in" fo:padding-bottom="0in" fo:padding-right="0in"/>
    </style:style>
    <style:style style:name="P2788" style:parent-style-name="Normal" style:family="paragraph">
      <style:paragraph-properties style:line-height-at-least="0in"/>
      <style:text-properties style:font-name="Verdana" style:font-name-asian="Verdana" fo:font-size="9.5pt" style:font-size-asian="9.5pt"/>
    </style:style>
    <style:style style:name="TableCell2789" style:family="table-cell">
      <style:table-cell-properties fo:border="none" style:writing-mode="lr-tb" style:vertical-align="bottom" fo:padding-top="0in" fo:padding-left="0in" fo:padding-bottom="0in" fo:padding-right="0in"/>
    </style:style>
    <style:style style:name="P2790" style:parent-style-name="Normal" style:family="paragraph">
      <style:paragraph-properties fo:text-align="center" style:line-height-at-least="0in"/>
      <style:text-properties style:font-name="Verdana" style:font-name-asian="Verdana" style:text-scale="98%" fo:font-size="9.5pt" style:font-size-asian="9.5pt"/>
    </style:style>
    <style:style style:name="TableCell27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792"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2793" style:family="table-cell">
      <style:table-cell-properties fo:border="none" style:writing-mode="lr-tb" style:vertical-align="bottom" fo:padding-top="0in" fo:padding-left="0in" fo:padding-bottom="0in" fo:padding-right="0in"/>
    </style:style>
    <style:style style:name="P2794" style:parent-style-name="Normal" style:family="paragraph">
      <style:paragraph-properties style:line-height-at-least="0in"/>
      <style:text-properties style:font-name="Times New Roman" style:font-name-asian="Times New Roman" fo:font-size="4pt" style:font-size-asian="4pt"/>
    </style:style>
    <style:style style:name="TableCell2795" style:family="table-cell">
      <style:table-cell-properties fo:border="none" style:writing-mode="lr-tb" style:vertical-align="bottom" fo:padding-top="0in" fo:padding-left="0in" fo:padding-bottom="0in" fo:padding-right="0in"/>
    </style:style>
    <style:style style:name="P2796" style:parent-style-name="Normal" style:family="paragraph">
      <style:paragraph-properties style:line-height-at-least="0in"/>
      <style:text-properties style:font-name="Times New Roman" style:font-name-asian="Times New Roman" fo:font-size="4pt" style:font-size-asian="4pt"/>
    </style:style>
    <style:style style:name="TableCell2797" style:family="table-cell">
      <style:table-cell-properties fo:border="none" style:writing-mode="lr-tb" style:vertical-align="bottom" fo:padding-top="0in" fo:padding-left="0in" fo:padding-bottom="0in" fo:padding-right="0in"/>
    </style:style>
    <style:style style:name="P2798" style:parent-style-name="Normal" style:family="paragraph">
      <style:paragraph-properties style:line-height-at-least="0in"/>
      <style:text-properties style:font-name="Times New Roman" style:font-name-asian="Times New Roman" fo:font-size="4pt" style:font-size-asian="4pt"/>
    </style:style>
    <style:style style:name="TableCell2799" style:family="table-cell">
      <style:table-cell-properties fo:border="none" style:writing-mode="lr-tb" style:vertical-align="bottom" fo:padding-top="0in" fo:padding-left="0in" fo:padding-bottom="0in" fo:padding-right="0in"/>
    </style:style>
    <style:style style:name="P2800" style:parent-style-name="Normal" style:family="paragraph">
      <style:paragraph-properties style:line-height-at-least="0in"/>
      <style:text-properties style:font-name="Times New Roman" style:font-name-asian="Times New Roman" fo:font-size="4pt" style:font-size-asian="4pt"/>
    </style:style>
    <style:style style:name="TableCell2801" style:family="table-cell">
      <style:table-cell-properties fo:border="none" style:writing-mode="lr-tb" style:vertical-align="bottom" fo:padding-top="0in" fo:padding-left="0in" fo:padding-bottom="0in" fo:padding-right="0in"/>
    </style:style>
    <style:style style:name="P2802" style:parent-style-name="Normal" style:family="paragraph">
      <style:paragraph-properties style:line-height-at-least="0in"/>
      <style:text-properties style:font-name="Times New Roman" style:font-name-asian="Times New Roman" fo:font-size="4pt" style:font-size-asian="4pt"/>
    </style:style>
    <style:style style:name="TableCell2803" style:family="table-cell">
      <style:table-cell-properties fo:border="none" style:writing-mode="lr-tb" style:vertical-align="bottom" fo:padding-top="0in" fo:padding-left="0in" fo:padding-bottom="0in" fo:padding-right="0in"/>
    </style:style>
    <style:style style:name="P2804" style:parent-style-name="Normal" style:family="paragraph">
      <style:paragraph-properties style:line-height-at-least="0in"/>
      <style:text-properties style:font-name="Times New Roman" style:font-name-asian="Times New Roman" fo:font-size="4pt" style:font-size-asian="4pt"/>
    </style:style>
    <style:style style:name="TableCell2805" style:family="table-cell">
      <style:table-cell-properties fo:border="none" style:writing-mode="lr-tb" style:vertical-align="bottom" fo:padding-top="0in" fo:padding-left="0in" fo:padding-bottom="0in" fo:padding-right="0in"/>
    </style:style>
    <style:style style:name="P2806" style:parent-style-name="Normal" style:family="paragraph">
      <style:paragraph-properties style:line-height-at-least="0in"/>
      <style:text-properties style:font-name="Times New Roman" style:font-name-asian="Times New Roman" fo:font-size="4pt" style:font-size-asian="4pt"/>
    </style:style>
    <style:style style:name="TableCell2807" style:family="table-cell">
      <style:table-cell-properties fo:border="none" style:writing-mode="lr-tb" style:vertical-align="bottom" fo:padding-top="0in" fo:padding-left="0in" fo:padding-bottom="0in" fo:padding-right="0in"/>
    </style:style>
    <style:style style:name="P2808" style:parent-style-name="Normal" style:family="paragraph">
      <style:paragraph-properties style:line-height-at-least="0in"/>
      <style:text-properties style:font-name="Times New Roman" style:font-name-asian="Times New Roman" fo:font-size="4pt" style:font-size-asian="4pt"/>
    </style:style>
    <style:style style:name="TableCell2809" style:family="table-cell">
      <style:table-cell-properties fo:border="none" style:writing-mode="lr-tb" style:vertical-align="bottom" fo:padding-top="0in" fo:padding-left="0in" fo:padding-bottom="0in" fo:padding-right="0in"/>
    </style:style>
    <style:style style:name="P2810" style:parent-style-name="Normal" style:family="paragraph">
      <style:paragraph-properties style:line-height-at-least="0in"/>
      <style:text-properties style:font-name="Times New Roman" style:font-name-asian="Times New Roman" fo:font-size="4pt" style:font-size-asian="4pt"/>
    </style:style>
    <style:style style:name="TableCell2811" style:family="table-cell">
      <style:table-cell-properties fo:border="none" style:writing-mode="lr-tb" style:vertical-align="bottom" fo:padding-top="0in" fo:padding-left="0in" fo:padding-bottom="0in" fo:padding-right="0in"/>
    </style:style>
    <style:style style:name="P2812" style:parent-style-name="Normal" style:family="paragraph">
      <style:paragraph-properties style:line-height-at-least="0in"/>
      <style:text-properties style:font-name="Times New Roman" style:font-name-asian="Times New Roman" fo:font-size="4pt" style:font-size-asian="4pt"/>
    </style:style>
    <style:style style:name="TableCell2813" style:family="table-cell">
      <style:table-cell-properties fo:border="none" style:writing-mode="lr-tb" style:vertical-align="bottom" fo:padding-top="0in" fo:padding-left="0in" fo:padding-bottom="0in" fo:padding-right="0in"/>
    </style:style>
    <style:style style:name="P2814" style:parent-style-name="Normal" style:family="paragraph">
      <style:paragraph-properties style:line-height-at-least="0in"/>
      <style:text-properties style:font-name="Times New Roman" style:font-name-asian="Times New Roman" fo:font-size="4pt" style:font-size-asian="4pt"/>
    </style:style>
    <style:style style:name="TableCell2815" style:family="table-cell">
      <style:table-cell-properties fo:border="none" style:writing-mode="lr-tb" style:vertical-align="bottom" fo:padding-top="0in" fo:padding-left="0in" fo:padding-bottom="0in" fo:padding-right="0in"/>
    </style:style>
    <style:style style:name="P2816" style:parent-style-name="Normal" style:family="paragraph">
      <style:paragraph-properties style:line-height-at-least="0in"/>
      <style:text-properties style:font-name="Times New Roman" style:font-name-asian="Times New Roman" fo:font-size="4pt" style:font-size-asian="4pt"/>
    </style:style>
    <style:style style:name="TableCell2817" style:family="table-cell">
      <style:table-cell-properties fo:border="none" style:writing-mode="lr-tb" style:vertical-align="bottom" fo:padding-top="0in" fo:padding-left="0in" fo:padding-bottom="0in" fo:padding-right="0in"/>
    </style:style>
    <style:style style:name="P2818" style:parent-style-name="Normal" style:family="paragraph">
      <style:paragraph-properties style:line-height-at-least="0in"/>
      <style:text-properties style:font-name="Times New Roman" style:font-name-asian="Times New Roman" fo:font-size="4pt" style:font-size-asian="4pt"/>
    </style:style>
    <style:style style:name="TableCell2819" style:family="table-cell">
      <style:table-cell-properties fo:border="none" style:writing-mode="lr-tb" style:vertical-align="bottom" fo:padding-top="0in" fo:padding-left="0in" fo:padding-bottom="0in" fo:padding-right="0in"/>
    </style:style>
    <style:style style:name="P2820" style:parent-style-name="Normal" style:family="paragraph">
      <style:paragraph-properties style:line-height-at-least="0in"/>
      <style:text-properties style:font-name="Times New Roman" style:font-name-asian="Times New Roman" fo:font-size="4pt" style:font-size-asian="4pt"/>
    </style:style>
    <style:style style:name="TableCell2821" style:family="table-cell">
      <style:table-cell-properties fo:border="none" style:writing-mode="lr-tb" style:vertical-align="bottom" fo:padding-top="0in" fo:padding-left="0in" fo:padding-bottom="0in" fo:padding-right="0in"/>
    </style:style>
    <style:style style:name="P2822" style:parent-style-name="Normal" style:family="paragraph">
      <style:paragraph-properties style:line-height-at-least="0in"/>
      <style:text-properties style:font-name="Times New Roman" style:font-name-asian="Times New Roman" fo:font-size="4pt" style:font-size-asian="4pt"/>
    </style:style>
    <style:style style:name="TableCell2823" style:family="table-cell">
      <style:table-cell-properties fo:border="none" style:writing-mode="lr-tb" style:vertical-align="bottom" fo:padding-top="0in" fo:padding-left="0in" fo:padding-bottom="0in" fo:padding-right="0in"/>
    </style:style>
    <style:style style:name="P2824" style:parent-style-name="Normal" style:family="paragraph">
      <style:paragraph-properties style:line-height-at-least="0in"/>
      <style:text-properties style:font-name="Times New Roman" style:font-name-asian="Times New Roman" fo:font-size="4pt" style:font-size-asian="4pt"/>
    </style:style>
    <style:style style:name="TableCell2825" style:family="table-cell">
      <style:table-cell-properties fo:border="none" style:writing-mode="lr-tb" style:vertical-align="bottom" fo:padding-top="0in" fo:padding-left="0in" fo:padding-bottom="0in" fo:padding-right="0in"/>
    </style:style>
    <style:style style:name="P2826" style:parent-style-name="Normal" style:family="paragraph">
      <style:paragraph-properties style:line-height-at-least="0in"/>
      <style:text-properties style:font-name="Times New Roman" style:font-name-asian="Times New Roman" fo:font-size="4pt" style:font-size-asian="4pt"/>
    </style:style>
    <style:style style:name="TableCell28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828" style:parent-style-name="Normal" style:family="paragraph">
      <style:paragraph-properties style:line-height-at-least="0in"/>
      <style:text-properties style:font-name="Times New Roman" style:font-name-asian="Times New Roman" fo:font-size="4pt" style:font-size-asian="4pt"/>
    </style:style>
    <style:style style:name="TableRow2829" style:family="table-row">
      <style:table-row-properties style:min-row-height="0.125in" style:use-optimal-row-height="false"/>
    </style:style>
    <style:style style:name="TableCell283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831" style:parent-style-name="Normal" style:family="paragraph">
      <style:paragraph-properties style:line-height-at-least="0in"/>
      <style:text-properties style:font-name="Times New Roman" style:font-name-asian="Times New Roman" fo:font-size="7.5pt" style:font-size-asian="7.5pt"/>
    </style:style>
    <style:style style:name="TableCell283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833" style:parent-style-name="Normal" style:family="paragraph">
      <style:paragraph-properties style:line-height-at-least="0in"/>
      <style:text-properties style:font-name="Times New Roman" style:font-name-asian="Times New Roman" fo:font-size="7.5pt" style:font-size-asian="7.5pt"/>
    </style:style>
    <style:style style:name="TableCell2834" style:family="table-cell">
      <style:table-cell-properties fo:border="none" style:writing-mode="lr-tb" style:vertical-align="bottom" fo:padding-top="0in" fo:padding-left="0in" fo:padding-bottom="0in" fo:padding-right="0in"/>
    </style:style>
    <style:style style:name="P2835" style:parent-style-name="Normal" style:family="paragraph">
      <style:paragraph-properties style:line-height-at-least="0in"/>
      <style:text-properties style:font-name="Times New Roman" style:font-name-asian="Times New Roman" fo:font-size="7.5pt" style:font-size-asian="7.5pt"/>
    </style:style>
    <style:style style:name="P2836" style:parent-style-name="Normal" style:family="paragraph">
      <style:paragraph-properties style:line-height-at-least="0in"/>
      <style:text-properties style:font-name="Times New Roman" style:font-name-asian="Times New Roman" fo:font-size="7.5pt" style:font-size-asian="7.5pt"/>
    </style:style>
    <style:style style:name="P2837" style:parent-style-name="Normal" style:family="paragraph">
      <style:paragraph-properties style:line-height-at-least="0in"/>
      <style:text-properties style:font-name="Times New Roman" style:font-name-asian="Times New Roman" fo:font-size="7.5pt" style:font-size-asian="7.5pt"/>
    </style:style>
    <style:style style:name="P2838" style:parent-style-name="Normal" style:family="paragraph">
      <style:paragraph-properties style:line-height-at-least="0in"/>
      <style:text-properties style:font-name="Times New Roman" style:font-name-asian="Times New Roman" fo:font-size="7.5pt" style:font-size-asian="7.5pt"/>
    </style:style>
    <style:style style:name="TableCell2839" style:family="table-cell">
      <style:table-cell-properties fo:border="none" style:writing-mode="lr-tb" style:vertical-align="bottom" fo:padding-top="0in" fo:padding-left="0in" fo:padding-bottom="0in" fo:padding-right="0in"/>
    </style:style>
    <style:style style:name="P2840" style:parent-style-name="Normal" style:family="paragraph">
      <style:paragraph-properties style:line-height-at-least="0in"/>
      <style:text-properties style:font-name="Times New Roman" style:font-name-asian="Times New Roman" fo:font-size="7.5pt" style:font-size-asian="7.5pt"/>
    </style:style>
    <style:style style:name="TableCell2841" style:family="table-cell">
      <style:table-cell-properties fo:border="none" style:writing-mode="lr-tb" style:vertical-align="bottom" fo:padding-top="0in" fo:padding-left="0in" fo:padding-bottom="0in" fo:padding-right="0in"/>
    </style:style>
    <style:style style:name="P2842" style:parent-style-name="Normal" style:family="paragraph">
      <style:paragraph-properties style:line-height-at-least="0in"/>
      <style:text-properties style:font-name="Verdana" style:font-name-asian="Verdana" fo:font-weight="bold" style:font-weight-asian="bold" fo:font-size="9.5pt" style:font-size-asian="9.5pt"/>
    </style:style>
    <style:style style:name="TableCell2843" style:family="table-cell">
      <style:table-cell-properties fo:border="none" fo:background-color="#FFFF00" style:writing-mode="lr-tb" style:vertical-align="bottom" fo:padding-top="0in" fo:padding-left="0in" fo:padding-bottom="0in" fo:padding-right="0in"/>
    </style:style>
    <style:style style:name="P2844" style:parent-style-name="Normal" style:family="paragraph">
      <style:paragraph-properties fo:text-align="end" style:line-height-at-least="0in"/>
      <style:text-properties style:font-name="Verdana" style:font-name-asian="Verdana" style:text-scale="94%" fo:font-size="9.5pt" style:font-size-asian="9.5pt" fo:background-color="#FFFF00"/>
    </style:style>
    <style:style style:name="TableCell2845" style:family="table-cell">
      <style:table-cell-properties fo:border="none" style:writing-mode="lr-tb" style:vertical-align="bottom" fo:padding-top="0in" fo:padding-left="0in" fo:padding-bottom="0in" fo:padding-right="0in"/>
    </style:style>
    <style:style style:name="P2846" style:parent-style-name="Normal" style:family="paragraph">
      <style:paragraph-properties style:line-height-at-least="0in"/>
      <style:text-properties style:font-name="Times New Roman" style:font-name-asian="Times New Roman" fo:font-size="7.5pt" style:font-size-asian="7.5pt"/>
    </style:style>
    <style:style style:name="TableCell2847" style:family="table-cell">
      <style:table-cell-properties fo:border="none" style:writing-mode="lr-tb" style:vertical-align="bottom" fo:padding-top="0in" fo:padding-left="0in" fo:padding-bottom="0in" fo:padding-right="0in"/>
    </style:style>
    <style:style style:name="P2848" style:parent-style-name="Normal" style:family="paragraph">
      <style:paragraph-properties style:line-height-at-least="0in"/>
      <style:text-properties style:font-name="Times New Roman" style:font-name-asian="Times New Roman" fo:font-size="7.5pt" style:font-size-asian="7.5pt"/>
    </style:style>
    <style:style style:name="TableCell2849" style:family="table-cell">
      <style:table-cell-properties fo:border="none" style:writing-mode="lr-tb" style:vertical-align="bottom" fo:padding-top="0in" fo:padding-left="0in" fo:padding-bottom="0in" fo:padding-right="0in"/>
    </style:style>
    <style:style style:name="P2850" style:parent-style-name="Normal" style:family="paragraph">
      <style:paragraph-properties style:line-height-at-least="0in"/>
      <style:text-properties style:font-name="Times New Roman" style:font-name-asian="Times New Roman" fo:font-size="7.5pt" style:font-size-asian="7.5pt"/>
    </style:style>
    <style:style style:name="TableCell2851" style:family="table-cell">
      <style:table-cell-properties fo:border="none" style:writing-mode="lr-tb" style:vertical-align="bottom" fo:padding-top="0in" fo:padding-left="0in" fo:padding-bottom="0in" fo:padding-right="0in"/>
    </style:style>
    <style:style style:name="P2852" style:parent-style-name="Normal" style:family="paragraph">
      <style:paragraph-properties style:line-height-at-least="0in"/>
      <style:text-properties style:font-name="Times New Roman" style:font-name-asian="Times New Roman" fo:font-size="7.5pt" style:font-size-asian="7.5pt"/>
    </style:style>
    <style:style style:name="TableCell2853" style:family="table-cell">
      <style:table-cell-properties fo:border="none" style:writing-mode="lr-tb" style:vertical-align="bottom" fo:padding-top="0in" fo:padding-left="0in" fo:padding-bottom="0in" fo:padding-right="0in"/>
    </style:style>
    <style:style style:name="P2854" style:parent-style-name="Normal" style:family="paragraph">
      <style:paragraph-properties style:line-height-at-least="0in"/>
      <style:text-properties style:font-name="Times New Roman" style:font-name-asian="Times New Roman" fo:font-size="7.5pt" style:font-size-asian="7.5pt"/>
    </style:style>
    <style:style style:name="TableCell2855" style:family="table-cell">
      <style:table-cell-properties fo:border="none" style:writing-mode="lr-tb" style:vertical-align="bottom" fo:padding-top="0in" fo:padding-left="0in" fo:padding-bottom="0in" fo:padding-right="0in"/>
    </style:style>
    <style:style style:name="P2856" style:parent-style-name="Normal" style:family="paragraph">
      <style:paragraph-properties style:line-height-at-least="0in"/>
      <style:text-properties style:font-name="Times New Roman" style:font-name-asian="Times New Roman" fo:font-size="7.5pt" style:font-size-asian="7.5pt"/>
    </style:style>
    <style:style style:name="TableCell2857" style:family="table-cell">
      <style:table-cell-properties fo:border="none" style:writing-mode="lr-tb" style:vertical-align="bottom" fo:padding-top="0in" fo:padding-left="0in" fo:padding-bottom="0in" fo:padding-right="0in"/>
    </style:style>
    <style:style style:name="P2858" style:parent-style-name="Normal" style:family="paragraph">
      <style:paragraph-properties style:line-height-at-least="0in"/>
      <style:text-properties style:font-name="Times New Roman" style:font-name-asian="Times New Roman" fo:font-size="7.5pt" style:font-size-asian="7.5pt"/>
    </style:style>
    <style:style style:name="TableCell2859" style:family="table-cell">
      <style:table-cell-properties fo:border="none" style:writing-mode="lr-tb" style:vertical-align="bottom" fo:padding-top="0in" fo:padding-left="0in" fo:padding-bottom="0in" fo:padding-right="0in"/>
    </style:style>
    <style:style style:name="P2860" style:parent-style-name="Normal" style:family="paragraph">
      <style:paragraph-properties style:line-height-at-least="0in"/>
      <style:text-properties style:font-name="Times New Roman" style:font-name-asian="Times New Roman" fo:font-size="7.5pt" style:font-size-asian="7.5pt"/>
    </style:style>
    <style:style style:name="TableCell2861" style:family="table-cell">
      <style:table-cell-properties fo:border="none" style:writing-mode="lr-tb" style:vertical-align="bottom" fo:padding-top="0in" fo:padding-left="0in" fo:padding-bottom="0in" fo:padding-right="0in"/>
    </style:style>
    <style:style style:name="P2862" style:parent-style-name="Normal" style:family="paragraph">
      <style:paragraph-properties style:line-height-at-least="0in"/>
      <style:text-properties style:font-name="Times New Roman" style:font-name-asian="Times New Roman" fo:font-size="7.5pt" style:font-size-asian="7.5pt"/>
    </style:style>
    <style:style style:name="TableCell28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864" style:parent-style-name="Normal" style:family="paragraph">
      <style:paragraph-properties style:line-height-at-least="0in"/>
      <style:text-properties style:font-name="Times New Roman" style:font-name-asian="Times New Roman" fo:font-size="7.5pt" style:font-size-asian="7.5pt"/>
    </style:style>
    <style:style style:name="TableRow2865" style:family="table-row">
      <style:table-row-properties style:min-row-height="0.0701in" style:use-optimal-row-height="false"/>
    </style:style>
    <style:style style:name="TableCell286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867" style:parent-style-name="Normal" style:family="paragraph">
      <style:paragraph-properties style:line-height-at-least="0in"/>
      <style:text-properties style:font-name="Times New Roman" style:font-name-asian="Times New Roman" fo:font-size="4pt" style:font-size-asian="4pt"/>
    </style:style>
    <style:style style:name="TableCell28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869" style:parent-style-name="Normal" style:family="paragraph">
      <style:paragraph-properties style:line-height-at-least="0in"/>
      <style:text-properties style:font-name="Times New Roman" style:font-name-asian="Times New Roman" fo:font-size="4pt" style:font-size-asian="4pt"/>
    </style:style>
    <style:style style:name="TableCell2870" style:family="table-cell">
      <style:table-cell-properties fo:border="none" style:writing-mode="lr-tb" style:vertical-align="bottom" fo:padding-top="0in" fo:padding-left="0in" fo:padding-bottom="0in" fo:padding-right="0in"/>
    </style:style>
    <style:style style:name="P2871" style:parent-style-name="Normal" style:family="paragraph">
      <style:paragraph-properties style:line-height-at-least="0in"/>
      <style:text-properties style:font-name="Times New Roman" style:font-name-asian="Times New Roman" fo:font-size="4pt" style:font-size-asian="4pt"/>
    </style:style>
    <style:style style:name="TableCell28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873" style:parent-style-name="Normal" style:family="paragraph">
      <style:paragraph-properties style:line-height-at-least="0in"/>
      <style:text-properties style:font-name="Verdana" style:font-name-asian="Verdana" fo:font-size="9.5pt" style:font-size-asian="9.5pt"/>
    </style:style>
    <style:style style:name="TableCell2874" style:family="table-cell">
      <style:table-cell-properties fo:border="none" style:writing-mode="lr-tb" style:vertical-align="bottom" fo:padding-top="0in" fo:padding-left="0in" fo:padding-bottom="0in" fo:padding-right="0in"/>
    </style:style>
    <style:style style:name="P2875" style:parent-style-name="Normal" style:family="paragraph">
      <style:paragraph-properties style:line-height-at-least="0in"/>
      <style:text-properties style:font-name="Times New Roman" style:font-name-asian="Times New Roman" fo:font-size="4pt" style:font-size-asian="4pt"/>
    </style:style>
    <style:style style:name="P2876" style:parent-style-name="Normal" style:family="paragraph">
      <style:paragraph-properties style:line-height-at-least="0in"/>
      <style:text-properties style:font-name="Times New Roman" style:font-name-asian="Times New Roman" fo:font-size="4pt" style:font-size-asian="4pt"/>
    </style:style>
    <style:style style:name="P2877" style:parent-style-name="Normal" style:family="paragraph">
      <style:paragraph-properties style:line-height-at-least="0in"/>
      <style:text-properties style:font-name="Times New Roman" style:font-name-asian="Times New Roman" fo:font-size="4pt" style:font-size-asian="4pt"/>
    </style:style>
    <style:style style:name="TableCell2878" style:family="table-cell">
      <style:table-cell-properties fo:border="none" style:writing-mode="lr-tb" style:vertical-align="bottom" fo:padding-top="0in" fo:padding-left="0in" fo:padding-bottom="0in" fo:padding-right="0in"/>
    </style:style>
    <style:style style:name="P2879" style:parent-style-name="Normal" style:family="paragraph">
      <style:paragraph-properties style:line-height-at-least="0in"/>
      <style:text-properties style:font-name="Times New Roman" style:font-name-asian="Times New Roman" fo:font-size="4pt" style:font-size-asian="4pt"/>
    </style:style>
    <style:style style:name="TableCell2880" style:family="table-cell">
      <style:table-cell-properties fo:border="none" style:writing-mode="lr-tb" style:vertical-align="bottom" fo:padding-top="0in" fo:padding-left="0in" fo:padding-bottom="0in" fo:padding-right="0in"/>
    </style:style>
    <style:style style:name="P2881" style:parent-style-name="Normal" style:family="paragraph">
      <style:paragraph-properties style:line-height-at-least="0in"/>
      <style:text-properties style:font-name="Times New Roman" style:font-name-asian="Times New Roman" fo:font-size="4pt" style:font-size-asian="4pt"/>
    </style:style>
    <style:style style:name="TableCell2882" style:family="table-cell">
      <style:table-cell-properties fo:border="none" style:writing-mode="lr-tb" style:vertical-align="bottom" fo:padding-top="0in" fo:padding-left="0in" fo:padding-bottom="0in" fo:padding-right="0in"/>
    </style:style>
    <style:style style:name="P2883" style:parent-style-name="Normal" style:family="paragraph">
      <style:paragraph-properties style:line-height-at-least="0in"/>
      <style:text-properties style:font-name="Times New Roman" style:font-name-asian="Times New Roman" fo:font-size="4pt" style:font-size-asian="4pt"/>
    </style:style>
    <style:style style:name="TableCell2884" style:family="table-cell">
      <style:table-cell-properties fo:border="none" style:writing-mode="lr-tb" style:vertical-align="bottom" fo:padding-top="0in" fo:padding-left="0in" fo:padding-bottom="0in" fo:padding-right="0in"/>
    </style:style>
    <style:style style:name="P2885" style:parent-style-name="Normal" style:family="paragraph">
      <style:paragraph-properties style:line-height-at-least="0in"/>
      <style:text-properties style:font-name="Times New Roman" style:font-name-asian="Times New Roman" fo:font-size="4pt" style:font-size-asian="4pt"/>
    </style:style>
    <style:style style:name="TableCell2886" style:family="table-cell">
      <style:table-cell-properties fo:border="none" style:writing-mode="lr-tb" style:vertical-align="bottom" fo:padding-top="0in" fo:padding-left="0in" fo:padding-bottom="0in" fo:padding-right="0in"/>
    </style:style>
    <style:style style:name="P2887" style:parent-style-name="Normal" style:family="paragraph">
      <style:paragraph-properties style:line-height-at-least="0in"/>
      <style:text-properties style:font-name="Times New Roman" style:font-name-asian="Times New Roman" fo:font-size="4pt" style:font-size-asian="4pt"/>
    </style:style>
    <style:style style:name="TableCell2888" style:family="table-cell">
      <style:table-cell-properties fo:border="none" style:writing-mode="lr-tb" style:vertical-align="bottom" fo:padding-top="0in" fo:padding-left="0in" fo:padding-bottom="0in" fo:padding-right="0in"/>
    </style:style>
    <style:style style:name="P2889" style:parent-style-name="Normal" style:family="paragraph">
      <style:paragraph-properties style:line-height-at-least="0in"/>
      <style:text-properties style:font-name="Times New Roman" style:font-name-asian="Times New Roman" fo:font-size="4pt" style:font-size-asian="4pt"/>
    </style:style>
    <style:style style:name="TableCell2890" style:family="table-cell">
      <style:table-cell-properties fo:border="none" style:writing-mode="lr-tb" style:vertical-align="bottom" fo:padding-top="0in" fo:padding-left="0in" fo:padding-bottom="0in" fo:padding-right="0in"/>
    </style:style>
    <style:style style:name="P2891" style:parent-style-name="Normal" style:family="paragraph">
      <style:paragraph-properties style:line-height-at-least="0in"/>
      <style:text-properties style:font-name="Times New Roman" style:font-name-asian="Times New Roman" fo:font-size="4pt" style:font-size-asian="4pt"/>
    </style:style>
    <style:style style:name="TableCell2892" style:family="table-cell">
      <style:table-cell-properties fo:border="none" style:writing-mode="lr-tb" style:vertical-align="bottom" fo:padding-top="0in" fo:padding-left="0in" fo:padding-bottom="0in" fo:padding-right="0in"/>
    </style:style>
    <style:style style:name="P2893" style:parent-style-name="Normal" style:family="paragraph">
      <style:paragraph-properties style:line-height-at-least="0in"/>
      <style:text-properties style:font-name="Times New Roman" style:font-name-asian="Times New Roman" fo:font-size="4pt" style:font-size-asian="4pt"/>
    </style:style>
    <style:style style:name="TableCell2894" style:family="table-cell">
      <style:table-cell-properties fo:border="none" style:writing-mode="lr-tb" style:vertical-align="bottom" fo:padding-top="0in" fo:padding-left="0in" fo:padding-bottom="0in" fo:padding-right="0in"/>
    </style:style>
    <style:style style:name="P2895" style:parent-style-name="Normal" style:family="paragraph">
      <style:paragraph-properties style:line-height-at-least="0in"/>
      <style:text-properties style:font-name="Times New Roman" style:font-name-asian="Times New Roman" fo:font-size="4pt" style:font-size-asian="4pt"/>
    </style:style>
    <style:style style:name="TableCell28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897" style:parent-style-name="Normal" style:family="paragraph">
      <style:paragraph-properties style:line-height-at-least="0in"/>
      <style:text-properties style:font-name="Times New Roman" style:font-name-asian="Times New Roman" fo:font-size="4pt" style:font-size-asian="4pt"/>
    </style:style>
    <style:style style:name="TableRow2898" style:family="table-row">
      <style:table-row-properties style:min-row-height="0.0701in" style:use-optimal-row-height="false"/>
    </style:style>
    <style:style style:name="TableCell289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900" style:parent-style-name="Normal" style:family="paragraph">
      <style:paragraph-properties style:line-height-at-least="0in"/>
      <style:text-properties style:font-name="Times New Roman" style:font-name-asian="Times New Roman" fo:font-size="4pt" style:font-size-asian="4pt"/>
    </style:style>
    <style:style style:name="TableCell290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02" style:parent-style-name="Normal" style:family="paragraph">
      <style:paragraph-properties style:line-height-at-least="0in"/>
      <style:text-properties style:font-name="Times New Roman" style:font-name-asian="Times New Roman" fo:font-size="4pt" style:font-size-asian="4pt"/>
    </style:style>
    <style:style style:name="TableCell2903" style:family="table-cell">
      <style:table-cell-properties fo:border="none" style:writing-mode="lr-tb" style:vertical-align="bottom" fo:padding-top="0in" fo:padding-left="0in" fo:padding-bottom="0in" fo:padding-right="0in"/>
    </style:style>
    <style:style style:name="P2904" style:parent-style-name="Normal" style:family="paragraph">
      <style:paragraph-properties style:line-height-at-least="0in"/>
      <style:text-properties style:font-name="Times New Roman" style:font-name-asian="Times New Roman" fo:font-size="4pt" style:font-size-asian="4pt"/>
    </style:style>
    <style:style style:name="P2905" style:parent-style-name="Normal" style:family="paragraph">
      <style:paragraph-properties style:line-height-at-least="0in"/>
      <style:text-properties style:font-name="Times New Roman" style:font-name-asian="Times New Roman" fo:font-size="4pt" style:font-size-asian="4pt"/>
    </style:style>
    <style:style style:name="TableCell2906" style:family="table-cell">
      <style:table-cell-properties fo:border="none" style:writing-mode="lr-tb" style:vertical-align="bottom" fo:padding-top="0in" fo:padding-left="0in" fo:padding-bottom="0in" fo:padding-right="0in"/>
    </style:style>
    <style:style style:name="P2907" style:parent-style-name="Normal" style:family="paragraph">
      <style:paragraph-properties style:line-height-at-least="0in"/>
      <style:text-properties style:font-name="Times New Roman" style:font-name-asian="Times New Roman" fo:font-size="4pt" style:font-size-asian="4pt"/>
    </style:style>
    <style:style style:name="TableCell2908" style:family="table-cell">
      <style:table-cell-properties fo:border="none" style:writing-mode="lr-tb" style:vertical-align="bottom" fo:padding-top="0in" fo:padding-left="0in" fo:padding-bottom="0in" fo:padding-right="0in"/>
    </style:style>
    <style:style style:name="P2909" style:parent-style-name="Normal" style:family="paragraph">
      <style:paragraph-properties style:line-height-at-least="0in"/>
      <style:text-properties style:font-name="Times New Roman" style:font-name-asian="Times New Roman" fo:font-size="4pt" style:font-size-asian="4pt"/>
    </style:style>
    <style:style style:name="TableCell2910" style:family="table-cell">
      <style:table-cell-properties fo:border="none" style:writing-mode="lr-tb" style:vertical-align="bottom" fo:padding-top="0in" fo:padding-left="0in" fo:padding-bottom="0in" fo:padding-right="0in"/>
    </style:style>
    <style:style style:name="P2911" style:parent-style-name="Normal" style:family="paragraph">
      <style:paragraph-properties style:line-height-at-least="0in"/>
      <style:text-properties style:font-name="Times New Roman" style:font-name-asian="Times New Roman" fo:font-size="4pt" style:font-size-asian="4pt"/>
    </style:style>
    <style:style style:name="TableCell2912" style:family="table-cell">
      <style:table-cell-properties fo:border="none" style:writing-mode="lr-tb" style:vertical-align="bottom" fo:padding-top="0in" fo:padding-left="0in" fo:padding-bottom="0in" fo:padding-right="0in"/>
    </style:style>
    <style:style style:name="P2913" style:parent-style-name="Normal" style:family="paragraph">
      <style:paragraph-properties style:line-height-at-least="0in"/>
      <style:text-properties style:font-name="Times New Roman" style:font-name-asian="Times New Roman" fo:font-size="4pt" style:font-size-asian="4pt"/>
    </style:style>
    <style:style style:name="TableCell2914" style:family="table-cell">
      <style:table-cell-properties fo:border="none" style:writing-mode="lr-tb" style:vertical-align="bottom" fo:padding-top="0in" fo:padding-left="0in" fo:padding-bottom="0in" fo:padding-right="0in"/>
    </style:style>
    <style:style style:name="P2915" style:parent-style-name="Normal" style:family="paragraph">
      <style:paragraph-properties style:line-height-at-least="0in"/>
      <style:text-properties style:font-name="Times New Roman" style:font-name-asian="Times New Roman" fo:font-size="4pt" style:font-size-asian="4pt"/>
    </style:style>
    <style:style style:name="TableCell2916" style:family="table-cell">
      <style:table-cell-properties fo:border="none" style:writing-mode="lr-tb" style:vertical-align="bottom" fo:padding-top="0in" fo:padding-left="0in" fo:padding-bottom="0in" fo:padding-right="0in"/>
    </style:style>
    <style:style style:name="P2917" style:parent-style-name="Normal" style:family="paragraph">
      <style:paragraph-properties style:line-height-at-least="0in"/>
      <style:text-properties style:font-name="Times New Roman" style:font-name-asian="Times New Roman" fo:font-size="4pt" style:font-size-asian="4pt"/>
    </style:style>
    <style:style style:name="TableCell2918" style:family="table-cell">
      <style:table-cell-properties fo:border="none" style:writing-mode="lr-tb" style:vertical-align="bottom" fo:padding-top="0in" fo:padding-left="0in" fo:padding-bottom="0in" fo:padding-right="0in"/>
    </style:style>
    <style:style style:name="P2919" style:parent-style-name="Normal" style:family="paragraph">
      <style:paragraph-properties style:line-height-at-least="0in"/>
      <style:text-properties style:font-name="Times New Roman" style:font-name-asian="Times New Roman" fo:font-size="4pt" style:font-size-asian="4pt"/>
    </style:style>
    <style:style style:name="TableCell2920" style:family="table-cell">
      <style:table-cell-properties fo:border="none" style:writing-mode="lr-tb" style:vertical-align="bottom" fo:padding-top="0in" fo:padding-left="0in" fo:padding-bottom="0in" fo:padding-right="0in"/>
    </style:style>
    <style:style style:name="P2921" style:parent-style-name="Normal" style:family="paragraph">
      <style:paragraph-properties style:line-height-at-least="0in"/>
      <style:text-properties style:font-name="Times New Roman" style:font-name-asian="Times New Roman" fo:font-size="4pt" style:font-size-asian="4pt"/>
    </style:style>
    <style:style style:name="TableCell2922" style:family="table-cell">
      <style:table-cell-properties fo:border="none" style:writing-mode="lr-tb" style:vertical-align="bottom" fo:padding-top="0in" fo:padding-left="0in" fo:padding-bottom="0in" fo:padding-right="0in"/>
    </style:style>
    <style:style style:name="P2923" style:parent-style-name="Normal" style:family="paragraph">
      <style:paragraph-properties style:line-height-at-least="0in"/>
      <style:text-properties style:font-name="Times New Roman" style:font-name-asian="Times New Roman" fo:font-size="4pt" style:font-size-asian="4pt"/>
    </style:style>
    <style:style style:name="TableCell2924" style:family="table-cell">
      <style:table-cell-properties fo:border="none" style:writing-mode="lr-tb" style:vertical-align="bottom" fo:padding-top="0in" fo:padding-left="0in" fo:padding-bottom="0in" fo:padding-right="0in"/>
    </style:style>
    <style:style style:name="P2925" style:parent-style-name="Normal" style:family="paragraph">
      <style:paragraph-properties style:line-height-at-least="0in"/>
      <style:text-properties style:font-name="Times New Roman" style:font-name-asian="Times New Roman" fo:font-size="4pt" style:font-size-asian="4pt"/>
    </style:style>
    <style:style style:name="TableCell2926" style:family="table-cell">
      <style:table-cell-properties fo:border="none" style:writing-mode="lr-tb" style:vertical-align="bottom" fo:padding-top="0in" fo:padding-left="0in" fo:padding-bottom="0in" fo:padding-right="0in"/>
    </style:style>
    <style:style style:name="P2927" style:parent-style-name="Normal" style:family="paragraph">
      <style:paragraph-properties style:line-height-at-least="0in"/>
      <style:text-properties style:font-name="Times New Roman" style:font-name-asian="Times New Roman" fo:font-size="4pt" style:font-size-asian="4pt"/>
    </style:style>
    <style:style style:name="TableCell2928" style:family="table-cell">
      <style:table-cell-properties fo:border="none" style:writing-mode="lr-tb" style:vertical-align="bottom" fo:padding-top="0in" fo:padding-left="0in" fo:padding-bottom="0in" fo:padding-right="0in"/>
    </style:style>
    <style:style style:name="P2929" style:parent-style-name="Normal" style:family="paragraph">
      <style:paragraph-properties style:line-height-at-least="0in"/>
      <style:text-properties style:font-name="Times New Roman" style:font-name-asian="Times New Roman" fo:font-size="4pt" style:font-size-asian="4pt"/>
    </style:style>
    <style:style style:name="TableCell2930" style:family="table-cell">
      <style:table-cell-properties fo:border="none" style:writing-mode="lr-tb" style:vertical-align="bottom" fo:padding-top="0in" fo:padding-left="0in" fo:padding-bottom="0in" fo:padding-right="0in"/>
    </style:style>
    <style:style style:name="P2931" style:parent-style-name="Normal" style:family="paragraph">
      <style:paragraph-properties style:line-height-at-least="0in"/>
      <style:text-properties style:font-name="Times New Roman" style:font-name-asian="Times New Roman" fo:font-size="4pt" style:font-size-asian="4pt"/>
    </style:style>
    <style:style style:name="TableCell2932" style:family="table-cell">
      <style:table-cell-properties fo:border="none" style:writing-mode="lr-tb" style:vertical-align="bottom" fo:padding-top="0in" fo:padding-left="0in" fo:padding-bottom="0in" fo:padding-right="0in"/>
    </style:style>
    <style:style style:name="P2933" style:parent-style-name="Normal" style:family="paragraph">
      <style:paragraph-properties style:line-height-at-least="0in"/>
      <style:text-properties style:font-name="Times New Roman" style:font-name-asian="Times New Roman" fo:font-size="4pt" style:font-size-asian="4pt"/>
    </style:style>
    <style:style style:name="TableCell2934" style:family="table-cell">
      <style:table-cell-properties fo:border="none" style:writing-mode="lr-tb" style:vertical-align="bottom" fo:padding-top="0in" fo:padding-left="0in" fo:padding-bottom="0in" fo:padding-right="0in"/>
    </style:style>
    <style:style style:name="P2935" style:parent-style-name="Normal" style:family="paragraph">
      <style:paragraph-properties style:line-height-at-least="0in"/>
      <style:text-properties style:font-name="Times New Roman" style:font-name-asian="Times New Roman" fo:font-size="4pt" style:font-size-asian="4pt"/>
    </style:style>
    <style:style style:name="TableCell2936" style:family="table-cell">
      <style:table-cell-properties fo:border="none" style:writing-mode="lr-tb" style:vertical-align="bottom" fo:padding-top="0in" fo:padding-left="0in" fo:padding-bottom="0in" fo:padding-right="0in"/>
    </style:style>
    <style:style style:name="P2937" style:parent-style-name="Normal" style:family="paragraph">
      <style:paragraph-properties style:line-height-at-least="0in"/>
      <style:text-properties style:font-name="Times New Roman" style:font-name-asian="Times New Roman" fo:font-size="4pt" style:font-size-asian="4pt"/>
    </style:style>
    <style:style style:name="TableCell2938" style:family="table-cell">
      <style:table-cell-properties fo:border="none" style:writing-mode="lr-tb" style:vertical-align="bottom" fo:padding-top="0in" fo:padding-left="0in" fo:padding-bottom="0in" fo:padding-right="0in"/>
    </style:style>
    <style:style style:name="P2939" style:parent-style-name="Normal" style:family="paragraph">
      <style:paragraph-properties style:line-height-at-least="0in"/>
      <style:text-properties style:font-name="Times New Roman" style:font-name-asian="Times New Roman" fo:font-size="4pt" style:font-size-asian="4pt"/>
    </style:style>
    <style:style style:name="TableCell29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41" style:parent-style-name="Normal" style:family="paragraph">
      <style:paragraph-properties style:line-height-at-least="0in"/>
      <style:text-properties style:font-name="Times New Roman" style:font-name-asian="Times New Roman" fo:font-size="4pt" style:font-size-asian="4pt"/>
    </style:style>
    <style:style style:name="TableRow2942" style:family="table-row">
      <style:table-row-properties style:min-row-height="0.0527in" style:use-optimal-row-height="false"/>
    </style:style>
    <style:style style:name="TableCell294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944" style:parent-style-name="Normal" style:family="paragraph">
      <style:paragraph-properties style:line-height-at-least="0in"/>
      <style:text-properties style:font-name="Times New Roman" style:font-name-asian="Times New Roman" fo:font-size="3pt" style:font-size-asian="3pt"/>
    </style:style>
    <style:style style:name="TableCell29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46" style:parent-style-name="Normal" style:family="paragraph">
      <style:paragraph-properties style:line-height-at-least="0in"/>
      <style:text-properties style:font-name="Times New Roman" style:font-name-asian="Times New Roman" fo:font-size="3pt" style:font-size-asian="3pt"/>
    </style:style>
    <style:style style:name="TableCell2947" style:family="table-cell">
      <style:table-cell-properties fo:border="none" style:writing-mode="lr-tb" style:vertical-align="bottom" fo:padding-top="0in" fo:padding-left="0in" fo:padding-bottom="0in" fo:padding-right="0in"/>
    </style:style>
    <style:style style:name="P2948" style:parent-style-name="Normal" style:family="paragraph">
      <style:paragraph-properties style:line-height-at-least="0in"/>
      <style:text-properties style:font-name="Times New Roman" style:font-name-asian="Times New Roman" fo:font-size="3pt" style:font-size-asian="3pt"/>
    </style:style>
    <style:style style:name="P2949" style:parent-style-name="Normal" style:family="paragraph">
      <style:paragraph-properties style:line-height-at-least="0in"/>
      <style:text-properties style:font-name="Times New Roman" style:font-name-asian="Times New Roman" fo:font-size="3pt" style:font-size-asian="3pt"/>
    </style:style>
    <style:style style:name="TableCell2950" style:family="table-cell">
      <style:table-cell-properties fo:border="none" style:writing-mode="lr-tb" style:vertical-align="bottom" fo:padding-top="0in" fo:padding-left="0in" fo:padding-bottom="0in" fo:padding-right="0in"/>
    </style:style>
    <style:style style:name="P2951" style:parent-style-name="Normal" style:family="paragraph">
      <style:paragraph-properties style:line-height-at-least="0in"/>
      <style:text-properties style:font-name="Times New Roman" style:font-name-asian="Times New Roman" fo:font-size="3pt" style:font-size-asian="3pt"/>
    </style:style>
    <style:style style:name="TableCell2952" style:family="table-cell">
      <style:table-cell-properties fo:border="none" fo:background-color="#FFFF00" style:writing-mode="lr-tb" style:vertical-align="bottom" fo:padding-top="0in" fo:padding-left="0in" fo:padding-bottom="0in" fo:padding-right="0in"/>
    </style:style>
    <style:style style:name="P2953" style:parent-style-name="Normal" style:family="paragraph">
      <style:paragraph-properties style:line-height-at-least="0in"/>
    </style:style>
    <style:style style:name="T2954" style:parent-style-name="DefaultParagraphFont" style:family="text">
      <style:text-properties style:font-name="Verdana" style:font-name-asian="Verdana" fo:font-size="9.5pt" style:font-size-asian="9.5pt" fo:background-color="#FFFF00"/>
    </style:style>
    <style:style style:name="T2955" style:parent-style-name="DefaultParagraphFont" style:family="text">
      <style:text-properties style:font-name="Verdana" style:font-name-asian="Verdana" fo:font-weight="bold" style:font-weight-asian="bold" fo:font-size="9.5pt" style:font-size-asian="9.5pt" fo:background-color="#FFFF00"/>
    </style:style>
    <style:style style:name="T2956" style:parent-style-name="DefaultParagraphFont" style:family="text">
      <style:text-properties style:font-name="Verdana" style:font-name-asian="Verdana" fo:font-size="9.5pt" style:font-size-asian="9.5pt" fo:background-color="#FFFF00"/>
    </style:style>
    <style:style style:name="TableCell2957" style:family="table-cell">
      <style:table-cell-properties fo:border="none" fo:background-color="#FFFF00" style:writing-mode="lr-tb" style:vertical-align="bottom" fo:padding-top="0in" fo:padding-left="0in" fo:padding-bottom="0in" fo:padding-right="0in"/>
    </style:style>
    <style:style style:name="P2958" style:parent-style-name="Normal" style:family="paragraph">
      <style:paragraph-properties style:line-height-at-least="0in"/>
      <style:text-properties style:font-name="Times New Roman" style:font-name-asian="Times New Roman" fo:font-size="3pt" style:font-size-asian="3pt"/>
    </style:style>
    <style:style style:name="TableCell2959" style:family="table-cell">
      <style:table-cell-properties fo:border="none" fo:background-color="#FFFF00" style:writing-mode="lr-tb" style:vertical-align="bottom" fo:padding-top="0in" fo:padding-left="0in" fo:padding-bottom="0in" fo:padding-right="0in"/>
    </style:style>
    <style:style style:name="P2960" style:parent-style-name="Normal" style:family="paragraph">
      <style:paragraph-properties style:line-height-at-least="0in" fo:margin-left="0.0277in">
        <style:tab-stops/>
      </style:paragraph-properties>
      <style:text-properties style:font-name="Verdana" style:font-name-asian="Verdana" fo:font-size="9.5pt" style:font-size-asian="9.5pt" fo:background-color="#FFFF00"/>
    </style:style>
    <style:style style:name="TableCell2961" style:family="table-cell">
      <style:table-cell-properties fo:border="none" fo:background-color="#FFFF00" style:writing-mode="lr-tb" style:vertical-align="bottom" fo:padding-top="0in" fo:padding-left="0in" fo:padding-bottom="0in" fo:padding-right="0in"/>
    </style:style>
    <style:style style:name="P2962" style:parent-style-name="Normal" style:family="paragraph">
      <style:paragraph-properties style:line-height-at-least="0in" fo:margin-left="0.0416in">
        <style:tab-stops/>
      </style:paragraph-properties>
      <style:text-properties style:font-name="Verdana" style:font-name-asian="Verdana" fo:font-size="9.5pt" style:font-size-asian="9.5pt" fo:background-color="#FFFF00"/>
    </style:style>
    <style:style style:name="TableCell2963" style:family="table-cell">
      <style:table-cell-properties fo:border="none" fo:background-color="#FFFF00" style:writing-mode="lr-tb" style:vertical-align="bottom" fo:padding-top="0in" fo:padding-left="0in" fo:padding-bottom="0in" fo:padding-right="0in"/>
    </style:style>
    <style:style style:name="P2964" style:parent-style-name="Normal" style:family="paragraph">
      <style:paragraph-properties fo:text-align="center" style:line-height-at-least="0in"/>
      <style:text-properties style:font-name="Verdana" style:font-name-asian="Verdana" style:text-scale="98%" fo:font-size="9.5pt" style:font-size-asian="9.5pt" fo:background-color="#FFFF00"/>
    </style:style>
    <style:style style:name="TableCell2965" style:family="table-cell">
      <style:table-cell-properties fo:border="none" fo:background-color="#FFFF00" style:writing-mode="lr-tb" style:vertical-align="bottom" fo:padding-top="0in" fo:padding-left="0in" fo:padding-bottom="0in" fo:padding-right="0in"/>
    </style:style>
    <style:style style:name="P2966" style:parent-style-name="Normal" style:family="paragraph">
      <style:paragraph-properties fo:text-align="end" style:line-height-at-least="0in" fo:margin-right="0.0138in"/>
      <style:text-properties style:font-name="Verdana" style:font-name-asian="Verdana" fo:font-size="9.5pt" style:font-size-asian="9.5pt" fo:background-color="#FFFF00"/>
    </style:style>
    <style:style style:name="TableCell29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68" style:parent-style-name="Normal" style:family="paragraph">
      <style:paragraph-properties style:line-height-at-least="0in"/>
      <style:text-properties style:font-name="Times New Roman" style:font-name-asian="Times New Roman" fo:font-size="3pt" style:font-size-asian="3pt"/>
    </style:style>
    <style:style style:name="TableRow2969" style:family="table-row">
      <style:table-row-properties style:min-row-height="0.1402in" style:use-optimal-row-height="false"/>
    </style:style>
    <style:style style:name="TableCell297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971" style:parent-style-name="Normal" style:family="paragraph">
      <style:paragraph-properties style:line-height-at-least="0in"/>
      <style:text-properties style:font-name="Times New Roman" style:font-name-asian="Times New Roman" fo:font-size="8.5pt" style:font-size-asian="8.5pt"/>
    </style:style>
    <style:style style:name="TableCell29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73" style:parent-style-name="Normal" style:family="paragraph">
      <style:paragraph-properties style:line-height-at-least="0in"/>
      <style:text-properties style:font-name="Times New Roman" style:font-name-asian="Times New Roman" fo:font-size="8.5pt" style:font-size-asian="8.5pt"/>
    </style:style>
    <style:style style:name="TableCell2974" style:family="table-cell">
      <style:table-cell-properties fo:border="none" style:writing-mode="lr-tb" style:vertical-align="bottom" fo:padding-top="0in" fo:padding-left="0in" fo:padding-bottom="0in" fo:padding-right="0in"/>
    </style:style>
    <style:style style:name="P2975" style:parent-style-name="Normal" style:family="paragraph">
      <style:paragraph-properties style:line-height-at-least="0in"/>
      <style:text-properties style:font-name="Times New Roman" style:font-name-asian="Times New Roman" fo:font-size="8.5pt" style:font-size-asian="8.5pt"/>
    </style:style>
    <style:style style:name="TableCell2976" style:family="table-cell">
      <style:table-cell-properties fo:border="none" style:writing-mode="lr-tb" style:vertical-align="bottom" fo:padding-top="0in" fo:padding-left="0in" fo:padding-bottom="0in" fo:padding-right="0in"/>
    </style:style>
    <style:style style:name="P2977" style:parent-style-name="Normal" style:family="paragraph">
      <style:paragraph-properties style:line-height-at-least="0in"/>
      <style:text-properties style:font-name="Verdana" style:font-name-asian="Verdana" fo:font-size="9.5pt" style:font-size-asian="9.5pt"/>
    </style:style>
    <style:style style:name="TableCell2978" style:family="table-cell">
      <style:table-cell-properties fo:border="none" style:writing-mode="lr-tb" style:vertical-align="bottom" fo:padding-top="0in" fo:padding-left="0in" fo:padding-bottom="0in" fo:padding-right="0in"/>
    </style:style>
    <style:style style:name="P2979" style:parent-style-name="Normal" style:family="paragraph">
      <style:paragraph-properties style:line-height-at-least="0in"/>
      <style:text-properties style:font-name="Times New Roman" style:font-name-asian="Times New Roman" fo:font-size="8.5pt" style:font-size-asian="8.5pt"/>
    </style:style>
    <style:style style:name="TableCell298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81" style:parent-style-name="Normal" style:family="paragraph">
      <style:paragraph-properties style:line-height-at-least="0in"/>
      <style:text-properties style:font-name="Times New Roman" style:font-name-asian="Times New Roman" fo:font-size="8.5pt" style:font-size-asian="8.5pt"/>
    </style:style>
    <style:style style:name="TableCell2982" style:family="table-cell">
      <style:table-cell-properties fo:border="none" style:writing-mode="lr-tb" style:vertical-align="bottom" fo:padding-top="0in" fo:padding-left="0in" fo:padding-bottom="0in" fo:padding-right="0in"/>
    </style:style>
    <style:style style:name="P2983" style:parent-style-name="Normal" style:family="paragraph">
      <style:paragraph-properties style:line-height-at-least="0in"/>
      <style:text-properties style:font-name="Times New Roman" style:font-name-asian="Times New Roman" fo:font-size="8.5pt" style:font-size-asian="8.5pt"/>
    </style:style>
    <style:style style:name="P2984" style:parent-style-name="Normal" style:family="paragraph">
      <style:paragraph-properties style:line-height-at-least="0in"/>
      <style:text-properties style:font-name="Times New Roman" style:font-name-asian="Times New Roman" fo:font-size="8.5pt" style:font-size-asian="8.5pt"/>
    </style:style>
    <style:style style:name="TableCell2985" style:family="table-cell">
      <style:table-cell-properties fo:border="none" fo:background-color="#FFFF00" style:writing-mode="lr-tb" style:vertical-align="bottom" fo:padding-top="0in" fo:padding-left="0in" fo:padding-bottom="0in" fo:padding-right="0in"/>
    </style:style>
    <style:style style:name="P2986" style:parent-style-name="Normal" style:family="paragraph">
      <style:paragraph-properties style:line-height-at-least="0in"/>
      <style:text-properties style:font-name="Times New Roman" style:font-name-asian="Times New Roman" fo:font-size="8.5pt" style:font-size-asian="8.5pt"/>
    </style:style>
    <style:style style:name="P2987" style:parent-style-name="Normal" style:family="paragraph">
      <style:paragraph-properties style:line-height-at-least="0in"/>
      <style:text-properties style:font-name="Times New Roman" style:font-name-asian="Times New Roman" fo:font-size="8.5pt" style:font-size-asian="8.5pt"/>
    </style:style>
    <style:style style:name="P2988" style:parent-style-name="Normal" style:family="paragraph">
      <style:paragraph-properties style:line-height-at-least="0in"/>
      <style:text-properties style:font-name="Times New Roman" style:font-name-asian="Times New Roman" fo:font-size="8.5pt" style:font-size-asian="8.5pt"/>
    </style:style>
    <style:style style:name="P2989" style:parent-style-name="Normal" style:family="paragraph">
      <style:paragraph-properties style:line-height-at-least="0in"/>
      <style:text-properties style:font-name="Times New Roman" style:font-name-asian="Times New Roman" fo:font-size="8.5pt" style:font-size-asian="8.5pt"/>
    </style:style>
    <style:style style:name="P2990" style:parent-style-name="Normal" style:family="paragraph">
      <style:paragraph-properties style:line-height-at-least="0in"/>
      <style:text-properties style:font-name="Times New Roman" style:font-name-asian="Times New Roman" fo:font-size="8.5pt" style:font-size-asian="8.5pt"/>
    </style:style>
    <style:style style:name="TableCell29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92" style:parent-style-name="Normal" style:family="paragraph">
      <style:paragraph-properties style:line-height-at-least="0in"/>
      <style:text-properties style:font-name="Times New Roman" style:font-name-asian="Times New Roman" fo:font-size="8.5pt" style:font-size-asian="8.5pt"/>
    </style:style>
    <style:style style:name="TableRow2993" style:family="table-row">
      <style:table-row-properties style:min-row-height="0.0548in" style:use-optimal-row-height="false"/>
    </style:style>
    <style:style style:name="TableCell299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2995" style:parent-style-name="Normal" style:family="paragraph">
      <style:paragraph-properties style:line-height-at-least="0in"/>
      <style:text-properties style:font-name="Times New Roman" style:font-name-asian="Times New Roman" fo:font-size="3pt" style:font-size-asian="3pt"/>
    </style:style>
    <style:style style:name="TableCell29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997" style:parent-style-name="Normal" style:family="paragraph">
      <style:paragraph-properties style:line-height-at-least="0in"/>
      <style:text-properties style:font-name="Times New Roman" style:font-name-asian="Times New Roman" fo:font-size="3pt" style:font-size-asian="3pt"/>
    </style:style>
    <style:style style:name="TableCell2998" style:family="table-cell">
      <style:table-cell-properties fo:border="none" style:writing-mode="lr-tb" style:vertical-align="bottom" fo:padding-top="0in" fo:padding-left="0in" fo:padding-bottom="0in" fo:padding-right="0in"/>
    </style:style>
    <style:style style:name="P2999" style:parent-style-name="Normal" style:family="paragraph">
      <style:paragraph-properties style:line-height-at-least="0in"/>
      <style:text-properties style:font-name="Times New Roman" style:font-name-asian="Times New Roman" fo:font-size="3pt" style:font-size-asian="3pt"/>
    </style:style>
    <style:style style:name="P3000" style:parent-style-name="Normal" style:family="paragraph">
      <style:paragraph-properties style:line-height-at-least="0in"/>
      <style:text-properties style:font-name="Times New Roman" style:font-name-asian="Times New Roman" fo:font-size="3pt" style:font-size-asian="3pt"/>
    </style:style>
    <style:style style:name="TableCell3001" style:family="table-cell">
      <style:table-cell-properties fo:border="none" style:writing-mode="lr-tb" style:vertical-align="bottom" fo:padding-top="0in" fo:padding-left="0in" fo:padding-bottom="0in" fo:padding-right="0in"/>
    </style:style>
    <style:style style:name="P3002" style:parent-style-name="Normal" style:family="paragraph">
      <style:paragraph-properties style:line-height-at-least="0in"/>
      <style:text-properties style:font-name="Times New Roman" style:font-name-asian="Times New Roman" fo:font-size="3pt" style:font-size-asian="3pt"/>
    </style:style>
    <style:style style:name="TableCell30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04" style:parent-style-name="Normal" style:family="paragraph">
      <style:paragraph-properties style:line-height-at-least="0in"/>
      <style:text-properties style:font-name="Times New Roman" style:font-name-asian="Times New Roman" fo:font-size="3pt" style:font-size-asian="3pt"/>
    </style:style>
    <style:style style:name="TableCell3005" style:family="table-cell">
      <style:table-cell-properties fo:border="none" style:writing-mode="lr-tb" style:vertical-align="bottom" fo:padding-top="0in" fo:padding-left="0in" fo:padding-bottom="0in" fo:padding-right="0in"/>
    </style:style>
    <style:style style:name="P3006" style:parent-style-name="Normal" style:family="paragraph">
      <style:paragraph-properties style:line-height-at-least="0in"/>
      <style:text-properties style:font-name="Times New Roman" style:font-name-asian="Times New Roman" fo:font-size="3pt" style:font-size-asian="3pt"/>
    </style:style>
    <style:style style:name="TableCell3007" style:family="table-cell">
      <style:table-cell-properties fo:border="none" fo:background-color="#FFFF00" style:writing-mode="lr-tb" style:vertical-align="bottom" fo:padding-top="0in" fo:padding-left="0in" fo:padding-bottom="0in" fo:padding-right="0in"/>
    </style:style>
    <style:style style:name="P3008"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30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10" style:parent-style-name="Normal" style:family="paragraph">
      <style:paragraph-properties style:line-height-at-least="0in"/>
      <style:text-properties style:font-name="Times New Roman" style:font-name-asian="Times New Roman" fo:font-size="3pt" style:font-size-asian="3pt"/>
    </style:style>
    <style:style style:name="TableRow3011" style:family="table-row">
      <style:table-row-properties style:min-row-height="0.1402in" style:use-optimal-row-height="false"/>
    </style:style>
    <style:style style:name="TableCell301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013" style:parent-style-name="Normal" style:family="paragraph">
      <style:paragraph-properties style:line-height-at-least="0in"/>
      <style:text-properties style:font-name="Times New Roman" style:font-name-asian="Times New Roman" fo:font-size="8.5pt" style:font-size-asian="8.5pt"/>
    </style:style>
    <style:style style:name="TableCell30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15" style:parent-style-name="Normal" style:family="paragraph">
      <style:paragraph-properties style:line-height-at-least="0in"/>
      <style:text-properties style:font-name="Times New Roman" style:font-name-asian="Times New Roman" fo:font-size="8.5pt" style:font-size-asian="8.5pt"/>
    </style:style>
    <style:style style:name="TableCell3016" style:family="table-cell">
      <style:table-cell-properties fo:border="none" style:writing-mode="lr-tb" style:vertical-align="bottom" fo:padding-top="0in" fo:padding-left="0in" fo:padding-bottom="0in" fo:padding-right="0in"/>
    </style:style>
    <style:style style:name="P3017" style:parent-style-name="Normal" style:family="paragraph">
      <style:paragraph-properties style:line-height-at-least="0in"/>
      <style:text-properties style:font-name="Times New Roman" style:font-name-asian="Times New Roman" fo:font-size="8.5pt" style:font-size-asian="8.5pt"/>
    </style:style>
    <style:style style:name="TableCell3018" style:family="table-cell">
      <style:table-cell-properties fo:border="none" style:writing-mode="lr-tb" style:vertical-align="bottom" fo:padding-top="0in" fo:padding-left="0in" fo:padding-bottom="0in" fo:padding-right="0in"/>
    </style:style>
    <style:style style:name="P3019" style:parent-style-name="Normal" style:family="paragraph">
      <style:paragraph-properties style:line-height-at-least="0in"/>
      <style:text-properties style:font-name="Times New Roman" style:font-name-asian="Times New Roman" fo:font-size="8.5pt" style:font-size-asian="8.5pt"/>
    </style:style>
    <style:style style:name="TableCell3020" style:family="table-cell">
      <style:table-cell-properties fo:border="none" style:writing-mode="lr-tb" style:vertical-align="bottom" fo:padding-top="0in" fo:padding-left="0in" fo:padding-bottom="0in" fo:padding-right="0in"/>
    </style:style>
    <style:style style:name="P3021" style:parent-style-name="Normal" style:family="paragraph">
      <style:paragraph-properties style:line-height-at-least="0in"/>
      <style:text-properties style:font-name="Times New Roman" style:font-name-asian="Times New Roman" fo:font-size="8.5pt" style:font-size-asian="8.5pt"/>
    </style:style>
    <style:style style:name="TableCell3022" style:family="table-cell">
      <style:table-cell-properties fo:border="none" style:writing-mode="lr-tb" style:vertical-align="bottom" fo:padding-top="0in" fo:padding-left="0in" fo:padding-bottom="0in" fo:padding-right="0in"/>
    </style:style>
    <style:style style:name="P3023" style:parent-style-name="Normal" style:family="paragraph">
      <style:paragraph-properties style:line-height-at-least="0in"/>
      <style:text-properties style:font-name="Times New Roman" style:font-name-asian="Times New Roman" fo:font-size="8.5pt" style:font-size-asian="8.5pt"/>
    </style:style>
    <style:style style:name="TableCell3024" style:family="table-cell">
      <style:table-cell-properties fo:border="none" style:writing-mode="lr-tb" style:vertical-align="bottom" fo:padding-top="0in" fo:padding-left="0in" fo:padding-bottom="0in" fo:padding-right="0in"/>
    </style:style>
    <style:style style:name="P3025" style:parent-style-name="Normal" style:family="paragraph">
      <style:paragraph-properties style:line-height-at-least="0in"/>
      <style:text-properties style:font-name="Times New Roman" style:font-name-asian="Times New Roman" fo:font-size="8.5pt" style:font-size-asian="8.5pt"/>
    </style:style>
    <style:style style:name="TableCell30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27" style:parent-style-name="Normal" style:family="paragraph">
      <style:paragraph-properties style:line-height-at-least="0in"/>
      <style:text-properties style:font-name="Times New Roman" style:font-name-asian="Times New Roman" fo:font-size="8.5pt" style:font-size-asian="8.5pt"/>
    </style:style>
    <style:style style:name="TableCell3028" style:family="table-cell">
      <style:table-cell-properties fo:border="none" style:writing-mode="lr-tb" style:vertical-align="bottom" fo:padding-top="0in" fo:padding-left="0in" fo:padding-bottom="0in" fo:padding-right="0in"/>
    </style:style>
    <style:style style:name="P3029" style:parent-style-name="Normal" style:family="paragraph">
      <style:paragraph-properties style:line-height-at-least="0in"/>
      <style:text-properties style:font-name="Times New Roman" style:font-name-asian="Times New Roman" fo:font-size="8.5pt" style:font-size-asian="8.5pt"/>
    </style:style>
    <style:style style:name="P3030" style:parent-style-name="Normal" style:family="paragraph">
      <style:paragraph-properties style:line-height-at-least="0in"/>
      <style:text-properties style:font-name="Times New Roman" style:font-name-asian="Times New Roman" fo:font-size="8.5pt" style:font-size-asian="8.5pt"/>
    </style:style>
    <style:style style:name="TableCell303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32" style:parent-style-name="Normal" style:family="paragraph">
      <style:paragraph-properties style:line-height-at-least="0in"/>
      <style:text-properties style:font-name="Times New Roman" style:font-name-asian="Times New Roman" fo:font-size="8.5pt" style:font-size-asian="8.5pt"/>
    </style:style>
    <style:style style:name="TableRow3033" style:family="table-row">
      <style:table-row-properties style:min-row-height="0.193in" style:use-optimal-row-height="false"/>
    </style:style>
    <style:style style:name="TableCell303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035" style:parent-style-name="Normal" style:family="paragraph">
      <style:paragraph-properties style:line-height-at-least="0in"/>
      <style:text-properties style:font-name="Times New Roman" style:font-name-asian="Times New Roman" fo:font-size="12pt" style:font-size-asian="12pt"/>
    </style:style>
    <style:style style:name="TableCell30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37" style:parent-style-name="Normal" style:family="paragraph">
      <style:paragraph-properties style:line-height-at-least="0in"/>
      <style:text-properties style:font-name="Times New Roman" style:font-name-asian="Times New Roman" fo:font-size="12pt" style:font-size-asian="12pt"/>
    </style:style>
    <style:style style:name="TableCell3038" style:family="table-cell">
      <style:table-cell-properties fo:border="none" style:writing-mode="lr-tb" style:vertical-align="bottom" fo:padding-top="0in" fo:padding-left="0in" fo:padding-bottom="0in" fo:padding-right="0in"/>
    </style:style>
    <style:style style:name="P3039" style:parent-style-name="Normal" style:family="paragraph">
      <style:paragraph-properties style:line-height-at-least="0in"/>
      <style:text-properties style:font-name="Times New Roman" style:font-name-asian="Times New Roman" fo:font-size="12pt" style:font-size-asian="12pt"/>
    </style:style>
    <style:style style:name="TableCell3040" style:family="table-cell">
      <style:table-cell-properties fo:border="none" style:writing-mode="lr-tb" style:vertical-align="bottom" fo:padding-top="0in" fo:padding-left="0in" fo:padding-bottom="0in" fo:padding-right="0in"/>
    </style:style>
    <style:style style:name="P3041" style:parent-style-name="Normal" style:family="paragraph">
      <style:paragraph-properties style:line-height-at-least="0in"/>
      <style:text-properties style:font-name="Times New Roman" style:font-name-asian="Times New Roman" fo:font-size="12pt" style:font-size-asian="12pt"/>
    </style:style>
    <style:style style:name="TableCell3042" style:family="table-cell">
      <style:table-cell-properties fo:border="none" style:writing-mode="lr-tb" style:vertical-align="bottom" fo:padding-top="0in" fo:padding-left="0in" fo:padding-bottom="0in" fo:padding-right="0in"/>
    </style:style>
    <style:style style:name="P3043" style:parent-style-name="Normal" style:family="paragraph">
      <style:paragraph-properties style:line-height-at-least="0in"/>
      <style:text-properties style:font-name="Times New Roman" style:font-name-asian="Times New Roman" fo:font-size="12pt" style:font-size-asian="12pt"/>
    </style:style>
    <style:style style:name="TableCell3044" style:family="table-cell">
      <style:table-cell-properties fo:border="none" style:writing-mode="lr-tb" style:vertical-align="bottom" fo:padding-top="0in" fo:padding-left="0in" fo:padding-bottom="0in" fo:padding-right="0in"/>
    </style:style>
    <style:style style:name="P3045" style:parent-style-name="Normal" style:family="paragraph">
      <style:paragraph-properties style:line-height-at-least="0in"/>
      <style:text-properties style:font-name="Times New Roman" style:font-name-asian="Times New Roman" fo:font-size="12pt" style:font-size-asian="12pt"/>
    </style:style>
    <style:style style:name="TableCell3046" style:family="table-cell">
      <style:table-cell-properties fo:border="none" style:writing-mode="lr-tb" style:vertical-align="bottom" fo:padding-top="0in" fo:padding-left="0in" fo:padding-bottom="0in" fo:padding-right="0in"/>
    </style:style>
    <style:style style:name="P3047" style:parent-style-name="Normal" style:family="paragraph">
      <style:paragraph-properties style:line-height-at-least="0in"/>
      <style:text-properties style:font-name="Times New Roman" style:font-name-asian="Times New Roman" fo:font-size="12pt" style:font-size-asian="12pt"/>
    </style:style>
    <style:style style:name="TableCell304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49" style:parent-style-name="Normal" style:family="paragraph">
      <style:paragraph-properties style:line-height-at-least="0in"/>
      <style:text-properties style:font-name="Times New Roman" style:font-name-asian="Times New Roman" fo:font-size="12pt" style:font-size-asian="12pt"/>
    </style:style>
    <style:style style:name="TableCell3050" style:family="table-cell">
      <style:table-cell-properties fo:border="none" style:writing-mode="lr-tb" style:vertical-align="bottom" fo:padding-top="0in" fo:padding-left="0in" fo:padding-bottom="0in" fo:padding-right="0in"/>
    </style:style>
    <style:style style:name="P3051" style:parent-style-name="Normal" style:family="paragraph">
      <style:paragraph-properties style:line-height-at-least="0in"/>
      <style:text-properties style:font-name="Times New Roman" style:font-name-asian="Times New Roman" fo:font-size="12pt" style:font-size-asian="12pt"/>
    </style:style>
    <style:style style:name="TableCell3052" style:family="table-cell">
      <style:table-cell-properties fo:border="none" fo:background-color="#FFFF00" style:writing-mode="lr-tb" style:vertical-align="bottom" fo:padding-top="0in" fo:padding-left="0in" fo:padding-bottom="0in" fo:padding-right="0in"/>
    </style:style>
    <style:style style:name="P3053"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3054" style:family="table-cell">
      <style:table-cell-properties fo:border="none" style:writing-mode="lr-tb" style:vertical-align="bottom" fo:padding-top="0in" fo:padding-left="0in" fo:padding-bottom="0in" fo:padding-right="0in"/>
    </style:style>
    <style:style style:name="P3055" style:parent-style-name="Normal" style:family="paragraph">
      <style:paragraph-properties style:line-height-at-least="0in"/>
      <style:text-properties style:font-name="Times New Roman" style:font-name-asian="Times New Roman" fo:font-size="12pt" style:font-size-asian="12pt"/>
    </style:style>
    <style:style style:name="TableCell3056" style:family="table-cell">
      <style:table-cell-properties fo:border="none" style:writing-mode="lr-tb" style:vertical-align="bottom" fo:padding-top="0in" fo:padding-left="0in" fo:padding-bottom="0in" fo:padding-right="0in"/>
    </style:style>
    <style:style style:name="P3057" style:parent-style-name="Normal" style:family="paragraph">
      <style:paragraph-properties style:line-height-at-least="0in"/>
      <style:text-properties style:font-name="Times New Roman" style:font-name-asian="Times New Roman" fo:font-size="12pt" style:font-size-asian="12pt"/>
    </style:style>
    <style:style style:name="TableCell3058" style:family="table-cell">
      <style:table-cell-properties fo:border="none" style:writing-mode="lr-tb" style:vertical-align="bottom" fo:padding-top="0in" fo:padding-left="0in" fo:padding-bottom="0in" fo:padding-right="0in"/>
    </style:style>
    <style:style style:name="P3059" style:parent-style-name="Normal" style:family="paragraph">
      <style:paragraph-properties style:line-height-at-least="0in"/>
      <style:text-properties style:font-name="Times New Roman" style:font-name-asian="Times New Roman" fo:font-size="12pt" style:font-size-asian="12pt"/>
    </style:style>
    <style:style style:name="TableCell3060" style:family="table-cell">
      <style:table-cell-properties fo:border="none" style:writing-mode="lr-tb" style:vertical-align="bottom" fo:padding-top="0in" fo:padding-left="0in" fo:padding-bottom="0in" fo:padding-right="0in"/>
    </style:style>
    <style:style style:name="P3061" style:parent-style-name="Normal" style:family="paragraph">
      <style:paragraph-properties style:line-height-at-least="0in"/>
      <style:text-properties style:font-name="Times New Roman" style:font-name-asian="Times New Roman" fo:font-size="12pt" style:font-size-asian="12pt"/>
    </style:style>
    <style:style style:name="TableCell3062" style:family="table-cell">
      <style:table-cell-properties fo:border="none" style:writing-mode="lr-tb" style:vertical-align="bottom" fo:padding-top="0in" fo:padding-left="0in" fo:padding-bottom="0in" fo:padding-right="0in"/>
    </style:style>
    <style:style style:name="P3063" style:parent-style-name="Normal" style:family="paragraph">
      <style:paragraph-properties style:line-height-at-least="0in"/>
      <style:text-properties style:font-name="Times New Roman" style:font-name-asian="Times New Roman" fo:font-size="12pt" style:font-size-asian="12pt"/>
    </style:style>
    <style:style style:name="TableCell3064" style:family="table-cell">
      <style:table-cell-properties fo:border="none" style:writing-mode="lr-tb" style:vertical-align="bottom" fo:padding-top="0in" fo:padding-left="0in" fo:padding-bottom="0in" fo:padding-right="0in"/>
    </style:style>
    <style:style style:name="P3065" style:parent-style-name="Normal" style:family="paragraph">
      <style:paragraph-properties style:line-height-at-least="0in"/>
      <style:text-properties style:font-name="Times New Roman" style:font-name-asian="Times New Roman" fo:font-size="12pt" style:font-size-asian="12pt"/>
    </style:style>
    <style:style style:name="TableCell3066" style:family="table-cell">
      <style:table-cell-properties fo:border="none" style:writing-mode="lr-tb" style:vertical-align="bottom" fo:padding-top="0in" fo:padding-left="0in" fo:padding-bottom="0in" fo:padding-right="0in"/>
    </style:style>
    <style:style style:name="P3067" style:parent-style-name="Normal" style:family="paragraph">
      <style:paragraph-properties style:line-height-at-least="0in"/>
      <style:text-properties style:font-name="Times New Roman" style:font-name-asian="Times New Roman" fo:font-size="12pt" style:font-size-asian="12pt"/>
    </style:style>
    <style:style style:name="TableCell30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69" style:parent-style-name="Normal" style:family="paragraph">
      <style:paragraph-properties style:line-height-at-least="0in"/>
      <style:text-properties style:font-name="Times New Roman" style:font-name-asian="Times New Roman" fo:font-size="12pt" style:font-size-asian="12pt"/>
    </style:style>
    <style:style style:name="TableRow3070" style:family="table-row">
      <style:table-row-properties style:min-row-height="0.0701in" style:use-optimal-row-height="false"/>
    </style:style>
    <style:style style:name="TableCell3071"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3072" style:parent-style-name="Normal" style:family="paragraph">
      <style:paragraph-properties style:line-height-at-least="0in"/>
      <style:text-properties style:font-name="Times New Roman" style:font-name-asian="Times New Roman" fo:font-size="4pt" style:font-size-asian="4pt"/>
    </style:style>
    <style:style style:name="TableCell307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074" style:parent-style-name="Normal" style:family="paragraph">
      <style:paragraph-properties style:line-height-at-least="0in"/>
      <style:text-properties style:font-name="Times New Roman" style:font-name-asian="Times New Roman" fo:font-size="4pt" style:font-size-asian="4pt"/>
    </style:style>
    <style:style style:name="TableCell307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076" style:parent-style-name="Normal" style:family="paragraph">
      <style:paragraph-properties style:line-height-at-least="0in"/>
      <style:text-properties style:font-name="Times New Roman" style:font-name-asian="Times New Roman" fo:font-size="4pt" style:font-size-asian="4pt"/>
    </style:style>
    <style:style style:name="TableCell307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078" style:parent-style-name="Normal" style:family="paragraph">
      <style:paragraph-properties style:line-height-at-least="0in"/>
      <style:text-properties style:font-name="Times New Roman" style:font-name-asian="Times New Roman" fo:font-size="4pt" style:font-size-asian="4pt"/>
    </style:style>
    <style:style style:name="TableCell307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080" style:parent-style-name="Normal" style:family="paragraph">
      <style:paragraph-properties style:line-height-at-least="0in"/>
      <style:text-properties style:font-name="Times New Roman" style:font-name-asian="Times New Roman" fo:font-size="4pt" style:font-size-asian="4pt"/>
    </style:style>
    <style:style style:name="TableCell308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082" style:parent-style-name="Normal" style:family="paragraph">
      <style:paragraph-properties style:line-height-at-least="0in"/>
      <style:text-properties style:font-name="Times New Roman" style:font-name-asian="Times New Roman" fo:font-size="4pt" style:font-size-asian="4pt"/>
    </style:style>
    <style:style style:name="TableRow3083" style:family="table-row">
      <style:table-row-properties style:min-row-height="0.0597in" style:use-optimal-row-height="false"/>
    </style:style>
    <style:style style:name="TableCell308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085" style:parent-style-name="Normal" style:family="paragraph">
      <style:paragraph-properties style:line-height-at-least="0in"/>
      <style:text-properties style:font-name="Times New Roman" style:font-name-asian="Times New Roman" fo:font-size="3.5pt" style:font-size-asian="3.5pt"/>
    </style:style>
    <style:style style:name="TableCell30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87" style:parent-style-name="Normal" style:family="paragraph">
      <style:paragraph-properties style:line-height-at-least="0in"/>
      <style:text-properties style:font-name="Times New Roman" style:font-name-asian="Times New Roman" fo:font-size="3.5pt" style:font-size-asian="3.5pt"/>
    </style:style>
    <style:style style:name="TableCell3088" style:family="table-cell">
      <style:table-cell-properties fo:border="none" style:writing-mode="lr-tb" style:vertical-align="bottom" fo:padding-top="0in" fo:padding-left="0in" fo:padding-bottom="0in" fo:padding-right="0in"/>
    </style:style>
    <style:style style:name="P3089" style:parent-style-name="Normal" style:family="paragraph">
      <style:paragraph-properties style:line-height-at-least="0in"/>
      <style:text-properties style:font-name="Times New Roman" style:font-name-asian="Times New Roman" fo:font-size="3.5pt" style:font-size-asian="3.5pt"/>
    </style:style>
    <style:style style:name="TableCell3090" style:family="table-cell">
      <style:table-cell-properties fo:border="none" style:writing-mode="lr-tb" style:vertical-align="bottom" fo:padding-top="0in" fo:padding-left="0in" fo:padding-bottom="0in" fo:padding-right="0in"/>
    </style:style>
    <style:style style:name="P3091" style:parent-style-name="Normal" style:family="paragraph">
      <style:paragraph-properties style:line-height-at-least="0in"/>
      <style:text-properties style:font-name="Times New Roman" style:font-name-asian="Times New Roman" fo:font-size="3.5pt" style:font-size-asian="3.5pt"/>
    </style:style>
    <style:style style:name="TableCell3092" style:family="table-cell">
      <style:table-cell-properties fo:border="none" style:writing-mode="lr-tb" style:vertical-align="bottom" fo:padding-top="0in" fo:padding-left="0in" fo:padding-bottom="0in" fo:padding-right="0in"/>
    </style:style>
    <style:style style:name="P3093" style:parent-style-name="Normal" style:family="paragraph">
      <style:paragraph-properties style:line-height-at-least="0in"/>
      <style:text-properties style:font-name="Times New Roman" style:font-name-asian="Times New Roman" fo:font-size="3.5pt" style:font-size-asian="3.5pt"/>
    </style:style>
    <style:style style:name="TableCell3094" style:family="table-cell">
      <style:table-cell-properties fo:border="none" style:writing-mode="lr-tb" style:vertical-align="bottom" fo:padding-top="0in" fo:padding-left="0in" fo:padding-bottom="0in" fo:padding-right="0in"/>
    </style:style>
    <style:style style:name="P3095" style:parent-style-name="Normal" style:family="paragraph">
      <style:paragraph-properties style:line-height-at-least="0in"/>
      <style:text-properties style:font-name="Times New Roman" style:font-name-asian="Times New Roman" fo:font-size="3.5pt" style:font-size-asian="3.5pt"/>
    </style:style>
    <style:style style:name="TableCell3096" style:family="table-cell">
      <style:table-cell-properties fo:border="none" style:writing-mode="lr-tb" style:vertical-align="bottom" fo:padding-top="0in" fo:padding-left="0in" fo:padding-bottom="0in" fo:padding-right="0in"/>
    </style:style>
    <style:style style:name="P3097" style:parent-style-name="Normal" style:family="paragraph">
      <style:paragraph-properties style:line-height-at-least="0in"/>
      <style:text-properties style:font-name="Times New Roman" style:font-name-asian="Times New Roman" fo:font-size="3.5pt" style:font-size-asian="3.5pt"/>
    </style:style>
    <style:style style:name="TableCell309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099" style:parent-style-name="Normal" style:family="paragraph">
      <style:paragraph-properties style:line-height-at-least="0in"/>
      <style:text-properties style:font-name="Times New Roman" style:font-name-asian="Times New Roman" fo:font-size="3.5pt" style:font-size-asian="3.5pt"/>
    </style:style>
    <style:style style:name="TableCell3100" style:family="table-cell">
      <style:table-cell-properties fo:border="none" style:writing-mode="lr-tb" style:vertical-align="bottom" fo:padding-top="0in" fo:padding-left="0in" fo:padding-bottom="0in" fo:padding-right="0in"/>
    </style:style>
    <style:style style:name="P3101" style:parent-style-name="Normal" style:family="paragraph">
      <style:paragraph-properties style:line-height-at-least="0in"/>
      <style:text-properties style:font-name="Times New Roman" style:font-name-asian="Times New Roman" fo:font-size="3.5pt" style:font-size-asian="3.5pt"/>
    </style:style>
    <style:style style:name="TableCell3102" style:family="table-cell">
      <style:table-cell-properties fo:border="none" style:writing-mode="lr-tb" style:vertical-align="bottom" fo:padding-top="0in" fo:padding-left="0in" fo:padding-bottom="0in" fo:padding-right="0in"/>
    </style:style>
    <style:style style:name="P3103" style:parent-style-name="Normal" style:family="paragraph">
      <style:paragraph-properties style:line-height-at-least="0in"/>
      <style:text-properties style:font-name="Times New Roman" style:font-name-asian="Times New Roman" fo:font-size="3.5pt" style:font-size-asian="3.5pt"/>
    </style:style>
    <style:style style:name="TableCell3104" style:family="table-cell">
      <style:table-cell-properties fo:border="none" style:writing-mode="lr-tb" style:vertical-align="bottom" fo:padding-top="0in" fo:padding-left="0in" fo:padding-bottom="0in" fo:padding-right="0in"/>
    </style:style>
    <style:style style:name="P3105" style:parent-style-name="Normal" style:family="paragraph">
      <style:paragraph-properties style:line-height-at-least="0in"/>
      <style:text-properties style:font-name="Times New Roman" style:font-name-asian="Times New Roman" fo:font-size="3.5pt" style:font-size-asian="3.5pt"/>
    </style:style>
    <style:style style:name="TableCell3106" style:family="table-cell">
      <style:table-cell-properties fo:border="none" style:writing-mode="lr-tb" style:vertical-align="bottom" fo:padding-top="0in" fo:padding-left="0in" fo:padding-bottom="0in" fo:padding-right="0in"/>
    </style:style>
    <style:style style:name="P3107" style:parent-style-name="Normal" style:family="paragraph">
      <style:paragraph-properties style:line-height-at-least="0in"/>
      <style:text-properties style:font-name="Times New Roman" style:font-name-asian="Times New Roman" fo:font-size="3.5pt" style:font-size-asian="3.5pt"/>
    </style:style>
    <style:style style:name="TableCell3108" style:family="table-cell">
      <style:table-cell-properties fo:border="none" style:writing-mode="lr-tb" style:vertical-align="bottom" fo:padding-top="0in" fo:padding-left="0in" fo:padding-bottom="0in" fo:padding-right="0in"/>
    </style:style>
    <style:style style:name="P3109" style:parent-style-name="Normal" style:family="paragraph">
      <style:paragraph-properties style:line-height-at-least="0in"/>
      <style:text-properties style:font-name="Times New Roman" style:font-name-asian="Times New Roman" fo:font-size="3.5pt" style:font-size-asian="3.5pt"/>
    </style:style>
    <style:style style:name="TableCell3110" style:family="table-cell">
      <style:table-cell-properties fo:border="none" style:writing-mode="lr-tb" style:vertical-align="bottom" fo:padding-top="0in" fo:padding-left="0in" fo:padding-bottom="0in" fo:padding-right="0in"/>
    </style:style>
    <style:style style:name="P3111" style:parent-style-name="Normal" style:family="paragraph">
      <style:paragraph-properties style:line-height-at-least="0in"/>
      <style:text-properties style:font-name="Times New Roman" style:font-name-asian="Times New Roman" fo:font-size="3.5pt" style:font-size-asian="3.5pt"/>
    </style:style>
    <style:style style:name="TableCell3112" style:family="table-cell">
      <style:table-cell-properties fo:border="none" style:writing-mode="lr-tb" style:vertical-align="bottom" fo:padding-top="0in" fo:padding-left="0in" fo:padding-bottom="0in" fo:padding-right="0in"/>
    </style:style>
    <style:style style:name="P3113" style:parent-style-name="Normal" style:family="paragraph">
      <style:paragraph-properties style:line-height-at-least="0in"/>
      <style:text-properties style:font-name="Times New Roman" style:font-name-asian="Times New Roman" fo:font-size="3.5pt" style:font-size-asian="3.5pt"/>
    </style:style>
    <style:style style:name="TableCell3114" style:family="table-cell">
      <style:table-cell-properties fo:border="none" style:writing-mode="lr-tb" style:vertical-align="bottom" fo:padding-top="0in" fo:padding-left="0in" fo:padding-bottom="0in" fo:padding-right="0in"/>
    </style:style>
    <style:style style:name="P3115" style:parent-style-name="Normal" style:family="paragraph">
      <style:paragraph-properties style:line-height-at-least="0in"/>
      <style:text-properties style:font-name="Times New Roman" style:font-name-asian="Times New Roman" fo:font-size="3.5pt" style:font-size-asian="3.5pt"/>
    </style:style>
    <style:style style:name="TableCell3116" style:family="table-cell">
      <style:table-cell-properties fo:border="none" style:writing-mode="lr-tb" style:vertical-align="bottom" fo:padding-top="0in" fo:padding-left="0in" fo:padding-bottom="0in" fo:padding-right="0in"/>
    </style:style>
    <style:style style:name="P3117" style:parent-style-name="Normal" style:family="paragraph">
      <style:paragraph-properties style:line-height-at-least="0in"/>
      <style:text-properties style:font-name="Times New Roman" style:font-name-asian="Times New Roman" fo:font-size="3.5pt" style:font-size-asian="3.5pt"/>
    </style:style>
    <style:style style:name="TableCell3118" style:family="table-cell">
      <style:table-cell-properties fo:border="none" style:writing-mode="lr-tb" style:vertical-align="bottom" fo:padding-top="0in" fo:padding-left="0in" fo:padding-bottom="0in" fo:padding-right="0in"/>
    </style:style>
    <style:style style:name="P3119" style:parent-style-name="Normal" style:family="paragraph">
      <style:paragraph-properties style:line-height-at-least="0in"/>
      <style:text-properties style:font-name="Times New Roman" style:font-name-asian="Times New Roman" fo:font-size="3.5pt" style:font-size-asian="3.5pt"/>
    </style:style>
    <style:style style:name="TableCell3120" style:family="table-cell">
      <style:table-cell-properties fo:border="none" style:writing-mode="lr-tb" style:vertical-align="bottom" fo:padding-top="0in" fo:padding-left="0in" fo:padding-bottom="0in" fo:padding-right="0in"/>
    </style:style>
    <style:style style:name="P3121" style:parent-style-name="Normal" style:family="paragraph">
      <style:paragraph-properties style:line-height-at-least="0in"/>
      <style:text-properties style:font-name="Times New Roman" style:font-name-asian="Times New Roman" fo:font-size="3.5pt" style:font-size-asian="3.5pt"/>
    </style:style>
    <style:style style:name="TableCell3122" style:family="table-cell">
      <style:table-cell-properties fo:border="none" style:writing-mode="lr-tb" style:vertical-align="bottom" fo:padding-top="0in" fo:padding-left="0in" fo:padding-bottom="0in" fo:padding-right="0in"/>
    </style:style>
    <style:style style:name="P3123" style:parent-style-name="Normal" style:family="paragraph">
      <style:paragraph-properties style:line-height-at-least="0in"/>
      <style:text-properties style:font-name="Times New Roman" style:font-name-asian="Times New Roman" fo:font-size="3.5pt" style:font-size-asian="3.5pt"/>
    </style:style>
    <style:style style:name="TableCell3124" style:family="table-cell">
      <style:table-cell-properties fo:border="none" style:writing-mode="lr-tb" style:vertical-align="bottom" fo:padding-top="0in" fo:padding-left="0in" fo:padding-bottom="0in" fo:padding-right="0in"/>
    </style:style>
    <style:style style:name="P3125" style:parent-style-name="Normal" style:family="paragraph">
      <style:paragraph-properties style:line-height-at-least="0in"/>
      <style:text-properties style:font-name="Times New Roman" style:font-name-asian="Times New Roman" fo:font-size="3.5pt" style:font-size-asian="3.5pt"/>
    </style:style>
    <style:style style:name="TableCell3126" style:family="table-cell">
      <style:table-cell-properties fo:border="none" style:writing-mode="lr-tb" style:vertical-align="bottom" fo:padding-top="0in" fo:padding-left="0in" fo:padding-bottom="0in" fo:padding-right="0in"/>
    </style:style>
    <style:style style:name="P3127" style:parent-style-name="Normal" style:family="paragraph">
      <style:paragraph-properties style:line-height-at-least="0in"/>
      <style:text-properties style:font-name="Times New Roman" style:font-name-asian="Times New Roman" fo:font-size="3.5pt" style:font-size-asian="3.5pt"/>
    </style:style>
    <style:style style:name="TableCell3128" style:family="table-cell">
      <style:table-cell-properties fo:border="none" style:writing-mode="lr-tb" style:vertical-align="bottom" fo:padding-top="0in" fo:padding-left="0in" fo:padding-bottom="0in" fo:padding-right="0in"/>
    </style:style>
    <style:style style:name="P3129" style:parent-style-name="Normal" style:family="paragraph">
      <style:paragraph-properties style:line-height-at-least="0in"/>
      <style:text-properties style:font-name="Times New Roman" style:font-name-asian="Times New Roman" fo:font-size="3.5pt" style:font-size-asian="3.5pt"/>
    </style:style>
    <style:style style:name="TableCell3130" style:family="table-cell">
      <style:table-cell-properties fo:border="none" style:writing-mode="lr-tb" style:vertical-align="bottom" fo:padding-top="0in" fo:padding-left="0in" fo:padding-bottom="0in" fo:padding-right="0in"/>
    </style:style>
    <style:style style:name="P3131" style:parent-style-name="Normal" style:family="paragraph">
      <style:paragraph-properties style:line-height-at-least="0in"/>
      <style:text-properties style:font-name="Times New Roman" style:font-name-asian="Times New Roman" fo:font-size="3.5pt" style:font-size-asian="3.5pt"/>
    </style:style>
    <style:style style:name="TableCell3132" style:family="table-cell">
      <style:table-cell-properties fo:border="none" style:writing-mode="lr-tb" style:vertical-align="bottom" fo:padding-top="0in" fo:padding-left="0in" fo:padding-bottom="0in" fo:padding-right="0in"/>
    </style:style>
    <style:style style:name="P3133" style:parent-style-name="Normal" style:family="paragraph">
      <style:paragraph-properties style:line-height-at-least="0in"/>
      <style:text-properties style:font-name="Times New Roman" style:font-name-asian="Times New Roman" fo:font-size="3.5pt" style:font-size-asian="3.5pt"/>
    </style:style>
    <style:style style:name="TableCell31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35" style:parent-style-name="Normal" style:family="paragraph">
      <style:paragraph-properties style:line-height-at-least="0in"/>
      <style:text-properties style:font-name="Times New Roman" style:font-name-asian="Times New Roman" fo:font-size="3.5pt" style:font-size-asian="3.5pt"/>
    </style:style>
    <style:style style:name="TableRow3136" style:family="table-row">
      <style:table-row-properties style:min-row-height="0.193in" style:use-optimal-row-height="false"/>
    </style:style>
    <style:style style:name="TableCell313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138" style:parent-style-name="Normal" style:family="paragraph">
      <style:paragraph-properties style:line-height-at-least="0in" fo:margin-left="0.0833in">
        <style:tab-stops/>
      </style:paragraph-properties>
    </style:style>
    <style:style style:name="T3139" style:parent-style-name="DefaultParagraphFont" style:family="text">
      <style:text-properties style:font-name="Verdana" style:font-name-asian="Verdana" fo:font-size="9.5pt" style:font-size-asian="9.5pt"/>
    </style:style>
    <style:style style:name="T3140" style:parent-style-name="DefaultParagraphFont" style:family="text">
      <style:text-properties style:font-name="Verdana" style:font-name-asian="Verdana" fo:font-size="9.5pt" style:font-size-asian="9.5pt"/>
    </style:style>
    <style:style style:name="TableCell31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42" style:parent-style-name="Normal" style:family="paragraph">
      <style:paragraph-properties style:line-height-at-least="0in"/>
      <style:text-properties style:font-name="Times New Roman" style:font-name-asian="Times New Roman" fo:font-size="12pt" style:font-size-asian="12pt"/>
    </style:style>
    <style:style style:name="TableCell3143" style:family="table-cell">
      <style:table-cell-properties fo:border="none" style:writing-mode="lr-tb" style:vertical-align="bottom" fo:padding-top="0in" fo:padding-left="0in" fo:padding-bottom="0in" fo:padding-right="0in"/>
    </style:style>
    <style:style style:name="P3144" style:parent-style-name="Normal" style:family="paragraph">
      <style:paragraph-properties style:line-height-at-least="0in"/>
      <style:text-properties style:font-name="Times New Roman" style:font-name-asian="Times New Roman" fo:font-size="12pt" style:font-size-asian="12pt"/>
    </style:style>
    <style:style style:name="TableCell31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46" style:parent-style-name="Normal" style:family="paragraph">
      <style:paragraph-properties style:line-height-at-least="0in"/>
      <style:text-properties style:font-name="Verdana" style:font-name-asian="Verdana" fo:font-size="9.5pt" style:font-size-asian="9.5pt"/>
    </style:style>
    <style:style style:name="TableCell3147" style:family="table-cell">
      <style:table-cell-properties fo:border="none" style:writing-mode="lr-tb" style:vertical-align="bottom" fo:padding-top="0in" fo:padding-left="0in" fo:padding-bottom="0in" fo:padding-right="0in"/>
    </style:style>
    <style:style style:name="P3148" style:parent-style-name="Normal" style:family="paragraph">
      <style:paragraph-properties style:line-height-at-least="0in"/>
      <style:text-properties style:font-name="Times New Roman" style:font-name-asian="Times New Roman" fo:font-size="12pt" style:font-size-asian="12pt"/>
    </style:style>
    <style:style style:name="TableCell3149" style:family="table-cell">
      <style:table-cell-properties fo:border="none" fo:background-color="#FFFF00" style:writing-mode="lr-tb" style:vertical-align="bottom" fo:padding-top="0in" fo:padding-left="0in" fo:padding-bottom="0in" fo:padding-right="0in"/>
    </style:style>
    <style:style style:name="P3150" style:parent-style-name="Normal" style:family="paragraph">
      <style:paragraph-properties style:line-height-at-least="0in"/>
      <style:text-properties style:font-name="Verdana" style:font-name-asian="Verdana" fo:font-size="9.5pt" style:font-size-asian="9.5pt" fo:background-color="#FFFF00"/>
    </style:style>
    <style:style style:name="TableCell31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52" style:parent-style-name="Normal" style:family="paragraph">
      <style:paragraph-properties style:line-height-at-least="0in"/>
      <style:text-properties style:font-name="Times New Roman" style:font-name-asian="Times New Roman" fo:font-size="12pt" style:font-size-asian="12pt"/>
    </style:style>
    <style:style style:name="TableRow3153" style:family="table-row">
      <style:table-row-properties style:min-row-height="0.1951in" style:use-optimal-row-height="false"/>
    </style:style>
    <style:style style:name="TableCell315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155" style:parent-style-name="Normal" style:family="paragraph">
      <style:paragraph-properties style:line-height-at-least="0in"/>
      <style:text-properties style:font-name="Times New Roman" style:font-name-asian="Times New Roman" fo:font-size="12pt" style:font-size-asian="12pt"/>
    </style:style>
    <style:style style:name="TableCell31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57" style:parent-style-name="Normal" style:family="paragraph">
      <style:paragraph-properties style:line-height-at-least="0in"/>
      <style:text-properties style:font-name="Times New Roman" style:font-name-asian="Times New Roman" fo:font-size="12pt" style:font-size-asian="12pt"/>
    </style:style>
    <style:style style:name="TableCell3158" style:family="table-cell">
      <style:table-cell-properties fo:border="none" style:writing-mode="lr-tb" style:vertical-align="bottom" fo:padding-top="0in" fo:padding-left="0in" fo:padding-bottom="0in" fo:padding-right="0in"/>
    </style:style>
    <style:style style:name="P3159" style:parent-style-name="Normal" style:family="paragraph">
      <style:paragraph-properties style:line-height-at-least="0in"/>
      <style:text-properties style:font-name="Times New Roman" style:font-name-asian="Times New Roman" fo:font-size="12pt" style:font-size-asian="12pt"/>
    </style:style>
    <style:style style:name="TableCell316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61" style:parent-style-name="Normal" style:family="paragraph">
      <style:paragraph-properties style:line-height-at-least="0in"/>
      <style:text-properties style:font-name="Verdana" style:font-name-asian="Verdana" fo:font-size="9.5pt" style:font-size-asian="9.5pt"/>
    </style:style>
    <style:style style:name="TableCell3162" style:family="table-cell">
      <style:table-cell-properties fo:border="none" style:writing-mode="lr-tb" style:vertical-align="bottom" fo:padding-top="0in" fo:padding-left="0in" fo:padding-bottom="0in" fo:padding-right="0in"/>
    </style:style>
    <style:style style:name="P3163" style:parent-style-name="Normal" style:family="paragraph">
      <style:paragraph-properties style:line-height-at-least="0in"/>
      <style:text-properties style:font-name="Times New Roman" style:font-name-asian="Times New Roman" fo:font-size="12pt" style:font-size-asian="12pt"/>
    </style:style>
    <style:style style:name="TableCell3164" style:family="table-cell">
      <style:table-cell-properties fo:border="none" fo:background-color="#FFFF00" style:writing-mode="lr-tb" style:vertical-align="bottom" fo:padding-top="0in" fo:padding-left="0in" fo:padding-bottom="0in" fo:padding-right="0in"/>
    </style:style>
    <style:style style:name="P3165" style:parent-style-name="Normal" style:family="paragraph">
      <style:paragraph-properties style:line-height-at-least="0in"/>
      <style:text-properties style:font-name="Verdana" style:font-name-asian="Verdana" fo:font-size="9.5pt" style:font-size-asian="9.5pt" fo:background-color="#FFFF00"/>
    </style:style>
    <style:style style:name="TableCell31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67" style:parent-style-name="Normal" style:family="paragraph">
      <style:paragraph-properties style:line-height-at-least="0in"/>
      <style:text-properties style:font-name="Times New Roman" style:font-name-asian="Times New Roman" fo:font-size="12pt" style:font-size-asian="12pt"/>
    </style:style>
    <style:style style:name="TableRow3168" style:family="table-row">
      <style:table-row-properties style:min-row-height="0.1951in" style:use-optimal-row-height="false"/>
    </style:style>
    <style:style style:name="TableCell316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170" style:parent-style-name="Normal" style:family="paragraph">
      <style:paragraph-properties style:line-height-at-least="0in"/>
      <style:text-properties style:font-name="Times New Roman" style:font-name-asian="Times New Roman" fo:font-size="12pt" style:font-size-asian="12pt"/>
    </style:style>
    <style:style style:name="TableCell31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72" style:parent-style-name="Normal" style:family="paragraph">
      <style:paragraph-properties style:line-height-at-least="0in"/>
      <style:text-properties style:font-name="Times New Roman" style:font-name-asian="Times New Roman" fo:font-size="12pt" style:font-size-asian="12pt"/>
    </style:style>
    <style:style style:name="TableCell3173" style:family="table-cell">
      <style:table-cell-properties fo:border="none" style:writing-mode="lr-tb" style:vertical-align="bottom" fo:padding-top="0in" fo:padding-left="0in" fo:padding-bottom="0in" fo:padding-right="0in"/>
    </style:style>
    <style:style style:name="P3174" style:parent-style-name="Normal" style:family="paragraph">
      <style:paragraph-properties style:line-height-at-least="0in"/>
      <style:text-properties style:font-name="Times New Roman" style:font-name-asian="Times New Roman" fo:font-size="12pt" style:font-size-asian="12pt"/>
    </style:style>
    <style:style style:name="TableCell3175" style:family="table-cell">
      <style:table-cell-properties fo:border="none" style:writing-mode="lr-tb" style:vertical-align="bottom" fo:padding-top="0in" fo:padding-left="0in" fo:padding-bottom="0in" fo:padding-right="0in"/>
    </style:style>
    <style:style style:name="P3176" style:parent-style-name="Normal" style:family="paragraph">
      <style:paragraph-properties style:line-height-at-least="0in"/>
      <style:text-properties style:font-name="Verdana" style:font-name-asian="Verdana" fo:font-size="9.5pt" style:font-size-asian="9.5pt"/>
    </style:style>
    <style:style style:name="TableCell3177" style:family="table-cell">
      <style:table-cell-properties fo:border="none" style:writing-mode="lr-tb" style:vertical-align="bottom" fo:padding-top="0in" fo:padding-left="0in" fo:padding-bottom="0in" fo:padding-right="0in"/>
    </style:style>
    <style:style style:name="P3178" style:parent-style-name="Normal" style:family="paragraph">
      <style:paragraph-properties fo:text-align="center" style:line-height-at-least="0in"/>
      <style:text-properties style:font-name="Verdana" style:font-name-asian="Verdana" fo:font-size="9.5pt" style:font-size-asian="9.5pt"/>
    </style:style>
    <style:style style:name="TableCell31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80"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3181" style:family="table-cell">
      <style:table-cell-properties fo:border="none" style:writing-mode="lr-tb" style:vertical-align="bottom" fo:padding-top="0in" fo:padding-left="0in" fo:padding-bottom="0in" fo:padding-right="0in"/>
    </style:style>
    <style:style style:name="P3182" style:parent-style-name="Normal" style:family="paragraph">
      <style:paragraph-properties style:line-height-at-least="0in"/>
      <style:text-properties style:font-name="Times New Roman" style:font-name-asian="Times New Roman" fo:font-size="12pt" style:font-size-asian="12pt"/>
    </style:style>
    <style:style style:name="TableCell3183" style:family="table-cell">
      <style:table-cell-properties fo:border="none" fo:background-color="#FFFF00" style:writing-mode="lr-tb" style:vertical-align="bottom" fo:padding-top="0in" fo:padding-left="0in" fo:padding-bottom="0in" fo:padding-right="0in"/>
    </style:style>
    <style:style style:name="P3184"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3185" style:family="table-cell">
      <style:table-cell-properties fo:border="none" style:writing-mode="lr-tb" style:vertical-align="bottom" fo:padding-top="0in" fo:padding-left="0in" fo:padding-bottom="0in" fo:padding-right="0in"/>
    </style:style>
    <style:style style:name="P3186" style:parent-style-name="Normal" style:family="paragraph">
      <style:paragraph-properties style:line-height-at-least="0in"/>
      <style:text-properties style:font-name="Times New Roman" style:font-name-asian="Times New Roman" fo:font-size="12pt" style:font-size-asian="12pt"/>
    </style:style>
    <style:style style:name="TableCell3187" style:family="table-cell">
      <style:table-cell-properties fo:border="none" style:writing-mode="lr-tb" style:vertical-align="bottom" fo:padding-top="0in" fo:padding-left="0in" fo:padding-bottom="0in" fo:padding-right="0in"/>
    </style:style>
    <style:style style:name="P3188" style:parent-style-name="Normal" style:family="paragraph">
      <style:paragraph-properties style:line-height-at-least="0in"/>
      <style:text-properties style:font-name="Times New Roman" style:font-name-asian="Times New Roman" fo:font-size="12pt" style:font-size-asian="12pt"/>
    </style:style>
    <style:style style:name="TableCell3189" style:family="table-cell">
      <style:table-cell-properties fo:border="none" style:writing-mode="lr-tb" style:vertical-align="bottom" fo:padding-top="0in" fo:padding-left="0in" fo:padding-bottom="0in" fo:padding-right="0in"/>
    </style:style>
    <style:style style:name="P3190" style:parent-style-name="Normal" style:family="paragraph">
      <style:paragraph-properties style:line-height-at-least="0in"/>
      <style:text-properties style:font-name="Times New Roman" style:font-name-asian="Times New Roman" fo:font-size="12pt" style:font-size-asian="12pt"/>
    </style:style>
    <style:style style:name="TableCell3191" style:family="table-cell">
      <style:table-cell-properties fo:border="none" style:writing-mode="lr-tb" style:vertical-align="bottom" fo:padding-top="0in" fo:padding-left="0in" fo:padding-bottom="0in" fo:padding-right="0in"/>
    </style:style>
    <style:style style:name="P3192" style:parent-style-name="Normal" style:family="paragraph">
      <style:paragraph-properties style:line-height-at-least="0in"/>
      <style:text-properties style:font-name="Times New Roman" style:font-name-asian="Times New Roman" fo:font-size="12pt" style:font-size-asian="12pt"/>
    </style:style>
    <style:style style:name="TableCell3193" style:family="table-cell">
      <style:table-cell-properties fo:border="none" style:writing-mode="lr-tb" style:vertical-align="bottom" fo:padding-top="0in" fo:padding-left="0in" fo:padding-bottom="0in" fo:padding-right="0in"/>
    </style:style>
    <style:style style:name="P3194" style:parent-style-name="Normal" style:family="paragraph">
      <style:paragraph-properties style:line-height-at-least="0in"/>
      <style:text-properties style:font-name="Times New Roman" style:font-name-asian="Times New Roman" fo:font-size="12pt" style:font-size-asian="12pt"/>
    </style:style>
    <style:style style:name="TableCell31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196" style:parent-style-name="Normal" style:family="paragraph">
      <style:paragraph-properties style:line-height-at-least="0in"/>
      <style:text-properties style:font-name="Times New Roman" style:font-name-asian="Times New Roman" fo:font-size="12pt" style:font-size-asian="12pt"/>
    </style:style>
    <style:style style:name="TableRow3197" style:family="table-row">
      <style:table-row-properties style:min-row-height="0.193in" style:use-optimal-row-height="false"/>
    </style:style>
    <style:style style:name="TableCell319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199" style:parent-style-name="Normal" style:family="paragraph">
      <style:paragraph-properties style:line-height-at-least="0in"/>
      <style:text-properties style:font-name="Times New Roman" style:font-name-asian="Times New Roman" fo:font-size="12pt" style:font-size-asian="12pt"/>
    </style:style>
    <style:style style:name="TableCell32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201" style:parent-style-name="Normal" style:family="paragraph">
      <style:paragraph-properties style:line-height-at-least="0in"/>
      <style:text-properties style:font-name="Times New Roman" style:font-name-asian="Times New Roman" fo:font-size="12pt" style:font-size-asian="12pt"/>
    </style:style>
    <style:style style:name="TableCell3202" style:family="table-cell">
      <style:table-cell-properties fo:border="none" style:writing-mode="lr-tb" style:vertical-align="bottom" fo:padding-top="0in" fo:padding-left="0in" fo:padding-bottom="0in" fo:padding-right="0in"/>
    </style:style>
    <style:style style:name="P3203" style:parent-style-name="Normal" style:family="paragraph">
      <style:paragraph-properties style:line-height-at-least="0in"/>
      <style:text-properties style:font-name="Times New Roman" style:font-name-asian="Times New Roman" fo:font-size="12pt" style:font-size-asian="12pt"/>
    </style:style>
    <style:style style:name="TableCell3204" style:family="table-cell">
      <style:table-cell-properties fo:border="none" style:writing-mode="lr-tb" style:vertical-align="bottom" fo:padding-top="0in" fo:padding-left="0in" fo:padding-bottom="0in" fo:padding-right="0in"/>
    </style:style>
    <style:style style:name="P3205" style:parent-style-name="Normal" style:family="paragraph">
      <style:paragraph-properties style:line-height-at-least="0in"/>
      <style:text-properties style:font-name="Verdana" style:font-name-asian="Verdana" fo:font-size="9.5pt" style:font-size-asian="9.5pt"/>
    </style:style>
    <style:style style:name="TableCell3206" style:family="table-cell">
      <style:table-cell-properties fo:border="none" style:writing-mode="lr-tb" style:vertical-align="bottom" fo:padding-top="0in" fo:padding-left="0in" fo:padding-bottom="0in" fo:padding-right="0in"/>
    </style:style>
    <style:style style:name="P3207" style:parent-style-name="Normal" style:family="paragraph">
      <style:paragraph-properties style:line-height-at-least="0in"/>
      <style:text-properties style:font-name="Times New Roman" style:font-name-asian="Times New Roman" fo:font-size="12pt" style:font-size-asian="12pt"/>
    </style:style>
    <style:style style:name="TableCell320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209" style:parent-style-name="Normal" style:family="paragraph">
      <style:paragraph-properties style:line-height-at-least="0in"/>
      <style:text-properties style:font-name="Times New Roman" style:font-name-asian="Times New Roman" fo:font-size="12pt" style:font-size-asian="12pt"/>
    </style:style>
    <style:style style:name="TableCell3210" style:family="table-cell">
      <style:table-cell-properties fo:border="none" style:writing-mode="lr-tb" style:vertical-align="bottom" fo:padding-top="0in" fo:padding-left="0in" fo:padding-bottom="0in" fo:padding-right="0in"/>
    </style:style>
    <style:style style:name="P3211" style:parent-style-name="Normal" style:family="paragraph">
      <style:paragraph-properties style:line-height-at-least="0in"/>
      <style:text-properties style:font-name="Times New Roman" style:font-name-asian="Times New Roman" fo:font-size="12pt" style:font-size-asian="12pt"/>
    </style:style>
    <style:style style:name="TableCell3212" style:family="table-cell">
      <style:table-cell-properties fo:border="none" style:writing-mode="lr-tb" style:vertical-align="bottom" fo:padding-top="0in" fo:padding-left="0in" fo:padding-bottom="0in" fo:padding-right="0in"/>
    </style:style>
    <style:style style:name="P3213" style:parent-style-name="Normal" style:family="paragraph">
      <style:paragraph-properties style:line-height-at-least="0in"/>
      <style:text-properties style:font-name="Times New Roman" style:font-name-asian="Times New Roman" fo:font-size="12pt" style:font-size-asian="12pt"/>
    </style:style>
    <style:style style:name="TableCell3214" style:family="table-cell">
      <style:table-cell-properties fo:border="none" style:writing-mode="lr-tb" style:vertical-align="bottom" fo:padding-top="0in" fo:padding-left="0in" fo:padding-bottom="0in" fo:padding-right="0in"/>
    </style:style>
    <style:style style:name="P3215" style:parent-style-name="Normal" style:family="paragraph">
      <style:paragraph-properties style:line-height-at-least="0in"/>
      <style:text-properties style:font-name="Times New Roman" style:font-name-asian="Times New Roman" fo:font-size="12pt" style:font-size-asian="12pt"/>
    </style:style>
    <style:style style:name="TableCell3216" style:family="table-cell">
      <style:table-cell-properties fo:border="none" style:writing-mode="lr-tb" style:vertical-align="bottom" fo:padding-top="0in" fo:padding-left="0in" fo:padding-bottom="0in" fo:padding-right="0in"/>
    </style:style>
    <style:style style:name="P3217" style:parent-style-name="Normal" style:family="paragraph">
      <style:paragraph-properties style:line-height-at-least="0in"/>
      <style:text-properties style:font-name="Times New Roman" style:font-name-asian="Times New Roman" fo:font-size="12pt" style:font-size-asian="12pt"/>
    </style:style>
    <style:style style:name="TableCell3218" style:family="table-cell">
      <style:table-cell-properties fo:border="none" style:writing-mode="lr-tb" style:vertical-align="bottom" fo:padding-top="0in" fo:padding-left="0in" fo:padding-bottom="0in" fo:padding-right="0in"/>
    </style:style>
    <style:style style:name="P3219" style:parent-style-name="Normal" style:family="paragraph">
      <style:paragraph-properties style:line-height-at-least="0in"/>
      <style:text-properties style:font-name="Times New Roman" style:font-name-asian="Times New Roman" fo:font-size="12pt" style:font-size-asian="12pt"/>
    </style:style>
    <style:style style:name="TableCell3220" style:family="table-cell">
      <style:table-cell-properties fo:border="none" style:writing-mode="lr-tb" style:vertical-align="bottom" fo:padding-top="0in" fo:padding-left="0in" fo:padding-bottom="0in" fo:padding-right="0in"/>
    </style:style>
    <style:style style:name="P3221" style:parent-style-name="Normal" style:family="paragraph">
      <style:paragraph-properties style:line-height-at-least="0in"/>
      <style:text-properties style:font-name="Times New Roman" style:font-name-asian="Times New Roman" fo:font-size="12pt" style:font-size-asian="12pt"/>
    </style:style>
    <style:style style:name="TableCell3222" style:family="table-cell">
      <style:table-cell-properties fo:border="none" style:writing-mode="lr-tb" style:vertical-align="bottom" fo:padding-top="0in" fo:padding-left="0in" fo:padding-bottom="0in" fo:padding-right="0in"/>
    </style:style>
    <style:style style:name="P3223" style:parent-style-name="Normal" style:family="paragraph">
      <style:paragraph-properties style:line-height-at-least="0in"/>
      <style:text-properties style:font-name="Times New Roman" style:font-name-asian="Times New Roman" fo:font-size="12pt" style:font-size-asian="12pt"/>
    </style:style>
    <style:style style:name="TableCell3224" style:family="table-cell">
      <style:table-cell-properties fo:border="none" style:writing-mode="lr-tb" style:vertical-align="bottom" fo:padding-top="0in" fo:padding-left="0in" fo:padding-bottom="0in" fo:padding-right="0in"/>
    </style:style>
    <style:style style:name="P3225" style:parent-style-name="Normal" style:family="paragraph">
      <style:paragraph-properties style:line-height-at-least="0in"/>
      <style:text-properties style:font-name="Times New Roman" style:font-name-asian="Times New Roman" fo:font-size="12pt" style:font-size-asian="12pt"/>
    </style:style>
    <style:style style:name="TableCell3226" style:family="table-cell">
      <style:table-cell-properties fo:border="none" style:writing-mode="lr-tb" style:vertical-align="bottom" fo:padding-top="0in" fo:padding-left="0in" fo:padding-bottom="0in" fo:padding-right="0in"/>
    </style:style>
    <style:style style:name="P3227" style:parent-style-name="Normal" style:family="paragraph">
      <style:paragraph-properties style:line-height-at-least="0in"/>
      <style:text-properties style:font-name="Times New Roman" style:font-name-asian="Times New Roman" fo:font-size="12pt" style:font-size-asian="12pt"/>
    </style:style>
    <style:style style:name="TableCell3228" style:family="table-cell">
      <style:table-cell-properties fo:border="none" style:writing-mode="lr-tb" style:vertical-align="bottom" fo:padding-top="0in" fo:padding-left="0in" fo:padding-bottom="0in" fo:padding-right="0in"/>
    </style:style>
    <style:style style:name="P3229" style:parent-style-name="Normal" style:family="paragraph">
      <style:paragraph-properties style:line-height-at-least="0in"/>
      <style:text-properties style:font-name="Times New Roman" style:font-name-asian="Times New Roman" fo:font-size="12pt" style:font-size-asian="12pt"/>
    </style:style>
    <style:style style:name="TableCell3230" style:family="table-cell">
      <style:table-cell-properties fo:border="none" style:writing-mode="lr-tb" style:vertical-align="bottom" fo:padding-top="0in" fo:padding-left="0in" fo:padding-bottom="0in" fo:padding-right="0in"/>
    </style:style>
    <style:style style:name="P3231" style:parent-style-name="Normal" style:family="paragraph">
      <style:paragraph-properties style:line-height-at-least="0in"/>
      <style:text-properties style:font-name="Times New Roman" style:font-name-asian="Times New Roman" fo:font-size="12pt" style:font-size-asian="12pt"/>
    </style:style>
    <style:style style:name="TableCell3232" style:family="table-cell">
      <style:table-cell-properties fo:border="none" style:writing-mode="lr-tb" style:vertical-align="bottom" fo:padding-top="0in" fo:padding-left="0in" fo:padding-bottom="0in" fo:padding-right="0in"/>
    </style:style>
    <style:style style:name="P3233" style:parent-style-name="Normal" style:family="paragraph">
      <style:paragraph-properties style:line-height-at-least="0in"/>
      <style:text-properties style:font-name="Times New Roman" style:font-name-asian="Times New Roman" fo:font-size="12pt" style:font-size-asian="12pt"/>
    </style:style>
    <style:style style:name="TableCell3234" style:family="table-cell">
      <style:table-cell-properties fo:border="none" style:writing-mode="lr-tb" style:vertical-align="bottom" fo:padding-top="0in" fo:padding-left="0in" fo:padding-bottom="0in" fo:padding-right="0in"/>
    </style:style>
    <style:style style:name="P3235" style:parent-style-name="Normal" style:family="paragraph">
      <style:paragraph-properties style:line-height-at-least="0in"/>
      <style:text-properties style:font-name="Times New Roman" style:font-name-asian="Times New Roman" fo:font-size="12pt" style:font-size-asian="12pt"/>
    </style:style>
    <style:style style:name="TableCell3236" style:family="table-cell">
      <style:table-cell-properties fo:border="none" style:writing-mode="lr-tb" style:vertical-align="bottom" fo:padding-top="0in" fo:padding-left="0in" fo:padding-bottom="0in" fo:padding-right="0in"/>
    </style:style>
    <style:style style:name="P3237" style:parent-style-name="Normal" style:family="paragraph">
      <style:paragraph-properties style:line-height-at-least="0in"/>
      <style:text-properties style:font-name="Times New Roman" style:font-name-asian="Times New Roman" fo:font-size="12pt" style:font-size-asian="12pt"/>
    </style:style>
    <style:style style:name="TableCell3238" style:family="table-cell">
      <style:table-cell-properties fo:border="none" style:writing-mode="lr-tb" style:vertical-align="bottom" fo:padding-top="0in" fo:padding-left="0in" fo:padding-bottom="0in" fo:padding-right="0in"/>
    </style:style>
    <style:style style:name="P3239" style:parent-style-name="Normal" style:family="paragraph">
      <style:paragraph-properties style:line-height-at-least="0in"/>
      <style:text-properties style:font-name="Times New Roman" style:font-name-asian="Times New Roman" fo:font-size="12pt" style:font-size-asian="12pt"/>
    </style:style>
    <style:style style:name="TableCell3240" style:family="table-cell">
      <style:table-cell-properties fo:border="none" style:writing-mode="lr-tb" style:vertical-align="bottom" fo:padding-top="0in" fo:padding-left="0in" fo:padding-bottom="0in" fo:padding-right="0in"/>
    </style:style>
    <style:style style:name="P3241" style:parent-style-name="Normal" style:family="paragraph">
      <style:paragraph-properties style:line-height-at-least="0in"/>
      <style:text-properties style:font-name="Times New Roman" style:font-name-asian="Times New Roman" fo:font-size="12pt" style:font-size-asian="12pt"/>
    </style:style>
    <style:style style:name="TableCell3242" style:family="table-cell">
      <style:table-cell-properties fo:border="none" style:writing-mode="lr-tb" style:vertical-align="bottom" fo:padding-top="0in" fo:padding-left="0in" fo:padding-bottom="0in" fo:padding-right="0in"/>
    </style:style>
    <style:style style:name="P3243" style:parent-style-name="Normal" style:family="paragraph">
      <style:paragraph-properties style:line-height-at-least="0in"/>
      <style:text-properties style:font-name="Times New Roman" style:font-name-asian="Times New Roman" fo:font-size="12pt" style:font-size-asian="12pt"/>
    </style:style>
    <style:style style:name="TableCell32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245" style:parent-style-name="Normal" style:family="paragraph">
      <style:paragraph-properties style:line-height-at-least="0in"/>
      <style:text-properties style:font-name="Times New Roman" style:font-name-asian="Times New Roman" fo:font-size="12pt" style:font-size-asian="12pt"/>
    </style:style>
    <style:style style:name="TableRow3246" style:family="table-row">
      <style:table-row-properties style:min-row-height="0.0701in" style:use-optimal-row-height="false"/>
    </style:style>
    <style:style style:name="TableCell3247"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3248" style:parent-style-name="Normal" style:family="paragraph">
      <style:paragraph-properties style:line-height-at-least="0in"/>
      <style:text-properties style:font-name="Times New Roman" style:font-name-asian="Times New Roman" fo:font-size="4pt" style:font-size-asian="4pt"/>
    </style:style>
    <style:style style:name="TableCell324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250" style:parent-style-name="Normal" style:family="paragraph">
      <style:paragraph-properties style:line-height-at-least="0in"/>
      <style:text-properties style:font-name="Times New Roman" style:font-name-asian="Times New Roman" fo:font-size="4pt" style:font-size-asian="4pt"/>
    </style:style>
    <style:style style:name="TableCell325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252" style:parent-style-name="Normal" style:family="paragraph">
      <style:paragraph-properties style:line-height-at-least="0in"/>
      <style:text-properties style:font-name="Times New Roman" style:font-name-asian="Times New Roman" fo:font-size="4pt" style:font-size-asian="4pt"/>
    </style:style>
    <style:style style:name="TableCell325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254" style:parent-style-name="Normal" style:family="paragraph">
      <style:paragraph-properties style:line-height-at-least="0in"/>
      <style:text-properties style:font-name="Times New Roman" style:font-name-asian="Times New Roman" fo:font-size="4pt" style:font-size-asian="4pt"/>
    </style:style>
    <style:style style:name="TableCell325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256" style:parent-style-name="Normal" style:family="paragraph">
      <style:paragraph-properties style:line-height-at-least="0in"/>
      <style:text-properties style:font-name="Times New Roman" style:font-name-asian="Times New Roman" fo:font-size="4pt" style:font-size-asian="4pt"/>
    </style:style>
    <style:style style:name="TableCell325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258" style:parent-style-name="Normal" style:family="paragraph">
      <style:paragraph-properties style:line-height-at-least="0in"/>
      <style:text-properties style:font-name="Times New Roman" style:font-name-asian="Times New Roman" fo:font-size="4pt" style:font-size-asian="4pt"/>
    </style:style>
    <style:style style:name="TableCell325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260" style:parent-style-name="Normal" style:family="paragraph">
      <style:paragraph-properties style:line-height-at-least="0in"/>
      <style:text-properties style:font-name="Times New Roman" style:font-name-asian="Times New Roman" fo:font-size="4pt" style:font-size-asian="4pt"/>
    </style:style>
    <style:style style:name="TableCell326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262" style:parent-style-name="Normal" style:family="paragraph">
      <style:paragraph-properties style:line-height-at-least="0in"/>
      <style:text-properties style:font-name="Times New Roman" style:font-name-asian="Times New Roman" fo:font-size="4pt" style:font-size-asian="4pt"/>
    </style:style>
    <style:style style:name="TableRow3263" style:family="table-row">
      <style:table-row-properties style:min-row-height="0.0611in" style:use-optimal-row-height="false"/>
    </style:style>
    <style:style style:name="TableCell326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265" style:parent-style-name="Normal" style:family="paragraph">
      <style:paragraph-properties style:line-height-at-least="0in"/>
      <style:text-properties style:font-name="Times New Roman" style:font-name-asian="Times New Roman" fo:font-size="3.5pt" style:font-size-asian="3.5pt"/>
    </style:style>
    <style:style style:name="TableCell32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267" style:parent-style-name="Normal" style:family="paragraph">
      <style:paragraph-properties style:line-height-at-least="0in"/>
      <style:text-properties style:font-name="Times New Roman" style:font-name-asian="Times New Roman" fo:font-size="3.5pt" style:font-size-asian="3.5pt"/>
    </style:style>
    <style:style style:name="TableCell3268" style:family="table-cell">
      <style:table-cell-properties fo:border="none" style:writing-mode="lr-tb" style:vertical-align="bottom" fo:padding-top="0in" fo:padding-left="0in" fo:padding-bottom="0in" fo:padding-right="0in"/>
    </style:style>
    <style:style style:name="P3269" style:parent-style-name="Normal" style:family="paragraph">
      <style:paragraph-properties style:line-height-at-least="0in"/>
      <style:text-properties style:font-name="Times New Roman" style:font-name-asian="Times New Roman" fo:font-size="3.5pt" style:font-size-asian="3.5pt"/>
    </style:style>
    <style:style style:name="TableCell3270" style:family="table-cell">
      <style:table-cell-properties fo:border="none" style:writing-mode="lr-tb" style:vertical-align="bottom" fo:padding-top="0in" fo:padding-left="0in" fo:padding-bottom="0in" fo:padding-right="0in"/>
    </style:style>
    <style:style style:name="P3271" style:parent-style-name="Normal" style:family="paragraph">
      <style:paragraph-properties style:line-height-at-least="0in"/>
      <style:text-properties style:font-name="Times New Roman" style:font-name-asian="Times New Roman" fo:font-size="3.5pt" style:font-size-asian="3.5pt"/>
    </style:style>
    <style:style style:name="TableCell3272" style:family="table-cell">
      <style:table-cell-properties fo:border="none" style:writing-mode="lr-tb" style:vertical-align="bottom" fo:padding-top="0in" fo:padding-left="0in" fo:padding-bottom="0in" fo:padding-right="0in"/>
    </style:style>
    <style:style style:name="P3273" style:parent-style-name="Normal" style:family="paragraph">
      <style:paragraph-properties style:line-height-at-least="0in"/>
      <style:text-properties style:font-name="Times New Roman" style:font-name-asian="Times New Roman" fo:font-size="3.5pt" style:font-size-asian="3.5pt"/>
    </style:style>
    <style:style style:name="TableCell3274" style:family="table-cell">
      <style:table-cell-properties fo:border="none" style:writing-mode="lr-tb" style:vertical-align="bottom" fo:padding-top="0in" fo:padding-left="0in" fo:padding-bottom="0in" fo:padding-right="0in"/>
    </style:style>
    <style:style style:name="P3275" style:parent-style-name="Normal" style:family="paragraph">
      <style:paragraph-properties style:line-height-at-least="0in"/>
      <style:text-properties style:font-name="Times New Roman" style:font-name-asian="Times New Roman" fo:font-size="3.5pt" style:font-size-asian="3.5pt"/>
    </style:style>
    <style:style style:name="TableCell3276" style:family="table-cell">
      <style:table-cell-properties fo:border="none" style:writing-mode="lr-tb" style:vertical-align="bottom" fo:padding-top="0in" fo:padding-left="0in" fo:padding-bottom="0in" fo:padding-right="0in"/>
    </style:style>
    <style:style style:name="P3277" style:parent-style-name="Normal" style:family="paragraph">
      <style:paragraph-properties style:line-height-at-least="0in"/>
      <style:text-properties style:font-name="Times New Roman" style:font-name-asian="Times New Roman" fo:font-size="3.5pt" style:font-size-asian="3.5pt"/>
    </style:style>
    <style:style style:name="TableCell32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279" style:parent-style-name="Normal" style:family="paragraph">
      <style:paragraph-properties style:line-height-at-least="0in"/>
      <style:text-properties style:font-name="Times New Roman" style:font-name-asian="Times New Roman" fo:font-size="3.5pt" style:font-size-asian="3.5pt"/>
    </style:style>
    <style:style style:name="TableCell3280" style:family="table-cell">
      <style:table-cell-properties fo:border="none" style:writing-mode="lr-tb" style:vertical-align="bottom" fo:padding-top="0in" fo:padding-left="0in" fo:padding-bottom="0in" fo:padding-right="0in"/>
    </style:style>
    <style:style style:name="P3281" style:parent-style-name="Normal" style:family="paragraph">
      <style:paragraph-properties style:line-height-at-least="0in"/>
      <style:text-properties style:font-name="Times New Roman" style:font-name-asian="Times New Roman" fo:font-size="3.5pt" style:font-size-asian="3.5pt"/>
    </style:style>
    <style:style style:name="TableCell3282" style:family="table-cell">
      <style:table-cell-properties fo:border="none" style:writing-mode="lr-tb" style:vertical-align="bottom" fo:padding-top="0in" fo:padding-left="0in" fo:padding-bottom="0in" fo:padding-right="0in"/>
    </style:style>
    <style:style style:name="P3283" style:parent-style-name="Normal" style:family="paragraph">
      <style:paragraph-properties style:line-height-at-least="0in"/>
      <style:text-properties style:font-name="Times New Roman" style:font-name-asian="Times New Roman" fo:font-size="3.5pt" style:font-size-asian="3.5pt"/>
    </style:style>
    <style:style style:name="TableCell3284" style:family="table-cell">
      <style:table-cell-properties fo:border="none" style:writing-mode="lr-tb" style:vertical-align="bottom" fo:padding-top="0in" fo:padding-left="0in" fo:padding-bottom="0in" fo:padding-right="0in"/>
    </style:style>
    <style:style style:name="P3285" style:parent-style-name="Normal" style:family="paragraph">
      <style:paragraph-properties style:line-height-at-least="0in"/>
      <style:text-properties style:font-name="Times New Roman" style:font-name-asian="Times New Roman" fo:font-size="3.5pt" style:font-size-asian="3.5pt"/>
    </style:style>
    <style:style style:name="TableCell3286" style:family="table-cell">
      <style:table-cell-properties fo:border="none" style:writing-mode="lr-tb" style:vertical-align="bottom" fo:padding-top="0in" fo:padding-left="0in" fo:padding-bottom="0in" fo:padding-right="0in"/>
    </style:style>
    <style:style style:name="P3287" style:parent-style-name="Normal" style:family="paragraph">
      <style:paragraph-properties style:line-height-at-least="0in"/>
      <style:text-properties style:font-name="Times New Roman" style:font-name-asian="Times New Roman" fo:font-size="3.5pt" style:font-size-asian="3.5pt"/>
    </style:style>
    <style:style style:name="TableCell3288" style:family="table-cell">
      <style:table-cell-properties fo:border="none" style:writing-mode="lr-tb" style:vertical-align="bottom" fo:padding-top="0in" fo:padding-left="0in" fo:padding-bottom="0in" fo:padding-right="0in"/>
    </style:style>
    <style:style style:name="P3289" style:parent-style-name="Normal" style:family="paragraph">
      <style:paragraph-properties style:line-height-at-least="0in"/>
      <style:text-properties style:font-name="Times New Roman" style:font-name-asian="Times New Roman" fo:font-size="3.5pt" style:font-size-asian="3.5pt"/>
    </style:style>
    <style:style style:name="TableCell3290" style:family="table-cell">
      <style:table-cell-properties fo:border="none" style:writing-mode="lr-tb" style:vertical-align="bottom" fo:padding-top="0in" fo:padding-left="0in" fo:padding-bottom="0in" fo:padding-right="0in"/>
    </style:style>
    <style:style style:name="P3291" style:parent-style-name="Normal" style:family="paragraph">
      <style:paragraph-properties style:line-height-at-least="0in"/>
      <style:text-properties style:font-name="Times New Roman" style:font-name-asian="Times New Roman" fo:font-size="3.5pt" style:font-size-asian="3.5pt"/>
    </style:style>
    <style:style style:name="TableCell3292" style:family="table-cell">
      <style:table-cell-properties fo:border="none" style:writing-mode="lr-tb" style:vertical-align="bottom" fo:padding-top="0in" fo:padding-left="0in" fo:padding-bottom="0in" fo:padding-right="0in"/>
    </style:style>
    <style:style style:name="P3293" style:parent-style-name="Normal" style:family="paragraph">
      <style:paragraph-properties style:line-height-at-least="0in"/>
      <style:text-properties style:font-name="Times New Roman" style:font-name-asian="Times New Roman" fo:font-size="3.5pt" style:font-size-asian="3.5pt"/>
    </style:style>
    <style:style style:name="TableCell3294" style:family="table-cell">
      <style:table-cell-properties fo:border="none" style:writing-mode="lr-tb" style:vertical-align="bottom" fo:padding-top="0in" fo:padding-left="0in" fo:padding-bottom="0in" fo:padding-right="0in"/>
    </style:style>
    <style:style style:name="P3295" style:parent-style-name="Normal" style:family="paragraph">
      <style:paragraph-properties style:line-height-at-least="0in"/>
      <style:text-properties style:font-name="Times New Roman" style:font-name-asian="Times New Roman" fo:font-size="3.5pt" style:font-size-asian="3.5pt"/>
    </style:style>
    <style:style style:name="TableCell3296" style:family="table-cell">
      <style:table-cell-properties fo:border="none" style:writing-mode="lr-tb" style:vertical-align="bottom" fo:padding-top="0in" fo:padding-left="0in" fo:padding-bottom="0in" fo:padding-right="0in"/>
    </style:style>
    <style:style style:name="P3297" style:parent-style-name="Normal" style:family="paragraph">
      <style:paragraph-properties style:line-height-at-least="0in"/>
      <style:text-properties style:font-name="Times New Roman" style:font-name-asian="Times New Roman" fo:font-size="3.5pt" style:font-size-asian="3.5pt"/>
    </style:style>
    <style:style style:name="TableCell3298" style:family="table-cell">
      <style:table-cell-properties fo:border="none" style:writing-mode="lr-tb" style:vertical-align="bottom" fo:padding-top="0in" fo:padding-left="0in" fo:padding-bottom="0in" fo:padding-right="0in"/>
    </style:style>
    <style:style style:name="P3299" style:parent-style-name="Normal" style:family="paragraph">
      <style:paragraph-properties style:line-height-at-least="0in"/>
      <style:text-properties style:font-name="Times New Roman" style:font-name-asian="Times New Roman" fo:font-size="3.5pt" style:font-size-asian="3.5pt"/>
    </style:style>
    <style:style style:name="TableCell3300" style:family="table-cell">
      <style:table-cell-properties fo:border="none" style:writing-mode="lr-tb" style:vertical-align="bottom" fo:padding-top="0in" fo:padding-left="0in" fo:padding-bottom="0in" fo:padding-right="0in"/>
    </style:style>
    <style:style style:name="P3301" style:parent-style-name="Normal" style:family="paragraph">
      <style:paragraph-properties style:line-height-at-least="0in"/>
      <style:text-properties style:font-name="Times New Roman" style:font-name-asian="Times New Roman" fo:font-size="3.5pt" style:font-size-asian="3.5pt"/>
    </style:style>
    <style:style style:name="TableCell3302" style:family="table-cell">
      <style:table-cell-properties fo:border="none" style:writing-mode="lr-tb" style:vertical-align="bottom" fo:padding-top="0in" fo:padding-left="0in" fo:padding-bottom="0in" fo:padding-right="0in"/>
    </style:style>
    <style:style style:name="P3303" style:parent-style-name="Normal" style:family="paragraph">
      <style:paragraph-properties style:line-height-at-least="0in"/>
      <style:text-properties style:font-name="Times New Roman" style:font-name-asian="Times New Roman" fo:font-size="3.5pt" style:font-size-asian="3.5pt"/>
    </style:style>
    <style:style style:name="TableCell3304" style:family="table-cell">
      <style:table-cell-properties fo:border="none" style:writing-mode="lr-tb" style:vertical-align="bottom" fo:padding-top="0in" fo:padding-left="0in" fo:padding-bottom="0in" fo:padding-right="0in"/>
    </style:style>
    <style:style style:name="P3305" style:parent-style-name="Normal" style:family="paragraph">
      <style:paragraph-properties style:line-height-at-least="0in"/>
      <style:text-properties style:font-name="Times New Roman" style:font-name-asian="Times New Roman" fo:font-size="3.5pt" style:font-size-asian="3.5pt"/>
    </style:style>
    <style:style style:name="TableCell3306" style:family="table-cell">
      <style:table-cell-properties fo:border="none" style:writing-mode="lr-tb" style:vertical-align="bottom" fo:padding-top="0in" fo:padding-left="0in" fo:padding-bottom="0in" fo:padding-right="0in"/>
    </style:style>
    <style:style style:name="P3307" style:parent-style-name="Normal" style:family="paragraph">
      <style:paragraph-properties style:line-height-at-least="0in"/>
      <style:text-properties style:font-name="Times New Roman" style:font-name-asian="Times New Roman" fo:font-size="3.5pt" style:font-size-asian="3.5pt"/>
    </style:style>
    <style:style style:name="TableCell3308" style:family="table-cell">
      <style:table-cell-properties fo:border="none" style:writing-mode="lr-tb" style:vertical-align="bottom" fo:padding-top="0in" fo:padding-left="0in" fo:padding-bottom="0in" fo:padding-right="0in"/>
    </style:style>
    <style:style style:name="P3309" style:parent-style-name="Normal" style:family="paragraph">
      <style:paragraph-properties style:line-height-at-least="0in"/>
      <style:text-properties style:font-name="Times New Roman" style:font-name-asian="Times New Roman" fo:font-size="3.5pt" style:font-size-asian="3.5pt"/>
    </style:style>
    <style:style style:name="TableCell3310" style:family="table-cell">
      <style:table-cell-properties fo:border="none" style:writing-mode="lr-tb" style:vertical-align="bottom" fo:padding-top="0in" fo:padding-left="0in" fo:padding-bottom="0in" fo:padding-right="0in"/>
    </style:style>
    <style:style style:name="P3311" style:parent-style-name="Normal" style:family="paragraph">
      <style:paragraph-properties style:line-height-at-least="0in"/>
      <style:text-properties style:font-name="Times New Roman" style:font-name-asian="Times New Roman" fo:font-size="3.5pt" style:font-size-asian="3.5pt"/>
    </style:style>
    <style:style style:name="TableCell3312" style:family="table-cell">
      <style:table-cell-properties fo:border="none" style:writing-mode="lr-tb" style:vertical-align="bottom" fo:padding-top="0in" fo:padding-left="0in" fo:padding-bottom="0in" fo:padding-right="0in"/>
    </style:style>
    <style:style style:name="P3313" style:parent-style-name="Normal" style:family="paragraph">
      <style:paragraph-properties style:line-height-at-least="0in"/>
      <style:text-properties style:font-name="Times New Roman" style:font-name-asian="Times New Roman" fo:font-size="3.5pt" style:font-size-asian="3.5pt"/>
    </style:style>
    <style:style style:name="TableCell33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15" style:parent-style-name="Normal" style:family="paragraph">
      <style:paragraph-properties style:line-height-at-least="0in"/>
      <style:text-properties style:font-name="Times New Roman" style:font-name-asian="Times New Roman" fo:font-size="3.5pt" style:font-size-asian="3.5pt"/>
    </style:style>
    <style:style style:name="TableRow3316" style:family="table-row">
      <style:table-row-properties style:min-row-height="0.193in" style:use-optimal-row-height="false"/>
    </style:style>
    <style:style style:name="TableCell331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318"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33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20" style:parent-style-name="Normal" style:family="paragraph">
      <style:paragraph-properties style:line-height-at-least="0in"/>
      <style:text-properties style:font-name="Times New Roman" style:font-name-asian="Times New Roman" fo:font-size="12pt" style:font-size-asian="12pt"/>
    </style:style>
    <style:style style:name="TableCell3321" style:family="table-cell">
      <style:table-cell-properties fo:border="none" style:writing-mode="lr-tb" style:vertical-align="bottom" fo:padding-top="0in" fo:padding-left="0in" fo:padding-bottom="0in" fo:padding-right="0in"/>
    </style:style>
    <style:style style:name="P3322" style:parent-style-name="Normal" style:family="paragraph">
      <style:paragraph-properties style:line-height-at-least="0in"/>
      <style:text-properties style:font-name="Times New Roman" style:font-name-asian="Times New Roman" fo:font-size="12pt" style:font-size-asian="12pt"/>
    </style:style>
    <style:style style:name="TableCell3323" style:family="table-cell">
      <style:table-cell-properties fo:border="none" style:writing-mode="lr-tb" style:vertical-align="bottom" fo:padding-top="0in" fo:padding-left="0in" fo:padding-bottom="0in" fo:padding-right="0in"/>
    </style:style>
    <style:style style:name="P3324" style:parent-style-name="Normal" style:family="paragraph">
      <style:paragraph-properties style:line-height-at-least="0in"/>
      <style:text-properties style:font-name="Verdana" style:font-name-asian="Verdana" fo:font-size="9.5pt" style:font-size-asian="9.5pt"/>
    </style:style>
    <style:style style:name="TableCell3325" style:family="table-cell">
      <style:table-cell-properties fo:border="none" style:writing-mode="lr-tb" style:vertical-align="bottom" fo:padding-top="0in" fo:padding-left="0in" fo:padding-bottom="0in" fo:padding-right="0in"/>
    </style:style>
    <style:style style:name="P3326" style:parent-style-name="Normal" style:family="paragraph">
      <style:paragraph-properties style:line-height-at-least="0in" fo:margin-left="0.0138in">
        <style:tab-stops/>
      </style:paragraph-properties>
      <style:text-properties style:font-name="Verdana" style:font-name-asian="Verdana" fo:font-size="9.5pt" style:font-size-asian="9.5pt"/>
    </style:style>
    <style:style style:name="TableCell33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28"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3329" style:family="table-cell">
      <style:table-cell-properties fo:border="none" style:writing-mode="lr-tb" style:vertical-align="bottom" fo:padding-top="0in" fo:padding-left="0in" fo:padding-bottom="0in" fo:padding-right="0in"/>
    </style:style>
    <style:style style:name="P3330" style:parent-style-name="Normal" style:family="paragraph">
      <style:paragraph-properties style:line-height-at-least="0in"/>
      <style:text-properties style:font-name="Times New Roman" style:font-name-asian="Times New Roman" fo:font-size="12pt" style:font-size-asian="12pt"/>
    </style:style>
    <style:style style:name="TableCell3331" style:family="table-cell">
      <style:table-cell-properties fo:border="none" fo:background-color="#FFFF00" style:writing-mode="lr-tb" style:vertical-align="bottom" fo:padding-top="0in" fo:padding-left="0in" fo:padding-bottom="0in" fo:padding-right="0in"/>
    </style:style>
    <style:style style:name="P3332" style:parent-style-name="Normal" style:family="paragraph">
      <style:paragraph-properties style:line-height-at-least="0in"/>
      <style:text-properties style:font-name="Verdana" style:font-name-asian="Verdana" fo:font-size="9.5pt" style:font-size-asian="9.5pt" fo:background-color="#FFFF00"/>
    </style:style>
    <style:style style:name="TableCell33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34" style:parent-style-name="Normal" style:family="paragraph">
      <style:paragraph-properties style:line-height-at-least="0in"/>
      <style:text-properties style:font-name="Times New Roman" style:font-name-asian="Times New Roman" fo:font-size="12pt" style:font-size-asian="12pt"/>
    </style:style>
    <style:style style:name="TableRow3335" style:family="table-row">
      <style:table-row-properties style:min-row-height="0.193in" style:use-optimal-row-height="false"/>
    </style:style>
    <style:style style:name="TableCell333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337" style:parent-style-name="Normal" style:family="paragraph">
      <style:paragraph-properties style:line-height-at-least="0in"/>
      <style:text-properties style:font-name="Times New Roman" style:font-name-asian="Times New Roman" fo:font-size="12pt" style:font-size-asian="12pt"/>
    </style:style>
    <style:style style:name="TableCell333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39" style:parent-style-name="Normal" style:family="paragraph">
      <style:paragraph-properties style:line-height-at-least="0in"/>
      <style:text-properties style:font-name="Times New Roman" style:font-name-asian="Times New Roman" fo:font-size="12pt" style:font-size-asian="12pt"/>
    </style:style>
    <style:style style:name="TableCell3340" style:family="table-cell">
      <style:table-cell-properties fo:border="none" style:writing-mode="lr-tb" style:vertical-align="bottom" fo:padding-top="0in" fo:padding-left="0in" fo:padding-bottom="0in" fo:padding-right="0in"/>
    </style:style>
    <style:style style:name="P3341" style:parent-style-name="Normal" style:family="paragraph">
      <style:paragraph-properties style:line-height-at-least="0in"/>
      <style:text-properties style:font-name="Times New Roman" style:font-name-asian="Times New Roman" fo:font-size="12pt" style:font-size-asian="12pt"/>
    </style:style>
    <style:style style:name="TableCell3342" style:family="table-cell">
      <style:table-cell-properties fo:border="none" style:writing-mode="lr-tb" style:vertical-align="bottom" fo:padding-top="0in" fo:padding-left="0in" fo:padding-bottom="0in" fo:padding-right="0in"/>
    </style:style>
    <style:style style:name="P3343" style:parent-style-name="Normal" style:family="paragraph">
      <style:paragraph-properties style:line-height-at-least="0in"/>
      <style:text-properties style:font-name="Verdana" style:font-name-asian="Verdana" fo:font-size="9.5pt" style:font-size-asian="9.5pt"/>
    </style:style>
    <style:style style:name="TableCell3344" style:family="table-cell">
      <style:table-cell-properties fo:border="none" style:writing-mode="lr-tb" style:vertical-align="bottom" fo:padding-top="0in" fo:padding-left="0in" fo:padding-bottom="0in" fo:padding-right="0in"/>
    </style:style>
    <style:style style:name="P3345" style:parent-style-name="Normal" style:family="paragraph">
      <style:paragraph-properties style:line-height-at-least="0in"/>
      <style:text-properties style:font-name="Times New Roman" style:font-name-asian="Times New Roman" fo:font-size="12pt" style:font-size-asian="12pt"/>
    </style:style>
    <style:style style:name="TableCell33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47" style:parent-style-name="Normal" style:family="paragraph">
      <style:paragraph-properties style:line-height-at-least="0in"/>
      <style:text-properties style:font-name="Times New Roman" style:font-name-asian="Times New Roman" fo:font-size="12pt" style:font-size-asian="12pt"/>
    </style:style>
    <style:style style:name="TableCell3348" style:family="table-cell">
      <style:table-cell-properties fo:border="none" style:writing-mode="lr-tb" style:vertical-align="bottom" fo:padding-top="0in" fo:padding-left="0in" fo:padding-bottom="0in" fo:padding-right="0in"/>
    </style:style>
    <style:style style:name="P3349" style:parent-style-name="Normal" style:family="paragraph">
      <style:paragraph-properties style:line-height-at-least="0in"/>
      <style:text-properties style:font-name="Times New Roman" style:font-name-asian="Times New Roman" fo:font-size="12pt" style:font-size-asian="12pt"/>
    </style:style>
    <style:style style:name="TableCell3350" style:family="table-cell">
      <style:table-cell-properties fo:border="none" fo:background-color="#FFFF00" style:writing-mode="lr-tb" style:vertical-align="bottom" fo:padding-top="0in" fo:padding-left="0in" fo:padding-bottom="0in" fo:padding-right="0in"/>
    </style:style>
    <style:style style:name="P3351"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335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53" style:parent-style-name="Normal" style:family="paragraph">
      <style:paragraph-properties style:line-height-at-least="0in"/>
      <style:text-properties style:font-name="Times New Roman" style:font-name-asian="Times New Roman" fo:font-size="12pt" style:font-size-asian="12pt"/>
    </style:style>
    <style:style style:name="TableRow3354" style:family="table-row">
      <style:table-row-properties style:min-row-height="0.1951in" style:use-optimal-row-height="false"/>
    </style:style>
    <style:style style:name="TableCell335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356" style:parent-style-name="Normal" style:family="paragraph">
      <style:paragraph-properties style:line-height-at-least="0in"/>
      <style:text-properties style:font-name="Times New Roman" style:font-name-asian="Times New Roman" fo:font-size="12pt" style:font-size-asian="12pt"/>
    </style:style>
    <style:style style:name="TableCell33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58" style:parent-style-name="Normal" style:family="paragraph">
      <style:paragraph-properties style:line-height-at-least="0in"/>
      <style:text-properties style:font-name="Times New Roman" style:font-name-asian="Times New Roman" fo:font-size="12pt" style:font-size-asian="12pt"/>
    </style:style>
    <style:style style:name="TableCell3359" style:family="table-cell">
      <style:table-cell-properties fo:border="none" style:writing-mode="lr-tb" style:vertical-align="bottom" fo:padding-top="0in" fo:padding-left="0in" fo:padding-bottom="0in" fo:padding-right="0in"/>
    </style:style>
    <style:style style:name="P3360" style:parent-style-name="Normal" style:family="paragraph">
      <style:paragraph-properties style:line-height-at-least="0in"/>
      <style:text-properties style:font-name="Times New Roman" style:font-name-asian="Times New Roman" fo:font-size="12pt" style:font-size-asian="12pt"/>
    </style:style>
    <style:style style:name="TableCell3361" style:family="table-cell">
      <style:table-cell-properties fo:border="none" style:writing-mode="lr-tb" style:vertical-align="bottom" fo:padding-top="0in" fo:padding-left="0in" fo:padding-bottom="0in" fo:padding-right="0in"/>
    </style:style>
    <style:style style:name="P3362" style:parent-style-name="Normal" style:family="paragraph">
      <style:paragraph-properties style:line-height-at-least="0in"/>
      <style:text-properties style:font-name="Verdana" style:font-name-asian="Verdana" fo:font-size="9.5pt" style:font-size-asian="9.5pt"/>
    </style:style>
    <style:style style:name="TableCell3363" style:family="table-cell">
      <style:table-cell-properties fo:border="none" style:writing-mode="lr-tb" style:vertical-align="bottom" fo:padding-top="0in" fo:padding-left="0in" fo:padding-bottom="0in" fo:padding-right="0in"/>
    </style:style>
    <style:style style:name="P3364" style:parent-style-name="Normal" style:family="paragraph">
      <style:paragraph-properties style:line-height-at-least="0in"/>
      <style:text-properties style:font-name="Times New Roman" style:font-name-asian="Times New Roman" fo:font-size="12pt" style:font-size-asian="12pt"/>
    </style:style>
    <style:style style:name="TableCell33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66" style:parent-style-name="Normal" style:family="paragraph">
      <style:paragraph-properties style:line-height-at-least="0in"/>
      <style:text-properties style:font-name="Times New Roman" style:font-name-asian="Times New Roman" fo:font-size="12pt" style:font-size-asian="12pt"/>
    </style:style>
    <style:style style:name="TableCell3367" style:family="table-cell">
      <style:table-cell-properties fo:border="none" style:writing-mode="lr-tb" style:vertical-align="bottom" fo:padding-top="0in" fo:padding-left="0in" fo:padding-bottom="0in" fo:padding-right="0in"/>
    </style:style>
    <style:style style:name="P3368" style:parent-style-name="Normal" style:family="paragraph">
      <style:paragraph-properties style:line-height-at-least="0in"/>
      <style:text-properties style:font-name="Times New Roman" style:font-name-asian="Times New Roman" fo:font-size="12pt" style:font-size-asian="12pt"/>
    </style:style>
    <style:style style:name="TableCell3369" style:family="table-cell">
      <style:table-cell-properties fo:border="none" fo:background-color="#FFFF00" style:writing-mode="lr-tb" style:vertical-align="bottom" fo:padding-top="0in" fo:padding-left="0in" fo:padding-bottom="0in" fo:padding-right="0in"/>
    </style:style>
    <style:style style:name="P3370" style:parent-style-name="Normal" style:family="paragraph">
      <style:paragraph-properties style:line-height-at-least="0in"/>
      <style:text-properties style:font-name="Verdana" style:font-name-asian="Verdana" fo:font-size="9.5pt" style:font-size-asian="9.5pt"/>
    </style:style>
    <style:style style:name="TableCell3371" style:family="table-cell">
      <style:table-cell-properties fo:border="none" fo:background-color="#FFFF00" style:writing-mode="lr-tb" style:vertical-align="bottom" fo:padding-top="0in" fo:padding-left="0in" fo:padding-bottom="0in" fo:padding-right="0in"/>
    </style:style>
    <style:style style:name="P3372" style:parent-style-name="Normal" style:family="paragraph">
      <style:paragraph-properties style:line-height-at-least="0in"/>
      <style:text-properties style:font-name="Times New Roman" style:font-name-asian="Times New Roman" fo:font-size="12pt" style:font-size-asian="12pt"/>
    </style:style>
    <style:style style:name="TableCell3373" style:family="table-cell">
      <style:table-cell-properties fo:border="none" fo:background-color="#FFFF00" style:writing-mode="lr-tb" style:vertical-align="bottom" fo:padding-top="0in" fo:padding-left="0in" fo:padding-bottom="0in" fo:padding-right="0in"/>
    </style:style>
    <style:style style:name="P3374" style:parent-style-name="Normal" style:family="paragraph">
      <style:paragraph-properties style:line-height-at-least="0in"/>
      <style:text-properties style:font-name="Times New Roman" style:font-name-asian="Times New Roman" fo:font-size="12pt" style:font-size-asian="12pt"/>
    </style:style>
    <style:style style:name="TableCell3375" style:family="table-cell">
      <style:table-cell-properties fo:border="none" fo:background-color="#FFFF00" style:writing-mode="lr-tb" style:vertical-align="bottom" fo:padding-top="0in" fo:padding-left="0in" fo:padding-bottom="0in" fo:padding-right="0in"/>
    </style:style>
    <style:style style:name="P3376" style:parent-style-name="Normal" style:family="paragraph">
      <style:paragraph-properties style:line-height-at-least="0in"/>
      <style:text-properties style:font-name="Times New Roman" style:font-name-asian="Times New Roman" fo:font-size="12pt" style:font-size-asian="12pt"/>
    </style:style>
    <style:style style:name="TableCell3377" style:family="table-cell">
      <style:table-cell-properties fo:border="none" fo:background-color="#FFFF00" style:writing-mode="lr-tb" style:vertical-align="bottom" fo:padding-top="0in" fo:padding-left="0in" fo:padding-bottom="0in" fo:padding-right="0in"/>
    </style:style>
    <style:style style:name="P3378" style:parent-style-name="Normal" style:family="paragraph">
      <style:paragraph-properties style:line-height-at-least="0in"/>
      <style:text-properties style:font-name="Times New Roman" style:font-name-asian="Times New Roman" fo:font-size="12pt" style:font-size-asian="12pt"/>
    </style:style>
    <style:style style:name="TableCell3379" style:family="table-cell">
      <style:table-cell-properties fo:border="none" fo:background-color="#FFFF00" style:writing-mode="lr-tb" style:vertical-align="bottom" fo:padding-top="0in" fo:padding-left="0in" fo:padding-bottom="0in" fo:padding-right="0in"/>
    </style:style>
    <style:style style:name="P3380" style:parent-style-name="Normal" style:family="paragraph">
      <style:paragraph-properties style:line-height-at-least="0in"/>
      <style:text-properties style:font-name="Times New Roman" style:font-name-asian="Times New Roman" fo:font-size="12pt" style:font-size-asian="12pt"/>
    </style:style>
    <style:style style:name="TableCell3381" style:family="table-cell">
      <style:table-cell-properties fo:border="none" fo:background-color="#FFFF00" style:writing-mode="lr-tb" style:vertical-align="bottom" fo:padding-top="0in" fo:padding-left="0in" fo:padding-bottom="0in" fo:padding-right="0in"/>
    </style:style>
    <style:style style:name="P3382" style:parent-style-name="Normal" style:family="paragraph">
      <style:paragraph-properties style:line-height-at-least="0in"/>
      <style:text-properties style:font-name="Times New Roman" style:font-name-asian="Times New Roman" fo:font-size="12pt" style:font-size-asian="12pt"/>
    </style:style>
    <style:style style:name="TableCell3383" style:family="table-cell">
      <style:table-cell-properties fo:border="none" fo:background-color="#FFFF00" style:writing-mode="lr-tb" style:vertical-align="bottom" fo:padding-top="0in" fo:padding-left="0in" fo:padding-bottom="0in" fo:padding-right="0in"/>
    </style:style>
    <style:style style:name="P3384" style:parent-style-name="Normal" style:family="paragraph">
      <style:paragraph-properties style:line-height-at-least="0in"/>
      <style:text-properties style:font-name="Times New Roman" style:font-name-asian="Times New Roman" fo:font-size="12pt" style:font-size-asian="12pt"/>
    </style:style>
    <style:style style:name="TableCell3385" style:family="table-cell">
      <style:table-cell-properties fo:border="none" fo:background-color="#FFFF00" style:writing-mode="lr-tb" style:vertical-align="bottom" fo:padding-top="0in" fo:padding-left="0in" fo:padding-bottom="0in" fo:padding-right="0in"/>
    </style:style>
    <style:style style:name="P3386" style:parent-style-name="Normal" style:family="paragraph">
      <style:paragraph-properties style:line-height-at-least="0in"/>
      <style:text-properties style:font-name="Times New Roman" style:font-name-asian="Times New Roman" fo:font-size="12pt" style:font-size-asian="12pt"/>
    </style:style>
    <style:style style:name="TableCell3387" style:family="table-cell">
      <style:table-cell-properties fo:border="none" fo:background-color="#FFFF00" style:writing-mode="lr-tb" style:vertical-align="bottom" fo:padding-top="0in" fo:padding-left="0in" fo:padding-bottom="0in" fo:padding-right="0in"/>
    </style:style>
    <style:style style:name="P3388" style:parent-style-name="Normal" style:family="paragraph">
      <style:paragraph-properties style:line-height-at-least="0in"/>
      <style:text-properties style:font-name="Times New Roman" style:font-name-asian="Times New Roman" fo:font-size="12pt" style:font-size-asian="12pt"/>
    </style:style>
    <style:style style:name="TableCell3389" style:family="table-cell">
      <style:table-cell-properties fo:border="none" fo:background-color="#FFFF00" style:writing-mode="lr-tb" style:vertical-align="bottom" fo:padding-top="0in" fo:padding-left="0in" fo:padding-bottom="0in" fo:padding-right="0in"/>
    </style:style>
    <style:style style:name="P3390" style:parent-style-name="Normal" style:family="paragraph">
      <style:paragraph-properties fo:text-align="end" style:line-height-at-least="0in"/>
      <style:text-properties style:font-name="Verdana" style:font-name-asian="Verdana" fo:font-size="9.5pt" style:font-size-asian="9.5pt"/>
    </style:style>
    <style:style style:name="TableCell33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392" style:parent-style-name="Normal" style:family="paragraph">
      <style:paragraph-properties style:line-height-at-least="0in"/>
      <style:text-properties style:font-name="Times New Roman" style:font-name-asian="Times New Roman" fo:font-size="12pt" style:font-size-asian="12pt"/>
    </style:style>
    <style:style style:name="TableRow3393" style:family="table-row">
      <style:table-row-properties style:min-row-height="0.0701in" style:use-optimal-row-height="false"/>
    </style:style>
    <style:style style:name="TableCell3394"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3395" style:parent-style-name="Normal" style:family="paragraph">
      <style:paragraph-properties style:line-height-at-least="0in"/>
      <style:text-properties style:font-name="Times New Roman" style:font-name-asian="Times New Roman" fo:font-size="4pt" style:font-size-asian="4pt"/>
    </style:style>
    <style:style style:name="TableCell339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397" style:parent-style-name="Normal" style:family="paragraph">
      <style:paragraph-properties style:line-height-at-least="0in"/>
      <style:text-properties style:font-name="Times New Roman" style:font-name-asian="Times New Roman" fo:font-size="4pt" style:font-size-asian="4pt"/>
    </style:style>
    <style:style style:name="TableCell339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399" style:parent-style-name="Normal" style:family="paragraph">
      <style:paragraph-properties style:line-height-at-least="0in"/>
      <style:text-properties style:font-name="Times New Roman" style:font-name-asian="Times New Roman" fo:font-size="4pt" style:font-size-asian="4pt"/>
    </style:style>
    <style:style style:name="TableCell340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01" style:parent-style-name="Normal" style:family="paragraph">
      <style:paragraph-properties style:line-height-at-least="0in"/>
      <style:text-properties style:font-name="Times New Roman" style:font-name-asian="Times New Roman" fo:font-size="4pt" style:font-size-asian="4pt"/>
    </style:style>
    <style:style style:name="TableCell340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03" style:parent-style-name="Normal" style:family="paragraph">
      <style:paragraph-properties style:line-height-at-least="0in"/>
      <style:text-properties style:font-name="Times New Roman" style:font-name-asian="Times New Roman" fo:font-size="4pt" style:font-size-asian="4pt"/>
    </style:style>
    <style:style style:name="TableCell340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05" style:parent-style-name="Normal" style:family="paragraph">
      <style:paragraph-properties style:line-height-at-least="0in"/>
      <style:text-properties style:font-name="Times New Roman" style:font-name-asian="Times New Roman" fo:font-size="4pt" style:font-size-asian="4pt"/>
    </style:style>
    <style:style style:name="TableCell340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07" style:parent-style-name="Normal" style:family="paragraph">
      <style:paragraph-properties style:line-height-at-least="0in"/>
      <style:text-properties style:font-name="Times New Roman" style:font-name-asian="Times New Roman" fo:font-size="4pt" style:font-size-asian="4pt"/>
    </style:style>
    <style:style style:name="TableCell340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409" style:parent-style-name="Normal" style:family="paragraph">
      <style:paragraph-properties style:line-height-at-least="0in"/>
      <style:text-properties style:font-name="Times New Roman" style:font-name-asian="Times New Roman" fo:font-size="4pt" style:font-size-asian="4pt"/>
    </style:style>
    <style:style style:name="TableCell341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11" style:parent-style-name="Normal" style:family="paragraph">
      <style:paragraph-properties style:line-height-at-least="0in"/>
      <style:text-properties style:font-name="Times New Roman" style:font-name-asian="Times New Roman" fo:font-size="4pt" style:font-size-asian="4pt"/>
    </style:style>
    <style:style style:name="TableCell341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13" style:parent-style-name="Normal" style:family="paragraph">
      <style:paragraph-properties style:line-height-at-least="0in"/>
      <style:text-properties style:font-name="Times New Roman" style:font-name-asian="Times New Roman" fo:font-size="4pt" style:font-size-asian="4pt"/>
    </style:style>
    <style:style style:name="TableCell341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15" style:parent-style-name="Normal" style:family="paragraph">
      <style:paragraph-properties style:line-height-at-least="0in"/>
      <style:text-properties style:font-name="Times New Roman" style:font-name-asian="Times New Roman" fo:font-size="4pt" style:font-size-asian="4pt"/>
    </style:style>
    <style:style style:name="TableCell341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17" style:parent-style-name="Normal" style:family="paragraph">
      <style:paragraph-properties style:line-height-at-least="0in"/>
      <style:text-properties style:font-name="Times New Roman" style:font-name-asian="Times New Roman" fo:font-size="4pt" style:font-size-asian="4pt"/>
    </style:style>
    <style:style style:name="TableCell341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19" style:parent-style-name="Normal" style:family="paragraph">
      <style:paragraph-properties style:line-height-at-least="0in"/>
      <style:text-properties style:font-name="Times New Roman" style:font-name-asian="Times New Roman" fo:font-size="4pt" style:font-size-asian="4pt"/>
    </style:style>
    <style:style style:name="TableCell342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21" style:parent-style-name="Normal" style:family="paragraph">
      <style:paragraph-properties style:line-height-at-least="0in"/>
      <style:text-properties style:font-name="Times New Roman" style:font-name-asian="Times New Roman" fo:font-size="4pt" style:font-size-asian="4pt"/>
    </style:style>
    <style:style style:name="TableCell342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23" style:parent-style-name="Normal" style:family="paragraph">
      <style:paragraph-properties style:line-height-at-least="0in"/>
      <style:text-properties style:font-name="Times New Roman" style:font-name-asian="Times New Roman" fo:font-size="4pt" style:font-size-asian="4pt"/>
    </style:style>
    <style:style style:name="TableCell342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25" style:parent-style-name="Normal" style:family="paragraph">
      <style:paragraph-properties style:line-height-at-least="0in"/>
      <style:text-properties style:font-name="Times New Roman" style:font-name-asian="Times New Roman" fo:font-size="4pt" style:font-size-asian="4pt"/>
    </style:style>
    <style:style style:name="TableCell342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27" style:parent-style-name="Normal" style:family="paragraph">
      <style:paragraph-properties style:line-height-at-least="0in"/>
      <style:text-properties style:font-name="Times New Roman" style:font-name-asian="Times New Roman" fo:font-size="4pt" style:font-size-asian="4pt"/>
    </style:style>
    <style:style style:name="TableCell342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29" style:parent-style-name="Normal" style:family="paragraph">
      <style:paragraph-properties style:line-height-at-least="0in"/>
      <style:text-properties style:font-name="Times New Roman" style:font-name-asian="Times New Roman" fo:font-size="4pt" style:font-size-asian="4pt"/>
    </style:style>
    <style:style style:name="TableCell343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31" style:parent-style-name="Normal" style:family="paragraph">
      <style:paragraph-properties style:line-height-at-least="0in"/>
      <style:text-properties style:font-name="Times New Roman" style:font-name-asian="Times New Roman" fo:font-size="4pt" style:font-size-asian="4pt"/>
    </style:style>
    <style:style style:name="TableCell343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33" style:parent-style-name="Normal" style:family="paragraph">
      <style:paragraph-properties style:line-height-at-least="0in"/>
      <style:text-properties style:font-name="Times New Roman" style:font-name-asian="Times New Roman" fo:font-size="4pt" style:font-size-asian="4pt"/>
    </style:style>
    <style:style style:name="TableCell343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35" style:parent-style-name="Normal" style:family="paragraph">
      <style:paragraph-properties style:line-height-at-least="0in"/>
      <style:text-properties style:font-name="Times New Roman" style:font-name-asian="Times New Roman" fo:font-size="4pt" style:font-size-asian="4pt"/>
    </style:style>
    <style:style style:name="TableCell343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37" style:parent-style-name="Normal" style:family="paragraph">
      <style:paragraph-properties style:line-height-at-least="0in"/>
      <style:text-properties style:font-name="Times New Roman" style:font-name-asian="Times New Roman" fo:font-size="4pt" style:font-size-asian="4pt"/>
    </style:style>
    <style:style style:name="TableCell343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39" style:parent-style-name="Normal" style:family="paragraph">
      <style:paragraph-properties style:line-height-at-least="0in"/>
      <style:text-properties style:font-name="Times New Roman" style:font-name-asian="Times New Roman" fo:font-size="4pt" style:font-size-asian="4pt"/>
    </style:style>
    <style:style style:name="TableCell344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41" style:parent-style-name="Normal" style:family="paragraph">
      <style:paragraph-properties style:line-height-at-least="0in"/>
      <style:text-properties style:font-name="Times New Roman" style:font-name-asian="Times New Roman" fo:font-size="4pt" style:font-size-asian="4pt"/>
    </style:style>
    <style:style style:name="TableCell344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443" style:parent-style-name="Normal" style:family="paragraph">
      <style:paragraph-properties style:line-height-at-least="0in"/>
      <style:text-properties style:font-name="Times New Roman" style:font-name-asian="Times New Roman" fo:font-size="4pt" style:font-size-asian="4pt"/>
    </style:style>
    <style:style style:name="TableCell344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445" style:parent-style-name="Normal" style:family="paragraph">
      <style:paragraph-properties style:line-height-at-least="0in"/>
      <style:text-properties style:font-name="Times New Roman" style:font-name-asian="Times New Roman" fo:font-size="4pt" style:font-size-asian="4pt"/>
    </style:style>
    <style:style style:name="TableRow3446" style:family="table-row">
      <style:table-row-properties style:min-row-height="0.418in" style:use-optimal-row-height="false"/>
    </style:style>
    <style:style style:name="TableCell3447" style:family="table-cell">
      <style:table-cell-properties fo:border="none" style:writing-mode="lr-tb" style:vertical-align="bottom" fo:padding-top="0in" fo:padding-left="0in" fo:padding-bottom="0in" fo:padding-right="0in"/>
    </style:style>
    <style:style style:name="P3448" style:parent-style-name="Normal" style:family="paragraph">
      <style:paragraph-properties style:line-height-at-least="0in" fo:margin-left="0.0833in">
        <style:tab-stops/>
      </style:paragraph-properties>
      <style:text-properties style:font-name="Verdana" style:font-name-asian="Verdana" fo:font-size="6pt" style:font-size-asian="6pt"/>
    </style:style>
    <style:style style:name="TableCell3449" style:family="table-cell">
      <style:table-cell-properties fo:border="none" style:writing-mode="lr-tb" style:vertical-align="bottom" fo:padding-top="0in" fo:padding-left="0in" fo:padding-bottom="0in" fo:padding-right="0in"/>
    </style:style>
    <style:style style:name="P3450" style:parent-style-name="Normal" style:family="paragraph">
      <style:paragraph-properties style:line-height-at-least="0in"/>
      <style:text-properties style:font-name="Times New Roman" style:font-name-asian="Times New Roman" fo:font-size="12pt" style:font-size-asian="12pt"/>
    </style:style>
    <style:style style:name="TableCell3451" style:family="table-cell">
      <style:table-cell-properties fo:border="none" style:writing-mode="lr-tb" style:vertical-align="bottom" fo:padding-top="0in" fo:padding-left="0in" fo:padding-bottom="0in" fo:padding-right="0in"/>
    </style:style>
    <style:style style:name="P3452" style:parent-style-name="Normal" style:family="paragraph">
      <style:paragraph-properties style:line-height-at-least="0in"/>
      <style:text-properties style:font-name="Times New Roman" style:font-name-asian="Times New Roman" fo:font-size="12pt" style:font-size-asian="12pt"/>
    </style:style>
    <style:style style:name="TableCell3453" style:family="table-cell">
      <style:table-cell-properties fo:border="none" style:writing-mode="lr-tb" style:vertical-align="bottom" fo:padding-top="0in" fo:padding-left="0in" fo:padding-bottom="0in" fo:padding-right="0in"/>
    </style:style>
    <style:style style:name="P3454" style:parent-style-name="Normal" style:family="paragraph">
      <style:paragraph-properties style:line-height-at-least="0in"/>
      <style:text-properties style:font-name="Times New Roman" style:font-name-asian="Times New Roman" fo:font-size="12pt" style:font-size-asian="12pt"/>
    </style:style>
    <style:style style:name="TableCell3455" style:family="table-cell">
      <style:table-cell-properties fo:border="none" style:writing-mode="lr-tb" style:vertical-align="bottom" fo:padding-top="0in" fo:padding-left="0in" fo:padding-bottom="0in" fo:padding-right="0in"/>
    </style:style>
    <style:style style:name="P3456" style:parent-style-name="Normal" style:family="paragraph">
      <style:paragraph-properties style:line-height-at-least="0in"/>
      <style:text-properties style:font-name="Times New Roman" style:font-name-asian="Times New Roman" fo:font-size="12pt" style:font-size-asian="12pt"/>
    </style:style>
    <style:style style:name="TableCell3457" style:family="table-cell">
      <style:table-cell-properties fo:border="none" style:writing-mode="lr-tb" style:vertical-align="bottom" fo:padding-top="0in" fo:padding-left="0in" fo:padding-bottom="0in" fo:padding-right="0in"/>
    </style:style>
    <style:style style:name="P3458" style:parent-style-name="Normal" style:family="paragraph">
      <style:paragraph-properties style:line-height-at-least="0in"/>
      <style:text-properties style:font-name="Times New Roman" style:font-name-asian="Times New Roman" fo:font-size="12pt" style:font-size-asian="12pt"/>
    </style:style>
    <style:style style:name="TableCell3459" style:family="table-cell">
      <style:table-cell-properties fo:border="none" style:writing-mode="lr-tb" style:vertical-align="bottom" fo:padding-top="0in" fo:padding-left="0in" fo:padding-bottom="0in" fo:padding-right="0in"/>
    </style:style>
    <style:style style:name="P3460" style:parent-style-name="Normal" style:family="paragraph">
      <style:paragraph-properties style:line-height-at-least="0in"/>
      <style:text-properties style:font-name="Times New Roman" style:font-name-asian="Times New Roman" fo:font-size="12pt" style:font-size-asian="12pt"/>
    </style:style>
    <style:style style:name="TableCell3461" style:family="table-cell">
      <style:table-cell-properties fo:border="none" style:writing-mode="lr-tb" style:vertical-align="bottom" fo:padding-top="0in" fo:padding-left="0in" fo:padding-bottom="0in" fo:padding-right="0in"/>
    </style:style>
    <style:style style:name="P3462" style:parent-style-name="Normal" style:family="paragraph">
      <style:paragraph-properties style:line-height-at-least="0in"/>
      <style:text-properties style:font-name="Times New Roman" style:font-name-asian="Times New Roman" fo:font-size="12pt" style:font-size-asian="12pt"/>
    </style:style>
    <style:style style:name="TableCell3463" style:family="table-cell">
      <style:table-cell-properties fo:border="none" style:writing-mode="lr-tb" style:vertical-align="bottom" fo:padding-top="0in" fo:padding-left="0in" fo:padding-bottom="0in" fo:padding-right="0in"/>
    </style:style>
    <style:style style:name="P3464" style:parent-style-name="Normal" style:family="paragraph">
      <style:paragraph-properties style:line-height-at-least="0in"/>
      <style:text-properties style:font-name="Times New Roman" style:font-name-asian="Times New Roman" fo:font-size="12pt" style:font-size-asian="12pt"/>
    </style:style>
    <style:style style:name="TableCell3465" style:family="table-cell">
      <style:table-cell-properties fo:border="none" style:writing-mode="lr-tb" style:vertical-align="bottom" fo:padding-top="0in" fo:padding-left="0in" fo:padding-bottom="0in" fo:padding-right="0in"/>
    </style:style>
    <style:style style:name="P3466" style:parent-style-name="Normal" style:family="paragraph">
      <style:paragraph-properties style:line-height-at-least="0in"/>
      <style:text-properties style:font-name="Times New Roman" style:font-name-asian="Times New Roman" fo:font-size="12pt" style:font-size-asian="12pt"/>
    </style:style>
    <style:style style:name="TableCell3467" style:family="table-cell">
      <style:table-cell-properties fo:border="none" style:writing-mode="lr-tb" style:vertical-align="bottom" fo:padding-top="0in" fo:padding-left="0in" fo:padding-bottom="0in" fo:padding-right="0in"/>
    </style:style>
    <style:style style:name="P3468" style:parent-style-name="Normal" style:family="paragraph">
      <style:paragraph-properties style:line-height-at-least="0in"/>
      <style:text-properties style:font-name="Times New Roman" style:font-name-asian="Times New Roman" fo:font-size="12pt" style:font-size-asian="12pt"/>
    </style:style>
    <style:style style:name="TableCell3469" style:family="table-cell">
      <style:table-cell-properties fo:border="none" style:writing-mode="lr-tb" style:vertical-align="bottom" fo:padding-top="0in" fo:padding-left="0in" fo:padding-bottom="0in" fo:padding-right="0in"/>
    </style:style>
    <style:style style:name="P3470" style:parent-style-name="Normal" style:family="paragraph">
      <style:paragraph-properties style:line-height-at-least="0in"/>
      <style:text-properties style:font-name="Times New Roman" style:font-name-asian="Times New Roman" fo:font-size="12pt" style:font-size-asian="12pt"/>
    </style:style>
    <style:style style:name="TableCell3471" style:family="table-cell">
      <style:table-cell-properties fo:border="none" style:writing-mode="lr-tb" style:vertical-align="bottom" fo:padding-top="0in" fo:padding-left="0in" fo:padding-bottom="0in" fo:padding-right="0in"/>
    </style:style>
    <style:style style:name="P3472" style:parent-style-name="Normal" style:family="paragraph">
      <style:paragraph-properties style:line-height-at-least="0in"/>
      <style:text-properties style:font-name="Times New Roman" style:font-name-asian="Times New Roman" fo:font-size="12pt" style:font-size-asian="12pt"/>
    </style:style>
    <style:style style:name="TableCell3473" style:family="table-cell">
      <style:table-cell-properties fo:border="none" style:writing-mode="lr-tb" style:vertical-align="bottom" fo:padding-top="0in" fo:padding-left="0in" fo:padding-bottom="0in" fo:padding-right="0in"/>
    </style:style>
    <style:style style:name="P3474" style:parent-style-name="Normal" style:family="paragraph">
      <style:paragraph-properties style:line-height-at-least="0in"/>
      <style:text-properties style:font-name="Times New Roman" style:font-name-asian="Times New Roman" fo:font-size="12pt" style:font-size-asian="12pt"/>
    </style:style>
    <style:style style:name="TableCell3475" style:family="table-cell">
      <style:table-cell-properties fo:border="none" style:writing-mode="lr-tb" style:vertical-align="bottom" fo:padding-top="0in" fo:padding-left="0in" fo:padding-bottom="0in" fo:padding-right="0in"/>
    </style:style>
    <style:style style:name="P3476" style:parent-style-name="Normal" style:family="paragraph">
      <style:paragraph-properties style:line-height-at-least="0in"/>
      <style:text-properties style:font-name="Times New Roman" style:font-name-asian="Times New Roman" fo:font-size="12pt" style:font-size-asian="12pt"/>
    </style:style>
    <style:style style:name="TableCell3477" style:family="table-cell">
      <style:table-cell-properties fo:border="none" style:writing-mode="lr-tb" style:vertical-align="bottom" fo:padding-top="0in" fo:padding-left="0in" fo:padding-bottom="0in" fo:padding-right="0in"/>
    </style:style>
    <style:style style:name="P3478" style:parent-style-name="Normal" style:family="paragraph">
      <style:paragraph-properties style:line-height-at-least="0in"/>
      <style:text-properties style:font-name="Times New Roman" style:font-name-asian="Times New Roman" fo:font-size="12pt" style:font-size-asian="12pt"/>
    </style:style>
    <style:style style:name="TableCell3479" style:family="table-cell">
      <style:table-cell-properties fo:border="none" style:writing-mode="lr-tb" style:vertical-align="bottom" fo:padding-top="0in" fo:padding-left="0in" fo:padding-bottom="0in" fo:padding-right="0in"/>
    </style:style>
    <style:style style:name="P3480" style:parent-style-name="Normal" style:family="paragraph">
      <style:paragraph-properties style:line-height-at-least="0in"/>
      <style:text-properties style:font-name="Times New Roman" style:font-name-asian="Times New Roman" fo:font-size="12pt" style:font-size-asian="12pt"/>
    </style:style>
    <style:style style:name="TableCell3481" style:family="table-cell">
      <style:table-cell-properties fo:border="none" style:writing-mode="lr-tb" style:vertical-align="bottom" fo:padding-top="0in" fo:padding-left="0in" fo:padding-bottom="0in" fo:padding-right="0in"/>
    </style:style>
    <style:style style:name="P3482" style:parent-style-name="Normal" style:family="paragraph">
      <style:paragraph-properties style:line-height-at-least="0in"/>
      <style:text-properties style:font-name="Times New Roman" style:font-name-asian="Times New Roman" fo:font-size="12pt" style:font-size-asian="12pt"/>
    </style:style>
    <style:style style:name="TableCell3483" style:family="table-cell">
      <style:table-cell-properties fo:border="none" style:writing-mode="lr-tb" style:vertical-align="bottom" fo:padding-top="0in" fo:padding-left="0in" fo:padding-bottom="0in" fo:padding-right="0in"/>
    </style:style>
    <style:style style:name="P3484" style:parent-style-name="Normal" style:family="paragraph">
      <style:paragraph-properties style:line-height-at-least="0in"/>
      <style:text-properties style:font-name="Times New Roman" style:font-name-asian="Times New Roman" fo:font-size="12pt" style:font-size-asian="12pt"/>
    </style:style>
    <style:style style:name="TableCell3485" style:family="table-cell">
      <style:table-cell-properties fo:border="none" style:writing-mode="lr-tb" style:vertical-align="bottom" fo:padding-top="0in" fo:padding-left="0in" fo:padding-bottom="0in" fo:padding-right="0in"/>
    </style:style>
    <style:style style:name="P3486" style:parent-style-name="Normal" style:family="paragraph">
      <style:paragraph-properties style:line-height-at-least="0in"/>
      <style:text-properties style:font-name="Times New Roman" style:font-name-asian="Times New Roman" fo:font-size="12pt" style:font-size-asian="12pt"/>
    </style:style>
    <style:style style:name="TableCell3487" style:family="table-cell">
      <style:table-cell-properties fo:border="none" style:writing-mode="lr-tb" style:vertical-align="bottom" fo:padding-top="0in" fo:padding-left="0in" fo:padding-bottom="0in" fo:padding-right="0in"/>
    </style:style>
    <style:style style:name="P3488" style:parent-style-name="Normal" style:family="paragraph">
      <style:paragraph-properties style:line-height-at-least="0in"/>
      <style:text-properties style:font-name="Times New Roman" style:font-name-asian="Times New Roman" fo:font-size="12pt" style:font-size-asian="12pt"/>
    </style:style>
    <style:style style:name="TableCell3489" style:family="table-cell">
      <style:table-cell-properties fo:border="none" style:writing-mode="lr-tb" style:vertical-align="bottom" fo:padding-top="0in" fo:padding-left="0in" fo:padding-bottom="0in" fo:padding-right="0in"/>
    </style:style>
    <style:style style:name="P3490" style:parent-style-name="Normal" style:family="paragraph">
      <style:paragraph-properties fo:text-align="end" style:line-height-at-least="0in" fo:margin-right="0.0833in"/>
      <style:text-properties style:font-name="Verdana" style:font-name-asian="Verdana" fo:font-size="6pt" style:font-size-asian="6pt"/>
    </style:style>
    <style:style style:name="TableColumn3492" style:family="table-column">
      <style:table-column-properties style:column-width="2.0694in" style:use-optimal-column-width="false"/>
    </style:style>
    <style:style style:name="TableColumn3493" style:family="table-column">
      <style:table-column-properties style:column-width="0.0694in" style:use-optimal-column-width="false"/>
    </style:style>
    <style:style style:name="TableColumn3494" style:family="table-column">
      <style:table-column-properties style:column-width="0.4444in" style:use-optimal-column-width="false"/>
    </style:style>
    <style:style style:name="TableColumn3495" style:family="table-column">
      <style:table-column-properties style:column-width="0.2083in" style:use-optimal-column-width="false"/>
    </style:style>
    <style:style style:name="TableColumn3496" style:family="table-column">
      <style:table-column-properties style:column-width="0.2361in" style:use-optimal-column-width="false"/>
    </style:style>
    <style:style style:name="TableColumn3497" style:family="table-column">
      <style:table-column-properties style:column-width="0.3055in" style:use-optimal-column-width="false"/>
    </style:style>
    <style:style style:name="TableColumn3498" style:family="table-column">
      <style:table-column-properties style:column-width="0.25in" style:use-optimal-column-width="false"/>
    </style:style>
    <style:style style:name="TableColumn3499" style:family="table-column">
      <style:table-column-properties style:column-width="0.0833in" style:use-optimal-column-width="false"/>
    </style:style>
    <style:style style:name="TableColumn3500" style:family="table-column">
      <style:table-column-properties style:column-width="0.0694in" style:use-optimal-column-width="false"/>
    </style:style>
    <style:style style:name="TableColumn3501" style:family="table-column">
      <style:table-column-properties style:column-width="0.5416in" style:use-optimal-column-width="false"/>
    </style:style>
    <style:style style:name="TableColumn3502" style:family="table-column">
      <style:table-column-properties style:column-width="0.0972in" style:use-optimal-column-width="false"/>
    </style:style>
    <style:style style:name="TableColumn3503" style:family="table-column">
      <style:table-column-properties style:column-width="0.0138in" style:use-optimal-column-width="false"/>
    </style:style>
    <style:style style:name="TableColumn3504" style:family="table-column">
      <style:table-column-properties style:column-width="0.0694in" style:use-optimal-column-width="false"/>
    </style:style>
    <style:style style:name="TableColumn3505" style:family="table-column">
      <style:table-column-properties style:column-width="0.0277in" style:use-optimal-column-width="false"/>
    </style:style>
    <style:style style:name="TableColumn3506" style:family="table-column">
      <style:table-column-properties style:column-width="0.2777in" style:use-optimal-column-width="false"/>
    </style:style>
    <style:style style:name="TableColumn3507" style:family="table-column">
      <style:table-column-properties style:column-width="0.0833in" style:use-optimal-column-width="false"/>
    </style:style>
    <style:style style:name="TableColumn3508" style:family="table-column">
      <style:table-column-properties style:column-width="0.0416in" style:use-optimal-column-width="false"/>
    </style:style>
    <style:style style:name="TableColumn3509" style:family="table-column">
      <style:table-column-properties style:column-width="0.2361in" style:use-optimal-column-width="false"/>
    </style:style>
    <style:style style:name="TableColumn3510" style:family="table-column">
      <style:table-column-properties style:column-width="0.1666in" style:use-optimal-column-width="false"/>
    </style:style>
    <style:style style:name="TableColumn3511" style:family="table-column">
      <style:table-column-properties style:column-width="0.0416in" style:use-optimal-column-width="false"/>
    </style:style>
    <style:style style:name="TableColumn3512" style:family="table-column">
      <style:table-column-properties style:column-width="0.0138in" style:use-optimal-column-width="false"/>
    </style:style>
    <style:style style:name="TableColumn3513" style:family="table-column">
      <style:table-column-properties style:column-width="0.0833in" style:use-optimal-column-width="false"/>
    </style:style>
    <style:style style:name="TableColumn3514" style:family="table-column">
      <style:table-column-properties style:column-width="0.2083in" style:use-optimal-column-width="false"/>
    </style:style>
    <style:style style:name="TableColumn3515" style:family="table-column">
      <style:table-column-properties style:column-width="0.2361in" style:use-optimal-column-width="false"/>
    </style:style>
    <style:style style:name="TableColumn3516" style:family="table-column">
      <style:table-column-properties style:column-width="0.1111in" style:use-optimal-column-width="false"/>
    </style:style>
    <style:style style:name="TableColumn3517" style:family="table-column">
      <style:table-column-properties style:column-width="0.4027in" style:use-optimal-column-width="false"/>
    </style:style>
    <style:style style:name="TableColumn3518" style:family="table-column">
      <style:table-column-properties style:column-width="0.0833in" style:use-optimal-column-width="false"/>
    </style:style>
    <style:style style:name="Table3491" style:family="table" style:master-page-name="MP20">
      <style:table-properties style:width="6.4722in" fo:margin-left="0.0069in" table:align="left"/>
    </style:style>
    <style:style style:name="TableRow3519" style:family="table-row">
      <style:table-row-properties style:min-row-height="0.268in" style:use-optimal-row-height="false"/>
    </style:style>
    <style:style style:name="TableCell3520" style:family="table-cell">
      <style:table-cell-properties fo:border-top="0.0138in solid #000000" fo:border-left="0.0138in solid #000000" fo:border-bottom="none" fo:border-right="0.0138in solid #000000" fo:background-color="#D9D9D9" style:writing-mode="lr-tb" style:vertical-align="bottom" fo:padding-top="0in" fo:padding-left="0in" fo:padding-bottom="0in" fo:padding-right="0in"/>
    </style:style>
    <style:style style:name="P3521" style:parent-style-name="Normal" style:family="paragraph">
      <style:paragraph-properties fo:break-before="page" style:line-height-at-least="0in" fo:margin-left="0.0833in">
        <style:tab-stops/>
      </style:paragraph-properties>
      <style:text-properties style:font-name="Verdana" style:font-name-asian="Verdana" fo:font-weight="bold" style:font-weight-asian="bold" fo:font-size="9.5pt" style:font-size-asian="9.5pt"/>
    </style:style>
    <style:style style:name="TableCell3523"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24" style:parent-style-name="Normal" style:family="paragraph">
      <style:paragraph-properties style:line-height-at-least="0in"/>
      <style:text-properties style:font-name="Times New Roman" style:font-name-asian="Times New Roman" fo:font-size="12pt" style:font-size-asian="12pt"/>
    </style:style>
    <style:style style:name="TableCell3525"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26" style:parent-style-name="Normal" style:family="paragraph">
      <style:paragraph-properties style:line-height-at-least="0in"/>
      <style:text-properties style:font-name="Verdana" style:font-name-asian="Verdana" fo:font-weight="bold" style:font-weight-asian="bold" fo:font-size="9.5pt" style:font-size-asian="9.5pt"/>
    </style:style>
    <style:style style:name="TableCell352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28" style:parent-style-name="Normal" style:family="paragraph">
      <style:paragraph-properties style:line-height-at-least="0in"/>
      <style:text-properties style:font-name="Times New Roman" style:font-name-asian="Times New Roman" fo:font-size="12pt" style:font-size-asian="12pt"/>
    </style:style>
    <style:style style:name="TableCell352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30" style:parent-style-name="Normal" style:family="paragraph">
      <style:paragraph-properties style:line-height-at-least="0in"/>
      <style:text-properties style:font-name="Times New Roman" style:font-name-asian="Times New Roman" fo:font-size="12pt" style:font-size-asian="12pt"/>
    </style:style>
    <style:style style:name="TableCell3531"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32" style:parent-style-name="Normal" style:family="paragraph">
      <style:paragraph-properties style:line-height-at-least="0in"/>
      <style:text-properties style:font-name="Times New Roman" style:font-name-asian="Times New Roman" fo:font-size="12pt" style:font-size-asian="12pt"/>
    </style:style>
    <style:style style:name="TableCell3533"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34" style:parent-style-name="Normal" style:family="paragraph">
      <style:paragraph-properties style:line-height-at-least="0in"/>
      <style:text-properties style:font-name="Times New Roman" style:font-name-asian="Times New Roman" fo:font-size="12pt" style:font-size-asian="12pt"/>
    </style:style>
    <style:style style:name="TableCell3535" style:family="table-cell">
      <style:table-cell-properties fo:border-top="0.0138in solid #000000" fo:border-left="none" fo:border-bottom="none" fo:border-right="0.0138in solid #000000" fo:background-color="#D9D9D9" style:writing-mode="lr-tb" style:vertical-align="bottom" fo:padding-top="0in" fo:padding-left="0in" fo:padding-bottom="0in" fo:padding-right="0in"/>
    </style:style>
    <style:style style:name="P3536" style:parent-style-name="Normal" style:family="paragraph">
      <style:paragraph-properties style:line-height-at-least="0in"/>
      <style:text-properties style:font-name="Times New Roman" style:font-name-asian="Times New Roman" fo:font-size="12pt" style:font-size-asian="12pt"/>
    </style:style>
    <style:style style:name="TableCell353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38" style:parent-style-name="Normal" style:family="paragraph">
      <style:paragraph-properties style:line-height-at-least="0in"/>
      <style:text-properties style:font-name="Times New Roman" style:font-name-asian="Times New Roman" fo:font-size="12pt" style:font-size-asian="12pt"/>
    </style:style>
    <style:style style:name="TableCell353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40" style:parent-style-name="Normal" style:family="paragraph">
      <style:paragraph-properties style:line-height-at-least="0in"/>
      <style:text-properties style:font-name="Verdana" style:font-name-asian="Verdana" fo:font-weight="bold" style:font-weight-asian="bold" fo:font-size="9.5pt" style:font-size-asian="9.5pt"/>
    </style:style>
    <style:style style:name="TableCell3541"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42" style:parent-style-name="Normal" style:family="paragraph">
      <style:paragraph-properties style:line-height-at-least="0in"/>
      <style:text-properties style:font-name="Times New Roman" style:font-name-asian="Times New Roman" fo:font-size="12pt" style:font-size-asian="12pt"/>
    </style:style>
    <style:style style:name="TableCell3543"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44" style:parent-style-name="Normal" style:family="paragraph">
      <style:paragraph-properties style:line-height-at-least="0in"/>
      <style:text-properties style:font-name="Times New Roman" style:font-name-asian="Times New Roman" fo:font-size="12pt" style:font-size-asian="12pt"/>
    </style:style>
    <style:style style:name="TableCell3545"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46" style:parent-style-name="Normal" style:family="paragraph">
      <style:paragraph-properties style:line-height-at-least="0in"/>
      <style:text-properties style:font-name="Times New Roman" style:font-name-asian="Times New Roman" fo:font-size="12pt" style:font-size-asian="12pt"/>
    </style:style>
    <style:style style:name="TableCell354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48" style:parent-style-name="Normal" style:family="paragraph">
      <style:paragraph-properties style:line-height-at-least="0in"/>
      <style:text-properties style:font-name="Times New Roman" style:font-name-asian="Times New Roman" fo:font-size="12pt" style:font-size-asian="12pt"/>
    </style:style>
    <style:style style:name="TableCell354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50" style:parent-style-name="Normal" style:family="paragraph">
      <style:paragraph-properties style:line-height-at-least="0in"/>
      <style:text-properties style:font-name="Times New Roman" style:font-name-asian="Times New Roman" fo:font-size="12pt" style:font-size-asian="12pt"/>
    </style:style>
    <style:style style:name="TableCell3551"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52" style:parent-style-name="Normal" style:family="paragraph">
      <style:paragraph-properties style:line-height-at-least="0in"/>
      <style:text-properties style:font-name="Times New Roman" style:font-name-asian="Times New Roman" fo:font-size="12pt" style:font-size-asian="12pt"/>
    </style:style>
    <style:style style:name="TableCell3553"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54" style:parent-style-name="Normal" style:family="paragraph">
      <style:paragraph-properties style:line-height-at-least="0in"/>
      <style:text-properties style:font-name="Times New Roman" style:font-name-asian="Times New Roman" fo:font-size="12pt" style:font-size-asian="12pt"/>
    </style:style>
    <style:style style:name="TableCell3555"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56" style:parent-style-name="Normal" style:family="paragraph">
      <style:paragraph-properties style:line-height-at-least="0in"/>
      <style:text-properties style:font-name="Times New Roman" style:font-name-asian="Times New Roman" fo:font-size="12pt" style:font-size-asian="12pt"/>
    </style:style>
    <style:style style:name="TableCell355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58" style:parent-style-name="Normal" style:family="paragraph">
      <style:paragraph-properties style:line-height-at-least="0in"/>
      <style:text-properties style:font-name="Times New Roman" style:font-name-asian="Times New Roman" fo:font-size="12pt" style:font-size-asian="12pt"/>
    </style:style>
    <style:style style:name="TableCell355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60" style:parent-style-name="Normal" style:family="paragraph">
      <style:paragraph-properties style:line-height-at-least="0in"/>
      <style:text-properties style:font-name="Times New Roman" style:font-name-asian="Times New Roman" fo:font-size="12pt" style:font-size-asian="12pt"/>
    </style:style>
    <style:style style:name="TableCell3561"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62" style:parent-style-name="Normal" style:family="paragraph">
      <style:paragraph-properties style:line-height-at-least="0in"/>
      <style:text-properties style:font-name="Times New Roman" style:font-name-asian="Times New Roman" fo:font-size="12pt" style:font-size-asian="12pt"/>
    </style:style>
    <style:style style:name="TableCell3563"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64" style:parent-style-name="Normal" style:family="paragraph">
      <style:paragraph-properties style:line-height-at-least="0in"/>
      <style:text-properties style:font-name="Times New Roman" style:font-name-asian="Times New Roman" fo:font-size="12pt" style:font-size-asian="12pt"/>
    </style:style>
    <style:style style:name="TableCell3565"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66" style:parent-style-name="Normal" style:family="paragraph">
      <style:paragraph-properties style:line-height-at-least="0in"/>
      <style:text-properties style:font-name="Times New Roman" style:font-name-asian="Times New Roman" fo:font-size="12pt" style:font-size-asian="12pt"/>
    </style:style>
    <style:style style:name="TableCell3567"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68" style:parent-style-name="Normal" style:family="paragraph">
      <style:paragraph-properties style:line-height-at-least="0in"/>
      <style:text-properties style:font-name="Times New Roman" style:font-name-asian="Times New Roman" fo:font-size="12pt" style:font-size-asian="12pt"/>
    </style:style>
    <style:style style:name="TableCell3569"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70" style:parent-style-name="Normal" style:family="paragraph">
      <style:paragraph-properties style:line-height-at-least="0in"/>
      <style:text-properties style:font-name="Times New Roman" style:font-name-asian="Times New Roman" fo:font-size="12pt" style:font-size-asian="12pt"/>
    </style:style>
    <style:style style:name="TableCell3571"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3572" style:parent-style-name="Normal" style:family="paragraph">
      <style:paragraph-properties style:line-height-at-least="0in"/>
      <style:text-properties style:font-name="Times New Roman" style:font-name-asian="Times New Roman" fo:font-size="12pt" style:font-size-asian="12pt"/>
    </style:style>
    <style:style style:name="TableCell3573" style:family="table-cell">
      <style:table-cell-properties fo:border-top="0.0138in solid #000000" fo:border-left="none" fo:border-bottom="none" fo:border-right="0.0138in solid #000000" fo:background-color="#D9D9D9" style:writing-mode="lr-tb" style:vertical-align="bottom" fo:padding-top="0in" fo:padding-left="0in" fo:padding-bottom="0in" fo:padding-right="0in"/>
    </style:style>
    <style:style style:name="P3574" style:parent-style-name="Normal" style:family="paragraph">
      <style:paragraph-properties style:line-height-at-least="0in"/>
      <style:text-properties style:font-name="Times New Roman" style:font-name-asian="Times New Roman" fo:font-size="12pt" style:font-size-asian="12pt"/>
    </style:style>
    <style:style style:name="TableRow3575" style:family="table-row">
      <style:table-row-properties style:min-row-height="0.0701in" style:use-optimal-row-height="false"/>
    </style:style>
    <style:style style:name="TableCell3576" style:family="table-cell">
      <style:table-cell-properties fo:border-top="none" fo:border-left="0.0138in solid #000000" fo:border-bottom="0.0138in solid #000000" fo:border-right="0.0138in solid #000000" fo:background-color="#D9D9D9" style:writing-mode="lr-tb" style:vertical-align="bottom" fo:padding-top="0in" fo:padding-left="0in" fo:padding-bottom="0in" fo:padding-right="0in"/>
    </style:style>
    <style:style style:name="P3577" style:parent-style-name="Normal" style:family="paragraph">
      <style:paragraph-properties style:line-height-at-least="0in"/>
      <style:text-properties style:font-name="Times New Roman" style:font-name-asian="Times New Roman" fo:font-size="4pt" style:font-size-asian="4pt"/>
    </style:style>
    <style:style style:name="TableCell3578"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79" style:parent-style-name="Normal" style:family="paragraph">
      <style:paragraph-properties style:line-height-at-least="0in"/>
      <style:text-properties style:font-name="Times New Roman" style:font-name-asian="Times New Roman" fo:font-size="4pt" style:font-size-asian="4pt"/>
    </style:style>
    <style:style style:name="TableCell3580"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81" style:parent-style-name="Normal" style:family="paragraph">
      <style:paragraph-properties style:line-height-at-least="0in"/>
      <style:text-properties style:font-name="Times New Roman" style:font-name-asian="Times New Roman" fo:font-size="4pt" style:font-size-asian="4pt"/>
    </style:style>
    <style:style style:name="TableCell3582"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83" style:parent-style-name="Normal" style:family="paragraph">
      <style:paragraph-properties style:line-height-at-least="0in"/>
      <style:text-properties style:font-name="Times New Roman" style:font-name-asian="Times New Roman" fo:font-size="4pt" style:font-size-asian="4pt"/>
    </style:style>
    <style:style style:name="TableCell3584"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85" style:parent-style-name="Normal" style:family="paragraph">
      <style:paragraph-properties style:line-height-at-least="0in"/>
      <style:text-properties style:font-name="Times New Roman" style:font-name-asian="Times New Roman" fo:font-size="4pt" style:font-size-asian="4pt"/>
    </style:style>
    <style:style style:name="TableCell3586"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87" style:parent-style-name="Normal" style:family="paragraph">
      <style:paragraph-properties style:line-height-at-least="0in"/>
      <style:text-properties style:font-name="Times New Roman" style:font-name-asian="Times New Roman" fo:font-size="4pt" style:font-size-asian="4pt"/>
    </style:style>
    <style:style style:name="TableCell3588"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89" style:parent-style-name="Normal" style:family="paragraph">
      <style:paragraph-properties style:line-height-at-least="0in"/>
      <style:text-properties style:font-name="Times New Roman" style:font-name-asian="Times New Roman" fo:font-size="4pt" style:font-size-asian="4pt"/>
    </style:style>
    <style:style style:name="TableCell3590" style:family="table-cell">
      <style:table-cell-properties fo:border-top="none" fo:border-left="none" fo:border-bottom="0.0138in solid #000000" fo:border-right="0.0138in solid #000000" fo:background-color="#D9D9D9" style:writing-mode="lr-tb" style:vertical-align="bottom" fo:padding-top="0in" fo:padding-left="0in" fo:padding-bottom="0in" fo:padding-right="0in"/>
    </style:style>
    <style:style style:name="P3591" style:parent-style-name="Normal" style:family="paragraph">
      <style:paragraph-properties style:line-height-at-least="0in"/>
      <style:text-properties style:font-name="Times New Roman" style:font-name-asian="Times New Roman" fo:font-size="4pt" style:font-size-asian="4pt"/>
    </style:style>
    <style:style style:name="TableCell3592"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93" style:parent-style-name="Normal" style:family="paragraph">
      <style:paragraph-properties style:line-height-at-least="0in"/>
      <style:text-properties style:font-name="Times New Roman" style:font-name-asian="Times New Roman" fo:font-size="4pt" style:font-size-asian="4pt"/>
    </style:style>
    <style:style style:name="TableCell3594"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95" style:parent-style-name="Normal" style:family="paragraph">
      <style:paragraph-properties style:line-height-at-least="0in"/>
      <style:text-properties style:font-name="Times New Roman" style:font-name-asian="Times New Roman" fo:font-size="4pt" style:font-size-asian="4pt"/>
    </style:style>
    <style:style style:name="TableCell3596"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97" style:parent-style-name="Normal" style:family="paragraph">
      <style:paragraph-properties style:line-height-at-least="0in"/>
      <style:text-properties style:font-name="Times New Roman" style:font-name-asian="Times New Roman" fo:font-size="4pt" style:font-size-asian="4pt"/>
    </style:style>
    <style:style style:name="TableCell3598"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599" style:parent-style-name="Normal" style:family="paragraph">
      <style:paragraph-properties style:line-height-at-least="0in"/>
      <style:text-properties style:font-name="Times New Roman" style:font-name-asian="Times New Roman" fo:font-size="4pt" style:font-size-asian="4pt"/>
    </style:style>
    <style:style style:name="TableCell3600"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01" style:parent-style-name="Normal" style:family="paragraph">
      <style:paragraph-properties style:line-height-at-least="0in"/>
      <style:text-properties style:font-name="Times New Roman" style:font-name-asian="Times New Roman" fo:font-size="4pt" style:font-size-asian="4pt"/>
    </style:style>
    <style:style style:name="TableCell3602"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03" style:parent-style-name="Normal" style:family="paragraph">
      <style:paragraph-properties style:line-height-at-least="0in"/>
      <style:text-properties style:font-name="Times New Roman" style:font-name-asian="Times New Roman" fo:font-size="4pt" style:font-size-asian="4pt"/>
    </style:style>
    <style:style style:name="TableCell3604"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05" style:parent-style-name="Normal" style:family="paragraph">
      <style:paragraph-properties style:line-height-at-least="0in"/>
      <style:text-properties style:font-name="Times New Roman" style:font-name-asian="Times New Roman" fo:font-size="4pt" style:font-size-asian="4pt"/>
    </style:style>
    <style:style style:name="TableCell3606"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07" style:parent-style-name="Normal" style:family="paragraph">
      <style:paragraph-properties style:line-height-at-least="0in"/>
      <style:text-properties style:font-name="Times New Roman" style:font-name-asian="Times New Roman" fo:font-size="4pt" style:font-size-asian="4pt"/>
    </style:style>
    <style:style style:name="TableCell3608"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09" style:parent-style-name="Normal" style:family="paragraph">
      <style:paragraph-properties style:line-height-at-least="0in"/>
      <style:text-properties style:font-name="Times New Roman" style:font-name-asian="Times New Roman" fo:font-size="4pt" style:font-size-asian="4pt"/>
    </style:style>
    <style:style style:name="TableCell3610"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11" style:parent-style-name="Normal" style:family="paragraph">
      <style:paragraph-properties style:line-height-at-least="0in"/>
      <style:text-properties style:font-name="Times New Roman" style:font-name-asian="Times New Roman" fo:font-size="4pt" style:font-size-asian="4pt"/>
    </style:style>
    <style:style style:name="TableCell3612"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13" style:parent-style-name="Normal" style:family="paragraph">
      <style:paragraph-properties style:line-height-at-least="0in"/>
      <style:text-properties style:font-name="Times New Roman" style:font-name-asian="Times New Roman" fo:font-size="4pt" style:font-size-asian="4pt"/>
    </style:style>
    <style:style style:name="TableCell3614"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15" style:parent-style-name="Normal" style:family="paragraph">
      <style:paragraph-properties style:line-height-at-least="0in"/>
      <style:text-properties style:font-name="Times New Roman" style:font-name-asian="Times New Roman" fo:font-size="4pt" style:font-size-asian="4pt"/>
    </style:style>
    <style:style style:name="TableCell3616"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17" style:parent-style-name="Normal" style:family="paragraph">
      <style:paragraph-properties style:line-height-at-least="0in"/>
      <style:text-properties style:font-name="Times New Roman" style:font-name-asian="Times New Roman" fo:font-size="4pt" style:font-size-asian="4pt"/>
    </style:style>
    <style:style style:name="TableCell3618"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19" style:parent-style-name="Normal" style:family="paragraph">
      <style:paragraph-properties style:line-height-at-least="0in"/>
      <style:text-properties style:font-name="Times New Roman" style:font-name-asian="Times New Roman" fo:font-size="4pt" style:font-size-asian="4pt"/>
    </style:style>
    <style:style style:name="TableCell3620"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21" style:parent-style-name="Normal" style:family="paragraph">
      <style:paragraph-properties style:line-height-at-least="0in"/>
      <style:text-properties style:font-name="Times New Roman" style:font-name-asian="Times New Roman" fo:font-size="4pt" style:font-size-asian="4pt"/>
    </style:style>
    <style:style style:name="TableCell3622"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3623" style:parent-style-name="Normal" style:family="paragraph">
      <style:paragraph-properties style:line-height-at-least="0in"/>
      <style:text-properties style:font-name="Times New Roman" style:font-name-asian="Times New Roman" fo:font-size="4pt" style:font-size-asian="4pt"/>
    </style:style>
    <style:style style:name="TableCell3624" style:family="table-cell">
      <style:table-cell-properties fo:border-top="none" fo:border-left="none" fo:border-bottom="0.0138in solid #000000" fo:border-right="0.0138in solid #000000" fo:background-color="#D9D9D9" style:writing-mode="lr-tb" style:vertical-align="bottom" fo:padding-top="0in" fo:padding-left="0in" fo:padding-bottom="0in" fo:padding-right="0in"/>
    </style:style>
    <style:style style:name="P3625" style:parent-style-name="Normal" style:family="paragraph">
      <style:paragraph-properties style:line-height-at-least="0in"/>
      <style:text-properties style:font-name="Times New Roman" style:font-name-asian="Times New Roman" fo:font-size="4pt" style:font-size-asian="4pt"/>
    </style:style>
    <style:style style:name="TableRow3626" style:family="table-row">
      <style:table-row-properties style:min-row-height="0.1826in" style:use-optimal-row-height="false"/>
    </style:style>
    <style:style style:name="TableCell362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628" style:parent-style-name="Normal" style:family="paragraph">
      <style:paragraph-properties style:line-height-at-least="0in"/>
      <style:text-properties style:font-name="Times New Roman" style:font-name-asian="Times New Roman" fo:font-size="11pt" style:font-size-asian="11pt"/>
    </style:style>
    <style:style style:name="TableCell3629" style:family="table-cell">
      <style:table-cell-properties fo:border="none" style:writing-mode="lr-tb" style:vertical-align="bottom" fo:padding-top="0in" fo:padding-left="0in" fo:padding-bottom="0in" fo:padding-right="0in"/>
    </style:style>
    <style:style style:name="P3630" style:parent-style-name="Normal" style:family="paragraph">
      <style:paragraph-properties style:line-height-at-least="0in"/>
      <style:text-properties style:font-name="Times New Roman" style:font-name-asian="Times New Roman" fo:font-size="11pt" style:font-size-asian="11pt"/>
    </style:style>
    <style:style style:name="TableCell3631" style:family="table-cell">
      <style:table-cell-properties fo:border="none" style:writing-mode="lr-tb" style:vertical-align="bottom" fo:padding-top="0in" fo:padding-left="0in" fo:padding-bottom="0in" fo:padding-right="0in"/>
    </style:style>
    <style:style style:name="P3632" style:parent-style-name="Normal" style:family="paragraph">
      <style:paragraph-properties style:line-height-at-least="0in"/>
      <style:text-properties style:font-name="Times New Roman" style:font-name-asian="Times New Roman" fo:font-size="11pt" style:font-size-asian="11pt"/>
    </style:style>
    <style:style style:name="TableCell3633" style:family="table-cell">
      <style:table-cell-properties fo:border="none" style:writing-mode="lr-tb" style:vertical-align="bottom" fo:padding-top="0in" fo:padding-left="0in" fo:padding-bottom="0in" fo:padding-right="0in"/>
    </style:style>
    <style:style style:name="P3634" style:parent-style-name="Normal" style:family="paragraph">
      <style:paragraph-properties style:line-height-at-least="0in"/>
      <style:text-properties style:font-name="Times New Roman" style:font-name-asian="Times New Roman" fo:font-size="11pt" style:font-size-asian="11pt"/>
    </style:style>
    <style:style style:name="TableCell3635" style:family="table-cell">
      <style:table-cell-properties fo:border="none" style:writing-mode="lr-tb" style:vertical-align="bottom" fo:padding-top="0in" fo:padding-left="0in" fo:padding-bottom="0in" fo:padding-right="0in"/>
    </style:style>
    <style:style style:name="P3636" style:parent-style-name="Normal" style:family="paragraph">
      <style:paragraph-properties style:line-height-at-least="0in"/>
      <style:text-properties style:font-name="Times New Roman" style:font-name-asian="Times New Roman" fo:font-size="11pt" style:font-size-asian="11pt"/>
    </style:style>
    <style:style style:name="TableCell3637" style:family="table-cell">
      <style:table-cell-properties fo:border="none" style:writing-mode="lr-tb" style:vertical-align="bottom" fo:padding-top="0in" fo:padding-left="0in" fo:padding-bottom="0in" fo:padding-right="0in"/>
    </style:style>
    <style:style style:name="P3638" style:parent-style-name="Normal" style:family="paragraph">
      <style:paragraph-properties style:line-height-at-least="0in"/>
      <style:text-properties style:font-name="Times New Roman" style:font-name-asian="Times New Roman" fo:font-size="11pt" style:font-size-asian="11pt"/>
    </style:style>
    <style:style style:name="TableCell3639" style:family="table-cell">
      <style:table-cell-properties fo:border="none" style:writing-mode="lr-tb" style:vertical-align="bottom" fo:padding-top="0in" fo:padding-left="0in" fo:padding-bottom="0in" fo:padding-right="0in"/>
    </style:style>
    <style:style style:name="P3640" style:parent-style-name="Normal" style:family="paragraph">
      <style:paragraph-properties style:line-height-at-least="0in"/>
      <style:text-properties style:font-name="Times New Roman" style:font-name-asian="Times New Roman" fo:font-size="11pt" style:font-size-asian="11pt"/>
    </style:style>
    <style:style style:name="TableCell36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642" style:parent-style-name="Normal" style:family="paragraph">
      <style:paragraph-properties style:line-height-at-least="0in"/>
      <style:text-properties style:font-name="Times New Roman" style:font-name-asian="Times New Roman" fo:font-size="11pt" style:font-size-asian="11pt"/>
    </style:style>
    <style:style style:name="TableCell3643" style:family="table-cell">
      <style:table-cell-properties fo:border="none" style:writing-mode="lr-tb" style:vertical-align="bottom" fo:padding-top="0in" fo:padding-left="0in" fo:padding-bottom="0in" fo:padding-right="0in"/>
    </style:style>
    <style:style style:name="P3644" style:parent-style-name="Normal" style:family="paragraph">
      <style:paragraph-properties style:line-height-at-least="0in"/>
      <style:text-properties style:font-name="Times New Roman" style:font-name-asian="Times New Roman" fo:font-size="11pt" style:font-size-asian="11pt"/>
    </style:style>
    <style:style style:name="TableCell3645" style:family="table-cell">
      <style:table-cell-properties fo:border="none" fo:background-color="#FFFF00" style:writing-mode="lr-tb" style:vertical-align="bottom" fo:padding-top="0in" fo:padding-left="0in" fo:padding-bottom="0in" fo:padding-right="0in"/>
    </style:style>
    <style:style style:name="P3646"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3647" style:family="table-cell">
      <style:table-cell-properties fo:border="none" style:writing-mode="lr-tb" style:vertical-align="bottom" fo:padding-top="0in" fo:padding-left="0in" fo:padding-bottom="0in" fo:padding-right="0in"/>
    </style:style>
    <style:style style:name="P3648" style:parent-style-name="Normal" style:family="paragraph">
      <style:paragraph-properties style:line-height-at-least="0in"/>
      <style:text-properties style:font-name="Times New Roman" style:font-name-asian="Times New Roman" fo:font-size="11pt" style:font-size-asian="11pt"/>
    </style:style>
    <style:style style:name="TableCell3649" style:family="table-cell">
      <style:table-cell-properties fo:border="none" style:writing-mode="lr-tb" style:vertical-align="bottom" fo:padding-top="0in" fo:padding-left="0in" fo:padding-bottom="0in" fo:padding-right="0in"/>
    </style:style>
    <style:style style:name="P3650" style:parent-style-name="Normal" style:family="paragraph">
      <style:paragraph-properties style:line-height-at-least="0in"/>
      <style:text-properties style:font-name="Times New Roman" style:font-name-asian="Times New Roman" fo:font-size="11pt" style:font-size-asian="11pt"/>
    </style:style>
    <style:style style:name="TableCell3651" style:family="table-cell">
      <style:table-cell-properties fo:border="none" style:writing-mode="lr-tb" style:vertical-align="bottom" fo:padding-top="0in" fo:padding-left="0in" fo:padding-bottom="0in" fo:padding-right="0in"/>
    </style:style>
    <style:style style:name="P3652" style:parent-style-name="Normal" style:family="paragraph">
      <style:paragraph-properties style:line-height-at-least="0in"/>
      <style:text-properties style:font-name="Times New Roman" style:font-name-asian="Times New Roman" fo:font-size="11pt" style:font-size-asian="11pt"/>
    </style:style>
    <style:style style:name="TableCell3653" style:family="table-cell">
      <style:table-cell-properties fo:border="none" style:writing-mode="lr-tb" style:vertical-align="bottom" fo:padding-top="0in" fo:padding-left="0in" fo:padding-bottom="0in" fo:padding-right="0in"/>
    </style:style>
    <style:style style:name="P3654" style:parent-style-name="Normal" style:family="paragraph">
      <style:paragraph-properties style:line-height-at-least="0in"/>
      <style:text-properties style:font-name="Times New Roman" style:font-name-asian="Times New Roman" fo:font-size="11pt" style:font-size-asian="11pt"/>
    </style:style>
    <style:style style:name="TableCell3655" style:family="table-cell">
      <style:table-cell-properties fo:border="none" style:writing-mode="lr-tb" style:vertical-align="bottom" fo:padding-top="0in" fo:padding-left="0in" fo:padding-bottom="0in" fo:padding-right="0in"/>
    </style:style>
    <style:style style:name="P3656" style:parent-style-name="Normal" style:family="paragraph">
      <style:paragraph-properties style:line-height-at-least="0in"/>
      <style:text-properties style:font-name="Times New Roman" style:font-name-asian="Times New Roman" fo:font-size="11pt" style:font-size-asian="11pt"/>
    </style:style>
    <style:style style:name="TableCell3657" style:family="table-cell">
      <style:table-cell-properties fo:border="none" style:writing-mode="lr-tb" style:vertical-align="bottom" fo:padding-top="0in" fo:padding-left="0in" fo:padding-bottom="0in" fo:padding-right="0in"/>
    </style:style>
    <style:style style:name="P3658" style:parent-style-name="Normal" style:family="paragraph">
      <style:paragraph-properties style:line-height-at-least="0in"/>
      <style:text-properties style:font-name="Times New Roman" style:font-name-asian="Times New Roman" fo:font-size="11pt" style:font-size-asian="11pt"/>
    </style:style>
    <style:style style:name="TableCell3659" style:family="table-cell">
      <style:table-cell-properties fo:border="none" style:writing-mode="lr-tb" style:vertical-align="bottom" fo:padding-top="0in" fo:padding-left="0in" fo:padding-bottom="0in" fo:padding-right="0in"/>
    </style:style>
    <style:style style:name="P3660" style:parent-style-name="Normal" style:family="paragraph">
      <style:paragraph-properties style:line-height-at-least="0in"/>
      <style:text-properties style:font-name="Times New Roman" style:font-name-asian="Times New Roman" fo:font-size="11pt" style:font-size-asian="11pt"/>
    </style:style>
    <style:style style:name="TableCell3661" style:family="table-cell">
      <style:table-cell-properties fo:border="none" style:writing-mode="lr-tb" style:vertical-align="bottom" fo:padding-top="0in" fo:padding-left="0in" fo:padding-bottom="0in" fo:padding-right="0in"/>
    </style:style>
    <style:style style:name="P3662" style:parent-style-name="Normal" style:family="paragraph">
      <style:paragraph-properties style:line-height-at-least="0in"/>
      <style:text-properties style:font-name="Times New Roman" style:font-name-asian="Times New Roman" fo:font-size="11pt" style:font-size-asian="11pt"/>
    </style:style>
    <style:style style:name="TableCell36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664" style:parent-style-name="Normal" style:family="paragraph">
      <style:paragraph-properties style:line-height-at-least="0in"/>
      <style:text-properties style:font-name="Times New Roman" style:font-name-asian="Times New Roman" fo:font-size="11pt" style:font-size-asian="11pt"/>
    </style:style>
    <style:style style:name="TableRow3665" style:family="table-row">
      <style:table-row-properties style:min-row-height="0.0701in" style:use-optimal-row-height="false"/>
    </style:style>
    <style:style style:name="TableCell366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667" style:parent-style-name="Normal" style:family="paragraph">
      <style:paragraph-properties style:line-height-at-least="0in"/>
      <style:text-properties style:font-name="Times New Roman" style:font-name-asian="Times New Roman" fo:font-size="4pt" style:font-size-asian="4pt"/>
    </style:style>
    <style:style style:name="TableCell366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69" style:parent-style-name="Normal" style:family="paragraph">
      <style:paragraph-properties style:line-height-at-least="0in"/>
      <style:text-properties style:font-name="Times New Roman" style:font-name-asian="Times New Roman" fo:font-size="4pt" style:font-size-asian="4pt"/>
    </style:style>
    <style:style style:name="TableCell367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71" style:parent-style-name="Normal" style:family="paragraph">
      <style:paragraph-properties style:line-height-at-least="0in"/>
      <style:text-properties style:font-name="Times New Roman" style:font-name-asian="Times New Roman" fo:font-size="4pt" style:font-size-asian="4pt"/>
    </style:style>
    <style:style style:name="TableCell367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673" style:parent-style-name="Normal" style:family="paragraph">
      <style:paragraph-properties style:line-height-at-least="0in"/>
      <style:text-properties style:font-name="Times New Roman" style:font-name-asian="Times New Roman" fo:font-size="4pt" style:font-size-asian="4pt"/>
    </style:style>
    <style:style style:name="TableCell367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75" style:parent-style-name="Normal" style:family="paragraph">
      <style:paragraph-properties style:line-height-at-least="0in"/>
      <style:text-properties style:font-name="Times New Roman" style:font-name-asian="Times New Roman" fo:font-size="4pt" style:font-size-asian="4pt"/>
    </style:style>
    <style:style style:name="TableCell367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77" style:parent-style-name="Normal" style:family="paragraph">
      <style:paragraph-properties style:line-height-at-least="0in"/>
      <style:text-properties style:font-name="Times New Roman" style:font-name-asian="Times New Roman" fo:font-size="4pt" style:font-size-asian="4pt"/>
    </style:style>
    <style:style style:name="TableCell367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79" style:parent-style-name="Normal" style:family="paragraph">
      <style:paragraph-properties style:line-height-at-least="0in"/>
      <style:text-properties style:font-name="Times New Roman" style:font-name-asian="Times New Roman" fo:font-size="4pt" style:font-size-asian="4pt"/>
    </style:style>
    <style:style style:name="TableCell368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81" style:parent-style-name="Normal" style:family="paragraph">
      <style:paragraph-properties style:line-height-at-least="0in"/>
      <style:text-properties style:font-name="Times New Roman" style:font-name-asian="Times New Roman" fo:font-size="4pt" style:font-size-asian="4pt"/>
    </style:style>
    <style:style style:name="TableCell368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83" style:parent-style-name="Normal" style:family="paragraph">
      <style:paragraph-properties style:line-height-at-least="0in"/>
      <style:text-properties style:font-name="Times New Roman" style:font-name-asian="Times New Roman" fo:font-size="4pt" style:font-size-asian="4pt"/>
    </style:style>
    <style:style style:name="TableCell368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85" style:parent-style-name="Normal" style:family="paragraph">
      <style:paragraph-properties style:line-height-at-least="0in"/>
      <style:text-properties style:font-name="Times New Roman" style:font-name-asian="Times New Roman" fo:font-size="4pt" style:font-size-asian="4pt"/>
    </style:style>
    <style:style style:name="TableCell368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87" style:parent-style-name="Normal" style:family="paragraph">
      <style:paragraph-properties style:line-height-at-least="0in"/>
      <style:text-properties style:font-name="Times New Roman" style:font-name-asian="Times New Roman" fo:font-size="4pt" style:font-size-asian="4pt"/>
    </style:style>
    <style:style style:name="TableCell368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89" style:parent-style-name="Normal" style:family="paragraph">
      <style:paragraph-properties style:line-height-at-least="0in"/>
      <style:text-properties style:font-name="Times New Roman" style:font-name-asian="Times New Roman" fo:font-size="4pt" style:font-size-asian="4pt"/>
    </style:style>
    <style:style style:name="TableCell369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91" style:parent-style-name="Normal" style:family="paragraph">
      <style:paragraph-properties style:line-height-at-least="0in"/>
      <style:text-properties style:font-name="Times New Roman" style:font-name-asian="Times New Roman" fo:font-size="4pt" style:font-size-asian="4pt"/>
    </style:style>
    <style:style style:name="TableCell369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93" style:parent-style-name="Normal" style:family="paragraph">
      <style:paragraph-properties style:line-height-at-least="0in"/>
      <style:text-properties style:font-name="Times New Roman" style:font-name-asian="Times New Roman" fo:font-size="4pt" style:font-size-asian="4pt"/>
    </style:style>
    <style:style style:name="TableCell369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95" style:parent-style-name="Normal" style:family="paragraph">
      <style:paragraph-properties style:line-height-at-least="0in"/>
      <style:text-properties style:font-name="Times New Roman" style:font-name-asian="Times New Roman" fo:font-size="4pt" style:font-size-asian="4pt"/>
    </style:style>
    <style:style style:name="TableCell369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97" style:parent-style-name="Normal" style:family="paragraph">
      <style:paragraph-properties style:line-height-at-least="0in"/>
      <style:text-properties style:font-name="Times New Roman" style:font-name-asian="Times New Roman" fo:font-size="4pt" style:font-size-asian="4pt"/>
    </style:style>
    <style:style style:name="TableCell369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99" style:parent-style-name="Normal" style:family="paragraph">
      <style:paragraph-properties style:line-height-at-least="0in"/>
      <style:text-properties style:font-name="Times New Roman" style:font-name-asian="Times New Roman" fo:font-size="4pt" style:font-size-asian="4pt"/>
    </style:style>
    <style:style style:name="TableCell370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701" style:parent-style-name="Normal" style:family="paragraph">
      <style:paragraph-properties style:line-height-at-least="0in"/>
      <style:text-properties style:font-name="Times New Roman" style:font-name-asian="Times New Roman" fo:font-size="4pt" style:font-size-asian="4pt"/>
    </style:style>
    <style:style style:name="TableCell370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703" style:parent-style-name="Normal" style:family="paragraph">
      <style:paragraph-properties style:line-height-at-least="0in"/>
      <style:text-properties style:font-name="Times New Roman" style:font-name-asian="Times New Roman" fo:font-size="4pt" style:font-size-asian="4pt"/>
    </style:style>
    <style:style style:name="TableRow3704" style:family="table-row">
      <style:table-row-properties style:min-row-height="0.0597in" style:use-optimal-row-height="false"/>
    </style:style>
    <style:style style:name="TableCell370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706" style:parent-style-name="Normal" style:family="paragraph">
      <style:paragraph-properties style:line-height-at-least="0in"/>
      <style:text-properties style:font-name="Times New Roman" style:font-name-asian="Times New Roman" fo:font-size="3.5pt" style:font-size-asian="3.5pt"/>
    </style:style>
    <style:style style:name="TableCell3707" style:family="table-cell">
      <style:table-cell-properties fo:border="none" style:writing-mode="lr-tb" style:vertical-align="bottom" fo:padding-top="0in" fo:padding-left="0in" fo:padding-bottom="0in" fo:padding-right="0in"/>
    </style:style>
    <style:style style:name="P3708" style:parent-style-name="Normal" style:family="paragraph">
      <style:paragraph-properties style:line-height-at-least="0in"/>
      <style:text-properties style:font-name="Times New Roman" style:font-name-asian="Times New Roman" fo:font-size="3.5pt" style:font-size-asian="3.5pt"/>
    </style:style>
    <style:style style:name="TableCell3709" style:family="table-cell">
      <style:table-cell-properties fo:border="none" style:writing-mode="lr-tb" style:vertical-align="bottom" fo:padding-top="0in" fo:padding-left="0in" fo:padding-bottom="0in" fo:padding-right="0in"/>
    </style:style>
    <style:style style:name="P3710" style:parent-style-name="Normal" style:family="paragraph">
      <style:paragraph-properties style:line-height-at-least="0in"/>
      <style:text-properties style:font-name="Times New Roman" style:font-name-asian="Times New Roman" fo:font-size="3.5pt" style:font-size-asian="3.5pt"/>
    </style:style>
    <style:style style:name="TableCell3711" style:family="table-cell">
      <style:table-cell-properties fo:border="none" style:writing-mode="lr-tb" style:vertical-align="bottom" fo:padding-top="0in" fo:padding-left="0in" fo:padding-bottom="0in" fo:padding-right="0in"/>
    </style:style>
    <style:style style:name="P3712" style:parent-style-name="Normal" style:family="paragraph">
      <style:paragraph-properties style:line-height-at-least="0in"/>
      <style:text-properties style:font-name="Times New Roman" style:font-name-asian="Times New Roman" fo:font-size="3.5pt" style:font-size-asian="3.5pt"/>
    </style:style>
    <style:style style:name="TableCell3713" style:family="table-cell">
      <style:table-cell-properties fo:border="none" style:writing-mode="lr-tb" style:vertical-align="bottom" fo:padding-top="0in" fo:padding-left="0in" fo:padding-bottom="0in" fo:padding-right="0in"/>
    </style:style>
    <style:style style:name="P3714" style:parent-style-name="Normal" style:family="paragraph">
      <style:paragraph-properties style:line-height-at-least="0in"/>
      <style:text-properties style:font-name="Times New Roman" style:font-name-asian="Times New Roman" fo:font-size="3.5pt" style:font-size-asian="3.5pt"/>
    </style:style>
    <style:style style:name="TableCell3715" style:family="table-cell">
      <style:table-cell-properties fo:border="none" style:writing-mode="lr-tb" style:vertical-align="bottom" fo:padding-top="0in" fo:padding-left="0in" fo:padding-bottom="0in" fo:padding-right="0in"/>
    </style:style>
    <style:style style:name="P3716" style:parent-style-name="Normal" style:family="paragraph">
      <style:paragraph-properties style:line-height-at-least="0in"/>
      <style:text-properties style:font-name="Times New Roman" style:font-name-asian="Times New Roman" fo:font-size="3.5pt" style:font-size-asian="3.5pt"/>
    </style:style>
    <style:style style:name="TableCell3717" style:family="table-cell">
      <style:table-cell-properties fo:border="none" style:writing-mode="lr-tb" style:vertical-align="bottom" fo:padding-top="0in" fo:padding-left="0in" fo:padding-bottom="0in" fo:padding-right="0in"/>
    </style:style>
    <style:style style:name="P3718" style:parent-style-name="Normal" style:family="paragraph">
      <style:paragraph-properties style:line-height-at-least="0in"/>
      <style:text-properties style:font-name="Times New Roman" style:font-name-asian="Times New Roman" fo:font-size="3.5pt" style:font-size-asian="3.5pt"/>
    </style:style>
    <style:style style:name="TableCell37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20" style:parent-style-name="Normal" style:family="paragraph">
      <style:paragraph-properties style:line-height-at-least="0in"/>
      <style:text-properties style:font-name="Times New Roman" style:font-name-asian="Times New Roman" fo:font-size="3.5pt" style:font-size-asian="3.5pt"/>
    </style:style>
    <style:style style:name="TableCell3721" style:family="table-cell">
      <style:table-cell-properties fo:border="none" style:writing-mode="lr-tb" style:vertical-align="bottom" fo:padding-top="0in" fo:padding-left="0in" fo:padding-bottom="0in" fo:padding-right="0in"/>
    </style:style>
    <style:style style:name="P3722" style:parent-style-name="Normal" style:family="paragraph">
      <style:paragraph-properties style:line-height-at-least="0in"/>
      <style:text-properties style:font-name="Times New Roman" style:font-name-asian="Times New Roman" fo:font-size="3.5pt" style:font-size-asian="3.5pt"/>
    </style:style>
    <style:style style:name="TableCell3723" style:family="table-cell">
      <style:table-cell-properties fo:border="none" style:writing-mode="lr-tb" style:vertical-align="bottom" fo:padding-top="0in" fo:padding-left="0in" fo:padding-bottom="0in" fo:padding-right="0in"/>
    </style:style>
    <style:style style:name="P3724" style:parent-style-name="Normal" style:family="paragraph">
      <style:paragraph-properties style:line-height-at-least="0in"/>
      <style:text-properties style:font-name="Times New Roman" style:font-name-asian="Times New Roman" fo:font-size="3.5pt" style:font-size-asian="3.5pt"/>
    </style:style>
    <style:style style:name="TableCell3725" style:family="table-cell">
      <style:table-cell-properties fo:border="none" style:writing-mode="lr-tb" style:vertical-align="bottom" fo:padding-top="0in" fo:padding-left="0in" fo:padding-bottom="0in" fo:padding-right="0in"/>
    </style:style>
    <style:style style:name="P3726" style:parent-style-name="Normal" style:family="paragraph">
      <style:paragraph-properties style:line-height-at-least="0in"/>
      <style:text-properties style:font-name="Times New Roman" style:font-name-asian="Times New Roman" fo:font-size="3.5pt" style:font-size-asian="3.5pt"/>
    </style:style>
    <style:style style:name="TableCell3727" style:family="table-cell">
      <style:table-cell-properties fo:border="none" style:writing-mode="lr-tb" style:vertical-align="bottom" fo:padding-top="0in" fo:padding-left="0in" fo:padding-bottom="0in" fo:padding-right="0in"/>
    </style:style>
    <style:style style:name="P3728" style:parent-style-name="Normal" style:family="paragraph">
      <style:paragraph-properties style:line-height-at-least="0in"/>
      <style:text-properties style:font-name="Times New Roman" style:font-name-asian="Times New Roman" fo:font-size="3.5pt" style:font-size-asian="3.5pt"/>
    </style:style>
    <style:style style:name="TableCell3729" style:family="table-cell">
      <style:table-cell-properties fo:border="none" style:writing-mode="lr-tb" style:vertical-align="bottom" fo:padding-top="0in" fo:padding-left="0in" fo:padding-bottom="0in" fo:padding-right="0in"/>
    </style:style>
    <style:style style:name="P3730" style:parent-style-name="Normal" style:family="paragraph">
      <style:paragraph-properties style:line-height-at-least="0in"/>
      <style:text-properties style:font-name="Times New Roman" style:font-name-asian="Times New Roman" fo:font-size="3.5pt" style:font-size-asian="3.5pt"/>
    </style:style>
    <style:style style:name="TableCell3731" style:family="table-cell">
      <style:table-cell-properties fo:border="none" style:writing-mode="lr-tb" style:vertical-align="bottom" fo:padding-top="0in" fo:padding-left="0in" fo:padding-bottom="0in" fo:padding-right="0in"/>
    </style:style>
    <style:style style:name="P3732" style:parent-style-name="Normal" style:family="paragraph">
      <style:paragraph-properties style:line-height-at-least="0in"/>
      <style:text-properties style:font-name="Times New Roman" style:font-name-asian="Times New Roman" fo:font-size="3.5pt" style:font-size-asian="3.5pt"/>
    </style:style>
    <style:style style:name="TableCell3733" style:family="table-cell">
      <style:table-cell-properties fo:border="none" style:writing-mode="lr-tb" style:vertical-align="bottom" fo:padding-top="0in" fo:padding-left="0in" fo:padding-bottom="0in" fo:padding-right="0in"/>
    </style:style>
    <style:style style:name="P3734" style:parent-style-name="Normal" style:family="paragraph">
      <style:paragraph-properties style:line-height-at-least="0in"/>
      <style:text-properties style:font-name="Times New Roman" style:font-name-asian="Times New Roman" fo:font-size="3.5pt" style:font-size-asian="3.5pt"/>
    </style:style>
    <style:style style:name="TableCell3735" style:family="table-cell">
      <style:table-cell-properties fo:border="none" style:writing-mode="lr-tb" style:vertical-align="bottom" fo:padding-top="0in" fo:padding-left="0in" fo:padding-bottom="0in" fo:padding-right="0in"/>
    </style:style>
    <style:style style:name="P3736" style:parent-style-name="Normal" style:family="paragraph">
      <style:paragraph-properties style:line-height-at-least="0in"/>
      <style:text-properties style:font-name="Times New Roman" style:font-name-asian="Times New Roman" fo:font-size="3.5pt" style:font-size-asian="3.5pt"/>
    </style:style>
    <style:style style:name="TableCell3737" style:family="table-cell">
      <style:table-cell-properties fo:border="none" style:writing-mode="lr-tb" style:vertical-align="bottom" fo:padding-top="0in" fo:padding-left="0in" fo:padding-bottom="0in" fo:padding-right="0in"/>
    </style:style>
    <style:style style:name="P3738" style:parent-style-name="Normal" style:family="paragraph">
      <style:paragraph-properties style:line-height-at-least="0in"/>
      <style:text-properties style:font-name="Times New Roman" style:font-name-asian="Times New Roman" fo:font-size="3.5pt" style:font-size-asian="3.5pt"/>
    </style:style>
    <style:style style:name="TableCell3739" style:family="table-cell">
      <style:table-cell-properties fo:border="none" style:writing-mode="lr-tb" style:vertical-align="bottom" fo:padding-top="0in" fo:padding-left="0in" fo:padding-bottom="0in" fo:padding-right="0in"/>
    </style:style>
    <style:style style:name="P3740" style:parent-style-name="Normal" style:family="paragraph">
      <style:paragraph-properties style:line-height-at-least="0in"/>
      <style:text-properties style:font-name="Times New Roman" style:font-name-asian="Times New Roman" fo:font-size="3.5pt" style:font-size-asian="3.5pt"/>
    </style:style>
    <style:style style:name="TableCell3741" style:family="table-cell">
      <style:table-cell-properties fo:border="none" style:writing-mode="lr-tb" style:vertical-align="bottom" fo:padding-top="0in" fo:padding-left="0in" fo:padding-bottom="0in" fo:padding-right="0in"/>
    </style:style>
    <style:style style:name="P3742" style:parent-style-name="Normal" style:family="paragraph">
      <style:paragraph-properties style:line-height-at-least="0in"/>
      <style:text-properties style:font-name="Times New Roman" style:font-name-asian="Times New Roman" fo:font-size="3.5pt" style:font-size-asian="3.5pt"/>
    </style:style>
    <style:style style:name="TableCell3743" style:family="table-cell">
      <style:table-cell-properties fo:border="none" style:writing-mode="lr-tb" style:vertical-align="bottom" fo:padding-top="0in" fo:padding-left="0in" fo:padding-bottom="0in" fo:padding-right="0in"/>
    </style:style>
    <style:style style:name="P3744" style:parent-style-name="Normal" style:family="paragraph">
      <style:paragraph-properties style:line-height-at-least="0in"/>
      <style:text-properties style:font-name="Times New Roman" style:font-name-asian="Times New Roman" fo:font-size="3.5pt" style:font-size-asian="3.5pt"/>
    </style:style>
    <style:style style:name="TableCell3745" style:family="table-cell">
      <style:table-cell-properties fo:border="none" style:writing-mode="lr-tb" style:vertical-align="bottom" fo:padding-top="0in" fo:padding-left="0in" fo:padding-bottom="0in" fo:padding-right="0in"/>
    </style:style>
    <style:style style:name="P3746" style:parent-style-name="Normal" style:family="paragraph">
      <style:paragraph-properties style:line-height-at-least="0in"/>
      <style:text-properties style:font-name="Times New Roman" style:font-name-asian="Times New Roman" fo:font-size="3.5pt" style:font-size-asian="3.5pt"/>
    </style:style>
    <style:style style:name="TableCell3747" style:family="table-cell">
      <style:table-cell-properties fo:border="none" style:writing-mode="lr-tb" style:vertical-align="bottom" fo:padding-top="0in" fo:padding-left="0in" fo:padding-bottom="0in" fo:padding-right="0in"/>
    </style:style>
    <style:style style:name="P3748" style:parent-style-name="Normal" style:family="paragraph">
      <style:paragraph-properties style:line-height-at-least="0in"/>
      <style:text-properties style:font-name="Times New Roman" style:font-name-asian="Times New Roman" fo:font-size="3.5pt" style:font-size-asian="3.5pt"/>
    </style:style>
    <style:style style:name="TableCell3749" style:family="table-cell">
      <style:table-cell-properties fo:border="none" style:writing-mode="lr-tb" style:vertical-align="bottom" fo:padding-top="0in" fo:padding-left="0in" fo:padding-bottom="0in" fo:padding-right="0in"/>
    </style:style>
    <style:style style:name="P3750" style:parent-style-name="Normal" style:family="paragraph">
      <style:paragraph-properties style:line-height-at-least="0in"/>
      <style:text-properties style:font-name="Times New Roman" style:font-name-asian="Times New Roman" fo:font-size="3.5pt" style:font-size-asian="3.5pt"/>
    </style:style>
    <style:style style:name="TableCell3751" style:family="table-cell">
      <style:table-cell-properties fo:border="none" style:writing-mode="lr-tb" style:vertical-align="bottom" fo:padding-top="0in" fo:padding-left="0in" fo:padding-bottom="0in" fo:padding-right="0in"/>
    </style:style>
    <style:style style:name="P3752" style:parent-style-name="Normal" style:family="paragraph">
      <style:paragraph-properties style:line-height-at-least="0in"/>
      <style:text-properties style:font-name="Times New Roman" style:font-name-asian="Times New Roman" fo:font-size="3.5pt" style:font-size-asian="3.5pt"/>
    </style:style>
    <style:style style:name="TableCell3753" style:family="table-cell">
      <style:table-cell-properties fo:border="none" style:writing-mode="lr-tb" style:vertical-align="bottom" fo:padding-top="0in" fo:padding-left="0in" fo:padding-bottom="0in" fo:padding-right="0in"/>
    </style:style>
    <style:style style:name="P3754" style:parent-style-name="Normal" style:family="paragraph">
      <style:paragraph-properties style:line-height-at-least="0in"/>
      <style:text-properties style:font-name="Times New Roman" style:font-name-asian="Times New Roman" fo:font-size="3.5pt" style:font-size-asian="3.5pt"/>
    </style:style>
    <style:style style:name="TableCell3755" style:family="table-cell">
      <style:table-cell-properties fo:border="none" style:writing-mode="lr-tb" style:vertical-align="bottom" fo:padding-top="0in" fo:padding-left="0in" fo:padding-bottom="0in" fo:padding-right="0in"/>
    </style:style>
    <style:style style:name="P3756" style:parent-style-name="Normal" style:family="paragraph">
      <style:paragraph-properties style:line-height-at-least="0in"/>
      <style:text-properties style:font-name="Times New Roman" style:font-name-asian="Times New Roman" fo:font-size="3.5pt" style:font-size-asian="3.5pt"/>
    </style:style>
    <style:style style:name="TableCell37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58" style:parent-style-name="Normal" style:family="paragraph">
      <style:paragraph-properties style:line-height-at-least="0in"/>
      <style:text-properties style:font-name="Times New Roman" style:font-name-asian="Times New Roman" fo:font-size="3.5pt" style:font-size-asian="3.5pt"/>
    </style:style>
    <style:style style:name="TableRow3759" style:family="table-row">
      <style:table-row-properties style:min-row-height="0.193in" style:use-optimal-row-height="false"/>
    </style:style>
    <style:style style:name="TableCell376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761"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3762" style:family="table-cell">
      <style:table-cell-properties fo:border="none" style:writing-mode="lr-tb" style:vertical-align="bottom" fo:padding-top="0in" fo:padding-left="0in" fo:padding-bottom="0in" fo:padding-right="0in"/>
    </style:style>
    <style:style style:name="P3763" style:parent-style-name="Normal" style:family="paragraph">
      <style:paragraph-properties style:line-height-at-least="0in"/>
      <style:text-properties style:font-name="Times New Roman" style:font-name-asian="Times New Roman" fo:font-size="12pt" style:font-size-asian="12pt"/>
    </style:style>
    <style:style style:name="TableCell3764" style:family="table-cell">
      <style:table-cell-properties fo:border="none" style:writing-mode="lr-tb" style:vertical-align="bottom" fo:padding-top="0in" fo:padding-left="0in" fo:padding-bottom="0in" fo:padding-right="0in"/>
    </style:style>
    <style:style style:name="P3765" style:parent-style-name="Normal" style:family="paragraph">
      <style:paragraph-properties style:line-height-at-least="0in"/>
      <style:text-properties style:font-name="Verdana" style:font-name-asian="Verdana" fo:font-size="9.5pt" style:font-size-asian="9.5pt"/>
    </style:style>
    <style:style style:name="TableCell37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67" style:parent-style-name="Normal" style:family="paragraph">
      <style:paragraph-properties style:line-height-at-least="0in"/>
      <style:text-properties style:font-name="Times New Roman" style:font-name-asian="Times New Roman" fo:font-size="12pt" style:font-size-asian="12pt"/>
    </style:style>
    <style:style style:name="TableCell3768" style:family="table-cell">
      <style:table-cell-properties fo:border="none" style:writing-mode="lr-tb" style:vertical-align="bottom" fo:padding-top="0in" fo:padding-left="0in" fo:padding-bottom="0in" fo:padding-right="0in"/>
    </style:style>
    <style:style style:name="P3769" style:parent-style-name="Normal" style:family="paragraph">
      <style:paragraph-properties style:line-height-at-least="0in"/>
      <style:text-properties style:font-name="Times New Roman" style:font-name-asian="Times New Roman" fo:font-size="12pt" style:font-size-asian="12pt"/>
    </style:style>
    <style:style style:name="TableCell3770" style:family="table-cell">
      <style:table-cell-properties fo:border="none" fo:background-color="#FFFF00" style:writing-mode="lr-tb" style:vertical-align="bottom" fo:padding-top="0in" fo:padding-left="0in" fo:padding-bottom="0in" fo:padding-right="0in"/>
    </style:style>
    <style:style style:name="P3771" style:parent-style-name="Normal" style:family="paragraph">
      <style:paragraph-properties style:line-height-at-least="0in"/>
      <style:text-properties style:font-name="Verdana" style:font-name-asian="Verdana" fo:font-size="9.5pt" style:font-size-asian="9.5pt" fo:background-color="#FFFF00"/>
    </style:style>
    <style:style style:name="TableCell37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73" style:parent-style-name="Normal" style:family="paragraph">
      <style:paragraph-properties style:line-height-at-least="0in"/>
      <style:text-properties style:font-name="Times New Roman" style:font-name-asian="Times New Roman" fo:font-size="12pt" style:font-size-asian="12pt"/>
    </style:style>
    <style:style style:name="TableRow3774" style:family="table-row">
      <style:table-row-properties style:min-row-height="0.1951in" style:use-optimal-row-height="false"/>
    </style:style>
    <style:style style:name="TableCell377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776"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3777" style:family="table-cell">
      <style:table-cell-properties fo:border="none" style:writing-mode="lr-tb" style:vertical-align="bottom" fo:padding-top="0in" fo:padding-left="0in" fo:padding-bottom="0in" fo:padding-right="0in"/>
    </style:style>
    <style:style style:name="P3778" style:parent-style-name="Normal" style:family="paragraph">
      <style:paragraph-properties style:line-height-at-least="0in"/>
      <style:text-properties style:font-name="Times New Roman" style:font-name-asian="Times New Roman" fo:font-size="12pt" style:font-size-asian="12pt"/>
    </style:style>
    <style:style style:name="TableCell3779" style:family="table-cell">
      <style:table-cell-properties fo:border="none" style:writing-mode="lr-tb" style:vertical-align="bottom" fo:padding-top="0in" fo:padding-left="0in" fo:padding-bottom="0in" fo:padding-right="0in"/>
    </style:style>
    <style:style style:name="P3780" style:parent-style-name="Normal" style:family="paragraph">
      <style:paragraph-properties style:line-height-at-least="0in"/>
      <style:text-properties style:font-name="Verdana" style:font-name-asian="Verdana" fo:font-size="9.5pt" style:font-size-asian="9.5pt"/>
    </style:style>
    <style:style style:name="TableCell3781" style:family="table-cell">
      <style:table-cell-properties fo:border="none" style:writing-mode="lr-tb" style:vertical-align="bottom" fo:padding-top="0in" fo:padding-left="0in" fo:padding-bottom="0in" fo:padding-right="0in"/>
    </style:style>
    <style:style style:name="P3782" style:parent-style-name="Normal" style:family="paragraph">
      <style:paragraph-properties style:line-height-at-least="0in"/>
      <style:text-properties style:font-name="Times New Roman" style:font-name-asian="Times New Roman" fo:font-size="12pt" style:font-size-asian="12pt"/>
    </style:style>
    <style:style style:name="TableCell3783" style:family="table-cell">
      <style:table-cell-properties fo:border="none" style:writing-mode="lr-tb" style:vertical-align="bottom" fo:padding-top="0in" fo:padding-left="0in" fo:padding-bottom="0in" fo:padding-right="0in"/>
    </style:style>
    <style:style style:name="P3784" style:parent-style-name="Normal" style:family="paragraph">
      <style:paragraph-properties style:line-height-at-least="0in"/>
      <style:text-properties style:font-name="Times New Roman" style:font-name-asian="Times New Roman" fo:font-size="12pt" style:font-size-asian="12pt"/>
    </style:style>
    <style:style style:name="TableCell378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86" style:parent-style-name="Normal" style:family="paragraph">
      <style:paragraph-properties style:line-height-at-least="0in"/>
      <style:text-properties style:font-name="Times New Roman" style:font-name-asian="Times New Roman" fo:font-size="12pt" style:font-size-asian="12pt"/>
    </style:style>
    <style:style style:name="TableCell3787" style:family="table-cell">
      <style:table-cell-properties fo:border="none" style:writing-mode="lr-tb" style:vertical-align="bottom" fo:padding-top="0in" fo:padding-left="0in" fo:padding-bottom="0in" fo:padding-right="0in"/>
    </style:style>
    <style:style style:name="P3788" style:parent-style-name="Normal" style:family="paragraph">
      <style:paragraph-properties style:line-height-at-least="0in"/>
      <style:text-properties style:font-name="Times New Roman" style:font-name-asian="Times New Roman" fo:font-size="12pt" style:font-size-asian="12pt"/>
    </style:style>
    <style:style style:name="TableCell3789" style:family="table-cell">
      <style:table-cell-properties fo:border="none" fo:background-color="#FFFF00" style:writing-mode="lr-tb" style:vertical-align="bottom" fo:padding-top="0in" fo:padding-left="0in" fo:padding-bottom="0in" fo:padding-right="0in"/>
    </style:style>
    <style:style style:name="P3790"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3791" style:family="table-cell">
      <style:table-cell-properties fo:border="none" style:writing-mode="lr-tb" style:vertical-align="bottom" fo:padding-top="0in" fo:padding-left="0in" fo:padding-bottom="0in" fo:padding-right="0in"/>
    </style:style>
    <style:style style:name="P3792" style:parent-style-name="Normal" style:family="paragraph">
      <style:paragraph-properties style:line-height-at-least="0in"/>
      <style:text-properties style:font-name="Times New Roman" style:font-name-asian="Times New Roman" fo:font-size="12pt" style:font-size-asian="12pt"/>
    </style:style>
    <style:style style:name="TableCell3793" style:family="table-cell">
      <style:table-cell-properties fo:border="none" style:writing-mode="lr-tb" style:vertical-align="bottom" fo:padding-top="0in" fo:padding-left="0in" fo:padding-bottom="0in" fo:padding-right="0in"/>
    </style:style>
    <style:style style:name="P3794" style:parent-style-name="Normal" style:family="paragraph">
      <style:paragraph-properties style:line-height-at-least="0in"/>
      <style:text-properties style:font-name="Times New Roman" style:font-name-asian="Times New Roman" fo:font-size="12pt" style:font-size-asian="12pt"/>
    </style:style>
    <style:style style:name="TableCell3795" style:family="table-cell">
      <style:table-cell-properties fo:border="none" style:writing-mode="lr-tb" style:vertical-align="bottom" fo:padding-top="0in" fo:padding-left="0in" fo:padding-bottom="0in" fo:padding-right="0in"/>
    </style:style>
    <style:style style:name="P3796" style:parent-style-name="Normal" style:family="paragraph">
      <style:paragraph-properties style:line-height-at-least="0in"/>
      <style:text-properties style:font-name="Times New Roman" style:font-name-asian="Times New Roman" fo:font-size="12pt" style:font-size-asian="12pt"/>
    </style:style>
    <style:style style:name="TableCell3797" style:family="table-cell">
      <style:table-cell-properties fo:border="none" style:writing-mode="lr-tb" style:vertical-align="bottom" fo:padding-top="0in" fo:padding-left="0in" fo:padding-bottom="0in" fo:padding-right="0in"/>
    </style:style>
    <style:style style:name="P3798" style:parent-style-name="Normal" style:family="paragraph">
      <style:paragraph-properties style:line-height-at-least="0in"/>
      <style:text-properties style:font-name="Times New Roman" style:font-name-asian="Times New Roman" fo:font-size="12pt" style:font-size-asian="12pt"/>
    </style:style>
    <style:style style:name="TableCell3799" style:family="table-cell">
      <style:table-cell-properties fo:border="none" style:writing-mode="lr-tb" style:vertical-align="bottom" fo:padding-top="0in" fo:padding-left="0in" fo:padding-bottom="0in" fo:padding-right="0in"/>
    </style:style>
    <style:style style:name="P3800" style:parent-style-name="Normal" style:family="paragraph">
      <style:paragraph-properties style:line-height-at-least="0in"/>
      <style:text-properties style:font-name="Times New Roman" style:font-name-asian="Times New Roman" fo:font-size="12pt" style:font-size-asian="12pt"/>
    </style:style>
    <style:style style:name="TableCell3801" style:family="table-cell">
      <style:table-cell-properties fo:border="none" style:writing-mode="lr-tb" style:vertical-align="bottom" fo:padding-top="0in" fo:padding-left="0in" fo:padding-bottom="0in" fo:padding-right="0in"/>
    </style:style>
    <style:style style:name="P3802" style:parent-style-name="Normal" style:family="paragraph">
      <style:paragraph-properties style:line-height-at-least="0in"/>
      <style:text-properties style:font-name="Times New Roman" style:font-name-asian="Times New Roman" fo:font-size="12pt" style:font-size-asian="12pt"/>
    </style:style>
    <style:style style:name="TableCell3803" style:family="table-cell">
      <style:table-cell-properties fo:border="none" style:writing-mode="lr-tb" style:vertical-align="bottom" fo:padding-top="0in" fo:padding-left="0in" fo:padding-bottom="0in" fo:padding-right="0in"/>
    </style:style>
    <style:style style:name="P3804" style:parent-style-name="Normal" style:family="paragraph">
      <style:paragraph-properties style:line-height-at-least="0in"/>
      <style:text-properties style:font-name="Times New Roman" style:font-name-asian="Times New Roman" fo:font-size="12pt" style:font-size-asian="12pt"/>
    </style:style>
    <style:style style:name="TableCell3805" style:family="table-cell">
      <style:table-cell-properties fo:border="none" style:writing-mode="lr-tb" style:vertical-align="bottom" fo:padding-top="0in" fo:padding-left="0in" fo:padding-bottom="0in" fo:padding-right="0in"/>
    </style:style>
    <style:style style:name="P3806" style:parent-style-name="Normal" style:family="paragraph">
      <style:paragraph-properties style:line-height-at-least="0in"/>
      <style:text-properties style:font-name="Times New Roman" style:font-name-asian="Times New Roman" fo:font-size="12pt" style:font-size-asian="12pt"/>
    </style:style>
    <style:style style:name="TableCell3807" style:family="table-cell">
      <style:table-cell-properties fo:border="none" style:writing-mode="lr-tb" style:vertical-align="bottom" fo:padding-top="0in" fo:padding-left="0in" fo:padding-bottom="0in" fo:padding-right="0in"/>
    </style:style>
    <style:style style:name="P3808" style:parent-style-name="Normal" style:family="paragraph">
      <style:paragraph-properties style:line-height-at-least="0in"/>
      <style:text-properties style:font-name="Times New Roman" style:font-name-asian="Times New Roman" fo:font-size="12pt" style:font-size-asian="12pt"/>
    </style:style>
    <style:style style:name="TableCell38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810" style:parent-style-name="Normal" style:family="paragraph">
      <style:paragraph-properties style:line-height-at-least="0in"/>
      <style:text-properties style:font-name="Times New Roman" style:font-name-asian="Times New Roman" fo:font-size="12pt" style:font-size-asian="12pt"/>
    </style:style>
    <style:style style:name="TableRow3811" style:family="table-row">
      <style:table-row-properties style:min-row-height="0.0701in" style:use-optimal-row-height="false"/>
    </style:style>
    <style:style style:name="TableCell381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813" style:parent-style-name="Normal" style:family="paragraph">
      <style:paragraph-properties style:line-height-at-least="0in"/>
      <style:text-properties style:font-name="Times New Roman" style:font-name-asian="Times New Roman" fo:font-size="4pt" style:font-size-asian="4pt"/>
    </style:style>
    <style:style style:name="TableCell381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15" style:parent-style-name="Normal" style:family="paragraph">
      <style:paragraph-properties style:line-height-at-least="0in"/>
      <style:text-properties style:font-name="Times New Roman" style:font-name-asian="Times New Roman" fo:font-size="4pt" style:font-size-asian="4pt"/>
    </style:style>
    <style:style style:name="TableCell381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17" style:parent-style-name="Normal" style:family="paragraph">
      <style:paragraph-properties style:line-height-at-least="0in"/>
      <style:text-properties style:font-name="Times New Roman" style:font-name-asian="Times New Roman" fo:font-size="4pt" style:font-size-asian="4pt"/>
    </style:style>
    <style:style style:name="TableCell381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19" style:parent-style-name="Normal" style:family="paragraph">
      <style:paragraph-properties style:line-height-at-least="0in"/>
      <style:text-properties style:font-name="Times New Roman" style:font-name-asian="Times New Roman" fo:font-size="4pt" style:font-size-asian="4pt"/>
    </style:style>
    <style:style style:name="TableCell382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21" style:parent-style-name="Normal" style:family="paragraph">
      <style:paragraph-properties style:line-height-at-least="0in"/>
      <style:text-properties style:font-name="Times New Roman" style:font-name-asian="Times New Roman" fo:font-size="4pt" style:font-size-asian="4pt"/>
    </style:style>
    <style:style style:name="TableCell382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23" style:parent-style-name="Normal" style:family="paragraph">
      <style:paragraph-properties style:line-height-at-least="0in"/>
      <style:text-properties style:font-name="Times New Roman" style:font-name-asian="Times New Roman" fo:font-size="4pt" style:font-size-asian="4pt"/>
    </style:style>
    <style:style style:name="TableCell382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825" style:parent-style-name="Normal" style:family="paragraph">
      <style:paragraph-properties style:line-height-at-least="0in"/>
      <style:text-properties style:font-name="Times New Roman" style:font-name-asian="Times New Roman" fo:font-size="4pt" style:font-size-asian="4pt"/>
    </style:style>
    <style:style style:name="TableCell382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27" style:parent-style-name="Normal" style:family="paragraph">
      <style:paragraph-properties style:line-height-at-least="0in"/>
      <style:text-properties style:font-name="Times New Roman" style:font-name-asian="Times New Roman" fo:font-size="4pt" style:font-size-asian="4pt"/>
    </style:style>
    <style:style style:name="TableCell382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29" style:parent-style-name="Normal" style:family="paragraph">
      <style:paragraph-properties style:line-height-at-least="0in"/>
      <style:text-properties style:font-name="Times New Roman" style:font-name-asian="Times New Roman" fo:font-size="4pt" style:font-size-asian="4pt"/>
    </style:style>
    <style:style style:name="TableCell383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31" style:parent-style-name="Normal" style:family="paragraph">
      <style:paragraph-properties style:line-height-at-least="0in"/>
      <style:text-properties style:font-name="Times New Roman" style:font-name-asian="Times New Roman" fo:font-size="4pt" style:font-size-asian="4pt"/>
    </style:style>
    <style:style style:name="TableCell383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33" style:parent-style-name="Normal" style:family="paragraph">
      <style:paragraph-properties style:line-height-at-least="0in"/>
      <style:text-properties style:font-name="Times New Roman" style:font-name-asian="Times New Roman" fo:font-size="4pt" style:font-size-asian="4pt"/>
    </style:style>
    <style:style style:name="TableCell383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35" style:parent-style-name="Normal" style:family="paragraph">
      <style:paragraph-properties style:line-height-at-least="0in"/>
      <style:text-properties style:font-name="Times New Roman" style:font-name-asian="Times New Roman" fo:font-size="4pt" style:font-size-asian="4pt"/>
    </style:style>
    <style:style style:name="TableCell383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37" style:parent-style-name="Normal" style:family="paragraph">
      <style:paragraph-properties style:line-height-at-least="0in"/>
      <style:text-properties style:font-name="Times New Roman" style:font-name-asian="Times New Roman" fo:font-size="4pt" style:font-size-asian="4pt"/>
    </style:style>
    <style:style style:name="TableCell383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39" style:parent-style-name="Normal" style:family="paragraph">
      <style:paragraph-properties style:line-height-at-least="0in"/>
      <style:text-properties style:font-name="Times New Roman" style:font-name-asian="Times New Roman" fo:font-size="4pt" style:font-size-asian="4pt"/>
    </style:style>
    <style:style style:name="TableCell384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41" style:parent-style-name="Normal" style:family="paragraph">
      <style:paragraph-properties style:line-height-at-least="0in"/>
      <style:text-properties style:font-name="Times New Roman" style:font-name-asian="Times New Roman" fo:font-size="4pt" style:font-size-asian="4pt"/>
    </style:style>
    <style:style style:name="TableCell384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43" style:parent-style-name="Normal" style:family="paragraph">
      <style:paragraph-properties style:line-height-at-least="0in"/>
      <style:text-properties style:font-name="Times New Roman" style:font-name-asian="Times New Roman" fo:font-size="4pt" style:font-size-asian="4pt"/>
    </style:style>
    <style:style style:name="TableCell384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45" style:parent-style-name="Normal" style:family="paragraph">
      <style:paragraph-properties style:line-height-at-least="0in"/>
      <style:text-properties style:font-name="Times New Roman" style:font-name-asian="Times New Roman" fo:font-size="4pt" style:font-size-asian="4pt"/>
    </style:style>
    <style:style style:name="TableCell384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47" style:parent-style-name="Normal" style:family="paragraph">
      <style:paragraph-properties style:line-height-at-least="0in"/>
      <style:text-properties style:font-name="Times New Roman" style:font-name-asian="Times New Roman" fo:font-size="4pt" style:font-size-asian="4pt"/>
    </style:style>
    <style:style style:name="TableCell384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49" style:parent-style-name="Normal" style:family="paragraph">
      <style:paragraph-properties style:line-height-at-least="0in"/>
      <style:text-properties style:font-name="Times New Roman" style:font-name-asian="Times New Roman" fo:font-size="4pt" style:font-size-asian="4pt"/>
    </style:style>
    <style:style style:name="TableCell38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851" style:parent-style-name="Normal" style:family="paragraph">
      <style:paragraph-properties style:line-height-at-least="0in"/>
      <style:text-properties style:font-name="Times New Roman" style:font-name-asian="Times New Roman" fo:font-size="4pt" style:font-size-asian="4pt"/>
    </style:style>
    <style:style style:name="TableCell385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853" style:parent-style-name="Normal" style:family="paragraph">
      <style:paragraph-properties style:line-height-at-least="0in"/>
      <style:text-properties style:font-name="Times New Roman" style:font-name-asian="Times New Roman" fo:font-size="4pt" style:font-size-asian="4pt"/>
    </style:style>
    <style:style style:name="TableRow3854" style:family="table-row">
      <style:table-row-properties style:min-row-height="0.0597in" style:use-optimal-row-height="false"/>
    </style:style>
    <style:style style:name="TableCell385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856" style:parent-style-name="Normal" style:family="paragraph">
      <style:paragraph-properties style:line-height-at-least="0in"/>
      <style:text-properties style:font-name="Times New Roman" style:font-name-asian="Times New Roman" fo:font-size="3.5pt" style:font-size-asian="3.5pt"/>
    </style:style>
    <style:style style:name="TableCell3857" style:family="table-cell">
      <style:table-cell-properties fo:border="none" style:writing-mode="lr-tb" style:vertical-align="bottom" fo:padding-top="0in" fo:padding-left="0in" fo:padding-bottom="0in" fo:padding-right="0in"/>
    </style:style>
    <style:style style:name="P3858" style:parent-style-name="Normal" style:family="paragraph">
      <style:paragraph-properties style:line-height-at-least="0in"/>
      <style:text-properties style:font-name="Times New Roman" style:font-name-asian="Times New Roman" fo:font-size="3.5pt" style:font-size-asian="3.5pt"/>
    </style:style>
    <style:style style:name="TableCell3859" style:family="table-cell">
      <style:table-cell-properties fo:border="none" style:writing-mode="lr-tb" style:vertical-align="bottom" fo:padding-top="0in" fo:padding-left="0in" fo:padding-bottom="0in" fo:padding-right="0in"/>
    </style:style>
    <style:style style:name="P3860" style:parent-style-name="Normal" style:family="paragraph">
      <style:paragraph-properties style:line-height-at-least="0in"/>
      <style:text-properties style:font-name="Times New Roman" style:font-name-asian="Times New Roman" fo:font-size="3.5pt" style:font-size-asian="3.5pt"/>
    </style:style>
    <style:style style:name="TableCell3861" style:family="table-cell">
      <style:table-cell-properties fo:border="none" style:writing-mode="lr-tb" style:vertical-align="bottom" fo:padding-top="0in" fo:padding-left="0in" fo:padding-bottom="0in" fo:padding-right="0in"/>
    </style:style>
    <style:style style:name="P3862" style:parent-style-name="Normal" style:family="paragraph">
      <style:paragraph-properties style:line-height-at-least="0in"/>
      <style:text-properties style:font-name="Times New Roman" style:font-name-asian="Times New Roman" fo:font-size="3.5pt" style:font-size-asian="3.5pt"/>
    </style:style>
    <style:style style:name="TableCell3863" style:family="table-cell">
      <style:table-cell-properties fo:border="none" style:writing-mode="lr-tb" style:vertical-align="bottom" fo:padding-top="0in" fo:padding-left="0in" fo:padding-bottom="0in" fo:padding-right="0in"/>
    </style:style>
    <style:style style:name="P3864" style:parent-style-name="Normal" style:family="paragraph">
      <style:paragraph-properties style:line-height-at-least="0in"/>
      <style:text-properties style:font-name="Times New Roman" style:font-name-asian="Times New Roman" fo:font-size="3.5pt" style:font-size-asian="3.5pt"/>
    </style:style>
    <style:style style:name="TableCell3865" style:family="table-cell">
      <style:table-cell-properties fo:border="none" style:writing-mode="lr-tb" style:vertical-align="bottom" fo:padding-top="0in" fo:padding-left="0in" fo:padding-bottom="0in" fo:padding-right="0in"/>
    </style:style>
    <style:style style:name="P3866" style:parent-style-name="Normal" style:family="paragraph">
      <style:paragraph-properties style:line-height-at-least="0in"/>
      <style:text-properties style:font-name="Times New Roman" style:font-name-asian="Times New Roman" fo:font-size="3.5pt" style:font-size-asian="3.5pt"/>
    </style:style>
    <style:style style:name="TableCell3867" style:family="table-cell">
      <style:table-cell-properties fo:border="none" style:writing-mode="lr-tb" style:vertical-align="bottom" fo:padding-top="0in" fo:padding-left="0in" fo:padding-bottom="0in" fo:padding-right="0in"/>
    </style:style>
    <style:style style:name="P3868" style:parent-style-name="Normal" style:family="paragraph">
      <style:paragraph-properties style:line-height-at-least="0in"/>
      <style:text-properties style:font-name="Times New Roman" style:font-name-asian="Times New Roman" fo:font-size="3.5pt" style:font-size-asian="3.5pt"/>
    </style:style>
    <style:style style:name="TableCell38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870" style:parent-style-name="Normal" style:family="paragraph">
      <style:paragraph-properties style:line-height-at-least="0in"/>
      <style:text-properties style:font-name="Times New Roman" style:font-name-asian="Times New Roman" fo:font-size="3.5pt" style:font-size-asian="3.5pt"/>
    </style:style>
    <style:style style:name="TableCell3871" style:family="table-cell">
      <style:table-cell-properties fo:border="none" style:writing-mode="lr-tb" style:vertical-align="bottom" fo:padding-top="0in" fo:padding-left="0in" fo:padding-bottom="0in" fo:padding-right="0in"/>
    </style:style>
    <style:style style:name="P3872" style:parent-style-name="Normal" style:family="paragraph">
      <style:paragraph-properties style:line-height-at-least="0in"/>
      <style:text-properties style:font-name="Times New Roman" style:font-name-asian="Times New Roman" fo:font-size="3.5pt" style:font-size-asian="3.5pt"/>
    </style:style>
    <style:style style:name="TableCell3873" style:family="table-cell">
      <style:table-cell-properties fo:border="none" style:writing-mode="lr-tb" style:vertical-align="bottom" fo:padding-top="0in" fo:padding-left="0in" fo:padding-bottom="0in" fo:padding-right="0in"/>
    </style:style>
    <style:style style:name="P3874" style:parent-style-name="Normal" style:family="paragraph">
      <style:paragraph-properties style:line-height-at-least="0in"/>
      <style:text-properties style:font-name="Times New Roman" style:font-name-asian="Times New Roman" fo:font-size="3.5pt" style:font-size-asian="3.5pt"/>
    </style:style>
    <style:style style:name="TableCell3875" style:family="table-cell">
      <style:table-cell-properties fo:border="none" style:writing-mode="lr-tb" style:vertical-align="bottom" fo:padding-top="0in" fo:padding-left="0in" fo:padding-bottom="0in" fo:padding-right="0in"/>
    </style:style>
    <style:style style:name="P3876" style:parent-style-name="Normal" style:family="paragraph">
      <style:paragraph-properties style:line-height-at-least="0in"/>
      <style:text-properties style:font-name="Times New Roman" style:font-name-asian="Times New Roman" fo:font-size="3.5pt" style:font-size-asian="3.5pt"/>
    </style:style>
    <style:style style:name="TableCell3877" style:family="table-cell">
      <style:table-cell-properties fo:border="none" style:writing-mode="lr-tb" style:vertical-align="bottom" fo:padding-top="0in" fo:padding-left="0in" fo:padding-bottom="0in" fo:padding-right="0in"/>
    </style:style>
    <style:style style:name="P3878" style:parent-style-name="Normal" style:family="paragraph">
      <style:paragraph-properties style:line-height-at-least="0in"/>
      <style:text-properties style:font-name="Times New Roman" style:font-name-asian="Times New Roman" fo:font-size="3.5pt" style:font-size-asian="3.5pt"/>
    </style:style>
    <style:style style:name="TableCell3879" style:family="table-cell">
      <style:table-cell-properties fo:border="none" style:writing-mode="lr-tb" style:vertical-align="bottom" fo:padding-top="0in" fo:padding-left="0in" fo:padding-bottom="0in" fo:padding-right="0in"/>
    </style:style>
    <style:style style:name="P3880" style:parent-style-name="Normal" style:family="paragraph">
      <style:paragraph-properties style:line-height-at-least="0in"/>
      <style:text-properties style:font-name="Times New Roman" style:font-name-asian="Times New Roman" fo:font-size="3.5pt" style:font-size-asian="3.5pt"/>
    </style:style>
    <style:style style:name="TableCell3881" style:family="table-cell">
      <style:table-cell-properties fo:border="none" style:writing-mode="lr-tb" style:vertical-align="bottom" fo:padding-top="0in" fo:padding-left="0in" fo:padding-bottom="0in" fo:padding-right="0in"/>
    </style:style>
    <style:style style:name="P3882" style:parent-style-name="Normal" style:family="paragraph">
      <style:paragraph-properties style:line-height-at-least="0in"/>
      <style:text-properties style:font-name="Times New Roman" style:font-name-asian="Times New Roman" fo:font-size="3.5pt" style:font-size-asian="3.5pt"/>
    </style:style>
    <style:style style:name="TableCell3883" style:family="table-cell">
      <style:table-cell-properties fo:border="none" style:writing-mode="lr-tb" style:vertical-align="bottom" fo:padding-top="0in" fo:padding-left="0in" fo:padding-bottom="0in" fo:padding-right="0in"/>
    </style:style>
    <style:style style:name="P3884" style:parent-style-name="Normal" style:family="paragraph">
      <style:paragraph-properties style:line-height-at-least="0in"/>
      <style:text-properties style:font-name="Times New Roman" style:font-name-asian="Times New Roman" fo:font-size="3.5pt" style:font-size-asian="3.5pt"/>
    </style:style>
    <style:style style:name="TableCell3885" style:family="table-cell">
      <style:table-cell-properties fo:border="none" style:writing-mode="lr-tb" style:vertical-align="bottom" fo:padding-top="0in" fo:padding-left="0in" fo:padding-bottom="0in" fo:padding-right="0in"/>
    </style:style>
    <style:style style:name="P3886" style:parent-style-name="Normal" style:family="paragraph">
      <style:paragraph-properties style:line-height-at-least="0in"/>
      <style:text-properties style:font-name="Times New Roman" style:font-name-asian="Times New Roman" fo:font-size="3.5pt" style:font-size-asian="3.5pt"/>
    </style:style>
    <style:style style:name="TableCell3887" style:family="table-cell">
      <style:table-cell-properties fo:border="none" style:writing-mode="lr-tb" style:vertical-align="bottom" fo:padding-top="0in" fo:padding-left="0in" fo:padding-bottom="0in" fo:padding-right="0in"/>
    </style:style>
    <style:style style:name="P3888" style:parent-style-name="Normal" style:family="paragraph">
      <style:paragraph-properties style:line-height-at-least="0in"/>
      <style:text-properties style:font-name="Times New Roman" style:font-name-asian="Times New Roman" fo:font-size="3.5pt" style:font-size-asian="3.5pt"/>
    </style:style>
    <style:style style:name="TableCell3889" style:family="table-cell">
      <style:table-cell-properties fo:border="none" style:writing-mode="lr-tb" style:vertical-align="bottom" fo:padding-top="0in" fo:padding-left="0in" fo:padding-bottom="0in" fo:padding-right="0in"/>
    </style:style>
    <style:style style:name="P3890" style:parent-style-name="Normal" style:family="paragraph">
      <style:paragraph-properties style:line-height-at-least="0in"/>
      <style:text-properties style:font-name="Times New Roman" style:font-name-asian="Times New Roman" fo:font-size="3.5pt" style:font-size-asian="3.5pt"/>
    </style:style>
    <style:style style:name="TableCell3891" style:family="table-cell">
      <style:table-cell-properties fo:border="none" style:writing-mode="lr-tb" style:vertical-align="bottom" fo:padding-top="0in" fo:padding-left="0in" fo:padding-bottom="0in" fo:padding-right="0in"/>
    </style:style>
    <style:style style:name="P3892" style:parent-style-name="Normal" style:family="paragraph">
      <style:paragraph-properties style:line-height-at-least="0in"/>
      <style:text-properties style:font-name="Times New Roman" style:font-name-asian="Times New Roman" fo:font-size="3.5pt" style:font-size-asian="3.5pt"/>
    </style:style>
    <style:style style:name="TableCell3893" style:family="table-cell">
      <style:table-cell-properties fo:border="none" style:writing-mode="lr-tb" style:vertical-align="bottom" fo:padding-top="0in" fo:padding-left="0in" fo:padding-bottom="0in" fo:padding-right="0in"/>
    </style:style>
    <style:style style:name="P3894" style:parent-style-name="Normal" style:family="paragraph">
      <style:paragraph-properties style:line-height-at-least="0in"/>
      <style:text-properties style:font-name="Times New Roman" style:font-name-asian="Times New Roman" fo:font-size="3.5pt" style:font-size-asian="3.5pt"/>
    </style:style>
    <style:style style:name="TableCell3895" style:family="table-cell">
      <style:table-cell-properties fo:border="none" style:writing-mode="lr-tb" style:vertical-align="bottom" fo:padding-top="0in" fo:padding-left="0in" fo:padding-bottom="0in" fo:padding-right="0in"/>
    </style:style>
    <style:style style:name="P3896" style:parent-style-name="Normal" style:family="paragraph">
      <style:paragraph-properties style:line-height-at-least="0in"/>
      <style:text-properties style:font-name="Times New Roman" style:font-name-asian="Times New Roman" fo:font-size="3.5pt" style:font-size-asian="3.5pt"/>
    </style:style>
    <style:style style:name="TableCell3897" style:family="table-cell">
      <style:table-cell-properties fo:border="none" style:writing-mode="lr-tb" style:vertical-align="bottom" fo:padding-top="0in" fo:padding-left="0in" fo:padding-bottom="0in" fo:padding-right="0in"/>
    </style:style>
    <style:style style:name="P3898" style:parent-style-name="Normal" style:family="paragraph">
      <style:paragraph-properties style:line-height-at-least="0in"/>
      <style:text-properties style:font-name="Times New Roman" style:font-name-asian="Times New Roman" fo:font-size="3.5pt" style:font-size-asian="3.5pt"/>
    </style:style>
    <style:style style:name="TableCell3899" style:family="table-cell">
      <style:table-cell-properties fo:border="none" style:writing-mode="lr-tb" style:vertical-align="bottom" fo:padding-top="0in" fo:padding-left="0in" fo:padding-bottom="0in" fo:padding-right="0in"/>
    </style:style>
    <style:style style:name="P3900" style:parent-style-name="Normal" style:family="paragraph">
      <style:paragraph-properties style:line-height-at-least="0in"/>
      <style:text-properties style:font-name="Times New Roman" style:font-name-asian="Times New Roman" fo:font-size="3.5pt" style:font-size-asian="3.5pt"/>
    </style:style>
    <style:style style:name="TableCell3901" style:family="table-cell">
      <style:table-cell-properties fo:border="none" style:writing-mode="lr-tb" style:vertical-align="bottom" fo:padding-top="0in" fo:padding-left="0in" fo:padding-bottom="0in" fo:padding-right="0in"/>
    </style:style>
    <style:style style:name="P3902" style:parent-style-name="Normal" style:family="paragraph">
      <style:paragraph-properties style:line-height-at-least="0in"/>
      <style:text-properties style:font-name="Times New Roman" style:font-name-asian="Times New Roman" fo:font-size="3.5pt" style:font-size-asian="3.5pt"/>
    </style:style>
    <style:style style:name="TableCell3903" style:family="table-cell">
      <style:table-cell-properties fo:border="none" style:writing-mode="lr-tb" style:vertical-align="bottom" fo:padding-top="0in" fo:padding-left="0in" fo:padding-bottom="0in" fo:padding-right="0in"/>
    </style:style>
    <style:style style:name="P3904" style:parent-style-name="Normal" style:family="paragraph">
      <style:paragraph-properties style:line-height-at-least="0in"/>
      <style:text-properties style:font-name="Times New Roman" style:font-name-asian="Times New Roman" fo:font-size="3.5pt" style:font-size-asian="3.5pt"/>
    </style:style>
    <style:style style:name="TableCell3905" style:family="table-cell">
      <style:table-cell-properties fo:border="none" style:writing-mode="lr-tb" style:vertical-align="bottom" fo:padding-top="0in" fo:padding-left="0in" fo:padding-bottom="0in" fo:padding-right="0in"/>
    </style:style>
    <style:style style:name="P3906" style:parent-style-name="Normal" style:family="paragraph">
      <style:paragraph-properties style:line-height-at-least="0in"/>
      <style:text-properties style:font-name="Times New Roman" style:font-name-asian="Times New Roman" fo:font-size="3.5pt" style:font-size-asian="3.5pt"/>
    </style:style>
    <style:style style:name="TableCell390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08" style:parent-style-name="Normal" style:family="paragraph">
      <style:paragraph-properties style:line-height-at-least="0in"/>
      <style:text-properties style:font-name="Times New Roman" style:font-name-asian="Times New Roman" fo:font-size="3.5pt" style:font-size-asian="3.5pt"/>
    </style:style>
    <style:style style:name="TableRow3909" style:family="table-row">
      <style:table-row-properties style:min-row-height="0.193in" style:use-optimal-row-height="false"/>
    </style:style>
    <style:style style:name="TableCell391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911" style:parent-style-name="Normal" style:family="paragraph">
      <style:paragraph-properties style:line-height-at-least="0in" fo:margin-left="0.0833in">
        <style:tab-stops/>
      </style:paragraph-properties>
    </style:style>
    <style:style style:name="T3912" style:parent-style-name="DefaultParagraphFont" style:family="text">
      <style:text-properties style:font-name="Verdana" style:font-name-asian="Verdana" fo:font-size="9.5pt" style:font-size-asian="9.5pt"/>
    </style:style>
    <style:style style:name="T3913" style:parent-style-name="DefaultParagraphFont" style:family="text">
      <style:text-properties style:font-name="Verdana" style:font-name-asian="Verdana" fo:font-size="9.5pt" style:font-size-asian="9.5pt"/>
    </style:style>
    <style:style style:name="TableCell3914" style:family="table-cell">
      <style:table-cell-properties fo:border="none" style:writing-mode="lr-tb" style:vertical-align="bottom" fo:padding-top="0in" fo:padding-left="0in" fo:padding-bottom="0in" fo:padding-right="0in"/>
    </style:style>
    <style:style style:name="P3915" style:parent-style-name="Normal" style:family="paragraph">
      <style:paragraph-properties style:line-height-at-least="0in"/>
      <style:text-properties style:font-name="Times New Roman" style:font-name-asian="Times New Roman" fo:font-size="12pt" style:font-size-asian="12pt"/>
    </style:style>
    <style:style style:name="TableCell3916" style:family="table-cell">
      <style:table-cell-properties fo:border="none" style:writing-mode="lr-tb" style:vertical-align="bottom" fo:padding-top="0in" fo:padding-left="0in" fo:padding-bottom="0in" fo:padding-right="0in"/>
    </style:style>
    <style:style style:name="P3917" style:parent-style-name="Normal" style:family="paragraph">
      <style:paragraph-properties style:line-height-at-least="0in"/>
      <style:text-properties style:font-name="Verdana" style:font-name-asian="Verdana" fo:font-size="9.5pt" style:font-size-asian="9.5pt"/>
    </style:style>
    <style:style style:name="TableCell3918" style:family="table-cell">
      <style:table-cell-properties fo:border="none" style:writing-mode="lr-tb" style:vertical-align="bottom" fo:padding-top="0in" fo:padding-left="0in" fo:padding-bottom="0in" fo:padding-right="0in"/>
    </style:style>
    <style:style style:name="P3919" style:parent-style-name="Normal" style:family="paragraph">
      <style:paragraph-properties style:line-height-at-least="0in" fo:margin-left="0.0138in">
        <style:tab-stops/>
      </style:paragraph-properties>
      <style:text-properties style:font-name="Verdana" style:font-name-asian="Verdana" fo:font-size="9.5pt" style:font-size-asian="9.5pt"/>
    </style:style>
    <style:style style:name="TableCell3920" style:family="table-cell">
      <style:table-cell-properties fo:border="none" style:writing-mode="lr-tb" style:vertical-align="bottom" fo:padding-top="0in" fo:padding-left="0in" fo:padding-bottom="0in" fo:padding-right="0in"/>
    </style:style>
    <style:style style:name="P3921" style:parent-style-name="Normal" style:family="paragraph">
      <style:paragraph-properties style:line-height-at-least="0in" fo:margin-left="0.0416in">
        <style:tab-stops/>
      </style:paragraph-properties>
      <style:text-properties style:font-name="Verdana" style:font-name-asian="Verdana" fo:font-size="9.5pt" style:font-size-asian="9.5pt"/>
    </style:style>
    <style:style style:name="TableCell3922" style:family="table-cell">
      <style:table-cell-properties fo:border="none" style:writing-mode="lr-tb" style:vertical-align="bottom" fo:padding-top="0in" fo:padding-left="0in" fo:padding-bottom="0in" fo:padding-right="0in"/>
    </style:style>
    <style:style style:name="P3923" style:parent-style-name="Normal" style:family="paragraph">
      <style:paragraph-properties fo:text-align="end" style:line-height-at-least="0in"/>
      <style:text-properties style:font-name="Verdana" style:font-name-asian="Verdana" fo:font-size="9.5pt" style:font-size-asian="9.5pt"/>
    </style:style>
    <style:style style:name="TableCell392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25" style:parent-style-name="Normal" style:family="paragraph">
      <style:paragraph-properties style:line-height-at-least="0in"/>
      <style:text-properties style:font-name="Times New Roman" style:font-name-asian="Times New Roman" fo:font-size="12pt" style:font-size-asian="12pt"/>
    </style:style>
    <style:style style:name="TableCell3926" style:family="table-cell">
      <style:table-cell-properties fo:border="none" style:writing-mode="lr-tb" style:vertical-align="bottom" fo:padding-top="0in" fo:padding-left="0in" fo:padding-bottom="0in" fo:padding-right="0in"/>
    </style:style>
    <style:style style:name="P3927" style:parent-style-name="Normal" style:family="paragraph">
      <style:paragraph-properties style:line-height-at-least="0in"/>
      <style:text-properties style:font-name="Times New Roman" style:font-name-asian="Times New Roman" fo:font-size="12pt" style:font-size-asian="12pt"/>
    </style:style>
    <style:style style:name="TableCell3928" style:family="table-cell">
      <style:table-cell-properties fo:border="none" fo:background-color="#FFFF00" style:writing-mode="lr-tb" style:vertical-align="bottom" fo:padding-top="0in" fo:padding-left="0in" fo:padding-bottom="0in" fo:padding-right="0in"/>
    </style:style>
    <style:style style:name="P3929" style:parent-style-name="Normal" style:family="paragraph">
      <style:paragraph-properties style:line-height-at-least="0in"/>
      <style:text-properties style:font-name="Verdana" style:font-name-asian="Verdana" fo:font-size="9.5pt" style:font-size-asian="9.5pt" fo:background-color="#FFFF00"/>
    </style:style>
    <style:style style:name="TableCell39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31" style:parent-style-name="Normal" style:family="paragraph">
      <style:paragraph-properties style:line-height-at-least="0in"/>
      <style:text-properties style:font-name="Times New Roman" style:font-name-asian="Times New Roman" fo:font-size="12pt" style:font-size-asian="12pt"/>
    </style:style>
    <style:style style:name="TableRow3932" style:family="table-row">
      <style:table-row-properties style:min-row-height="0.193in" style:use-optimal-row-height="false"/>
    </style:style>
    <style:style style:name="TableCell393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934" style:parent-style-name="Normal" style:family="paragraph">
      <style:paragraph-properties style:line-height-at-least="0in"/>
      <style:text-properties style:font-name="Times New Roman" style:font-name-asian="Times New Roman" fo:font-size="12pt" style:font-size-asian="12pt"/>
    </style:style>
    <style:style style:name="TableCell3935" style:family="table-cell">
      <style:table-cell-properties fo:border="none" style:writing-mode="lr-tb" style:vertical-align="bottom" fo:padding-top="0in" fo:padding-left="0in" fo:padding-bottom="0in" fo:padding-right="0in"/>
    </style:style>
    <style:style style:name="P3936" style:parent-style-name="Normal" style:family="paragraph">
      <style:paragraph-properties style:line-height-at-least="0in"/>
      <style:text-properties style:font-name="Times New Roman" style:font-name-asian="Times New Roman" fo:font-size="12pt" style:font-size-asian="12pt"/>
    </style:style>
    <style:style style:name="TableCell3937" style:family="table-cell">
      <style:table-cell-properties fo:border="none" style:writing-mode="lr-tb" style:vertical-align="bottom" fo:padding-top="0in" fo:padding-left="0in" fo:padding-bottom="0in" fo:padding-right="0in"/>
    </style:style>
    <style:style style:name="P3938" style:parent-style-name="Normal" style:family="paragraph">
      <style:paragraph-properties style:line-height-at-least="0in"/>
      <style:text-properties style:font-name="Verdana" style:font-name-asian="Verdana" fo:font-size="9.5pt" style:font-size-asian="9.5pt"/>
    </style:style>
    <style:style style:name="TableCell3939" style:family="table-cell">
      <style:table-cell-properties fo:border="none" style:writing-mode="lr-tb" style:vertical-align="bottom" fo:padding-top="0in" fo:padding-left="0in" fo:padding-bottom="0in" fo:padding-right="0in"/>
    </style:style>
    <style:style style:name="P3940" style:parent-style-name="Normal" style:family="paragraph">
      <style:paragraph-properties style:line-height-at-least="0in"/>
      <style:text-properties style:font-name="Times New Roman" style:font-name-asian="Times New Roman" fo:font-size="12pt" style:font-size-asian="12pt"/>
    </style:style>
    <style:style style:name="TableCell3941" style:family="table-cell">
      <style:table-cell-properties fo:border="none" style:writing-mode="lr-tb" style:vertical-align="bottom" fo:padding-top="0in" fo:padding-left="0in" fo:padding-bottom="0in" fo:padding-right="0in"/>
    </style:style>
    <style:style style:name="P3942" style:parent-style-name="Normal" style:family="paragraph">
      <style:paragraph-properties style:line-height-at-least="0in"/>
      <style:text-properties style:font-name="Times New Roman" style:font-name-asian="Times New Roman" fo:font-size="12pt" style:font-size-asian="12pt"/>
    </style:style>
    <style:style style:name="TableCell3943" style:family="table-cell">
      <style:table-cell-properties fo:border="none" style:writing-mode="lr-tb" style:vertical-align="bottom" fo:padding-top="0in" fo:padding-left="0in" fo:padding-bottom="0in" fo:padding-right="0in"/>
    </style:style>
    <style:style style:name="P3944" style:parent-style-name="Normal" style:family="paragraph">
      <style:paragraph-properties style:line-height-at-least="0in"/>
      <style:text-properties style:font-name="Times New Roman" style:font-name-asian="Times New Roman" fo:font-size="12pt" style:font-size-asian="12pt"/>
    </style:style>
    <style:style style:name="TableCell39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46" style:parent-style-name="Normal" style:family="paragraph">
      <style:paragraph-properties style:line-height-at-least="0in"/>
      <style:text-properties style:font-name="Times New Roman" style:font-name-asian="Times New Roman" fo:font-size="12pt" style:font-size-asian="12pt"/>
    </style:style>
    <style:style style:name="TableCell3947" style:family="table-cell">
      <style:table-cell-properties fo:border="none" style:writing-mode="lr-tb" style:vertical-align="bottom" fo:padding-top="0in" fo:padding-left="0in" fo:padding-bottom="0in" fo:padding-right="0in"/>
    </style:style>
    <style:style style:name="P3948" style:parent-style-name="Normal" style:family="paragraph">
      <style:paragraph-properties style:line-height-at-least="0in"/>
      <style:text-properties style:font-name="Times New Roman" style:font-name-asian="Times New Roman" fo:font-size="12pt" style:font-size-asian="12pt"/>
    </style:style>
    <style:style style:name="TableCell3949" style:family="table-cell">
      <style:table-cell-properties fo:border="none" fo:background-color="#FFFF00" style:writing-mode="lr-tb" style:vertical-align="bottom" fo:padding-top="0in" fo:padding-left="0in" fo:padding-bottom="0in" fo:padding-right="0in"/>
    </style:style>
    <style:style style:name="P3950"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39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52" style:parent-style-name="Normal" style:family="paragraph">
      <style:paragraph-properties style:line-height-at-least="0in"/>
      <style:text-properties style:font-name="Times New Roman" style:font-name-asian="Times New Roman" fo:font-size="12pt" style:font-size-asian="12pt"/>
    </style:style>
    <style:style style:name="TableRow3953" style:family="table-row">
      <style:table-row-properties style:min-row-height="0.1951in" style:use-optimal-row-height="false"/>
    </style:style>
    <style:style style:name="TableCell395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955" style:parent-style-name="Normal" style:family="paragraph">
      <style:paragraph-properties style:line-height-at-least="0in"/>
      <style:text-properties style:font-name="Times New Roman" style:font-name-asian="Times New Roman" fo:font-size="12pt" style:font-size-asian="12pt"/>
    </style:style>
    <style:style style:name="TableCell3956" style:family="table-cell">
      <style:table-cell-properties fo:border="none" style:writing-mode="lr-tb" style:vertical-align="bottom" fo:padding-top="0in" fo:padding-left="0in" fo:padding-bottom="0in" fo:padding-right="0in"/>
    </style:style>
    <style:style style:name="P3957" style:parent-style-name="Normal" style:family="paragraph">
      <style:paragraph-properties style:line-height-at-least="0in"/>
      <style:text-properties style:font-name="Times New Roman" style:font-name-asian="Times New Roman" fo:font-size="12pt" style:font-size-asian="12pt"/>
    </style:style>
    <style:style style:name="TableCell3958" style:family="table-cell">
      <style:table-cell-properties fo:border="none" style:writing-mode="lr-tb" style:vertical-align="bottom" fo:padding-top="0in" fo:padding-left="0in" fo:padding-bottom="0in" fo:padding-right="0in"/>
    </style:style>
    <style:style style:name="P3959" style:parent-style-name="Normal" style:family="paragraph">
      <style:paragraph-properties style:line-height-at-least="0in"/>
      <style:text-properties style:font-name="Times New Roman" style:font-name-asian="Times New Roman" fo:font-size="12pt" style:font-size-asian="12pt"/>
    </style:style>
    <style:style style:name="TableCell3960" style:family="table-cell">
      <style:table-cell-properties fo:border="none" style:writing-mode="lr-tb" style:vertical-align="bottom" fo:padding-top="0in" fo:padding-left="0in" fo:padding-bottom="0in" fo:padding-right="0in"/>
    </style:style>
    <style:style style:name="P3961" style:parent-style-name="Normal" style:family="paragraph">
      <style:paragraph-properties style:line-height-at-least="0in"/>
      <style:text-properties style:font-name="Times New Roman" style:font-name-asian="Times New Roman" fo:font-size="12pt" style:font-size-asian="12pt"/>
    </style:style>
    <style:style style:name="TableCell3962" style:family="table-cell">
      <style:table-cell-properties fo:border="none" style:writing-mode="lr-tb" style:vertical-align="bottom" fo:padding-top="0in" fo:padding-left="0in" fo:padding-bottom="0in" fo:padding-right="0in"/>
    </style:style>
    <style:style style:name="P3963" style:parent-style-name="Normal" style:family="paragraph">
      <style:paragraph-properties style:line-height-at-least="0in"/>
      <style:text-properties style:font-name="Times New Roman" style:font-name-asian="Times New Roman" fo:font-size="12pt" style:font-size-asian="12pt"/>
    </style:style>
    <style:style style:name="TableCell3964" style:family="table-cell">
      <style:table-cell-properties fo:border="none" style:writing-mode="lr-tb" style:vertical-align="bottom" fo:padding-top="0in" fo:padding-left="0in" fo:padding-bottom="0in" fo:padding-right="0in"/>
    </style:style>
    <style:style style:name="P3965" style:parent-style-name="Normal" style:family="paragraph">
      <style:paragraph-properties style:line-height-at-least="0in"/>
      <style:text-properties style:font-name="Times New Roman" style:font-name-asian="Times New Roman" fo:font-size="12pt" style:font-size-asian="12pt"/>
    </style:style>
    <style:style style:name="TableCell3966" style:family="table-cell">
      <style:table-cell-properties fo:border="none" style:writing-mode="lr-tb" style:vertical-align="bottom" fo:padding-top="0in" fo:padding-left="0in" fo:padding-bottom="0in" fo:padding-right="0in"/>
    </style:style>
    <style:style style:name="P3967" style:parent-style-name="Normal" style:family="paragraph">
      <style:paragraph-properties style:line-height-at-least="0in"/>
      <style:text-properties style:font-name="Times New Roman" style:font-name-asian="Times New Roman" fo:font-size="12pt" style:font-size-asian="12pt"/>
    </style:style>
    <style:style style:name="TableCell39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69" style:parent-style-name="Normal" style:family="paragraph">
      <style:paragraph-properties style:line-height-at-least="0in"/>
      <style:text-properties style:font-name="Times New Roman" style:font-name-asian="Times New Roman" fo:font-size="12pt" style:font-size-asian="12pt"/>
    </style:style>
    <style:style style:name="TableCell3970" style:family="table-cell">
      <style:table-cell-properties fo:border="none" style:writing-mode="lr-tb" style:vertical-align="bottom" fo:padding-top="0in" fo:padding-left="0in" fo:padding-bottom="0in" fo:padding-right="0in"/>
    </style:style>
    <style:style style:name="P3971" style:parent-style-name="Normal" style:family="paragraph">
      <style:paragraph-properties style:line-height-at-least="0in"/>
      <style:text-properties style:font-name="Times New Roman" style:font-name-asian="Times New Roman" fo:font-size="12pt" style:font-size-asian="12pt"/>
    </style:style>
    <style:style style:name="TableCell3972" style:family="table-cell">
      <style:table-cell-properties fo:border="none" fo:background-color="#FFFF00" style:writing-mode="lr-tb" style:vertical-align="bottom" fo:padding-top="0in" fo:padding-left="0in" fo:padding-bottom="0in" fo:padding-right="0in"/>
    </style:style>
    <style:style style:name="P3973" style:parent-style-name="Normal" style:family="paragraph">
      <style:paragraph-properties style:line-height-at-least="0in"/>
      <style:text-properties style:font-name="Verdana" style:font-name-asian="Verdana" fo:font-size="9.5pt" style:font-size-asian="9.5pt" fo:background-color="#FFFF00"/>
    </style:style>
    <style:style style:name="TableCell39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75" style:parent-style-name="Normal" style:family="paragraph">
      <style:paragraph-properties style:line-height-at-least="0in"/>
      <style:text-properties style:font-name="Times New Roman" style:font-name-asian="Times New Roman" fo:font-size="12pt" style:font-size-asian="12pt"/>
    </style:style>
    <style:style style:name="TableRow3976" style:family="table-row">
      <style:table-row-properties style:min-row-height="0.193in" style:use-optimal-row-height="false"/>
    </style:style>
    <style:style style:name="TableCell397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978" style:parent-style-name="Normal" style:family="paragraph">
      <style:paragraph-properties style:line-height-at-least="0in"/>
      <style:text-properties style:font-name="Times New Roman" style:font-name-asian="Times New Roman" fo:font-size="12pt" style:font-size-asian="12pt"/>
    </style:style>
    <style:style style:name="TableCell3979" style:family="table-cell">
      <style:table-cell-properties fo:border="none" style:writing-mode="lr-tb" style:vertical-align="bottom" fo:padding-top="0in" fo:padding-left="0in" fo:padding-bottom="0in" fo:padding-right="0in"/>
    </style:style>
    <style:style style:name="P3980" style:parent-style-name="Normal" style:family="paragraph">
      <style:paragraph-properties style:line-height-at-least="0in"/>
      <style:text-properties style:font-name="Times New Roman" style:font-name-asian="Times New Roman" fo:font-size="12pt" style:font-size-asian="12pt"/>
    </style:style>
    <style:style style:name="TableCell3981" style:family="table-cell">
      <style:table-cell-properties fo:border="none" style:writing-mode="lr-tb" style:vertical-align="bottom" fo:padding-top="0in" fo:padding-left="0in" fo:padding-bottom="0in" fo:padding-right="0in"/>
    </style:style>
    <style:style style:name="P3982" style:parent-style-name="Normal" style:family="paragraph">
      <style:paragraph-properties style:line-height-at-least="0in"/>
      <style:text-properties style:font-name="Times New Roman" style:font-name-asian="Times New Roman" fo:font-size="12pt" style:font-size-asian="12pt"/>
    </style:style>
    <style:style style:name="TableCell3983" style:family="table-cell">
      <style:table-cell-properties fo:border="none" style:writing-mode="lr-tb" style:vertical-align="bottom" fo:padding-top="0in" fo:padding-left="0in" fo:padding-bottom="0in" fo:padding-right="0in"/>
    </style:style>
    <style:style style:name="P3984" style:parent-style-name="Normal" style:family="paragraph">
      <style:paragraph-properties style:line-height-at-least="0in"/>
      <style:text-properties style:font-name="Times New Roman" style:font-name-asian="Times New Roman" fo:font-size="12pt" style:font-size-asian="12pt"/>
    </style:style>
    <style:style style:name="TableCell3985" style:family="table-cell">
      <style:table-cell-properties fo:border="none" style:writing-mode="lr-tb" style:vertical-align="bottom" fo:padding-top="0in" fo:padding-left="0in" fo:padding-bottom="0in" fo:padding-right="0in"/>
    </style:style>
    <style:style style:name="P3986" style:parent-style-name="Normal" style:family="paragraph">
      <style:paragraph-properties style:line-height-at-least="0in"/>
      <style:text-properties style:font-name="Times New Roman" style:font-name-asian="Times New Roman" fo:font-size="12pt" style:font-size-asian="12pt"/>
    </style:style>
    <style:style style:name="TableCell3987" style:family="table-cell">
      <style:table-cell-properties fo:border="none" style:writing-mode="lr-tb" style:vertical-align="bottom" fo:padding-top="0in" fo:padding-left="0in" fo:padding-bottom="0in" fo:padding-right="0in"/>
    </style:style>
    <style:style style:name="P3988" style:parent-style-name="Normal" style:family="paragraph">
      <style:paragraph-properties style:line-height-at-least="0in"/>
      <style:text-properties style:font-name="Times New Roman" style:font-name-asian="Times New Roman" fo:font-size="12pt" style:font-size-asian="12pt"/>
    </style:style>
    <style:style style:name="TableCell3989" style:family="table-cell">
      <style:table-cell-properties fo:border="none" style:writing-mode="lr-tb" style:vertical-align="bottom" fo:padding-top="0in" fo:padding-left="0in" fo:padding-bottom="0in" fo:padding-right="0in"/>
    </style:style>
    <style:style style:name="P3990" style:parent-style-name="Normal" style:family="paragraph">
      <style:paragraph-properties style:line-height-at-least="0in"/>
      <style:text-properties style:font-name="Times New Roman" style:font-name-asian="Times New Roman" fo:font-size="12pt" style:font-size-asian="12pt"/>
    </style:style>
    <style:style style:name="TableCell39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92" style:parent-style-name="Normal" style:family="paragraph">
      <style:paragraph-properties style:line-height-at-least="0in"/>
      <style:text-properties style:font-name="Times New Roman" style:font-name-asian="Times New Roman" fo:font-size="12pt" style:font-size-asian="12pt"/>
    </style:style>
    <style:style style:name="TableCell3993" style:family="table-cell">
      <style:table-cell-properties fo:border="none" style:writing-mode="lr-tb" style:vertical-align="bottom" fo:padding-top="0in" fo:padding-left="0in" fo:padding-bottom="0in" fo:padding-right="0in"/>
    </style:style>
    <style:style style:name="P3994" style:parent-style-name="Normal" style:family="paragraph">
      <style:paragraph-properties style:line-height-at-least="0in"/>
      <style:text-properties style:font-name="Times New Roman" style:font-name-asian="Times New Roman" fo:font-size="12pt" style:font-size-asian="12pt"/>
    </style:style>
    <style:style style:name="TableCell3995" style:family="table-cell">
      <style:table-cell-properties fo:border="none" fo:background-color="#FFFF00" style:writing-mode="lr-tb" style:vertical-align="bottom" fo:padding-top="0in" fo:padding-left="0in" fo:padding-bottom="0in" fo:padding-right="0in"/>
    </style:style>
    <style:style style:name="P3996" style:parent-style-name="Normal" style:family="paragraph">
      <style:paragraph-properties style:line-height-at-least="0in"/>
      <style:text-properties style:font-name="Verdana" style:font-name-asian="Verdana" fo:font-size="9.5pt" style:font-size-asian="9.5pt" fo:background-color="#FFFF00"/>
    </style:style>
    <style:style style:name="TableCell399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98" style:parent-style-name="Normal" style:family="paragraph">
      <style:paragraph-properties style:line-height-at-least="0in"/>
      <style:text-properties style:font-name="Times New Roman" style:font-name-asian="Times New Roman" fo:font-size="12pt" style:font-size-asian="12pt"/>
    </style:style>
    <style:style style:name="TableRow3999" style:family="table-row">
      <style:table-row-properties style:min-row-height="0.1965in" style:use-optimal-row-height="false"/>
    </style:style>
    <style:style style:name="TableCell400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001" style:parent-style-name="Normal" style:family="paragraph">
      <style:paragraph-properties style:line-height-at-least="0in"/>
      <style:text-properties style:font-name="Times New Roman" style:font-name-asian="Times New Roman" fo:font-size="12pt" style:font-size-asian="12pt"/>
    </style:style>
    <style:style style:name="TableCell4002" style:family="table-cell">
      <style:table-cell-properties fo:border="none" style:writing-mode="lr-tb" style:vertical-align="bottom" fo:padding-top="0in" fo:padding-left="0in" fo:padding-bottom="0in" fo:padding-right="0in"/>
    </style:style>
    <style:style style:name="P4003" style:parent-style-name="Normal" style:family="paragraph">
      <style:paragraph-properties style:line-height-at-least="0in"/>
      <style:text-properties style:font-name="Times New Roman" style:font-name-asian="Times New Roman" fo:font-size="12pt" style:font-size-asian="12pt"/>
    </style:style>
    <style:style style:name="TableCell4004" style:family="table-cell">
      <style:table-cell-properties fo:border="none" style:writing-mode="lr-tb" style:vertical-align="bottom" fo:padding-top="0in" fo:padding-left="0in" fo:padding-bottom="0in" fo:padding-right="0in"/>
    </style:style>
    <style:style style:name="P4005" style:parent-style-name="Normal" style:family="paragraph">
      <style:paragraph-properties style:line-height-at-least="0in"/>
      <style:text-properties style:font-name="Times New Roman" style:font-name-asian="Times New Roman" fo:font-size="12pt" style:font-size-asian="12pt"/>
    </style:style>
    <style:style style:name="TableCell4006" style:family="table-cell">
      <style:table-cell-properties fo:border="none" style:writing-mode="lr-tb" style:vertical-align="bottom" fo:padding-top="0in" fo:padding-left="0in" fo:padding-bottom="0in" fo:padding-right="0in"/>
    </style:style>
    <style:style style:name="P4007" style:parent-style-name="Normal" style:family="paragraph">
      <style:paragraph-properties style:line-height-at-least="0in"/>
      <style:text-properties style:font-name="Times New Roman" style:font-name-asian="Times New Roman" fo:font-size="12pt" style:font-size-asian="12pt"/>
    </style:style>
    <style:style style:name="TableCell4008" style:family="table-cell">
      <style:table-cell-properties fo:border="none" style:writing-mode="lr-tb" style:vertical-align="bottom" fo:padding-top="0in" fo:padding-left="0in" fo:padding-bottom="0in" fo:padding-right="0in"/>
    </style:style>
    <style:style style:name="P4009" style:parent-style-name="Normal" style:family="paragraph">
      <style:paragraph-properties style:line-height-at-least="0in"/>
      <style:text-properties style:font-name="Times New Roman" style:font-name-asian="Times New Roman" fo:font-size="12pt" style:font-size-asian="12pt"/>
    </style:style>
    <style:style style:name="TableCell4010" style:family="table-cell">
      <style:table-cell-properties fo:border="none" style:writing-mode="lr-tb" style:vertical-align="bottom" fo:padding-top="0in" fo:padding-left="0in" fo:padding-bottom="0in" fo:padding-right="0in"/>
    </style:style>
    <style:style style:name="P4011" style:parent-style-name="Normal" style:family="paragraph">
      <style:paragraph-properties style:line-height-at-least="0in"/>
      <style:text-properties style:font-name="Times New Roman" style:font-name-asian="Times New Roman" fo:font-size="12pt" style:font-size-asian="12pt"/>
    </style:style>
    <style:style style:name="TableCell4012" style:family="table-cell">
      <style:table-cell-properties fo:border="none" style:writing-mode="lr-tb" style:vertical-align="bottom" fo:padding-top="0in" fo:padding-left="0in" fo:padding-bottom="0in" fo:padding-right="0in"/>
    </style:style>
    <style:style style:name="P4013" style:parent-style-name="Normal" style:family="paragraph">
      <style:paragraph-properties style:line-height-at-least="0in"/>
      <style:text-properties style:font-name="Times New Roman" style:font-name-asian="Times New Roman" fo:font-size="12pt" style:font-size-asian="12pt"/>
    </style:style>
    <style:style style:name="TableCell40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15" style:parent-style-name="Normal" style:family="paragraph">
      <style:paragraph-properties style:line-height-at-least="0in"/>
      <style:text-properties style:font-name="Times New Roman" style:font-name-asian="Times New Roman" fo:font-size="12pt" style:font-size-asian="12pt"/>
    </style:style>
    <style:style style:name="TableCell4016" style:family="table-cell">
      <style:table-cell-properties fo:border="none" style:writing-mode="lr-tb" style:vertical-align="bottom" fo:padding-top="0in" fo:padding-left="0in" fo:padding-bottom="0in" fo:padding-right="0in"/>
    </style:style>
    <style:style style:name="P4017" style:parent-style-name="Normal" style:family="paragraph">
      <style:paragraph-properties style:line-height-at-least="0in"/>
      <style:text-properties style:font-name="Times New Roman" style:font-name-asian="Times New Roman" fo:font-size="12pt" style:font-size-asian="12pt"/>
    </style:style>
    <style:style style:name="TableCell4018" style:family="table-cell">
      <style:table-cell-properties fo:border="none" fo:background-color="#FFFF00" style:writing-mode="lr-tb" style:vertical-align="bottom" fo:padding-top="0in" fo:padding-left="0in" fo:padding-bottom="0in" fo:padding-right="0in"/>
    </style:style>
    <style:style style:name="P4019" style:parent-style-name="Normal" style:family="paragraph">
      <style:paragraph-properties style:line-height-at-least="0in"/>
      <style:text-properties style:font-name="Verdana" style:font-name-asian="Verdana" fo:font-size="9.5pt" style:font-size-asian="9.5pt" fo:background-color="#FFFF00"/>
    </style:style>
    <style:style style:name="TableCell402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21" style:parent-style-name="Normal" style:family="paragraph">
      <style:paragraph-properties style:line-height-at-least="0in"/>
      <style:text-properties style:font-name="Times New Roman" style:font-name-asian="Times New Roman" fo:font-size="12pt" style:font-size-asian="12pt"/>
    </style:style>
    <style:style style:name="TableRow4022" style:family="table-row">
      <style:table-row-properties style:min-row-height="0.1937in" style:use-optimal-row-height="false"/>
    </style:style>
    <style:style style:name="TableCell402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024" style:parent-style-name="Normal" style:family="paragraph">
      <style:paragraph-properties style:line-height-at-least="0in"/>
      <style:text-properties style:font-name="Times New Roman" style:font-name-asian="Times New Roman" fo:font-size="12pt" style:font-size-asian="12pt"/>
    </style:style>
    <style:style style:name="TableCell4025" style:family="table-cell">
      <style:table-cell-properties fo:border="none" style:writing-mode="lr-tb" style:vertical-align="bottom" fo:padding-top="0in" fo:padding-left="0in" fo:padding-bottom="0in" fo:padding-right="0in"/>
    </style:style>
    <style:style style:name="P4026" style:parent-style-name="Normal" style:family="paragraph">
      <style:paragraph-properties style:line-height-at-least="0in"/>
      <style:text-properties style:font-name="Times New Roman" style:font-name-asian="Times New Roman" fo:font-size="12pt" style:font-size-asian="12pt"/>
    </style:style>
    <style:style style:name="TableCell4027" style:family="table-cell">
      <style:table-cell-properties fo:border="none" style:writing-mode="lr-tb" style:vertical-align="bottom" fo:padding-top="0in" fo:padding-left="0in" fo:padding-bottom="0in" fo:padding-right="0in"/>
    </style:style>
    <style:style style:name="P4028" style:parent-style-name="Normal" style:family="paragraph">
      <style:paragraph-properties style:line-height-at-least="0in"/>
      <style:text-properties style:font-name="Times New Roman" style:font-name-asian="Times New Roman" fo:font-size="12pt" style:font-size-asian="12pt"/>
    </style:style>
    <style:style style:name="TableCell4029" style:family="table-cell">
      <style:table-cell-properties fo:border="none" style:writing-mode="lr-tb" style:vertical-align="bottom" fo:padding-top="0in" fo:padding-left="0in" fo:padding-bottom="0in" fo:padding-right="0in"/>
    </style:style>
    <style:style style:name="P4030" style:parent-style-name="Normal" style:family="paragraph">
      <style:paragraph-properties style:line-height-at-least="0in"/>
      <style:text-properties style:font-name="Times New Roman" style:font-name-asian="Times New Roman" fo:font-size="12pt" style:font-size-asian="12pt"/>
    </style:style>
    <style:style style:name="TableCell4031" style:family="table-cell">
      <style:table-cell-properties fo:border="none" style:writing-mode="lr-tb" style:vertical-align="bottom" fo:padding-top="0in" fo:padding-left="0in" fo:padding-bottom="0in" fo:padding-right="0in"/>
    </style:style>
    <style:style style:name="P4032" style:parent-style-name="Normal" style:family="paragraph">
      <style:paragraph-properties style:line-height-at-least="0in"/>
      <style:text-properties style:font-name="Times New Roman" style:font-name-asian="Times New Roman" fo:font-size="12pt" style:font-size-asian="12pt"/>
    </style:style>
    <style:style style:name="TableCell4033" style:family="table-cell">
      <style:table-cell-properties fo:border="none" style:writing-mode="lr-tb" style:vertical-align="bottom" fo:padding-top="0in" fo:padding-left="0in" fo:padding-bottom="0in" fo:padding-right="0in"/>
    </style:style>
    <style:style style:name="P4034" style:parent-style-name="Normal" style:family="paragraph">
      <style:paragraph-properties style:line-height-at-least="0in"/>
      <style:text-properties style:font-name="Times New Roman" style:font-name-asian="Times New Roman" fo:font-size="12pt" style:font-size-asian="12pt"/>
    </style:style>
    <style:style style:name="TableCell4035" style:family="table-cell">
      <style:table-cell-properties fo:border="none" style:writing-mode="lr-tb" style:vertical-align="bottom" fo:padding-top="0in" fo:padding-left="0in" fo:padding-bottom="0in" fo:padding-right="0in"/>
    </style:style>
    <style:style style:name="P4036" style:parent-style-name="Normal" style:family="paragraph">
      <style:paragraph-properties style:line-height-at-least="0in"/>
      <style:text-properties style:font-name="Times New Roman" style:font-name-asian="Times New Roman" fo:font-size="12pt" style:font-size-asian="12pt"/>
    </style:style>
    <style:style style:name="TableCell403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38" style:parent-style-name="Normal" style:family="paragraph">
      <style:paragraph-properties style:line-height-at-least="0in"/>
      <style:text-properties style:font-name="Times New Roman" style:font-name-asian="Times New Roman" fo:font-size="12pt" style:font-size-asian="12pt"/>
    </style:style>
    <style:style style:name="TableCell4039" style:family="table-cell">
      <style:table-cell-properties fo:border="none" style:writing-mode="lr-tb" style:vertical-align="bottom" fo:padding-top="0in" fo:padding-left="0in" fo:padding-bottom="0in" fo:padding-right="0in"/>
    </style:style>
    <style:style style:name="P4040" style:parent-style-name="Normal" style:family="paragraph">
      <style:paragraph-properties style:line-height-at-least="0in"/>
      <style:text-properties style:font-name="Times New Roman" style:font-name-asian="Times New Roman" fo:font-size="12pt" style:font-size-asian="12pt"/>
    </style:style>
    <style:style style:name="TableCell4041" style:family="table-cell">
      <style:table-cell-properties fo:border="none" fo:background-color="#FFFF00" style:writing-mode="lr-tb" style:vertical-align="bottom" fo:padding-top="0in" fo:padding-left="0in" fo:padding-bottom="0in" fo:padding-right="0in"/>
    </style:style>
    <style:style style:name="P4042" style:parent-style-name="Normal" style:family="paragraph">
      <style:paragraph-properties style:line-height-at-least="0in"/>
      <style:text-properties style:font-name="Verdana" style:font-name-asian="Verdana" fo:font-size="9.5pt" style:font-size-asian="9.5pt" fo:background-color="#FFFF00"/>
    </style:style>
    <style:style style:name="TableCell40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44" style:parent-style-name="Normal" style:family="paragraph">
      <style:paragraph-properties style:line-height-at-least="0in"/>
      <style:text-properties style:font-name="Times New Roman" style:font-name-asian="Times New Roman" fo:font-size="12pt" style:font-size-asian="12pt"/>
    </style:style>
    <style:style style:name="TableRow4045" style:family="table-row">
      <style:table-row-properties style:min-row-height="0.1951in" style:use-optimal-row-height="false"/>
    </style:style>
    <style:style style:name="TableCell404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047" style:parent-style-name="Normal" style:family="paragraph">
      <style:paragraph-properties style:line-height-at-least="0in"/>
      <style:text-properties style:font-name="Times New Roman" style:font-name-asian="Times New Roman" fo:font-size="12pt" style:font-size-asian="12pt"/>
    </style:style>
    <style:style style:name="TableCell4048" style:family="table-cell">
      <style:table-cell-properties fo:border="none" style:writing-mode="lr-tb" style:vertical-align="bottom" fo:padding-top="0in" fo:padding-left="0in" fo:padding-bottom="0in" fo:padding-right="0in"/>
    </style:style>
    <style:style style:name="P4049" style:parent-style-name="Normal" style:family="paragraph">
      <style:paragraph-properties style:line-height-at-least="0in"/>
      <style:text-properties style:font-name="Times New Roman" style:font-name-asian="Times New Roman" fo:font-size="12pt" style:font-size-asian="12pt"/>
    </style:style>
    <style:style style:name="TableCell4050" style:family="table-cell">
      <style:table-cell-properties fo:border="none" style:writing-mode="lr-tb" style:vertical-align="bottom" fo:padding-top="0in" fo:padding-left="0in" fo:padding-bottom="0in" fo:padding-right="0in"/>
    </style:style>
    <style:style style:name="P4051" style:parent-style-name="Normal" style:family="paragraph">
      <style:paragraph-properties style:line-height-at-least="0in"/>
      <style:text-properties style:font-name="Times New Roman" style:font-name-asian="Times New Roman" fo:font-size="12pt" style:font-size-asian="12pt"/>
    </style:style>
    <style:style style:name="TableCell4052" style:family="table-cell">
      <style:table-cell-properties fo:border="none" style:writing-mode="lr-tb" style:vertical-align="bottom" fo:padding-top="0in" fo:padding-left="0in" fo:padding-bottom="0in" fo:padding-right="0in"/>
    </style:style>
    <style:style style:name="P4053" style:parent-style-name="Normal" style:family="paragraph">
      <style:paragraph-properties style:line-height-at-least="0in"/>
      <style:text-properties style:font-name="Times New Roman" style:font-name-asian="Times New Roman" fo:font-size="12pt" style:font-size-asian="12pt"/>
    </style:style>
    <style:style style:name="TableCell4054" style:family="table-cell">
      <style:table-cell-properties fo:border="none" style:writing-mode="lr-tb" style:vertical-align="bottom" fo:padding-top="0in" fo:padding-left="0in" fo:padding-bottom="0in" fo:padding-right="0in"/>
    </style:style>
    <style:style style:name="P4055" style:parent-style-name="Normal" style:family="paragraph">
      <style:paragraph-properties style:line-height-at-least="0in"/>
      <style:text-properties style:font-name="Times New Roman" style:font-name-asian="Times New Roman" fo:font-size="12pt" style:font-size-asian="12pt"/>
    </style:style>
    <style:style style:name="TableCell4056" style:family="table-cell">
      <style:table-cell-properties fo:border="none" style:writing-mode="lr-tb" style:vertical-align="bottom" fo:padding-top="0in" fo:padding-left="0in" fo:padding-bottom="0in" fo:padding-right="0in"/>
    </style:style>
    <style:style style:name="P4057" style:parent-style-name="Normal" style:family="paragraph">
      <style:paragraph-properties style:line-height-at-least="0in"/>
      <style:text-properties style:font-name="Times New Roman" style:font-name-asian="Times New Roman" fo:font-size="12pt" style:font-size-asian="12pt"/>
    </style:style>
    <style:style style:name="TableCell4058" style:family="table-cell">
      <style:table-cell-properties fo:border="none" style:writing-mode="lr-tb" style:vertical-align="bottom" fo:padding-top="0in" fo:padding-left="0in" fo:padding-bottom="0in" fo:padding-right="0in"/>
    </style:style>
    <style:style style:name="P4059" style:parent-style-name="Normal" style:family="paragraph">
      <style:paragraph-properties style:line-height-at-least="0in"/>
      <style:text-properties style:font-name="Times New Roman" style:font-name-asian="Times New Roman" fo:font-size="12pt" style:font-size-asian="12pt"/>
    </style:style>
    <style:style style:name="TableCell406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61" style:parent-style-name="Normal" style:family="paragraph">
      <style:paragraph-properties style:line-height-at-least="0in"/>
      <style:text-properties style:font-name="Times New Roman" style:font-name-asian="Times New Roman" fo:font-size="12pt" style:font-size-asian="12pt"/>
    </style:style>
    <style:style style:name="TableCell4062" style:family="table-cell">
      <style:table-cell-properties fo:border="none" style:writing-mode="lr-tb" style:vertical-align="bottom" fo:padding-top="0in" fo:padding-left="0in" fo:padding-bottom="0in" fo:padding-right="0in"/>
    </style:style>
    <style:style style:name="P4063" style:parent-style-name="Normal" style:family="paragraph">
      <style:paragraph-properties style:line-height-at-least="0in"/>
      <style:text-properties style:font-name="Times New Roman" style:font-name-asian="Times New Roman" fo:font-size="12pt" style:font-size-asian="12pt"/>
    </style:style>
    <style:style style:name="TableCell4064" style:family="table-cell">
      <style:table-cell-properties fo:border="none" fo:background-color="#FFFF00" style:writing-mode="lr-tb" style:vertical-align="bottom" fo:padding-top="0in" fo:padding-left="0in" fo:padding-bottom="0in" fo:padding-right="0in"/>
    </style:style>
    <style:style style:name="P4065" style:parent-style-name="Normal" style:family="paragraph">
      <style:paragraph-properties style:line-height-at-least="0in"/>
      <style:text-properties style:font-name="Verdana" style:font-name-asian="Verdana" fo:font-size="9.5pt" style:font-size-asian="9.5pt"/>
    </style:style>
    <style:style style:name="TableCell4066" style:family="table-cell">
      <style:table-cell-properties fo:border="none" fo:background-color="#FFFF00" style:writing-mode="lr-tb" style:vertical-align="bottom" fo:padding-top="0in" fo:padding-left="0in" fo:padding-bottom="0in" fo:padding-right="0in"/>
    </style:style>
    <style:style style:name="P4067" style:parent-style-name="Normal" style:family="paragraph">
      <style:paragraph-properties style:line-height-at-least="0in"/>
      <style:text-properties style:font-name="Times New Roman" style:font-name-asian="Times New Roman" fo:font-size="12pt" style:font-size-asian="12pt"/>
    </style:style>
    <style:style style:name="TableCell4068" style:family="table-cell">
      <style:table-cell-properties fo:border="none" fo:background-color="#FFFF00" style:writing-mode="lr-tb" style:vertical-align="bottom" fo:padding-top="0in" fo:padding-left="0in" fo:padding-bottom="0in" fo:padding-right="0in"/>
    </style:style>
    <style:style style:name="P4069" style:parent-style-name="Normal" style:family="paragraph">
      <style:paragraph-properties style:line-height-at-least="0in"/>
      <style:text-properties style:font-name="Times New Roman" style:font-name-asian="Times New Roman" fo:font-size="12pt" style:font-size-asian="12pt"/>
    </style:style>
    <style:style style:name="TableCell4070" style:family="table-cell">
      <style:table-cell-properties fo:border="none" fo:background-color="#FFFF00" style:writing-mode="lr-tb" style:vertical-align="bottom" fo:padding-top="0in" fo:padding-left="0in" fo:padding-bottom="0in" fo:padding-right="0in"/>
    </style:style>
    <style:style style:name="P4071" style:parent-style-name="Normal" style:family="paragraph">
      <style:paragraph-properties style:line-height-at-least="0in"/>
      <style:text-properties style:font-name="Times New Roman" style:font-name-asian="Times New Roman" fo:font-size="12pt" style:font-size-asian="12pt"/>
    </style:style>
    <style:style style:name="TableCell4072" style:family="table-cell">
      <style:table-cell-properties fo:border="none" fo:background-color="#FFFF00" style:writing-mode="lr-tb" style:vertical-align="bottom" fo:padding-top="0in" fo:padding-left="0in" fo:padding-bottom="0in" fo:padding-right="0in"/>
    </style:style>
    <style:style style:name="P4073" style:parent-style-name="Normal" style:family="paragraph">
      <style:paragraph-properties style:line-height-at-least="0in"/>
      <style:text-properties style:font-name="Times New Roman" style:font-name-asian="Times New Roman" fo:font-size="12pt" style:font-size-asian="12pt"/>
    </style:style>
    <style:style style:name="TableCell4074" style:family="table-cell">
      <style:table-cell-properties fo:border="none" fo:background-color="#FFFF00" style:writing-mode="lr-tb" style:vertical-align="bottom" fo:padding-top="0in" fo:padding-left="0in" fo:padding-bottom="0in" fo:padding-right="0in"/>
    </style:style>
    <style:style style:name="P4075" style:parent-style-name="Normal" style:family="paragraph">
      <style:paragraph-properties style:line-height-at-least="0in" fo:margin-left="0.0416in">
        <style:tab-stops/>
      </style:paragraph-properties>
      <style:text-properties style:font-name="Verdana" style:font-name-asian="Verdana" fo:font-size="9.5pt" style:font-size-asian="9.5pt"/>
    </style:style>
    <style:style style:name="TableCell4076" style:family="table-cell">
      <style:table-cell-properties fo:border="none" fo:background-color="#FFFF00" style:writing-mode="lr-tb" style:vertical-align="bottom" fo:padding-top="0in" fo:padding-left="0in" fo:padding-bottom="0in" fo:padding-right="0in"/>
    </style:style>
    <style:style style:name="P4077" style:parent-style-name="Normal" style:family="paragraph">
      <style:paragraph-properties style:line-height-at-least="0in"/>
      <style:text-properties style:font-name="Times New Roman" style:font-name-asian="Times New Roman" fo:font-size="12pt" style:font-size-asian="12pt"/>
    </style:style>
    <style:style style:name="TableCell4078" style:family="table-cell">
      <style:table-cell-properties fo:border="none" fo:background-color="#FFFF00" style:writing-mode="lr-tb" style:vertical-align="bottom" fo:padding-top="0in" fo:padding-left="0in" fo:padding-bottom="0in" fo:padding-right="0in"/>
    </style:style>
    <style:style style:name="P4079" style:parent-style-name="Normal" style:family="paragraph">
      <style:paragraph-properties style:line-height-at-least="0in"/>
      <style:text-properties style:font-name="Times New Roman" style:font-name-asian="Times New Roman" fo:font-size="12pt" style:font-size-asian="12pt"/>
    </style:style>
    <style:style style:name="TableCell4080" style:family="table-cell">
      <style:table-cell-properties fo:border="none" fo:background-color="#FFFF00" style:writing-mode="lr-tb" style:vertical-align="bottom" fo:padding-top="0in" fo:padding-left="0in" fo:padding-bottom="0in" fo:padding-right="0in"/>
    </style:style>
    <style:style style:name="P4081" style:parent-style-name="Normal" style:family="paragraph">
      <style:paragraph-properties fo:text-align="end" style:line-height-at-least="0in" fo:margin-right="0.0034in"/>
      <style:text-properties style:font-name="Verdana" style:font-name-asian="Verdana" fo:font-size="9.5pt" style:font-size-asian="9.5pt"/>
    </style:style>
    <style:style style:name="TableCell4082" style:family="table-cell">
      <style:table-cell-properties fo:border="none" fo:background-color="#FFFF00" style:writing-mode="lr-tb" style:vertical-align="bottom" fo:padding-top="0in" fo:padding-left="0in" fo:padding-bottom="0in" fo:padding-right="0in"/>
    </style:style>
    <style:style style:name="P4083" style:parent-style-name="Normal" style:family="paragraph">
      <style:paragraph-properties style:line-height-at-least="0in"/>
      <style:text-properties style:font-name="Times New Roman" style:font-name-asian="Times New Roman" fo:font-size="12pt" style:font-size-asian="12pt"/>
    </style:style>
    <style:style style:name="TableCell4084" style:family="table-cell">
      <style:table-cell-properties fo:border="none" fo:background-color="#FFFF00" style:writing-mode="lr-tb" style:vertical-align="bottom" fo:padding-top="0in" fo:padding-left="0in" fo:padding-bottom="0in" fo:padding-right="0in"/>
    </style:style>
    <style:style style:name="P4085" style:parent-style-name="Normal" style:family="paragraph">
      <style:paragraph-properties fo:text-align="end" style:line-height-at-least="0in"/>
      <style:text-properties style:font-name="Verdana" style:font-name-asian="Verdana" fo:font-size="9.5pt" style:font-size-asian="9.5pt"/>
    </style:style>
    <style:style style:name="TableCell40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87" style:parent-style-name="Normal" style:family="paragraph">
      <style:paragraph-properties style:line-height-at-least="0in"/>
      <style:text-properties style:font-name="Times New Roman" style:font-name-asian="Times New Roman" fo:font-size="12pt" style:font-size-asian="12pt"/>
    </style:style>
    <style:style style:name="TableRow4088" style:family="table-row">
      <style:table-row-properties style:min-row-height="0.193in" style:use-optimal-row-height="false"/>
    </style:style>
    <style:style style:name="TableCell408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090" style:parent-style-name="Normal" style:family="paragraph">
      <style:paragraph-properties style:line-height-at-least="0in"/>
      <style:text-properties style:font-name="Times New Roman" style:font-name-asian="Times New Roman" fo:font-size="12pt" style:font-size-asian="12pt"/>
    </style:style>
    <style:style style:name="TableCell4091" style:family="table-cell">
      <style:table-cell-properties fo:border="none" style:writing-mode="lr-tb" style:vertical-align="bottom" fo:padding-top="0in" fo:padding-left="0in" fo:padding-bottom="0in" fo:padding-right="0in"/>
    </style:style>
    <style:style style:name="P4092" style:parent-style-name="Normal" style:family="paragraph">
      <style:paragraph-properties style:line-height-at-least="0in"/>
      <style:text-properties style:font-name="Times New Roman" style:font-name-asian="Times New Roman" fo:font-size="12pt" style:font-size-asian="12pt"/>
    </style:style>
    <style:style style:name="TableCell4093" style:family="table-cell">
      <style:table-cell-properties fo:border="none" style:writing-mode="lr-tb" style:vertical-align="bottom" fo:padding-top="0in" fo:padding-left="0in" fo:padding-bottom="0in" fo:padding-right="0in"/>
    </style:style>
    <style:style style:name="P4094" style:parent-style-name="Normal" style:family="paragraph">
      <style:paragraph-properties style:line-height-at-least="0in"/>
      <style:text-properties style:font-name="Times New Roman" style:font-name-asian="Times New Roman" fo:font-size="12pt" style:font-size-asian="12pt"/>
    </style:style>
    <style:style style:name="TableCell4095" style:family="table-cell">
      <style:table-cell-properties fo:border="none" style:writing-mode="lr-tb" style:vertical-align="bottom" fo:padding-top="0in" fo:padding-left="0in" fo:padding-bottom="0in" fo:padding-right="0in"/>
    </style:style>
    <style:style style:name="P4096" style:parent-style-name="Normal" style:family="paragraph">
      <style:paragraph-properties style:line-height-at-least="0in"/>
      <style:text-properties style:font-name="Times New Roman" style:font-name-asian="Times New Roman" fo:font-size="12pt" style:font-size-asian="12pt"/>
    </style:style>
    <style:style style:name="TableCell4097" style:family="table-cell">
      <style:table-cell-properties fo:border="none" style:writing-mode="lr-tb" style:vertical-align="bottom" fo:padding-top="0in" fo:padding-left="0in" fo:padding-bottom="0in" fo:padding-right="0in"/>
    </style:style>
    <style:style style:name="P4098" style:parent-style-name="Normal" style:family="paragraph">
      <style:paragraph-properties style:line-height-at-least="0in"/>
      <style:text-properties style:font-name="Times New Roman" style:font-name-asian="Times New Roman" fo:font-size="12pt" style:font-size-asian="12pt"/>
    </style:style>
    <style:style style:name="TableCell4099" style:family="table-cell">
      <style:table-cell-properties fo:border="none" style:writing-mode="lr-tb" style:vertical-align="bottom" fo:padding-top="0in" fo:padding-left="0in" fo:padding-bottom="0in" fo:padding-right="0in"/>
    </style:style>
    <style:style style:name="P4100" style:parent-style-name="Normal" style:family="paragraph">
      <style:paragraph-properties style:line-height-at-least="0in"/>
      <style:text-properties style:font-name="Times New Roman" style:font-name-asian="Times New Roman" fo:font-size="12pt" style:font-size-asian="12pt"/>
    </style:style>
    <style:style style:name="TableCell4101" style:family="table-cell">
      <style:table-cell-properties fo:border="none" style:writing-mode="lr-tb" style:vertical-align="bottom" fo:padding-top="0in" fo:padding-left="0in" fo:padding-bottom="0in" fo:padding-right="0in"/>
    </style:style>
    <style:style style:name="P4102" style:parent-style-name="Normal" style:family="paragraph">
      <style:paragraph-properties style:line-height-at-least="0in"/>
      <style:text-properties style:font-name="Times New Roman" style:font-name-asian="Times New Roman" fo:font-size="12pt" style:font-size-asian="12pt"/>
    </style:style>
    <style:style style:name="TableCell41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04" style:parent-style-name="Normal" style:family="paragraph">
      <style:paragraph-properties style:line-height-at-least="0in"/>
      <style:text-properties style:font-name="Times New Roman" style:font-name-asian="Times New Roman" fo:font-size="12pt" style:font-size-asian="12pt"/>
    </style:style>
    <style:style style:name="TableCell4105" style:family="table-cell">
      <style:table-cell-properties fo:border="none" style:writing-mode="lr-tb" style:vertical-align="bottom" fo:padding-top="0in" fo:padding-left="0in" fo:padding-bottom="0in" fo:padding-right="0in"/>
    </style:style>
    <style:style style:name="P4106" style:parent-style-name="Normal" style:family="paragraph">
      <style:paragraph-properties style:line-height-at-least="0in"/>
      <style:text-properties style:font-name="Times New Roman" style:font-name-asian="Times New Roman" fo:font-size="12pt" style:font-size-asian="12pt"/>
    </style:style>
    <style:style style:name="TableCell4107" style:family="table-cell">
      <style:table-cell-properties fo:border="none" fo:background-color="#FFFF00" style:writing-mode="lr-tb" style:vertical-align="bottom" fo:padding-top="0in" fo:padding-left="0in" fo:padding-bottom="0in" fo:padding-right="0in"/>
    </style:style>
    <style:style style:name="P4108" style:parent-style-name="Normal" style:family="paragraph">
      <style:paragraph-properties style:line-height-at-least="0in"/>
      <style:text-properties style:font-name="Verdana" style:font-name-asian="Verdana" style:text-scale="94%" fo:font-size="9.5pt" style:font-size-asian="9.5pt" fo:background-color="#FFFF00"/>
    </style:style>
    <style:style style:name="TableCell4109" style:family="table-cell">
      <style:table-cell-properties fo:border="none" style:writing-mode="lr-tb" style:vertical-align="bottom" fo:padding-top="0in" fo:padding-left="0in" fo:padding-bottom="0in" fo:padding-right="0in"/>
    </style:style>
    <style:style style:name="P4110" style:parent-style-name="Normal" style:family="paragraph">
      <style:paragraph-properties style:line-height-at-least="0in"/>
      <style:text-properties style:font-name="Times New Roman" style:font-name-asian="Times New Roman" fo:font-size="12pt" style:font-size-asian="12pt"/>
    </style:style>
    <style:style style:name="TableCell4111" style:family="table-cell">
      <style:table-cell-properties fo:border="none" style:writing-mode="lr-tb" style:vertical-align="bottom" fo:padding-top="0in" fo:padding-left="0in" fo:padding-bottom="0in" fo:padding-right="0in"/>
    </style:style>
    <style:style style:name="P4112" style:parent-style-name="Normal" style:family="paragraph">
      <style:paragraph-properties style:line-height-at-least="0in"/>
      <style:text-properties style:font-name="Times New Roman" style:font-name-asian="Times New Roman" fo:font-size="12pt" style:font-size-asian="12pt"/>
    </style:style>
    <style:style style:name="TableCell4113" style:family="table-cell">
      <style:table-cell-properties fo:border="none" style:writing-mode="lr-tb" style:vertical-align="bottom" fo:padding-top="0in" fo:padding-left="0in" fo:padding-bottom="0in" fo:padding-right="0in"/>
    </style:style>
    <style:style style:name="P4114" style:parent-style-name="Normal" style:family="paragraph">
      <style:paragraph-properties style:line-height-at-least="0in"/>
      <style:text-properties style:font-name="Times New Roman" style:font-name-asian="Times New Roman" fo:font-size="12pt" style:font-size-asian="12pt"/>
    </style:style>
    <style:style style:name="TableCell4115" style:family="table-cell">
      <style:table-cell-properties fo:border="none" style:writing-mode="lr-tb" style:vertical-align="bottom" fo:padding-top="0in" fo:padding-left="0in" fo:padding-bottom="0in" fo:padding-right="0in"/>
    </style:style>
    <style:style style:name="P4116" style:parent-style-name="Normal" style:family="paragraph">
      <style:paragraph-properties style:line-height-at-least="0in"/>
      <style:text-properties style:font-name="Times New Roman" style:font-name-asian="Times New Roman" fo:font-size="12pt" style:font-size-asian="12pt"/>
    </style:style>
    <style:style style:name="TableCell4117" style:family="table-cell">
      <style:table-cell-properties fo:border="none" style:writing-mode="lr-tb" style:vertical-align="bottom" fo:padding-top="0in" fo:padding-left="0in" fo:padding-bottom="0in" fo:padding-right="0in"/>
    </style:style>
    <style:style style:name="P4118" style:parent-style-name="Normal" style:family="paragraph">
      <style:paragraph-properties style:line-height-at-least="0in"/>
      <style:text-properties style:font-name="Times New Roman" style:font-name-asian="Times New Roman" fo:font-size="12pt" style:font-size-asian="12pt"/>
    </style:style>
    <style:style style:name="TableCell4119" style:family="table-cell">
      <style:table-cell-properties fo:border="none" style:writing-mode="lr-tb" style:vertical-align="bottom" fo:padding-top="0in" fo:padding-left="0in" fo:padding-bottom="0in" fo:padding-right="0in"/>
    </style:style>
    <style:style style:name="P4120" style:parent-style-name="Normal" style:family="paragraph">
      <style:paragraph-properties style:line-height-at-least="0in"/>
      <style:text-properties style:font-name="Times New Roman" style:font-name-asian="Times New Roman" fo:font-size="12pt" style:font-size-asian="12pt"/>
    </style:style>
    <style:style style:name="TableCell4121" style:family="table-cell">
      <style:table-cell-properties fo:border="none" style:writing-mode="lr-tb" style:vertical-align="bottom" fo:padding-top="0in" fo:padding-left="0in" fo:padding-bottom="0in" fo:padding-right="0in"/>
    </style:style>
    <style:style style:name="P4122" style:parent-style-name="Normal" style:family="paragraph">
      <style:paragraph-properties style:line-height-at-least="0in"/>
      <style:text-properties style:font-name="Times New Roman" style:font-name-asian="Times New Roman" fo:font-size="12pt" style:font-size-asian="12pt"/>
    </style:style>
    <style:style style:name="TableCell4123" style:family="table-cell">
      <style:table-cell-properties fo:border="none" style:writing-mode="lr-tb" style:vertical-align="bottom" fo:padding-top="0in" fo:padding-left="0in" fo:padding-bottom="0in" fo:padding-right="0in"/>
    </style:style>
    <style:style style:name="P4124" style:parent-style-name="Normal" style:family="paragraph">
      <style:paragraph-properties style:line-height-at-least="0in"/>
      <style:text-properties style:font-name="Times New Roman" style:font-name-asian="Times New Roman" fo:font-size="12pt" style:font-size-asian="12pt"/>
    </style:style>
    <style:style style:name="TableCell412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26" style:parent-style-name="Normal" style:family="paragraph">
      <style:paragraph-properties style:line-height-at-least="0in"/>
      <style:text-properties style:font-name="Times New Roman" style:font-name-asian="Times New Roman" fo:font-size="12pt" style:font-size-asian="12pt"/>
    </style:style>
    <style:style style:name="TableRow4127" style:family="table-row">
      <style:table-row-properties style:min-row-height="0.0701in" style:use-optimal-row-height="false"/>
    </style:style>
    <style:style style:name="TableCell412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129" style:parent-style-name="Normal" style:family="paragraph">
      <style:paragraph-properties style:line-height-at-least="0in"/>
      <style:text-properties style:font-name="Times New Roman" style:font-name-asian="Times New Roman" fo:font-size="4pt" style:font-size-asian="4pt"/>
    </style:style>
    <style:style style:name="TableCell413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31" style:parent-style-name="Normal" style:family="paragraph">
      <style:paragraph-properties style:line-height-at-least="0in"/>
      <style:text-properties style:font-name="Times New Roman" style:font-name-asian="Times New Roman" fo:font-size="4pt" style:font-size-asian="4pt"/>
    </style:style>
    <style:style style:name="TableCell413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33" style:parent-style-name="Normal" style:family="paragraph">
      <style:paragraph-properties style:line-height-at-least="0in"/>
      <style:text-properties style:font-name="Times New Roman" style:font-name-asian="Times New Roman" fo:font-size="4pt" style:font-size-asian="4pt"/>
    </style:style>
    <style:style style:name="TableCell413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35" style:parent-style-name="Normal" style:family="paragraph">
      <style:paragraph-properties style:line-height-at-least="0in"/>
      <style:text-properties style:font-name="Times New Roman" style:font-name-asian="Times New Roman" fo:font-size="4pt" style:font-size-asian="4pt"/>
    </style:style>
    <style:style style:name="TableCell413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37" style:parent-style-name="Normal" style:family="paragraph">
      <style:paragraph-properties style:line-height-at-least="0in"/>
      <style:text-properties style:font-name="Times New Roman" style:font-name-asian="Times New Roman" fo:font-size="4pt" style:font-size-asian="4pt"/>
    </style:style>
    <style:style style:name="TableCell413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139" style:parent-style-name="Normal" style:family="paragraph">
      <style:paragraph-properties style:line-height-at-least="0in"/>
      <style:text-properties style:font-name="Times New Roman" style:font-name-asian="Times New Roman" fo:font-size="4pt" style:font-size-asian="4pt"/>
    </style:style>
    <style:style style:name="TableCell414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41" style:parent-style-name="Normal" style:family="paragraph">
      <style:paragraph-properties style:line-height-at-least="0in"/>
      <style:text-properties style:font-name="Times New Roman" style:font-name-asian="Times New Roman" fo:font-size="4pt" style:font-size-asian="4pt"/>
    </style:style>
    <style:style style:name="TableCell414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43" style:parent-style-name="Normal" style:family="paragraph">
      <style:paragraph-properties style:line-height-at-least="0in"/>
      <style:text-properties style:font-name="Times New Roman" style:font-name-asian="Times New Roman" fo:font-size="4pt" style:font-size-asian="4pt"/>
    </style:style>
    <style:style style:name="TableCell414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45" style:parent-style-name="Normal" style:family="paragraph">
      <style:paragraph-properties style:line-height-at-least="0in"/>
      <style:text-properties style:font-name="Times New Roman" style:font-name-asian="Times New Roman" fo:font-size="4pt" style:font-size-asian="4pt"/>
    </style:style>
    <style:style style:name="TableCell414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47" style:parent-style-name="Normal" style:family="paragraph">
      <style:paragraph-properties style:line-height-at-least="0in"/>
      <style:text-properties style:font-name="Times New Roman" style:font-name-asian="Times New Roman" fo:font-size="4pt" style:font-size-asian="4pt"/>
    </style:style>
    <style:style style:name="TableCell414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49" style:parent-style-name="Normal" style:family="paragraph">
      <style:paragraph-properties style:line-height-at-least="0in"/>
      <style:text-properties style:font-name="Times New Roman" style:font-name-asian="Times New Roman" fo:font-size="4pt" style:font-size-asian="4pt"/>
    </style:style>
    <style:style style:name="TableCell41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51" style:parent-style-name="Normal" style:family="paragraph">
      <style:paragraph-properties style:line-height-at-least="0in"/>
      <style:text-properties style:font-name="Times New Roman" style:font-name-asian="Times New Roman" fo:font-size="4pt" style:font-size-asian="4pt"/>
    </style:style>
    <style:style style:name="TableCell415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53" style:parent-style-name="Normal" style:family="paragraph">
      <style:paragraph-properties style:line-height-at-least="0in"/>
      <style:text-properties style:font-name="Times New Roman" style:font-name-asian="Times New Roman" fo:font-size="4pt" style:font-size-asian="4pt"/>
    </style:style>
    <style:style style:name="TableCell415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55" style:parent-style-name="Normal" style:family="paragraph">
      <style:paragraph-properties style:line-height-at-least="0in"/>
      <style:text-properties style:font-name="Times New Roman" style:font-name-asian="Times New Roman" fo:font-size="4pt" style:font-size-asian="4pt"/>
    </style:style>
    <style:style style:name="TableCell415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57" style:parent-style-name="Normal" style:family="paragraph">
      <style:paragraph-properties style:line-height-at-least="0in"/>
      <style:text-properties style:font-name="Times New Roman" style:font-name-asian="Times New Roman" fo:font-size="4pt" style:font-size-asian="4pt"/>
    </style:style>
    <style:style style:name="TableCell415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159" style:parent-style-name="Normal" style:family="paragraph">
      <style:paragraph-properties style:line-height-at-least="0in"/>
      <style:text-properties style:font-name="Times New Roman" style:font-name-asian="Times New Roman" fo:font-size="4pt" style:font-size-asian="4pt"/>
    </style:style>
    <style:style style:name="TableCell416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161" style:parent-style-name="Normal" style:family="paragraph">
      <style:paragraph-properties style:line-height-at-least="0in"/>
      <style:text-properties style:font-name="Times New Roman" style:font-name-asian="Times New Roman" fo:font-size="4pt" style:font-size-asian="4pt"/>
    </style:style>
    <style:style style:name="TableRow4162" style:family="table-row">
      <style:table-row-properties style:min-row-height="0.0611in" style:use-optimal-row-height="false"/>
    </style:style>
    <style:style style:name="TableCell416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164" style:parent-style-name="Normal" style:family="paragraph">
      <style:paragraph-properties style:line-height-at-least="0in"/>
      <style:text-properties style:font-name="Times New Roman" style:font-name-asian="Times New Roman" fo:font-size="3.5pt" style:font-size-asian="3.5pt"/>
    </style:style>
    <style:style style:name="TableCell4165" style:family="table-cell">
      <style:table-cell-properties fo:border="none" style:writing-mode="lr-tb" style:vertical-align="bottom" fo:padding-top="0in" fo:padding-left="0in" fo:padding-bottom="0in" fo:padding-right="0in"/>
    </style:style>
    <style:style style:name="P4166" style:parent-style-name="Normal" style:family="paragraph">
      <style:paragraph-properties style:line-height-at-least="0in"/>
      <style:text-properties style:font-name="Times New Roman" style:font-name-asian="Times New Roman" fo:font-size="3.5pt" style:font-size-asian="3.5pt"/>
    </style:style>
    <style:style style:name="TableCell4167" style:family="table-cell">
      <style:table-cell-properties fo:border="none" style:writing-mode="lr-tb" style:vertical-align="bottom" fo:padding-top="0in" fo:padding-left="0in" fo:padding-bottom="0in" fo:padding-right="0in"/>
    </style:style>
    <style:style style:name="P4168" style:parent-style-name="Normal" style:family="paragraph">
      <style:paragraph-properties style:line-height-at-least="0in"/>
      <style:text-properties style:font-name="Times New Roman" style:font-name-asian="Times New Roman" fo:font-size="3.5pt" style:font-size-asian="3.5pt"/>
    </style:style>
    <style:style style:name="TableCell4169" style:family="table-cell">
      <style:table-cell-properties fo:border="none" style:writing-mode="lr-tb" style:vertical-align="bottom" fo:padding-top="0in" fo:padding-left="0in" fo:padding-bottom="0in" fo:padding-right="0in"/>
    </style:style>
    <style:style style:name="P4170" style:parent-style-name="Normal" style:family="paragraph">
      <style:paragraph-properties style:line-height-at-least="0in"/>
      <style:text-properties style:font-name="Times New Roman" style:font-name-asian="Times New Roman" fo:font-size="3.5pt" style:font-size-asian="3.5pt"/>
    </style:style>
    <style:style style:name="TableCell4171" style:family="table-cell">
      <style:table-cell-properties fo:border="none" style:writing-mode="lr-tb" style:vertical-align="bottom" fo:padding-top="0in" fo:padding-left="0in" fo:padding-bottom="0in" fo:padding-right="0in"/>
    </style:style>
    <style:style style:name="P4172" style:parent-style-name="Normal" style:family="paragraph">
      <style:paragraph-properties style:line-height-at-least="0in"/>
      <style:text-properties style:font-name="Times New Roman" style:font-name-asian="Times New Roman" fo:font-size="3.5pt" style:font-size-asian="3.5pt"/>
    </style:style>
    <style:style style:name="TableCell4173" style:family="table-cell">
      <style:table-cell-properties fo:border="none" style:writing-mode="lr-tb" style:vertical-align="bottom" fo:padding-top="0in" fo:padding-left="0in" fo:padding-bottom="0in" fo:padding-right="0in"/>
    </style:style>
    <style:style style:name="P4174" style:parent-style-name="Normal" style:family="paragraph">
      <style:paragraph-properties style:line-height-at-least="0in"/>
      <style:text-properties style:font-name="Times New Roman" style:font-name-asian="Times New Roman" fo:font-size="3.5pt" style:font-size-asian="3.5pt"/>
    </style:style>
    <style:style style:name="TableCell4175" style:family="table-cell">
      <style:table-cell-properties fo:border="none" style:writing-mode="lr-tb" style:vertical-align="bottom" fo:padding-top="0in" fo:padding-left="0in" fo:padding-bottom="0in" fo:padding-right="0in"/>
    </style:style>
    <style:style style:name="P4176" style:parent-style-name="Normal" style:family="paragraph">
      <style:paragraph-properties style:line-height-at-least="0in"/>
      <style:text-properties style:font-name="Times New Roman" style:font-name-asian="Times New Roman" fo:font-size="3.5pt" style:font-size-asian="3.5pt"/>
    </style:style>
    <style:style style:name="TableCell417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78" style:parent-style-name="Normal" style:family="paragraph">
      <style:paragraph-properties style:line-height-at-least="0in"/>
      <style:text-properties style:font-name="Times New Roman" style:font-name-asian="Times New Roman" fo:font-size="3.5pt" style:font-size-asian="3.5pt"/>
    </style:style>
    <style:style style:name="TableCell4179" style:family="table-cell">
      <style:table-cell-properties fo:border="none" style:writing-mode="lr-tb" style:vertical-align="bottom" fo:padding-top="0in" fo:padding-left="0in" fo:padding-bottom="0in" fo:padding-right="0in"/>
    </style:style>
    <style:style style:name="P4180" style:parent-style-name="Normal" style:family="paragraph">
      <style:paragraph-properties style:line-height-at-least="0in"/>
      <style:text-properties style:font-name="Times New Roman" style:font-name-asian="Times New Roman" fo:font-size="3.5pt" style:font-size-asian="3.5pt"/>
    </style:style>
    <style:style style:name="TableCell4181" style:family="table-cell">
      <style:table-cell-properties fo:border="none" style:writing-mode="lr-tb" style:vertical-align="bottom" fo:padding-top="0in" fo:padding-left="0in" fo:padding-bottom="0in" fo:padding-right="0in"/>
    </style:style>
    <style:style style:name="P4182" style:parent-style-name="Normal" style:family="paragraph">
      <style:paragraph-properties style:line-height-at-least="0in"/>
      <style:text-properties style:font-name="Times New Roman" style:font-name-asian="Times New Roman" fo:font-size="3.5pt" style:font-size-asian="3.5pt"/>
    </style:style>
    <style:style style:name="TableCell4183" style:family="table-cell">
      <style:table-cell-properties fo:border="none" style:writing-mode="lr-tb" style:vertical-align="bottom" fo:padding-top="0in" fo:padding-left="0in" fo:padding-bottom="0in" fo:padding-right="0in"/>
    </style:style>
    <style:style style:name="P4184" style:parent-style-name="Normal" style:family="paragraph">
      <style:paragraph-properties style:line-height-at-least="0in"/>
      <style:text-properties style:font-name="Times New Roman" style:font-name-asian="Times New Roman" fo:font-size="3.5pt" style:font-size-asian="3.5pt"/>
    </style:style>
    <style:style style:name="TableCell4185" style:family="table-cell">
      <style:table-cell-properties fo:border="none" style:writing-mode="lr-tb" style:vertical-align="bottom" fo:padding-top="0in" fo:padding-left="0in" fo:padding-bottom="0in" fo:padding-right="0in"/>
    </style:style>
    <style:style style:name="P4186" style:parent-style-name="Normal" style:family="paragraph">
      <style:paragraph-properties style:line-height-at-least="0in"/>
      <style:text-properties style:font-name="Times New Roman" style:font-name-asian="Times New Roman" fo:font-size="3.5pt" style:font-size-asian="3.5pt"/>
    </style:style>
    <style:style style:name="TableCell4187" style:family="table-cell">
      <style:table-cell-properties fo:border="none" style:writing-mode="lr-tb" style:vertical-align="bottom" fo:padding-top="0in" fo:padding-left="0in" fo:padding-bottom="0in" fo:padding-right="0in"/>
    </style:style>
    <style:style style:name="P4188" style:parent-style-name="Normal" style:family="paragraph">
      <style:paragraph-properties style:line-height-at-least="0in"/>
      <style:text-properties style:font-name="Times New Roman" style:font-name-asian="Times New Roman" fo:font-size="3.5pt" style:font-size-asian="3.5pt"/>
    </style:style>
    <style:style style:name="TableCell4189" style:family="table-cell">
      <style:table-cell-properties fo:border="none" style:writing-mode="lr-tb" style:vertical-align="bottom" fo:padding-top="0in" fo:padding-left="0in" fo:padding-bottom="0in" fo:padding-right="0in"/>
    </style:style>
    <style:style style:name="P4190" style:parent-style-name="Normal" style:family="paragraph">
      <style:paragraph-properties style:line-height-at-least="0in"/>
      <style:text-properties style:font-name="Times New Roman" style:font-name-asian="Times New Roman" fo:font-size="3.5pt" style:font-size-asian="3.5pt"/>
    </style:style>
    <style:style style:name="TableCell4191" style:family="table-cell">
      <style:table-cell-properties fo:border="none" style:writing-mode="lr-tb" style:vertical-align="bottom" fo:padding-top="0in" fo:padding-left="0in" fo:padding-bottom="0in" fo:padding-right="0in"/>
    </style:style>
    <style:style style:name="P4192" style:parent-style-name="Normal" style:family="paragraph">
      <style:paragraph-properties style:line-height-at-least="0in"/>
      <style:text-properties style:font-name="Times New Roman" style:font-name-asian="Times New Roman" fo:font-size="3.5pt" style:font-size-asian="3.5pt"/>
    </style:style>
    <style:style style:name="TableCell4193" style:family="table-cell">
      <style:table-cell-properties fo:border="none" style:writing-mode="lr-tb" style:vertical-align="bottom" fo:padding-top="0in" fo:padding-left="0in" fo:padding-bottom="0in" fo:padding-right="0in"/>
    </style:style>
    <style:style style:name="P4194" style:parent-style-name="Normal" style:family="paragraph">
      <style:paragraph-properties style:line-height-at-least="0in"/>
      <style:text-properties style:font-name="Times New Roman" style:font-name-asian="Times New Roman" fo:font-size="3.5pt" style:font-size-asian="3.5pt"/>
    </style:style>
    <style:style style:name="TableCell4195" style:family="table-cell">
      <style:table-cell-properties fo:border="none" style:writing-mode="lr-tb" style:vertical-align="bottom" fo:padding-top="0in" fo:padding-left="0in" fo:padding-bottom="0in" fo:padding-right="0in"/>
    </style:style>
    <style:style style:name="P4196" style:parent-style-name="Normal" style:family="paragraph">
      <style:paragraph-properties style:line-height-at-least="0in"/>
      <style:text-properties style:font-name="Times New Roman" style:font-name-asian="Times New Roman" fo:font-size="3.5pt" style:font-size-asian="3.5pt"/>
    </style:style>
    <style:style style:name="TableCell4197" style:family="table-cell">
      <style:table-cell-properties fo:border="none" style:writing-mode="lr-tb" style:vertical-align="bottom" fo:padding-top="0in" fo:padding-left="0in" fo:padding-bottom="0in" fo:padding-right="0in"/>
    </style:style>
    <style:style style:name="P4198" style:parent-style-name="Normal" style:family="paragraph">
      <style:paragraph-properties style:line-height-at-least="0in"/>
      <style:text-properties style:font-name="Times New Roman" style:font-name-asian="Times New Roman" fo:font-size="3.5pt" style:font-size-asian="3.5pt"/>
    </style:style>
    <style:style style:name="TableCell4199" style:family="table-cell">
      <style:table-cell-properties fo:border="none" style:writing-mode="lr-tb" style:vertical-align="bottom" fo:padding-top="0in" fo:padding-left="0in" fo:padding-bottom="0in" fo:padding-right="0in"/>
    </style:style>
    <style:style style:name="P4200" style:parent-style-name="Normal" style:family="paragraph">
      <style:paragraph-properties style:line-height-at-least="0in"/>
      <style:text-properties style:font-name="Times New Roman" style:font-name-asian="Times New Roman" fo:font-size="3.5pt" style:font-size-asian="3.5pt"/>
    </style:style>
    <style:style style:name="TableCell4201" style:family="table-cell">
      <style:table-cell-properties fo:border="none" style:writing-mode="lr-tb" style:vertical-align="bottom" fo:padding-top="0in" fo:padding-left="0in" fo:padding-bottom="0in" fo:padding-right="0in"/>
    </style:style>
    <style:style style:name="P4202" style:parent-style-name="Normal" style:family="paragraph">
      <style:paragraph-properties style:line-height-at-least="0in"/>
      <style:text-properties style:font-name="Times New Roman" style:font-name-asian="Times New Roman" fo:font-size="3.5pt" style:font-size-asian="3.5pt"/>
    </style:style>
    <style:style style:name="TableCell4203" style:family="table-cell">
      <style:table-cell-properties fo:border="none" style:writing-mode="lr-tb" style:vertical-align="bottom" fo:padding-top="0in" fo:padding-left="0in" fo:padding-bottom="0in" fo:padding-right="0in"/>
    </style:style>
    <style:style style:name="P4204" style:parent-style-name="Normal" style:family="paragraph">
      <style:paragraph-properties style:line-height-at-least="0in"/>
      <style:text-properties style:font-name="Times New Roman" style:font-name-asian="Times New Roman" fo:font-size="3.5pt" style:font-size-asian="3.5pt"/>
    </style:style>
    <style:style style:name="TableCell4205" style:family="table-cell">
      <style:table-cell-properties fo:border="none" style:writing-mode="lr-tb" style:vertical-align="bottom" fo:padding-top="0in" fo:padding-left="0in" fo:padding-bottom="0in" fo:padding-right="0in"/>
    </style:style>
    <style:style style:name="P4206" style:parent-style-name="Normal" style:family="paragraph">
      <style:paragraph-properties style:line-height-at-least="0in"/>
      <style:text-properties style:font-name="Times New Roman" style:font-name-asian="Times New Roman" fo:font-size="3.5pt" style:font-size-asian="3.5pt"/>
    </style:style>
    <style:style style:name="TableCell4207" style:family="table-cell">
      <style:table-cell-properties fo:border="none" style:writing-mode="lr-tb" style:vertical-align="bottom" fo:padding-top="0in" fo:padding-left="0in" fo:padding-bottom="0in" fo:padding-right="0in"/>
    </style:style>
    <style:style style:name="P4208" style:parent-style-name="Normal" style:family="paragraph">
      <style:paragraph-properties style:line-height-at-least="0in"/>
      <style:text-properties style:font-name="Times New Roman" style:font-name-asian="Times New Roman" fo:font-size="3.5pt" style:font-size-asian="3.5pt"/>
    </style:style>
    <style:style style:name="TableCell4209" style:family="table-cell">
      <style:table-cell-properties fo:border="none" style:writing-mode="lr-tb" style:vertical-align="bottom" fo:padding-top="0in" fo:padding-left="0in" fo:padding-bottom="0in" fo:padding-right="0in"/>
    </style:style>
    <style:style style:name="P4210" style:parent-style-name="Normal" style:family="paragraph">
      <style:paragraph-properties style:line-height-at-least="0in"/>
      <style:text-properties style:font-name="Times New Roman" style:font-name-asian="Times New Roman" fo:font-size="3.5pt" style:font-size-asian="3.5pt"/>
    </style:style>
    <style:style style:name="TableCell4211" style:family="table-cell">
      <style:table-cell-properties fo:border="none" style:writing-mode="lr-tb" style:vertical-align="bottom" fo:padding-top="0in" fo:padding-left="0in" fo:padding-bottom="0in" fo:padding-right="0in"/>
    </style:style>
    <style:style style:name="P4212" style:parent-style-name="Normal" style:family="paragraph">
      <style:paragraph-properties style:line-height-at-least="0in"/>
      <style:text-properties style:font-name="Times New Roman" style:font-name-asian="Times New Roman" fo:font-size="3.5pt" style:font-size-asian="3.5pt"/>
    </style:style>
    <style:style style:name="TableCell4213" style:family="table-cell">
      <style:table-cell-properties fo:border="none" style:writing-mode="lr-tb" style:vertical-align="bottom" fo:padding-top="0in" fo:padding-left="0in" fo:padding-bottom="0in" fo:padding-right="0in"/>
    </style:style>
    <style:style style:name="P4214" style:parent-style-name="Normal" style:family="paragraph">
      <style:paragraph-properties style:line-height-at-least="0in"/>
      <style:text-properties style:font-name="Times New Roman" style:font-name-asian="Times New Roman" fo:font-size="3.5pt" style:font-size-asian="3.5pt"/>
    </style:style>
    <style:style style:name="TableCell42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16" style:parent-style-name="Normal" style:family="paragraph">
      <style:paragraph-properties style:line-height-at-least="0in"/>
      <style:text-properties style:font-name="Times New Roman" style:font-name-asian="Times New Roman" fo:font-size="3.5pt" style:font-size-asian="3.5pt"/>
    </style:style>
    <style:style style:name="TableRow4217" style:family="table-row">
      <style:table-row-properties style:min-row-height="0.193in" style:use-optimal-row-height="false"/>
    </style:style>
    <style:style style:name="TableCell421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219" style:parent-style-name="Normal" style:family="paragraph">
      <style:paragraph-properties style:line-height-at-least="0in" fo:margin-left="0.0833in">
        <style:tab-stops/>
      </style:paragraph-properties>
    </style:style>
    <style:style style:name="T4220" style:parent-style-name="DefaultParagraphFont" style:family="text">
      <style:text-properties style:font-name="Verdana" style:font-name-asian="Verdana" fo:font-size="9.5pt" style:font-size-asian="9.5pt"/>
    </style:style>
    <style:style style:name="T4221" style:parent-style-name="DefaultParagraphFont" style:family="text">
      <style:text-properties style:font-name="Verdana" style:font-name-asian="Verdana" fo:font-size="9.5pt" style:font-size-asian="9.5pt"/>
    </style:style>
    <style:style style:name="TableCell4222" style:family="table-cell">
      <style:table-cell-properties fo:border="none" style:writing-mode="lr-tb" style:vertical-align="bottom" fo:padding-top="0in" fo:padding-left="0in" fo:padding-bottom="0in" fo:padding-right="0in"/>
    </style:style>
    <style:style style:name="P4223" style:parent-style-name="Normal" style:family="paragraph">
      <style:paragraph-properties style:line-height-at-least="0in"/>
      <style:text-properties style:font-name="Times New Roman" style:font-name-asian="Times New Roman" fo:font-size="12pt" style:font-size-asian="12pt"/>
    </style:style>
    <style:style style:name="TableCell4224" style:family="table-cell">
      <style:table-cell-properties fo:border="none" style:writing-mode="lr-tb" style:vertical-align="bottom" fo:padding-top="0in" fo:padding-left="0in" fo:padding-bottom="0in" fo:padding-right="0in"/>
    </style:style>
    <style:style style:name="P4225" style:parent-style-name="Normal" style:family="paragraph">
      <style:paragraph-properties style:line-height-at-least="0in"/>
      <style:text-properties style:font-name="Verdana" style:font-name-asian="Verdana" fo:font-size="9.5pt" style:font-size-asian="9.5pt"/>
    </style:style>
    <style:style style:name="TableCell4226" style:family="table-cell">
      <style:table-cell-properties fo:border="none" style:writing-mode="lr-tb" style:vertical-align="bottom" fo:padding-top="0in" fo:padding-left="0in" fo:padding-bottom="0in" fo:padding-right="0in"/>
    </style:style>
    <style:style style:name="P4227" style:parent-style-name="Normal" style:family="paragraph">
      <style:paragraph-properties style:line-height-at-least="0in" fo:margin-left="0.0555in">
        <style:tab-stops/>
      </style:paragraph-properties>
      <style:text-properties style:font-name="Verdana" style:font-name-asian="Verdana" fo:font-size="9.5pt" style:font-size-asian="9.5pt"/>
    </style:style>
    <style:style style:name="TableCell4228" style:family="table-cell">
      <style:table-cell-properties fo:border="none" style:writing-mode="lr-tb" style:vertical-align="bottom" fo:padding-top="0in" fo:padding-left="0in" fo:padding-bottom="0in" fo:padding-right="0in"/>
    </style:style>
    <style:style style:name="P4229" style:parent-style-name="Normal" style:family="paragraph">
      <style:paragraph-properties fo:text-align="end" style:line-height-at-least="0in"/>
      <style:text-properties style:font-name="Verdana" style:font-name-asian="Verdana" fo:font-size="9.5pt" style:font-size-asian="9.5pt"/>
    </style:style>
    <style:style style:name="TableCell423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31" style:parent-style-name="Normal" style:family="paragraph">
      <style:paragraph-properties style:line-height-at-least="0in"/>
      <style:text-properties style:font-name="Times New Roman" style:font-name-asian="Times New Roman" fo:font-size="12pt" style:font-size-asian="12pt"/>
    </style:style>
    <style:style style:name="TableCell4232" style:family="table-cell">
      <style:table-cell-properties fo:border="none" style:writing-mode="lr-tb" style:vertical-align="bottom" fo:padding-top="0in" fo:padding-left="0in" fo:padding-bottom="0in" fo:padding-right="0in"/>
    </style:style>
    <style:style style:name="P4233" style:parent-style-name="Normal" style:family="paragraph">
      <style:paragraph-properties style:line-height-at-least="0in"/>
      <style:text-properties style:font-name="Times New Roman" style:font-name-asian="Times New Roman" fo:font-size="12pt" style:font-size-asian="12pt"/>
    </style:style>
    <style:style style:name="TableCell4234" style:family="table-cell">
      <style:table-cell-properties fo:border="none" style:writing-mode="lr-tb" style:vertical-align="bottom" fo:padding-top="0in" fo:padding-left="0in" fo:padding-bottom="0in" fo:padding-right="0in"/>
    </style:style>
    <style:style style:name="P4235" style:parent-style-name="Normal" style:family="paragraph">
      <style:paragraph-properties style:line-height-at-least="0in"/>
      <style:text-properties style:font-name="Verdana" style:font-name-asian="Verdana" fo:font-size="9.5pt" style:font-size-asian="9.5pt"/>
    </style:style>
    <style:style style:name="TableCell4236" style:family="table-cell">
      <style:table-cell-properties fo:border="none" fo:background-color="#FFFF00" style:writing-mode="lr-tb" style:vertical-align="bottom" fo:padding-top="0in" fo:padding-left="0in" fo:padding-bottom="0in" fo:padding-right="0in"/>
    </style:style>
    <style:style style:name="P4237" style:parent-style-name="Normal" style:family="paragraph">
      <style:paragraph-properties style:line-height-at-least="0in"/>
      <style:text-properties style:font-name="Verdana" style:font-name-asian="Verdana" style:text-scale="97%" fo:font-size="9.5pt" style:font-size-asian="9.5pt" fo:background-color="#FFFF00"/>
    </style:style>
    <style:style style:name="TableCell423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39" style:parent-style-name="Normal" style:family="paragraph">
      <style:paragraph-properties style:line-height-at-least="0in"/>
      <style:text-properties style:font-name="Times New Roman" style:font-name-asian="Times New Roman" fo:font-size="12pt" style:font-size-asian="12pt"/>
    </style:style>
    <style:style style:name="TableRow4240" style:family="table-row">
      <style:table-row-properties style:min-row-height="0.193in" style:use-optimal-row-height="false"/>
    </style:style>
    <style:style style:name="TableCell424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242" style:parent-style-name="Normal" style:family="paragraph">
      <style:paragraph-properties style:line-height-at-least="0in"/>
      <style:text-properties style:font-name="Times New Roman" style:font-name-asian="Times New Roman" fo:font-size="12pt" style:font-size-asian="12pt"/>
    </style:style>
    <style:style style:name="TableCell4243" style:family="table-cell">
      <style:table-cell-properties fo:border="none" style:writing-mode="lr-tb" style:vertical-align="bottom" fo:padding-top="0in" fo:padding-left="0in" fo:padding-bottom="0in" fo:padding-right="0in"/>
    </style:style>
    <style:style style:name="P4244" style:parent-style-name="Normal" style:family="paragraph">
      <style:paragraph-properties style:line-height-at-least="0in"/>
      <style:text-properties style:font-name="Times New Roman" style:font-name-asian="Times New Roman" fo:font-size="12pt" style:font-size-asian="12pt"/>
    </style:style>
    <style:style style:name="TableCell4245" style:family="table-cell">
      <style:table-cell-properties fo:border="none" style:writing-mode="lr-tb" style:vertical-align="bottom" fo:padding-top="0in" fo:padding-left="0in" fo:padding-bottom="0in" fo:padding-right="0in"/>
    </style:style>
    <style:style style:name="P4246" style:parent-style-name="Normal" style:family="paragraph">
      <style:paragraph-properties style:line-height-at-least="0in"/>
      <style:text-properties style:font-name="Verdana" style:font-name-asian="Verdana" style:text-scale="99%" fo:font-size="9.5pt" style:font-size-asian="9.5pt"/>
    </style:style>
    <style:style style:name="TableCell424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48" style:parent-style-name="Normal" style:family="paragraph">
      <style:paragraph-properties style:line-height-at-least="0in"/>
      <style:text-properties style:font-name="Times New Roman" style:font-name-asian="Times New Roman" fo:font-size="12pt" style:font-size-asian="12pt"/>
    </style:style>
    <style:style style:name="TableCell4249" style:family="table-cell">
      <style:table-cell-properties fo:border="none" style:writing-mode="lr-tb" style:vertical-align="bottom" fo:padding-top="0in" fo:padding-left="0in" fo:padding-bottom="0in" fo:padding-right="0in"/>
    </style:style>
    <style:style style:name="P4250" style:parent-style-name="Normal" style:family="paragraph">
      <style:paragraph-properties style:line-height-at-least="0in"/>
      <style:text-properties style:font-name="Times New Roman" style:font-name-asian="Times New Roman" fo:font-size="12pt" style:font-size-asian="12pt"/>
    </style:style>
    <style:style style:name="TableCell4251" style:family="table-cell">
      <style:table-cell-properties fo:border="none" style:writing-mode="lr-tb" style:vertical-align="bottom" fo:padding-top="0in" fo:padding-left="0in" fo:padding-bottom="0in" fo:padding-right="0in"/>
    </style:style>
    <style:style style:name="P4252" style:parent-style-name="Normal" style:family="paragraph">
      <style:paragraph-properties style:line-height-at-least="0in"/>
      <style:text-properties style:font-name="Verdana" style:font-name-asian="Verdana" fo:font-size="9.5pt" style:font-size-asian="9.5pt"/>
    </style:style>
    <style:style style:name="TableCell4253" style:family="table-cell">
      <style:table-cell-properties fo:border="none" style:writing-mode="lr-tb" style:vertical-align="bottom" fo:padding-top="0in" fo:padding-left="0in" fo:padding-bottom="0in" fo:padding-right="0in"/>
    </style:style>
    <style:style style:name="P4254" style:parent-style-name="Normal" style:family="paragraph">
      <style:paragraph-properties style:line-height-at-least="0in" fo:margin-left="0.0416in">
        <style:tab-stops/>
      </style:paragraph-properties>
      <style:text-properties style:font-name="Verdana" style:font-name-asian="Verdana" fo:font-size="9.5pt" style:font-size-asian="9.5pt"/>
    </style:style>
    <style:style style:name="TableCell425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56" style:parent-style-name="Normal" style:family="paragraph">
      <style:paragraph-properties fo:text-align="end" style:line-height-at-least="0in" fo:margin-right="0.0972in"/>
      <style:text-properties style:font-name="Verdana" style:font-name-asian="Verdana" fo:font-size="9.5pt" style:font-size-asian="9.5pt"/>
    </style:style>
    <style:style style:name="TableRow4257" style:family="table-row">
      <style:table-row-properties style:min-row-height="0.0701in" style:use-optimal-row-height="false"/>
    </style:style>
    <style:style style:name="TableCell425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259" style:parent-style-name="Normal" style:family="paragraph">
      <style:paragraph-properties style:line-height-at-least="0in"/>
      <style:text-properties style:font-name="Times New Roman" style:font-name-asian="Times New Roman" fo:font-size="4pt" style:font-size-asian="4pt"/>
    </style:style>
    <style:style style:name="TableCell4260" style:family="table-cell">
      <style:table-cell-properties fo:border="none" style:writing-mode="lr-tb" style:vertical-align="bottom" fo:padding-top="0in" fo:padding-left="0in" fo:padding-bottom="0in" fo:padding-right="0in"/>
    </style:style>
    <style:style style:name="P4261" style:parent-style-name="Normal" style:family="paragraph">
      <style:paragraph-properties style:line-height-at-least="0in"/>
      <style:text-properties style:font-name="Times New Roman" style:font-name-asian="Times New Roman" fo:font-size="4pt" style:font-size-asian="4pt"/>
    </style:style>
    <style:style style:name="TableCell4262" style:family="table-cell">
      <style:table-cell-properties fo:border="none" style:writing-mode="lr-tb" style:vertical-align="bottom" fo:padding-top="0in" fo:padding-left="0in" fo:padding-bottom="0in" fo:padding-right="0in"/>
    </style:style>
    <style:style style:name="P4263" style:parent-style-name="Normal" style:family="paragraph">
      <style:paragraph-properties style:line-height-at-least="0in"/>
      <style:text-properties style:font-name="Verdana" style:font-name-asian="Verdana" fo:font-size="9.5pt" style:font-size-asian="9.5pt"/>
    </style:style>
    <style:style style:name="TableCell4264" style:family="table-cell">
      <style:table-cell-properties fo:border="none" style:writing-mode="lr-tb" style:vertical-align="bottom" fo:padding-top="0in" fo:padding-left="0in" fo:padding-bottom="0in" fo:padding-right="0in"/>
    </style:style>
    <style:style style:name="P4265" style:parent-style-name="Normal" style:family="paragraph">
      <style:paragraph-properties style:line-height-at-least="0in"/>
      <style:text-properties style:font-name="Times New Roman" style:font-name-asian="Times New Roman" fo:font-size="4pt" style:font-size-asian="4pt"/>
    </style:style>
    <style:style style:name="TableCell4266" style:family="table-cell">
      <style:table-cell-properties fo:border="none" style:writing-mode="lr-tb" style:vertical-align="bottom" fo:padding-top="0in" fo:padding-left="0in" fo:padding-bottom="0in" fo:padding-right="0in"/>
    </style:style>
    <style:style style:name="P4267" style:parent-style-name="Normal" style:family="paragraph">
      <style:paragraph-properties style:line-height-at-least="0in"/>
      <style:text-properties style:font-name="Times New Roman" style:font-name-asian="Times New Roman" fo:font-size="4pt" style:font-size-asian="4pt"/>
    </style:style>
    <style:style style:name="TableCell4268" style:family="table-cell">
      <style:table-cell-properties fo:border="none" style:writing-mode="lr-tb" style:vertical-align="bottom" fo:padding-top="0in" fo:padding-left="0in" fo:padding-bottom="0in" fo:padding-right="0in"/>
    </style:style>
    <style:style style:name="P4269" style:parent-style-name="Normal" style:family="paragraph">
      <style:paragraph-properties style:line-height-at-least="0in"/>
      <style:text-properties style:font-name="Times New Roman" style:font-name-asian="Times New Roman" fo:font-size="4pt" style:font-size-asian="4pt"/>
    </style:style>
    <style:style style:name="TableCell4270" style:family="table-cell">
      <style:table-cell-properties fo:border="none" style:writing-mode="lr-tb" style:vertical-align="bottom" fo:padding-top="0in" fo:padding-left="0in" fo:padding-bottom="0in" fo:padding-right="0in"/>
    </style:style>
    <style:style style:name="P4271" style:parent-style-name="Normal" style:family="paragraph">
      <style:paragraph-properties style:line-height-at-least="0in"/>
      <style:text-properties style:font-name="Times New Roman" style:font-name-asian="Times New Roman" fo:font-size="4pt" style:font-size-asian="4pt"/>
    </style:style>
    <style:style style:name="TableCell42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73" style:parent-style-name="Normal" style:family="paragraph">
      <style:paragraph-properties style:line-height-at-least="0in"/>
      <style:text-properties style:font-name="Times New Roman" style:font-name-asian="Times New Roman" fo:font-size="4pt" style:font-size-asian="4pt"/>
    </style:style>
    <style:style style:name="TableCell4274" style:family="table-cell">
      <style:table-cell-properties fo:border="none" style:writing-mode="lr-tb" style:vertical-align="bottom" fo:padding-top="0in" fo:padding-left="0in" fo:padding-bottom="0in" fo:padding-right="0in"/>
    </style:style>
    <style:style style:name="P4275" style:parent-style-name="Normal" style:family="paragraph">
      <style:paragraph-properties style:line-height-at-least="0in"/>
      <style:text-properties style:font-name="Times New Roman" style:font-name-asian="Times New Roman" fo:font-size="4pt" style:font-size-asian="4pt"/>
    </style:style>
    <style:style style:name="P4276" style:parent-style-name="Normal" style:family="paragraph">
      <style:paragraph-properties style:line-height-at-least="0in"/>
      <style:text-properties style:font-name="Times New Roman" style:font-name-asian="Times New Roman" fo:font-size="4pt" style:font-size-asian="4pt"/>
    </style:style>
    <style:style style:name="P4277" style:parent-style-name="Normal" style:family="paragraph">
      <style:paragraph-properties style:line-height-at-least="0in"/>
      <style:text-properties style:font-name="Times New Roman" style:font-name-asian="Times New Roman" fo:font-size="4pt" style:font-size-asian="4pt"/>
    </style:style>
    <style:style style:name="P4278" style:parent-style-name="Normal" style:family="paragraph">
      <style:paragraph-properties style:line-height-at-least="0in"/>
      <style:text-properties style:font-name="Times New Roman" style:font-name-asian="Times New Roman" fo:font-size="4pt" style:font-size-asian="4pt"/>
    </style:style>
    <style:style style:name="TableRow4279" style:family="table-row">
      <style:table-row-properties style:min-row-height="0.125in" style:use-optimal-row-height="false"/>
    </style:style>
    <style:style style:name="TableCell428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281" style:parent-style-name="Normal" style:family="paragraph">
      <style:paragraph-properties style:line-height-at-least="0in"/>
      <style:text-properties style:font-name="Times New Roman" style:font-name-asian="Times New Roman" fo:font-size="7.5pt" style:font-size-asian="7.5pt"/>
    </style:style>
    <style:style style:name="TableCell4282" style:family="table-cell">
      <style:table-cell-properties fo:border="none" style:writing-mode="lr-tb" style:vertical-align="bottom" fo:padding-top="0in" fo:padding-left="0in" fo:padding-bottom="0in" fo:padding-right="0in"/>
    </style:style>
    <style:style style:name="P4283" style:parent-style-name="Normal" style:family="paragraph">
      <style:paragraph-properties style:line-height-at-least="0in"/>
      <style:text-properties style:font-name="Times New Roman" style:font-name-asian="Times New Roman" fo:font-size="7.5pt" style:font-size-asian="7.5pt"/>
    </style:style>
    <style:style style:name="P4284" style:parent-style-name="Normal" style:family="paragraph">
      <style:paragraph-properties style:line-height-at-least="0in"/>
      <style:text-properties style:font-name="Times New Roman" style:font-name-asian="Times New Roman" fo:font-size="7.5pt" style:font-size-asian="7.5pt"/>
    </style:style>
    <style:style style:name="TableCell4285" style:family="table-cell">
      <style:table-cell-properties fo:border="none" style:writing-mode="lr-tb" style:vertical-align="bottom" fo:padding-top="0in" fo:padding-left="0in" fo:padding-bottom="0in" fo:padding-right="0in"/>
    </style:style>
    <style:style style:name="P4286" style:parent-style-name="Normal" style:family="paragraph">
      <style:paragraph-properties style:line-height-at-least="0in"/>
      <style:text-properties style:font-name="Times New Roman" style:font-name-asian="Times New Roman" fo:font-size="7.5pt" style:font-size-asian="7.5pt"/>
    </style:style>
    <style:style style:name="TableCell4287" style:family="table-cell">
      <style:table-cell-properties fo:border="none" style:writing-mode="lr-tb" style:vertical-align="bottom" fo:padding-top="0in" fo:padding-left="0in" fo:padding-bottom="0in" fo:padding-right="0in"/>
    </style:style>
    <style:style style:name="P4288" style:parent-style-name="Normal" style:family="paragraph">
      <style:paragraph-properties style:line-height-at-least="0in"/>
      <style:text-properties style:font-name="Times New Roman" style:font-name-asian="Times New Roman" fo:font-size="7.5pt" style:font-size-asian="7.5pt"/>
    </style:style>
    <style:style style:name="TableCell4289" style:family="table-cell">
      <style:table-cell-properties fo:border="none" style:writing-mode="lr-tb" style:vertical-align="bottom" fo:padding-top="0in" fo:padding-left="0in" fo:padding-bottom="0in" fo:padding-right="0in"/>
    </style:style>
    <style:style style:name="P4290" style:parent-style-name="Normal" style:family="paragraph">
      <style:paragraph-properties style:line-height-at-least="0in"/>
      <style:text-properties style:font-name="Times New Roman" style:font-name-asian="Times New Roman" fo:font-size="7.5pt" style:font-size-asian="7.5pt"/>
    </style:style>
    <style:style style:name="TableCell4291" style:family="table-cell">
      <style:table-cell-properties fo:border="none" style:writing-mode="lr-tb" style:vertical-align="bottom" fo:padding-top="0in" fo:padding-left="0in" fo:padding-bottom="0in" fo:padding-right="0in"/>
    </style:style>
    <style:style style:name="P4292" style:parent-style-name="Normal" style:family="paragraph">
      <style:paragraph-properties style:line-height-at-least="0in"/>
      <style:text-properties style:font-name="Times New Roman" style:font-name-asian="Times New Roman" fo:font-size="7.5pt" style:font-size-asian="7.5pt"/>
    </style:style>
    <style:style style:name="TableCell429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94" style:parent-style-name="Normal" style:family="paragraph">
      <style:paragraph-properties style:line-height-at-least="0in"/>
      <style:text-properties style:font-name="Times New Roman" style:font-name-asian="Times New Roman" fo:font-size="7.5pt" style:font-size-asian="7.5pt"/>
    </style:style>
    <style:style style:name="TableCell4295" style:family="table-cell">
      <style:table-cell-properties fo:border="none" style:writing-mode="lr-tb" style:vertical-align="bottom" fo:padding-top="0in" fo:padding-left="0in" fo:padding-bottom="0in" fo:padding-right="0in"/>
    </style:style>
    <style:style style:name="P4296" style:parent-style-name="Normal" style:family="paragraph">
      <style:paragraph-properties style:line-height-at-least="0in"/>
      <style:text-properties style:font-name="Times New Roman" style:font-name-asian="Times New Roman" fo:font-size="7.5pt" style:font-size-asian="7.5pt"/>
    </style:style>
    <style:style style:name="TableCell4297" style:family="table-cell">
      <style:table-cell-properties fo:border="none" style:writing-mode="lr-tb" style:vertical-align="bottom" fo:padding-top="0in" fo:padding-left="0in" fo:padding-bottom="0in" fo:padding-right="0in"/>
    </style:style>
    <style:style style:name="P4298" style:parent-style-name="Normal" style:family="paragraph">
      <style:paragraph-properties style:line-height-at-least="0in"/>
      <style:text-properties style:font-name="Verdana" style:font-name-asian="Verdana" fo:font-size="9.5pt" style:font-size-asian="9.5pt"/>
    </style:style>
    <style:style style:name="TableCell4299" style:family="table-cell">
      <style:table-cell-properties fo:border="none" fo:background-color="#FFFF00" style:writing-mode="lr-tb" style:vertical-align="bottom" fo:padding-top="0in" fo:padding-left="0in" fo:padding-bottom="0in" fo:padding-right="0in"/>
    </style:style>
    <style:style style:name="P4300" style:parent-style-name="Normal" style:family="paragraph">
      <style:paragraph-properties fo:text-align="end" style:line-height-at-least="0in"/>
      <style:text-properties style:font-name="Verdana" style:font-name-asian="Verdana" style:text-scale="98%" fo:font-size="9.5pt" style:font-size-asian="9.5pt" fo:background-color="#FFFF00"/>
    </style:style>
    <style:style style:name="TableCell4301" style:family="table-cell">
      <style:table-cell-properties fo:border="none" style:writing-mode="lr-tb" style:vertical-align="bottom" fo:padding-top="0in" fo:padding-left="0in" fo:padding-bottom="0in" fo:padding-right="0in"/>
    </style:style>
    <style:style style:name="P4302" style:parent-style-name="Normal" style:family="paragraph">
      <style:paragraph-properties style:line-height-at-least="0in"/>
      <style:text-properties style:font-name="Times New Roman" style:font-name-asian="Times New Roman" fo:font-size="7.5pt" style:font-size-asian="7.5pt"/>
    </style:style>
    <style:style style:name="TableCell4303" style:family="table-cell">
      <style:table-cell-properties fo:border="none" style:writing-mode="lr-tb" style:vertical-align="bottom" fo:padding-top="0in" fo:padding-left="0in" fo:padding-bottom="0in" fo:padding-right="0in"/>
    </style:style>
    <style:style style:name="P4304" style:parent-style-name="Normal" style:family="paragraph">
      <style:paragraph-properties style:line-height-at-least="0in"/>
      <style:text-properties style:font-name="Times New Roman" style:font-name-asian="Times New Roman" fo:font-size="7.5pt" style:font-size-asian="7.5pt"/>
    </style:style>
    <style:style style:name="TableCell4305" style:family="table-cell">
      <style:table-cell-properties fo:border="none" style:writing-mode="lr-tb" style:vertical-align="bottom" fo:padding-top="0in" fo:padding-left="0in" fo:padding-bottom="0in" fo:padding-right="0in"/>
    </style:style>
    <style:style style:name="P4306" style:parent-style-name="Normal" style:family="paragraph">
      <style:paragraph-properties style:line-height-at-least="0in"/>
      <style:text-properties style:font-name="Times New Roman" style:font-name-asian="Times New Roman" fo:font-size="7.5pt" style:font-size-asian="7.5pt"/>
    </style:style>
    <style:style style:name="TableCell4307" style:family="table-cell">
      <style:table-cell-properties fo:border="none" style:writing-mode="lr-tb" style:vertical-align="bottom" fo:padding-top="0in" fo:padding-left="0in" fo:padding-bottom="0in" fo:padding-right="0in"/>
    </style:style>
    <style:style style:name="P4308" style:parent-style-name="Normal" style:family="paragraph">
      <style:paragraph-properties style:line-height-at-least="0in"/>
      <style:text-properties style:font-name="Times New Roman" style:font-name-asian="Times New Roman" fo:font-size="7.5pt" style:font-size-asian="7.5pt"/>
    </style:style>
    <style:style style:name="TableCell43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10" style:parent-style-name="Normal" style:family="paragraph">
      <style:paragraph-properties style:line-height-at-least="0in"/>
      <style:text-properties style:font-name="Times New Roman" style:font-name-asian="Times New Roman" fo:font-size="7.5pt" style:font-size-asian="7.5pt"/>
    </style:style>
    <style:style style:name="TableRow4311" style:family="table-row">
      <style:table-row-properties style:min-row-height="0.0701in" style:use-optimal-row-height="false"/>
    </style:style>
    <style:style style:name="TableCell431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313" style:parent-style-name="Normal" style:family="paragraph">
      <style:paragraph-properties style:line-height-at-least="0in"/>
      <style:text-properties style:font-name="Times New Roman" style:font-name-asian="Times New Roman" fo:font-size="4pt" style:font-size-asian="4pt"/>
    </style:style>
    <style:style style:name="TableCell4314" style:family="table-cell">
      <style:table-cell-properties fo:border="none" style:writing-mode="lr-tb" style:vertical-align="bottom" fo:padding-top="0in" fo:padding-left="0in" fo:padding-bottom="0in" fo:padding-right="0in"/>
    </style:style>
    <style:style style:name="P4315" style:parent-style-name="Normal" style:family="paragraph">
      <style:paragraph-properties style:line-height-at-least="0in"/>
      <style:text-properties style:font-name="Times New Roman" style:font-name-asian="Times New Roman" fo:font-size="4pt" style:font-size-asian="4pt"/>
    </style:style>
    <style:style style:name="TableCell4316" style:family="table-cell">
      <style:table-cell-properties fo:border="none" style:writing-mode="lr-tb" style:vertical-align="bottom" fo:padding-top="0in" fo:padding-left="0in" fo:padding-bottom="0in" fo:padding-right="0in"/>
    </style:style>
    <style:style style:name="P4317" style:parent-style-name="Normal" style:family="paragraph">
      <style:paragraph-properties style:line-height-at-least="0in"/>
      <style:text-properties style:font-name="Times New Roman" style:font-name-asian="Times New Roman" fo:font-size="4pt" style:font-size-asian="4pt"/>
    </style:style>
    <style:style style:name="TableCell4318" style:family="table-cell">
      <style:table-cell-properties fo:border="none" style:writing-mode="lr-tb" style:vertical-align="bottom" fo:padding-top="0in" fo:padding-left="0in" fo:padding-bottom="0in" fo:padding-right="0in"/>
    </style:style>
    <style:style style:name="P4319" style:parent-style-name="Normal" style:family="paragraph">
      <style:paragraph-properties style:line-height-at-least="0in"/>
      <style:text-properties style:font-name="Times New Roman" style:font-name-asian="Times New Roman" fo:font-size="4pt" style:font-size-asian="4pt"/>
    </style:style>
    <style:style style:name="TableCell4320" style:family="table-cell">
      <style:table-cell-properties fo:border="none" style:writing-mode="lr-tb" style:vertical-align="bottom" fo:padding-top="0in" fo:padding-left="0in" fo:padding-bottom="0in" fo:padding-right="0in"/>
    </style:style>
    <style:style style:name="P4321" style:parent-style-name="Normal" style:family="paragraph">
      <style:paragraph-properties style:line-height-at-least="0in"/>
      <style:text-properties style:font-name="Times New Roman" style:font-name-asian="Times New Roman" fo:font-size="4pt" style:font-size-asian="4pt"/>
    </style:style>
    <style:style style:name="TableCell4322" style:family="table-cell">
      <style:table-cell-properties fo:border="none" style:writing-mode="lr-tb" style:vertical-align="bottom" fo:padding-top="0in" fo:padding-left="0in" fo:padding-bottom="0in" fo:padding-right="0in"/>
    </style:style>
    <style:style style:name="P4323" style:parent-style-name="Normal" style:family="paragraph">
      <style:paragraph-properties style:line-height-at-least="0in"/>
      <style:text-properties style:font-name="Times New Roman" style:font-name-asian="Times New Roman" fo:font-size="4pt" style:font-size-asian="4pt"/>
    </style:style>
    <style:style style:name="TableCell4324" style:family="table-cell">
      <style:table-cell-properties fo:border="none" style:writing-mode="lr-tb" style:vertical-align="bottom" fo:padding-top="0in" fo:padding-left="0in" fo:padding-bottom="0in" fo:padding-right="0in"/>
    </style:style>
    <style:style style:name="P4325" style:parent-style-name="Normal" style:family="paragraph">
      <style:paragraph-properties style:line-height-at-least="0in"/>
      <style:text-properties style:font-name="Times New Roman" style:font-name-asian="Times New Roman" fo:font-size="4pt" style:font-size-asian="4pt"/>
    </style:style>
    <style:style style:name="TableCell43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27" style:parent-style-name="Normal" style:family="paragraph">
      <style:paragraph-properties style:line-height-at-least="0in"/>
      <style:text-properties style:font-name="Times New Roman" style:font-name-asian="Times New Roman" fo:font-size="4pt" style:font-size-asian="4pt"/>
    </style:style>
    <style:style style:name="TableCell4328" style:family="table-cell">
      <style:table-cell-properties fo:border="none" style:writing-mode="lr-tb" style:vertical-align="bottom" fo:padding-top="0in" fo:padding-left="0in" fo:padding-bottom="0in" fo:padding-right="0in"/>
    </style:style>
    <style:style style:name="P4329" style:parent-style-name="Normal" style:family="paragraph">
      <style:paragraph-properties style:line-height-at-least="0in"/>
      <style:text-properties style:font-name="Times New Roman" style:font-name-asian="Times New Roman" fo:font-size="4pt" style:font-size-asian="4pt"/>
    </style:style>
    <style:style style:name="P4330" style:parent-style-name="Normal" style:family="paragraph">
      <style:paragraph-properties style:line-height-at-least="0in"/>
      <style:text-properties style:font-name="Times New Roman" style:font-name-asian="Times New Roman" fo:font-size="4pt" style:font-size-asian="4pt"/>
    </style:style>
    <style:style style:name="P4331" style:parent-style-name="Normal" style:family="paragraph">
      <style:paragraph-properties style:line-height-at-least="0in"/>
      <style:text-properties style:font-name="Times New Roman" style:font-name-asian="Times New Roman" fo:font-size="4pt" style:font-size-asian="4pt"/>
    </style:style>
    <style:style style:name="TableCell4332" style:family="table-cell">
      <style:table-cell-properties fo:border="none" style:writing-mode="lr-tb" style:vertical-align="bottom" fo:padding-top="0in" fo:padding-left="0in" fo:padding-bottom="0in" fo:padding-right="0in"/>
    </style:style>
    <style:style style:name="P4333" style:parent-style-name="Normal" style:family="paragraph">
      <style:paragraph-properties style:line-height-at-least="0in"/>
      <style:text-properties style:font-name="Times New Roman" style:font-name-asian="Times New Roman" fo:font-size="4pt" style:font-size-asian="4pt"/>
    </style:style>
    <style:style style:name="TableCell4334" style:family="table-cell">
      <style:table-cell-properties fo:border="none" style:writing-mode="lr-tb" style:vertical-align="bottom" fo:padding-top="0in" fo:padding-left="0in" fo:padding-bottom="0in" fo:padding-right="0in"/>
    </style:style>
    <style:style style:name="P4335" style:parent-style-name="Normal" style:family="paragraph">
      <style:paragraph-properties style:line-height-at-least="0in"/>
      <style:text-properties style:font-name="Times New Roman" style:font-name-asian="Times New Roman" fo:font-size="4pt" style:font-size-asian="4pt"/>
    </style:style>
    <style:style style:name="TableCell4336" style:family="table-cell">
      <style:table-cell-properties fo:border="none" style:writing-mode="lr-tb" style:vertical-align="bottom" fo:padding-top="0in" fo:padding-left="0in" fo:padding-bottom="0in" fo:padding-right="0in"/>
    </style:style>
    <style:style style:name="P4337" style:parent-style-name="Normal" style:family="paragraph">
      <style:paragraph-properties style:line-height-at-least="0in"/>
      <style:text-properties style:font-name="Times New Roman" style:font-name-asian="Times New Roman" fo:font-size="4pt" style:font-size-asian="4pt"/>
    </style:style>
    <style:style style:name="TableCell4338" style:family="table-cell">
      <style:table-cell-properties fo:border="none" style:writing-mode="lr-tb" style:vertical-align="bottom" fo:padding-top="0in" fo:padding-left="0in" fo:padding-bottom="0in" fo:padding-right="0in"/>
    </style:style>
    <style:style style:name="P4339" style:parent-style-name="Normal" style:family="paragraph">
      <style:paragraph-properties style:line-height-at-least="0in"/>
      <style:text-properties style:font-name="Times New Roman" style:font-name-asian="Times New Roman" fo:font-size="4pt" style:font-size-asian="4pt"/>
    </style:style>
    <style:style style:name="TableCell43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41" style:parent-style-name="Normal" style:family="paragraph">
      <style:paragraph-properties style:line-height-at-least="0in"/>
      <style:text-properties style:font-name="Times New Roman" style:font-name-asian="Times New Roman" fo:font-size="4pt" style:font-size-asian="4pt"/>
    </style:style>
    <style:style style:name="TableRow4342" style:family="table-row">
      <style:table-row-properties style:min-row-height="0.2631in" style:use-optimal-row-height="false"/>
    </style:style>
    <style:style style:name="TableCell434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344" style:parent-style-name="Normal" style:family="paragraph">
      <style:paragraph-properties style:line-height-at-least="0in"/>
      <style:text-properties style:font-name="Times New Roman" style:font-name-asian="Times New Roman" fo:font-size="12pt" style:font-size-asian="12pt"/>
    </style:style>
    <style:style style:name="TableCell4345" style:family="table-cell">
      <style:table-cell-properties fo:border="none" style:writing-mode="lr-tb" style:vertical-align="bottom" fo:padding-top="0in" fo:padding-left="0in" fo:padding-bottom="0in" fo:padding-right="0in"/>
    </style:style>
    <style:style style:name="P4346" style:parent-style-name="Normal" style:family="paragraph">
      <style:paragraph-properties style:line-height-at-least="0in"/>
      <style:text-properties style:font-name="Times New Roman" style:font-name-asian="Times New Roman" fo:font-size="12pt" style:font-size-asian="12pt"/>
    </style:style>
    <style:style style:name="TableCell4347" style:family="table-cell">
      <style:table-cell-properties fo:border="none" style:writing-mode="lr-tb" style:vertical-align="bottom" fo:padding-top="0in" fo:padding-left="0in" fo:padding-bottom="0in" fo:padding-right="0in"/>
    </style:style>
    <style:style style:name="P4348" style:parent-style-name="Normal" style:family="paragraph">
      <style:paragraph-properties style:line-height-at-least="0in"/>
      <style:text-properties style:font-name="Times New Roman" style:font-name-asian="Times New Roman" fo:font-size="12pt" style:font-size-asian="12pt"/>
    </style:style>
    <style:style style:name="TableCell4349" style:family="table-cell">
      <style:table-cell-properties fo:border="none" style:writing-mode="lr-tb" style:vertical-align="bottom" fo:padding-top="0in" fo:padding-left="0in" fo:padding-bottom="0in" fo:padding-right="0in"/>
    </style:style>
    <style:style style:name="P4350" style:parent-style-name="Normal" style:family="paragraph">
      <style:paragraph-properties style:line-height-at-least="0in"/>
      <style:text-properties style:font-name="Times New Roman" style:font-name-asian="Times New Roman" fo:font-size="12pt" style:font-size-asian="12pt"/>
    </style:style>
    <style:style style:name="TableCell4351" style:family="table-cell">
      <style:table-cell-properties fo:border="none" style:writing-mode="lr-tb" style:vertical-align="bottom" fo:padding-top="0in" fo:padding-left="0in" fo:padding-bottom="0in" fo:padding-right="0in"/>
    </style:style>
    <style:style style:name="P4352" style:parent-style-name="Normal" style:family="paragraph">
      <style:paragraph-properties style:line-height-at-least="0in"/>
      <style:text-properties style:font-name="Times New Roman" style:font-name-asian="Times New Roman" fo:font-size="12pt" style:font-size-asian="12pt"/>
    </style:style>
    <style:style style:name="TableCell4353" style:family="table-cell">
      <style:table-cell-properties fo:border="none" style:writing-mode="lr-tb" style:vertical-align="bottom" fo:padding-top="0in" fo:padding-left="0in" fo:padding-bottom="0in" fo:padding-right="0in"/>
    </style:style>
    <style:style style:name="P4354" style:parent-style-name="Normal" style:family="paragraph">
      <style:paragraph-properties style:line-height-at-least="0in"/>
      <style:text-properties style:font-name="Times New Roman" style:font-name-asian="Times New Roman" fo:font-size="12pt" style:font-size-asian="12pt"/>
    </style:style>
    <style:style style:name="TableCell4355" style:family="table-cell">
      <style:table-cell-properties fo:border="none" style:writing-mode="lr-tb" style:vertical-align="bottom" fo:padding-top="0in" fo:padding-left="0in" fo:padding-bottom="0in" fo:padding-right="0in"/>
    </style:style>
    <style:style style:name="P4356" style:parent-style-name="Normal" style:family="paragraph">
      <style:paragraph-properties style:line-height-at-least="0in"/>
      <style:text-properties style:font-name="Times New Roman" style:font-name-asian="Times New Roman" fo:font-size="12pt" style:font-size-asian="12pt"/>
    </style:style>
    <style:style style:name="TableCell43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58" style:parent-style-name="Normal" style:family="paragraph">
      <style:paragraph-properties style:line-height-at-least="0in"/>
      <style:text-properties style:font-name="Times New Roman" style:font-name-asian="Times New Roman" fo:font-size="12pt" style:font-size-asian="12pt"/>
    </style:style>
    <style:style style:name="TableCell4359" style:family="table-cell">
      <style:table-cell-properties fo:border="none" style:writing-mode="lr-tb" style:vertical-align="bottom" fo:padding-top="0in" fo:padding-left="0in" fo:padding-bottom="0in" fo:padding-right="0in"/>
    </style:style>
    <style:style style:name="P4360" style:parent-style-name="Normal" style:family="paragraph">
      <style:paragraph-properties style:line-height-at-least="0in"/>
      <style:text-properties style:font-name="Times New Roman" style:font-name-asian="Times New Roman" fo:font-size="12pt" style:font-size-asian="12pt"/>
    </style:style>
    <style:style style:name="TableCell436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62" style:parent-style-name="Normal" style:family="paragraph">
      <style:paragraph-properties style:line-height-at-least="0in"/>
      <style:text-properties style:font-name="Verdana" style:font-name-asian="Verdana" fo:font-size="9.5pt" style:font-size-asian="9.5pt"/>
    </style:style>
    <style:style style:name="TableRow4363" style:family="table-row">
      <style:table-row-properties style:min-row-height="0.1951in" style:use-optimal-row-height="false"/>
    </style:style>
    <style:style style:name="TableCell436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365" style:parent-style-name="Normal" style:family="paragraph">
      <style:paragraph-properties style:line-height-at-least="0in"/>
      <style:text-properties style:font-name="Times New Roman" style:font-name-asian="Times New Roman" fo:font-size="12pt" style:font-size-asian="12pt"/>
    </style:style>
    <style:style style:name="TableCell4366" style:family="table-cell">
      <style:table-cell-properties fo:border="none" style:writing-mode="lr-tb" style:vertical-align="bottom" fo:padding-top="0in" fo:padding-left="0in" fo:padding-bottom="0in" fo:padding-right="0in"/>
    </style:style>
    <style:style style:name="P4367" style:parent-style-name="Normal" style:family="paragraph">
      <style:paragraph-properties style:line-height-at-least="0in"/>
      <style:text-properties style:font-name="Times New Roman" style:font-name-asian="Times New Roman" fo:font-size="12pt" style:font-size-asian="12pt"/>
    </style:style>
    <style:style style:name="TableCell4368" style:family="table-cell">
      <style:table-cell-properties fo:border="none" style:writing-mode="lr-tb" style:vertical-align="bottom" fo:padding-top="0in" fo:padding-left="0in" fo:padding-bottom="0in" fo:padding-right="0in"/>
    </style:style>
    <style:style style:name="P4369" style:parent-style-name="Normal" style:family="paragraph">
      <style:paragraph-properties style:line-height-at-least="0in"/>
      <style:text-properties style:font-name="Times New Roman" style:font-name-asian="Times New Roman" fo:font-size="12pt" style:font-size-asian="12pt"/>
    </style:style>
    <style:style style:name="TableCell4370" style:family="table-cell">
      <style:table-cell-properties fo:border="none" style:writing-mode="lr-tb" style:vertical-align="bottom" fo:padding-top="0in" fo:padding-left="0in" fo:padding-bottom="0in" fo:padding-right="0in"/>
    </style:style>
    <style:style style:name="P4371" style:parent-style-name="Normal" style:family="paragraph">
      <style:paragraph-properties style:line-height-at-least="0in"/>
      <style:text-properties style:font-name="Times New Roman" style:font-name-asian="Times New Roman" fo:font-size="12pt" style:font-size-asian="12pt"/>
    </style:style>
    <style:style style:name="TableCell4372" style:family="table-cell">
      <style:table-cell-properties fo:border="none" style:writing-mode="lr-tb" style:vertical-align="bottom" fo:padding-top="0in" fo:padding-left="0in" fo:padding-bottom="0in" fo:padding-right="0in"/>
    </style:style>
    <style:style style:name="P4373" style:parent-style-name="Normal" style:family="paragraph">
      <style:paragraph-properties style:line-height-at-least="0in"/>
      <style:text-properties style:font-name="Times New Roman" style:font-name-asian="Times New Roman" fo:font-size="12pt" style:font-size-asian="12pt"/>
    </style:style>
    <style:style style:name="TableCell4374" style:family="table-cell">
      <style:table-cell-properties fo:border="none" style:writing-mode="lr-tb" style:vertical-align="bottom" fo:padding-top="0in" fo:padding-left="0in" fo:padding-bottom="0in" fo:padding-right="0in"/>
    </style:style>
    <style:style style:name="P4375" style:parent-style-name="Normal" style:family="paragraph">
      <style:paragraph-properties style:line-height-at-least="0in"/>
      <style:text-properties style:font-name="Times New Roman" style:font-name-asian="Times New Roman" fo:font-size="12pt" style:font-size-asian="12pt"/>
    </style:style>
    <style:style style:name="TableCell4376" style:family="table-cell">
      <style:table-cell-properties fo:border="none" style:writing-mode="lr-tb" style:vertical-align="bottom" fo:padding-top="0in" fo:padding-left="0in" fo:padding-bottom="0in" fo:padding-right="0in"/>
    </style:style>
    <style:style style:name="P4377" style:parent-style-name="Normal" style:family="paragraph">
      <style:paragraph-properties style:line-height-at-least="0in"/>
      <style:text-properties style:font-name="Times New Roman" style:font-name-asian="Times New Roman" fo:font-size="12pt" style:font-size-asian="12pt"/>
    </style:style>
    <style:style style:name="TableCell43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79" style:parent-style-name="Normal" style:family="paragraph">
      <style:paragraph-properties style:line-height-at-least="0in"/>
      <style:text-properties style:font-name="Times New Roman" style:font-name-asian="Times New Roman" fo:font-size="12pt" style:font-size-asian="12pt"/>
    </style:style>
    <style:style style:name="TableCell4380" style:family="table-cell">
      <style:table-cell-properties fo:border="none" style:writing-mode="lr-tb" style:vertical-align="bottom" fo:padding-top="0in" fo:padding-left="0in" fo:padding-bottom="0in" fo:padding-right="0in"/>
    </style:style>
    <style:style style:name="P4381" style:parent-style-name="Normal" style:family="paragraph">
      <style:paragraph-properties style:line-height-at-least="0in"/>
      <style:text-properties style:font-name="Times New Roman" style:font-name-asian="Times New Roman" fo:font-size="12pt" style:font-size-asian="12pt"/>
    </style:style>
    <style:style style:name="TableCell4382" style:family="table-cell">
      <style:table-cell-properties fo:border="none" style:writing-mode="lr-tb" style:vertical-align="bottom" fo:padding-top="0in" fo:padding-left="0in" fo:padding-bottom="0in" fo:padding-right="0in"/>
    </style:style>
    <style:style style:name="P4383" style:parent-style-name="Normal" style:family="paragraph">
      <style:paragraph-properties style:line-height-at-least="0in"/>
      <style:text-properties style:font-name="Verdana" style:font-name-asian="Verdana" fo:font-size="9.5pt" style:font-size-asian="9.5pt"/>
    </style:style>
    <style:style style:name="TableCell4384" style:family="table-cell">
      <style:table-cell-properties fo:border="none" fo:background-color="#FFFF00" style:writing-mode="lr-tb" style:vertical-align="bottom" fo:padding-top="0in" fo:padding-left="0in" fo:padding-bottom="0in" fo:padding-right="0in"/>
    </style:style>
    <style:style style:name="P4385"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4386" style:family="table-cell">
      <style:table-cell-properties fo:border="none" style:writing-mode="lr-tb" style:vertical-align="bottom" fo:padding-top="0in" fo:padding-left="0in" fo:padding-bottom="0in" fo:padding-right="0in"/>
    </style:style>
    <style:style style:name="P4387" style:parent-style-name="Normal" style:family="paragraph">
      <style:paragraph-properties style:line-height-at-least="0in"/>
      <style:text-properties style:font-name="Times New Roman" style:font-name-asian="Times New Roman" fo:font-size="12pt" style:font-size-asian="12pt"/>
    </style:style>
    <style:style style:name="TableCell4388" style:family="table-cell">
      <style:table-cell-properties fo:border="none" style:writing-mode="lr-tb" style:vertical-align="bottom" fo:padding-top="0in" fo:padding-left="0in" fo:padding-bottom="0in" fo:padding-right="0in"/>
    </style:style>
    <style:style style:name="P4389" style:parent-style-name="Normal" style:family="paragraph">
      <style:paragraph-properties style:line-height-at-least="0in"/>
      <style:text-properties style:font-name="Times New Roman" style:font-name-asian="Times New Roman" fo:font-size="12pt" style:font-size-asian="12pt"/>
    </style:style>
    <style:style style:name="TableCell4390" style:family="table-cell">
      <style:table-cell-properties fo:border="none" style:writing-mode="lr-tb" style:vertical-align="bottom" fo:padding-top="0in" fo:padding-left="0in" fo:padding-bottom="0in" fo:padding-right="0in"/>
    </style:style>
    <style:style style:name="P4391" style:parent-style-name="Normal" style:family="paragraph">
      <style:paragraph-properties style:line-height-at-least="0in"/>
      <style:text-properties style:font-name="Times New Roman" style:font-name-asian="Times New Roman" fo:font-size="12pt" style:font-size-asian="12pt"/>
    </style:style>
    <style:style style:name="TableCell4392" style:family="table-cell">
      <style:table-cell-properties fo:border="none" style:writing-mode="lr-tb" style:vertical-align="bottom" fo:padding-top="0in" fo:padding-left="0in" fo:padding-bottom="0in" fo:padding-right="0in"/>
    </style:style>
    <style:style style:name="P4393" style:parent-style-name="Normal" style:family="paragraph">
      <style:paragraph-properties style:line-height-at-least="0in"/>
      <style:text-properties style:font-name="Times New Roman" style:font-name-asian="Times New Roman" fo:font-size="12pt" style:font-size-asian="12pt"/>
    </style:style>
    <style:style style:name="TableCell4394" style:family="table-cell">
      <style:table-cell-properties fo:border="none" style:writing-mode="lr-tb" style:vertical-align="bottom" fo:padding-top="0in" fo:padding-left="0in" fo:padding-bottom="0in" fo:padding-right="0in"/>
    </style:style>
    <style:style style:name="P4395" style:parent-style-name="Normal" style:family="paragraph">
      <style:paragraph-properties style:line-height-at-least="0in"/>
      <style:text-properties style:font-name="Times New Roman" style:font-name-asian="Times New Roman" fo:font-size="12pt" style:font-size-asian="12pt"/>
    </style:style>
    <style:style style:name="TableCell43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97" style:parent-style-name="Normal" style:family="paragraph">
      <style:paragraph-properties style:line-height-at-least="0in"/>
      <style:text-properties style:font-name="Times New Roman" style:font-name-asian="Times New Roman" fo:font-size="12pt" style:font-size-asian="12pt"/>
    </style:style>
    <style:style style:name="TableRow4398" style:family="table-row">
      <style:table-row-properties style:min-row-height="0.0701in" style:use-optimal-row-height="false"/>
    </style:style>
    <style:style style:name="TableCell439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400" style:parent-style-name="Normal" style:family="paragraph">
      <style:paragraph-properties style:line-height-at-least="0in"/>
      <style:text-properties style:font-name="Times New Roman" style:font-name-asian="Times New Roman" fo:font-size="4pt" style:font-size-asian="4pt"/>
    </style:style>
    <style:style style:name="TableCell440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02" style:parent-style-name="Normal" style:family="paragraph">
      <style:paragraph-properties style:line-height-at-least="0in"/>
      <style:text-properties style:font-name="Times New Roman" style:font-name-asian="Times New Roman" fo:font-size="4pt" style:font-size-asian="4pt"/>
    </style:style>
    <style:style style:name="TableCell440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04" style:parent-style-name="Normal" style:family="paragraph">
      <style:paragraph-properties style:line-height-at-least="0in"/>
      <style:text-properties style:font-name="Times New Roman" style:font-name-asian="Times New Roman" fo:font-size="4pt" style:font-size-asian="4pt"/>
    </style:style>
    <style:style style:name="TableCell440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06" style:parent-style-name="Normal" style:family="paragraph">
      <style:paragraph-properties style:line-height-at-least="0in"/>
      <style:text-properties style:font-name="Times New Roman" style:font-name-asian="Times New Roman" fo:font-size="4pt" style:font-size-asian="4pt"/>
    </style:style>
    <style:style style:name="TableCell440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08" style:parent-style-name="Normal" style:family="paragraph">
      <style:paragraph-properties style:line-height-at-least="0in"/>
      <style:text-properties style:font-name="Times New Roman" style:font-name-asian="Times New Roman" fo:font-size="4pt" style:font-size-asian="4pt"/>
    </style:style>
    <style:style style:name="TableCell440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410" style:parent-style-name="Normal" style:family="paragraph">
      <style:paragraph-properties style:line-height-at-least="0in"/>
      <style:text-properties style:font-name="Times New Roman" style:font-name-asian="Times New Roman" fo:font-size="4pt" style:font-size-asian="4pt"/>
    </style:style>
    <style:style style:name="TableCell441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12" style:parent-style-name="Normal" style:family="paragraph">
      <style:paragraph-properties style:line-height-at-least="0in"/>
      <style:text-properties style:font-name="Times New Roman" style:font-name-asian="Times New Roman" fo:font-size="4pt" style:font-size-asian="4pt"/>
    </style:style>
    <style:style style:name="TableCell441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14" style:parent-style-name="Normal" style:family="paragraph">
      <style:paragraph-properties style:line-height-at-least="0in"/>
      <style:text-properties style:font-name="Times New Roman" style:font-name-asian="Times New Roman" fo:font-size="4pt" style:font-size-asian="4pt"/>
    </style:style>
    <style:style style:name="TableCell441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16" style:parent-style-name="Normal" style:family="paragraph">
      <style:paragraph-properties style:line-height-at-least="0in"/>
      <style:text-properties style:font-name="Times New Roman" style:font-name-asian="Times New Roman" fo:font-size="4pt" style:font-size-asian="4pt"/>
    </style:style>
    <style:style style:name="TableCell441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18" style:parent-style-name="Normal" style:family="paragraph">
      <style:paragraph-properties style:line-height-at-least="0in"/>
      <style:text-properties style:font-name="Times New Roman" style:font-name-asian="Times New Roman" fo:font-size="4pt" style:font-size-asian="4pt"/>
    </style:style>
    <style:style style:name="TableCell441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20" style:parent-style-name="Normal" style:family="paragraph">
      <style:paragraph-properties style:line-height-at-least="0in"/>
      <style:text-properties style:font-name="Times New Roman" style:font-name-asian="Times New Roman" fo:font-size="4pt" style:font-size-asian="4pt"/>
    </style:style>
    <style:style style:name="TableCell442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422" style:parent-style-name="Normal" style:family="paragraph">
      <style:paragraph-properties style:line-height-at-least="0in"/>
      <style:text-properties style:font-name="Times New Roman" style:font-name-asian="Times New Roman" fo:font-size="4pt" style:font-size-asian="4pt"/>
    </style:style>
    <style:style style:name="TableCell442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424" style:parent-style-name="Normal" style:family="paragraph">
      <style:paragraph-properties style:line-height-at-least="0in"/>
      <style:text-properties style:font-name="Times New Roman" style:font-name-asian="Times New Roman" fo:font-size="4pt" style:font-size-asian="4pt"/>
    </style:style>
    <style:style style:name="TableRow4425" style:family="table-row">
      <style:table-row-properties style:min-row-height="0.0597in" style:use-optimal-row-height="false"/>
    </style:style>
    <style:style style:name="TableCell442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427" style:parent-style-name="Normal" style:family="paragraph">
      <style:paragraph-properties style:line-height-at-least="0in"/>
      <style:text-properties style:font-name="Times New Roman" style:font-name-asian="Times New Roman" fo:font-size="3.5pt" style:font-size-asian="3.5pt"/>
    </style:style>
    <style:style style:name="TableCell4428" style:family="table-cell">
      <style:table-cell-properties fo:border="none" style:writing-mode="lr-tb" style:vertical-align="bottom" fo:padding-top="0in" fo:padding-left="0in" fo:padding-bottom="0in" fo:padding-right="0in"/>
    </style:style>
    <style:style style:name="P4429" style:parent-style-name="Normal" style:family="paragraph">
      <style:paragraph-properties style:line-height-at-least="0in"/>
      <style:text-properties style:font-name="Times New Roman" style:font-name-asian="Times New Roman" fo:font-size="3.5pt" style:font-size-asian="3.5pt"/>
    </style:style>
    <style:style style:name="TableCell4430" style:family="table-cell">
      <style:table-cell-properties fo:border="none" style:writing-mode="lr-tb" style:vertical-align="bottom" fo:padding-top="0in" fo:padding-left="0in" fo:padding-bottom="0in" fo:padding-right="0in"/>
    </style:style>
    <style:style style:name="P4431" style:parent-style-name="Normal" style:family="paragraph">
      <style:paragraph-properties style:line-height-at-least="0in"/>
      <style:text-properties style:font-name="Times New Roman" style:font-name-asian="Times New Roman" fo:font-size="3.5pt" style:font-size-asian="3.5pt"/>
    </style:style>
    <style:style style:name="TableCell4432" style:family="table-cell">
      <style:table-cell-properties fo:border="none" style:writing-mode="lr-tb" style:vertical-align="bottom" fo:padding-top="0in" fo:padding-left="0in" fo:padding-bottom="0in" fo:padding-right="0in"/>
    </style:style>
    <style:style style:name="P4433" style:parent-style-name="Normal" style:family="paragraph">
      <style:paragraph-properties style:line-height-at-least="0in"/>
      <style:text-properties style:font-name="Times New Roman" style:font-name-asian="Times New Roman" fo:font-size="3.5pt" style:font-size-asian="3.5pt"/>
    </style:style>
    <style:style style:name="TableCell4434" style:family="table-cell">
      <style:table-cell-properties fo:border="none" style:writing-mode="lr-tb" style:vertical-align="bottom" fo:padding-top="0in" fo:padding-left="0in" fo:padding-bottom="0in" fo:padding-right="0in"/>
    </style:style>
    <style:style style:name="P4435" style:parent-style-name="Normal" style:family="paragraph">
      <style:paragraph-properties style:line-height-at-least="0in"/>
      <style:text-properties style:font-name="Times New Roman" style:font-name-asian="Times New Roman" fo:font-size="3.5pt" style:font-size-asian="3.5pt"/>
    </style:style>
    <style:style style:name="TableCell4436" style:family="table-cell">
      <style:table-cell-properties fo:border="none" style:writing-mode="lr-tb" style:vertical-align="bottom" fo:padding-top="0in" fo:padding-left="0in" fo:padding-bottom="0in" fo:padding-right="0in"/>
    </style:style>
    <style:style style:name="P4437" style:parent-style-name="Normal" style:family="paragraph">
      <style:paragraph-properties style:line-height-at-least="0in"/>
      <style:text-properties style:font-name="Times New Roman" style:font-name-asian="Times New Roman" fo:font-size="3.5pt" style:font-size-asian="3.5pt"/>
    </style:style>
    <style:style style:name="TableCell4438" style:family="table-cell">
      <style:table-cell-properties fo:border="none" style:writing-mode="lr-tb" style:vertical-align="bottom" fo:padding-top="0in" fo:padding-left="0in" fo:padding-bottom="0in" fo:padding-right="0in"/>
    </style:style>
    <style:style style:name="P4439" style:parent-style-name="Normal" style:family="paragraph">
      <style:paragraph-properties style:line-height-at-least="0in"/>
      <style:text-properties style:font-name="Times New Roman" style:font-name-asian="Times New Roman" fo:font-size="3.5pt" style:font-size-asian="3.5pt"/>
    </style:style>
    <style:style style:name="TableCell44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41" style:parent-style-name="Normal" style:family="paragraph">
      <style:paragraph-properties style:line-height-at-least="0in"/>
      <style:text-properties style:font-name="Times New Roman" style:font-name-asian="Times New Roman" fo:font-size="3.5pt" style:font-size-asian="3.5pt"/>
    </style:style>
    <style:style style:name="TableCell4442" style:family="table-cell">
      <style:table-cell-properties fo:border="none" style:writing-mode="lr-tb" style:vertical-align="bottom" fo:padding-top="0in" fo:padding-left="0in" fo:padding-bottom="0in" fo:padding-right="0in"/>
    </style:style>
    <style:style style:name="P4443" style:parent-style-name="Normal" style:family="paragraph">
      <style:paragraph-properties style:line-height-at-least="0in"/>
      <style:text-properties style:font-name="Times New Roman" style:font-name-asian="Times New Roman" fo:font-size="3.5pt" style:font-size-asian="3.5pt"/>
    </style:style>
    <style:style style:name="TableCell4444" style:family="table-cell">
      <style:table-cell-properties fo:border="none" style:writing-mode="lr-tb" style:vertical-align="bottom" fo:padding-top="0in" fo:padding-left="0in" fo:padding-bottom="0in" fo:padding-right="0in"/>
    </style:style>
    <style:style style:name="P4445" style:parent-style-name="Normal" style:family="paragraph">
      <style:paragraph-properties style:line-height-at-least="0in"/>
      <style:text-properties style:font-name="Times New Roman" style:font-name-asian="Times New Roman" fo:font-size="3.5pt" style:font-size-asian="3.5pt"/>
    </style:style>
    <style:style style:name="TableCell4446" style:family="table-cell">
      <style:table-cell-properties fo:border="none" style:writing-mode="lr-tb" style:vertical-align="bottom" fo:padding-top="0in" fo:padding-left="0in" fo:padding-bottom="0in" fo:padding-right="0in"/>
    </style:style>
    <style:style style:name="P4447" style:parent-style-name="Normal" style:family="paragraph">
      <style:paragraph-properties style:line-height-at-least="0in"/>
      <style:text-properties style:font-name="Times New Roman" style:font-name-asian="Times New Roman" fo:font-size="3.5pt" style:font-size-asian="3.5pt"/>
    </style:style>
    <style:style style:name="TableCell4448" style:family="table-cell">
      <style:table-cell-properties fo:border="none" style:writing-mode="lr-tb" style:vertical-align="bottom" fo:padding-top="0in" fo:padding-left="0in" fo:padding-bottom="0in" fo:padding-right="0in"/>
    </style:style>
    <style:style style:name="P4449" style:parent-style-name="Normal" style:family="paragraph">
      <style:paragraph-properties style:line-height-at-least="0in"/>
      <style:text-properties style:font-name="Times New Roman" style:font-name-asian="Times New Roman" fo:font-size="3.5pt" style:font-size-asian="3.5pt"/>
    </style:style>
    <style:style style:name="TableCell4450" style:family="table-cell">
      <style:table-cell-properties fo:border="none" style:writing-mode="lr-tb" style:vertical-align="bottom" fo:padding-top="0in" fo:padding-left="0in" fo:padding-bottom="0in" fo:padding-right="0in"/>
    </style:style>
    <style:style style:name="P4451" style:parent-style-name="Normal" style:family="paragraph">
      <style:paragraph-properties style:line-height-at-least="0in"/>
      <style:text-properties style:font-name="Times New Roman" style:font-name-asian="Times New Roman" fo:font-size="3.5pt" style:font-size-asian="3.5pt"/>
    </style:style>
    <style:style style:name="TableCell4452" style:family="table-cell">
      <style:table-cell-properties fo:border="none" style:writing-mode="lr-tb" style:vertical-align="bottom" fo:padding-top="0in" fo:padding-left="0in" fo:padding-bottom="0in" fo:padding-right="0in"/>
    </style:style>
    <style:style style:name="P4453" style:parent-style-name="Normal" style:family="paragraph">
      <style:paragraph-properties style:line-height-at-least="0in"/>
      <style:text-properties style:font-name="Times New Roman" style:font-name-asian="Times New Roman" fo:font-size="3.5pt" style:font-size-asian="3.5pt"/>
    </style:style>
    <style:style style:name="TableCell4454" style:family="table-cell">
      <style:table-cell-properties fo:border="none" style:writing-mode="lr-tb" style:vertical-align="bottom" fo:padding-top="0in" fo:padding-left="0in" fo:padding-bottom="0in" fo:padding-right="0in"/>
    </style:style>
    <style:style style:name="P4455" style:parent-style-name="Normal" style:family="paragraph">
      <style:paragraph-properties style:line-height-at-least="0in"/>
      <style:text-properties style:font-name="Times New Roman" style:font-name-asian="Times New Roman" fo:font-size="3.5pt" style:font-size-asian="3.5pt"/>
    </style:style>
    <style:style style:name="TableCell4456" style:family="table-cell">
      <style:table-cell-properties fo:border="none" style:writing-mode="lr-tb" style:vertical-align="bottom" fo:padding-top="0in" fo:padding-left="0in" fo:padding-bottom="0in" fo:padding-right="0in"/>
    </style:style>
    <style:style style:name="P4457" style:parent-style-name="Normal" style:family="paragraph">
      <style:paragraph-properties style:line-height-at-least="0in"/>
      <style:text-properties style:font-name="Times New Roman" style:font-name-asian="Times New Roman" fo:font-size="3.5pt" style:font-size-asian="3.5pt"/>
    </style:style>
    <style:style style:name="TableCell4458" style:family="table-cell">
      <style:table-cell-properties fo:border="none" style:writing-mode="lr-tb" style:vertical-align="bottom" fo:padding-top="0in" fo:padding-left="0in" fo:padding-bottom="0in" fo:padding-right="0in"/>
    </style:style>
    <style:style style:name="P4459" style:parent-style-name="Normal" style:family="paragraph">
      <style:paragraph-properties style:line-height-at-least="0in"/>
      <style:text-properties style:font-name="Times New Roman" style:font-name-asian="Times New Roman" fo:font-size="3.5pt" style:font-size-asian="3.5pt"/>
    </style:style>
    <style:style style:name="TableCell4460" style:family="table-cell">
      <style:table-cell-properties fo:border="none" style:writing-mode="lr-tb" style:vertical-align="bottom" fo:padding-top="0in" fo:padding-left="0in" fo:padding-bottom="0in" fo:padding-right="0in"/>
    </style:style>
    <style:style style:name="P4461" style:parent-style-name="Normal" style:family="paragraph">
      <style:paragraph-properties style:line-height-at-least="0in"/>
      <style:text-properties style:font-name="Times New Roman" style:font-name-asian="Times New Roman" fo:font-size="3.5pt" style:font-size-asian="3.5pt"/>
    </style:style>
    <style:style style:name="TableCell4462" style:family="table-cell">
      <style:table-cell-properties fo:border="none" style:writing-mode="lr-tb" style:vertical-align="bottom" fo:padding-top="0in" fo:padding-left="0in" fo:padding-bottom="0in" fo:padding-right="0in"/>
    </style:style>
    <style:style style:name="P4463" style:parent-style-name="Normal" style:family="paragraph">
      <style:paragraph-properties style:line-height-at-least="0in"/>
      <style:text-properties style:font-name="Times New Roman" style:font-name-asian="Times New Roman" fo:font-size="3.5pt" style:font-size-asian="3.5pt"/>
    </style:style>
    <style:style style:name="TableCell4464" style:family="table-cell">
      <style:table-cell-properties fo:border="none" style:writing-mode="lr-tb" style:vertical-align="bottom" fo:padding-top="0in" fo:padding-left="0in" fo:padding-bottom="0in" fo:padding-right="0in"/>
    </style:style>
    <style:style style:name="P4465" style:parent-style-name="Normal" style:family="paragraph">
      <style:paragraph-properties style:line-height-at-least="0in"/>
      <style:text-properties style:font-name="Times New Roman" style:font-name-asian="Times New Roman" fo:font-size="3.5pt" style:font-size-asian="3.5pt"/>
    </style:style>
    <style:style style:name="TableCell4466" style:family="table-cell">
      <style:table-cell-properties fo:border="none" style:writing-mode="lr-tb" style:vertical-align="bottom" fo:padding-top="0in" fo:padding-left="0in" fo:padding-bottom="0in" fo:padding-right="0in"/>
    </style:style>
    <style:style style:name="P4467" style:parent-style-name="Normal" style:family="paragraph">
      <style:paragraph-properties style:line-height-at-least="0in"/>
      <style:text-properties style:font-name="Times New Roman" style:font-name-asian="Times New Roman" fo:font-size="3.5pt" style:font-size-asian="3.5pt"/>
    </style:style>
    <style:style style:name="TableCell4468" style:family="table-cell">
      <style:table-cell-properties fo:border="none" style:writing-mode="lr-tb" style:vertical-align="bottom" fo:padding-top="0in" fo:padding-left="0in" fo:padding-bottom="0in" fo:padding-right="0in"/>
    </style:style>
    <style:style style:name="P4469" style:parent-style-name="Normal" style:family="paragraph">
      <style:paragraph-properties style:line-height-at-least="0in"/>
      <style:text-properties style:font-name="Times New Roman" style:font-name-asian="Times New Roman" fo:font-size="3.5pt" style:font-size-asian="3.5pt"/>
    </style:style>
    <style:style style:name="TableCell4470" style:family="table-cell">
      <style:table-cell-properties fo:border="none" style:writing-mode="lr-tb" style:vertical-align="bottom" fo:padding-top="0in" fo:padding-left="0in" fo:padding-bottom="0in" fo:padding-right="0in"/>
    </style:style>
    <style:style style:name="P4471" style:parent-style-name="Normal" style:family="paragraph">
      <style:paragraph-properties style:line-height-at-least="0in"/>
      <style:text-properties style:font-name="Times New Roman" style:font-name-asian="Times New Roman" fo:font-size="3.5pt" style:font-size-asian="3.5pt"/>
    </style:style>
    <style:style style:name="TableCell4472" style:family="table-cell">
      <style:table-cell-properties fo:border="none" style:writing-mode="lr-tb" style:vertical-align="bottom" fo:padding-top="0in" fo:padding-left="0in" fo:padding-bottom="0in" fo:padding-right="0in"/>
    </style:style>
    <style:style style:name="P4473" style:parent-style-name="Normal" style:family="paragraph">
      <style:paragraph-properties style:line-height-at-least="0in"/>
      <style:text-properties style:font-name="Times New Roman" style:font-name-asian="Times New Roman" fo:font-size="3.5pt" style:font-size-asian="3.5pt"/>
    </style:style>
    <style:style style:name="TableCell4474" style:family="table-cell">
      <style:table-cell-properties fo:border="none" style:writing-mode="lr-tb" style:vertical-align="bottom" fo:padding-top="0in" fo:padding-left="0in" fo:padding-bottom="0in" fo:padding-right="0in"/>
    </style:style>
    <style:style style:name="P4475" style:parent-style-name="Normal" style:family="paragraph">
      <style:paragraph-properties style:line-height-at-least="0in"/>
      <style:text-properties style:font-name="Times New Roman" style:font-name-asian="Times New Roman" fo:font-size="3.5pt" style:font-size-asian="3.5pt"/>
    </style:style>
    <style:style style:name="TableCell4476" style:family="table-cell">
      <style:table-cell-properties fo:border="none" style:writing-mode="lr-tb" style:vertical-align="bottom" fo:padding-top="0in" fo:padding-left="0in" fo:padding-bottom="0in" fo:padding-right="0in"/>
    </style:style>
    <style:style style:name="P4477" style:parent-style-name="Normal" style:family="paragraph">
      <style:paragraph-properties style:line-height-at-least="0in"/>
      <style:text-properties style:font-name="Times New Roman" style:font-name-asian="Times New Roman" fo:font-size="3.5pt" style:font-size-asian="3.5pt"/>
    </style:style>
    <style:style style:name="TableCell44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79" style:parent-style-name="Normal" style:family="paragraph">
      <style:paragraph-properties style:line-height-at-least="0in"/>
      <style:text-properties style:font-name="Times New Roman" style:font-name-asian="Times New Roman" fo:font-size="3.5pt" style:font-size-asian="3.5pt"/>
    </style:style>
    <style:style style:name="TableRow4480" style:family="table-row">
      <style:table-row-properties style:min-row-height="0.193in" style:use-optimal-row-height="false"/>
    </style:style>
    <style:style style:name="TableCell448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482"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4483" style:family="table-cell">
      <style:table-cell-properties fo:border="none" style:writing-mode="lr-tb" style:vertical-align="bottom" fo:padding-top="0in" fo:padding-left="0in" fo:padding-bottom="0in" fo:padding-right="0in"/>
    </style:style>
    <style:style style:name="P4484" style:parent-style-name="Normal" style:family="paragraph">
      <style:paragraph-properties style:line-height-at-least="0in"/>
      <style:text-properties style:font-name="Times New Roman" style:font-name-asian="Times New Roman" fo:font-size="12pt" style:font-size-asian="12pt"/>
    </style:style>
    <style:style style:name="TableCell4485" style:family="table-cell">
      <style:table-cell-properties fo:border="none" style:writing-mode="lr-tb" style:vertical-align="bottom" fo:padding-top="0in" fo:padding-left="0in" fo:padding-bottom="0in" fo:padding-right="0in"/>
    </style:style>
    <style:style style:name="P4486" style:parent-style-name="Normal" style:family="paragraph">
      <style:paragraph-properties style:line-height-at-least="0in"/>
      <style:text-properties style:font-name="Verdana" style:font-name-asian="Verdana" fo:font-size="9.5pt" style:font-size-asian="9.5pt"/>
    </style:style>
    <style:style style:name="TableCell4487" style:family="table-cell">
      <style:table-cell-properties fo:border="none" style:writing-mode="lr-tb" style:vertical-align="bottom" fo:padding-top="0in" fo:padding-left="0in" fo:padding-bottom="0in" fo:padding-right="0in"/>
    </style:style>
    <style:style style:name="P4488" style:parent-style-name="Normal" style:family="paragraph">
      <style:paragraph-properties style:line-height-at-least="0in"/>
      <style:text-properties style:font-name="Times New Roman" style:font-name-asian="Times New Roman" fo:font-size="12pt" style:font-size-asian="12pt"/>
    </style:style>
    <style:style style:name="TableCell4489" style:family="table-cell">
      <style:table-cell-properties fo:border="none" style:writing-mode="lr-tb" style:vertical-align="bottom" fo:padding-top="0in" fo:padding-left="0in" fo:padding-bottom="0in" fo:padding-right="0in"/>
    </style:style>
    <style:style style:name="P4490" style:parent-style-name="Normal" style:family="paragraph">
      <style:paragraph-properties style:line-height-at-least="0in"/>
      <style:text-properties style:font-name="Times New Roman" style:font-name-asian="Times New Roman" fo:font-size="12pt" style:font-size-asian="12pt"/>
    </style:style>
    <style:style style:name="TableCell44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92" style:parent-style-name="Normal" style:family="paragraph">
      <style:paragraph-properties style:line-height-at-least="0in"/>
      <style:text-properties style:font-name="Times New Roman" style:font-name-asian="Times New Roman" fo:font-size="12pt" style:font-size-asian="12pt"/>
    </style:style>
    <style:style style:name="TableCell4493" style:family="table-cell">
      <style:table-cell-properties fo:border="none" style:writing-mode="lr-tb" style:vertical-align="bottom" fo:padding-top="0in" fo:padding-left="0in" fo:padding-bottom="0in" fo:padding-right="0in"/>
    </style:style>
    <style:style style:name="P4494" style:parent-style-name="Normal" style:family="paragraph">
      <style:paragraph-properties style:line-height-at-least="0in"/>
      <style:text-properties style:font-name="Times New Roman" style:font-name-asian="Times New Roman" fo:font-size="12pt" style:font-size-asian="12pt"/>
    </style:style>
    <style:style style:name="TableCell4495" style:family="table-cell">
      <style:table-cell-properties fo:border="none" fo:background-color="#FFFF00" style:writing-mode="lr-tb" style:vertical-align="bottom" fo:padding-top="0in" fo:padding-left="0in" fo:padding-bottom="0in" fo:padding-right="0in"/>
    </style:style>
    <style:style style:name="P4496" style:parent-style-name="Normal" style:family="paragraph">
      <style:paragraph-properties style:line-height-at-least="0in"/>
      <style:text-properties style:font-name="Verdana" style:font-name-asian="Verdana" fo:font-size="9.5pt" style:font-size-asian="9.5pt" fo:background-color="#FFFF00"/>
    </style:style>
    <style:style style:name="TableCell449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98" style:parent-style-name="Normal" style:family="paragraph">
      <style:paragraph-properties style:line-height-at-least="0in"/>
      <style:text-properties style:font-name="Times New Roman" style:font-name-asian="Times New Roman" fo:font-size="12pt" style:font-size-asian="12pt"/>
    </style:style>
    <style:style style:name="TableRow4499" style:family="table-row">
      <style:table-row-properties style:min-row-height="0.1937in" style:use-optimal-row-height="false"/>
    </style:style>
    <style:style style:name="TableCell450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501"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4502" style:family="table-cell">
      <style:table-cell-properties fo:border="none" style:writing-mode="lr-tb" style:vertical-align="bottom" fo:padding-top="0in" fo:padding-left="0in" fo:padding-bottom="0in" fo:padding-right="0in"/>
    </style:style>
    <style:style style:name="P4503" style:parent-style-name="Normal" style:family="paragraph">
      <style:paragraph-properties style:line-height-at-least="0in"/>
      <style:text-properties style:font-name="Times New Roman" style:font-name-asian="Times New Roman" fo:font-size="12pt" style:font-size-asian="12pt"/>
    </style:style>
    <style:style style:name="TableCell4504" style:family="table-cell">
      <style:table-cell-properties fo:border="none" style:writing-mode="lr-tb" style:vertical-align="bottom" fo:padding-top="0in" fo:padding-left="0in" fo:padding-bottom="0in" fo:padding-right="0in"/>
    </style:style>
    <style:style style:name="P4505" style:parent-style-name="Normal" style:family="paragraph">
      <style:paragraph-properties style:line-height-at-least="0in"/>
      <style:text-properties style:font-name="Verdana" style:font-name-asian="Verdana" fo:font-size="9.5pt" style:font-size-asian="9.5pt"/>
    </style:style>
    <style:style style:name="TableCell4506" style:family="table-cell">
      <style:table-cell-properties fo:border="none" style:writing-mode="lr-tb" style:vertical-align="bottom" fo:padding-top="0in" fo:padding-left="0in" fo:padding-bottom="0in" fo:padding-right="0in"/>
    </style:style>
    <style:style style:name="P4507" style:parent-style-name="Normal" style:family="paragraph">
      <style:paragraph-properties style:line-height-at-least="0in" fo:margin-left="0.0138in">
        <style:tab-stops/>
      </style:paragraph-properties>
      <style:text-properties style:font-name="Verdana" style:font-name-asian="Verdana" fo:font-size="9.5pt" style:font-size-asian="9.5pt"/>
    </style:style>
    <style:style style:name="TableCell4508" style:family="table-cell">
      <style:table-cell-properties fo:border="none" style:writing-mode="lr-tb" style:vertical-align="bottom" fo:padding-top="0in" fo:padding-left="0in" fo:padding-bottom="0in" fo:padding-right="0in"/>
    </style:style>
    <style:style style:name="P4509" style:parent-style-name="Normal" style:family="paragraph">
      <style:paragraph-properties fo:text-align="end" style:line-height-at-least="0in"/>
      <style:text-properties style:font-name="Verdana" style:font-name-asian="Verdana" style:text-scale="97%" fo:font-size="9.5pt" style:font-size-asian="9.5pt"/>
    </style:style>
    <style:style style:name="TableCell451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11" style:parent-style-name="Normal" style:family="paragraph">
      <style:paragraph-properties style:line-height-at-least="0in"/>
      <style:text-properties style:font-name="Times New Roman" style:font-name-asian="Times New Roman" fo:font-size="12pt" style:font-size-asian="12pt"/>
    </style:style>
    <style:style style:name="TableCell4512" style:family="table-cell">
      <style:table-cell-properties fo:border="none" style:writing-mode="lr-tb" style:vertical-align="bottom" fo:padding-top="0in" fo:padding-left="0in" fo:padding-bottom="0in" fo:padding-right="0in"/>
    </style:style>
    <style:style style:name="P4513" style:parent-style-name="Normal" style:family="paragraph">
      <style:paragraph-properties style:line-height-at-least="0in"/>
      <style:text-properties style:font-name="Times New Roman" style:font-name-asian="Times New Roman" fo:font-size="12pt" style:font-size-asian="12pt"/>
    </style:style>
    <style:style style:name="TableCell4514" style:family="table-cell">
      <style:table-cell-properties fo:border="none" fo:background-color="#FFFF00" style:writing-mode="lr-tb" style:vertical-align="bottom" fo:padding-top="0in" fo:padding-left="0in" fo:padding-bottom="0in" fo:padding-right="0in"/>
    </style:style>
    <style:style style:name="P4515" style:parent-style-name="Normal" style:family="paragraph">
      <style:paragraph-properties style:line-height-at-least="0in"/>
      <style:text-properties style:font-name="Verdana" style:font-name-asian="Verdana" fo:font-size="9.5pt" style:font-size-asian="9.5pt" fo:background-color="#FFFF00"/>
    </style:style>
    <style:style style:name="TableCell45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17" style:parent-style-name="Normal" style:family="paragraph">
      <style:paragraph-properties style:line-height-at-least="0in"/>
      <style:text-properties style:font-name="Times New Roman" style:font-name-asian="Times New Roman" fo:font-size="12pt" style:font-size-asian="12pt"/>
    </style:style>
    <style:style style:name="TableRow4518" style:family="table-row">
      <style:table-row-properties style:min-row-height="0.1951in" style:use-optimal-row-height="false"/>
    </style:style>
    <style:style style:name="TableCell451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520" style:parent-style-name="Normal" style:family="paragraph">
      <style:paragraph-properties style:line-height-at-least="0in"/>
      <style:text-properties style:font-name="Times New Roman" style:font-name-asian="Times New Roman" fo:font-size="12pt" style:font-size-asian="12pt"/>
    </style:style>
    <style:style style:name="TableCell4521" style:family="table-cell">
      <style:table-cell-properties fo:border="none" style:writing-mode="lr-tb" style:vertical-align="bottom" fo:padding-top="0in" fo:padding-left="0in" fo:padding-bottom="0in" fo:padding-right="0in"/>
    </style:style>
    <style:style style:name="P4522" style:parent-style-name="Normal" style:family="paragraph">
      <style:paragraph-properties style:line-height-at-least="0in"/>
      <style:text-properties style:font-name="Times New Roman" style:font-name-asian="Times New Roman" fo:font-size="12pt" style:font-size-asian="12pt"/>
    </style:style>
    <style:style style:name="TableCell4523" style:family="table-cell">
      <style:table-cell-properties fo:border="none" style:writing-mode="lr-tb" style:vertical-align="bottom" fo:padding-top="0in" fo:padding-left="0in" fo:padding-bottom="0in" fo:padding-right="0in"/>
    </style:style>
    <style:style style:name="P4524" style:parent-style-name="Normal" style:family="paragraph">
      <style:paragraph-properties style:line-height-at-least="0in"/>
      <style:text-properties style:font-name="Verdana" style:font-name-asian="Verdana" fo:font-size="9.5pt" style:font-size-asian="9.5pt"/>
    </style:style>
    <style:style style:name="TableCell4525" style:family="table-cell">
      <style:table-cell-properties fo:border="none" style:writing-mode="lr-tb" style:vertical-align="bottom" fo:padding-top="0in" fo:padding-left="0in" fo:padding-bottom="0in" fo:padding-right="0in"/>
    </style:style>
    <style:style style:name="P4526" style:parent-style-name="Normal" style:family="paragraph">
      <style:paragraph-properties style:line-height-at-least="0in"/>
      <style:text-properties style:font-name="Times New Roman" style:font-name-asian="Times New Roman" fo:font-size="12pt" style:font-size-asian="12pt"/>
    </style:style>
    <style:style style:name="TableCell4527" style:family="table-cell">
      <style:table-cell-properties fo:border="none" style:writing-mode="lr-tb" style:vertical-align="bottom" fo:padding-top="0in" fo:padding-left="0in" fo:padding-bottom="0in" fo:padding-right="0in"/>
    </style:style>
    <style:style style:name="P4528" style:parent-style-name="Normal" style:family="paragraph">
      <style:paragraph-properties style:line-height-at-least="0in"/>
      <style:text-properties style:font-name="Times New Roman" style:font-name-asian="Times New Roman" fo:font-size="12pt" style:font-size-asian="12pt"/>
    </style:style>
    <style:style style:name="TableCell452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30" style:parent-style-name="Normal" style:family="paragraph">
      <style:paragraph-properties style:line-height-at-least="0in"/>
      <style:text-properties style:font-name="Times New Roman" style:font-name-asian="Times New Roman" fo:font-size="12pt" style:font-size-asian="12pt"/>
    </style:style>
    <style:style style:name="TableCell4531" style:family="table-cell">
      <style:table-cell-properties fo:border="none" style:writing-mode="lr-tb" style:vertical-align="bottom" fo:padding-top="0in" fo:padding-left="0in" fo:padding-bottom="0in" fo:padding-right="0in"/>
    </style:style>
    <style:style style:name="P4532" style:parent-style-name="Normal" style:family="paragraph">
      <style:paragraph-properties style:line-height-at-least="0in"/>
      <style:text-properties style:font-name="Times New Roman" style:font-name-asian="Times New Roman" fo:font-size="12pt" style:font-size-asian="12pt"/>
    </style:style>
    <style:style style:name="TableCell4533" style:family="table-cell">
      <style:table-cell-properties fo:border="none" fo:background-color="#FFFF00" style:writing-mode="lr-tb" style:vertical-align="bottom" fo:padding-top="0in" fo:padding-left="0in" fo:padding-bottom="0in" fo:padding-right="0in"/>
    </style:style>
    <style:style style:name="P4534" style:parent-style-name="Normal" style:family="paragraph">
      <style:paragraph-properties style:line-height-at-least="0in"/>
      <style:text-properties style:font-name="Verdana" style:font-name-asian="Verdana" fo:font-size="9.5pt" style:font-size-asian="9.5pt" fo:background-color="#FFFF00"/>
    </style:style>
    <style:style style:name="TableCell453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36" style:parent-style-name="Normal" style:family="paragraph">
      <style:paragraph-properties style:line-height-at-least="0in"/>
      <style:text-properties style:font-name="Times New Roman" style:font-name-asian="Times New Roman" fo:font-size="12pt" style:font-size-asian="12pt"/>
    </style:style>
    <style:style style:name="TableRow4537" style:family="table-row">
      <style:table-row-properties style:min-row-height="0.1951in" style:use-optimal-row-height="false"/>
    </style:style>
    <style:style style:name="TableCell453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539" style:parent-style-name="Normal" style:family="paragraph">
      <style:paragraph-properties style:line-height-at-least="0in"/>
      <style:text-properties style:font-name="Times New Roman" style:font-name-asian="Times New Roman" fo:font-size="12pt" style:font-size-asian="12pt"/>
    </style:style>
    <style:style style:name="TableCell4540" style:family="table-cell">
      <style:table-cell-properties fo:border="none" style:writing-mode="lr-tb" style:vertical-align="bottom" fo:padding-top="0in" fo:padding-left="0in" fo:padding-bottom="0in" fo:padding-right="0in"/>
    </style:style>
    <style:style style:name="P4541" style:parent-style-name="Normal" style:family="paragraph">
      <style:paragraph-properties style:line-height-at-least="0in"/>
      <style:text-properties style:font-name="Times New Roman" style:font-name-asian="Times New Roman" fo:font-size="12pt" style:font-size-asian="12pt"/>
    </style:style>
    <style:style style:name="TableCell4542" style:family="table-cell">
      <style:table-cell-properties fo:border="none" style:writing-mode="lr-tb" style:vertical-align="bottom" fo:padding-top="0in" fo:padding-left="0in" fo:padding-bottom="0in" fo:padding-right="0in"/>
    </style:style>
    <style:style style:name="P4543" style:parent-style-name="Normal" style:family="paragraph">
      <style:paragraph-properties style:line-height-at-least="0in"/>
      <style:text-properties style:font-name="Times New Roman" style:font-name-asian="Times New Roman" fo:font-size="12pt" style:font-size-asian="12pt"/>
    </style:style>
    <style:style style:name="TableCell4544" style:family="table-cell">
      <style:table-cell-properties fo:border="none" style:writing-mode="lr-tb" style:vertical-align="bottom" fo:padding-top="0in" fo:padding-left="0in" fo:padding-bottom="0in" fo:padding-right="0in"/>
    </style:style>
    <style:style style:name="P4545" style:parent-style-name="Normal" style:family="paragraph">
      <style:paragraph-properties style:line-height-at-least="0in"/>
      <style:text-properties style:font-name="Times New Roman" style:font-name-asian="Times New Roman" fo:font-size="12pt" style:font-size-asian="12pt"/>
    </style:style>
    <style:style style:name="TableCell4546" style:family="table-cell">
      <style:table-cell-properties fo:border="none" style:writing-mode="lr-tb" style:vertical-align="bottom" fo:padding-top="0in" fo:padding-left="0in" fo:padding-bottom="0in" fo:padding-right="0in"/>
    </style:style>
    <style:style style:name="P4547" style:parent-style-name="Normal" style:family="paragraph">
      <style:paragraph-properties style:line-height-at-least="0in"/>
      <style:text-properties style:font-name="Times New Roman" style:font-name-asian="Times New Roman" fo:font-size="12pt" style:font-size-asian="12pt"/>
    </style:style>
    <style:style style:name="TableCell4548" style:family="table-cell">
      <style:table-cell-properties fo:border="none" style:writing-mode="lr-tb" style:vertical-align="bottom" fo:padding-top="0in" fo:padding-left="0in" fo:padding-bottom="0in" fo:padding-right="0in"/>
    </style:style>
    <style:style style:name="P4549" style:parent-style-name="Normal" style:family="paragraph">
      <style:paragraph-properties style:line-height-at-least="0in"/>
      <style:text-properties style:font-name="Times New Roman" style:font-name-asian="Times New Roman" fo:font-size="12pt" style:font-size-asian="12pt"/>
    </style:style>
    <style:style style:name="TableCell4550" style:family="table-cell">
      <style:table-cell-properties fo:border="none" style:writing-mode="lr-tb" style:vertical-align="bottom" fo:padding-top="0in" fo:padding-left="0in" fo:padding-bottom="0in" fo:padding-right="0in"/>
    </style:style>
    <style:style style:name="P4551" style:parent-style-name="Normal" style:family="paragraph">
      <style:paragraph-properties style:line-height-at-least="0in"/>
      <style:text-properties style:font-name="Times New Roman" style:font-name-asian="Times New Roman" fo:font-size="12pt" style:font-size-asian="12pt"/>
    </style:style>
    <style:style style:name="TableCell455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53" style:parent-style-name="Normal" style:family="paragraph">
      <style:paragraph-properties style:line-height-at-least="0in"/>
      <style:text-properties style:font-name="Times New Roman" style:font-name-asian="Times New Roman" fo:font-size="12pt" style:font-size-asian="12pt"/>
    </style:style>
    <style:style style:name="TableCell4554" style:family="table-cell">
      <style:table-cell-properties fo:border="none" style:writing-mode="lr-tb" style:vertical-align="bottom" fo:padding-top="0in" fo:padding-left="0in" fo:padding-bottom="0in" fo:padding-right="0in"/>
    </style:style>
    <style:style style:name="P4555" style:parent-style-name="Normal" style:family="paragraph">
      <style:paragraph-properties style:line-height-at-least="0in"/>
      <style:text-properties style:font-name="Times New Roman" style:font-name-asian="Times New Roman" fo:font-size="12pt" style:font-size-asian="12pt"/>
    </style:style>
    <style:style style:name="TableCell4556" style:family="table-cell">
      <style:table-cell-properties fo:border="none" fo:background-color="#FFFF00" style:writing-mode="lr-tb" style:vertical-align="bottom" fo:padding-top="0in" fo:padding-left="0in" fo:padding-bottom="0in" fo:padding-right="0in"/>
    </style:style>
    <style:style style:name="P4557"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4558" style:family="table-cell">
      <style:table-cell-properties fo:border="none" style:writing-mode="lr-tb" style:vertical-align="bottom" fo:padding-top="0in" fo:padding-left="0in" fo:padding-bottom="0in" fo:padding-right="0in"/>
    </style:style>
    <style:style style:name="P4559" style:parent-style-name="Normal" style:family="paragraph">
      <style:paragraph-properties style:line-height-at-least="0in"/>
      <style:text-properties style:font-name="Times New Roman" style:font-name-asian="Times New Roman" fo:font-size="12pt" style:font-size-asian="12pt"/>
    </style:style>
    <style:style style:name="TableCell456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61" style:parent-style-name="Normal" style:family="paragraph">
      <style:paragraph-properties style:line-height-at-least="0in"/>
      <style:text-properties style:font-name="Times New Roman" style:font-name-asian="Times New Roman" fo:font-size="12pt" style:font-size-asian="12pt"/>
    </style:style>
    <style:style style:name="TableRow4562" style:family="table-row">
      <style:table-row-properties style:min-row-height="0.0701in" style:use-optimal-row-height="false"/>
    </style:style>
    <style:style style:name="TableCell456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564" style:parent-style-name="Normal" style:family="paragraph">
      <style:paragraph-properties style:line-height-at-least="0in"/>
      <style:text-properties style:font-name="Times New Roman" style:font-name-asian="Times New Roman" fo:font-size="4pt" style:font-size-asian="4pt"/>
    </style:style>
    <style:style style:name="TableCell456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566" style:parent-style-name="Normal" style:family="paragraph">
      <style:paragraph-properties style:line-height-at-least="0in"/>
      <style:text-properties style:font-name="Times New Roman" style:font-name-asian="Times New Roman" fo:font-size="4pt" style:font-size-asian="4pt"/>
    </style:style>
    <style:style style:name="TableCell456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568" style:parent-style-name="Normal" style:family="paragraph">
      <style:paragraph-properties style:line-height-at-least="0in"/>
      <style:text-properties style:font-name="Times New Roman" style:font-name-asian="Times New Roman" fo:font-size="4pt" style:font-size-asian="4pt"/>
    </style:style>
    <style:style style:name="TableCell456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570" style:parent-style-name="Normal" style:family="paragraph">
      <style:paragraph-properties style:line-height-at-least="0in"/>
      <style:text-properties style:font-name="Times New Roman" style:font-name-asian="Times New Roman" fo:font-size="4pt" style:font-size-asian="4pt"/>
    </style:style>
    <style:style style:name="TableCell457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572" style:parent-style-name="Normal" style:family="paragraph">
      <style:paragraph-properties style:line-height-at-least="0in"/>
      <style:text-properties style:font-name="Times New Roman" style:font-name-asian="Times New Roman" fo:font-size="4pt" style:font-size-asian="4pt"/>
    </style:style>
    <style:style style:name="TableCell457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574" style:parent-style-name="Normal" style:family="paragraph">
      <style:paragraph-properties style:line-height-at-least="0in"/>
      <style:text-properties style:font-name="Times New Roman" style:font-name-asian="Times New Roman" fo:font-size="4pt" style:font-size-asian="4pt"/>
    </style:style>
    <style:style style:name="TableCell457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576" style:parent-style-name="Normal" style:family="paragraph">
      <style:paragraph-properties style:line-height-at-least="0in"/>
      <style:text-properties style:font-name="Times New Roman" style:font-name-asian="Times New Roman" fo:font-size="4pt" style:font-size-asian="4pt"/>
    </style:style>
    <style:style style:name="TableCell457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578" style:parent-style-name="Normal" style:family="paragraph">
      <style:paragraph-properties style:line-height-at-least="0in"/>
      <style:text-properties style:font-name="Times New Roman" style:font-name-asian="Times New Roman" fo:font-size="4pt" style:font-size-asian="4pt"/>
    </style:style>
    <style:style style:name="TableCell457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580" style:parent-style-name="Normal" style:family="paragraph">
      <style:paragraph-properties style:line-height-at-least="0in"/>
      <style:text-properties style:font-name="Times New Roman" style:font-name-asian="Times New Roman" fo:font-size="4pt" style:font-size-asian="4pt"/>
    </style:style>
    <style:style style:name="TableCell458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582" style:parent-style-name="Normal" style:family="paragraph">
      <style:paragraph-properties style:line-height-at-least="0in"/>
      <style:text-properties style:font-name="Times New Roman" style:font-name-asian="Times New Roman" fo:font-size="4pt" style:font-size-asian="4pt"/>
    </style:style>
    <style:style style:name="TableCell458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584" style:parent-style-name="Normal" style:family="paragraph">
      <style:paragraph-properties style:line-height-at-least="0in"/>
      <style:text-properties style:font-name="Times New Roman" style:font-name-asian="Times New Roman" fo:font-size="4pt" style:font-size-asian="4pt"/>
    </style:style>
    <style:style style:name="TableCell458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586" style:parent-style-name="Normal" style:family="paragraph">
      <style:paragraph-properties style:line-height-at-least="0in"/>
      <style:text-properties style:font-name="Times New Roman" style:font-name-asian="Times New Roman" fo:font-size="4pt" style:font-size-asian="4pt"/>
    </style:style>
    <style:style style:name="TableRow4587" style:family="table-row">
      <style:table-row-properties style:min-row-height="0.0597in" style:use-optimal-row-height="false"/>
    </style:style>
    <style:style style:name="TableCell458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589" style:parent-style-name="Normal" style:family="paragraph">
      <style:paragraph-properties style:line-height-at-least="0in"/>
      <style:text-properties style:font-name="Times New Roman" style:font-name-asian="Times New Roman" fo:font-size="3.5pt" style:font-size-asian="3.5pt"/>
    </style:style>
    <style:style style:name="TableCell4590" style:family="table-cell">
      <style:table-cell-properties fo:border="none" style:writing-mode="lr-tb" style:vertical-align="bottom" fo:padding-top="0in" fo:padding-left="0in" fo:padding-bottom="0in" fo:padding-right="0in"/>
    </style:style>
    <style:style style:name="P4591" style:parent-style-name="Normal" style:family="paragraph">
      <style:paragraph-properties style:line-height-at-least="0in"/>
      <style:text-properties style:font-name="Times New Roman" style:font-name-asian="Times New Roman" fo:font-size="3.5pt" style:font-size-asian="3.5pt"/>
    </style:style>
    <style:style style:name="TableCell4592" style:family="table-cell">
      <style:table-cell-properties fo:border="none" style:writing-mode="lr-tb" style:vertical-align="bottom" fo:padding-top="0in" fo:padding-left="0in" fo:padding-bottom="0in" fo:padding-right="0in"/>
    </style:style>
    <style:style style:name="P4593" style:parent-style-name="Normal" style:family="paragraph">
      <style:paragraph-properties style:line-height-at-least="0in"/>
      <style:text-properties style:font-name="Times New Roman" style:font-name-asian="Times New Roman" fo:font-size="3.5pt" style:font-size-asian="3.5pt"/>
    </style:style>
    <style:style style:name="TableCell4594" style:family="table-cell">
      <style:table-cell-properties fo:border="none" style:writing-mode="lr-tb" style:vertical-align="bottom" fo:padding-top="0in" fo:padding-left="0in" fo:padding-bottom="0in" fo:padding-right="0in"/>
    </style:style>
    <style:style style:name="P4595" style:parent-style-name="Normal" style:family="paragraph">
      <style:paragraph-properties style:line-height-at-least="0in"/>
      <style:text-properties style:font-name="Times New Roman" style:font-name-asian="Times New Roman" fo:font-size="3.5pt" style:font-size-asian="3.5pt"/>
    </style:style>
    <style:style style:name="TableCell4596" style:family="table-cell">
      <style:table-cell-properties fo:border="none" style:writing-mode="lr-tb" style:vertical-align="bottom" fo:padding-top="0in" fo:padding-left="0in" fo:padding-bottom="0in" fo:padding-right="0in"/>
    </style:style>
    <style:style style:name="P4597" style:parent-style-name="Normal" style:family="paragraph">
      <style:paragraph-properties style:line-height-at-least="0in"/>
      <style:text-properties style:font-name="Times New Roman" style:font-name-asian="Times New Roman" fo:font-size="3.5pt" style:font-size-asian="3.5pt"/>
    </style:style>
    <style:style style:name="TableCell4598" style:family="table-cell">
      <style:table-cell-properties fo:border="none" style:writing-mode="lr-tb" style:vertical-align="bottom" fo:padding-top="0in" fo:padding-left="0in" fo:padding-bottom="0in" fo:padding-right="0in"/>
    </style:style>
    <style:style style:name="P4599" style:parent-style-name="Normal" style:family="paragraph">
      <style:paragraph-properties style:line-height-at-least="0in"/>
      <style:text-properties style:font-name="Times New Roman" style:font-name-asian="Times New Roman" fo:font-size="3.5pt" style:font-size-asian="3.5pt"/>
    </style:style>
    <style:style style:name="TableCell4600" style:family="table-cell">
      <style:table-cell-properties fo:border="none" style:writing-mode="lr-tb" style:vertical-align="bottom" fo:padding-top="0in" fo:padding-left="0in" fo:padding-bottom="0in" fo:padding-right="0in"/>
    </style:style>
    <style:style style:name="P4601" style:parent-style-name="Normal" style:family="paragraph">
      <style:paragraph-properties style:line-height-at-least="0in"/>
      <style:text-properties style:font-name="Times New Roman" style:font-name-asian="Times New Roman" fo:font-size="3.5pt" style:font-size-asian="3.5pt"/>
    </style:style>
    <style:style style:name="TableCell460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03" style:parent-style-name="Normal" style:family="paragraph">
      <style:paragraph-properties style:line-height-at-least="0in"/>
      <style:text-properties style:font-name="Times New Roman" style:font-name-asian="Times New Roman" fo:font-size="3.5pt" style:font-size-asian="3.5pt"/>
    </style:style>
    <style:style style:name="TableCell4604" style:family="table-cell">
      <style:table-cell-properties fo:border="none" style:writing-mode="lr-tb" style:vertical-align="bottom" fo:padding-top="0in" fo:padding-left="0in" fo:padding-bottom="0in" fo:padding-right="0in"/>
    </style:style>
    <style:style style:name="P4605" style:parent-style-name="Normal" style:family="paragraph">
      <style:paragraph-properties style:line-height-at-least="0in"/>
      <style:text-properties style:font-name="Times New Roman" style:font-name-asian="Times New Roman" fo:font-size="3.5pt" style:font-size-asian="3.5pt"/>
    </style:style>
    <style:style style:name="TableCell4606" style:family="table-cell">
      <style:table-cell-properties fo:border="none" style:writing-mode="lr-tb" style:vertical-align="bottom" fo:padding-top="0in" fo:padding-left="0in" fo:padding-bottom="0in" fo:padding-right="0in"/>
    </style:style>
    <style:style style:name="P4607" style:parent-style-name="Normal" style:family="paragraph">
      <style:paragraph-properties style:line-height-at-least="0in"/>
      <style:text-properties style:font-name="Times New Roman" style:font-name-asian="Times New Roman" fo:font-size="3.5pt" style:font-size-asian="3.5pt"/>
    </style:style>
    <style:style style:name="TableCell4608" style:family="table-cell">
      <style:table-cell-properties fo:border="none" style:writing-mode="lr-tb" style:vertical-align="bottom" fo:padding-top="0in" fo:padding-left="0in" fo:padding-bottom="0in" fo:padding-right="0in"/>
    </style:style>
    <style:style style:name="P4609" style:parent-style-name="Normal" style:family="paragraph">
      <style:paragraph-properties style:line-height-at-least="0in"/>
      <style:text-properties style:font-name="Times New Roman" style:font-name-asian="Times New Roman" fo:font-size="3.5pt" style:font-size-asian="3.5pt"/>
    </style:style>
    <style:style style:name="TableCell4610" style:family="table-cell">
      <style:table-cell-properties fo:border="none" style:writing-mode="lr-tb" style:vertical-align="bottom" fo:padding-top="0in" fo:padding-left="0in" fo:padding-bottom="0in" fo:padding-right="0in"/>
    </style:style>
    <style:style style:name="P4611" style:parent-style-name="Normal" style:family="paragraph">
      <style:paragraph-properties style:line-height-at-least="0in"/>
      <style:text-properties style:font-name="Times New Roman" style:font-name-asian="Times New Roman" fo:font-size="3.5pt" style:font-size-asian="3.5pt"/>
    </style:style>
    <style:style style:name="TableCell4612" style:family="table-cell">
      <style:table-cell-properties fo:border="none" style:writing-mode="lr-tb" style:vertical-align="bottom" fo:padding-top="0in" fo:padding-left="0in" fo:padding-bottom="0in" fo:padding-right="0in"/>
    </style:style>
    <style:style style:name="P4613" style:parent-style-name="Normal" style:family="paragraph">
      <style:paragraph-properties style:line-height-at-least="0in"/>
      <style:text-properties style:font-name="Times New Roman" style:font-name-asian="Times New Roman" fo:font-size="3.5pt" style:font-size-asian="3.5pt"/>
    </style:style>
    <style:style style:name="TableCell4614" style:family="table-cell">
      <style:table-cell-properties fo:border="none" style:writing-mode="lr-tb" style:vertical-align="bottom" fo:padding-top="0in" fo:padding-left="0in" fo:padding-bottom="0in" fo:padding-right="0in"/>
    </style:style>
    <style:style style:name="P4615" style:parent-style-name="Normal" style:family="paragraph">
      <style:paragraph-properties style:line-height-at-least="0in"/>
      <style:text-properties style:font-name="Times New Roman" style:font-name-asian="Times New Roman" fo:font-size="3.5pt" style:font-size-asian="3.5pt"/>
    </style:style>
    <style:style style:name="TableCell4616" style:family="table-cell">
      <style:table-cell-properties fo:border="none" style:writing-mode="lr-tb" style:vertical-align="bottom" fo:padding-top="0in" fo:padding-left="0in" fo:padding-bottom="0in" fo:padding-right="0in"/>
    </style:style>
    <style:style style:name="P4617" style:parent-style-name="Normal" style:family="paragraph">
      <style:paragraph-properties style:line-height-at-least="0in"/>
      <style:text-properties style:font-name="Times New Roman" style:font-name-asian="Times New Roman" fo:font-size="3.5pt" style:font-size-asian="3.5pt"/>
    </style:style>
    <style:style style:name="TableCell4618" style:family="table-cell">
      <style:table-cell-properties fo:border="none" style:writing-mode="lr-tb" style:vertical-align="bottom" fo:padding-top="0in" fo:padding-left="0in" fo:padding-bottom="0in" fo:padding-right="0in"/>
    </style:style>
    <style:style style:name="P4619" style:parent-style-name="Normal" style:family="paragraph">
      <style:paragraph-properties style:line-height-at-least="0in"/>
      <style:text-properties style:font-name="Times New Roman" style:font-name-asian="Times New Roman" fo:font-size="3.5pt" style:font-size-asian="3.5pt"/>
    </style:style>
    <style:style style:name="TableCell4620" style:family="table-cell">
      <style:table-cell-properties fo:border="none" style:writing-mode="lr-tb" style:vertical-align="bottom" fo:padding-top="0in" fo:padding-left="0in" fo:padding-bottom="0in" fo:padding-right="0in"/>
    </style:style>
    <style:style style:name="P4621" style:parent-style-name="Normal" style:family="paragraph">
      <style:paragraph-properties style:line-height-at-least="0in"/>
      <style:text-properties style:font-name="Times New Roman" style:font-name-asian="Times New Roman" fo:font-size="3.5pt" style:font-size-asian="3.5pt"/>
    </style:style>
    <style:style style:name="TableCell4622" style:family="table-cell">
      <style:table-cell-properties fo:border="none" style:writing-mode="lr-tb" style:vertical-align="bottom" fo:padding-top="0in" fo:padding-left="0in" fo:padding-bottom="0in" fo:padding-right="0in"/>
    </style:style>
    <style:style style:name="P4623" style:parent-style-name="Normal" style:family="paragraph">
      <style:paragraph-properties style:line-height-at-least="0in"/>
      <style:text-properties style:font-name="Times New Roman" style:font-name-asian="Times New Roman" fo:font-size="3.5pt" style:font-size-asian="3.5pt"/>
    </style:style>
    <style:style style:name="TableCell4624" style:family="table-cell">
      <style:table-cell-properties fo:border="none" style:writing-mode="lr-tb" style:vertical-align="bottom" fo:padding-top="0in" fo:padding-left="0in" fo:padding-bottom="0in" fo:padding-right="0in"/>
    </style:style>
    <style:style style:name="P4625" style:parent-style-name="Normal" style:family="paragraph">
      <style:paragraph-properties style:line-height-at-least="0in"/>
      <style:text-properties style:font-name="Times New Roman" style:font-name-asian="Times New Roman" fo:font-size="3.5pt" style:font-size-asian="3.5pt"/>
    </style:style>
    <style:style style:name="TableCell4626" style:family="table-cell">
      <style:table-cell-properties fo:border="none" style:writing-mode="lr-tb" style:vertical-align="bottom" fo:padding-top="0in" fo:padding-left="0in" fo:padding-bottom="0in" fo:padding-right="0in"/>
    </style:style>
    <style:style style:name="P4627" style:parent-style-name="Normal" style:family="paragraph">
      <style:paragraph-properties style:line-height-at-least="0in"/>
      <style:text-properties style:font-name="Times New Roman" style:font-name-asian="Times New Roman" fo:font-size="3.5pt" style:font-size-asian="3.5pt"/>
    </style:style>
    <style:style style:name="TableCell4628" style:family="table-cell">
      <style:table-cell-properties fo:border="none" style:writing-mode="lr-tb" style:vertical-align="bottom" fo:padding-top="0in" fo:padding-left="0in" fo:padding-bottom="0in" fo:padding-right="0in"/>
    </style:style>
    <style:style style:name="P4629" style:parent-style-name="Normal" style:family="paragraph">
      <style:paragraph-properties style:line-height-at-least="0in"/>
      <style:text-properties style:font-name="Times New Roman" style:font-name-asian="Times New Roman" fo:font-size="3.5pt" style:font-size-asian="3.5pt"/>
    </style:style>
    <style:style style:name="TableCell4630" style:family="table-cell">
      <style:table-cell-properties fo:border="none" style:writing-mode="lr-tb" style:vertical-align="bottom" fo:padding-top="0in" fo:padding-left="0in" fo:padding-bottom="0in" fo:padding-right="0in"/>
    </style:style>
    <style:style style:name="P4631" style:parent-style-name="Normal" style:family="paragraph">
      <style:paragraph-properties style:line-height-at-least="0in"/>
      <style:text-properties style:font-name="Times New Roman" style:font-name-asian="Times New Roman" fo:font-size="3.5pt" style:font-size-asian="3.5pt"/>
    </style:style>
    <style:style style:name="TableCell4632" style:family="table-cell">
      <style:table-cell-properties fo:border="none" style:writing-mode="lr-tb" style:vertical-align="bottom" fo:padding-top="0in" fo:padding-left="0in" fo:padding-bottom="0in" fo:padding-right="0in"/>
    </style:style>
    <style:style style:name="P4633" style:parent-style-name="Normal" style:family="paragraph">
      <style:paragraph-properties style:line-height-at-least="0in"/>
      <style:text-properties style:font-name="Times New Roman" style:font-name-asian="Times New Roman" fo:font-size="3.5pt" style:font-size-asian="3.5pt"/>
    </style:style>
    <style:style style:name="TableCell4634" style:family="table-cell">
      <style:table-cell-properties fo:border="none" style:writing-mode="lr-tb" style:vertical-align="bottom" fo:padding-top="0in" fo:padding-left="0in" fo:padding-bottom="0in" fo:padding-right="0in"/>
    </style:style>
    <style:style style:name="P4635" style:parent-style-name="Normal" style:family="paragraph">
      <style:paragraph-properties style:line-height-at-least="0in"/>
      <style:text-properties style:font-name="Times New Roman" style:font-name-asian="Times New Roman" fo:font-size="3.5pt" style:font-size-asian="3.5pt"/>
    </style:style>
    <style:style style:name="TableCell4636" style:family="table-cell">
      <style:table-cell-properties fo:border="none" style:writing-mode="lr-tb" style:vertical-align="bottom" fo:padding-top="0in" fo:padding-left="0in" fo:padding-bottom="0in" fo:padding-right="0in"/>
    </style:style>
    <style:style style:name="P4637" style:parent-style-name="Normal" style:family="paragraph">
      <style:paragraph-properties style:line-height-at-least="0in"/>
      <style:text-properties style:font-name="Times New Roman" style:font-name-asian="Times New Roman" fo:font-size="3.5pt" style:font-size-asian="3.5pt"/>
    </style:style>
    <style:style style:name="TableCell4638" style:family="table-cell">
      <style:table-cell-properties fo:border="none" style:writing-mode="lr-tb" style:vertical-align="bottom" fo:padding-top="0in" fo:padding-left="0in" fo:padding-bottom="0in" fo:padding-right="0in"/>
    </style:style>
    <style:style style:name="P4639" style:parent-style-name="Normal" style:family="paragraph">
      <style:paragraph-properties style:line-height-at-least="0in"/>
      <style:text-properties style:font-name="Times New Roman" style:font-name-asian="Times New Roman" fo:font-size="3.5pt" style:font-size-asian="3.5pt"/>
    </style:style>
    <style:style style:name="TableCell46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41" style:parent-style-name="Normal" style:family="paragraph">
      <style:paragraph-properties style:line-height-at-least="0in"/>
      <style:text-properties style:font-name="Times New Roman" style:font-name-asian="Times New Roman" fo:font-size="3.5pt" style:font-size-asian="3.5pt"/>
    </style:style>
    <style:style style:name="TableRow4642" style:family="table-row">
      <style:table-row-properties style:min-row-height="0.193in" style:use-optimal-row-height="false"/>
    </style:style>
    <style:style style:name="TableCell464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644" style:parent-style-name="Normal" style:family="paragraph">
      <style:paragraph-properties style:line-height-at-least="0in" fo:margin-left="0.0833in">
        <style:tab-stops/>
      </style:paragraph-properties>
    </style:style>
    <style:style style:name="T4645" style:parent-style-name="DefaultParagraphFont" style:family="text">
      <style:text-properties style:font-name="Verdana" style:font-name-asian="Verdana" fo:font-size="9.5pt" style:font-size-asian="9.5pt"/>
    </style:style>
    <style:style style:name="T4646" style:parent-style-name="DefaultParagraphFont" style:family="text">
      <style:text-properties style:font-name="Verdana" style:font-name-asian="Verdana" fo:font-size="9.5pt" style:font-size-asian="9.5pt"/>
    </style:style>
    <style:style style:name="T4647" style:parent-style-name="DefaultParagraphFont" style:family="text">
      <style:text-properties style:font-name="Verdana" style:font-name-asian="Verdana" fo:font-size="9.5pt" style:font-size-asian="9.5pt"/>
    </style:style>
    <style:style style:name="TableCell4648" style:family="table-cell">
      <style:table-cell-properties fo:border="none" style:writing-mode="lr-tb" style:vertical-align="bottom" fo:padding-top="0in" fo:padding-left="0in" fo:padding-bottom="0in" fo:padding-right="0in"/>
    </style:style>
    <style:style style:name="P4649" style:parent-style-name="Normal" style:family="paragraph">
      <style:paragraph-properties style:line-height-at-least="0in"/>
      <style:text-properties style:font-name="Times New Roman" style:font-name-asian="Times New Roman" fo:font-size="12pt" style:font-size-asian="12pt"/>
    </style:style>
    <style:style style:name="TableCell4650" style:family="table-cell">
      <style:table-cell-properties fo:border="none" style:writing-mode="lr-tb" style:vertical-align="bottom" fo:padding-top="0in" fo:padding-left="0in" fo:padding-bottom="0in" fo:padding-right="0in"/>
    </style:style>
    <style:style style:name="P4651" style:parent-style-name="Normal" style:family="paragraph">
      <style:paragraph-properties style:line-height-at-least="0in"/>
      <style:text-properties style:font-name="Verdana" style:font-name-asian="Verdana" style:text-scale="98%" fo:font-size="9.5pt" style:font-size-asian="9.5pt"/>
    </style:style>
    <style:style style:name="TableCell4652" style:family="table-cell">
      <style:table-cell-properties fo:border="none" style:writing-mode="lr-tb" style:vertical-align="bottom" fo:padding-top="0in" fo:padding-left="0in" fo:padding-bottom="0in" fo:padding-right="0in"/>
    </style:style>
    <style:style style:name="P4653" style:parent-style-name="Normal" style:family="paragraph">
      <style:paragraph-properties style:line-height-at-least="0in"/>
      <style:text-properties style:font-name="Times New Roman" style:font-name-asian="Times New Roman" fo:font-size="12pt" style:font-size-asian="12pt"/>
    </style:style>
    <style:style style:name="TableCell4654" style:family="table-cell">
      <style:table-cell-properties fo:border="none" style:writing-mode="lr-tb" style:vertical-align="bottom" fo:padding-top="0in" fo:padding-left="0in" fo:padding-bottom="0in" fo:padding-right="0in"/>
    </style:style>
    <style:style style:name="P4655" style:parent-style-name="Normal" style:family="paragraph">
      <style:paragraph-properties fo:text-align="end" style:line-height-at-least="0in"/>
      <style:text-properties style:font-name="Verdana" style:font-name-asian="Verdana" fo:font-size="9.5pt" style:font-size-asian="9.5pt"/>
    </style:style>
    <style:style style:name="TableCell46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57" style:parent-style-name="Normal" style:family="paragraph">
      <style:paragraph-properties style:line-height-at-least="0in"/>
      <style:text-properties style:font-name="Times New Roman" style:font-name-asian="Times New Roman" fo:font-size="12pt" style:font-size-asian="12pt"/>
    </style:style>
    <style:style style:name="TableCell4658" style:family="table-cell">
      <style:table-cell-properties fo:border="none" style:writing-mode="lr-tb" style:vertical-align="bottom" fo:padding-top="0in" fo:padding-left="0in" fo:padding-bottom="0in" fo:padding-right="0in"/>
    </style:style>
    <style:style style:name="P4659" style:parent-style-name="Normal" style:family="paragraph">
      <style:paragraph-properties style:line-height-at-least="0in"/>
      <style:text-properties style:font-name="Times New Roman" style:font-name-asian="Times New Roman" fo:font-size="12pt" style:font-size-asian="12pt"/>
    </style:style>
    <style:style style:name="TableCell4660" style:family="table-cell">
      <style:table-cell-properties fo:border="none" fo:background-color="#FFFF00" style:writing-mode="lr-tb" style:vertical-align="bottom" fo:padding-top="0in" fo:padding-left="0in" fo:padding-bottom="0in" fo:padding-right="0in"/>
    </style:style>
    <style:style style:name="P4661" style:parent-style-name="Normal" style:family="paragraph">
      <style:paragraph-properties style:line-height-at-least="0in"/>
      <style:text-properties style:font-name="Verdana" style:font-name-asian="Verdana" fo:font-size="9.5pt" style:font-size-asian="9.5pt" fo:background-color="#FFFF00"/>
    </style:style>
    <style:style style:name="TableCell466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63" style:parent-style-name="Normal" style:family="paragraph">
      <style:paragraph-properties style:line-height-at-least="0in"/>
      <style:text-properties style:font-name="Times New Roman" style:font-name-asian="Times New Roman" fo:font-size="12pt" style:font-size-asian="12pt"/>
    </style:style>
    <style:style style:name="TableRow4664" style:family="table-row">
      <style:table-row-properties style:min-row-height="0.193in" style:use-optimal-row-height="false"/>
    </style:style>
    <style:style style:name="TableCell466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666"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4667" style:family="table-cell">
      <style:table-cell-properties fo:border="none" style:writing-mode="lr-tb" style:vertical-align="bottom" fo:padding-top="0in" fo:padding-left="0in" fo:padding-bottom="0in" fo:padding-right="0in"/>
    </style:style>
    <style:style style:name="P4668" style:parent-style-name="Normal" style:family="paragraph">
      <style:paragraph-properties style:line-height-at-least="0in"/>
      <style:text-properties style:font-name="Times New Roman" style:font-name-asian="Times New Roman" fo:font-size="12pt" style:font-size-asian="12pt"/>
    </style:style>
    <style:style style:name="TableCell4669" style:family="table-cell">
      <style:table-cell-properties fo:border="none" style:writing-mode="lr-tb" style:vertical-align="bottom" fo:padding-top="0in" fo:padding-left="0in" fo:padding-bottom="0in" fo:padding-right="0in"/>
    </style:style>
    <style:style style:name="P4670" style:parent-style-name="Normal" style:family="paragraph">
      <style:paragraph-properties style:line-height-at-least="0in"/>
      <style:text-properties style:font-name="Verdana" style:font-name-asian="Verdana" fo:font-size="9.5pt" style:font-size-asian="9.5pt"/>
    </style:style>
    <style:style style:name="TableCell4671" style:family="table-cell">
      <style:table-cell-properties fo:border="none" style:writing-mode="lr-tb" style:vertical-align="bottom" fo:padding-top="0in" fo:padding-left="0in" fo:padding-bottom="0in" fo:padding-right="0in"/>
    </style:style>
    <style:style style:name="P4672" style:parent-style-name="Normal" style:family="paragraph">
      <style:paragraph-properties style:line-height-at-least="0in" fo:margin-left="0.0555in">
        <style:tab-stops/>
      </style:paragraph-properties>
      <style:text-properties style:font-name="Verdana" style:font-name-asian="Verdana" fo:font-size="9.5pt" style:font-size-asian="9.5pt"/>
    </style:style>
    <style:style style:name="TableCell4673" style:family="table-cell">
      <style:table-cell-properties fo:border="none" style:writing-mode="lr-tb" style:vertical-align="bottom" fo:padding-top="0in" fo:padding-left="0in" fo:padding-bottom="0in" fo:padding-right="0in"/>
    </style:style>
    <style:style style:name="P4674" style:parent-style-name="Normal" style:family="paragraph">
      <style:paragraph-properties fo:text-align="end" style:line-height-at-least="0in"/>
      <style:text-properties style:font-name="Verdana" style:font-name-asian="Verdana" fo:font-size="9.5pt" style:font-size-asian="9.5pt"/>
    </style:style>
    <style:style style:name="TableCell467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76" style:parent-style-name="Normal" style:family="paragraph">
      <style:paragraph-properties style:line-height-at-least="0in"/>
      <style:text-properties style:font-name="Times New Roman" style:font-name-asian="Times New Roman" fo:font-size="12pt" style:font-size-asian="12pt"/>
    </style:style>
    <style:style style:name="TableCell4677" style:family="table-cell">
      <style:table-cell-properties fo:border="none" style:writing-mode="lr-tb" style:vertical-align="bottom" fo:padding-top="0in" fo:padding-left="0in" fo:padding-bottom="0in" fo:padding-right="0in"/>
    </style:style>
    <style:style style:name="P4678" style:parent-style-name="Normal" style:family="paragraph">
      <style:paragraph-properties style:line-height-at-least="0in"/>
      <style:text-properties style:font-name="Times New Roman" style:font-name-asian="Times New Roman" fo:font-size="12pt" style:font-size-asian="12pt"/>
    </style:style>
    <style:style style:name="TableCell4679" style:family="table-cell">
      <style:table-cell-properties fo:border="none" fo:background-color="#FFFF00" style:writing-mode="lr-tb" style:vertical-align="bottom" fo:padding-top="0in" fo:padding-left="0in" fo:padding-bottom="0in" fo:padding-right="0in"/>
    </style:style>
    <style:style style:name="P4680" style:parent-style-name="Normal" style:family="paragraph">
      <style:paragraph-properties style:line-height-at-least="0in"/>
      <style:text-properties style:font-name="Verdana" style:font-name-asian="Verdana" fo:font-size="9.5pt" style:font-size-asian="9.5pt" fo:background-color="#FFFF00"/>
    </style:style>
    <style:style style:name="TableCell46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82" style:parent-style-name="Normal" style:family="paragraph">
      <style:paragraph-properties style:line-height-at-least="0in"/>
      <style:text-properties style:font-name="Times New Roman" style:font-name-asian="Times New Roman" fo:font-size="12pt" style:font-size-asian="12pt"/>
    </style:style>
    <style:style style:name="TableRow4683" style:family="table-row">
      <style:table-row-properties style:min-row-height="0.1951in" style:use-optimal-row-height="false"/>
    </style:style>
    <style:style style:name="TableCell468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685" style:parent-style-name="Normal" style:family="paragraph">
      <style:paragraph-properties style:line-height-at-least="0in"/>
      <style:text-properties style:font-name="Times New Roman" style:font-name-asian="Times New Roman" fo:font-size="12pt" style:font-size-asian="12pt"/>
    </style:style>
    <style:style style:name="TableCell4686" style:family="table-cell">
      <style:table-cell-properties fo:border="none" style:writing-mode="lr-tb" style:vertical-align="bottom" fo:padding-top="0in" fo:padding-left="0in" fo:padding-bottom="0in" fo:padding-right="0in"/>
    </style:style>
    <style:style style:name="P4687" style:parent-style-name="Normal" style:family="paragraph">
      <style:paragraph-properties style:line-height-at-least="0in"/>
      <style:text-properties style:font-name="Times New Roman" style:font-name-asian="Times New Roman" fo:font-size="12pt" style:font-size-asian="12pt"/>
    </style:style>
    <style:style style:name="TableCell4688" style:family="table-cell">
      <style:table-cell-properties fo:border="none" style:writing-mode="lr-tb" style:vertical-align="bottom" fo:padding-top="0in" fo:padding-left="0in" fo:padding-bottom="0in" fo:padding-right="0in"/>
    </style:style>
    <style:style style:name="P4689" style:parent-style-name="Normal" style:family="paragraph">
      <style:paragraph-properties style:line-height-at-least="0in"/>
      <style:text-properties style:font-name="Verdana" style:font-name-asian="Verdana" fo:font-size="9.5pt" style:font-size-asian="9.5pt"/>
    </style:style>
    <style:style style:name="TableCell4690" style:family="table-cell">
      <style:table-cell-properties fo:border="none" style:writing-mode="lr-tb" style:vertical-align="bottom" fo:padding-top="0in" fo:padding-left="0in" fo:padding-bottom="0in" fo:padding-right="0in"/>
    </style:style>
    <style:style style:name="P4691" style:parent-style-name="Normal" style:family="paragraph">
      <style:paragraph-properties style:line-height-at-least="0in" fo:margin-left="0.0416in">
        <style:tab-stops/>
      </style:paragraph-properties>
      <style:text-properties style:font-name="Verdana" style:font-name-asian="Verdana" fo:font-size="9.5pt" style:font-size-asian="9.5pt"/>
    </style:style>
    <style:style style:name="TableCell4692" style:family="table-cell">
      <style:table-cell-properties fo:border="none" style:writing-mode="lr-tb" style:vertical-align="bottom" fo:padding-top="0in" fo:padding-left="0in" fo:padding-bottom="0in" fo:padding-right="0in"/>
    </style:style>
    <style:style style:name="P4693" style:parent-style-name="Normal" style:family="paragraph">
      <style:paragraph-properties fo:text-align="end" style:line-height-at-least="0in"/>
      <style:text-properties style:font-name="Verdana" style:font-name-asian="Verdana" fo:font-size="9.5pt" style:font-size-asian="9.5pt"/>
    </style:style>
    <style:style style:name="TableCell46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95" style:parent-style-name="Normal" style:family="paragraph">
      <style:paragraph-properties style:line-height-at-least="0in"/>
      <style:text-properties style:font-name="Times New Roman" style:font-name-asian="Times New Roman" fo:font-size="12pt" style:font-size-asian="12pt"/>
    </style:style>
    <style:style style:name="TableCell4696" style:family="table-cell">
      <style:table-cell-properties fo:border="none" style:writing-mode="lr-tb" style:vertical-align="bottom" fo:padding-top="0in" fo:padding-left="0in" fo:padding-bottom="0in" fo:padding-right="0in"/>
    </style:style>
    <style:style style:name="P4697" style:parent-style-name="Normal" style:family="paragraph">
      <style:paragraph-properties style:line-height-at-least="0in"/>
      <style:text-properties style:font-name="Times New Roman" style:font-name-asian="Times New Roman" fo:font-size="12pt" style:font-size-asian="12pt"/>
    </style:style>
    <style:style style:name="TableCell4698" style:family="table-cell">
      <style:table-cell-properties fo:border="none" fo:background-color="#FFFF00" style:writing-mode="lr-tb" style:vertical-align="bottom" fo:padding-top="0in" fo:padding-left="0in" fo:padding-bottom="0in" fo:padding-right="0in"/>
    </style:style>
    <style:style style:name="P4699" style:parent-style-name="Normal" style:family="paragraph">
      <style:paragraph-properties style:line-height-at-least="0in"/>
      <style:text-properties style:font-name="Verdana" style:font-name-asian="Verdana" fo:font-size="9.5pt" style:font-size-asian="9.5pt" fo:background-color="#FFFF00"/>
    </style:style>
    <style:style style:name="TableCell47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01" style:parent-style-name="Normal" style:family="paragraph">
      <style:paragraph-properties style:line-height-at-least="0in"/>
      <style:text-properties style:font-name="Times New Roman" style:font-name-asian="Times New Roman" fo:font-size="12pt" style:font-size-asian="12pt"/>
    </style:style>
    <style:style style:name="TableRow4702" style:family="table-row">
      <style:table-row-properties style:min-row-height="0.193in" style:use-optimal-row-height="false"/>
    </style:style>
    <style:style style:name="TableCell470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704" style:parent-style-name="Normal" style:family="paragraph">
      <style:paragraph-properties style:line-height-at-least="0in"/>
      <style:text-properties style:font-name="Times New Roman" style:font-name-asian="Times New Roman" fo:font-size="12pt" style:font-size-asian="12pt"/>
    </style:style>
    <style:style style:name="TableCell4705" style:family="table-cell">
      <style:table-cell-properties fo:border="none" style:writing-mode="lr-tb" style:vertical-align="bottom" fo:padding-top="0in" fo:padding-left="0in" fo:padding-bottom="0in" fo:padding-right="0in"/>
    </style:style>
    <style:style style:name="P4706" style:parent-style-name="Normal" style:family="paragraph">
      <style:paragraph-properties style:line-height-at-least="0in"/>
      <style:text-properties style:font-name="Times New Roman" style:font-name-asian="Times New Roman" fo:font-size="12pt" style:font-size-asian="12pt"/>
    </style:style>
    <style:style style:name="TableCell4707" style:family="table-cell">
      <style:table-cell-properties fo:border="none" style:writing-mode="lr-tb" style:vertical-align="bottom" fo:padding-top="0in" fo:padding-left="0in" fo:padding-bottom="0in" fo:padding-right="0in"/>
    </style:style>
    <style:style style:name="P4708" style:parent-style-name="Normal" style:family="paragraph">
      <style:paragraph-properties style:line-height-at-least="0in"/>
      <style:text-properties style:font-name="Verdana" style:font-name-asian="Verdana" fo:font-size="9.5pt" style:font-size-asian="9.5pt"/>
    </style:style>
    <style:style style:name="TableCell4709" style:family="table-cell">
      <style:table-cell-properties fo:border="none" style:writing-mode="lr-tb" style:vertical-align="bottom" fo:padding-top="0in" fo:padding-left="0in" fo:padding-bottom="0in" fo:padding-right="0in"/>
    </style:style>
    <style:style style:name="P4710" style:parent-style-name="Normal" style:family="paragraph">
      <style:paragraph-properties style:line-height-at-least="0in"/>
      <style:text-properties style:font-name="Times New Roman" style:font-name-asian="Times New Roman" fo:font-size="12pt" style:font-size-asian="12pt"/>
    </style:style>
    <style:style style:name="TableCell4711" style:family="table-cell">
      <style:table-cell-properties fo:border="none" style:writing-mode="lr-tb" style:vertical-align="bottom" fo:padding-top="0in" fo:padding-left="0in" fo:padding-bottom="0in" fo:padding-right="0in"/>
    </style:style>
    <style:style style:name="P4712" style:parent-style-name="Normal" style:family="paragraph">
      <style:paragraph-properties style:line-height-at-least="0in"/>
      <style:text-properties style:font-name="Times New Roman" style:font-name-asian="Times New Roman" fo:font-size="12pt" style:font-size-asian="12pt"/>
    </style:style>
    <style:style style:name="TableCell471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14" style:parent-style-name="Normal" style:family="paragraph">
      <style:paragraph-properties style:line-height-at-least="0in"/>
      <style:text-properties style:font-name="Times New Roman" style:font-name-asian="Times New Roman" fo:font-size="12pt" style:font-size-asian="12pt"/>
    </style:style>
    <style:style style:name="TableCell4715" style:family="table-cell">
      <style:table-cell-properties fo:border="none" style:writing-mode="lr-tb" style:vertical-align="bottom" fo:padding-top="0in" fo:padding-left="0in" fo:padding-bottom="0in" fo:padding-right="0in"/>
    </style:style>
    <style:style style:name="P4716" style:parent-style-name="Normal" style:family="paragraph">
      <style:paragraph-properties style:line-height-at-least="0in"/>
      <style:text-properties style:font-name="Times New Roman" style:font-name-asian="Times New Roman" fo:font-size="12pt" style:font-size-asian="12pt"/>
    </style:style>
    <style:style style:name="TableCell4717" style:family="table-cell">
      <style:table-cell-properties fo:border="none" fo:background-color="#FFFF00" style:writing-mode="lr-tb" style:vertical-align="bottom" fo:padding-top="0in" fo:padding-left="0in" fo:padding-bottom="0in" fo:padding-right="0in"/>
    </style:style>
    <style:style style:name="P4718" style:parent-style-name="Normal" style:family="paragraph">
      <style:paragraph-properties style:line-height-at-least="0in"/>
      <style:text-properties style:font-name="Verdana" style:font-name-asian="Verdana" fo:font-size="9.5pt" style:font-size-asian="9.5pt" fo:background-color="#FFFF00"/>
    </style:style>
    <style:style style:name="TableCell4719" style:family="table-cell">
      <style:table-cell-properties fo:border="none" fo:background-color="#FFFF00" style:writing-mode="lr-tb" style:vertical-align="bottom" fo:padding-top="0in" fo:padding-left="0in" fo:padding-bottom="0in" fo:padding-right="0in"/>
    </style:style>
    <style:style style:name="P4720" style:parent-style-name="Normal" style:family="paragraph">
      <style:paragraph-properties fo:text-align="end" style:line-height-at-least="0in"/>
      <style:text-properties style:font-name="Verdana" style:font-name-asian="Verdana" fo:font-size="9.5pt" style:font-size-asian="9.5pt" fo:background-color="#FFFF00"/>
    </style:style>
    <style:style style:name="TableCell4721" style:family="table-cell">
      <style:table-cell-properties fo:border="none" fo:background-color="#FFFF00" style:writing-mode="lr-tb" style:vertical-align="bottom" fo:padding-top="0in" fo:padding-left="0in" fo:padding-bottom="0in" fo:padding-right="0in"/>
    </style:style>
    <style:style style:name="P4722" style:parent-style-name="Normal" style:family="paragraph">
      <style:paragraph-properties fo:text-align="end" style:line-height-at-least="0in"/>
      <style:text-properties style:font-name="Verdana" style:font-name-asian="Verdana" fo:font-size="9.5pt" style:font-size-asian="9.5pt" fo:background-color="#FFFF00"/>
    </style:style>
    <style:style style:name="TableCell472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24" style:parent-style-name="Normal" style:family="paragraph">
      <style:paragraph-properties style:line-height-at-least="0in"/>
      <style:text-properties style:font-name="Times New Roman" style:font-name-asian="Times New Roman" fo:font-size="12pt" style:font-size-asian="12pt"/>
    </style:style>
    <style:style style:name="TableRow4725" style:family="table-row">
      <style:table-row-properties style:min-row-height="0.1972in" style:use-optimal-row-height="false"/>
    </style:style>
    <style:style style:name="TableCell472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727" style:parent-style-name="Normal" style:family="paragraph">
      <style:paragraph-properties style:line-height-at-least="0in"/>
      <style:text-properties style:font-name="Times New Roman" style:font-name-asian="Times New Roman" fo:font-size="12pt" style:font-size-asian="12pt"/>
    </style:style>
    <style:style style:name="TableCell4728" style:family="table-cell">
      <style:table-cell-properties fo:border="none" style:writing-mode="lr-tb" style:vertical-align="bottom" fo:padding-top="0in" fo:padding-left="0in" fo:padding-bottom="0in" fo:padding-right="0in"/>
    </style:style>
    <style:style style:name="P4729" style:parent-style-name="Normal" style:family="paragraph">
      <style:paragraph-properties style:line-height-at-least="0in"/>
      <style:text-properties style:font-name="Times New Roman" style:font-name-asian="Times New Roman" fo:font-size="12pt" style:font-size-asian="12pt"/>
    </style:style>
    <style:style style:name="TableCell4730" style:family="table-cell">
      <style:table-cell-properties fo:border="none" style:writing-mode="lr-tb" style:vertical-align="bottom" fo:padding-top="0in" fo:padding-left="0in" fo:padding-bottom="0in" fo:padding-right="0in"/>
    </style:style>
    <style:style style:name="P4731" style:parent-style-name="Normal" style:family="paragraph">
      <style:paragraph-properties style:line-height-at-least="0in"/>
      <style:text-properties style:font-name="Times New Roman" style:font-name-asian="Times New Roman" fo:font-size="12pt" style:font-size-asian="12pt"/>
    </style:style>
    <style:style style:name="TableCell4732" style:family="table-cell">
      <style:table-cell-properties fo:border="none" style:writing-mode="lr-tb" style:vertical-align="bottom" fo:padding-top="0in" fo:padding-left="0in" fo:padding-bottom="0in" fo:padding-right="0in"/>
    </style:style>
    <style:style style:name="P4733" style:parent-style-name="Normal" style:family="paragraph">
      <style:paragraph-properties style:line-height-at-least="0in"/>
      <style:text-properties style:font-name="Times New Roman" style:font-name-asian="Times New Roman" fo:font-size="12pt" style:font-size-asian="12pt"/>
    </style:style>
    <style:style style:name="TableCell4734" style:family="table-cell">
      <style:table-cell-properties fo:border="none" style:writing-mode="lr-tb" style:vertical-align="bottom" fo:padding-top="0in" fo:padding-left="0in" fo:padding-bottom="0in" fo:padding-right="0in"/>
    </style:style>
    <style:style style:name="P4735" style:parent-style-name="Normal" style:family="paragraph">
      <style:paragraph-properties style:line-height-at-least="0in"/>
      <style:text-properties style:font-name="Times New Roman" style:font-name-asian="Times New Roman" fo:font-size="12pt" style:font-size-asian="12pt"/>
    </style:style>
    <style:style style:name="TableCell4736" style:family="table-cell">
      <style:table-cell-properties fo:border="none" style:writing-mode="lr-tb" style:vertical-align="bottom" fo:padding-top="0in" fo:padding-left="0in" fo:padding-bottom="0in" fo:padding-right="0in"/>
    </style:style>
    <style:style style:name="P4737" style:parent-style-name="Normal" style:family="paragraph">
      <style:paragraph-properties style:line-height-at-least="0in"/>
      <style:text-properties style:font-name="Times New Roman" style:font-name-asian="Times New Roman" fo:font-size="12pt" style:font-size-asian="12pt"/>
    </style:style>
    <style:style style:name="TableCell4738" style:family="table-cell">
      <style:table-cell-properties fo:border="none" style:writing-mode="lr-tb" style:vertical-align="bottom" fo:padding-top="0in" fo:padding-left="0in" fo:padding-bottom="0in" fo:padding-right="0in"/>
    </style:style>
    <style:style style:name="P4739" style:parent-style-name="Normal" style:family="paragraph">
      <style:paragraph-properties style:line-height-at-least="0in"/>
      <style:text-properties style:font-name="Times New Roman" style:font-name-asian="Times New Roman" fo:font-size="12pt" style:font-size-asian="12pt"/>
    </style:style>
    <style:style style:name="TableCell47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41" style:parent-style-name="Normal" style:family="paragraph">
      <style:paragraph-properties style:line-height-at-least="0in"/>
      <style:text-properties style:font-name="Times New Roman" style:font-name-asian="Times New Roman" fo:font-size="12pt" style:font-size-asian="12pt"/>
    </style:style>
    <style:style style:name="TableCell4742" style:family="table-cell">
      <style:table-cell-properties fo:border="none" style:writing-mode="lr-tb" style:vertical-align="bottom" fo:padding-top="0in" fo:padding-left="0in" fo:padding-bottom="0in" fo:padding-right="0in"/>
    </style:style>
    <style:style style:name="P4743" style:parent-style-name="Normal" style:family="paragraph">
      <style:paragraph-properties style:line-height-at-least="0in"/>
      <style:text-properties style:font-name="Times New Roman" style:font-name-asian="Times New Roman" fo:font-size="12pt" style:font-size-asian="12pt"/>
    </style:style>
    <style:style style:name="TableCell4744" style:family="table-cell">
      <style:table-cell-properties fo:border="none" fo:background-color="#FFFF00" style:writing-mode="lr-tb" style:vertical-align="bottom" fo:padding-top="0in" fo:padding-left="0in" fo:padding-bottom="0in" fo:padding-right="0in"/>
    </style:style>
    <style:style style:name="P4745" style:parent-style-name="Normal" style:family="paragraph">
      <style:paragraph-properties style:line-height-at-least="0in"/>
      <style:text-properties style:font-name="Verdana" style:font-name-asian="Verdana" fo:font-size="9.5pt" style:font-size-asian="9.5pt"/>
    </style:style>
    <style:style style:name="TableCell4746" style:family="table-cell">
      <style:table-cell-properties fo:border="none" fo:background-color="#FFFF00" style:writing-mode="lr-tb" style:vertical-align="bottom" fo:padding-top="0in" fo:padding-left="0in" fo:padding-bottom="0in" fo:padding-right="0in"/>
    </style:style>
    <style:style style:name="P4747" style:parent-style-name="Normal" style:family="paragraph">
      <style:paragraph-properties style:line-height-at-least="0in"/>
      <style:text-properties style:font-name="Times New Roman" style:font-name-asian="Times New Roman" fo:font-size="12pt" style:font-size-asian="12pt"/>
    </style:style>
    <style:style style:name="TableCell4748" style:family="table-cell">
      <style:table-cell-properties fo:border="none" fo:background-color="#FFFF00" style:writing-mode="lr-tb" style:vertical-align="bottom" fo:padding-top="0in" fo:padding-left="0in" fo:padding-bottom="0in" fo:padding-right="0in"/>
    </style:style>
    <style:style style:name="P4749" style:parent-style-name="Normal" style:family="paragraph">
      <style:paragraph-properties style:line-height-at-least="0in"/>
      <style:text-properties style:font-name="Times New Roman" style:font-name-asian="Times New Roman" fo:font-size="12pt" style:font-size-asian="12pt"/>
    </style:style>
    <style:style style:name="TableCell4750" style:family="table-cell">
      <style:table-cell-properties fo:border="none" fo:background-color="#FFFF00" style:writing-mode="lr-tb" style:vertical-align="bottom" fo:padding-top="0in" fo:padding-left="0in" fo:padding-bottom="0in" fo:padding-right="0in"/>
    </style:style>
    <style:style style:name="P4751" style:parent-style-name="Normal" style:family="paragraph">
      <style:paragraph-properties fo:text-align="end" style:line-height-at-least="0in" fo:margin-right="0.2256in"/>
      <style:text-properties style:font-name="Verdana" style:font-name-asian="Verdana" style:text-scale="96%" fo:font-size="9.5pt" style:font-size-asian="9.5pt"/>
    </style:style>
    <style:style style:name="TableCell4752" style:family="table-cell">
      <style:table-cell-properties fo:border="none" fo:background-color="#FFFF00" style:writing-mode="lr-tb" style:vertical-align="bottom" fo:padding-top="0in" fo:padding-left="0in" fo:padding-bottom="0in" fo:padding-right="0in"/>
    </style:style>
    <style:style style:name="P4753" style:parent-style-name="Normal" style:family="paragraph">
      <style:paragraph-properties fo:text-align="end" style:line-height-at-least="0in"/>
      <style:text-properties style:font-name="Verdana" style:font-name-asian="Verdana" style:text-scale="97%" fo:font-size="9.5pt" style:font-size-asian="9.5pt"/>
    </style:style>
    <style:style style:name="TableCell47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55" style:parent-style-name="Normal" style:family="paragraph">
      <style:paragraph-properties style:line-height-at-least="0in"/>
      <style:text-properties style:font-name="Times New Roman" style:font-name-asian="Times New Roman" fo:font-size="12pt" style:font-size-asian="12pt"/>
    </style:style>
    <style:style style:name="TableRow4756" style:family="table-row">
      <style:table-row-properties style:min-row-height="0.193in" style:use-optimal-row-height="false"/>
    </style:style>
    <style:style style:name="TableCell475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758" style:parent-style-name="Normal" style:family="paragraph">
      <style:paragraph-properties style:line-height-at-least="0in"/>
      <style:text-properties style:font-name="Times New Roman" style:font-name-asian="Times New Roman" fo:font-size="12pt" style:font-size-asian="12pt"/>
    </style:style>
    <style:style style:name="TableCell4759" style:family="table-cell">
      <style:table-cell-properties fo:border="none" style:writing-mode="lr-tb" style:vertical-align="bottom" fo:padding-top="0in" fo:padding-left="0in" fo:padding-bottom="0in" fo:padding-right="0in"/>
    </style:style>
    <style:style style:name="P4760" style:parent-style-name="Normal" style:family="paragraph">
      <style:paragraph-properties style:line-height-at-least="0in"/>
      <style:text-properties style:font-name="Times New Roman" style:font-name-asian="Times New Roman" fo:font-size="12pt" style:font-size-asian="12pt"/>
    </style:style>
    <style:style style:name="TableCell4761" style:family="table-cell">
      <style:table-cell-properties fo:border="none" style:writing-mode="lr-tb" style:vertical-align="bottom" fo:padding-top="0in" fo:padding-left="0in" fo:padding-bottom="0in" fo:padding-right="0in"/>
    </style:style>
    <style:style style:name="P4762" style:parent-style-name="Normal" style:family="paragraph">
      <style:paragraph-properties style:line-height-at-least="0in"/>
      <style:text-properties style:font-name="Times New Roman" style:font-name-asian="Times New Roman" fo:font-size="12pt" style:font-size-asian="12pt"/>
    </style:style>
    <style:style style:name="TableCell4763" style:family="table-cell">
      <style:table-cell-properties fo:border="none" style:writing-mode="lr-tb" style:vertical-align="bottom" fo:padding-top="0in" fo:padding-left="0in" fo:padding-bottom="0in" fo:padding-right="0in"/>
    </style:style>
    <style:style style:name="P4764" style:parent-style-name="Normal" style:family="paragraph">
      <style:paragraph-properties style:line-height-at-least="0in"/>
      <style:text-properties style:font-name="Times New Roman" style:font-name-asian="Times New Roman" fo:font-size="12pt" style:font-size-asian="12pt"/>
    </style:style>
    <style:style style:name="TableCell4765" style:family="table-cell">
      <style:table-cell-properties fo:border="none" style:writing-mode="lr-tb" style:vertical-align="bottom" fo:padding-top="0in" fo:padding-left="0in" fo:padding-bottom="0in" fo:padding-right="0in"/>
    </style:style>
    <style:style style:name="P4766" style:parent-style-name="Normal" style:family="paragraph">
      <style:paragraph-properties style:line-height-at-least="0in"/>
      <style:text-properties style:font-name="Times New Roman" style:font-name-asian="Times New Roman" fo:font-size="12pt" style:font-size-asian="12pt"/>
    </style:style>
    <style:style style:name="TableCell4767" style:family="table-cell">
      <style:table-cell-properties fo:border="none" style:writing-mode="lr-tb" style:vertical-align="bottom" fo:padding-top="0in" fo:padding-left="0in" fo:padding-bottom="0in" fo:padding-right="0in"/>
    </style:style>
    <style:style style:name="P4768" style:parent-style-name="Normal" style:family="paragraph">
      <style:paragraph-properties style:line-height-at-least="0in"/>
      <style:text-properties style:font-name="Times New Roman" style:font-name-asian="Times New Roman" fo:font-size="12pt" style:font-size-asian="12pt"/>
    </style:style>
    <style:style style:name="TableCell4769" style:family="table-cell">
      <style:table-cell-properties fo:border="none" style:writing-mode="lr-tb" style:vertical-align="bottom" fo:padding-top="0in" fo:padding-left="0in" fo:padding-bottom="0in" fo:padding-right="0in"/>
    </style:style>
    <style:style style:name="P4770" style:parent-style-name="Normal" style:family="paragraph">
      <style:paragraph-properties style:line-height-at-least="0in"/>
      <style:text-properties style:font-name="Times New Roman" style:font-name-asian="Times New Roman" fo:font-size="12pt" style:font-size-asian="12pt"/>
    </style:style>
    <style:style style:name="TableCell47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72" style:parent-style-name="Normal" style:family="paragraph">
      <style:paragraph-properties style:line-height-at-least="0in"/>
      <style:text-properties style:font-name="Times New Roman" style:font-name-asian="Times New Roman" fo:font-size="12pt" style:font-size-asian="12pt"/>
    </style:style>
    <style:style style:name="TableCell4773" style:family="table-cell">
      <style:table-cell-properties fo:border="none" style:writing-mode="lr-tb" style:vertical-align="bottom" fo:padding-top="0in" fo:padding-left="0in" fo:padding-bottom="0in" fo:padding-right="0in"/>
    </style:style>
    <style:style style:name="P4774" style:parent-style-name="Normal" style:family="paragraph">
      <style:paragraph-properties style:line-height-at-least="0in"/>
      <style:text-properties style:font-name="Times New Roman" style:font-name-asian="Times New Roman" fo:font-size="12pt" style:font-size-asian="12pt"/>
    </style:style>
    <style:style style:name="TableCell4775" style:family="table-cell">
      <style:table-cell-properties fo:border="none" fo:background-color="#FFFF00" style:writing-mode="lr-tb" style:vertical-align="bottom" fo:padding-top="0in" fo:padding-left="0in" fo:padding-bottom="0in" fo:padding-right="0in"/>
    </style:style>
    <style:style style:name="P4776"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4777" style:family="table-cell">
      <style:table-cell-properties fo:border="none" style:writing-mode="lr-tb" style:vertical-align="bottom" fo:padding-top="0in" fo:padding-left="0in" fo:padding-bottom="0in" fo:padding-right="0in"/>
    </style:style>
    <style:style style:name="P4778" style:parent-style-name="Normal" style:family="paragraph">
      <style:paragraph-properties style:line-height-at-least="0in"/>
      <style:text-properties style:font-name="Times New Roman" style:font-name-asian="Times New Roman" fo:font-size="12pt" style:font-size-asian="12pt"/>
    </style:style>
    <style:style style:name="TableCell4779" style:family="table-cell">
      <style:table-cell-properties fo:border="none" style:writing-mode="lr-tb" style:vertical-align="bottom" fo:padding-top="0in" fo:padding-left="0in" fo:padding-bottom="0in" fo:padding-right="0in"/>
    </style:style>
    <style:style style:name="P4780" style:parent-style-name="Normal" style:family="paragraph">
      <style:paragraph-properties style:line-height-at-least="0in"/>
      <style:text-properties style:font-name="Times New Roman" style:font-name-asian="Times New Roman" fo:font-size="12pt" style:font-size-asian="12pt"/>
    </style:style>
    <style:style style:name="TableCell4781" style:family="table-cell">
      <style:table-cell-properties fo:border="none" style:writing-mode="lr-tb" style:vertical-align="bottom" fo:padding-top="0in" fo:padding-left="0in" fo:padding-bottom="0in" fo:padding-right="0in"/>
    </style:style>
    <style:style style:name="P4782" style:parent-style-name="Normal" style:family="paragraph">
      <style:paragraph-properties style:line-height-at-least="0in"/>
      <style:text-properties style:font-name="Times New Roman" style:font-name-asian="Times New Roman" fo:font-size="12pt" style:font-size-asian="12pt"/>
    </style:style>
    <style:style style:name="TableCell4783" style:family="table-cell">
      <style:table-cell-properties fo:border="none" style:writing-mode="lr-tb" style:vertical-align="bottom" fo:padding-top="0in" fo:padding-left="0in" fo:padding-bottom="0in" fo:padding-right="0in"/>
    </style:style>
    <style:style style:name="P4784" style:parent-style-name="Normal" style:family="paragraph">
      <style:paragraph-properties style:line-height-at-least="0in"/>
      <style:text-properties style:font-name="Times New Roman" style:font-name-asian="Times New Roman" fo:font-size="12pt" style:font-size-asian="12pt"/>
    </style:style>
    <style:style style:name="TableCell4785" style:family="table-cell">
      <style:table-cell-properties fo:border="none" style:writing-mode="lr-tb" style:vertical-align="bottom" fo:padding-top="0in" fo:padding-left="0in" fo:padding-bottom="0in" fo:padding-right="0in"/>
    </style:style>
    <style:style style:name="P4786" style:parent-style-name="Normal" style:family="paragraph">
      <style:paragraph-properties style:line-height-at-least="0in"/>
      <style:text-properties style:font-name="Times New Roman" style:font-name-asian="Times New Roman" fo:font-size="12pt" style:font-size-asian="12pt"/>
    </style:style>
    <style:style style:name="TableCell47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88" style:parent-style-name="Normal" style:family="paragraph">
      <style:paragraph-properties style:line-height-at-least="0in"/>
      <style:text-properties style:font-name="Times New Roman" style:font-name-asian="Times New Roman" fo:font-size="12pt" style:font-size-asian="12pt"/>
    </style:style>
    <style:style style:name="TableRow4789" style:family="table-row">
      <style:table-row-properties style:min-row-height="0.0701in" style:use-optimal-row-height="false"/>
    </style:style>
    <style:style style:name="TableCell479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791" style:parent-style-name="Normal" style:family="paragraph">
      <style:paragraph-properties style:line-height-at-least="0in"/>
      <style:text-properties style:font-name="Times New Roman" style:font-name-asian="Times New Roman" fo:font-size="4pt" style:font-size-asian="4pt"/>
    </style:style>
    <style:style style:name="TableCell479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793" style:parent-style-name="Normal" style:family="paragraph">
      <style:paragraph-properties style:line-height-at-least="0in"/>
      <style:text-properties style:font-name="Times New Roman" style:font-name-asian="Times New Roman" fo:font-size="4pt" style:font-size-asian="4pt"/>
    </style:style>
    <style:style style:name="TableCell479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795" style:parent-style-name="Normal" style:family="paragraph">
      <style:paragraph-properties style:line-height-at-least="0in"/>
      <style:text-properties style:font-name="Times New Roman" style:font-name-asian="Times New Roman" fo:font-size="4pt" style:font-size-asian="4pt"/>
    </style:style>
    <style:style style:name="TableCell479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797" style:parent-style-name="Normal" style:family="paragraph">
      <style:paragraph-properties style:line-height-at-least="0in"/>
      <style:text-properties style:font-name="Times New Roman" style:font-name-asian="Times New Roman" fo:font-size="4pt" style:font-size-asian="4pt"/>
    </style:style>
    <style:style style:name="TableCell479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799" style:parent-style-name="Normal" style:family="paragraph">
      <style:paragraph-properties style:line-height-at-least="0in"/>
      <style:text-properties style:font-name="Times New Roman" style:font-name-asian="Times New Roman" fo:font-size="4pt" style:font-size-asian="4pt"/>
    </style:style>
    <style:style style:name="TableCell480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801" style:parent-style-name="Normal" style:family="paragraph">
      <style:paragraph-properties style:line-height-at-least="0in"/>
      <style:text-properties style:font-name="Times New Roman" style:font-name-asian="Times New Roman" fo:font-size="4pt" style:font-size-asian="4pt"/>
    </style:style>
    <style:style style:name="TableCell480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803" style:parent-style-name="Normal" style:family="paragraph">
      <style:paragraph-properties style:line-height-at-least="0in"/>
      <style:text-properties style:font-name="Times New Roman" style:font-name-asian="Times New Roman" fo:font-size="4pt" style:font-size-asian="4pt"/>
    </style:style>
    <style:style style:name="TableCell480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805" style:parent-style-name="Normal" style:family="paragraph">
      <style:paragraph-properties style:line-height-at-least="0in"/>
      <style:text-properties style:font-name="Times New Roman" style:font-name-asian="Times New Roman" fo:font-size="4pt" style:font-size-asian="4pt"/>
    </style:style>
    <style:style style:name="TableCell480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807" style:parent-style-name="Normal" style:family="paragraph">
      <style:paragraph-properties style:line-height-at-least="0in"/>
      <style:text-properties style:font-name="Times New Roman" style:font-name-asian="Times New Roman" fo:font-size="4pt" style:font-size-asian="4pt"/>
    </style:style>
    <style:style style:name="TableRow4808" style:family="table-row">
      <style:table-row-properties style:min-row-height="0.0597in" style:use-optimal-row-height="false"/>
    </style:style>
    <style:style style:name="TableCell480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810" style:parent-style-name="Normal" style:family="paragraph">
      <style:paragraph-properties style:line-height-at-least="0in"/>
      <style:text-properties style:font-name="Times New Roman" style:font-name-asian="Times New Roman" fo:font-size="3.5pt" style:font-size-asian="3.5pt"/>
    </style:style>
    <style:style style:name="TableCell4811" style:family="table-cell">
      <style:table-cell-properties fo:border="none" style:writing-mode="lr-tb" style:vertical-align="bottom" fo:padding-top="0in" fo:padding-left="0in" fo:padding-bottom="0in" fo:padding-right="0in"/>
    </style:style>
    <style:style style:name="P4812" style:parent-style-name="Normal" style:family="paragraph">
      <style:paragraph-properties style:line-height-at-least="0in"/>
      <style:text-properties style:font-name="Times New Roman" style:font-name-asian="Times New Roman" fo:font-size="3.5pt" style:font-size-asian="3.5pt"/>
    </style:style>
    <style:style style:name="TableCell4813" style:family="table-cell">
      <style:table-cell-properties fo:border="none" style:writing-mode="lr-tb" style:vertical-align="bottom" fo:padding-top="0in" fo:padding-left="0in" fo:padding-bottom="0in" fo:padding-right="0in"/>
    </style:style>
    <style:style style:name="P4814" style:parent-style-name="Normal" style:family="paragraph">
      <style:paragraph-properties style:line-height-at-least="0in"/>
      <style:text-properties style:font-name="Times New Roman" style:font-name-asian="Times New Roman" fo:font-size="3.5pt" style:font-size-asian="3.5pt"/>
    </style:style>
    <style:style style:name="TableCell4815" style:family="table-cell">
      <style:table-cell-properties fo:border="none" style:writing-mode="lr-tb" style:vertical-align="bottom" fo:padding-top="0in" fo:padding-left="0in" fo:padding-bottom="0in" fo:padding-right="0in"/>
    </style:style>
    <style:style style:name="P4816" style:parent-style-name="Normal" style:family="paragraph">
      <style:paragraph-properties style:line-height-at-least="0in"/>
      <style:text-properties style:font-name="Times New Roman" style:font-name-asian="Times New Roman" fo:font-size="3.5pt" style:font-size-asian="3.5pt"/>
    </style:style>
    <style:style style:name="TableCell4817" style:family="table-cell">
      <style:table-cell-properties fo:border="none" style:writing-mode="lr-tb" style:vertical-align="bottom" fo:padding-top="0in" fo:padding-left="0in" fo:padding-bottom="0in" fo:padding-right="0in"/>
    </style:style>
    <style:style style:name="P4818" style:parent-style-name="Normal" style:family="paragraph">
      <style:paragraph-properties style:line-height-at-least="0in"/>
      <style:text-properties style:font-name="Times New Roman" style:font-name-asian="Times New Roman" fo:font-size="3.5pt" style:font-size-asian="3.5pt"/>
    </style:style>
    <style:style style:name="TableCell4819" style:family="table-cell">
      <style:table-cell-properties fo:border="none" style:writing-mode="lr-tb" style:vertical-align="bottom" fo:padding-top="0in" fo:padding-left="0in" fo:padding-bottom="0in" fo:padding-right="0in"/>
    </style:style>
    <style:style style:name="P4820" style:parent-style-name="Normal" style:family="paragraph">
      <style:paragraph-properties style:line-height-at-least="0in"/>
      <style:text-properties style:font-name="Times New Roman" style:font-name-asian="Times New Roman" fo:font-size="3.5pt" style:font-size-asian="3.5pt"/>
    </style:style>
    <style:style style:name="TableCell4821" style:family="table-cell">
      <style:table-cell-properties fo:border="none" style:writing-mode="lr-tb" style:vertical-align="bottom" fo:padding-top="0in" fo:padding-left="0in" fo:padding-bottom="0in" fo:padding-right="0in"/>
    </style:style>
    <style:style style:name="P4822" style:parent-style-name="Normal" style:family="paragraph">
      <style:paragraph-properties style:line-height-at-least="0in"/>
      <style:text-properties style:font-name="Times New Roman" style:font-name-asian="Times New Roman" fo:font-size="3.5pt" style:font-size-asian="3.5pt"/>
    </style:style>
    <style:style style:name="TableCell482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24" style:parent-style-name="Normal" style:family="paragraph">
      <style:paragraph-properties style:line-height-at-least="0in"/>
      <style:text-properties style:font-name="Times New Roman" style:font-name-asian="Times New Roman" fo:font-size="3.5pt" style:font-size-asian="3.5pt"/>
    </style:style>
    <style:style style:name="TableCell4825" style:family="table-cell">
      <style:table-cell-properties fo:border="none" style:writing-mode="lr-tb" style:vertical-align="bottom" fo:padding-top="0in" fo:padding-left="0in" fo:padding-bottom="0in" fo:padding-right="0in"/>
    </style:style>
    <style:style style:name="P4826" style:parent-style-name="Normal" style:family="paragraph">
      <style:paragraph-properties style:line-height-at-least="0in"/>
      <style:text-properties style:font-name="Times New Roman" style:font-name-asian="Times New Roman" fo:font-size="3.5pt" style:font-size-asian="3.5pt"/>
    </style:style>
    <style:style style:name="TableCell4827" style:family="table-cell">
      <style:table-cell-properties fo:border="none" style:writing-mode="lr-tb" style:vertical-align="bottom" fo:padding-top="0in" fo:padding-left="0in" fo:padding-bottom="0in" fo:padding-right="0in"/>
    </style:style>
    <style:style style:name="P4828" style:parent-style-name="Normal" style:family="paragraph">
      <style:paragraph-properties style:line-height-at-least="0in"/>
      <style:text-properties style:font-name="Times New Roman" style:font-name-asian="Times New Roman" fo:font-size="3.5pt" style:font-size-asian="3.5pt"/>
    </style:style>
    <style:style style:name="TableCell4829" style:family="table-cell">
      <style:table-cell-properties fo:border="none" style:writing-mode="lr-tb" style:vertical-align="bottom" fo:padding-top="0in" fo:padding-left="0in" fo:padding-bottom="0in" fo:padding-right="0in"/>
    </style:style>
    <style:style style:name="P4830" style:parent-style-name="Normal" style:family="paragraph">
      <style:paragraph-properties style:line-height-at-least="0in"/>
      <style:text-properties style:font-name="Times New Roman" style:font-name-asian="Times New Roman" fo:font-size="3.5pt" style:font-size-asian="3.5pt"/>
    </style:style>
    <style:style style:name="TableCell4831" style:family="table-cell">
      <style:table-cell-properties fo:border="none" style:writing-mode="lr-tb" style:vertical-align="bottom" fo:padding-top="0in" fo:padding-left="0in" fo:padding-bottom="0in" fo:padding-right="0in"/>
    </style:style>
    <style:style style:name="P4832" style:parent-style-name="Normal" style:family="paragraph">
      <style:paragraph-properties style:line-height-at-least="0in"/>
      <style:text-properties style:font-name="Times New Roman" style:font-name-asian="Times New Roman" fo:font-size="3.5pt" style:font-size-asian="3.5pt"/>
    </style:style>
    <style:style style:name="TableCell4833" style:family="table-cell">
      <style:table-cell-properties fo:border="none" style:writing-mode="lr-tb" style:vertical-align="bottom" fo:padding-top="0in" fo:padding-left="0in" fo:padding-bottom="0in" fo:padding-right="0in"/>
    </style:style>
    <style:style style:name="P4834" style:parent-style-name="Normal" style:family="paragraph">
      <style:paragraph-properties style:line-height-at-least="0in"/>
      <style:text-properties style:font-name="Times New Roman" style:font-name-asian="Times New Roman" fo:font-size="3.5pt" style:font-size-asian="3.5pt"/>
    </style:style>
    <style:style style:name="TableCell4835" style:family="table-cell">
      <style:table-cell-properties fo:border="none" style:writing-mode="lr-tb" style:vertical-align="bottom" fo:padding-top="0in" fo:padding-left="0in" fo:padding-bottom="0in" fo:padding-right="0in"/>
    </style:style>
    <style:style style:name="P4836" style:parent-style-name="Normal" style:family="paragraph">
      <style:paragraph-properties style:line-height-at-least="0in"/>
      <style:text-properties style:font-name="Times New Roman" style:font-name-asian="Times New Roman" fo:font-size="3.5pt" style:font-size-asian="3.5pt"/>
    </style:style>
    <style:style style:name="TableCell4837" style:family="table-cell">
      <style:table-cell-properties fo:border="none" style:writing-mode="lr-tb" style:vertical-align="bottom" fo:padding-top="0in" fo:padding-left="0in" fo:padding-bottom="0in" fo:padding-right="0in"/>
    </style:style>
    <style:style style:name="P4838" style:parent-style-name="Normal" style:family="paragraph">
      <style:paragraph-properties style:line-height-at-least="0in"/>
      <style:text-properties style:font-name="Times New Roman" style:font-name-asian="Times New Roman" fo:font-size="3.5pt" style:font-size-asian="3.5pt"/>
    </style:style>
    <style:style style:name="TableCell4839" style:family="table-cell">
      <style:table-cell-properties fo:border="none" style:writing-mode="lr-tb" style:vertical-align="bottom" fo:padding-top="0in" fo:padding-left="0in" fo:padding-bottom="0in" fo:padding-right="0in"/>
    </style:style>
    <style:style style:name="P4840" style:parent-style-name="Normal" style:family="paragraph">
      <style:paragraph-properties style:line-height-at-least="0in"/>
      <style:text-properties style:font-name="Times New Roman" style:font-name-asian="Times New Roman" fo:font-size="3.5pt" style:font-size-asian="3.5pt"/>
    </style:style>
    <style:style style:name="TableCell4841" style:family="table-cell">
      <style:table-cell-properties fo:border="none" style:writing-mode="lr-tb" style:vertical-align="bottom" fo:padding-top="0in" fo:padding-left="0in" fo:padding-bottom="0in" fo:padding-right="0in"/>
    </style:style>
    <style:style style:name="P4842" style:parent-style-name="Normal" style:family="paragraph">
      <style:paragraph-properties style:line-height-at-least="0in"/>
      <style:text-properties style:font-name="Times New Roman" style:font-name-asian="Times New Roman" fo:font-size="3.5pt" style:font-size-asian="3.5pt"/>
    </style:style>
    <style:style style:name="TableCell4843" style:family="table-cell">
      <style:table-cell-properties fo:border="none" style:writing-mode="lr-tb" style:vertical-align="bottom" fo:padding-top="0in" fo:padding-left="0in" fo:padding-bottom="0in" fo:padding-right="0in"/>
    </style:style>
    <style:style style:name="P4844" style:parent-style-name="Normal" style:family="paragraph">
      <style:paragraph-properties style:line-height-at-least="0in"/>
      <style:text-properties style:font-name="Times New Roman" style:font-name-asian="Times New Roman" fo:font-size="3.5pt" style:font-size-asian="3.5pt"/>
    </style:style>
    <style:style style:name="TableCell4845" style:family="table-cell">
      <style:table-cell-properties fo:border="none" style:writing-mode="lr-tb" style:vertical-align="bottom" fo:padding-top="0in" fo:padding-left="0in" fo:padding-bottom="0in" fo:padding-right="0in"/>
    </style:style>
    <style:style style:name="P4846" style:parent-style-name="Normal" style:family="paragraph">
      <style:paragraph-properties style:line-height-at-least="0in"/>
      <style:text-properties style:font-name="Times New Roman" style:font-name-asian="Times New Roman" fo:font-size="3.5pt" style:font-size-asian="3.5pt"/>
    </style:style>
    <style:style style:name="TableCell4847" style:family="table-cell">
      <style:table-cell-properties fo:border="none" style:writing-mode="lr-tb" style:vertical-align="bottom" fo:padding-top="0in" fo:padding-left="0in" fo:padding-bottom="0in" fo:padding-right="0in"/>
    </style:style>
    <style:style style:name="P4848" style:parent-style-name="Normal" style:family="paragraph">
      <style:paragraph-properties style:line-height-at-least="0in"/>
      <style:text-properties style:font-name="Times New Roman" style:font-name-asian="Times New Roman" fo:font-size="3.5pt" style:font-size-asian="3.5pt"/>
    </style:style>
    <style:style style:name="TableCell4849" style:family="table-cell">
      <style:table-cell-properties fo:border="none" style:writing-mode="lr-tb" style:vertical-align="bottom" fo:padding-top="0in" fo:padding-left="0in" fo:padding-bottom="0in" fo:padding-right="0in"/>
    </style:style>
    <style:style style:name="P4850" style:parent-style-name="Normal" style:family="paragraph">
      <style:paragraph-properties style:line-height-at-least="0in"/>
      <style:text-properties style:font-name="Times New Roman" style:font-name-asian="Times New Roman" fo:font-size="3.5pt" style:font-size-asian="3.5pt"/>
    </style:style>
    <style:style style:name="TableCell4851" style:family="table-cell">
      <style:table-cell-properties fo:border="none" style:writing-mode="lr-tb" style:vertical-align="bottom" fo:padding-top="0in" fo:padding-left="0in" fo:padding-bottom="0in" fo:padding-right="0in"/>
    </style:style>
    <style:style style:name="P4852" style:parent-style-name="Normal" style:family="paragraph">
      <style:paragraph-properties style:line-height-at-least="0in"/>
      <style:text-properties style:font-name="Times New Roman" style:font-name-asian="Times New Roman" fo:font-size="3.5pt" style:font-size-asian="3.5pt"/>
    </style:style>
    <style:style style:name="TableCell4853" style:family="table-cell">
      <style:table-cell-properties fo:border="none" style:writing-mode="lr-tb" style:vertical-align="bottom" fo:padding-top="0in" fo:padding-left="0in" fo:padding-bottom="0in" fo:padding-right="0in"/>
    </style:style>
    <style:style style:name="P4854" style:parent-style-name="Normal" style:family="paragraph">
      <style:paragraph-properties style:line-height-at-least="0in"/>
      <style:text-properties style:font-name="Times New Roman" style:font-name-asian="Times New Roman" fo:font-size="3.5pt" style:font-size-asian="3.5pt"/>
    </style:style>
    <style:style style:name="TableCell4855" style:family="table-cell">
      <style:table-cell-properties fo:border="none" style:writing-mode="lr-tb" style:vertical-align="bottom" fo:padding-top="0in" fo:padding-left="0in" fo:padding-bottom="0in" fo:padding-right="0in"/>
    </style:style>
    <style:style style:name="P4856" style:parent-style-name="Normal" style:family="paragraph">
      <style:paragraph-properties style:line-height-at-least="0in"/>
      <style:text-properties style:font-name="Times New Roman" style:font-name-asian="Times New Roman" fo:font-size="3.5pt" style:font-size-asian="3.5pt"/>
    </style:style>
    <style:style style:name="TableCell4857" style:family="table-cell">
      <style:table-cell-properties fo:border="none" style:writing-mode="lr-tb" style:vertical-align="bottom" fo:padding-top="0in" fo:padding-left="0in" fo:padding-bottom="0in" fo:padding-right="0in"/>
    </style:style>
    <style:style style:name="P4858" style:parent-style-name="Normal" style:family="paragraph">
      <style:paragraph-properties style:line-height-at-least="0in"/>
      <style:text-properties style:font-name="Times New Roman" style:font-name-asian="Times New Roman" fo:font-size="3.5pt" style:font-size-asian="3.5pt"/>
    </style:style>
    <style:style style:name="TableCell4859" style:family="table-cell">
      <style:table-cell-properties fo:border="none" style:writing-mode="lr-tb" style:vertical-align="bottom" fo:padding-top="0in" fo:padding-left="0in" fo:padding-bottom="0in" fo:padding-right="0in"/>
    </style:style>
    <style:style style:name="P4860" style:parent-style-name="Normal" style:family="paragraph">
      <style:paragraph-properties style:line-height-at-least="0in"/>
      <style:text-properties style:font-name="Times New Roman" style:font-name-asian="Times New Roman" fo:font-size="3.5pt" style:font-size-asian="3.5pt"/>
    </style:style>
    <style:style style:name="TableCell486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62" style:parent-style-name="Normal" style:family="paragraph">
      <style:paragraph-properties style:line-height-at-least="0in"/>
      <style:text-properties style:font-name="Times New Roman" style:font-name-asian="Times New Roman" fo:font-size="3.5pt" style:font-size-asian="3.5pt"/>
    </style:style>
    <style:style style:name="TableRow4863" style:family="table-row">
      <style:table-row-properties style:min-row-height="0.193in" style:use-optimal-row-height="false"/>
    </style:style>
    <style:style style:name="TableCell486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865" style:parent-style-name="Normal" style:family="paragraph">
      <style:paragraph-properties style:line-height-at-least="0in" fo:margin-left="0.0833in">
        <style:tab-stops/>
      </style:paragraph-properties>
    </style:style>
    <style:style style:name="T4866" style:parent-style-name="DefaultParagraphFont" style:family="text">
      <style:text-properties style:font-name="Verdana" style:font-name-asian="Verdana" fo:font-size="9.5pt" style:font-size-asian="9.5pt"/>
    </style:style>
    <style:style style:name="T4867" style:parent-style-name="DefaultParagraphFont" style:family="text">
      <style:text-properties style:font-name="Verdana" style:font-name-asian="Verdana" fo:font-size="9.5pt" style:font-size-asian="9.5pt"/>
    </style:style>
    <style:style style:name="TableCell4868" style:family="table-cell">
      <style:table-cell-properties fo:border="none" style:writing-mode="lr-tb" style:vertical-align="bottom" fo:padding-top="0in" fo:padding-left="0in" fo:padding-bottom="0in" fo:padding-right="0in"/>
    </style:style>
    <style:style style:name="P4869" style:parent-style-name="Normal" style:family="paragraph">
      <style:paragraph-properties style:line-height-at-least="0in"/>
      <style:text-properties style:font-name="Times New Roman" style:font-name-asian="Times New Roman" fo:font-size="12pt" style:font-size-asian="12pt"/>
    </style:style>
    <style:style style:name="TableCell4870" style:family="table-cell">
      <style:table-cell-properties fo:border="none" style:writing-mode="lr-tb" style:vertical-align="bottom" fo:padding-top="0in" fo:padding-left="0in" fo:padding-bottom="0in" fo:padding-right="0in"/>
    </style:style>
    <style:style style:name="P4871" style:parent-style-name="Normal" style:family="paragraph">
      <style:paragraph-properties style:line-height-at-least="0in"/>
      <style:text-properties style:font-name="Verdana" style:font-name-asian="Verdana" style:text-scale="97%" fo:font-size="9.5pt" style:font-size-asian="9.5pt"/>
    </style:style>
    <style:style style:name="TableCell48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73" style:parent-style-name="Normal" style:family="paragraph">
      <style:paragraph-properties style:line-height-at-least="0in"/>
      <style:text-properties style:font-name="Times New Roman" style:font-name-asian="Times New Roman" fo:font-size="12pt" style:font-size-asian="12pt"/>
    </style:style>
    <style:style style:name="TableCell4874" style:family="table-cell">
      <style:table-cell-properties fo:border="none" style:writing-mode="lr-tb" style:vertical-align="bottom" fo:padding-top="0in" fo:padding-left="0in" fo:padding-bottom="0in" fo:padding-right="0in"/>
    </style:style>
    <style:style style:name="P4875" style:parent-style-name="Normal" style:family="paragraph">
      <style:paragraph-properties style:line-height-at-least="0in"/>
      <style:text-properties style:font-name="Times New Roman" style:font-name-asian="Times New Roman" fo:font-size="12pt" style:font-size-asian="12pt"/>
    </style:style>
    <style:style style:name="TableCell4876" style:family="table-cell">
      <style:table-cell-properties fo:border="none" fo:background-color="#FFFF00" style:writing-mode="lr-tb" style:vertical-align="bottom" fo:padding-top="0in" fo:padding-left="0in" fo:padding-bottom="0in" fo:padding-right="0in"/>
    </style:style>
    <style:style style:name="P4877" style:parent-style-name="Normal" style:family="paragraph">
      <style:paragraph-properties style:line-height-at-least="0in"/>
      <style:text-properties style:font-name="Verdana" style:font-name-asian="Verdana" fo:font-size="9.5pt" style:font-size-asian="9.5pt" fo:background-color="#FFFF00"/>
    </style:style>
    <style:style style:name="TableCell48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79" style:parent-style-name="Normal" style:family="paragraph">
      <style:paragraph-properties style:line-height-at-least="0in"/>
      <style:text-properties style:font-name="Times New Roman" style:font-name-asian="Times New Roman" fo:font-size="12pt" style:font-size-asian="12pt"/>
    </style:style>
    <style:style style:name="TableRow4880" style:family="table-row">
      <style:table-row-properties style:min-row-height="0.193in" style:use-optimal-row-height="false"/>
    </style:style>
    <style:style style:name="TableCell488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882"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4883" style:family="table-cell">
      <style:table-cell-properties fo:border="none" style:writing-mode="lr-tb" style:vertical-align="bottom" fo:padding-top="0in" fo:padding-left="0in" fo:padding-bottom="0in" fo:padding-right="0in"/>
    </style:style>
    <style:style style:name="P4884" style:parent-style-name="Normal" style:family="paragraph">
      <style:paragraph-properties style:line-height-at-least="0in"/>
      <style:text-properties style:font-name="Times New Roman" style:font-name-asian="Times New Roman" fo:font-size="12pt" style:font-size-asian="12pt"/>
    </style:style>
    <style:style style:name="TableCell4885" style:family="table-cell">
      <style:table-cell-properties fo:border="none" style:writing-mode="lr-tb" style:vertical-align="bottom" fo:padding-top="0in" fo:padding-left="0in" fo:padding-bottom="0in" fo:padding-right="0in"/>
    </style:style>
    <style:style style:name="P4886" style:parent-style-name="Normal" style:family="paragraph">
      <style:paragraph-properties style:line-height-at-least="0in"/>
      <style:text-properties style:font-name="Verdana" style:font-name-asian="Verdana" fo:font-size="9.5pt" style:font-size-asian="9.5pt"/>
    </style:style>
    <style:style style:name="TableCell4887" style:family="table-cell">
      <style:table-cell-properties fo:border="none" style:writing-mode="lr-tb" style:vertical-align="bottom" fo:padding-top="0in" fo:padding-left="0in" fo:padding-bottom="0in" fo:padding-right="0in"/>
    </style:style>
    <style:style style:name="P4888" style:parent-style-name="Normal" style:family="paragraph">
      <style:paragraph-properties style:line-height-at-least="0in"/>
      <style:text-properties style:font-name="Verdana" style:font-name-asian="Verdana" fo:font-size="9.5pt" style:font-size-asian="9.5pt"/>
    </style:style>
    <style:style style:name="TableCell4889" style:family="table-cell">
      <style:table-cell-properties fo:border="none" style:writing-mode="lr-tb" style:vertical-align="bottom" fo:padding-top="0in" fo:padding-left="0in" fo:padding-bottom="0in" fo:padding-right="0in"/>
    </style:style>
    <style:style style:name="P4890" style:parent-style-name="Normal" style:family="paragraph">
      <style:paragraph-properties fo:text-align="end" style:line-height-at-least="0in"/>
      <style:text-properties style:font-name="Verdana" style:font-name-asian="Verdana" fo:font-size="9.5pt" style:font-size-asian="9.5pt"/>
    </style:style>
    <style:style style:name="TableCell48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92" style:parent-style-name="Normal" style:family="paragraph">
      <style:paragraph-properties style:line-height-at-least="0in"/>
      <style:text-properties style:font-name="Times New Roman" style:font-name-asian="Times New Roman" fo:font-size="12pt" style:font-size-asian="12pt"/>
    </style:style>
    <style:style style:name="TableCell4893" style:family="table-cell">
      <style:table-cell-properties fo:border="none" style:writing-mode="lr-tb" style:vertical-align="bottom" fo:padding-top="0in" fo:padding-left="0in" fo:padding-bottom="0in" fo:padding-right="0in"/>
    </style:style>
    <style:style style:name="P4894" style:parent-style-name="Normal" style:family="paragraph">
      <style:paragraph-properties style:line-height-at-least="0in"/>
      <style:text-properties style:font-name="Times New Roman" style:font-name-asian="Times New Roman" fo:font-size="12pt" style:font-size-asian="12pt"/>
    </style:style>
    <style:style style:name="TableCell4895" style:family="table-cell">
      <style:table-cell-properties fo:border="none" fo:background-color="#FFFF00" style:writing-mode="lr-tb" style:vertical-align="bottom" fo:padding-top="0in" fo:padding-left="0in" fo:padding-bottom="0in" fo:padding-right="0in"/>
    </style:style>
    <style:style style:name="P4896" style:parent-style-name="Normal" style:family="paragraph">
      <style:paragraph-properties style:line-height-at-least="0in"/>
      <style:text-properties style:font-name="Verdana" style:font-name-asian="Verdana" fo:font-size="9.5pt" style:font-size-asian="9.5pt" fo:background-color="#FFFF00"/>
    </style:style>
    <style:style style:name="TableCell489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98" style:parent-style-name="Normal" style:family="paragraph">
      <style:paragraph-properties style:line-height-at-least="0in"/>
      <style:text-properties style:font-name="Times New Roman" style:font-name-asian="Times New Roman" fo:font-size="12pt" style:font-size-asian="12pt"/>
    </style:style>
    <style:style style:name="TableRow4899" style:family="table-row">
      <style:table-row-properties style:min-row-height="0.1972in" style:use-optimal-row-height="false"/>
    </style:style>
    <style:style style:name="TableCell490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901" style:parent-style-name="Normal" style:family="paragraph">
      <style:paragraph-properties style:line-height-at-least="0in"/>
      <style:text-properties style:font-name="Times New Roman" style:font-name-asian="Times New Roman" fo:font-size="12pt" style:font-size-asian="12pt"/>
    </style:style>
    <style:style style:name="TableCell4902" style:family="table-cell">
      <style:table-cell-properties fo:border="none" style:writing-mode="lr-tb" style:vertical-align="bottom" fo:padding-top="0in" fo:padding-left="0in" fo:padding-bottom="0in" fo:padding-right="0in"/>
    </style:style>
    <style:style style:name="P4903" style:parent-style-name="Normal" style:family="paragraph">
      <style:paragraph-properties style:line-height-at-least="0in"/>
      <style:text-properties style:font-name="Times New Roman" style:font-name-asian="Times New Roman" fo:font-size="12pt" style:font-size-asian="12pt"/>
    </style:style>
    <style:style style:name="TableCell4904" style:family="table-cell">
      <style:table-cell-properties fo:border="none" style:writing-mode="lr-tb" style:vertical-align="bottom" fo:padding-top="0in" fo:padding-left="0in" fo:padding-bottom="0in" fo:padding-right="0in"/>
    </style:style>
    <style:style style:name="P4905" style:parent-style-name="Normal" style:family="paragraph">
      <style:paragraph-properties style:line-height-at-least="0in"/>
      <style:text-properties style:font-name="Verdana" style:font-name-asian="Verdana" fo:font-size="9.5pt" style:font-size-asian="9.5pt"/>
    </style:style>
    <style:style style:name="TableCell4906" style:family="table-cell">
      <style:table-cell-properties fo:border="none" style:writing-mode="lr-tb" style:vertical-align="bottom" fo:padding-top="0in" fo:padding-left="0in" fo:padding-bottom="0in" fo:padding-right="0in"/>
    </style:style>
    <style:style style:name="P4907" style:parent-style-name="Normal" style:family="paragraph">
      <style:paragraph-properties style:line-height-at-least="0in"/>
      <style:text-properties style:font-name="Verdana" style:font-name-asian="Verdana" style:text-scale="97%" fo:font-size="9.5pt" style:font-size-asian="9.5pt"/>
    </style:style>
    <style:style style:name="TableCell4908" style:family="table-cell">
      <style:table-cell-properties fo:border="none" style:writing-mode="lr-tb" style:vertical-align="bottom" fo:padding-top="0in" fo:padding-left="0in" fo:padding-bottom="0in" fo:padding-right="0in"/>
    </style:style>
    <style:style style:name="P4909" style:parent-style-name="Normal" style:family="paragraph">
      <style:paragraph-properties fo:text-align="end" style:line-height-at-least="0in"/>
      <style:text-properties style:font-name="Verdana" style:font-name-asian="Verdana" fo:font-size="9.5pt" style:font-size-asian="9.5pt"/>
    </style:style>
    <style:style style:name="TableCell491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11" style:parent-style-name="Normal" style:family="paragraph">
      <style:paragraph-properties style:line-height-at-least="0in"/>
      <style:text-properties style:font-name="Times New Roman" style:font-name-asian="Times New Roman" fo:font-size="12pt" style:font-size-asian="12pt"/>
    </style:style>
    <style:style style:name="TableCell4912" style:family="table-cell">
      <style:table-cell-properties fo:border="none" style:writing-mode="lr-tb" style:vertical-align="bottom" fo:padding-top="0in" fo:padding-left="0in" fo:padding-bottom="0in" fo:padding-right="0in"/>
    </style:style>
    <style:style style:name="P4913" style:parent-style-name="Normal" style:family="paragraph">
      <style:paragraph-properties style:line-height-at-least="0in"/>
      <style:text-properties style:font-name="Times New Roman" style:font-name-asian="Times New Roman" fo:font-size="12pt" style:font-size-asian="12pt"/>
    </style:style>
    <style:style style:name="TableCell4914" style:family="table-cell">
      <style:table-cell-properties fo:border="none" fo:background-color="#FFFF00" style:writing-mode="lr-tb" style:vertical-align="bottom" fo:padding-top="0in" fo:padding-left="0in" fo:padding-bottom="0in" fo:padding-right="0in"/>
    </style:style>
    <style:style style:name="P4915" style:parent-style-name="Normal" style:family="paragraph">
      <style:paragraph-properties style:line-height-at-least="0in"/>
      <style:text-properties style:font-name="Verdana" style:font-name-asian="Verdana" fo:font-size="9.5pt" style:font-size-asian="9.5pt" fo:background-color="#FFFF00"/>
    </style:style>
    <style:style style:name="TableCell49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17" style:parent-style-name="Normal" style:family="paragraph">
      <style:paragraph-properties style:line-height-at-least="0in"/>
      <style:text-properties style:font-name="Times New Roman" style:font-name-asian="Times New Roman" fo:font-size="12pt" style:font-size-asian="12pt"/>
    </style:style>
    <style:style style:name="TableRow4918" style:family="table-row">
      <style:table-row-properties style:min-row-height="0.193in" style:use-optimal-row-height="false"/>
    </style:style>
    <style:style style:name="TableCell491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920" style:parent-style-name="Normal" style:family="paragraph">
      <style:paragraph-properties style:line-height-at-least="0in"/>
      <style:text-properties style:font-name="Times New Roman" style:font-name-asian="Times New Roman" fo:font-size="12pt" style:font-size-asian="12pt"/>
    </style:style>
    <style:style style:name="TableCell4921" style:family="table-cell">
      <style:table-cell-properties fo:border="none" style:writing-mode="lr-tb" style:vertical-align="bottom" fo:padding-top="0in" fo:padding-left="0in" fo:padding-bottom="0in" fo:padding-right="0in"/>
    </style:style>
    <style:style style:name="P4922" style:parent-style-name="Normal" style:family="paragraph">
      <style:paragraph-properties style:line-height-at-least="0in"/>
      <style:text-properties style:font-name="Times New Roman" style:font-name-asian="Times New Roman" fo:font-size="12pt" style:font-size-asian="12pt"/>
    </style:style>
    <style:style style:name="TableCell4923" style:family="table-cell">
      <style:table-cell-properties fo:border="none" style:writing-mode="lr-tb" style:vertical-align="bottom" fo:padding-top="0in" fo:padding-left="0in" fo:padding-bottom="0in" fo:padding-right="0in"/>
    </style:style>
    <style:style style:name="P4924" style:parent-style-name="Normal" style:family="paragraph">
      <style:paragraph-properties style:line-height-at-least="0in"/>
      <style:text-properties style:font-name="Verdana" style:font-name-asian="Verdana" fo:font-size="9.5pt" style:font-size-asian="9.5pt"/>
    </style:style>
    <style:style style:name="TableCell4925" style:family="table-cell">
      <style:table-cell-properties fo:border="none" style:writing-mode="lr-tb" style:vertical-align="bottom" fo:padding-top="0in" fo:padding-left="0in" fo:padding-bottom="0in" fo:padding-right="0in"/>
    </style:style>
    <style:style style:name="P4926" style:parent-style-name="Normal" style:family="paragraph">
      <style:paragraph-properties style:line-height-at-least="0in"/>
      <style:text-properties style:font-name="Times New Roman" style:font-name-asian="Times New Roman" fo:font-size="12pt" style:font-size-asian="12pt"/>
    </style:style>
    <style:style style:name="TableCell4927" style:family="table-cell">
      <style:table-cell-properties fo:border="none" style:writing-mode="lr-tb" style:vertical-align="bottom" fo:padding-top="0in" fo:padding-left="0in" fo:padding-bottom="0in" fo:padding-right="0in"/>
    </style:style>
    <style:style style:name="P4928" style:parent-style-name="Normal" style:family="paragraph">
      <style:paragraph-properties style:line-height-at-least="0in"/>
      <style:text-properties style:font-name="Times New Roman" style:font-name-asian="Times New Roman" fo:font-size="12pt" style:font-size-asian="12pt"/>
    </style:style>
    <style:style style:name="TableCell492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30" style:parent-style-name="Normal" style:family="paragraph">
      <style:paragraph-properties style:line-height-at-least="0in"/>
      <style:text-properties style:font-name="Times New Roman" style:font-name-asian="Times New Roman" fo:font-size="12pt" style:font-size-asian="12pt"/>
    </style:style>
    <style:style style:name="TableCell4931" style:family="table-cell">
      <style:table-cell-properties fo:border="none" style:writing-mode="lr-tb" style:vertical-align="bottom" fo:padding-top="0in" fo:padding-left="0in" fo:padding-bottom="0in" fo:padding-right="0in"/>
    </style:style>
    <style:style style:name="P4932" style:parent-style-name="Normal" style:family="paragraph">
      <style:paragraph-properties style:line-height-at-least="0in"/>
      <style:text-properties style:font-name="Times New Roman" style:font-name-asian="Times New Roman" fo:font-size="12pt" style:font-size-asian="12pt"/>
    </style:style>
    <style:style style:name="TableCell4933" style:family="table-cell">
      <style:table-cell-properties fo:border="none" fo:background-color="#FFFF00" style:writing-mode="lr-tb" style:vertical-align="bottom" fo:padding-top="0in" fo:padding-left="0in" fo:padding-bottom="0in" fo:padding-right="0in"/>
    </style:style>
    <style:style style:name="P4934"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493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36" style:parent-style-name="Normal" style:family="paragraph">
      <style:paragraph-properties style:line-height-at-least="0in"/>
      <style:text-properties style:font-name="Times New Roman" style:font-name-asian="Times New Roman" fo:font-size="12pt" style:font-size-asian="12pt"/>
    </style:style>
    <style:style style:name="TableRow4937" style:family="table-row">
      <style:table-row-properties style:min-row-height="0.3333in" style:use-optimal-row-height="false"/>
    </style:style>
    <style:style style:name="TableCell493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939" style:parent-style-name="Normal" style:family="paragraph">
      <style:paragraph-properties style:line-height-at-least="0in"/>
      <style:text-properties style:font-name="Times New Roman" style:font-name-asian="Times New Roman" fo:font-size="12pt" style:font-size-asian="12pt"/>
    </style:style>
    <style:style style:name="TableCell494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941" style:parent-style-name="Normal" style:family="paragraph">
      <style:paragraph-properties style:line-height-at-least="0in"/>
      <style:text-properties style:font-name="Times New Roman" style:font-name-asian="Times New Roman" fo:font-size="12pt" style:font-size-asian="12pt"/>
    </style:style>
    <style:style style:name="TableCell494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943" style:parent-style-name="Normal" style:family="paragraph">
      <style:paragraph-properties style:line-height-at-least="0in"/>
      <style:text-properties style:font-name="Times New Roman" style:font-name-asian="Times New Roman" fo:font-size="12pt" style:font-size-asian="12pt"/>
    </style:style>
    <style:style style:name="TableCell494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945" style:parent-style-name="Normal" style:family="paragraph">
      <style:paragraph-properties style:line-height-at-least="0in"/>
      <style:text-properties style:font-name="Times New Roman" style:font-name-asian="Times New Roman" fo:font-size="12pt" style:font-size-asian="12pt"/>
    </style:style>
    <style:style style:name="TableCell494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947" style:parent-style-name="Normal" style:family="paragraph">
      <style:paragraph-properties style:line-height-at-least="0in"/>
      <style:text-properties style:font-name="Times New Roman" style:font-name-asian="Times New Roman" fo:font-size="12pt" style:font-size-asian="12pt"/>
    </style:style>
    <style:style style:name="TableCell494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949" style:parent-style-name="Normal" style:family="paragraph">
      <style:paragraph-properties style:line-height-at-least="0in"/>
      <style:text-properties style:font-name="Times New Roman" style:font-name-asian="Times New Roman" fo:font-size="12pt" style:font-size-asian="12pt"/>
    </style:style>
    <style:style style:name="TableCell49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951" style:parent-style-name="Normal" style:family="paragraph">
      <style:paragraph-properties style:line-height-at-least="0in"/>
      <style:text-properties style:font-name="Times New Roman" style:font-name-asian="Times New Roman" fo:font-size="12pt" style:font-size-asian="12pt"/>
    </style:style>
    <style:style style:name="TableCell495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4953" style:parent-style-name="Normal" style:family="paragraph">
      <style:paragraph-properties style:line-height-at-least="0in"/>
      <style:text-properties style:font-name="Times New Roman" style:font-name-asian="Times New Roman" fo:font-size="12pt" style:font-size-asian="12pt"/>
    </style:style>
    <style:style style:name="TableCell495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955" style:parent-style-name="Normal" style:family="paragraph">
      <style:paragraph-properties style:line-height-at-least="0in"/>
      <style:text-properties style:font-name="Times New Roman" style:font-name-asian="Times New Roman" fo:font-size="12pt" style:font-size-asian="12pt"/>
    </style:style>
    <style:style style:name="TableRow4956" style:family="table-row">
      <style:table-row-properties style:min-row-height="0.0611in" style:use-optimal-row-height="false"/>
    </style:style>
    <style:style style:name="TableCell495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958" style:parent-style-name="Normal" style:family="paragraph">
      <style:paragraph-properties style:line-height-at-least="0in"/>
      <style:text-properties style:font-name="Times New Roman" style:font-name-asian="Times New Roman" fo:font-size="3.5pt" style:font-size-asian="3.5pt"/>
    </style:style>
    <style:style style:name="TableCell4959" style:family="table-cell">
      <style:table-cell-properties fo:border="none" style:writing-mode="lr-tb" style:vertical-align="bottom" fo:padding-top="0in" fo:padding-left="0in" fo:padding-bottom="0in" fo:padding-right="0in"/>
    </style:style>
    <style:style style:name="P4960" style:parent-style-name="Normal" style:family="paragraph">
      <style:paragraph-properties style:line-height-at-least="0in"/>
      <style:text-properties style:font-name="Times New Roman" style:font-name-asian="Times New Roman" fo:font-size="3.5pt" style:font-size-asian="3.5pt"/>
    </style:style>
    <style:style style:name="TableCell4961" style:family="table-cell">
      <style:table-cell-properties fo:border="none" style:writing-mode="lr-tb" style:vertical-align="bottom" fo:padding-top="0in" fo:padding-left="0in" fo:padding-bottom="0in" fo:padding-right="0in"/>
    </style:style>
    <style:style style:name="P4962" style:parent-style-name="Normal" style:family="paragraph">
      <style:paragraph-properties style:line-height-at-least="0in"/>
      <style:text-properties style:font-name="Times New Roman" style:font-name-asian="Times New Roman" fo:font-size="3.5pt" style:font-size-asian="3.5pt"/>
    </style:style>
    <style:style style:name="TableCell4963" style:family="table-cell">
      <style:table-cell-properties fo:border="none" style:writing-mode="lr-tb" style:vertical-align="bottom" fo:padding-top="0in" fo:padding-left="0in" fo:padding-bottom="0in" fo:padding-right="0in"/>
    </style:style>
    <style:style style:name="P4964" style:parent-style-name="Normal" style:family="paragraph">
      <style:paragraph-properties style:line-height-at-least="0in"/>
      <style:text-properties style:font-name="Times New Roman" style:font-name-asian="Times New Roman" fo:font-size="3.5pt" style:font-size-asian="3.5pt"/>
    </style:style>
    <style:style style:name="TableCell4965" style:family="table-cell">
      <style:table-cell-properties fo:border="none" style:writing-mode="lr-tb" style:vertical-align="bottom" fo:padding-top="0in" fo:padding-left="0in" fo:padding-bottom="0in" fo:padding-right="0in"/>
    </style:style>
    <style:style style:name="P4966" style:parent-style-name="Normal" style:family="paragraph">
      <style:paragraph-properties style:line-height-at-least="0in"/>
      <style:text-properties style:font-name="Times New Roman" style:font-name-asian="Times New Roman" fo:font-size="3.5pt" style:font-size-asian="3.5pt"/>
    </style:style>
    <style:style style:name="TableCell4967" style:family="table-cell">
      <style:table-cell-properties fo:border="none" style:writing-mode="lr-tb" style:vertical-align="bottom" fo:padding-top="0in" fo:padding-left="0in" fo:padding-bottom="0in" fo:padding-right="0in"/>
    </style:style>
    <style:style style:name="P4968" style:parent-style-name="Normal" style:family="paragraph">
      <style:paragraph-properties style:line-height-at-least="0in"/>
      <style:text-properties style:font-name="Times New Roman" style:font-name-asian="Times New Roman" fo:font-size="3.5pt" style:font-size-asian="3.5pt"/>
    </style:style>
    <style:style style:name="TableCell4969" style:family="table-cell">
      <style:table-cell-properties fo:border="none" style:writing-mode="lr-tb" style:vertical-align="bottom" fo:padding-top="0in" fo:padding-left="0in" fo:padding-bottom="0in" fo:padding-right="0in"/>
    </style:style>
    <style:style style:name="P4970" style:parent-style-name="Normal" style:family="paragraph">
      <style:paragraph-properties style:line-height-at-least="0in"/>
      <style:text-properties style:font-name="Times New Roman" style:font-name-asian="Times New Roman" fo:font-size="3.5pt" style:font-size-asian="3.5pt"/>
    </style:style>
    <style:style style:name="TableCell49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72" style:parent-style-name="Normal" style:family="paragraph">
      <style:paragraph-properties style:line-height-at-least="0in"/>
      <style:text-properties style:font-name="Times New Roman" style:font-name-asian="Times New Roman" fo:font-size="3.5pt" style:font-size-asian="3.5pt"/>
    </style:style>
    <style:style style:name="TableCell4973" style:family="table-cell">
      <style:table-cell-properties fo:border="none" style:writing-mode="lr-tb" style:vertical-align="bottom" fo:padding-top="0in" fo:padding-left="0in" fo:padding-bottom="0in" fo:padding-right="0in"/>
    </style:style>
    <style:style style:name="P4974" style:parent-style-name="Normal" style:family="paragraph">
      <style:paragraph-properties style:line-height-at-least="0in"/>
      <style:text-properties style:font-name="Times New Roman" style:font-name-asian="Times New Roman" fo:font-size="3.5pt" style:font-size-asian="3.5pt"/>
    </style:style>
    <style:style style:name="TableCell4975" style:family="table-cell">
      <style:table-cell-properties fo:border="none" style:writing-mode="lr-tb" style:vertical-align="bottom" fo:padding-top="0in" fo:padding-left="0in" fo:padding-bottom="0in" fo:padding-right="0in"/>
    </style:style>
    <style:style style:name="P4976" style:parent-style-name="Normal" style:family="paragraph">
      <style:paragraph-properties style:line-height-at-least="0in"/>
      <style:text-properties style:font-name="Times New Roman" style:font-name-asian="Times New Roman" fo:font-size="3.5pt" style:font-size-asian="3.5pt"/>
    </style:style>
    <style:style style:name="TableCell4977" style:family="table-cell">
      <style:table-cell-properties fo:border="none" style:writing-mode="lr-tb" style:vertical-align="bottom" fo:padding-top="0in" fo:padding-left="0in" fo:padding-bottom="0in" fo:padding-right="0in"/>
    </style:style>
    <style:style style:name="P4978" style:parent-style-name="Normal" style:family="paragraph">
      <style:paragraph-properties style:line-height-at-least="0in"/>
      <style:text-properties style:font-name="Times New Roman" style:font-name-asian="Times New Roman" fo:font-size="3.5pt" style:font-size-asian="3.5pt"/>
    </style:style>
    <style:style style:name="TableCell4979" style:family="table-cell">
      <style:table-cell-properties fo:border="none" style:writing-mode="lr-tb" style:vertical-align="bottom" fo:padding-top="0in" fo:padding-left="0in" fo:padding-bottom="0in" fo:padding-right="0in"/>
    </style:style>
    <style:style style:name="P4980" style:parent-style-name="Normal" style:family="paragraph">
      <style:paragraph-properties style:line-height-at-least="0in"/>
      <style:text-properties style:font-name="Times New Roman" style:font-name-asian="Times New Roman" fo:font-size="3.5pt" style:font-size-asian="3.5pt"/>
    </style:style>
    <style:style style:name="TableCell4981" style:family="table-cell">
      <style:table-cell-properties fo:border="none" style:writing-mode="lr-tb" style:vertical-align="bottom" fo:padding-top="0in" fo:padding-left="0in" fo:padding-bottom="0in" fo:padding-right="0in"/>
    </style:style>
    <style:style style:name="P4982" style:parent-style-name="Normal" style:family="paragraph">
      <style:paragraph-properties style:line-height-at-least="0in"/>
      <style:text-properties style:font-name="Times New Roman" style:font-name-asian="Times New Roman" fo:font-size="3.5pt" style:font-size-asian="3.5pt"/>
    </style:style>
    <style:style style:name="TableCell4983" style:family="table-cell">
      <style:table-cell-properties fo:border="none" style:writing-mode="lr-tb" style:vertical-align="bottom" fo:padding-top="0in" fo:padding-left="0in" fo:padding-bottom="0in" fo:padding-right="0in"/>
    </style:style>
    <style:style style:name="P4984" style:parent-style-name="Normal" style:family="paragraph">
      <style:paragraph-properties style:line-height-at-least="0in"/>
      <style:text-properties style:font-name="Times New Roman" style:font-name-asian="Times New Roman" fo:font-size="3.5pt" style:font-size-asian="3.5pt"/>
    </style:style>
    <style:style style:name="TableCell4985" style:family="table-cell">
      <style:table-cell-properties fo:border="none" style:writing-mode="lr-tb" style:vertical-align="bottom" fo:padding-top="0in" fo:padding-left="0in" fo:padding-bottom="0in" fo:padding-right="0in"/>
    </style:style>
    <style:style style:name="P4986" style:parent-style-name="Normal" style:family="paragraph">
      <style:paragraph-properties style:line-height-at-least="0in"/>
      <style:text-properties style:font-name="Times New Roman" style:font-name-asian="Times New Roman" fo:font-size="3.5pt" style:font-size-asian="3.5pt"/>
    </style:style>
    <style:style style:name="TableCell4987" style:family="table-cell">
      <style:table-cell-properties fo:border="none" style:writing-mode="lr-tb" style:vertical-align="bottom" fo:padding-top="0in" fo:padding-left="0in" fo:padding-bottom="0in" fo:padding-right="0in"/>
    </style:style>
    <style:style style:name="P4988" style:parent-style-name="Normal" style:family="paragraph">
      <style:paragraph-properties style:line-height-at-least="0in"/>
      <style:text-properties style:font-name="Times New Roman" style:font-name-asian="Times New Roman" fo:font-size="3.5pt" style:font-size-asian="3.5pt"/>
    </style:style>
    <style:style style:name="TableCell4989" style:family="table-cell">
      <style:table-cell-properties fo:border="none" style:writing-mode="lr-tb" style:vertical-align="bottom" fo:padding-top="0in" fo:padding-left="0in" fo:padding-bottom="0in" fo:padding-right="0in"/>
    </style:style>
    <style:style style:name="P4990" style:parent-style-name="Normal" style:family="paragraph">
      <style:paragraph-properties style:line-height-at-least="0in"/>
      <style:text-properties style:font-name="Times New Roman" style:font-name-asian="Times New Roman" fo:font-size="3.5pt" style:font-size-asian="3.5pt"/>
    </style:style>
    <style:style style:name="TableCell4991" style:family="table-cell">
      <style:table-cell-properties fo:border="none" style:writing-mode="lr-tb" style:vertical-align="bottom" fo:padding-top="0in" fo:padding-left="0in" fo:padding-bottom="0in" fo:padding-right="0in"/>
    </style:style>
    <style:style style:name="P4992" style:parent-style-name="Normal" style:family="paragraph">
      <style:paragraph-properties style:line-height-at-least="0in"/>
      <style:text-properties style:font-name="Times New Roman" style:font-name-asian="Times New Roman" fo:font-size="3.5pt" style:font-size-asian="3.5pt"/>
    </style:style>
    <style:style style:name="TableCell4993" style:family="table-cell">
      <style:table-cell-properties fo:border="none" style:writing-mode="lr-tb" style:vertical-align="bottom" fo:padding-top="0in" fo:padding-left="0in" fo:padding-bottom="0in" fo:padding-right="0in"/>
    </style:style>
    <style:style style:name="P4994" style:parent-style-name="Normal" style:family="paragraph">
      <style:paragraph-properties style:line-height-at-least="0in"/>
      <style:text-properties style:font-name="Times New Roman" style:font-name-asian="Times New Roman" fo:font-size="3.5pt" style:font-size-asian="3.5pt"/>
    </style:style>
    <style:style style:name="TableCell4995" style:family="table-cell">
      <style:table-cell-properties fo:border="none" style:writing-mode="lr-tb" style:vertical-align="bottom" fo:padding-top="0in" fo:padding-left="0in" fo:padding-bottom="0in" fo:padding-right="0in"/>
    </style:style>
    <style:style style:name="P4996" style:parent-style-name="Normal" style:family="paragraph">
      <style:paragraph-properties style:line-height-at-least="0in"/>
      <style:text-properties style:font-name="Times New Roman" style:font-name-asian="Times New Roman" fo:font-size="3.5pt" style:font-size-asian="3.5pt"/>
    </style:style>
    <style:style style:name="TableCell4997" style:family="table-cell">
      <style:table-cell-properties fo:border="none" style:writing-mode="lr-tb" style:vertical-align="bottom" fo:padding-top="0in" fo:padding-left="0in" fo:padding-bottom="0in" fo:padding-right="0in"/>
    </style:style>
    <style:style style:name="P4998" style:parent-style-name="Normal" style:family="paragraph">
      <style:paragraph-properties style:line-height-at-least="0in"/>
      <style:text-properties style:font-name="Times New Roman" style:font-name-asian="Times New Roman" fo:font-size="3.5pt" style:font-size-asian="3.5pt"/>
    </style:style>
    <style:style style:name="TableCell4999" style:family="table-cell">
      <style:table-cell-properties fo:border="none" style:writing-mode="lr-tb" style:vertical-align="bottom" fo:padding-top="0in" fo:padding-left="0in" fo:padding-bottom="0in" fo:padding-right="0in"/>
    </style:style>
    <style:style style:name="P5000" style:parent-style-name="Normal" style:family="paragraph">
      <style:paragraph-properties style:line-height-at-least="0in"/>
      <style:text-properties style:font-name="Times New Roman" style:font-name-asian="Times New Roman" fo:font-size="3.5pt" style:font-size-asian="3.5pt"/>
    </style:style>
    <style:style style:name="TableCell5001" style:family="table-cell">
      <style:table-cell-properties fo:border="none" style:writing-mode="lr-tb" style:vertical-align="bottom" fo:padding-top="0in" fo:padding-left="0in" fo:padding-bottom="0in" fo:padding-right="0in"/>
    </style:style>
    <style:style style:name="P5002" style:parent-style-name="Normal" style:family="paragraph">
      <style:paragraph-properties style:line-height-at-least="0in"/>
      <style:text-properties style:font-name="Times New Roman" style:font-name-asian="Times New Roman" fo:font-size="3.5pt" style:font-size-asian="3.5pt"/>
    </style:style>
    <style:style style:name="TableCell5003" style:family="table-cell">
      <style:table-cell-properties fo:border="none" style:writing-mode="lr-tb" style:vertical-align="bottom" fo:padding-top="0in" fo:padding-left="0in" fo:padding-bottom="0in" fo:padding-right="0in"/>
    </style:style>
    <style:style style:name="P5004" style:parent-style-name="Normal" style:family="paragraph">
      <style:paragraph-properties style:line-height-at-least="0in"/>
      <style:text-properties style:font-name="Times New Roman" style:font-name-asian="Times New Roman" fo:font-size="3.5pt" style:font-size-asian="3.5pt"/>
    </style:style>
    <style:style style:name="TableCell5005" style:family="table-cell">
      <style:table-cell-properties fo:border="none" style:writing-mode="lr-tb" style:vertical-align="bottom" fo:padding-top="0in" fo:padding-left="0in" fo:padding-bottom="0in" fo:padding-right="0in"/>
    </style:style>
    <style:style style:name="P5006" style:parent-style-name="Normal" style:family="paragraph">
      <style:paragraph-properties style:line-height-at-least="0in"/>
      <style:text-properties style:font-name="Times New Roman" style:font-name-asian="Times New Roman" fo:font-size="3.5pt" style:font-size-asian="3.5pt"/>
    </style:style>
    <style:style style:name="TableCell5007" style:family="table-cell">
      <style:table-cell-properties fo:border="none" style:writing-mode="lr-tb" style:vertical-align="bottom" fo:padding-top="0in" fo:padding-left="0in" fo:padding-bottom="0in" fo:padding-right="0in"/>
    </style:style>
    <style:style style:name="P5008" style:parent-style-name="Normal" style:family="paragraph">
      <style:paragraph-properties style:line-height-at-least="0in"/>
      <style:text-properties style:font-name="Times New Roman" style:font-name-asian="Times New Roman" fo:font-size="3.5pt" style:font-size-asian="3.5pt"/>
    </style:style>
    <style:style style:name="TableCell50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010" style:parent-style-name="Normal" style:family="paragraph">
      <style:paragraph-properties style:line-height-at-least="0in"/>
      <style:text-properties style:font-name="Times New Roman" style:font-name-asian="Times New Roman" fo:font-size="3.5pt" style:font-size-asian="3.5pt"/>
    </style:style>
    <style:style style:name="TableRow5011" style:family="table-row">
      <style:table-row-properties style:min-row-height="0.193in" style:use-optimal-row-height="false"/>
    </style:style>
    <style:style style:name="TableCell501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013" style:parent-style-name="Normal" style:family="paragraph">
      <style:paragraph-properties style:line-height-at-least="0in" fo:margin-left="0.0833in">
        <style:tab-stops/>
      </style:paragraph-properties>
    </style:style>
    <style:style style:name="T5014" style:parent-style-name="DefaultParagraphFont" style:family="text">
      <style:text-properties style:font-name="Verdana" style:font-name-asian="Verdana" fo:font-size="9.5pt" style:font-size-asian="9.5pt"/>
    </style:style>
    <style:style style:name="T5015" style:parent-style-name="DefaultParagraphFont" style:family="text">
      <style:text-properties style:font-name="Verdana" style:font-name-asian="Verdana" fo:font-size="9.5pt" style:font-size-asian="9.5pt"/>
    </style:style>
    <style:style style:name="TableCell5016" style:family="table-cell">
      <style:table-cell-properties fo:border="none" style:writing-mode="lr-tb" style:vertical-align="bottom" fo:padding-top="0in" fo:padding-left="0in" fo:padding-bottom="0in" fo:padding-right="0in"/>
    </style:style>
    <style:style style:name="P5017" style:parent-style-name="Normal" style:family="paragraph">
      <style:paragraph-properties style:line-height-at-least="0in"/>
      <style:text-properties style:font-name="Times New Roman" style:font-name-asian="Times New Roman" fo:font-size="12pt" style:font-size-asian="12pt"/>
    </style:style>
    <style:style style:name="TableCell5018" style:family="table-cell">
      <style:table-cell-properties fo:border="none" style:writing-mode="lr-tb" style:vertical-align="bottom" fo:padding-top="0in" fo:padding-left="0in" fo:padding-bottom="0in" fo:padding-right="0in"/>
    </style:style>
    <style:style style:name="P5019" style:parent-style-name="Normal" style:family="paragraph">
      <style:paragraph-properties style:line-height-at-least="0in"/>
      <style:text-properties style:font-name="Verdana" style:font-name-asian="Verdana" fo:font-size="9.5pt" style:font-size-asian="9.5pt"/>
    </style:style>
    <style:style style:name="TableCell5020" style:family="table-cell">
      <style:table-cell-properties fo:border="none" style:writing-mode="lr-tb" style:vertical-align="bottom" fo:padding-top="0in" fo:padding-left="0in" fo:padding-bottom="0in" fo:padding-right="0in"/>
    </style:style>
    <style:style style:name="P5021" style:parent-style-name="Normal" style:family="paragraph">
      <style:paragraph-properties fo:text-align="end" style:line-height-at-least="0in"/>
      <style:text-properties style:font-name="Verdana" style:font-name-asian="Verdana" fo:font-size="9.5pt" style:font-size-asian="9.5pt"/>
    </style:style>
    <style:style style:name="TableCell502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023" style:parent-style-name="Normal" style:family="paragraph">
      <style:paragraph-properties style:line-height-at-least="0in"/>
      <style:text-properties style:font-name="Times New Roman" style:font-name-asian="Times New Roman" fo:font-size="12pt" style:font-size-asian="12pt"/>
    </style:style>
    <style:style style:name="TableCell5024" style:family="table-cell">
      <style:table-cell-properties fo:border="none" style:writing-mode="lr-tb" style:vertical-align="bottom" fo:padding-top="0in" fo:padding-left="0in" fo:padding-bottom="0in" fo:padding-right="0in"/>
    </style:style>
    <style:style style:name="P5025" style:parent-style-name="Normal" style:family="paragraph">
      <style:paragraph-properties style:line-height-at-least="0in"/>
      <style:text-properties style:font-name="Times New Roman" style:font-name-asian="Times New Roman" fo:font-size="12pt" style:font-size-asian="12pt"/>
    </style:style>
    <style:style style:name="TableCell5026" style:family="table-cell">
      <style:table-cell-properties fo:border="none" fo:background-color="#FFFF00" style:writing-mode="lr-tb" style:vertical-align="bottom" fo:padding-top="0in" fo:padding-left="0in" fo:padding-bottom="0in" fo:padding-right="0in"/>
    </style:style>
    <style:style style:name="P5027" style:parent-style-name="Normal" style:family="paragraph">
      <style:paragraph-properties style:line-height-at-least="0in"/>
      <style:text-properties style:font-name="Verdana" style:font-name-asian="Verdana" fo:font-size="9.5pt" style:font-size-asian="9.5pt" fo:background-color="#FFFF00"/>
    </style:style>
    <style:style style:name="TableCell502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029" style:parent-style-name="Normal" style:family="paragraph">
      <style:paragraph-properties style:line-height-at-least="0in"/>
      <style:text-properties style:font-name="Times New Roman" style:font-name-asian="Times New Roman" fo:font-size="12pt" style:font-size-asian="12pt"/>
    </style:style>
    <style:style style:name="TableRow5030" style:family="table-row">
      <style:table-row-properties style:min-row-height="0.193in" style:use-optimal-row-height="false"/>
    </style:style>
    <style:style style:name="TableCell503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032" style:parent-style-name="Normal" style:family="paragraph">
      <style:paragraph-properties style:line-height-at-least="0in"/>
      <style:text-properties style:font-name="Times New Roman" style:font-name-asian="Times New Roman" fo:font-size="12pt" style:font-size-asian="12pt"/>
    </style:style>
    <style:style style:name="TableCell5033" style:family="table-cell">
      <style:table-cell-properties fo:border="none" style:writing-mode="lr-tb" style:vertical-align="bottom" fo:padding-top="0in" fo:padding-left="0in" fo:padding-bottom="0in" fo:padding-right="0in"/>
    </style:style>
    <style:style style:name="P5034" style:parent-style-name="Normal" style:family="paragraph">
      <style:paragraph-properties style:line-height-at-least="0in"/>
      <style:text-properties style:font-name="Times New Roman" style:font-name-asian="Times New Roman" fo:font-size="12pt" style:font-size-asian="12pt"/>
    </style:style>
    <style:style style:name="TableCell5035" style:family="table-cell">
      <style:table-cell-properties fo:border="none" style:writing-mode="lr-tb" style:vertical-align="bottom" fo:padding-top="0in" fo:padding-left="0in" fo:padding-bottom="0in" fo:padding-right="0in"/>
    </style:style>
    <style:style style:name="P5036" style:parent-style-name="Normal" style:family="paragraph">
      <style:paragraph-properties style:line-height-at-least="0in"/>
      <style:text-properties style:font-name="Verdana" style:font-name-asian="Verdana" fo:font-size="9.5pt" style:font-size-asian="9.5pt"/>
    </style:style>
    <style:style style:name="TableCell5037" style:family="table-cell">
      <style:table-cell-properties fo:border="none" style:writing-mode="lr-tb" style:vertical-align="bottom" fo:padding-top="0in" fo:padding-left="0in" fo:padding-bottom="0in" fo:padding-right="0in"/>
    </style:style>
    <style:style style:name="P5038" style:parent-style-name="Normal" style:family="paragraph">
      <style:paragraph-properties style:line-height-at-least="0in"/>
      <style:text-properties style:font-name="Times New Roman" style:font-name-asian="Times New Roman" fo:font-size="12pt" style:font-size-asian="12pt"/>
    </style:style>
    <style:style style:name="TableCell5039" style:family="table-cell">
      <style:table-cell-properties fo:border="none" style:writing-mode="lr-tb" style:vertical-align="bottom" fo:padding-top="0in" fo:padding-left="0in" fo:padding-bottom="0in" fo:padding-right="0in"/>
    </style:style>
    <style:style style:name="P5040" style:parent-style-name="Normal" style:family="paragraph">
      <style:paragraph-properties style:line-height-at-least="0in"/>
      <style:text-properties style:font-name="Times New Roman" style:font-name-asian="Times New Roman" fo:font-size="12pt" style:font-size-asian="12pt"/>
    </style:style>
    <style:style style:name="TableCell5041" style:family="table-cell">
      <style:table-cell-properties fo:border="none" style:writing-mode="lr-tb" style:vertical-align="bottom" fo:padding-top="0in" fo:padding-left="0in" fo:padding-bottom="0in" fo:padding-right="0in"/>
    </style:style>
    <style:style style:name="P5042" style:parent-style-name="Normal" style:family="paragraph">
      <style:paragraph-properties style:line-height-at-least="0in"/>
      <style:text-properties style:font-name="Times New Roman" style:font-name-asian="Times New Roman" fo:font-size="12pt" style:font-size-asian="12pt"/>
    </style:style>
    <style:style style:name="TableCell5043" style:family="table-cell">
      <style:table-cell-properties fo:border="none" style:writing-mode="lr-tb" style:vertical-align="bottom" fo:padding-top="0in" fo:padding-left="0in" fo:padding-bottom="0in" fo:padding-right="0in"/>
    </style:style>
    <style:style style:name="P5044" style:parent-style-name="Normal" style:family="paragraph">
      <style:paragraph-properties style:line-height-at-least="0in"/>
      <style:text-properties style:font-name="Times New Roman" style:font-name-asian="Times New Roman" fo:font-size="12pt" style:font-size-asian="12pt"/>
    </style:style>
    <style:style style:name="TableCell50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046" style:parent-style-name="Normal" style:family="paragraph">
      <style:paragraph-properties style:line-height-at-least="0in"/>
      <style:text-properties style:font-name="Times New Roman" style:font-name-asian="Times New Roman" fo:font-size="12pt" style:font-size-asian="12pt"/>
    </style:style>
    <style:style style:name="TableCell5047" style:family="table-cell">
      <style:table-cell-properties fo:border="none" style:writing-mode="lr-tb" style:vertical-align="bottom" fo:padding-top="0in" fo:padding-left="0in" fo:padding-bottom="0in" fo:padding-right="0in"/>
    </style:style>
    <style:style style:name="P5048" style:parent-style-name="Normal" style:family="paragraph">
      <style:paragraph-properties style:line-height-at-least="0in"/>
      <style:text-properties style:font-name="Times New Roman" style:font-name-asian="Times New Roman" fo:font-size="12pt" style:font-size-asian="12pt"/>
    </style:style>
    <style:style style:name="TableCell5049" style:family="table-cell">
      <style:table-cell-properties fo:border="none" fo:background-color="#FFFF00" style:writing-mode="lr-tb" style:vertical-align="bottom" fo:padding-top="0in" fo:padding-left="0in" fo:padding-bottom="0in" fo:padding-right="0in"/>
    </style:style>
    <style:style style:name="P5050" style:parent-style-name="Normal" style:family="paragraph">
      <style:paragraph-properties style:line-height-at-least="0in"/>
      <style:text-properties style:font-name="Verdana" style:font-name-asian="Verdana" style:text-scale="96%" fo:font-size="9.5pt" style:font-size-asian="9.5pt" fo:background-color="#FFFF00"/>
    </style:style>
    <style:style style:name="TableCell5051" style:family="table-cell">
      <style:table-cell-properties fo:border="none" style:writing-mode="lr-tb" style:vertical-align="bottom" fo:padding-top="0in" fo:padding-left="0in" fo:padding-bottom="0in" fo:padding-right="0in"/>
    </style:style>
    <style:style style:name="P5052" style:parent-style-name="Normal" style:family="paragraph">
      <style:paragraph-properties style:line-height-at-least="0in"/>
      <style:text-properties style:font-name="Times New Roman" style:font-name-asian="Times New Roman" fo:font-size="12pt" style:font-size-asian="12pt"/>
    </style:style>
    <style:style style:name="TableCell5053" style:family="table-cell">
      <style:table-cell-properties fo:border="none" style:writing-mode="lr-tb" style:vertical-align="bottom" fo:padding-top="0in" fo:padding-left="0in" fo:padding-bottom="0in" fo:padding-right="0in"/>
    </style:style>
    <style:style style:name="P5054" style:parent-style-name="Normal" style:family="paragraph">
      <style:paragraph-properties style:line-height-at-least="0in"/>
      <style:text-properties style:font-name="Times New Roman" style:font-name-asian="Times New Roman" fo:font-size="12pt" style:font-size-asian="12pt"/>
    </style:style>
    <style:style style:name="TableCell5055" style:family="table-cell">
      <style:table-cell-properties fo:border="none" style:writing-mode="lr-tb" style:vertical-align="bottom" fo:padding-top="0in" fo:padding-left="0in" fo:padding-bottom="0in" fo:padding-right="0in"/>
    </style:style>
    <style:style style:name="P5056" style:parent-style-name="Normal" style:family="paragraph">
      <style:paragraph-properties style:line-height-at-least="0in"/>
      <style:text-properties style:font-name="Times New Roman" style:font-name-asian="Times New Roman" fo:font-size="12pt" style:font-size-asian="12pt"/>
    </style:style>
    <style:style style:name="TableCell5057" style:family="table-cell">
      <style:table-cell-properties fo:border="none" style:writing-mode="lr-tb" style:vertical-align="bottom" fo:padding-top="0in" fo:padding-left="0in" fo:padding-bottom="0in" fo:padding-right="0in"/>
    </style:style>
    <style:style style:name="P5058" style:parent-style-name="Normal" style:family="paragraph">
      <style:paragraph-properties style:line-height-at-least="0in"/>
      <style:text-properties style:font-name="Times New Roman" style:font-name-asian="Times New Roman" fo:font-size="12pt" style:font-size-asian="12pt"/>
    </style:style>
    <style:style style:name="TableCell5059" style:family="table-cell">
      <style:table-cell-properties fo:border="none" style:writing-mode="lr-tb" style:vertical-align="bottom" fo:padding-top="0in" fo:padding-left="0in" fo:padding-bottom="0in" fo:padding-right="0in"/>
    </style:style>
    <style:style style:name="P5060" style:parent-style-name="Normal" style:family="paragraph">
      <style:paragraph-properties style:line-height-at-least="0in"/>
      <style:text-properties style:font-name="Times New Roman" style:font-name-asian="Times New Roman" fo:font-size="12pt" style:font-size-asian="12pt"/>
    </style:style>
    <style:style style:name="TableCell5061" style:family="table-cell">
      <style:table-cell-properties fo:border="none" style:writing-mode="lr-tb" style:vertical-align="bottom" fo:padding-top="0in" fo:padding-left="0in" fo:padding-bottom="0in" fo:padding-right="0in"/>
    </style:style>
    <style:style style:name="P5062" style:parent-style-name="Normal" style:family="paragraph">
      <style:paragraph-properties style:line-height-at-least="0in"/>
      <style:text-properties style:font-name="Times New Roman" style:font-name-asian="Times New Roman" fo:font-size="12pt" style:font-size-asian="12pt"/>
    </style:style>
    <style:style style:name="TableCell5063" style:family="table-cell">
      <style:table-cell-properties fo:border="none" style:writing-mode="lr-tb" style:vertical-align="bottom" fo:padding-top="0in" fo:padding-left="0in" fo:padding-bottom="0in" fo:padding-right="0in"/>
    </style:style>
    <style:style style:name="P5064" style:parent-style-name="Normal" style:family="paragraph">
      <style:paragraph-properties style:line-height-at-least="0in"/>
      <style:text-properties style:font-name="Times New Roman" style:font-name-asian="Times New Roman" fo:font-size="12pt" style:font-size-asian="12pt"/>
    </style:style>
    <style:style style:name="TableCell5065" style:family="table-cell">
      <style:table-cell-properties fo:border="none" style:writing-mode="lr-tb" style:vertical-align="bottom" fo:padding-top="0in" fo:padding-left="0in" fo:padding-bottom="0in" fo:padding-right="0in"/>
    </style:style>
    <style:style style:name="P5066" style:parent-style-name="Normal" style:family="paragraph">
      <style:paragraph-properties style:line-height-at-least="0in"/>
      <style:text-properties style:font-name="Times New Roman" style:font-name-asian="Times New Roman" fo:font-size="12pt" style:font-size-asian="12pt"/>
    </style:style>
    <style:style style:name="TableCell5067" style:family="table-cell">
      <style:table-cell-properties fo:border="none" style:writing-mode="lr-tb" style:vertical-align="bottom" fo:padding-top="0in" fo:padding-left="0in" fo:padding-bottom="0in" fo:padding-right="0in"/>
    </style:style>
    <style:style style:name="P5068" style:parent-style-name="Normal" style:family="paragraph">
      <style:paragraph-properties style:line-height-at-least="0in"/>
      <style:text-properties style:font-name="Times New Roman" style:font-name-asian="Times New Roman" fo:font-size="12pt" style:font-size-asian="12pt"/>
    </style:style>
    <style:style style:name="TableCell5069" style:family="table-cell">
      <style:table-cell-properties fo:border="none" style:writing-mode="lr-tb" style:vertical-align="bottom" fo:padding-top="0in" fo:padding-left="0in" fo:padding-bottom="0in" fo:padding-right="0in"/>
    </style:style>
    <style:style style:name="P5070" style:parent-style-name="Normal" style:family="paragraph">
      <style:paragraph-properties style:line-height-at-least="0in"/>
      <style:text-properties style:font-name="Times New Roman" style:font-name-asian="Times New Roman" fo:font-size="12pt" style:font-size-asian="12pt"/>
    </style:style>
    <style:style style:name="TableCell5071" style:family="table-cell">
      <style:table-cell-properties fo:border="none" style:writing-mode="lr-tb" style:vertical-align="bottom" fo:padding-top="0in" fo:padding-left="0in" fo:padding-bottom="0in" fo:padding-right="0in"/>
    </style:style>
    <style:style style:name="P5072" style:parent-style-name="Normal" style:family="paragraph">
      <style:paragraph-properties style:line-height-at-least="0in"/>
      <style:text-properties style:font-name="Times New Roman" style:font-name-asian="Times New Roman" fo:font-size="12pt" style:font-size-asian="12pt"/>
    </style:style>
    <style:style style:name="TableCell5073" style:family="table-cell">
      <style:table-cell-properties fo:border="none" style:writing-mode="lr-tb" style:vertical-align="bottom" fo:padding-top="0in" fo:padding-left="0in" fo:padding-bottom="0in" fo:padding-right="0in"/>
    </style:style>
    <style:style style:name="P5074" style:parent-style-name="Normal" style:family="paragraph">
      <style:paragraph-properties style:line-height-at-least="0in"/>
      <style:text-properties style:font-name="Times New Roman" style:font-name-asian="Times New Roman" fo:font-size="12pt" style:font-size-asian="12pt"/>
    </style:style>
    <style:style style:name="TableCell507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076" style:parent-style-name="Normal" style:family="paragraph">
      <style:paragraph-properties style:line-height-at-least="0in"/>
      <style:text-properties style:font-name="Times New Roman" style:font-name-asian="Times New Roman" fo:font-size="12pt" style:font-size-asian="12pt"/>
    </style:style>
    <style:style style:name="TableRow5077" style:family="table-row">
      <style:table-row-properties style:min-row-height="0.0701in" style:use-optimal-row-height="false"/>
    </style:style>
    <style:style style:name="TableCell507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079" style:parent-style-name="Normal" style:family="paragraph">
      <style:paragraph-properties style:line-height-at-least="0in"/>
      <style:text-properties style:font-name="Times New Roman" style:font-name-asian="Times New Roman" fo:font-size="4pt" style:font-size-asian="4pt"/>
    </style:style>
    <style:style style:name="TableCell508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081" style:parent-style-name="Normal" style:family="paragraph">
      <style:paragraph-properties style:line-height-at-least="0in"/>
      <style:text-properties style:font-name="Times New Roman" style:font-name-asian="Times New Roman" fo:font-size="4pt" style:font-size-asian="4pt"/>
    </style:style>
    <style:style style:name="TableCell508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083" style:parent-style-name="Normal" style:family="paragraph">
      <style:paragraph-properties style:line-height-at-least="0in"/>
      <style:text-properties style:font-name="Times New Roman" style:font-name-asian="Times New Roman" fo:font-size="4pt" style:font-size-asian="4pt"/>
    </style:style>
    <style:style style:name="TableCell508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085" style:parent-style-name="Normal" style:family="paragraph">
      <style:paragraph-properties style:line-height-at-least="0in"/>
      <style:text-properties style:font-name="Times New Roman" style:font-name-asian="Times New Roman" fo:font-size="4pt" style:font-size-asian="4pt"/>
    </style:style>
    <style:style style:name="TableCell508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087" style:parent-style-name="Normal" style:family="paragraph">
      <style:paragraph-properties style:line-height-at-least="0in"/>
      <style:text-properties style:font-name="Times New Roman" style:font-name-asian="Times New Roman" fo:font-size="4pt" style:font-size-asian="4pt"/>
    </style:style>
    <style:style style:name="TableCell508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089" style:parent-style-name="Normal" style:family="paragraph">
      <style:paragraph-properties style:line-height-at-least="0in"/>
      <style:text-properties style:font-name="Times New Roman" style:font-name-asian="Times New Roman" fo:font-size="4pt" style:font-size-asian="4pt"/>
    </style:style>
    <style:style style:name="TableCell509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091" style:parent-style-name="Normal" style:family="paragraph">
      <style:paragraph-properties style:line-height-at-least="0in"/>
      <style:text-properties style:font-name="Times New Roman" style:font-name-asian="Times New Roman" fo:font-size="4pt" style:font-size-asian="4pt"/>
    </style:style>
    <style:style style:name="TableCell509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093" style:parent-style-name="Normal" style:family="paragraph">
      <style:paragraph-properties style:line-height-at-least="0in"/>
      <style:text-properties style:font-name="Times New Roman" style:font-name-asian="Times New Roman" fo:font-size="4pt" style:font-size-asian="4pt"/>
    </style:style>
    <style:style style:name="TableCell509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095" style:parent-style-name="Normal" style:family="paragraph">
      <style:paragraph-properties style:line-height-at-least="0in"/>
      <style:text-properties style:font-name="Times New Roman" style:font-name-asian="Times New Roman" fo:font-size="4pt" style:font-size-asian="4pt"/>
    </style:style>
    <style:style style:name="TableCell509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097" style:parent-style-name="Normal" style:family="paragraph">
      <style:paragraph-properties style:line-height-at-least="0in"/>
      <style:text-properties style:font-name="Times New Roman" style:font-name-asian="Times New Roman" fo:font-size="4pt" style:font-size-asian="4pt"/>
    </style:style>
    <style:style style:name="TableCell509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099" style:parent-style-name="Normal" style:family="paragraph">
      <style:paragraph-properties style:line-height-at-least="0in"/>
      <style:text-properties style:font-name="Times New Roman" style:font-name-asian="Times New Roman" fo:font-size="4pt" style:font-size-asian="4pt"/>
    </style:style>
    <style:style style:name="TableCell510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101" style:parent-style-name="Normal" style:family="paragraph">
      <style:paragraph-properties style:line-height-at-least="0in"/>
      <style:text-properties style:font-name="Times New Roman" style:font-name-asian="Times New Roman" fo:font-size="4pt" style:font-size-asian="4pt"/>
    </style:style>
    <style:style style:name="TableCell510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103" style:parent-style-name="Normal" style:family="paragraph">
      <style:paragraph-properties style:line-height-at-least="0in"/>
      <style:text-properties style:font-name="Times New Roman" style:font-name-asian="Times New Roman" fo:font-size="4pt" style:font-size-asian="4pt"/>
    </style:style>
    <style:style style:name="TableCell510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105" style:parent-style-name="Normal" style:family="paragraph">
      <style:paragraph-properties style:line-height-at-least="0in"/>
      <style:text-properties style:font-name="Times New Roman" style:font-name-asian="Times New Roman" fo:font-size="4pt" style:font-size-asian="4pt"/>
    </style:style>
    <style:style style:name="TableCell510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107" style:parent-style-name="Normal" style:family="paragraph">
      <style:paragraph-properties style:line-height-at-least="0in"/>
      <style:text-properties style:font-name="Times New Roman" style:font-name-asian="Times New Roman" fo:font-size="4pt" style:font-size-asian="4pt"/>
    </style:style>
    <style:style style:name="TableCell510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109" style:parent-style-name="Normal" style:family="paragraph">
      <style:paragraph-properties style:line-height-at-least="0in"/>
      <style:text-properties style:font-name="Times New Roman" style:font-name-asian="Times New Roman" fo:font-size="4pt" style:font-size-asian="4pt"/>
    </style:style>
    <style:style style:name="TableCell511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111" style:parent-style-name="Normal" style:family="paragraph">
      <style:paragraph-properties style:line-height-at-least="0in"/>
      <style:text-properties style:font-name="Times New Roman" style:font-name-asian="Times New Roman" fo:font-size="4pt" style:font-size-asian="4pt"/>
    </style:style>
    <style:style style:name="TableCell511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113" style:parent-style-name="Normal" style:family="paragraph">
      <style:paragraph-properties style:line-height-at-least="0in"/>
      <style:text-properties style:font-name="Times New Roman" style:font-name-asian="Times New Roman" fo:font-size="4pt" style:font-size-asian="4pt"/>
    </style:style>
    <style:style style:name="TableCell511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115" style:parent-style-name="Normal" style:family="paragraph">
      <style:paragraph-properties style:line-height-at-least="0in"/>
      <style:text-properties style:font-name="Times New Roman" style:font-name-asian="Times New Roman" fo:font-size="4pt" style:font-size-asian="4pt"/>
    </style:style>
    <style:style style:name="TableCell511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117" style:parent-style-name="Normal" style:family="paragraph">
      <style:paragraph-properties style:line-height-at-least="0in"/>
      <style:text-properties style:font-name="Times New Roman" style:font-name-asian="Times New Roman" fo:font-size="4pt" style:font-size-asian="4pt"/>
    </style:style>
    <style:style style:name="TableCell511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119" style:parent-style-name="Normal" style:family="paragraph">
      <style:paragraph-properties style:line-height-at-least="0in"/>
      <style:text-properties style:font-name="Times New Roman" style:font-name-asian="Times New Roman" fo:font-size="4pt" style:font-size-asian="4pt"/>
    </style:style>
    <style:style style:name="TableRow5120" style:family="table-row">
      <style:table-row-properties style:min-row-height="0.0597in" style:use-optimal-row-height="false"/>
    </style:style>
    <style:style style:name="TableCell512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122" style:parent-style-name="Normal" style:family="paragraph">
      <style:paragraph-properties style:line-height-at-least="0in"/>
      <style:text-properties style:font-name="Times New Roman" style:font-name-asian="Times New Roman" fo:font-size="3.5pt" style:font-size-asian="3.5pt"/>
    </style:style>
    <style:style style:name="TableCell5123" style:family="table-cell">
      <style:table-cell-properties fo:border="none" style:writing-mode="lr-tb" style:vertical-align="bottom" fo:padding-top="0in" fo:padding-left="0in" fo:padding-bottom="0in" fo:padding-right="0in"/>
    </style:style>
    <style:style style:name="P5124" style:parent-style-name="Normal" style:family="paragraph">
      <style:paragraph-properties style:line-height-at-least="0in"/>
      <style:text-properties style:font-name="Times New Roman" style:font-name-asian="Times New Roman" fo:font-size="3.5pt" style:font-size-asian="3.5pt"/>
    </style:style>
    <style:style style:name="TableCell5125" style:family="table-cell">
      <style:table-cell-properties fo:border="none" style:writing-mode="lr-tb" style:vertical-align="bottom" fo:padding-top="0in" fo:padding-left="0in" fo:padding-bottom="0in" fo:padding-right="0in"/>
    </style:style>
    <style:style style:name="P5126" style:parent-style-name="Normal" style:family="paragraph">
      <style:paragraph-properties style:line-height-at-least="0in"/>
      <style:text-properties style:font-name="Times New Roman" style:font-name-asian="Times New Roman" fo:font-size="3.5pt" style:font-size-asian="3.5pt"/>
    </style:style>
    <style:style style:name="TableCell5127" style:family="table-cell">
      <style:table-cell-properties fo:border="none" style:writing-mode="lr-tb" style:vertical-align="bottom" fo:padding-top="0in" fo:padding-left="0in" fo:padding-bottom="0in" fo:padding-right="0in"/>
    </style:style>
    <style:style style:name="P5128" style:parent-style-name="Normal" style:family="paragraph">
      <style:paragraph-properties style:line-height-at-least="0in"/>
      <style:text-properties style:font-name="Times New Roman" style:font-name-asian="Times New Roman" fo:font-size="3.5pt" style:font-size-asian="3.5pt"/>
    </style:style>
    <style:style style:name="TableCell5129" style:family="table-cell">
      <style:table-cell-properties fo:border="none" style:writing-mode="lr-tb" style:vertical-align="bottom" fo:padding-top="0in" fo:padding-left="0in" fo:padding-bottom="0in" fo:padding-right="0in"/>
    </style:style>
    <style:style style:name="P5130" style:parent-style-name="Normal" style:family="paragraph">
      <style:paragraph-properties style:line-height-at-least="0in"/>
      <style:text-properties style:font-name="Times New Roman" style:font-name-asian="Times New Roman" fo:font-size="3.5pt" style:font-size-asian="3.5pt"/>
    </style:style>
    <style:style style:name="TableCell5131" style:family="table-cell">
      <style:table-cell-properties fo:border="none" style:writing-mode="lr-tb" style:vertical-align="bottom" fo:padding-top="0in" fo:padding-left="0in" fo:padding-bottom="0in" fo:padding-right="0in"/>
    </style:style>
    <style:style style:name="P5132" style:parent-style-name="Normal" style:family="paragraph">
      <style:paragraph-properties style:line-height-at-least="0in"/>
      <style:text-properties style:font-name="Times New Roman" style:font-name-asian="Times New Roman" fo:font-size="3.5pt" style:font-size-asian="3.5pt"/>
    </style:style>
    <style:style style:name="TableCell5133" style:family="table-cell">
      <style:table-cell-properties fo:border="none" style:writing-mode="lr-tb" style:vertical-align="bottom" fo:padding-top="0in" fo:padding-left="0in" fo:padding-bottom="0in" fo:padding-right="0in"/>
    </style:style>
    <style:style style:name="P5134" style:parent-style-name="Normal" style:family="paragraph">
      <style:paragraph-properties style:line-height-at-least="0in"/>
      <style:text-properties style:font-name="Times New Roman" style:font-name-asian="Times New Roman" fo:font-size="3.5pt" style:font-size-asian="3.5pt"/>
    </style:style>
    <style:style style:name="TableCell513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136" style:parent-style-name="Normal" style:family="paragraph">
      <style:paragraph-properties style:line-height-at-least="0in"/>
      <style:text-properties style:font-name="Times New Roman" style:font-name-asian="Times New Roman" fo:font-size="3.5pt" style:font-size-asian="3.5pt"/>
    </style:style>
    <style:style style:name="TableCell5137" style:family="table-cell">
      <style:table-cell-properties fo:border="none" style:writing-mode="lr-tb" style:vertical-align="bottom" fo:padding-top="0in" fo:padding-left="0in" fo:padding-bottom="0in" fo:padding-right="0in"/>
    </style:style>
    <style:style style:name="P5138" style:parent-style-name="Normal" style:family="paragraph">
      <style:paragraph-properties style:line-height-at-least="0in"/>
      <style:text-properties style:font-name="Times New Roman" style:font-name-asian="Times New Roman" fo:font-size="3.5pt" style:font-size-asian="3.5pt"/>
    </style:style>
    <style:style style:name="TableCell5139" style:family="table-cell">
      <style:table-cell-properties fo:border="none" style:writing-mode="lr-tb" style:vertical-align="bottom" fo:padding-top="0in" fo:padding-left="0in" fo:padding-bottom="0in" fo:padding-right="0in"/>
    </style:style>
    <style:style style:name="P5140" style:parent-style-name="Normal" style:family="paragraph">
      <style:paragraph-properties style:line-height-at-least="0in"/>
      <style:text-properties style:font-name="Times New Roman" style:font-name-asian="Times New Roman" fo:font-size="3.5pt" style:font-size-asian="3.5pt"/>
    </style:style>
    <style:style style:name="TableCell5141" style:family="table-cell">
      <style:table-cell-properties fo:border="none" style:writing-mode="lr-tb" style:vertical-align="bottom" fo:padding-top="0in" fo:padding-left="0in" fo:padding-bottom="0in" fo:padding-right="0in"/>
    </style:style>
    <style:style style:name="P5142" style:parent-style-name="Normal" style:family="paragraph">
      <style:paragraph-properties style:line-height-at-least="0in"/>
      <style:text-properties style:font-name="Times New Roman" style:font-name-asian="Times New Roman" fo:font-size="3.5pt" style:font-size-asian="3.5pt"/>
    </style:style>
    <style:style style:name="TableCell5143" style:family="table-cell">
      <style:table-cell-properties fo:border="none" style:writing-mode="lr-tb" style:vertical-align="bottom" fo:padding-top="0in" fo:padding-left="0in" fo:padding-bottom="0in" fo:padding-right="0in"/>
    </style:style>
    <style:style style:name="P5144" style:parent-style-name="Normal" style:family="paragraph">
      <style:paragraph-properties style:line-height-at-least="0in"/>
      <style:text-properties style:font-name="Times New Roman" style:font-name-asian="Times New Roman" fo:font-size="3.5pt" style:font-size-asian="3.5pt"/>
    </style:style>
    <style:style style:name="TableCell5145" style:family="table-cell">
      <style:table-cell-properties fo:border="none" style:writing-mode="lr-tb" style:vertical-align="bottom" fo:padding-top="0in" fo:padding-left="0in" fo:padding-bottom="0in" fo:padding-right="0in"/>
    </style:style>
    <style:style style:name="P5146" style:parent-style-name="Normal" style:family="paragraph">
      <style:paragraph-properties style:line-height-at-least="0in"/>
      <style:text-properties style:font-name="Times New Roman" style:font-name-asian="Times New Roman" fo:font-size="3.5pt" style:font-size-asian="3.5pt"/>
    </style:style>
    <style:style style:name="TableCell5147" style:family="table-cell">
      <style:table-cell-properties fo:border="none" style:writing-mode="lr-tb" style:vertical-align="bottom" fo:padding-top="0in" fo:padding-left="0in" fo:padding-bottom="0in" fo:padding-right="0in"/>
    </style:style>
    <style:style style:name="P5148" style:parent-style-name="Normal" style:family="paragraph">
      <style:paragraph-properties style:line-height-at-least="0in"/>
      <style:text-properties style:font-name="Times New Roman" style:font-name-asian="Times New Roman" fo:font-size="3.5pt" style:font-size-asian="3.5pt"/>
    </style:style>
    <style:style style:name="TableCell5149" style:family="table-cell">
      <style:table-cell-properties fo:border="none" style:writing-mode="lr-tb" style:vertical-align="bottom" fo:padding-top="0in" fo:padding-left="0in" fo:padding-bottom="0in" fo:padding-right="0in"/>
    </style:style>
    <style:style style:name="P5150" style:parent-style-name="Normal" style:family="paragraph">
      <style:paragraph-properties style:line-height-at-least="0in"/>
      <style:text-properties style:font-name="Times New Roman" style:font-name-asian="Times New Roman" fo:font-size="3.5pt" style:font-size-asian="3.5pt"/>
    </style:style>
    <style:style style:name="TableCell5151" style:family="table-cell">
      <style:table-cell-properties fo:border="none" style:writing-mode="lr-tb" style:vertical-align="bottom" fo:padding-top="0in" fo:padding-left="0in" fo:padding-bottom="0in" fo:padding-right="0in"/>
    </style:style>
    <style:style style:name="P5152" style:parent-style-name="Normal" style:family="paragraph">
      <style:paragraph-properties style:line-height-at-least="0in"/>
      <style:text-properties style:font-name="Times New Roman" style:font-name-asian="Times New Roman" fo:font-size="3.5pt" style:font-size-asian="3.5pt"/>
    </style:style>
    <style:style style:name="TableCell5153" style:family="table-cell">
      <style:table-cell-properties fo:border="none" style:writing-mode="lr-tb" style:vertical-align="bottom" fo:padding-top="0in" fo:padding-left="0in" fo:padding-bottom="0in" fo:padding-right="0in"/>
    </style:style>
    <style:style style:name="P5154" style:parent-style-name="Normal" style:family="paragraph">
      <style:paragraph-properties style:line-height-at-least="0in"/>
      <style:text-properties style:font-name="Times New Roman" style:font-name-asian="Times New Roman" fo:font-size="3.5pt" style:font-size-asian="3.5pt"/>
    </style:style>
    <style:style style:name="TableCell5155" style:family="table-cell">
      <style:table-cell-properties fo:border="none" style:writing-mode="lr-tb" style:vertical-align="bottom" fo:padding-top="0in" fo:padding-left="0in" fo:padding-bottom="0in" fo:padding-right="0in"/>
    </style:style>
    <style:style style:name="P5156" style:parent-style-name="Normal" style:family="paragraph">
      <style:paragraph-properties style:line-height-at-least="0in"/>
      <style:text-properties style:font-name="Times New Roman" style:font-name-asian="Times New Roman" fo:font-size="3.5pt" style:font-size-asian="3.5pt"/>
    </style:style>
    <style:style style:name="TableCell5157" style:family="table-cell">
      <style:table-cell-properties fo:border="none" style:writing-mode="lr-tb" style:vertical-align="bottom" fo:padding-top="0in" fo:padding-left="0in" fo:padding-bottom="0in" fo:padding-right="0in"/>
    </style:style>
    <style:style style:name="P5158" style:parent-style-name="Normal" style:family="paragraph">
      <style:paragraph-properties style:line-height-at-least="0in"/>
      <style:text-properties style:font-name="Times New Roman" style:font-name-asian="Times New Roman" fo:font-size="3.5pt" style:font-size-asian="3.5pt"/>
    </style:style>
    <style:style style:name="TableCell5159" style:family="table-cell">
      <style:table-cell-properties fo:border="none" style:writing-mode="lr-tb" style:vertical-align="bottom" fo:padding-top="0in" fo:padding-left="0in" fo:padding-bottom="0in" fo:padding-right="0in"/>
    </style:style>
    <style:style style:name="P5160" style:parent-style-name="Normal" style:family="paragraph">
      <style:paragraph-properties style:line-height-at-least="0in"/>
      <style:text-properties style:font-name="Times New Roman" style:font-name-asian="Times New Roman" fo:font-size="3.5pt" style:font-size-asian="3.5pt"/>
    </style:style>
    <style:style style:name="TableCell5161" style:family="table-cell">
      <style:table-cell-properties fo:border="none" style:writing-mode="lr-tb" style:vertical-align="bottom" fo:padding-top="0in" fo:padding-left="0in" fo:padding-bottom="0in" fo:padding-right="0in"/>
    </style:style>
    <style:style style:name="P5162" style:parent-style-name="Normal" style:family="paragraph">
      <style:paragraph-properties style:line-height-at-least="0in"/>
      <style:text-properties style:font-name="Times New Roman" style:font-name-asian="Times New Roman" fo:font-size="3.5pt" style:font-size-asian="3.5pt"/>
    </style:style>
    <style:style style:name="TableCell5163" style:family="table-cell">
      <style:table-cell-properties fo:border="none" style:writing-mode="lr-tb" style:vertical-align="bottom" fo:padding-top="0in" fo:padding-left="0in" fo:padding-bottom="0in" fo:padding-right="0in"/>
    </style:style>
    <style:style style:name="P5164" style:parent-style-name="Normal" style:family="paragraph">
      <style:paragraph-properties style:line-height-at-least="0in"/>
      <style:text-properties style:font-name="Times New Roman" style:font-name-asian="Times New Roman" fo:font-size="3.5pt" style:font-size-asian="3.5pt"/>
    </style:style>
    <style:style style:name="TableCell5165" style:family="table-cell">
      <style:table-cell-properties fo:border="none" style:writing-mode="lr-tb" style:vertical-align="bottom" fo:padding-top="0in" fo:padding-left="0in" fo:padding-bottom="0in" fo:padding-right="0in"/>
    </style:style>
    <style:style style:name="P5166" style:parent-style-name="Normal" style:family="paragraph">
      <style:paragraph-properties style:line-height-at-least="0in"/>
      <style:text-properties style:font-name="Times New Roman" style:font-name-asian="Times New Roman" fo:font-size="3.5pt" style:font-size-asian="3.5pt"/>
    </style:style>
    <style:style style:name="TableCell5167" style:family="table-cell">
      <style:table-cell-properties fo:border="none" style:writing-mode="lr-tb" style:vertical-align="bottom" fo:padding-top="0in" fo:padding-left="0in" fo:padding-bottom="0in" fo:padding-right="0in"/>
    </style:style>
    <style:style style:name="P5168" style:parent-style-name="Normal" style:family="paragraph">
      <style:paragraph-properties style:line-height-at-least="0in"/>
      <style:text-properties style:font-name="Times New Roman" style:font-name-asian="Times New Roman" fo:font-size="3.5pt" style:font-size-asian="3.5pt"/>
    </style:style>
    <style:style style:name="TableCell5169" style:family="table-cell">
      <style:table-cell-properties fo:border="none" style:writing-mode="lr-tb" style:vertical-align="bottom" fo:padding-top="0in" fo:padding-left="0in" fo:padding-bottom="0in" fo:padding-right="0in"/>
    </style:style>
    <style:style style:name="P5170" style:parent-style-name="Normal" style:family="paragraph">
      <style:paragraph-properties style:line-height-at-least="0in"/>
      <style:text-properties style:font-name="Times New Roman" style:font-name-asian="Times New Roman" fo:font-size="3.5pt" style:font-size-asian="3.5pt"/>
    </style:style>
    <style:style style:name="TableCell5171" style:family="table-cell">
      <style:table-cell-properties fo:border="none" style:writing-mode="lr-tb" style:vertical-align="bottom" fo:padding-top="0in" fo:padding-left="0in" fo:padding-bottom="0in" fo:padding-right="0in"/>
    </style:style>
    <style:style style:name="P5172" style:parent-style-name="Normal" style:family="paragraph">
      <style:paragraph-properties style:line-height-at-least="0in"/>
      <style:text-properties style:font-name="Times New Roman" style:font-name-asian="Times New Roman" fo:font-size="3.5pt" style:font-size-asian="3.5pt"/>
    </style:style>
    <style:style style:name="TableCell517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174" style:parent-style-name="Normal" style:family="paragraph">
      <style:paragraph-properties style:line-height-at-least="0in"/>
      <style:text-properties style:font-name="Times New Roman" style:font-name-asian="Times New Roman" fo:font-size="3.5pt" style:font-size-asian="3.5pt"/>
    </style:style>
    <style:style style:name="TableRow5175" style:family="table-row">
      <style:table-row-properties style:min-row-height="0.193in" style:use-optimal-row-height="false"/>
    </style:style>
    <style:style style:name="TableCell517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177" style:parent-style-name="Normal" style:family="paragraph">
      <style:paragraph-properties style:line-height-at-least="0in" fo:margin-left="0.0833in">
        <style:tab-stops/>
      </style:paragraph-properties>
    </style:style>
    <style:style style:name="T5178" style:parent-style-name="DefaultParagraphFont" style:family="text">
      <style:text-properties style:font-name="Verdana" style:font-name-asian="Verdana" fo:font-size="9.5pt" style:font-size-asian="9.5pt"/>
    </style:style>
    <style:style style:name="T5179" style:parent-style-name="DefaultParagraphFont" style:family="text">
      <style:text-properties style:font-name="Verdana" style:font-name-asian="Verdana" fo:font-size="9.5pt" style:font-size-asian="9.5pt"/>
    </style:style>
    <style:style style:name="TableCell5180" style:family="table-cell">
      <style:table-cell-properties fo:border="none" style:writing-mode="lr-tb" style:vertical-align="bottom" fo:padding-top="0in" fo:padding-left="0in" fo:padding-bottom="0in" fo:padding-right="0in"/>
    </style:style>
    <style:style style:name="P5181" style:parent-style-name="Normal" style:family="paragraph">
      <style:paragraph-properties style:line-height-at-least="0in"/>
      <style:text-properties style:font-name="Times New Roman" style:font-name-asian="Times New Roman" fo:font-size="12pt" style:font-size-asian="12pt"/>
    </style:style>
    <style:style style:name="TableCell5182" style:family="table-cell">
      <style:table-cell-properties fo:border="none" style:writing-mode="lr-tb" style:vertical-align="bottom" fo:padding-top="0in" fo:padding-left="0in" fo:padding-bottom="0in" fo:padding-right="0in"/>
    </style:style>
    <style:style style:name="P5183" style:parent-style-name="Normal" style:family="paragraph">
      <style:paragraph-properties style:line-height-at-least="0in"/>
      <style:text-properties style:font-name="Verdana" style:font-name-asian="Verdana" fo:font-size="9.5pt" style:font-size-asian="9.5pt"/>
    </style:style>
    <style:style style:name="TableCell5184" style:family="table-cell">
      <style:table-cell-properties fo:border="none" style:writing-mode="lr-tb" style:vertical-align="bottom" fo:padding-top="0in" fo:padding-left="0in" fo:padding-bottom="0in" fo:padding-right="0in"/>
    </style:style>
    <style:style style:name="P5185" style:parent-style-name="Normal" style:family="paragraph">
      <style:paragraph-properties style:line-height-at-least="0in"/>
      <style:text-properties style:font-name="Times New Roman" style:font-name-asian="Times New Roman" fo:font-size="12pt" style:font-size-asian="12pt"/>
    </style:style>
    <style:style style:name="TableCell5186" style:family="table-cell">
      <style:table-cell-properties fo:border="none" style:writing-mode="lr-tb" style:vertical-align="bottom" fo:padding-top="0in" fo:padding-left="0in" fo:padding-bottom="0in" fo:padding-right="0in"/>
    </style:style>
    <style:style style:name="P5187" style:parent-style-name="Normal" style:family="paragraph">
      <style:paragraph-properties style:line-height-at-least="0in"/>
      <style:text-properties style:font-name="Times New Roman" style:font-name-asian="Times New Roman" fo:font-size="12pt" style:font-size-asian="12pt"/>
    </style:style>
    <style:style style:name="TableCell5188" style:family="table-cell">
      <style:table-cell-properties fo:border="none" style:writing-mode="lr-tb" style:vertical-align="bottom" fo:padding-top="0in" fo:padding-left="0in" fo:padding-bottom="0in" fo:padding-right="0in"/>
    </style:style>
    <style:style style:name="P5189" style:parent-style-name="Normal" style:family="paragraph">
      <style:paragraph-properties fo:text-align="end" style:line-height-at-least="0in"/>
      <style:text-properties style:font-name="Verdana" style:font-name-asian="Verdana" fo:font-size="9.5pt" style:font-size-asian="9.5pt"/>
    </style:style>
    <style:style style:name="TableCell519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191" style:parent-style-name="Normal" style:family="paragraph">
      <style:paragraph-properties style:line-height-at-least="0in"/>
      <style:text-properties style:font-name="Times New Roman" style:font-name-asian="Times New Roman" fo:font-size="12pt" style:font-size-asian="12pt"/>
    </style:style>
    <style:style style:name="TableCell5192" style:family="table-cell">
      <style:table-cell-properties fo:border="none" style:writing-mode="lr-tb" style:vertical-align="bottom" fo:padding-top="0in" fo:padding-left="0in" fo:padding-bottom="0in" fo:padding-right="0in"/>
    </style:style>
    <style:style style:name="P5193" style:parent-style-name="Normal" style:family="paragraph">
      <style:paragraph-properties style:line-height-at-least="0in"/>
      <style:text-properties style:font-name="Times New Roman" style:font-name-asian="Times New Roman" fo:font-size="12pt" style:font-size-asian="12pt"/>
    </style:style>
    <style:style style:name="TableCell5194" style:family="table-cell">
      <style:table-cell-properties fo:border="none" fo:background-color="#FFFF00" style:writing-mode="lr-tb" style:vertical-align="bottom" fo:padding-top="0in" fo:padding-left="0in" fo:padding-bottom="0in" fo:padding-right="0in"/>
    </style:style>
    <style:style style:name="P5195" style:parent-style-name="Normal" style:family="paragraph">
      <style:paragraph-properties style:line-height-at-least="0in"/>
      <style:text-properties style:font-name="Verdana" style:font-name-asian="Verdana" style:text-scale="97%" fo:font-size="9.5pt" style:font-size-asian="9.5pt" fo:background-color="#FFFF00"/>
    </style:style>
    <style:style style:name="TableCell5196" style:family="table-cell">
      <style:table-cell-properties fo:border="none" style:writing-mode="lr-tb" style:vertical-align="bottom" fo:padding-top="0in" fo:padding-left="0in" fo:padding-bottom="0in" fo:padding-right="0in"/>
    </style:style>
    <style:style style:name="P5197" style:parent-style-name="Normal" style:family="paragraph">
      <style:paragraph-properties style:line-height-at-least="0in"/>
      <style:text-properties style:font-name="Times New Roman" style:font-name-asian="Times New Roman" fo:font-size="12pt" style:font-size-asian="12pt"/>
    </style:style>
    <style:style style:name="TableCell5198" style:family="table-cell">
      <style:table-cell-properties fo:border="none" style:writing-mode="lr-tb" style:vertical-align="bottom" fo:padding-top="0in" fo:padding-left="0in" fo:padding-bottom="0in" fo:padding-right="0in"/>
    </style:style>
    <style:style style:name="P5199" style:parent-style-name="Normal" style:family="paragraph">
      <style:paragraph-properties style:line-height-at-least="0in"/>
      <style:text-properties style:font-name="Times New Roman" style:font-name-asian="Times New Roman" fo:font-size="12pt" style:font-size-asian="12pt"/>
    </style:style>
    <style:style style:name="TableCell5200" style:family="table-cell">
      <style:table-cell-properties fo:border="none" style:writing-mode="lr-tb" style:vertical-align="bottom" fo:padding-top="0in" fo:padding-left="0in" fo:padding-bottom="0in" fo:padding-right="0in"/>
    </style:style>
    <style:style style:name="P5201" style:parent-style-name="Normal" style:family="paragraph">
      <style:paragraph-properties style:line-height-at-least="0in"/>
      <style:text-properties style:font-name="Times New Roman" style:font-name-asian="Times New Roman" fo:font-size="12pt" style:font-size-asian="12pt"/>
    </style:style>
    <style:style style:name="TableCell5202" style:family="table-cell">
      <style:table-cell-properties fo:border="none" style:writing-mode="lr-tb" style:vertical-align="bottom" fo:padding-top="0in" fo:padding-left="0in" fo:padding-bottom="0in" fo:padding-right="0in"/>
    </style:style>
    <style:style style:name="P5203" style:parent-style-name="Normal" style:family="paragraph">
      <style:paragraph-properties style:line-height-at-least="0in"/>
      <style:text-properties style:font-name="Times New Roman" style:font-name-asian="Times New Roman" fo:font-size="12pt" style:font-size-asian="12pt"/>
    </style:style>
    <style:style style:name="TableCell5204" style:family="table-cell">
      <style:table-cell-properties fo:border="none" style:writing-mode="lr-tb" style:vertical-align="bottom" fo:padding-top="0in" fo:padding-left="0in" fo:padding-bottom="0in" fo:padding-right="0in"/>
    </style:style>
    <style:style style:name="P5205" style:parent-style-name="Normal" style:family="paragraph">
      <style:paragraph-properties style:line-height-at-least="0in"/>
      <style:text-properties style:font-name="Times New Roman" style:font-name-asian="Times New Roman" fo:font-size="12pt" style:font-size-asian="12pt"/>
    </style:style>
    <style:style style:name="TableCell5206" style:family="table-cell">
      <style:table-cell-properties fo:border="none" style:writing-mode="lr-tb" style:vertical-align="bottom" fo:padding-top="0in" fo:padding-left="0in" fo:padding-bottom="0in" fo:padding-right="0in"/>
    </style:style>
    <style:style style:name="P5207" style:parent-style-name="Normal" style:family="paragraph">
      <style:paragraph-properties style:line-height-at-least="0in"/>
      <style:text-properties style:font-name="Times New Roman" style:font-name-asian="Times New Roman" fo:font-size="12pt" style:font-size-asian="12pt"/>
    </style:style>
    <style:style style:name="TableCell5208" style:family="table-cell">
      <style:table-cell-properties fo:border="none" style:writing-mode="lr-tb" style:vertical-align="bottom" fo:padding-top="0in" fo:padding-left="0in" fo:padding-bottom="0in" fo:padding-right="0in"/>
    </style:style>
    <style:style style:name="P5209" style:parent-style-name="Normal" style:family="paragraph">
      <style:paragraph-properties style:line-height-at-least="0in"/>
      <style:text-properties style:font-name="Times New Roman" style:font-name-asian="Times New Roman" fo:font-size="12pt" style:font-size-asian="12pt"/>
    </style:style>
    <style:style style:name="TableCell5210" style:family="table-cell">
      <style:table-cell-properties fo:border="none" style:writing-mode="lr-tb" style:vertical-align="bottom" fo:padding-top="0in" fo:padding-left="0in" fo:padding-bottom="0in" fo:padding-right="0in"/>
    </style:style>
    <style:style style:name="P5211" style:parent-style-name="Normal" style:family="paragraph">
      <style:paragraph-properties style:line-height-at-least="0in"/>
      <style:text-properties style:font-name="Times New Roman" style:font-name-asian="Times New Roman" fo:font-size="12pt" style:font-size-asian="12pt"/>
    </style:style>
    <style:style style:name="TableCell5212" style:family="table-cell">
      <style:table-cell-properties fo:border="none" style:writing-mode="lr-tb" style:vertical-align="bottom" fo:padding-top="0in" fo:padding-left="0in" fo:padding-bottom="0in" fo:padding-right="0in"/>
    </style:style>
    <style:style style:name="P5213" style:parent-style-name="Normal" style:family="paragraph">
      <style:paragraph-properties style:line-height-at-least="0in"/>
      <style:text-properties style:font-name="Times New Roman" style:font-name-asian="Times New Roman" fo:font-size="12pt" style:font-size-asian="12pt"/>
    </style:style>
    <style:style style:name="TableCell5214" style:family="table-cell">
      <style:table-cell-properties fo:border="none" style:writing-mode="lr-tb" style:vertical-align="bottom" fo:padding-top="0in" fo:padding-left="0in" fo:padding-bottom="0in" fo:padding-right="0in"/>
    </style:style>
    <style:style style:name="P5215" style:parent-style-name="Normal" style:family="paragraph">
      <style:paragraph-properties style:line-height-at-least="0in"/>
      <style:text-properties style:font-name="Times New Roman" style:font-name-asian="Times New Roman" fo:font-size="12pt" style:font-size-asian="12pt"/>
    </style:style>
    <style:style style:name="TableCell5216" style:family="table-cell">
      <style:table-cell-properties fo:border="none" style:writing-mode="lr-tb" style:vertical-align="bottom" fo:padding-top="0in" fo:padding-left="0in" fo:padding-bottom="0in" fo:padding-right="0in"/>
    </style:style>
    <style:style style:name="P5217" style:parent-style-name="Normal" style:family="paragraph">
      <style:paragraph-properties style:line-height-at-least="0in"/>
      <style:text-properties style:font-name="Times New Roman" style:font-name-asian="Times New Roman" fo:font-size="12pt" style:font-size-asian="12pt"/>
    </style:style>
    <style:style style:name="TableCell5218" style:family="table-cell">
      <style:table-cell-properties fo:border="none" style:writing-mode="lr-tb" style:vertical-align="bottom" fo:padding-top="0in" fo:padding-left="0in" fo:padding-bottom="0in" fo:padding-right="0in"/>
    </style:style>
    <style:style style:name="P5219" style:parent-style-name="Normal" style:family="paragraph">
      <style:paragraph-properties style:line-height-at-least="0in"/>
      <style:text-properties style:font-name="Times New Roman" style:font-name-asian="Times New Roman" fo:font-size="12pt" style:font-size-asian="12pt"/>
    </style:style>
    <style:style style:name="TableCell522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21" style:parent-style-name="Normal" style:family="paragraph">
      <style:paragraph-properties style:line-height-at-least="0in"/>
      <style:text-properties style:font-name="Times New Roman" style:font-name-asian="Times New Roman" fo:font-size="12pt" style:font-size-asian="12pt"/>
    </style:style>
    <style:style style:name="TableRow5222" style:family="table-row">
      <style:table-row-properties style:min-row-height="0.0701in" style:use-optimal-row-height="false"/>
    </style:style>
    <style:style style:name="TableCell522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224" style:parent-style-name="Normal" style:family="paragraph">
      <style:paragraph-properties style:line-height-at-least="0in"/>
      <style:text-properties style:font-name="Times New Roman" style:font-name-asian="Times New Roman" fo:font-size="4pt" style:font-size-asian="4pt"/>
    </style:style>
    <style:style style:name="TableCell5225" style:family="table-cell">
      <style:table-cell-properties fo:border="none" style:writing-mode="lr-tb" style:vertical-align="bottom" fo:padding-top="0in" fo:padding-left="0in" fo:padding-bottom="0in" fo:padding-right="0in"/>
    </style:style>
    <style:style style:name="P5226" style:parent-style-name="Normal" style:family="paragraph">
      <style:paragraph-properties style:line-height-at-least="0in"/>
      <style:text-properties style:font-name="Times New Roman" style:font-name-asian="Times New Roman" fo:font-size="4pt" style:font-size-asian="4pt"/>
    </style:style>
    <style:style style:name="TableCell5227" style:family="table-cell">
      <style:table-cell-properties fo:border="none" style:writing-mode="lr-tb" style:vertical-align="bottom" fo:padding-top="0in" fo:padding-left="0in" fo:padding-bottom="0in" fo:padding-right="0in"/>
    </style:style>
    <style:style style:name="P5228" style:parent-style-name="Normal" style:family="paragraph">
      <style:paragraph-properties style:line-height-at-least="0in"/>
      <style:text-properties style:font-name="Verdana" style:font-name-asian="Verdana" fo:font-size="9.5pt" style:font-size-asian="9.5pt"/>
    </style:style>
    <style:style style:name="TableCell5229" style:family="table-cell">
      <style:table-cell-properties fo:border="none" style:writing-mode="lr-tb" style:vertical-align="bottom" fo:padding-top="0in" fo:padding-left="0in" fo:padding-bottom="0in" fo:padding-right="0in"/>
    </style:style>
    <style:style style:name="P5230" style:parent-style-name="Normal" style:family="paragraph">
      <style:paragraph-properties style:line-height-at-least="0in" fo:margin-left="0.0277in">
        <style:tab-stops/>
      </style:paragraph-properties>
      <style:text-properties style:font-name="Verdana" style:font-name-asian="Verdana" fo:font-size="9.5pt" style:font-size-asian="9.5pt"/>
    </style:style>
    <style:style style:name="TableCell5231" style:family="table-cell">
      <style:table-cell-properties fo:border="none" style:writing-mode="lr-tb" style:vertical-align="bottom" fo:padding-top="0in" fo:padding-left="0in" fo:padding-bottom="0in" fo:padding-right="0in"/>
    </style:style>
    <style:style style:name="P5232" style:parent-style-name="Normal" style:family="paragraph">
      <style:paragraph-properties fo:text-align="end" style:line-height-at-least="0in"/>
      <style:text-properties style:font-name="Verdana" style:font-name-asian="Verdana" fo:font-size="9.5pt" style:font-size-asian="9.5pt"/>
    </style:style>
    <style:style style:name="TableCell52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34" style:parent-style-name="Normal" style:family="paragraph">
      <style:paragraph-properties style:line-height-at-least="0in"/>
      <style:text-properties style:font-name="Times New Roman" style:font-name-asian="Times New Roman" fo:font-size="4pt" style:font-size-asian="4pt"/>
    </style:style>
    <style:style style:name="TableCell5235" style:family="table-cell">
      <style:table-cell-properties fo:border="none" style:writing-mode="lr-tb" style:vertical-align="bottom" fo:padding-top="0in" fo:padding-left="0in" fo:padding-bottom="0in" fo:padding-right="0in"/>
    </style:style>
    <style:style style:name="P5236" style:parent-style-name="Normal" style:family="paragraph">
      <style:paragraph-properties style:line-height-at-least="0in"/>
      <style:text-properties style:font-name="Times New Roman" style:font-name-asian="Times New Roman" fo:font-size="4pt" style:font-size-asian="4pt"/>
    </style:style>
    <style:style style:name="TableCell5237" style:family="table-cell">
      <style:table-cell-properties fo:border="none" style:writing-mode="lr-tb" style:vertical-align="bottom" fo:padding-top="0in" fo:padding-left="0in" fo:padding-bottom="0in" fo:padding-right="0in"/>
    </style:style>
    <style:style style:name="P5238" style:parent-style-name="Normal" style:family="paragraph">
      <style:paragraph-properties style:line-height-at-least="0in"/>
      <style:text-properties style:font-name="Times New Roman" style:font-name-asian="Times New Roman" fo:font-size="4pt" style:font-size-asian="4pt"/>
    </style:style>
    <style:style style:name="TableCell5239" style:family="table-cell">
      <style:table-cell-properties fo:border="none" style:writing-mode="lr-tb" style:vertical-align="bottom" fo:padding-top="0in" fo:padding-left="0in" fo:padding-bottom="0in" fo:padding-right="0in"/>
    </style:style>
    <style:style style:name="P5240" style:parent-style-name="Normal" style:family="paragraph">
      <style:paragraph-properties style:line-height-at-least="0in"/>
      <style:text-properties style:font-name="Times New Roman" style:font-name-asian="Times New Roman" fo:font-size="4pt" style:font-size-asian="4pt"/>
    </style:style>
    <style:style style:name="TableCell5241" style:family="table-cell">
      <style:table-cell-properties fo:border="none" style:writing-mode="lr-tb" style:vertical-align="bottom" fo:padding-top="0in" fo:padding-left="0in" fo:padding-bottom="0in" fo:padding-right="0in"/>
    </style:style>
    <style:style style:name="P5242" style:parent-style-name="Normal" style:family="paragraph">
      <style:paragraph-properties style:line-height-at-least="0in"/>
      <style:text-properties style:font-name="Times New Roman" style:font-name-asian="Times New Roman" fo:font-size="4pt" style:font-size-asian="4pt"/>
    </style:style>
    <style:style style:name="TableCell5243" style:family="table-cell">
      <style:table-cell-properties fo:border="none" style:writing-mode="lr-tb" style:vertical-align="bottom" fo:padding-top="0in" fo:padding-left="0in" fo:padding-bottom="0in" fo:padding-right="0in"/>
    </style:style>
    <style:style style:name="P5244" style:parent-style-name="Normal" style:family="paragraph">
      <style:paragraph-properties style:line-height-at-least="0in"/>
      <style:text-properties style:font-name="Times New Roman" style:font-name-asian="Times New Roman" fo:font-size="4pt" style:font-size-asian="4pt"/>
    </style:style>
    <style:style style:name="TableCell5245" style:family="table-cell">
      <style:table-cell-properties fo:border="none" style:writing-mode="lr-tb" style:vertical-align="bottom" fo:padding-top="0in" fo:padding-left="0in" fo:padding-bottom="0in" fo:padding-right="0in"/>
    </style:style>
    <style:style style:name="P5246" style:parent-style-name="Normal" style:family="paragraph">
      <style:paragraph-properties style:line-height-at-least="0in"/>
      <style:text-properties style:font-name="Times New Roman" style:font-name-asian="Times New Roman" fo:font-size="4pt" style:font-size-asian="4pt"/>
    </style:style>
    <style:style style:name="TableCell5247" style:family="table-cell">
      <style:table-cell-properties fo:border="none" style:writing-mode="lr-tb" style:vertical-align="bottom" fo:padding-top="0in" fo:padding-left="0in" fo:padding-bottom="0in" fo:padding-right="0in"/>
    </style:style>
    <style:style style:name="P5248" style:parent-style-name="Normal" style:family="paragraph">
      <style:paragraph-properties style:line-height-at-least="0in"/>
      <style:text-properties style:font-name="Times New Roman" style:font-name-asian="Times New Roman" fo:font-size="4pt" style:font-size-asian="4pt"/>
    </style:style>
    <style:style style:name="TableCell5249" style:family="table-cell">
      <style:table-cell-properties fo:border="none" style:writing-mode="lr-tb" style:vertical-align="bottom" fo:padding-top="0in" fo:padding-left="0in" fo:padding-bottom="0in" fo:padding-right="0in"/>
    </style:style>
    <style:style style:name="P5250" style:parent-style-name="Normal" style:family="paragraph">
      <style:paragraph-properties style:line-height-at-least="0in"/>
      <style:text-properties style:font-name="Times New Roman" style:font-name-asian="Times New Roman" fo:font-size="4pt" style:font-size-asian="4pt"/>
    </style:style>
    <style:style style:name="TableCell5251" style:family="table-cell">
      <style:table-cell-properties fo:border="none" style:writing-mode="lr-tb" style:vertical-align="bottom" fo:padding-top="0in" fo:padding-left="0in" fo:padding-bottom="0in" fo:padding-right="0in"/>
    </style:style>
    <style:style style:name="P5252" style:parent-style-name="Normal" style:family="paragraph">
      <style:paragraph-properties style:line-height-at-least="0in"/>
      <style:text-properties style:font-name="Times New Roman" style:font-name-asian="Times New Roman" fo:font-size="4pt" style:font-size-asian="4pt"/>
    </style:style>
    <style:style style:name="TableCell5253" style:family="table-cell">
      <style:table-cell-properties fo:border="none" style:writing-mode="lr-tb" style:vertical-align="bottom" fo:padding-top="0in" fo:padding-left="0in" fo:padding-bottom="0in" fo:padding-right="0in"/>
    </style:style>
    <style:style style:name="P5254" style:parent-style-name="Normal" style:family="paragraph">
      <style:paragraph-properties style:line-height-at-least="0in"/>
      <style:text-properties style:font-name="Times New Roman" style:font-name-asian="Times New Roman" fo:font-size="4pt" style:font-size-asian="4pt"/>
    </style:style>
    <style:style style:name="TableCell5255" style:family="table-cell">
      <style:table-cell-properties fo:border="none" style:writing-mode="lr-tb" style:vertical-align="bottom" fo:padding-top="0in" fo:padding-left="0in" fo:padding-bottom="0in" fo:padding-right="0in"/>
    </style:style>
    <style:style style:name="P5256" style:parent-style-name="Normal" style:family="paragraph">
      <style:paragraph-properties style:line-height-at-least="0in"/>
      <style:text-properties style:font-name="Times New Roman" style:font-name-asian="Times New Roman" fo:font-size="4pt" style:font-size-asian="4pt"/>
    </style:style>
    <style:style style:name="TableCell5257" style:family="table-cell">
      <style:table-cell-properties fo:border="none" style:writing-mode="lr-tb" style:vertical-align="bottom" fo:padding-top="0in" fo:padding-left="0in" fo:padding-bottom="0in" fo:padding-right="0in"/>
    </style:style>
    <style:style style:name="P5258" style:parent-style-name="Normal" style:family="paragraph">
      <style:paragraph-properties style:line-height-at-least="0in"/>
      <style:text-properties style:font-name="Times New Roman" style:font-name-asian="Times New Roman" fo:font-size="4pt" style:font-size-asian="4pt"/>
    </style:style>
    <style:style style:name="TableCell5259" style:family="table-cell">
      <style:table-cell-properties fo:border="none" style:writing-mode="lr-tb" style:vertical-align="bottom" fo:padding-top="0in" fo:padding-left="0in" fo:padding-bottom="0in" fo:padding-right="0in"/>
    </style:style>
    <style:style style:name="P5260" style:parent-style-name="Normal" style:family="paragraph">
      <style:paragraph-properties style:line-height-at-least="0in"/>
      <style:text-properties style:font-name="Times New Roman" style:font-name-asian="Times New Roman" fo:font-size="4pt" style:font-size-asian="4pt"/>
    </style:style>
    <style:style style:name="TableCell5261" style:family="table-cell">
      <style:table-cell-properties fo:border="none" style:writing-mode="lr-tb" style:vertical-align="bottom" fo:padding-top="0in" fo:padding-left="0in" fo:padding-bottom="0in" fo:padding-right="0in"/>
    </style:style>
    <style:style style:name="P5262" style:parent-style-name="Normal" style:family="paragraph">
      <style:paragraph-properties style:line-height-at-least="0in"/>
      <style:text-properties style:font-name="Times New Roman" style:font-name-asian="Times New Roman" fo:font-size="4pt" style:font-size-asian="4pt"/>
    </style:style>
    <style:style style:name="TableCell5263" style:family="table-cell">
      <style:table-cell-properties fo:border="none" style:writing-mode="lr-tb" style:vertical-align="bottom" fo:padding-top="0in" fo:padding-left="0in" fo:padding-bottom="0in" fo:padding-right="0in"/>
    </style:style>
    <style:style style:name="P5264" style:parent-style-name="Normal" style:family="paragraph">
      <style:paragraph-properties style:line-height-at-least="0in"/>
      <style:text-properties style:font-name="Times New Roman" style:font-name-asian="Times New Roman" fo:font-size="4pt" style:font-size-asian="4pt"/>
    </style:style>
    <style:style style:name="TableCell5265" style:family="table-cell">
      <style:table-cell-properties fo:border="none" style:writing-mode="lr-tb" style:vertical-align="bottom" fo:padding-top="0in" fo:padding-left="0in" fo:padding-bottom="0in" fo:padding-right="0in"/>
    </style:style>
    <style:style style:name="P5266" style:parent-style-name="Normal" style:family="paragraph">
      <style:paragraph-properties style:line-height-at-least="0in"/>
      <style:text-properties style:font-name="Times New Roman" style:font-name-asian="Times New Roman" fo:font-size="4pt" style:font-size-asian="4pt"/>
    </style:style>
    <style:style style:name="TableCell5267" style:family="table-cell">
      <style:table-cell-properties fo:border="none" style:writing-mode="lr-tb" style:vertical-align="bottom" fo:padding-top="0in" fo:padding-left="0in" fo:padding-bottom="0in" fo:padding-right="0in"/>
    </style:style>
    <style:style style:name="P5268" style:parent-style-name="Normal" style:family="paragraph">
      <style:paragraph-properties style:line-height-at-least="0in"/>
      <style:text-properties style:font-name="Times New Roman" style:font-name-asian="Times New Roman" fo:font-size="4pt" style:font-size-asian="4pt"/>
    </style:style>
    <style:style style:name="TableCell5269" style:family="table-cell">
      <style:table-cell-properties fo:border="none" style:writing-mode="lr-tb" style:vertical-align="bottom" fo:padding-top="0in" fo:padding-left="0in" fo:padding-bottom="0in" fo:padding-right="0in"/>
    </style:style>
    <style:style style:name="P5270" style:parent-style-name="Normal" style:family="paragraph">
      <style:paragraph-properties style:line-height-at-least="0in"/>
      <style:text-properties style:font-name="Times New Roman" style:font-name-asian="Times New Roman" fo:font-size="4pt" style:font-size-asian="4pt"/>
    </style:style>
    <style:style style:name="TableCell52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72" style:parent-style-name="Normal" style:family="paragraph">
      <style:paragraph-properties style:line-height-at-least="0in"/>
      <style:text-properties style:font-name="Times New Roman" style:font-name-asian="Times New Roman" fo:font-size="4pt" style:font-size-asian="4pt"/>
    </style:style>
    <style:style style:name="TableRow5273" style:family="table-row">
      <style:table-row-properties style:min-row-height="0.125in" style:use-optimal-row-height="false"/>
    </style:style>
    <style:style style:name="TableCell527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275" style:parent-style-name="Normal" style:family="paragraph">
      <style:paragraph-properties style:line-height-at-least="0in"/>
      <style:text-properties style:font-name="Times New Roman" style:font-name-asian="Times New Roman" fo:font-size="7.5pt" style:font-size-asian="7.5pt"/>
    </style:style>
    <style:style style:name="TableCell5276" style:family="table-cell">
      <style:table-cell-properties fo:border="none" style:writing-mode="lr-tb" style:vertical-align="bottom" fo:padding-top="0in" fo:padding-left="0in" fo:padding-bottom="0in" fo:padding-right="0in"/>
    </style:style>
    <style:style style:name="P5277" style:parent-style-name="Normal" style:family="paragraph">
      <style:paragraph-properties style:line-height-at-least="0in"/>
      <style:text-properties style:font-name="Times New Roman" style:font-name-asian="Times New Roman" fo:font-size="7.5pt" style:font-size-asian="7.5pt"/>
    </style:style>
    <style:style style:name="P5278" style:parent-style-name="Normal" style:family="paragraph">
      <style:paragraph-properties style:line-height-at-least="0in"/>
      <style:text-properties style:font-name="Times New Roman" style:font-name-asian="Times New Roman" fo:font-size="7.5pt" style:font-size-asian="7.5pt"/>
    </style:style>
    <style:style style:name="P5279" style:parent-style-name="Normal" style:family="paragraph">
      <style:paragraph-properties style:line-height-at-least="0in"/>
      <style:text-properties style:font-name="Times New Roman" style:font-name-asian="Times New Roman" fo:font-size="7.5pt" style:font-size-asian="7.5pt"/>
    </style:style>
    <style:style style:name="P5280" style:parent-style-name="Normal" style:family="paragraph">
      <style:paragraph-properties style:line-height-at-least="0in"/>
      <style:text-properties style:font-name="Times New Roman" style:font-name-asian="Times New Roman" fo:font-size="7.5pt" style:font-size-asian="7.5pt"/>
    </style:style>
    <style:style style:name="TableCell52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82" style:parent-style-name="Normal" style:family="paragraph">
      <style:paragraph-properties style:line-height-at-least="0in"/>
      <style:text-properties style:font-name="Times New Roman" style:font-name-asian="Times New Roman" fo:font-size="7.5pt" style:font-size-asian="7.5pt"/>
    </style:style>
    <style:style style:name="TableCell5283" style:family="table-cell">
      <style:table-cell-properties fo:border="none" style:writing-mode="lr-tb" style:vertical-align="bottom" fo:padding-top="0in" fo:padding-left="0in" fo:padding-bottom="0in" fo:padding-right="0in"/>
    </style:style>
    <style:style style:name="P5284" style:parent-style-name="Normal" style:family="paragraph">
      <style:paragraph-properties style:line-height-at-least="0in"/>
      <style:text-properties style:font-name="Times New Roman" style:font-name-asian="Times New Roman" fo:font-size="7.5pt" style:font-size-asian="7.5pt"/>
    </style:style>
    <style:style style:name="TableCell5285" style:family="table-cell">
      <style:table-cell-properties fo:border="none" fo:background-color="#FFFF00" style:writing-mode="lr-tb" style:vertical-align="bottom" fo:padding-top="0in" fo:padding-left="0in" fo:padding-bottom="0in" fo:padding-right="0in"/>
    </style:style>
    <style:style style:name="P5286" style:parent-style-name="Normal" style:family="paragraph">
      <style:paragraph-properties style:line-height-at-least="0in"/>
      <style:text-properties style:font-name="Verdana" style:font-name-asian="Verdana" style:text-scale="99%" fo:font-size="9.5pt" style:font-size-asian="9.5pt" fo:background-color="#FFFF00"/>
    </style:style>
    <style:style style:name="TableCell5287" style:family="table-cell">
      <style:table-cell-properties fo:border="none" fo:background-color="#FFFF00" style:writing-mode="lr-tb" style:vertical-align="bottom" fo:padding-top="0in" fo:padding-left="0in" fo:padding-bottom="0in" fo:padding-right="0in"/>
    </style:style>
    <style:style style:name="P5288" style:parent-style-name="Normal" style:family="paragraph">
      <style:paragraph-properties fo:text-align="end" style:line-height-at-least="0in"/>
      <style:text-properties style:font-name="Verdana" style:font-name-asian="Verdana" fo:font-size="9.5pt" style:font-size-asian="9.5pt" fo:background-color="#FFFF00"/>
    </style:style>
    <style:style style:name="TableCell5289" style:family="table-cell">
      <style:table-cell-properties fo:border="none" fo:background-color="#FFFF00" style:writing-mode="lr-tb" style:vertical-align="bottom" fo:padding-top="0in" fo:padding-left="0in" fo:padding-bottom="0in" fo:padding-right="0in"/>
    </style:style>
    <style:style style:name="P5290" style:parent-style-name="Normal" style:family="paragraph">
      <style:paragraph-properties fo:text-align="end" style:line-height-at-least="0in"/>
      <style:text-properties style:font-name="Verdana" style:font-name-asian="Verdana" fo:font-size="9.5pt" style:font-size-asian="9.5pt" fo:background-color="#FFFF00"/>
    </style:style>
    <style:style style:name="TableCell52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92" style:parent-style-name="Normal" style:family="paragraph">
      <style:paragraph-properties style:line-height-at-least="0in"/>
      <style:text-properties style:font-name="Times New Roman" style:font-name-asian="Times New Roman" fo:font-size="7.5pt" style:font-size-asian="7.5pt"/>
    </style:style>
    <style:style style:name="TableRow5293" style:family="table-row">
      <style:table-row-properties style:min-row-height="0.068in" style:use-optimal-row-height="false"/>
    </style:style>
    <style:style style:name="TableCell529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295" style:parent-style-name="Normal" style:family="paragraph">
      <style:paragraph-properties style:line-height-at-least="0in"/>
      <style:text-properties style:font-name="Times New Roman" style:font-name-asian="Times New Roman" fo:font-size="4pt" style:font-size-asian="4pt"/>
    </style:style>
    <style:style style:name="TableCell5296" style:family="table-cell">
      <style:table-cell-properties fo:border="none" style:writing-mode="lr-tb" style:vertical-align="bottom" fo:padding-top="0in" fo:padding-left="0in" fo:padding-bottom="0in" fo:padding-right="0in"/>
    </style:style>
    <style:style style:name="P5297" style:parent-style-name="Normal" style:family="paragraph">
      <style:paragraph-properties style:line-height-at-least="0in"/>
      <style:text-properties style:font-name="Times New Roman" style:font-name-asian="Times New Roman" fo:font-size="4pt" style:font-size-asian="4pt"/>
    </style:style>
    <style:style style:name="TableCell5298" style:family="table-cell">
      <style:table-cell-properties fo:border="none" style:writing-mode="lr-tb" style:vertical-align="bottom" fo:padding-top="0in" fo:padding-left="0in" fo:padding-bottom="0in" fo:padding-right="0in"/>
    </style:style>
    <style:style style:name="P5299" style:parent-style-name="Normal" style:family="paragraph">
      <style:paragraph-properties style:line-height-at-least="0in"/>
      <style:text-properties style:font-name="Verdana" style:font-name-asian="Verdana" style:text-scale="99%" fo:font-size="9.5pt" style:font-size-asian="9.5pt"/>
    </style:style>
    <style:style style:name="TableCell5300" style:family="table-cell">
      <style:table-cell-properties fo:border="none" style:writing-mode="lr-tb" style:vertical-align="bottom" fo:padding-top="0in" fo:padding-left="0in" fo:padding-bottom="0in" fo:padding-right="0in"/>
    </style:style>
    <style:style style:name="P5301" style:parent-style-name="Normal" style:family="paragraph">
      <style:paragraph-properties style:line-height-at-least="0in"/>
      <style:text-properties style:font-name="Times New Roman" style:font-name-asian="Times New Roman" fo:font-size="4pt" style:font-size-asian="4pt"/>
    </style:style>
    <style:style style:name="TableCell530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03" style:parent-style-name="Normal" style:family="paragraph">
      <style:paragraph-properties style:line-height-at-least="0in"/>
      <style:text-properties style:font-name="Times New Roman" style:font-name-asian="Times New Roman" fo:font-size="4pt" style:font-size-asian="4pt"/>
    </style:style>
    <style:style style:name="TableCell5304" style:family="table-cell">
      <style:table-cell-properties fo:border="none" style:writing-mode="lr-tb" style:vertical-align="bottom" fo:padding-top="0in" fo:padding-left="0in" fo:padding-bottom="0in" fo:padding-right="0in"/>
    </style:style>
    <style:style style:name="P5305" style:parent-style-name="Normal" style:family="paragraph">
      <style:paragraph-properties style:line-height-at-least="0in"/>
      <style:text-properties style:font-name="Times New Roman" style:font-name-asian="Times New Roman" fo:font-size="4pt" style:font-size-asian="4pt"/>
    </style:style>
    <style:style style:name="P5306" style:parent-style-name="Normal" style:family="paragraph">
      <style:paragraph-properties style:line-height-at-least="0in"/>
      <style:text-properties style:font-name="Times New Roman" style:font-name-asian="Times New Roman" fo:font-size="4pt" style:font-size-asian="4pt"/>
    </style:style>
    <style:style style:name="P5307" style:parent-style-name="Normal" style:family="paragraph">
      <style:paragraph-properties style:line-height-at-least="0in"/>
      <style:text-properties style:font-name="Times New Roman" style:font-name-asian="Times New Roman" fo:font-size="4pt" style:font-size-asian="4pt"/>
    </style:style>
    <style:style style:name="P5308" style:parent-style-name="Normal" style:family="paragraph">
      <style:paragraph-properties style:line-height-at-least="0in"/>
      <style:text-properties style:font-name="Times New Roman" style:font-name-asian="Times New Roman" fo:font-size="4pt" style:font-size-asian="4pt"/>
    </style:style>
    <style:style style:name="TableCell53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10" style:parent-style-name="Normal" style:family="paragraph">
      <style:paragraph-properties style:line-height-at-least="0in"/>
      <style:text-properties style:font-name="Times New Roman" style:font-name-asian="Times New Roman" fo:font-size="4pt" style:font-size-asian="4pt"/>
    </style:style>
    <style:style style:name="TableRow5311" style:family="table-row">
      <style:table-row-properties style:min-row-height="0.125in" style:use-optimal-row-height="false"/>
    </style:style>
    <style:style style:name="TableCell531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13" style:parent-style-name="Normal" style:family="paragraph">
      <style:paragraph-properties style:line-height-at-least="0in"/>
      <style:text-properties style:font-name="Times New Roman" style:font-name-asian="Times New Roman" fo:font-size="7.5pt" style:font-size-asian="7.5pt"/>
    </style:style>
    <style:style style:name="TableCell5314" style:family="table-cell">
      <style:table-cell-properties fo:border="none" style:writing-mode="lr-tb" style:vertical-align="bottom" fo:padding-top="0in" fo:padding-left="0in" fo:padding-bottom="0in" fo:padding-right="0in"/>
    </style:style>
    <style:style style:name="P5315" style:parent-style-name="Normal" style:family="paragraph">
      <style:paragraph-properties style:line-height-at-least="0in"/>
      <style:text-properties style:font-name="Times New Roman" style:font-name-asian="Times New Roman" fo:font-size="7.5pt" style:font-size-asian="7.5pt"/>
    </style:style>
    <style:style style:name="P5316" style:parent-style-name="Normal" style:family="paragraph">
      <style:paragraph-properties style:line-height-at-least="0in"/>
      <style:text-properties style:font-name="Times New Roman" style:font-name-asian="Times New Roman" fo:font-size="7.5pt" style:font-size-asian="7.5pt"/>
    </style:style>
    <style:style style:name="TableCell5317" style:family="table-cell">
      <style:table-cell-properties fo:border="none" style:writing-mode="lr-tb" style:vertical-align="bottom" fo:padding-top="0in" fo:padding-left="0in" fo:padding-bottom="0in" fo:padding-right="0in"/>
    </style:style>
    <style:style style:name="P5318" style:parent-style-name="Normal" style:family="paragraph">
      <style:paragraph-properties style:line-height-at-least="0in"/>
      <style:text-properties style:font-name="Times New Roman" style:font-name-asian="Times New Roman" fo:font-size="7.5pt" style:font-size-asian="7.5pt"/>
    </style:style>
    <style:style style:name="TableCell53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20" style:parent-style-name="Normal" style:family="paragraph">
      <style:paragraph-properties style:line-height-at-least="0in"/>
      <style:text-properties style:font-name="Times New Roman" style:font-name-asian="Times New Roman" fo:font-size="7.5pt" style:font-size-asian="7.5pt"/>
    </style:style>
    <style:style style:name="TableCell5321" style:family="table-cell">
      <style:table-cell-properties fo:border="none" style:writing-mode="lr-tb" style:vertical-align="bottom" fo:padding-top="0in" fo:padding-left="0in" fo:padding-bottom="0in" fo:padding-right="0in"/>
    </style:style>
    <style:style style:name="P5322" style:parent-style-name="Normal" style:family="paragraph">
      <style:paragraph-properties style:line-height-at-least="0in"/>
      <style:text-properties style:font-name="Times New Roman" style:font-name-asian="Times New Roman" fo:font-size="7.5pt" style:font-size-asian="7.5pt"/>
    </style:style>
    <style:style style:name="TableCell5323" style:family="table-cell">
      <style:table-cell-properties fo:border="none" fo:background-color="#FFFF00" style:writing-mode="lr-tb" style:vertical-align="bottom" fo:padding-top="0in" fo:padding-left="0in" fo:padding-bottom="0in" fo:padding-right="0in"/>
    </style:style>
    <style:style style:name="P5324" style:parent-style-name="Normal" style:family="paragraph">
      <style:paragraph-properties style:line-height-at-least="0in"/>
      <style:text-properties style:font-name="Verdana" style:font-name-asian="Verdana" fo:font-size="9.5pt" style:font-size-asian="9.5pt" fo:background-color="#FFFF00"/>
    </style:style>
    <style:style style:name="TableCell532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26" style:parent-style-name="Normal" style:family="paragraph">
      <style:paragraph-properties style:line-height-at-least="0in"/>
      <style:text-properties style:font-name="Times New Roman" style:font-name-asian="Times New Roman" fo:font-size="7.5pt" style:font-size-asian="7.5pt"/>
    </style:style>
    <style:style style:name="TableRow5327" style:family="table-row">
      <style:table-row-properties style:min-row-height="0.0701in" style:use-optimal-row-height="false"/>
    </style:style>
    <style:style style:name="TableCell532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29" style:parent-style-name="Normal" style:family="paragraph">
      <style:paragraph-properties style:line-height-at-least="0in"/>
      <style:text-properties style:font-name="Times New Roman" style:font-name-asian="Times New Roman" fo:font-size="4pt" style:font-size-asian="4pt"/>
    </style:style>
    <style:style style:name="TableCell5330" style:family="table-cell">
      <style:table-cell-properties fo:border="none" style:writing-mode="lr-tb" style:vertical-align="bottom" fo:padding-top="0in" fo:padding-left="0in" fo:padding-bottom="0in" fo:padding-right="0in"/>
    </style:style>
    <style:style style:name="P5331" style:parent-style-name="Normal" style:family="paragraph">
      <style:paragraph-properties style:line-height-at-least="0in"/>
      <style:text-properties style:font-name="Times New Roman" style:font-name-asian="Times New Roman" fo:font-size="4pt" style:font-size-asian="4pt"/>
    </style:style>
    <style:style style:name="TableCell5332" style:family="table-cell">
      <style:table-cell-properties fo:border="none" style:writing-mode="lr-tb" style:vertical-align="bottom" fo:padding-top="0in" fo:padding-left="0in" fo:padding-bottom="0in" fo:padding-right="0in"/>
    </style:style>
    <style:style style:name="P5333" style:parent-style-name="Normal" style:family="paragraph">
      <style:paragraph-properties style:line-height-at-least="0in"/>
      <style:text-properties style:font-name="Times New Roman" style:font-name-asian="Times New Roman" fo:font-size="4pt" style:font-size-asian="4pt"/>
    </style:style>
    <style:style style:name="TableCell5334" style:family="table-cell">
      <style:table-cell-properties fo:border="none" style:writing-mode="lr-tb" style:vertical-align="bottom" fo:padding-top="0in" fo:padding-left="0in" fo:padding-bottom="0in" fo:padding-right="0in"/>
    </style:style>
    <style:style style:name="P5335" style:parent-style-name="Normal" style:family="paragraph">
      <style:paragraph-properties style:line-height-at-least="0in"/>
      <style:text-properties style:font-name="Times New Roman" style:font-name-asian="Times New Roman" fo:font-size="4pt" style:font-size-asian="4pt"/>
    </style:style>
    <style:style style:name="TableCell5336" style:family="table-cell">
      <style:table-cell-properties fo:border="none" style:writing-mode="lr-tb" style:vertical-align="bottom" fo:padding-top="0in" fo:padding-left="0in" fo:padding-bottom="0in" fo:padding-right="0in"/>
    </style:style>
    <style:style style:name="P5337" style:parent-style-name="Normal" style:family="paragraph">
      <style:paragraph-properties style:line-height-at-least="0in"/>
      <style:text-properties style:font-name="Times New Roman" style:font-name-asian="Times New Roman" fo:font-size="4pt" style:font-size-asian="4pt"/>
    </style:style>
    <style:style style:name="TableCell5338" style:family="table-cell">
      <style:table-cell-properties fo:border="none" style:writing-mode="lr-tb" style:vertical-align="bottom" fo:padding-top="0in" fo:padding-left="0in" fo:padding-bottom="0in" fo:padding-right="0in"/>
    </style:style>
    <style:style style:name="P5339" style:parent-style-name="Normal" style:family="paragraph">
      <style:paragraph-properties style:line-height-at-least="0in"/>
      <style:text-properties style:font-name="Times New Roman" style:font-name-asian="Times New Roman" fo:font-size="4pt" style:font-size-asian="4pt"/>
    </style:style>
    <style:style style:name="TableCell5340" style:family="table-cell">
      <style:table-cell-properties fo:border="none" style:writing-mode="lr-tb" style:vertical-align="bottom" fo:padding-top="0in" fo:padding-left="0in" fo:padding-bottom="0in" fo:padding-right="0in"/>
    </style:style>
    <style:style style:name="P5341" style:parent-style-name="Normal" style:family="paragraph">
      <style:paragraph-properties style:line-height-at-least="0in"/>
      <style:text-properties style:font-name="Times New Roman" style:font-name-asian="Times New Roman" fo:font-size="4pt" style:font-size-asian="4pt"/>
    </style:style>
    <style:style style:name="TableCell534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43" style:parent-style-name="Normal" style:family="paragraph">
      <style:paragraph-properties style:line-height-at-least="0in"/>
      <style:text-properties style:font-name="Times New Roman" style:font-name-asian="Times New Roman" fo:font-size="4pt" style:font-size-asian="4pt"/>
    </style:style>
    <style:style style:name="TableCell5344" style:family="table-cell">
      <style:table-cell-properties fo:border="none" style:writing-mode="lr-tb" style:vertical-align="bottom" fo:padding-top="0in" fo:padding-left="0in" fo:padding-bottom="0in" fo:padding-right="0in"/>
    </style:style>
    <style:style style:name="P5345" style:parent-style-name="Normal" style:family="paragraph">
      <style:paragraph-properties style:line-height-at-least="0in"/>
      <style:text-properties style:font-name="Times New Roman" style:font-name-asian="Times New Roman" fo:font-size="4pt" style:font-size-asian="4pt"/>
    </style:style>
    <style:style style:name="P5346" style:parent-style-name="Normal" style:family="paragraph">
      <style:paragraph-properties style:line-height-at-least="0in"/>
      <style:text-properties style:font-name="Times New Roman" style:font-name-asian="Times New Roman" fo:font-size="4pt" style:font-size-asian="4pt"/>
    </style:style>
    <style:style style:name="TableCell534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48" style:parent-style-name="Normal" style:family="paragraph">
      <style:paragraph-properties style:line-height-at-least="0in"/>
      <style:text-properties style:font-name="Times New Roman" style:font-name-asian="Times New Roman" fo:font-size="4pt" style:font-size-asian="4pt"/>
    </style:style>
    <style:style style:name="TableRow5349" style:family="table-row">
      <style:table-row-properties style:min-row-height="0.1951in" style:use-optimal-row-height="false"/>
    </style:style>
    <style:style style:name="TableCell535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51" style:parent-style-name="Normal" style:family="paragraph">
      <style:paragraph-properties style:line-height-at-least="0in"/>
      <style:text-properties style:font-name="Times New Roman" style:font-name-asian="Times New Roman" fo:font-size="12pt" style:font-size-asian="12pt"/>
    </style:style>
    <style:style style:name="TableCell5352" style:family="table-cell">
      <style:table-cell-properties fo:border="none" style:writing-mode="lr-tb" style:vertical-align="bottom" fo:padding-top="0in" fo:padding-left="0in" fo:padding-bottom="0in" fo:padding-right="0in"/>
    </style:style>
    <style:style style:name="P5353" style:parent-style-name="Normal" style:family="paragraph">
      <style:paragraph-properties style:line-height-at-least="0in"/>
      <style:text-properties style:font-name="Times New Roman" style:font-name-asian="Times New Roman" fo:font-size="12pt" style:font-size-asian="12pt"/>
    </style:style>
    <style:style style:name="TableCell5354" style:family="table-cell">
      <style:table-cell-properties fo:border="none" style:writing-mode="lr-tb" style:vertical-align="bottom" fo:padding-top="0in" fo:padding-left="0in" fo:padding-bottom="0in" fo:padding-right="0in"/>
    </style:style>
    <style:style style:name="P5355" style:parent-style-name="Normal" style:family="paragraph">
      <style:paragraph-properties style:line-height-at-least="0in"/>
      <style:text-properties style:font-name="Times New Roman" style:font-name-asian="Times New Roman" fo:font-size="12pt" style:font-size-asian="12pt"/>
    </style:style>
    <style:style style:name="TableCell5356" style:family="table-cell">
      <style:table-cell-properties fo:border="none" style:writing-mode="lr-tb" style:vertical-align="bottom" fo:padding-top="0in" fo:padding-left="0in" fo:padding-bottom="0in" fo:padding-right="0in"/>
    </style:style>
    <style:style style:name="P5357" style:parent-style-name="Normal" style:family="paragraph">
      <style:paragraph-properties style:line-height-at-least="0in"/>
      <style:text-properties style:font-name="Times New Roman" style:font-name-asian="Times New Roman" fo:font-size="12pt" style:font-size-asian="12pt"/>
    </style:style>
    <style:style style:name="TableCell5358" style:family="table-cell">
      <style:table-cell-properties fo:border="none" style:writing-mode="lr-tb" style:vertical-align="bottom" fo:padding-top="0in" fo:padding-left="0in" fo:padding-bottom="0in" fo:padding-right="0in"/>
    </style:style>
    <style:style style:name="P5359" style:parent-style-name="Normal" style:family="paragraph">
      <style:paragraph-properties style:line-height-at-least="0in"/>
      <style:text-properties style:font-name="Times New Roman" style:font-name-asian="Times New Roman" fo:font-size="12pt" style:font-size-asian="12pt"/>
    </style:style>
    <style:style style:name="TableCell5360" style:family="table-cell">
      <style:table-cell-properties fo:border="none" style:writing-mode="lr-tb" style:vertical-align="bottom" fo:padding-top="0in" fo:padding-left="0in" fo:padding-bottom="0in" fo:padding-right="0in"/>
    </style:style>
    <style:style style:name="P5361" style:parent-style-name="Normal" style:family="paragraph">
      <style:paragraph-properties style:line-height-at-least="0in"/>
      <style:text-properties style:font-name="Times New Roman" style:font-name-asian="Times New Roman" fo:font-size="12pt" style:font-size-asian="12pt"/>
    </style:style>
    <style:style style:name="TableCell5362" style:family="table-cell">
      <style:table-cell-properties fo:border="none" style:writing-mode="lr-tb" style:vertical-align="bottom" fo:padding-top="0in" fo:padding-left="0in" fo:padding-bottom="0in" fo:padding-right="0in"/>
    </style:style>
    <style:style style:name="P5363" style:parent-style-name="Normal" style:family="paragraph">
      <style:paragraph-properties style:line-height-at-least="0in"/>
      <style:text-properties style:font-name="Times New Roman" style:font-name-asian="Times New Roman" fo:font-size="12pt" style:font-size-asian="12pt"/>
    </style:style>
    <style:style style:name="TableCell536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65" style:parent-style-name="Normal" style:family="paragraph">
      <style:paragraph-properties style:line-height-at-least="0in"/>
      <style:text-properties style:font-name="Times New Roman" style:font-name-asian="Times New Roman" fo:font-size="12pt" style:font-size-asian="12pt"/>
    </style:style>
    <style:style style:name="TableCell5366" style:family="table-cell">
      <style:table-cell-properties fo:border="none" style:writing-mode="lr-tb" style:vertical-align="bottom" fo:padding-top="0in" fo:padding-left="0in" fo:padding-bottom="0in" fo:padding-right="0in"/>
    </style:style>
    <style:style style:name="P5367" style:parent-style-name="Normal" style:family="paragraph">
      <style:paragraph-properties style:line-height-at-least="0in"/>
      <style:text-properties style:font-name="Times New Roman" style:font-name-asian="Times New Roman" fo:font-size="12pt" style:font-size-asian="12pt"/>
    </style:style>
    <style:style style:name="TableCell5368" style:family="table-cell">
      <style:table-cell-properties fo:border="none" fo:background-color="#FFFF00" style:writing-mode="lr-tb" style:vertical-align="bottom" fo:padding-top="0in" fo:padding-left="0in" fo:padding-bottom="0in" fo:padding-right="0in"/>
    </style:style>
    <style:style style:name="P5369" style:parent-style-name="Normal" style:family="paragraph">
      <style:paragraph-properties style:line-height-at-least="0in"/>
      <style:text-properties style:font-name="Verdana" style:font-name-asian="Verdana" fo:font-size="9.5pt" style:font-size-asian="9.5pt" fo:background-color="#FFFF00"/>
    </style:style>
    <style:style style:name="TableCell537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71" style:parent-style-name="Normal" style:family="paragraph">
      <style:paragraph-properties style:line-height-at-least="0in"/>
      <style:text-properties style:font-name="Times New Roman" style:font-name-asian="Times New Roman" fo:font-size="12pt" style:font-size-asian="12pt"/>
    </style:style>
    <style:style style:name="TableRow5372" style:family="table-row">
      <style:table-row-properties style:min-row-height="0.193in" style:use-optimal-row-height="false"/>
    </style:style>
    <style:style style:name="TableCell537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74" style:parent-style-name="Normal" style:family="paragraph">
      <style:paragraph-properties style:line-height-at-least="0in"/>
      <style:text-properties style:font-name="Times New Roman" style:font-name-asian="Times New Roman" fo:font-size="12pt" style:font-size-asian="12pt"/>
    </style:style>
    <style:style style:name="TableCell5375" style:family="table-cell">
      <style:table-cell-properties fo:border="none" style:writing-mode="lr-tb" style:vertical-align="bottom" fo:padding-top="0in" fo:padding-left="0in" fo:padding-bottom="0in" fo:padding-right="0in"/>
    </style:style>
    <style:style style:name="P5376" style:parent-style-name="Normal" style:family="paragraph">
      <style:paragraph-properties style:line-height-at-least="0in"/>
      <style:text-properties style:font-name="Times New Roman" style:font-name-asian="Times New Roman" fo:font-size="12pt" style:font-size-asian="12pt"/>
    </style:style>
    <style:style style:name="TableCell5377" style:family="table-cell">
      <style:table-cell-properties fo:border="none" style:writing-mode="lr-tb" style:vertical-align="bottom" fo:padding-top="0in" fo:padding-left="0in" fo:padding-bottom="0in" fo:padding-right="0in"/>
    </style:style>
    <style:style style:name="P5378" style:parent-style-name="Normal" style:family="paragraph">
      <style:paragraph-properties style:line-height-at-least="0in"/>
      <style:text-properties style:font-name="Times New Roman" style:font-name-asian="Times New Roman" fo:font-size="12pt" style:font-size-asian="12pt"/>
    </style:style>
    <style:style style:name="TableCell5379" style:family="table-cell">
      <style:table-cell-properties fo:border="none" style:writing-mode="lr-tb" style:vertical-align="bottom" fo:padding-top="0in" fo:padding-left="0in" fo:padding-bottom="0in" fo:padding-right="0in"/>
    </style:style>
    <style:style style:name="P5380" style:parent-style-name="Normal" style:family="paragraph">
      <style:paragraph-properties style:line-height-at-least="0in"/>
      <style:text-properties style:font-name="Times New Roman" style:font-name-asian="Times New Roman" fo:font-size="12pt" style:font-size-asian="12pt"/>
    </style:style>
    <style:style style:name="TableCell5381" style:family="table-cell">
      <style:table-cell-properties fo:border="none" style:writing-mode="lr-tb" style:vertical-align="bottom" fo:padding-top="0in" fo:padding-left="0in" fo:padding-bottom="0in" fo:padding-right="0in"/>
    </style:style>
    <style:style style:name="P5382" style:parent-style-name="Normal" style:family="paragraph">
      <style:paragraph-properties style:line-height-at-least="0in"/>
      <style:text-properties style:font-name="Times New Roman" style:font-name-asian="Times New Roman" fo:font-size="12pt" style:font-size-asian="12pt"/>
    </style:style>
    <style:style style:name="TableCell5383" style:family="table-cell">
      <style:table-cell-properties fo:border="none" style:writing-mode="lr-tb" style:vertical-align="bottom" fo:padding-top="0in" fo:padding-left="0in" fo:padding-bottom="0in" fo:padding-right="0in"/>
    </style:style>
    <style:style style:name="P5384" style:parent-style-name="Normal" style:family="paragraph">
      <style:paragraph-properties style:line-height-at-least="0in"/>
      <style:text-properties style:font-name="Times New Roman" style:font-name-asian="Times New Roman" fo:font-size="12pt" style:font-size-asian="12pt"/>
    </style:style>
    <style:style style:name="TableCell5385" style:family="table-cell">
      <style:table-cell-properties fo:border="none" style:writing-mode="lr-tb" style:vertical-align="bottom" fo:padding-top="0in" fo:padding-left="0in" fo:padding-bottom="0in" fo:padding-right="0in"/>
    </style:style>
    <style:style style:name="P5386" style:parent-style-name="Normal" style:family="paragraph">
      <style:paragraph-properties style:line-height-at-least="0in"/>
      <style:text-properties style:font-name="Times New Roman" style:font-name-asian="Times New Roman" fo:font-size="12pt" style:font-size-asian="12pt"/>
    </style:style>
    <style:style style:name="TableCell53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88" style:parent-style-name="Normal" style:family="paragraph">
      <style:paragraph-properties style:line-height-at-least="0in"/>
      <style:text-properties style:font-name="Times New Roman" style:font-name-asian="Times New Roman" fo:font-size="12pt" style:font-size-asian="12pt"/>
    </style:style>
    <style:style style:name="TableCell5389" style:family="table-cell">
      <style:table-cell-properties fo:border="none" style:writing-mode="lr-tb" style:vertical-align="bottom" fo:padding-top="0in" fo:padding-left="0in" fo:padding-bottom="0in" fo:padding-right="0in"/>
    </style:style>
    <style:style style:name="P5390" style:parent-style-name="Normal" style:family="paragraph">
      <style:paragraph-properties style:line-height-at-least="0in"/>
      <style:text-properties style:font-name="Times New Roman" style:font-name-asian="Times New Roman" fo:font-size="12pt" style:font-size-asian="12pt"/>
    </style:style>
    <style:style style:name="TableCell5391" style:family="table-cell">
      <style:table-cell-properties fo:border="none" fo:background-color="#FFFF00" style:writing-mode="lr-tb" style:vertical-align="bottom" fo:padding-top="0in" fo:padding-left="0in" fo:padding-bottom="0in" fo:padding-right="0in"/>
    </style:style>
    <style:style style:name="P5392" style:parent-style-name="Normal" style:family="paragraph">
      <style:paragraph-properties style:line-height-at-least="0in"/>
      <style:text-properties style:font-name="Verdana" style:font-name-asian="Verdana" fo:font-size="9.5pt" style:font-size-asian="9.5pt" fo:background-color="#FFFF00"/>
    </style:style>
    <style:style style:name="TableCell539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94" style:parent-style-name="Normal" style:family="paragraph">
      <style:paragraph-properties style:line-height-at-least="0in"/>
      <style:text-properties style:font-name="Times New Roman" style:font-name-asian="Times New Roman" fo:font-size="12pt" style:font-size-asian="12pt"/>
    </style:style>
    <style:style style:name="TableRow5395" style:family="table-row">
      <style:table-row-properties style:min-row-height="0.1951in" style:use-optimal-row-height="false"/>
    </style:style>
    <style:style style:name="TableCell539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97" style:parent-style-name="Normal" style:family="paragraph">
      <style:paragraph-properties style:line-height-at-least="0in"/>
      <style:text-properties style:font-name="Times New Roman" style:font-name-asian="Times New Roman" fo:font-size="12pt" style:font-size-asian="12pt"/>
    </style:style>
    <style:style style:name="TableCell5398" style:family="table-cell">
      <style:table-cell-properties fo:border="none" style:writing-mode="lr-tb" style:vertical-align="bottom" fo:padding-top="0in" fo:padding-left="0in" fo:padding-bottom="0in" fo:padding-right="0in"/>
    </style:style>
    <style:style style:name="P5399" style:parent-style-name="Normal" style:family="paragraph">
      <style:paragraph-properties style:line-height-at-least="0in"/>
      <style:text-properties style:font-name="Times New Roman" style:font-name-asian="Times New Roman" fo:font-size="12pt" style:font-size-asian="12pt"/>
    </style:style>
    <style:style style:name="TableCell5400" style:family="table-cell">
      <style:table-cell-properties fo:border="none" style:writing-mode="lr-tb" style:vertical-align="bottom" fo:padding-top="0in" fo:padding-left="0in" fo:padding-bottom="0in" fo:padding-right="0in"/>
    </style:style>
    <style:style style:name="P5401" style:parent-style-name="Normal" style:family="paragraph">
      <style:paragraph-properties style:line-height-at-least="0in"/>
      <style:text-properties style:font-name="Times New Roman" style:font-name-asian="Times New Roman" fo:font-size="12pt" style:font-size-asian="12pt"/>
    </style:style>
    <style:style style:name="TableCell5402" style:family="table-cell">
      <style:table-cell-properties fo:border="none" style:writing-mode="lr-tb" style:vertical-align="bottom" fo:padding-top="0in" fo:padding-left="0in" fo:padding-bottom="0in" fo:padding-right="0in"/>
    </style:style>
    <style:style style:name="P5403" style:parent-style-name="Normal" style:family="paragraph">
      <style:paragraph-properties style:line-height-at-least="0in"/>
      <style:text-properties style:font-name="Times New Roman" style:font-name-asian="Times New Roman" fo:font-size="12pt" style:font-size-asian="12pt"/>
    </style:style>
    <style:style style:name="TableCell5404" style:family="table-cell">
      <style:table-cell-properties fo:border="none" style:writing-mode="lr-tb" style:vertical-align="bottom" fo:padding-top="0in" fo:padding-left="0in" fo:padding-bottom="0in" fo:padding-right="0in"/>
    </style:style>
    <style:style style:name="P5405" style:parent-style-name="Normal" style:family="paragraph">
      <style:paragraph-properties style:line-height-at-least="0in"/>
      <style:text-properties style:font-name="Times New Roman" style:font-name-asian="Times New Roman" fo:font-size="12pt" style:font-size-asian="12pt"/>
    </style:style>
    <style:style style:name="TableCell5406" style:family="table-cell">
      <style:table-cell-properties fo:border="none" style:writing-mode="lr-tb" style:vertical-align="bottom" fo:padding-top="0in" fo:padding-left="0in" fo:padding-bottom="0in" fo:padding-right="0in"/>
    </style:style>
    <style:style style:name="P5407" style:parent-style-name="Normal" style:family="paragraph">
      <style:paragraph-properties style:line-height-at-least="0in"/>
      <style:text-properties style:font-name="Times New Roman" style:font-name-asian="Times New Roman" fo:font-size="12pt" style:font-size-asian="12pt"/>
    </style:style>
    <style:style style:name="TableCell5408" style:family="table-cell">
      <style:table-cell-properties fo:border="none" style:writing-mode="lr-tb" style:vertical-align="bottom" fo:padding-top="0in" fo:padding-left="0in" fo:padding-bottom="0in" fo:padding-right="0in"/>
    </style:style>
    <style:style style:name="P5409" style:parent-style-name="Normal" style:family="paragraph">
      <style:paragraph-properties style:line-height-at-least="0in"/>
      <style:text-properties style:font-name="Times New Roman" style:font-name-asian="Times New Roman" fo:font-size="12pt" style:font-size-asian="12pt"/>
    </style:style>
    <style:style style:name="TableCell541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411" style:parent-style-name="Normal" style:family="paragraph">
      <style:paragraph-properties style:line-height-at-least="0in"/>
      <style:text-properties style:font-name="Times New Roman" style:font-name-asian="Times New Roman" fo:font-size="12pt" style:font-size-asian="12pt"/>
    </style:style>
    <style:style style:name="TableCell5412" style:family="table-cell">
      <style:table-cell-properties fo:border="none" style:writing-mode="lr-tb" style:vertical-align="bottom" fo:padding-top="0in" fo:padding-left="0in" fo:padding-bottom="0in" fo:padding-right="0in"/>
    </style:style>
    <style:style style:name="P5413" style:parent-style-name="Normal" style:family="paragraph">
      <style:paragraph-properties style:line-height-at-least="0in"/>
      <style:text-properties style:font-name="Times New Roman" style:font-name-asian="Times New Roman" fo:font-size="12pt" style:font-size-asian="12pt"/>
    </style:style>
    <style:style style:name="TableCell5414" style:family="table-cell">
      <style:table-cell-properties fo:border="none" fo:background-color="#FFFF00" style:writing-mode="lr-tb" style:vertical-align="bottom" fo:padding-top="0in" fo:padding-left="0in" fo:padding-bottom="0in" fo:padding-right="0in"/>
    </style:style>
    <style:style style:name="P5415"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54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417" style:parent-style-name="Normal" style:family="paragraph">
      <style:paragraph-properties style:line-height-at-least="0in"/>
      <style:text-properties style:font-name="Times New Roman" style:font-name-asian="Times New Roman" fo:font-size="12pt" style:font-size-asian="12pt"/>
    </style:style>
    <style:style style:name="TableRow5418" style:family="table-row">
      <style:table-row-properties style:min-row-height="0.1951in" style:use-optimal-row-height="false"/>
    </style:style>
    <style:style style:name="TableCell541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420" style:parent-style-name="Normal" style:family="paragraph">
      <style:paragraph-properties style:line-height-at-least="0in"/>
      <style:text-properties style:font-name="Times New Roman" style:font-name-asian="Times New Roman" fo:font-size="12pt" style:font-size-asian="12pt"/>
    </style:style>
    <style:style style:name="TableCell542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422" style:parent-style-name="Normal" style:family="paragraph">
      <style:paragraph-properties style:line-height-at-least="0in"/>
      <style:text-properties style:font-name="Times New Roman" style:font-name-asian="Times New Roman" fo:font-size="12pt" style:font-size-asian="12pt"/>
    </style:style>
    <style:style style:name="TableCell542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424" style:parent-style-name="Normal" style:family="paragraph">
      <style:paragraph-properties style:line-height-at-least="0in"/>
      <style:text-properties style:font-name="Times New Roman" style:font-name-asian="Times New Roman" fo:font-size="12pt" style:font-size-asian="12pt"/>
    </style:style>
    <style:style style:name="TableCell542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426" style:parent-style-name="Normal" style:family="paragraph">
      <style:paragraph-properties style:line-height-at-least="0in"/>
      <style:text-properties style:font-name="Times New Roman" style:font-name-asian="Times New Roman" fo:font-size="12pt" style:font-size-asian="12pt"/>
    </style:style>
    <style:style style:name="TableCell542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428" style:parent-style-name="Normal" style:family="paragraph">
      <style:paragraph-properties style:line-height-at-least="0in"/>
      <style:text-properties style:font-name="Times New Roman" style:font-name-asian="Times New Roman" fo:font-size="12pt" style:font-size-asian="12pt"/>
    </style:style>
    <style:style style:name="TableCell542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430" style:parent-style-name="Normal" style:family="paragraph">
      <style:paragraph-properties style:line-height-at-least="0in"/>
      <style:text-properties style:font-name="Times New Roman" style:font-name-asian="Times New Roman" fo:font-size="12pt" style:font-size-asian="12pt"/>
    </style:style>
    <style:style style:name="TableCell543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432" style:parent-style-name="Normal" style:family="paragraph">
      <style:paragraph-properties style:line-height-at-least="0in"/>
      <style:text-properties style:font-name="Times New Roman" style:font-name-asian="Times New Roman" fo:font-size="12pt" style:font-size-asian="12pt"/>
    </style:style>
    <style:style style:name="TableCell543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434" style:parent-style-name="Normal" style:family="paragraph">
      <style:paragraph-properties style:line-height-at-least="0in"/>
      <style:text-properties style:font-name="Times New Roman" style:font-name-asian="Times New Roman" fo:font-size="12pt" style:font-size-asian="12pt"/>
    </style:style>
    <style:style style:name="TableCell543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436" style:parent-style-name="Normal" style:family="paragraph">
      <style:paragraph-properties style:line-height-at-least="0in"/>
      <style:text-properties style:font-name="Times New Roman" style:font-name-asian="Times New Roman" fo:font-size="12pt" style:font-size-asian="12pt"/>
    </style:style>
    <style:style style:name="TableCell5437" style:family="table-cell">
      <style:table-cell-properties fo:border-top="none" fo:border-left="none" fo:border-bottom="0.0138in solid #000000" fo:border-right="none" fo:background-color="#FFFF00" style:writing-mode="lr-tb" style:vertical-align="bottom" fo:padding-top="0in" fo:padding-left="0in" fo:padding-bottom="0in" fo:padding-right="0in"/>
    </style:style>
    <style:style style:name="P5438" style:parent-style-name="Normal" style:family="paragraph">
      <style:paragraph-properties style:line-height-at-least="0in"/>
      <style:text-properties style:font-name="Verdana" style:font-name-asian="Verdana" fo:font-size="9.5pt" style:font-size-asian="9.5pt" fo:background-color="#FFFF00"/>
    </style:style>
    <style:style style:name="TableCell543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440" style:parent-style-name="Normal" style:family="paragraph">
      <style:paragraph-properties style:line-height-at-least="0in"/>
      <style:text-properties style:font-name="Times New Roman" style:font-name-asian="Times New Roman" fo:font-size="12pt" style:font-size-asian="12pt"/>
    </style:style>
    <style:style style:name="TableRow5441" style:family="table-row">
      <style:table-row-properties style:min-row-height="0.5243in" style:use-optimal-row-height="false"/>
    </style:style>
    <style:style style:name="TableCell5442" style:family="table-cell">
      <style:table-cell-properties fo:border="none" style:writing-mode="lr-tb" style:vertical-align="bottom" fo:padding-top="0in" fo:padding-left="0in" fo:padding-bottom="0in" fo:padding-right="0in"/>
    </style:style>
    <style:style style:name="P5443" style:parent-style-name="Normal" style:family="paragraph">
      <style:paragraph-properties style:line-height-at-least="0in" fo:margin-left="0.0833in">
        <style:tab-stops/>
      </style:paragraph-properties>
      <style:text-properties style:font-name="Verdana" style:font-name-asian="Verdana" fo:font-size="6pt" style:font-size-asian="6pt"/>
    </style:style>
    <style:style style:name="TableCell5444" style:family="table-cell">
      <style:table-cell-properties fo:border="none" style:writing-mode="lr-tb" style:vertical-align="bottom" fo:padding-top="0in" fo:padding-left="0in" fo:padding-bottom="0in" fo:padding-right="0in"/>
    </style:style>
    <style:style style:name="P5445" style:parent-style-name="Normal" style:family="paragraph">
      <style:paragraph-properties style:line-height-at-least="0in"/>
      <style:text-properties style:font-name="Times New Roman" style:font-name-asian="Times New Roman" fo:font-size="12pt" style:font-size-asian="12pt"/>
    </style:style>
    <style:style style:name="TableCell5446" style:family="table-cell">
      <style:table-cell-properties fo:border="none" style:writing-mode="lr-tb" style:vertical-align="bottom" fo:padding-top="0in" fo:padding-left="0in" fo:padding-bottom="0in" fo:padding-right="0in"/>
    </style:style>
    <style:style style:name="P5447" style:parent-style-name="Normal" style:family="paragraph">
      <style:paragraph-properties style:line-height-at-least="0in"/>
      <style:text-properties style:font-name="Times New Roman" style:font-name-asian="Times New Roman" fo:font-size="12pt" style:font-size-asian="12pt"/>
    </style:style>
    <style:style style:name="TableCell5448" style:family="table-cell">
      <style:table-cell-properties fo:border="none" style:writing-mode="lr-tb" style:vertical-align="bottom" fo:padding-top="0in" fo:padding-left="0in" fo:padding-bottom="0in" fo:padding-right="0in"/>
    </style:style>
    <style:style style:name="P5449" style:parent-style-name="Normal" style:family="paragraph">
      <style:paragraph-properties style:line-height-at-least="0in"/>
      <style:text-properties style:font-name="Times New Roman" style:font-name-asian="Times New Roman" fo:font-size="12pt" style:font-size-asian="12pt"/>
    </style:style>
    <style:style style:name="TableCell5450" style:family="table-cell">
      <style:table-cell-properties fo:border="none" style:writing-mode="lr-tb" style:vertical-align="bottom" fo:padding-top="0in" fo:padding-left="0in" fo:padding-bottom="0in" fo:padding-right="0in"/>
    </style:style>
    <style:style style:name="P5451" style:parent-style-name="Normal" style:family="paragraph">
      <style:paragraph-properties style:line-height-at-least="0in"/>
      <style:text-properties style:font-name="Times New Roman" style:font-name-asian="Times New Roman" fo:font-size="12pt" style:font-size-asian="12pt"/>
    </style:style>
    <style:style style:name="TableCell5452" style:family="table-cell">
      <style:table-cell-properties fo:border="none" style:writing-mode="lr-tb" style:vertical-align="bottom" fo:padding-top="0in" fo:padding-left="0in" fo:padding-bottom="0in" fo:padding-right="0in"/>
    </style:style>
    <style:style style:name="P5453" style:parent-style-name="Normal" style:family="paragraph">
      <style:paragraph-properties style:line-height-at-least="0in"/>
      <style:text-properties style:font-name="Times New Roman" style:font-name-asian="Times New Roman" fo:font-size="12pt" style:font-size-asian="12pt"/>
    </style:style>
    <style:style style:name="TableCell5454" style:family="table-cell">
      <style:table-cell-properties fo:border="none" style:writing-mode="lr-tb" style:vertical-align="bottom" fo:padding-top="0in" fo:padding-left="0in" fo:padding-bottom="0in" fo:padding-right="0in"/>
    </style:style>
    <style:style style:name="P5455" style:parent-style-name="Normal" style:family="paragraph">
      <style:paragraph-properties style:line-height-at-least="0in"/>
      <style:text-properties style:font-name="Times New Roman" style:font-name-asian="Times New Roman" fo:font-size="12pt" style:font-size-asian="12pt"/>
    </style:style>
    <style:style style:name="TableCell5456" style:family="table-cell">
      <style:table-cell-properties fo:border="none" style:writing-mode="lr-tb" style:vertical-align="bottom" fo:padding-top="0in" fo:padding-left="0in" fo:padding-bottom="0in" fo:padding-right="0in"/>
    </style:style>
    <style:style style:name="P5457" style:parent-style-name="Normal" style:family="paragraph">
      <style:paragraph-properties style:line-height-at-least="0in"/>
      <style:text-properties style:font-name="Times New Roman" style:font-name-asian="Times New Roman" fo:font-size="12pt" style:font-size-asian="12pt"/>
    </style:style>
    <style:style style:name="TableCell5458" style:family="table-cell">
      <style:table-cell-properties fo:border="none" style:writing-mode="lr-tb" style:vertical-align="bottom" fo:padding-top="0in" fo:padding-left="0in" fo:padding-bottom="0in" fo:padding-right="0in"/>
    </style:style>
    <style:style style:name="P5459" style:parent-style-name="Normal" style:family="paragraph">
      <style:paragraph-properties style:line-height-at-least="0in"/>
      <style:text-properties style:font-name="Times New Roman" style:font-name-asian="Times New Roman" fo:font-size="12pt" style:font-size-asian="12pt"/>
    </style:style>
    <style:style style:name="TableCell5460" style:family="table-cell">
      <style:table-cell-properties fo:border="none" style:writing-mode="lr-tb" style:vertical-align="bottom" fo:padding-top="0in" fo:padding-left="0in" fo:padding-bottom="0in" fo:padding-right="0in"/>
    </style:style>
    <style:style style:name="P5461" style:parent-style-name="Normal" style:family="paragraph">
      <style:paragraph-properties style:line-height-at-least="0in"/>
      <style:text-properties style:font-name="Times New Roman" style:font-name-asian="Times New Roman" fo:font-size="12pt" style:font-size-asian="12pt"/>
    </style:style>
    <style:style style:name="TableCell5462" style:family="table-cell">
      <style:table-cell-properties fo:border="none" style:writing-mode="lr-tb" style:vertical-align="bottom" fo:padding-top="0in" fo:padding-left="0in" fo:padding-bottom="0in" fo:padding-right="0in"/>
    </style:style>
    <style:style style:name="P5463" style:parent-style-name="Normal" style:family="paragraph">
      <style:paragraph-properties style:line-height-at-least="0in"/>
      <style:text-properties style:font-name="Times New Roman" style:font-name-asian="Times New Roman" fo:font-size="12pt" style:font-size-asian="12pt"/>
    </style:style>
    <style:style style:name="TableCell5464" style:family="table-cell">
      <style:table-cell-properties fo:border="none" style:writing-mode="lr-tb" style:vertical-align="bottom" fo:padding-top="0in" fo:padding-left="0in" fo:padding-bottom="0in" fo:padding-right="0in"/>
    </style:style>
    <style:style style:name="P5465" style:parent-style-name="Normal" style:family="paragraph">
      <style:paragraph-properties style:line-height-at-least="0in"/>
      <style:text-properties style:font-name="Times New Roman" style:font-name-asian="Times New Roman" fo:font-size="12pt" style:font-size-asian="12pt"/>
    </style:style>
    <style:style style:name="TableCell5466" style:family="table-cell">
      <style:table-cell-properties fo:border="none" style:writing-mode="lr-tb" style:vertical-align="bottom" fo:padding-top="0in" fo:padding-left="0in" fo:padding-bottom="0in" fo:padding-right="0in"/>
    </style:style>
    <style:style style:name="P5467" style:parent-style-name="Normal" style:family="paragraph">
      <style:paragraph-properties style:line-height-at-least="0in"/>
      <style:text-properties style:font-name="Times New Roman" style:font-name-asian="Times New Roman" fo:font-size="12pt" style:font-size-asian="12pt"/>
    </style:style>
    <style:style style:name="TableCell5468" style:family="table-cell">
      <style:table-cell-properties fo:border="none" style:writing-mode="lr-tb" style:vertical-align="bottom" fo:padding-top="0in" fo:padding-left="0in" fo:padding-bottom="0in" fo:padding-right="0in"/>
    </style:style>
    <style:style style:name="P5469" style:parent-style-name="Normal" style:family="paragraph">
      <style:paragraph-properties style:line-height-at-least="0in"/>
      <style:text-properties style:font-name="Times New Roman" style:font-name-asian="Times New Roman" fo:font-size="12pt" style:font-size-asian="12pt"/>
    </style:style>
    <style:style style:name="TableCell5470" style:family="table-cell">
      <style:table-cell-properties fo:border="none" style:writing-mode="lr-tb" style:vertical-align="bottom" fo:padding-top="0in" fo:padding-left="0in" fo:padding-bottom="0in" fo:padding-right="0in"/>
    </style:style>
    <style:style style:name="P5471" style:parent-style-name="Normal" style:family="paragraph">
      <style:paragraph-properties style:line-height-at-least="0in"/>
      <style:text-properties style:font-name="Times New Roman" style:font-name-asian="Times New Roman" fo:font-size="12pt" style:font-size-asian="12pt"/>
    </style:style>
    <style:style style:name="TableCell5472" style:family="table-cell">
      <style:table-cell-properties fo:border="none" style:writing-mode="lr-tb" style:vertical-align="bottom" fo:padding-top="0in" fo:padding-left="0in" fo:padding-bottom="0in" fo:padding-right="0in"/>
    </style:style>
    <style:style style:name="P5473" style:parent-style-name="Normal" style:family="paragraph">
      <style:paragraph-properties style:line-height-at-least="0in"/>
      <style:text-properties style:font-name="Times New Roman" style:font-name-asian="Times New Roman" fo:font-size="12pt" style:font-size-asian="12pt"/>
    </style:style>
    <style:style style:name="TableCell5474" style:family="table-cell">
      <style:table-cell-properties fo:border="none" style:writing-mode="lr-tb" style:vertical-align="bottom" fo:padding-top="0in" fo:padding-left="0in" fo:padding-bottom="0in" fo:padding-right="0in"/>
    </style:style>
    <style:style style:name="P5475" style:parent-style-name="Normal" style:family="paragraph">
      <style:paragraph-properties style:line-height-at-least="0in"/>
      <style:text-properties style:font-name="Times New Roman" style:font-name-asian="Times New Roman" fo:font-size="12pt" style:font-size-asian="12pt"/>
    </style:style>
    <style:style style:name="TableCell5476" style:family="table-cell">
      <style:table-cell-properties fo:border="none" style:writing-mode="lr-tb" style:vertical-align="bottom" fo:padding-top="0in" fo:padding-left="0in" fo:padding-bottom="0in" fo:padding-right="0in"/>
    </style:style>
    <style:style style:name="P5477" style:parent-style-name="Normal" style:family="paragraph">
      <style:paragraph-properties style:line-height-at-least="0in"/>
      <style:text-properties style:font-name="Times New Roman" style:font-name-asian="Times New Roman" fo:font-size="12pt" style:font-size-asian="12pt"/>
    </style:style>
    <style:style style:name="TableCell5478" style:family="table-cell">
      <style:table-cell-properties fo:border="none" style:writing-mode="lr-tb" style:vertical-align="bottom" fo:padding-top="0in" fo:padding-left="0in" fo:padding-bottom="0in" fo:padding-right="0in"/>
    </style:style>
    <style:style style:name="P5479" style:parent-style-name="Normal" style:family="paragraph">
      <style:paragraph-properties style:line-height-at-least="0in"/>
      <style:text-properties style:font-name="Times New Roman" style:font-name-asian="Times New Roman" fo:font-size="12pt" style:font-size-asian="12pt"/>
    </style:style>
    <style:style style:name="TableCell5480" style:family="table-cell">
      <style:table-cell-properties fo:border="none" style:writing-mode="lr-tb" style:vertical-align="bottom" fo:padding-top="0in" fo:padding-left="0in" fo:padding-bottom="0in" fo:padding-right="0in"/>
    </style:style>
    <style:style style:name="P5481" style:parent-style-name="Normal" style:family="paragraph">
      <style:paragraph-properties style:line-height-at-least="0in"/>
      <style:text-properties style:font-name="Times New Roman" style:font-name-asian="Times New Roman" fo:font-size="12pt" style:font-size-asian="12pt"/>
    </style:style>
    <style:style style:name="TableCell5482" style:family="table-cell">
      <style:table-cell-properties fo:border="none" style:writing-mode="lr-tb" style:vertical-align="bottom" fo:padding-top="0in" fo:padding-left="0in" fo:padding-bottom="0in" fo:padding-right="0in"/>
    </style:style>
    <style:style style:name="P5483" style:parent-style-name="Normal" style:family="paragraph">
      <style:paragraph-properties style:line-height-at-least="0in"/>
      <style:text-properties style:font-name="Times New Roman" style:font-name-asian="Times New Roman" fo:font-size="12pt" style:font-size-asian="12pt"/>
    </style:style>
    <style:style style:name="TableCell5484" style:family="table-cell">
      <style:table-cell-properties fo:border="none" style:writing-mode="lr-tb" style:vertical-align="bottom" fo:padding-top="0in" fo:padding-left="0in" fo:padding-bottom="0in" fo:padding-right="0in"/>
    </style:style>
    <style:style style:name="P5485" style:parent-style-name="Normal" style:family="paragraph">
      <style:paragraph-properties style:line-height-at-least="0in"/>
      <style:text-properties style:font-name="Times New Roman" style:font-name-asian="Times New Roman" fo:font-size="12pt" style:font-size-asian="12pt"/>
    </style:style>
    <style:style style:name="TableCell5486" style:family="table-cell">
      <style:table-cell-properties fo:border="none" style:writing-mode="lr-tb" style:vertical-align="bottom" fo:padding-top="0in" fo:padding-left="0in" fo:padding-bottom="0in" fo:padding-right="0in"/>
    </style:style>
    <style:style style:name="P5487" style:parent-style-name="Normal" style:family="paragraph">
      <style:paragraph-properties style:line-height-at-least="0in"/>
      <style:text-properties style:font-name="Times New Roman" style:font-name-asian="Times New Roman" fo:font-size="12pt" style:font-size-asian="12pt"/>
    </style:style>
    <style:style style:name="TableCell5488" style:family="table-cell">
      <style:table-cell-properties fo:border="none" style:writing-mode="lr-tb" style:vertical-align="bottom" fo:padding-top="0in" fo:padding-left="0in" fo:padding-bottom="0in" fo:padding-right="0in"/>
    </style:style>
    <style:style style:name="P5489" style:parent-style-name="Normal" style:family="paragraph">
      <style:paragraph-properties style:line-height-at-least="0in"/>
      <style:text-properties style:font-name="Times New Roman" style:font-name-asian="Times New Roman" fo:font-size="12pt" style:font-size-asian="12pt"/>
    </style:style>
    <style:style style:name="TableCell5490" style:family="table-cell">
      <style:table-cell-properties fo:border="none" style:writing-mode="lr-tb" style:vertical-align="bottom" fo:padding-top="0in" fo:padding-left="0in" fo:padding-bottom="0in" fo:padding-right="0in"/>
    </style:style>
    <style:style style:name="P5491" style:parent-style-name="Normal" style:family="paragraph">
      <style:paragraph-properties style:line-height-at-least="0in"/>
      <style:text-properties style:font-name="Times New Roman" style:font-name-asian="Times New Roman" fo:font-size="12pt" style:font-size-asian="12pt"/>
    </style:style>
    <style:style style:name="TableCell5492" style:family="table-cell">
      <style:table-cell-properties fo:border="none" style:writing-mode="lr-tb" style:vertical-align="bottom" fo:padding-top="0in" fo:padding-left="0in" fo:padding-bottom="0in" fo:padding-right="0in"/>
    </style:style>
    <style:style style:name="P5493" style:parent-style-name="Normal" style:family="paragraph">
      <style:paragraph-properties fo:text-align="end" style:line-height-at-least="0in" fo:margin-right="0.0833in"/>
      <style:text-properties style:font-name="Verdana" style:font-name-asian="Verdana" fo:font-size="6pt" style:font-size-asian="6pt"/>
    </style:style>
    <style:style style:name="TableColumn5495" style:family="table-column">
      <style:table-column-properties style:column-width="2.0694in" style:use-optimal-column-width="false"/>
    </style:style>
    <style:style style:name="TableColumn5496" style:family="table-column">
      <style:table-column-properties style:column-width="0.6805in" style:use-optimal-column-width="false"/>
    </style:style>
    <style:style style:name="TableColumn5497" style:family="table-column">
      <style:table-column-properties style:column-width="0.5in" style:use-optimal-column-width="false"/>
    </style:style>
    <style:style style:name="TableColumn5498" style:family="table-column">
      <style:table-column-properties style:column-width="0.4166in" style:use-optimal-column-width="false"/>
    </style:style>
    <style:style style:name="TableColumn5499" style:family="table-column">
      <style:table-column-properties style:column-width="0.0694in" style:use-optimal-column-width="false"/>
    </style:style>
    <style:style style:name="TableColumn5500" style:family="table-column">
      <style:table-column-properties style:column-width="0.5833in" style:use-optimal-column-width="false"/>
    </style:style>
    <style:style style:name="TableColumn5501" style:family="table-column">
      <style:table-column-properties style:column-width="0.6111in" style:use-optimal-column-width="false"/>
    </style:style>
    <style:style style:name="TableColumn5502" style:family="table-column">
      <style:table-column-properties style:column-width="0.1388in" style:use-optimal-column-width="false"/>
    </style:style>
    <style:style style:name="TableColumn5503" style:family="table-column">
      <style:table-column-properties style:column-width="0.1944in" style:use-optimal-column-width="false"/>
    </style:style>
    <style:style style:name="TableColumn5504" style:family="table-column">
      <style:table-column-properties style:column-width="0.1388in" style:use-optimal-column-width="false"/>
    </style:style>
    <style:style style:name="TableColumn5505" style:family="table-column">
      <style:table-column-properties style:column-width="0.0972in" style:use-optimal-column-width="false"/>
    </style:style>
    <style:style style:name="TableColumn5506" style:family="table-column">
      <style:table-column-properties style:column-width="0.4583in" style:use-optimal-column-width="false"/>
    </style:style>
    <style:style style:name="TableColumn5507" style:family="table-column">
      <style:table-column-properties style:column-width="0.0972in" style:use-optimal-column-width="false"/>
    </style:style>
    <style:style style:name="TableColumn5508" style:family="table-column">
      <style:table-column-properties style:column-width="0.3333in" style:use-optimal-column-width="false"/>
    </style:style>
    <style:style style:name="TableColumn5509" style:family="table-column">
      <style:table-column-properties style:column-width="0.0833in" style:use-optimal-column-width="false"/>
    </style:style>
    <style:style style:name="Table5494" style:family="table" style:master-page-name="MP21">
      <style:table-properties style:width="6.4722in" fo:margin-left="0.0069in" table:align="left"/>
    </style:style>
    <style:style style:name="TableRow5510" style:family="table-row">
      <style:table-row-properties style:min-row-height="0.268in" style:use-optimal-row-height="false"/>
    </style:style>
    <style:style style:name="TableCell5511" style:family="table-cell">
      <style:table-cell-properties fo:border-top="0.0138in solid #000000" fo:border-left="0.0138in solid #000000" fo:border-bottom="none" fo:border-right="0.0138in solid #000000" fo:background-color="#D9D9D9" style:writing-mode="lr-tb" style:vertical-align="bottom" fo:padding-top="0in" fo:padding-left="0in" fo:padding-bottom="0in" fo:padding-right="0in"/>
    </style:style>
    <style:style style:name="P5512" style:parent-style-name="Normal" style:family="paragraph">
      <style:paragraph-properties fo:break-before="page" style:line-height-at-least="0in" fo:margin-left="0.0833in">
        <style:tab-stops/>
      </style:paragraph-properties>
      <style:text-properties style:font-name="Verdana" style:font-name-asian="Verdana" fo:font-weight="bold" style:font-weight-asian="bold" fo:font-size="9.5pt" style:font-size-asian="9.5pt"/>
    </style:style>
    <style:style style:name="TableCell5514"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15"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TableCell5516"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17" style:parent-style-name="Normal" style:family="paragraph">
      <style:paragraph-properties style:line-height-at-least="0in"/>
      <style:text-properties style:font-name="Times New Roman" style:font-name-asian="Times New Roman" fo:font-size="12pt" style:font-size-asian="12pt"/>
    </style:style>
    <style:style style:name="TableCell5518" style:family="table-cell">
      <style:table-cell-properties fo:border-top="0.0138in solid #000000" fo:border-left="none" fo:border-bottom="none" fo:border-right="0.0138in solid #000000" fo:background-color="#D9D9D9" style:writing-mode="lr-tb" style:vertical-align="bottom" fo:padding-top="0in" fo:padding-left="0in" fo:padding-bottom="0in" fo:padding-right="0in"/>
    </style:style>
    <style:style style:name="P5519" style:parent-style-name="Normal" style:family="paragraph">
      <style:paragraph-properties style:line-height-at-least="0in"/>
      <style:text-properties style:font-name="Times New Roman" style:font-name-asian="Times New Roman" fo:font-size="12pt" style:font-size-asian="12pt"/>
    </style:style>
    <style:style style:name="TableCell5520"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21" style:parent-style-name="Normal" style:family="paragraph">
      <style:paragraph-properties style:line-height-at-least="0in"/>
      <style:text-properties style:font-name="Times New Roman" style:font-name-asian="Times New Roman" fo:font-size="12pt" style:font-size-asian="12pt"/>
    </style:style>
    <style:style style:name="TableCell5522"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23" style:parent-style-name="Normal" style:family="paragraph">
      <style:paragraph-properties style:line-height-at-least="0in"/>
      <style:text-properties style:font-name="Verdana" style:font-name-asian="Verdana" fo:font-weight="bold" style:font-weight-asian="bold" fo:font-size="9.5pt" style:font-size-asian="9.5pt"/>
    </style:style>
    <style:style style:name="TableCell5524"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25" style:parent-style-name="Normal" style:family="paragraph">
      <style:paragraph-properties style:line-height-at-least="0in"/>
      <style:text-properties style:font-name="Times New Roman" style:font-name-asian="Times New Roman" fo:font-size="12pt" style:font-size-asian="12pt"/>
    </style:style>
    <style:style style:name="TableCell5526"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27" style:parent-style-name="Normal" style:family="paragraph">
      <style:paragraph-properties style:line-height-at-least="0in"/>
      <style:text-properties style:font-name="Times New Roman" style:font-name-asian="Times New Roman" fo:font-size="12pt" style:font-size-asian="12pt"/>
    </style:style>
    <style:style style:name="TableCell5528"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29" style:parent-style-name="Normal" style:family="paragraph">
      <style:paragraph-properties style:line-height-at-least="0in"/>
      <style:text-properties style:font-name="Times New Roman" style:font-name-asian="Times New Roman" fo:font-size="12pt" style:font-size-asian="12pt"/>
    </style:style>
    <style:style style:name="TableCell5530"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31" style:parent-style-name="Normal" style:family="paragraph">
      <style:paragraph-properties style:line-height-at-least="0in"/>
      <style:text-properties style:font-name="Times New Roman" style:font-name-asian="Times New Roman" fo:font-size="12pt" style:font-size-asian="12pt"/>
    </style:style>
    <style:style style:name="TableCell5532"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33" style:parent-style-name="Normal" style:family="paragraph">
      <style:paragraph-properties style:line-height-at-least="0in"/>
      <style:text-properties style:font-name="Times New Roman" style:font-name-asian="Times New Roman" fo:font-size="12pt" style:font-size-asian="12pt"/>
    </style:style>
    <style:style style:name="TableCell5534"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35" style:parent-style-name="Normal" style:family="paragraph">
      <style:paragraph-properties style:line-height-at-least="0in"/>
      <style:text-properties style:font-name="Times New Roman" style:font-name-asian="Times New Roman" fo:font-size="12pt" style:font-size-asian="12pt"/>
    </style:style>
    <style:style style:name="TableCell5536"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37" style:parent-style-name="Normal" style:family="paragraph">
      <style:paragraph-properties style:line-height-at-least="0in"/>
      <style:text-properties style:font-name="Times New Roman" style:font-name-asian="Times New Roman" fo:font-size="12pt" style:font-size-asian="12pt"/>
    </style:style>
    <style:style style:name="TableCell5538" style:family="table-cell">
      <style:table-cell-properties fo:border-top="0.0138in solid #000000" fo:border-left="none" fo:border-bottom="none" fo:border-right="none" fo:background-color="#D9D9D9" style:writing-mode="lr-tb" style:vertical-align="bottom" fo:padding-top="0in" fo:padding-left="0in" fo:padding-bottom="0in" fo:padding-right="0in"/>
    </style:style>
    <style:style style:name="P5539" style:parent-style-name="Normal" style:family="paragraph">
      <style:paragraph-properties style:line-height-at-least="0in"/>
      <style:text-properties style:font-name="Times New Roman" style:font-name-asian="Times New Roman" fo:font-size="12pt" style:font-size-asian="12pt"/>
    </style:style>
    <style:style style:name="TableCell5540" style:family="table-cell">
      <style:table-cell-properties fo:border-top="0.0138in solid #000000" fo:border-left="none" fo:border-bottom="none" fo:border-right="0.0138in solid #000000" fo:background-color="#D9D9D9" style:writing-mode="lr-tb" style:vertical-align="bottom" fo:padding-top="0in" fo:padding-left="0in" fo:padding-bottom="0in" fo:padding-right="0in"/>
    </style:style>
    <style:style style:name="P5541" style:parent-style-name="Normal" style:family="paragraph">
      <style:paragraph-properties style:line-height-at-least="0in"/>
      <style:text-properties style:font-name="Times New Roman" style:font-name-asian="Times New Roman" fo:font-size="12pt" style:font-size-asian="12pt"/>
    </style:style>
    <style:style style:name="TableRow5542" style:family="table-row">
      <style:table-row-properties style:min-row-height="0.0701in" style:use-optimal-row-height="false"/>
    </style:style>
    <style:style style:name="TableCell5543" style:family="table-cell">
      <style:table-cell-properties fo:border-top="none" fo:border-left="0.0138in solid #000000" fo:border-bottom="0.0138in solid #000000" fo:border-right="0.0138in solid #000000" fo:background-color="#D9D9D9" style:writing-mode="lr-tb" style:vertical-align="bottom" fo:padding-top="0in" fo:padding-left="0in" fo:padding-bottom="0in" fo:padding-right="0in"/>
    </style:style>
    <style:style style:name="P5544" style:parent-style-name="Normal" style:family="paragraph">
      <style:paragraph-properties style:line-height-at-least="0in"/>
      <style:text-properties style:font-name="Times New Roman" style:font-name-asian="Times New Roman" fo:font-size="4pt" style:font-size-asian="4pt"/>
    </style:style>
    <style:style style:name="TableCell5545"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5546" style:parent-style-name="Normal" style:family="paragraph">
      <style:paragraph-properties style:line-height-at-least="0in"/>
      <style:text-properties style:font-name="Times New Roman" style:font-name-asian="Times New Roman" fo:font-size="4pt" style:font-size-asian="4pt"/>
    </style:style>
    <style:style style:name="TableCell5547"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5548" style:parent-style-name="Normal" style:family="paragraph">
      <style:paragraph-properties style:line-height-at-least="0in"/>
      <style:text-properties style:font-name="Times New Roman" style:font-name-asian="Times New Roman" fo:font-size="4pt" style:font-size-asian="4pt"/>
    </style:style>
    <style:style style:name="TableCell5549" style:family="table-cell">
      <style:table-cell-properties fo:border-top="none" fo:border-left="none" fo:border-bottom="0.0138in solid #000000" fo:border-right="0.0138in solid #000000" fo:background-color="#D9D9D9" style:writing-mode="lr-tb" style:vertical-align="bottom" fo:padding-top="0in" fo:padding-left="0in" fo:padding-bottom="0in" fo:padding-right="0in"/>
    </style:style>
    <style:style style:name="P5550" style:parent-style-name="Normal" style:family="paragraph">
      <style:paragraph-properties style:line-height-at-least="0in"/>
      <style:text-properties style:font-name="Times New Roman" style:font-name-asian="Times New Roman" fo:font-size="4pt" style:font-size-asian="4pt"/>
    </style:style>
    <style:style style:name="TableCell5551"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5552" style:parent-style-name="Normal" style:family="paragraph">
      <style:paragraph-properties style:line-height-at-least="0in"/>
      <style:text-properties style:font-name="Times New Roman" style:font-name-asian="Times New Roman" fo:font-size="4pt" style:font-size-asian="4pt"/>
    </style:style>
    <style:style style:name="TableCell5553"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5554" style:parent-style-name="Normal" style:family="paragraph">
      <style:paragraph-properties style:line-height-at-least="0in"/>
      <style:text-properties style:font-name="Times New Roman" style:font-name-asian="Times New Roman" fo:font-size="4pt" style:font-size-asian="4pt"/>
    </style:style>
    <style:style style:name="TableCell5555"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5556" style:parent-style-name="Normal" style:family="paragraph">
      <style:paragraph-properties style:line-height-at-least="0in"/>
      <style:text-properties style:font-name="Times New Roman" style:font-name-asian="Times New Roman" fo:font-size="4pt" style:font-size-asian="4pt"/>
    </style:style>
    <style:style style:name="TableCell5557"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5558" style:parent-style-name="Normal" style:family="paragraph">
      <style:paragraph-properties style:line-height-at-least="0in"/>
      <style:text-properties style:font-name="Times New Roman" style:font-name-asian="Times New Roman" fo:font-size="4pt" style:font-size-asian="4pt"/>
    </style:style>
    <style:style style:name="TableCell5559"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5560" style:parent-style-name="Normal" style:family="paragraph">
      <style:paragraph-properties style:line-height-at-least="0in"/>
      <style:text-properties style:font-name="Times New Roman" style:font-name-asian="Times New Roman" fo:font-size="4pt" style:font-size-asian="4pt"/>
    </style:style>
    <style:style style:name="TableCell5561"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5562" style:parent-style-name="Normal" style:family="paragraph">
      <style:paragraph-properties style:line-height-at-least="0in"/>
      <style:text-properties style:font-name="Times New Roman" style:font-name-asian="Times New Roman" fo:font-size="4pt" style:font-size-asian="4pt"/>
    </style:style>
    <style:style style:name="TableCell5563" style:family="table-cell">
      <style:table-cell-properties fo:border-top="none" fo:border-left="none" fo:border-bottom="0.0138in solid #000000" fo:border-right="none" fo:background-color="#D9D9D9" style:writing-mode="lr-tb" style:vertical-align="bottom" fo:padding-top="0in" fo:padding-left="0in" fo:padding-bottom="0in" fo:padding-right="0in"/>
    </style:style>
    <style:style style:name="P5564" style:parent-style-name="Normal" style:family="paragraph">
      <style:paragraph-properties style:line-height-at-least="0in"/>
      <style:text-properties style:font-name="Times New Roman" style:font-name-asian="Times New Roman" fo:font-size="4pt" style:font-size-asian="4pt"/>
    </style:style>
    <style:style style:name="TableCell5565" style:family="table-cell">
      <style:table-cell-properties fo:border-top="none" fo:border-left="none" fo:border-bottom="0.0138in solid #000000" fo:border-right="0.0138in solid #000000" fo:background-color="#D9D9D9" style:writing-mode="lr-tb" style:vertical-align="bottom" fo:padding-top="0in" fo:padding-left="0in" fo:padding-bottom="0in" fo:padding-right="0in"/>
    </style:style>
    <style:style style:name="P5566" style:parent-style-name="Normal" style:family="paragraph">
      <style:paragraph-properties style:line-height-at-least="0in"/>
      <style:text-properties style:font-name="Times New Roman" style:font-name-asian="Times New Roman" fo:font-size="4pt" style:font-size-asian="4pt"/>
    </style:style>
    <style:style style:name="TableRow5567" style:family="table-row">
      <style:table-row-properties style:min-row-height="0.1826in" style:use-optimal-row-height="false"/>
    </style:style>
    <style:style style:name="TableCell556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569" style:parent-style-name="Normal" style:family="paragraph">
      <style:paragraph-properties style:line-height-at-least="0in"/>
      <style:text-properties style:font-name="Times New Roman" style:font-name-asian="Times New Roman" fo:font-size="11pt" style:font-size-asian="11pt"/>
    </style:style>
    <style:style style:name="TableCell5570" style:family="table-cell">
      <style:table-cell-properties fo:border="none" style:writing-mode="lr-tb" style:vertical-align="bottom" fo:padding-top="0in" fo:padding-left="0in" fo:padding-bottom="0in" fo:padding-right="0in"/>
    </style:style>
    <style:style style:name="P5571" style:parent-style-name="Normal" style:family="paragraph">
      <style:paragraph-properties style:line-height-at-least="0in"/>
      <style:text-properties style:font-name="Times New Roman" style:font-name-asian="Times New Roman" fo:font-size="11pt" style:font-size-asian="11pt"/>
    </style:style>
    <style:style style:name="TableCell5572" style:family="table-cell">
      <style:table-cell-properties fo:border="none" style:writing-mode="lr-tb" style:vertical-align="bottom" fo:padding-top="0in" fo:padding-left="0in" fo:padding-bottom="0in" fo:padding-right="0in"/>
    </style:style>
    <style:style style:name="P5573" style:parent-style-name="Normal" style:family="paragraph">
      <style:paragraph-properties style:line-height-at-least="0in"/>
      <style:text-properties style:font-name="Times New Roman" style:font-name-asian="Times New Roman" fo:font-size="11pt" style:font-size-asian="11pt"/>
    </style:style>
    <style:style style:name="TableCell55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575" style:parent-style-name="Normal" style:family="paragraph">
      <style:paragraph-properties style:line-height-at-least="0in"/>
      <style:text-properties style:font-name="Times New Roman" style:font-name-asian="Times New Roman" fo:font-size="11pt" style:font-size-asian="11pt"/>
    </style:style>
    <style:style style:name="TableCell5576" style:family="table-cell">
      <style:table-cell-properties fo:border="none" style:writing-mode="lr-tb" style:vertical-align="bottom" fo:padding-top="0in" fo:padding-left="0in" fo:padding-bottom="0in" fo:padding-right="0in"/>
    </style:style>
    <style:style style:name="P5577" style:parent-style-name="Normal" style:family="paragraph">
      <style:paragraph-properties style:line-height-at-least="0in"/>
      <style:text-properties style:font-name="Times New Roman" style:font-name-asian="Times New Roman" fo:font-size="11pt" style:font-size-asian="11pt"/>
    </style:style>
    <style:style style:name="TableCell5578" style:family="table-cell">
      <style:table-cell-properties fo:border="none" fo:background-color="#FFFF00" style:writing-mode="lr-tb" style:vertical-align="bottom" fo:padding-top="0in" fo:padding-left="0in" fo:padding-bottom="0in" fo:padding-right="0in"/>
    </style:style>
    <style:style style:name="P5579" style:parent-style-name="Normal" style:family="paragraph">
      <style:paragraph-properties style:line-height-at-least="0in"/>
      <style:text-properties style:font-name="Verdana" style:font-name-asian="Verdana" fo:font-size="9.5pt" style:font-size-asian="9.5pt" fo:background-color="#FFFF00"/>
    </style:style>
    <style:style style:name="TableCell558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581" style:parent-style-name="Normal" style:family="paragraph">
      <style:paragraph-properties style:line-height-at-least="0in"/>
      <style:text-properties style:font-name="Times New Roman" style:font-name-asian="Times New Roman" fo:font-size="11pt" style:font-size-asian="11pt"/>
    </style:style>
    <style:style style:name="TableRow5582" style:family="table-row">
      <style:table-row-properties style:min-row-height="0.193in" style:use-optimal-row-height="false"/>
    </style:style>
    <style:style style:name="TableCell558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584" style:parent-style-name="Normal" style:family="paragraph">
      <style:paragraph-properties style:line-height-at-least="0in"/>
      <style:text-properties style:font-name="Times New Roman" style:font-name-asian="Times New Roman" fo:font-size="12pt" style:font-size-asian="12pt"/>
    </style:style>
    <style:style style:name="TableCell5585" style:family="table-cell">
      <style:table-cell-properties fo:border="none" style:writing-mode="lr-tb" style:vertical-align="bottom" fo:padding-top="0in" fo:padding-left="0in" fo:padding-bottom="0in" fo:padding-right="0in"/>
    </style:style>
    <style:style style:name="P5586" style:parent-style-name="Normal" style:family="paragraph">
      <style:paragraph-properties style:line-height-at-least="0in"/>
      <style:text-properties style:font-name="Times New Roman" style:font-name-asian="Times New Roman" fo:font-size="12pt" style:font-size-asian="12pt"/>
    </style:style>
    <style:style style:name="TableCell5587" style:family="table-cell">
      <style:table-cell-properties fo:border="none" style:writing-mode="lr-tb" style:vertical-align="bottom" fo:padding-top="0in" fo:padding-left="0in" fo:padding-bottom="0in" fo:padding-right="0in"/>
    </style:style>
    <style:style style:name="P5588" style:parent-style-name="Normal" style:family="paragraph">
      <style:paragraph-properties style:line-height-at-least="0in"/>
      <style:text-properties style:font-name="Times New Roman" style:font-name-asian="Times New Roman" fo:font-size="12pt" style:font-size-asian="12pt"/>
    </style:style>
    <style:style style:name="TableCell55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590" style:parent-style-name="Normal" style:family="paragraph">
      <style:paragraph-properties style:line-height-at-least="0in"/>
      <style:text-properties style:font-name="Times New Roman" style:font-name-asian="Times New Roman" fo:font-size="12pt" style:font-size-asian="12pt"/>
    </style:style>
    <style:style style:name="TableCell5591" style:family="table-cell">
      <style:table-cell-properties fo:border="none" style:writing-mode="lr-tb" style:vertical-align="bottom" fo:padding-top="0in" fo:padding-left="0in" fo:padding-bottom="0in" fo:padding-right="0in"/>
    </style:style>
    <style:style style:name="P5592" style:parent-style-name="Normal" style:family="paragraph">
      <style:paragraph-properties style:line-height-at-least="0in"/>
      <style:text-properties style:font-name="Times New Roman" style:font-name-asian="Times New Roman" fo:font-size="12pt" style:font-size-asian="12pt"/>
    </style:style>
    <style:style style:name="TableCell5593" style:family="table-cell">
      <style:table-cell-properties fo:border="none" fo:background-color="#FFFF00" style:writing-mode="lr-tb" style:vertical-align="bottom" fo:padding-top="0in" fo:padding-left="0in" fo:padding-bottom="0in" fo:padding-right="0in"/>
    </style:style>
    <style:style style:name="P5594" style:parent-style-name="Normal" style:family="paragraph">
      <style:paragraph-properties style:line-height-at-least="0in"/>
      <style:text-properties style:font-name="Verdana" style:font-name-asian="Verdana" fo:font-size="9.5pt" style:font-size-asian="9.5pt" fo:background-color="#FFFF00"/>
    </style:style>
    <style:style style:name="TableCell55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596" style:parent-style-name="Normal" style:family="paragraph">
      <style:paragraph-properties style:line-height-at-least="0in"/>
      <style:text-properties style:font-name="Times New Roman" style:font-name-asian="Times New Roman" fo:font-size="12pt" style:font-size-asian="12pt"/>
    </style:style>
    <style:style style:name="TableRow5597" style:family="table-row">
      <style:table-row-properties style:min-row-height="0.1972in" style:use-optimal-row-height="false"/>
    </style:style>
    <style:style style:name="TableCell559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599" style:parent-style-name="Normal" style:family="paragraph">
      <style:paragraph-properties style:line-height-at-least="0in"/>
      <style:text-properties style:font-name="Times New Roman" style:font-name-asian="Times New Roman" fo:font-size="12pt" style:font-size-asian="12pt"/>
    </style:style>
    <style:style style:name="TableCell5600" style:family="table-cell">
      <style:table-cell-properties fo:border="none" style:writing-mode="lr-tb" style:vertical-align="bottom" fo:padding-top="0in" fo:padding-left="0in" fo:padding-bottom="0in" fo:padding-right="0in"/>
    </style:style>
    <style:style style:name="P5601" style:parent-style-name="Normal" style:family="paragraph">
      <style:paragraph-properties style:line-height-at-least="0in"/>
      <style:text-properties style:font-name="Times New Roman" style:font-name-asian="Times New Roman" fo:font-size="12pt" style:font-size-asian="12pt"/>
    </style:style>
    <style:style style:name="TableCell5602" style:family="table-cell">
      <style:table-cell-properties fo:border="none" style:writing-mode="lr-tb" style:vertical-align="bottom" fo:padding-top="0in" fo:padding-left="0in" fo:padding-bottom="0in" fo:padding-right="0in"/>
    </style:style>
    <style:style style:name="P5603" style:parent-style-name="Normal" style:family="paragraph">
      <style:paragraph-properties style:line-height-at-least="0in"/>
      <style:text-properties style:font-name="Times New Roman" style:font-name-asian="Times New Roman" fo:font-size="12pt" style:font-size-asian="12pt"/>
    </style:style>
    <style:style style:name="TableCell560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05" style:parent-style-name="Normal" style:family="paragraph">
      <style:paragraph-properties style:line-height-at-least="0in"/>
      <style:text-properties style:font-name="Times New Roman" style:font-name-asian="Times New Roman" fo:font-size="12pt" style:font-size-asian="12pt"/>
    </style:style>
    <style:style style:name="TableCell5606" style:family="table-cell">
      <style:table-cell-properties fo:border="none" style:writing-mode="lr-tb" style:vertical-align="bottom" fo:padding-top="0in" fo:padding-left="0in" fo:padding-bottom="0in" fo:padding-right="0in"/>
    </style:style>
    <style:style style:name="P5607" style:parent-style-name="Normal" style:family="paragraph">
      <style:paragraph-properties style:line-height-at-least="0in"/>
      <style:text-properties style:font-name="Times New Roman" style:font-name-asian="Times New Roman" fo:font-size="12pt" style:font-size-asian="12pt"/>
    </style:style>
    <style:style style:name="TableCell5608" style:family="table-cell">
      <style:table-cell-properties fo:border="none" fo:background-color="#FFFF00" style:writing-mode="lr-tb" style:vertical-align="bottom" fo:padding-top="0in" fo:padding-left="0in" fo:padding-bottom="0in" fo:padding-right="0in"/>
    </style:style>
    <style:style style:name="P5609"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561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11" style:parent-style-name="Normal" style:family="paragraph">
      <style:paragraph-properties style:line-height-at-least="0in"/>
      <style:text-properties style:font-name="Times New Roman" style:font-name-asian="Times New Roman" fo:font-size="12pt" style:font-size-asian="12pt"/>
    </style:style>
    <style:style style:name="TableRow5612" style:family="table-row">
      <style:table-row-properties style:min-row-height="0.193in" style:use-optimal-row-height="false"/>
    </style:style>
    <style:style style:name="TableCell561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614" style:parent-style-name="Normal" style:family="paragraph">
      <style:paragraph-properties style:line-height-at-least="0in"/>
      <style:text-properties style:font-name="Times New Roman" style:font-name-asian="Times New Roman" fo:font-size="12pt" style:font-size-asian="12pt"/>
    </style:style>
    <style:style style:name="TableCell5615" style:family="table-cell">
      <style:table-cell-properties fo:border="none" style:writing-mode="lr-tb" style:vertical-align="bottom" fo:padding-top="0in" fo:padding-left="0in" fo:padding-bottom="0in" fo:padding-right="0in"/>
    </style:style>
    <style:style style:name="P5616" style:parent-style-name="Normal" style:family="paragraph">
      <style:paragraph-properties style:line-height-at-least="0in"/>
      <style:text-properties style:font-name="Times New Roman" style:font-name-asian="Times New Roman" fo:font-size="12pt" style:font-size-asian="12pt"/>
    </style:style>
    <style:style style:name="TableCell5617" style:family="table-cell">
      <style:table-cell-properties fo:border="none" style:writing-mode="lr-tb" style:vertical-align="bottom" fo:padding-top="0in" fo:padding-left="0in" fo:padding-bottom="0in" fo:padding-right="0in"/>
    </style:style>
    <style:style style:name="P5618" style:parent-style-name="Normal" style:family="paragraph">
      <style:paragraph-properties style:line-height-at-least="0in"/>
      <style:text-properties style:font-name="Times New Roman" style:font-name-asian="Times New Roman" fo:font-size="12pt" style:font-size-asian="12pt"/>
    </style:style>
    <style:style style:name="TableCell56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20" style:parent-style-name="Normal" style:family="paragraph">
      <style:paragraph-properties style:line-height-at-least="0in"/>
      <style:text-properties style:font-name="Times New Roman" style:font-name-asian="Times New Roman" fo:font-size="12pt" style:font-size-asian="12pt"/>
    </style:style>
    <style:style style:name="TableCell5621" style:family="table-cell">
      <style:table-cell-properties fo:border="none" style:writing-mode="lr-tb" style:vertical-align="bottom" fo:padding-top="0in" fo:padding-left="0in" fo:padding-bottom="0in" fo:padding-right="0in"/>
    </style:style>
    <style:style style:name="P5622" style:parent-style-name="Normal" style:family="paragraph">
      <style:paragraph-properties style:line-height-at-least="0in"/>
      <style:text-properties style:font-name="Times New Roman" style:font-name-asian="Times New Roman" fo:font-size="12pt" style:font-size-asian="12pt"/>
    </style:style>
    <style:style style:name="TableCell5623" style:family="table-cell">
      <style:table-cell-properties fo:border="none" fo:background-color="#FFFF00" style:writing-mode="lr-tb" style:vertical-align="bottom" fo:padding-top="0in" fo:padding-left="0in" fo:padding-bottom="0in" fo:padding-right="0in"/>
    </style:style>
    <style:style style:name="P5624"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5625" style:family="table-cell">
      <style:table-cell-properties fo:border="none" style:writing-mode="lr-tb" style:vertical-align="bottom" fo:padding-top="0in" fo:padding-left="0in" fo:padding-bottom="0in" fo:padding-right="0in"/>
    </style:style>
    <style:style style:name="P5626" style:parent-style-name="Normal" style:family="paragraph">
      <style:paragraph-properties style:line-height-at-least="0in"/>
      <style:text-properties style:font-name="Times New Roman" style:font-name-asian="Times New Roman" fo:font-size="12pt" style:font-size-asian="12pt"/>
    </style:style>
    <style:style style:name="TableCell5627" style:family="table-cell">
      <style:table-cell-properties fo:border="none" style:writing-mode="lr-tb" style:vertical-align="bottom" fo:padding-top="0in" fo:padding-left="0in" fo:padding-bottom="0in" fo:padding-right="0in"/>
    </style:style>
    <style:style style:name="P5628" style:parent-style-name="Normal" style:family="paragraph">
      <style:paragraph-properties style:line-height-at-least="0in"/>
      <style:text-properties style:font-name="Times New Roman" style:font-name-asian="Times New Roman" fo:font-size="12pt" style:font-size-asian="12pt"/>
    </style:style>
    <style:style style:name="TableCell5629" style:family="table-cell">
      <style:table-cell-properties fo:border="none" style:writing-mode="lr-tb" style:vertical-align="bottom" fo:padding-top="0in" fo:padding-left="0in" fo:padding-bottom="0in" fo:padding-right="0in"/>
    </style:style>
    <style:style style:name="P5630" style:parent-style-name="Normal" style:family="paragraph">
      <style:paragraph-properties style:line-height-at-least="0in"/>
      <style:text-properties style:font-name="Times New Roman" style:font-name-asian="Times New Roman" fo:font-size="12pt" style:font-size-asian="12pt"/>
    </style:style>
    <style:style style:name="TableCell5631" style:family="table-cell">
      <style:table-cell-properties fo:border="none" style:writing-mode="lr-tb" style:vertical-align="bottom" fo:padding-top="0in" fo:padding-left="0in" fo:padding-bottom="0in" fo:padding-right="0in"/>
    </style:style>
    <style:style style:name="P5632" style:parent-style-name="Normal" style:family="paragraph">
      <style:paragraph-properties style:line-height-at-least="0in"/>
      <style:text-properties style:font-name="Times New Roman" style:font-name-asian="Times New Roman" fo:font-size="12pt" style:font-size-asian="12pt"/>
    </style:style>
    <style:style style:name="TableCell5633" style:family="table-cell">
      <style:table-cell-properties fo:border="none" style:writing-mode="lr-tb" style:vertical-align="bottom" fo:padding-top="0in" fo:padding-left="0in" fo:padding-bottom="0in" fo:padding-right="0in"/>
    </style:style>
    <style:style style:name="P5634" style:parent-style-name="Normal" style:family="paragraph">
      <style:paragraph-properties style:line-height-at-least="0in"/>
      <style:text-properties style:font-name="Times New Roman" style:font-name-asian="Times New Roman" fo:font-size="12pt" style:font-size-asian="12pt"/>
    </style:style>
    <style:style style:name="TableCell5635" style:family="table-cell">
      <style:table-cell-properties fo:border="none" style:writing-mode="lr-tb" style:vertical-align="bottom" fo:padding-top="0in" fo:padding-left="0in" fo:padding-bottom="0in" fo:padding-right="0in"/>
    </style:style>
    <style:style style:name="P5636" style:parent-style-name="Normal" style:family="paragraph">
      <style:paragraph-properties style:line-height-at-least="0in"/>
      <style:text-properties style:font-name="Times New Roman" style:font-name-asian="Times New Roman" fo:font-size="12pt" style:font-size-asian="12pt"/>
    </style:style>
    <style:style style:name="TableCell5637" style:family="table-cell">
      <style:table-cell-properties fo:border="none" style:writing-mode="lr-tb" style:vertical-align="bottom" fo:padding-top="0in" fo:padding-left="0in" fo:padding-bottom="0in" fo:padding-right="0in"/>
    </style:style>
    <style:style style:name="P5638" style:parent-style-name="Normal" style:family="paragraph">
      <style:paragraph-properties style:line-height-at-least="0in"/>
      <style:text-properties style:font-name="Times New Roman" style:font-name-asian="Times New Roman" fo:font-size="12pt" style:font-size-asian="12pt"/>
    </style:style>
    <style:style style:name="TableCell563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40" style:parent-style-name="Normal" style:family="paragraph">
      <style:paragraph-properties style:line-height-at-least="0in"/>
      <style:text-properties style:font-name="Times New Roman" style:font-name-asian="Times New Roman" fo:font-size="12pt" style:font-size-asian="12pt"/>
    </style:style>
    <style:style style:name="TableRow5641" style:family="table-row">
      <style:table-row-properties style:min-row-height="0.0701in" style:use-optimal-row-height="false"/>
    </style:style>
    <style:style style:name="TableCell564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643" style:parent-style-name="Normal" style:family="paragraph">
      <style:paragraph-properties style:line-height-at-least="0in"/>
      <style:text-properties style:font-name="Times New Roman" style:font-name-asian="Times New Roman" fo:font-size="4pt" style:font-size-asian="4pt"/>
    </style:style>
    <style:style style:name="TableCell564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645" style:parent-style-name="Normal" style:family="paragraph">
      <style:paragraph-properties style:line-height-at-least="0in"/>
      <style:text-properties style:font-name="Times New Roman" style:font-name-asian="Times New Roman" fo:font-size="4pt" style:font-size-asian="4pt"/>
    </style:style>
    <style:style style:name="TableCell564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647" style:parent-style-name="Normal" style:family="paragraph">
      <style:paragraph-properties style:line-height-at-least="0in"/>
      <style:text-properties style:font-name="Times New Roman" style:font-name-asian="Times New Roman" fo:font-size="4pt" style:font-size-asian="4pt"/>
    </style:style>
    <style:style style:name="TableCell564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649" style:parent-style-name="Normal" style:family="paragraph">
      <style:paragraph-properties style:line-height-at-least="0in"/>
      <style:text-properties style:font-name="Times New Roman" style:font-name-asian="Times New Roman" fo:font-size="4pt" style:font-size-asian="4pt"/>
    </style:style>
    <style:style style:name="TableCell56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651" style:parent-style-name="Normal" style:family="paragraph">
      <style:paragraph-properties style:line-height-at-least="0in"/>
      <style:text-properties style:font-name="Times New Roman" style:font-name-asian="Times New Roman" fo:font-size="4pt" style:font-size-asian="4pt"/>
    </style:style>
    <style:style style:name="TableCell565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653" style:parent-style-name="Normal" style:family="paragraph">
      <style:paragraph-properties style:line-height-at-least="0in"/>
      <style:text-properties style:font-name="Times New Roman" style:font-name-asian="Times New Roman" fo:font-size="4pt" style:font-size-asian="4pt"/>
    </style:style>
    <style:style style:name="TableCell565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655" style:parent-style-name="Normal" style:family="paragraph">
      <style:paragraph-properties style:line-height-at-least="0in"/>
      <style:text-properties style:font-name="Times New Roman" style:font-name-asian="Times New Roman" fo:font-size="4pt" style:font-size-asian="4pt"/>
    </style:style>
    <style:style style:name="TableCell565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657" style:parent-style-name="Normal" style:family="paragraph">
      <style:paragraph-properties style:line-height-at-least="0in"/>
      <style:text-properties style:font-name="Times New Roman" style:font-name-asian="Times New Roman" fo:font-size="4pt" style:font-size-asian="4pt"/>
    </style:style>
    <style:style style:name="TableCell565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659" style:parent-style-name="Normal" style:family="paragraph">
      <style:paragraph-properties style:line-height-at-least="0in"/>
      <style:text-properties style:font-name="Times New Roman" style:font-name-asian="Times New Roman" fo:font-size="4pt" style:font-size-asian="4pt"/>
    </style:style>
    <style:style style:name="TableCell566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661" style:parent-style-name="Normal" style:family="paragraph">
      <style:paragraph-properties style:line-height-at-least="0in"/>
      <style:text-properties style:font-name="Times New Roman" style:font-name-asian="Times New Roman" fo:font-size="4pt" style:font-size-asian="4pt"/>
    </style:style>
    <style:style style:name="TableRow5662" style:family="table-row">
      <style:table-row-properties style:min-row-height="0.0597in" style:use-optimal-row-height="false"/>
    </style:style>
    <style:style style:name="TableCell566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664" style:parent-style-name="Normal" style:family="paragraph">
      <style:paragraph-properties style:line-height-at-least="0in"/>
      <style:text-properties style:font-name="Times New Roman" style:font-name-asian="Times New Roman" fo:font-size="3.5pt" style:font-size-asian="3.5pt"/>
    </style:style>
    <style:style style:name="TableCell5665" style:family="table-cell">
      <style:table-cell-properties fo:border="none" style:writing-mode="lr-tb" style:vertical-align="bottom" fo:padding-top="0in" fo:padding-left="0in" fo:padding-bottom="0in" fo:padding-right="0in"/>
    </style:style>
    <style:style style:name="P5666" style:parent-style-name="Normal" style:family="paragraph">
      <style:paragraph-properties style:line-height-at-least="0in"/>
      <style:text-properties style:font-name="Times New Roman" style:font-name-asian="Times New Roman" fo:font-size="3.5pt" style:font-size-asian="3.5pt"/>
    </style:style>
    <style:style style:name="TableCell5667" style:family="table-cell">
      <style:table-cell-properties fo:border="none" style:writing-mode="lr-tb" style:vertical-align="bottom" fo:padding-top="0in" fo:padding-left="0in" fo:padding-bottom="0in" fo:padding-right="0in"/>
    </style:style>
    <style:style style:name="P5668" style:parent-style-name="Normal" style:family="paragraph">
      <style:paragraph-properties style:line-height-at-least="0in"/>
      <style:text-properties style:font-name="Times New Roman" style:font-name-asian="Times New Roman" fo:font-size="3.5pt" style:font-size-asian="3.5pt"/>
    </style:style>
    <style:style style:name="TableCell56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70" style:parent-style-name="Normal" style:family="paragraph">
      <style:paragraph-properties style:line-height-at-least="0in"/>
      <style:text-properties style:font-name="Times New Roman" style:font-name-asian="Times New Roman" fo:font-size="3.5pt" style:font-size-asian="3.5pt"/>
    </style:style>
    <style:style style:name="TableCell5671" style:family="table-cell">
      <style:table-cell-properties fo:border="none" style:writing-mode="lr-tb" style:vertical-align="bottom" fo:padding-top="0in" fo:padding-left="0in" fo:padding-bottom="0in" fo:padding-right="0in"/>
    </style:style>
    <style:style style:name="P5672" style:parent-style-name="Normal" style:family="paragraph">
      <style:paragraph-properties style:line-height-at-least="0in"/>
      <style:text-properties style:font-name="Times New Roman" style:font-name-asian="Times New Roman" fo:font-size="3.5pt" style:font-size-asian="3.5pt"/>
    </style:style>
    <style:style style:name="TableCell5673" style:family="table-cell">
      <style:table-cell-properties fo:border="none" style:writing-mode="lr-tb" style:vertical-align="bottom" fo:padding-top="0in" fo:padding-left="0in" fo:padding-bottom="0in" fo:padding-right="0in"/>
    </style:style>
    <style:style style:name="P5674" style:parent-style-name="Normal" style:family="paragraph">
      <style:paragraph-properties style:line-height-at-least="0in"/>
      <style:text-properties style:font-name="Times New Roman" style:font-name-asian="Times New Roman" fo:font-size="3.5pt" style:font-size-asian="3.5pt"/>
    </style:style>
    <style:style style:name="TableCell5675" style:family="table-cell">
      <style:table-cell-properties fo:border="none" style:writing-mode="lr-tb" style:vertical-align="bottom" fo:padding-top="0in" fo:padding-left="0in" fo:padding-bottom="0in" fo:padding-right="0in"/>
    </style:style>
    <style:style style:name="P5676" style:parent-style-name="Normal" style:family="paragraph">
      <style:paragraph-properties style:line-height-at-least="0in"/>
      <style:text-properties style:font-name="Times New Roman" style:font-name-asian="Times New Roman" fo:font-size="3.5pt" style:font-size-asian="3.5pt"/>
    </style:style>
    <style:style style:name="TableCell5677" style:family="table-cell">
      <style:table-cell-properties fo:border="none" style:writing-mode="lr-tb" style:vertical-align="bottom" fo:padding-top="0in" fo:padding-left="0in" fo:padding-bottom="0in" fo:padding-right="0in"/>
    </style:style>
    <style:style style:name="P5678" style:parent-style-name="Normal" style:family="paragraph">
      <style:paragraph-properties style:line-height-at-least="0in"/>
      <style:text-properties style:font-name="Times New Roman" style:font-name-asian="Times New Roman" fo:font-size="3.5pt" style:font-size-asian="3.5pt"/>
    </style:style>
    <style:style style:name="TableCell5679" style:family="table-cell">
      <style:table-cell-properties fo:border="none" style:writing-mode="lr-tb" style:vertical-align="bottom" fo:padding-top="0in" fo:padding-left="0in" fo:padding-bottom="0in" fo:padding-right="0in"/>
    </style:style>
    <style:style style:name="P5680" style:parent-style-name="Normal" style:family="paragraph">
      <style:paragraph-properties style:line-height-at-least="0in"/>
      <style:text-properties style:font-name="Times New Roman" style:font-name-asian="Times New Roman" fo:font-size="3.5pt" style:font-size-asian="3.5pt"/>
    </style:style>
    <style:style style:name="TableCell5681" style:family="table-cell">
      <style:table-cell-properties fo:border="none" style:writing-mode="lr-tb" style:vertical-align="bottom" fo:padding-top="0in" fo:padding-left="0in" fo:padding-bottom="0in" fo:padding-right="0in"/>
    </style:style>
    <style:style style:name="P5682" style:parent-style-name="Normal" style:family="paragraph">
      <style:paragraph-properties style:line-height-at-least="0in"/>
      <style:text-properties style:font-name="Times New Roman" style:font-name-asian="Times New Roman" fo:font-size="3.5pt" style:font-size-asian="3.5pt"/>
    </style:style>
    <style:style style:name="TableCell5683" style:family="table-cell">
      <style:table-cell-properties fo:border="none" style:writing-mode="lr-tb" style:vertical-align="bottom" fo:padding-top="0in" fo:padding-left="0in" fo:padding-bottom="0in" fo:padding-right="0in"/>
    </style:style>
    <style:style style:name="P5684" style:parent-style-name="Normal" style:family="paragraph">
      <style:paragraph-properties style:line-height-at-least="0in"/>
      <style:text-properties style:font-name="Times New Roman" style:font-name-asian="Times New Roman" fo:font-size="3.5pt" style:font-size-asian="3.5pt"/>
    </style:style>
    <style:style style:name="TableCell5685" style:family="table-cell">
      <style:table-cell-properties fo:border="none" style:writing-mode="lr-tb" style:vertical-align="bottom" fo:padding-top="0in" fo:padding-left="0in" fo:padding-bottom="0in" fo:padding-right="0in"/>
    </style:style>
    <style:style style:name="P5686" style:parent-style-name="Normal" style:family="paragraph">
      <style:paragraph-properties style:line-height-at-least="0in"/>
      <style:text-properties style:font-name="Times New Roman" style:font-name-asian="Times New Roman" fo:font-size="3.5pt" style:font-size-asian="3.5pt"/>
    </style:style>
    <style:style style:name="TableCell5687" style:family="table-cell">
      <style:table-cell-properties fo:border="none" style:writing-mode="lr-tb" style:vertical-align="bottom" fo:padding-top="0in" fo:padding-left="0in" fo:padding-bottom="0in" fo:padding-right="0in"/>
    </style:style>
    <style:style style:name="P5688" style:parent-style-name="Normal" style:family="paragraph">
      <style:paragraph-properties style:line-height-at-least="0in"/>
      <style:text-properties style:font-name="Times New Roman" style:font-name-asian="Times New Roman" fo:font-size="3.5pt" style:font-size-asian="3.5pt"/>
    </style:style>
    <style:style style:name="TableCell5689" style:family="table-cell">
      <style:table-cell-properties fo:border="none" style:writing-mode="lr-tb" style:vertical-align="bottom" fo:padding-top="0in" fo:padding-left="0in" fo:padding-bottom="0in" fo:padding-right="0in"/>
    </style:style>
    <style:style style:name="P5690" style:parent-style-name="Normal" style:family="paragraph">
      <style:paragraph-properties style:line-height-at-least="0in"/>
      <style:text-properties style:font-name="Times New Roman" style:font-name-asian="Times New Roman" fo:font-size="3.5pt" style:font-size-asian="3.5pt"/>
    </style:style>
    <style:style style:name="TableCell56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92" style:parent-style-name="Normal" style:family="paragraph">
      <style:paragraph-properties style:line-height-at-least="0in"/>
      <style:text-properties style:font-name="Times New Roman" style:font-name-asian="Times New Roman" fo:font-size="3.5pt" style:font-size-asian="3.5pt"/>
    </style:style>
    <style:style style:name="TableRow5693" style:family="table-row">
      <style:table-row-properties style:min-row-height="0.193in" style:use-optimal-row-height="false"/>
    </style:style>
    <style:style style:name="TableCell569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695" style:parent-style-name="Normal" style:family="paragraph">
      <style:paragraph-properties style:line-height-at-least="0in" fo:margin-left="0.0833in">
        <style:tab-stops/>
      </style:paragraph-properties>
    </style:style>
    <style:style style:name="T5696" style:parent-style-name="DefaultParagraphFont" style:family="text">
      <style:text-properties style:font-name="Verdana" style:font-name-asian="Verdana" fo:font-size="9.5pt" style:font-size-asian="9.5pt"/>
    </style:style>
    <style:style style:name="T5697" style:parent-style-name="DefaultParagraphFont" style:family="text">
      <style:text-properties style:font-name="Verdana" style:font-name-asian="Verdana" fo:font-size="9.5pt" style:font-size-asian="9.5pt"/>
    </style:style>
    <style:style style:name="TableCell5698" style:family="table-cell">
      <style:table-cell-properties fo:border="none" style:writing-mode="lr-tb" style:vertical-align="bottom" fo:padding-top="0in" fo:padding-left="0in" fo:padding-bottom="0in" fo:padding-right="0in"/>
    </style:style>
    <style:style style:name="P5699"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TableCell57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01"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5702" style:family="table-cell">
      <style:table-cell-properties fo:border="none" style:writing-mode="lr-tb" style:vertical-align="bottom" fo:padding-top="0in" fo:padding-left="0in" fo:padding-bottom="0in" fo:padding-right="0in"/>
    </style:style>
    <style:style style:name="P5703" style:parent-style-name="Normal" style:family="paragraph">
      <style:paragraph-properties style:line-height-at-least="0in"/>
      <style:text-properties style:font-name="Times New Roman" style:font-name-asian="Times New Roman" fo:font-size="12pt" style:font-size-asian="12pt"/>
    </style:style>
    <style:style style:name="TableCell5704" style:family="table-cell">
      <style:table-cell-properties fo:border="none" fo:background-color="#FFFF00" style:writing-mode="lr-tb" style:vertical-align="bottom" fo:padding-top="0in" fo:padding-left="0in" fo:padding-bottom="0in" fo:padding-right="0in"/>
    </style:style>
    <style:style style:name="P5705" style:parent-style-name="Normal" style:family="paragraph">
      <style:paragraph-properties style:line-height-at-least="0in"/>
      <style:text-properties style:font-name="Verdana" style:font-name-asian="Verdana" fo:font-size="9.5pt" style:font-size-asian="9.5pt" fo:background-color="#FFFF00"/>
    </style:style>
    <style:style style:name="TableCell57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07" style:parent-style-name="Normal" style:family="paragraph">
      <style:paragraph-properties style:line-height-at-least="0in"/>
      <style:text-properties style:font-name="Times New Roman" style:font-name-asian="Times New Roman" fo:font-size="12pt" style:font-size-asian="12pt"/>
    </style:style>
    <style:style style:name="TableRow5708" style:family="table-row">
      <style:table-row-properties style:min-row-height="0.1951in" style:use-optimal-row-height="false"/>
    </style:style>
    <style:style style:name="TableCell570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710" style:parent-style-name="Normal" style:family="paragraph">
      <style:paragraph-properties style:line-height-at-least="0in"/>
      <style:text-properties style:font-name="Times New Roman" style:font-name-asian="Times New Roman" fo:font-size="12pt" style:font-size-asian="12pt"/>
    </style:style>
    <style:style style:name="TableCell57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12"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TableCell5713" style:family="table-cell">
      <style:table-cell-properties fo:border="none" style:writing-mode="lr-tb" style:vertical-align="bottom" fo:padding-top="0in" fo:padding-left="0in" fo:padding-bottom="0in" fo:padding-right="0in"/>
    </style:style>
    <style:style style:name="P5714" style:parent-style-name="Normal" style:family="paragraph">
      <style:paragraph-properties style:line-height-at-least="0in"/>
      <style:text-properties style:font-name="Times New Roman" style:font-name-asian="Times New Roman" fo:font-size="12pt" style:font-size-asian="12pt"/>
    </style:style>
    <style:style style:name="TableCell5715" style:family="table-cell">
      <style:table-cell-properties fo:border="none" fo:background-color="#FFFF00" style:writing-mode="lr-tb" style:vertical-align="bottom" fo:padding-top="0in" fo:padding-left="0in" fo:padding-bottom="0in" fo:padding-right="0in"/>
    </style:style>
    <style:style style:name="P5716"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5717" style:family="table-cell">
      <style:table-cell-properties fo:border="none" style:writing-mode="lr-tb" style:vertical-align="bottom" fo:padding-top="0in" fo:padding-left="0in" fo:padding-bottom="0in" fo:padding-right="0in"/>
    </style:style>
    <style:style style:name="P5718" style:parent-style-name="Normal" style:family="paragraph">
      <style:paragraph-properties style:line-height-at-least="0in"/>
      <style:text-properties style:font-name="Times New Roman" style:font-name-asian="Times New Roman" fo:font-size="12pt" style:font-size-asian="12pt"/>
    </style:style>
    <style:style style:name="TableCell5719" style:family="table-cell">
      <style:table-cell-properties fo:border="none" style:writing-mode="lr-tb" style:vertical-align="bottom" fo:padding-top="0in" fo:padding-left="0in" fo:padding-bottom="0in" fo:padding-right="0in"/>
    </style:style>
    <style:style style:name="P5720" style:parent-style-name="Normal" style:family="paragraph">
      <style:paragraph-properties style:line-height-at-least="0in"/>
      <style:text-properties style:font-name="Times New Roman" style:font-name-asian="Times New Roman" fo:font-size="12pt" style:font-size-asian="12pt"/>
    </style:style>
    <style:style style:name="TableCell5721" style:family="table-cell">
      <style:table-cell-properties fo:border="none" style:writing-mode="lr-tb" style:vertical-align="bottom" fo:padding-top="0in" fo:padding-left="0in" fo:padding-bottom="0in" fo:padding-right="0in"/>
    </style:style>
    <style:style style:name="P5722" style:parent-style-name="Normal" style:family="paragraph">
      <style:paragraph-properties style:line-height-at-least="0in"/>
      <style:text-properties style:font-name="Times New Roman" style:font-name-asian="Times New Roman" fo:font-size="12pt" style:font-size-asian="12pt"/>
    </style:style>
    <style:style style:name="TableCell5723" style:family="table-cell">
      <style:table-cell-properties fo:border="none" style:writing-mode="lr-tb" style:vertical-align="bottom" fo:padding-top="0in" fo:padding-left="0in" fo:padding-bottom="0in" fo:padding-right="0in"/>
    </style:style>
    <style:style style:name="P5724" style:parent-style-name="Normal" style:family="paragraph">
      <style:paragraph-properties style:line-height-at-least="0in"/>
      <style:text-properties style:font-name="Times New Roman" style:font-name-asian="Times New Roman" fo:font-size="12pt" style:font-size-asian="12pt"/>
    </style:style>
    <style:style style:name="TableCell5725" style:family="table-cell">
      <style:table-cell-properties fo:border="none" style:writing-mode="lr-tb" style:vertical-align="bottom" fo:padding-top="0in" fo:padding-left="0in" fo:padding-bottom="0in" fo:padding-right="0in"/>
    </style:style>
    <style:style style:name="P5726" style:parent-style-name="Normal" style:family="paragraph">
      <style:paragraph-properties style:line-height-at-least="0in"/>
      <style:text-properties style:font-name="Times New Roman" style:font-name-asian="Times New Roman" fo:font-size="12pt" style:font-size-asian="12pt"/>
    </style:style>
    <style:style style:name="TableCell57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28" style:parent-style-name="Normal" style:family="paragraph">
      <style:paragraph-properties style:line-height-at-least="0in"/>
      <style:text-properties style:font-name="Times New Roman" style:font-name-asian="Times New Roman" fo:font-size="12pt" style:font-size-asian="12pt"/>
    </style:style>
    <style:style style:name="TableRow5729" style:family="table-row">
      <style:table-row-properties style:min-row-height="0.193in" style:use-optimal-row-height="false"/>
    </style:style>
    <style:style style:name="TableCell573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731" style:parent-style-name="Normal" style:family="paragraph">
      <style:paragraph-properties style:line-height-at-least="0in"/>
      <style:text-properties style:font-name="Times New Roman" style:font-name-asian="Times New Roman" fo:font-size="12pt" style:font-size-asian="12pt"/>
    </style:style>
    <style:style style:name="TableCell5732" style:family="table-cell">
      <style:table-cell-properties fo:border="none" style:writing-mode="lr-tb" style:vertical-align="bottom" fo:padding-top="0in" fo:padding-left="0in" fo:padding-bottom="0in" fo:padding-right="0in"/>
    </style:style>
    <style:style style:name="P5733"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TableCell57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35"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5736" style:family="table-cell">
      <style:table-cell-properties fo:border="none" style:writing-mode="lr-tb" style:vertical-align="bottom" fo:padding-top="0in" fo:padding-left="0in" fo:padding-bottom="0in" fo:padding-right="0in"/>
    </style:style>
    <style:style style:name="P5737" style:parent-style-name="Normal" style:family="paragraph">
      <style:paragraph-properties style:line-height-at-least="0in"/>
      <style:text-properties style:font-name="Times New Roman" style:font-name-asian="Times New Roman" fo:font-size="12pt" style:font-size-asian="12pt"/>
    </style:style>
    <style:style style:name="TableCell5738" style:family="table-cell">
      <style:table-cell-properties fo:border="none" style:writing-mode="lr-tb" style:vertical-align="bottom" fo:padding-top="0in" fo:padding-left="0in" fo:padding-bottom="0in" fo:padding-right="0in"/>
    </style:style>
    <style:style style:name="P5739" style:parent-style-name="Normal" style:family="paragraph">
      <style:paragraph-properties style:line-height-at-least="0in"/>
      <style:text-properties style:font-name="Times New Roman" style:font-name-asian="Times New Roman" fo:font-size="12pt" style:font-size-asian="12pt"/>
    </style:style>
    <style:style style:name="TableCell5740" style:family="table-cell">
      <style:table-cell-properties fo:border="none" style:writing-mode="lr-tb" style:vertical-align="bottom" fo:padding-top="0in" fo:padding-left="0in" fo:padding-bottom="0in" fo:padding-right="0in"/>
    </style:style>
    <style:style style:name="P5741" style:parent-style-name="Normal" style:family="paragraph">
      <style:paragraph-properties style:line-height-at-least="0in"/>
      <style:text-properties style:font-name="Times New Roman" style:font-name-asian="Times New Roman" fo:font-size="12pt" style:font-size-asian="12pt"/>
    </style:style>
    <style:style style:name="TableCell5742" style:family="table-cell">
      <style:table-cell-properties fo:border="none" style:writing-mode="lr-tb" style:vertical-align="bottom" fo:padding-top="0in" fo:padding-left="0in" fo:padding-bottom="0in" fo:padding-right="0in"/>
    </style:style>
    <style:style style:name="P5743" style:parent-style-name="Normal" style:family="paragraph">
      <style:paragraph-properties style:line-height-at-least="0in"/>
      <style:text-properties style:font-name="Times New Roman" style:font-name-asian="Times New Roman" fo:font-size="12pt" style:font-size-asian="12pt"/>
    </style:style>
    <style:style style:name="TableCell5744" style:family="table-cell">
      <style:table-cell-properties fo:border="none" style:writing-mode="lr-tb" style:vertical-align="bottom" fo:padding-top="0in" fo:padding-left="0in" fo:padding-bottom="0in" fo:padding-right="0in"/>
    </style:style>
    <style:style style:name="P5745" style:parent-style-name="Normal" style:family="paragraph">
      <style:paragraph-properties style:line-height-at-least="0in"/>
      <style:text-properties style:font-name="Times New Roman" style:font-name-asian="Times New Roman" fo:font-size="12pt" style:font-size-asian="12pt"/>
    </style:style>
    <style:style style:name="TableCell5746" style:family="table-cell">
      <style:table-cell-properties fo:border="none" style:writing-mode="lr-tb" style:vertical-align="bottom" fo:padding-top="0in" fo:padding-left="0in" fo:padding-bottom="0in" fo:padding-right="0in"/>
    </style:style>
    <style:style style:name="P5747" style:parent-style-name="Normal" style:family="paragraph">
      <style:paragraph-properties style:line-height-at-least="0in"/>
      <style:text-properties style:font-name="Times New Roman" style:font-name-asian="Times New Roman" fo:font-size="12pt" style:font-size-asian="12pt"/>
    </style:style>
    <style:style style:name="TableCell5748" style:family="table-cell">
      <style:table-cell-properties fo:border="none" style:writing-mode="lr-tb" style:vertical-align="bottom" fo:padding-top="0in" fo:padding-left="0in" fo:padding-bottom="0in" fo:padding-right="0in"/>
    </style:style>
    <style:style style:name="P5749" style:parent-style-name="Normal" style:family="paragraph">
      <style:paragraph-properties style:line-height-at-least="0in"/>
      <style:text-properties style:font-name="Times New Roman" style:font-name-asian="Times New Roman" fo:font-size="12pt" style:font-size-asian="12pt"/>
    </style:style>
    <style:style style:name="TableCell5750" style:family="table-cell">
      <style:table-cell-properties fo:border="none" style:writing-mode="lr-tb" style:vertical-align="bottom" fo:padding-top="0in" fo:padding-left="0in" fo:padding-bottom="0in" fo:padding-right="0in"/>
    </style:style>
    <style:style style:name="P5751" style:parent-style-name="Normal" style:family="paragraph">
      <style:paragraph-properties style:line-height-at-least="0in"/>
      <style:text-properties style:font-name="Times New Roman" style:font-name-asian="Times New Roman" fo:font-size="12pt" style:font-size-asian="12pt"/>
    </style:style>
    <style:style style:name="TableCell5752" style:family="table-cell">
      <style:table-cell-properties fo:border="none" style:writing-mode="lr-tb" style:vertical-align="bottom" fo:padding-top="0in" fo:padding-left="0in" fo:padding-bottom="0in" fo:padding-right="0in"/>
    </style:style>
    <style:style style:name="P5753" style:parent-style-name="Normal" style:family="paragraph">
      <style:paragraph-properties style:line-height-at-least="0in"/>
      <style:text-properties style:font-name="Times New Roman" style:font-name-asian="Times New Roman" fo:font-size="12pt" style:font-size-asian="12pt"/>
    </style:style>
    <style:style style:name="TableCell5754" style:family="table-cell">
      <style:table-cell-properties fo:border="none" style:writing-mode="lr-tb" style:vertical-align="bottom" fo:padding-top="0in" fo:padding-left="0in" fo:padding-bottom="0in" fo:padding-right="0in"/>
    </style:style>
    <style:style style:name="P5755" style:parent-style-name="Normal" style:family="paragraph">
      <style:paragraph-properties style:line-height-at-least="0in"/>
      <style:text-properties style:font-name="Times New Roman" style:font-name-asian="Times New Roman" fo:font-size="12pt" style:font-size-asian="12pt"/>
    </style:style>
    <style:style style:name="TableCell57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57" style:parent-style-name="Normal" style:family="paragraph">
      <style:paragraph-properties style:line-height-at-least="0in"/>
      <style:text-properties style:font-name="Times New Roman" style:font-name-asian="Times New Roman" fo:font-size="12pt" style:font-size-asian="12pt"/>
    </style:style>
    <style:style style:name="TableRow5758" style:family="table-row">
      <style:table-row-properties style:min-row-height="0.1951in" style:use-optimal-row-height="false"/>
    </style:style>
    <style:style style:name="TableCell575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760" style:parent-style-name="Normal" style:family="paragraph">
      <style:paragraph-properties style:line-height-at-least="0in"/>
      <style:text-properties style:font-name="Times New Roman" style:font-name-asian="Times New Roman" fo:font-size="12pt" style:font-size-asian="12pt"/>
    </style:style>
    <style:style style:name="TableCell5761" style:family="table-cell">
      <style:table-cell-properties fo:border="none" style:writing-mode="lr-tb" style:vertical-align="bottom" fo:padding-top="0in" fo:padding-left="0in" fo:padding-bottom="0in" fo:padding-right="0in"/>
    </style:style>
    <style:style style:name="P5762"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TableCell5763" style:family="table-cell">
      <style:table-cell-properties fo:border="none" style:writing-mode="lr-tb" style:vertical-align="bottom" fo:padding-top="0in" fo:padding-left="0in" fo:padding-bottom="0in" fo:padding-right="0in"/>
    </style:style>
    <style:style style:name="P5764" style:parent-style-name="Normal" style:family="paragraph">
      <style:paragraph-properties style:line-height-at-least="0in"/>
      <style:text-properties style:font-name="Times New Roman" style:font-name-asian="Times New Roman" fo:font-size="12pt" style:font-size-asian="12pt"/>
    </style:style>
    <style:style style:name="TableCell57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66" style:parent-style-name="Normal" style:family="paragraph">
      <style:paragraph-properties style:line-height-at-least="0in"/>
      <style:text-properties style:font-name="Times New Roman" style:font-name-asian="Times New Roman" fo:font-size="12pt" style:font-size-asian="12pt"/>
    </style:style>
    <style:style style:name="TableCell5767" style:family="table-cell">
      <style:table-cell-properties fo:border="none" style:writing-mode="lr-tb" style:vertical-align="bottom" fo:padding-top="0in" fo:padding-left="0in" fo:padding-bottom="0in" fo:padding-right="0in"/>
    </style:style>
    <style:style style:name="P5768" style:parent-style-name="Normal" style:family="paragraph">
      <style:paragraph-properties style:line-height-at-least="0in"/>
      <style:text-properties style:font-name="Times New Roman" style:font-name-asian="Times New Roman" fo:font-size="12pt" style:font-size-asian="12pt"/>
    </style:style>
    <style:style style:name="TableCell5769" style:family="table-cell">
      <style:table-cell-properties fo:border="none" style:writing-mode="lr-tb" style:vertical-align="bottom" fo:padding-top="0in" fo:padding-left="0in" fo:padding-bottom="0in" fo:padding-right="0in"/>
    </style:style>
    <style:style style:name="P5770" style:parent-style-name="Normal" style:family="paragraph">
      <style:paragraph-properties style:line-height-at-least="0in"/>
      <style:text-properties style:font-name="Times New Roman" style:font-name-asian="Times New Roman" fo:font-size="12pt" style:font-size-asian="12pt"/>
    </style:style>
    <style:style style:name="TableCell5771" style:family="table-cell">
      <style:table-cell-properties fo:border="none" style:writing-mode="lr-tb" style:vertical-align="bottom" fo:padding-top="0in" fo:padding-left="0in" fo:padding-bottom="0in" fo:padding-right="0in"/>
    </style:style>
    <style:style style:name="P5772" style:parent-style-name="Normal" style:family="paragraph">
      <style:paragraph-properties style:line-height-at-least="0in"/>
      <style:text-properties style:font-name="Times New Roman" style:font-name-asian="Times New Roman" fo:font-size="12pt" style:font-size-asian="12pt"/>
    </style:style>
    <style:style style:name="TableCell5773" style:family="table-cell">
      <style:table-cell-properties fo:border="none" style:writing-mode="lr-tb" style:vertical-align="bottom" fo:padding-top="0in" fo:padding-left="0in" fo:padding-bottom="0in" fo:padding-right="0in"/>
    </style:style>
    <style:style style:name="P5774" style:parent-style-name="Normal" style:family="paragraph">
      <style:paragraph-properties style:line-height-at-least="0in"/>
      <style:text-properties style:font-name="Times New Roman" style:font-name-asian="Times New Roman" fo:font-size="12pt" style:font-size-asian="12pt"/>
    </style:style>
    <style:style style:name="TableCell5775" style:family="table-cell">
      <style:table-cell-properties fo:border="none" style:writing-mode="lr-tb" style:vertical-align="bottom" fo:padding-top="0in" fo:padding-left="0in" fo:padding-bottom="0in" fo:padding-right="0in"/>
    </style:style>
    <style:style style:name="P5776" style:parent-style-name="Normal" style:family="paragraph">
      <style:paragraph-properties style:line-height-at-least="0in"/>
      <style:text-properties style:font-name="Times New Roman" style:font-name-asian="Times New Roman" fo:font-size="12pt" style:font-size-asian="12pt"/>
    </style:style>
    <style:style style:name="TableCell5777" style:family="table-cell">
      <style:table-cell-properties fo:border="none" style:writing-mode="lr-tb" style:vertical-align="bottom" fo:padding-top="0in" fo:padding-left="0in" fo:padding-bottom="0in" fo:padding-right="0in"/>
    </style:style>
    <style:style style:name="P5778" style:parent-style-name="Normal" style:family="paragraph">
      <style:paragraph-properties style:line-height-at-least="0in"/>
      <style:text-properties style:font-name="Times New Roman" style:font-name-asian="Times New Roman" fo:font-size="12pt" style:font-size-asian="12pt"/>
    </style:style>
    <style:style style:name="TableCell5779" style:family="table-cell">
      <style:table-cell-properties fo:border="none" style:writing-mode="lr-tb" style:vertical-align="bottom" fo:padding-top="0in" fo:padding-left="0in" fo:padding-bottom="0in" fo:padding-right="0in"/>
    </style:style>
    <style:style style:name="P5780" style:parent-style-name="Normal" style:family="paragraph">
      <style:paragraph-properties style:line-height-at-least="0in"/>
      <style:text-properties style:font-name="Times New Roman" style:font-name-asian="Times New Roman" fo:font-size="12pt" style:font-size-asian="12pt"/>
    </style:style>
    <style:style style:name="TableCell5781" style:family="table-cell">
      <style:table-cell-properties fo:border="none" style:writing-mode="lr-tb" style:vertical-align="bottom" fo:padding-top="0in" fo:padding-left="0in" fo:padding-bottom="0in" fo:padding-right="0in"/>
    </style:style>
    <style:style style:name="P5782" style:parent-style-name="Normal" style:family="paragraph">
      <style:paragraph-properties style:line-height-at-least="0in"/>
      <style:text-properties style:font-name="Times New Roman" style:font-name-asian="Times New Roman" fo:font-size="12pt" style:font-size-asian="12pt"/>
    </style:style>
    <style:style style:name="TableCell5783" style:family="table-cell">
      <style:table-cell-properties fo:border="none" style:writing-mode="lr-tb" style:vertical-align="bottom" fo:padding-top="0in" fo:padding-left="0in" fo:padding-bottom="0in" fo:padding-right="0in"/>
    </style:style>
    <style:style style:name="P5784" style:parent-style-name="Normal" style:family="paragraph">
      <style:paragraph-properties style:line-height-at-least="0in"/>
      <style:text-properties style:font-name="Times New Roman" style:font-name-asian="Times New Roman" fo:font-size="12pt" style:font-size-asian="12pt"/>
    </style:style>
    <style:style style:name="TableCell5785" style:family="table-cell">
      <style:table-cell-properties fo:border="none" style:writing-mode="lr-tb" style:vertical-align="bottom" fo:padding-top="0in" fo:padding-left="0in" fo:padding-bottom="0in" fo:padding-right="0in"/>
    </style:style>
    <style:style style:name="P5786" style:parent-style-name="Normal" style:family="paragraph">
      <style:paragraph-properties style:line-height-at-least="0in"/>
      <style:text-properties style:font-name="Times New Roman" style:font-name-asian="Times New Roman" fo:font-size="12pt" style:font-size-asian="12pt"/>
    </style:style>
    <style:style style:name="TableCell57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88" style:parent-style-name="Normal" style:family="paragraph">
      <style:paragraph-properties style:line-height-at-least="0in"/>
      <style:text-properties style:font-name="Times New Roman" style:font-name-asian="Times New Roman" fo:font-size="12pt" style:font-size-asian="12pt"/>
    </style:style>
    <style:style style:name="TableRow5789" style:family="table-row">
      <style:table-row-properties style:min-row-height="0.0701in" style:use-optimal-row-height="false"/>
    </style:style>
    <style:style style:name="TableCell579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791" style:parent-style-name="Normal" style:family="paragraph">
      <style:paragraph-properties style:line-height-at-least="0in"/>
      <style:text-properties style:font-name="Times New Roman" style:font-name-asian="Times New Roman" fo:font-size="4pt" style:font-size-asian="4pt"/>
    </style:style>
    <style:style style:name="TableCell579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793" style:parent-style-name="Normal" style:family="paragraph">
      <style:paragraph-properties style:line-height-at-least="0in"/>
      <style:text-properties style:font-name="Times New Roman" style:font-name-asian="Times New Roman" fo:font-size="4pt" style:font-size-asian="4pt"/>
    </style:style>
    <style:style style:name="TableCell579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795" style:parent-style-name="Normal" style:family="paragraph">
      <style:paragraph-properties style:line-height-at-least="0in"/>
      <style:text-properties style:font-name="Times New Roman" style:font-name-asian="Times New Roman" fo:font-size="4pt" style:font-size-asian="4pt"/>
    </style:style>
    <style:style style:name="TableCell579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797" style:parent-style-name="Normal" style:family="paragraph">
      <style:paragraph-properties style:line-height-at-least="0in"/>
      <style:text-properties style:font-name="Times New Roman" style:font-name-asian="Times New Roman" fo:font-size="4pt" style:font-size-asian="4pt"/>
    </style:style>
    <style:style style:name="TableCell579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799" style:parent-style-name="Normal" style:family="paragraph">
      <style:paragraph-properties style:line-height-at-least="0in"/>
      <style:text-properties style:font-name="Times New Roman" style:font-name-asian="Times New Roman" fo:font-size="4pt" style:font-size-asian="4pt"/>
    </style:style>
    <style:style style:name="TableCell580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801" style:parent-style-name="Normal" style:family="paragraph">
      <style:paragraph-properties style:line-height-at-least="0in"/>
      <style:text-properties style:font-name="Times New Roman" style:font-name-asian="Times New Roman" fo:font-size="4pt" style:font-size-asian="4pt"/>
    </style:style>
    <style:style style:name="TableCell580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803" style:parent-style-name="Normal" style:family="paragraph">
      <style:paragraph-properties style:line-height-at-least="0in"/>
      <style:text-properties style:font-name="Times New Roman" style:font-name-asian="Times New Roman" fo:font-size="4pt" style:font-size-asian="4pt"/>
    </style:style>
    <style:style style:name="TableCell580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805" style:parent-style-name="Normal" style:family="paragraph">
      <style:paragraph-properties style:line-height-at-least="0in"/>
      <style:text-properties style:font-name="Times New Roman" style:font-name-asian="Times New Roman" fo:font-size="4pt" style:font-size-asian="4pt"/>
    </style:style>
    <style:style style:name="TableCell580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807" style:parent-style-name="Normal" style:family="paragraph">
      <style:paragraph-properties style:line-height-at-least="0in"/>
      <style:text-properties style:font-name="Times New Roman" style:font-name-asian="Times New Roman" fo:font-size="4pt" style:font-size-asian="4pt"/>
    </style:style>
    <style:style style:name="TableCell580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809" style:parent-style-name="Normal" style:family="paragraph">
      <style:paragraph-properties style:line-height-at-least="0in"/>
      <style:text-properties style:font-name="Times New Roman" style:font-name-asian="Times New Roman" fo:font-size="4pt" style:font-size-asian="4pt"/>
    </style:style>
    <style:style style:name="TableRow5810" style:family="table-row">
      <style:table-row-properties style:min-row-height="0.0597in" style:use-optimal-row-height="false"/>
    </style:style>
    <style:style style:name="TableCell581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812" style:parent-style-name="Normal" style:family="paragraph">
      <style:paragraph-properties style:line-height-at-least="0in"/>
      <style:text-properties style:font-name="Times New Roman" style:font-name-asian="Times New Roman" fo:font-size="3.5pt" style:font-size-asian="3.5pt"/>
    </style:style>
    <style:style style:name="TableCell5813" style:family="table-cell">
      <style:table-cell-properties fo:border="none" style:writing-mode="lr-tb" style:vertical-align="bottom" fo:padding-top="0in" fo:padding-left="0in" fo:padding-bottom="0in" fo:padding-right="0in"/>
    </style:style>
    <style:style style:name="P5814" style:parent-style-name="Normal" style:family="paragraph">
      <style:paragraph-properties style:line-height-at-least="0in"/>
      <style:text-properties style:font-name="Times New Roman" style:font-name-asian="Times New Roman" fo:font-size="3.5pt" style:font-size-asian="3.5pt"/>
    </style:style>
    <style:style style:name="TableCell5815" style:family="table-cell">
      <style:table-cell-properties fo:border="none" style:writing-mode="lr-tb" style:vertical-align="bottom" fo:padding-top="0in" fo:padding-left="0in" fo:padding-bottom="0in" fo:padding-right="0in"/>
    </style:style>
    <style:style style:name="P5816" style:parent-style-name="Normal" style:family="paragraph">
      <style:paragraph-properties style:line-height-at-least="0in"/>
      <style:text-properties style:font-name="Times New Roman" style:font-name-asian="Times New Roman" fo:font-size="3.5pt" style:font-size-asian="3.5pt"/>
    </style:style>
    <style:style style:name="TableCell58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18" style:parent-style-name="Normal" style:family="paragraph">
      <style:paragraph-properties style:line-height-at-least="0in"/>
      <style:text-properties style:font-name="Times New Roman" style:font-name-asian="Times New Roman" fo:font-size="3.5pt" style:font-size-asian="3.5pt"/>
    </style:style>
    <style:style style:name="TableCell5819" style:family="table-cell">
      <style:table-cell-properties fo:border="none" style:writing-mode="lr-tb" style:vertical-align="bottom" fo:padding-top="0in" fo:padding-left="0in" fo:padding-bottom="0in" fo:padding-right="0in"/>
    </style:style>
    <style:style style:name="P5820" style:parent-style-name="Normal" style:family="paragraph">
      <style:paragraph-properties style:line-height-at-least="0in"/>
      <style:text-properties style:font-name="Times New Roman" style:font-name-asian="Times New Roman" fo:font-size="3.5pt" style:font-size-asian="3.5pt"/>
    </style:style>
    <style:style style:name="TableCell5821" style:family="table-cell">
      <style:table-cell-properties fo:border="none" style:writing-mode="lr-tb" style:vertical-align="bottom" fo:padding-top="0in" fo:padding-left="0in" fo:padding-bottom="0in" fo:padding-right="0in"/>
    </style:style>
    <style:style style:name="P5822" style:parent-style-name="Normal" style:family="paragraph">
      <style:paragraph-properties style:line-height-at-least="0in"/>
      <style:text-properties style:font-name="Times New Roman" style:font-name-asian="Times New Roman" fo:font-size="3.5pt" style:font-size-asian="3.5pt"/>
    </style:style>
    <style:style style:name="TableCell5823" style:family="table-cell">
      <style:table-cell-properties fo:border="none" style:writing-mode="lr-tb" style:vertical-align="bottom" fo:padding-top="0in" fo:padding-left="0in" fo:padding-bottom="0in" fo:padding-right="0in"/>
    </style:style>
    <style:style style:name="P5824" style:parent-style-name="Normal" style:family="paragraph">
      <style:paragraph-properties style:line-height-at-least="0in"/>
      <style:text-properties style:font-name="Times New Roman" style:font-name-asian="Times New Roman" fo:font-size="3.5pt" style:font-size-asian="3.5pt"/>
    </style:style>
    <style:style style:name="TableCell5825" style:family="table-cell">
      <style:table-cell-properties fo:border="none" style:writing-mode="lr-tb" style:vertical-align="bottom" fo:padding-top="0in" fo:padding-left="0in" fo:padding-bottom="0in" fo:padding-right="0in"/>
    </style:style>
    <style:style style:name="P5826" style:parent-style-name="Normal" style:family="paragraph">
      <style:paragraph-properties style:line-height-at-least="0in"/>
      <style:text-properties style:font-name="Times New Roman" style:font-name-asian="Times New Roman" fo:font-size="3.5pt" style:font-size-asian="3.5pt"/>
    </style:style>
    <style:style style:name="TableCell5827" style:family="table-cell">
      <style:table-cell-properties fo:border="none" style:writing-mode="lr-tb" style:vertical-align="bottom" fo:padding-top="0in" fo:padding-left="0in" fo:padding-bottom="0in" fo:padding-right="0in"/>
    </style:style>
    <style:style style:name="P5828" style:parent-style-name="Normal" style:family="paragraph">
      <style:paragraph-properties style:line-height-at-least="0in"/>
      <style:text-properties style:font-name="Times New Roman" style:font-name-asian="Times New Roman" fo:font-size="3.5pt" style:font-size-asian="3.5pt"/>
    </style:style>
    <style:style style:name="TableCell5829" style:family="table-cell">
      <style:table-cell-properties fo:border="none" style:writing-mode="lr-tb" style:vertical-align="bottom" fo:padding-top="0in" fo:padding-left="0in" fo:padding-bottom="0in" fo:padding-right="0in"/>
    </style:style>
    <style:style style:name="P5830" style:parent-style-name="Normal" style:family="paragraph">
      <style:paragraph-properties style:line-height-at-least="0in"/>
      <style:text-properties style:font-name="Times New Roman" style:font-name-asian="Times New Roman" fo:font-size="3.5pt" style:font-size-asian="3.5pt"/>
    </style:style>
    <style:style style:name="TableCell5831" style:family="table-cell">
      <style:table-cell-properties fo:border="none" style:writing-mode="lr-tb" style:vertical-align="bottom" fo:padding-top="0in" fo:padding-left="0in" fo:padding-bottom="0in" fo:padding-right="0in"/>
    </style:style>
    <style:style style:name="P5832" style:parent-style-name="Normal" style:family="paragraph">
      <style:paragraph-properties style:line-height-at-least="0in"/>
      <style:text-properties style:font-name="Times New Roman" style:font-name-asian="Times New Roman" fo:font-size="3.5pt" style:font-size-asian="3.5pt"/>
    </style:style>
    <style:style style:name="TableCell5833" style:family="table-cell">
      <style:table-cell-properties fo:border="none" style:writing-mode="lr-tb" style:vertical-align="bottom" fo:padding-top="0in" fo:padding-left="0in" fo:padding-bottom="0in" fo:padding-right="0in"/>
    </style:style>
    <style:style style:name="P5834" style:parent-style-name="Normal" style:family="paragraph">
      <style:paragraph-properties style:line-height-at-least="0in"/>
      <style:text-properties style:font-name="Times New Roman" style:font-name-asian="Times New Roman" fo:font-size="3.5pt" style:font-size-asian="3.5pt"/>
    </style:style>
    <style:style style:name="TableCell5835" style:family="table-cell">
      <style:table-cell-properties fo:border="none" style:writing-mode="lr-tb" style:vertical-align="bottom" fo:padding-top="0in" fo:padding-left="0in" fo:padding-bottom="0in" fo:padding-right="0in"/>
    </style:style>
    <style:style style:name="P5836" style:parent-style-name="Normal" style:family="paragraph">
      <style:paragraph-properties style:line-height-at-least="0in"/>
      <style:text-properties style:font-name="Times New Roman" style:font-name-asian="Times New Roman" fo:font-size="3.5pt" style:font-size-asian="3.5pt"/>
    </style:style>
    <style:style style:name="TableCell5837" style:family="table-cell">
      <style:table-cell-properties fo:border="none" style:writing-mode="lr-tb" style:vertical-align="bottom" fo:padding-top="0in" fo:padding-left="0in" fo:padding-bottom="0in" fo:padding-right="0in"/>
    </style:style>
    <style:style style:name="P5838" style:parent-style-name="Normal" style:family="paragraph">
      <style:paragraph-properties style:line-height-at-least="0in"/>
      <style:text-properties style:font-name="Times New Roman" style:font-name-asian="Times New Roman" fo:font-size="3.5pt" style:font-size-asian="3.5pt"/>
    </style:style>
    <style:style style:name="TableCell583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40" style:parent-style-name="Normal" style:family="paragraph">
      <style:paragraph-properties style:line-height-at-least="0in"/>
      <style:text-properties style:font-name="Times New Roman" style:font-name-asian="Times New Roman" fo:font-size="3.5pt" style:font-size-asian="3.5pt"/>
    </style:style>
    <style:style style:name="TableRow5841" style:family="table-row">
      <style:table-row-properties style:min-row-height="0.193in" style:use-optimal-row-height="false"/>
    </style:style>
    <style:style style:name="TableCell584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843" style:parent-style-name="Normal" style:family="paragraph">
      <style:paragraph-properties style:line-height-at-least="0in" fo:margin-left="0.0833in">
        <style:tab-stops/>
      </style:paragraph-properties>
    </style:style>
    <style:style style:name="T5844" style:parent-style-name="DefaultParagraphFont" style:family="text">
      <style:text-properties style:font-name="Verdana" style:font-name-asian="Verdana" fo:font-size="9.5pt" style:font-size-asian="9.5pt"/>
    </style:style>
    <style:style style:name="T5845" style:parent-style-name="DefaultParagraphFont" style:family="text">
      <style:text-properties style:font-name="Verdana" style:font-name-asian="Verdana" fo:font-size="9.5pt" style:font-size-asian="9.5pt"/>
    </style:style>
    <style:style style:name="TableCell5846" style:family="table-cell">
      <style:table-cell-properties fo:border="none" style:writing-mode="lr-tb" style:vertical-align="bottom" fo:padding-top="0in" fo:padding-left="0in" fo:padding-bottom="0in" fo:padding-right="0in"/>
    </style:style>
    <style:style style:name="P5847"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TableCell5848" style:family="table-cell">
      <style:table-cell-properties fo:border="none" style:writing-mode="lr-tb" style:vertical-align="bottom" fo:padding-top="0in" fo:padding-left="0in" fo:padding-bottom="0in" fo:padding-right="0in"/>
    </style:style>
    <style:style style:name="P5849"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585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51"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5852" style:family="table-cell">
      <style:table-cell-properties fo:border="none" style:writing-mode="lr-tb" style:vertical-align="bottom" fo:padding-top="0in" fo:padding-left="0in" fo:padding-bottom="0in" fo:padding-right="0in"/>
    </style:style>
    <style:style style:name="P5853" style:parent-style-name="Normal" style:family="paragraph">
      <style:paragraph-properties style:line-height-at-least="0in"/>
      <style:text-properties style:font-name="Times New Roman" style:font-name-asian="Times New Roman" fo:font-size="12pt" style:font-size-asian="12pt"/>
    </style:style>
    <style:style style:name="TableCell5854" style:family="table-cell">
      <style:table-cell-properties fo:border="none" fo:background-color="#FFFF00" style:writing-mode="lr-tb" style:vertical-align="bottom" fo:padding-top="0in" fo:padding-left="0in" fo:padding-bottom="0in" fo:padding-right="0in"/>
    </style:style>
    <style:style style:name="P5855" style:parent-style-name="Normal" style:family="paragraph">
      <style:paragraph-properties style:line-height-at-least="0in"/>
      <style:text-properties style:font-name="Verdana" style:font-name-asian="Verdana" fo:font-size="9.5pt" style:font-size-asian="9.5pt" fo:background-color="#FFFF00"/>
    </style:style>
    <style:style style:name="TableCell58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57" style:parent-style-name="Normal" style:family="paragraph">
      <style:paragraph-properties style:line-height-at-least="0in"/>
      <style:text-properties style:font-name="Times New Roman" style:font-name-asian="Times New Roman" fo:font-size="12pt" style:font-size-asian="12pt"/>
    </style:style>
    <style:style style:name="TableRow5858" style:family="table-row">
      <style:table-row-properties style:min-row-height="0.1951in" style:use-optimal-row-height="false"/>
    </style:style>
    <style:style style:name="TableCell585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860" style:parent-style-name="Normal" style:family="paragraph">
      <style:paragraph-properties style:line-height-at-least="0in"/>
      <style:text-properties style:font-name="Times New Roman" style:font-name-asian="Times New Roman" fo:font-size="12pt" style:font-size-asian="12pt"/>
    </style:style>
    <style:style style:name="TableCell5861" style:family="table-cell">
      <style:table-cell-properties fo:border="none" style:writing-mode="lr-tb" style:vertical-align="bottom" fo:padding-top="0in" fo:padding-left="0in" fo:padding-bottom="0in" fo:padding-right="0in"/>
    </style:style>
    <style:style style:name="P5862"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TableCell58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64" style:parent-style-name="Normal" style:family="paragraph">
      <style:paragraph-properties style:line-height-at-least="0in"/>
      <style:text-properties style:font-name="Times New Roman" style:font-name-asian="Times New Roman" fo:font-size="12pt" style:font-size-asian="12pt"/>
    </style:style>
    <style:style style:name="TableCell5865" style:family="table-cell">
      <style:table-cell-properties fo:border="none" style:writing-mode="lr-tb" style:vertical-align="bottom" fo:padding-top="0in" fo:padding-left="0in" fo:padding-bottom="0in" fo:padding-right="0in"/>
    </style:style>
    <style:style style:name="P5866" style:parent-style-name="Normal" style:family="paragraph">
      <style:paragraph-properties style:line-height-at-least="0in"/>
      <style:text-properties style:font-name="Times New Roman" style:font-name-asian="Times New Roman" fo:font-size="12pt" style:font-size-asian="12pt"/>
    </style:style>
    <style:style style:name="TableCell5867" style:family="table-cell">
      <style:table-cell-properties fo:border="none" fo:background-color="#FFFF00" style:writing-mode="lr-tb" style:vertical-align="bottom" fo:padding-top="0in" fo:padding-left="0in" fo:padding-bottom="0in" fo:padding-right="0in"/>
    </style:style>
    <style:style style:name="P5868" style:parent-style-name="Normal" style:family="paragraph">
      <style:paragraph-properties style:line-height-at-least="0in"/>
      <style:text-properties style:font-name="Verdana" style:font-name-asian="Verdana" fo:font-size="9.5pt" style:font-size-asian="9.5pt" fo:background-color="#FFFF00"/>
    </style:style>
    <style:style style:name="TableCell58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70" style:parent-style-name="Normal" style:family="paragraph">
      <style:paragraph-properties style:line-height-at-least="0in"/>
      <style:text-properties style:font-name="Times New Roman" style:font-name-asian="Times New Roman" fo:font-size="12pt" style:font-size-asian="12pt"/>
    </style:style>
    <style:style style:name="TableRow5871" style:family="table-row">
      <style:table-row-properties style:min-row-height="0.193in" style:use-optimal-row-height="false"/>
    </style:style>
    <style:style style:name="TableCell587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873" style:parent-style-name="Normal" style:family="paragraph">
      <style:paragraph-properties style:line-height-at-least="0in"/>
      <style:text-properties style:font-name="Times New Roman" style:font-name-asian="Times New Roman" fo:font-size="12pt" style:font-size-asian="12pt"/>
    </style:style>
    <style:style style:name="TableCell5874" style:family="table-cell">
      <style:table-cell-properties fo:border="none" style:writing-mode="lr-tb" style:vertical-align="bottom" fo:padding-top="0in" fo:padding-left="0in" fo:padding-bottom="0in" fo:padding-right="0in"/>
    </style:style>
    <style:style style:name="P5875" style:parent-style-name="Normal" style:family="paragraph">
      <style:paragraph-properties style:line-height-at-least="0in"/>
      <style:text-properties style:font-name="Times New Roman" style:font-name-asian="Times New Roman" fo:font-size="12pt" style:font-size-asian="12pt"/>
    </style:style>
    <style:style style:name="TableCell5876" style:family="table-cell">
      <style:table-cell-properties fo:border="none" style:writing-mode="lr-tb" style:vertical-align="bottom" fo:padding-top="0in" fo:padding-left="0in" fo:padding-bottom="0in" fo:padding-right="0in"/>
    </style:style>
    <style:style style:name="P5877" style:parent-style-name="Normal" style:family="paragraph">
      <style:paragraph-properties style:line-height-at-least="0in"/>
      <style:text-properties style:font-name="Times New Roman" style:font-name-asian="Times New Roman" fo:font-size="12pt" style:font-size-asian="12pt"/>
    </style:style>
    <style:style style:name="TableCell58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79" style:parent-style-name="Normal" style:family="paragraph">
      <style:paragraph-properties style:line-height-at-least="0in"/>
      <style:text-properties style:font-name="Times New Roman" style:font-name-asian="Times New Roman" fo:font-size="12pt" style:font-size-asian="12pt"/>
    </style:style>
    <style:style style:name="TableCell5880" style:family="table-cell">
      <style:table-cell-properties fo:border="none" style:writing-mode="lr-tb" style:vertical-align="bottom" fo:padding-top="0in" fo:padding-left="0in" fo:padding-bottom="0in" fo:padding-right="0in"/>
    </style:style>
    <style:style style:name="P5881" style:parent-style-name="Normal" style:family="paragraph">
      <style:paragraph-properties style:line-height-at-least="0in"/>
      <style:text-properties style:font-name="Times New Roman" style:font-name-asian="Times New Roman" fo:font-size="12pt" style:font-size-asian="12pt"/>
    </style:style>
    <style:style style:name="TableCell5882" style:family="table-cell">
      <style:table-cell-properties fo:border="none" fo:background-color="#FFFF00" style:writing-mode="lr-tb" style:vertical-align="bottom" fo:padding-top="0in" fo:padding-left="0in" fo:padding-bottom="0in" fo:padding-right="0in"/>
    </style:style>
    <style:style style:name="P5883"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5884" style:family="table-cell">
      <style:table-cell-properties fo:border="none" style:writing-mode="lr-tb" style:vertical-align="bottom" fo:padding-top="0in" fo:padding-left="0in" fo:padding-bottom="0in" fo:padding-right="0in"/>
    </style:style>
    <style:style style:name="P5885" style:parent-style-name="Normal" style:family="paragraph">
      <style:paragraph-properties style:line-height-at-least="0in"/>
      <style:text-properties style:font-name="Times New Roman" style:font-name-asian="Times New Roman" fo:font-size="12pt" style:font-size-asian="12pt"/>
    </style:style>
    <style:style style:name="TableCell5886" style:family="table-cell">
      <style:table-cell-properties fo:border="none" style:writing-mode="lr-tb" style:vertical-align="bottom" fo:padding-top="0in" fo:padding-left="0in" fo:padding-bottom="0in" fo:padding-right="0in"/>
    </style:style>
    <style:style style:name="P5887" style:parent-style-name="Normal" style:family="paragraph">
      <style:paragraph-properties style:line-height-at-least="0in"/>
      <style:text-properties style:font-name="Times New Roman" style:font-name-asian="Times New Roman" fo:font-size="12pt" style:font-size-asian="12pt"/>
    </style:style>
    <style:style style:name="TableCell5888" style:family="table-cell">
      <style:table-cell-properties fo:border="none" style:writing-mode="lr-tb" style:vertical-align="bottom" fo:padding-top="0in" fo:padding-left="0in" fo:padding-bottom="0in" fo:padding-right="0in"/>
    </style:style>
    <style:style style:name="P5889" style:parent-style-name="Normal" style:family="paragraph">
      <style:paragraph-properties style:line-height-at-least="0in"/>
      <style:text-properties style:font-name="Times New Roman" style:font-name-asian="Times New Roman" fo:font-size="12pt" style:font-size-asian="12pt"/>
    </style:style>
    <style:style style:name="TableCell589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91" style:parent-style-name="Normal" style:family="paragraph">
      <style:paragraph-properties style:line-height-at-least="0in"/>
      <style:text-properties style:font-name="Times New Roman" style:font-name-asian="Times New Roman" fo:font-size="12pt" style:font-size-asian="12pt"/>
    </style:style>
    <style:style style:name="TableRow5892" style:family="table-row">
      <style:table-row-properties style:min-row-height="0.0701in" style:use-optimal-row-height="false"/>
    </style:style>
    <style:style style:name="TableCell589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894" style:parent-style-name="Normal" style:family="paragraph">
      <style:paragraph-properties style:line-height-at-least="0in"/>
      <style:text-properties style:font-name="Times New Roman" style:font-name-asian="Times New Roman" fo:font-size="4pt" style:font-size-asian="4pt"/>
    </style:style>
    <style:style style:name="TableCell589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896" style:parent-style-name="Normal" style:family="paragraph">
      <style:paragraph-properties style:line-height-at-least="0in"/>
      <style:text-properties style:font-name="Times New Roman" style:font-name-asian="Times New Roman" fo:font-size="4pt" style:font-size-asian="4pt"/>
    </style:style>
    <style:style style:name="TableCell589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898" style:parent-style-name="Normal" style:family="paragraph">
      <style:paragraph-properties style:line-height-at-least="0in"/>
      <style:text-properties style:font-name="Times New Roman" style:font-name-asian="Times New Roman" fo:font-size="4pt" style:font-size-asian="4pt"/>
    </style:style>
    <style:style style:name="TableCell589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900" style:parent-style-name="Normal" style:family="paragraph">
      <style:paragraph-properties style:line-height-at-least="0in"/>
      <style:text-properties style:font-name="Times New Roman" style:font-name-asian="Times New Roman" fo:font-size="4pt" style:font-size-asian="4pt"/>
    </style:style>
    <style:style style:name="TableCell590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902" style:parent-style-name="Normal" style:family="paragraph">
      <style:paragraph-properties style:line-height-at-least="0in"/>
      <style:text-properties style:font-name="Times New Roman" style:font-name-asian="Times New Roman" fo:font-size="4pt" style:font-size-asian="4pt"/>
    </style:style>
    <style:style style:name="TableCell590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904" style:parent-style-name="Normal" style:family="paragraph">
      <style:paragraph-properties style:line-height-at-least="0in"/>
      <style:text-properties style:font-name="Times New Roman" style:font-name-asian="Times New Roman" fo:font-size="4pt" style:font-size-asian="4pt"/>
    </style:style>
    <style:style style:name="TableCell590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906" style:parent-style-name="Normal" style:family="paragraph">
      <style:paragraph-properties style:line-height-at-least="0in"/>
      <style:text-properties style:font-name="Times New Roman" style:font-name-asian="Times New Roman" fo:font-size="4pt" style:font-size-asian="4pt"/>
    </style:style>
    <style:style style:name="TableCell590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908" style:parent-style-name="Normal" style:family="paragraph">
      <style:paragraph-properties style:line-height-at-least="0in"/>
      <style:text-properties style:font-name="Times New Roman" style:font-name-asian="Times New Roman" fo:font-size="4pt" style:font-size-asian="4pt"/>
    </style:style>
    <style:style style:name="TableRow5909" style:family="table-row">
      <style:table-row-properties style:min-row-height="0.0611in" style:use-optimal-row-height="false"/>
    </style:style>
    <style:style style:name="TableCell591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911" style:parent-style-name="Normal" style:family="paragraph">
      <style:paragraph-properties style:line-height-at-least="0in"/>
      <style:text-properties style:font-name="Times New Roman" style:font-name-asian="Times New Roman" fo:font-size="3.5pt" style:font-size-asian="3.5pt"/>
    </style:style>
    <style:style style:name="TableCell5912" style:family="table-cell">
      <style:table-cell-properties fo:border="none" style:writing-mode="lr-tb" style:vertical-align="bottom" fo:padding-top="0in" fo:padding-left="0in" fo:padding-bottom="0in" fo:padding-right="0in"/>
    </style:style>
    <style:style style:name="P5913" style:parent-style-name="Normal" style:family="paragraph">
      <style:paragraph-properties style:line-height-at-least="0in"/>
      <style:text-properties style:font-name="Times New Roman" style:font-name-asian="Times New Roman" fo:font-size="3.5pt" style:font-size-asian="3.5pt"/>
    </style:style>
    <style:style style:name="TableCell5914" style:family="table-cell">
      <style:table-cell-properties fo:border="none" style:writing-mode="lr-tb" style:vertical-align="bottom" fo:padding-top="0in" fo:padding-left="0in" fo:padding-bottom="0in" fo:padding-right="0in"/>
    </style:style>
    <style:style style:name="P5915" style:parent-style-name="Normal" style:family="paragraph">
      <style:paragraph-properties style:line-height-at-least="0in"/>
      <style:text-properties style:font-name="Times New Roman" style:font-name-asian="Times New Roman" fo:font-size="3.5pt" style:font-size-asian="3.5pt"/>
    </style:style>
    <style:style style:name="TableCell59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17" style:parent-style-name="Normal" style:family="paragraph">
      <style:paragraph-properties style:line-height-at-least="0in"/>
      <style:text-properties style:font-name="Times New Roman" style:font-name-asian="Times New Roman" fo:font-size="3.5pt" style:font-size-asian="3.5pt"/>
    </style:style>
    <style:style style:name="TableCell5918" style:family="table-cell">
      <style:table-cell-properties fo:border="none" style:writing-mode="lr-tb" style:vertical-align="bottom" fo:padding-top="0in" fo:padding-left="0in" fo:padding-bottom="0in" fo:padding-right="0in"/>
    </style:style>
    <style:style style:name="P5919" style:parent-style-name="Normal" style:family="paragraph">
      <style:paragraph-properties style:line-height-at-least="0in"/>
      <style:text-properties style:font-name="Times New Roman" style:font-name-asian="Times New Roman" fo:font-size="3.5pt" style:font-size-asian="3.5pt"/>
    </style:style>
    <style:style style:name="TableCell5920" style:family="table-cell">
      <style:table-cell-properties fo:border="none" style:writing-mode="lr-tb" style:vertical-align="bottom" fo:padding-top="0in" fo:padding-left="0in" fo:padding-bottom="0in" fo:padding-right="0in"/>
    </style:style>
    <style:style style:name="P5921" style:parent-style-name="Normal" style:family="paragraph">
      <style:paragraph-properties style:line-height-at-least="0in"/>
      <style:text-properties style:font-name="Times New Roman" style:font-name-asian="Times New Roman" fo:font-size="3.5pt" style:font-size-asian="3.5pt"/>
    </style:style>
    <style:style style:name="TableCell5922" style:family="table-cell">
      <style:table-cell-properties fo:border="none" style:writing-mode="lr-tb" style:vertical-align="bottom" fo:padding-top="0in" fo:padding-left="0in" fo:padding-bottom="0in" fo:padding-right="0in"/>
    </style:style>
    <style:style style:name="P5923" style:parent-style-name="Normal" style:family="paragraph">
      <style:paragraph-properties style:line-height-at-least="0in"/>
      <style:text-properties style:font-name="Times New Roman" style:font-name-asian="Times New Roman" fo:font-size="3.5pt" style:font-size-asian="3.5pt"/>
    </style:style>
    <style:style style:name="TableCell5924" style:family="table-cell">
      <style:table-cell-properties fo:border="none" style:writing-mode="lr-tb" style:vertical-align="bottom" fo:padding-top="0in" fo:padding-left="0in" fo:padding-bottom="0in" fo:padding-right="0in"/>
    </style:style>
    <style:style style:name="P5925" style:parent-style-name="Normal" style:family="paragraph">
      <style:paragraph-properties style:line-height-at-least="0in"/>
      <style:text-properties style:font-name="Times New Roman" style:font-name-asian="Times New Roman" fo:font-size="3.5pt" style:font-size-asian="3.5pt"/>
    </style:style>
    <style:style style:name="TableCell5926" style:family="table-cell">
      <style:table-cell-properties fo:border="none" style:writing-mode="lr-tb" style:vertical-align="bottom" fo:padding-top="0in" fo:padding-left="0in" fo:padding-bottom="0in" fo:padding-right="0in"/>
    </style:style>
    <style:style style:name="P5927" style:parent-style-name="Normal" style:family="paragraph">
      <style:paragraph-properties style:line-height-at-least="0in"/>
      <style:text-properties style:font-name="Times New Roman" style:font-name-asian="Times New Roman" fo:font-size="3.5pt" style:font-size-asian="3.5pt"/>
    </style:style>
    <style:style style:name="TableCell5928" style:family="table-cell">
      <style:table-cell-properties fo:border="none" style:writing-mode="lr-tb" style:vertical-align="bottom" fo:padding-top="0in" fo:padding-left="0in" fo:padding-bottom="0in" fo:padding-right="0in"/>
    </style:style>
    <style:style style:name="P5929" style:parent-style-name="Normal" style:family="paragraph">
      <style:paragraph-properties style:line-height-at-least="0in"/>
      <style:text-properties style:font-name="Times New Roman" style:font-name-asian="Times New Roman" fo:font-size="3.5pt" style:font-size-asian="3.5pt"/>
    </style:style>
    <style:style style:name="TableCell5930" style:family="table-cell">
      <style:table-cell-properties fo:border="none" style:writing-mode="lr-tb" style:vertical-align="bottom" fo:padding-top="0in" fo:padding-left="0in" fo:padding-bottom="0in" fo:padding-right="0in"/>
    </style:style>
    <style:style style:name="P5931" style:parent-style-name="Normal" style:family="paragraph">
      <style:paragraph-properties style:line-height-at-least="0in"/>
      <style:text-properties style:font-name="Times New Roman" style:font-name-asian="Times New Roman" fo:font-size="3.5pt" style:font-size-asian="3.5pt"/>
    </style:style>
    <style:style style:name="TableCell5932" style:family="table-cell">
      <style:table-cell-properties fo:border="none" style:writing-mode="lr-tb" style:vertical-align="bottom" fo:padding-top="0in" fo:padding-left="0in" fo:padding-bottom="0in" fo:padding-right="0in"/>
    </style:style>
    <style:style style:name="P5933" style:parent-style-name="Normal" style:family="paragraph">
      <style:paragraph-properties style:line-height-at-least="0in"/>
      <style:text-properties style:font-name="Times New Roman" style:font-name-asian="Times New Roman" fo:font-size="3.5pt" style:font-size-asian="3.5pt"/>
    </style:style>
    <style:style style:name="TableCell5934" style:family="table-cell">
      <style:table-cell-properties fo:border="none" style:writing-mode="lr-tb" style:vertical-align="bottom" fo:padding-top="0in" fo:padding-left="0in" fo:padding-bottom="0in" fo:padding-right="0in"/>
    </style:style>
    <style:style style:name="P5935" style:parent-style-name="Normal" style:family="paragraph">
      <style:paragraph-properties style:line-height-at-least="0in"/>
      <style:text-properties style:font-name="Times New Roman" style:font-name-asian="Times New Roman" fo:font-size="3.5pt" style:font-size-asian="3.5pt"/>
    </style:style>
    <style:style style:name="TableCell5936" style:family="table-cell">
      <style:table-cell-properties fo:border="none" style:writing-mode="lr-tb" style:vertical-align="bottom" fo:padding-top="0in" fo:padding-left="0in" fo:padding-bottom="0in" fo:padding-right="0in"/>
    </style:style>
    <style:style style:name="P5937" style:parent-style-name="Normal" style:family="paragraph">
      <style:paragraph-properties style:line-height-at-least="0in"/>
      <style:text-properties style:font-name="Times New Roman" style:font-name-asian="Times New Roman" fo:font-size="3.5pt" style:font-size-asian="3.5pt"/>
    </style:style>
    <style:style style:name="TableCell593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39" style:parent-style-name="Normal" style:family="paragraph">
      <style:paragraph-properties style:line-height-at-least="0in"/>
      <style:text-properties style:font-name="Times New Roman" style:font-name-asian="Times New Roman" fo:font-size="3.5pt" style:font-size-asian="3.5pt"/>
    </style:style>
    <style:style style:name="TableRow5940" style:family="table-row">
      <style:table-row-properties style:min-row-height="0.193in" style:use-optimal-row-height="false"/>
    </style:style>
    <style:style style:name="TableCell594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942"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5943" style:family="table-cell">
      <style:table-cell-properties fo:border="none" style:writing-mode="lr-tb" style:vertical-align="bottom" fo:padding-top="0in" fo:padding-left="0in" fo:padding-bottom="0in" fo:padding-right="0in"/>
    </style:style>
    <style:style style:name="P5944"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TableCell59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46" style:parent-style-name="Normal" style:family="paragraph">
      <style:paragraph-properties fo:text-align="end" style:line-height-at-least="0in" fo:margin-right="0.0173in"/>
      <style:text-properties style:font-name="Verdana" style:font-name-asian="Verdana" fo:font-size="9.5pt" style:font-size-asian="9.5pt"/>
    </style:style>
    <style:style style:name="TableCell5947" style:family="table-cell">
      <style:table-cell-properties fo:border="none" style:writing-mode="lr-tb" style:vertical-align="bottom" fo:padding-top="0in" fo:padding-left="0in" fo:padding-bottom="0in" fo:padding-right="0in"/>
    </style:style>
    <style:style style:name="P5948" style:parent-style-name="Normal" style:family="paragraph">
      <style:paragraph-properties style:line-height-at-least="0in"/>
      <style:text-properties style:font-name="Times New Roman" style:font-name-asian="Times New Roman" fo:font-size="12pt" style:font-size-asian="12pt"/>
    </style:style>
    <style:style style:name="TableCell5949" style:family="table-cell">
      <style:table-cell-properties fo:border="none" fo:background-color="#FFFF00" style:writing-mode="lr-tb" style:vertical-align="bottom" fo:padding-top="0in" fo:padding-left="0in" fo:padding-bottom="0in" fo:padding-right="0in"/>
    </style:style>
    <style:style style:name="P5950" style:parent-style-name="Normal" style:family="paragraph">
      <style:paragraph-properties style:line-height-at-least="0in"/>
      <style:text-properties style:font-name="Verdana" style:font-name-asian="Verdana" fo:font-size="9.5pt" style:font-size-asian="9.5pt" fo:background-color="#FFFF00"/>
    </style:style>
    <style:style style:name="TableCell59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52" style:parent-style-name="Normal" style:family="paragraph">
      <style:paragraph-properties style:line-height-at-least="0in"/>
      <style:text-properties style:font-name="Times New Roman" style:font-name-asian="Times New Roman" fo:font-size="12pt" style:font-size-asian="12pt"/>
    </style:style>
    <style:style style:name="TableRow5953" style:family="table-row">
      <style:table-row-properties style:min-row-height="0.193in" style:use-optimal-row-height="false"/>
    </style:style>
    <style:style style:name="TableCell595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955" style:parent-style-name="Normal" style:family="paragraph">
      <style:paragraph-properties style:line-height-at-least="0in" fo:margin-left="0.0833in">
        <style:tab-stops/>
      </style:paragraph-properties>
      <style:text-properties style:font-name="Verdana" style:font-name-asian="Verdana" fo:font-size="9.5pt" style:font-size-asian="9.5pt"/>
    </style:style>
    <style:style style:name="TableCell5956" style:family="table-cell">
      <style:table-cell-properties fo:border="none" style:writing-mode="lr-tb" style:vertical-align="bottom" fo:padding-top="0in" fo:padding-left="0in" fo:padding-bottom="0in" fo:padding-right="0in"/>
    </style:style>
    <style:style style:name="P5957"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TableCell5958" style:family="table-cell">
      <style:table-cell-properties fo:border="none" style:writing-mode="lr-tb" style:vertical-align="bottom" fo:padding-top="0in" fo:padding-left="0in" fo:padding-bottom="0in" fo:padding-right="0in"/>
    </style:style>
    <style:style style:name="P5959" style:parent-style-name="Normal" style:family="paragraph">
      <style:paragraph-properties style:line-height-at-least="0in"/>
      <style:text-properties style:font-name="Times New Roman" style:font-name-asian="Times New Roman" fo:font-size="12pt" style:font-size-asian="12pt"/>
    </style:style>
    <style:style style:name="TableCell596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61" style:parent-style-name="Normal" style:family="paragraph">
      <style:paragraph-properties style:line-height-at-least="0in"/>
      <style:text-properties style:font-name="Times New Roman" style:font-name-asian="Times New Roman" fo:font-size="12pt" style:font-size-asian="12pt"/>
    </style:style>
    <style:style style:name="TableCell5962" style:family="table-cell">
      <style:table-cell-properties fo:border="none" style:writing-mode="lr-tb" style:vertical-align="bottom" fo:padding-top="0in" fo:padding-left="0in" fo:padding-bottom="0in" fo:padding-right="0in"/>
    </style:style>
    <style:style style:name="P5963" style:parent-style-name="Normal" style:family="paragraph">
      <style:paragraph-properties style:line-height-at-least="0in"/>
      <style:text-properties style:font-name="Times New Roman" style:font-name-asian="Times New Roman" fo:font-size="12pt" style:font-size-asian="12pt"/>
    </style:style>
    <style:style style:name="TableCell5964" style:family="table-cell">
      <style:table-cell-properties fo:border="none" fo:background-color="#FFFF00" style:writing-mode="lr-tb" style:vertical-align="bottom" fo:padding-top="0in" fo:padding-left="0in" fo:padding-bottom="0in" fo:padding-right="0in"/>
    </style:style>
    <style:style style:name="P5965" style:parent-style-name="Normal" style:family="paragraph">
      <style:paragraph-properties style:line-height-at-least="0in"/>
      <style:text-properties style:font-name="Verdana" style:font-name-asian="Verdana" fo:font-size="9.5pt" style:font-size-asian="9.5pt" fo:background-color="#FFFF00"/>
    </style:style>
    <style:style style:name="TableCell5966" style:family="table-cell">
      <style:table-cell-properties fo:border="none" fo:background-color="#FFFF00" style:writing-mode="lr-tb" style:vertical-align="bottom" fo:padding-top="0in" fo:padding-left="0in" fo:padding-bottom="0in" fo:padding-right="0in"/>
    </style:style>
    <style:style style:name="P5967" style:parent-style-name="Normal" style:family="paragraph">
      <style:paragraph-properties style:line-height-at-least="0in" fo:margin-left="0.0277in">
        <style:tab-stops/>
      </style:paragraph-properties>
      <style:text-properties style:font-name="Verdana" style:font-name-asian="Verdana" fo:font-size="9.5pt" style:font-size-asian="9.5pt" fo:background-color="#FFFF00"/>
    </style:style>
    <style:style style:name="TableCell5968" style:family="table-cell">
      <style:table-cell-properties fo:border="none" fo:background-color="#FFFF00" style:writing-mode="lr-tb" style:vertical-align="bottom" fo:padding-top="0in" fo:padding-left="0in" fo:padding-bottom="0in" fo:padding-right="0in"/>
    </style:style>
    <style:style style:name="P5969" style:parent-style-name="Normal" style:family="paragraph">
      <style:paragraph-properties style:line-height-at-least="0in" fo:margin-left="0.0694in">
        <style:tab-stops/>
      </style:paragraph-properties>
      <style:text-properties style:font-name="Verdana" style:font-name-asian="Verdana" fo:font-size="9.5pt" style:font-size-asian="9.5pt" fo:background-color="#FFFF00"/>
    </style:style>
    <style:style style:name="TableCell5970" style:family="table-cell">
      <style:table-cell-properties fo:border="none" fo:background-color="#FFFF00" style:writing-mode="lr-tb" style:vertical-align="bottom" fo:padding-top="0in" fo:padding-left="0in" fo:padding-bottom="0in" fo:padding-right="0in"/>
    </style:style>
    <style:style style:name="P5971" style:parent-style-name="Normal" style:family="paragraph">
      <style:paragraph-properties fo:text-align="end" style:line-height-at-least="0in" fo:margin-right="0.0138in"/>
      <style:text-properties style:font-name="Verdana" style:font-name-asian="Verdana" fo:font-size="9.5pt" style:font-size-asian="9.5pt" fo:background-color="#FFFF00"/>
    </style:style>
    <style:style style:name="TableCell59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73" style:parent-style-name="Normal" style:family="paragraph">
      <style:paragraph-properties style:line-height-at-least="0in"/>
      <style:text-properties style:font-name="Times New Roman" style:font-name-asian="Times New Roman" fo:font-size="12pt" style:font-size-asian="12pt"/>
    </style:style>
    <style:style style:name="TableRow5974" style:family="table-row">
      <style:table-row-properties style:min-row-height="0.1951in" style:use-optimal-row-height="false"/>
    </style:style>
    <style:style style:name="TableCell597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976" style:parent-style-name="Normal" style:family="paragraph">
      <style:paragraph-properties style:line-height-at-least="0in"/>
      <style:text-properties style:font-name="Times New Roman" style:font-name-asian="Times New Roman" fo:font-size="12pt" style:font-size-asian="12pt"/>
    </style:style>
    <style:style style:name="TableCell5977" style:family="table-cell">
      <style:table-cell-properties fo:border="none" style:writing-mode="lr-tb" style:vertical-align="bottom" fo:padding-top="0in" fo:padding-left="0in" fo:padding-bottom="0in" fo:padding-right="0in"/>
    </style:style>
    <style:style style:name="P5978" style:parent-style-name="Normal" style:family="paragraph">
      <style:paragraph-properties style:line-height-at-least="0in"/>
      <style:text-properties style:font-name="Times New Roman" style:font-name-asian="Times New Roman" fo:font-size="12pt" style:font-size-asian="12pt"/>
    </style:style>
    <style:style style:name="TableCell5979" style:family="table-cell">
      <style:table-cell-properties fo:border="none" style:writing-mode="lr-tb" style:vertical-align="bottom" fo:padding-top="0in" fo:padding-left="0in" fo:padding-bottom="0in" fo:padding-right="0in"/>
    </style:style>
    <style:style style:name="P5980" style:parent-style-name="Normal" style:family="paragraph">
      <style:paragraph-properties style:line-height-at-least="0in"/>
      <style:text-properties style:font-name="Times New Roman" style:font-name-asian="Times New Roman" fo:font-size="12pt" style:font-size-asian="12pt"/>
    </style:style>
    <style:style style:name="TableCell59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82" style:parent-style-name="Normal" style:family="paragraph">
      <style:paragraph-properties style:line-height-at-least="0in"/>
      <style:text-properties style:font-name="Times New Roman" style:font-name-asian="Times New Roman" fo:font-size="12pt" style:font-size-asian="12pt"/>
    </style:style>
    <style:style style:name="TableCell5983" style:family="table-cell">
      <style:table-cell-properties fo:border="none" style:writing-mode="lr-tb" style:vertical-align="bottom" fo:padding-top="0in" fo:padding-left="0in" fo:padding-bottom="0in" fo:padding-right="0in"/>
    </style:style>
    <style:style style:name="P5984" style:parent-style-name="Normal" style:family="paragraph">
      <style:paragraph-properties style:line-height-at-least="0in"/>
      <style:text-properties style:font-name="Times New Roman" style:font-name-asian="Times New Roman" fo:font-size="12pt" style:font-size-asian="12pt"/>
    </style:style>
    <style:style style:name="TableCell5985" style:family="table-cell">
      <style:table-cell-properties fo:border="none" fo:background-color="#FFFF00" style:writing-mode="lr-tb" style:vertical-align="bottom" fo:padding-top="0in" fo:padding-left="0in" fo:padding-bottom="0in" fo:padding-right="0in"/>
    </style:style>
    <style:style style:name="P5986" style:parent-style-name="Normal" style:family="paragraph">
      <style:paragraph-properties style:line-height-at-least="0in"/>
      <style:text-properties style:font-name="Verdana" style:font-name-asian="Verdana" fo:font-size="9.5pt" style:font-size-asian="9.5pt" fo:background-color="#FFFF00"/>
    </style:style>
    <style:style style:name="TableCell59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88" style:parent-style-name="Normal" style:family="paragraph">
      <style:paragraph-properties style:line-height-at-least="0in"/>
      <style:text-properties style:font-name="Times New Roman" style:font-name-asian="Times New Roman" fo:font-size="12pt" style:font-size-asian="12pt"/>
    </style:style>
    <style:style style:name="TableRow5989" style:family="table-row">
      <style:table-row-properties style:min-row-height="0.1951in" style:use-optimal-row-height="false"/>
    </style:style>
    <style:style style:name="TableCell599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991" style:parent-style-name="Normal" style:family="paragraph">
      <style:paragraph-properties style:line-height-at-least="0in"/>
      <style:text-properties style:font-name="Times New Roman" style:font-name-asian="Times New Roman" fo:font-size="12pt" style:font-size-asian="12pt"/>
    </style:style>
    <style:style style:name="TableCell5992" style:family="table-cell">
      <style:table-cell-properties fo:border="none" style:writing-mode="lr-tb" style:vertical-align="bottom" fo:padding-top="0in" fo:padding-left="0in" fo:padding-bottom="0in" fo:padding-right="0in"/>
    </style:style>
    <style:style style:name="P5993" style:parent-style-name="Normal" style:family="paragraph">
      <style:paragraph-properties style:line-height-at-least="0in"/>
      <style:text-properties style:font-name="Times New Roman" style:font-name-asian="Times New Roman" fo:font-size="12pt" style:font-size-asian="12pt"/>
    </style:style>
    <style:style style:name="TableCell5994" style:family="table-cell">
      <style:table-cell-properties fo:border="none" style:writing-mode="lr-tb" style:vertical-align="bottom" fo:padding-top="0in" fo:padding-left="0in" fo:padding-bottom="0in" fo:padding-right="0in"/>
    </style:style>
    <style:style style:name="P5995" style:parent-style-name="Normal" style:family="paragraph">
      <style:paragraph-properties style:line-height-at-least="0in"/>
      <style:text-properties style:font-name="Times New Roman" style:font-name-asian="Times New Roman" fo:font-size="12pt" style:font-size-asian="12pt"/>
    </style:style>
    <style:style style:name="TableCell59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97" style:parent-style-name="Normal" style:family="paragraph">
      <style:paragraph-properties style:line-height-at-least="0in"/>
      <style:text-properties style:font-name="Times New Roman" style:font-name-asian="Times New Roman" fo:font-size="12pt" style:font-size-asian="12pt"/>
    </style:style>
    <style:style style:name="TableCell5998" style:family="table-cell">
      <style:table-cell-properties fo:border="none" style:writing-mode="lr-tb" style:vertical-align="bottom" fo:padding-top="0in" fo:padding-left="0in" fo:padding-bottom="0in" fo:padding-right="0in"/>
    </style:style>
    <style:style style:name="P5999" style:parent-style-name="Normal" style:family="paragraph">
      <style:paragraph-properties style:line-height-at-least="0in"/>
      <style:text-properties style:font-name="Times New Roman" style:font-name-asian="Times New Roman" fo:font-size="12pt" style:font-size-asian="12pt"/>
    </style:style>
    <style:style style:name="TableCell6000" style:family="table-cell">
      <style:table-cell-properties fo:border="none" fo:background-color="#FFFF00" style:writing-mode="lr-tb" style:vertical-align="bottom" fo:padding-top="0in" fo:padding-left="0in" fo:padding-bottom="0in" fo:padding-right="0in"/>
    </style:style>
    <style:style style:name="P6001" style:parent-style-name="Normal" style:family="paragraph">
      <style:paragraph-properties style:line-height-at-least="0in"/>
      <style:text-properties style:font-name="Verdana" style:font-name-asian="Verdana" fo:font-size="9.5pt" style:font-size-asian="9.5pt" fo:background-color="#FFFF00"/>
    </style:style>
    <style:style style:name="TableCell600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03" style:parent-style-name="Normal" style:family="paragraph">
      <style:paragraph-properties style:line-height-at-least="0in"/>
      <style:text-properties style:font-name="Times New Roman" style:font-name-asian="Times New Roman" fo:font-size="12pt" style:font-size-asian="12pt"/>
    </style:style>
    <style:style style:name="TableRow6004" style:family="table-row">
      <style:table-row-properties style:min-row-height="0.193in" style:use-optimal-row-height="false"/>
    </style:style>
    <style:style style:name="TableCell600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006" style:parent-style-name="Normal" style:family="paragraph">
      <style:paragraph-properties style:line-height-at-least="0in"/>
      <style:text-properties style:font-name="Times New Roman" style:font-name-asian="Times New Roman" fo:font-size="12pt" style:font-size-asian="12pt"/>
    </style:style>
    <style:style style:name="TableCell6007" style:family="table-cell">
      <style:table-cell-properties fo:border="none" style:writing-mode="lr-tb" style:vertical-align="bottom" fo:padding-top="0in" fo:padding-left="0in" fo:padding-bottom="0in" fo:padding-right="0in"/>
    </style:style>
    <style:style style:name="P6008" style:parent-style-name="Normal" style:family="paragraph">
      <style:paragraph-properties style:line-height-at-least="0in"/>
      <style:text-properties style:font-name="Times New Roman" style:font-name-asian="Times New Roman" fo:font-size="12pt" style:font-size-asian="12pt"/>
    </style:style>
    <style:style style:name="TableCell6009" style:family="table-cell">
      <style:table-cell-properties fo:border="none" style:writing-mode="lr-tb" style:vertical-align="bottom" fo:padding-top="0in" fo:padding-left="0in" fo:padding-bottom="0in" fo:padding-right="0in"/>
    </style:style>
    <style:style style:name="P6010" style:parent-style-name="Normal" style:family="paragraph">
      <style:paragraph-properties style:line-height-at-least="0in"/>
      <style:text-properties style:font-name="Times New Roman" style:font-name-asian="Times New Roman" fo:font-size="12pt" style:font-size-asian="12pt"/>
    </style:style>
    <style:style style:name="TableCell60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12" style:parent-style-name="Normal" style:family="paragraph">
      <style:paragraph-properties style:line-height-at-least="0in"/>
      <style:text-properties style:font-name="Times New Roman" style:font-name-asian="Times New Roman" fo:font-size="12pt" style:font-size-asian="12pt"/>
    </style:style>
    <style:style style:name="TableCell6013" style:family="table-cell">
      <style:table-cell-properties fo:border="none" style:writing-mode="lr-tb" style:vertical-align="bottom" fo:padding-top="0in" fo:padding-left="0in" fo:padding-bottom="0in" fo:padding-right="0in"/>
    </style:style>
    <style:style style:name="P6014" style:parent-style-name="Normal" style:family="paragraph">
      <style:paragraph-properties style:line-height-at-least="0in"/>
      <style:text-properties style:font-name="Times New Roman" style:font-name-asian="Times New Roman" fo:font-size="12pt" style:font-size-asian="12pt"/>
    </style:style>
    <style:style style:name="TableCell6015" style:family="table-cell">
      <style:table-cell-properties fo:border="none" fo:background-color="#FFFF00" style:writing-mode="lr-tb" style:vertical-align="bottom" fo:padding-top="0in" fo:padding-left="0in" fo:padding-bottom="0in" fo:padding-right="0in"/>
    </style:style>
    <style:style style:name="P6016" style:parent-style-name="Normal" style:family="paragraph">
      <style:paragraph-properties style:line-height-at-least="0in"/>
      <style:text-properties style:font-name="Verdana" style:font-name-asian="Verdana" style:text-scale="98%" fo:font-size="9.5pt" style:font-size-asian="9.5pt" fo:background-color="#FFFF00"/>
    </style:style>
    <style:style style:name="TableCell6017" style:family="table-cell">
      <style:table-cell-properties fo:border="none" style:writing-mode="lr-tb" style:vertical-align="bottom" fo:padding-top="0in" fo:padding-left="0in" fo:padding-bottom="0in" fo:padding-right="0in"/>
    </style:style>
    <style:style style:name="P6018" style:parent-style-name="Normal" style:family="paragraph">
      <style:paragraph-properties style:line-height-at-least="0in"/>
      <style:text-properties style:font-name="Times New Roman" style:font-name-asian="Times New Roman" fo:font-size="12pt" style:font-size-asian="12pt"/>
    </style:style>
    <style:style style:name="TableCell60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20" style:parent-style-name="Normal" style:family="paragraph">
      <style:paragraph-properties style:line-height-at-least="0in"/>
      <style:text-properties style:font-name="Times New Roman" style:font-name-asian="Times New Roman" fo:font-size="12pt" style:font-size-asian="12pt"/>
    </style:style>
    <style:style style:name="TableRow6021" style:family="table-row">
      <style:table-row-properties style:min-row-height="0.0701in" style:use-optimal-row-height="false"/>
    </style:style>
    <style:style style:name="TableCell602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023" style:parent-style-name="Normal" style:family="paragraph">
      <style:paragraph-properties style:line-height-at-least="0in"/>
      <style:text-properties style:font-name="Times New Roman" style:font-name-asian="Times New Roman" fo:font-size="4pt" style:font-size-asian="4pt"/>
    </style:style>
    <style:style style:name="TableCell6024" style:family="table-cell">
      <style:table-cell-properties fo:border="none" style:writing-mode="lr-tb" style:vertical-align="bottom" fo:padding-top="0in" fo:padding-left="0in" fo:padding-bottom="0in" fo:padding-right="0in"/>
    </style:style>
    <style:style style:name="P6025" style:parent-style-name="Normal" style:family="paragraph">
      <style:paragraph-properties style:line-height-at-least="0in"/>
      <style:text-properties style:font-name="Times New Roman" style:font-name-asian="Times New Roman" fo:font-size="4pt" style:font-size-asian="4pt"/>
    </style:style>
    <style:style style:name="TableCell6026" style:family="table-cell">
      <style:table-cell-properties fo:border="none" style:writing-mode="lr-tb" style:vertical-align="bottom" fo:padding-top="0in" fo:padding-left="0in" fo:padding-bottom="0in" fo:padding-right="0in"/>
    </style:style>
    <style:style style:name="P6027" style:parent-style-name="Normal" style:family="paragraph">
      <style:paragraph-properties style:line-height-at-least="0in"/>
      <style:text-properties style:font-name="Times New Roman" style:font-name-asian="Times New Roman" fo:font-size="4pt" style:font-size-asian="4pt"/>
    </style:style>
    <style:style style:name="TableCell602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29" style:parent-style-name="Normal" style:family="paragraph">
      <style:paragraph-properties style:line-height-at-least="0in"/>
      <style:text-properties style:font-name="Times New Roman" style:font-name-asian="Times New Roman" fo:font-size="4pt" style:font-size-asian="4pt"/>
    </style:style>
    <style:style style:name="TableCell6030" style:family="table-cell">
      <style:table-cell-properties fo:border="none" style:writing-mode="lr-tb" style:vertical-align="bottom" fo:padding-top="0in" fo:padding-left="0in" fo:padding-bottom="0in" fo:padding-right="0in"/>
    </style:style>
    <style:style style:name="P6031" style:parent-style-name="Normal" style:family="paragraph">
      <style:paragraph-properties style:line-height-at-least="0in"/>
      <style:text-properties style:font-name="Times New Roman" style:font-name-asian="Times New Roman" fo:font-size="4pt" style:font-size-asian="4pt"/>
    </style:style>
    <style:style style:name="TableCell6032" style:family="table-cell">
      <style:table-cell-properties fo:border="none" style:writing-mode="lr-tb" style:vertical-align="bottom" fo:padding-top="0in" fo:padding-left="0in" fo:padding-bottom="0in" fo:padding-right="0in"/>
    </style:style>
    <style:style style:name="P6033" style:parent-style-name="Normal" style:family="paragraph">
      <style:paragraph-properties style:line-height-at-least="0in"/>
      <style:text-properties style:font-name="Times New Roman" style:font-name-asian="Times New Roman" fo:font-size="4pt" style:font-size-asian="4pt"/>
    </style:style>
    <style:style style:name="TableCell6034" style:family="table-cell">
      <style:table-cell-properties fo:border="none" style:writing-mode="lr-tb" style:vertical-align="bottom" fo:padding-top="0in" fo:padding-left="0in" fo:padding-bottom="0in" fo:padding-right="0in"/>
    </style:style>
    <style:style style:name="P6035" style:parent-style-name="Normal" style:family="paragraph">
      <style:paragraph-properties style:line-height-at-least="0in"/>
      <style:text-properties style:font-name="Times New Roman" style:font-name-asian="Times New Roman" fo:font-size="4pt" style:font-size-asian="4pt"/>
    </style:style>
    <style:style style:name="TableCell60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37" style:parent-style-name="Normal" style:family="paragraph">
      <style:paragraph-properties style:line-height-at-least="0in"/>
      <style:text-properties style:font-name="Times New Roman" style:font-name-asian="Times New Roman" fo:font-size="4pt" style:font-size-asian="4pt"/>
    </style:style>
    <style:style style:name="TableRow6038" style:family="table-row">
      <style:table-row-properties style:min-row-height="0.193in" style:use-optimal-row-height="false"/>
    </style:style>
    <style:style style:name="TableCell603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040" style:parent-style-name="Normal" style:family="paragraph">
      <style:paragraph-properties style:line-height-at-least="0in"/>
      <style:text-properties style:font-name="Times New Roman" style:font-name-asian="Times New Roman" fo:font-size="12pt" style:font-size-asian="12pt"/>
    </style:style>
    <style:style style:name="TableCell6041" style:family="table-cell">
      <style:table-cell-properties fo:border="none" style:writing-mode="lr-tb" style:vertical-align="bottom" fo:padding-top="0in" fo:padding-left="0in" fo:padding-bottom="0in" fo:padding-right="0in"/>
    </style:style>
    <style:style style:name="P6042" style:parent-style-name="Normal" style:family="paragraph">
      <style:paragraph-properties style:line-height-at-least="0in"/>
      <style:text-properties style:font-name="Times New Roman" style:font-name-asian="Times New Roman" fo:font-size="12pt" style:font-size-asian="12pt"/>
    </style:style>
    <style:style style:name="TableCell6043" style:family="table-cell">
      <style:table-cell-properties fo:border="none" style:writing-mode="lr-tb" style:vertical-align="bottom" fo:padding-top="0in" fo:padding-left="0in" fo:padding-bottom="0in" fo:padding-right="0in"/>
    </style:style>
    <style:style style:name="P6044" style:parent-style-name="Normal" style:family="paragraph">
      <style:paragraph-properties style:line-height-at-least="0in"/>
      <style:text-properties style:font-name="Times New Roman" style:font-name-asian="Times New Roman" fo:font-size="12pt" style:font-size-asian="12pt"/>
    </style:style>
    <style:style style:name="TableCell60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46" style:parent-style-name="Normal" style:family="paragraph">
      <style:paragraph-properties style:line-height-at-least="0in"/>
      <style:text-properties style:font-name="Times New Roman" style:font-name-asian="Times New Roman" fo:font-size="12pt" style:font-size-asian="12pt"/>
    </style:style>
    <style:style style:name="TableCell6047" style:family="table-cell">
      <style:table-cell-properties fo:border="none" style:writing-mode="lr-tb" style:vertical-align="bottom" fo:padding-top="0in" fo:padding-left="0in" fo:padding-bottom="0in" fo:padding-right="0in"/>
    </style:style>
    <style:style style:name="P6048" style:parent-style-name="Normal" style:family="paragraph">
      <style:paragraph-properties style:line-height-at-least="0in"/>
      <style:text-properties style:font-name="Times New Roman" style:font-name-asian="Times New Roman" fo:font-size="12pt" style:font-size-asian="12pt"/>
    </style:style>
    <style:style style:name="TableCell6049" style:family="table-cell">
      <style:table-cell-properties fo:border="none" fo:background-color="#FFFF00" style:writing-mode="lr-tb" style:vertical-align="bottom" fo:padding-top="0in" fo:padding-left="0in" fo:padding-bottom="0in" fo:padding-right="0in"/>
    </style:style>
    <style:style style:name="P6050" style:parent-style-name="Normal" style:family="paragraph">
      <style:paragraph-properties style:line-height-at-least="0in"/>
    </style:style>
    <style:style style:name="T6051" style:parent-style-name="DefaultParagraphFont" style:family="text">
      <style:text-properties style:font-name="Verdana" style:font-name-asian="Verdana" fo:font-size="9.5pt" style:font-size-asian="9.5pt" fo:background-color="#FFFF00"/>
    </style:style>
    <style:style style:name="T6052" style:parent-style-name="DefaultParagraphFont" style:family="text">
      <style:text-properties style:font-name="Verdana" style:font-name-asian="Verdana" fo:font-weight="bold" style:font-weight-asian="bold" fo:font-size="9.5pt" style:font-size-asian="9.5pt" fo:background-color="#FFFF00"/>
    </style:style>
    <style:style style:name="T6053" style:parent-style-name="DefaultParagraphFont" style:family="text">
      <style:text-properties style:font-name="Verdana" style:font-name-asian="Verdana" fo:font-size="9.5pt" style:font-size-asian="9.5pt" fo:background-color="#FFFF00"/>
    </style:style>
    <style:style style:name="TableCell60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55" style:parent-style-name="Normal" style:family="paragraph">
      <style:paragraph-properties style:line-height-at-least="0in"/>
      <style:text-properties style:font-name="Times New Roman" style:font-name-asian="Times New Roman" fo:font-size="12pt" style:font-size-asian="12pt"/>
    </style:style>
    <style:style style:name="TableRow6056" style:family="table-row">
      <style:table-row-properties style:min-row-height="0.1951in" style:use-optimal-row-height="false"/>
    </style:style>
    <style:style style:name="TableCell605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058" style:parent-style-name="Normal" style:family="paragraph">
      <style:paragraph-properties style:line-height-at-least="0in"/>
      <style:text-properties style:font-name="Times New Roman" style:font-name-asian="Times New Roman" fo:font-size="12pt" style:font-size-asian="12pt"/>
    </style:style>
    <style:style style:name="TableCell6059" style:family="table-cell">
      <style:table-cell-properties fo:border="none" style:writing-mode="lr-tb" style:vertical-align="bottom" fo:padding-top="0in" fo:padding-left="0in" fo:padding-bottom="0in" fo:padding-right="0in"/>
    </style:style>
    <style:style style:name="P6060" style:parent-style-name="Normal" style:family="paragraph">
      <style:paragraph-properties style:line-height-at-least="0in"/>
      <style:text-properties style:font-name="Times New Roman" style:font-name-asian="Times New Roman" fo:font-size="12pt" style:font-size-asian="12pt"/>
    </style:style>
    <style:style style:name="TableCell6061" style:family="table-cell">
      <style:table-cell-properties fo:border="none" style:writing-mode="lr-tb" style:vertical-align="bottom" fo:padding-top="0in" fo:padding-left="0in" fo:padding-bottom="0in" fo:padding-right="0in"/>
    </style:style>
    <style:style style:name="P6062" style:parent-style-name="Normal" style:family="paragraph">
      <style:paragraph-properties style:line-height-at-least="0in"/>
      <style:text-properties style:font-name="Times New Roman" style:font-name-asian="Times New Roman" fo:font-size="12pt" style:font-size-asian="12pt"/>
    </style:style>
    <style:style style:name="TableCell60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64" style:parent-style-name="Normal" style:family="paragraph">
      <style:paragraph-properties style:line-height-at-least="0in"/>
      <style:text-properties style:font-name="Times New Roman" style:font-name-asian="Times New Roman" fo:font-size="12pt" style:font-size-asian="12pt"/>
    </style:style>
    <style:style style:name="TableCell6065" style:family="table-cell">
      <style:table-cell-properties fo:border="none" style:writing-mode="lr-tb" style:vertical-align="bottom" fo:padding-top="0in" fo:padding-left="0in" fo:padding-bottom="0in" fo:padding-right="0in"/>
    </style:style>
    <style:style style:name="P6066" style:parent-style-name="Normal" style:family="paragraph">
      <style:paragraph-properties style:line-height-at-least="0in"/>
      <style:text-properties style:font-name="Times New Roman" style:font-name-asian="Times New Roman" fo:font-size="12pt" style:font-size-asian="12pt"/>
    </style:style>
    <style:style style:name="TableCell6067" style:family="table-cell">
      <style:table-cell-properties fo:border="none" fo:background-color="#FFFF00" style:writing-mode="lr-tb" style:vertical-align="bottom" fo:padding-top="0in" fo:padding-left="0in" fo:padding-bottom="0in" fo:padding-right="0in"/>
    </style:style>
    <style:style style:name="P6068" style:parent-style-name="Normal" style:family="paragraph">
      <style:paragraph-properties style:line-height-at-least="0in"/>
      <style:text-properties style:font-name="Verdana" style:font-name-asian="Verdana" fo:font-size="9.5pt" style:font-size-asian="9.5pt" fo:background-color="#FFFF00"/>
    </style:style>
    <style:style style:name="TableCell60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70" style:parent-style-name="Normal" style:family="paragraph">
      <style:paragraph-properties style:line-height-at-least="0in"/>
      <style:text-properties style:font-name="Times New Roman" style:font-name-asian="Times New Roman" fo:font-size="12pt" style:font-size-asian="12pt"/>
    </style:style>
    <style:style style:name="TableRow6071" style:family="table-row">
      <style:table-row-properties style:min-row-height="0.1951in" style:use-optimal-row-height="false"/>
    </style:style>
    <style:style style:name="TableCell607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073" style:parent-style-name="Normal" style:family="paragraph">
      <style:paragraph-properties style:line-height-at-least="0in"/>
      <style:text-properties style:font-name="Times New Roman" style:font-name-asian="Times New Roman" fo:font-size="12pt" style:font-size-asian="12pt"/>
    </style:style>
    <style:style style:name="TableCell6074" style:family="table-cell">
      <style:table-cell-properties fo:border="none" style:writing-mode="lr-tb" style:vertical-align="bottom" fo:padding-top="0in" fo:padding-left="0in" fo:padding-bottom="0in" fo:padding-right="0in"/>
    </style:style>
    <style:style style:name="P6075" style:parent-style-name="Normal" style:family="paragraph">
      <style:paragraph-properties style:line-height-at-least="0in"/>
      <style:text-properties style:font-name="Times New Roman" style:font-name-asian="Times New Roman" fo:font-size="12pt" style:font-size-asian="12pt"/>
    </style:style>
    <style:style style:name="TableCell6076" style:family="table-cell">
      <style:table-cell-properties fo:border="none" style:writing-mode="lr-tb" style:vertical-align="bottom" fo:padding-top="0in" fo:padding-left="0in" fo:padding-bottom="0in" fo:padding-right="0in"/>
    </style:style>
    <style:style style:name="P6077" style:parent-style-name="Normal" style:family="paragraph">
      <style:paragraph-properties style:line-height-at-least="0in"/>
      <style:text-properties style:font-name="Times New Roman" style:font-name-asian="Times New Roman" fo:font-size="12pt" style:font-size-asian="12pt"/>
    </style:style>
    <style:style style:name="TableCell60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79" style:parent-style-name="Normal" style:family="paragraph">
      <style:paragraph-properties style:line-height-at-least="0in"/>
      <style:text-properties style:font-name="Times New Roman" style:font-name-asian="Times New Roman" fo:font-size="12pt" style:font-size-asian="12pt"/>
    </style:style>
    <style:style style:name="TableCell6080" style:family="table-cell">
      <style:table-cell-properties fo:border="none" style:writing-mode="lr-tb" style:vertical-align="bottom" fo:padding-top="0in" fo:padding-left="0in" fo:padding-bottom="0in" fo:padding-right="0in"/>
    </style:style>
    <style:style style:name="P6081" style:parent-style-name="Normal" style:family="paragraph">
      <style:paragraph-properties style:line-height-at-least="0in"/>
      <style:text-properties style:font-name="Times New Roman" style:font-name-asian="Times New Roman" fo:font-size="12pt" style:font-size-asian="12pt"/>
    </style:style>
    <style:style style:name="TableCell6082" style:family="table-cell">
      <style:table-cell-properties fo:border="none" fo:background-color="#FFFF00" style:writing-mode="lr-tb" style:vertical-align="bottom" fo:padding-top="0in" fo:padding-left="0in" fo:padding-bottom="0in" fo:padding-right="0in"/>
    </style:style>
    <style:style style:name="P6083" style:parent-style-name="Normal" style:family="paragraph">
      <style:paragraph-properties style:line-height-at-least="0in"/>
      <style:text-properties style:font-name="Verdana" style:font-name-asian="Verdana" fo:font-size="9.5pt" style:font-size-asian="9.5pt" fo:background-color="#FFFF00"/>
    </style:style>
    <style:style style:name="TableCell608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85" style:parent-style-name="Normal" style:family="paragraph">
      <style:paragraph-properties style:line-height-at-least="0in"/>
      <style:text-properties style:font-name="Times New Roman" style:font-name-asian="Times New Roman" fo:font-size="12pt" style:font-size-asian="12pt"/>
    </style:style>
    <style:style style:name="TableRow6086" style:family="table-row">
      <style:table-row-properties style:min-row-height="0.193in" style:use-optimal-row-height="false"/>
    </style:style>
    <style:style style:name="TableCell608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088" style:parent-style-name="Normal" style:family="paragraph">
      <style:paragraph-properties style:line-height-at-least="0in"/>
      <style:text-properties style:font-name="Times New Roman" style:font-name-asian="Times New Roman" fo:font-size="12pt" style:font-size-asian="12pt"/>
    </style:style>
    <style:style style:name="TableCell6089" style:family="table-cell">
      <style:table-cell-properties fo:border="none" style:writing-mode="lr-tb" style:vertical-align="bottom" fo:padding-top="0in" fo:padding-left="0in" fo:padding-bottom="0in" fo:padding-right="0in"/>
    </style:style>
    <style:style style:name="P6090" style:parent-style-name="Normal" style:family="paragraph">
      <style:paragraph-properties style:line-height-at-least="0in"/>
      <style:text-properties style:font-name="Times New Roman" style:font-name-asian="Times New Roman" fo:font-size="12pt" style:font-size-asian="12pt"/>
    </style:style>
    <style:style style:name="TableCell6091" style:family="table-cell">
      <style:table-cell-properties fo:border="none" style:writing-mode="lr-tb" style:vertical-align="bottom" fo:padding-top="0in" fo:padding-left="0in" fo:padding-bottom="0in" fo:padding-right="0in"/>
    </style:style>
    <style:style style:name="P6092" style:parent-style-name="Normal" style:family="paragraph">
      <style:paragraph-properties style:line-height-at-least="0in"/>
      <style:text-properties style:font-name="Times New Roman" style:font-name-asian="Times New Roman" fo:font-size="12pt" style:font-size-asian="12pt"/>
    </style:style>
    <style:style style:name="TableCell609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94" style:parent-style-name="Normal" style:family="paragraph">
      <style:paragraph-properties style:line-height-at-least="0in"/>
      <style:text-properties style:font-name="Times New Roman" style:font-name-asian="Times New Roman" fo:font-size="12pt" style:font-size-asian="12pt"/>
    </style:style>
    <style:style style:name="TableCell6095" style:family="table-cell">
      <style:table-cell-properties fo:border="none" style:writing-mode="lr-tb" style:vertical-align="bottom" fo:padding-top="0in" fo:padding-left="0in" fo:padding-bottom="0in" fo:padding-right="0in"/>
    </style:style>
    <style:style style:name="P6096" style:parent-style-name="Normal" style:family="paragraph">
      <style:paragraph-properties style:line-height-at-least="0in"/>
      <style:text-properties style:font-name="Times New Roman" style:font-name-asian="Times New Roman" fo:font-size="12pt" style:font-size-asian="12pt"/>
    </style:style>
    <style:style style:name="TableCell6097" style:family="table-cell">
      <style:table-cell-properties fo:border="none" fo:background-color="#FFFF00" style:writing-mode="lr-tb" style:vertical-align="bottom" fo:padding-top="0in" fo:padding-left="0in" fo:padding-bottom="0in" fo:padding-right="0in"/>
    </style:style>
    <style:style style:name="P6098" style:parent-style-name="Normal" style:family="paragraph">
      <style:paragraph-properties style:line-height-at-least="0in"/>
      <style:text-properties style:font-name="Verdana" style:font-name-asian="Verdana" fo:font-size="9.5pt" style:font-size-asian="9.5pt" fo:background-color="#FFFF00"/>
    </style:style>
    <style:style style:name="TableCell6099" style:family="table-cell">
      <style:table-cell-properties fo:border="none" fo:background-color="#FFFF00" style:writing-mode="lr-tb" style:vertical-align="bottom" fo:padding-top="0in" fo:padding-left="0in" fo:padding-bottom="0in" fo:padding-right="0in"/>
    </style:style>
    <style:style style:name="P6100" style:parent-style-name="Normal" style:family="paragraph">
      <style:paragraph-properties style:line-height-at-least="0in" fo:margin-left="0.1527in">
        <style:tab-stops/>
      </style:paragraph-properties>
      <style:text-properties style:font-name="Verdana" style:font-name-asian="Verdana" fo:font-size="9.5pt" style:font-size-asian="9.5pt" fo:background-color="#FFFF00"/>
    </style:style>
    <style:style style:name="TableCell6101" style:family="table-cell">
      <style:table-cell-properties fo:border="none" fo:background-color="#FFFF00" style:writing-mode="lr-tb" style:vertical-align="bottom" fo:padding-top="0in" fo:padding-left="0in" fo:padding-bottom="0in" fo:padding-right="0in"/>
    </style:style>
    <style:style style:name="P6102" style:parent-style-name="Normal" style:family="paragraph">
      <style:paragraph-properties style:line-height-at-least="0in" fo:margin-left="0.0833in">
        <style:tab-stops/>
      </style:paragraph-properties>
      <style:text-properties style:font-name="Verdana" style:font-name-asian="Verdana" fo:font-size="9.5pt" style:font-size-asian="9.5pt" fo:background-color="#FFFF00"/>
    </style:style>
    <style:style style:name="TableCell6103" style:family="table-cell">
      <style:table-cell-properties fo:border="none" fo:background-color="#FFFF00" style:writing-mode="lr-tb" style:vertical-align="bottom" fo:padding-top="0in" fo:padding-left="0in" fo:padding-bottom="0in" fo:padding-right="0in"/>
    </style:style>
    <style:style style:name="P6104" style:parent-style-name="Normal" style:family="paragraph">
      <style:paragraph-properties fo:text-align="end" style:line-height-at-least="0in" fo:margin-right="0.0138in"/>
      <style:text-properties style:font-name="Verdana" style:font-name-asian="Verdana" fo:font-size="9.5pt" style:font-size-asian="9.5pt" fo:background-color="#FFFF00"/>
    </style:style>
    <style:style style:name="TableCell610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06" style:parent-style-name="Normal" style:family="paragraph">
      <style:paragraph-properties style:line-height-at-least="0in"/>
      <style:text-properties style:font-name="Times New Roman" style:font-name-asian="Times New Roman" fo:font-size="12pt" style:font-size-asian="12pt"/>
    </style:style>
    <style:style style:name="TableRow6107" style:family="table-row">
      <style:table-row-properties style:min-row-height="0.1951in" style:use-optimal-row-height="false"/>
    </style:style>
    <style:style style:name="TableCell610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109" style:parent-style-name="Normal" style:family="paragraph">
      <style:paragraph-properties style:line-height-at-least="0in"/>
      <style:text-properties style:font-name="Times New Roman" style:font-name-asian="Times New Roman" fo:font-size="12pt" style:font-size-asian="12pt"/>
    </style:style>
    <style:style style:name="TableCell6110" style:family="table-cell">
      <style:table-cell-properties fo:border="none" style:writing-mode="lr-tb" style:vertical-align="bottom" fo:padding-top="0in" fo:padding-left="0in" fo:padding-bottom="0in" fo:padding-right="0in"/>
    </style:style>
    <style:style style:name="P6111" style:parent-style-name="Normal" style:family="paragraph">
      <style:paragraph-properties style:line-height-at-least="0in"/>
      <style:text-properties style:font-name="Times New Roman" style:font-name-asian="Times New Roman" fo:font-size="12pt" style:font-size-asian="12pt"/>
    </style:style>
    <style:style style:name="TableCell6112" style:family="table-cell">
      <style:table-cell-properties fo:border="none" style:writing-mode="lr-tb" style:vertical-align="bottom" fo:padding-top="0in" fo:padding-left="0in" fo:padding-bottom="0in" fo:padding-right="0in"/>
    </style:style>
    <style:style style:name="P6113" style:parent-style-name="Normal" style:family="paragraph">
      <style:paragraph-properties style:line-height-at-least="0in"/>
      <style:text-properties style:font-name="Times New Roman" style:font-name-asian="Times New Roman" fo:font-size="12pt" style:font-size-asian="12pt"/>
    </style:style>
    <style:style style:name="TableCell61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15" style:parent-style-name="Normal" style:family="paragraph">
      <style:paragraph-properties style:line-height-at-least="0in"/>
      <style:text-properties style:font-name="Times New Roman" style:font-name-asian="Times New Roman" fo:font-size="12pt" style:font-size-asian="12pt"/>
    </style:style>
    <style:style style:name="TableCell6116" style:family="table-cell">
      <style:table-cell-properties fo:border="none" style:writing-mode="lr-tb" style:vertical-align="bottom" fo:padding-top="0in" fo:padding-left="0in" fo:padding-bottom="0in" fo:padding-right="0in"/>
    </style:style>
    <style:style style:name="P6117" style:parent-style-name="Normal" style:family="paragraph">
      <style:paragraph-properties style:line-height-at-least="0in"/>
      <style:text-properties style:font-name="Times New Roman" style:font-name-asian="Times New Roman" fo:font-size="12pt" style:font-size-asian="12pt"/>
    </style:style>
    <style:style style:name="TableCell6118" style:family="table-cell">
      <style:table-cell-properties fo:border="none" fo:background-color="#FFFF00" style:writing-mode="lr-tb" style:vertical-align="bottom" fo:padding-top="0in" fo:padding-left="0in" fo:padding-bottom="0in" fo:padding-right="0in"/>
    </style:style>
    <style:style style:name="P6119" style:parent-style-name="Normal" style:family="paragraph">
      <style:paragraph-properties style:line-height-at-least="0in"/>
    </style:style>
    <style:style style:name="T6120" style:parent-style-name="DefaultParagraphFont" style:family="text">
      <style:text-properties style:font-name="Verdana" style:font-name-asian="Verdana" fo:font-size="9.5pt" style:font-size-asian="9.5pt" fo:background-color="#FFFF00"/>
    </style:style>
    <style:style style:name="T6121" style:parent-style-name="DefaultParagraphFont" style:family="text">
      <style:text-properties style:font-name="Verdana" style:font-name-asian="Verdana" fo:font-weight="bold" style:font-weight-asian="bold" fo:font-size="9.5pt" style:font-size-asian="9.5pt" fo:background-color="#FFFF00"/>
    </style:style>
    <style:style style:name="T6122" style:parent-style-name="DefaultParagraphFont" style:family="text">
      <style:text-properties style:font-name="Verdana" style:font-name-asian="Verdana" fo:font-size="9.5pt" style:font-size-asian="9.5pt" fo:background-color="#FFFF00"/>
    </style:style>
    <style:style style:name="T6123" style:parent-style-name="DefaultParagraphFont" style:family="text">
      <style:text-properties style:font-name="Verdana" style:font-name-asian="Verdana" fo:font-weight="bold" style:font-weight-asian="bold" fo:font-size="9.5pt" style:font-size-asian="9.5pt" fo:background-color="#FFFF00"/>
    </style:style>
    <style:style style:name="TableCell612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25" style:parent-style-name="Normal" style:family="paragraph">
      <style:paragraph-properties style:line-height-at-least="0in"/>
      <style:text-properties style:font-name="Times New Roman" style:font-name-asian="Times New Roman" fo:font-size="12pt" style:font-size-asian="12pt"/>
    </style:style>
    <style:style style:name="TableRow6126" style:family="table-row">
      <style:table-row-properties style:min-row-height="0.1951in" style:use-optimal-row-height="false"/>
    </style:style>
    <style:style style:name="TableCell612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128" style:parent-style-name="Normal" style:family="paragraph">
      <style:paragraph-properties style:line-height-at-least="0in"/>
      <style:text-properties style:font-name="Times New Roman" style:font-name-asian="Times New Roman" fo:font-size="12pt" style:font-size-asian="12pt"/>
    </style:style>
    <style:style style:name="TableCell6129" style:family="table-cell">
      <style:table-cell-properties fo:border="none" style:writing-mode="lr-tb" style:vertical-align="bottom" fo:padding-top="0in" fo:padding-left="0in" fo:padding-bottom="0in" fo:padding-right="0in"/>
    </style:style>
    <style:style style:name="P6130" style:parent-style-name="Normal" style:family="paragraph">
      <style:paragraph-properties style:line-height-at-least="0in"/>
      <style:text-properties style:font-name="Times New Roman" style:font-name-asian="Times New Roman" fo:font-size="12pt" style:font-size-asian="12pt"/>
    </style:style>
    <style:style style:name="TableCell6131" style:family="table-cell">
      <style:table-cell-properties fo:border="none" style:writing-mode="lr-tb" style:vertical-align="bottom" fo:padding-top="0in" fo:padding-left="0in" fo:padding-bottom="0in" fo:padding-right="0in"/>
    </style:style>
    <style:style style:name="P6132" style:parent-style-name="Normal" style:family="paragraph">
      <style:paragraph-properties style:line-height-at-least="0in"/>
      <style:text-properties style:font-name="Times New Roman" style:font-name-asian="Times New Roman" fo:font-size="12pt" style:font-size-asian="12pt"/>
    </style:style>
    <style:style style:name="TableCell61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34" style:parent-style-name="Normal" style:family="paragraph">
      <style:paragraph-properties style:line-height-at-least="0in"/>
      <style:text-properties style:font-name="Times New Roman" style:font-name-asian="Times New Roman" fo:font-size="12pt" style:font-size-asian="12pt"/>
    </style:style>
    <style:style style:name="TableCell6135" style:family="table-cell">
      <style:table-cell-properties fo:border="none" style:writing-mode="lr-tb" style:vertical-align="bottom" fo:padding-top="0in" fo:padding-left="0in" fo:padding-bottom="0in" fo:padding-right="0in"/>
    </style:style>
    <style:style style:name="P6136" style:parent-style-name="Normal" style:family="paragraph">
      <style:paragraph-properties style:line-height-at-least="0in"/>
      <style:text-properties style:font-name="Times New Roman" style:font-name-asian="Times New Roman" fo:font-size="12pt" style:font-size-asian="12pt"/>
    </style:style>
    <style:style style:name="TableCell6137" style:family="table-cell">
      <style:table-cell-properties fo:border="none" fo:background-color="#FFFF00" style:writing-mode="lr-tb" style:vertical-align="bottom" fo:padding-top="0in" fo:padding-left="0in" fo:padding-bottom="0in" fo:padding-right="0in"/>
    </style:style>
    <style:style style:name="P6138" style:parent-style-name="Normal" style:family="paragraph">
      <style:paragraph-properties style:line-height-at-least="0in"/>
    </style:style>
    <style:style style:name="T6139" style:parent-style-name="DefaultParagraphFont" style:family="text">
      <style:text-properties style:font-name="Verdana" style:font-name-asian="Verdana" fo:font-weight="bold" style:font-weight-asian="bold" fo:font-size="9.5pt" style:font-size-asian="9.5pt" fo:background-color="#FFFF00"/>
    </style:style>
    <style:style style:name="T6140" style:parent-style-name="DefaultParagraphFont" style:family="text">
      <style:text-properties style:font-name="Verdana" style:font-name-asian="Verdana" fo:font-size="9.5pt" style:font-size-asian="9.5pt" fo:background-color="#FFFF00"/>
    </style:style>
    <style:style style:name="TableCell61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42" style:parent-style-name="Normal" style:family="paragraph">
      <style:paragraph-properties style:line-height-at-least="0in"/>
      <style:text-properties style:font-name="Times New Roman" style:font-name-asian="Times New Roman" fo:font-size="12pt" style:font-size-asian="12pt"/>
    </style:style>
    <style:style style:name="TableRow6143" style:family="table-row">
      <style:table-row-properties style:min-row-height="0.193in" style:use-optimal-row-height="false"/>
    </style:style>
    <style:style style:name="TableCell614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145" style:parent-style-name="Normal" style:family="paragraph">
      <style:paragraph-properties style:line-height-at-least="0in"/>
      <style:text-properties style:font-name="Times New Roman" style:font-name-asian="Times New Roman" fo:font-size="12pt" style:font-size-asian="12pt"/>
    </style:style>
    <style:style style:name="TableCell6146" style:family="table-cell">
      <style:table-cell-properties fo:border="none" style:writing-mode="lr-tb" style:vertical-align="bottom" fo:padding-top="0in" fo:padding-left="0in" fo:padding-bottom="0in" fo:padding-right="0in"/>
    </style:style>
    <style:style style:name="P6147" style:parent-style-name="Normal" style:family="paragraph">
      <style:paragraph-properties style:line-height-at-least="0in"/>
      <style:text-properties style:font-name="Times New Roman" style:font-name-asian="Times New Roman" fo:font-size="12pt" style:font-size-asian="12pt"/>
    </style:style>
    <style:style style:name="TableCell6148" style:family="table-cell">
      <style:table-cell-properties fo:border="none" style:writing-mode="lr-tb" style:vertical-align="bottom" fo:padding-top="0in" fo:padding-left="0in" fo:padding-bottom="0in" fo:padding-right="0in"/>
    </style:style>
    <style:style style:name="P6149" style:parent-style-name="Normal" style:family="paragraph">
      <style:paragraph-properties style:line-height-at-least="0in"/>
      <style:text-properties style:font-name="Times New Roman" style:font-name-asian="Times New Roman" fo:font-size="12pt" style:font-size-asian="12pt"/>
    </style:style>
    <style:style style:name="TableCell615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51" style:parent-style-name="Normal" style:family="paragraph">
      <style:paragraph-properties style:line-height-at-least="0in"/>
      <style:text-properties style:font-name="Times New Roman" style:font-name-asian="Times New Roman" fo:font-size="12pt" style:font-size-asian="12pt"/>
    </style:style>
    <style:style style:name="TableCell6152" style:family="table-cell">
      <style:table-cell-properties fo:border="none" style:writing-mode="lr-tb" style:vertical-align="bottom" fo:padding-top="0in" fo:padding-left="0in" fo:padding-bottom="0in" fo:padding-right="0in"/>
    </style:style>
    <style:style style:name="P6153" style:parent-style-name="Normal" style:family="paragraph">
      <style:paragraph-properties style:line-height-at-least="0in"/>
      <style:text-properties style:font-name="Times New Roman" style:font-name-asian="Times New Roman" fo:font-size="12pt" style:font-size-asian="12pt"/>
    </style:style>
    <style:style style:name="TableCell6154" style:family="table-cell">
      <style:table-cell-properties fo:border="none" fo:background-color="#FFFF00" style:writing-mode="lr-tb" style:vertical-align="bottom" fo:padding-top="0in" fo:padding-left="0in" fo:padding-bottom="0in" fo:padding-right="0in"/>
    </style:style>
    <style:style style:name="P6155" style:parent-style-name="Normal" style:family="paragraph">
      <style:paragraph-properties style:line-height-at-least="0in"/>
      <style:text-properties style:font-name="Verdana" style:font-name-asian="Verdana" fo:font-size="9.5pt" style:font-size-asian="9.5pt" fo:background-color="#FFFF00"/>
    </style:style>
    <style:style style:name="TableCell61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57" style:parent-style-name="Normal" style:family="paragraph">
      <style:paragraph-properties style:line-height-at-least="0in"/>
      <style:text-properties style:font-name="Times New Roman" style:font-name-asian="Times New Roman" fo:font-size="12pt" style:font-size-asian="12pt"/>
    </style:style>
    <style:style style:name="TableRow6158" style:family="table-row">
      <style:table-row-properties style:min-row-height="0.1951in" style:use-optimal-row-height="false"/>
    </style:style>
    <style:style style:name="TableCell615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160" style:parent-style-name="Normal" style:family="paragraph">
      <style:paragraph-properties style:line-height-at-least="0in"/>
      <style:text-properties style:font-name="Times New Roman" style:font-name-asian="Times New Roman" fo:font-size="12pt" style:font-size-asian="12pt"/>
    </style:style>
    <style:style style:name="TableCell6161" style:family="table-cell">
      <style:table-cell-properties fo:border="none" style:writing-mode="lr-tb" style:vertical-align="bottom" fo:padding-top="0in" fo:padding-left="0in" fo:padding-bottom="0in" fo:padding-right="0in"/>
    </style:style>
    <style:style style:name="P6162" style:parent-style-name="Normal" style:family="paragraph">
      <style:paragraph-properties style:line-height-at-least="0in"/>
      <style:text-properties style:font-name="Times New Roman" style:font-name-asian="Times New Roman" fo:font-size="12pt" style:font-size-asian="12pt"/>
    </style:style>
    <style:style style:name="TableCell6163" style:family="table-cell">
      <style:table-cell-properties fo:border="none" style:writing-mode="lr-tb" style:vertical-align="bottom" fo:padding-top="0in" fo:padding-left="0in" fo:padding-bottom="0in" fo:padding-right="0in"/>
    </style:style>
    <style:style style:name="P6164" style:parent-style-name="Normal" style:family="paragraph">
      <style:paragraph-properties style:line-height-at-least="0in"/>
      <style:text-properties style:font-name="Times New Roman" style:font-name-asian="Times New Roman" fo:font-size="12pt" style:font-size-asian="12pt"/>
    </style:style>
    <style:style style:name="TableCell61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66" style:parent-style-name="Normal" style:family="paragraph">
      <style:paragraph-properties style:line-height-at-least="0in"/>
      <style:text-properties style:font-name="Times New Roman" style:font-name-asian="Times New Roman" fo:font-size="12pt" style:font-size-asian="12pt"/>
    </style:style>
    <style:style style:name="TableCell6167" style:family="table-cell">
      <style:table-cell-properties fo:border="none" style:writing-mode="lr-tb" style:vertical-align="bottom" fo:padding-top="0in" fo:padding-left="0in" fo:padding-bottom="0in" fo:padding-right="0in"/>
    </style:style>
    <style:style style:name="P6168" style:parent-style-name="Normal" style:family="paragraph">
      <style:paragraph-properties style:line-height-at-least="0in"/>
      <style:text-properties style:font-name="Times New Roman" style:font-name-asian="Times New Roman" fo:font-size="12pt" style:font-size-asian="12pt"/>
    </style:style>
    <style:style style:name="TableCell6169" style:family="table-cell">
      <style:table-cell-properties fo:border="none" fo:background-color="#FFFF00" style:writing-mode="lr-tb" style:vertical-align="bottom" fo:padding-top="0in" fo:padding-left="0in" fo:padding-bottom="0in" fo:padding-right="0in"/>
    </style:style>
    <style:style style:name="P6170" style:parent-style-name="Normal" style:family="paragraph">
      <style:paragraph-properties style:line-height-at-least="0in"/>
      <style:text-properties style:font-name="Verdana" style:font-name-asian="Verdana" fo:font-size="9.5pt" style:font-size-asian="9.5pt" fo:background-color="#FFFF00"/>
    </style:style>
    <style:style style:name="TableCell61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72" style:parent-style-name="Normal" style:family="paragraph">
      <style:paragraph-properties style:line-height-at-least="0in"/>
      <style:text-properties style:font-name="Times New Roman" style:font-name-asian="Times New Roman" fo:font-size="12pt" style:font-size-asian="12pt"/>
    </style:style>
    <style:style style:name="TableRow6173" style:family="table-row">
      <style:table-row-properties style:min-row-height="0.1951in" style:use-optimal-row-height="false"/>
    </style:style>
    <style:style style:name="TableCell617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175" style:parent-style-name="Normal" style:family="paragraph">
      <style:paragraph-properties style:line-height-at-least="0in"/>
      <style:text-properties style:font-name="Times New Roman" style:font-name-asian="Times New Roman" fo:font-size="12pt" style:font-size-asian="12pt"/>
    </style:style>
    <style:style style:name="TableCell6176" style:family="table-cell">
      <style:table-cell-properties fo:border="none" style:writing-mode="lr-tb" style:vertical-align="bottom" fo:padding-top="0in" fo:padding-left="0in" fo:padding-bottom="0in" fo:padding-right="0in"/>
    </style:style>
    <style:style style:name="P6177" style:parent-style-name="Normal" style:family="paragraph">
      <style:paragraph-properties style:line-height-at-least="0in"/>
      <style:text-properties style:font-name="Times New Roman" style:font-name-asian="Times New Roman" fo:font-size="12pt" style:font-size-asian="12pt"/>
    </style:style>
    <style:style style:name="TableCell6178" style:family="table-cell">
      <style:table-cell-properties fo:border="none" style:writing-mode="lr-tb" style:vertical-align="bottom" fo:padding-top="0in" fo:padding-left="0in" fo:padding-bottom="0in" fo:padding-right="0in"/>
    </style:style>
    <style:style style:name="P6179" style:parent-style-name="Normal" style:family="paragraph">
      <style:paragraph-properties style:line-height-at-least="0in"/>
      <style:text-properties style:font-name="Times New Roman" style:font-name-asian="Times New Roman" fo:font-size="12pt" style:font-size-asian="12pt"/>
    </style:style>
    <style:style style:name="TableCell618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81" style:parent-style-name="Normal" style:family="paragraph">
      <style:paragraph-properties style:line-height-at-least="0in"/>
      <style:text-properties style:font-name="Times New Roman" style:font-name-asian="Times New Roman" fo:font-size="12pt" style:font-size-asian="12pt"/>
    </style:style>
    <style:style style:name="TableCell6182" style:family="table-cell">
      <style:table-cell-properties fo:border="none" style:writing-mode="lr-tb" style:vertical-align="bottom" fo:padding-top="0in" fo:padding-left="0in" fo:padding-bottom="0in" fo:padding-right="0in"/>
    </style:style>
    <style:style style:name="P6183" style:parent-style-name="Normal" style:family="paragraph">
      <style:paragraph-properties style:line-height-at-least="0in"/>
      <style:text-properties style:font-name="Times New Roman" style:font-name-asian="Times New Roman" fo:font-size="12pt" style:font-size-asian="12pt"/>
    </style:style>
    <style:style style:name="TableCell6184" style:family="table-cell">
      <style:table-cell-properties fo:border="none" fo:background-color="#FFFF00" style:writing-mode="lr-tb" style:vertical-align="bottom" fo:padding-top="0in" fo:padding-left="0in" fo:padding-bottom="0in" fo:padding-right="0in"/>
    </style:style>
    <style:style style:name="P6185" style:parent-style-name="Normal" style:family="paragraph">
      <style:paragraph-properties style:line-height-at-least="0in"/>
      <style:text-properties style:font-name="Verdana" style:font-name-asian="Verdana" fo:font-size="9.5pt" style:font-size-asian="9.5pt" fo:background-color="#FFFF00"/>
    </style:style>
    <style:style style:name="TableCell61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87" style:parent-style-name="Normal" style:family="paragraph">
      <style:paragraph-properties style:line-height-at-least="0in"/>
      <style:text-properties style:font-name="Times New Roman" style:font-name-asian="Times New Roman" fo:font-size="12pt" style:font-size-asian="12pt"/>
    </style:style>
    <style:style style:name="TableRow6188" style:family="table-row">
      <style:table-row-properties style:min-row-height="0.1951in" style:use-optimal-row-height="false"/>
    </style:style>
    <style:style style:name="TableCell618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190" style:parent-style-name="Normal" style:family="paragraph">
      <style:paragraph-properties style:line-height-at-least="0in"/>
      <style:text-properties style:font-name="Times New Roman" style:font-name-asian="Times New Roman" fo:font-size="12pt" style:font-size-asian="12pt"/>
    </style:style>
    <style:style style:name="TableCell6191" style:family="table-cell">
      <style:table-cell-properties fo:border="none" style:writing-mode="lr-tb" style:vertical-align="bottom" fo:padding-top="0in" fo:padding-left="0in" fo:padding-bottom="0in" fo:padding-right="0in"/>
    </style:style>
    <style:style style:name="P6192" style:parent-style-name="Normal" style:family="paragraph">
      <style:paragraph-properties style:line-height-at-least="0in"/>
      <style:text-properties style:font-name="Times New Roman" style:font-name-asian="Times New Roman" fo:font-size="12pt" style:font-size-asian="12pt"/>
    </style:style>
    <style:style style:name="TableCell6193" style:family="table-cell">
      <style:table-cell-properties fo:border="none" style:writing-mode="lr-tb" style:vertical-align="bottom" fo:padding-top="0in" fo:padding-left="0in" fo:padding-bottom="0in" fo:padding-right="0in"/>
    </style:style>
    <style:style style:name="P6194" style:parent-style-name="Normal" style:family="paragraph">
      <style:paragraph-properties style:line-height-at-least="0in"/>
      <style:text-properties style:font-name="Times New Roman" style:font-name-asian="Times New Roman" fo:font-size="12pt" style:font-size-asian="12pt"/>
    </style:style>
    <style:style style:name="TableCell61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96" style:parent-style-name="Normal" style:family="paragraph">
      <style:paragraph-properties style:line-height-at-least="0in"/>
      <style:text-properties style:font-name="Times New Roman" style:font-name-asian="Times New Roman" fo:font-size="12pt" style:font-size-asian="12pt"/>
    </style:style>
    <style:style style:name="TableCell6197" style:family="table-cell">
      <style:table-cell-properties fo:border="none" style:writing-mode="lr-tb" style:vertical-align="bottom" fo:padding-top="0in" fo:padding-left="0in" fo:padding-bottom="0in" fo:padding-right="0in"/>
    </style:style>
    <style:style style:name="P6198" style:parent-style-name="Normal" style:family="paragraph">
      <style:paragraph-properties style:line-height-at-least="0in"/>
      <style:text-properties style:font-name="Times New Roman" style:font-name-asian="Times New Roman" fo:font-size="12pt" style:font-size-asian="12pt"/>
    </style:style>
    <style:style style:name="TableCell6199" style:family="table-cell">
      <style:table-cell-properties fo:border="none" fo:background-color="#FFFF00" style:writing-mode="lr-tb" style:vertical-align="bottom" fo:padding-top="0in" fo:padding-left="0in" fo:padding-bottom="0in" fo:padding-right="0in"/>
    </style:style>
    <style:style style:name="P6200" style:parent-style-name="Normal" style:family="paragraph">
      <style:paragraph-properties style:line-height-at-least="0in"/>
    </style:style>
    <style:style style:name="T6201" style:parent-style-name="DefaultParagraphFont" style:family="text">
      <style:text-properties style:font-name="Verdana" style:font-name-asian="Verdana" style:text-scale="99%" fo:font-size="9.5pt" style:font-size-asian="9.5pt" fo:background-color="#FFFF00"/>
    </style:style>
    <style:style style:name="T6202" style:parent-style-name="DefaultParagraphFont" style:family="text">
      <style:text-properties style:font-name="Verdana" style:font-name-asian="Verdana" style:text-scale="99%" fo:font-size="9.5pt" style:font-size-asian="9.5pt" fo:background-color="#FFFF00"/>
    </style:style>
    <style:style style:name="T6203" style:parent-style-name="DefaultParagraphFont" style:family="text">
      <style:text-properties style:font-name="Verdana" style:font-name-asian="Verdana" fo:font-weight="bold" style:font-weight-asian="bold" style:text-scale="99%" fo:font-size="9.5pt" style:font-size-asian="9.5pt" fo:background-color="#FFFF00"/>
    </style:style>
    <style:style style:name="T6204" style:parent-style-name="DefaultParagraphFont" style:family="text">
      <style:text-properties style:font-name="Verdana" style:font-name-asian="Verdana" fo:font-weight="bold" style:font-weight-asian="bold" style:text-scale="99%" fo:font-size="9.5pt" style:font-size-asian="9.5pt" fo:background-color="#FFFF00"/>
    </style:style>
    <style:style style:name="T6205" style:parent-style-name="DefaultParagraphFont" style:family="text">
      <style:text-properties style:font-name="Verdana" style:font-name-asian="Verdana" style:text-scale="99%" fo:font-size="9.5pt" style:font-size-asian="9.5pt" fo:background-color="#FFFF00"/>
    </style:style>
    <style:style style:name="TableCell6206" style:family="table-cell">
      <style:table-cell-properties fo:border="none" style:writing-mode="lr-tb" style:vertical-align="bottom" fo:padding-top="0in" fo:padding-left="0in" fo:padding-bottom="0in" fo:padding-right="0in"/>
    </style:style>
    <style:style style:name="P6207" style:parent-style-name="Normal" style:family="paragraph">
      <style:paragraph-properties style:line-height-at-least="0in"/>
      <style:text-properties style:font-name="Times New Roman" style:font-name-asian="Times New Roman" fo:font-size="12pt" style:font-size-asian="12pt"/>
    </style:style>
    <style:style style:name="TableCell6208" style:family="table-cell">
      <style:table-cell-properties fo:border="none" style:writing-mode="lr-tb" style:vertical-align="bottom" fo:padding-top="0in" fo:padding-left="0in" fo:padding-bottom="0in" fo:padding-right="0in"/>
    </style:style>
    <style:style style:name="P6209" style:parent-style-name="Normal" style:family="paragraph">
      <style:paragraph-properties style:line-height-at-least="0in"/>
      <style:text-properties style:font-name="Times New Roman" style:font-name-asian="Times New Roman" fo:font-size="12pt" style:font-size-asian="12pt"/>
    </style:style>
    <style:style style:name="TableCell6210" style:family="table-cell">
      <style:table-cell-properties fo:border="none" style:writing-mode="lr-tb" style:vertical-align="bottom" fo:padding-top="0in" fo:padding-left="0in" fo:padding-bottom="0in" fo:padding-right="0in"/>
    </style:style>
    <style:style style:name="P6211" style:parent-style-name="Normal" style:family="paragraph">
      <style:paragraph-properties style:line-height-at-least="0in"/>
      <style:text-properties style:font-name="Times New Roman" style:font-name-asian="Times New Roman" fo:font-size="12pt" style:font-size-asian="12pt"/>
    </style:style>
    <style:style style:name="TableCell621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213" style:parent-style-name="Normal" style:family="paragraph">
      <style:paragraph-properties style:line-height-at-least="0in"/>
      <style:text-properties style:font-name="Times New Roman" style:font-name-asian="Times New Roman" fo:font-size="12pt" style:font-size-asian="12pt"/>
    </style:style>
    <style:style style:name="TableRow6214" style:family="table-row">
      <style:table-row-properties style:min-row-height="0.0701in" style:use-optimal-row-height="false"/>
    </style:style>
    <style:style style:name="TableCell621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216" style:parent-style-name="Normal" style:family="paragraph">
      <style:paragraph-properties style:line-height-at-least="0in"/>
      <style:text-properties style:font-name="Times New Roman" style:font-name-asian="Times New Roman" fo:font-size="4pt" style:font-size-asian="4pt"/>
    </style:style>
    <style:style style:name="TableCell621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18" style:parent-style-name="Normal" style:family="paragraph">
      <style:paragraph-properties style:line-height-at-least="0in"/>
      <style:text-properties style:font-name="Times New Roman" style:font-name-asian="Times New Roman" fo:font-size="4pt" style:font-size-asian="4pt"/>
    </style:style>
    <style:style style:name="TableCell621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20" style:parent-style-name="Normal" style:family="paragraph">
      <style:paragraph-properties style:line-height-at-least="0in"/>
      <style:text-properties style:font-name="Times New Roman" style:font-name-asian="Times New Roman" fo:font-size="4pt" style:font-size-asian="4pt"/>
    </style:style>
    <style:style style:name="TableCell622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222" style:parent-style-name="Normal" style:family="paragraph">
      <style:paragraph-properties style:line-height-at-least="0in"/>
      <style:text-properties style:font-name="Times New Roman" style:font-name-asian="Times New Roman" fo:font-size="4pt" style:font-size-asian="4pt"/>
    </style:style>
    <style:style style:name="TableCell622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24" style:parent-style-name="Normal" style:family="paragraph">
      <style:paragraph-properties style:line-height-at-least="0in"/>
      <style:text-properties style:font-name="Times New Roman" style:font-name-asian="Times New Roman" fo:font-size="4pt" style:font-size-asian="4pt"/>
    </style:style>
    <style:style style:name="TableCell622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26" style:parent-style-name="Normal" style:family="paragraph">
      <style:paragraph-properties style:line-height-at-least="0in"/>
      <style:text-properties style:font-name="Times New Roman" style:font-name-asian="Times New Roman" fo:font-size="4pt" style:font-size-asian="4pt"/>
    </style:style>
    <style:style style:name="TableCell622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28" style:parent-style-name="Normal" style:family="paragraph">
      <style:paragraph-properties style:line-height-at-least="0in"/>
      <style:text-properties style:font-name="Times New Roman" style:font-name-asian="Times New Roman" fo:font-size="4pt" style:font-size-asian="4pt"/>
    </style:style>
    <style:style style:name="TableCell622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30" style:parent-style-name="Normal" style:family="paragraph">
      <style:paragraph-properties style:line-height-at-least="0in"/>
      <style:text-properties style:font-name="Times New Roman" style:font-name-asian="Times New Roman" fo:font-size="4pt" style:font-size-asian="4pt"/>
    </style:style>
    <style:style style:name="TableCell623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32" style:parent-style-name="Normal" style:family="paragraph">
      <style:paragraph-properties style:line-height-at-least="0in"/>
      <style:text-properties style:font-name="Times New Roman" style:font-name-asian="Times New Roman" fo:font-size="4pt" style:font-size-asian="4pt"/>
    </style:style>
    <style:style style:name="TableCell623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34" style:parent-style-name="Normal" style:family="paragraph">
      <style:paragraph-properties style:line-height-at-least="0in"/>
      <style:text-properties style:font-name="Times New Roman" style:font-name-asian="Times New Roman" fo:font-size="4pt" style:font-size-asian="4pt"/>
    </style:style>
    <style:style style:name="TableCell623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36" style:parent-style-name="Normal" style:family="paragraph">
      <style:paragraph-properties style:line-height-at-least="0in"/>
      <style:text-properties style:font-name="Times New Roman" style:font-name-asian="Times New Roman" fo:font-size="4pt" style:font-size-asian="4pt"/>
    </style:style>
    <style:style style:name="TableCell623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38" style:parent-style-name="Normal" style:family="paragraph">
      <style:paragraph-properties style:line-height-at-least="0in"/>
      <style:text-properties style:font-name="Times New Roman" style:font-name-asian="Times New Roman" fo:font-size="4pt" style:font-size-asian="4pt"/>
    </style:style>
    <style:style style:name="TableCell623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40" style:parent-style-name="Normal" style:family="paragraph">
      <style:paragraph-properties style:line-height-at-least="0in"/>
      <style:text-properties style:font-name="Times New Roman" style:font-name-asian="Times New Roman" fo:font-size="4pt" style:font-size-asian="4pt"/>
    </style:style>
    <style:style style:name="TableCell624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42" style:parent-style-name="Normal" style:family="paragraph">
      <style:paragraph-properties style:line-height-at-least="0in"/>
      <style:text-properties style:font-name="Times New Roman" style:font-name-asian="Times New Roman" fo:font-size="4pt" style:font-size-asian="4pt"/>
    </style:style>
    <style:style style:name="TableCell624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244" style:parent-style-name="Normal" style:family="paragraph">
      <style:paragraph-properties style:line-height-at-least="0in"/>
      <style:text-properties style:font-name="Times New Roman" style:font-name-asian="Times New Roman" fo:font-size="4pt" style:font-size-asian="4pt"/>
    </style:style>
    <style:style style:name="P6245" style:parent-style-name="Normal" style:family="paragraph">
      <style:paragraph-properties fo:line-height="0.1388in"/>
      <style:text-properties style:font-name="Times New Roman" style:font-name-asian="Times New Roman"/>
    </style:style>
    <style:style style:name="P6246" style:parent-style-name="Normal" style:family="paragraph">
      <style:paragraph-properties fo:line-height="0.2284in"/>
      <style:text-properties style:font-name="Times New Roman" style:font-name-asian="Times New Roman"/>
    </style:style>
    <style:style style:name="P6247" style:parent-style-name="Normal" style:family="paragraph">
      <style:paragraph-properties style:line-height-at-least="0in" fo:margin-left="0.0833in">
        <style:tab-stops/>
      </style:paragraph-properties>
      <style:text-properties style:font-name="Verdana" style:font-name-asian="Verdana" fo:font-weight="bold" style:font-weight-asian="bold" fo:font-size="9.5pt" style:font-size-asian="9.5pt"/>
    </style:style>
    <style:style style:name="P6248" style:parent-style-name="Normal" style:family="paragraph">
      <style:paragraph-properties fo:line-height="0.1736in"/>
      <style:text-properties style:font-name="Times New Roman" style:font-name-asian="Times New Roman"/>
    </style:style>
    <style:style style:name="P6249" style:parent-style-name="Normal" style:family="paragraph">
      <style:paragraph-properties fo:line-height="120%" fo:margin-left="0.0833in" fo:margin-right="0.125in">
        <style:tab-stops/>
      </style:paragraph-properties>
    </style:style>
    <style:style style:name="T6250" style:parent-style-name="DefaultParagraphFont" style:family="text">
      <style:text-properties style:font-name="Verdana" style:font-name-asian="Verdana" fo:font-size="9.5pt" style:font-size-asian="9.5pt" fo:background-color="#FFFF00"/>
    </style:style>
    <style:style style:name="T6251" style:parent-style-name="DefaultParagraphFont" style:family="text">
      <style:text-properties style:font-name="Verdana" style:font-name-asian="Verdana" fo:font-size="9.5pt" style:font-size-asian="9.5pt" fo:background-color="#FFFF00"/>
    </style:style>
    <style:style style:name="T6252" style:parent-style-name="DefaultParagraphFont" style:family="text">
      <style:text-properties style:font-name="Verdana" style:font-name-asian="Verdana" fo:font-size="9.5pt" style:font-size-asian="9.5pt" fo:background-color="#FFFF00"/>
    </style:style>
    <style:style style:name="T6253" style:parent-style-name="DefaultParagraphFont" style:family="text">
      <style:text-properties style:font-name="Verdana" style:font-name-asian="Verdana" fo:font-size="9.5pt" style:font-size-asian="9.5pt" fo:background-color="#FFFF00"/>
    </style:style>
    <style:style style:name="T6254" style:parent-style-name="DefaultParagraphFont" style:family="text">
      <style:text-properties style:font-name="Verdana" style:font-name-asian="Verdana" fo:font-size="9.5pt" style:font-size-asian="9.5pt" fo:background-color="#FFFF00"/>
    </style:style>
    <style:style style:name="P6255" style:parent-style-name="Normal" style:family="paragraph">
      <style:paragraph-properties fo:line-height="0.1388in"/>
      <style:text-properties style:font-name="Times New Roman" style:font-name-asian="Times New Roman"/>
    </style:style>
    <style:style style:name="P6256" style:parent-style-name="Heading1" style:master-page-name="MP22" style:family="paragraph">
      <style:paragraph-properties fo:break-before="page"/>
    </style:style>
    <style:style style:name="P6258" style:parent-style-name="Normal" style:family="paragraph">
      <style:paragraph-properties fo:line-height="0.0812in"/>
      <style:text-properties style:font-name="Times New Roman" style:font-name-asian="Times New Roman"/>
    </style:style>
    <style:style style:name="P6259" style:parent-style-name="Normal" style:family="paragraph">
      <style:paragraph-properties style:line-height-at-least="0in"/>
      <style:text-properties style:font-name="Verdana" style:font-name-asian="Verdana" fo:font-weight="bold" style:font-weight-asian="bold" fo:font-size="9.5pt" style:font-size-asian="9.5pt"/>
    </style:style>
    <style:style style:name="P6260" style:parent-style-name="Normal" style:family="paragraph">
      <style:paragraph-properties fo:line-height="0.2527in"/>
      <style:text-properties style:font-name="Times New Roman" style:font-name-asian="Times New Roman"/>
    </style:style>
    <style:style style:name="P6261" style:parent-style-name="Normal" style:family="paragraph">
      <style:paragraph-properties style:line-height-at-least="0in"/>
      <style:text-properties style:font-name="Verdana" style:font-name-asian="Verdana" fo:font-weight="bold" style:font-weight-asian="bold" fo:font-size="9.5pt" style:font-size-asian="9.5pt" fo:background-color="#FFFF00"/>
    </style:style>
    <style:style style:name="P6262" style:parent-style-name="Normal" style:family="paragraph">
      <style:paragraph-properties fo:line-height="0.1729in"/>
      <style:text-properties style:font-name="Times New Roman" style:font-name-asian="Times New Roman"/>
    </style:style>
    <style:style style:name="P6263" style:parent-style-name="Normal" style:family="paragraph">
      <style:paragraph-properties style:line-height-at-least="0in"/>
      <style:text-properties style:font-name="Verdana" style:font-name-asian="Verdana" fo:font-weight="bold" style:font-weight-asian="bold" fo:font-size="9.5pt" style:font-size-asian="9.5pt" fo:background-color="#FFFF00"/>
    </style:style>
    <style:style style:name="P6264" style:parent-style-name="Normal" style:family="paragraph">
      <style:paragraph-properties fo:line-height="0.1729in"/>
      <style:text-properties style:font-name="Times New Roman" style:font-name-asian="Times New Roman"/>
    </style:style>
    <style:style style:name="P6265" style:parent-style-name="Normal" style:family="paragraph">
      <style:paragraph-properties style:line-height-at-least="0in"/>
      <style:text-properties style:font-name="Verdana" style:font-name-asian="Verdana" fo:font-size="9.5pt" style:font-size-asian="9.5pt" fo:background-color="#FFFF00"/>
    </style:style>
    <style:style style:name="P6266" style:parent-style-name="Normal" style:family="paragraph">
      <style:paragraph-properties fo:line-height="0.0138in"/>
    </style:style>
    <style:style style:name="T6267" style:parent-style-name="DefaultParagraphFont" style:family="text">
      <style:text-properties style:font-name="Verdana" style:font-name-asian="Verdana" fo:font-size="9.5pt" style:font-size-asian="9.5pt" fo:background-color="#FFFF00"/>
    </style:style>
    <style:style style:name="P6268" style:parent-style-name="Normal" style:family="paragraph">
      <style:paragraph-properties fo:line-height="0.159in"/>
      <style:text-properties style:font-name="Times New Roman" style:font-name-asian="Times New Roman"/>
    </style:style>
    <style:style style:name="P6269" style:parent-style-name="Normal" style:family="paragraph">
      <style:paragraph-properties fo:text-align="justify" fo:line-height="121%" fo:margin-left="1.1805in" fo:margin-right="0.0138in" fo:text-indent="-0.593in">
        <style:tab-stops>
          <style:tab-stop style:type="left" style:position="0in"/>
        </style:tab-stops>
      </style:paragraph-properties>
    </style:style>
    <style:style style:name="T6270" style:parent-style-name="DefaultParagraphFont" style:family="text">
      <style:text-properties style:font-name="Verdana" style:font-name-asian="Verdana" fo:font-size="9.5pt" style:font-size-asian="9.5pt"/>
    </style:style>
    <style:style style:name="T6271" style:parent-style-name="DefaultParagraphFont" style:family="text">
      <style:text-properties style:font-name="Verdana" style:font-name-asian="Verdana" fo:font-size="9.5pt" style:font-size-asian="9.5pt"/>
    </style:style>
    <style:style style:name="T6272" style:parent-style-name="DefaultParagraphFont" style:family="text">
      <style:text-properties style:font-name="Verdana" style:font-name-asian="Verdana" fo:font-size="9.5pt" style:font-size-asian="9.5pt"/>
    </style:style>
    <style:style style:name="T6273" style:parent-style-name="DefaultParagraphFont" style:family="text">
      <style:text-properties style:font-name="Verdana" style:font-name-asian="Verdana" fo:font-size="9.5pt" style:font-size-asian="9.5pt" fo:background-color="#FFFF00"/>
    </style:style>
    <style:style style:name="T6274" style:parent-style-name="DefaultParagraphFont" style:family="text">
      <style:text-properties style:font-name="Verdana" style:font-name-asian="Verdana" fo:font-size="9.5pt" style:font-size-asian="9.5pt" fo:background-color="#FFFF00"/>
    </style:style>
    <style:style style:name="T6275" style:parent-style-name="DefaultParagraphFont" style:family="text">
      <style:text-properties style:font-name="Verdana" style:font-name-asian="Verdana" fo:font-size="9.5pt" style:font-size-asian="9.5pt" fo:background-color="#FFFF00"/>
    </style:style>
    <style:style style:name="P6276" style:parent-style-name="Normal" style:family="paragraph">
      <style:paragraph-properties fo:line-height="0.1402in"/>
      <style:text-properties style:font-name="Wingdings" style:font-name-asian="Wingdings" fo:font-size="9.5pt" style:font-size-asian="9.5pt"/>
    </style:style>
    <style:style style:name="P6277" style:parent-style-name="Normal" style:family="paragraph">
      <style:paragraph-properties fo:line-height="120%" fo:margin-left="1.1805in" fo:margin-right="0.0138in" fo:text-indent="-0.593in">
        <style:tab-stops>
          <style:tab-stop style:type="left" style:position="0in"/>
        </style:tab-stops>
      </style:paragraph-properties>
    </style:style>
    <style:style style:name="T6278" style:parent-style-name="DefaultParagraphFont" style:family="text">
      <style:text-properties style:font-name="Verdana" style:font-name-asian="Verdana" fo:font-size="9.5pt" style:font-size-asian="9.5pt"/>
    </style:style>
    <style:style style:name="T6279" style:parent-style-name="DefaultParagraphFont" style:family="text">
      <style:text-properties style:font-name="Verdana" style:font-name-asian="Verdana" fo:font-size="9.5pt" style:font-size-asian="9.5pt"/>
    </style:style>
    <style:style style:name="T6280" style:parent-style-name="DefaultParagraphFont" style:family="text">
      <style:text-properties style:font-name="Verdana" style:font-name-asian="Verdana" fo:font-size="9.5pt" style:font-size-asian="9.5pt" fo:background-color="#FFFF00"/>
    </style:style>
    <style:style style:name="P6281" style:parent-style-name="Normal" style:family="paragraph">
      <style:paragraph-properties fo:line-height="0.1402in"/>
      <style:text-properties style:font-name="Wingdings" style:font-name-asian="Wingdings" fo:font-size="9.5pt" style:font-size-asian="9.5pt"/>
    </style:style>
    <style:style style:name="P6282" style:parent-style-name="Normal" style:family="paragraph">
      <style:paragraph-properties fo:line-height="121%" fo:margin-left="1.1805in" fo:text-indent="-0.593in">
        <style:tab-stops>
          <style:tab-stop style:type="left" style:position="0in"/>
        </style:tab-stops>
      </style:paragraph-properties>
    </style:style>
    <style:style style:name="T6283" style:parent-style-name="DefaultParagraphFont" style:family="text">
      <style:text-properties style:font-name="Verdana" style:font-name-asian="Verdana" fo:font-size="9.5pt" style:font-size-asian="9.5pt"/>
    </style:style>
    <style:style style:name="T6284" style:parent-style-name="DefaultParagraphFont" style:family="text">
      <style:text-properties style:font-name="Verdana" style:font-name-asian="Verdana" fo:font-size="9.5pt" style:font-size-asian="9.5pt" fo:background-color="#FFFF00"/>
    </style:style>
    <style:style style:name="P6285" style:parent-style-name="Normal" style:family="paragraph">
      <style:paragraph-properties fo:line-height="0.1388in"/>
      <style:text-properties style:font-name="Wingdings" style:font-name-asian="Wingdings" fo:font-size="9.5pt" style:font-size-asian="9.5pt"/>
    </style:style>
    <style:style style:name="P6286" style:parent-style-name="Normal" style:family="paragraph">
      <style:paragraph-properties fo:line-height="121%" fo:margin-left="1.1805in" fo:margin-right="0.0138in" fo:text-indent="-0.593in">
        <style:tab-stops>
          <style:tab-stop style:type="left" style:position="0in"/>
        </style:tab-stops>
      </style:paragraph-properties>
    </style:style>
    <style:style style:name="T6287" style:parent-style-name="DefaultParagraphFont" style:family="text">
      <style:text-properties style:font-name="Verdana" style:font-name-asian="Verdana" fo:font-size="9.5pt" style:font-size-asian="9.5pt"/>
    </style:style>
    <style:style style:name="T6288" style:parent-style-name="DefaultParagraphFont" style:family="text">
      <style:text-properties style:font-name="Verdana" style:font-name-asian="Verdana" fo:font-size="9.5pt" style:font-size-asian="9.5pt"/>
    </style:style>
    <style:style style:name="T6289" style:parent-style-name="DefaultParagraphFont" style:family="text">
      <style:text-properties style:font-name="Verdana" style:font-name-asian="Verdana" fo:font-size="9.5pt" style:font-size-asian="9.5pt" fo:background-color="#FFFF00"/>
    </style:style>
    <style:style style:name="P6290" style:parent-style-name="Normal" style:family="paragraph">
      <style:paragraph-properties fo:line-height="0.1388in"/>
      <style:text-properties style:font-name="Wingdings" style:font-name-asian="Wingdings" fo:font-size="9.5pt" style:font-size-asian="9.5pt"/>
    </style:style>
    <style:style style:name="P6291" style:parent-style-name="Normal" style:family="paragraph">
      <style:paragraph-properties style:line-height-at-least="0in" fo:margin-left="1.1805in" fo:text-indent="-0.593in">
        <style:tab-stops>
          <style:tab-stop style:type="left" style:position="0in"/>
        </style:tab-stops>
      </style:paragraph-properties>
    </style:style>
    <style:style style:name="T6292" style:parent-style-name="DefaultParagraphFont" style:family="text">
      <style:text-properties style:font-name="Verdana" style:font-name-asian="Verdana" fo:font-size="9.5pt" style:font-size-asian="9.5pt"/>
    </style:style>
    <style:style style:name="T6293" style:parent-style-name="DefaultParagraphFont" style:family="text">
      <style:text-properties style:font-name="Verdana" style:font-name-asian="Verdana" fo:font-size="9.5pt" style:font-size-asian="9.5pt"/>
    </style:style>
    <style:style style:name="T6294" style:parent-style-name="DefaultParagraphFont" style:family="text">
      <style:text-properties style:font-name="Verdana" style:font-name-asian="Verdana" fo:font-size="9.5pt" style:font-size-asian="9.5pt"/>
    </style:style>
    <style:style style:name="P6295" style:parent-style-name="Normal" style:family="paragraph">
      <style:paragraph-properties fo:line-height="0.1729in"/>
      <style:text-properties style:font-name="Wingdings" style:font-name-asian="Wingdings" fo:font-size="9.5pt" style:font-size-asian="9.5pt"/>
    </style:style>
    <style:style style:name="P6296" style:parent-style-name="Normal" style:family="paragraph">
      <style:paragraph-properties fo:line-height="120%" fo:margin-left="1.1805in" fo:margin-right="0.0138in" fo:text-indent="-0.593in">
        <style:tab-stops>
          <style:tab-stop style:type="left" style:position="0in"/>
        </style:tab-stops>
      </style:paragraph-properties>
    </style:style>
    <style:style style:name="T6297" style:parent-style-name="DefaultParagraphFont" style:family="text">
      <style:text-properties style:font-name="Verdana" style:font-name-asian="Verdana" fo:font-size="9.5pt" style:font-size-asian="9.5pt"/>
    </style:style>
    <style:style style:name="T6298" style:parent-style-name="DefaultParagraphFont" style:family="text">
      <style:text-properties style:font-name="Verdana" style:font-name-asian="Verdana" fo:font-size="9.5pt" style:font-size-asian="9.5pt" fo:background-color="#FFFF00"/>
    </style:style>
    <style:style style:name="P6299" style:parent-style-name="Normal" style:family="paragraph">
      <style:paragraph-properties fo:line-height="0.1402in"/>
      <style:text-properties style:font-name="Wingdings" style:font-name-asian="Wingdings" fo:font-size="9.5pt" style:font-size-asian="9.5pt"/>
    </style:style>
    <style:style style:name="P6300" style:parent-style-name="Normal" style:family="paragraph">
      <style:paragraph-properties fo:text-align="justify" fo:line-height="121%" fo:margin-left="1.1805in" fo:margin-right="0.0138in" fo:text-indent="-0.593in">
        <style:tab-stops>
          <style:tab-stop style:type="left" style:position="0in"/>
        </style:tab-stops>
      </style:paragraph-properties>
    </style:style>
    <style:style style:name="T6301" style:parent-style-name="DefaultParagraphFont" style:family="text">
      <style:text-properties style:font-name="Verdana" style:font-name-asian="Verdana" fo:font-size="9.5pt" style:font-size-asian="9.5pt"/>
    </style:style>
    <style:style style:name="T6302" style:parent-style-name="DefaultParagraphFont" style:family="text">
      <style:text-properties style:font-name="Verdana" style:font-name-asian="Verdana" fo:font-size="9.5pt" style:font-size-asian="9.5pt"/>
    </style:style>
    <style:style style:name="T6303" style:parent-style-name="DefaultParagraphFont" style:family="text">
      <style:text-properties style:font-name="Verdana" style:font-name-asian="Verdana" fo:font-size="9.5pt" style:font-size-asian="9.5pt" fo:background-color="#FFFF00"/>
    </style:style>
    <style:style style:name="T6304" style:parent-style-name="DefaultParagraphFont" style:family="text">
      <style:text-properties style:font-name="Verdana" style:font-name-asian="Verdana" fo:font-size="9.5pt" style:font-size-asian="9.5pt" fo:background-color="#FFFF00"/>
    </style:style>
    <style:style style:name="T6305" style:parent-style-name="DefaultParagraphFont" style:family="text">
      <style:text-properties style:font-name="Verdana" style:font-name-asian="Verdana" fo:font-size="9.5pt" style:font-size-asian="9.5pt" fo:background-color="#FFFF00"/>
    </style:style>
    <style:style style:name="P6306" style:parent-style-name="Normal" style:family="paragraph">
      <style:paragraph-properties fo:line-height="0.0138in"/>
    </style:style>
    <style:style style:name="T6307" style:parent-style-name="DefaultParagraphFont" style:family="text">
      <style:text-properties style:font-name="Wingdings" style:font-name-asian="Wingdings" fo:font-size="9.5pt" style:font-size-asian="9.5pt"/>
    </style:style>
    <style:style style:name="T6308" style:parent-style-name="DefaultParagraphFont" style:family="text">
      <style:text-properties style:font-name="Wingdings" style:font-name-asian="Wingdings" fo:font-size="9.5pt" style:font-size-asian="9.5pt"/>
    </style:style>
    <style:style style:name="T6309" style:parent-style-name="DefaultParagraphFont" style:family="text">
      <style:text-properties style:font-name="Wingdings" style:font-name-asian="Wingdings" fo:font-size="9.5pt" style:font-size-asian="9.5pt"/>
    </style:style>
    <style:style style:name="T6310" style:parent-style-name="DefaultParagraphFont" style:family="text">
      <style:text-properties style:font-name="Wingdings" style:font-name-asian="Wingdings" fo:font-size="9.5pt" style:font-size-asian="9.5pt"/>
    </style:style>
    <style:style style:name="T6311" style:parent-style-name="DefaultParagraphFont" style:family="text">
      <style:text-properties style:font-name="Wingdings" style:font-name-asian="Wingdings" fo:font-size="9.5pt" style:font-size-asian="9.5pt"/>
    </style:style>
    <style:style style:name="T6312" style:parent-style-name="DefaultParagraphFont" style:family="text">
      <style:text-properties style:font-name="Wingdings" style:font-name-asian="Wingdings" fo:font-size="9.5pt" style:font-size-asian="9.5pt"/>
    </style:style>
    <style:style style:name="P6313" style:parent-style-name="Normal" style:family="paragraph">
      <style:paragraph-properties fo:line-height="0.1256in"/>
      <style:text-properties style:font-name="Times New Roman" style:font-name-asian="Times New Roman"/>
    </style:style>
    <style:style style:name="P6314" style:parent-style-name="Normal" style:family="paragraph">
      <style:paragraph-properties style:line-height-at-least="0in"/>
      <style:text-properties style:font-name="Verdana" style:font-name-asian="Verdana" fo:font-weight="bold" style:font-weight-asian="bold" fo:font-size="9.5pt" style:font-size-asian="9.5pt" fo:background-color="#FFFF00"/>
    </style:style>
    <style:style style:name="P6315" style:parent-style-name="Normal" style:family="paragraph">
      <style:paragraph-properties fo:line-height="0.1729in"/>
      <style:text-properties style:font-name="Times New Roman" style:font-name-asian="Times New Roman"/>
    </style:style>
    <style:style style:name="P6316" style:parent-style-name="Normal" style:family="paragraph">
      <style:paragraph-properties fo:line-height="120%" fo:margin-right="0.375in"/>
      <style:text-properties style:font-name="Verdana" style:font-name-asian="Verdana" fo:font-size="9.5pt" style:font-size-asian="9.5pt" fo:background-color="#FFFF00"/>
    </style:style>
    <style:style style:name="P6317" style:parent-style-name="Normal" style:family="paragraph">
      <style:paragraph-properties fo:line-height="0.0138in"/>
    </style:style>
    <style:style style:name="T6318" style:parent-style-name="DefaultParagraphFont" style:family="text">
      <style:text-properties style:font-name="Verdana" style:font-name-asian="Verdana" fo:font-size="9.5pt" style:font-size-asian="9.5pt" fo:background-color="#FFFF00"/>
    </style:style>
    <style:style style:name="P6319" style:parent-style-name="Normal" style:family="paragraph">
      <style:paragraph-properties fo:line-height="0.127in"/>
      <style:text-properties style:font-name="Times New Roman" style:font-name-asian="Times New Roman"/>
    </style:style>
    <style:style style:name="P6320" style:parent-style-name="Normal" style:family="paragraph">
      <style:paragraph-properties style:line-height-at-least="0in" fo:margin-left="1.1805in" fo:text-indent="-0.593in">
        <style:tab-stops>
          <style:tab-stop style:type="left" style:position="0in"/>
        </style:tab-stops>
      </style:paragraph-properties>
    </style:style>
    <style:style style:name="T6321" style:parent-style-name="DefaultParagraphFont" style:family="text">
      <style:text-properties style:font-name="Verdana" style:font-name-asian="Verdana" fo:font-size="9.5pt" style:font-size-asian="9.5pt"/>
    </style:style>
    <style:style style:name="P6322" style:parent-style-name="Normal" style:family="paragraph">
      <style:paragraph-properties fo:line-height="0.1722in"/>
      <style:text-properties style:font-name="Wingdings" style:font-name-asian="Wingdings" fo:font-size="9.5pt" style:font-size-asian="9.5pt"/>
    </style:style>
    <style:style style:name="P6323" style:parent-style-name="Normal" style:family="paragraph">
      <style:paragraph-properties style:line-height-at-least="0in" fo:margin-left="1.1805in" fo:text-indent="-0.593in">
        <style:tab-stops>
          <style:tab-stop style:type="left" style:position="0in"/>
        </style:tab-stops>
      </style:paragraph-properties>
    </style:style>
    <style:style style:name="T6324" style:parent-style-name="DefaultParagraphFont" style:family="text">
      <style:text-properties style:font-name="Verdana" style:font-name-asian="Verdana" fo:font-size="9.5pt" style:font-size-asian="9.5pt"/>
    </style:style>
    <style:style style:name="P6325" style:parent-style-name="Normal" style:family="paragraph">
      <style:paragraph-properties fo:line-height="0.1722in"/>
      <style:text-properties style:font-name="Wingdings" style:font-name-asian="Wingdings" fo:font-size="9.5pt" style:font-size-asian="9.5pt"/>
    </style:style>
    <style:style style:name="P6326" style:parent-style-name="Normal" style:family="paragraph">
      <style:paragraph-properties style:line-height-at-least="0in" fo:margin-left="1.1805in" fo:text-indent="-0.593in">
        <style:tab-stops>
          <style:tab-stop style:type="left" style:position="0in"/>
        </style:tab-stops>
      </style:paragraph-properties>
    </style:style>
    <style:style style:name="T6327" style:parent-style-name="DefaultParagraphFont" style:family="text">
      <style:text-properties style:font-name="Verdana" style:font-name-asian="Verdana" fo:font-size="9.5pt" style:font-size-asian="9.5pt"/>
    </style:style>
    <style:style style:name="P6328" style:parent-style-name="Normal" style:family="paragraph">
      <style:paragraph-properties fo:line-height="0.1722in"/>
      <style:text-properties style:font-name="Wingdings" style:font-name-asian="Wingdings" fo:font-size="9.5pt" style:font-size-asian="9.5pt"/>
    </style:style>
    <style:style style:name="P6329" style:parent-style-name="Normal" style:family="paragraph">
      <style:paragraph-properties style:line-height-at-least="0in" fo:margin-left="1.1805in" fo:text-indent="-0.593in">
        <style:tab-stops>
          <style:tab-stop style:type="left" style:position="0in"/>
        </style:tab-stops>
      </style:paragraph-properties>
    </style:style>
    <style:style style:name="T6330" style:parent-style-name="DefaultParagraphFont" style:family="text">
      <style:text-properties style:font-name="Verdana" style:font-name-asian="Verdana" fo:font-size="9.5pt" style:font-size-asian="9.5pt"/>
    </style:style>
    <style:style style:name="P6331" style:parent-style-name="Normal" style:family="paragraph">
      <style:paragraph-properties fo:line-height="0.1722in"/>
      <style:text-properties style:font-name="Wingdings" style:font-name-asian="Wingdings" fo:font-size="9.5pt" style:font-size-asian="9.5pt"/>
    </style:style>
    <style:style style:name="P6332" style:parent-style-name="Normal" style:family="paragraph">
      <style:paragraph-properties style:line-height-at-least="0in" fo:margin-left="1.1805in" fo:text-indent="-0.593in">
        <style:tab-stops>
          <style:tab-stop style:type="left" style:position="0in"/>
        </style:tab-stops>
      </style:paragraph-properties>
    </style:style>
    <style:style style:name="T6333" style:parent-style-name="DefaultParagraphFont" style:family="text">
      <style:text-properties style:font-name="Verdana" style:font-name-asian="Verdana" fo:font-size="9.5pt" style:font-size-asian="9.5pt"/>
    </style:style>
    <style:style style:name="T6334" style:parent-style-name="DefaultParagraphFont" style:family="text">
      <style:text-properties style:font-name="Verdana" style:font-name-asian="Verdana" fo:font-size="9.5pt" style:font-size-asian="9.5pt"/>
    </style:style>
    <style:style style:name="P6335" style:parent-style-name="Normal" style:family="paragraph">
      <style:paragraph-properties fo:line-height="0.1729in"/>
      <style:text-properties style:font-name="Wingdings" style:font-name-asian="Wingdings" fo:font-size="9.5pt" style:font-size-asian="9.5pt"/>
    </style:style>
    <style:style style:name="P6336" style:parent-style-name="Normal" style:family="paragraph">
      <style:paragraph-properties fo:line-height="121%" fo:margin-left="1.7638in" fo:margin-right="0.0138in" fo:text-indent="-0.5847in">
        <style:tab-stops>
          <style:tab-stop style:type="left" style:position="0in"/>
        </style:tab-stops>
      </style:paragraph-properties>
    </style:style>
    <style:style style:name="T6337" style:parent-style-name="DefaultParagraphFont" style:family="text">
      <style:text-properties style:font-name="Verdana" style:font-name-asian="Verdana" fo:font-size="9.5pt" style:font-size-asian="9.5pt"/>
    </style:style>
    <style:style style:name="T6338" style:parent-style-name="DefaultParagraphFont" style:family="text">
      <style:text-properties style:font-name="Verdana" style:font-name-asian="Verdana" fo:font-size="9.5pt" style:font-size-asian="9.5pt" fo:background-color="#FFFF00"/>
    </style:style>
    <style:style style:name="P6339" style:parent-style-name="Normal" style:family="paragraph">
      <style:paragraph-properties fo:line-height="0.1395in"/>
      <style:text-properties style:font-name="Wingdings" style:font-name-asian="Wingdings" fo:font-size="9.5pt" style:font-size-asian="9.5pt"/>
    </style:style>
    <style:style style:name="P6340" style:parent-style-name="Normal" style:family="paragraph">
      <style:paragraph-properties fo:line-height="121%" fo:margin-left="1.7638in" fo:margin-right="0.0138in" fo:text-indent="-0.5847in">
        <style:tab-stops>
          <style:tab-stop style:type="left" style:position="0in"/>
        </style:tab-stops>
      </style:paragraph-properties>
    </style:style>
    <style:style style:name="T6341" style:parent-style-name="DefaultParagraphFont" style:family="text">
      <style:text-properties style:font-name="Verdana" style:font-name-asian="Verdana" fo:font-size="9.5pt" style:font-size-asian="9.5pt"/>
    </style:style>
    <style:style style:name="T6342" style:parent-style-name="DefaultParagraphFont" style:family="text">
      <style:text-properties style:font-name="Verdana" style:font-name-asian="Verdana" fo:font-size="9.5pt" style:font-size-asian="9.5pt" fo:background-color="#FFFF00"/>
    </style:style>
    <style:style style:name="P6343" style:parent-style-name="Normal" style:family="paragraph">
      <style:paragraph-properties fo:line-height="0.0138in"/>
    </style:style>
    <style:style style:name="T6344" style:parent-style-name="DefaultParagraphFont" style:family="text">
      <style:text-properties style:font-name="Wingdings" style:font-name-asian="Wingdings" fo:font-size="9.5pt" style:font-size-asian="9.5pt"/>
    </style:style>
    <style:style style:name="T6345" style:parent-style-name="DefaultParagraphFont" style:family="text">
      <style:text-properties style:font-name="Wingdings" style:font-name-asian="Wingdings" fo:font-size="9.5pt" style:font-size-asian="9.5pt"/>
    </style:style>
    <style:style style:name="T6346" style:parent-style-name="DefaultParagraphFont" style:family="text">
      <style:text-properties style:font-name="Wingdings" style:font-name-asian="Wingdings" fo:font-size="9.5pt" style:font-size-asian="9.5pt"/>
    </style:style>
    <style:style style:name="T6347" style:parent-style-name="DefaultParagraphFont" style:family="text">
      <style:text-properties style:font-name="Wingdings" style:font-name-asian="Wingdings" fo:font-size="9.5pt" style:font-size-asian="9.5pt"/>
    </style:style>
    <style:style style:name="T6348" style:parent-style-name="DefaultParagraphFont" style:family="text">
      <style:text-properties style:font-name="Wingdings" style:font-name-asian="Wingdings" fo:font-size="9.5pt" style:font-size-asian="9.5pt"/>
    </style:style>
    <style:style style:name="T6349" style:parent-style-name="DefaultParagraphFont" style:family="text">
      <style:text-properties style:font-name="Wingdings" style:font-name-asian="Wingdings" fo:font-size="9.5pt" style:font-size-asian="9.5pt"/>
    </style:style>
    <style:style style:name="P6350" style:parent-style-name="Normal" style:family="paragraph">
      <style:paragraph-properties fo:line-height="0.1388in"/>
      <style:text-properties style:font-name="Times New Roman" style:font-name-asian="Times New Roman"/>
    </style:style>
    <style:style style:name="P6351" style:parent-style-name="Normal" style:family="paragraph">
      <style:paragraph-properties fo:line-height="0.1388in"/>
      <style:text-properties style:font-name="Times New Roman" style:font-name-asian="Times New Roman"/>
    </style:style>
    <style:style style:name="P6352" style:parent-style-name="Normal" style:master-page-name="MP23" style:family="paragraph">
      <style:paragraph-properties fo:break-before="page" fo:line-height="0.018in"/>
      <style:text-properties style:font-name="Times New Roman" style:font-name-asian="Times New Roman"/>
    </style:style>
    <style:style style:name="P6354" style:parent-style-name="Normal" style:family="paragraph">
      <style:paragraph-properties style:line-height-at-least="0in"/>
      <style:text-properties style:font-name="Verdana" style:font-name-asian="Verdana" fo:font-weight="bold" style:font-weight-asian="bold" fo:font-size="9.5pt" style:font-size-asian="9.5pt" fo:background-color="#FFFF00"/>
    </style:style>
    <style:style style:name="P6355" style:parent-style-name="Normal" style:family="paragraph">
      <style:paragraph-properties fo:line-height="0.1729in"/>
      <style:text-properties style:font-name="Times New Roman" style:font-name-asian="Times New Roman"/>
    </style:style>
    <style:style style:name="P6356" style:parent-style-name="Normal" style:family="paragraph">
      <style:paragraph-properties fo:line-height="121%" fo:margin-right="0.3611in"/>
      <style:text-properties style:font-name="Verdana" style:font-name-asian="Verdana" fo:font-size="9.5pt" style:font-size-asian="9.5pt" fo:background-color="#FFFF00"/>
    </style:style>
    <style:style style:name="P6357" style:parent-style-name="Normal" style:family="paragraph">
      <style:paragraph-properties fo:line-height="0.1395in"/>
      <style:text-properties style:font-name="Times New Roman" style:font-name-asian="Times New Roman"/>
    </style:style>
    <style:style style:name="P6358" style:parent-style-name="Normal" style:family="paragraph">
      <style:paragraph-properties fo:line-height="121%" fo:margin-right="0.5138in"/>
      <style:text-properties style:font-name="Verdana" style:font-name-asian="Verdana" fo:font-size="9.5pt" style:font-size-asian="9.5pt" fo:background-color="#FFFF00"/>
    </style:style>
    <style:style style:name="P6359" style:parent-style-name="Normal" style:family="paragraph">
      <style:paragraph-properties fo:line-height="0.1395in"/>
      <style:text-properties style:font-name="Times New Roman" style:font-name-asian="Times New Roman"/>
    </style:style>
    <style:style style:name="P6360" style:parent-style-name="Normal" style:family="paragraph">
      <style:paragraph-properties fo:line-height="120%" fo:margin-right="0.2083in"/>
      <style:text-properties style:font-name="Verdana" style:font-name-asian="Verdana" fo:font-size="9.5pt" style:font-size-asian="9.5pt" fo:background-color="#FFFF00"/>
    </style:style>
    <style:style style:name="P6361" style:parent-style-name="Normal" style:family="paragraph">
      <style:paragraph-properties fo:line-height="0.1388in"/>
      <style:text-properties style:font-name="Times New Roman" style:font-name-asian="Times New Roman"/>
    </style:style>
    <style:style style:name="P6362" style:parent-style-name="Normal" style:family="paragraph">
      <style:paragraph-properties fo:line-height="0.1388in"/>
      <style:text-properties style:font-name="Times New Roman" style:font-name-asian="Times New Roman"/>
    </style:style>
    <style:style style:name="P6363" style:parent-style-name="Normal" style:family="paragraph">
      <style:paragraph-properties fo:line-height="0.1388in"/>
      <style:text-properties style:font-name="Times New Roman" style:font-name-asian="Times New Roman"/>
    </style:style>
    <style:style style:name="P6364" style:parent-style-name="Normal" style:family="paragraph">
      <style:paragraph-properties fo:line-height="0.1388in"/>
      <style:text-properties style:font-name="Times New Roman" style:font-name-asian="Times New Roman"/>
    </style:style>
    <style:style style:name="P6365" style:parent-style-name="Normal" style:family="paragraph">
      <style:paragraph-properties fo:line-height="0.1388in"/>
      <style:text-properties style:font-name="Times New Roman" style:font-name-asian="Times New Roman"/>
    </style:style>
    <style:style style:name="P6366" style:parent-style-name="Normal" style:family="paragraph">
      <style:paragraph-properties fo:line-height="0.1388in"/>
      <style:text-properties style:font-name="Times New Roman" style:font-name-asian="Times New Roman"/>
    </style:style>
    <style:style style:name="P6367" style:parent-style-name="Normal" style:family="paragraph">
      <style:paragraph-properties fo:line-height="0.1388in"/>
      <style:text-properties style:font-name="Times New Roman" style:font-name-asian="Times New Roman"/>
    </style:style>
    <style:style style:name="P6368" style:parent-style-name="Normal" style:family="paragraph">
      <style:paragraph-properties fo:line-height="0.1388in"/>
      <style:text-properties style:font-name="Times New Roman" style:font-name-asian="Times New Roman"/>
    </style:style>
    <style:style style:name="P6369" style:parent-style-name="Normal" style:family="paragraph">
      <style:paragraph-properties fo:line-height="0.1388in"/>
      <style:text-properties style:font-name="Times New Roman" style:font-name-asian="Times New Roman"/>
    </style:style>
    <style:style style:name="P6370" style:parent-style-name="Normal" style:family="paragraph">
      <style:paragraph-properties fo:line-height="0.1388in"/>
      <style:text-properties style:font-name="Times New Roman" style:font-name-asian="Times New Roman"/>
    </style:style>
    <style:style style:name="P6371" style:parent-style-name="Normal" style:family="paragraph">
      <style:paragraph-properties fo:line-height="0.1388in"/>
      <style:text-properties style:font-name="Times New Roman" style:font-name-asian="Times New Roman"/>
    </style:style>
    <style:style style:name="P6372" style:parent-style-name="Normal" style:family="paragraph">
      <style:paragraph-properties fo:line-height="0.1388in"/>
      <style:text-properties style:font-name="Times New Roman" style:font-name-asian="Times New Roman"/>
    </style:style>
    <style:style style:name="P6373" style:parent-style-name="Normal" style:family="paragraph">
      <style:paragraph-properties fo:line-height="0.1388in"/>
      <style:text-properties style:font-name="Times New Roman" style:font-name-asian="Times New Roman"/>
    </style:style>
    <style:style style:name="P6374" style:parent-style-name="Normal" style:family="paragraph">
      <style:paragraph-properties fo:line-height="0.1388in"/>
      <style:text-properties style:font-name="Times New Roman" style:font-name-asian="Times New Roman"/>
    </style:style>
    <style:style style:name="P6375" style:parent-style-name="Normal" style:family="paragraph">
      <style:paragraph-properties fo:line-height="0.1388in"/>
      <style:text-properties style:font-name="Times New Roman" style:font-name-asian="Times New Roman"/>
    </style:style>
    <style:style style:name="P6376" style:parent-style-name="Normal" style:family="paragraph">
      <style:paragraph-properties fo:line-height="0.1388in"/>
      <style:text-properties style:font-name="Times New Roman" style:font-name-asian="Times New Roman"/>
    </style:style>
    <style:style style:name="P6377" style:parent-style-name="Normal" style:family="paragraph">
      <style:paragraph-properties fo:line-height="0.1388in"/>
      <style:text-properties style:font-name="Times New Roman" style:font-name-asian="Times New Roman"/>
    </style:style>
    <style:style style:name="P6378" style:parent-style-name="Normal" style:family="paragraph">
      <style:paragraph-properties fo:line-height="0.1388in"/>
      <style:text-properties style:font-name="Times New Roman" style:font-name-asian="Times New Roman"/>
    </style:style>
    <style:style style:name="P6379" style:parent-style-name="Normal" style:family="paragraph">
      <style:paragraph-properties fo:line-height="0.1388in"/>
      <style:text-properties style:font-name="Times New Roman" style:font-name-asian="Times New Roman"/>
    </style:style>
    <style:style style:name="P6380" style:parent-style-name="Normal" style:family="paragraph">
      <style:paragraph-properties fo:line-height="0.1388in"/>
      <style:text-properties style:font-name="Times New Roman" style:font-name-asian="Times New Roman"/>
    </style:style>
    <style:style style:name="P6381" style:parent-style-name="Normal" style:family="paragraph">
      <style:paragraph-properties fo:line-height="0.1388in"/>
      <style:text-properties style:font-name="Times New Roman" style:font-name-asian="Times New Roman"/>
    </style:style>
    <style:style style:name="P6382" style:parent-style-name="Normal" style:family="paragraph">
      <style:paragraph-properties fo:line-height="0.1388in"/>
      <style:text-properties style:font-name="Times New Roman" style:font-name-asian="Times New Roman"/>
    </style:style>
    <style:style style:name="P6383" style:parent-style-name="Normal" style:family="paragraph">
      <style:paragraph-properties fo:line-height="0.1388in"/>
      <style:text-properties style:font-name="Times New Roman" style:font-name-asian="Times New Roman"/>
    </style:style>
    <style:style style:name="P6384" style:parent-style-name="Normal" style:family="paragraph">
      <style:paragraph-properties fo:line-height="0.1388in"/>
      <style:text-properties style:font-name="Times New Roman" style:font-name-asian="Times New Roman"/>
    </style:style>
    <style:style style:name="P6385" style:parent-style-name="Normal" style:family="paragraph">
      <style:paragraph-properties fo:line-height="0.1388in"/>
      <style:text-properties style:font-name="Times New Roman" style:font-name-asian="Times New Roman"/>
    </style:style>
    <style:style style:name="P6386" style:parent-style-name="Normal" style:family="paragraph">
      <style:paragraph-properties fo:line-height="0.1388in"/>
      <style:text-properties style:font-name="Times New Roman" style:font-name-asian="Times New Roman"/>
    </style:style>
    <style:style style:name="P6387" style:parent-style-name="Normal" style:family="paragraph">
      <style:paragraph-properties fo:line-height="0.1388in"/>
      <style:text-properties style:font-name="Times New Roman" style:font-name-asian="Times New Roman"/>
    </style:style>
    <style:style style:name="P6388" style:parent-style-name="Normal" style:family="paragraph">
      <style:paragraph-properties fo:line-height="0.1388in"/>
      <style:text-properties style:font-name="Times New Roman" style:font-name-asian="Times New Roman"/>
    </style:style>
    <style:style style:name="P6389" style:parent-style-name="Normal" style:family="paragraph">
      <style:paragraph-properties fo:line-height="0.1388in"/>
      <style:text-properties style:font-name="Times New Roman" style:font-name-asian="Times New Roman"/>
    </style:style>
    <style:style style:name="P6390" style:parent-style-name="Normal" style:family="paragraph">
      <style:paragraph-properties fo:line-height="0.1388in"/>
      <style:text-properties style:font-name="Times New Roman" style:font-name-asian="Times New Roman"/>
    </style:style>
    <style:style style:name="P6391" style:parent-style-name="Normal" style:family="paragraph">
      <style:paragraph-properties fo:line-height="0.1388in"/>
      <style:text-properties style:font-name="Times New Roman" style:font-name-asian="Times New Roman"/>
    </style:style>
    <style:style style:name="P6392" style:parent-style-name="Normal" style:family="paragraph">
      <style:paragraph-properties fo:line-height="0.1388in"/>
      <style:text-properties style:font-name="Times New Roman" style:font-name-asian="Times New Roman"/>
    </style:style>
    <style:style style:name="P6393" style:parent-style-name="Normal" style:family="paragraph">
      <style:paragraph-properties fo:line-height="0.1388in"/>
      <style:text-properties style:font-name="Times New Roman" style:font-name-asian="Times New Roman"/>
    </style:style>
    <style:style style:name="P6394" style:parent-style-name="Normal" style:family="paragraph">
      <style:paragraph-properties fo:line-height="0.1388in"/>
      <style:text-properties style:font-name="Times New Roman" style:font-name-asian="Times New Roman"/>
    </style:style>
    <style:style style:name="P6395" style:parent-style-name="Normal" style:family="paragraph">
      <style:paragraph-properties fo:line-height="0.1388in"/>
      <style:text-properties style:font-name="Times New Roman" style:font-name-asian="Times New Roman"/>
    </style:style>
    <style:style style:name="P6396" style:parent-style-name="Normal" style:family="paragraph">
      <style:paragraph-properties fo:line-height="0.1388in"/>
      <style:text-properties style:font-name="Times New Roman" style:font-name-asian="Times New Roman"/>
    </style:style>
    <style:style style:name="P6397" style:parent-style-name="Normal" style:family="paragraph">
      <style:paragraph-properties fo:line-height="0.1388in"/>
      <style:text-properties style:font-name="Times New Roman" style:font-name-asian="Times New Roman"/>
    </style:style>
    <style:style style:name="P6398" style:parent-style-name="Normal" style:family="paragraph">
      <style:paragraph-properties fo:line-height="0.1388in"/>
      <style:text-properties style:font-name="Times New Roman" style:font-name-asian="Times New Roman"/>
    </style:style>
    <style:style style:name="P6399" style:parent-style-name="Normal" style:family="paragraph">
      <style:paragraph-properties fo:line-height="0.1388in"/>
      <style:text-properties style:font-name="Times New Roman" style:font-name-asian="Times New Roman"/>
    </style:style>
    <style:style style:name="P6400" style:parent-style-name="Normal" style:family="paragraph">
      <style:paragraph-properties fo:line-height="0.1388in"/>
      <style:text-properties style:font-name="Times New Roman" style:font-name-asian="Times New Roman"/>
    </style:style>
    <style:style style:name="P6401" style:parent-style-name="Normal" style:family="paragraph">
      <style:paragraph-properties fo:line-height="0.1388in"/>
      <style:text-properties style:font-name="Times New Roman" style:font-name-asian="Times New Roman"/>
    </style:style>
    <style:style style:name="P6402" style:parent-style-name="Normal" style:family="paragraph">
      <style:paragraph-properties fo:line-height="0.1388in"/>
      <style:text-properties style:font-name="Times New Roman" style:font-name-asian="Times New Roman"/>
    </style:style>
    <style:style style:name="P6403" style:parent-style-name="Normal" style:family="paragraph">
      <style:paragraph-properties fo:line-height="0.1388in"/>
      <style:text-properties style:font-name="Times New Roman" style:font-name-asian="Times New Roman"/>
    </style:style>
    <style:style style:name="P6404" style:parent-style-name="Normal" style:family="paragraph">
      <style:paragraph-properties fo:line-height="0.1388in"/>
      <style:text-properties style:font-name="Times New Roman" style:font-name-asian="Times New Roman"/>
    </style:style>
    <style:style style:name="P6405" style:parent-style-name="Normal" style:family="paragraph">
      <style:paragraph-properties fo:line-height="0.1388in"/>
      <style:text-properties style:font-name="Times New Roman" style:font-name-asian="Times New Roman"/>
    </style:style>
    <style:style style:name="P6406" style:parent-style-name="Normal" style:family="paragraph">
      <style:paragraph-properties fo:line-height="0.1388in"/>
      <style:text-properties style:font-name="Times New Roman" style:font-name-asian="Times New Roman"/>
    </style:style>
    <style:style style:name="P6407" style:parent-style-name="Normal" style:family="paragraph">
      <style:paragraph-properties fo:line-height="0.1388in"/>
      <style:text-properties style:font-name="Times New Roman" style:font-name-asian="Times New Roman"/>
    </style:style>
    <style:style style:name="P6408" style:parent-style-name="Normal" style:family="paragraph">
      <style:paragraph-properties fo:line-height="0.1388in"/>
      <style:text-properties style:font-name="Times New Roman" style:font-name-asian="Times New Roman"/>
    </style:style>
    <style:style style:name="P6409" style:parent-style-name="Normal" style:family="paragraph">
      <style:paragraph-properties fo:line-height="0.1388in"/>
      <style:text-properties style:font-name="Times New Roman" style:font-name-asian="Times New Roman"/>
    </style:style>
    <style:style style:name="P6410" style:parent-style-name="Normal" style:family="paragraph">
      <style:paragraph-properties fo:line-height="0.1388in"/>
      <style:text-properties style:font-name="Times New Roman" style:font-name-asian="Times New Roman"/>
    </style:style>
    <style:style style:name="P6411" style:parent-style-name="Normal" style:family="paragraph">
      <style:paragraph-properties fo:line-height="0.1388in"/>
      <style:text-properties style:font-name="Times New Roman" style:font-name-asian="Times New Roman"/>
    </style:style>
    <style:style style:name="P6412" style:parent-style-name="Normal" style:family="paragraph">
      <style:paragraph-properties fo:line-height="0.1388in"/>
      <style:text-properties style:font-name="Times New Roman" style:font-name-asian="Times New Roman"/>
    </style:style>
    <style:style style:name="P6413" style:parent-style-name="Normal" style:family="paragraph">
      <style:paragraph-properties fo:line-height="0.1388in"/>
      <style:text-properties style:font-name="Times New Roman" style:font-name-asian="Times New Roman"/>
    </style:style>
    <style:style style:name="P6414" style:parent-style-name="Normal" style:family="paragraph">
      <style:paragraph-properties fo:line-height="0.1388in"/>
      <style:text-properties style:font-name="Times New Roman" style:font-name-asian="Times New Roman"/>
    </style:style>
    <style:style style:name="P6415" style:parent-style-name="Normal" style:family="paragraph">
      <style:paragraph-properties fo:line-height="0.1388in"/>
      <style:text-properties style:font-name="Times New Roman" style:font-name-asian="Times New Roman"/>
    </style:style>
    <style:style style:name="P6416" style:parent-style-name="Normal" style:family="paragraph">
      <style:paragraph-properties fo:line-height="0.1388in"/>
      <style:text-properties style:font-name="Times New Roman" style:font-name-asian="Times New Roman"/>
    </style:style>
    <style:style style:name="P6417" style:parent-style-name="Normal" style:family="paragraph">
      <style:paragraph-properties fo:line-height="0.1388in"/>
      <style:text-properties style:font-name="Times New Roman" style:font-name-asian="Times New Roman"/>
    </style:style>
    <style:style style:name="P6418" style:parent-style-name="Heading1" style:master-page-name="MP24" style:family="paragraph">
      <style:paragraph-properties fo:break-before="page"/>
    </style:style>
    <style:style style:name="P6420" style:parent-style-name="Normal" style:family="paragraph">
      <style:paragraph-properties fo:line-height="0.0812in"/>
      <style:text-properties style:font-name="Times New Roman" style:font-name-asian="Times New Roman"/>
    </style:style>
    <style:style style:name="P6421" style:parent-style-name="Normal" style:family="paragraph">
      <style:paragraph-properties style:line-height-at-least="0in"/>
      <style:text-properties style:font-name="Verdana" style:font-name-asian="Verdana" fo:font-weight="bold" style:font-weight-asian="bold" fo:font-size="9.5pt" style:font-size-asian="9.5pt"/>
    </style:style>
    <style:style style:name="P6422" style:parent-style-name="Normal" style:family="paragraph">
      <style:paragraph-properties fo:line-height="0.2527in"/>
      <style:text-properties style:font-name="Times New Roman" style:font-name-asian="Times New Roman"/>
    </style:style>
    <style:style style:name="P6423" style:parent-style-name="Normal" style:family="paragraph">
      <style:paragraph-properties style:line-height-at-least="0in"/>
      <style:text-properties style:font-name="Verdana" style:font-name-asian="Verdana" fo:font-weight="bold" style:font-weight-asian="bold" fo:font-size="9.5pt" style:font-size-asian="9.5pt" fo:background-color="#FFFF00"/>
    </style:style>
    <style:style style:name="P6424" style:parent-style-name="Normal" style:family="paragraph">
      <style:paragraph-properties fo:line-height="0.1729in"/>
      <style:text-properties style:font-name="Times New Roman" style:font-name-asian="Times New Roman"/>
    </style:style>
    <style:style style:name="P6425" style:parent-style-name="Normal" style:family="paragraph">
      <style:paragraph-properties style:line-height-at-least="0in"/>
      <style:text-properties style:font-name="Verdana" style:font-name-asian="Verdana" fo:font-size="9.5pt" style:font-size-asian="9.5pt" fo:background-color="#FFFF00"/>
    </style:style>
    <style:style style:name="P6426" style:parent-style-name="Normal" style:family="paragraph">
      <style:paragraph-properties fo:line-height="0.0138in"/>
    </style:style>
    <style:style style:name="T6427" style:parent-style-name="DefaultParagraphFont" style:family="text">
      <style:text-properties style:font-name="Verdana" style:font-name-asian="Verdana" fo:font-size="9.5pt" style:font-size-asian="9.5pt" fo:background-color="#FFFF00"/>
    </style:style>
    <style:style style:name="P6428" style:parent-style-name="Normal" style:family="paragraph">
      <style:paragraph-properties fo:line-height="0.159in"/>
      <style:text-properties style:font-name="Times New Roman" style:font-name-asian="Times New Roman"/>
    </style:style>
    <style:style style:name="P6429" style:parent-style-name="Normal" style:family="paragraph">
      <style:paragraph-properties style:line-height-at-least="0in" fo:margin-left="1.1805in" fo:text-indent="-0.593in">
        <style:tab-stops>
          <style:tab-stop style:type="left" style:position="0in"/>
        </style:tab-stops>
      </style:paragraph-properties>
    </style:style>
    <style:style style:name="T6430" style:parent-style-name="DefaultParagraphFont" style:family="text">
      <style:text-properties style:font-name="Verdana" style:font-name-asian="Verdana" fo:font-size="9.5pt" style:font-size-asian="9.5pt"/>
    </style:style>
    <style:style style:name="P6431" style:parent-style-name="Normal" style:family="paragraph">
      <style:paragraph-properties fo:line-height="0.1722in"/>
      <style:text-properties style:font-name="Wingdings" style:font-name-asian="Wingdings" fo:font-size="9.5pt" style:font-size-asian="9.5pt"/>
    </style:style>
    <style:style style:name="P6432" style:parent-style-name="Normal" style:family="paragraph">
      <style:paragraph-properties style:line-height-at-least="0in" fo:margin-left="1.1805in" fo:text-indent="-0.593in">
        <style:tab-stops>
          <style:tab-stop style:type="left" style:position="0in"/>
        </style:tab-stops>
      </style:paragraph-properties>
    </style:style>
    <style:style style:name="T6433" style:parent-style-name="DefaultParagraphFont" style:family="text">
      <style:text-properties style:font-name="Verdana" style:font-name-asian="Verdana" fo:font-size="9.5pt" style:font-size-asian="9.5pt"/>
    </style:style>
    <style:style style:name="P6434" style:parent-style-name="Normal" style:family="paragraph">
      <style:paragraph-properties fo:line-height="0.1729in"/>
      <style:text-properties style:font-name="Wingdings" style:font-name-asian="Wingdings" fo:font-size="9.5pt" style:font-size-asian="9.5pt"/>
    </style:style>
    <style:style style:name="P6435" style:parent-style-name="Normal" style:family="paragraph">
      <style:paragraph-properties fo:text-align="justify" fo:line-height="121%" fo:margin-left="1.1805in" fo:margin-right="0.0138in" fo:text-indent="-0.593in">
        <style:tab-stops>
          <style:tab-stop style:type="left" style:position="0in"/>
        </style:tab-stops>
      </style:paragraph-properties>
    </style:style>
    <style:style style:name="T6436" style:parent-style-name="DefaultParagraphFont" style:family="text">
      <style:text-properties style:font-name="Verdana" style:font-name-asian="Verdana" fo:font-size="9.5pt" style:font-size-asian="9.5pt"/>
    </style:style>
    <style:style style:name="T6437" style:parent-style-name="DefaultParagraphFont" style:family="text">
      <style:text-properties style:font-name="Verdana" style:font-name-asian="Verdana" fo:font-size="9.5pt" style:font-size-asian="9.5pt"/>
    </style:style>
    <style:style style:name="T6438" style:parent-style-name="DefaultParagraphFont" style:family="text">
      <style:text-properties style:font-name="Verdana" style:font-name-asian="Verdana" fo:font-size="9.5pt" style:font-size-asian="9.5pt" fo:background-color="#FFFF00"/>
    </style:style>
    <style:style style:name="P6439" style:parent-style-name="Normal" style:family="paragraph">
      <style:paragraph-properties fo:line-height="0.1388in"/>
      <style:text-properties style:font-name="Wingdings" style:font-name-asian="Wingdings" fo:font-size="9.5pt" style:font-size-asian="9.5pt"/>
    </style:style>
    <style:style style:name="P6440" style:parent-style-name="Normal" style:family="paragraph">
      <style:paragraph-properties style:line-height-at-least="0in" fo:margin-left="1.1805in" fo:text-indent="-0.593in">
        <style:tab-stops>
          <style:tab-stop style:type="left" style:position="0in"/>
        </style:tab-stops>
      </style:paragraph-properties>
    </style:style>
    <style:style style:name="T6441" style:parent-style-name="DefaultParagraphFont" style:family="text">
      <style:text-properties style:font-name="Verdana" style:font-name-asian="Verdana" fo:font-size="9.5pt" style:font-size-asian="9.5pt"/>
    </style:style>
    <style:style style:name="P6442" style:parent-style-name="Normal" style:family="paragraph">
      <style:paragraph-properties fo:line-height="0.0138in"/>
    </style:style>
    <style:style style:name="T6443" style:parent-style-name="DefaultParagraphFont" style:family="text">
      <style:text-properties style:font-name="Wingdings" style:font-name-asian="Wingdings" fo:font-size="9.5pt" style:font-size-asian="9.5pt"/>
    </style:style>
    <style:style style:name="T6444" style:parent-style-name="DefaultParagraphFont" style:family="text">
      <style:text-properties style:font-name="Wingdings" style:font-name-asian="Wingdings" fo:font-size="9.5pt" style:font-size-asian="9.5pt"/>
    </style:style>
    <style:style style:name="T6445" style:parent-style-name="DefaultParagraphFont" style:family="text">
      <style:text-properties style:font-name="Wingdings" style:font-name-asian="Wingdings" fo:font-size="9.5pt" style:font-size-asian="9.5pt"/>
    </style:style>
    <style:style style:name="T6446" style:parent-style-name="DefaultParagraphFont" style:family="text">
      <style:text-properties style:font-name="Wingdings" style:font-name-asian="Wingdings" fo:font-size="9.5pt" style:font-size-asian="9.5pt"/>
    </style:style>
    <style:style style:name="P6447" style:parent-style-name="Normal" style:family="paragraph">
      <style:paragraph-properties fo:line-height="0.1388in"/>
      <style:text-properties style:font-name="Times New Roman" style:font-name-asian="Times New Roman"/>
    </style:style>
    <style:style style:name="P6448" style:parent-style-name="Normal" style:family="paragraph">
      <style:paragraph-properties fo:line-height="0.1388in"/>
      <style:text-properties style:font-name="Times New Roman" style:font-name-asian="Times New Roman"/>
    </style:style>
    <style:style style:name="P6449" style:parent-style-name="Normal" style:family="paragraph">
      <style:paragraph-properties fo:line-height="0.1388in"/>
      <style:text-properties style:font-name="Times New Roman" style:font-name-asian="Times New Roman"/>
    </style:style>
    <style:style style:name="P6450" style:parent-style-name="Normal" style:family="paragraph">
      <style:paragraph-properties fo:line-height="0.1388in"/>
      <style:text-properties style:font-name="Times New Roman" style:font-name-asian="Times New Roman"/>
    </style:style>
    <style:style style:name="P6451" style:parent-style-name="Normal" style:family="paragraph">
      <style:paragraph-properties fo:line-height="0.1388in"/>
      <style:text-properties style:font-name="Times New Roman" style:font-name-asian="Times New Roman"/>
    </style:style>
    <style:style style:name="P6452" style:parent-style-name="Normal" style:family="paragraph">
      <style:paragraph-properties fo:line-height="0.1388in"/>
      <style:text-properties style:font-name="Times New Roman" style:font-name-asian="Times New Roman"/>
    </style:style>
    <style:style style:name="P6453" style:parent-style-name="Normal" style:family="paragraph">
      <style:paragraph-properties fo:line-height="0.1388in"/>
      <style:text-properties style:font-name="Times New Roman" style:font-name-asian="Times New Roman"/>
    </style:style>
    <style:style style:name="P6454" style:parent-style-name="Normal" style:family="paragraph">
      <style:paragraph-properties fo:line-height="0.1388in"/>
      <style:text-properties style:font-name="Times New Roman" style:font-name-asian="Times New Roman"/>
    </style:style>
    <style:style style:name="P6455" style:parent-style-name="Normal" style:family="paragraph">
      <style:paragraph-properties fo:line-height="0.1388in"/>
      <style:text-properties style:font-name="Times New Roman" style:font-name-asian="Times New Roman"/>
    </style:style>
    <style:style style:name="P6456" style:parent-style-name="Normal" style:family="paragraph">
      <style:paragraph-properties fo:line-height="0.1388in"/>
      <style:text-properties style:font-name="Times New Roman" style:font-name-asian="Times New Roman"/>
    </style:style>
    <style:style style:name="P6457" style:parent-style-name="Normal" style:family="paragraph">
      <style:paragraph-properties fo:line-height="0.1388in"/>
      <style:text-properties style:font-name="Times New Roman" style:font-name-asian="Times New Roman"/>
    </style:style>
    <style:style style:name="P6458" style:parent-style-name="Normal" style:family="paragraph">
      <style:paragraph-properties fo:line-height="0.1388in"/>
      <style:text-properties style:font-name="Times New Roman" style:font-name-asian="Times New Roman"/>
    </style:style>
    <style:style style:name="P6459" style:parent-style-name="Normal" style:family="paragraph">
      <style:paragraph-properties fo:line-height="0.1388in"/>
      <style:text-properties style:font-name="Times New Roman" style:font-name-asian="Times New Roman"/>
    </style:style>
    <style:style style:name="P6460" style:parent-style-name="Normal" style:family="paragraph">
      <style:paragraph-properties fo:line-height="0.1388in"/>
      <style:text-properties style:font-name="Times New Roman" style:font-name-asian="Times New Roman"/>
    </style:style>
    <style:style style:name="P6461" style:parent-style-name="Normal" style:family="paragraph">
      <style:paragraph-properties fo:line-height="0.1388in"/>
      <style:text-properties style:font-name="Times New Roman" style:font-name-asian="Times New Roman"/>
    </style:style>
    <style:style style:name="P6462" style:parent-style-name="Normal" style:family="paragraph">
      <style:paragraph-properties fo:line-height="0.1388in"/>
      <style:text-properties style:font-name="Times New Roman" style:font-name-asian="Times New Roman"/>
    </style:style>
    <style:style style:name="P6463" style:parent-style-name="Normal" style:family="paragraph">
      <style:paragraph-properties fo:line-height="0.1388in"/>
      <style:text-properties style:font-name="Times New Roman" style:font-name-asian="Times New Roman"/>
    </style:style>
    <style:style style:name="P6464" style:parent-style-name="Normal" style:family="paragraph">
      <style:paragraph-properties fo:line-height="0.1388in"/>
      <style:text-properties style:font-name="Times New Roman" style:font-name-asian="Times New Roman"/>
    </style:style>
    <style:style style:name="P6465" style:parent-style-name="Normal" style:family="paragraph">
      <style:paragraph-properties fo:line-height="0.1388in"/>
      <style:text-properties style:font-name="Times New Roman" style:font-name-asian="Times New Roman"/>
    </style:style>
    <style:style style:name="P6466" style:parent-style-name="Normal" style:family="paragraph">
      <style:paragraph-properties fo:line-height="0.1388in"/>
      <style:text-properties style:font-name="Times New Roman" style:font-name-asian="Times New Roman"/>
    </style:style>
    <style:style style:name="P6467" style:parent-style-name="Normal" style:family="paragraph">
      <style:paragraph-properties fo:line-height="0.1388in"/>
      <style:text-properties style:font-name="Times New Roman" style:font-name-asian="Times New Roman"/>
    </style:style>
    <style:style style:name="P6468" style:parent-style-name="Normal" style:family="paragraph">
      <style:paragraph-properties fo:line-height="0.1388in"/>
      <style:text-properties style:font-name="Times New Roman" style:font-name-asian="Times New Roman"/>
    </style:style>
    <style:style style:name="P6469" style:parent-style-name="Normal" style:family="paragraph">
      <style:paragraph-properties fo:line-height="0.1388in"/>
      <style:text-properties style:font-name="Times New Roman" style:font-name-asian="Times New Roman"/>
    </style:style>
    <style:style style:name="P6470" style:parent-style-name="Normal" style:family="paragraph">
      <style:paragraph-properties fo:line-height="0.1388in"/>
      <style:text-properties style:font-name="Times New Roman" style:font-name-asian="Times New Roman"/>
    </style:style>
    <style:style style:name="P6471" style:parent-style-name="Normal" style:family="paragraph">
      <style:paragraph-properties fo:line-height="0.1388in"/>
      <style:text-properties style:font-name="Times New Roman" style:font-name-asian="Times New Roman"/>
    </style:style>
    <style:style style:name="P6472" style:parent-style-name="Normal" style:family="paragraph">
      <style:paragraph-properties fo:line-height="0.1388in"/>
      <style:text-properties style:font-name="Times New Roman" style:font-name-asian="Times New Roman"/>
    </style:style>
    <style:style style:name="P6473" style:parent-style-name="Normal" style:family="paragraph">
      <style:paragraph-properties fo:line-height="0.1388in"/>
      <style:text-properties style:font-name="Times New Roman" style:font-name-asian="Times New Roman"/>
    </style:style>
    <style:style style:name="P6474" style:parent-style-name="Normal" style:family="paragraph">
      <style:paragraph-properties fo:line-height="0.1388in"/>
      <style:text-properties style:font-name="Times New Roman" style:font-name-asian="Times New Roman"/>
    </style:style>
    <style:style style:name="P6475" style:parent-style-name="Normal" style:family="paragraph">
      <style:paragraph-properties fo:line-height="0.1388in"/>
      <style:text-properties style:font-name="Times New Roman" style:font-name-asian="Times New Roman"/>
    </style:style>
    <style:style style:name="P6476" style:parent-style-name="Normal" style:family="paragraph">
      <style:paragraph-properties fo:line-height="0.1388in"/>
      <style:text-properties style:font-name="Times New Roman" style:font-name-asian="Times New Roman"/>
    </style:style>
    <style:style style:name="P6477" style:parent-style-name="Normal" style:family="paragraph">
      <style:paragraph-properties fo:line-height="0.1388in"/>
      <style:text-properties style:font-name="Times New Roman" style:font-name-asian="Times New Roman"/>
    </style:style>
    <style:style style:name="P6478" style:parent-style-name="Normal" style:family="paragraph">
      <style:paragraph-properties fo:line-height="0.1388in"/>
      <style:text-properties style:font-name="Times New Roman" style:font-name-asian="Times New Roman"/>
    </style:style>
    <style:style style:name="P6479" style:parent-style-name="Normal" style:family="paragraph">
      <style:paragraph-properties fo:line-height="0.1388in"/>
      <style:text-properties style:font-name="Times New Roman" style:font-name-asian="Times New Roman"/>
    </style:style>
    <style:style style:name="P6480" style:parent-style-name="Normal" style:family="paragraph">
      <style:paragraph-properties fo:line-height="0.1388in"/>
      <style:text-properties style:font-name="Times New Roman" style:font-name-asian="Times New Roman"/>
    </style:style>
    <style:style style:name="P6481" style:parent-style-name="Normal" style:family="paragraph">
      <style:paragraph-properties fo:line-height="0.1388in"/>
      <style:text-properties style:font-name="Times New Roman" style:font-name-asian="Times New Roman"/>
    </style:style>
    <style:style style:name="P6482" style:parent-style-name="Normal" style:family="paragraph">
      <style:paragraph-properties fo:line-height="0.1388in"/>
      <style:text-properties style:font-name="Times New Roman" style:font-name-asian="Times New Roman"/>
    </style:style>
    <style:style style:name="P6483" style:parent-style-name="Normal" style:family="paragraph">
      <style:paragraph-properties fo:line-height="0.1388in"/>
      <style:text-properties style:font-name="Times New Roman" style:font-name-asian="Times New Roman"/>
    </style:style>
    <style:style style:name="P6484" style:parent-style-name="Normal" style:family="paragraph">
      <style:paragraph-properties fo:line-height="0.1388in"/>
      <style:text-properties style:font-name="Times New Roman" style:font-name-asian="Times New Roman"/>
    </style:style>
    <style:style style:name="P6485" style:parent-style-name="Normal" style:family="paragraph">
      <style:paragraph-properties fo:line-height="0.1388in"/>
      <style:text-properties style:font-name="Times New Roman" style:font-name-asian="Times New Roman"/>
    </style:style>
    <style:style style:name="P6486" style:parent-style-name="Normal" style:family="paragraph">
      <style:paragraph-properties fo:line-height="0.1388in"/>
      <style:text-properties style:font-name="Times New Roman" style:font-name-asian="Times New Roman"/>
    </style:style>
    <style:style style:name="P6487" style:parent-style-name="Normal" style:family="paragraph">
      <style:paragraph-properties fo:line-height="0.1388in"/>
      <style:text-properties style:font-name="Times New Roman" style:font-name-asian="Times New Roman"/>
    </style:style>
    <style:style style:name="P6488" style:parent-style-name="Normal" style:family="paragraph">
      <style:paragraph-properties fo:line-height="0.1388in"/>
      <style:text-properties style:font-name="Times New Roman" style:font-name-asian="Times New Roman"/>
    </style:style>
    <style:style style:name="P6489" style:parent-style-name="Normal" style:family="paragraph">
      <style:paragraph-properties fo:line-height="0.1388in"/>
      <style:text-properties style:font-name="Times New Roman" style:font-name-asian="Times New Roman"/>
    </style:style>
    <style:style style:name="P6490" style:parent-style-name="Normal" style:family="paragraph">
      <style:paragraph-properties fo:line-height="0.1388in"/>
      <style:text-properties style:font-name="Times New Roman" style:font-name-asian="Times New Roman"/>
    </style:style>
    <style:style style:name="P6491" style:parent-style-name="Normal" style:family="paragraph">
      <style:paragraph-properties fo:line-height="0.1388in"/>
      <style:text-properties style:font-name="Times New Roman" style:font-name-asian="Times New Roman"/>
    </style:style>
    <style:style style:name="P6492" style:parent-style-name="Heading1" style:master-page-name="MP25" style:family="paragraph">
      <style:paragraph-properties fo:break-before="page"/>
    </style:style>
    <style:style style:name="P6494" style:parent-style-name="Normal" style:family="paragraph">
      <style:paragraph-properties fo:line-height="0.0812in"/>
      <style:text-properties style:font-name="Times New Roman" style:font-name-asian="Times New Roman"/>
    </style:style>
    <style:style style:name="P6495" style:parent-style-name="Normal" style:family="paragraph">
      <style:paragraph-properties style:line-height-at-least="0in" fo:margin-left="0.0027in">
        <style:tab-stops/>
      </style:paragraph-properties>
      <style:text-properties style:font-name="Verdana" style:font-name-asian="Verdana" fo:font-weight="bold" style:font-weight-asian="bold" fo:font-size="9.5pt" style:font-size-asian="9.5pt"/>
    </style:style>
    <style:style style:name="P6496" style:parent-style-name="Normal" style:family="paragraph">
      <style:paragraph-properties fo:line-height="0.2527in"/>
      <style:text-properties style:font-name="Times New Roman" style:font-name-asian="Times New Roman"/>
    </style:style>
    <style:style style:name="P6497" style:parent-style-name="Normal" style:family="paragraph">
      <style:paragraph-properties style:line-height-at-least="0in" fo:margin-left="0.0027in">
        <style:tab-stops/>
      </style:paragraph-properties>
      <style:text-properties style:font-name="Verdana" style:font-name-asian="Verdana" fo:font-weight="bold" style:font-weight-asian="bold" fo:font-size="9.5pt" style:font-size-asian="9.5pt"/>
    </style:style>
    <style:style style:name="P6498" style:parent-style-name="Normal" style:family="paragraph">
      <style:paragraph-properties fo:line-height="0.1729in"/>
      <style:text-properties style:font-name="Times New Roman" style:font-name-asian="Times New Roman"/>
    </style:style>
    <style:style style:name="P6499" style:parent-style-name="Normal" style:family="paragraph">
      <style:paragraph-properties fo:line-height="121%" fo:margin-left="0.0027in" fo:margin-right="0.0138in">
        <style:tab-stops/>
      </style:paragraph-properties>
      <style:text-properties style:font-name="Verdana" style:font-name-asian="Verdana" fo:font-size="9.5pt" style:font-size-asian="9.5pt" fo:background-color="#FFFF00"/>
    </style:style>
    <style:style style:name="P6500" style:parent-style-name="Normal" style:family="paragraph">
      <style:paragraph-properties fo:line-height="0.1395in"/>
      <style:text-properties style:font-name="Times New Roman" style:font-name-asian="Times New Roman"/>
    </style:style>
    <style:style style:name="P6501" style:parent-style-name="Normal" style:family="paragraph">
      <style:paragraph-properties fo:line-height="121%" fo:margin-left="0.0027in">
        <style:tab-stops/>
      </style:paragraph-properties>
    </style:style>
    <style:style style:name="T6502" style:parent-style-name="DefaultParagraphFont" style:family="text">
      <style:text-properties style:font-name="Verdana" style:font-name-asian="Verdana" fo:font-size="9.5pt" style:font-size-asian="9.5pt" fo:background-color="#FFFF00"/>
    </style:style>
    <style:style style:name="T6503" style:parent-style-name="DefaultParagraphFont" style:family="text">
      <style:text-properties style:font-name="Verdana" style:font-name-asian="Verdana" fo:font-size="9.5pt" style:font-size-asian="9.5pt" fo:background-color="#FFFF00"/>
    </style:style>
    <style:style style:name="T6504" style:parent-style-name="DefaultParagraphFont" style:family="text">
      <style:text-properties style:font-name="Verdana" style:font-name-asian="Verdana" fo:font-size="5pt" style:font-size-asian="5pt" fo:background-color="#FFFF00"/>
    </style:style>
    <style:style style:name="T6505" style:parent-style-name="DefaultParagraphFont" style:family="text">
      <style:text-properties style:font-name="Verdana" style:font-name-asian="Verdana" fo:font-size="9.5pt" style:font-size-asian="9.5pt" fo:background-color="#FFFF00"/>
    </style:style>
    <style:style style:name="P6506" style:parent-style-name="Normal" style:family="paragraph">
      <style:paragraph-properties fo:line-height="0.1395in"/>
      <style:text-properties style:font-name="Times New Roman" style:font-name-asian="Times New Roman"/>
    </style:style>
    <style:style style:name="P6507" style:parent-style-name="Normal" style:family="paragraph">
      <style:paragraph-properties style:line-height-at-least="0in" fo:margin-left="0.0027in">
        <style:tab-stops/>
      </style:paragraph-properties>
      <style:text-properties style:font-name="Verdana" style:font-name-asian="Verdana" fo:font-weight="bold" style:font-weight-asian="bold" fo:font-size="9.5pt" style:font-size-asian="9.5pt"/>
    </style:style>
    <style:style style:name="P6508" style:parent-style-name="Normal" style:family="paragraph">
      <style:paragraph-properties fo:line-height="0.1736in"/>
      <style:text-properties style:font-name="Times New Roman" style:font-name-asian="Times New Roman"/>
    </style:style>
    <style:style style:name="P6509" style:parent-style-name="Normal" style:family="paragraph">
      <style:paragraph-properties style:line-height-at-least="0in" fo:margin-left="0.0027in">
        <style:tab-stops/>
      </style:paragraph-properties>
      <style:text-properties style:font-name="Verdana" style:font-name-asian="Verdana" fo:font-weight="bold" style:font-weight-asian="bold" fo:font-size="9.5pt" style:font-size-asian="9.5pt"/>
    </style:style>
    <style:style style:name="P6510" style:parent-style-name="Normal" style:family="paragraph">
      <style:paragraph-properties fo:line-height="0.1729in"/>
      <style:text-properties style:font-name="Times New Roman" style:font-name-asian="Times New Roman"/>
    </style:style>
    <style:style style:name="P6511" style:parent-style-name="Normal" style:family="paragraph">
      <style:paragraph-properties fo:line-height="120%" fo:margin-left="0.0027in" fo:margin-right="0.0138in">
        <style:tab-stops/>
      </style:paragraph-properties>
      <style:text-properties style:font-name="Verdana" style:font-name-asian="Verdana" fo:font-size="9.5pt" style:font-size-asian="9.5pt" fo:background-color="#FFFF00"/>
    </style:style>
    <style:style style:name="P6512" style:parent-style-name="Normal" style:family="paragraph">
      <style:paragraph-properties fo:line-height="0.1402in"/>
      <style:text-properties style:font-name="Times New Roman" style:font-name-asian="Times New Roman"/>
    </style:style>
    <style:style style:name="P6513" style:parent-style-name="Normal" style:family="paragraph">
      <style:paragraph-properties fo:text-align="justify" fo:line-height="121%" fo:margin-left="0.5861in" fo:margin-right="0.0138in" fo:text-indent="-0.5861in">
        <style:tab-stops>
          <style:tab-stop style:type="left" style:position="0in"/>
        </style:tab-stops>
      </style:paragraph-properties>
    </style:style>
    <style:style style:name="T6514" style:parent-style-name="DefaultParagraphFont" style:family="text">
      <style:text-properties style:font-name="Verdana" style:font-name-asian="Verdana" fo:font-size="9.5pt" style:font-size-asian="9.5pt"/>
    </style:style>
    <style:style style:name="T6515" style:parent-style-name="DefaultParagraphFont" style:family="text">
      <style:text-properties style:font-name="Verdana" style:font-name-asian="Verdana" fo:font-size="9.5pt" style:font-size-asian="9.5pt" fo:background-color="#FFFF00"/>
    </style:style>
    <style:style style:name="T6516" style:parent-style-name="DefaultParagraphFont" style:family="text">
      <style:text-properties style:font-name="Verdana" style:font-name-asian="Verdana" fo:font-size="9.5pt" style:font-size-asian="9.5pt" fo:background-color="#FFFF00"/>
    </style:style>
    <style:style style:name="P6517" style:parent-style-name="Normal" style:family="paragraph">
      <style:paragraph-properties fo:line-height="0.0138in"/>
    </style:style>
    <style:style style:name="T6518" style:parent-style-name="DefaultParagraphFont" style:family="text">
      <style:text-properties style:font-name="Verdana" style:font-name-asian="Verdana" fo:font-size="9.5pt" style:font-size-asian="9.5pt"/>
    </style:style>
    <style:style style:name="P6519" style:parent-style-name="Normal" style:family="paragraph">
      <style:paragraph-properties fo:line-height="0.1263in"/>
      <style:text-properties style:font-name="Times New Roman" style:font-name-asian="Times New Roman"/>
    </style:style>
    <style:style style:name="P6520" style:parent-style-name="Normal" style:family="paragraph">
      <style:paragraph-properties fo:text-align="justify" fo:line-height="120%" fo:margin-left="0.0027in" fo:margin-right="0.0138in">
        <style:tab-stops/>
      </style:paragraph-properties>
    </style:style>
    <style:style style:name="T6521" style:parent-style-name="DefaultParagraphFont" style:family="text">
      <style:text-properties style:font-name="Verdana" style:font-name-asian="Verdana" fo:font-size="9.5pt" style:font-size-asian="9.5pt"/>
    </style:style>
    <style:style style:name="T6522" style:parent-style-name="DefaultParagraphFont" style:family="text">
      <style:text-properties style:font-name="Verdana" style:font-name-asian="Verdana" fo:font-size="9.5pt" style:font-size-asian="9.5pt"/>
    </style:style>
    <style:style style:name="T6523" style:parent-style-name="DefaultParagraphFont" style:family="text">
      <style:text-properties style:font-name="Verdana" style:font-name-asian="Verdana" fo:font-size="9.5pt" style:font-size-asian="9.5pt"/>
    </style:style>
    <style:style style:name="T6524" style:parent-style-name="DefaultParagraphFont" style:family="text">
      <style:text-properties style:font-name="Verdana" style:font-name-asian="Verdana" fo:font-size="9.5pt" style:font-size-asian="9.5pt" fo:background-color="#FFFF00"/>
    </style:style>
    <style:style style:name="P6525" style:parent-style-name="Normal" style:family="paragraph">
      <style:paragraph-properties fo:line-height="0.1409in"/>
      <style:text-properties style:font-name="Times New Roman" style:font-name-asian="Times New Roman"/>
    </style:style>
    <style:style style:name="P6526" style:parent-style-name="Normal" style:family="paragraph">
      <style:paragraph-properties fo:text-align="justify" fo:line-height="121%" fo:margin-left="0.5861in" fo:text-indent="-0.5861in">
        <style:tab-stops>
          <style:tab-stop style:type="left" style:position="0in"/>
        </style:tab-stops>
      </style:paragraph-properties>
    </style:style>
    <style:style style:name="T6527" style:parent-style-name="DefaultParagraphFont" style:family="text">
      <style:text-properties style:font-name="Verdana" style:font-name-asian="Verdana" fo:font-size="9.5pt" style:font-size-asian="9.5pt"/>
    </style:style>
    <style:style style:name="T6528" style:parent-style-name="DefaultParagraphFont" style:family="text">
      <style:text-properties style:font-name="Verdana" style:font-name-asian="Verdana" fo:font-size="9.5pt" style:font-size-asian="9.5pt"/>
    </style:style>
    <style:style style:name="T6529" style:parent-style-name="DefaultParagraphFont" style:family="text">
      <style:text-properties style:font-name="Verdana" style:font-name-asian="Verdana" fo:font-size="9.5pt" style:font-size-asian="9.5pt" fo:background-color="#FFFF00"/>
    </style:style>
    <style:style style:name="T6530" style:parent-style-name="DefaultParagraphFont" style:family="text">
      <style:text-properties style:font-name="Verdana" style:font-name-asian="Verdana" fo:font-size="9.5pt" style:font-size-asian="9.5pt"/>
    </style:style>
    <style:style style:name="T6531" style:parent-style-name="DefaultParagraphFont" style:family="text">
      <style:text-properties style:font-name="Verdana" style:font-name-asian="Verdana" fo:font-size="9.5pt" style:font-size-asian="9.5pt"/>
    </style:style>
    <style:style style:name="P6532" style:parent-style-name="Normal" style:family="paragraph">
      <style:paragraph-properties fo:line-height="0.1388in"/>
      <style:text-properties style:font-name="Times New Roman" style:font-name-asian="Times New Roman"/>
    </style:style>
    <style:style style:name="P6533" style:parent-style-name="Normal" style:family="paragraph">
      <style:paragraph-properties fo:line-height="121%" fo:margin-left="0.0027in" fo:margin-right="0.0138in">
        <style:tab-stops/>
      </style:paragraph-properties>
      <style:text-properties style:font-name="Verdana" style:font-name-asian="Verdana" fo:font-size="9.5pt" style:font-size-asian="9.5pt" fo:background-color="#FFFF00"/>
    </style:style>
    <style:style style:name="P6534" style:parent-style-name="Normal" style:family="paragraph">
      <style:paragraph-properties fo:line-height="0.1388in"/>
      <style:text-properties style:font-name="Times New Roman" style:font-name-asian="Times New Roman"/>
    </style:style>
    <style:style style:name="P6535" style:parent-style-name="Normal" style:family="paragraph">
      <style:paragraph-properties fo:text-align="justify" fo:line-height="120%" fo:margin-left="0.5861in" fo:margin-right="0.0138in" fo:text-indent="-0.5861in">
        <style:tab-stops>
          <style:tab-stop style:type="left" style:position="0in"/>
        </style:tab-stops>
      </style:paragraph-properties>
      <style:text-properties style:font-name="Verdana" style:font-name-asian="Verdana" fo:font-size="9.5pt" style:font-size-asian="9.5pt"/>
    </style:style>
    <style:style style:name="P6536" style:parent-style-name="Normal" style:family="paragraph">
      <style:paragraph-properties fo:line-height="0.1402in"/>
      <style:text-properties style:font-name="Times New Roman" style:font-name-asian="Times New Roman"/>
    </style:style>
    <style:style style:name="P6537" style:parent-style-name="Normal" style:family="paragraph">
      <style:paragraph-properties style:line-height-at-least="0in" fo:margin-left="0.0027in">
        <style:tab-stops/>
      </style:paragraph-properties>
      <style:text-properties style:font-name="Verdana" style:font-name-asian="Verdana" fo:font-weight="bold" style:font-weight-asian="bold" fo:font-size="9.5pt" style:font-size-asian="9.5pt"/>
    </style:style>
    <style:style style:name="P6538" style:parent-style-name="Normal" style:family="paragraph">
      <style:paragraph-properties fo:line-height="0.1729in"/>
      <style:text-properties style:font-name="Times New Roman" style:font-name-asian="Times New Roman"/>
    </style:style>
    <style:style style:name="P6539" style:parent-style-name="Normal" style:family="paragraph">
      <style:paragraph-properties fo:text-align="justify" fo:line-height="121%" fo:margin-left="0.5861in" fo:text-indent="-0.5861in">
        <style:tab-stops>
          <style:tab-stop style:type="left" style:position="0in"/>
        </style:tab-stops>
      </style:paragraph-properties>
      <style:text-properties style:font-name="Verdana" style:font-name-asian="Verdana" fo:font-size="9.5pt" style:font-size-asian="9.5pt"/>
    </style:style>
    <style:style style:name="P6540" style:parent-style-name="Normal" style:family="paragraph">
      <style:paragraph-properties fo:line-height="0.1395in"/>
      <style:text-properties style:font-name="Times New Roman" style:font-name-asian="Times New Roman"/>
    </style:style>
    <style:style style:name="P6541" style:parent-style-name="Normal" style:family="paragraph">
      <style:paragraph-properties style:line-height-at-least="0in" fo:margin-left="0.0027in">
        <style:tab-stops/>
      </style:paragraph-properties>
      <style:text-properties style:font-name="Verdana" style:font-name-asian="Verdana" fo:font-size="9.5pt" style:font-size-asian="9.5pt" fo:background-color="#FFFF00"/>
    </style:style>
    <style:style style:name="P6542" style:parent-style-name="Normal" style:family="paragraph">
      <style:paragraph-properties fo:line-height="0.0138in"/>
    </style:style>
    <style:style style:name="T6543" style:parent-style-name="DefaultParagraphFont" style:family="text">
      <style:text-properties style:font-name="Verdana" style:font-name-asian="Verdana" fo:font-size="9.5pt" style:font-size-asian="9.5pt" fo:background-color="#FFFF00"/>
    </style:style>
    <style:style style:name="P6544" style:parent-style-name="Normal" style:family="paragraph">
      <style:paragraph-properties fo:line-height="0.1993in"/>
      <style:text-properties style:font-name="Times New Roman" style:font-name-asian="Times New Roman"/>
    </style:style>
    <style:style style:name="P6545" style:parent-style-name="Normal" style:family="paragraph">
      <style:paragraph-properties fo:text-align="justify" fo:line-height="130%" fo:margin-left="0.0027in">
        <style:tab-stops/>
      </style:paragraph-properties>
    </style:style>
    <style:style style:name="T6546" style:parent-style-name="DefaultParagraphFont" style:family="text">
      <style:text-properties style:font-name="Verdana" style:font-name-asian="Verdana" style:text-position="super 65%"/>
    </style:style>
    <style:style style:name="T6547" style:parent-style-name="DefaultParagraphFont" style:family="text">
      <style:text-properties style:font-name="Verdana" style:font-name-asian="Verdana" fo:font-size="8pt" style:font-size-asian="8pt"/>
    </style:style>
    <style:style style:name="T6548" style:parent-style-name="DefaultParagraphFont" style:family="text">
      <style:text-properties style:font-name="Verdana" style:font-name-asian="Verdana" fo:font-size="8pt" style:font-size-asian="8pt"/>
    </style:style>
    <style:style style:name="P6549" style:parent-style-name="Normal" style:master-page-name="MP26" style:family="paragraph">
      <style:paragraph-properties fo:break-before="page" fo:line-height="0.018in"/>
      <style:text-properties style:font-name="Times New Roman" style:font-name-asian="Times New Roman"/>
    </style:style>
    <style:style style:name="P6551" style:parent-style-name="Normal" style:family="paragraph">
      <style:paragraph-properties fo:line-height="121%" fo:margin-right="0.0138in"/>
    </style:style>
    <style:style style:name="T6552" style:parent-style-name="DefaultParagraphFont" style:family="text">
      <style:text-properties style:font-name="Verdana" style:font-name-asian="Verdana" fo:font-weight="bold" style:font-weight-asian="bold" fo:font-size="9.5pt" style:font-size-asian="9.5pt"/>
    </style:style>
    <style:style style:name="T6553" style:parent-style-name="DefaultParagraphFont" style:family="text">
      <style:text-properties style:font-name="Verdana" style:font-name-asian="Verdana" fo:font-size="9.5pt" style:font-size-asian="9.5pt"/>
    </style:style>
    <style:style style:name="T6554" style:parent-style-name="DefaultParagraphFont" style:family="text">
      <style:text-properties style:font-name="Verdana" style:font-name-asian="Verdana" fo:font-size="9.5pt" style:font-size-asian="9.5pt"/>
    </style:style>
    <style:style style:name="T6555" style:parent-style-name="DefaultParagraphFont" style:family="text">
      <style:text-properties style:font-name="Verdana" style:font-name-asian="Verdana" fo:font-weight="bold" style:font-weight-asian="bold" fo:font-size="9.5pt" style:font-size-asian="9.5pt"/>
    </style:style>
    <style:style style:name="T6556" style:parent-style-name="DefaultParagraphFont" style:family="text">
      <style:text-properties style:font-name="Verdana" style:font-name-asian="Verdana" fo:font-size="9.5pt" style:font-size-asian="9.5pt"/>
    </style:style>
    <style:style style:name="P6557" style:parent-style-name="Normal" style:family="paragraph">
      <style:paragraph-properties fo:line-height="0.1395in"/>
      <style:text-properties style:font-name="Times New Roman" style:font-name-asian="Times New Roman"/>
    </style:style>
    <style:style style:name="P6558" style:parent-style-name="Normal" style:family="paragraph">
      <style:paragraph-properties style:line-height-at-least="0in"/>
      <style:text-properties style:font-name="Verdana" style:font-name-asian="Verdana" fo:font-size="9.5pt" style:font-size-asian="9.5pt" fo:background-color="#FFFF00"/>
    </style:style>
    <style:style style:name="P6559" style:parent-style-name="Normal" style:family="paragraph">
      <style:paragraph-properties fo:line-height="0.1729in"/>
      <style:text-properties style:font-name="Times New Roman" style:font-name-asian="Times New Roman"/>
    </style:style>
    <style:style style:name="P6560" style:parent-style-name="Normal" style:family="paragraph">
      <style:paragraph-properties style:line-height-at-least="0in"/>
    </style:style>
    <style:style style:name="T6561" style:parent-style-name="DefaultParagraphFont" style:family="text">
      <style:text-properties style:font-name="Verdana" style:font-name-asian="Verdana" fo:font-weight="bold" style:font-weight-asian="bold" fo:font-size="9.5pt" style:font-size-asian="9.5pt"/>
    </style:style>
    <style:style style:name="T6562" style:parent-style-name="DefaultParagraphFont" style:family="text">
      <style:text-properties style:font-name="Verdana" style:font-name-asian="Verdana" fo:font-size="9.5pt" style:font-size-asian="9.5pt"/>
    </style:style>
    <style:style style:name="T6563" style:parent-style-name="DefaultParagraphFont" style:family="text">
      <style:text-properties style:font-name="Verdana" style:font-name-asian="Verdana" fo:font-weight="bold" style:font-weight-asian="bold" fo:font-size="9.5pt" style:font-size-asian="9.5pt"/>
    </style:style>
    <style:style style:name="T6564" style:parent-style-name="DefaultParagraphFont" style:family="text">
      <style:text-properties style:font-name="Verdana" style:font-name-asian="Verdana" fo:font-size="9.5pt" style:font-size-asian="9.5pt" fo:background-color="#FFFF00"/>
    </style:style>
    <style:style style:name="P6565" style:parent-style-name="Normal" style:family="paragraph">
      <style:paragraph-properties fo:line-height="0.1388in"/>
      <style:text-properties style:font-name="Times New Roman" style:font-name-asian="Times New Roman"/>
    </style:style>
    <style:style style:name="P6566" style:parent-style-name="Normal" style:family="paragraph">
      <style:paragraph-properties fo:line-height="0.1388in"/>
      <style:text-properties style:font-name="Times New Roman" style:font-name-asian="Times New Roman"/>
    </style:style>
    <style:style style:name="P6567" style:parent-style-name="Normal" style:family="paragraph">
      <style:paragraph-properties fo:line-height="0.1388in"/>
      <style:text-properties style:font-name="Times New Roman" style:font-name-asian="Times New Roman"/>
    </style:style>
    <style:style style:name="P6568" style:parent-style-name="Normal" style:family="paragraph">
      <style:paragraph-properties fo:line-height="0.1388in"/>
      <style:text-properties style:font-name="Times New Roman" style:font-name-asian="Times New Roman"/>
    </style:style>
    <style:style style:name="P6569" style:parent-style-name="Normal" style:family="paragraph">
      <style:paragraph-properties fo:line-height="0.1388in"/>
      <style:text-properties style:font-name="Times New Roman" style:font-name-asian="Times New Roman"/>
    </style:style>
    <style:style style:name="P6570" style:parent-style-name="Normal" style:family="paragraph">
      <style:paragraph-properties fo:line-height="0.1388in"/>
      <style:text-properties style:font-name="Times New Roman" style:font-name-asian="Times New Roman"/>
    </style:style>
    <style:style style:name="P6571" style:parent-style-name="Normal" style:family="paragraph">
      <style:paragraph-properties fo:line-height="0.1388in"/>
      <style:text-properties style:font-name="Times New Roman" style:font-name-asian="Times New Roman"/>
    </style:style>
    <style:style style:name="P6572" style:parent-style-name="Normal" style:family="paragraph">
      <style:paragraph-properties fo:line-height="0.1388in"/>
      <style:text-properties style:font-name="Times New Roman" style:font-name-asian="Times New Roman"/>
    </style:style>
    <style:style style:name="P6573" style:parent-style-name="Normal" style:family="paragraph">
      <style:paragraph-properties fo:line-height="0.1388in"/>
      <style:text-properties style:font-name="Times New Roman" style:font-name-asian="Times New Roman"/>
    </style:style>
    <style:style style:name="P6574" style:parent-style-name="Normal" style:family="paragraph">
      <style:paragraph-properties fo:line-height="0.1388in"/>
      <style:text-properties style:font-name="Times New Roman" style:font-name-asian="Times New Roman"/>
    </style:style>
    <style:style style:name="P6575" style:parent-style-name="Normal" style:family="paragraph">
      <style:paragraph-properties fo:line-height="0.1388in"/>
      <style:text-properties style:font-name="Times New Roman" style:font-name-asian="Times New Roman"/>
    </style:style>
    <style:style style:name="P6576" style:parent-style-name="Normal" style:family="paragraph">
      <style:paragraph-properties fo:line-height="0.1388in"/>
      <style:text-properties style:font-name="Times New Roman" style:font-name-asian="Times New Roman"/>
    </style:style>
    <style:style style:name="P6577" style:parent-style-name="Normal" style:family="paragraph">
      <style:paragraph-properties fo:line-height="0.1388in"/>
      <style:text-properties style:font-name="Times New Roman" style:font-name-asian="Times New Roman"/>
    </style:style>
    <style:style style:name="P6578" style:parent-style-name="Normal" style:family="paragraph">
      <style:paragraph-properties fo:line-height="0.1388in"/>
      <style:text-properties style:font-name="Times New Roman" style:font-name-asian="Times New Roman"/>
    </style:style>
    <style:style style:name="P6579" style:parent-style-name="Normal" style:family="paragraph">
      <style:paragraph-properties fo:line-height="0.1388in"/>
      <style:text-properties style:font-name="Times New Roman" style:font-name-asian="Times New Roman"/>
    </style:style>
    <style:style style:name="P6580" style:parent-style-name="Normal" style:family="paragraph">
      <style:paragraph-properties fo:line-height="0.1388in"/>
      <style:text-properties style:font-name="Times New Roman" style:font-name-asian="Times New Roman"/>
    </style:style>
    <style:style style:name="P6581" style:parent-style-name="Normal" style:family="paragraph">
      <style:paragraph-properties fo:line-height="0.1388in"/>
      <style:text-properties style:font-name="Times New Roman" style:font-name-asian="Times New Roman"/>
    </style:style>
    <style:style style:name="P6582" style:parent-style-name="Normal" style:family="paragraph">
      <style:paragraph-properties fo:line-height="0.1388in"/>
      <style:text-properties style:font-name="Times New Roman" style:font-name-asian="Times New Roman"/>
    </style:style>
    <style:style style:name="P6583" style:parent-style-name="Normal" style:family="paragraph">
      <style:paragraph-properties fo:line-height="0.1388in"/>
      <style:text-properties style:font-name="Times New Roman" style:font-name-asian="Times New Roman"/>
    </style:style>
    <style:style style:name="P6584" style:parent-style-name="Normal" style:family="paragraph">
      <style:paragraph-properties fo:line-height="0.1388in"/>
      <style:text-properties style:font-name="Times New Roman" style:font-name-asian="Times New Roman"/>
    </style:style>
    <style:style style:name="P6585" style:parent-style-name="Normal" style:family="paragraph">
      <style:paragraph-properties fo:line-height="0.1388in"/>
      <style:text-properties style:font-name="Times New Roman" style:font-name-asian="Times New Roman"/>
    </style:style>
    <style:style style:name="P6586" style:parent-style-name="Normal" style:family="paragraph">
      <style:paragraph-properties fo:line-height="0.1388in"/>
      <style:text-properties style:font-name="Times New Roman" style:font-name-asian="Times New Roman"/>
    </style:style>
    <style:style style:name="P6587" style:parent-style-name="Normal" style:family="paragraph">
      <style:paragraph-properties fo:line-height="0.1388in"/>
      <style:text-properties style:font-name="Times New Roman" style:font-name-asian="Times New Roman"/>
    </style:style>
    <style:style style:name="P6588" style:parent-style-name="Normal" style:family="paragraph">
      <style:paragraph-properties fo:line-height="0.1388in"/>
      <style:text-properties style:font-name="Times New Roman" style:font-name-asian="Times New Roman"/>
    </style:style>
    <style:style style:name="P6589" style:parent-style-name="Normal" style:family="paragraph">
      <style:paragraph-properties fo:line-height="0.1388in"/>
      <style:text-properties style:font-name="Times New Roman" style:font-name-asian="Times New Roman"/>
    </style:style>
    <style:style style:name="P6590" style:parent-style-name="Normal" style:family="paragraph">
      <style:paragraph-properties fo:line-height="0.1388in"/>
      <style:text-properties style:font-name="Times New Roman" style:font-name-asian="Times New Roman"/>
    </style:style>
    <style:style style:name="P6591" style:parent-style-name="Normal" style:family="paragraph">
      <style:paragraph-properties fo:line-height="0.1388in"/>
      <style:text-properties style:font-name="Times New Roman" style:font-name-asian="Times New Roman"/>
    </style:style>
    <style:style style:name="P6592" style:parent-style-name="Normal" style:family="paragraph">
      <style:paragraph-properties fo:line-height="0.1388in"/>
      <style:text-properties style:font-name="Times New Roman" style:font-name-asian="Times New Roman"/>
    </style:style>
    <style:style style:name="P6593" style:parent-style-name="Normal" style:family="paragraph">
      <style:paragraph-properties fo:line-height="0.1388in"/>
      <style:text-properties style:font-name="Times New Roman" style:font-name-asian="Times New Roman"/>
    </style:style>
    <style:style style:name="P6594" style:parent-style-name="Normal" style:family="paragraph">
      <style:paragraph-properties fo:line-height="0.1388in"/>
      <style:text-properties style:font-name="Times New Roman" style:font-name-asian="Times New Roman"/>
    </style:style>
    <style:style style:name="P6595" style:parent-style-name="Normal" style:family="paragraph">
      <style:paragraph-properties fo:line-height="0.1388in"/>
      <style:text-properties style:font-name="Times New Roman" style:font-name-asian="Times New Roman"/>
    </style:style>
    <style:style style:name="P6596" style:parent-style-name="Normal" style:family="paragraph">
      <style:paragraph-properties fo:line-height="0.1388in"/>
      <style:text-properties style:font-name="Times New Roman" style:font-name-asian="Times New Roman"/>
    </style:style>
    <style:style style:name="P6597" style:parent-style-name="Normal" style:family="paragraph">
      <style:paragraph-properties fo:line-height="0.1388in"/>
      <style:text-properties style:font-name="Times New Roman" style:font-name-asian="Times New Roman"/>
    </style:style>
    <style:style style:name="P6598" style:parent-style-name="Normal" style:family="paragraph">
      <style:paragraph-properties fo:line-height="0.1388in"/>
      <style:text-properties style:font-name="Times New Roman" style:font-name-asian="Times New Roman"/>
    </style:style>
    <style:style style:name="P6599" style:parent-style-name="Normal" style:family="paragraph">
      <style:paragraph-properties fo:line-height="0.1388in"/>
      <style:text-properties style:font-name="Times New Roman" style:font-name-asian="Times New Roman"/>
    </style:style>
    <style:style style:name="P6600" style:parent-style-name="Normal" style:family="paragraph">
      <style:paragraph-properties fo:line-height="0.1388in"/>
      <style:text-properties style:font-name="Times New Roman" style:font-name-asian="Times New Roman"/>
    </style:style>
    <style:style style:name="P6601" style:parent-style-name="Normal" style:family="paragraph">
      <style:paragraph-properties fo:line-height="0.1388in"/>
      <style:text-properties style:font-name="Times New Roman" style:font-name-asian="Times New Roman"/>
    </style:style>
    <style:style style:name="P6602" style:parent-style-name="Normal" style:family="paragraph">
      <style:paragraph-properties fo:line-height="0.1388in"/>
      <style:text-properties style:font-name="Times New Roman" style:font-name-asian="Times New Roman"/>
    </style:style>
    <style:style style:name="P6603" style:parent-style-name="Normal" style:family="paragraph">
      <style:paragraph-properties fo:line-height="0.1388in"/>
      <style:text-properties style:font-name="Times New Roman" style:font-name-asian="Times New Roman"/>
    </style:style>
    <style:style style:name="P6604" style:parent-style-name="Normal" style:family="paragraph">
      <style:paragraph-properties fo:line-height="0.1388in"/>
      <style:text-properties style:font-name="Times New Roman" style:font-name-asian="Times New Roman"/>
    </style:style>
    <style:style style:name="P6605" style:parent-style-name="Normal" style:family="paragraph">
      <style:paragraph-properties fo:line-height="0.1388in"/>
      <style:text-properties style:font-name="Times New Roman" style:font-name-asian="Times New Roman"/>
    </style:style>
    <style:style style:name="P6606" style:parent-style-name="Normal" style:family="paragraph">
      <style:paragraph-properties fo:line-height="0.1388in"/>
      <style:text-properties style:font-name="Times New Roman" style:font-name-asian="Times New Roman"/>
    </style:style>
    <style:style style:name="P6607" style:parent-style-name="Normal" style:family="paragraph">
      <style:paragraph-properties fo:line-height="0.1388in"/>
      <style:text-properties style:font-name="Times New Roman" style:font-name-asian="Times New Roman"/>
    </style:style>
    <style:style style:name="P6608" style:parent-style-name="Normal" style:family="paragraph">
      <style:paragraph-properties fo:line-height="0.1388in"/>
      <style:text-properties style:font-name="Times New Roman" style:font-name-asian="Times New Roman"/>
    </style:style>
    <style:style style:name="P6609" style:parent-style-name="Normal" style:family="paragraph">
      <style:paragraph-properties fo:line-height="0.1388in"/>
      <style:text-properties style:font-name="Times New Roman" style:font-name-asian="Times New Roman"/>
    </style:style>
    <style:style style:name="P6610" style:parent-style-name="Normal" style:family="paragraph">
      <style:paragraph-properties fo:line-height="0.1388in"/>
      <style:text-properties style:font-name="Times New Roman" style:font-name-asian="Times New Roman"/>
    </style:style>
    <style:style style:name="P6611" style:parent-style-name="Normal" style:family="paragraph">
      <style:paragraph-properties fo:line-height="0.1388in"/>
      <style:text-properties style:font-name="Times New Roman" style:font-name-asian="Times New Roman"/>
    </style:style>
    <style:style style:name="P6612" style:parent-style-name="Normal" style:family="paragraph">
      <style:paragraph-properties fo:line-height="0.1388in"/>
      <style:text-properties style:font-name="Times New Roman" style:font-name-asian="Times New Roman"/>
    </style:style>
    <style:style style:name="P6613" style:parent-style-name="Normal" style:family="paragraph">
      <style:paragraph-properties fo:line-height="0.1388in"/>
      <style:text-properties style:font-name="Times New Roman" style:font-name-asian="Times New Roman"/>
    </style:style>
    <style:style style:name="P6614" style:parent-style-name="Normal" style:family="paragraph">
      <style:paragraph-properties fo:line-height="0.1388in"/>
      <style:text-properties style:font-name="Times New Roman" style:font-name-asian="Times New Roman"/>
    </style:style>
    <style:style style:name="P6615" style:parent-style-name="Normal" style:family="paragraph">
      <style:paragraph-properties fo:line-height="0.1388in"/>
      <style:text-properties style:font-name="Times New Roman" style:font-name-asian="Times New Roman"/>
    </style:style>
    <style:style style:name="P6616" style:parent-style-name="Normal" style:family="paragraph">
      <style:paragraph-properties fo:line-height="0.1388in"/>
      <style:text-properties style:font-name="Times New Roman" style:font-name-asian="Times New Roman"/>
    </style:style>
    <style:style style:name="P6617" style:parent-style-name="Normal" style:family="paragraph">
      <style:paragraph-properties fo:line-height="0.1388in"/>
      <style:text-properties style:font-name="Times New Roman" style:font-name-asian="Times New Roman"/>
    </style:style>
    <style:style style:name="P6618" style:parent-style-name="Normal" style:family="paragraph">
      <style:paragraph-properties fo:line-height="0.1388in"/>
      <style:text-properties style:font-name="Times New Roman" style:font-name-asian="Times New Roman"/>
    </style:style>
    <style:style style:name="P6619" style:parent-style-name="Normal" style:family="paragraph">
      <style:paragraph-properties fo:line-height="0.1388in"/>
      <style:text-properties style:font-name="Times New Roman" style:font-name-asian="Times New Roman"/>
    </style:style>
    <style:style style:name="P6620" style:parent-style-name="Normal" style:family="paragraph">
      <style:paragraph-properties fo:line-height="0.1388in"/>
      <style:text-properties style:font-name="Times New Roman" style:font-name-asian="Times New Roman"/>
    </style:style>
    <style:style style:name="P6621" style:parent-style-name="Normal" style:family="paragraph">
      <style:paragraph-properties fo:line-height="0.1388in"/>
      <style:text-properties style:font-name="Times New Roman" style:font-name-asian="Times New Roman"/>
    </style:style>
    <style:style style:name="P6622" style:parent-style-name="Normal" style:family="paragraph">
      <style:paragraph-properties fo:line-height="0.1388in"/>
      <style:text-properties style:font-name="Times New Roman" style:font-name-asian="Times New Roman"/>
    </style:style>
    <style:style style:name="P6623" style:parent-style-name="Normal" style:family="paragraph">
      <style:paragraph-properties fo:line-height="0.1388in"/>
      <style:text-properties style:font-name="Times New Roman" style:font-name-asian="Times New Roman"/>
    </style:style>
    <style:style style:name="P6624" style:parent-style-name="Normal" style:family="paragraph">
      <style:paragraph-properties fo:line-height="0.1388in"/>
      <style:text-properties style:font-name="Times New Roman" style:font-name-asian="Times New Roman"/>
    </style:style>
    <style:style style:name="P6625" style:parent-style-name="Normal" style:family="paragraph">
      <style:paragraph-properties fo:line-height="0.1388in"/>
      <style:text-properties style:font-name="Times New Roman" style:font-name-asian="Times New Roman"/>
    </style:style>
    <style:style style:name="P6626" style:parent-style-name="Normal" style:family="paragraph">
      <style:paragraph-properties fo:line-height="0.1388in"/>
      <style:text-properties style:font-name="Times New Roman" style:font-name-asian="Times New Roman"/>
    </style:style>
    <style:style style:name="P6627" style:parent-style-name="Normal" style:family="paragraph">
      <style:paragraph-properties fo:line-height="0.1388in"/>
      <style:text-properties style:font-name="Times New Roman" style:font-name-asian="Times New Roman"/>
    </style:style>
    <style:style style:name="P6628" style:parent-style-name="Normal" style:family="paragraph">
      <style:paragraph-properties fo:line-height="0.1673in"/>
      <style:text-properties style:font-name="Times New Roman" style:font-name-asian="Times New Roman"/>
    </style:style>
    <style:style style:name="P6629" style:parent-style-name="Heading1" style:master-page-name="MP27" style:family="paragraph">
      <style:paragraph-properties fo:break-before="page"/>
    </style:style>
    <style:style style:name="P6631" style:parent-style-name="Normal" style:family="paragraph">
      <style:paragraph-properties fo:line-height="0.0812in"/>
      <style:text-properties style:font-name="Times New Roman" style:font-name-asian="Times New Roman"/>
    </style:style>
    <style:style style:name="P6632"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P6633" style:parent-style-name="Normal" style:family="paragraph">
      <style:paragraph-properties fo:line-height="0.2527in"/>
      <style:text-properties style:font-name="Times New Roman" style:font-name-asian="Times New Roman"/>
    </style:style>
    <style:style style:name="P6634"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fo:background-color="#FFFF00"/>
    </style:style>
    <style:style style:name="P6635" style:parent-style-name="Normal" style:family="paragraph">
      <style:paragraph-properties fo:line-height="0.1729in"/>
      <style:text-properties style:font-name="Times New Roman" style:font-name-asian="Times New Roman"/>
    </style:style>
    <style:style style:name="P6636"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P6637" style:parent-style-name="Normal" style:family="paragraph">
      <style:paragraph-properties fo:line-height="0.1729in"/>
      <style:text-properties style:font-name="Times New Roman" style:font-name-asian="Times New Roman"/>
    </style:style>
    <style:style style:name="P6638" style:parent-style-name="Normal" style:family="paragraph">
      <style:paragraph-properties fo:line-height="121%" fo:margin-left="0.0694in" fo:margin-right="0.8333in">
        <style:tab-stops/>
      </style:paragraph-properties>
    </style:style>
    <style:style style:name="T6639" style:parent-style-name="DefaultParagraphFont" style:family="text">
      <style:text-properties style:font-name="Verdana" style:font-name-asian="Verdana" fo:font-size="9.5pt" style:font-size-asian="9.5pt"/>
    </style:style>
    <style:style style:name="T6640" style:parent-style-name="DefaultParagraphFont" style:family="text">
      <style:text-properties style:font-name="Verdana" style:font-name-asian="Verdana" fo:font-size="9.5pt" style:font-size-asian="9.5pt"/>
    </style:style>
    <style:style style:name="T6641" style:parent-style-name="DefaultParagraphFont" style:family="text">
      <style:text-properties style:font-name="Verdana" style:font-name-asian="Verdana" fo:font-size="9.5pt" style:font-size-asian="9.5pt" fo:background-color="#FFFF00"/>
    </style:style>
    <style:style style:name="T6642" style:parent-style-name="DefaultParagraphFont" style:family="text">
      <style:text-properties style:font-name="Verdana" style:font-name-asian="Verdana" fo:font-size="9.5pt" style:font-size-asian="9.5pt"/>
    </style:style>
    <style:style style:name="P6643" style:parent-style-name="Normal" style:family="paragraph">
      <style:paragraph-properties fo:line-height="0.0138in"/>
    </style:style>
    <style:style style:name="T6644" style:parent-style-name="DefaultParagraphFont" style:family="text">
      <style:text-properties style:font-name="Verdana" style:font-name-asian="Verdana" fo:font-size="9.5pt" style:font-size-asian="9.5pt"/>
    </style:style>
    <style:style style:name="T6645" style:parent-style-name="DefaultParagraphFont" style:family="text">
      <style:text-properties style:font-name="Verdana" style:font-name-asian="Verdana" fo:font-size="9.5pt" style:font-size-asian="9.5pt"/>
    </style:style>
    <style:style style:name="T6646" style:parent-style-name="DefaultParagraphFont" style:family="text">
      <style:text-properties style:font-name="Verdana" style:font-name-asian="Verdana" fo:font-size="9.5pt" style:font-size-asian="9.5pt"/>
    </style:style>
    <style:style style:name="T6647" style:parent-style-name="DefaultParagraphFont" style:family="text">
      <style:text-properties style:font-name="Verdana" style:font-name-asian="Verdana" fo:font-size="9.5pt" style:font-size-asian="9.5pt"/>
    </style:style>
    <style:style style:name="T6648" style:parent-style-name="DefaultParagraphFont" style:family="text">
      <style:text-properties style:font-name="Verdana" style:font-name-asian="Verdana" fo:font-size="9.5pt" style:font-size-asian="9.5pt"/>
    </style:style>
    <style:style style:name="T6649" style:parent-style-name="DefaultParagraphFont" style:family="text">
      <style:text-properties style:font-name="Verdana" style:font-name-asian="Verdana" fo:font-size="9.5pt" style:font-size-asian="9.5pt"/>
    </style:style>
    <style:style style:name="T6650" style:parent-style-name="DefaultParagraphFont" style:family="text">
      <style:text-properties style:font-name="Verdana" style:font-name-asian="Verdana" fo:font-size="9.5pt" style:font-size-asian="9.5pt"/>
    </style:style>
    <style:style style:name="T6651" style:parent-style-name="DefaultParagraphFont" style:family="text">
      <style:text-properties style:font-name="Verdana" style:font-name-asian="Verdana" fo:font-size="9.5pt" style:font-size-asian="9.5pt"/>
    </style:style>
    <style:style style:name="T6652" style:parent-style-name="DefaultParagraphFont" style:family="text">
      <style:text-properties style:font-name="Verdana" style:font-name-asian="Verdana" fo:font-size="9.5pt" style:font-size-asian="9.5pt"/>
    </style:style>
    <style:style style:name="T6653" style:parent-style-name="DefaultParagraphFont" style:family="text">
      <style:text-properties style:font-name="Verdana" style:font-name-asian="Verdana" fo:font-size="9.5pt" style:font-size-asian="9.5pt"/>
    </style:style>
    <style:style style:name="P6654" style:parent-style-name="Normal" style:family="paragraph">
      <style:paragraph-properties fo:line-height="0.0944in"/>
      <style:text-properties style:font-name="Times New Roman" style:font-name-asian="Times New Roman"/>
    </style:style>
    <style:style style:name="TableColumn6656" style:family="table-column">
      <style:table-column-properties style:column-width="0.0694in" style:use-optimal-column-width="false"/>
    </style:style>
    <style:style style:name="TableColumn6657" style:family="table-column">
      <style:table-column-properties style:column-width="1.1111in" style:use-optimal-column-width="false"/>
    </style:style>
    <style:style style:name="TableColumn6658" style:family="table-column">
      <style:table-column-properties style:column-width="0.1041in" style:use-optimal-column-width="false"/>
    </style:style>
    <style:style style:name="TableColumn6659" style:family="table-column">
      <style:table-column-properties style:column-width="3.0416in" style:use-optimal-column-width="false"/>
    </style:style>
    <style:style style:name="TableColumn6660" style:family="table-column">
      <style:table-column-properties style:column-width="2.118in" style:use-optimal-column-width="false"/>
    </style:style>
    <style:style style:name="Table6655" style:family="table">
      <style:table-properties style:width="6.4444in" fo:margin-left="0in" table:align="left"/>
    </style:style>
    <style:style style:name="TableRow6661" style:family="table-row">
      <style:table-row-properties style:min-row-height="0.2631in" style:use-optimal-row-height="false"/>
    </style:style>
    <style:style style:name="TableCell6662" style:family="table-cell">
      <style:table-cell-properties fo:border="none" fo:background-color="#BFBFBF" style:writing-mode="lr-tb" style:vertical-align="bottom" fo:padding-top="0in" fo:padding-left="0in" fo:padding-bottom="0in" fo:padding-right="0in"/>
    </style:style>
    <style:style style:name="P6663" style:parent-style-name="Normal" style:family="paragraph">
      <style:paragraph-properties style:line-height-at-least="0in"/>
      <style:text-properties style:font-name="Times New Roman" style:font-name-asian="Times New Roman" fo:font-size="12pt" style:font-size-asian="12pt"/>
    </style:style>
    <style:style style:name="TableCell6664" style:family="table-cell">
      <style:table-cell-properties fo:border="none" fo:background-color="#BFBFBF" style:writing-mode="lr-tb" style:vertical-align="bottom" fo:padding-top="0in" fo:padding-left="0in" fo:padding-bottom="0in" fo:padding-right="0in"/>
    </style:style>
    <style:style style:name="P6665" style:parent-style-name="Normal" style:family="paragraph">
      <style:paragraph-properties style:line-height-at-least="0in"/>
      <style:text-properties style:font-name="Verdana" style:font-name-asian="Verdana" fo:font-weight="bold" style:font-weight-asian="bold" fo:font-size="9.5pt" style:font-size-asian="9.5pt"/>
    </style:style>
    <style:style style:name="TableCell6666" style:family="table-cell">
      <style:table-cell-properties fo:border="none" fo:background-color="#BFBFBF" style:writing-mode="lr-tb" style:vertical-align="bottom" fo:padding-top="0in" fo:padding-left="0in" fo:padding-bottom="0in" fo:padding-right="0in"/>
    </style:style>
    <style:style style:name="P6667" style:parent-style-name="Normal" style:family="paragraph">
      <style:paragraph-properties style:line-height-at-least="0in"/>
      <style:text-properties style:font-name="Times New Roman" style:font-name-asian="Times New Roman" fo:font-size="12pt" style:font-size-asian="12pt"/>
    </style:style>
    <style:style style:name="TableCell6668" style:family="table-cell">
      <style:table-cell-properties fo:border="none" fo:background-color="#BFBFBF" style:writing-mode="lr-tb" style:vertical-align="bottom" fo:padding-top="0in" fo:padding-left="0in" fo:padding-bottom="0in" fo:padding-right="0in"/>
    </style:style>
    <style:style style:name="P6669" style:parent-style-name="Normal" style:family="paragraph">
      <style:paragraph-properties style:line-height-at-least="0in" fo:margin-left="0.0347in">
        <style:tab-stops/>
      </style:paragraph-properties>
      <style:text-properties style:font-name="Verdana" style:font-name-asian="Verdana" fo:font-weight="bold" style:font-weight-asian="bold" fo:font-size="9.5pt" style:font-size-asian="9.5pt"/>
    </style:style>
    <style:style style:name="TableCell6670" style:family="table-cell">
      <style:table-cell-properties fo:border="none" fo:background-color="#BFBFBF" style:writing-mode="lr-tb" style:vertical-align="bottom" fo:padding-top="0in" fo:padding-left="0in" fo:padding-bottom="0in" fo:padding-right="0in"/>
    </style:style>
    <style:style style:name="P6671" style:parent-style-name="Normal" style:family="paragraph">
      <style:paragraph-properties style:line-height-at-least="0in" fo:margin-left="0.0347in">
        <style:tab-stops/>
      </style:paragraph-properties>
      <style:text-properties style:font-name="Verdana" style:font-name-asian="Verdana" fo:font-weight="bold" style:font-weight-asian="bold" fo:font-size="9.5pt" style:font-size-asian="9.5pt"/>
    </style:style>
    <style:style style:name="TableRow6672" style:family="table-row">
      <style:table-row-properties style:min-row-height="0.0701in" style:use-optimal-row-height="false"/>
    </style:style>
    <style:style style:name="TableCell6673" style:family="table-cell">
      <style:table-cell-properties fo:border="none" fo:background-color="#BFBFBF" style:writing-mode="lr-tb" style:vertical-align="bottom" fo:padding-top="0in" fo:padding-left="0in" fo:padding-bottom="0in" fo:padding-right="0in"/>
    </style:style>
    <style:style style:name="P6674" style:parent-style-name="Normal" style:family="paragraph">
      <style:paragraph-properties style:line-height-at-least="0in"/>
      <style:text-properties style:font-name="Times New Roman" style:font-name-asian="Times New Roman" fo:font-size="4pt" style:font-size-asian="4pt"/>
    </style:style>
    <style:style style:name="TableCell6675" style:family="table-cell">
      <style:table-cell-properties fo:border="none" fo:background-color="#BFBFBF" style:writing-mode="lr-tb" style:vertical-align="bottom" fo:padding-top="0in" fo:padding-left="0in" fo:padding-bottom="0in" fo:padding-right="0in"/>
    </style:style>
    <style:style style:name="P6676" style:parent-style-name="Normal" style:family="paragraph">
      <style:paragraph-properties style:line-height-at-least="0in"/>
      <style:text-properties style:font-name="Verdana" style:font-name-asian="Verdana" fo:font-weight="bold" style:font-weight-asian="bold" fo:font-size="9.5pt" style:font-size-asian="9.5pt"/>
    </style:style>
    <style:style style:name="TableCell6677" style:family="table-cell">
      <style:table-cell-properties fo:border="none" fo:background-color="#BFBFBF" style:writing-mode="lr-tb" style:vertical-align="bottom" fo:padding-top="0in" fo:padding-left="0in" fo:padding-bottom="0in" fo:padding-right="0in"/>
    </style:style>
    <style:style style:name="P6678" style:parent-style-name="Normal" style:family="paragraph">
      <style:paragraph-properties style:line-height-at-least="0in"/>
      <style:text-properties style:font-name="Times New Roman" style:font-name-asian="Times New Roman" fo:font-size="4pt" style:font-size-asian="4pt"/>
    </style:style>
    <style:style style:name="TableCell6679" style:family="table-cell">
      <style:table-cell-properties fo:border="none" fo:background-color="#BFBFBF" style:writing-mode="lr-tb" style:vertical-align="bottom" fo:padding-top="0in" fo:padding-left="0in" fo:padding-bottom="0in" fo:padding-right="0in"/>
    </style:style>
    <style:style style:name="P6680" style:parent-style-name="Normal" style:family="paragraph">
      <style:paragraph-properties style:line-height-at-least="0in"/>
      <style:text-properties style:font-name="Times New Roman" style:font-name-asian="Times New Roman" fo:font-size="4pt" style:font-size-asian="4pt"/>
    </style:style>
    <style:style style:name="TableCell6681" style:family="table-cell">
      <style:table-cell-properties fo:border="none" fo:background-color="#BFBFBF" style:writing-mode="lr-tb" style:vertical-align="bottom" fo:padding-top="0in" fo:padding-left="0in" fo:padding-bottom="0in" fo:padding-right="0in"/>
    </style:style>
    <style:style style:name="P6682" style:parent-style-name="Normal" style:family="paragraph">
      <style:paragraph-properties style:line-height-at-least="0in"/>
      <style:text-properties style:font-name="Times New Roman" style:font-name-asian="Times New Roman" fo:font-size="4pt" style:font-size-asian="4pt"/>
    </style:style>
    <style:style style:name="TableRow6683" style:family="table-row">
      <style:table-row-properties style:min-row-height="0.1236in" style:use-optimal-row-height="false"/>
    </style:style>
    <style:style style:name="TableCell6684" style:family="table-cell">
      <style:table-cell-properties fo:border="none" fo:background-color="#BFBFBF" style:writing-mode="lr-tb" style:vertical-align="bottom" fo:padding-top="0in" fo:padding-left="0in" fo:padding-bottom="0in" fo:padding-right="0in"/>
    </style:style>
    <style:style style:name="P6685" style:parent-style-name="Normal" style:family="paragraph">
      <style:paragraph-properties style:line-height-at-least="0in"/>
      <style:text-properties style:font-name="Times New Roman" style:font-name-asian="Times New Roman" fo:font-size="7.5pt" style:font-size-asian="7.5pt"/>
    </style:style>
    <style:style style:name="P6686" style:parent-style-name="Normal" style:family="paragraph">
      <style:paragraph-properties style:line-height-at-least="0in"/>
      <style:text-properties style:font-name="Times New Roman" style:font-name-asian="Times New Roman" fo:font-size="7.5pt" style:font-size-asian="7.5pt"/>
    </style:style>
    <style:style style:name="TableCell6687" style:family="table-cell">
      <style:table-cell-properties fo:border="none" fo:background-color="#BFBFBF" style:writing-mode="lr-tb" style:vertical-align="bottom" fo:padding-top="0in" fo:padding-left="0in" fo:padding-bottom="0in" fo:padding-right="0in"/>
    </style:style>
    <style:style style:name="P6688" style:parent-style-name="Normal" style:family="paragraph">
      <style:paragraph-properties style:line-height-at-least="0in"/>
      <style:text-properties style:font-name="Times New Roman" style:font-name-asian="Times New Roman" fo:font-size="7.5pt" style:font-size-asian="7.5pt"/>
    </style:style>
    <style:style style:name="TableCell6689" style:family="table-cell">
      <style:table-cell-properties fo:border="none" fo:background-color="#BFBFBF" style:writing-mode="lr-tb" style:vertical-align="bottom" fo:padding-top="0in" fo:padding-left="0in" fo:padding-bottom="0in" fo:padding-right="0in"/>
    </style:style>
    <style:style style:name="P6690" style:parent-style-name="Normal" style:family="paragraph">
      <style:paragraph-properties style:line-height-at-least="0in"/>
      <style:text-properties style:font-name="Times New Roman" style:font-name-asian="Times New Roman" fo:font-size="7.5pt" style:font-size-asian="7.5pt"/>
    </style:style>
    <style:style style:name="TableCell6691" style:family="table-cell">
      <style:table-cell-properties fo:border="none" fo:background-color="#BFBFBF" style:writing-mode="lr-tb" style:vertical-align="bottom" fo:padding-top="0in" fo:padding-left="0in" fo:padding-bottom="0in" fo:padding-right="0in"/>
    </style:style>
    <style:style style:name="P6692" style:parent-style-name="Normal" style:family="paragraph">
      <style:paragraph-properties style:line-height-at-least="0in"/>
      <style:text-properties style:font-name="Times New Roman" style:font-name-asian="Times New Roman" fo:font-size="7.5pt" style:font-size-asian="7.5pt"/>
    </style:style>
    <style:style style:name="TableRow6693" style:family="table-row">
      <style:table-row-properties style:min-row-height="0.0722in" style:use-optimal-row-height="false"/>
    </style:style>
    <style:style style:name="TableCell6694" style:family="table-cell">
      <style:table-cell-properties fo:border="none" fo:background-color="#BFBFBF" style:writing-mode="lr-tb" style:vertical-align="bottom" fo:padding-top="0in" fo:padding-left="0in" fo:padding-bottom="0in" fo:padding-right="0in"/>
    </style:style>
    <style:style style:name="P6695" style:parent-style-name="Normal" style:family="paragraph">
      <style:paragraph-properties style:line-height-at-least="0in"/>
      <style:text-properties style:font-name="Times New Roman" style:font-name-asian="Times New Roman" fo:font-size="4.5pt" style:font-size-asian="4.5pt"/>
    </style:style>
    <style:style style:name="TableCell6696" style:family="table-cell">
      <style:table-cell-properties fo:border="none" fo:background-color="#BFBFBF" style:writing-mode="lr-tb" style:vertical-align="bottom" fo:padding-top="0in" fo:padding-left="0in" fo:padding-bottom="0in" fo:padding-right="0in"/>
    </style:style>
    <style:style style:name="P6697" style:parent-style-name="Normal" style:family="paragraph">
      <style:paragraph-properties style:line-height-at-least="0in"/>
      <style:text-properties style:font-name="Times New Roman" style:font-name-asian="Times New Roman" fo:font-size="4.5pt" style:font-size-asian="4.5pt"/>
    </style:style>
    <style:style style:name="TableCell6698" style:family="table-cell">
      <style:table-cell-properties fo:border="none" fo:background-color="#BFBFBF" style:writing-mode="lr-tb" style:vertical-align="bottom" fo:padding-top="0in" fo:padding-left="0in" fo:padding-bottom="0in" fo:padding-right="0in"/>
    </style:style>
    <style:style style:name="P6699" style:parent-style-name="Normal" style:family="paragraph">
      <style:paragraph-properties style:line-height-at-least="0in"/>
      <style:text-properties style:font-name="Times New Roman" style:font-name-asian="Times New Roman" fo:font-size="4.5pt" style:font-size-asian="4.5pt"/>
    </style:style>
    <style:style style:name="TableCell6700" style:family="table-cell">
      <style:table-cell-properties fo:border="none" fo:background-color="#BFBFBF" style:writing-mode="lr-tb" style:vertical-align="bottom" fo:padding-top="0in" fo:padding-left="0in" fo:padding-bottom="0in" fo:padding-right="0in"/>
    </style:style>
    <style:style style:name="P6701" style:parent-style-name="Normal" style:family="paragraph">
      <style:paragraph-properties style:line-height-at-least="0in"/>
      <style:text-properties style:font-name="Times New Roman" style:font-name-asian="Times New Roman" fo:font-size="4.5pt" style:font-size-asian="4.5pt"/>
    </style:style>
    <style:style style:name="TableCell6702" style:family="table-cell">
      <style:table-cell-properties fo:border="none" fo:background-color="#BFBFBF" style:writing-mode="lr-tb" style:vertical-align="bottom" fo:padding-top="0in" fo:padding-left="0in" fo:padding-bottom="0in" fo:padding-right="0in"/>
    </style:style>
    <style:style style:name="P6703" style:parent-style-name="Normal" style:family="paragraph">
      <style:paragraph-properties style:line-height-at-least="0in"/>
      <style:text-properties style:font-name="Times New Roman" style:font-name-asian="Times New Roman" fo:font-size="4.5pt" style:font-size-asian="4.5pt"/>
    </style:style>
    <style:style style:name="P6704" style:parent-style-name="Normal" style:family="paragraph">
      <style:paragraph-properties fo:line-height="0.1062in"/>
      <style:text-properties style:font-name="Times New Roman" style:font-name-asian="Times New Roman"/>
    </style:style>
    <style:style style:name="P6705"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706" style:parent-style-name="Normal" style:family="paragraph">
      <style:paragraph-properties fo:line-height="0.1763in"/>
      <style:text-properties style:font-name="Times New Roman" style:font-name-asian="Times New Roman"/>
    </style:style>
    <style:style style:name="P6707"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708" style:parent-style-name="Normal" style:family="paragraph">
      <style:paragraph-properties fo:line-height="0.1763in"/>
      <style:text-properties style:font-name="Times New Roman" style:font-name-asian="Times New Roman"/>
    </style:style>
    <style:style style:name="P6709"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710" style:parent-style-name="Normal" style:family="paragraph">
      <style:paragraph-properties fo:line-height="0.1763in"/>
      <style:text-properties style:font-name="Times New Roman" style:font-name-asian="Times New Roman"/>
    </style:style>
    <style:style style:name="P6711"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712" style:parent-style-name="Normal" style:family="paragraph">
      <style:paragraph-properties fo:line-height="0.1388in"/>
      <style:text-properties style:font-name="Times New Roman" style:font-name-asian="Times New Roman"/>
    </style:style>
    <style:style style:name="P6713" style:parent-style-name="Normal" style:family="paragraph">
      <style:paragraph-properties fo:line-height="0.1388in"/>
      <style:text-properties style:font-name="Times New Roman" style:font-name-asian="Times New Roman"/>
    </style:style>
    <style:style style:name="P6714" style:parent-style-name="Normal" style:family="paragraph">
      <style:paragraph-properties fo:line-height="0.1631in"/>
      <style:text-properties style:font-name="Times New Roman" style:font-name-asian="Times New Roman"/>
    </style:style>
    <style:style style:name="P6715"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P6716" style:parent-style-name="Normal" style:family="paragraph">
      <style:paragraph-properties fo:line-height="0.1729in"/>
      <style:text-properties style:font-name="Times New Roman" style:font-name-asian="Times New Roman"/>
    </style:style>
    <style:style style:name="P6717" style:parent-style-name="Normal" style:family="paragraph">
      <style:paragraph-properties fo:line-height="121%" fo:margin-left="0.0694in" fo:margin-right="0.4861in">
        <style:tab-stops/>
      </style:paragraph-properties>
      <style:text-properties style:font-name="Verdana" style:font-name-asian="Verdana" fo:font-size="9.5pt" style:font-size-asian="9.5pt" fo:background-color="#FFFF00"/>
    </style:style>
    <style:style style:name="P6718" style:parent-style-name="Normal" style:family="paragraph">
      <style:paragraph-properties fo:line-height="0.1402in"/>
      <style:text-properties style:font-name="Times New Roman" style:font-name-asian="Times New Roman"/>
    </style:style>
    <style:style style:name="P6719" style:parent-style-name="Normal" style:family="paragraph">
      <style:paragraph-properties fo:text-align="justify" fo:line-height="120%" fo:margin-left="0.0694in" fo:margin-right="0.375in">
        <style:tab-stops/>
      </style:paragraph-properties>
    </style:style>
    <style:style style:name="T6720" style:parent-style-name="DefaultParagraphFont" style:family="text">
      <style:text-properties style:font-name="Verdana" style:font-name-asian="Verdana" fo:font-size="9.5pt" style:font-size-asian="9.5pt" fo:background-color="#FFFF00"/>
    </style:style>
    <style:style style:name="T6721" style:parent-style-name="DefaultParagraphFont" style:family="text">
      <style:text-properties style:font-name="Verdana" style:font-name-asian="Verdana" fo:font-size="9.5pt" style:font-size-asian="9.5pt"/>
    </style:style>
    <style:style style:name="T6722" style:parent-style-name="DefaultParagraphFont" style:family="text">
      <style:text-properties style:font-name="Verdana" style:font-name-asian="Verdana" fo:font-size="9.5pt" style:font-size-asian="9.5pt" fo:background-color="#FFFF00"/>
    </style:style>
    <style:style style:name="T6723" style:parent-style-name="DefaultParagraphFont" style:family="text">
      <style:text-properties style:font-name="Verdana" style:font-name-asian="Verdana" fo:font-size="9.5pt" style:font-size-asian="9.5pt"/>
    </style:style>
    <style:style style:name="T6724" style:parent-style-name="DefaultParagraphFont" style:family="text">
      <style:text-properties style:font-name="Verdana" style:font-name-asian="Verdana" fo:font-size="9.5pt" style:font-size-asian="9.5pt"/>
    </style:style>
    <style:style style:name="P6725" style:parent-style-name="Normal" style:family="paragraph">
      <style:paragraph-properties fo:line-height="0.0138in"/>
    </style:style>
    <style:style style:name="T6726" style:parent-style-name="DefaultParagraphFont" style:family="text">
      <style:text-properties style:font-name="Verdana" style:font-name-asian="Verdana" fo:font-size="9.5pt" style:font-size-asian="9.5pt"/>
    </style:style>
    <style:style style:name="T6727" style:parent-style-name="DefaultParagraphFont" style:family="text">
      <style:text-properties style:font-name="Verdana" style:font-name-asian="Verdana" fo:font-size="9.5pt" style:font-size-asian="9.5pt"/>
    </style:style>
    <style:style style:name="T6728" style:parent-style-name="DefaultParagraphFont" style:family="text">
      <style:text-properties style:font-name="Verdana" style:font-name-asian="Verdana" fo:font-size="9.5pt" style:font-size-asian="9.5pt"/>
    </style:style>
    <style:style style:name="T6729" style:parent-style-name="DefaultParagraphFont" style:family="text">
      <style:text-properties style:font-name="Verdana" style:font-name-asian="Verdana" fo:font-size="9.5pt" style:font-size-asian="9.5pt"/>
    </style:style>
    <style:style style:name="T6730" style:parent-style-name="DefaultParagraphFont" style:family="text">
      <style:text-properties style:font-name="Verdana" style:font-name-asian="Verdana" fo:font-size="9.5pt" style:font-size-asian="9.5pt"/>
    </style:style>
    <style:style style:name="P6731" style:parent-style-name="Normal" style:family="paragraph">
      <style:paragraph-properties fo:line-height="0.0951in"/>
      <style:text-properties style:font-name="Times New Roman" style:font-name-asian="Times New Roman"/>
    </style:style>
    <style:style style:name="TableColumn6733" style:family="table-column">
      <style:table-column-properties style:column-width="1.2847in" style:use-optimal-column-width="false"/>
    </style:style>
    <style:style style:name="TableColumn6734" style:family="table-column">
      <style:table-column-properties style:column-width="3.0416in" style:use-optimal-column-width="false"/>
    </style:style>
    <style:style style:name="TableColumn6735" style:family="table-column">
      <style:table-column-properties style:column-width="2.118in" style:use-optimal-column-width="false"/>
    </style:style>
    <style:style style:name="Table6732" style:family="table">
      <style:table-properties style:width="6.4444in" fo:margin-left="0in" table:align="left"/>
    </style:style>
    <style:style style:name="TableRow6736" style:family="table-row">
      <style:table-row-properties style:min-row-height="0.1944in" style:use-optimal-row-height="false"/>
    </style:style>
    <style:style style:name="TableCell6737" style:family="table-cell">
      <style:table-cell-properties fo:border="none" fo:background-color="#BFBFBF" style:writing-mode="lr-tb" style:vertical-align="bottom" fo:padding-top="0in" fo:padding-left="0in" fo:padding-bottom="0in" fo:padding-right="0in"/>
    </style:style>
    <style:style style:name="P6738"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TableCell6739" style:family="table-cell">
      <style:table-cell-properties fo:border="none" fo:background-color="#BFBFBF" style:writing-mode="lr-tb" style:vertical-align="bottom" fo:padding-top="0in" fo:padding-left="0in" fo:padding-bottom="0in" fo:padding-right="0in"/>
    </style:style>
    <style:style style:name="P6740" style:parent-style-name="Normal" style:family="paragraph">
      <style:paragraph-properties style:line-height-at-least="0in" fo:margin-left="0.0347in">
        <style:tab-stops/>
      </style:paragraph-properties>
      <style:text-properties style:font-name="Verdana" style:font-name-asian="Verdana" fo:font-weight="bold" style:font-weight-asian="bold" fo:font-size="9.5pt" style:font-size-asian="9.5pt"/>
    </style:style>
    <style:style style:name="TableCell6741" style:family="table-cell">
      <style:table-cell-properties fo:border="none" fo:background-color="#BFBFBF" style:writing-mode="lr-tb" style:vertical-align="bottom" fo:padding-top="0in" fo:padding-left="0in" fo:padding-bottom="0in" fo:padding-right="0in"/>
    </style:style>
    <style:style style:name="P6742" style:parent-style-name="Normal" style:family="paragraph">
      <style:paragraph-properties style:line-height-at-least="0in" fo:margin-left="0.0347in">
        <style:tab-stops/>
      </style:paragraph-properties>
      <style:text-properties style:font-name="Verdana" style:font-name-asian="Verdana" fo:font-weight="bold" style:font-weight-asian="bold" fo:font-size="9.5pt" style:font-size-asian="9.5pt"/>
    </style:style>
    <style:style style:name="TableRow6743" style:family="table-row">
      <style:table-row-properties style:min-row-height="0.1951in" style:use-optimal-row-height="false"/>
    </style:style>
    <style:style style:name="TableCell6744" style:family="table-cell">
      <style:table-cell-properties fo:border="none" fo:background-color="#BFBFBF" style:writing-mode="lr-tb" style:vertical-align="bottom" fo:padding-top="0in" fo:padding-left="0in" fo:padding-bottom="0in" fo:padding-right="0in"/>
    </style:style>
    <style:style style:name="P6745"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TableCell6746" style:family="table-cell">
      <style:table-cell-properties fo:border="none" fo:background-color="#BFBFBF" style:writing-mode="lr-tb" style:vertical-align="bottom" fo:padding-top="0in" fo:padding-left="0in" fo:padding-bottom="0in" fo:padding-right="0in"/>
    </style:style>
    <style:style style:name="P6747" style:parent-style-name="Normal" style:family="paragraph">
      <style:paragraph-properties style:line-height-at-least="0in"/>
      <style:text-properties style:font-name="Times New Roman" style:font-name-asian="Times New Roman" fo:font-size="12pt" style:font-size-asian="12pt"/>
    </style:style>
    <style:style style:name="TableCell6748" style:family="table-cell">
      <style:table-cell-properties fo:border="none" fo:background-color="#BFBFBF" style:writing-mode="lr-tb" style:vertical-align="bottom" fo:padding-top="0in" fo:padding-left="0in" fo:padding-bottom="0in" fo:padding-right="0in"/>
    </style:style>
    <style:style style:name="P6749" style:parent-style-name="Normal" style:family="paragraph">
      <style:paragraph-properties style:line-height-at-least="0in"/>
      <style:text-properties style:font-name="Times New Roman" style:font-name-asian="Times New Roman" fo:font-size="12pt" style:font-size-asian="12pt"/>
    </style:style>
    <style:style style:name="TableRow6750" style:family="table-row">
      <style:table-row-properties style:min-row-height="0.1388in" style:use-optimal-row-height="false"/>
    </style:style>
    <style:style style:name="TableCell6751" style:family="table-cell">
      <style:table-cell-properties fo:border="none" fo:background-color="#BFBFBF" style:writing-mode="lr-tb" style:vertical-align="bottom" fo:padding-top="0in" fo:padding-left="0in" fo:padding-bottom="0in" fo:padding-right="0in"/>
    </style:style>
    <style:style style:name="P6752" style:parent-style-name="Normal" style:family="paragraph">
      <style:paragraph-properties style:line-height-at-least="0in"/>
      <style:text-properties style:font-name="Times New Roman" style:font-name-asian="Times New Roman" fo:font-size="8.5pt" style:font-size-asian="8.5pt"/>
    </style:style>
    <style:style style:name="TableCell6753" style:family="table-cell">
      <style:table-cell-properties fo:border="none" fo:background-color="#BFBFBF" style:writing-mode="lr-tb" style:vertical-align="bottom" fo:padding-top="0in" fo:padding-left="0in" fo:padding-bottom="0in" fo:padding-right="0in"/>
    </style:style>
    <style:style style:name="P6754" style:parent-style-name="Normal" style:family="paragraph">
      <style:paragraph-properties style:line-height-at-least="0in"/>
      <style:text-properties style:font-name="Times New Roman" style:font-name-asian="Times New Roman" fo:font-size="8.5pt" style:font-size-asian="8.5pt"/>
    </style:style>
    <style:style style:name="TableCell6755" style:family="table-cell">
      <style:table-cell-properties fo:border="none" fo:background-color="#BFBFBF" style:writing-mode="lr-tb" style:vertical-align="bottom" fo:padding-top="0in" fo:padding-left="0in" fo:padding-bottom="0in" fo:padding-right="0in"/>
    </style:style>
    <style:style style:name="P6756" style:parent-style-name="Normal" style:family="paragraph">
      <style:paragraph-properties style:line-height-at-least="0in"/>
      <style:text-properties style:font-name="Times New Roman" style:font-name-asian="Times New Roman" fo:font-size="8.5pt" style:font-size-asian="8.5pt"/>
    </style:style>
    <style:style style:name="P6757" style:parent-style-name="Normal" style:family="paragraph">
      <style:paragraph-properties fo:line-height="0.0138in"/>
    </style:style>
    <style:style style:name="T6758" style:parent-style-name="DefaultParagraphFont" style:family="text">
      <style:text-properties style:font-name="Times New Roman" style:font-name-asian="Times New Roman" fo:font-size="8.5pt" style:font-size-asian="8.5pt"/>
    </style:style>
    <style:style style:name="P6759" style:parent-style-name="Normal" style:family="paragraph">
      <style:paragraph-properties fo:line-height="0.0243in"/>
      <style:text-properties style:font-name="Times New Roman" style:font-name-asian="Times New Roman"/>
    </style:style>
    <style:style style:name="P6760"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761" style:parent-style-name="Normal" style:family="paragraph">
      <style:paragraph-properties fo:line-height="0.0138in"/>
    </style:style>
    <style:style style:name="T6762" style:parent-style-name="DefaultParagraphFont" style:family="text">
      <style:text-properties style:font-name="Verdana" style:font-name-asian="Verdana" fo:font-size="9.5pt" style:font-size-asian="9.5pt"/>
    </style:style>
    <style:style style:name="P6763" style:parent-style-name="Normal" style:family="paragraph">
      <style:paragraph-properties fo:line-height="0.1625in"/>
      <style:text-properties style:font-name="Times New Roman" style:font-name-asian="Times New Roman"/>
    </style:style>
    <style:style style:name="P6764"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765" style:parent-style-name="Normal" style:family="paragraph">
      <style:paragraph-properties fo:line-height="0.0138in"/>
    </style:style>
    <style:style style:name="T6766" style:parent-style-name="DefaultParagraphFont" style:family="text">
      <style:text-properties style:font-name="Verdana" style:font-name-asian="Verdana" fo:font-size="9.5pt" style:font-size-asian="9.5pt"/>
    </style:style>
    <style:style style:name="P6767" style:parent-style-name="Normal" style:family="paragraph">
      <style:paragraph-properties fo:line-height="0.1388in"/>
      <style:text-properties style:font-name="Times New Roman" style:font-name-asian="Times New Roman"/>
    </style:style>
    <style:style style:name="P6768" style:parent-style-name="Normal" style:family="paragraph">
      <style:paragraph-properties fo:line-height="0.1388in"/>
      <style:text-properties style:font-name="Times New Roman" style:font-name-asian="Times New Roman"/>
    </style:style>
    <style:style style:name="P6769" style:parent-style-name="Normal" style:family="paragraph">
      <style:paragraph-properties fo:line-height="0.218in"/>
      <style:text-properties style:font-name="Times New Roman" style:font-name-asian="Times New Roman"/>
    </style:style>
    <style:style style:name="P6770" style:parent-style-name="Normal" style:family="paragraph">
      <style:paragraph-properties fo:line-height="121%" fo:margin-left="0.0694in" fo:margin-right="0.2361in">
        <style:tab-stops/>
      </style:paragraph-properties>
      <style:text-properties style:font-name="Verdana" style:font-name-asian="Verdana" fo:font-size="9.5pt" style:font-size-asian="9.5pt" fo:background-color="#FFFF00"/>
    </style:style>
    <style:style style:name="P6771" style:parent-style-name="Normal" style:family="paragraph">
      <style:paragraph-properties fo:line-height="0.1395in"/>
      <style:text-properties style:font-name="Times New Roman" style:font-name-asian="Times New Roman"/>
    </style:style>
    <style:style style:name="P6772"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P6773" style:parent-style-name="Normal" style:family="paragraph">
      <style:paragraph-properties fo:line-height="0.1729in"/>
      <style:text-properties style:font-name="Times New Roman" style:font-name-asian="Times New Roman"/>
    </style:style>
    <style:style style:name="P6774" style:parent-style-name="Normal" style:family="paragraph">
      <style:paragraph-properties fo:line-height="120%" fo:margin-left="0.0694in" fo:margin-right="0.5in">
        <style:tab-stops/>
      </style:paragraph-properties>
      <style:text-properties style:font-name="Verdana" style:font-name-asian="Verdana" fo:font-size="9.5pt" style:font-size-asian="9.5pt" fo:background-color="#FFFF00"/>
    </style:style>
    <style:style style:name="P6775" style:parent-style-name="Normal" style:family="paragraph">
      <style:paragraph-properties fo:line-height="0.1388in"/>
      <style:text-properties style:font-name="Times New Roman" style:font-name-asian="Times New Roman"/>
    </style:style>
    <style:style style:name="P6776" style:parent-style-name="Normal" style:family="paragraph">
      <style:paragraph-properties fo:line-height="0.1388in"/>
      <style:text-properties style:font-name="Times New Roman" style:font-name-asian="Times New Roman"/>
    </style:style>
    <style:style style:name="P6777" style:parent-style-name="Normal" style:family="paragraph">
      <style:paragraph-properties fo:line-height="0.1388in"/>
      <style:text-properties style:font-name="Times New Roman" style:font-name-asian="Times New Roman"/>
    </style:style>
    <style:style style:name="P6778" style:parent-style-name="Normal" style:family="paragraph">
      <style:paragraph-properties fo:line-height="0.1388in"/>
      <style:text-properties style:font-name="Times New Roman" style:font-name-asian="Times New Roman"/>
    </style:style>
    <style:style style:name="P6779" style:parent-style-name="Normal" style:family="paragraph">
      <style:paragraph-properties fo:line-height="0.1388in"/>
      <style:text-properties style:font-name="Times New Roman" style:font-name-asian="Times New Roman"/>
    </style:style>
    <style:style style:name="P6780" style:parent-style-name="Normal" style:family="paragraph">
      <style:paragraph-properties fo:line-height="0.1388in"/>
      <style:text-properties style:font-name="Times New Roman" style:font-name-asian="Times New Roman"/>
    </style:style>
    <style:style style:name="P6781" style:parent-style-name="Normal" style:family="paragraph">
      <style:paragraph-properties fo:line-height="0.1388in"/>
      <style:text-properties style:font-name="Times New Roman" style:font-name-asian="Times New Roman"/>
    </style:style>
    <style:style style:name="P6782" style:parent-style-name="Normal" style:family="paragraph">
      <style:paragraph-properties fo:line-height="0.1388in"/>
      <style:text-properties style:font-name="Times New Roman" style:font-name-asian="Times New Roman"/>
    </style:style>
    <style:style style:name="P6783" style:parent-style-name="Normal" style:master-page-name="MP28" style:family="paragraph">
      <style:paragraph-properties fo:break-before="page" fo:line-height="0.018in"/>
      <style:text-properties style:font-name="Times New Roman" style:font-name-asian="Times New Roman"/>
    </style:style>
    <style:style style:name="P6785" style:parent-style-name="Normal" style:family="paragraph">
      <style:paragraph-properties fo:line-height="121%" fo:margin-left="0.0694in" fo:margin-right="0.2222in">
        <style:tab-stops/>
      </style:paragraph-properties>
    </style:style>
    <style:style style:name="T6786" style:parent-style-name="DefaultParagraphFont" style:family="text">
      <style:text-properties style:font-name="Verdana" style:font-name-asian="Verdana" fo:font-size="9.5pt" style:font-size-asian="9.5pt" fo:background-color="#FFFF00"/>
    </style:style>
    <style:style style:name="T6787" style:parent-style-name="DefaultParagraphFont" style:family="text">
      <style:text-properties style:font-name="Verdana" style:font-name-asian="Verdana" fo:font-size="9.5pt" style:font-size-asian="9.5pt"/>
    </style:style>
    <style:style style:name="T6788" style:parent-style-name="DefaultParagraphFont" style:family="text">
      <style:text-properties style:font-name="Verdana" style:font-name-asian="Verdana" fo:font-size="9.5pt" style:font-size-asian="9.5pt" fo:background-color="#FFFF00"/>
    </style:style>
    <style:style style:name="T6789" style:parent-style-name="DefaultParagraphFont" style:family="text">
      <style:text-properties style:font-name="Verdana" style:font-name-asian="Verdana" fo:font-size="9.5pt" style:font-size-asian="9.5pt"/>
    </style:style>
    <style:style style:name="T6790" style:parent-style-name="DefaultParagraphFont" style:family="text">
      <style:text-properties style:font-name="Verdana" style:font-name-asian="Verdana" fo:font-size="9.5pt" style:font-size-asian="9.5pt"/>
    </style:style>
    <style:style style:name="T6791" style:parent-style-name="DefaultParagraphFont" style:family="text">
      <style:text-properties style:font-name="Verdana" style:font-name-asian="Verdana" fo:font-size="5pt" style:font-size-asian="5pt"/>
    </style:style>
    <style:style style:name="T6792" style:parent-style-name="DefaultParagraphFont" style:family="text">
      <style:text-properties style:font-name="Verdana" style:font-name-asian="Verdana" fo:font-size="9.5pt" style:font-size-asian="9.5pt"/>
    </style:style>
    <style:style style:name="P6793" style:parent-style-name="Normal" style:family="paragraph">
      <style:paragraph-properties fo:line-height="0.1402in"/>
      <style:text-properties style:font-name="Times New Roman" style:font-name-asian="Times New Roman"/>
    </style:style>
    <style:style style:name="P6794" style:parent-style-name="Normal" style:family="paragraph">
      <style:paragraph-properties fo:line-height="120%" fo:margin-left="0.0694in" fo:margin-right="0.1944in">
        <style:tab-stops/>
      </style:paragraph-properties>
    </style:style>
    <style:style style:name="T6795" style:parent-style-name="DefaultParagraphFont" style:family="text">
      <style:text-properties style:font-name="Verdana" style:font-name-asian="Verdana" fo:font-size="9.5pt" style:font-size-asian="9.5pt" fo:background-color="#FFFF00"/>
    </style:style>
    <style:style style:name="T6796" style:parent-style-name="DefaultParagraphFont" style:family="text">
      <style:text-properties style:font-name="Verdana" style:font-name-asian="Verdana" fo:font-size="9.5pt" style:font-size-asian="9.5pt"/>
    </style:style>
    <style:style style:name="T6797" style:parent-style-name="DefaultParagraphFont" style:family="text">
      <style:text-properties style:font-name="Verdana" style:font-name-asian="Verdana" fo:font-size="9.5pt" style:font-size-asian="9.5pt" fo:background-color="#FFFF00"/>
    </style:style>
    <style:style style:name="T6798" style:parent-style-name="DefaultParagraphFont" style:family="text">
      <style:text-properties style:font-name="Verdana" style:font-name-asian="Verdana" fo:font-size="9.5pt" style:font-size-asian="9.5pt"/>
    </style:style>
    <style:style style:name="T6799" style:parent-style-name="DefaultParagraphFont" style:family="text">
      <style:text-properties style:font-name="Verdana" style:font-name-asian="Verdana" fo:font-size="9.5pt" style:font-size-asian="9.5pt"/>
    </style:style>
    <style:style style:name="P6800" style:parent-style-name="Normal" style:family="paragraph">
      <style:paragraph-properties fo:line-height="0.0138in"/>
    </style:style>
    <style:style style:name="T6801" style:parent-style-name="DefaultParagraphFont" style:family="text">
      <style:text-properties style:font-name="Verdana" style:font-name-asian="Verdana" fo:font-size="9.5pt" style:font-size-asian="9.5pt"/>
    </style:style>
    <style:style style:name="T6802" style:parent-style-name="DefaultParagraphFont" style:family="text">
      <style:text-properties style:font-name="Verdana" style:font-name-asian="Verdana" fo:font-size="9.5pt" style:font-size-asian="9.5pt"/>
    </style:style>
    <style:style style:name="T6803" style:parent-style-name="DefaultParagraphFont" style:family="text">
      <style:text-properties style:font-name="Verdana" style:font-name-asian="Verdana" fo:font-size="9.5pt" style:font-size-asian="9.5pt"/>
    </style:style>
    <style:style style:name="T6804" style:parent-style-name="DefaultParagraphFont" style:family="text">
      <style:text-properties style:font-name="Verdana" style:font-name-asian="Verdana" fo:font-size="9.5pt" style:font-size-asian="9.5pt"/>
    </style:style>
    <style:style style:name="T6805" style:parent-style-name="DefaultParagraphFont" style:family="text">
      <style:text-properties style:font-name="Verdana" style:font-name-asian="Verdana" fo:font-size="9.5pt" style:font-size-asian="9.5pt"/>
    </style:style>
    <style:style style:name="T6806" style:parent-style-name="DefaultParagraphFont" style:family="text">
      <style:text-properties style:font-name="Verdana" style:font-name-asian="Verdana" fo:font-size="9.5pt" style:font-size-asian="9.5pt"/>
    </style:style>
    <style:style style:name="P6807" style:parent-style-name="Normal" style:family="paragraph">
      <style:paragraph-properties fo:line-height="0.0951in"/>
      <style:text-properties style:font-name="Times New Roman" style:font-name-asian="Times New Roman"/>
    </style:style>
    <style:style style:name="TableColumn6809" style:family="table-column">
      <style:table-column-properties style:column-width="1.2847in" style:use-optimal-column-width="false"/>
    </style:style>
    <style:style style:name="TableColumn6810" style:family="table-column">
      <style:table-column-properties style:column-width="3.0416in" style:use-optimal-column-width="false"/>
    </style:style>
    <style:style style:name="TableColumn6811" style:family="table-column">
      <style:table-column-properties style:column-width="2.118in" style:use-optimal-column-width="false"/>
    </style:style>
    <style:style style:name="Table6808" style:family="table">
      <style:table-properties style:width="6.4444in" fo:margin-left="0in" table:align="left"/>
    </style:style>
    <style:style style:name="TableRow6812" style:family="table-row">
      <style:table-row-properties style:min-row-height="0.2631in" style:use-optimal-row-height="false"/>
    </style:style>
    <style:style style:name="TableCell6813" style:family="table-cell">
      <style:table-cell-properties fo:border="none" fo:background-color="#BFBFBF" style:writing-mode="lr-tb" style:vertical-align="bottom" fo:padding-top="0in" fo:padding-left="0in" fo:padding-bottom="0in" fo:padding-right="0in"/>
    </style:style>
    <style:style style:name="P6814"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TableCell6815" style:family="table-cell">
      <style:table-cell-properties fo:border="none" fo:background-color="#BFBFBF" style:writing-mode="lr-tb" style:vertical-align="bottom" fo:padding-top="0in" fo:padding-left="0in" fo:padding-bottom="0in" fo:padding-right="0in"/>
    </style:style>
    <style:style style:name="P6816" style:parent-style-name="Normal" style:family="paragraph">
      <style:paragraph-properties style:line-height-at-least="0in" fo:margin-left="0.0347in">
        <style:tab-stops/>
      </style:paragraph-properties>
      <style:text-properties style:font-name="Verdana" style:font-name-asian="Verdana" fo:font-weight="bold" style:font-weight-asian="bold" fo:font-size="9.5pt" style:font-size-asian="9.5pt"/>
    </style:style>
    <style:style style:name="TableCell6817" style:family="table-cell">
      <style:table-cell-properties fo:border="none" fo:background-color="#BFBFBF" style:writing-mode="lr-tb" style:vertical-align="bottom" fo:padding-top="0in" fo:padding-left="0in" fo:padding-bottom="0in" fo:padding-right="0in"/>
    </style:style>
    <style:style style:name="P6818" style:parent-style-name="Normal" style:family="paragraph">
      <style:paragraph-properties style:line-height-at-least="0in" fo:margin-left="0.0347in">
        <style:tab-stops/>
      </style:paragraph-properties>
      <style:text-properties style:font-name="Verdana" style:font-name-asian="Verdana" fo:font-weight="bold" style:font-weight-asian="bold" fo:font-size="9.5pt" style:font-size-asian="9.5pt"/>
    </style:style>
    <style:style style:name="TableRow6819" style:family="table-row">
      <style:table-row-properties style:min-row-height="0.1951in" style:use-optimal-row-height="false"/>
    </style:style>
    <style:style style:name="TableCell6820" style:family="table-cell">
      <style:table-cell-properties fo:border="none" fo:background-color="#BFBFBF" style:writing-mode="lr-tb" style:vertical-align="bottom" fo:padding-top="0in" fo:padding-left="0in" fo:padding-bottom="0in" fo:padding-right="0in"/>
    </style:style>
    <style:style style:name="P6821"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TableCell6822" style:family="table-cell">
      <style:table-cell-properties fo:border="none" fo:background-color="#BFBFBF" style:writing-mode="lr-tb" style:vertical-align="bottom" fo:padding-top="0in" fo:padding-left="0in" fo:padding-bottom="0in" fo:padding-right="0in"/>
    </style:style>
    <style:style style:name="P6823" style:parent-style-name="Normal" style:family="paragraph">
      <style:paragraph-properties style:line-height-at-least="0in"/>
      <style:text-properties style:font-name="Times New Roman" style:font-name-asian="Times New Roman" fo:font-size="12pt" style:font-size-asian="12pt"/>
    </style:style>
    <style:style style:name="TableCell6824" style:family="table-cell">
      <style:table-cell-properties fo:border="none" fo:background-color="#BFBFBF" style:writing-mode="lr-tb" style:vertical-align="bottom" fo:padding-top="0in" fo:padding-left="0in" fo:padding-bottom="0in" fo:padding-right="0in"/>
    </style:style>
    <style:style style:name="P6825" style:parent-style-name="Normal" style:family="paragraph">
      <style:paragraph-properties style:line-height-at-least="0in"/>
      <style:text-properties style:font-name="Times New Roman" style:font-name-asian="Times New Roman" fo:font-size="12pt" style:font-size-asian="12pt"/>
    </style:style>
    <style:style style:name="TableRow6826" style:family="table-row">
      <style:table-row-properties style:min-row-height="0.0701in" style:use-optimal-row-height="false"/>
    </style:style>
    <style:style style:name="TableCell6827" style:family="table-cell">
      <style:table-cell-properties fo:border="none" fo:background-color="#BFBFBF" style:writing-mode="lr-tb" style:vertical-align="bottom" fo:padding-top="0in" fo:padding-left="0in" fo:padding-bottom="0in" fo:padding-right="0in"/>
    </style:style>
    <style:style style:name="P6828" style:parent-style-name="Normal" style:family="paragraph">
      <style:paragraph-properties style:line-height-at-least="0in"/>
      <style:text-properties style:font-name="Times New Roman" style:font-name-asian="Times New Roman" fo:font-size="4pt" style:font-size-asian="4pt"/>
    </style:style>
    <style:style style:name="TableCell6829" style:family="table-cell">
      <style:table-cell-properties fo:border="none" fo:background-color="#BFBFBF" style:writing-mode="lr-tb" style:vertical-align="bottom" fo:padding-top="0in" fo:padding-left="0in" fo:padding-bottom="0in" fo:padding-right="0in"/>
    </style:style>
    <style:style style:name="P6830" style:parent-style-name="Normal" style:family="paragraph">
      <style:paragraph-properties style:line-height-at-least="0in"/>
      <style:text-properties style:font-name="Times New Roman" style:font-name-asian="Times New Roman" fo:font-size="4pt" style:font-size-asian="4pt"/>
    </style:style>
    <style:style style:name="TableCell6831" style:family="table-cell">
      <style:table-cell-properties fo:border="none" fo:background-color="#BFBFBF" style:writing-mode="lr-tb" style:vertical-align="bottom" fo:padding-top="0in" fo:padding-left="0in" fo:padding-bottom="0in" fo:padding-right="0in"/>
    </style:style>
    <style:style style:name="P6832" style:parent-style-name="Normal" style:family="paragraph">
      <style:paragraph-properties style:line-height-at-least="0in"/>
      <style:text-properties style:font-name="Times New Roman" style:font-name-asian="Times New Roman" fo:font-size="4pt" style:font-size-asian="4pt"/>
    </style:style>
    <style:style style:name="P6833" style:parent-style-name="Normal" style:family="paragraph">
      <style:paragraph-properties fo:line-height="0.1062in"/>
      <style:text-properties style:font-name="Times New Roman" style:font-name-asian="Times New Roman"/>
    </style:style>
    <style:style style:name="P6834"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835" style:parent-style-name="Normal" style:family="paragraph">
      <style:paragraph-properties fo:line-height="0.0138in"/>
    </style:style>
    <style:style style:name="T6836" style:parent-style-name="DefaultParagraphFont" style:family="text">
      <style:text-properties style:font-name="Verdana" style:font-name-asian="Verdana" fo:font-size="9.5pt" style:font-size-asian="9.5pt"/>
    </style:style>
    <style:style style:name="P6837" style:parent-style-name="Normal" style:family="paragraph">
      <style:paragraph-properties fo:line-height="0.1625in"/>
      <style:text-properties style:font-name="Times New Roman" style:font-name-asian="Times New Roman"/>
    </style:style>
    <style:style style:name="P6838"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839" style:parent-style-name="Normal" style:family="paragraph">
      <style:paragraph-properties fo:line-height="0.0138in"/>
    </style:style>
    <style:style style:name="T6840" style:parent-style-name="DefaultParagraphFont" style:family="text">
      <style:text-properties style:font-name="Verdana" style:font-name-asian="Verdana" fo:font-size="9.5pt" style:font-size-asian="9.5pt"/>
    </style:style>
    <style:style style:name="P6841" style:parent-style-name="Normal" style:family="paragraph">
      <style:paragraph-properties fo:line-height="0.1625in"/>
      <style:text-properties style:font-name="Times New Roman" style:font-name-asian="Times New Roman"/>
    </style:style>
    <style:style style:name="P6842"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843" style:parent-style-name="Normal" style:family="paragraph">
      <style:paragraph-properties fo:line-height="0.0138in"/>
    </style:style>
    <style:style style:name="T6844" style:parent-style-name="DefaultParagraphFont" style:family="text">
      <style:text-properties style:font-name="Verdana" style:font-name-asian="Verdana" fo:font-size="9.5pt" style:font-size-asian="9.5pt"/>
    </style:style>
    <style:style style:name="P6845" style:parent-style-name="Normal" style:family="paragraph">
      <style:paragraph-properties fo:line-height="0.1625in"/>
      <style:text-properties style:font-name="Times New Roman" style:font-name-asian="Times New Roman"/>
    </style:style>
    <style:style style:name="P6846" style:parent-style-name="Normal" style:family="paragraph">
      <style:paragraph-properties style:line-height-at-least="0in" fo:margin-left="0.0694in">
        <style:tab-stops/>
      </style:paragraph-properties>
      <style:text-properties style:font-name="Verdana" style:font-name-asian="Verdana" fo:font-size="9.5pt" style:font-size-asian="9.5pt"/>
    </style:style>
    <style:style style:name="P6847" style:parent-style-name="Normal" style:family="paragraph">
      <style:paragraph-properties fo:line-height="0.0138in"/>
    </style:style>
    <style:style style:name="T6848" style:parent-style-name="DefaultParagraphFont" style:family="text">
      <style:text-properties style:font-name="Verdana" style:font-name-asian="Verdana" fo:font-size="9.5pt" style:font-size-asian="9.5pt"/>
    </style:style>
    <style:style style:name="P6849" style:parent-style-name="Normal" style:family="paragraph">
      <style:paragraph-properties fo:line-height="0.1388in"/>
      <style:text-properties style:font-name="Times New Roman" style:font-name-asian="Times New Roman"/>
    </style:style>
    <style:style style:name="P6850" style:parent-style-name="Normal" style:family="paragraph">
      <style:paragraph-properties fo:line-height="0.1388in"/>
      <style:text-properties style:font-name="Times New Roman" style:font-name-asian="Times New Roman"/>
    </style:style>
    <style:style style:name="P6851" style:parent-style-name="Normal" style:family="paragraph">
      <style:paragraph-properties fo:line-height="0.1493in"/>
      <style:text-properties style:font-name="Times New Roman" style:font-name-asian="Times New Roman"/>
    </style:style>
    <style:style style:name="P6852" style:parent-style-name="Normal" style:family="paragraph">
      <style:paragraph-properties style:line-height-at-least="0in" fo:margin-left="0.0694in">
        <style:tab-stops/>
      </style:paragraph-properties>
      <style:text-properties style:font-name="Verdana" style:font-name-asian="Verdana" fo:font-weight="bold" style:font-weight-asian="bold" fo:font-size="9.5pt" style:font-size-asian="9.5pt"/>
    </style:style>
    <style:style style:name="P6853" style:parent-style-name="Normal" style:family="paragraph">
      <style:paragraph-properties fo:line-height="0.1729in"/>
      <style:text-properties style:font-name="Times New Roman" style:font-name-asian="Times New Roman"/>
    </style:style>
    <style:style style:name="P6854" style:parent-style-name="Normal" style:family="paragraph">
      <style:paragraph-properties style:line-height-at-least="0in" fo:margin-left="0.0694in">
        <style:tab-stops/>
      </style:paragraph-properties>
    </style:style>
    <style:style style:name="T6855" style:parent-style-name="DefaultParagraphFont" style:family="text">
      <style:text-properties style:font-name="Verdana" style:font-name-asian="Verdana" fo:font-size="9.5pt" style:font-size-asian="9.5pt" fo:background-color="#FFFF00"/>
    </style:style>
    <style:style style:name="T6856" style:parent-style-name="DefaultParagraphFont" style:family="text">
      <style:text-properties style:font-name="Verdana" style:font-name-asian="Verdana" fo:font-size="9.5pt" style:font-size-asian="9.5pt"/>
    </style:style>
    <style:style style:name="P6857" style:parent-style-name="Normal" style:family="paragraph">
      <style:paragraph-properties fo:line-height="0.1729in"/>
      <style:text-properties style:font-name="Times New Roman" style:font-name-asian="Times New Roman"/>
    </style:style>
    <style:style style:name="P6858" style:parent-style-name="Normal" style:family="paragraph">
      <style:paragraph-properties fo:line-height="121%" fo:margin-left="0.0694in" fo:margin-right="0.0972in">
        <style:tab-stops/>
      </style:paragraph-properties>
      <style:text-properties style:font-name="Verdana" style:font-name-asian="Verdana" fo:font-size="9.5pt" style:font-size-asian="9.5pt" fo:background-color="#FFFF00"/>
    </style:style>
    <style:style style:name="P6859" style:parent-style-name="Normal" style:family="paragraph">
      <style:paragraph-properties fo:line-height="0.1402in"/>
      <style:text-properties style:font-name="Times New Roman" style:font-name-asian="Times New Roman"/>
    </style:style>
    <style:style style:name="P6860" style:parent-style-name="Normal" style:family="paragraph">
      <style:paragraph-properties fo:text-align="justify" fo:line-height="120%" fo:margin-left="0.0694in" fo:margin-right="0.0833in">
        <style:tab-stops/>
      </style:paragraph-properties>
      <style:text-properties style:font-name="Verdana" style:font-name-asian="Verdana" fo:font-size="9.5pt" style:font-size-asian="9.5pt"/>
    </style:style>
    <style:style style:name="P6861" style:parent-style-name="Normal" style:family="paragraph">
      <style:paragraph-properties fo:line-height="0.1402in"/>
      <style:text-properties style:font-name="Times New Roman" style:font-name-asian="Times New Roman"/>
    </style:style>
    <style:style style:name="P6862" style:parent-style-name="Normal" style:family="paragraph">
      <style:paragraph-properties fo:text-align="justify" fo:line-height="121%" fo:margin-left="0.0694in" fo:margin-right="0.0833in">
        <style:tab-stops/>
      </style:paragraph-properties>
      <style:text-properties style:font-name="Verdana" style:font-name-asian="Verdana" fo:font-size="9.5pt" style:font-size-asian="9.5pt"/>
    </style:style>
    <style:style style:name="P6863" style:parent-style-name="Normal" style:family="paragraph">
      <style:paragraph-properties fo:line-height="0.1402in"/>
      <style:text-properties style:font-name="Times New Roman" style:font-name-asian="Times New Roman"/>
    </style:style>
    <style:style style:name="P6864" style:parent-style-name="Normal" style:family="paragraph">
      <style:paragraph-properties fo:text-align="justify" fo:line-height="120%" fo:margin-left="0.0694in" fo:margin-right="0.0833in">
        <style:tab-stops/>
      </style:paragraph-properties>
      <style:text-properties style:font-name="Verdana" style:font-name-asian="Verdana" fo:font-size="9.5pt" style:font-size-asian="9.5pt"/>
    </style:style>
    <style:style style:name="P6865" style:parent-style-name="Normal" style:family="paragraph">
      <style:paragraph-properties fo:line-height="0.0138in"/>
    </style:style>
    <style:style style:name="T6866" style:parent-style-name="DefaultParagraphFont" style:family="text">
      <style:text-properties style:font-name="Verdana" style:font-name-asian="Verdana" fo:font-size="9.5pt" style:font-size-asian="9.5pt"/>
    </style:style>
    <style:style style:name="P6867" style:parent-style-name="Normal" style:family="paragraph">
      <style:paragraph-properties fo:line-height="0.1388in"/>
      <style:text-properties style:font-name="Times New Roman" style:font-name-asian="Times New Roman"/>
    </style:style>
    <style:style style:name="P6868" style:parent-style-name="Normal" style:family="paragraph">
      <style:paragraph-properties fo:line-height="0.2208in"/>
      <style:text-properties style:font-name="Times New Roman" style:font-name-asian="Times New Roman"/>
    </style:style>
    <style:style style:name="P6869" style:parent-style-name="Normal" style:family="paragraph">
      <style:paragraph-properties fo:line-height="0.2208in"/>
      <style:text-properties style:font-name="Times New Roman" style:font-name-asian="Times New Roman"/>
    </style:style>
    <style:style style:name="P6870" style:parent-style-name="Normal" style:family="paragraph">
      <style:paragraph-properties fo:line-height="0.2208in"/>
      <style:text-properties style:font-name="Times New Roman" style:font-name-asian="Times New Roman"/>
    </style:style>
    <style:style style:name="P6871" style:parent-style-name="Normal" style:family="paragraph">
      <style:paragraph-properties fo:line-height="0.2208in"/>
      <style:text-properties style:font-name="Times New Roman" style:font-name-asian="Times New Roman"/>
    </style:style>
    <style:style style:name="P6872" style:parent-style-name="Normal" style:family="paragraph">
      <style:paragraph-properties fo:line-height="0.2208in"/>
      <style:text-properties style:font-name="Times New Roman" style:font-name-asian="Times New Roman"/>
    </style:style>
    <style:style style:name="P6873" style:parent-style-name="Normal" style:family="paragraph">
      <style:paragraph-properties fo:line-height="0.2208in"/>
      <style:text-properties style:font-name="Times New Roman" style:font-name-asian="Times New Roman"/>
    </style:style>
    <style:style style:name="P6874" style:parent-style-name="Normal" style:family="paragraph">
      <style:paragraph-properties fo:line-height="0.2208in"/>
      <style:text-properties style:font-name="Times New Roman" style:font-name-asian="Times New Roman"/>
    </style:style>
    <style:style style:name="P6875" style:parent-style-name="Normal" style:family="paragraph">
      <style:paragraph-properties fo:line-height="0.2208in"/>
      <style:text-properties style:font-name="Times New Roman" style:font-name-asian="Times New Roman"/>
    </style:style>
    <style:style style:name="P6876" style:parent-style-name="Normal" style:family="paragraph">
      <style:paragraph-properties fo:line-height="0.2208in"/>
      <style:text-properties style:font-name="Times New Roman" style:font-name-asian="Times New Roman"/>
    </style:style>
    <style:style style:name="P6877" style:parent-style-name="Normal" style:family="paragraph">
      <style:paragraph-properties fo:line-height="0.2208in"/>
      <style:text-properties style:font-name="Times New Roman" style:font-name-asian="Times New Roman"/>
    </style:style>
    <style:style style:name="P6878" style:parent-style-name="Normal" style:family="paragraph">
      <style:paragraph-properties fo:line-height="120%" fo:margin-left="0.0694in" fo:margin-right="0.0833in" fo:text-indent="-0.0027in">
        <style:tab-stops>
          <style:tab-stop style:type="left" style:position="0.1451in"/>
        </style:tab-stops>
      </style:paragraph-properties>
    </style:style>
    <style:style style:name="T6879" style:parent-style-name="DefaultParagraphFont" style:family="text">
      <style:text-properties style:font-name="Verdana" style:font-name-asian="Verdana" fo:font-size="9.5pt" style:font-size-asian="9.5pt" fo:background-color="#FFFF00"/>
    </style:style>
    <style:style style:name="T6880" style:parent-style-name="DefaultParagraphFont" style:family="text">
      <style:text-properties style:font-name="Verdana" style:font-name-asian="Verdana" fo:font-size="9.5pt" style:font-size-asian="9.5pt" fo:background-color="#FFFF00"/>
    </style:style>
    <style:style style:name="T6881" style:parent-style-name="DefaultParagraphFont" style:family="text">
      <style:text-properties style:font-name="Verdana" style:font-name-asian="Verdana" fo:font-size="9.5pt" style:font-size-asian="9.5pt" fo:background-color="#FFFF00"/>
    </style:style>
    <style:style style:name="P6882" style:parent-style-name="Normal" style:family="paragraph">
      <style:paragraph-properties fo:line-height="0.1388in"/>
      <style:text-properties style:font-name="Times New Roman" style:font-name-asian="Times New Roman"/>
    </style:style>
    <style:style style:name="P6883" style:parent-style-name="Heading1" style:master-page-name="MP29" style:family="paragraph">
      <style:paragraph-properties fo:break-before="page"/>
    </style:style>
    <style:style style:name="P6885" style:parent-style-name="Normal" style:family="paragraph">
      <style:paragraph-properties fo:line-height="0.0812in"/>
      <style:text-properties style:font-name="Times New Roman" style:font-name-asian="Times New Roman"/>
    </style:style>
    <style:style style:name="P6886" style:parent-style-name="Normal" style:family="paragraph">
      <style:paragraph-properties style:line-height-at-least="0in"/>
      <style:text-properties style:font-name="Verdana" style:font-name-asian="Verdana" fo:font-weight="bold" style:font-weight-asian="bold" fo:font-size="9.5pt" style:font-size-asian="9.5pt"/>
    </style:style>
    <style:style style:name="P6887" style:parent-style-name="Normal" style:family="paragraph">
      <style:paragraph-properties fo:line-height="0.2527in"/>
      <style:text-properties style:font-name="Times New Roman" style:font-name-asian="Times New Roman"/>
    </style:style>
    <style:style style:name="P6888" style:parent-style-name="Normal" style:family="paragraph">
      <style:paragraph-properties fo:line-height="121%" fo:margin-right="0.0972in"/>
    </style:style>
    <style:style style:name="T6889" style:parent-style-name="DefaultParagraphFont" style:family="text">
      <style:text-properties style:font-name="Verdana" style:font-name-asian="Verdana" fo:font-weight="bold" style:font-weight-asian="bold" fo:font-size="9.5pt" style:font-size-asian="9.5pt" fo:background-color="#FFFF00"/>
    </style:style>
    <style:style style:name="T6890" style:parent-style-name="DefaultParagraphFont" style:family="text">
      <style:text-properties style:font-name="Verdana" style:font-name-asian="Verdana" fo:font-weight="bold" style:font-weight-asian="bold" fo:font-size="9.5pt" style:font-size-asian="9.5pt" fo:background-color="#FFFF00"/>
    </style:style>
    <style:style style:name="T6891" style:parent-style-name="DefaultParagraphFont" style:family="text">
      <style:text-properties style:font-name="Verdana" style:font-name-asian="Verdana" fo:font-weight="bold" style:font-weight-asian="bold" fo:font-size="5pt" style:font-size-asian="5pt" fo:background-color="#FFFF00"/>
    </style:style>
    <style:style style:name="T6892" style:parent-style-name="DefaultParagraphFont" style:family="text">
      <style:text-properties style:font-name="Verdana" style:font-name-asian="Verdana" fo:font-weight="bold" style:font-weight-asian="bold" fo:font-size="9.5pt" style:font-size-asian="9.5pt" fo:background-color="#FFFF00"/>
    </style:style>
    <style:style style:name="P6893" style:parent-style-name="Normal" style:family="paragraph">
      <style:paragraph-properties fo:line-height="0.1395in"/>
      <style:text-properties style:font-name="Times New Roman" style:font-name-asian="Times New Roman"/>
    </style:style>
    <style:style style:name="P6894" style:parent-style-name="Normal" style:family="paragraph">
      <style:paragraph-properties fo:line-height="121%" fo:margin-right="0.4583in"/>
      <style:text-properties style:font-name="Verdana" style:font-name-asian="Verdana" fo:font-size="9.5pt" style:font-size-asian="9.5pt" fo:background-color="#FFFF00"/>
    </style:style>
    <style:style style:name="P6895" style:parent-style-name="Normal" style:family="paragraph">
      <style:paragraph-properties fo:line-height="0.1395in"/>
      <style:text-properties style:font-name="Times New Roman" style:font-name-asian="Times New Roman"/>
    </style:style>
    <style:style style:name="P6896" style:parent-style-name="Normal" style:family="paragraph">
      <style:paragraph-properties style:line-height-at-least="0in"/>
      <style:text-properties style:font-name="Verdana" style:font-name-asian="Verdana" fo:font-size="9.5pt" style:font-size-asian="9.5pt" fo:background-color="#FFFF00"/>
    </style:style>
    <style:style style:name="P6897" style:parent-style-name="Normal" style:family="paragraph">
      <style:paragraph-properties fo:line-height="0.1729in"/>
      <style:text-properties style:font-name="Times New Roman" style:font-name-asian="Times New Roman"/>
    </style:style>
    <style:style style:name="P6898" style:parent-style-name="Normal" style:family="paragraph">
      <style:paragraph-properties style:line-height-at-least="0in" fo:margin-left="1.1805in" fo:text-indent="-0.593in">
        <style:tab-stops>
          <style:tab-stop style:type="left" style:position="0in"/>
        </style:tab-stops>
      </style:paragraph-properties>
    </style:style>
    <style:style style:name="T6899" style:parent-style-name="DefaultParagraphFont" style:family="text">
      <style:text-properties style:font-name="Verdana" style:font-name-asian="Verdana" fo:font-size="9.5pt" style:font-size-asian="9.5pt"/>
    </style:style>
    <style:style style:name="P6900" style:parent-style-name="Normal" style:family="paragraph">
      <style:paragraph-properties fo:line-height="0.1729in"/>
      <style:text-properties style:font-name="Wingdings" style:font-name-asian="Wingdings" fo:font-size="9.5pt" style:font-size-asian="9.5pt"/>
    </style:style>
    <style:style style:name="P6901" style:parent-style-name="Normal" style:family="paragraph">
      <style:paragraph-properties style:line-height-at-least="0in" fo:margin-left="1.1805in" fo:text-indent="-0.593in">
        <style:tab-stops>
          <style:tab-stop style:type="left" style:position="0in"/>
        </style:tab-stops>
      </style:paragraph-properties>
    </style:style>
    <style:style style:name="T6902" style:parent-style-name="DefaultParagraphFont" style:family="text">
      <style:text-properties style:font-name="Verdana" style:font-name-asian="Verdana" fo:font-size="9.5pt" style:font-size-asian="9.5pt"/>
    </style:style>
    <style:style style:name="P6903" style:parent-style-name="Normal" style:family="paragraph">
      <style:paragraph-properties fo:line-height="0.1722in"/>
      <style:text-properties style:font-name="Wingdings" style:font-name-asian="Wingdings" fo:font-size="9.5pt" style:font-size-asian="9.5pt"/>
    </style:style>
    <style:style style:name="P6904" style:parent-style-name="Normal" style:family="paragraph">
      <style:paragraph-properties style:line-height-at-least="0in" fo:margin-left="1.1805in" fo:text-indent="-0.593in">
        <style:tab-stops>
          <style:tab-stop style:type="left" style:position="0in"/>
        </style:tab-stops>
      </style:paragraph-properties>
    </style:style>
    <style:style style:name="T6905" style:parent-style-name="DefaultParagraphFont" style:family="text">
      <style:text-properties style:font-name="Verdana" style:font-name-asian="Verdana" fo:font-size="9.5pt" style:font-size-asian="9.5pt"/>
    </style:style>
    <style:style style:name="P6906" style:parent-style-name="Normal" style:family="paragraph">
      <style:paragraph-properties fo:line-height="0.1722in"/>
      <style:text-properties style:font-name="Wingdings" style:font-name-asian="Wingdings" fo:font-size="9.5pt" style:font-size-asian="9.5pt"/>
    </style:style>
    <style:style style:name="P6907" style:parent-style-name="Normal" style:family="paragraph">
      <style:paragraph-properties style:line-height-at-least="0in" fo:margin-left="1.1805in" fo:text-indent="-0.593in">
        <style:tab-stops>
          <style:tab-stop style:type="left" style:position="0in"/>
        </style:tab-stops>
      </style:paragraph-properties>
    </style:style>
    <style:style style:name="T6908" style:parent-style-name="DefaultParagraphFont" style:family="text">
      <style:text-properties style:font-name="Verdana" style:font-name-asian="Verdana" fo:font-size="9.5pt" style:font-size-asian="9.5pt"/>
    </style:style>
    <style:style style:name="P6909" style:parent-style-name="Normal" style:family="paragraph">
      <style:paragraph-properties fo:line-height="0.1722in"/>
      <style:text-properties style:font-name="Wingdings" style:font-name-asian="Wingdings" fo:font-size="9.5pt" style:font-size-asian="9.5pt"/>
    </style:style>
    <style:style style:name="P6910" style:parent-style-name="Normal" style:family="paragraph">
      <style:paragraph-properties style:line-height-at-least="0in" fo:margin-left="1.1805in" fo:text-indent="-0.593in">
        <style:tab-stops>
          <style:tab-stop style:type="left" style:position="0in"/>
        </style:tab-stops>
      </style:paragraph-properties>
    </style:style>
    <style:style style:name="T6911" style:parent-style-name="DefaultParagraphFont" style:family="text">
      <style:text-properties style:font-name="Verdana" style:font-name-asian="Verdana" fo:font-size="9.5pt" style:font-size-asian="9.5pt"/>
    </style:style>
    <style:style style:name="P6912" style:parent-style-name="Normal" style:family="paragraph">
      <style:paragraph-properties fo:line-height="0.1722in"/>
      <style:text-properties style:font-name="Wingdings" style:font-name-asian="Wingdings" fo:font-size="9.5pt" style:font-size-asian="9.5pt"/>
    </style:style>
    <style:style style:name="P6913" style:parent-style-name="Normal" style:family="paragraph">
      <style:paragraph-properties style:line-height-at-least="0in" fo:margin-left="1.1805in" fo:text-indent="-0.593in">
        <style:tab-stops>
          <style:tab-stop style:type="left" style:position="0in"/>
        </style:tab-stops>
      </style:paragraph-properties>
    </style:style>
    <style:style style:name="T6914" style:parent-style-name="DefaultParagraphFont" style:family="text">
      <style:text-properties style:font-name="Verdana" style:font-name-asian="Verdana" fo:font-size="9.5pt" style:font-size-asian="9.5pt"/>
    </style:style>
    <style:style style:name="P6915" style:parent-style-name="Normal" style:family="paragraph">
      <style:paragraph-properties fo:line-height="0.1722in"/>
      <style:text-properties style:font-name="Wingdings" style:font-name-asian="Wingdings" fo:font-size="9.5pt" style:font-size-asian="9.5pt"/>
    </style:style>
    <style:style style:name="P6916" style:parent-style-name="Normal" style:family="paragraph">
      <style:paragraph-properties style:line-height-at-least="0in" fo:margin-left="1.1805in" fo:text-indent="-0.593in">
        <style:tab-stops>
          <style:tab-stop style:type="left" style:position="0in"/>
        </style:tab-stops>
      </style:paragraph-properties>
    </style:style>
    <style:style style:name="T6917" style:parent-style-name="DefaultParagraphFont" style:family="text">
      <style:text-properties style:font-name="Verdana" style:font-name-asian="Verdana" fo:font-size="9.5pt" style:font-size-asian="9.5pt"/>
    </style:style>
    <style:style style:name="P6918" style:parent-style-name="Normal" style:family="paragraph">
      <style:paragraph-properties fo:line-height="0.1729in"/>
      <style:text-properties style:font-name="Wingdings" style:font-name-asian="Wingdings" fo:font-size="9.5pt" style:font-size-asian="9.5pt"/>
    </style:style>
    <style:style style:name="P6919" style:parent-style-name="Normal" style:family="paragraph">
      <style:paragraph-properties style:line-height-at-least="0in" fo:margin-left="1.1805in" fo:text-indent="-0.593in">
        <style:tab-stops>
          <style:tab-stop style:type="left" style:position="0in"/>
        </style:tab-stops>
      </style:paragraph-properties>
    </style:style>
    <style:style style:name="T6920" style:parent-style-name="DefaultParagraphFont" style:family="text">
      <style:text-properties style:font-name="Verdana" style:font-name-asian="Verdana" fo:font-size="9.5pt" style:font-size-asian="9.5pt"/>
    </style:style>
    <style:style style:name="P6921" style:parent-style-name="Normal" style:family="paragraph">
      <style:paragraph-properties fo:line-height="0.1722in"/>
      <style:text-properties style:font-name="Wingdings" style:font-name-asian="Wingdings" fo:font-size="9.5pt" style:font-size-asian="9.5pt"/>
    </style:style>
    <style:style style:name="P6922" style:parent-style-name="Normal" style:family="paragraph">
      <style:paragraph-properties style:line-height-at-least="0in" fo:margin-left="1.1805in" fo:text-indent="-0.593in">
        <style:tab-stops>
          <style:tab-stop style:type="left" style:position="0in"/>
        </style:tab-stops>
      </style:paragraph-properties>
    </style:style>
    <style:style style:name="T6923" style:parent-style-name="DefaultParagraphFont" style:family="text">
      <style:text-properties style:font-name="Verdana" style:font-name-asian="Verdana" fo:font-size="9.5pt" style:font-size-asian="9.5pt"/>
    </style:style>
    <style:style style:name="T6924" style:parent-style-name="DefaultParagraphFont" style:family="text">
      <style:text-properties style:font-name="Verdana" style:font-name-asian="Verdana" fo:font-size="9.5pt" style:font-size-asian="9.5pt"/>
    </style:style>
    <style:style style:name="P6925" style:parent-style-name="Normal" style:family="paragraph">
      <style:paragraph-properties fo:line-height="0.1722in"/>
      <style:text-properties style:font-name="Wingdings" style:font-name-asian="Wingdings" fo:font-size="9.5pt" style:font-size-asian="9.5pt"/>
    </style:style>
    <style:style style:name="P6926" style:parent-style-name="Normal" style:family="paragraph">
      <style:paragraph-properties style:line-height-at-least="0in" fo:margin-left="1.1805in" fo:text-indent="-0.593in">
        <style:tab-stops>
          <style:tab-stop style:type="left" style:position="0in"/>
        </style:tab-stops>
      </style:paragraph-properties>
    </style:style>
    <style:style style:name="T6927" style:parent-style-name="DefaultParagraphFont" style:family="text">
      <style:text-properties style:font-name="Verdana" style:font-name-asian="Verdana" fo:font-size="9.5pt" style:font-size-asian="9.5pt"/>
    </style:style>
    <style:style style:name="P6928" style:parent-style-name="Normal" style:family="paragraph">
      <style:paragraph-properties fo:line-height="0.1722in"/>
      <style:text-properties style:font-name="Wingdings" style:font-name-asian="Wingdings" fo:font-size="9.5pt" style:font-size-asian="9.5pt"/>
    </style:style>
    <style:style style:name="P6929" style:parent-style-name="Normal" style:family="paragraph">
      <style:paragraph-properties style:line-height-at-least="0in" fo:margin-left="1.1805in" fo:text-indent="-0.593in">
        <style:tab-stops>
          <style:tab-stop style:type="left" style:position="0in"/>
        </style:tab-stops>
      </style:paragraph-properties>
    </style:style>
    <style:style style:name="T6930" style:parent-style-name="DefaultParagraphFont" style:family="text">
      <style:text-properties style:font-name="Verdana" style:font-name-asian="Verdana" fo:font-size="9.5pt" style:font-size-asian="9.5pt"/>
    </style:style>
    <style:style style:name="P6931" style:parent-style-name="Normal" style:family="paragraph">
      <style:paragraph-properties fo:line-height="0.1729in"/>
      <style:text-properties style:font-name="Wingdings" style:font-name-asian="Wingdings" fo:font-size="9.5pt" style:font-size-asian="9.5pt"/>
    </style:style>
    <style:style style:name="P6932" style:parent-style-name="Normal" style:family="paragraph">
      <style:paragraph-properties fo:text-align="justify" fo:line-height="120%" fo:margin-left="1.1805in" fo:margin-right="0.0138in" fo:text-indent="-0.593in">
        <style:tab-stops>
          <style:tab-stop style:type="left" style:position="0in"/>
        </style:tab-stops>
      </style:paragraph-properties>
    </style:style>
    <style:style style:name="T6933" style:parent-style-name="DefaultParagraphFont" style:family="text">
      <style:text-properties style:font-name="Verdana" style:font-name-asian="Verdana" fo:font-size="9.5pt" style:font-size-asian="9.5pt"/>
    </style:style>
    <style:style style:name="T6934" style:parent-style-name="DefaultParagraphFont" style:family="text">
      <style:text-properties style:font-name="Verdana" style:font-name-asian="Verdana" fo:font-size="9.5pt" style:font-size-asian="9.5pt"/>
    </style:style>
    <style:style style:name="T6935" style:parent-style-name="DefaultParagraphFont" style:family="text">
      <style:text-properties style:font-name="Verdana" style:font-name-asian="Verdana" fo:font-size="9.5pt" style:font-size-asian="9.5pt"/>
    </style:style>
    <style:style style:name="T6936" style:parent-style-name="DefaultParagraphFont" style:family="text">
      <style:text-properties style:font-name="Verdana" style:font-name-asian="Verdana" fo:font-size="9.5pt" style:font-size-asian="9.5pt"/>
    </style:style>
    <style:style style:name="T6937" style:parent-style-name="DefaultParagraphFont" style:family="text">
      <style:text-properties style:font-name="Verdana" style:font-name-asian="Verdana" fo:font-size="9.5pt" style:font-size-asian="9.5pt" fo:background-color="#FFFF00"/>
    </style:style>
    <style:style style:name="P6938" style:parent-style-name="Normal" style:family="paragraph">
      <style:paragraph-properties fo:line-height="0.0138in"/>
    </style:style>
    <style:style style:name="T6939" style:parent-style-name="DefaultParagraphFont" style:family="text">
      <style:text-properties style:font-name="Wingdings" style:font-name-asian="Wingdings" fo:font-size="9.5pt" style:font-size-asian="9.5pt"/>
    </style:style>
    <style:style style:name="T6940" style:parent-style-name="DefaultParagraphFont" style:family="text">
      <style:text-properties style:font-name="Wingdings" style:font-name-asian="Wingdings" fo:font-size="9.5pt" style:font-size-asian="9.5pt"/>
    </style:style>
    <style:style style:name="T6941" style:parent-style-name="DefaultParagraphFont" style:family="text">
      <style:text-properties style:font-name="Wingdings" style:font-name-asian="Wingdings" fo:font-size="9.5pt" style:font-size-asian="9.5pt"/>
    </style:style>
    <style:style style:name="T6942" style:parent-style-name="DefaultParagraphFont" style:family="text">
      <style:text-properties style:font-name="Wingdings" style:font-name-asian="Wingdings" fo:font-size="9.5pt" style:font-size-asian="9.5pt"/>
    </style:style>
    <style:style style:name="P6943" style:parent-style-name="Normal" style:family="paragraph">
      <style:paragraph-properties fo:line-height="0.1388in"/>
      <style:text-properties style:font-name="Times New Roman" style:font-name-asian="Times New Roman"/>
    </style:style>
    <style:style style:name="P6944" style:parent-style-name="Normal" style:family="paragraph">
      <style:paragraph-properties fo:line-height="0.1388in"/>
      <style:text-properties style:font-name="Times New Roman" style:font-name-asian="Times New Roman"/>
    </style:style>
    <style:style style:name="P6945" style:parent-style-name="Normal" style:family="paragraph">
      <style:paragraph-properties fo:line-height="0.1388in"/>
      <style:text-properties style:font-name="Times New Roman" style:font-name-asian="Times New Roman"/>
    </style:style>
    <style:style style:name="P6946" style:parent-style-name="Normal" style:family="paragraph">
      <style:paragraph-properties fo:line-height="0.1388in"/>
      <style:text-properties style:font-name="Times New Roman" style:font-name-asian="Times New Roman"/>
    </style:style>
    <style:style style:name="P6947" style:parent-style-name="Normal" style:family="paragraph">
      <style:paragraph-properties fo:line-height="0.1388in"/>
      <style:text-properties style:font-name="Times New Roman" style:font-name-asian="Times New Roman"/>
    </style:style>
    <style:style style:name="P6948" style:parent-style-name="Normal" style:family="paragraph">
      <style:paragraph-properties fo:line-height="0.1388in"/>
      <style:text-properties style:font-name="Times New Roman" style:font-name-asian="Times New Roman"/>
    </style:style>
    <style:style style:name="P6949" style:parent-style-name="Normal" style:family="paragraph">
      <style:paragraph-properties fo:line-height="0.1388in"/>
      <style:text-properties style:font-name="Times New Roman" style:font-name-asian="Times New Roman"/>
    </style:style>
    <style:style style:name="P6950" style:parent-style-name="Normal" style:family="paragraph">
      <style:paragraph-properties fo:line-height="0.1388in"/>
      <style:text-properties style:font-name="Times New Roman" style:font-name-asian="Times New Roman"/>
    </style:style>
    <style:style style:name="P6951" style:parent-style-name="Normal" style:family="paragraph">
      <style:paragraph-properties fo:line-height="0.1388in"/>
      <style:text-properties style:font-name="Times New Roman" style:font-name-asian="Times New Roman"/>
    </style:style>
    <style:style style:name="P6952" style:parent-style-name="Normal" style:family="paragraph">
      <style:paragraph-properties fo:line-height="0.1388in"/>
      <style:text-properties style:font-name="Times New Roman" style:font-name-asian="Times New Roman"/>
    </style:style>
    <style:style style:name="P6953" style:parent-style-name="Normal" style:family="paragraph">
      <style:paragraph-properties fo:line-height="0.1388in"/>
      <style:text-properties style:font-name="Times New Roman" style:font-name-asian="Times New Roman"/>
    </style:style>
    <style:style style:name="P6954" style:parent-style-name="Normal" style:family="paragraph">
      <style:paragraph-properties fo:line-height="0.1388in"/>
      <style:text-properties style:font-name="Times New Roman" style:font-name-asian="Times New Roman"/>
    </style:style>
    <style:style style:name="P6955" style:parent-style-name="Normal" style:family="paragraph">
      <style:paragraph-properties fo:line-height="0.1388in"/>
      <style:text-properties style:font-name="Times New Roman" style:font-name-asian="Times New Roman"/>
    </style:style>
    <style:style style:name="P6956" style:parent-style-name="Normal" style:family="paragraph">
      <style:paragraph-properties fo:line-height="0.1388in"/>
      <style:text-properties style:font-name="Times New Roman" style:font-name-asian="Times New Roman"/>
    </style:style>
    <style:style style:name="P6957" style:parent-style-name="Normal" style:family="paragraph">
      <style:paragraph-properties fo:line-height="0.2055in"/>
      <style:text-properties style:font-name="Times New Roman" style:font-name-asian="Times New Roman"/>
    </style:style>
    <style:style style:name="P6958" style:parent-style-name="Normal" style:family="paragraph">
      <style:paragraph-properties fo:text-align="justify" fo:line-height="129%"/>
    </style:style>
    <style:style style:name="T6959" style:parent-style-name="DefaultParagraphFont" style:family="text">
      <style:text-properties style:font-name="Verdana" style:font-name-asian="Verdana" fo:font-size="5pt" style:font-size-asian="5pt"/>
    </style:style>
    <style:style style:name="T6960" style:parent-style-name="DefaultParagraphFont" style:family="text">
      <style:text-properties style:font-name="Verdana" style:font-name-asian="Verdana" fo:font-size="9pt" style:font-size-asian="9pt"/>
    </style:style>
    <style:style style:name="T6961" style:parent-style-name="DefaultParagraphFont" style:family="text">
      <style:text-properties style:font-name="Verdana" style:font-name-asian="Verdana" fo:font-size="5pt" style:font-size-asian="5pt"/>
    </style:style>
    <style:style style:name="T6962" style:parent-style-name="DefaultParagraphFont" style:family="text">
      <style:text-properties style:font-name="Verdana" style:font-name-asian="Verdana" fo:font-size="9pt" style:font-size-asian="9pt"/>
    </style:style>
    <style:style style:name="T6963" style:parent-style-name="DefaultParagraphFont" style:family="text">
      <style:text-properties style:font-name="Verdana" style:font-name-asian="Verdana" fo:font-size="9pt" style:font-size-asian="9pt"/>
    </style:style>
    <style:style style:name="T6964" style:parent-style-name="DefaultParagraphFont" style:family="text">
      <style:text-properties style:font-name="Verdana" style:font-name-asian="Verdana" fo:font-size="9pt" style:font-size-asian="9pt"/>
    </style:style>
    <style:style style:name="T6965" style:parent-style-name="DefaultParagraphFont" style:family="text">
      <style:text-properties style:font-name="Verdana" style:font-name-asian="Verdana" fo:font-size="9pt" style:font-size-asian="9pt"/>
    </style:style>
    <style:style style:name="T6966" style:parent-style-name="DefaultParagraphFont" style:family="text">
      <style:text-properties style:font-name="Verdana" style:font-name-asian="Verdana" fo:font-size="9pt" style:font-size-asian="9pt" fo:background-color="#FFFF00"/>
    </style:style>
    <style:style style:name="T6967" style:parent-style-name="DefaultParagraphFont" style:family="text">
      <style:text-properties style:font-name="Verdana" style:font-name-asian="Verdana" fo:font-size="9pt" style:font-size-asian="9pt" fo:background-color="#FFFF00"/>
    </style:style>
    <style:style style:name="P6968" style:parent-style-name="Normal" style:family="paragraph">
      <style:paragraph-properties fo:line-height="0.0138in"/>
    </style:style>
    <style:style style:name="T6969" style:parent-style-name="DefaultParagraphFont" style:family="text">
      <style:text-properties style:font-name="Verdana" style:font-name-asian="Verdana" fo:font-size="9pt" style:font-size-asian="9pt" fo:background-color="#FFFF00"/>
    </style:style>
    <style:style style:name="P6970" style:parent-style-name="Normal" style:family="paragraph">
      <style:paragraph-properties fo:line-height="0.1388in"/>
      <style:text-properties style:font-name="Times New Roman" style:font-name-asian="Times New Roman"/>
    </style:style>
    <style:style style:name="P6971" style:parent-style-name="Heading1" style:master-page-name="MP30" style:family="paragraph">
      <style:paragraph-properties fo:break-before="page"/>
    </style:style>
    <style:style style:name="P6973" style:parent-style-name="Normal" style:family="paragraph">
      <style:paragraph-properties fo:line-height="0.0812in"/>
      <style:text-properties style:font-name="Times New Roman" style:font-name-asian="Times New Roman"/>
    </style:style>
    <style:style style:name="P6974" style:parent-style-name="Normal" style:family="paragraph">
      <style:paragraph-properties style:line-height-at-least="0in"/>
      <style:text-properties style:font-name="Verdana" style:font-name-asian="Verdana" fo:font-weight="bold" style:font-weight-asian="bold" fo:font-size="9.5pt" style:font-size-asian="9.5pt"/>
    </style:style>
    <style:style style:name="P6975" style:parent-style-name="Normal" style:family="paragraph">
      <style:paragraph-properties fo:line-height="0.2527in"/>
      <style:text-properties style:font-name="Times New Roman" style:font-name-asian="Times New Roman"/>
    </style:style>
    <style:style style:name="P6976" style:parent-style-name="Normal" style:family="paragraph">
      <style:paragraph-properties style:line-height-at-least="0in"/>
      <style:text-properties style:font-name="Verdana" style:font-name-asian="Verdana" fo:font-weight="bold" style:font-weight-asian="bold" fo:font-size="9.5pt" style:font-size-asian="9.5pt" fo:background-color="#FFFF00"/>
    </style:style>
    <style:style style:name="P6977" style:parent-style-name="Normal" style:family="paragraph">
      <style:paragraph-properties fo:line-height="0.1729in"/>
      <style:text-properties style:font-name="Times New Roman" style:font-name-asian="Times New Roman"/>
    </style:style>
    <style:style style:name="P6978" style:parent-style-name="Normal" style:family="paragraph">
      <style:paragraph-properties style:line-height-at-least="0in"/>
      <style:text-properties style:font-name="Verdana" style:font-name-asian="Verdana" fo:font-weight="bold" style:font-weight-asian="bold" fo:font-size="9.5pt" style:font-size-asian="9.5pt"/>
    </style:style>
    <style:style style:name="P6979" style:parent-style-name="Normal" style:family="paragraph">
      <style:paragraph-properties fo:line-height="0.1729in"/>
      <style:text-properties style:font-name="Times New Roman" style:font-name-asian="Times New Roman"/>
    </style:style>
    <style:style style:name="P6980" style:parent-style-name="Normal" style:family="paragraph">
      <style:paragraph-properties fo:text-align="justify" fo:line-height="121%" fo:margin-right="0.0138in"/>
    </style:style>
    <style:style style:name="T6981" style:parent-style-name="DefaultParagraphFont" style:family="text">
      <style:text-properties style:font-name="Verdana" style:font-name-asian="Verdana" fo:font-size="9.5pt" style:font-size-asian="9.5pt"/>
    </style:style>
    <style:style style:name="T6982" style:parent-style-name="DefaultParagraphFont" style:family="text">
      <style:text-properties style:font-name="Verdana" style:font-name-asian="Verdana" fo:font-size="9.5pt" style:font-size-asian="9.5pt"/>
    </style:style>
    <style:style style:name="T6983" style:parent-style-name="DefaultParagraphFont" style:family="text">
      <style:text-properties style:font-name="Verdana" style:font-name-asian="Verdana" fo:font-size="9.5pt" style:font-size-asian="9.5pt" fo:background-color="#FFFF00"/>
    </style:style>
    <style:style style:name="T6984" style:parent-style-name="DefaultParagraphFont" style:family="text">
      <style:text-properties style:font-name="Verdana" style:font-name-asian="Verdana" fo:font-size="9.5pt" style:font-size-asian="9.5pt"/>
    </style:style>
    <style:style style:name="T6985" style:parent-style-name="DefaultParagraphFont" style:family="text">
      <style:text-properties style:font-name="Verdana" style:font-name-asian="Verdana" fo:font-size="9.5pt" style:font-size-asian="9.5pt" fo:background-color="#FFFF00"/>
    </style:style>
    <style:style style:name="P6986" style:parent-style-name="Normal" style:family="paragraph">
      <style:paragraph-properties fo:line-height="0.1395in"/>
      <style:text-properties style:font-name="Times New Roman" style:font-name-asian="Times New Roman"/>
    </style:style>
    <style:style style:name="P6987" style:parent-style-name="Normal" style:family="paragraph">
      <style:paragraph-properties style:line-height-at-least="0in"/>
      <style:text-properties style:font-name="Verdana" style:font-name-asian="Verdana" fo:font-weight="bold" style:font-weight-asian="bold" fo:font-size="9.5pt" style:font-size-asian="9.5pt"/>
    </style:style>
    <style:style style:name="P6988" style:parent-style-name="Normal" style:family="paragraph">
      <style:paragraph-properties fo:line-height="0.1729in"/>
      <style:text-properties style:font-name="Times New Roman" style:font-name-asian="Times New Roman"/>
    </style:style>
    <style:style style:name="P6989" style:parent-style-name="Normal" style:family="paragraph">
      <style:paragraph-properties fo:text-align="justify" fo:line-height="121%" fo:margin-right="0.0138in"/>
    </style:style>
    <style:style style:name="T6990" style:parent-style-name="DefaultParagraphFont" style:family="text">
      <style:text-properties style:font-name="Verdana" style:font-name-asian="Verdana" fo:font-size="9.5pt" style:font-size-asian="9.5pt"/>
    </style:style>
    <style:style style:name="T6991" style:parent-style-name="DefaultParagraphFont" style:family="text">
      <style:text-properties style:font-name="Verdana" style:font-name-asian="Verdana" fo:font-size="9.5pt" style:font-size-asian="9.5pt" fo:background-color="#FFFF00"/>
    </style:style>
    <style:style style:name="T6992" style:parent-style-name="DefaultParagraphFont" style:family="text">
      <style:text-properties style:font-name="Verdana" style:font-name-asian="Verdana" fo:font-size="9.5pt" style:font-size-asian="9.5pt"/>
    </style:style>
    <style:style style:name="T6993" style:parent-style-name="DefaultParagraphFont" style:family="text">
      <style:text-properties style:font-name="Verdana" style:font-name-asian="Verdana" fo:font-size="9.5pt" style:font-size-asian="9.5pt" fo:background-color="#FFFF00"/>
    </style:style>
    <style:style style:name="T6994" style:parent-style-name="DefaultParagraphFont" style:family="text">
      <style:text-properties style:font-name="Verdana" style:font-name-asian="Verdana" fo:font-size="9.5pt" style:font-size-asian="9.5pt"/>
    </style:style>
    <style:style style:name="T6995" style:parent-style-name="DefaultParagraphFont" style:family="text">
      <style:text-properties style:font-name="Verdana" style:font-name-asian="Verdana" fo:font-size="9.5pt" style:font-size-asian="9.5pt" fo:background-color="#FFFF00"/>
    </style:style>
    <style:style style:name="P6996" style:parent-style-name="Normal" style:family="paragraph">
      <style:paragraph-properties fo:line-height="0.1402in"/>
      <style:text-properties style:font-name="Times New Roman" style:font-name-asian="Times New Roman"/>
    </style:style>
    <style:style style:name="P6997" style:parent-style-name="Normal" style:family="paragraph">
      <style:paragraph-properties style:line-height-at-least="0in"/>
      <style:text-properties style:font-name="Verdana" style:font-name-asian="Verdana" fo:font-weight="bold" style:font-weight-asian="bold" fo:font-size="9.5pt" style:font-size-asian="9.5pt"/>
    </style:style>
    <style:style style:name="P6998" style:parent-style-name="Normal" style:family="paragraph">
      <style:paragraph-properties fo:line-height="0.1729in"/>
      <style:text-properties style:font-name="Times New Roman" style:font-name-asian="Times New Roman"/>
    </style:style>
    <style:style style:name="P6999" style:parent-style-name="Normal" style:family="paragraph">
      <style:paragraph-properties fo:text-align="justify" fo:line-height="120%" fo:margin-right="0.0138in"/>
    </style:style>
    <style:style style:name="T7000" style:parent-style-name="DefaultParagraphFont" style:family="text">
      <style:text-properties style:font-name="Verdana" style:font-name-asian="Verdana" fo:font-size="9.5pt" style:font-size-asian="9.5pt"/>
    </style:style>
    <style:style style:name="T7001" style:parent-style-name="DefaultParagraphFont" style:family="text">
      <style:text-properties style:font-name="Verdana" style:font-name-asian="Verdana" fo:font-size="9.5pt" style:font-size-asian="9.5pt" fo:background-color="#FFFF00"/>
    </style:style>
    <style:style style:name="T7002" style:parent-style-name="DefaultParagraphFont" style:family="text">
      <style:text-properties style:font-name="Verdana" style:font-name-asian="Verdana" fo:font-size="9.5pt" style:font-size-asian="9.5pt"/>
    </style:style>
    <style:style style:name="T7003" style:parent-style-name="DefaultParagraphFont" style:family="text">
      <style:text-properties style:font-name="Verdana" style:font-name-asian="Verdana" fo:font-size="9.5pt" style:font-size-asian="9.5pt"/>
    </style:style>
    <style:style style:name="T7004" style:parent-style-name="DefaultParagraphFont" style:family="text">
      <style:text-properties style:font-name="Verdana" style:font-name-asian="Verdana" fo:font-size="9.5pt" style:font-size-asian="9.5pt" fo:background-color="#FFFF00"/>
    </style:style>
    <style:style style:name="P7005" style:parent-style-name="Normal" style:family="paragraph">
      <style:paragraph-properties fo:line-height="0.1409in"/>
      <style:text-properties style:font-name="Times New Roman" style:font-name-asian="Times New Roman"/>
    </style:style>
    <style:style style:name="P7006" style:parent-style-name="Normal" style:family="paragraph">
      <style:paragraph-properties style:line-height-at-least="0in"/>
      <style:text-properties style:font-name="Verdana" style:font-name-asian="Verdana" fo:font-weight="bold" style:font-weight-asian="bold" fo:font-size="9.5pt" style:font-size-asian="9.5pt" fo:background-color="#FFFF00"/>
    </style:style>
    <style:style style:name="P7007" style:parent-style-name="Normal" style:family="paragraph">
      <style:paragraph-properties fo:line-height="0.1388in"/>
      <style:text-properties style:font-name="Times New Roman" style:font-name-asian="Times New Roman"/>
    </style:style>
    <style:style style:name="P7008" style:parent-style-name="Normal" style:family="paragraph">
      <style:paragraph-properties fo:line-height="0.1388in"/>
      <style:text-properties style:font-name="Times New Roman" style:font-name-asian="Times New Roman"/>
    </style:style>
    <style:style style:name="P7009" style:parent-style-name="Normal" style:family="paragraph">
      <style:paragraph-properties fo:line-height="0.1388in"/>
      <style:text-properties style:font-name="Times New Roman" style:font-name-asian="Times New Roman"/>
    </style:style>
    <style:style style:name="P7010" style:parent-style-name="Normal" style:family="paragraph">
      <style:paragraph-properties fo:line-height="0.1388in"/>
      <style:text-properties style:font-name="Times New Roman" style:font-name-asian="Times New Roman"/>
    </style:style>
    <style:style style:name="P7011" style:parent-style-name="Normal" style:family="paragraph">
      <style:paragraph-properties fo:line-height="0.1388in"/>
      <style:text-properties style:font-name="Times New Roman" style:font-name-asian="Times New Roman"/>
    </style:style>
    <style:style style:name="P7012" style:parent-style-name="Normal" style:family="paragraph">
      <style:paragraph-properties fo:line-height="0.1388in"/>
      <style:text-properties style:font-name="Times New Roman" style:font-name-asian="Times New Roman"/>
    </style:style>
    <style:style style:name="P7013" style:parent-style-name="Normal" style:family="paragraph">
      <style:paragraph-properties fo:line-height="0.1388in"/>
      <style:text-properties style:font-name="Times New Roman" style:font-name-asian="Times New Roman"/>
    </style:style>
    <style:style style:name="P7014" style:parent-style-name="Normal" style:family="paragraph">
      <style:paragraph-properties fo:line-height="0.1388in"/>
      <style:text-properties style:font-name="Times New Roman" style:font-name-asian="Times New Roman"/>
    </style:style>
    <style:style style:name="P7015" style:parent-style-name="Normal" style:family="paragraph">
      <style:paragraph-properties fo:line-height="0.1388in"/>
      <style:text-properties style:font-name="Times New Roman" style:font-name-asian="Times New Roman"/>
    </style:style>
    <style:style style:name="P7016" style:parent-style-name="Normal" style:family="paragraph">
      <style:paragraph-properties fo:line-height="0.1388in"/>
      <style:text-properties style:font-name="Times New Roman" style:font-name-asian="Times New Roman"/>
    </style:style>
    <style:style style:name="P7017" style:parent-style-name="Normal" style:family="paragraph">
      <style:paragraph-properties fo:line-height="0.1388in"/>
      <style:text-properties style:font-name="Times New Roman" style:font-name-asian="Times New Roman"/>
    </style:style>
    <style:style style:name="P7018" style:parent-style-name="Normal" style:family="paragraph">
      <style:paragraph-properties fo:line-height="0.1388in"/>
      <style:text-properties style:font-name="Times New Roman" style:font-name-asian="Times New Roman"/>
    </style:style>
    <style:style style:name="P7019" style:parent-style-name="Normal" style:family="paragraph">
      <style:paragraph-properties fo:line-height="0.1388in"/>
      <style:text-properties style:font-name="Times New Roman" style:font-name-asian="Times New Roman"/>
    </style:style>
    <style:style style:name="P7020" style:parent-style-name="Normal" style:family="paragraph">
      <style:paragraph-properties fo:line-height="0.1388in"/>
      <style:text-properties style:font-name="Times New Roman" style:font-name-asian="Times New Roman"/>
    </style:style>
    <style:style style:name="P7021" style:parent-style-name="Normal" style:family="paragraph">
      <style:paragraph-properties fo:line-height="0.1388in"/>
      <style:text-properties style:font-name="Times New Roman" style:font-name-asian="Times New Roman"/>
    </style:style>
    <style:style style:name="P7022" style:parent-style-name="Normal" style:family="paragraph">
      <style:paragraph-properties fo:line-height="0.1388in"/>
      <style:text-properties style:font-name="Times New Roman" style:font-name-asian="Times New Roman"/>
    </style:style>
    <style:style style:name="P7023" style:parent-style-name="Normal" style:family="paragraph">
      <style:paragraph-properties fo:line-height="0.1388in"/>
      <style:text-properties style:font-name="Times New Roman" style:font-name-asian="Times New Roman"/>
    </style:style>
    <style:style style:name="P7024" style:parent-style-name="Normal" style:family="paragraph">
      <style:paragraph-properties fo:line-height="0.1388in"/>
      <style:text-properties style:font-name="Times New Roman" style:font-name-asian="Times New Roman"/>
    </style:style>
    <style:style style:name="P7025" style:parent-style-name="Normal" style:family="paragraph">
      <style:paragraph-properties fo:line-height="0.1388in"/>
      <style:text-properties style:font-name="Times New Roman" style:font-name-asian="Times New Roman"/>
    </style:style>
    <style:style style:name="P7026" style:parent-style-name="Normal" style:family="paragraph">
      <style:paragraph-properties fo:line-height="0.1388in"/>
      <style:text-properties style:font-name="Times New Roman" style:font-name-asian="Times New Roman"/>
    </style:style>
    <style:style style:name="P7027" style:parent-style-name="Normal" style:family="paragraph">
      <style:paragraph-properties fo:line-height="0.1388in"/>
      <style:text-properties style:font-name="Times New Roman" style:font-name-asian="Times New Roman"/>
    </style:style>
    <style:style style:name="P7028" style:parent-style-name="Normal" style:family="paragraph">
      <style:paragraph-properties fo:line-height="0.1388in"/>
      <style:text-properties style:font-name="Times New Roman" style:font-name-asian="Times New Roman"/>
    </style:style>
    <style:style style:name="P7029" style:parent-style-name="Normal" style:family="paragraph">
      <style:paragraph-properties fo:line-height="0.1388in"/>
      <style:text-properties style:font-name="Times New Roman" style:font-name-asian="Times New Roman"/>
    </style:style>
    <style:style style:name="P7030" style:parent-style-name="Normal" style:family="paragraph">
      <style:paragraph-properties fo:line-height="0.1388in"/>
      <style:text-properties style:font-name="Times New Roman" style:font-name-asian="Times New Roman"/>
    </style:style>
    <style:style style:name="P7031" style:parent-style-name="Normal" style:family="paragraph">
      <style:paragraph-properties fo:line-height="0.1388in"/>
      <style:text-properties style:font-name="Times New Roman" style:font-name-asian="Times New Roman"/>
    </style:style>
    <style:style style:name="P7032" style:parent-style-name="Normal" style:family="paragraph">
      <style:paragraph-properties fo:line-height="0.1388in"/>
      <style:text-properties style:font-name="Times New Roman" style:font-name-asian="Times New Roman"/>
    </style:style>
    <style:style style:name="P7033" style:parent-style-name="Normal" style:family="paragraph">
      <style:paragraph-properties fo:line-height="0.1388in"/>
      <style:text-properties style:font-name="Times New Roman" style:font-name-asian="Times New Roman"/>
    </style:style>
    <style:style style:name="P7034" style:parent-style-name="Normal" style:family="paragraph">
      <style:paragraph-properties fo:line-height="0.1388in"/>
      <style:text-properties style:font-name="Times New Roman" style:font-name-asian="Times New Roman"/>
    </style:style>
    <style:style style:name="P7035" style:parent-style-name="Normal" style:family="paragraph">
      <style:paragraph-properties fo:line-height="0.1388in"/>
      <style:text-properties style:font-name="Times New Roman" style:font-name-asian="Times New Roman"/>
    </style:style>
    <style:style style:name="P7036" style:parent-style-name="Normal" style:family="paragraph">
      <style:paragraph-properties fo:line-height="0.1388in"/>
      <style:text-properties style:font-name="Times New Roman" style:font-name-asian="Times New Roman"/>
    </style:style>
    <style:style style:name="P7037" style:parent-style-name="Normal" style:family="paragraph">
      <style:paragraph-properties fo:line-height="0.1388in"/>
      <style:text-properties style:font-name="Times New Roman" style:font-name-asian="Times New Roman"/>
    </style:style>
    <style:style style:name="P7038" style:parent-style-name="Normal" style:family="paragraph">
      <style:paragraph-properties fo:line-height="0.1388in"/>
      <style:text-properties style:font-name="Times New Roman" style:font-name-asian="Times New Roman"/>
    </style:style>
    <style:style style:name="P7039" style:parent-style-name="Normal" style:family="paragraph">
      <style:paragraph-properties fo:line-height="0.1388in"/>
      <style:text-properties style:font-name="Times New Roman" style:font-name-asian="Times New Roman"/>
    </style:style>
    <style:style style:name="P7040" style:parent-style-name="Normal" style:family="paragraph">
      <style:paragraph-properties fo:line-height="0.1388in"/>
      <style:text-properties style:font-name="Times New Roman" style:font-name-asian="Times New Roman"/>
    </style:style>
    <style:style style:name="P7041" style:parent-style-name="Normal" style:family="paragraph">
      <style:paragraph-properties fo:line-height="0.1388in"/>
      <style:text-properties style:font-name="Times New Roman" style:font-name-asian="Times New Roman"/>
    </style:style>
    <style:style style:name="P7042" style:parent-style-name="Normal" style:family="paragraph">
      <style:paragraph-properties fo:line-height="0.1388in"/>
      <style:text-properties style:font-name="Times New Roman" style:font-name-asian="Times New Roman"/>
    </style:style>
    <style:style style:name="P7043" style:parent-style-name="Normal" style:family="paragraph">
      <style:paragraph-properties fo:line-height="0.1388in"/>
      <style:text-properties style:font-name="Times New Roman" style:font-name-asian="Times New Roman"/>
    </style:style>
    <style:style style:name="P7044" style:parent-style-name="Normal" style:family="paragraph">
      <style:paragraph-properties fo:line-height="0.1388in"/>
      <style:text-properties style:font-name="Times New Roman" style:font-name-asian="Times New Roman"/>
    </style:style>
    <style:style style:name="P7045" style:parent-style-name="Normal" style:family="paragraph">
      <style:paragraph-properties fo:line-height="0.1854in"/>
      <style:text-properties style:font-name="Times New Roman" style:font-name-asian="Times New Roman"/>
    </style:style>
    <style:style style:name="P7046" style:parent-style-name="Heading1" style:family="paragraph">
      <style:paragraph-properties fo:break-before="page"/>
    </style:style>
    <style:style style:name="P7047" style:parent-style-name="Normal" style:family="paragraph">
      <style:paragraph-properties fo:line-height="0.0812in"/>
      <style:text-properties style:font-name="Times New Roman" style:font-name-asian="Times New Roman"/>
    </style:style>
    <style:style style:name="P7048" style:parent-style-name="Normal" style:family="paragraph">
      <style:paragraph-properties style:line-height-at-least="0in"/>
      <style:text-properties style:font-name="Verdana" style:font-name-asian="Verdana" fo:font-weight="bold" style:font-weight-asian="bold" fo:font-size="9.5pt" style:font-size-asian="9.5pt"/>
    </style:style>
    <style:style style:name="P7049" style:parent-style-name="Normal" style:family="paragraph">
      <style:paragraph-properties fo:line-height="0.2527in"/>
      <style:text-properties style:font-name="Times New Roman" style:font-name-asian="Times New Roman"/>
    </style:style>
    <style:style style:name="P7050" style:parent-style-name="Normal" style:family="paragraph">
      <style:paragraph-properties style:line-height-at-least="0in"/>
    </style:style>
    <style:style style:name="T7051" style:parent-style-name="DefaultParagraphFont" style:family="text">
      <style:text-properties style:font-name="Verdana" style:font-name-asian="Verdana" fo:font-weight="bold" style:font-weight-asian="bold" fo:font-size="9.5pt" style:font-size-asian="9.5pt" fo:background-color="#FFFF00"/>
    </style:style>
    <style:style style:name="T7052" style:parent-style-name="DefaultParagraphFont" style:family="text">
      <style:text-properties style:font-name="Verdana" style:font-name-asian="Verdana" fo:font-weight="bold" style:font-weight-asian="bold" fo:font-size="9.5pt" style:font-size-asian="9.5pt"/>
    </style:style>
    <style:style style:name="P7053" style:parent-style-name="Normal" style:family="paragraph">
      <style:paragraph-properties fo:line-height="0.1729in"/>
      <style:text-properties style:font-name="Times New Roman" style:font-name-asian="Times New Roman"/>
    </style:style>
    <style:style style:name="P7054" style:parent-style-name="Normal" style:family="paragraph">
      <style:paragraph-properties fo:line-height="121%" fo:margin-right="0.2222in"/>
      <style:text-properties style:font-name="Verdana" style:font-name-asian="Verdana" fo:font-size="9.5pt" style:font-size-asian="9.5pt" fo:background-color="#FFFF00"/>
    </style:style>
    <style:style style:name="P7055" style:parent-style-name="Normal" style:family="paragraph">
      <style:paragraph-properties fo:line-height="0.0138in"/>
    </style:style>
    <style:style style:name="T7056" style:parent-style-name="DefaultParagraphFont" style:family="text">
      <style:text-properties style:font-name="Verdana" style:font-name-asian="Verdana" fo:font-size="9.5pt" style:font-size-asian="9.5pt" fo:background-color="#FFFF00"/>
    </style:style>
    <style:style style:name="P7057" style:parent-style-name="Normal" style:family="paragraph">
      <style:paragraph-properties fo:line-height="0.1256in"/>
      <style:text-properties style:font-name="Times New Roman" style:font-name-asian="Times New Roman"/>
    </style:style>
    <style:style style:name="P7058" style:parent-style-name="Normal" style:family="paragraph">
      <style:paragraph-properties fo:text-align="justify" fo:line-height="120%" fo:margin-left="1.1805in" fo:text-indent="-0.593in">
        <style:tab-stops>
          <style:tab-stop style:type="left" style:position="0in"/>
        </style:tab-stops>
      </style:paragraph-properties>
    </style:style>
    <style:style style:name="T7059" style:parent-style-name="DefaultParagraphFont" style:family="text">
      <style:text-properties style:font-name="Verdana" style:font-name-asian="Verdana" fo:font-size="9.5pt" style:font-size-asian="9.5pt"/>
    </style:style>
    <style:style style:name="T7060" style:parent-style-name="DefaultParagraphFont" style:family="text">
      <style:text-properties style:font-name="Verdana" style:font-name-asian="Verdana" fo:font-size="9.5pt" style:font-size-asian="9.5pt" fo:background-color="#FFFF00"/>
    </style:style>
    <style:style style:name="T7061" style:parent-style-name="DefaultParagraphFont" style:family="text">
      <style:text-properties style:font-name="Verdana" style:font-name-asian="Verdana" fo:font-size="9.5pt" style:font-size-asian="9.5pt" fo:background-color="#FFFF00"/>
    </style:style>
    <style:style style:name="P7062" style:parent-style-name="Normal" style:family="paragraph">
      <style:paragraph-properties fo:line-height="0.1402in"/>
      <style:text-properties style:font-name="Wingdings" style:font-name-asian="Wingdings" fo:font-size="9.5pt" style:font-size-asian="9.5pt"/>
    </style:style>
    <style:style style:name="P7063" style:parent-style-name="Normal" style:family="paragraph">
      <style:paragraph-properties fo:line-height="121%" fo:margin-left="1.1805in" fo:margin-right="0.0138in" fo:text-indent="-0.593in">
        <style:tab-stops>
          <style:tab-stop style:type="left" style:position="0in"/>
        </style:tab-stops>
      </style:paragraph-properties>
    </style:style>
    <style:style style:name="T7064" style:parent-style-name="DefaultParagraphFont" style:family="text">
      <style:text-properties style:font-name="Verdana" style:font-name-asian="Verdana" fo:font-size="9.5pt" style:font-size-asian="9.5pt"/>
    </style:style>
    <style:style style:name="T7065" style:parent-style-name="DefaultParagraphFont" style:family="text">
      <style:text-properties style:font-name="Verdana" style:font-name-asian="Verdana" fo:font-size="9.5pt" style:font-size-asian="9.5pt" fo:background-color="#FFFF00"/>
    </style:style>
    <style:style style:name="P7066" style:parent-style-name="Normal" style:family="paragraph">
      <style:paragraph-properties fo:line-height="0.1388in"/>
      <style:text-properties style:font-name="Wingdings" style:font-name-asian="Wingdings" fo:font-size="9.5pt" style:font-size-asian="9.5pt"/>
    </style:style>
    <style:style style:name="P7067" style:parent-style-name="Normal" style:family="paragraph">
      <style:paragraph-properties fo:text-align="justify" fo:line-height="120%" fo:margin-left="1.1805in" fo:margin-right="0.0138in" fo:text-indent="-0.593in">
        <style:tab-stops>
          <style:tab-stop style:type="left" style:position="0in"/>
        </style:tab-stops>
      </style:paragraph-properties>
    </style:style>
    <style:style style:name="T7068" style:parent-style-name="DefaultParagraphFont" style:family="text">
      <style:text-properties style:font-name="Verdana" style:font-name-asian="Verdana" fo:font-size="9.5pt" style:font-size-asian="9.5pt"/>
    </style:style>
    <style:style style:name="T7069" style:parent-style-name="DefaultParagraphFont" style:family="text">
      <style:text-properties style:font-name="Verdana" style:font-name-asian="Verdana" fo:font-size="9.5pt" style:font-size-asian="9.5pt" fo:background-color="#FFFF00"/>
    </style:style>
    <style:style style:name="T7070" style:parent-style-name="DefaultParagraphFont" style:family="text">
      <style:text-properties style:font-name="Verdana" style:font-name-asian="Verdana" fo:font-size="9.5pt" style:font-size-asian="9.5pt" fo:background-color="#FFFF00"/>
    </style:style>
    <style:style style:name="P7071" style:parent-style-name="Normal" style:family="paragraph">
      <style:paragraph-properties fo:line-height="0.1395in"/>
      <style:text-properties style:font-name="Wingdings" style:font-name-asian="Wingdings" fo:font-size="9.5pt" style:font-size-asian="9.5pt"/>
    </style:style>
    <style:style style:name="P7072" style:parent-style-name="Normal" style:family="paragraph">
      <style:paragraph-properties fo:line-height="121%" fo:margin-left="1.1805in" fo:margin-right="0.0138in" fo:text-indent="-0.593in">
        <style:tab-stops>
          <style:tab-stop style:type="left" style:position="0in"/>
        </style:tab-stops>
      </style:paragraph-properties>
    </style:style>
    <style:style style:name="T7073" style:parent-style-name="DefaultParagraphFont" style:family="text">
      <style:text-properties style:font-name="Verdana" style:font-name-asian="Verdana" fo:font-size="9.5pt" style:font-size-asian="9.5pt"/>
    </style:style>
    <style:style style:name="T7074" style:parent-style-name="DefaultParagraphFont" style:family="text">
      <style:text-properties style:font-name="Verdana" style:font-name-asian="Verdana" fo:font-size="9.5pt" style:font-size-asian="9.5pt" fo:background-color="#FFFF00"/>
    </style:style>
    <style:style style:name="P7075" style:parent-style-name="Normal" style:family="paragraph">
      <style:paragraph-properties fo:line-height="0.1388in"/>
      <style:text-properties style:font-name="Wingdings" style:font-name-asian="Wingdings" fo:font-size="9.5pt" style:font-size-asian="9.5pt"/>
    </style:style>
    <style:style style:name="P7076" style:parent-style-name="Normal" style:family="paragraph">
      <style:paragraph-properties fo:text-align="justify" fo:line-height="120%" fo:margin-left="1.1805in" fo:text-indent="-0.593in">
        <style:tab-stops>
          <style:tab-stop style:type="left" style:position="0in"/>
        </style:tab-stops>
      </style:paragraph-properties>
    </style:style>
    <style:style style:name="T7077" style:parent-style-name="DefaultParagraphFont" style:family="text">
      <style:text-properties style:font-name="Verdana" style:font-name-asian="Verdana" fo:font-size="9.5pt" style:font-size-asian="9.5pt"/>
    </style:style>
    <style:style style:name="T7078" style:parent-style-name="DefaultParagraphFont" style:family="text">
      <style:text-properties style:font-name="Verdana" style:font-name-asian="Verdana" fo:font-size="9.5pt" style:font-size-asian="9.5pt"/>
    </style:style>
    <style:style style:name="T7079" style:parent-style-name="DefaultParagraphFont" style:family="text">
      <style:text-properties style:font-name="Verdana" style:font-name-asian="Verdana" fo:font-size="9.5pt" style:font-size-asian="9.5pt"/>
    </style:style>
    <style:style style:name="T7080" style:parent-style-name="DefaultParagraphFont" style:family="text">
      <style:text-properties style:font-name="Verdana" style:font-name-asian="Verdana" fo:font-size="9.5pt" style:font-size-asian="9.5pt" fo:background-color="#FFFF00"/>
    </style:style>
    <style:style style:name="T7081" style:parent-style-name="DefaultParagraphFont" style:family="text">
      <style:text-properties style:font-name="Verdana" style:font-name-asian="Verdana" fo:font-size="9.5pt" style:font-size-asian="9.5pt" fo:background-color="#FFFF00"/>
    </style:style>
    <style:style style:name="P7082" style:parent-style-name="Normal" style:family="paragraph">
      <style:paragraph-properties fo:line-height="0.0138in"/>
    </style:style>
    <style:style style:name="T7083" style:parent-style-name="DefaultParagraphFont" style:family="text">
      <style:text-properties style:font-name="Wingdings" style:font-name-asian="Wingdings" fo:font-size="9.5pt" style:font-size-asian="9.5pt"/>
    </style:style>
    <style:style style:name="T7084" style:parent-style-name="DefaultParagraphFont" style:family="text">
      <style:text-properties style:font-name="Wingdings" style:font-name-asian="Wingdings" fo:font-size="9.5pt" style:font-size-asian="9.5pt"/>
    </style:style>
    <style:style style:name="T7085" style:parent-style-name="DefaultParagraphFont" style:family="text">
      <style:text-properties style:font-name="Wingdings" style:font-name-asian="Wingdings" fo:font-size="9.5pt" style:font-size-asian="9.5pt"/>
    </style:style>
    <style:style style:name="T7086" style:parent-style-name="DefaultParagraphFont" style:family="text">
      <style:text-properties style:font-name="Wingdings" style:font-name-asian="Wingdings" fo:font-size="9.5pt" style:font-size-asian="9.5pt"/>
    </style:style>
    <style:style style:name="P7087" style:parent-style-name="Normal" style:family="paragraph">
      <style:paragraph-properties fo:line-height="0.1388in"/>
      <style:text-properties style:font-name="Times New Roman" style:font-name-asian="Times New Roman"/>
    </style:style>
    <style:style style:name="P7088" style:parent-style-name="Normal" style:family="paragraph">
      <style:paragraph-properties fo:line-height="0.1388in"/>
      <style:text-properties style:font-name="Times New Roman" style:font-name-asian="Times New Roman"/>
    </style:style>
    <style:style style:name="P7089" style:parent-style-name="Normal" style:family="paragraph">
      <style:paragraph-properties fo:line-height="0.1388in"/>
      <style:text-properties style:font-name="Times New Roman" style:font-name-asian="Times New Roman"/>
    </style:style>
    <style:style style:family="graphic" style:name="a50">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51">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52">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53">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54">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55">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56">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57">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58">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20">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59">
      <style:graphic-properties style:wrap="run-through" style:run-through="background" draw:fill="none" draw:stroke="solid" svg:stroke-width="0.00833in" svg:stroke-color="#000000" svg:stroke-opacity="100%" draw:stroke-linejoin="round" style:horizontal-rel="paragraph" style:vertical-rel="paragraph" style:horizontal-pos="from-left" style:vertical-pos="from-top"/>
    </style:style>
    <style:style style:family="graphic" style:name="a21">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22">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23">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24">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25">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26">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27">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28">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29">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60">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61">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62">
      <style:graphic-properties style:wrap="run-through" style:run-through="background" draw:fill="none" draw:stroke="solid" svg:stroke-width="0.00833in" svg:stroke-color="#000000" svg:stroke-opacity="100%" draw:stroke-linejoin="round" style:horizontal-rel="paragraph" style:vertical-rel="paragraph" style:horizontal-pos="from-left" style:vertical-pos="from-top"/>
    </style:style>
    <style:style style:family="graphic" style:name="a63">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64">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0">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65">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1">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2">
      <style:graphic-properties style:wrap="run-through" style:run-through="background" draw:fill="none" draw:stroke="solid" svg:stroke-width="0.00833in" svg:stroke-color="#000000" svg:stroke-opacity="100%" draw:stroke-linejoin="round" style:horizontal-rel="paragraph" style:vertical-rel="paragraph" style:horizontal-pos="from-left" style:vertical-pos="from-top"/>
    </style:style>
    <style:style style:family="graphic" style:name="a66">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3">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67">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30">
      <style:graphic-properties style:wrap="run-through" style:run-through="background" draw:fill="none" draw:stroke="solid" svg:stroke-width="0.00833in" svg:stroke-color="#000000" svg:stroke-opacity="100%" draw:stroke-linejoin="round" style:horizontal-rel="paragraph" style:vertical-rel="paragraph" style:horizontal-pos="from-left" style:vertical-pos="from-top"/>
    </style:style>
    <style:style style:family="graphic" style:name="a68">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4">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31">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69">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5">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32">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6">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33">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7">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34">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8">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35">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9">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36">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37">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38">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39">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40">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41">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42">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43">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44">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45">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46">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47">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10">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48">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11">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49">
      <style:graphic-properties style:wrap="run-through" style:run-through="background" draw:fill="none" draw:stroke="solid" svg:stroke-width="0.00333in" svg:stroke-color="#000000" svg:stroke-opacity="100%" draw:stroke-linejoin="round" style:horizontal-rel="paragraph" style:vertical-rel="paragraph" style:horizontal-pos="from-left" style:vertical-pos="from-top"/>
    </style:style>
    <style:style style:family="graphic" style:name="a12">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13">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14">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15">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16">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17">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18">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style:style style:family="graphic" style:name="a19">
      <style:graphic-properties style:wrap="run-through" style:run-through="background" draw:fill="solid" draw:fill-color="#ffff00" draw:opacity="100%" draw:stroke="solid" svg:stroke-width="0.01042in" svg:stroke-color="#ffffff" svg:stroke-opacity="100%" draw:stroke-linejoin="miter" style:horizontal-rel="paragraph" style:vertical-rel="paragraph" style:horizontal-pos="from-left" style:vertical-pos="from-top"/>
    </style:style>
  </office:automatic-styles>
  <office:body>
    <office:text text:use-soft-page-breaks="true">
      <text:p text:style-name="P1"><text:bookmark-start text:name="page1"/><text:bookmark-end text:name="page1"/></text:p>
      <text:p text:style-name="P3"/>
      <text:p text:style-name="P4"/>
      <text:p text:style-name="P5"/>
      <text:p text:style-name="P6"/>
      <text:p text:style-name="P7"/>
      <text:p text:style-name="P8">DATE:</text:p>
      <text:p text:style-name="P9"/>
      <text:p text:style-name="P10"/>
      <text:p text:style-name="P11"/>
      <text:p text:style-name="P12"/>
      <text:p text:style-name="P13"/>
      <text:p text:style-name="P14"/>
      <text:p text:style-name="P15"/>
      <text:p text:style-name="P16"/>
      <text:p text:style-name="P17">CROSS INDUSTRY REMOTE CONDITION MONITORING AGREEMENT [STANDARD FORM]</text:p>
      <text:p text:style-name="P18"/>
      <text:p text:style-name="P19">BETWEEN:</text:p>
      <text:p text:style-name="P20"/>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1)</text:p>
          </table:table-cell>
          <table:table-cell table:style-name="TableCell29">
            <text:p text:style-name="P30">[</text:p>
          </table:table-cell>
          <table:table-cell table:style-name="TableCell31">
            <text:p text:style-name="P32">] ("THE FACILITATOR")</text:p>
          </table:table-cell>
          <table:table-cell table:style-name="TableCell33">
            <text:p text:style-name="P34"/>
          </table:table-cell>
        </table:table-row>
        <table:table-row table:style-name="TableRow35">
          <table:table-cell table:style-name="TableCell36">
            <text:p text:style-name="P37"/>
          </table:table-cell>
          <table:table-cell table:style-name="TableCell38">
            <text:p text:style-name="P39"/>
          </table:table-cell>
          <table:table-cell table:style-name="TableCell40" table:number-columns-spanned="2">
            <text:p text:style-name="P41"/>
          </table:table-cell>
          <table:covered-table-cell/>
        </table:table-row>
        <table:table-row table:style-name="TableRow42">
          <table:table-cell table:style-name="TableCell43">
            <text:p text:style-name="P44">(2)</text:p>
          </table:table-cell>
          <table:table-cell table:style-name="TableCell45">
            <text:p text:style-name="P46">[</text:p>
          </table:table-cell>
          <table:table-cell table:style-name="TableCell47" table:number-columns-spanned="2">
            <text:p text:style-name="P48">] ("THE BENEFICIARY")</text:p>
          </table:table-cell>
          <table:covered-table-cell/>
        </table:table-row>
      </table:table>
      <text:p text:style-name="P49"/>
      <text:p text:style-name="P50"/>
      <text:p text:style-name="P51"/>
      <text:p text:style-name="P52">[NOTE: THIS DOCUMENT IS INTENDED AS A STANDARD FORM AND STARTING POINT FOR AGREEMENT BETWEEN THE PARTIES. PLEASE REFER TO THE GUIDANCE NOTES FOR FURTHER INSTRUCTIONS AS TO HOW TO USE THIS DOCUMENT]</text:p>
      <text:p text:style-name="P53"/>
      <text:p text:style-name="P54"/>
      <text:p text:style-name="P55"><text:bookmark-start text:name="page2"/><text:bookmark-end text:name="page2"/></text:p>
      <text:h text:style-name="P56" text:outline-level="1"><text:bookmark-start text:name="_Toc522182243"/>Contents<text:bookmark-end text:name="_Toc522182243"/></text:h>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57"><text:a xlink:href="#_Toc522182243" office:target-frame-name="_top" xlink:show="replace"><text:span text:style-name="Hyperlink">Contents</text:span><text:tab/>2</text:a></text:p>
          <text:p text:style-name="P58"><text:a xlink:href="#_Toc522182244" office:target-frame-name="_top" xlink:show="replace"><text:span text:style-name="Hyperlink">1</text:span><text:span text:style-name="T59"><text:tab/></text:span><text:span text:style-name="Hyperlink">Definitions and interpretation</text:span><text:tab/>3</text:a></text:p>
          <text:p text:style-name="P60"><text:a xlink:href="#_Toc522182245" office:target-frame-name="_top" xlink:show="replace"><text:span text:style-name="Hyperlink">2</text:span><text:span text:style-name="T61"><text:tab/></text:span><text:span text:style-name="Hyperlink">Supply and Installation</text:span><text:tab/>6</text:a></text:p>
          <text:p text:style-name="P62"><text:a xlink:href="#_Toc522182246" office:target-frame-name="_top" xlink:show="replace"><text:span text:style-name="Hyperlink">3</text:span><text:span text:style-name="T63"><text:tab/></text:span><text:span text:style-name="Hyperlink">Operation and Maintenance of Equipment, Inspections and Monitoring</text:span><text:tab/>7</text:a></text:p>
          <text:p text:style-name="P64"><text:a xlink:href="#_Toc522182247" office:target-frame-name="_top" xlink:show="replace"><text:span text:style-name="Hyperlink">4</text:span><text:span text:style-name="T65"><text:tab/></text:span><text:span text:style-name="Hyperlink">Data and Intellectual Property Rights</text:span><text:tab/>7</text:a></text:p>
          <text:p text:style-name="P66"><text:a xlink:href="#_Toc522182248" office:target-frame-name="_top" xlink:show="replace"><text:span text:style-name="Hyperlink">5</text:span><text:span text:style-name="T67"><text:tab/></text:span><text:span text:style-name="Hyperlink">Payment</text:span><text:tab/>8</text:a></text:p>
          <text:p text:style-name="P68"><text:a xlink:href="#_Toc522182249" office:target-frame-name="_top" xlink:show="replace"><text:span text:style-name="Hyperlink">6</text:span><text:span text:style-name="T69"><text:tab/></text:span><text:span text:style-name="Hyperlink">Warranties, Indemnity and Limit on Liability</text:span><text:tab/>8</text:a></text:p>
          <text:p text:style-name="P70"><text:a xlink:href="#_Toc522182250" office:target-frame-name="_top" xlink:show="replace"><text:span text:style-name="Hyperlink">7</text:span><text:span text:style-name="T71"><text:tab/></text:span><text:span text:style-name="Hyperlink">Insurance</text:span><text:tab/>9</text:a></text:p>
          <text:p text:style-name="P72"><text:a xlink:href="#_Toc522182251" office:target-frame-name="_top" xlink:show="replace"><text:span text:style-name="Hyperlink">8</text:span><text:span text:style-name="T73"><text:tab/></text:span><text:span text:style-name="Hyperlink">Force Majeure</text:span><text:tab/>9</text:a></text:p>
          <text:p text:style-name="P74"><text:a xlink:href="#_Toc522182252" office:target-frame-name="_top" xlink:show="replace"><text:span text:style-name="Hyperlink">9</text:span><text:span text:style-name="T75"><text:tab/></text:span><text:span text:style-name="Hyperlink">Confidentiality</text:span><text:tab/>10</text:a></text:p>
          <text:p text:style-name="P76"><text:a xlink:href="#_Toc522182253" office:target-frame-name="_top" xlink:show="replace"><text:span text:style-name="Hyperlink">10</text:span><text:span text:style-name="T77"><text:tab/></text:span><text:span text:style-name="Hyperlink">Costs</text:span><text:tab/>11</text:a></text:p>
          <text:p text:style-name="P78"><text:a xlink:href="#_Toc522182254" office:target-frame-name="_top" xlink:show="replace"><text:span text:style-name="Hyperlink">11</text:span><text:span text:style-name="T79"><text:tab/></text:span><text:span text:style-name="Hyperlink">Assignment</text:span><text:tab/>11</text:a></text:p>
          <text:p text:style-name="P80"><text:a xlink:href="#_Toc522182255" office:target-frame-name="_top" xlink:show="replace"><text:span text:style-name="Hyperlink">12</text:span><text:span text:style-name="T81"><text:tab/></text:span><text:span text:style-name="Hyperlink">Termination</text:span><text:tab/>12</text:a></text:p>
          <text:p text:style-name="P82"><text:a xlink:href="#_Toc522182256" office:target-frame-name="_top" xlink:show="replace"><text:span text:style-name="Hyperlink">13</text:span><text:span text:style-name="T83"><text:tab/></text:span><text:span text:style-name="Hyperlink">Consequences of Termination</text:span><text:tab/>13</text:a></text:p>
          <text:p text:style-name="P84"><text:a xlink:href="#_Toc522182257" office:target-frame-name="_top" xlink:show="replace"><text:span text:style-name="Hyperlink">14</text:span><text:span text:style-name="T85"><text:tab/></text:span><text:span text:style-name="Hyperlink">Governance</text:span><text:tab/>13</text:a></text:p>
          <text:p text:style-name="P86"><text:a xlink:href="#_Toc522182258" office:target-frame-name="_top" xlink:show="replace"><text:span text:style-name="Hyperlink">15</text:span><text:span text:style-name="T87"><text:tab/></text:span><text:span text:style-name="Hyperlink">General</text:span><text:tab/>13</text:a></text:p>
          <text:p text:style-name="P88"><text:a xlink:href="#_Toc522182259" office:target-frame-name="_top" xlink:show="replace"><text:span text:style-name="Hyperlink">Schedule 1</text:span><text:tab/>17</text:a></text:p>
          <text:p text:style-name="P89"><text:a xlink:href="#_Toc522182260" office:target-frame-name="_top" xlink:show="replace"><text:span text:style-name="Hyperlink">Schedule 2</text:span><text:tab/>20</text:a></text:p>
          <text:p text:style-name="P90"><text:a xlink:href="#_Toc522182261" office:target-frame-name="_top" xlink:show="replace"><text:span text:style-name="Hyperlink">Schedule 3</text:span><text:tab/>22</text:a></text:p>
          <text:p text:style-name="P91"><text:a xlink:href="#_Toc522182262" office:target-frame-name="_top" xlink:show="replace"><text:span text:style-name="Hyperlink">Schedule 4</text:span><text:tab/>23</text:a></text:p>
          <text:p text:style-name="P92"><text:a xlink:href="#_Toc522182263" office:target-frame-name="_top" xlink:show="replace"><text:span text:style-name="Hyperlink">Schedule 5</text:span><text:tab/>25</text:a></text:p>
          <text:p text:style-name="P93"><text:a xlink:href="#_Toc522182264" office:target-frame-name="_top" xlink:show="replace"><text:span text:style-name="Hyperlink">Schedule 6</text:span><text:tab/>27</text:a></text:p>
          <text:p text:style-name="P94"><text:a xlink:href="#_Toc522182265" office:target-frame-name="_top" xlink:show="replace"><text:span text:style-name="Hyperlink">Schedule 7</text:span><text:tab/>28</text:a></text:p>
          <text:p text:style-name="P95"><text:a xlink:href="#_Toc522182266" office:target-frame-name="_top" xlink:show="replace"><text:span text:style-name="Hyperlink">Schedule 8</text:span><text:tab/>29</text:a></text:p>
        </text:index-body>
      </text:table-of-content>
      <text:p text:style-name="Normal"/>
      <text:p text:style-name="P96"/>
      <text:p text:style-name="P97">Page</text:p>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able:number-columns-spanned="6">
            <text:p text:style-name="P115"><text:bookmark-start text:name="page3"/><text:bookmark-end text:name="page3"/><text:soft-page-break/>This Agreement, dated</text:p>
          </table:table-cell>
          <table:covered-table-cell/>
          <table:covered-table-cell/>
          <table:covered-table-cell/>
          <table:covered-table-cell/>
          <table:covered-table-cell/>
          <table:table-cell table:style-name="TableCell117">
            <text:p text:style-name="P118">[</text:p>
          </table:table-cell>
          <table:table-cell table:style-name="TableCell119">
            <text:p text:style-name="P120">],</text:p>
          </table:table-cell>
          <table:table-cell table:style-name="TableCell121" table:number-columns-spanned="3">
            <text:p text:style-name="P122">is made between:</text:p>
          </table:table-cell>
          <table:covered-table-cell/>
          <table:covered-table-cell/>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able:number-columns-spanned="4">
            <text:p text:style-name="P141"/>
          </table:table-cell>
          <table:covered-table-cell/>
          <table:covered-table-cell/>
          <table:covered-table-cell/>
          <table:table-cell table:style-name="TableCell142">
            <text:p text:style-name="P143"/>
          </table:table-cell>
          <table:table-cell table:style-name="TableCell144" table:number-columns-spanned="2">
            <text:p text:style-name="P145"/>
          </table:table-cell>
          <table:covered-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1)</text:p>
          </table:table-cell>
          <table:table-cell table:style-name="TableCell153">
            <text:p text:style-name="P154">[</text:p>
          </table:table-cell>
          <table:table-cell table:style-name="TableCell155">
            <text:p text:style-name="P156"><text:span text:style-name="T157">]</text:span><text:span text:style-name="T158">1</text:span></text:p>
          </table:table-cell>
          <table:table-cell table:style-name="TableCell159">
            <text:p text:style-name="P160"/>
          </table:table-cell>
          <table:table-cell table:style-name="TableCell161">
            <text:p text:style-name="P162"/>
          </table:table-cell>
          <table:table-cell table:style-name="TableCell163" table:number-columns-spanned="9">
            <text:p text:style-name="P164">incorporated and registered in England and Wales with company number</text:p>
          </table:table-cell>
          <table:covered-table-cell/>
          <table:covered-table-cell/>
          <table:covered-table-cell/>
          <table:covered-table-cell/>
          <table:covered-table-cell/>
          <table:covered-table-cell/>
          <table:covered-table-cell/>
          <table:covered-table-cell/>
        </table:table-row>
        <table:table-row table:style-name="TableRow165">
          <table:table-cell table:style-name="TableCell166">
            <text:p text:style-name="P167"/>
          </table:table-cell>
          <table:table-cell table:style-name="TableCell168">
            <text:p text:style-name="P169">[</text:p>
          </table:table-cell>
          <table:table-cell table:style-name="TableCell170">
            <text:p text:style-name="P171"><text:span text:style-name="T172">]</text:span><text:span text:style-name="T173">2</text:span></text:p>
          </table:table-cell>
          <table:table-cell table:style-name="TableCell174">
            <text:p text:style-name="P175"/>
          </table:table-cell>
          <table:table-cell table:style-name="TableCell176">
            <text:p text:style-name="P177"/>
          </table:table-cell>
          <table:table-cell table:style-name="TableCell178" table:number-columns-spanned="4">
            <text:p text:style-name="P179">and whose registered office is at</text:p>
          </table:table-cell>
          <table:covered-table-cell/>
          <table:covered-table-cell/>
          <table:covered-table-cell/>
          <table:table-cell table:style-name="TableCell180" table:number-columns-spanned="2">
            <text:p text:style-name="P181">[</text:p>
          </table:table-cell>
          <table:covered-table-cell/>
          <table:table-cell table:style-name="TableCell182">
            <text:p text:style-name="P183"><text:span text:style-name="T184">]</text:span><text:span text:style-name="T185">3</text:span></text:p>
          </table:table-cell>
          <table:table-cell table:style-name="TableCell186" table:number-columns-spanned="2">
            <text:p text:style-name="P187"><text:span text:style-name="T188">(</text:span><text:span text:style-name="T189">“</text:span><text:span text:style-name="T190">the<text:s/></text:span><text:span text:style-name="T191">Facilitator</text:span><text:span text:style-name="T192">”</text:span><text:span text:style-name="T193">);</text:span><text:span text:style-name="T194">4</text:span></text:p>
          </table:table-cell>
          <table:covered-table-cell/>
        </table:table-row>
        <table:table-row table:style-name="TableRow195">
          <table:table-cell table:style-name="TableCell196">
            <text:p text:style-name="P197"/>
          </table:table-cell>
          <table:table-cell table:style-name="TableCell198">
            <text:p text:style-name="P199"/>
          </table:table-cell>
          <table:table-cell table:style-name="TableCell200" table:number-columns-spanned="2">
            <text:p text:style-name="P201"/>
          </table:table-cell>
          <table:covered-table-cell/>
          <table:table-cell table:style-name="TableCell202">
            <text:p text:style-name="P203"/>
          </table:table-cell>
          <table:table-cell table:style-name="TableCell204" table:number-columns-spanned="5">
            <text:p text:style-name="P205"/>
          </table:table-cell>
          <table:covered-table-cell/>
          <table:covered-table-cell/>
          <table:covered-table-cell/>
          <table:covered-table-cell/>
          <table:table-cell table:style-name="TableCell206" table:number-columns-spanned="3">
            <text:p text:style-name="P207"/>
          </table:table-cell>
          <table:covered-table-cell/>
          <table:covered-table-cell/>
          <table:table-cell table:style-name="TableCell208">
            <text:p text:style-name="P209"/>
          </table:table-cell>
        </table:table-row>
        <table:table-row table:style-name="TableRow210">
          <table:table-cell table:style-name="TableCell211">
            <text:p text:style-name="P212">(2)</text:p>
          </table:table-cell>
          <table:table-cell table:style-name="TableCell213">
            <text:p text:style-name="P214">[</text:p>
          </table:table-cell>
          <table:table-cell table:style-name="TableCell215" table:number-columns-spanned="3">
            <text:p text:style-name="P216"><text:span text:style-name="T217">]<text:s/></text:span><text:span text:style-name="T218">5</text:span></text:p>
          </table:table-cell>
          <table:covered-table-cell/>
          <table:covered-table-cell/>
          <table:table-cell table:style-name="TableCell219" table:number-columns-spanned="9">
            <text:p text:style-name="P220">incorporated and registered<text:s/>in England and Wales with company number</text:p>
          </table:table-cell>
          <table:covered-table-cell/>
          <table:covered-table-cell/>
          <table:covered-table-cell/>
          <table:covered-table-cell/>
          <table:covered-table-cell/>
          <table:covered-table-cell/>
          <table:covered-table-cell/>
          <table:covered-table-cell/>
        </table:table-row>
        <table:table-row table:style-name="TableRow221">
          <table:table-cell table:style-name="TableCell222">
            <text:p text:style-name="P223"/>
          </table:table-cell>
          <table:table-cell table:style-name="TableCell224">
            <text:p text:style-name="P225">[</text:p>
          </table:table-cell>
          <table:table-cell table:style-name="TableCell226" table:number-columns-spanned="2">
            <text:p text:style-name="P227"><text:span text:style-name="T228">]<text:s/></text:span><text:span text:style-name="T229">6</text:span></text:p>
          </table:table-cell>
          <table:covered-table-cell/>
          <table:table-cell table:style-name="TableCell230" table:number-columns-spanned="6">
            <text:p text:style-name="P231">and whose registered office is at</text:p>
          </table:table-cell>
          <table:covered-table-cell/>
          <table:covered-table-cell/>
          <table:covered-table-cell/>
          <table:covered-table-cell/>
          <table:covered-table-cell/>
          <table:table-cell table:style-name="TableCell232">
            <text:p text:style-name="P233">[</text:p>
          </table:table-cell>
          <table:table-cell table:style-name="TableCell234">
            <text:p text:style-name="P235"/>
          </table:table-cell>
          <table:table-cell table:style-name="TableCell236">
            <text:p text:style-name="P237">]</text:p>
          </table:table-cell>
          <table:table-cell table:style-name="TableCell238">
            <text:p text:style-name="P239"><text:span text:style-name="T240">(</text:span><text:span text:style-name="T241">“</text:span><text:span text:style-name="T242">the<text:s/></text:span><text:span text:style-name="T243">Beneficiary</text:span><text:span text:style-name="T244">”</text:span><text:span text:style-name="T245">);</text:span><text:span text:style-name="T246">7</text:span></text:p>
          </table:table-cell>
        </table:table-row>
      </table:table>
      <text:p text:style-name="P247"><text:span text:style-name="T248"><draw:custom-shape svg:x="0in" svg:y="0.13819in" svg:width="2.85556in" svg:height="0.19514in" draw:z-index="251623424" draw:id="id0" draw:style-name="a0" draw:name="Rectangle 4" text:anchor-type="paragraph"><svg:title/><svg:desc/><draw:enhanced-geometry draw:type="non-primitive" svg:viewBox="0 0 21600 21600" draw:enhanced-path="M 0 0 L 21600 0 21600 21600 0 21600 Z N"/></draw:custom-shape></text:span></text:p>
      <text:p text:style-name="P249"/>
      <text:list text:style-name="LFO1" text:continue-numbering="true">
        <text:list-item>
          <text:p text:style-name="P250"><text:span text:style-name="T251">[Any other parties as necessary]</text:span><text:span text:style-name="T252">8</text:span><text:span text:style-name="T253">, together, the<text:s/></text:span><text:span text:style-name="T254">Parties</text:span><text:span text:style-name="T255">.</text:span></text:p>
        </text:list-item>
      </text:list>
      <text:p text:style-name="P256"/>
      <text:p text:style-name="P257">Whereas:</text:p>
      <text:p text:style-name="P258"/>
      <text:list text:style-name="LFO2" text:continue-numbering="true">
        <text:list-item>
          <text:p text:style-name="P259">The Facilitator and the Beneficiary have agreed, subject to the terms and<text:s/>conditions of this Agreement, to work together on a cross-rail industry basis to share data relating to the condition of the railway.</text:p>
        </text:list-item>
      </text:list>
      <text:p text:style-name="P260"/>
      <text:list text:style-name="LFO2" text:continue-numbering="true">
        <text:list-item>
          <text:p text:style-name="P261">The Facilitator and the Beneficiary propose to enter into certain arrangements in relation to the supply, installation and maintenance of certain Equipment as set out in the Heads of Terms and detailed under this Agreement with the purpose of such Equipment generating, producing or recording information and/or data relating to the remote condition monitoring of certain assets.</text:p>
        </text:list-item>
      </text:list>
      <text:p text:style-name="P262"/>
      <text:list text:style-name="LFO2" text:continue-numbering="true">
        <text:list-item>
          <text:p text:style-name="P263">Such information and/or data so generated may be used, developed and modified by one or more of the Parties in accordance with this Agreement and in order to enable such Parties to maximise efficiency gains and/or performance and to promote and enhance cross-industry incentives in the United Kingdom in relation to remote condition monitoring more generally.</text:p>
        </text:list-item>
      </text:list>
      <text:p text:style-name="P264"/>
      <text:list text:style-name="LFO2" text:continue-numbering="true">
        <text:list-item>
          <text:p text:style-name="P265">The Parties have agreed that the costs of (i) the supply, installation operation and maintenance of any Equipment and (ii) data provision thereafter shall be determined on and subject to the terms of this Agreement.</text:p>
        </text:list-item>
      </text:list>
      <text:p text:style-name="P266"/>
      <text:list text:style-name="LFO2" text:continue-numbering="true">
        <text:list-item>
          <text:p text:style-name="P267"><text:span text:style-name="T268">[Provide other background details and/or objectives as necessary, including details of<text:s/></text:span><text:span text:style-name="T269">any alliance/risk reward relationship].</text:span></text:p>
        </text:list-item>
      </text:list>
      <text:p text:style-name="P270"><text:span text:style-name="T271"><draw:custom-shape svg:x="0in" svg:y="-0.42292in" svg:width="6.30139in" svg:height="0.19514in" draw:z-index="251624448" draw:id="id1" draw:style-name="a1" draw:name="Rectangle 5" text:anchor-type="paragraph"><svg:title/><svg:desc/><draw:enhanced-geometry draw:type="non-primitive" svg:viewBox="0 0 21600 21600" draw:enhanced-path="M 0 0 L 21600 0 21600 21600 0 21600 Z N"/></draw:custom-shape></text:span></text:p>
      <text:p text:style-name="P272"/>
      <text:h text:style-name="Heading1" text:outline-level="1"><text:bookmark-start text:name="_Toc522182244"/>1<text:tab/>Definitions and interpretation<text:bookmark-end text:name="_Toc522182244"/></text:h>
      <text:p text:style-name="P273"/>
      <text:h text:style-name="Heading2" text:outline-level="2">1.1<text:tab/>Definitions</text:h>
      <text:p text:style-name="P274"/>
      <text:p text:style-name="P275">For<text:s/>the purposes of this Agreement, the following definitions have the following meanings:</text:p>
      <text:p text:style-name="P276"><text:span text:style-name="T277"><draw:connector draw:type="line" svg:x1="0in" svg:y1="0.25069in" svg:x2="2in" svg:y2="0.25069in" draw:z-index="251625472" draw:id="id2" draw:style-name="a2" draw:name="Line 6" text:anchor-type="paragraph"><svg:title/><svg:desc/></draw:connector></text:span><text:span text:style-name="T278"><draw:custom-shape svg:x="0in" svg:y="0.31667in" svg:width="1.67847in" svg:height="0.19444in" draw:z-index="251626496" draw:id="id3" draw:style-name="a3" draw:name="Rectangle 7" text:anchor-type="paragraph"><svg:title/><svg:desc/><draw:enhanced-geometry draw:type="non-primitive" svg:viewBox="0 0 21600 21600" draw:enhanced-path="M 0 0 L 21600 0 21600 21600 0 21600 Z N"/></draw:custom-shape></text:span></text:p>
      <text:p text:style-name="P279"/>
      <text:p text:style-name="P280"/>
      <text:list text:style-name="LFO3" text:continue-numbering="true">
        <text:list-item>
          <text:p text:style-name="P281"><text:span text:style-name="T282">Company name and address</text:span></text:p>
        </text:list-item>
      </text:list>
      <text:p text:style-name="P283"/>
      <text:list text:style-name="LFO3" text:continue-numbering="true">
        <text:list-item>
          <text:p text:style-name="P284"><text:span text:style-name="T285">Company registered number</text:span></text:p>
        </text:list-item>
      </text:list>
      <text:p text:style-name="P286"/>
      <text:list text:style-name="LFO3" text:continue-numbering="true">
        <text:list-item>
          <text:p text:style-name="P287"><text:span text:style-name="T288">Registered office of the relevant company</text:span></text:p>
        </text:list-item>
      </text:list>
      <text:p text:style-name="P289"/>
      <text:list text:style-name="LFO3" text:continue-numbering="true">
        <text:list-item>
          <text:p text:style-name="P290"><text:span text:style-name="T291">This would be the party who is providing the services under this agr</text:span><text:span text:style-name="T292">eement and/or installing the equipment on<text:s/></text:span><text:span text:style-name="T293">its assets and/or infrastructure.</text:span></text:p>
        </text:list-item>
      </text:list>
      <text:p text:style-name="P294"/>
      <text:list text:style-name="LFO3" text:continue-numbering="true">
        <text:list-item>
          <text:p text:style-name="P295"><text:span text:style-name="T296">Company name and address</text:span></text:p>
        </text:list-item>
      </text:list>
      <text:p text:style-name="P297"/>
      <text:list text:style-name="LFO3" text:continue-numbering="true">
        <text:list-item>
          <text:p text:style-name="P298"><text:span text:style-name="T299">Company registered number</text:span></text:p>
        </text:list-item>
      </text:list>
      <text:p text:style-name="P300"/>
      <text:list text:style-name="LFO3" text:continue-numbering="true">
        <text:list-item>
          <text:p text:style-name="P301"><text:span text:style-name="T302">This would be the party who is benefiting from any of the services and or equipment, including any data<text:s/></text:span><text:span text:style-name="T303">received.</text:span></text:p>
        </text:list-item>
      </text:list>
      <text:p text:style-name="P304"/>
      <text:list text:style-name="LFO3" text:continue-numbering="true">
        <text:list-item>
          <text:p text:style-name="P305"><text:span text:style-name="T306">May be rele</text:span><text:span text:style-name="T307">vant if there is a third company who wishes to have access to the data.</text:span></text:p>
        </text:list-item>
      </text:list>
      <text:p text:style-name="P308"><text:span text:style-name="T309"><draw:custom-shape svg:x="0in" svg:y="-1.5125in" svg:width="1.68333in" svg:height="0.19514in" draw:z-index="251627520" draw:id="id4" draw:style-name="a4" draw:name="Rectangle 8" text:anchor-type="paragraph"><svg:title/><svg:desc/><draw:enhanced-geometry draw:type="non-primitive" svg:viewBox="0 0 21600 21600" draw:enhanced-path="M 0 0 L 21600 0 21600 21600 0 21600 Z N"/></draw:custom-shape></text:span><text:span text:style-name="T310"><draw:custom-shape svg:x="0in" svg:y="-1.12361in" svg:width="6.30139in" svg:height="0.13472in" draw:z-index="251628544" draw:id="id5" draw:style-name="a5" draw:name="Rectangle 9" text:anchor-type="paragraph"><svg:title/><svg:desc/><draw:enhanced-geometry draw:type="non-primitive" svg:viewBox="0 0 21600 21600" draw:enhanced-path="M 0 0 L 21600 0 21600 21600 0 21600 Z N"/></draw:custom-shape></text:span><text:span text:style-name="T311"><draw:custom-shape svg:x="0in" svg:y="-0.85347in" svg:width="1.67847in" svg:height="0.19514in" draw:z-index="251629568" draw:id="id6" draw:style-name="a6" draw:name="Rectangle 10" text:anchor-type="paragraph"><svg:title/><svg:desc/><draw:enhanced-geometry draw:type="non-primitive" svg:viewBox="0 0 21600 21600" draw:enhanced-path="M 0 0 L 21600 0 21600 21600 0 21600 Z N"/></draw:custom-shape></text:span><text:span text:style-name="T312"><draw:custom-shape svg:x="0in" svg:y="-0.65833in" svg:width="1.68333in" svg:height="0.19444in" draw:z-index="251630592" draw:id="id7" draw:style-name="a7" draw:name="Rectangle 11" text:anchor-type="paragraph"><svg:title/><svg:desc/><draw:enhanced-geometry draw:type="non-primitive" svg:viewBox="0 0 21600 21600" draw:enhanced-path="M 0 0 L 21600 0 21600 21600 0 21600 Z N"/></draw:custom-shape></text:span><text:span text:style-name="T313"><draw:custom-shape svg:x="0in" svg:y="-0.46389in" svg:width="6.30139in" svg:height="0.13542in" draw:z-index="251631616" draw:id="id8" draw:style-name="a8" draw:name="Rectangle 12" text:anchor-type="paragraph"><svg:title/><svg:desc/><draw:enhanced-geometry draw:type="non-primitive" svg:viewBox="0 0 21600 21600" draw:enhanced-path="M 0 0 L 21600 0 21600 21600 0 21600 Z N"/></draw:custom-shape></text:span><text:span text:style-name="T314"><draw:custom-shape svg:x="0in" svg:y="-0.19375in" svg:width="4.73889in" svg:height="0.19375in" draw:z-index="251632640" draw:id="id9" draw:style-name="a9" draw:name="Rectangle 13" text:anchor-type="paragraph"><svg:title/><svg:desc/><draw:enhanced-geometry draw:type="non-primitive" svg:viewBox="0 0 21600 21600" draw:enhanced-path="M 0 0 L 21600 0 21600 21600 0 21600 Z N"/></draw:custom-shape></text:span></text:p>
      <text:p text:style-name="P315"/>
      <text:p text:style-name="P316"><text:bookmark-start text:name="page4"/><text:bookmark-end text:name="page4"/></text:p>
      <text:p text:style-name="P318"><text:span text:style-name="T319">Affiliate<text:s/></text:span><text:span text:style-name="T320">means, in respect of a Party, that P</text:span><text:span text:style-name="T321">arty</text:span><text:span text:style-name="T322">’s Holding Company or another</text:span><text:span text:style-name="T323"><text:s/></text:span><text:span text:style-name="T324">Subsidiary of that P</text:span><text:span text:style-name="T325">arty</text:span><text:span text:style-name="T326">’s Holding Company.</text:span><text:span text:style-name="T327"><text:s/>For the purposes of thi</text:span><text:span text:style-name="T328">s definition:<text:s/></text:span><text:span text:style-name="T329">“Holding Company</text:span><text:span text:style-name="T330">” and<text:s/></text:span><text:span text:style-name="T331">“Subsidiary</text:span><text:span text:style-name="T332">”<text:s/></text:span><text:span text:style-name="T333">have the meanings given to those terms in</text:span><text:span text:style-name="T334"><text:s/>section 1159 of the Companies Act 2006;</text:span></text:p>
      <text:p text:style-name="P335"/>
      <text:p text:style-name="P336"><text:span text:style-name="T337">Applicable Law and Standards<text:s/></text:span><text:span text:style-name="T338">means all or any laws, statutes, proclamations, by-</text:span><text:span text:style-name="T339">laws, directives, regulations, statutory ins</text:span><text:span text:style-name="T340">truments, rules, orders, rules of court, delegated or subordinate legislation, rules of common law or any European Union legislation at any time in force in the United Kingdom and which are or may become applicable to this Agreement or any obligations perf</text:span><text:span text:style-name="T341">ormed under it, including, without limitation, Industry Standards, the Railways (Interoperability) Regulations 2011 and the Railways and Other Guided Transport Systems (Safety) Regulations 2006;</text:span></text:p>
      <text:p text:style-name="P342"/>
      <text:p text:style-name="P343"/>
      <text:p text:style-name="P344"><text:span text:style-name="T345">Asset Protection Agreement<text:s/></text:span><text:span text:style-name="T346">means the agreement of such name</text:span><text:span text:style-name="T347"><text:s/>in respect of the</text:span><text:span text:style-name="T348"><text:s/></text:span><text:span text:style-name="T349">installation, operation and maintenance of any Equipment, which may need to be entered into between Network Rail and the person identified in Schedule 1 (Contract Specific Provisions);</text:span></text:p>
      <text:p text:style-name="P350"/>
      <text:p text:style-name="P351"><text:span text:style-name="T352">Business Day<text:s/></text:span><text:span text:style-name="T353">means a day other than a Saturday, Sun</text:span><text:span text:style-name="T354">day or public holiday in</text:span><text:span text:style-name="T355"><text:s/></text:span><text:span text:style-name="T356">England when banks in London are open for business;</text:span></text:p>
      <text:p text:style-name="P357"/>
      <text:p text:style-name="P358"><text:span text:style-name="T359">Data<text:s/></text:span><text:span text:style-name="T360">means any data or information generated, produced or recorded by any</text:span><text:span text:style-name="T361"><text:s/></text:span><text:span text:style-name="T362">Equipment, as more fully set out in Schedule 4 (Data Ownership and Intellectual Property);</text:span></text:p>
      <text:p text:style-name="P363"/>
      <text:p text:style-name="P364"><text:span text:style-name="T365">Data Sharing</text:span><text:span text:style-name="T366"><text:s/>Protocol<text:s/></text:span><text:span text:style-name="T367">means the data sharing protocol as more accurately defined</text:span><text:span text:style-name="T368"><text:s/></text:span><text:span text:style-name="T369">in Schedule 2 (Specification);</text:span></text:p>
      <text:p text:style-name="P370"/>
      <text:p text:style-name="P371"><text:span text:style-name="T372">Dispute Resolution Rules<text:s/></text:span><text:span text:style-name="T373">means the relevant dispute resolution procedure as</text:span><text:span text:style-name="T374"><text:s/></text:span><text:span text:style-name="T375">described in Schedule 1 (Contract Specific Provisions);</text:span></text:p>
      <text:p text:style-name="P376"/>
      <text:p text:style-name="P377"><text:span text:style-name="T378">Equipment<text:s/></text:span><text:span text:style-name="T379">means any eq</text:span><text:span text:style-name="T380">uipment set out in Schedule 2 (Specification);</text:span></text:p>
      <text:p text:style-name="P381"/>
      <text:p text:style-name="P382"><text:span text:style-name="T383">Heads of Terms<text:s/></text:span><text:span text:style-name="T384">means the heads of terms dated the date set out in Schedule 1</text:span><text:span text:style-name="T385"><text:s/></text:span><text:span text:style-name="T386">(Contract Specific Provisions) between the Facilitator and the Beneficiary setting out the business case and heads of terms for thi</text:span><text:span text:style-name="T387">s Agreement;</text:span></text:p>
      <text:p text:style-name="P388"/>
      <text:p text:style-name="P389"><text:span text:style-name="T390">Industry Standards<text:s/></text:span><text:span text:style-name="T391">means all the laws, rules, regulations, recommendations and</text:span><text:span text:style-name="T392"><text:s/></text:span><text:span text:style-name="T393">instructions, including (without limitation) guidance, codes of practice and conduct which have the force of law or with which it is generally accepted within the<text:s/></text:span><text:span text:style-name="T394">United Kingdom rail industry that it is good practice to comply, relating to the performance of this Agreement and/or applicable to any Equipment which are or have been issued by ATOC, the Secretary of State, Network Rail, ORR, RSSB, or any other relevant<text:s/></text:span><text:span text:style-name="T395">approval authority or person from time to time legally authorised to set standards in respect of the rail industry including the European Railways Agency and shall include, without limitation, Railway Group Standards and the Rule Book;</text:span></text:p>
      <text:p text:style-name="P396"/>
      <text:p text:style-name="P397"><text:span text:style-name="T398">Intellectual Proper</text:span><text:span text:style-name="T399">ty Rights<text:s/></text:span><text:span text:style-name="T400">means all patents, rights to inventions, utility models,</text:span><text:span text:style-name="T401"><text:s/></text:span><text:span text:style-name="T402">copyright and related rights, trade-marks, service marks, trade, business and domain names, rights in trade dress or get-up, rights in goodwill or to sue for passing off, unfair competition</text:span><text:span text:style-name="T403"><text:s/>rights, rights in designs, rights in computer software,</text:span></text:p>
      <text:p text:style-name="P404"><text:bookmark-start text:name="page5"/><text:bookmark-end text:name="page5"/></text:p>
      <text:p text:style-name="P406">database rights, semi-conductor topography rights, moral rights, rights in confidential information (including know-how and trade secrets) and any other intellectual property rights, in each case whether registered or unregistered and including all applications for and renewals or extension of such rights, and all similar or equivalent rights or forms of protection in any part of the world;</text:p>
      <text:p text:style-name="P407"/>
      <text:p text:style-name="P408"><text:span text:style-name="T409">Joint Management Group<text:s/></text:span><text:span text:style-name="T410">means t</text:span><text:span text:style-name="T411">he management group jointly responsible for the</text:span><text:span text:style-name="T412"><text:s/></text:span><text:span text:style-name="T413">overall management and decision-making relating to the operation of this Agreement as reflected in Schedule 1 (Contract Specific Provisions) and further detailed at Schedule 8 (Joint Management Group) of this</text:span><text:span text:style-name="T414"><text:s/>Agreement;</text:span></text:p>
      <text:p text:style-name="P415"/>
      <text:p text:style-name="P416"><text:span text:style-name="T417">Network Rail<text:s/></text:span><text:span text:style-name="T418">means Network Rail Infrastructure Limited, a company registered in</text:span><text:span text:style-name="T419"><text:s/></text:span><text:span text:style-name="T420">England with registered number 02904587 whose registered office is Kings Place, 90 York Way, London N1 9AG;</text:span></text:p>
      <text:p text:style-name="P421"/>
      <text:p text:style-name="P422"><text:span text:style-name="T423">ORR<text:s/></text:span><text:span text:style-name="T424">means the Office of Rail Regulation established by</text:span><text:span text:style-name="T425"><text:s/>Section 15 of the Railways</text:span><text:span text:style-name="T426"><text:s/></text:span><text:span text:style-name="T427">and Transport Safety Act 2003 and has duties and obligations as set out in the Railways Act 1993;</text:span></text:p>
      <text:p text:style-name="P428"/>
      <text:p text:style-name="P429"><text:span text:style-name="T430">Programme<text:s/></text:span><text:span text:style-name="T431">means the programme relating to the installation of the Equipment and</text:span><text:span text:style-name="T432"><text:s/></text:span><text:span text:style-name="T433">provision of Data as set out at Schedule 3 (Progr</text:span><text:span text:style-name="T434">amme);</text:span></text:p>
      <text:p text:style-name="P435"/>
      <text:p text:style-name="P436"><text:span text:style-name="T437">Railway Group Standards<text:s/></text:span><text:span text:style-name="T438">means, to the extent applicable to any Equipment or</text:span><text:span text:style-name="T439"><text:s/></text:span><text:span text:style-name="T440">any Data, those standards to which railway assets, equipment used on or as part of railway assets or data related to railways must conform, and operating procedures with wh</text:span><text:span text:style-name="T441">ich the operators of railway assets must comply, in each case, as prepared and updated by RSSB, as such may be specified in Schedule 2 (Specification);</text:span></text:p>
      <text:p text:style-name="P442"/>
      <text:p text:style-name="P443"><text:span text:style-name="T444">Relevant Approvals<text:s/></text:span><text:span text:style-name="T445">means a consent, approval or permission, including any</text:span><text:span text:style-name="T446"><text:s/></text:span><text:span text:style-name="T447">relevant derogation required<text:s/></text:span><text:span text:style-name="T448">to be granted by a Relevant Approval Authority in relation to any Equipment or provision of Data in order to permit the installation, operation and maintenance of such Equipment or provision of Data;</text:span></text:p>
      <text:p text:style-name="P449"/>
      <text:p text:style-name="P450"><text:span text:style-name="T451">Relevant Approval Authority<text:s/></text:span><text:span text:style-name="T452">means any or all of the ORR</text:span><text:span text:style-name="T453">, RSSB and the</text:span><text:span text:style-name="T454"><text:s/></text:span><text:span text:style-name="T455">Department for Transport, or any other entity which has the appropriate authority for the granting of a Relevant Approval;</text:span></text:p>
      <text:p text:style-name="P456"/>
      <text:p text:style-name="P457"><text:span text:style-name="T458">Risk-Reward Arrangement<text:s/></text:span><text:span text:style-name="T459">means any arrangement between the Parties in respect</text:span><text:span text:style-name="T460"><text:s/></text:span><text:span text:style-name="T461">of the risks, rewards and apportionment<text:s/></text:span><text:span text:style-name="T462">thereof between the Parties as set out in Schedule 1 (Contract Specific Provisions);</text:span></text:p>
      <text:p text:style-name="P463"/>
      <text:p text:style-name="P464"><text:span text:style-name="T465">RSSB<text:s/></text:span><text:span text:style-name="T466">means the Rail Safety and Standards Board;</text:span></text:p>
      <text:p text:style-name="P467"/>
      <text:p text:style-name="P468"><text:span text:style-name="T469">Service Level Agreement<text:s/></text:span><text:span text:style-name="T470">means a service level agreement entered into between</text:span><text:span text:style-name="T471"><text:s/></text:span><text:span text:style-name="T472">the Parties setting out the agreement of the</text:span><text:span text:style-name="T473">m in relation to various matters, as set out in more detail in Schedule 6 (Service Level Agreement);</text:span></text:p>
      <text:p text:style-name="P474"/>
      <text:p text:style-name="P475"><text:span text:style-name="T476">Specification<text:s/></text:span><text:span text:style-name="T477">means the specification for any Equipment, provision of Data and any</text:span><text:span text:style-name="T478"><text:s/></text:span><text:span text:style-name="T479">other services to be provided by the Parties set out at Schedule 2 (Spe</text:span><text:span text:style-name="T480">cification); and</text:span></text:p>
      <text:p text:style-name="P481"/>
      <text:p text:style-name="P482"><text:span text:style-name="T483">VAT<text:s/></text:span><text:span text:style-name="T484">means value added tax chargeable under the Value Added Tax Act 1994.</text:span></text:p>
      <text:p text:style-name="P485"/>
      <text:p text:style-name="P486"><text:bookmark-start text:name="page6"/><text:bookmark-end text:name="page6"/></text:p>
      <text:h text:style-name="Heading2" text:outline-level="2">1.2<text:span text:style-name="T488"><text:tab/></text:span>Interpretation</text:h>
      <text:p text:style-name="P489"/>
      <text:p text:style-name="P490">In this Agreement:</text:p>
      <text:p text:style-name="P491"/>
      <text:p text:style-name="P492"><text:span text:style-name="T493">1.2.1</text:span><text:span text:style-name="T494"><text:tab/></text:span><text:span text:style-name="T495">Unless the context otherwise requires, words denoting the singular include the plural an</text:span><text:span text:style-name="T496">d vice versa, words denoting persons include corporations, partnerships and other legal persons and references to a person include its successors and permitted assigns.</text:span></text:p>
      <text:p text:style-name="P497"/>
      <text:p text:style-name="P498"><text:span text:style-name="T499">1.2.2</text:span><text:span text:style-name="T500"><text:tab/></text:span><text:span text:style-name="T501">A reference to a specified Clause shall be construed as a reference to that spec</text:span><text:span text:style-name="T502">ified Clause of this Agreement.</text:span></text:p>
      <text:p text:style-name="P503"/>
      <text:p text:style-name="P504"><text:span text:style-name="T505">1.2.3</text:span><text:span text:style-name="T506"><text:tab/></text:span><text:span text:style-name="T507">A reference to an agreement shall be construed as a reference to such agreement as it may be amended, varied, supplemented, novated or assigned from time to time.</text:span></text:p>
      <text:p text:style-name="P508"/>
      <text:p text:style-name="P509"><text:span text:style-name="T510">1.2.4</text:span><text:span text:style-name="T511"><text:tab/></text:span><text:span text:style-name="T512">The headings and the Table of Contents are inse</text:span><text:span text:style-name="T513">rted for convenience of reference only and shall not affect the interpretation of this Agreement.</text:span></text:p>
      <text:p text:style-name="P514"/>
      <text:p text:style-name="P515">Order of Precedence</text:p>
      <text:p text:style-name="P516"/>
      <text:p text:style-name="P517"><text:span text:style-name="T518">1.2.5</text:span><text:span text:style-name="T519"><text:tab/></text:span><text:span text:style-name="T520">In the case of any inconsistency or discrepancy between the documents forming part of this Agreement, the following order of prece</text:span><text:span text:style-name="T521">dence shall apply:</text:span></text:p>
      <text:p text:style-name="P522"/>
      <text:list text:style-name="LFO4" text:continue-numbering="true">
        <text:list-item>
          <text:p text:style-name="P523">Schedule 1 (Contract Specific Provisions) to this Agreement;</text:p>
        </text:list-item>
      </text:list>
      <text:p text:style-name="P524"/>
      <text:list text:style-name="LFO4" text:continue-numbering="true">
        <text:list-item>
          <text:p text:style-name="P525">the other schedules to this Agreement;</text:p>
        </text:list-item>
      </text:list>
      <text:p text:style-name="P526"/>
      <text:list text:style-name="LFO4" text:continue-numbering="true">
        <text:list-item>
          <text:p text:style-name="P527">the terms of this Agreement; and</text:p>
        </text:list-item>
      </text:list>
      <text:p text:style-name="P528"/>
      <text:list text:style-name="LFO4" text:continue-numbering="true">
        <text:list-item>
          <text:p text:style-name="P529">the Service Level Agreement (if any).</text:p>
        </text:list-item>
      </text:list>
      <text:p text:style-name="P530"/>
      <text:p text:style-name="P531">Conditions Precedent</text:p>
      <text:p text:style-name="P532"/>
      <text:p text:style-name="P533"><text:span text:style-name="T534">1.2.6</text:span><text:span text:style-name="T535"><text:tab/></text:span><text:span text:style-name="T536">This Agreement shall be condition</text:span><text:span text:style-name="T537">al upon the items listed in Schedule 1 (Contract Specific Provisions).</text:span></text:p>
      <text:p text:style-name="P538"/>
      <text:h text:style-name="Heading1" text:outline-level="1"><text:bookmark-start text:name="_Toc522182245"/>2<text:span text:style-name="T539"><text:tab/></text:span>Supply and Installation<text:bookmark-end text:name="_Toc522182245"/></text:h>
      <text:p text:style-name="P540"/>
      <text:p text:style-name="P541"><text:span text:style-name="T542">2.1</text:span><text:span text:style-name="T543"><text:tab/></text:span><text:span text:style-name="T544">The Party responsible for the supply and installation of any Equipment shall (or shall procure the) supply and installation of such Equipment in accordan</text:span><text:span text:style-name="T545">ce with the Specification and the Programme (as detailed under Schedule 2 (Specification) and Schedule 3 (Programme) of this Agreement) and in accordance with all Applicable Laws and Standards. The Parties shall have agreed the terms and conditions under w</text:span><text:span text:style-name="T546">hich the Equipment shall be supplied, operated and/or maintained as specified in Schedule 2 (Specification) and Schedule 3 (Programme) of this Agreement.</text:span></text:p>
      <text:p text:style-name="P547"/>
      <text:p text:style-name="P548"><text:span text:style-name="T549">2.2</text:span><text:span text:style-name="T550"><text:tab/></text:span><text:span text:style-name="T551">The Party that installs any Equipment shall provide (or procure the provision of) written confirm</text:span><text:span text:style-name="T552">ation that such Equipment has been correctly installed in accordance with the Specification and is fully operational.</text:span></text:p>
      <text:p text:style-name="P553"/>
      <text:p text:style-name="P554"><text:span text:style-name="T555">2.3</text:span><text:span text:style-name="T556"><text:tab/></text:span><text:span text:style-name="T557">Where any Equipment is to be installed onto Network Rail infrastructure by any party other than Network Rail, an Asset Protection Agr</text:span><text:span text:style-name="T558">eement may be required. In such</text:span></text:p>
      <text:p text:style-name="P559"><text:bookmark-start text:name="page7"/><text:bookmark-end text:name="page7"/></text:p>
      <text:p text:style-name="P561">case, the installing Party shall enter into (or procure the entry into) an Asset Protection Agreement.</text:p>
      <text:p text:style-name="P562"/>
      <text:p text:style-name="P563"><text:span text:style-name="T564">2.4</text:span><text:span text:style-name="T565"><text:tab/></text:span><text:span text:style-name="T566">The Parties shall otherwise work together to obtain any necessary approvals for the in</text:span><text:span text:style-name="T567">stallation, operation and maintenance of any Equipment. Relevant Approvals shall be obtained in accordance with Schedule 2 (Specification) and by the Party(ies) identified in that Schedule.</text:span></text:p>
      <text:p text:style-name="P568"/>
      <text:p text:style-name="P569"><text:span text:style-name="T570">2.5</text:span><text:span text:style-name="T571"><text:tab/></text:span><text:span text:style-name="T572">Ownership of and legal and beneficial title to any Equipment<text:s/></text:span><text:span text:style-name="T573">shall vest in the Party described under Schedule 1 as being the owner of the Equipment (Contract Specific Provisions).</text:span></text:p>
      <text:p text:style-name="P574"/>
      <text:h text:style-name="Heading1" text:outline-level="1"><text:bookmark-start text:name="_Toc522182246"/>3<text:span text:style-name="T575"><text:tab/></text:span>Operation and Maintenance of Equipment, Inspections and Monitoring<text:bookmark-end text:name="_Toc522182246"/></text:h>
      <text:p text:style-name="P576"/>
      <text:p text:style-name="P577"><text:span text:style-name="T578">3.1</text:span><text:span text:style-name="T579"><text:tab/></text:span><text:span text:style-name="T580">The Party responsible for the installation, operation and main</text:span><text:span text:style-name="T581">tenance of any Equipment shall, for the period of time that such Equipment is installed, operate and maintain (or procure the operation and maintenance of) such Equipment in line with all Applicable Laws and Standards and in accordance with good industry p</text:span><text:span text:style-name="T582">ractice and any instructions and manuals issued by the manufacturer of such Equipment.</text:span></text:p>
      <text:p text:style-name="P583"/>
      <text:p text:style-name="P584"><text:span text:style-name="T585">3.2</text:span><text:span text:style-name="T586"><text:tab/></text:span><text:span text:style-name="T587">The Parties shall notify any other party promptly of any fault, defect or abnormality arising in respect of any Equipment, whereupon the Party responsible for the i</text:span><text:span text:style-name="T588">nstallation, operation and/or maintenance of such Equipment shall use all reasonable endeavours to make good such fault, defect or abnormality as soon as is reasonably practicable after receiving such notice.</text:span></text:p>
      <text:p text:style-name="P589"/>
      <text:p text:style-name="P590"><text:span text:style-name="T591">3.3</text:span><text:span text:style-name="T592"><text:tab/></text:span><text:span text:style-name="T593">In the event that a third party is appoint</text:span><text:span text:style-name="T594">ed by one or more of the Parties to supply, install, operate and/or maintain the Equipment in accordance with Clauses 2 and 3 above, the Parties shall ensure that such third party provider is given such rights of access to fulfil its obligations to supply,</text:span><text:span text:style-name="T595"><text:s/>install, operate and/or maintain any Equipment as determined in Schedule 1 (Contract Specific Provisions).</text:span></text:p>
      <text:p text:style-name="P596"/>
      <text:p text:style-name="P597"><text:span text:style-name="T598">3.4</text:span><text:span text:style-name="T599"><text:tab/></text:span><text:span text:style-name="T600">Subject to Clause<text:s/></text:span><text:a xlink:href="#page6" office:target-frame-name="_top" xlink:show="replace"><text:span text:style-name="T601">2.3<text:s/></text:span></text:a><text:span text:style-name="T602">and any Asset Protection Agreement and Clause 3.3 above, the Parties shall agree who will be giv</text:span><text:span text:style-name="T603">en any additional rights of access to inspect and monitor any Equipment, in accordance with Schedule 1 (Contract Specific Provisions).</text:span></text:p>
      <text:p text:style-name="P604"/>
      <text:p text:style-name="P605"/>
      <text:h text:style-name="Heading1" text:outline-level="1"><text:bookmark-start text:name="_Toc522182247"/>4<text:span text:style-name="T606"><text:tab/></text:span>Data and Intellectual Property Rights<text:bookmark-end text:name="_Toc522182247"/></text:h>
      <text:p text:style-name="P607"/>
      <text:p text:style-name="P608">Data Collection and Handling</text:p>
      <text:p text:style-name="P609"/>
      <text:p text:style-name="P610"><text:span text:style-name="T611">4.1</text:span><text:span text:style-name="T612"><text:tab/></text:span><text:span text:style-name="T613">The responsibility for the collection and ha</text:span><text:span text:style-name="T614">ndling of Data (including how such collection will be carried out and how often the Data is collected) shall be as set out in Schedule 2 (Specification).</text:span></text:p>
      <text:p text:style-name="P615"/>
      <text:p text:style-name="P616">Data Sharing Protocol</text:p>
      <text:p text:style-name="P617"/>
      <text:p text:style-name="P618"><text:span text:style-name="T619">4.2</text:span><text:span text:style-name="T620"><text:tab/></text:span><text:span text:style-name="T621">Data shall be shared between the Parties using the Data Sharing Protocol a</text:span><text:span text:style-name="T622">s more fully described in Schedule 2 (Specification).</text:span></text:p>
      <text:p text:style-name="P623"/>
      <text:p text:style-name="P624">Ownership of Data</text:p>
      <text:p text:style-name="P625"/>
      <text:p text:style-name="P626"><text:span text:style-name="T627">4.3</text:span><text:span text:style-name="T628"><text:tab/></text:span><text:span text:style-name="T629">Ownership of any Data and any Intellectual Property Rights associated with such Data shall be as set out in Schedule 4 (Data Ownership and Intellectual Property).</text:span></text:p>
      <text:p text:style-name="P630"><text:bookmark-start text:name="page8"/><text:bookmark-end text:name="page8"/></text:p>
      <text:p text:style-name="P632">Use of Data and Intellectual Property Rights</text:p>
      <text:p text:style-name="P633"/>
      <text:p text:style-name="P634"><text:span text:style-name="T635">4.4</text:span><text:span text:style-name="T636"><text:tab/></text:span><text:span text:style-name="T637">The Parties shall be entitled to use, develop and modify the Data in accordance with Schedule 4 (Data Ownership and Intellectual Property).</text:span></text:p>
      <text:p text:style-name="P638"/>
      <text:p text:style-name="P639"><text:span text:style-name="T640">4.5</text:span><text:span text:style-name="T641"><text:tab/></text:span><text:span text:style-name="T642">The rights of the Parties in relation to any In</text:span><text:span text:style-name="T643">tellectual Property Rights associated with the Data (including as such Data is developed and modified from time to time) shall be as set out in Schedule 4 (Data Ownership and Intellectual Property).</text:span></text:p>
      <text:p text:style-name="P644"/>
      <text:h text:style-name="Heading1" text:outline-level="1"><text:bookmark-start text:name="_Toc522182248"/>5<text:span text:style-name="T645"><text:tab/></text:span>Payment<text:bookmark-end text:name="_Toc522182248"/></text:h>
      <text:p text:style-name="P646"/>
      <text:p text:style-name="P647"><text:span text:style-name="T648">5.1</text:span><text:span text:style-name="T649"><text:tab/></text:span><text:span text:style-name="T650">The Parties agree that all payments betwe</text:span><text:span text:style-name="T651">en them relating to this Agreement shall be made in accordance with Schedule 5 (Payments).</text:span></text:p>
      <text:p text:style-name="P652"/>
      <text:p text:style-name="P653"><text:span text:style-name="T654">5.2</text:span><text:span text:style-name="T655"><text:tab/></text:span><text:span text:style-name="T656">All payments shall be made within 30 calendar days of receipt of an invoice, unless otherwise specified in Schedule 5 (Payments).</text:span></text:p>
      <text:p text:style-name="P657"/>
      <text:p text:style-name="P658"><text:span text:style-name="T659">5.3</text:span><text:span text:style-name="T660"><text:tab/></text:span><text:span text:style-name="T661">All sums in this Agreemen</text:span><text:span text:style-name="T662">t shall include value added tax.</text:span></text:p>
      <text:p text:style-name="P663"/>
      <text:p text:style-name="P664">Risk and Benefit Reward</text:p>
      <text:p text:style-name="P665"/>
      <text:p text:style-name="P666"><text:span text:style-name="T667">5.4</text:span><text:span text:style-name="T668"><text:tab/></text:span><text:span text:style-name="T669">Where this clause is specified to apply in Schedule 1 (Contract Specific Provisions), the Parties shall maintain an overall financial record of the costs, revenue and efficiency savings that ha</text:span><text:span text:style-name="T670">ve arisen out of the operation of this Agreement. The Parties then agree to share any risk, reward, efficiencies, benefits, revenues or costs in accordance with Schedule 1 (Contract Specific Provisions).</text:span></text:p>
      <text:p text:style-name="P671"/>
      <text:h text:style-name="Heading1" text:outline-level="1"><text:bookmark-start text:name="_Toc522182249"/>6<text:span text:style-name="T672"><text:tab/></text:span>Warranties,<text:s/>Indemnity<text:s/>and Limit on Liability<text:bookmark-end text:name="_Toc522182249"/></text:h>
      <text:p text:style-name="P673"/>
      <text:p text:style-name="P674">Warranty</text:p>
      <text:p text:style-name="P675"/>
      <text:p text:style-name="P676"><text:span text:style-name="T677">6.1</text:span><text:span text:style-name="T678"><text:tab/></text:span><text:span text:style-name="T679">Unless provided otherwise in Schedule 1 (Contract Specific Provisions) or in any Service Level Agreement entered into (in accordance with Schedule 6 (Service Level Agreement) or as otherwise agreed between the Parties in writing), the Parties gi</text:span><text:span text:style-name="T680">ve no warranty as to the accuracy, availability, timeliness, quality, dependability, security or otherwise in relation to any Data or Equipment.</text:span></text:p>
      <text:p text:style-name="P681"/>
      <text:p text:style-name="P682">General Indemnity</text:p>
      <text:p text:style-name="P683"/>
      <text:p text:style-name="P684"><text:span text:style-name="T685">6.2</text:span><text:span text:style-name="T686"><text:tab/></text:span><text:span text:style-name="T687">Subject to each Party's duty to mitigate any losses it suffers hereunder, each Party (t</text:span><text:span text:style-name="T688">he "</text:span><text:span text:style-name="T689">Indemnifying Party</text:span><text:span text:style-name="T690">") shall be responsible for indemnifying, on first demand and on an after tax basis, the other Party (the "</text:span><text:span text:style-name="T691">Indemnified Party</text:span><text:span text:style-name="T692">") including its agents and employees from and against all expenses, liabilities, loss, damage, demands, proce</text:span><text:span text:style-name="T693">edings and claims (including third party claims) suffered or incurred by the Indemnified Party arising from or in respect of negligence or breach by the Indemnifying Party of its obligations under this Agreement, or the acts or omissions of its officers, s</text:span><text:span text:style-name="T694">ub-contractors, representatives and/or agents.</text:span></text:p>
      <text:p text:style-name="P695"/>
      <text:p text:style-name="P696">Limit on Liability</text:p>
      <text:p text:style-name="P697"/>
      <text:p text:style-name="P698"><text:span text:style-name="T699">6.3</text:span><text:span text:style-name="T700"><text:tab/></text:span><text:span text:style-name="T701">Notwithstanding any provision to the contrary herein, the total liability under this Agreement of each Party (including without limitation on termination of this Agreement) shall be no</text:span><text:span text:style-name="T702"><text:s/>more than the amounts specified in Schedule 1 (Contract Specific Provisions).</text:span></text:p>
      <text:p text:style-name="P703"><text:bookmark-start text:name="page9"/><text:bookmark-end text:name="page9"/></text:p>
      <text:h text:style-name="Heading1" text:outline-level="1"><text:bookmark-start text:name="_Toc522182250"/>7<text:span text:style-name="T705"><text:tab/></text:span>Insurance<text:bookmark-end text:name="_Toc522182250"/></text:h>
      <text:p text:style-name="P706"/>
      <text:p text:style-name="P707"><text:span text:style-name="T708">7.1</text:span><text:span text:style-name="T709"><text:tab/></text:span><text:span text:style-name="T710">Each Party shall effect and maintain such insurances as may be required by Applicable Law and Standards and as otherwise set out in</text:span><text:span text:style-name="T711"><text:s/>Schedule 7 (Insurance).</text:span></text:p>
      <text:p text:style-name="P712"/>
      <text:p text:style-name="P713"><text:span text:style-name="T714">7.2</text:span><text:span text:style-name="T715"><text:tab/></text:span><text:span text:style-name="T716">Each Party may from time to time, upon reasonable request by the other Party, provide evidence to the satisfaction of the other Party that any premiums which have become payable in respect of insurances have been paid in accor</text:span><text:span text:style-name="T717">dance with the terms of the relevant policy.</text:span></text:p>
      <text:p text:style-name="P718"/>
      <text:p text:style-name="P719"><text:span text:style-name="T720">7.3</text:span><text:span text:style-name="T721"><text:tab/></text:span><text:span text:style-name="T722">No Party shall, without the prior written consent of the other Party, prejudice the insurances or any recovery thereunder, or create or permit to exist any encumbrance over such insurances.</text:span></text:p>
      <text:p text:style-name="P723"/>
      <text:h text:style-name="Heading1" text:outline-level="1"><text:bookmark-start text:name="_Toc522182251"/>8<text:span text:style-name="T724"><text:tab/></text:span>Force Majeure<text:bookmark-end text:name="_Toc522182251"/></text:h>
      <text:p text:style-name="P725"/>
      <text:p text:style-name="P726"><text:span text:style-name="T727">8.1</text:span><text:span text:style-name="T728"><text:tab/></text:span><text:span text:style-name="T729">No Party shall be in breach of its obligations under this Agreement to the extent that it is unable to perform that obligation, in whole or in part, by reason of the occurrence of a force majeure event ("</text:span><text:span text:style-name="T730">Force Majeure</text:span><text:span text:style-name="T731">"). This Clause shall not affect<text:s/></text:span><text:span text:style-name="T732">payment obligations in relation to obligations which have already been performed in whole or in part.</text:span></text:p>
      <text:p text:style-name="P733"/>
      <text:p text:style-name="P734"><text:span text:style-name="T735">8.2</text:span><text:span text:style-name="T736"><text:tab/></text:span><text:span text:style-name="T737">A Force Majeure shall be deemed to occur if any event, circumstance or combination of events or circumstances occurs which is beyond the reasonable c</text:span><text:span text:style-name="T738">ontrol of any Party and which is either unforeseeable or, if foreseeable, could not have been avoided by any reasonable means and which prevents, hinders or delays that Party from performing any of its obligations under this Agreement.</text:span></text:p>
      <text:p text:style-name="P739"/>
      <text:p text:style-name="P740"><text:span text:style-name="T741">8.3</text:span><text:span text:style-name="T742"><text:tab/></text:span><text:span text:style-name="T743">If a Force Maje</text:span><text:span text:style-name="T744">ure occurs such that the Programme may not be met or any other obligations under this Agreement are delayed (including the operation or maintenance of any Equipment and the provision of any Data), the Parties will agree a reasonable revised programme or ti</text:span><text:span text:style-name="T745">metable for delivery. Such revised programme will include a reasonable long-stop date by which time the Equipment must have been supplied or installed and/or any other services have been provided. Payment in relation to obligations that have not been perfo</text:span><text:span text:style-name="T746">rmed (in whole or in part) due to the Force Majeure shall be suspended during the Force Majeure.</text:span></text:p>
      <text:p text:style-name="P747"/>
      <text:p text:style-name="P748">Notice of Force Majeure</text:p>
      <text:p text:style-name="P749"/>
      <text:p text:style-name="P750"><text:span text:style-name="T751">8.4</text:span><text:span text:style-name="T752"><text:tab/></text:span><text:span text:style-name="T753">As soon as is reasonably practicable after commencement of the Force Majeure, the Party that has been affected by the Force Majeu</text:span><text:span text:style-name="T754">re shall give written notice to the other Party of the Force Majeure event, providing details including the date of commencement and the effects of the Force Majeure on its ability to perform its obligations under this Agreement. The Party that has been af</text:span><text:span text:style-name="T755">fected by the Force Majeure shall use all reasonable endeavours to mitigate the effects of the Force Majeure upon the performance of its obligations under this Agreement and keep the other Party informed of those steps.</text:span></text:p>
      <text:p text:style-name="P756"/>
      <text:p text:style-name="P757"><text:span text:style-name="T758">8.5</text:span><text:span text:style-name="T759"><text:tab/></text:span><text:span text:style-name="T760">As soon as reasonably practicab</text:span><text:span text:style-name="T761">le after the cessation of the Force Majeure, the Party affected by the Force Majeure shall notify the other Party of the cessation of the Force Majeure and shall resume performance of all its obligations under this Agreement.</text:span></text:p>
      <text:p text:style-name="P762"><text:bookmark-start text:name="page10"/><text:bookmark-end text:name="page10"/></text:p>
      <text:p text:style-name="P764"><text:span text:style-name="T765">8.6</text:span><text:span text:style-name="T766"><text:tab/></text:span><text:span text:style-name="T767">Grounds for Termination due to a Force Majeure event</text:span></text:p>
      <text:p text:style-name="P768"/>
      <text:p text:style-name="P769">The Party that has not been affected by the Force Majeure event shall be entitled, on 10 Business Days' written notice to the other Party, to terminate the provision of Equipment and/or any other services provided hereunder (including the provision of Data) if one or more Force Majeure events persist for a continuous period of days as set out in Schedule 1 (Contract Specific Provisions) and the Party seeking to rely on the Force Majeure event has complied with the provisions of this Clause.</text:p>
      <text:p text:style-name="P770"/>
      <text:p text:style-name="P771"><text:span text:style-name="T772">8.7</text:span><text:span text:style-name="T773"><text:tab/></text:span><text:span text:style-name="T774">Consequence of Termination due to a Force Majeure</text:span></text:p>
      <text:p text:style-name="P775"/>
      <text:p text:style-name="P776">In the event that this Agreement terminates for Force Majeure and unless agreed otherwise, the Party responsible for installing any Equipment shall uninstall<text:s/>all Equipment previously installed and each Party shall otherwise bear its own costs arising out of such termination.</text:p>
      <text:p text:style-name="P777"/>
      <text:h text:style-name="Heading1" text:outline-level="1"><text:bookmark-start text:name="_Toc522182252"/>9<text:span text:style-name="T778"><text:tab/></text:span>Confidentiality<text:bookmark-end text:name="_Toc522182252"/></text:h>
      <text:p text:style-name="P779"/>
      <text:p text:style-name="P780"><text:span text:style-name="T781">9.1</text:span><text:span text:style-name="T782"><text:tab/></text:span><text:span text:style-name="T783">Subject to Clause<text:s/></text:span><text:a xlink:href="#page10" office:target-frame-name="_top" xlink:show="replace"><text:span text:style-name="T784">9.2<text:s/></text:span></text:a><text:span text:style-name="T785">below, each Party shall keep confidential and shall not disclose (</text:span><text:span text:style-name="T786">without the other Party's prior consent in writing) to any third party:</text:span></text:p>
      <text:p text:style-name="P787"/>
      <text:list text:style-name="LFO5" text:continue-numbering="true">
        <text:list-item>
          <text:p text:style-name="P788">this Agreement, all documents related hereto and all information and data furnished hereunder;</text:p>
        </text:list-item>
      </text:list>
      <text:p text:style-name="P789"/>
      <text:list text:style-name="LFO5" text:continue-numbering="true">
        <text:list-item>
          <text:p text:style-name="P790">all information or data concerning the operations, contractual, commercial or financial<text:s/>arrangements or affairs of the other Party which may come to its knowledge under or pursuant to this Agreement except as may be necessary for the proper performance of this Agreement or the operation of the Equipment; and</text:p>
        </text:list-item>
      </text:list>
      <text:p text:style-name="P791"/>
      <text:list text:style-name="LFO5" text:continue-numbering="true">
        <text:list-item>
          <text:p text:style-name="P792">all information and/or data received, generated or shared other than as specifically allowed pursuant to this Agreement and, in particular, Schedule 2 (Specification).</text:p>
        </text:list-item>
      </text:list>
      <text:p text:style-name="P793"/>
      <text:h text:style-name="Heading2" text:outline-level="2">9.2<text:span text:style-name="T794"><text:tab/></text:span>Carve-outs from confidentiality obligation</text:h>
      <text:p text:style-name="P795"/>
      <text:p text:style-name="P796"><text:span text:style-name="T797">Clause<text:s/></text:span><text:a xlink:href="#page10" office:target-frame-name="_top" xlink:show="replace"><text:span text:style-name="T798">9.1<text:s/></text:span></text:a><text:span text:style-name="T799">above shall not apply to any infor</text:span><text:span text:style-name="T800">mation that is disclosed to:</text:span></text:p>
      <text:p text:style-name="P801"/>
      <text:list text:style-name="LFO6" text:continue-numbering="true">
        <text:list-item>
          <text:p text:style-name="P802">to the ORR or the Department for Transport; or</text:p>
        </text:list-item>
      </text:list>
      <text:p text:style-name="P803"/>
      <text:list text:style-name="LFO6" text:continue-numbering="true">
        <text:list-item>
          <text:p text:style-name="P804">as far as may be necessary for the proper performance of a Party's obligations under this Agreement; or</text:p>
        </text:list-item>
      </text:list>
      <text:p text:style-name="P805"/>
      <text:list text:style-name="LFO6" text:continue-numbering="true">
        <text:list-item>
          <text:p text:style-name="P806">for the purposes of obtaining any Relevant Approval, regulatory or government authorisation, approval or consent; or</text:p>
        </text:list-item>
      </text:list>
      <text:p text:style-name="P807"/>
      <text:list text:style-name="LFO6" text:continue-numbering="true">
        <text:list-item>
          <text:p text:style-name="P808">as required by law or any relevant stock exchange or if ordered to do so by a court of competent jurisdiction, HM Revenue and Customs; or</text:p>
        </text:list-item>
      </text:list>
      <text:p text:style-name="P809"/>
      <text:list text:style-name="LFO6" text:continue-numbering="true">
        <text:list-item>
          <text:p text:style-name="P810"><text:span text:style-name="T811">to any Affiliate of a Party upon obtaining from such Affiliate an undert</text:span><text:span text:style-name="T812">aking of confidentiality equivalent to that contained in this Clause<text:s/></text:span><text:a xlink:href="#page10" office:target-frame-name="_top" xlink:show="replace"><text:span text:style-name="T813">9;<text:s/></text:span></text:a><text:span text:style-name="T814">or</text:span></text:p>
        </text:list-item>
      </text:list>
      <text:p text:style-name="P815"><text:bookmark-start text:name="page11"/><text:bookmark-end text:name="page11"/></text:p>
      <text:list text:style-name="LFO7" text:continue-numbering="true">
        <text:list-item>
          <text:p text:style-name="P817"><text:span text:style-name="T818">to the directors, officers and employees of a Party or representatives, consultant or adviser who need to know such informa</text:span><text:span text:style-name="T819">tion in order to carry out the Party's obligations under this Agreement. Each Party shall procure that its employees, officers, representatives, consultant or advisers to whom it discloses any confidential information shall comply with this Clause<text:s/></text:span><text:a xlink:href="#page10" office:target-frame-name="_top" xlink:show="replace"><text:span text:style-name="T820">9;<text:s/></text:span></text:a><text:span text:style-name="T821">or</text:span></text:p>
        </text:list-item>
      </text:list>
      <text:p text:style-name="P822"/>
      <text:list text:style-name="LFO7" text:continue-numbering="true">
        <text:list-item>
          <text:p text:style-name="P823">any other person(s) specified in Schedule 1 (Contract Specific Provisions),</text:p>
        </text:list-item>
      </text:list>
      <text:p text:style-name="P824"/>
      <text:p text:style-name="P825">unless or until a Party can reasonably demonstrate that any such document, material, information or data is in the public domain whereupon to the extent that it is in the public domain this obligation shall cease but without prejudice to any claim by any Party in respect of any prior breach.</text:p>
      <text:p text:style-name="P826"/>
      <text:p text:style-name="P827"><text:span text:style-name="T828">9.3</text:span><text:span text:style-name="T829"><text:tab/></text:span><text:span text:style-name="T830">If Schedule 1 (Contract Specific Provisions) indicates that any Party to this Agreement is subject to obligation</text:span><text:span text:style-name="T831">s under the Freedom of Information Act 2000 ("</text:span><text:span text:style-name="T832">FOIA</text:span><text:span text:style-name="T833">") or the Environmental Information Regulations 2004 ("</text:span><text:span text:style-name="T834">EIR</text:span><text:span text:style-name="T835">") (such Party being the "</text:span><text:span text:style-name="T836">FOIA Party</text:span><text:span text:style-name="T837">"), the other Party(ies) to this Agreement agree to assist and co-operate with the FOIA Party, as reasonably req</text:span><text:span text:style-name="T838">uested, to enable it to comply with its information disclosure obligations under FOIA or EIR. The other Parties hereby acknowledge that the FOIA Party may need, in complying with its FOIA and/or EIR obligations, to disclose certain information of a confide</text:span><text:span text:style-name="T839">ntial nature without the prior consultation or consent of the other Party(ies). In the event that FOIA and/or EIR applies:</text:span></text:p>
      <text:p text:style-name="P840"/>
      <text:p text:style-name="P841"><text:span text:style-name="T842">9.3.1</text:span><text:span text:style-name="T843"><text:tab/></text:span><text:span text:style-name="T844">the FOIA Party shall be responsible for determining, in its absolute discretion, whether any confidential information and/or a</text:span><text:span text:style-name="T845">ny other information is exempt from disclosure in accordance with the provisions of FOIA and/or EIR;</text:span></text:p>
      <text:p text:style-name="P846"/>
      <text:p text:style-name="P847"><text:span text:style-name="T848">9.3.2</text:span><text:span text:style-name="T849"><text:tab/></text:span><text:span text:style-name="T850">the FOIA Party shall take reasonable steps to inform the other Party(ies) of an information request to the extent that it is possible and reasonably</text:span><text:span text:style-name="T851"><text:s/>practical for the FOIA Party to do so. The other Party(ies), may, at the request of the FOIA Party, be invited to identify which parts of any confidential or other information subject to such information request are or may be commercially sensitive. In pr</text:span><text:span text:style-name="T852">oviding such information, the other Party(ies) shall provide reasons why such information should not be disclosed; and</text:span></text:p>
      <text:p text:style-name="P853"/>
      <text:p text:style-name="P854"><text:span text:style-name="T855">9.3.3</text:span><text:span text:style-name="T856"><text:tab/></text:span><text:span text:style-name="T857">the FOIA Party retains the right under this Clause 9.3 to apply the FOIA, in all respects, as it, in its sole discretion, sees fit</text:span><text:span text:style-name="T858">.</text:span></text:p>
      <text:p text:style-name="P859"/>
      <text:h text:style-name="Heading1" text:outline-level="1"><text:bookmark-start text:name="_Toc522182253"/>10<text:tab/>Costs<text:bookmark-end text:name="_Toc522182253"/></text:h>
      <text:p text:style-name="P860"/>
      <text:p text:style-name="P861">Except as otherwise agreed in this Agreement, each Party shall bear its own costs incurred in connection with the execution and implementation of this Agreement.</text:p>
      <text:p text:style-name="P862"/>
      <text:h text:style-name="Heading1" text:outline-level="1"><text:bookmark-start text:name="_Toc522182254"/>11<text:tab/>Assignment<text:bookmark-end text:name="_Toc522182254"/></text:h>
      <text:p text:style-name="P863"/>
      <text:p text:style-name="P864"><text:span text:style-name="T865">11.1</text:span><text:span text:style-name="T866"><text:tab/></text:span><text:span text:style-name="T867">Unless specified to the contrary in Schedule 1 (Contract Specific<text:s/></text:span><text:span text:style-name="T868">Provisions), no Party shall assign, transfer, mortgage, charge, subcontract, declare a trust of or deal in any other manner with any or all of its rights and obligations under this Agreement</text:span></text:p>
      <text:p text:style-name="P869"><text:bookmark-start text:name="page12"/><text:bookmark-end text:name="page12"/></text:p>
      <text:p text:style-name="P871">without the prior written consent of the other Party, such consent not to be unreasonably withheld or delayed.</text:p>
      <text:p text:style-name="P872"/>
      <text:p text:style-name="P873"><text:span text:style-name="T874">11.2</text:span><text:span text:style-name="T875"><text:tab/></text:span><text:span text:style-name="T876">Each Party confirms that it is acting on its own behalf and not for the benefit of any other person or Party.</text:span></text:p>
      <text:p text:style-name="P877"/>
      <text:h text:style-name="Heading1" text:outline-level="1"><text:bookmark-start text:name="_Toc522182255"/>12<text:span text:style-name="T878"><text:tab/></text:span>Termination<text:bookmark-end text:name="_Toc522182255"/></text:h>
      <text:p text:style-name="P879"/>
      <text:p text:style-name="P880"><text:span text:style-name="T881">12.1</text:span><text:span text:style-name="T882"><text:tab/></text:span><text:span text:style-name="T883">Without prejudice to any rights accruing u</text:span><text:span text:style-name="T884">nder this Agreement or any of its rights and remedies, a Party may at any time terminate this Agreement with immediate effect by giving written notice to the other Party(ies) if:</text:span></text:p>
      <text:p text:style-name="P885"/>
      <text:p text:style-name="P886">12.1.1<text:tab/>another Party commits a material breach of any term of this Agreement, and, if such breach is capable of being remedied, fails to remedy that breach within a period of 10 Business Days after receiving written notice to remedy such breach; or</text:p>
      <text:p text:style-name="P887"/>
      <text:p text:style-name="P888">12.1.2<text:tab/>another Party suspends, or threatens to suspend, payment of its debts, or is unable to pay its debts as they fall due or admits inability to pay its debts, or (being a company) is deemed unable to pay its debts within the meaning of section 123 of the Insolvency Act 1986, or (being a partnership) has any partner to whom any of the foregoing apply; or</text:p>
      <text:p text:style-name="P889"/>
      <text:p text:style-name="P890">12.1.3<text:tab/>another Party commences negotiations with all or any class of its creditors with a view to rescheduling any of its debts, or makes a proposal for or enters into any compromise or arrangement with its creditors other than (in the case of a company) for the sole purpose of a scheme for a solvent amalgamation of that other Party with one or more other companies or the solvent reconstruction of that other Party; or</text:p>
      <text:p text:style-name="P891"/>
      <text:p text:style-name="P892">12.1.4<text:tab/>a petition is filed, a notice is given, a resolution is passed, or an order is made, for or in connection with the winding up of another Party (being a company) other than for the sole purpose of a scheme for a solvent amalgamation of that other Party with one or more other companies or the solvent reconstruction<text:s/>of that other Party; or</text:p>
      <text:p text:style-name="P893"/>
      <text:p text:style-name="P894">12.1.5<text:tab/>an application is made to court, or an order is made, for the appointment of an administrator, or if a notice of intention to appoint an administrator is given or if an administrator is appointed, over another Party (being a<text:s/>company); or</text:p>
      <text:p text:style-name="P895"/>
      <text:p text:style-name="P896">12.1.6<text:tab/>the holder of a qualifying floating charge over the assets of another Party (being a company) has become entitled to appoint or has appointed an administrative receiver, or a receiver is appointed over the assets of another Party; or</text:p>
      <text:p text:style-name="P897"/>
      <text:p text:style-name="P898">12.1.7<text:tab/>a creditor or encumbrancer of another Party attaches or takes possession of, or a distress, execution, sequestration or other such process is levied or enforced on or sued against, the whole or any part of the other Party's assets and such attachment or process is not discharged within 14 days; or</text:p>
      <text:p text:style-name="P899"/>
      <text:p text:style-name="P900">12.1.8<text:tab/>another Party suspends, or cases, or threatens to suspend or case, carrying on all or a substantial part of its business.</text:p>
      <text:p text:style-name="P901"><text:bookmark-start text:name="page13"/><text:bookmark-end text:name="page13"/></text:p>
      <text:p text:style-name="P903"><text:span text:style-name="T904">12.2</text:span><text:span text:style-name="T905"><text:tab/></text:span><text:span text:style-name="T906">If in Schedule 1 (Contract Specific Prov</text:span><text:span text:style-name="T907">isions) this Clause is specified to apply, without prejudice to any rights that have accrued under this Agreement or any of its rights and remedies, the Party or Parties specified in Schedule 1 (Contract Specific Provisions) may voluntarily terminate this<text:s/></text:span><text:span text:style-name="T908">Agreement on giving not less than the number of Business Days' written notice set out in Schedule 1 (Contract Specific Provisions) to the other Party(ies).</text:span></text:p>
      <text:p text:style-name="P909"/>
      <text:h text:style-name="Heading1" text:outline-level="1"><text:bookmark-start text:name="_Toc522182256"/>13<text:span text:style-name="T910"><text:tab/></text:span>Consequences of Termination<text:bookmark-end text:name="_Toc522182256"/></text:h>
      <text:p text:style-name="P911"/>
      <text:p text:style-name="P912"><text:span text:style-name="T913">13.1</text:span><text:span text:style-name="T914"><text:tab/></text:span><text:span text:style-name="T915">In the event that this Agreement terminates in accordance with</text:span><text:span text:style-name="T916"><text:s/>Clause<text:s/></text:span><text:a xlink:href="#page12" office:target-frame-name="_top" xlink:show="replace"><text:span text:style-name="T917">12<text:s/></text:span></text:a><text:span text:style-name="T918">and unless otherwise agreed by the Parties under Schedule 1 (Contract Specific Provisions), the Party responsible for the installation of any Equipment shall uninstall all Equipment previously installed and the defaulti</text:span><text:span text:style-name="T919">ng Party shall bear any costs of the non-defaulting Party arising out of such termination in accordance with Schedule 1 (Contract Specific Provisions).</text:span></text:p>
      <text:p text:style-name="P920"/>
      <text:p text:style-name="P921"><text:span text:style-name="T922">13.2</text:span><text:span text:style-name="T923"><text:tab/></text:span><text:span text:style-name="T924">Other than as set out in this Clause, no Party shall have any further obligation under this Agreem</text:span><text:span text:style-name="T925">ent after its termination.</text:span></text:p>
      <text:p text:style-name="P926"/>
      <text:p text:style-name="P927"><text:span text:style-name="T928">13.3</text:span><text:span text:style-name="T929"><text:tab/></text:span><text:span text:style-name="T930">Any provision of this Agreement which expressly or by implication is intended to come into or continue in force on or after termination of this Agreement, including any Clauses identified in Schedule 1 (Contract Specific Pr</text:span><text:span text:style-name="T931">ovisions), shall remain in full force and effect.</text:span></text:p>
      <text:p text:style-name="P932"/>
      <text:p text:style-name="P933"><text:span text:style-name="T934">13.4</text:span><text:span text:style-name="T935"><text:tab/></text:span><text:span text:style-name="T936">Termination of this Agreement shall not affect the accrued rights, remedies, obligations or liabilities of the parties existing at termination.</text:span></text:p>
      <text:p text:style-name="P937"/>
      <text:h text:style-name="Heading1" text:outline-level="1"><text:bookmark-start text:name="_Toc522182257"/>14<text:span text:style-name="T938"><text:tab/></text:span>Governance<text:bookmark-end text:name="_Toc522182257"/></text:h>
      <text:p text:style-name="P939"/>
      <text:p text:style-name="P940"><text:span text:style-name="T941">14.1</text:span><text:span text:style-name="T942"><text:tab/></text:span><text:span text:style-name="T943">If required under Schedule 1 (Contr</text:span><text:span text:style-name="T944">act Specific Provisions), the Parties shall establish a Joint Management Group which shall have the responsibility of managing the operation of this Agreement, including the supply, installation and maintenance of any Equipment as well as any issues relati</text:span><text:span text:style-name="T945">ng to the Data.</text:span></text:p>
      <text:p text:style-name="P946"/>
      <text:p text:style-name="P947"><text:span text:style-name="T948">14.2</text:span><text:span text:style-name="T949"><text:tab/></text:span><text:span text:style-name="T950">In the event that a Joint Management Groups is established, the Parties shall each appoint a representative to the Joint Management Group and the provisions set out in Schedule 8 shall apply.</text:span></text:p>
      <text:p text:style-name="P951"/>
      <text:h text:style-name="Heading1" text:outline-level="1"><text:bookmark-start text:name="_Toc522182258"/>15<text:span text:style-name="T952"><text:tab/></text:span>General<text:bookmark-end text:name="_Toc522182258"/></text:h>
      <text:p text:style-name="P953"/>
      <text:p text:style-name="P954">Franchise Agreement</text:p>
      <text:p text:style-name="P955"/>
      <text:p text:style-name="P956"><text:span text:style-name="T957">15.1</text:span><text:span text:style-name="T958"><text:tab/></text:span><text:span text:style-name="T959">Whe</text:span><text:span text:style-name="T960">re this Clause is specified to apply in Schedule 1 (Contract Specific Agreements), the Parties shall work together with any relevant train operator and the Department for Transport and use all reasonable endeavours to ensure that this Agreement is transfer</text:span><text:span text:style-name="T961">red to a Successor Operator (as such term is defined in a franchise agreement) at the end of the current train operator's franchise agreement.</text:span></text:p>
      <text:p text:style-name="P962"/>
      <text:p text:style-name="P963">Notices</text:p>
      <text:p text:style-name="P964"/>
      <text:p text:style-name="P965"><text:span text:style-name="T966">15.2</text:span><text:span text:style-name="T967"><text:tab/></text:span><text:span text:style-name="T968">Communications in writing</text:span><text:span text:style-name="T969">: Any communication to be made under or in</text:span><text:span text:style-name="T970"><text:s/></text:span><text:span text:style-name="T971">connection with this Agreement</text:span><text:span text:style-name="T972"><text:s/>shall be made in English and in writing and, unless otherwise stated, may be made by fax, letter or email (Contract Specific Provisions).</text:span></text:p>
      <text:p text:style-name="P973"><text:bookmark-start text:name="page14"/><text:bookmark-end text:name="page14"/></text:p>
      <text:p text:style-name="P975"><text:span text:style-name="T976">15.3</text:span><text:span text:style-name="T977"><text:tab/></text:span><text:span text:style-name="T978">Addresses</text:span><text:span text:style-name="T979">: The address, fax number and email address of each Party for any</text:span><text:span text:style-name="T980"><text:s/></text:span><text:span text:style-name="T981">commun</text:span><text:span text:style-name="T982">ication or document to be made or delivered under or in connection with this Agreement is as set out in Schedule 1.</text:span></text:p>
      <text:p text:style-name="P983"/>
      <text:p text:style-name="P984"><text:span text:style-name="T985">15.4</text:span><text:span text:style-name="T986"><text:tab/></text:span><text:span text:style-name="T987">Delivery:<text:s/></text:span><text:span text:style-name="T988">Any communication or document made or delivered by one person to</text:span><text:span text:style-name="T989"><text:s/></text:span><text:span text:style-name="T990">another under or in connection with this Agreement will onl</text:span><text:span text:style-name="T991">y be effective:</text:span></text:p>
      <text:p text:style-name="P992"/>
      <text:p text:style-name="P993">15.4.1 if by way of fax, upon receipt by the sender of a facsimile transmission report (or other appropriate evidence) showing the correct fax number and the number of pages sent and that such transmission is "OK" or equivalent; or</text:p>
      <text:p text:style-name="P994"/>
      <text:p text:style-name="P995">15.4.2<text:s/>if by way of email, when it has been sent provided the message is in legible form and no message is received by the sender indicating that such message has not been received by or delivered to the intended recipient; or</text:p>
      <text:p text:style-name="P996"/>
      <text:p text:style-name="P997">15.4.3 if by way of letter, when it has been left at the relevant address or five Business Days after being deposited in the post postage prepaid in an envelope addressed to it at that address,</text:p>
      <text:p text:style-name="P998"/>
      <text:p text:style-name="P999">and, if a particular department or officer is specified as part of its address details provided<text:s/>in Schedule 1 (Contract Specific Information), if addressed to that department or officer.</text:p>
      <text:p text:style-name="P1000"/>
      <text:p text:style-name="P1001"/>
      <text:p text:style-name="P1002"/>
      <text:p text:style-name="P1003">Set Off</text:p>
      <text:p text:style-name="P1004"/>
      <text:p text:style-name="P1005"><text:span text:style-name="T1006">15.5</text:span><text:span text:style-name="T1007"><text:tab/></text:span><text:span text:style-name="T1008">Where either Party has incurred any liability towards any other Party under this Agreement, then provided that such liability is liquidated and und</text:span><text:span text:style-name="T1009">isputed, they may set-off the amount of such liability against any other liquidated and undisputed amount under this Agreement.</text:span></text:p>
      <text:p text:style-name="P1010"/>
      <text:p text:style-name="P1011">Entire Agreement</text:p>
      <text:p text:style-name="P1012"/>
      <text:p text:style-name="P1013"><text:span text:style-name="T1014">15.6</text:span><text:span text:style-name="T1015"><text:tab/></text:span><text:span text:style-name="T1016">This Agreement constitutes the entire Agreement between the parties and supersedes the Heads of Terms, a</text:span><text:span text:style-name="T1017">ll previous drafts, agreements, arrangements and understandings between them, whether written or oral, relating to the subject matter.</text:span></text:p>
      <text:p text:style-name="P1018"/>
      <text:p text:style-name="P1019">Waiver and Variation</text:p>
      <text:p text:style-name="P1020"/>
      <text:p text:style-name="P1021"><text:span text:style-name="T1022">15.7</text:span><text:span text:style-name="T1023"><text:tab/></text:span><text:span text:style-name="T1024">No failure or delay by any Party to exercise any right or remedy provided under this Agreemen</text:span><text:span text:style-name="T1025">t or by law shall constitute a waiver of that or any other right or remedy, nor shall it preclude or restrict the further exercise of that or any other right of remedy. No single or partial exercise of such right or remedy shall preclude or restrict the fu</text:span><text:span text:style-name="T1026">rther exercise of that or any other right or remedy.</text:span></text:p>
      <text:p text:style-name="P1027"/>
      <text:p text:style-name="P1028"><text:span text:style-name="T1029">15.8</text:span><text:span text:style-name="T1030"><text:tab/></text:span><text:span text:style-name="T1031">No variation of this Agreement shall be effective unless it is in written and is signed by the parties or their authorised representatives.</text:span></text:p>
      <text:p text:style-name="P1032"/>
      <text:p text:style-name="P1033"><text:bookmark-start text:name="page15"/><text:bookmark-end text:name="page15"/></text:p>
      <text:p text:style-name="P1035">Other</text:p>
      <text:p text:style-name="P1036"/>
      <text:p text:style-name="P1037"><text:span text:style-name="T1038">15.9</text:span><text:span text:style-name="T1039"><text:tab/></text:span><text:span text:style-name="T1040">For the avo</text:span><text:span text:style-name="T1041">idance of doubt, title to the Equipment and all other equipment, system parts and components incorporated into such Equipment shall vest in the person identified in Schedule 1 (Contract Specific Information).</text:span></text:p>
      <text:p text:style-name="P1042"/>
      <text:p text:style-name="P1043"><text:span text:style-name="T1044">15.10</text:span><text:span text:style-name="T1045"><text:tab/></text:span><text:span text:style-name="T1046">Any person who is not a Party to this Ag</text:span><text:span text:style-name="T1047">reement shall not have any rights under the Contracts (Rights of Third Parties) Act 1999 to enforce any term of this Agreement.</text:span></text:p>
      <text:p text:style-name="P1048"/>
      <text:p text:style-name="P1049"><text:span text:style-name="T1050">15.11</text:span><text:span text:style-name="T1051"><text:tab/></text:span><text:span text:style-name="T1052">This Agreement may be executed in counterparts, and all such counterparts shall together constitute a single instrument.</text:span></text:p>
      <text:p text:style-name="P1053"/>
      <text:p text:style-name="P1054">Disputes and Governing law</text:p>
      <text:p text:style-name="P1055"/>
      <text:p text:style-name="P1056"><text:span text:style-name="T1057">15.12</text:span><text:span text:style-name="T1058"><text:tab/></text:span><text:span text:style-name="T1059">This Agreement and any dispute or claim arising out of, or in connection with, it or its subject matter, including non-contractual disputes or claims, shall be governed by and construed in accordance with the law of Engla</text:span><text:span text:style-name="T1060">nd and Wales.</text:span></text:p>
      <text:p text:style-name="P1061"/>
      <text:p text:style-name="P1062"><text:span text:style-name="T1063">15.13</text:span><text:span text:style-name="T1064"><text:tab/></text:span><text:span text:style-name="T1065">Unless otherwise provided in Schedule 1 (Contract Specific Provisions), no Party shall commence any legal or arbitral proceedings in connection with any dispute arising out of or in connection with this Agreement (a "</text:span><text:span text:style-name="T1066">Dispute</text:span><text:span text:style-name="T1067">") until th</text:span><text:span text:style-name="T1068">e following steps (the "</text:span><text:span text:style-name="T1069">Escalation Procedure</text:span><text:span text:style-name="T1070">") have been completed, unless it is necessary for a Party to do so to protect a cause of action it may have against any other Party (in which case, once proceedings have been served, they shall be stayed until s</text:span><text:span text:style-name="T1071">uch time as the Parties have completed the Escalation Procedure):</text:span></text:p>
      <text:p text:style-name="P1072"/>
      <text:p text:style-name="P1073"><text:span text:style-name="T1074">15.13.1 each</text:span><text:span text:style-name="T1075"><text:s/></text:span><text:span text:style-name="T1076">Party shall use reasonable endeavours to resolve Disputes expeditiously;</text:span></text:p>
      <text:p text:style-name="P1077"/>
      <text:p text:style-name="P1078"/>
      <text:p text:style-name="P1079">15.13.2 any Dispute shall be referred to an appropriate director or representative of each Party (or<text:s/>to the Joint Management Group if one has been appointed pursuant to this Agreement), who shall meet within 10 Business Days of referral for good faith negotiations to resolve the Dispute;</text:p>
      <text:p text:style-name="P1080"/>
      <text:p text:style-name="P1081">15.13.3<text:tab/>if such directors or representatives fail to resolve the Dispute within 20 Business Days of referral or such other period as the Parties may agree, the Parties shall attempt to resolve the Dispute by mediation before a single mediator in accordance with the Dispute Resolution Rules prescribed in Schedule 1 (Contract Specific Provisions); and</text:p>
      <text:p text:style-name="P1082"/>
      <text:p text:style-name="P1083">15.13.4 all negotiations, discussions and mediation meetings pursuant to this sub-clause shall be confidential and treated as "without prejudice".</text:p>
      <text:p text:style-name="P1084"/>
      <text:p text:style-name="P1085"><text:span text:style-name="T1086">15.14</text:span><text:span text:style-name="T1087"><text:tab/></text:span><text:span text:style-name="T1088">Any Dispute which is not resolved in accordance with the Escalation Proc</text:span><text:span text:style-name="T1089">edure shall be finally resolved by arbitration before a single arbitrator in accordance with the Dispute Resolution Rules. The Escalation Procedure shall be deemed to be completed on termination of the mediation pursuant to the Dispute Resolution Rules.</text:span></text:p>
      <text:p text:style-name="P1090"/>
      <text:p text:style-name="P1091"><text:span text:style-name="T1092">1</text:span><text:span text:style-name="T1093">5.15</text:span><text:span text:style-name="T1094"><text:tab/></text:span><text:span text:style-name="T1095">Nothing in this Agreement shall prevent any Party from seeking interim relief from the English Courts.</text:span></text:p>
      <text:p text:style-name="P1096"/>
      <text:p text:style-name="P1097">This Agreement has been entered into on the date stated at the beginning of the Agreement.</text:p>
      <text:p text:style-name="P1098"><text:bookmark-start text:name="page16"/><text:bookmark-end text:name="page16"/></text:p>
      <text:p text:style-name="P1100">SIGNED FOR AND ON BEHALF OF [Facilitator]</text:p>
      <text:p text:style-name="P1101"/>
      <text:p text:style-name="P1102">)</text:p>
      <text:p text:style-name="P1103"/>
      <text:p text:style-name="P1104">)</text:p>
      <text:section text:name="Sect15" text:style-name="S15">
        <text:p text:style-name="P1105"/>
        <text:p text:style-name="P1106">Director:</text:p>
        <text:p text:style-name="P1107"/>
        <text:p text:style-name="P1108">Director/Secretary:</text:p>
      </text:section>
      <text:section text:name="Sect16" text:style-name="S16">
        <text:p text:style-name="P1109"/>
        <text:p text:style-name="P1110"/>
        <text:p text:style-name="P1111"/>
        <text:p text:style-name="P1112"/>
        <text:p text:style-name="P1113"/>
        <text:p text:style-name="P1114"/>
        <text:p text:style-name="P1115">SIGNED FOR AND ON BEHALF OF [Beneficiary]</text:p>
        <text:p text:style-name="P1116"/>
        <text:p text:style-name="P1117"/>
        <text:p text:style-name="P1118"/>
        <text:p text:style-name="P1119"/>
        <text:p text:style-name="P1120"/>
        <text:p text:style-name="P1121"/>
        <text:p text:style-name="P1122">)</text:p>
        <text:p text:style-name="P1123"/>
        <text:p text:style-name="P1124">)</text:p>
      </text:section>
      <text:section text:name="Sect17" text:style-name="S17">
        <text:p text:style-name="P1125"/>
        <text:p text:style-name="P1126">Director:</text:p>
        <text:p text:style-name="P1127"/>
        <text:p text:style-name="P1128">Director/Secretary:</text:p>
      </text:section>
      <text:section text:name="Sect18" text:style-name="S1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section>
      <text:h text:style-name="P1140" text:outline-level="1"><text:bookmark-start text:name="page17"/><text:bookmark-start text:name="_Toc522182259"/><text:bookmark-end text:name="page17"/><text:soft-page-break/>Schedule 1<text:bookmark-end text:name="_Toc522182259"/></text:h>
      <text:p text:style-name="P1142"/>
      <text:p text:style-name="P1143">Contract Specific Provisions</text:p>
      <text:p text:style-name="P1144"/>
      <table:table table:style-name="Table1145">
        <table:table-columns>
          <table:table-column table:style-name="TableColumn1146"/>
          <table:table-column table:style-name="TableColumn1147"/>
          <table:table-column table:style-name="TableColumn1148"/>
          <table:table-column table:style-name="TableColumn1149"/>
          <table:table-column table:style-name="TableColumn1150"/>
          <table:table-column table:style-name="TableColumn1151"/>
          <table:table-column table:style-name="TableColumn1152"/>
          <table:table-column table:style-name="TableColumn1153"/>
          <table:table-column table:style-name="TableColumn1154"/>
          <table:table-column table:style-name="TableColumn1155"/>
          <table:table-column table:style-name="TableColumn1156"/>
          <table:table-column table:style-name="TableColumn1157"/>
          <table:table-column table:style-name="TableColumn1158"/>
          <table:table-column table:style-name="TableColumn1159"/>
          <table:table-column table:style-name="TableColumn1160"/>
          <table:table-column table:style-name="TableColumn1161"/>
          <table:table-column table:style-name="TableColumn1162"/>
          <table:table-column table:style-name="TableColumn1163"/>
          <table:table-column table:style-name="TableColumn1164"/>
          <table:table-column table:style-name="TableColumn1165"/>
          <table:table-column table:style-name="TableColumn1166"/>
          <table:table-column table:style-name="TableColumn1167"/>
          <table:table-column table:style-name="TableColumn1168"/>
          <table:table-column table:style-name="TableColumn1169"/>
          <table:table-column table:style-name="TableColumn1170"/>
          <table:table-column table:style-name="TableColumn1171"/>
        </table:table-columns>
        <table:table-row table:style-name="TableRow1172">
          <table:table-cell table:style-name="TableCell1173">
            <text:p text:style-name="P1174">Clause reference</text:p>
          </table:table-cell>
          <table:table-cell table:style-name="TableCell1175">
            <text:p text:style-name="P1176"/>
          </table:table-cell>
          <table:table-cell table:style-name="TableCell1177">
            <text:p text:style-name="P1178"/>
          </table:table-cell>
          <table:table-cell table:style-name="TableCell1179" table:number-columns-spanned="2">
            <text:p text:style-name="P1180">Item</text:p>
          </table:table-cell>
          <table:covered-table-cell/>
          <table:table-cell table:style-name="TableCell1181">
            <text:p text:style-name="P1182"/>
          </table:table-cell>
          <table:table-cell table:style-name="TableCell1183">
            <text:p text:style-name="P1184"/>
          </table:table-cell>
          <table:table-cell table:style-name="TableCell1185">
            <text:p text:style-name="P1186"/>
          </table:table-cell>
          <table:table-cell table:style-name="TableCell1187">
            <text:p text:style-name="P1188"/>
          </table:table-cell>
          <table:table-cell table:style-name="TableCell1189">
            <text:p text:style-name="P1190">Input</text:p>
          </table:table-cell>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cell table:style-name="TableCell1205">
            <text:p text:style-name="P1206"/>
          </table:table-cell>
          <table:table-cell table:style-name="TableCell1207">
            <text:p text:style-name="P1208"/>
          </table:table-cell>
          <table:table-cell table:style-name="TableCell1209">
            <text:p text:style-name="P1210"/>
          </table:table-cell>
          <table:table-cell table:style-name="TableCell1211">
            <text:p text:style-name="P1212"/>
          </table:table-cell>
          <table:table-cell table:style-name="TableCell1213">
            <text:p text:style-name="P1214"/>
          </table:table-cell>
          <table:table-cell table:style-name="TableCell1215">
            <text:p text:style-name="P1216"/>
          </table:table-cell>
          <table:table-cell table:style-name="TableCell1217">
            <text:p text:style-name="P1218"/>
          </table:table-cell>
          <table:table-cell table:style-name="TableCell1219">
            <text:p text:style-name="P1220"/>
          </table:table-cell>
          <table:table-cell table:style-name="TableCell1221">
            <text:p text:style-name="P1222"/>
          </table:table-cell>
        </table:table-row>
        <table:table-row table:style-name="TableRow1223">
          <table:table-cell table:style-name="TableCell1224">
            <text:p text:style-name="P1225"/>
          </table:table-cell>
          <table:table-cell table:style-name="TableCell1226">
            <text:p text:style-name="P1227"/>
          </table:table-cell>
          <table:table-cell table:style-name="TableCell1228">
            <text:p text:style-name="P1229"/>
          </table:table-cell>
          <table:table-cell table:style-name="TableCell1230">
            <text:p text:style-name="P1231"/>
          </table:table-cell>
          <table:table-cell table:style-name="TableCell1232" table:number-columns-spanned="2">
            <text:p text:style-name="P1233"/>
          </table:table-cell>
          <table:covered-table-cell/>
          <table:table-cell table:style-name="TableCell1234">
            <text:p text:style-name="P1235"/>
          </table:table-cell>
          <table:table-cell table:style-name="TableCell1236">
            <text:p text:style-name="P1237"/>
          </table:table-cell>
          <table:table-cell table:style-name="TableCell1238">
            <text:p text:style-name="P1239"/>
          </table:table-cell>
          <table:table-cell table:style-name="TableCell1240" table:number-columns-spanned="2">
            <text:p text:style-name="P1241"/>
          </table:table-cell>
          <table:covered-table-cell/>
          <table:table-cell table:style-name="TableCell1242">
            <text:p text:style-name="P1243"/>
          </table:table-cell>
          <table:table-cell table:style-name="TableCell1244">
            <text:p text:style-name="P1245"/>
          </table:table-cell>
          <table:table-cell table:style-name="TableCell1246">
            <text:p text:style-name="P1247"/>
          </table:table-cell>
          <table:table-cell table:style-name="TableCell1248">
            <text:p text:style-name="P1249"/>
          </table:table-cell>
          <table:table-cell table:style-name="TableCell1250" table:number-columns-spanned="2">
            <text:p text:style-name="P1251"/>
          </table:table-cell>
          <table:covered-table-cell/>
          <table:table-cell table:style-name="TableCell1252" table:number-columns-spanned="2">
            <text:p text:style-name="P1253"/>
          </table:table-cell>
          <table:covered-table-cell/>
          <table:table-cell table:style-name="TableCell1254" table:number-columns-spanned="2">
            <text:p text:style-name="P1255"/>
          </table:table-cell>
          <table:covered-table-cell/>
          <table:table-cell table:style-name="TableCell1256">
            <text:p text:style-name="P1257"/>
          </table:table-cell>
          <table:table-cell table:style-name="TableCell1258" table:number-columns-spanned="2">
            <text:p text:style-name="P1259"/>
          </table:table-cell>
          <table:covered-table-cell/>
          <table:table-cell table:style-name="TableCell1260">
            <text:p text:style-name="P1261"/>
          </table:table-cell>
          <table:table-cell table:style-name="TableCell1262">
            <text:p text:style-name="P1263"/>
          </table:table-cell>
        </table:table-row>
        <table:table-row table:style-name="TableRow1264">
          <table:table-cell table:style-name="TableCell1265">
            <text:p text:style-name="P1266"/>
          </table:table-cell>
          <table:table-cell table:style-name="TableCell1267">
            <text:p text:style-name="P1268"/>
          </table:table-cell>
          <table:table-cell table:style-name="TableCell1269">
            <text:p text:style-name="P1270"/>
          </table:table-cell>
          <table:table-cell table:style-name="TableCell1271">
            <text:p text:style-name="P1272"/>
          </table:table-cell>
          <table:table-cell table:style-name="TableCell1273">
            <text:p text:style-name="P1274"/>
          </table:table-cell>
          <table:table-cell table:style-name="TableCell1275">
            <text:p text:style-name="P1276"/>
          </table:table-cell>
          <table:table-cell table:style-name="TableCell1277">
            <text:p text:style-name="P1278"/>
          </table:table-cell>
          <table:table-cell table:style-name="TableCell1279">
            <text:p text:style-name="P1280"/>
          </table:table-cell>
          <table:table-cell table:style-name="TableCell1281">
            <text:p text:style-name="P1282"/>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cell table:style-name="TableCell1299">
            <text:p text:style-name="P1300"/>
          </table:table-cell>
          <table:table-cell table:style-name="TableCell1301">
            <text:p text:style-name="P1302"/>
          </table:table-cell>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cell table:style-name="TableCell1311">
            <text:p text:style-name="P1312"/>
          </table:table-cell>
          <table:table-cell table:style-name="TableCell1313">
            <text:p text:style-name="P1314"/>
          </table:table-cell>
          <table:table-cell table:style-name="TableCell1315">
            <text:p text:style-name="P1316"/>
          </table:table-cell>
        </table:table-row>
        <table:table-row table:style-name="TableRow1317">
          <table:table-cell table:style-name="TableCell1318">
            <text:p text:style-name="P1319">Definition of Asset</text:p>
          </table:table-cell>
          <table:table-cell table:style-name="TableCell1320">
            <text:p text:style-name="P1321"/>
          </table:table-cell>
          <table:table-cell table:style-name="TableCell1322">
            <text:p text:style-name="P1323"/>
          </table:table-cell>
          <table:table-cell table:style-name="TableCell1324">
            <text:p text:style-name="P1325">The</text:p>
          </table:table-cell>
          <table:table-cell table:style-name="TableCell1326" table:number-columns-spanned="2">
            <text:p text:style-name="P1327">identity</text:p>
          </table:table-cell>
          <table:covered-table-cell/>
          <table:table-cell table:style-name="TableCell1328">
            <text:p text:style-name="P1329">of</text:p>
          </table:table-cell>
          <table:table-cell table:style-name="TableCell1330">
            <text:p text:style-name="P1331">the</text:p>
          </table:table-cell>
          <table:table-cell table:style-name="TableCell1332">
            <text:p text:style-name="P1333"/>
          </table:table-cell>
          <table:table-cell table:style-name="TableCell1334" table:number-columns-spanned="15">
            <text:p text:style-name="P1335">[Facilitator/Beneficiary/Other]/[N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336" table:number-columns-spanned="2">
            <text:p text:style-name="P1337"/>
          </table:table-cell>
          <table:covered-table-cell/>
        </table:table-row>
        <table:table-row table:style-name="TableRow1338">
          <table:table-cell table:style-name="TableCell1339">
            <text:p text:style-name="P1340">Protection Agreement</text:p>
          </table:table-cell>
          <table:table-cell table:style-name="TableCell1341">
            <text:p text:style-name="P1342"/>
          </table:table-cell>
          <table:table-cell table:style-name="TableCell1343">
            <text:p text:style-name="P1344"/>
          </table:table-cell>
          <table:table-cell table:style-name="TableCell1345" table:number-columns-spanned="2">
            <text:p text:style-name="P1346">party</text:p>
          </table:table-cell>
          <table:covered-table-cell/>
          <table:table-cell table:style-name="TableCell1347" table:number-columns-spanned="2">
            <text:p text:style-name="P1348">that</text:p>
          </table:table-cell>
          <table:covered-table-cell/>
          <table:table-cell table:style-name="TableCell1349">
            <text:p text:style-name="P1350">has</text:p>
          </table:table-cell>
          <table:table-cell table:style-name="TableCell1351">
            <text:p text:style-name="P1352"/>
          </table:table-cell>
          <table:table-cell table:style-name="TableCell1353">
            <text:p text:style-name="P1354"/>
          </table:table-cell>
          <table:table-cell table:style-name="TableCell1355">
            <text:p text:style-name="P1356"/>
          </table:table-cell>
          <table:table-cell table:style-name="TableCell1357">
            <text:p text:style-name="P1358"/>
          </table:table-cell>
          <table:table-cell table:style-name="TableCell1359">
            <text:p text:style-name="P1360"/>
          </table:table-cell>
          <table:table-cell table:style-name="TableCell1361">
            <text:p text:style-name="P1362"/>
          </table:table-cell>
          <table:table-cell table:style-name="TableCell1363">
            <text:p text:style-name="P1364"/>
          </table:table-cell>
          <table:table-cell table:style-name="TableCell1365">
            <text:p text:style-name="P1366"/>
          </table:table-cell>
          <table:table-cell table:style-name="TableCell1367">
            <text:p text:style-name="P1368"/>
          </table:table-cell>
          <table:table-cell table:style-name="TableCell1369">
            <text:p text:style-name="P1370"/>
          </table:table-cell>
          <table:table-cell table:style-name="TableCell1371">
            <text:p text:style-name="P1372"/>
          </table:table-cell>
          <table:table-cell table:style-name="TableCell1373">
            <text:p text:style-name="P1374"/>
          </table:table-cell>
          <table:table-cell table:style-name="TableCell1375">
            <text:p text:style-name="P1376"/>
          </table:table-cell>
          <table:table-cell table:style-name="TableCell1377">
            <text:p text:style-name="P1378"/>
          </table:table-cell>
          <table:table-cell table:style-name="TableCell1379">
            <text:p text:style-name="P1380"/>
          </table:table-cell>
          <table:table-cell table:style-name="TableCell1381">
            <text:p text:style-name="P1382"/>
          </table:table-cell>
          <table:table-cell table:style-name="TableCell1383">
            <text:p text:style-name="P1384"/>
          </table:table-cell>
          <table:table-cell table:style-name="TableCell1385">
            <text:p text:style-name="P1386"/>
          </table:table-cell>
        </table:table-row>
        <table:table-row table:style-name="TableRow1387">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able:number-columns-spanned="2">
            <text:p text:style-name="P1395">entered</text:p>
          </table:table-cell>
          <table:covered-table-cell/>
          <table:table-cell table:style-name="TableCell1396" table:number-columns-spanned="2">
            <text:p text:style-name="P1397">into</text:p>
          </table:table-cell>
          <table:covered-table-cell/>
          <table:table-cell table:style-name="TableCell1398">
            <text:p text:style-name="P1399">the</text:p>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
          </table: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p text:style-name="P1419"/>
          </table:table-cell>
          <table:table-cell table:style-name="TableCell1420">
            <text:p text:style-name="P1421"/>
          </table:table-cell>
          <table:table-cell table:style-name="TableCell1422">
            <text:p text:style-name="P1423"/>
          </table:table-cell>
          <table:table-cell table:style-name="TableCell1424">
            <text:p text:style-name="P1425"/>
          </table:table-cell>
          <table:table-cell table:style-name="TableCell1426">
            <text:p text:style-name="P1427"/>
          </table:table-cell>
          <table:table-cell table:style-name="TableCell1428">
            <text:p text:style-name="P1429"/>
          </table:table-cell>
          <table:table-cell table:style-name="TableCell1430">
            <text:p text:style-name="P1431"/>
          </table:table-cell>
          <table:table-cell table:style-name="TableCell1432">
            <text:p text:style-name="P1433"/>
          </table:table-cell>
          <table:table-cell table:style-name="TableCell1434">
            <text:p text:style-name="P1435"/>
          </table:table-cell>
        </table:table-row>
        <table:table-row table:style-name="TableRow1436">
          <table:table-cell table:style-name="TableCell1437">
            <text:p text:style-name="P1438"/>
          </table:table-cell>
          <table:table-cell table:style-name="TableCell1439">
            <text:p text:style-name="P1440"/>
          </table:table-cell>
          <table:table-cell table:style-name="TableCell1441">
            <text:p text:style-name="P1442"/>
          </table:table-cell>
          <table:table-cell table:style-name="TableCell1443" table:number-columns-spanned="2">
            <text:p text:style-name="P1444">Asset</text:p>
          </table:table-cell>
          <table:covered-table-cell/>
          <table:table-cell table:style-name="TableCell1445" table:number-columns-spanned="3">
            <text:p text:style-name="P1446">Protection</text:p>
          </table:table-cell>
          <table:covered-table-cell/>
          <table:covered-table-cell/>
          <table:table-cell table:style-name="TableCell1447">
            <text:p text:style-name="P1448"/>
          </table:table-cell>
          <table:table-cell table:style-name="TableCell1449">
            <text:p text:style-name="P1450"/>
          </table:table-cell>
          <table:table-cell table:style-name="TableCell1451">
            <text:p text:style-name="P1452"/>
          </table:table-cell>
          <table:table-cell table:style-name="TableCell1453">
            <text:p text:style-name="P1454"/>
          </table:table-cell>
          <table:table-cell table:style-name="TableCell1455">
            <text:p text:style-name="P1456"/>
          </table:table-cell>
          <table:table-cell table:style-name="TableCell1457">
            <text:p text:style-name="P1458"/>
          </table:table-cell>
          <table:table-cell table:style-name="TableCell1459">
            <text:p text:style-name="P1460"/>
          </table:table-cell>
          <table:table-cell table:style-name="TableCell1461">
            <text:p text:style-name="P1462"/>
          </table:table-cell>
          <table:table-cell table:style-name="TableCell1463">
            <text:p text:style-name="P1464"/>
          </table:table-cell>
          <table:table-cell table:style-name="TableCell1465">
            <text:p text:style-name="P1466"/>
          </table:table-cell>
          <table:table-cell table:style-name="TableCell1467">
            <text:p text:style-name="P1468"/>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
          </table:table-cell>
          <table:table-cell table:style-name="TableCell1481">
            <text:p text:style-name="P1482"/>
          </table:table-cell>
        </table:table-row>
        <table:table-row table:style-name="TableRow1483">
          <table:table-cell table:style-name="TableCell1484">
            <text:p text:style-name="P1485"/>
          </table:table-cell>
          <table:table-cell table:style-name="TableCell1486">
            <text:p text:style-name="P1487"/>
          </table:table-cell>
          <table:table-cell table:style-name="TableCell1488">
            <text:p text:style-name="P1489"/>
          </table:table-cell>
          <table:table-cell table:style-name="TableCell1490" table:number-columns-spanned="3">
            <text:p text:style-name="P1491">Agreement</text:p>
          </table:table-cell>
          <table:covered-table-cell/>
          <table:covered-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cell table:style-name="TableCell1504">
            <text:p text:style-name="P1505"/>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
          </table:table-cell>
          <table:table-cell table:style-name="TableCell1526">
            <text:p text:style-name="P1527"/>
          </table:table-cell>
          <table:table-cell table:style-name="TableCell1528">
            <text:p text:style-name="P1529"/>
          </table:table-cell>
          <table:table-cell table:style-name="TableCell1530">
            <text:p text:style-name="P1531"/>
          </table:table-cell>
        </table:table-row>
        <table:table-row table:style-name="TableRow1532">
          <table:table-cell table:style-name="TableCell1533">
            <text:p text:style-name="P1534"/>
          </table:table-cell>
          <table:table-cell table:style-name="TableCell1535">
            <text:p text:style-name="P1536"/>
          </table:table-cell>
          <table:table-cell table:style-name="TableCell1537">
            <text:p text:style-name="P1538"/>
          </table:table-cell>
          <table:table-cell table:style-name="TableCell1539" table:number-columns-spanned="5">
            <text:p text:style-name="P1540"/>
          </table:table-cell>
          <table:covered-table-cell/>
          <table:covered-table-cell/>
          <table:covered-table-cell/>
          <table:covered-table-cell/>
          <table:table-cell table:style-name="TableCell1541">
            <text:p text:style-name="P1542"/>
          </table:table-cell>
          <table:table-cell table:style-name="TableCell1543" table:number-columns-spanned="2">
            <text:p text:style-name="P1544"/>
          </table:table-cell>
          <table:covered-table-cell/>
          <table:table-cell table:style-name="TableCell1545">
            <text:p text:style-name="P1546"/>
          </table:table-cell>
          <table:table-cell table:style-name="TableCell1547">
            <text:p text:style-name="P1548"/>
          </table:table-cell>
          <table:table-cell table:style-name="TableCell1549">
            <text:p text:style-name="P1550"/>
          </table:table-cell>
          <table:table-cell table:style-name="TableCell1551">
            <text:p text:style-name="P1552"/>
          </table:table-cell>
          <table:table-cell table:style-name="TableCell1553" table:number-columns-spanned="2">
            <text:p text:style-name="P1554"/>
          </table:table-cell>
          <table:covered-table-cell/>
          <table:table-cell table:style-name="TableCell1555" table:number-columns-spanned="2">
            <text:p text:style-name="P1556"/>
          </table:table-cell>
          <table:covered-table-cell/>
          <table:table-cell table:style-name="TableCell1557" table:number-columns-spanned="2">
            <text:p text:style-name="P1558"/>
          </table:table-cell>
          <table:covered-table-cell/>
          <table:table-cell table:style-name="TableCell1559" table:number-columns-spanned="2">
            <text:p text:style-name="P1560"/>
          </table:table-cell>
          <table:covered-table-cell/>
          <table:table-cell table:style-name="TableCell1561">
            <text:p text:style-name="P1562"/>
          </table:table-cell>
          <table:table-cell table:style-name="TableCell1563">
            <text:p text:style-name="P1564"/>
          </table:table-cell>
          <table:table-cell table:style-name="TableCell1565">
            <text:p text:style-name="P1566"/>
          </table:table-cell>
        </table:table-row>
        <table:table-row table:style-name="TableRow1567">
          <table:table-cell table:style-name="TableCell1568">
            <text:p text:style-name="P1569"/>
          </table:table-cell>
          <table:table-cell table:style-name="TableCell1570">
            <text:p text:style-name="P1571"/>
          </table:table-cell>
          <table:table-cell table:style-name="TableCell1572">
            <text:p text:style-name="P1573"/>
          </table:table-cell>
          <table:table-cell table:style-name="TableCell1574">
            <text:p text:style-name="P1575"/>
          </table:table-cell>
          <table:table-cell table:style-name="TableCell1576">
            <text:p text:style-name="P1577"/>
          </table:table-cell>
          <table:table-cell table:style-name="TableCell1578">
            <text:p text:style-name="P1579"/>
          </table:table-cell>
          <table:table-cell table:style-name="TableCell1580">
            <text:p text:style-name="P1581"/>
          </table:table-cell>
          <table:table-cell table:style-name="TableCell1582">
            <text:p text:style-name="P1583"/>
          </table:table-cell>
          <table:table-cell table:style-name="TableCell1584">
            <text:p text:style-name="P1585"/>
          </table:table-cell>
          <table:table-cell table:style-name="TableCell1586">
            <text:p text:style-name="P1587"/>
          </table:table-cell>
          <table:table-cell table:style-name="TableCell1588">
            <text:p text:style-name="P1589"/>
          </table:table-cell>
          <table:table-cell table:style-name="TableCell1590">
            <text:p text:style-name="P1591"/>
          </table:table-cell>
          <table:table-cell table:style-name="TableCell1592">
            <text:p text:style-name="P1593"/>
          </table:table-cell>
          <table:table-cell table:style-name="TableCell1594">
            <text:p text:style-name="P1595"/>
          </table:table-cell>
          <table:table-cell table:style-name="TableCell1596">
            <text:p text:style-name="P1597"/>
          </table:table-cell>
          <table:table-cell table:style-name="TableCell1598">
            <text:p text:style-name="P1599"/>
          </table:table-cell>
          <table:table-cell table:style-name="TableCell1600">
            <text:p text:style-name="P1601"/>
          </table:table-cell>
          <table:table-cell table:style-name="TableCell1602">
            <text:p text:style-name="P1603"/>
          </table:table-cell>
          <table:table-cell table:style-name="TableCell1604">
            <text:p text:style-name="P1605"/>
          </table:table-cell>
          <table:table-cell table:style-name="TableCell1606">
            <text:p text:style-name="P1607"/>
          </table:table-cell>
          <table:table-cell table:style-name="TableCell1608">
            <text:p text:style-name="P1609"/>
          </table:table-cell>
          <table:table-cell table:style-name="TableCell1610">
            <text:p text:style-name="P1611"/>
          </table:table-cell>
          <table:table-cell table:style-name="TableCell1612">
            <text:p text:style-name="P1613"/>
          </table:table-cell>
          <table:table-cell table:style-name="TableCell1614">
            <text:p text:style-name="P1615"/>
          </table:table-cell>
          <table:table-cell table:style-name="TableCell1616">
            <text:p text:style-name="P1617"/>
          </table:table-cell>
          <table:table-cell table:style-name="TableCell1618">
            <text:p text:style-name="P1619"/>
          </table:table-cell>
        </table:table-row>
        <table:table-row table:style-name="TableRow1620">
          <table:table-cell table:style-name="TableCell1621">
            <text:p text:style-name="P1622">Definition of Heads of Terms</text:p>
          </table:table-cell>
          <table:table-cell table:style-name="TableCell1623">
            <text:p text:style-name="P1624"/>
          </table:table-cell>
          <table:table-cell table:style-name="TableCell1625">
            <text:p text:style-name="P1626"/>
          </table:table-cell>
          <table:table-cell table:style-name="TableCell1627" table:number-columns-spanned="5">
            <text:p text:style-name="P1628">The date the relevant</text:p>
          </table:table-cell>
          <table:covered-table-cell/>
          <table:covered-table-cell/>
          <table:covered-table-cell/>
          <table:covered-table-cell/>
          <table:table-cell table:style-name="TableCell1629">
            <text:p text:style-name="P1630"/>
          </table:table-cell>
          <table:table-cell table:style-name="TableCell1631" table:number-columns-spanned="13">
            <text:p text:style-name="P1632">[Specify the relevant date]/[N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633">
            <text:p text:style-name="P1634"/>
          </table:table-cell>
          <table:table-cell table:style-name="TableCell1635">
            <text:p text:style-name="P1636"/>
          </table:table-cell>
          <table:table-cell table:style-name="TableCell1637">
            <text:p text:style-name="P1638"/>
          </table:table-cell>
          <table:table-cell table:style-name="TableCell1639">
            <text:p text:style-name="P1640"/>
          </table:table-cell>
        </table:table-row>
        <table:table-row table:style-name="TableRow1641">
          <table:table-cell table:style-name="TableCell1642">
            <text:p text:style-name="P1643"/>
          </table:table-cell>
          <table:table-cell table:style-name="TableCell1644">
            <text:p text:style-name="P1645"/>
          </table:table-cell>
          <table:table-cell table:style-name="TableCell1646">
            <text:p text:style-name="P1647"/>
          </table:table-cell>
          <table:table-cell table:style-name="TableCell1648" table:number-columns-spanned="5">
            <text:p text:style-name="P1649">Heads of Terms were</text:p>
          </table:table-cell>
          <table:covered-table-cell/>
          <table:covered-table-cell/>
          <table:covered-table-cell/>
          <table:covered-table-cell/>
          <table:table-cell table:style-name="TableCell1650">
            <text:p text:style-name="P1651"/>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row>
        <table:table-row table:style-name="TableRow1686">
          <table:table-cell table:style-name="TableCell1687">
            <text:p text:style-name="P1688"/>
          </table:table-cell>
          <table:table-cell table:style-name="TableCell1689">
            <text:p text:style-name="P1690"/>
          </table:table-cell>
          <table:table-cell table:style-name="TableCell1691">
            <text:p text:style-name="P1692"/>
          </table:table-cell>
          <table:table-cell table:style-name="TableCell1693" table:number-columns-spanned="3">
            <text:p text:style-name="P1694">entered into</text:p>
          </table:table-cell>
          <table:covered-table-cell/>
          <table:covered-table-cell/>
          <table:table-cell table:style-name="TableCell1695">
            <text:p text:style-name="P1696"/>
          </table:table-cell>
          <table:table-cell table:style-name="TableCell1697">
            <text:p text:style-name="P1698"/>
          </table:table-cell>
          <table:table-cell table:style-name="TableCell1699">
            <text:p text:style-name="P1700"/>
          </table:table-cell>
          <table:table-cell table:style-name="TableCell1701">
            <text:p text:style-name="P1702"/>
          </table:table-cell>
          <table:table-cell table:style-name="TableCell1703">
            <text:p text:style-name="P1704"/>
          </table:table-cell>
          <table:table-cell table:style-name="TableCell1705">
            <text:p text:style-name="P1706"/>
          </table:table-cell>
          <table:table-cell table:style-name="TableCell1707">
            <text:p text:style-name="P1708"/>
          </table:table-cell>
          <table:table-cell table:style-name="TableCell1709">
            <text:p text:style-name="P1710"/>
          </table:table-cell>
          <table:table-cell table:style-name="TableCell1711">
            <text:p text:style-name="P1712"/>
          </table:table-cell>
          <table:table-cell table:style-name="TableCell1713">
            <text:p text:style-name="P1714"/>
          </table:table-cell>
          <table:table-cell table:style-name="TableCell1715">
            <text:p text:style-name="P1716"/>
          </table:table-cell>
          <table:table-cell table:style-name="TableCell1717">
            <text:p text:style-name="P1718"/>
          </table:table-cell>
          <table:table-cell table:style-name="TableCell1719">
            <text:p text:style-name="P1720"/>
          </table:table-cell>
          <table:table-cell table:style-name="TableCell1721">
            <text:p text:style-name="P1722"/>
          </table:table-cell>
          <table:table-cell table:style-name="TableCell1723">
            <text:p text:style-name="P1724"/>
          </table:table-cell>
          <table:table-cell table:style-name="TableCell1725">
            <text:p text:style-name="P1726"/>
          </table:table-cell>
          <table:table-cell table:style-name="TableCell1727">
            <text:p text:style-name="P1728"/>
          </table:table-cell>
          <table:table-cell table:style-name="TableCell1729">
            <text:p text:style-name="P1730"/>
          </table:table-cell>
          <table:table-cell table:style-name="TableCell1731">
            <text:p text:style-name="P1732"/>
          </table:table-cell>
          <table:table-cell table:style-name="TableCell1733">
            <text:p text:style-name="P1734"/>
          </table:table-cell>
        </table:table-row>
        <table:table-row table:style-name="TableRow1735">
          <table:table-cell table:style-name="TableCell1736">
            <text:p text:style-name="P1737"/>
          </table:table-cell>
          <table:table-cell table:style-name="TableCell1738">
            <text:p text:style-name="P1739"/>
          </table:table-cell>
          <table:table-cell table:style-name="TableCell1740">
            <text:p text:style-name="P1741"/>
          </table:table-cell>
          <table:table-cell table:style-name="TableCell1742" table:number-columns-spanned="3">
            <text:p text:style-name="P1743"/>
          </table:table-cell>
          <table:covered-table-cell/>
          <table:covered-table-cell/>
          <table:table-cell table:style-name="TableCell1744">
            <text:p text:style-name="P1745"/>
          </table:table-cell>
          <table:table-cell table:style-name="TableCell1746">
            <text:p text:style-name="P1747"/>
          </table:table-cell>
          <table:table-cell table:style-name="TableCell1748">
            <text:p text:style-name="P1749"/>
          </table:table-cell>
          <table:table-cell table:style-name="TableCell1750" table:number-columns-spanned="2">
            <text:p text:style-name="P1751"/>
          </table:table-cell>
          <table:covered-table-cell/>
          <table:table-cell table:style-name="TableCell1752">
            <text:p text:style-name="P1753"/>
          </table:table-cell>
          <table:table-cell table:style-name="TableCell1754">
            <text:p text:style-name="P1755"/>
          </table:table-cell>
          <table:table-cell table:style-name="TableCell1756">
            <text:p text:style-name="P1757"/>
          </table:table-cell>
          <table:table-cell table:style-name="TableCell1758">
            <text:p text:style-name="P1759"/>
          </table:table-cell>
          <table:table-cell table:style-name="TableCell1760" table:number-columns-spanned="2">
            <text:p text:style-name="P1761"/>
          </table:table-cell>
          <table:covered-table-cell/>
          <table:table-cell table:style-name="TableCell1762" table:number-columns-spanned="2">
            <text:p text:style-name="P1763"/>
          </table:table-cell>
          <table:covered-table-cell/>
          <table:table-cell table:style-name="TableCell1764" table:number-columns-spanned="2">
            <text:p text:style-name="P1765"/>
          </table:table-cell>
          <table:covered-table-cell/>
          <table:table-cell table:style-name="TableCell1766" table:number-columns-spanned="5">
            <text:p text:style-name="P1767"/>
          </table:table-cell>
          <table:covered-table-cell/>
          <table:covered-table-cell/>
          <table:covered-table-cell/>
          <table:covered-table-cell/>
        </table:table-row>
        <table:table-row table:style-name="TableRow1768">
          <table:table-cell table:style-name="TableCell1769">
            <text:p text:style-name="P1770"/>
          </table:table-cell>
          <table:table-cell table:style-name="TableCell1771">
            <text:p text:style-name="P1772"/>
          </table:table-cell>
          <table:table-cell table:style-name="TableCell1773">
            <text:p text:style-name="P1774"/>
          </table:table-cell>
          <table:table-cell table:style-name="TableCell1775">
            <text:p text:style-name="P1776"/>
          </table:table-cell>
          <table:table-cell table:style-name="TableCell1777">
            <text:p text:style-name="P1778"/>
          </table:table-cell>
          <table:table-cell table:style-name="TableCell1779">
            <text:p text:style-name="P1780"/>
          </table:table-cell>
          <table:table-cell table:style-name="TableCell1781">
            <text:p text:style-name="P1782"/>
          </table:table-cell>
          <table:table-cell table:style-name="TableCell1783">
            <text:p text:style-name="P1784"/>
          </table:table-cell>
          <table:table-cell table:style-name="TableCell1785">
            <text:p text:style-name="P1786"/>
          </table:table-cell>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
          </table:table-cell>
          <table:table-cell table:style-name="TableCell1801">
            <text:p text:style-name="P1802"/>
          </table:table-cell>
          <table:table-cell table:style-name="TableCell1803">
            <text:p text:style-name="P1804"/>
          </table:table-cell>
          <table:table-cell table:style-name="TableCell1805">
            <text:p text:style-name="P1806"/>
          </table:table-cell>
          <table:table-cell table:style-name="TableCell1807">
            <text:p text:style-name="P1808"/>
          </table:table-cell>
          <table:table-cell table:style-name="TableCell1809">
            <text:p text:style-name="P1810"/>
          </table:table-cell>
          <table:table-cell table:style-name="TableCell1811">
            <text:p text:style-name="P1812"/>
          </table:table-cell>
          <table:table-cell table:style-name="TableCell1813">
            <text:p text:style-name="P1814"/>
          </table:table-cell>
          <table:table-cell table:style-name="TableCell1815">
            <text:p text:style-name="P1816"/>
          </table:table-cell>
          <table:table-cell table:style-name="TableCell1817">
            <text:p text:style-name="P1818"/>
          </table:table-cell>
          <table:table-cell table:style-name="TableCell1819">
            <text:p text:style-name="P1820"/>
          </table:table-cell>
        </table:table-row>
        <table:table-row table:style-name="TableRow1821">
          <table:table-cell table:style-name="TableCell1822">
            <text:p text:style-name="P1823"><text:a xlink:href="#page6" office:target-frame-name="_top" xlink:show="replace"><text:span text:style-name="T1824">1.2.6<text:s/></text:span></text:a><text:span text:style-name="T1825">(Conditions</text:span></text:p>
          </table:table-cell>
          <table:table-cell table:style-name="TableCell1826">
            <text:p text:style-name="P1827"/>
          </table:table-cell>
          <table:table-cell table:style-name="TableCell1828">
            <text:p text:style-name="P1829"/>
          </table:table-cell>
          <table:table-cell table:style-name="TableCell1830" table:number-columns-spanned="3">
            <text:p text:style-name="P1831">Conditions</text:p>
          </table:table-cell>
          <table:covered-table-cell/>
          <table:covered-table-cell/>
          <table:table-cell table:style-name="TableCell1832">
            <text:p text:style-name="P1833">to</text:p>
          </table:table-cell>
          <table:table-cell table:style-name="TableCell1834">
            <text:p text:style-name="P1835">the</text:p>
          </table:table-cell>
          <table:table-cell table:style-name="TableCell1836">
            <text:p text:style-name="P1837"/>
          </table:table-cell>
          <table:table-cell table:style-name="TableCell1838" table:number-columns-spanned="16">
            <text:p text:style-name="P1839">[Specify <text:s/>whether <text:s/>there <text:s/>are <text:s/>any <text:s/>CP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840">
            <text:p text:style-name="P1841"/>
          </table:table-cell>
        </table:table-row>
        <table:table-row table:style-name="TableRow1842">
          <table:table-cell table:style-name="TableCell1843">
            <text:p text:style-name="P1844">Precedent)</text:p>
          </table:table-cell>
          <table:table-cell table:style-name="TableCell1845">
            <text:p text:style-name="P1846"/>
          </table:table-cell>
          <table:table-cell table:style-name="TableCell1847">
            <text:p text:style-name="P1848"/>
          </table:table-cell>
          <table:table-cell table:style-name="TableCell1849" table:number-columns-spanned="2">
            <text:p text:style-name="P1850">contract</text:p>
          </table:table-cell>
          <table:covered-table-cell/>
          <table:table-cell table:style-name="TableCell1851" table:number-columns-spanned="3">
            <text:p text:style-name="P1852">becoming</text:p>
          </table:table-cell>
          <table:covered-table-cell/>
          <table:covered-table-cell/>
          <table:table-cell table:style-name="TableCell1853">
            <text:p text:style-name="P1854"/>
          </table:table-cell>
          <table:table-cell table:style-name="TableCell1855" table:number-columns-spanned="16">
            <text:p text:style-name="P1856">prior to the Agreement coming live e.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857">
            <text:p text:style-name="P1858"/>
          </table:table-cell>
        </table:table-row>
        <table:table-row table:style-name="TableRow1859">
          <table:table-cell table:style-name="TableCell1860">
            <text:p text:style-name="P1861"/>
          </table:table-cell>
          <table:table-cell table:style-name="TableCell1862">
            <text:p text:style-name="P1863"/>
          </table:table-cell>
          <table:table-cell table:style-name="TableCell1864">
            <text:p text:style-name="P1865"/>
          </table:table-cell>
          <table:table-cell table:style-name="TableCell1866">
            <text:p text:style-name="P1867">live</text:p>
          </table:table-cell>
          <table:table-cell table:style-name="TableCell1868">
            <text:p text:style-name="P1869"/>
          </table:table-cell>
          <table:table-cell table:style-name="TableCell1870">
            <text:p text:style-name="P1871"/>
          </table:table-cell>
          <table:table-cell table:style-name="TableCell1872">
            <text:p text:style-name="P1873"/>
          </table:table-cell>
          <table:table-cell table:style-name="TableCell1874">
            <text:p text:style-name="P1875"/>
          </table:table-cell>
          <table:table-cell table:style-name="TableCell1876">
            <text:p text:style-name="P1877"/>
          </table:table-cell>
          <table:table-cell table:style-name="TableCell1878">
            <text:p text:style-name="P1879">any</text:p>
          </table:table-cell>
          <table:table-cell table:style-name="TableCell1880" table:number-columns-spanned="8">
            <text:p text:style-name="P1881">approvals</text:p>
          </table:table-cell>
          <table:covered-table-cell/>
          <table:covered-table-cell/>
          <table:covered-table-cell/>
          <table:covered-table-cell/>
          <table:covered-table-cell/>
          <table:covered-table-cell/>
          <table:covered-table-cell/>
          <table:table-cell table:style-name="TableCell1882" table:number-columns-spanned="2">
            <text:p text:style-name="P1883">or</text:p>
          </table:table-cell>
          <table:covered-table-cell/>
          <table:table-cell table:style-name="TableCell1884" table:number-columns-spanned="5">
            <text:p text:style-name="P1885">consents</text:p>
          </table:table-cell>
          <table:covered-table-cell/>
          <table:covered-table-cell/>
          <table:covered-table-cell/>
          <table:covered-table-cell/>
          <table:table-cell table:style-name="TableCell1886">
            <text:p text:style-name="P1887"/>
          </table:table-cell>
        </table:table-row>
        <table:table-row table:style-name="TableRow1888">
          <table:table-cell table:style-name="TableCell1889">
            <text:p text:style-name="P1890"/>
          </table:table-cell>
          <table:table-cell table:style-name="TableCell1891">
            <text:p text:style-name="P1892"/>
          </table:table-cell>
          <table:table-cell table:style-name="TableCell1893">
            <text:p text:style-name="P1894"/>
          </table:table-cell>
          <table:table-cell table:style-name="TableCell1895">
            <text:p text:style-name="P1896"/>
          </table:table-cell>
          <table:table-cell table:style-name="TableCell1897">
            <text:p text:style-name="P1898"/>
          </table:table-cell>
          <table:table-cell table:style-name="TableCell1899">
            <text:p text:style-name="P1900"/>
          </table:table-cell>
          <table:table-cell table:style-name="TableCell1901">
            <text:p text:style-name="P1902"/>
          </table:table-cell>
          <table:table-cell table:style-name="TableCell1903">
            <text:p text:style-name="P1904"/>
          </table:table-cell>
          <table:table-cell table:style-name="TableCell1905">
            <text:p text:style-name="P1906"/>
          </table:table-cell>
          <table:table-cell table:style-name="TableCell1907" table:number-columns-spanned="6">
            <text:p text:style-name="P1908">needed]/[NONE]</text:p>
          </table:table-cell>
          <table:covered-table-cell/>
          <table:covered-table-cell/>
          <table:covered-table-cell/>
          <table:covered-table-cell/>
          <table:covered-table-cell/>
          <table:table-cell table:style-name="TableCell1909">
            <text:p text:style-name="P1910"/>
          </table:table-cell>
          <table:table-cell table:style-name="TableCell1911">
            <text:p text:style-name="P1912"/>
          </table:table-cell>
          <table:table-cell table:style-name="TableCell1913">
            <text:p text:style-name="P1914"/>
          </table:table-cell>
          <table:table-cell table:style-name="TableCell1915">
            <text:p text:style-name="P1916"/>
          </table:table-cell>
          <table:table-cell table:style-name="TableCell1917">
            <text:p text:style-name="P1918"/>
          </table:table-cell>
          <table:table-cell table:style-name="TableCell1919">
            <text:p text:style-name="P1920"/>
          </table:table-cell>
          <table:table-cell table:style-name="TableCell1921">
            <text:p text:style-name="P1922"/>
          </table:table-cell>
          <table:table-cell table:style-name="TableCell1923">
            <text:p text:style-name="P1924"/>
          </table:table-cell>
          <table:table-cell table:style-name="TableCell1925">
            <text:p text:style-name="P1926"/>
          </table:table-cell>
          <table:table-cell table:style-name="TableCell1927">
            <text:p text:style-name="P1928"/>
          </table:table-cell>
          <table:table-cell table:style-name="TableCell1929">
            <text:p text:style-name="P1930"/>
          </table:table-cell>
        </table:table-row>
        <table:table-row table:style-name="TableRow1931">
          <table:table-cell table:style-name="TableCell1932">
            <text:p text:style-name="P1933"/>
          </table:table-cell>
          <table:table-cell table:style-name="TableCell1934">
            <text:p text:style-name="P1935"/>
          </table:table-cell>
          <table:table-cell table:style-name="TableCell1936">
            <text:p text:style-name="P1937"/>
          </table:table-cell>
          <table:table-cell table:style-name="TableCell1938">
            <text:p text:style-name="P1939"/>
          </table:table-cell>
          <table:table-cell table:style-name="TableCell1940" table:number-columns-spanned="2">
            <text:p text:style-name="P1941"/>
          </table:table-cell>
          <table:covered-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able:number-columns-spanned="2">
            <text:p text:style-name="P1949"/>
          </table:table-cell>
          <table:covered-table-cell/>
          <table:table-cell table:style-name="TableCell1950">
            <text:p text:style-name="P1951"/>
          </table:table-cell>
          <table:table-cell table:style-name="TableCell1952">
            <text:p text:style-name="P1953"/>
          </table:table-cell>
          <table:table-cell table:style-name="TableCell1954">
            <text:p text:style-name="P1955"/>
          </table:table-cell>
          <table:table-cell table:style-name="TableCell1956" table:number-columns-spanned="3">
            <text:p text:style-name="P1957"/>
          </table:table-cell>
          <table:covered-table-cell/>
          <table:covered-table-cell/>
          <table:table-cell table:style-name="TableCell1958" table:number-columns-spanned="2">
            <text:p text:style-name="P1959"/>
          </table:table-cell>
          <table:covered-table-cell/>
          <table:table-cell table:style-name="TableCell1960" table:number-columns-spanned="2">
            <text:p text:style-name="P1961"/>
          </table:table-cell>
          <table:covered-table-cell/>
          <table:table-cell table:style-name="TableCell1962" table:number-columns-spanned="5">
            <text:p text:style-name="P1963"/>
          </table:table-cell>
          <table:covered-table-cell/>
          <table:covered-table-cell/>
          <table:covered-table-cell/>
          <table:covered-table-cell/>
        </table:table-row>
        <table:table-row table:style-name="TableRow1964">
          <table:table-cell table:style-name="TableCell1965">
            <text:p text:style-name="P1966"/>
          </table:table-cell>
          <table:table-cell table:style-name="TableCell1967">
            <text:p text:style-name="P1968"/>
          </table:table-cell>
          <table:table-cell table:style-name="TableCell1969">
            <text:p text:style-name="P1970"/>
          </table:table-cell>
          <table:table-cell table:style-name="TableCell1971">
            <text:p text:style-name="P1972"/>
          </table:table-cell>
          <table:table-cell table:style-name="TableCell1973">
            <text:p text:style-name="P1974"/>
          </table:table-cell>
          <table:table-cell table:style-name="TableCell1975">
            <text:p text:style-name="P1976"/>
          </table:table-cell>
          <table:table-cell table:style-name="TableCell1977">
            <text:p text:style-name="P1978"/>
          </table:table-cell>
          <table:table-cell table:style-name="TableCell1979">
            <text:p text:style-name="P1980"/>
          </table:table-cell>
          <table:table-cell table:style-name="TableCell1981">
            <text:p text:style-name="P1982"/>
          </table:table-cell>
          <table:table-cell table:style-name="TableCell1983">
            <text:p text:style-name="P1984"/>
          </table:table-cell>
          <table:table-cell table:style-name="TableCell1985">
            <text:p text:style-name="P1986"/>
          </table:table-cell>
          <table:table-cell table:style-name="TableCell1987">
            <text:p text:style-name="P1988"/>
          </table:table-cell>
          <table:table-cell table:style-name="TableCell1989">
            <text:p text:style-name="P1990"/>
          </table:table-cell>
          <table:table-cell table:style-name="TableCell1991">
            <text:p text:style-name="P1992"/>
          </table:table-cell>
          <table:table-cell table:style-name="TableCell1993">
            <text:p text:style-name="P1994"/>
          </table:table-cell>
          <table:table-cell table:style-name="TableCell1995">
            <text:p text:style-name="P1996"/>
          </table:table-cell>
          <table:table-cell table:style-name="TableCell1997">
            <text:p text:style-name="P1998"/>
          </table:table-cell>
          <table:table-cell table:style-name="TableCell1999">
            <text:p text:style-name="P2000"/>
          </table:table-cell>
          <table:table-cell table:style-name="TableCell2001">
            <text:p text:style-name="P2002"/>
          </table:table-cell>
          <table:table-cell table:style-name="TableCell2003">
            <text:p text:style-name="P2004"/>
          </table:table-cell>
          <table:table-cell table:style-name="TableCell2005">
            <text:p text:style-name="P2006"/>
          </table:table-cell>
          <table:table-cell table:style-name="TableCell2007">
            <text:p text:style-name="P2008"/>
          </table:table-cell>
          <table:table-cell table:style-name="TableCell2009">
            <text:p text:style-name="P2010"/>
          </table:table-cell>
          <table:table-cell table:style-name="TableCell2011">
            <text:p text:style-name="P2012"/>
          </table:table-cell>
          <table:table-cell table:style-name="TableCell2013">
            <text:p text:style-name="P2014"/>
          </table:table-cell>
          <table:table-cell table:style-name="TableCell2015">
            <text:p text:style-name="P2016"/>
          </table:table-cell>
        </table:table-row>
        <table:table-row table:style-name="TableRow2017">
          <table:table-cell table:style-name="TableCell2018">
            <text:p text:style-name="P2019">2.5 (Supply and</text:p>
          </table:table-cell>
          <table:table-cell table:style-name="TableCell2020">
            <text:p text:style-name="P2021"/>
          </table:table-cell>
          <table:table-cell table:style-name="TableCell2022">
            <text:p text:style-name="P2023"/>
          </table:table-cell>
          <table:table-cell table:style-name="TableCell2024">
            <text:p text:style-name="P2025">Who</text:p>
          </table:table-cell>
          <table:table-cell table:style-name="TableCell2026" table:number-columns-spanned="2">
            <text:p text:style-name="P2027">shall</text:p>
          </table:table-cell>
          <table:covered-table-cell/>
          <table:table-cell table:style-name="TableCell2028">
            <text:p text:style-name="P2029">be</text:p>
          </table:table-cell>
          <table:table-cell table:style-name="TableCell2030">
            <text:p text:style-name="P2031">the</text:p>
          </table:table-cell>
          <table:table-cell table:style-name="TableCell2032">
            <text:p text:style-name="P2033"/>
          </table:table-cell>
          <table:table-cell table:style-name="TableCell2034" table:number-columns-spanned="16">
            <text:p text:style-name="P2035">[Specify which Party shall be the own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036">
            <text:p text:style-name="P2037"/>
          </table:table-cell>
        </table:table-row>
        <table:table-row table:style-name="TableRow2038">
          <table:table-cell table:style-name="TableCell2039">
            <text:p text:style-name="P2040">Installation)</text:p>
          </table:table-cell>
          <table:table-cell table:style-name="TableCell2041">
            <text:p text:style-name="P2042"/>
          </table:table-cell>
          <table:table-cell table:style-name="TableCell2043">
            <text:p text:style-name="P2044"/>
          </table:table-cell>
          <table:table-cell table:style-name="TableCell2045" table:number-columns-spanned="2">
            <text:p text:style-name="P2046">owner</text:p>
          </table:table-cell>
          <table:covered-table-cell/>
          <table:table-cell table:style-name="TableCell2047">
            <text:p text:style-name="P2048">of</text:p>
          </table:table-cell>
          <table:table-cell table:style-name="TableCell2049">
            <text:p text:style-name="P2050"/>
          </table:table-cell>
          <table:table-cell table:style-name="TableCell2051">
            <text:p text:style-name="P2052">any</text:p>
          </table:table-cell>
          <table:table-cell table:style-name="TableCell2053">
            <text:p text:style-name="P2054"/>
          </table:table-cell>
          <table:table-cell table:style-name="TableCell2055" table:number-columns-spanned="8">
            <text:p text:style-name="P2056">of any Equipment]</text:p>
          </table:table-cell>
          <table:covered-table-cell/>
          <table:covered-table-cell/>
          <table:covered-table-cell/>
          <table:covered-table-cell/>
          <table:covered-table-cell/>
          <table:covered-table-cell/>
          <table:covered-table-cell/>
          <table:table-cell table:style-name="TableCell2057">
            <text:p text:style-name="P2058"/>
          </table:table-cell>
          <table:table-cell table:style-name="TableCell2059">
            <text:p text:style-name="P2060"/>
          </table:table-cell>
          <table:table-cell table:style-name="TableCell2061">
            <text:p text:style-name="P2062"/>
          </table:table-cell>
          <table:table-cell table:style-name="TableCell2063">
            <text:p text:style-name="P2064"/>
          </table:table-cell>
          <table:table-cell table:style-name="TableCell2065">
            <text:p text:style-name="P2066"/>
          </table:table-cell>
          <table:table-cell table:style-name="TableCell2067">
            <text:p text:style-name="P2068"/>
          </table:table-cell>
          <table:table-cell table:style-name="TableCell2069">
            <text:p text:style-name="P2070"/>
          </table:table-cell>
          <table:table-cell table:style-name="TableCell2071">
            <text:p text:style-name="P2072"/>
          </table:table-cell>
          <table:table-cell table:style-name="TableCell2073">
            <text:p text:style-name="P2074"/>
          </table:table-cell>
        </table:table-row>
        <table:table-row table:style-name="TableRow2075">
          <table:table-cell table:style-name="TableCell2076">
            <text:p text:style-name="P2077"/>
          </table:table-cell>
          <table:table-cell table:style-name="TableCell2078">
            <text:p text:style-name="P2079"/>
          </table:table-cell>
          <table:table-cell table:style-name="TableCell2080">
            <text:p text:style-name="P2081"/>
          </table:table-cell>
          <table:table-cell table:style-name="TableCell2082" table:number-columns-spanned="3">
            <text:p text:style-name="P2083">Equipment</text:p>
          </table:table-cell>
          <table:covered-table-cell/>
          <table:covered-table-cell/>
          <table:table-cell table:style-name="TableCell2084">
            <text:p text:style-name="P2085">once</text:p>
          </table:table-cell>
          <table:table-cell table:style-name="TableCell2086">
            <text:p text:style-name="P2087">it</text:p>
          </table:table-cell>
          <table:table-cell table:style-name="TableCell2088">
            <text:p text:style-name="P2089"/>
          </table:table-cell>
          <table:table-cell table:style-name="TableCell2090">
            <text:p text:style-name="P2091"/>
          </table:table-cell>
          <table:table-cell table:style-name="TableCell2092">
            <text:p text:style-name="P2093"/>
          </table:table-cell>
          <table:table-cell table:style-name="TableCell2094">
            <text:p text:style-name="P2095"/>
          </table:table-cell>
          <table:table-cell table:style-name="TableCell2096">
            <text:p text:style-name="P2097"/>
          </table:table-cell>
          <table:table-cell table:style-name="TableCell2098">
            <text:p text:style-name="P2099"/>
          </table:table-cell>
          <table:table-cell table:style-name="TableCell2100">
            <text:p text:style-name="P2101"/>
          </table:table-cell>
          <table:table-cell table:style-name="TableCell2102">
            <text:p text:style-name="P2103"/>
          </table:table-cell>
          <table:table-cell table:style-name="TableCell2104">
            <text:p text:style-name="P2105"/>
          </table:table-cell>
          <table:table-cell table:style-name="TableCell2106">
            <text:p text:style-name="P2107"/>
          </table:table-cell>
          <table:table-cell table:style-name="TableCell2108">
            <text:p text:style-name="P2109"/>
          </table:table-cell>
          <table:table-cell table:style-name="TableCell2110">
            <text:p text:style-name="P2111"/>
          </table:table-cell>
          <table:table-cell table:style-name="TableCell2112">
            <text:p text:style-name="P2113"/>
          </table:table-cell>
          <table:table-cell table:style-name="TableCell2114">
            <text:p text:style-name="P2115"/>
          </table:table-cell>
          <table:table-cell table:style-name="TableCell2116">
            <text:p text:style-name="P2117"/>
          </table:table-cell>
          <table:table-cell table:style-name="TableCell2118">
            <text:p text:style-name="P2119"/>
          </table:table-cell>
          <table:table-cell table:style-name="TableCell2120">
            <text:p text:style-name="P2121"/>
          </table:table-cell>
          <table:table-cell table:style-name="TableCell2122">
            <text:p text:style-name="P2123"/>
          </table:table-cell>
        </table:table-row>
        <table:table-row table:style-name="TableRow2124">
          <table:table-cell table:style-name="TableCell2125">
            <text:p text:style-name="P2126"/>
          </table:table-cell>
          <table:table-cell table:style-name="TableCell2127">
            <text:p text:style-name="P2128"/>
          </table:table-cell>
          <table:table-cell table:style-name="TableCell2129">
            <text:p text:style-name="P2130"/>
          </table:table-cell>
          <table:table-cell table:style-name="TableCell2131" table:number-columns-spanned="4">
            <text:p text:style-name="P2132">has been installed</text:p>
          </table:table-cell>
          <table:covered-table-cell/>
          <table:covered-table-cell/>
          <table:covered-table-cell/>
          <table:table-cell table:style-name="TableCell2133">
            <text:p text:style-name="P2134"/>
          </table:table-cell>
          <table:table-cell table:style-name="TableCell2135">
            <text:p text:style-name="P2136"/>
          </table:table-cell>
          <table:table-cell table:style-name="TableCell2137">
            <text:p text:style-name="P2138"/>
          </table:table-cell>
          <table:table-cell table:style-name="TableCell2139">
            <text:p text:style-name="P2140"/>
          </table:table-cell>
          <table:table-cell table:style-name="TableCell2141">
            <text:p text:style-name="P2142"/>
          </table:table-cell>
          <table:table-cell table:style-name="TableCell2143">
            <text:p text:style-name="P2144"/>
          </table:table-cell>
          <table:table-cell table:style-name="TableCell2145">
            <text:p text:style-name="P2146"/>
          </table:table-cell>
          <table:table-cell table:style-name="TableCell2147">
            <text:p text:style-name="P2148"/>
          </table:table-cell>
          <table:table-cell table:style-name="TableCell2149">
            <text:p text:style-name="P2150"/>
          </table:table-cell>
          <table:table-cell table:style-name="TableCell2151">
            <text:p text:style-name="P2152"/>
          </table:table-cell>
          <table:table-cell table:style-name="TableCell2153">
            <text:p text:style-name="P2154"/>
          </table:table-cell>
          <table:table-cell table:style-name="TableCell2155">
            <text:p text:style-name="P2156"/>
          </table:table-cell>
          <table:table-cell table:style-name="TableCell2157">
            <text:p text:style-name="P2158"/>
          </table:table-cell>
          <table:table-cell table:style-name="TableCell2159">
            <text:p text:style-name="P2160"/>
          </table:table-cell>
          <table:table-cell table:style-name="TableCell2161">
            <text:p text:style-name="P2162"/>
          </table:table-cell>
          <table:table-cell table:style-name="TableCell2163">
            <text:p text:style-name="P2164"/>
          </table:table-cell>
          <table:table-cell table:style-name="TableCell2165">
            <text:p text:style-name="P2166"/>
          </table:table-cell>
          <table:table-cell table:style-name="TableCell2167">
            <text:p text:style-name="P2168"/>
          </table:table-cell>
          <table:table-cell table:style-name="TableCell2169">
            <text:p text:style-name="P2170"/>
          </table:table-cell>
        </table:table-row>
        <table:table-row table:style-name="TableRow2171">
          <table:table-cell table:style-name="TableCell2172">
            <text:p text:style-name="P2173"/>
          </table:table-cell>
          <table:table-cell table:style-name="TableCell2174">
            <text:p text:style-name="P2175"/>
          </table:table-cell>
          <table:table-cell table:style-name="TableCell2176">
            <text:p text:style-name="P2177"/>
          </table:table-cell>
          <table:table-cell table:style-name="TableCell2178" table:number-columns-spanned="5">
            <text:p text:style-name="P2179"/>
          </table:table-cell>
          <table:covered-table-cell/>
          <table:covered-table-cell/>
          <table:covered-table-cell/>
          <table:covered-table-cell/>
          <table:table-cell table:style-name="TableCell2180">
            <text:p text:style-name="P2181"/>
          </table:table-cell>
          <table:table-cell table:style-name="TableCell2182" table:number-columns-spanned="2">
            <text:p text:style-name="P2183"/>
          </table:table-cell>
          <table:covered-table-cell/>
          <table:table-cell table:style-name="TableCell2184">
            <text:p text:style-name="P2185"/>
          </table:table-cell>
          <table:table-cell table:style-name="TableCell2186">
            <text:p text:style-name="P2187"/>
          </table:table-cell>
          <table:table-cell table:style-name="TableCell2188">
            <text:p text:style-name="P2189"/>
          </table:table-cell>
          <table:table-cell table:style-name="TableCell2190" table:number-columns-spanned="5">
            <text:p text:style-name="P2191"/>
          </table:table-cell>
          <table:covered-table-cell/>
          <table:covered-table-cell/>
          <table:covered-table-cell/>
          <table:covered-table-cell/>
          <table:table-cell table:style-name="TableCell2192" table:number-columns-spanned="2">
            <text:p text:style-name="P2193"/>
          </table:table-cell>
          <table:covered-table-cell/>
          <table:table-cell table:style-name="TableCell2194" table:number-columns-spanned="5">
            <text:p text:style-name="P2195"/>
          </table:table-cell>
          <table:covered-table-cell/>
          <table:covered-table-cell/>
          <table:covered-table-cell/>
          <table:covered-table-cell/>
        </table:table-row>
        <table:table-row table:style-name="TableRow2196">
          <table:table-cell table:style-name="TableCell2197">
            <text:p text:style-name="P2198"/>
          </table:table-cell>
          <table:table-cell table:style-name="TableCell2199">
            <text:p text:style-name="P2200"/>
          </table:table-cell>
          <table:table-cell table:style-name="TableCell2201">
            <text:p text:style-name="P2202"/>
          </table:table-cell>
          <table:table-cell table:style-name="TableCell2203">
            <text:p text:style-name="P2204"/>
          </table:table-cell>
          <table:table-cell table:style-name="TableCell2205">
            <text:p text:style-name="P2206"/>
          </table:table-cell>
          <table:table-cell table:style-name="TableCell2207">
            <text:p text:style-name="P2208"/>
          </table:table-cell>
          <table:table-cell table:style-name="TableCell2209">
            <text:p text:style-name="P2210"/>
          </table:table-cell>
          <table:table-cell table:style-name="TableCell2211">
            <text:p text:style-name="P2212"/>
          </table:table-cell>
          <table:table-cell table:style-name="TableCell2213">
            <text:p text:style-name="P2214"/>
          </table:table-cell>
          <table:table-cell table:style-name="TableCell2215">
            <text:p text:style-name="P2216"/>
          </table:table-cell>
          <table:table-cell table:style-name="TableCell2217">
            <text:p text:style-name="P2218"/>
          </table:table-cell>
          <table:table-cell table:style-name="TableCell2219">
            <text:p text:style-name="P2220"/>
          </table:table-cell>
          <table:table-cell table:style-name="TableCell2221">
            <text:p text:style-name="P2222"/>
          </table:table-cell>
          <table:table-cell table:style-name="TableCell2223">
            <text:p text:style-name="P2224"/>
          </table:table-cell>
          <table:table-cell table:style-name="TableCell2225">
            <text:p text:style-name="P2226"/>
          </table:table-cell>
          <table:table-cell table:style-name="TableCell2227">
            <text:p text:style-name="P2228"/>
          </table:table-cell>
          <table:table-cell table:style-name="TableCell2229">
            <text:p text:style-name="P2230"/>
          </table:table-cell>
          <table:table-cell table:style-name="TableCell2231">
            <text:p text:style-name="P2232"/>
          </table:table-cell>
          <table:table-cell table:style-name="TableCell2233">
            <text:p text:style-name="P2234"/>
          </table:table-cell>
          <table:table-cell table:style-name="TableCell2235">
            <text:p text:style-name="P2236"/>
          </table:table-cell>
          <table:table-cell table:style-name="TableCell2237">
            <text:p text:style-name="P2238"/>
          </table:table-cell>
          <table:table-cell table:style-name="TableCell2239">
            <text:p text:style-name="P2240"/>
          </table:table-cell>
          <table:table-cell table:style-name="TableCell2241">
            <text:p text:style-name="P2242"/>
          </table:table-cell>
          <table:table-cell table:style-name="TableCell2243">
            <text:p text:style-name="P2244"/>
          </table:table-cell>
          <table:table-cell table:style-name="TableCell2245">
            <text:p text:style-name="P2246"/>
          </table:table-cell>
          <table:table-cell table:style-name="TableCell2247">
            <text:p text:style-name="P2248"/>
          </table:table-cell>
        </table:table-row>
        <table:table-row table:style-name="TableRow2249">
          <table:table-cell table:style-name="TableCell2250">
            <text:p text:style-name="P2251">3.3 (Operation,</text:p>
          </table:table-cell>
          <table:table-cell table:style-name="TableCell2252">
            <text:p text:style-name="P2253"/>
          </table:table-cell>
          <table:table-cell table:style-name="TableCell2254">
            <text:p text:style-name="P2255"/>
          </table:table-cell>
          <table:table-cell table:style-name="TableCell2256" table:number-columns-spanned="5">
            <text:p text:style-name="P2257">Rights of access to</text:p>
          </table:table-cell>
          <table:covered-table-cell/>
          <table:covered-table-cell/>
          <table:covered-table-cell/>
          <table:covered-table-cell/>
          <table:table-cell table:style-name="TableCell2258">
            <text:p text:style-name="P2259"/>
          </table:table-cell>
          <table:table-cell table:style-name="TableCell2260" table:number-columns-spanned="16">
            <text:p text:style-name="P2261">[Specify <text:s/>who <text:s/>will <text:s/>be <text:s/>given <text:s/>rights <text:s/>o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262">
            <text:p text:style-name="P2263"/>
          </table:table-cell>
        </table:table-row>
        <table:table-row table:style-name="TableRow2264">
          <table:table-cell table:style-name="TableCell2265">
            <text:p text:style-name="P2266">Maintenance, Inspections</text:p>
          </table:table-cell>
          <table:table-cell table:style-name="TableCell2267">
            <text:p text:style-name="P2268"/>
          </table:table-cell>
          <table:table-cell table:style-name="TableCell2269">
            <text:p text:style-name="P2270"/>
          </table:table-cell>
          <table:table-cell table:style-name="TableCell2271" table:number-columns-spanned="5">
            <text:p text:style-name="P2272">inspect and monitor</text:p>
          </table:table-cell>
          <table:covered-table-cell/>
          <table:covered-table-cell/>
          <table:covered-table-cell/>
          <table:covered-table-cell/>
          <table:table-cell table:style-name="TableCell2273">
            <text:p text:style-name="P2274"/>
          </table:table-cell>
          <table:table-cell table:style-name="TableCell2275" table:number-columns-spanned="16">
            <text:p text:style-name="P2276">access <text:s/>to <text:s/>inspect <text:s/>and <text:s/>monitor <text:s/>an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277">
            <text:p text:style-name="P2278"/>
          </table:table-cell>
        </table:table-row>
        <table:table-row table:style-name="TableRow2279">
          <table:table-cell table:style-name="TableCell2280">
            <text:p text:style-name="P2281">and Monitoring)</text:p>
          </table:table-cell>
          <table:table-cell table:style-name="TableCell2282">
            <text:p text:style-name="P2283"/>
          </table:table-cell>
          <table:table-cell table:style-name="TableCell2284">
            <text:p text:style-name="P2285"/>
          </table:table-cell>
          <table:table-cell table:style-name="TableCell2286" table:number-columns-spanned="4">
            <text:p text:style-name="P2287">any Equipment</text:p>
          </table:table-cell>
          <table:covered-table-cell/>
          <table:covered-table-cell/>
          <table:covered-table-cell/>
          <table:table-cell table:style-name="TableCell2288">
            <text:p text:style-name="P2289"/>
          </table:table-cell>
          <table:table-cell table:style-name="TableCell2290">
            <text:p text:style-name="P2291"/>
          </table:table-cell>
          <table:table-cell table:style-name="TableCell2292" table:number-columns-spanned="16">
            <text:p text:style-name="P2293">Equipment <text:s/>and <text:s/>at <text:s/>what <text:s/>times <text:s/>suc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294">
            <text:p text:style-name="P2295"/>
          </table:table-cell>
        </table:table-row>
        <table:table-row table:style-name="TableRow2296">
          <table:table-cell table:style-name="TableCell2297">
            <text:p text:style-name="P2298"/>
          </table:table-cell>
          <table:table-cell table:style-name="TableCell2299">
            <text:p text:style-name="P2300"/>
          </table:table-cell>
          <table:table-cell table:style-name="TableCell2301">
            <text:p text:style-name="P2302"/>
          </table:table-cell>
          <table:table-cell table:style-name="TableCell2303">
            <text:p text:style-name="P2304"/>
          </table:table-cell>
          <table:table-cell table:style-name="TableCell2305">
            <text:p text:style-name="P2306"/>
          </table:table-cell>
          <table:table-cell table:style-name="TableCell2307">
            <text:p text:style-name="P2308"/>
          </table:table-cell>
          <table:table-cell table:style-name="TableCell2309">
            <text:p text:style-name="P2310"/>
          </table:table-cell>
          <table:table-cell table:style-name="TableCell2311">
            <text:p text:style-name="P2312"/>
          </table:table-cell>
          <table:table-cell table:style-name="TableCell2313">
            <text:p text:style-name="P2314"/>
          </table:table-cell>
          <table:table-cell table:style-name="TableCell2315" table:number-columns-spanned="12">
            <text:p text:style-name="P2316">rights of access will be availabl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317" table:number-columns-spanned="2">
            <text:p text:style-name="P2318"/>
          </table:table-cell>
          <table:covered-table-cell/>
          <table:table-cell table:style-name="TableCell2319">
            <text:p text:style-name="P2320"/>
          </table:table-cell>
          <table:table-cell table:style-name="TableCell2321">
            <text:p text:style-name="P2322"/>
          </table:table-cell>
          <table:table-cell table:style-name="TableCell2323">
            <text:p text:style-name="P2324"/>
          </table:table-cell>
        </table:table-row>
        <table:table-row table:style-name="TableRow2325">
          <table:table-cell table:style-name="TableCell2326">
            <text:p text:style-name="P2327"/>
          </table:table-cell>
          <table:table-cell table:style-name="TableCell2328">
            <text:p text:style-name="P2329"/>
          </table:table-cell>
          <table:table-cell table:style-name="TableCell2330">
            <text:p text:style-name="P2331"/>
          </table:table-cell>
          <table:table-cell table:style-name="TableCell2332" table:number-columns-spanned="5">
            <text:p text:style-name="P2333"/>
          </table:table-cell>
          <table:covered-table-cell/>
          <table:covered-table-cell/>
          <table:covered-table-cell/>
          <table:covered-table-cell/>
          <table:table-cell table:style-name="TableCell2334">
            <text:p text:style-name="P2335"/>
          </table:table-cell>
          <table:table-cell table:style-name="TableCell2336" table:number-columns-spanned="2">
            <text:p text:style-name="P2337"/>
          </table:table-cell>
          <table:covered-table-cell/>
          <table:table-cell table:style-name="TableCell2338">
            <text:p text:style-name="P2339"/>
          </table:table-cell>
          <table:table-cell table:style-name="TableCell2340">
            <text:p text:style-name="P2341"/>
          </table:table-cell>
          <table:table-cell table:style-name="TableCell2342">
            <text:p text:style-name="P2343"/>
          </table:table-cell>
          <table:table-cell table:style-name="TableCell2344" table:number-columns-spanned="6">
            <text:p text:style-name="P2345"/>
          </table:table-cell>
          <table:covered-table-cell/>
          <table:covered-table-cell/>
          <table:covered-table-cell/>
          <table:covered-table-cell/>
          <table:covered-table-cell/>
          <table:table-cell table:style-name="TableCell2346">
            <text:p text:style-name="P2347"/>
          </table:table-cell>
          <table:table-cell table:style-name="TableCell2348">
            <text:p text:style-name="P2349"/>
          </table:table-cell>
          <table:table-cell table:style-name="TableCell2350">
            <text:p text:style-name="P2351"/>
          </table:table-cell>
          <table:table-cell table:style-name="TableCell2352">
            <text:p text:style-name="P2353"/>
          </table:table-cell>
          <table:table-cell table:style-name="TableCell2354">
            <text:p text:style-name="P2355"/>
          </table:table-cell>
          <table:table-cell table:style-name="TableCell2356">
            <text:p text:style-name="P2357"/>
          </table:table-cell>
        </table:table-row>
        <table:table-row table:style-name="TableRow2358">
          <table:table-cell table:style-name="TableCell2359">
            <text:p text:style-name="P2360"/>
          </table:table-cell>
          <table:table-cell table:style-name="TableCell2361">
            <text:p text:style-name="P2362"/>
          </table:table-cell>
          <table:table-cell table:style-name="TableCell2363">
            <text:p text:style-name="P2364"/>
          </table:table-cell>
          <table:table-cell table:style-name="TableCell2365">
            <text:p text:style-name="P2366"/>
          </table:table-cell>
          <table:table-cell table:style-name="TableCell2367">
            <text:p text:style-name="P2368"/>
          </table:table-cell>
          <table:table-cell table:style-name="TableCell2369">
            <text:p text:style-name="P2370"/>
          </table:table-cell>
          <table:table-cell table:style-name="TableCell2371">
            <text:p text:style-name="P2372"/>
          </table:table-cell>
          <table:table-cell table:style-name="TableCell2373">
            <text:p text:style-name="P2374"/>
          </table:table-cell>
          <table:table-cell table:style-name="TableCell2375">
            <text:p text:style-name="P2376"/>
          </table:table-cell>
          <table:table-cell table:style-name="TableCell2377">
            <text:p text:style-name="P2378"/>
          </table:table-cell>
          <table:table-cell table:style-name="TableCell2379">
            <text:p text:style-name="P2380"/>
          </table:table-cell>
          <table:table-cell table:style-name="TableCell2381">
            <text:p text:style-name="P2382"/>
          </table:table-cell>
          <table:table-cell table:style-name="TableCell2383">
            <text:p text:style-name="P2384"/>
          </table:table-cell>
          <table:table-cell table:style-name="TableCell2385">
            <text:p text:style-name="P2386"/>
          </table:table-cell>
          <table:table-cell table:style-name="TableCell2387">
            <text:p text:style-name="P2388"/>
          </table:table-cell>
          <table:table-cell table:style-name="TableCell2389">
            <text:p text:style-name="P2390"/>
          </table:table-cell>
          <table:table-cell table:style-name="TableCell2391">
            <text:p text:style-name="P2392"/>
          </table:table-cell>
          <table:table-cell table:style-name="TableCell2393">
            <text:p text:style-name="P2394"/>
          </table:table-cell>
          <table:table-cell table:style-name="TableCell2395">
            <text:p text:style-name="P2396"/>
          </table:table-cell>
          <table:table-cell table:style-name="TableCell2397">
            <text:p text:style-name="P2398"/>
          </table:table-cell>
          <table:table-cell table:style-name="TableCell2399">
            <text:p text:style-name="P2400"/>
          </table:table-cell>
          <table:table-cell table:style-name="TableCell2401">
            <text:p text:style-name="P2402"/>
          </table:table-cell>
          <table:table-cell table:style-name="TableCell2403">
            <text:p text:style-name="P2404"/>
          </table:table-cell>
          <table:table-cell table:style-name="TableCell2405">
            <text:p text:style-name="P2406"/>
          </table:table-cell>
          <table:table-cell table:style-name="TableCell2407">
            <text:p text:style-name="P2408"/>
          </table:table-cell>
          <table:table-cell table:style-name="TableCell2409">
            <text:p text:style-name="P2410"/>
          </table:table-cell>
        </table:table-row>
        <table:table-row table:style-name="TableRow2411">
          <table:table-cell table:style-name="TableCell2412">
            <text:p text:style-name="P2413">Definition of Risk-Reward</text:p>
          </table:table-cell>
          <table:table-cell table:style-name="TableCell2414">
            <text:p text:style-name="P2415"/>
          </table:table-cell>
          <table:table-cell table:style-name="TableCell2416">
            <text:p text:style-name="P2417"/>
          </table:table-cell>
          <table:table-cell table:style-name="TableCell2418" table:number-columns-spanned="5">
            <text:p text:style-name="P2419">Details of any risk-</text:p>
          </table:table-cell>
          <table:covered-table-cell/>
          <table:covered-table-cell/>
          <table:covered-table-cell/>
          <table:covered-table-cell/>
          <table:table-cell table:style-name="TableCell2420">
            <text:p text:style-name="P2421"/>
          </table:table-cell>
          <table:table-cell table:style-name="TableCell2422" table:number-columns-spanned="10">
            <text:p text:style-name="P2423">Clause applies: [Yes/No]</text:p>
          </table:table-cell>
          <table:covered-table-cell/>
          <table:covered-table-cell/>
          <table:covered-table-cell/>
          <table:covered-table-cell/>
          <table:covered-table-cell/>
          <table:covered-table-cell/>
          <table:covered-table-cell/>
          <table:covered-table-cell/>
          <table:covered-table-cell/>
          <table:table-cell table:style-name="TableCell2424">
            <text:p text:style-name="P2425"/>
          </table:table-cell>
          <table:table-cell table:style-name="TableCell2426">
            <text:p text:style-name="P2427"/>
          </table:table-cell>
          <table:table-cell table:style-name="TableCell2428">
            <text:p text:style-name="P2429"/>
          </table:table-cell>
          <table:table-cell table:style-name="TableCell2430">
            <text:p text:style-name="P2431"/>
          </table:table-cell>
          <table:table-cell table:style-name="TableCell2432">
            <text:p text:style-name="P2433"/>
          </table:table-cell>
          <table:table-cell table:style-name="TableCell2434">
            <text:p text:style-name="P2435"/>
          </table:table-cell>
          <table:table-cell table:style-name="TableCell2436">
            <text:p text:style-name="P2437"/>
          </table:table-cell>
        </table:table-row>
        <table:table-row table:style-name="TableRow2438">
          <table:table-cell table:style-name="TableCell2439" table:number-rows-spanned="2">
            <text:p text:style-name="P2440">Arrangement and Clause</text:p>
          </table:table-cell>
          <table:table-cell table:style-name="TableCell2441">
            <text:p text:style-name="P2442"/>
          </table:table-cell>
          <table:table-cell table:style-name="TableCell2443">
            <text:p text:style-name="P2444"/>
          </table:table-cell>
          <table:table-cell table:style-name="TableCell2445" table:number-columns-spanned="5" table:number-rows-spanned="2">
            <text:p text:style-name="P2446">reward and benefit</text:p>
          </table:table-cell>
          <table:covered-table-cell/>
          <table:covered-table-cell/>
          <table:covered-table-cell/>
          <table:covered-table-cell/>
          <table:table-cell table:style-name="TableCell2447">
            <text:p text:style-name="P2448"/>
          </table:table-cell>
          <table:table-cell table:style-name="TableCell2449">
            <text:p text:style-name="P2450"/>
          </table:table-cell>
          <table:table-cell table:style-name="TableCell2451">
            <text:p text:style-name="P2452"/>
          </table:table-cell>
          <table:table-cell table:style-name="TableCell2453">
            <text:p text:style-name="P2454"/>
          </table:table-cell>
          <table:table-cell table:style-name="TableCell2455">
            <text:p text:style-name="P2456"/>
          </table:table-cell>
          <table:table-cell table:style-name="TableCell2457">
            <text:p text:style-name="P2458"/>
          </table:table-cell>
          <table:table-cell table:style-name="TableCell2459">
            <text:p text:style-name="P2460"/>
          </table:table-cell>
          <table:table-cell table:style-name="TableCell2461">
            <text:p text:style-name="P2462"/>
          </table:table-cell>
          <table:table-cell table:style-name="TableCell2463">
            <text:p text:style-name="P2464"/>
          </table:table-cell>
          <table:table-cell table:style-name="TableCell2465">
            <text:p text:style-name="P2466"/>
          </table:table-cell>
          <table:table-cell table:style-name="TableCell2467">
            <text:p text:style-name="P2468"/>
          </table:table-cell>
          <table:table-cell table:style-name="TableCell2469">
            <text:p text:style-name="P2470"/>
          </table:table-cell>
          <table:table-cell table:style-name="TableCell2471">
            <text:p text:style-name="P2472"/>
          </table:table-cell>
          <table:table-cell table:style-name="TableCell2473">
            <text:p text:style-name="P2474"/>
          </table:table-cell>
          <table:table-cell table:style-name="TableCell2475">
            <text:p text:style-name="P2476"/>
          </table:table-cell>
          <table:table-cell table:style-name="TableCell2477">
            <text:p text:style-name="P2478"/>
          </table:table-cell>
          <table:table-cell table:style-name="TableCell2479">
            <text:p text:style-name="P2480"/>
          </table:table-cell>
          <table:table-cell table:style-name="TableCell2481">
            <text:p text:style-name="P2482"/>
          </table:table-cell>
        </table:table-row>
        <table:table-row table:style-name="TableRow2483">
          <table:covered-table-cell>
            <text:p text:style-name="P2484"/>
          </table:covered-table-cell>
          <table:table-cell table:style-name="TableCell2485">
            <text:p text:style-name="P2486"/>
          </table:table-cell>
          <table:table-cell table:style-name="TableCell2487">
            <text:p text:style-name="P2488"/>
          </table:table-cell>
          <table:covered-table-cell>
            <text:p text:style-name="P2489"/>
          </table:covered-table-cell>
          <table:covered-table-cell/>
          <table:covered-table-cell/>
          <table:covered-table-cell/>
          <table:covered-table-cell/>
          <table:table-cell table:style-name="TableCell2490">
            <text:p text:style-name="P2491"/>
          </table:table-cell>
          <table:table-cell table:style-name="TableCell2492" table:number-rows-spanned="2">
            <text:p text:style-name="P2493">[Existing</text:p>
          </table:table-cell>
          <table:table-cell table:style-name="TableCell2494" table:number-columns-spanned="15" table:number-rows-spanned="2">
            <text:p text:style-name="P2495">Risk/Reward <text:s text:c="2"/>arrangemen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496">
            <text:p text:style-name="P2497"/>
          </table:table-cell>
        </table:table-row>
        <table:table-row table:style-name="TableRow2498">
          <table:table-cell table:style-name="TableCell2499" table:number-rows-spanned="2">
            <text:p text:style-name="P2500">5.4 (Risk and Benefit</text:p>
          </table:table-cell>
          <table:table-cell table:style-name="TableCell2501">
            <text:p text:style-name="P2502"/>
          </table:table-cell>
          <table:table-cell table:style-name="TableCell2503">
            <text:p text:style-name="P2504"/>
          </table:table-cell>
          <table:table-cell table:style-name="TableCell2505" table:number-columns-spanned="2" table:number-rows-spanned="2">
            <text:p text:style-name="P2506">sharing</text:p>
          </table:table-cell>
          <table:covered-table-cell/>
          <table:table-cell table:style-name="TableCell2507">
            <text:p text:style-name="P2508"/>
          </table:table-cell>
          <table:table-cell table:style-name="TableCell2509">
            <text:p text:style-name="P2510"/>
          </table:table-cell>
          <table:table-cell table:style-name="TableCell2511">
            <text:p text:style-name="P2512"/>
          </table:table-cell>
          <table:table-cell table:style-name="TableCell2513">
            <text:p text:style-name="P2514"/>
          </table:table-cell>
          <table:covered-table-cell>
            <text:p text:style-name="P2515"/>
          </table:covered-table-cell>
          <table:covered-table-cell>
            <text:p text:style-name="P25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517">
            <text:p text:style-name="P2518"/>
          </table:table-cell>
        </table:table-row>
        <table:table-row table:style-name="TableRow2519">
          <table:covered-table-cell>
            <text:p text:style-name="P2520"/>
          </table:covered-table-cell>
          <table:table-cell table:style-name="TableCell2521">
            <text:p text:style-name="P2522"/>
          </table:table-cell>
          <table:table-cell table:style-name="TableCell2523">
            <text:p text:style-name="P2524"/>
          </table:table-cell>
          <table:covered-table-cell>
            <text:p text:style-name="P2525"/>
          </table:covered-table-cell>
          <table:covered-table-cell/>
          <table:table-cell table:style-name="TableCell2526">
            <text:p text:style-name="P2527"/>
          </table:table-cell>
          <table:table-cell table:style-name="TableCell2528">
            <text:p text:style-name="P2529"/>
          </table:table-cell>
          <table:table-cell table:style-name="TableCell2530">
            <text:p text:style-name="P2531"/>
          </table:table-cell>
          <table:table-cell table:style-name="TableCell2532">
            <text:p text:style-name="P2533"/>
          </table:table-cell>
          <table:table-cell table:style-name="TableCell2534" table:number-columns-spanned="7" table:number-rows-spanned="2">
            <text:p text:style-name="P2535">(e.g. <text:s text:c="2"/>Alliance</text:p>
          </table:table-cell>
          <table:covered-table-cell/>
          <table:covered-table-cell/>
          <table:covered-table-cell/>
          <table:covered-table-cell/>
          <table:covered-table-cell/>
          <table:covered-table-cell/>
          <table:table-cell table:style-name="TableCell2536" table:number-columns-spanned="4" table:number-rows-spanned="2">
            <text:p text:style-name="P2537">Agreement)</text:p>
          </table:table-cell>
          <table:covered-table-cell/>
          <table:covered-table-cell/>
          <table:covered-table-cell/>
          <table:table-cell table:style-name="TableCell2538" table:number-columns-spanned="3" table:number-rows-spanned="2">
            <text:p text:style-name="P2539">to</text:p>
          </table:table-cell>
          <table:covered-table-cell/>
          <table:covered-table-cell/>
          <table:table-cell table:style-name="TableCell2540" table:number-columns-spanned="2" table:number-rows-spanned="2">
            <text:p text:style-name="P2541">be</text:p>
          </table:table-cell>
          <table:covered-table-cell/>
          <table:table-cell table:style-name="TableCell2542">
            <text:p text:style-name="P2543"/>
          </table:table-cell>
        </table:table-row>
        <table:table-row table:style-name="TableRow2544">
          <table:table-cell table:style-name="TableCell2545" table:number-rows-spanned="2">
            <text:p text:style-name="P2546">Reward)</text:p>
          </table:table-cell>
          <table:table-cell table:style-name="TableCell2547">
            <text:p text:style-name="P2548"/>
          </table:table-cell>
          <table:table-cell table:style-name="TableCell2549">
            <text:p text:style-name="P2550"/>
          </table:table-cell>
          <table:table-cell table:style-name="TableCell2551" table:number-columns-spanned="4" table:number-rows-spanned="2">
            <text:p text:style-name="P2552">arrangements</text:p>
          </table:table-cell>
          <table:covered-table-cell/>
          <table:covered-table-cell/>
          <table:covered-table-cell/>
          <table:table-cell table:style-name="TableCell2553">
            <text:p text:style-name="P2554"/>
          </table:table-cell>
          <table:table-cell table:style-name="TableCell2555">
            <text:p text:style-name="P2556"/>
          </table:table-cell>
          <table:covered-table-cell>
            <text:p text:style-name="P2557"/>
          </table:covered-table-cell>
          <table:covered-table-cell/>
          <table:covered-table-cell/>
          <table:covered-table-cell/>
          <table:covered-table-cell/>
          <table:covered-table-cell/>
          <table:covered-table-cell/>
          <table:covered-table-cell>
            <text:p text:style-name="P2558"/>
          </table:covered-table-cell>
          <table:covered-table-cell/>
          <table:covered-table-cell/>
          <table:covered-table-cell/>
          <table:covered-table-cell>
            <text:p text:style-name="P2559"/>
          </table:covered-table-cell>
          <table:covered-table-cell/>
          <table:covered-table-cell/>
          <table:covered-table-cell>
            <text:p text:style-name="P2560"/>
          </table:covered-table-cell>
          <table:covered-table-cell/>
          <table:table-cell table:style-name="TableCell2561">
            <text:p text:style-name="P2562"/>
          </table:table-cell>
        </table:table-row>
        <table:table-row table:style-name="TableRow2563">
          <table:covered-table-cell>
            <text:p text:style-name="P2564"/>
          </table:covered-table-cell>
          <table:table-cell table:style-name="TableCell2565">
            <text:p text:style-name="P2566"/>
          </table:table-cell>
          <table:table-cell table:style-name="TableCell2567">
            <text:p text:style-name="P2568"/>
          </table:table-cell>
          <table:covered-table-cell>
            <text:p text:style-name="P2569"/>
          </table:covered-table-cell>
          <table:covered-table-cell/>
          <table:covered-table-cell/>
          <table:covered-table-cell/>
          <table:table-cell table:style-name="TableCell2570">
            <text:p text:style-name="P2571"/>
          </table:table-cell>
          <table:table-cell table:style-name="TableCell2572">
            <text:p text:style-name="P2573"/>
          </table:table-cell>
          <table:table-cell table:style-name="TableCell2574" table:number-columns-spanned="16" table:number-rows-spanned="2">
            <text:p text:style-name="P2575">inserted and/or other specific detail 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576">
            <text:p text:style-name="P2577"/>
          </table:table-cell>
        </table:table-row>
        <table:table-row table:style-name="TableRow2578">
          <table:table-cell table:style-name="TableCell2579">
            <text:p text:style-name="P2580"/>
          </table:table-cell>
          <table:table-cell table:style-name="TableCell2581">
            <text:p text:style-name="P2582"/>
          </table:table-cell>
          <table:table-cell table:style-name="TableCell2583">
            <text:p text:style-name="P2584"/>
          </table:table-cell>
          <table:table-cell table:style-name="TableCell2585">
            <text:p text:style-name="P2586"/>
          </table:table-cell>
          <table:table-cell table:style-name="TableCell2587">
            <text:p text:style-name="P2588"/>
          </table:table-cell>
          <table:table-cell table:style-name="TableCell2589">
            <text:p text:style-name="P2590"/>
          </table:table-cell>
          <table:table-cell table:style-name="TableCell2591">
            <text:p text:style-name="P2592"/>
          </table:table-cell>
          <table:table-cell table:style-name="TableCell2593">
            <text:p text:style-name="P2594"/>
          </table:table-cell>
          <table:table-cell table:style-name="TableCell2595">
            <text:p text:style-name="P2596"/>
          </table:table-cell>
          <table:covered-table-cell>
            <text:p text:style-name="P259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598">
            <text:p text:style-name="P2599"/>
          </table:table-cell>
        </table:table-row>
        <table:table-row table:style-name="TableRow2600">
          <table:table-cell table:style-name="TableCell2601">
            <text:p text:style-name="P2602"/>
          </table:table-cell>
          <table:table-cell table:style-name="TableCell2603">
            <text:p text:style-name="P2604"/>
          </table:table-cell>
          <table:table-cell table:style-name="TableCell2605">
            <text:p text:style-name="P2606"/>
          </table:table-cell>
          <table:table-cell table:style-name="TableCell2607">
            <text:p text:style-name="P2608"/>
          </table:table-cell>
          <table:table-cell table:style-name="TableCell2609">
            <text:p text:style-name="P2610"/>
          </table:table-cell>
          <table:table-cell table:style-name="TableCell2611">
            <text:p text:style-name="P2612"/>
          </table:table-cell>
          <table:table-cell table:style-name="TableCell2613">
            <text:p text:style-name="P2614"/>
          </table:table-cell>
          <table:table-cell table:style-name="TableCell2615">
            <text:p text:style-name="P2616"/>
          </table:table-cell>
          <table:table-cell table:style-name="TableCell2617">
            <text:p text:style-name="P2618"/>
          </table:table-cell>
          <table:table-cell table:style-name="TableCell2619" table:number-columns-spanned="4">
            <text:p text:style-name="P2620">be set out here]</text:p>
          </table:table-cell>
          <table:covered-table-cell/>
          <table:covered-table-cell/>
          <table:covered-table-cell/>
          <table:table-cell table:style-name="TableCell2621">
            <text:p text:style-name="P2622"/>
          </table:table-cell>
          <table:table-cell table:style-name="TableCell2623" table:number-columns-spanned="2">
            <text:p text:style-name="P2624"/>
          </table:table-cell>
          <table:covered-table-cell/>
          <table:table-cell table:style-name="TableCell2625">
            <text:p text:style-name="P2626"/>
          </table:table-cell>
          <table:table-cell table:style-name="TableCell2627">
            <text:p text:style-name="P2628"/>
          </table:table-cell>
          <table:table-cell table:style-name="TableCell2629">
            <text:p text:style-name="P2630"/>
          </table:table-cell>
          <table:table-cell table:style-name="TableCell2631">
            <text:p text:style-name="P2632"/>
          </table:table-cell>
          <table:table-cell table:style-name="TableCell2633">
            <text:p text:style-name="P2634"/>
          </table:table-cell>
          <table:table-cell table:style-name="TableCell2635">
            <text:p text:style-name="P2636"/>
          </table:table-cell>
          <table:table-cell table:style-name="TableCell2637">
            <text:p text:style-name="P2638"/>
          </table:table-cell>
          <table:table-cell table:style-name="TableCell2639">
            <text:p text:style-name="P2640"/>
          </table:table-cell>
          <table:table-cell table:style-name="TableCell2641">
            <text:p text:style-name="P2642"/>
          </table:table-cell>
          <table:table-cell table:style-name="TableCell2643">
            <text:p text:style-name="P2644"/>
          </table:table-cell>
        </table:table-row>
        <table:table-row table:style-name="TableRow2645">
          <table:table-cell table:style-name="TableCell2646">
            <text:p text:style-name="P2647"/>
          </table:table-cell>
          <table:table-cell table:style-name="TableCell2648">
            <text:p text:style-name="P2649"/>
          </table:table-cell>
          <table:table-cell table:style-name="TableCell2650">
            <text:p text:style-name="P2651"/>
          </table:table-cell>
          <table:table-cell table:style-name="TableCell2652">
            <text:p text:style-name="P2653"/>
          </table:table-cell>
          <table:table-cell table:style-name="TableCell2654" table:number-columns-spanned="2">
            <text:p text:style-name="P2655"/>
          </table:table-cell>
          <table:covered-table-cell/>
          <table:table-cell table:style-name="TableCell2656" table:number-columns-spanned="2">
            <text:p text:style-name="P2657"/>
          </table:table-cell>
          <table:covered-table-cell/>
          <table:table-cell table:style-name="TableCell2658">
            <text:p text:style-name="P2659"/>
          </table:table-cell>
          <table:table-cell table:style-name="TableCell2660" table:number-columns-spanned="3">
            <text:p text:style-name="P2661"/>
          </table:table-cell>
          <table:covered-table-cell/>
          <table:covered-table-cell/>
          <table:table-cell table:style-name="TableCell2662" table:number-columns-spanned="4">
            <text:p text:style-name="P2663"/>
          </table:table-cell>
          <table:covered-table-cell/>
          <table:covered-table-cell/>
          <table:covered-table-cell/>
          <table:table-cell table:style-name="TableCell2664">
            <text:p text:style-name="P2665"/>
          </table:table-cell>
          <table:table-cell table:style-name="TableCell2666">
            <text:p text:style-name="P2667"/>
          </table:table-cell>
          <table:table-cell table:style-name="TableCell2668">
            <text:p text:style-name="P2669"/>
          </table:table-cell>
          <table:table-cell table:style-name="TableCell2670">
            <text:p text:style-name="P2671"/>
          </table:table-cell>
          <table:table-cell table:style-name="TableCell2672">
            <text:p text:style-name="P2673"/>
          </table:table-cell>
          <table:table-cell table:style-name="TableCell2674">
            <text:p text:style-name="P2675"/>
          </table:table-cell>
          <table:table-cell table:style-name="TableCell2676">
            <text:p text:style-name="P2677"/>
          </table:table-cell>
          <table:table-cell table:style-name="TableCell2678">
            <text:p text:style-name="P2679"/>
          </table:table-cell>
          <table:table-cell table:style-name="TableCell2680">
            <text:p text:style-name="P2681"/>
          </table:table-cell>
          <table:table-cell table:style-name="TableCell2682">
            <text:p text:style-name="P2683"/>
          </table:table-cell>
        </table:table-row>
        <table:table-row table:style-name="TableRow2684">
          <table:table-cell table:style-name="TableCell2685">
            <text:p text:style-name="P2686"/>
          </table:table-cell>
          <table:table-cell table:style-name="TableCell2687">
            <text:p text:style-name="P2688"/>
          </table:table-cell>
          <table:table-cell table:style-name="TableCell2689">
            <text:p text:style-name="P2690"/>
          </table:table-cell>
          <table:table-cell table:style-name="TableCell2691">
            <text:p text:style-name="P2692"/>
          </table:table-cell>
          <table:table-cell table:style-name="TableCell2693">
            <text:p text:style-name="P2694"/>
          </table:table-cell>
          <table:table-cell table:style-name="TableCell2695">
            <text:p text:style-name="P2696"/>
          </table:table-cell>
          <table:table-cell table:style-name="TableCell2697">
            <text:p text:style-name="P2698"/>
          </table:table-cell>
          <table:table-cell table:style-name="TableCell2699">
            <text:p text:style-name="P2700"/>
          </table:table-cell>
          <table:table-cell table:style-name="TableCell2701">
            <text:p text:style-name="P2702"/>
          </table:table-cell>
          <table:table-cell table:style-name="TableCell2703">
            <text:p text:style-name="P2704"/>
          </table:table-cell>
          <table:table-cell table:style-name="TableCell2705">
            <text:p text:style-name="P2706"/>
          </table:table-cell>
          <table:table-cell table:style-name="TableCell2707">
            <text:p text:style-name="P2708"/>
          </table:table-cell>
          <table:table-cell table:style-name="TableCell2709">
            <text:p text:style-name="P2710"/>
          </table:table-cell>
          <table:table-cell table:style-name="TableCell2711">
            <text:p text:style-name="P2712"/>
          </table:table-cell>
          <table:table-cell table:style-name="TableCell2713">
            <text:p text:style-name="P2714"/>
          </table:table-cell>
          <table:table-cell table:style-name="TableCell2715">
            <text:p text:style-name="P2716"/>
          </table:table-cell>
          <table:table-cell table:style-name="TableCell2717">
            <text:p text:style-name="P2718"/>
          </table:table-cell>
          <table:table-cell table:style-name="TableCell2719">
            <text:p text:style-name="P2720"/>
          </table:table-cell>
          <table:table-cell table:style-name="TableCell2721">
            <text:p text:style-name="P2722"/>
          </table:table-cell>
          <table:table-cell table:style-name="TableCell2723">
            <text:p text:style-name="P2724"/>
          </table:table-cell>
          <table:table-cell table:style-name="TableCell2725">
            <text:p text:style-name="P2726"/>
          </table:table-cell>
          <table:table-cell table:style-name="TableCell2727">
            <text:p text:style-name="P2728"/>
          </table:table-cell>
          <table:table-cell table:style-name="TableCell2729">
            <text:p text:style-name="P2730"/>
          </table:table-cell>
          <table:table-cell table:style-name="TableCell2731">
            <text:p text:style-name="P2732"/>
          </table:table-cell>
          <table:table-cell table:style-name="TableCell2733">
            <text:p text:style-name="P2734"/>
          </table:table-cell>
          <table:table-cell table:style-name="TableCell2735">
            <text:p text:style-name="P2736"/>
          </table:table-cell>
        </table:table-row>
        <table:table-row table:style-name="TableRow2737">
          <table:table-cell table:style-name="TableCell2738">
            <text:p text:style-name="P2739"><text:a xlink:href="#page8" office:target-frame-name="_top" xlink:show="replace"><text:span text:style-name="T2740">6.3<text:s/></text:span></text:a><text:span text:style-name="T2741">(Limit on Liability)</text:span></text:p>
          </table:table-cell>
          <table:table-cell table:style-name="TableCell2742">
            <text:p text:style-name="P2743"/>
          </table:table-cell>
          <table:table-cell table:style-name="TableCell2744">
            <text:p text:style-name="P2745"/>
          </table:table-cell>
          <table:table-cell table:style-name="TableCell2746">
            <text:p text:style-name="P2747">The</text:p>
          </table:table-cell>
          <table:table-cell table:style-name="TableCell2748" table:number-columns-spanned="2">
            <text:p text:style-name="P2749">limit <text:s/>on</text:p>
          </table:table-cell>
          <table:covered-table-cell/>
          <table:table-cell table:style-name="TableCell2750" table:number-columns-spanned="2">
            <text:p text:style-name="P2751">liability</text:p>
          </table:table-cell>
          <table:covered-table-cell/>
          <table:table-cell table:style-name="TableCell2752">
            <text:p text:style-name="P2753"/>
          </table:table-cell>
          <table:table-cell table:style-name="TableCell2754" table:number-columns-spanned="2">
            <text:p text:style-name="P2755">Facilitator:</text:p>
          </table:table-cell>
          <table:covered-table-cell/>
          <table:table-cell table:style-name="TableCell2756" table:number-columns-spanned="3">
            <text:p text:style-name="P2757">£[ ]</text:p>
          </table:table-cell>
          <table:covered-table-cell/>
          <table:covered-table-cell/>
          <table:table-cell table:style-name="TableCell2758" table:number-columns-spanned="2">
            <text:p text:style-name="P2759"/>
          </table:table-cell>
          <table:covered-table-cell/>
          <table:table-cell table:style-name="TableCell2760">
            <text:p text:style-name="P2761"/>
          </table:table-cell>
          <table:table-cell table:style-name="TableCell2762">
            <text:p text:style-name="P2763"/>
          </table:table-cell>
          <table:table-cell table:style-name="TableCell2764">
            <text:p text:style-name="P2765"/>
          </table:table-cell>
          <table:table-cell table:style-name="TableCell2766">
            <text:p text:style-name="P2767"/>
          </table:table-cell>
          <table:table-cell table:style-name="TableCell2768">
            <text:p text:style-name="P2769"/>
          </table:table-cell>
          <table:table-cell table:style-name="TableCell2770">
            <text:p text:style-name="P2771"/>
          </table:table-cell>
          <table:table-cell table:style-name="TableCell2772">
            <text:p text:style-name="P2773"/>
          </table:table-cell>
          <table:table-cell table:style-name="TableCell2774">
            <text:p text:style-name="P2775"/>
          </table:table-cell>
          <table:table-cell table:style-name="TableCell2776">
            <text:p text:style-name="P2777"/>
          </table:table-cell>
          <table:table-cell table:style-name="TableCell2778">
            <text:p text:style-name="P2779"/>
          </table:table-cell>
        </table:table-row>
        <table:table-row table:style-name="TableRow2780">
          <table:table-cell table:style-name="TableCell2781">
            <text:p text:style-name="P2782"/>
          </table:table-cell>
          <table:table-cell table:style-name="TableCell2783">
            <text:p text:style-name="P2784"/>
          </table:table-cell>
          <table:table-cell table:style-name="TableCell2785">
            <text:p text:style-name="P2786"/>
          </table:table-cell>
          <table:table-cell table:style-name="TableCell2787" table:number-rows-spanned="2">
            <text:p text:style-name="P2788">that</text:p>
          </table:table-cell>
          <table:table-cell table:style-name="TableCell2789" table:number-columns-spanned="2" table:number-rows-spanned="2">
            <text:p text:style-name="P2790">applies</text:p>
          </table:table-cell>
          <table:covered-table-cell/>
          <table:table-cell table:style-name="TableCell2791" table:number-columns-spanned="2" table:number-rows-spanned="2">
            <text:p text:style-name="P2792">to <text:s/>each</text:p>
          </table:table-cell>
          <table:covered-table-cell/>
          <table:table-cell table:style-name="TableCell2793">
            <text:p text:style-name="P2794"/>
          </table:table-cell>
          <table:table-cell table:style-name="TableCell2795">
            <text:p text:style-name="P2796"/>
          </table:table-cell>
          <table:table-cell table:style-name="TableCell2797">
            <text:p text:style-name="P2798"/>
          </table:table-cell>
          <table:table-cell table:style-name="TableCell2799">
            <text:p text:style-name="P2800"/>
          </table:table-cell>
          <table:table-cell table:style-name="TableCell2801">
            <text:p text:style-name="P2802"/>
          </table:table-cell>
          <table:table-cell table:style-name="TableCell2803">
            <text:p text:style-name="P2804"/>
          </table:table-cell>
          <table:table-cell table:style-name="TableCell2805">
            <text:p text:style-name="P2806"/>
          </table:table-cell>
          <table:table-cell table:style-name="TableCell2807">
            <text:p text:style-name="P2808"/>
          </table:table-cell>
          <table:table-cell table:style-name="TableCell2809">
            <text:p text:style-name="P2810"/>
          </table:table-cell>
          <table:table-cell table:style-name="TableCell2811">
            <text:p text:style-name="P2812"/>
          </table:table-cell>
          <table:table-cell table:style-name="TableCell2813">
            <text:p text:style-name="P2814"/>
          </table:table-cell>
          <table:table-cell table:style-name="TableCell2815">
            <text:p text:style-name="P2816"/>
          </table:table-cell>
          <table:table-cell table:style-name="TableCell2817">
            <text:p text:style-name="P2818"/>
          </table:table-cell>
          <table:table-cell table:style-name="TableCell2819">
            <text:p text:style-name="P2820"/>
          </table:table-cell>
          <table:table-cell table:style-name="TableCell2821">
            <text:p text:style-name="P2822"/>
          </table:table-cell>
          <table:table-cell table:style-name="TableCell2823">
            <text:p text:style-name="P2824"/>
          </table:table-cell>
          <table:table-cell table:style-name="TableCell2825">
            <text:p text:style-name="P2826"/>
          </table:table-cell>
          <table:table-cell table:style-name="TableCell2827">
            <text:p text:style-name="P2828"/>
          </table:table-cell>
        </table:table-row>
        <table:table-row table:style-name="TableRow2829">
          <table:table-cell table:style-name="TableCell2830">
            <text:p text:style-name="P2831"/>
          </table:table-cell>
          <table:table-cell table:style-name="TableCell2832">
            <text:p text:style-name="P2833"/>
          </table:table-cell>
          <table:table-cell table:style-name="TableCell2834">
            <text:p text:style-name="P2835"/>
          </table:table-cell>
          <table:covered-table-cell>
            <text:p text:style-name="P2836"/>
          </table:covered-table-cell>
          <table:covered-table-cell>
            <text:p text:style-name="P2837"/>
          </table:covered-table-cell>
          <table:covered-table-cell/>
          <table:covered-table-cell>
            <text:p text:style-name="P2838"/>
          </table:covered-table-cell>
          <table:covered-table-cell/>
          <table:table-cell table:style-name="TableCell2839">
            <text:p text:style-name="P2840"/>
          </table:table-cell>
          <table:table-cell table:style-name="TableCell2841" table:number-columns-spanned="3" table:number-rows-spanned="2">
            <text:p text:style-name="P2842">Beneficiary:</text:p>
          </table:table-cell>
          <table:covered-table-cell/>
          <table:covered-table-cell/>
          <table:table-cell table:style-name="TableCell2843" table:number-columns-spanned="4" table:number-rows-spanned="2">
            <text:p text:style-name="P2844">£[ ]</text:p>
          </table:table-cell>
          <table:covered-table-cell/>
          <table:covered-table-cell/>
          <table:covered-table-cell/>
          <table:table-cell table:style-name="TableCell2845">
            <text:p text:style-name="P2846"/>
          </table:table-cell>
          <table:table-cell table:style-name="TableCell2847">
            <text:p text:style-name="P2848"/>
          </table:table-cell>
          <table:table-cell table:style-name="TableCell2849">
            <text:p text:style-name="P2850"/>
          </table:table-cell>
          <table:table-cell table:style-name="TableCell2851">
            <text:p text:style-name="P2852"/>
          </table:table-cell>
          <table:table-cell table:style-name="TableCell2853">
            <text:p text:style-name="P2854"/>
          </table:table-cell>
          <table:table-cell table:style-name="TableCell2855">
            <text:p text:style-name="P2856"/>
          </table:table-cell>
          <table:table-cell table:style-name="TableCell2857">
            <text:p text:style-name="P2858"/>
          </table:table-cell>
          <table:table-cell table:style-name="TableCell2859">
            <text:p text:style-name="P2860"/>
          </table:table-cell>
          <table:table-cell table:style-name="TableCell2861">
            <text:p text:style-name="P2862"/>
          </table:table-cell>
          <table:table-cell table:style-name="TableCell2863">
            <text:p text:style-name="P2864"/>
          </table:table-cell>
        </table:table-row>
        <table:table-row table:style-name="TableRow2865">
          <table:table-cell table:style-name="TableCell2866">
            <text:p text:style-name="P2867"/>
          </table:table-cell>
          <table:table-cell table:style-name="TableCell2868">
            <text:p text:style-name="P2869"/>
          </table:table-cell>
          <table:table-cell table:style-name="TableCell2870">
            <text:p text:style-name="P2871"/>
          </table:table-cell>
          <table:table-cell table:style-name="TableCell2872" table:number-columns-spanned="5" table:number-rows-spanned="3">
            <text:p text:style-name="P2873">of the Facilitator and</text:p>
          </table:table-cell>
          <table:covered-table-cell/>
          <table:covered-table-cell/>
          <table:covered-table-cell/>
          <table:covered-table-cell/>
          <table:table-cell table:style-name="TableCell2874">
            <text:p text:style-name="P2875"/>
          </table:table-cell>
          <table:covered-table-cell>
            <text:p text:style-name="P2876"/>
          </table:covered-table-cell>
          <table:covered-table-cell/>
          <table:covered-table-cell/>
          <table:covered-table-cell>
            <text:p text:style-name="P2877"/>
          </table:covered-table-cell>
          <table:covered-table-cell/>
          <table:covered-table-cell/>
          <table:covered-table-cell/>
          <table:table-cell table:style-name="TableCell2878">
            <text:p text:style-name="P2879"/>
          </table:table-cell>
          <table:table-cell table:style-name="TableCell2880">
            <text:p text:style-name="P2881"/>
          </table:table-cell>
          <table:table-cell table:style-name="TableCell2882">
            <text:p text:style-name="P2883"/>
          </table:table-cell>
          <table:table-cell table:style-name="TableCell2884">
            <text:p text:style-name="P2885"/>
          </table:table-cell>
          <table:table-cell table:style-name="TableCell2886">
            <text:p text:style-name="P2887"/>
          </table:table-cell>
          <table:table-cell table:style-name="TableCell2888">
            <text:p text:style-name="P2889"/>
          </table:table-cell>
          <table:table-cell table:style-name="TableCell2890">
            <text:p text:style-name="P2891"/>
          </table:table-cell>
          <table:table-cell table:style-name="TableCell2892">
            <text:p text:style-name="P2893"/>
          </table:table-cell>
          <table:table-cell table:style-name="TableCell2894">
            <text:p text:style-name="P2895"/>
          </table:table-cell>
          <table:table-cell table:style-name="TableCell2896">
            <text:p text:style-name="P2897"/>
          </table:table-cell>
        </table:table-row>
        <table:table-row table:style-name="TableRow2898">
          <table:table-cell table:style-name="TableCell2899">
            <text:p text:style-name="P2900"/>
          </table:table-cell>
          <table:table-cell table:style-name="TableCell2901">
            <text:p text:style-name="P2902"/>
          </table:table-cell>
          <table:table-cell table:style-name="TableCell2903">
            <text:p text:style-name="P2904"/>
          </table:table-cell>
          <table:covered-table-cell>
            <text:p text:style-name="P2905"/>
          </table:covered-table-cell>
          <table:covered-table-cell/>
          <table:covered-table-cell/>
          <table:covered-table-cell/>
          <table:covered-table-cell/>
          <table:table-cell table:style-name="TableCell2906">
            <text:p text:style-name="P2907"/>
          </table:table-cell>
          <table:table-cell table:style-name="TableCell2908">
            <text:p text:style-name="P2909"/>
          </table:table-cell>
          <table:table-cell table:style-name="TableCell2910">
            <text:p text:style-name="P2911"/>
          </table:table-cell>
          <table:table-cell table:style-name="TableCell2912">
            <text:p text:style-name="P2913"/>
          </table:table-cell>
          <table:table-cell table:style-name="TableCell2914">
            <text:p text:style-name="P2915"/>
          </table:table-cell>
          <table:table-cell table:style-name="TableCell2916">
            <text:p text:style-name="P2917"/>
          </table:table-cell>
          <table:table-cell table:style-name="TableCell2918">
            <text:p text:style-name="P2919"/>
          </table:table-cell>
          <table:table-cell table:style-name="TableCell2920">
            <text:p text:style-name="P2921"/>
          </table:table-cell>
          <table:table-cell table:style-name="TableCell2922">
            <text:p text:style-name="P2923"/>
          </table:table-cell>
          <table:table-cell table:style-name="TableCell2924">
            <text:p text:style-name="P2925"/>
          </table:table-cell>
          <table:table-cell table:style-name="TableCell2926">
            <text:p text:style-name="P2927"/>
          </table:table-cell>
          <table:table-cell table:style-name="TableCell2928">
            <text:p text:style-name="P2929"/>
          </table:table-cell>
          <table:table-cell table:style-name="TableCell2930">
            <text:p text:style-name="P2931"/>
          </table:table-cell>
          <table:table-cell table:style-name="TableCell2932">
            <text:p text:style-name="P2933"/>
          </table:table-cell>
          <table:table-cell table:style-name="TableCell2934">
            <text:p text:style-name="P2935"/>
          </table:table-cell>
          <table:table-cell table:style-name="TableCell2936">
            <text:p text:style-name="P2937"/>
          </table:table-cell>
          <table:table-cell table:style-name="TableCell2938">
            <text:p text:style-name="P2939"/>
          </table:table-cell>
          <table:table-cell table:style-name="TableCell2940">
            <text:p text:style-name="P2941"/>
          </table:table-cell>
        </table:table-row>
        <table:table-row table:style-name="TableRow2942">
          <table:table-cell table:style-name="TableCell2943">
            <text:p text:style-name="P2944"/>
          </table:table-cell>
          <table:table-cell table:style-name="TableCell2945">
            <text:p text:style-name="P2946"/>
          </table:table-cell>
          <table:table-cell table:style-name="TableCell2947">
            <text:p text:style-name="P2948"/>
          </table:table-cell>
          <table:covered-table-cell>
            <text:p text:style-name="P2949"/>
          </table:covered-table-cell>
          <table:covered-table-cell/>
          <table:covered-table-cell/>
          <table:covered-table-cell/>
          <table:covered-table-cell/>
          <table:table-cell table:style-name="TableCell2950">
            <text:p text:style-name="P2951"/>
          </table:table-cell>
          <table:table-cell table:style-name="TableCell2952" table:number-columns-spanned="7" table:number-rows-spanned="2">
            <text:p text:style-name="P2953"><text:span text:style-name="T2954">[</text:span><text:span text:style-name="T2955">NOTE:</text:span><text:span text:style-name="T2956"><text:s/>the limit</text:span></text:p>
          </table:table-cell>
          <table:covered-table-cell/>
          <table:covered-table-cell/>
          <table:covered-table-cell/>
          <table:covered-table-cell/>
          <table:covered-table-cell/>
          <table:covered-table-cell/>
          <table:table-cell table:style-name="TableCell2957">
            <text:p text:style-name="P2958"/>
          </table:table-cell>
          <table:table-cell table:style-name="TableCell2959" table:number-rows-spanned="2">
            <text:p text:style-name="P2960">on</text:p>
          </table:table-cell>
          <table:table-cell table:style-name="TableCell2961" table:number-columns-spanned="2" table:number-rows-spanned="2">
            <text:p text:style-name="P2962">liability</text:p>
          </table:table-cell>
          <table:covered-table-cell/>
          <table:table-cell table:style-name="TableCell2963" table:number-columns-spanned="3" table:number-rows-spanned="2">
            <text:p text:style-name="P2964">could</text:p>
          </table:table-cell>
          <table:covered-table-cell/>
          <table:covered-table-cell/>
          <table:table-cell table:style-name="TableCell2965" table:number-columns-spanned="2" table:number-rows-spanned="2">
            <text:p text:style-name="P2966">be</text:p>
          </table:table-cell>
          <table:covered-table-cell/>
          <table:table-cell table:style-name="TableCell2967">
            <text:p text:style-name="P2968"/>
          </table:table-cell>
        </table:table-row>
        <table:table-row table:style-name="TableRow2969">
          <table:table-cell table:style-name="TableCell2970">
            <text:p text:style-name="P2971"/>
          </table:table-cell>
          <table:table-cell table:style-name="TableCell2972">
            <text:p text:style-name="P2973"/>
          </table:table-cell>
          <table:table-cell table:style-name="TableCell2974">
            <text:p text:style-name="P2975"/>
          </table:table-cell>
          <table:table-cell table:style-name="TableCell2976" table:number-columns-spanned="3" table:number-rows-spanned="2">
            <text:p text:style-name="P2977">Beneficiary</text:p>
          </table:table-cell>
          <table:covered-table-cell/>
          <table:covered-table-cell/>
          <table:table-cell table:style-name="TableCell2978">
            <text:p text:style-name="P2979"/>
          </table:table-cell>
          <table:table-cell table:style-name="TableCell2980">
            <text:p text:style-name="P2981"/>
          </table:table-cell>
          <table:table-cell table:style-name="TableCell2982">
            <text:p text:style-name="P2983"/>
          </table:table-cell>
          <table:covered-table-cell>
            <text:p text:style-name="P2984"/>
          </table:covered-table-cell>
          <table:covered-table-cell/>
          <table:covered-table-cell/>
          <table:covered-table-cell/>
          <table:covered-table-cell/>
          <table:covered-table-cell/>
          <table:covered-table-cell/>
          <table:table-cell table:style-name="TableCell2985">
            <text:p text:style-name="P2986"/>
          </table:table-cell>
          <table:covered-table-cell>
            <text:p text:style-name="P2987"/>
          </table:covered-table-cell>
          <table:covered-table-cell>
            <text:p text:style-name="P2988"/>
          </table:covered-table-cell>
          <table:covered-table-cell/>
          <table:covered-table-cell>
            <text:p text:style-name="P2989"/>
          </table:covered-table-cell>
          <table:covered-table-cell/>
          <table:covered-table-cell/>
          <table:covered-table-cell>
            <text:p text:style-name="P2990"/>
          </table:covered-table-cell>
          <table:covered-table-cell/>
          <table:table-cell table:style-name="TableCell2991">
            <text:p text:style-name="P2992"/>
          </table:table-cell>
        </table:table-row>
        <table:table-row table:style-name="TableRow2993">
          <table:table-cell table:style-name="TableCell2994">
            <text:p text:style-name="P2995"/>
          </table:table-cell>
          <table:table-cell table:style-name="TableCell2996">
            <text:p text:style-name="P2997"/>
          </table:table-cell>
          <table:table-cell table:style-name="TableCell2998">
            <text:p text:style-name="P2999"/>
          </table:table-cell>
          <table:covered-table-cell>
            <text:p text:style-name="P3000"/>
          </table:covered-table-cell>
          <table:covered-table-cell/>
          <table:covered-table-cell/>
          <table:table-cell table:style-name="TableCell3001">
            <text:p text:style-name="P3002"/>
          </table:table-cell>
          <table:table-cell table:style-name="TableCell3003">
            <text:p text:style-name="P3004"/>
          </table:table-cell>
          <table:table-cell table:style-name="TableCell3005">
            <text:p text:style-name="P3006"/>
          </table:table-cell>
          <table:table-cell table:style-name="TableCell3007" table:number-columns-spanned="16" table:number-rows-spanned="2">
            <text:p text:style-name="P3008">zero <text:s/>if <text:s/>the <text:s/>parties <text:s/>are <text:s/>not <text:s/>accep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009">
            <text:p text:style-name="P3010"/>
          </table:table-cell>
        </table:table-row>
        <table:table-row table:style-name="TableRow3011">
          <table:table-cell table:style-name="TableCell3012">
            <text:p text:style-name="P3013"/>
          </table:table-cell>
          <table:table-cell table:style-name="TableCell3014">
            <text:p text:style-name="P3015"/>
          </table:table-cell>
          <table:table-cell table:style-name="TableCell3016">
            <text:p text:style-name="P3017"/>
          </table:table-cell>
          <table:table-cell table:style-name="TableCell3018">
            <text:p text:style-name="P3019"/>
          </table:table-cell>
          <table:table-cell table:style-name="TableCell3020">
            <text:p text:style-name="P3021"/>
          </table:table-cell>
          <table:table-cell table:style-name="TableCell3022">
            <text:p text:style-name="P3023"/>
          </table:table-cell>
          <table:table-cell table:style-name="TableCell3024">
            <text:p text:style-name="P3025"/>
          </table:table-cell>
          <table:table-cell table:style-name="TableCell3026">
            <text:p text:style-name="P3027"/>
          </table:table-cell>
          <table:table-cell table:style-name="TableCell3028">
            <text:p text:style-name="P3029"/>
          </table:table-cell>
          <table:covered-table-cell>
            <text:p text:style-name="P303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031">
            <text:p text:style-name="P3032"/>
          </table:table-cell>
        </table:table-row>
        <table:table-row table:style-name="TableRow3033">
          <table:table-cell table:style-name="TableCell3034">
            <text:p text:style-name="P3035"/>
          </table:table-cell>
          <table:table-cell table:style-name="TableCell3036">
            <text:p text:style-name="P3037"/>
          </table:table-cell>
          <table:table-cell table:style-name="TableCell3038">
            <text:p text:style-name="P3039"/>
          </table:table-cell>
          <table:table-cell table:style-name="TableCell3040">
            <text:p text:style-name="P3041"/>
          </table:table-cell>
          <table:table-cell table:style-name="TableCell3042">
            <text:p text:style-name="P3043"/>
          </table:table-cell>
          <table:table-cell table:style-name="TableCell3044">
            <text:p text:style-name="P3045"/>
          </table:table-cell>
          <table:table-cell table:style-name="TableCell3046">
            <text:p text:style-name="P3047"/>
          </table:table-cell>
          <table:table-cell table:style-name="TableCell3048">
            <text:p text:style-name="P3049"/>
          </table:table-cell>
          <table:table-cell table:style-name="TableCell3050">
            <text:p text:style-name="P3051"/>
          </table:table-cell>
          <table:table-cell table:style-name="TableCell3052" table:number-columns-spanned="9">
            <text:p text:style-name="P3053">liability to each other]</text:p>
          </table:table-cell>
          <table:covered-table-cell/>
          <table:covered-table-cell/>
          <table:covered-table-cell/>
          <table:covered-table-cell/>
          <table:covered-table-cell/>
          <table:covered-table-cell/>
          <table:covered-table-cell/>
          <table:covered-table-cell/>
          <table:table-cell table:style-name="TableCell3054">
            <text:p text:style-name="P3055"/>
          </table:table-cell>
          <table:table-cell table:style-name="TableCell3056">
            <text:p text:style-name="P3057"/>
          </table:table-cell>
          <table:table-cell table:style-name="TableCell3058">
            <text:p text:style-name="P3059"/>
          </table:table-cell>
          <table:table-cell table:style-name="TableCell3060">
            <text:p text:style-name="P3061"/>
          </table:table-cell>
          <table:table-cell table:style-name="TableCell3062">
            <text:p text:style-name="P3063"/>
          </table:table-cell>
          <table:table-cell table:style-name="TableCell3064">
            <text:p text:style-name="P3065"/>
          </table:table-cell>
          <table:table-cell table:style-name="TableCell3066">
            <text:p text:style-name="P3067"/>
          </table:table-cell>
          <table:table-cell table:style-name="TableCell3068">
            <text:p text:style-name="P3069"/>
          </table:table-cell>
        </table:table-row>
        <table:table-row table:style-name="TableRow3070">
          <table:table-cell table:style-name="TableCell3071">
            <text:p text:style-name="P3072"/>
          </table:table-cell>
          <table:table-cell table:style-name="TableCell3073">
            <text:p text:style-name="P3074"/>
          </table:table-cell>
          <table:table-cell table:style-name="TableCell3075">
            <text:p text:style-name="P3076"/>
          </table:table-cell>
          <table:table-cell table:style-name="TableCell3077" table:number-columns-spanned="5">
            <text:p text:style-name="P3078"/>
          </table:table-cell>
          <table:covered-table-cell/>
          <table:covered-table-cell/>
          <table:covered-table-cell/>
          <table:covered-table-cell/>
          <table:table-cell table:style-name="TableCell3079">
            <text:p text:style-name="P3080"/>
          </table:table-cell>
          <table:table-cell table:style-name="TableCell3081" table:number-columns-spanned="17">
            <text:p text:style-name="P308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083">
          <table:table-cell table:style-name="TableCell3084">
            <text:p text:style-name="P3085"/>
          </table:table-cell>
          <table:table-cell table:style-name="TableCell3086">
            <text:p text:style-name="P3087"/>
          </table:table-cell>
          <table:table-cell table:style-name="TableCell3088">
            <text:p text:style-name="P3089"/>
          </table:table-cell>
          <table:table-cell table:style-name="TableCell3090">
            <text:p text:style-name="P3091"/>
          </table:table-cell>
          <table:table-cell table:style-name="TableCell3092">
            <text:p text:style-name="P3093"/>
          </table:table-cell>
          <table:table-cell table:style-name="TableCell3094">
            <text:p text:style-name="P3095"/>
          </table:table-cell>
          <table:table-cell table:style-name="TableCell3096">
            <text:p text:style-name="P3097"/>
          </table:table-cell>
          <table:table-cell table:style-name="TableCell3098">
            <text:p text:style-name="P3099"/>
          </table:table-cell>
          <table:table-cell table:style-name="TableCell3100">
            <text:p text:style-name="P3101"/>
          </table:table-cell>
          <table:table-cell table:style-name="TableCell3102">
            <text:p text:style-name="P3103"/>
          </table:table-cell>
          <table:table-cell table:style-name="TableCell3104">
            <text:p text:style-name="P3105"/>
          </table:table-cell>
          <table:table-cell table:style-name="TableCell3106">
            <text:p text:style-name="P3107"/>
          </table:table-cell>
          <table:table-cell table:style-name="TableCell3108">
            <text:p text:style-name="P3109"/>
          </table:table-cell>
          <table:table-cell table:style-name="TableCell3110">
            <text:p text:style-name="P3111"/>
          </table:table-cell>
          <table:table-cell table:style-name="TableCell3112">
            <text:p text:style-name="P3113"/>
          </table:table-cell>
          <table:table-cell table:style-name="TableCell3114">
            <text:p text:style-name="P3115"/>
          </table:table-cell>
          <table:table-cell table:style-name="TableCell3116">
            <text:p text:style-name="P3117"/>
          </table:table-cell>
          <table:table-cell table:style-name="TableCell3118">
            <text:p text:style-name="P3119"/>
          </table:table-cell>
          <table:table-cell table:style-name="TableCell3120">
            <text:p text:style-name="P3121"/>
          </table:table-cell>
          <table:table-cell table:style-name="TableCell3122">
            <text:p text:style-name="P3123"/>
          </table:table-cell>
          <table:table-cell table:style-name="TableCell3124">
            <text:p text:style-name="P3125"/>
          </table:table-cell>
          <table:table-cell table:style-name="TableCell3126">
            <text:p text:style-name="P3127"/>
          </table:table-cell>
          <table:table-cell table:style-name="TableCell3128">
            <text:p text:style-name="P3129"/>
          </table:table-cell>
          <table:table-cell table:style-name="TableCell3130">
            <text:p text:style-name="P3131"/>
          </table:table-cell>
          <table:table-cell table:style-name="TableCell3132">
            <text:p text:style-name="P3133"/>
          </table:table-cell>
          <table:table-cell table:style-name="TableCell3134">
            <text:p text:style-name="P3135"/>
          </table:table-cell>
        </table:table-row>
        <table:table-row table:style-name="TableRow3136">
          <table:table-cell table:style-name="TableCell3137">
            <text:p text:style-name="P3138"><text:a xlink:href="#page10" office:target-frame-name="_top" xlink:show="replace"><text:span text:style-name="T3139">8.6<text:s/></text:span></text:a><text:span text:style-name="T3140">(Force Majeure)</text:span></text:p>
          </table:table-cell>
          <table:table-cell table:style-name="TableCell3141">
            <text:p text:style-name="P3142"/>
          </table:table-cell>
          <table:table-cell table:style-name="TableCell3143">
            <text:p text:style-name="P3144"/>
          </table:table-cell>
          <table:table-cell table:style-name="TableCell3145" table:number-columns-spanned="5">
            <text:p text:style-name="P3146">Number of days that</text:p>
          </table:table-cell>
          <table:covered-table-cell/>
          <table:covered-table-cell/>
          <table:covered-table-cell/>
          <table:covered-table-cell/>
          <table:table-cell table:style-name="TableCell3147">
            <text:p text:style-name="P3148"/>
          </table:table-cell>
          <table:table-cell table:style-name="TableCell3149" table:number-columns-spanned="16">
            <text:p text:style-name="P3150">[Specify number of days here. Usual 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151">
            <text:p text:style-name="P3152"/>
          </table:table-cell>
        </table:table-row>
        <table:table-row table:style-name="TableRow3153">
          <table:table-cell table:style-name="TableCell3154">
            <text:p text:style-name="P3155"/>
          </table:table-cell>
          <table:table-cell table:style-name="TableCell3156">
            <text:p text:style-name="P3157"/>
          </table:table-cell>
          <table:table-cell table:style-name="TableCell3158">
            <text:p text:style-name="P3159"/>
          </table:table-cell>
          <table:table-cell table:style-name="TableCell3160" table:number-columns-spanned="5">
            <text:p text:style-name="P3161">a Force Majeure has</text:p>
          </table:table-cell>
          <table:covered-table-cell/>
          <table:covered-table-cell/>
          <table:covered-table-cell/>
          <table:covered-table-cell/>
          <table:table-cell table:style-name="TableCell3162">
            <text:p text:style-name="P3163"/>
          </table:table-cell>
          <table:table-cell table:style-name="TableCell3164" table:number-columns-spanned="16">
            <text:p text:style-name="P3165">150 or 180 days so approximately 5 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166">
            <text:p text:style-name="P3167"/>
          </table:table-cell>
        </table:table-row>
        <table:table-row table:style-name="TableRow3168">
          <table:table-cell table:style-name="TableCell3169">
            <text:p text:style-name="P3170"/>
          </table:table-cell>
          <table:table-cell table:style-name="TableCell3171">
            <text:p text:style-name="P3172"/>
          </table:table-cell>
          <table:table-cell table:style-name="TableCell3173">
            <text:p text:style-name="P3174"/>
          </table:table-cell>
          <table:table-cell table:style-name="TableCell3175">
            <text:p text:style-name="P3176">to</text:p>
          </table:table-cell>
          <table:table-cell table:style-name="TableCell3177" table:number-columns-spanned="2">
            <text:p text:style-name="P3178">continue</text:p>
          </table:table-cell>
          <table:covered-table-cell/>
          <table:table-cell table:style-name="TableCell3179" table:number-columns-spanned="2">
            <text:p text:style-name="P3180">before</text:p>
          </table:table-cell>
          <table:covered-table-cell/>
          <table:table-cell table:style-name="TableCell3181">
            <text:p text:style-name="P3182"/>
          </table:table-cell>
          <table:table-cell table:style-name="TableCell3183" table:number-columns-spanned="11">
            <text:p text:style-name="P3184">6 months but could be longer]</text:p>
          </table:table-cell>
          <table:covered-table-cell/>
          <table:covered-table-cell/>
          <table:covered-table-cell/>
          <table:covered-table-cell/>
          <table:covered-table-cell/>
          <table:covered-table-cell/>
          <table:covered-table-cell/>
          <table:covered-table-cell/>
          <table:covered-table-cell/>
          <table:covered-table-cell/>
          <table:table-cell table:style-name="TableCell3185">
            <text:p text:style-name="P3186"/>
          </table:table-cell>
          <table:table-cell table:style-name="TableCell3187">
            <text:p text:style-name="P3188"/>
          </table:table-cell>
          <table:table-cell table:style-name="TableCell3189">
            <text:p text:style-name="P3190"/>
          </table:table-cell>
          <table:table-cell table:style-name="TableCell3191">
            <text:p text:style-name="P3192"/>
          </table:table-cell>
          <table:table-cell table:style-name="TableCell3193">
            <text:p text:style-name="P3194"/>
          </table:table-cell>
          <table:table-cell table:style-name="TableCell3195">
            <text:p text:style-name="P3196"/>
          </table:table-cell>
        </table:table-row>
        <table:table-row table:style-name="TableRow3197">
          <table:table-cell table:style-name="TableCell3198">
            <text:p text:style-name="P3199"/>
          </table:table-cell>
          <table:table-cell table:style-name="TableCell3200">
            <text:p text:style-name="P3201"/>
          </table:table-cell>
          <table:table-cell table:style-name="TableCell3202">
            <text:p text:style-name="P3203"/>
          </table:table-cell>
          <table:table-cell table:style-name="TableCell3204" table:number-columns-spanned="3">
            <text:p text:style-name="P3205">termination.</text:p>
          </table:table-cell>
          <table:covered-table-cell/>
          <table:covered-table-cell/>
          <table:table-cell table:style-name="TableCell3206">
            <text:p text:style-name="P3207"/>
          </table:table-cell>
          <table:table-cell table:style-name="TableCell3208">
            <text:p text:style-name="P3209"/>
          </table:table-cell>
          <table:table-cell table:style-name="TableCell3210">
            <text:p text:style-name="P3211"/>
          </table:table-cell>
          <table:table-cell table:style-name="TableCell3212">
            <text:p text:style-name="P3213"/>
          </table:table-cell>
          <table:table-cell table:style-name="TableCell3214">
            <text:p text:style-name="P3215"/>
          </table:table-cell>
          <table:table-cell table:style-name="TableCell3216">
            <text:p text:style-name="P3217"/>
          </table:table-cell>
          <table:table-cell table:style-name="TableCell3218">
            <text:p text:style-name="P3219"/>
          </table:table-cell>
          <table:table-cell table:style-name="TableCell3220">
            <text:p text:style-name="P3221"/>
          </table:table-cell>
          <table:table-cell table:style-name="TableCell3222">
            <text:p text:style-name="P3223"/>
          </table:table-cell>
          <table:table-cell table:style-name="TableCell3224">
            <text:p text:style-name="P3225"/>
          </table:table-cell>
          <table:table-cell table:style-name="TableCell3226">
            <text:p text:style-name="P3227"/>
          </table:table-cell>
          <table:table-cell table:style-name="TableCell3228">
            <text:p text:style-name="P3229"/>
          </table:table-cell>
          <table:table-cell table:style-name="TableCell3230">
            <text:p text:style-name="P3231"/>
          </table:table-cell>
          <table:table-cell table:style-name="TableCell3232">
            <text:p text:style-name="P3233"/>
          </table:table-cell>
          <table:table-cell table:style-name="TableCell3234">
            <text:p text:style-name="P3235"/>
          </table:table-cell>
          <table:table-cell table:style-name="TableCell3236">
            <text:p text:style-name="P3237"/>
          </table:table-cell>
          <table:table-cell table:style-name="TableCell3238">
            <text:p text:style-name="P3239"/>
          </table:table-cell>
          <table:table-cell table:style-name="TableCell3240">
            <text:p text:style-name="P3241"/>
          </table:table-cell>
          <table:table-cell table:style-name="TableCell3242">
            <text:p text:style-name="P3243"/>
          </table:table-cell>
          <table:table-cell table:style-name="TableCell3244">
            <text:p text:style-name="P3245"/>
          </table:table-cell>
        </table:table-row>
        <table:table-row table:style-name="TableRow3246">
          <table:table-cell table:style-name="TableCell3247">
            <text:p text:style-name="P3248"/>
          </table:table-cell>
          <table:table-cell table:style-name="TableCell3249">
            <text:p text:style-name="P3250"/>
          </table:table-cell>
          <table:table-cell table:style-name="TableCell3251">
            <text:p text:style-name="P3252"/>
          </table:table-cell>
          <table:table-cell table:style-name="TableCell3253" table:number-columns-spanned="2">
            <text:p text:style-name="P3254"/>
          </table:table-cell>
          <table:covered-table-cell/>
          <table:table-cell table:style-name="TableCell3255">
            <text:p text:style-name="P3256"/>
          </table:table-cell>
          <table:table-cell table:style-name="TableCell3257" table:number-columns-spanned="2">
            <text:p text:style-name="P3258"/>
          </table:table-cell>
          <table:covered-table-cell/>
          <table:table-cell table:style-name="TableCell3259">
            <text:p text:style-name="P3260"/>
          </table:table-cell>
          <table:table-cell table:style-name="TableCell3261" table:number-columns-spanned="17">
            <text:p text:style-name="P32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63">
          <table:table-cell table:style-name="TableCell3264">
            <text:p text:style-name="P3265"/>
          </table:table-cell>
          <table:table-cell table:style-name="TableCell3266">
            <text:p text:style-name="P3267"/>
          </table:table-cell>
          <table:table-cell table:style-name="TableCell3268">
            <text:p text:style-name="P3269"/>
          </table:table-cell>
          <table:table-cell table:style-name="TableCell3270">
            <text:p text:style-name="P3271"/>
          </table:table-cell>
          <table:table-cell table:style-name="TableCell3272">
            <text:p text:style-name="P3273"/>
          </table:table-cell>
          <table:table-cell table:style-name="TableCell3274">
            <text:p text:style-name="P3275"/>
          </table:table-cell>
          <table:table-cell table:style-name="TableCell3276">
            <text:p text:style-name="P3277"/>
          </table:table-cell>
          <table:table-cell table:style-name="TableCell3278">
            <text:p text:style-name="P3279"/>
          </table:table-cell>
          <table:table-cell table:style-name="TableCell3280">
            <text:p text:style-name="P3281"/>
          </table:table-cell>
          <table:table-cell table:style-name="TableCell3282">
            <text:p text:style-name="P3283"/>
          </table:table-cell>
          <table:table-cell table:style-name="TableCell3284">
            <text:p text:style-name="P3285"/>
          </table:table-cell>
          <table:table-cell table:style-name="TableCell3286">
            <text:p text:style-name="P3287"/>
          </table:table-cell>
          <table:table-cell table:style-name="TableCell3288">
            <text:p text:style-name="P3289"/>
          </table:table-cell>
          <table:table-cell table:style-name="TableCell3290">
            <text:p text:style-name="P3291"/>
          </table:table-cell>
          <table:table-cell table:style-name="TableCell3292">
            <text:p text:style-name="P3293"/>
          </table:table-cell>
          <table:table-cell table:style-name="TableCell3294">
            <text:p text:style-name="P3295"/>
          </table:table-cell>
          <table:table-cell table:style-name="TableCell3296">
            <text:p text:style-name="P3297"/>
          </table:table-cell>
          <table:table-cell table:style-name="TableCell3298">
            <text:p text:style-name="P3299"/>
          </table:table-cell>
          <table:table-cell table:style-name="TableCell3300">
            <text:p text:style-name="P3301"/>
          </table:table-cell>
          <table:table-cell table:style-name="TableCell3302">
            <text:p text:style-name="P3303"/>
          </table:table-cell>
          <table:table-cell table:style-name="TableCell3304">
            <text:p text:style-name="P3305"/>
          </table:table-cell>
          <table:table-cell table:style-name="TableCell3306">
            <text:p text:style-name="P3307"/>
          </table:table-cell>
          <table:table-cell table:style-name="TableCell3308">
            <text:p text:style-name="P3309"/>
          </table:table-cell>
          <table:table-cell table:style-name="TableCell3310">
            <text:p text:style-name="P3311"/>
          </table:table-cell>
          <table:table-cell table:style-name="TableCell3312">
            <text:p text:style-name="P3313"/>
          </table:table-cell>
          <table:table-cell table:style-name="TableCell3314">
            <text:p text:style-name="P3315"/>
          </table:table-cell>
        </table:table-row>
        <table:table-row table:style-name="TableRow3316">
          <table:table-cell table:style-name="TableCell3317">
            <text:p text:style-name="P3318">9.2(g)(Confidentiality)</text:p>
          </table:table-cell>
          <table:table-cell table:style-name="TableCell3319">
            <text:p text:style-name="P3320"/>
          </table:table-cell>
          <table:table-cell table:style-name="TableCell3321">
            <text:p text:style-name="P3322"/>
          </table:table-cell>
          <table:table-cell table:style-name="TableCell3323" table:number-columns-spanned="2">
            <text:p text:style-name="P3324">Right</text:p>
          </table:table-cell>
          <table:covered-table-cell/>
          <table:table-cell table:style-name="TableCell3325">
            <text:p text:style-name="P3326">to</text:p>
          </table:table-cell>
          <table:table-cell table:style-name="TableCell3327" table:number-columns-spanned="2">
            <text:p text:style-name="P3328">disclose</text:p>
          </table:table-cell>
          <table:covered-table-cell/>
          <table:table-cell table:style-name="TableCell3329">
            <text:p text:style-name="P3330"/>
          </table:table-cell>
          <table:table-cell table:style-name="TableCell3331" table:number-columns-spanned="16">
            <text:p text:style-name="P3332">[Specify <text:s text:c="2"/>here <text:s text:c="2"/>if <text:s text:c="2"/>there <text:s text:c="2"/>are <text:s text:c="2"/>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333">
            <text:p text:style-name="P3334"/>
          </table:table-cell>
        </table:table-row>
        <table:table-row table:style-name="TableRow3335">
          <table:table-cell table:style-name="TableCell3336">
            <text:p text:style-name="P3337"/>
          </table:table-cell>
          <table:table-cell table:style-name="TableCell3338">
            <text:p text:style-name="P3339"/>
          </table:table-cell>
          <table:table-cell table:style-name="TableCell3340">
            <text:p text:style-name="P3341"/>
          </table:table-cell>
          <table:table-cell table:style-name="TableCell3342" table:number-columns-spanned="3">
            <text:p text:style-name="P3343">confidential</text:p>
          </table:table-cell>
          <table:covered-table-cell/>
          <table:covered-table-cell/>
          <table:table-cell table:style-name="TableCell3344">
            <text:p text:style-name="P3345"/>
          </table:table-cell>
          <table:table-cell table:style-name="TableCell3346">
            <text:p text:style-name="P3347"/>
          </table:table-cell>
          <table:table-cell table:style-name="TableCell3348">
            <text:p text:style-name="P3349"/>
          </table:table-cell>
          <table:table-cell table:style-name="TableCell3350" table:number-columns-spanned="16">
            <text:p text:style-name="P3351">circumstances <text:s/>where <text:s/>the <text:s/>Parties <text:s/>ma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352">
            <text:p text:style-name="P3353"/>
          </table:table-cell>
        </table:table-row>
        <table:table-row table:style-name="TableRow3354">
          <table:table-cell table:style-name="TableCell3355">
            <text:p text:style-name="P3356"/>
          </table:table-cell>
          <table:table-cell table:style-name="TableCell3357">
            <text:p text:style-name="P3358"/>
          </table:table-cell>
          <table:table-cell table:style-name="TableCell3359">
            <text:p text:style-name="P3360"/>
          </table:table-cell>
          <table:table-cell table:style-name="TableCell3361" table:number-columns-spanned="3">
            <text:p text:style-name="P3362">information</text:p>
          </table:table-cell>
          <table:covered-table-cell/>
          <table:covered-table-cell/>
          <table:table-cell table:style-name="TableCell3363">
            <text:p text:style-name="P3364"/>
          </table:table-cell>
          <table:table-cell table:style-name="TableCell3365">
            <text:p text:style-name="P3366"/>
          </table:table-cell>
          <table:table-cell table:style-name="TableCell3367">
            <text:p text:style-name="P3368"/>
          </table:table-cell>
          <table:table-cell table:style-name="TableCell3369">
            <text:p text:style-name="P3370">disclose</text:p>
          </table:table-cell>
          <table:table-cell table:style-name="TableCell3371">
            <text:p text:style-name="P3372"/>
          </table:table-cell>
          <table:table-cell table:style-name="TableCell3373">
            <text:p text:style-name="P3374"/>
          </table:table-cell>
          <table:table-cell table:style-name="TableCell3375">
            <text:p text:style-name="P3376"/>
          </table:table-cell>
          <table:table-cell table:style-name="TableCell3377">
            <text:p text:style-name="P3378"/>
          </table:table-cell>
          <table:table-cell table:style-name="TableCell3379">
            <text:p text:style-name="P3380"/>
          </table:table-cell>
          <table:table-cell table:style-name="TableCell3381">
            <text:p text:style-name="P3382"/>
          </table:table-cell>
          <table:table-cell table:style-name="TableCell3383">
            <text:p text:style-name="P3384"/>
          </table:table-cell>
          <table:table-cell table:style-name="TableCell3385">
            <text:p text:style-name="P3386"/>
          </table:table-cell>
          <table:table-cell table:style-name="TableCell3387">
            <text:p text:style-name="P3388"/>
          </table:table-cell>
          <table:table-cell table:style-name="TableCell3389" table:number-columns-spanned="6">
            <text:p text:style-name="P3390">confidential</text:p>
          </table:table-cell>
          <table:covered-table-cell/>
          <table:covered-table-cell/>
          <table:covered-table-cell/>
          <table:covered-table-cell/>
          <table:covered-table-cell/>
          <table:table-cell table:style-name="TableCell3391">
            <text:p text:style-name="P3392"/>
          </table:table-cell>
        </table:table-row>
        <table:table-row table:style-name="TableRow3393">
          <table:table-cell table:style-name="TableCell3394">
            <text:p text:style-name="P3395"/>
          </table:table-cell>
          <table:table-cell table:style-name="TableCell3396">
            <text:p text:style-name="P3397"/>
          </table:table-cell>
          <table:table-cell table:style-name="TableCell3398">
            <text:p text:style-name="P3399"/>
          </table:table-cell>
          <table:table-cell table:style-name="TableCell3400">
            <text:p text:style-name="P3401"/>
          </table:table-cell>
          <table:table-cell table:style-name="TableCell3402">
            <text:p text:style-name="P3403"/>
          </table:table-cell>
          <table:table-cell table:style-name="TableCell3404">
            <text:p text:style-name="P3405"/>
          </table:table-cell>
          <table:table-cell table:style-name="TableCell3406">
            <text:p text:style-name="P3407"/>
          </table:table-cell>
          <table:table-cell table:style-name="TableCell3408">
            <text:p text:style-name="P3409"/>
          </table:table-cell>
          <table:table-cell table:style-name="TableCell3410">
            <text:p text:style-name="P3411"/>
          </table:table-cell>
          <table:table-cell table:style-name="TableCell3412">
            <text:p text:style-name="P3413"/>
          </table:table-cell>
          <table:table-cell table:style-name="TableCell3414">
            <text:p text:style-name="P3415"/>
          </table:table-cell>
          <table:table-cell table:style-name="TableCell3416">
            <text:p text:style-name="P3417"/>
          </table:table-cell>
          <table:table-cell table:style-name="TableCell3418">
            <text:p text:style-name="P3419"/>
          </table:table-cell>
          <table:table-cell table:style-name="TableCell3420">
            <text:p text:style-name="P3421"/>
          </table:table-cell>
          <table:table-cell table:style-name="TableCell3422">
            <text:p text:style-name="P3423"/>
          </table:table-cell>
          <table:table-cell table:style-name="TableCell3424">
            <text:p text:style-name="P3425"/>
          </table:table-cell>
          <table:table-cell table:style-name="TableCell3426">
            <text:p text:style-name="P3427"/>
          </table:table-cell>
          <table:table-cell table:style-name="TableCell3428">
            <text:p text:style-name="P3429"/>
          </table:table-cell>
          <table:table-cell table:style-name="TableCell3430">
            <text:p text:style-name="P3431"/>
          </table:table-cell>
          <table:table-cell table:style-name="TableCell3432">
            <text:p text:style-name="P3433"/>
          </table:table-cell>
          <table:table-cell table:style-name="TableCell3434">
            <text:p text:style-name="P3435"/>
          </table:table-cell>
          <table:table-cell table:style-name="TableCell3436">
            <text:p text:style-name="P3437"/>
          </table:table-cell>
          <table:table-cell table:style-name="TableCell3438">
            <text:p text:style-name="P3439"/>
          </table:table-cell>
          <table:table-cell table:style-name="TableCell3440">
            <text:p text:style-name="P3441"/>
          </table:table-cell>
          <table:table-cell table:style-name="TableCell3442">
            <text:p text:style-name="P3443"/>
          </table:table-cell>
          <table:table-cell table:style-name="TableCell3444">
            <text:p text:style-name="P3445"/>
          </table:table-cell>
        </table:table-row>
        <table:table-row table:style-name="TableRow3446">
          <table:table-cell table:style-name="TableCell3447">
            <text:p text:style-name="P3448"/>
          </table:table-cell>
          <table:table-cell table:style-name="TableCell3449">
            <text:p text:style-name="P3450"/>
          </table:table-cell>
          <table:table-cell table:style-name="TableCell3451">
            <text:p text:style-name="P3452"/>
          </table:table-cell>
          <table:table-cell table:style-name="TableCell3453">
            <text:p text:style-name="P3454"/>
          </table:table-cell>
          <table:table-cell table:style-name="TableCell3455">
            <text:p text:style-name="P3456"/>
          </table:table-cell>
          <table:table-cell table:style-name="TableCell3457">
            <text:p text:style-name="P3458"/>
          </table:table-cell>
          <table:table-cell table:style-name="TableCell3459">
            <text:p text:style-name="P3460"/>
          </table:table-cell>
          <table:table-cell table:style-name="TableCell3461">
            <text:p text:style-name="P3462"/>
          </table:table-cell>
          <table:table-cell table:style-name="TableCell3463">
            <text:p text:style-name="P3464"/>
          </table:table-cell>
          <table:table-cell table:style-name="TableCell3465">
            <text:p text:style-name="P3466"/>
          </table:table-cell>
          <table:table-cell table:style-name="TableCell3467">
            <text:p text:style-name="P3468"/>
          </table:table-cell>
          <table:table-cell table:style-name="TableCell3469">
            <text:p text:style-name="P3470"/>
          </table:table-cell>
          <table:table-cell table:style-name="TableCell3471">
            <text:p text:style-name="P3472"/>
          </table:table-cell>
          <table:table-cell table:style-name="TableCell3473">
            <text:p text:style-name="P3474"/>
          </table:table-cell>
          <table:table-cell table:style-name="TableCell3475">
            <text:p text:style-name="P3476"/>
          </table:table-cell>
          <table:table-cell table:style-name="TableCell3477">
            <text:p text:style-name="P3478"/>
          </table:table-cell>
          <table:table-cell table:style-name="TableCell3479">
            <text:p text:style-name="P3480"/>
          </table:table-cell>
          <table:table-cell table:style-name="TableCell3481">
            <text:p text:style-name="P3482"/>
          </table:table-cell>
          <table:table-cell table:style-name="TableCell3483">
            <text:p text:style-name="P3484"/>
          </table:table-cell>
          <table:table-cell table:style-name="TableCell3485">
            <text:p text:style-name="P3486"/>
          </table:table-cell>
          <table:table-cell table:style-name="TableCell3487">
            <text:p text:style-name="P3488"/>
          </table:table-cell>
          <table:table-cell table:style-name="TableCell3489" table:number-columns-spanned="5">
            <text:p text:style-name="P3490"/>
          </table:table-cell>
          <table:covered-table-cell/>
          <table:covered-table-cell/>
          <table:covered-table-cell/>
          <table:covered-table-cell/>
        </table:table-row>
      </table:table>
      <table:table table:style-name="Table3491">
        <table:table-columns>
          <table:table-column table:style-name="TableColumn3492"/>
          <table:table-column table:style-name="TableColumn3493"/>
          <table:table-column table:style-name="TableColumn3494"/>
          <table:table-column table:style-name="TableColumn3495"/>
          <table:table-column table:style-name="TableColumn3496"/>
          <table:table-column table:style-name="TableColumn3497"/>
          <table:table-column table:style-name="TableColumn3498"/>
          <table:table-column table:style-name="TableColumn3499"/>
          <table:table-column table:style-name="TableColumn3500"/>
          <table:table-column table:style-name="TableColumn3501"/>
          <table:table-column table:style-name="TableColumn3502"/>
          <table:table-column table:style-name="TableColumn3503"/>
          <table:table-column table:style-name="TableColumn3504"/>
          <table:table-column table:style-name="TableColumn3505"/>
          <table:table-column table:style-name="TableColumn3506"/>
          <table:table-column table:style-name="TableColumn3507"/>
          <table:table-column table:style-name="TableColumn3508"/>
          <table:table-column table:style-name="TableColumn3509"/>
          <table:table-column table:style-name="TableColumn3510"/>
          <table:table-column table:style-name="TableColumn3511"/>
          <table:table-column table:style-name="TableColumn3512"/>
          <table:table-column table:style-name="TableColumn3513"/>
          <table:table-column table:style-name="TableColumn3514"/>
          <table:table-column table:style-name="TableColumn3515"/>
          <table:table-column table:style-name="TableColumn3516"/>
          <table:table-column table:style-name="TableColumn3517"/>
          <table:table-column table:style-name="TableColumn3518"/>
        </table:table-columns>
        <table:table-row table:style-name="TableRow3519">
          <table:table-cell table:style-name="TableCell3520">
            <text:p text:style-name="P3521"><text:bookmark-start text:name="page18"/><text:bookmark-end text:name="page18"/><text:soft-page-break/>Clause reference</text:p>
          </table:table-cell>
          <table:table-cell table:style-name="TableCell3523">
            <text:p text:style-name="P3524"/>
          </table:table-cell>
          <table:table-cell table:style-name="TableCell3525">
            <text:p text:style-name="P3526">Item</text:p>
          </table:table-cell>
          <table:table-cell table:style-name="TableCell3527">
            <text:p text:style-name="P3528"/>
          </table:table-cell>
          <table:table-cell table:style-name="TableCell3529">
            <text:p text:style-name="P3530"/>
          </table:table-cell>
          <table:table-cell table:style-name="TableCell3531">
            <text:p text:style-name="P3532"/>
          </table:table-cell>
          <table:table-cell table:style-name="TableCell3533">
            <text:p text:style-name="P3534"/>
          </table:table-cell>
          <table:table-cell table:style-name="TableCell3535">
            <text:p text:style-name="P3536"/>
          </table:table-cell>
          <table:table-cell table:style-name="TableCell3537">
            <text:p text:style-name="P3538"/>
          </table:table-cell>
          <table:table-cell table:style-name="TableCell3539">
            <text:p text:style-name="P3540">Input</text:p>
          </table:table-cell>
          <table:table-cell table:style-name="TableCell3541">
            <text:p text:style-name="P3542"/>
          </table:table-cell>
          <table:table-cell table:style-name="TableCell3543">
            <text:p text:style-name="P3544"/>
          </table:table-cell>
          <table:table-cell table:style-name="TableCell3545">
            <text:p text:style-name="P3546"/>
          </table:table-cell>
          <table:table-cell table:style-name="TableCell3547">
            <text:p text:style-name="P3548"/>
          </table:table-cell>
          <table:table-cell table:style-name="TableCell3549">
            <text:p text:style-name="P3550"/>
          </table:table-cell>
          <table:table-cell table:style-name="TableCell3551">
            <text:p text:style-name="P3552"/>
          </table:table-cell>
          <table:table-cell table:style-name="TableCell3553">
            <text:p text:style-name="P3554"/>
          </table:table-cell>
          <table:table-cell table:style-name="TableCell3555">
            <text:p text:style-name="P3556"/>
          </table:table-cell>
          <table:table-cell table:style-name="TableCell3557">
            <text:p text:style-name="P3558"/>
          </table:table-cell>
          <table:table-cell table:style-name="TableCell3559">
            <text:p text:style-name="P3560"/>
          </table:table-cell>
          <table:table-cell table:style-name="TableCell3561">
            <text:p text:style-name="P3562"/>
          </table:table-cell>
          <table:table-cell table:style-name="TableCell3563">
            <text:p text:style-name="P3564"/>
          </table:table-cell>
          <table:table-cell table:style-name="TableCell3565">
            <text:p text:style-name="P3566"/>
          </table:table-cell>
          <table:table-cell table:style-name="TableCell3567">
            <text:p text:style-name="P3568"/>
          </table:table-cell>
          <table:table-cell table:style-name="TableCell3569">
            <text:p text:style-name="P3570"/>
          </table:table-cell>
          <table:table-cell table:style-name="TableCell3571">
            <text:p text:style-name="P3572"/>
          </table:table-cell>
          <table:table-cell table:style-name="TableCell3573">
            <text:p text:style-name="P3574"/>
          </table:table-cell>
        </table:table-row>
        <table:table-row table:style-name="TableRow3575">
          <table:table-cell table:style-name="TableCell3576">
            <text:p text:style-name="P3577"/>
          </table:table-cell>
          <table:table-cell table:style-name="TableCell3578">
            <text:p text:style-name="P3579"/>
          </table:table-cell>
          <table:table-cell table:style-name="TableCell3580">
            <text:p text:style-name="P3581"/>
          </table:table-cell>
          <table:table-cell table:style-name="TableCell3582">
            <text:p text:style-name="P3583"/>
          </table:table-cell>
          <table:table-cell table:style-name="TableCell3584">
            <text:p text:style-name="P3585"/>
          </table:table-cell>
          <table:table-cell table:style-name="TableCell3586">
            <text:p text:style-name="P3587"/>
          </table:table-cell>
          <table:table-cell table:style-name="TableCell3588">
            <text:p text:style-name="P3589"/>
          </table:table-cell>
          <table:table-cell table:style-name="TableCell3590">
            <text:p text:style-name="P3591"/>
          </table:table-cell>
          <table:table-cell table:style-name="TableCell3592">
            <text:p text:style-name="P3593"/>
          </table:table-cell>
          <table:table-cell table:style-name="TableCell3594" table:number-columns-spanned="2">
            <text:p text:style-name="P3595"/>
          </table:table-cell>
          <table:covered-table-cell/>
          <table:table-cell table:style-name="TableCell3596">
            <text:p text:style-name="P3597"/>
          </table:table-cell>
          <table:table-cell table:style-name="TableCell3598">
            <text:p text:style-name="P3599"/>
          </table:table-cell>
          <table:table-cell table:style-name="TableCell3600">
            <text:p text:style-name="P3601"/>
          </table:table-cell>
          <table:table-cell table:style-name="TableCell3602" table:number-columns-spanned="2">
            <text:p text:style-name="P3603"/>
          </table:table-cell>
          <table:covered-table-cell/>
          <table:table-cell table:style-name="TableCell3604">
            <text:p text:style-name="P3605"/>
          </table:table-cell>
          <table:table-cell table:style-name="TableCell3606">
            <text:p text:style-name="P3607"/>
          </table:table-cell>
          <table:table-cell table:style-name="TableCell3608">
            <text:p text:style-name="P3609"/>
          </table:table-cell>
          <table:table-cell table:style-name="TableCell3610">
            <text:p text:style-name="P3611"/>
          </table:table-cell>
          <table:table-cell table:style-name="TableCell3612">
            <text:p text:style-name="P3613"/>
          </table:table-cell>
          <table:table-cell table:style-name="TableCell3614">
            <text:p text:style-name="P3615"/>
          </table:table-cell>
          <table:table-cell table:style-name="TableCell3616">
            <text:p text:style-name="P3617"/>
          </table:table-cell>
          <table:table-cell table:style-name="TableCell3618">
            <text:p text:style-name="P3619"/>
          </table:table-cell>
          <table:table-cell table:style-name="TableCell3620">
            <text:p text:style-name="P3621"/>
          </table:table-cell>
          <table:table-cell table:style-name="TableCell3622">
            <text:p text:style-name="P3623"/>
          </table:table-cell>
          <table:table-cell table:style-name="TableCell3624">
            <text:p text:style-name="P3625"/>
          </table:table-cell>
        </table:table-row>
        <table:table-row table:style-name="TableRow3626">
          <table:table-cell table:style-name="TableCell3627">
            <text:p text:style-name="P3628"/>
          </table:table-cell>
          <table:table-cell table:style-name="TableCell3629">
            <text:p text:style-name="P3630"/>
          </table:table-cell>
          <table:table-cell table:style-name="TableCell3631">
            <text:p text:style-name="P3632"/>
          </table:table-cell>
          <table:table-cell table:style-name="TableCell3633">
            <text:p text:style-name="P3634"/>
          </table:table-cell>
          <table:table-cell table:style-name="TableCell3635">
            <text:p text:style-name="P3636"/>
          </table:table-cell>
          <table:table-cell table:style-name="TableCell3637">
            <text:p text:style-name="P3638"/>
          </table:table-cell>
          <table:table-cell table:style-name="TableCell3639">
            <text:p text:style-name="P3640"/>
          </table:table-cell>
          <table:table-cell table:style-name="TableCell3641">
            <text:p text:style-name="P3642"/>
          </table:table-cell>
          <table:table-cell table:style-name="TableCell3643">
            <text:p text:style-name="P3644"/>
          </table:table-cell>
          <table:table-cell table:style-name="TableCell3645" table:number-columns-spanned="9">
            <text:p text:style-name="P3646">information]/[NONE]</text:p>
          </table:table-cell>
          <table:covered-table-cell/>
          <table:covered-table-cell/>
          <table:covered-table-cell/>
          <table:covered-table-cell/>
          <table:covered-table-cell/>
          <table:covered-table-cell/>
          <table:covered-table-cell/>
          <table:covered-table-cell/>
          <table:table-cell table:style-name="TableCell3647">
            <text:p text:style-name="P3648"/>
          </table:table-cell>
          <table:table-cell table:style-name="TableCell3649">
            <text:p text:style-name="P3650"/>
          </table:table-cell>
          <table:table-cell table:style-name="TableCell3651">
            <text:p text:style-name="P3652"/>
          </table:table-cell>
          <table:table-cell table:style-name="TableCell3653">
            <text:p text:style-name="P3654"/>
          </table:table-cell>
          <table:table-cell table:style-name="TableCell3655">
            <text:p text:style-name="P3656"/>
          </table:table-cell>
          <table:table-cell table:style-name="TableCell3657">
            <text:p text:style-name="P3658"/>
          </table:table-cell>
          <table:table-cell table:style-name="TableCell3659">
            <text:p text:style-name="P3660"/>
          </table:table-cell>
          <table:table-cell table:style-name="TableCell3661">
            <text:p text:style-name="P3662"/>
          </table:table-cell>
          <table:table-cell table:style-name="TableCell3663">
            <text:p text:style-name="P3664"/>
          </table:table-cell>
        </table:table-row>
        <table:table-row table:style-name="TableRow3665">
          <table:table-cell table:style-name="TableCell3666">
            <text:p text:style-name="P3667"/>
          </table:table-cell>
          <table:table-cell table:style-name="TableCell3668">
            <text:p text:style-name="P3669"/>
          </table:table-cell>
          <table:table-cell table:style-name="TableCell3670" table:number-columns-spanned="5">
            <text:p text:style-name="P3671"/>
          </table:table-cell>
          <table:covered-table-cell/>
          <table:covered-table-cell/>
          <table:covered-table-cell/>
          <table:covered-table-cell/>
          <table:table-cell table:style-name="TableCell3672">
            <text:p text:style-name="P3673"/>
          </table:table-cell>
          <table:table-cell table:style-name="TableCell3674">
            <text:p text:style-name="P3675"/>
          </table:table-cell>
          <table:table-cell table:style-name="TableCell3676" table:number-columns-spanned="2">
            <text:p text:style-name="P3677"/>
          </table:table-cell>
          <table:covered-table-cell/>
          <table:table-cell table:style-name="TableCell3678">
            <text:p text:style-name="P3679"/>
          </table:table-cell>
          <table:table-cell table:style-name="TableCell3680">
            <text:p text:style-name="P3681"/>
          </table:table-cell>
          <table:table-cell table:style-name="TableCell3682">
            <text:p text:style-name="P3683"/>
          </table:table-cell>
          <table:table-cell table:style-name="TableCell3684" table:number-columns-spanned="2">
            <text:p text:style-name="P3685"/>
          </table:table-cell>
          <table:covered-table-cell/>
          <table:table-cell table:style-name="TableCell3686">
            <text:p text:style-name="P3687"/>
          </table:table-cell>
          <table:table-cell table:style-name="TableCell3688" table:number-columns-spanned="2">
            <text:p text:style-name="P3689"/>
          </table:table-cell>
          <table:covered-table-cell/>
          <table:table-cell table:style-name="TableCell3690">
            <text:p text:style-name="P3691"/>
          </table:table-cell>
          <table:table-cell table:style-name="TableCell3692">
            <text:p text:style-name="P3693"/>
          </table:table-cell>
          <table:table-cell table:style-name="TableCell3694">
            <text:p text:style-name="P3695"/>
          </table:table-cell>
          <table:table-cell table:style-name="TableCell3696">
            <text:p text:style-name="P3697"/>
          </table:table-cell>
          <table:table-cell table:style-name="TableCell3698">
            <text:p text:style-name="P3699"/>
          </table:table-cell>
          <table:table-cell table:style-name="TableCell3700">
            <text:p text:style-name="P3701"/>
          </table:table-cell>
          <table:table-cell table:style-name="TableCell3702" table:number-columns-spanned="2">
            <text:p text:style-name="P3703"/>
          </table:table-cell>
          <table:covered-table-cell/>
        </table:table-row>
        <table:table-row table:style-name="TableRow3704">
          <table:table-cell table:style-name="TableCell3705">
            <text:p text:style-name="P3706"/>
          </table:table-cell>
          <table:table-cell table:style-name="TableCell3707">
            <text:p text:style-name="P3708"/>
          </table:table-cell>
          <table:table-cell table:style-name="TableCell3709">
            <text:p text:style-name="P3710"/>
          </table:table-cell>
          <table:table-cell table:style-name="TableCell3711">
            <text:p text:style-name="P3712"/>
          </table:table-cell>
          <table:table-cell table:style-name="TableCell3713">
            <text:p text:style-name="P3714"/>
          </table:table-cell>
          <table:table-cell table:style-name="TableCell3715">
            <text:p text:style-name="P3716"/>
          </table:table-cell>
          <table:table-cell table:style-name="TableCell3717">
            <text:p text:style-name="P3718"/>
          </table:table-cell>
          <table:table-cell table:style-name="TableCell3719">
            <text:p text:style-name="P3720"/>
          </table:table-cell>
          <table:table-cell table:style-name="TableCell3721">
            <text:p text:style-name="P3722"/>
          </table:table-cell>
          <table:table-cell table:style-name="TableCell3723">
            <text:p text:style-name="P3724"/>
          </table:table-cell>
          <table:table-cell table:style-name="TableCell3725">
            <text:p text:style-name="P3726"/>
          </table:table-cell>
          <table:table-cell table:style-name="TableCell3727">
            <text:p text:style-name="P3728"/>
          </table:table-cell>
          <table:table-cell table:style-name="TableCell3729">
            <text:p text:style-name="P3730"/>
          </table:table-cell>
          <table:table-cell table:style-name="TableCell3731">
            <text:p text:style-name="P3732"/>
          </table:table-cell>
          <table:table-cell table:style-name="TableCell3733">
            <text:p text:style-name="P3734"/>
          </table:table-cell>
          <table:table-cell table:style-name="TableCell3735">
            <text:p text:style-name="P3736"/>
          </table:table-cell>
          <table:table-cell table:style-name="TableCell3737">
            <text:p text:style-name="P3738"/>
          </table:table-cell>
          <table:table-cell table:style-name="TableCell3739">
            <text:p text:style-name="P3740"/>
          </table:table-cell>
          <table:table-cell table:style-name="TableCell3741">
            <text:p text:style-name="P3742"/>
          </table:table-cell>
          <table:table-cell table:style-name="TableCell3743">
            <text:p text:style-name="P3744"/>
          </table:table-cell>
          <table:table-cell table:style-name="TableCell3745">
            <text:p text:style-name="P3746"/>
          </table:table-cell>
          <table:table-cell table:style-name="TableCell3747">
            <text:p text:style-name="P3748"/>
          </table:table-cell>
          <table:table-cell table:style-name="TableCell3749">
            <text:p text:style-name="P3750"/>
          </table:table-cell>
          <table:table-cell table:style-name="TableCell3751">
            <text:p text:style-name="P3752"/>
          </table:table-cell>
          <table:table-cell table:style-name="TableCell3753">
            <text:p text:style-name="P3754"/>
          </table:table-cell>
          <table:table-cell table:style-name="TableCell3755">
            <text:p text:style-name="P3756"/>
          </table:table-cell>
          <table:table-cell table:style-name="TableCell3757">
            <text:p text:style-name="P3758"/>
          </table:table-cell>
        </table:table-row>
        <table:table-row table:style-name="TableRow3759">
          <table:table-cell table:style-name="TableCell3760">
            <text:p text:style-name="P3761">9.3 (Freedom of Information</text:p>
          </table:table-cell>
          <table:table-cell table:style-name="TableCell3762">
            <text:p text:style-name="P3763"/>
          </table:table-cell>
          <table:table-cell table:style-name="TableCell3764" table:number-columns-spanned="5">
            <text:p text:style-name="P3765">Identify whether the</text:p>
          </table:table-cell>
          <table:covered-table-cell/>
          <table:covered-table-cell/>
          <table:covered-table-cell/>
          <table:covered-table-cell/>
          <table:table-cell table:style-name="TableCell3766">
            <text:p text:style-name="P3767"/>
          </table:table-cell>
          <table:table-cell table:style-name="TableCell3768">
            <text:p text:style-name="P3769"/>
          </table:table-cell>
          <table:table-cell table:style-name="TableCell3770" table:number-columns-spanned="17">
            <text:p text:style-name="P3771">Identify which Party(ies) are subject 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772">
            <text:p text:style-name="P3773"/>
          </table:table-cell>
        </table:table-row>
        <table:table-row table:style-name="TableRow3774">
          <table:table-cell table:style-name="TableCell3775">
            <text:p text:style-name="P3776">Act)</text:p>
          </table:table-cell>
          <table:table-cell table:style-name="TableCell3777">
            <text:p text:style-name="P3778"/>
          </table:table-cell>
          <table:table-cell table:style-name="TableCell3779" table:number-columns-spanned="3">
            <text:p text:style-name="P3780">FOIA applies</text:p>
          </table:table-cell>
          <table:covered-table-cell/>
          <table:covered-table-cell/>
          <table:table-cell table:style-name="TableCell3781">
            <text:p text:style-name="P3782"/>
          </table:table-cell>
          <table:table-cell table:style-name="TableCell3783">
            <text:p text:style-name="P3784"/>
          </table:table-cell>
          <table:table-cell table:style-name="TableCell3785">
            <text:p text:style-name="P3786"/>
          </table:table-cell>
          <table:table-cell table:style-name="TableCell3787">
            <text:p text:style-name="P3788"/>
          </table:table-cell>
          <table:table-cell table:style-name="TableCell3789" table:number-columns-spanned="7">
            <text:p text:style-name="P3790">FOIA compliance</text:p>
          </table:table-cell>
          <table:covered-table-cell/>
          <table:covered-table-cell/>
          <table:covered-table-cell/>
          <table:covered-table-cell/>
          <table:covered-table-cell/>
          <table:covered-table-cell/>
          <table:table-cell table:style-name="TableCell3791">
            <text:p text:style-name="P3792"/>
          </table:table-cell>
          <table:table-cell table:style-name="TableCell3793" table:number-columns-spanned="2">
            <text:p text:style-name="P3794"/>
          </table:table-cell>
          <table:covered-table-cell/>
          <table:table-cell table:style-name="TableCell3795">
            <text:p text:style-name="P3796"/>
          </table:table-cell>
          <table:table-cell table:style-name="TableCell3797">
            <text:p text:style-name="P3798"/>
          </table:table-cell>
          <table:table-cell table:style-name="TableCell3799">
            <text:p text:style-name="P3800"/>
          </table:table-cell>
          <table:table-cell table:style-name="TableCell3801">
            <text:p text:style-name="P3802"/>
          </table:table-cell>
          <table:table-cell table:style-name="TableCell3803">
            <text:p text:style-name="P3804"/>
          </table:table-cell>
          <table:table-cell table:style-name="TableCell3805">
            <text:p text:style-name="P3806"/>
          </table:table-cell>
          <table:table-cell table:style-name="TableCell3807">
            <text:p text:style-name="P3808"/>
          </table:table-cell>
          <table:table-cell table:style-name="TableCell3809">
            <text:p text:style-name="P3810"/>
          </table:table-cell>
        </table:table-row>
        <table:table-row table:style-name="TableRow3811">
          <table:table-cell table:style-name="TableCell3812">
            <text:p text:style-name="P3813"/>
          </table:table-cell>
          <table:table-cell table:style-name="TableCell3814">
            <text:p text:style-name="P3815"/>
          </table:table-cell>
          <table:table-cell table:style-name="TableCell3816">
            <text:p text:style-name="P3817"/>
          </table:table-cell>
          <table:table-cell table:style-name="TableCell3818">
            <text:p text:style-name="P3819"/>
          </table:table-cell>
          <table:table-cell table:style-name="TableCell3820" table:number-columns-spanned="2">
            <text:p text:style-name="P3821"/>
          </table:table-cell>
          <table:covered-table-cell/>
          <table:table-cell table:style-name="TableCell3822">
            <text:p text:style-name="P3823"/>
          </table:table-cell>
          <table:table-cell table:style-name="TableCell3824">
            <text:p text:style-name="P3825"/>
          </table:table-cell>
          <table:table-cell table:style-name="TableCell3826">
            <text:p text:style-name="P3827"/>
          </table:table-cell>
          <table:table-cell table:style-name="TableCell3828" table:number-columns-spanned="2">
            <text:p text:style-name="P3829"/>
          </table:table-cell>
          <table:covered-table-cell/>
          <table:table-cell table:style-name="TableCell3830">
            <text:p text:style-name="P3831"/>
          </table:table-cell>
          <table:table-cell table:style-name="TableCell3832">
            <text:p text:style-name="P3833"/>
          </table:table-cell>
          <table:table-cell table:style-name="TableCell3834">
            <text:p text:style-name="P3835"/>
          </table:table-cell>
          <table:table-cell table:style-name="TableCell3836" table:number-columns-spanned="3">
            <text:p text:style-name="P3837"/>
          </table:table-cell>
          <table:covered-table-cell/>
          <table:covered-table-cell/>
          <table:table-cell table:style-name="TableCell3838" table:number-columns-spanned="2">
            <text:p text:style-name="P3839"/>
          </table:table-cell>
          <table:covered-table-cell/>
          <table:table-cell table:style-name="TableCell3840">
            <text:p text:style-name="P3841"/>
          </table:table-cell>
          <table:table-cell table:style-name="TableCell3842">
            <text:p text:style-name="P3843"/>
          </table:table-cell>
          <table:table-cell table:style-name="TableCell3844">
            <text:p text:style-name="P3845"/>
          </table:table-cell>
          <table:table-cell table:style-name="TableCell3846">
            <text:p text:style-name="P3847"/>
          </table:table-cell>
          <table:table-cell table:style-name="TableCell3848">
            <text:p text:style-name="P3849"/>
          </table:table-cell>
          <table:table-cell table:style-name="TableCell3850">
            <text:p text:style-name="P3851"/>
          </table:table-cell>
          <table:table-cell table:style-name="TableCell3852" table:number-columns-spanned="2">
            <text:p text:style-name="P3853"/>
          </table:table-cell>
          <table:covered-table-cell/>
        </table:table-row>
        <table:table-row table:style-name="TableRow3854">
          <table:table-cell table:style-name="TableCell3855">
            <text:p text:style-name="P3856"/>
          </table:table-cell>
          <table:table-cell table:style-name="TableCell3857">
            <text:p text:style-name="P3858"/>
          </table:table-cell>
          <table:table-cell table:style-name="TableCell3859">
            <text:p text:style-name="P3860"/>
          </table:table-cell>
          <table:table-cell table:style-name="TableCell3861">
            <text:p text:style-name="P3862"/>
          </table:table-cell>
          <table:table-cell table:style-name="TableCell3863">
            <text:p text:style-name="P3864"/>
          </table:table-cell>
          <table:table-cell table:style-name="TableCell3865">
            <text:p text:style-name="P3866"/>
          </table:table-cell>
          <table:table-cell table:style-name="TableCell3867">
            <text:p text:style-name="P3868"/>
          </table:table-cell>
          <table:table-cell table:style-name="TableCell3869">
            <text:p text:style-name="P3870"/>
          </table:table-cell>
          <table:table-cell table:style-name="TableCell3871">
            <text:p text:style-name="P3872"/>
          </table:table-cell>
          <table:table-cell table:style-name="TableCell3873">
            <text:p text:style-name="P3874"/>
          </table:table-cell>
          <table:table-cell table:style-name="TableCell3875">
            <text:p text:style-name="P3876"/>
          </table:table-cell>
          <table:table-cell table:style-name="TableCell3877">
            <text:p text:style-name="P3878"/>
          </table:table-cell>
          <table:table-cell table:style-name="TableCell3879">
            <text:p text:style-name="P3880"/>
          </table:table-cell>
          <table:table-cell table:style-name="TableCell3881">
            <text:p text:style-name="P3882"/>
          </table:table-cell>
          <table:table-cell table:style-name="TableCell3883">
            <text:p text:style-name="P3884"/>
          </table:table-cell>
          <table:table-cell table:style-name="TableCell3885">
            <text:p text:style-name="P3886"/>
          </table:table-cell>
          <table:table-cell table:style-name="TableCell3887">
            <text:p text:style-name="P3888"/>
          </table:table-cell>
          <table:table-cell table:style-name="TableCell3889">
            <text:p text:style-name="P3890"/>
          </table:table-cell>
          <table:table-cell table:style-name="TableCell3891">
            <text:p text:style-name="P3892"/>
          </table:table-cell>
          <table:table-cell table:style-name="TableCell3893">
            <text:p text:style-name="P3894"/>
          </table:table-cell>
          <table:table-cell table:style-name="TableCell3895">
            <text:p text:style-name="P3896"/>
          </table:table-cell>
          <table:table-cell table:style-name="TableCell3897">
            <text:p text:style-name="P3898"/>
          </table:table-cell>
          <table:table-cell table:style-name="TableCell3899">
            <text:p text:style-name="P3900"/>
          </table:table-cell>
          <table:table-cell table:style-name="TableCell3901">
            <text:p text:style-name="P3902"/>
          </table:table-cell>
          <table:table-cell table:style-name="TableCell3903">
            <text:p text:style-name="P3904"/>
          </table:table-cell>
          <table:table-cell table:style-name="TableCell3905">
            <text:p text:style-name="P3906"/>
          </table:table-cell>
          <table:table-cell table:style-name="TableCell3907">
            <text:p text:style-name="P3908"/>
          </table:table-cell>
        </table:table-row>
        <table:table-row table:style-name="TableRow3909">
          <table:table-cell table:style-name="TableCell3910">
            <text:p text:style-name="P3911"><text:a xlink:href="#page11" office:target-frame-name="_top" xlink:show="replace"><text:span text:style-name="T3912">11.1<text:s/></text:span></text:a><text:span text:style-name="T3913">(Assignment)</text:span></text:p>
          </table:table-cell>
          <table:table-cell table:style-name="TableCell3914">
            <text:p text:style-name="P3915"/>
          </table:table-cell>
          <table:table-cell table:style-name="TableCell3916">
            <text:p text:style-name="P3917">Right</text:p>
          </table:table-cell>
          <table:table-cell table:style-name="TableCell3918">
            <text:p text:style-name="P3919">to</text:p>
          </table:table-cell>
          <table:table-cell table:style-name="TableCell3920" table:number-columns-spanned="2">
            <text:p text:style-name="P3921">assign</text:p>
          </table:table-cell>
          <table:covered-table-cell/>
          <table:table-cell table:style-name="TableCell3922">
            <text:p text:style-name="P3923">the</text:p>
          </table:table-cell>
          <table:table-cell table:style-name="TableCell3924">
            <text:p text:style-name="P3925"/>
          </table:table-cell>
          <table:table-cell table:style-name="TableCell3926">
            <text:p text:style-name="P3927"/>
          </table:table-cell>
          <table:table-cell table:style-name="TableCell3928" table:number-columns-spanned="17">
            <text:p text:style-name="P3929">[Specify <text:s/>here <text:s/>if <text:s/>there <text:s/>are <text:s/>specif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930">
            <text:p text:style-name="P3931"/>
          </table:table-cell>
        </table:table-row>
        <table:table-row table:style-name="TableRow3932">
          <table:table-cell table:style-name="TableCell3933">
            <text:p text:style-name="P3934"/>
          </table:table-cell>
          <table:table-cell table:style-name="TableCell3935">
            <text:p text:style-name="P3936"/>
          </table:table-cell>
          <table:table-cell table:style-name="TableCell3937" table:number-columns-spanned="2">
            <text:p text:style-name="P3938">contract</text:p>
          </table:table-cell>
          <table:covered-table-cell/>
          <table:table-cell table:style-name="TableCell3939">
            <text:p text:style-name="P3940"/>
          </table:table-cell>
          <table:table-cell table:style-name="TableCell3941">
            <text:p text:style-name="P3942"/>
          </table:table-cell>
          <table:table-cell table:style-name="TableCell3943">
            <text:p text:style-name="P3944"/>
          </table:table-cell>
          <table:table-cell table:style-name="TableCell3945">
            <text:p text:style-name="P3946"/>
          </table:table-cell>
          <table:table-cell table:style-name="TableCell3947">
            <text:p text:style-name="P3948"/>
          </table:table-cell>
          <table:table-cell table:style-name="TableCell3949" table:number-columns-spanned="17">
            <text:p text:style-name="P3950">circumstances <text:s/>where <text:s/>one <text:s/>or <text:s/>more <text:s/>o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951">
            <text:p text:style-name="P3952"/>
          </table:table-cell>
        </table:table-row>
        <table:table-row table:style-name="TableRow3953">
          <table:table-cell table:style-name="TableCell3954">
            <text:p text:style-name="P3955"/>
          </table:table-cell>
          <table:table-cell table:style-name="TableCell3956">
            <text:p text:style-name="P3957"/>
          </table:table-cell>
          <table:table-cell table:style-name="TableCell3958">
            <text:p text:style-name="P3959"/>
          </table:table-cell>
          <table:table-cell table:style-name="TableCell3960">
            <text:p text:style-name="P3961"/>
          </table:table-cell>
          <table:table-cell table:style-name="TableCell3962">
            <text:p text:style-name="P3963"/>
          </table:table-cell>
          <table:table-cell table:style-name="TableCell3964">
            <text:p text:style-name="P3965"/>
          </table:table-cell>
          <table:table-cell table:style-name="TableCell3966">
            <text:p text:style-name="P3967"/>
          </table:table-cell>
          <table:table-cell table:style-name="TableCell3968">
            <text:p text:style-name="P3969"/>
          </table:table-cell>
          <table:table-cell table:style-name="TableCell3970">
            <text:p text:style-name="P3971"/>
          </table:table-cell>
          <table:table-cell table:style-name="TableCell3972" table:number-columns-spanned="17">
            <text:p text:style-name="P3973">the <text:s/>Parties <text:s/>may <text:s/>seek <text:s/>to <text:s/>assign, <text:s/>f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974">
            <text:p text:style-name="P3975"/>
          </table:table-cell>
        </table:table-row>
        <table:table-row table:style-name="TableRow3976">
          <table:table-cell table:style-name="TableCell3977">
            <text:p text:style-name="P3978"/>
          </table:table-cell>
          <table:table-cell table:style-name="TableCell3979">
            <text:p text:style-name="P3980"/>
          </table:table-cell>
          <table:table-cell table:style-name="TableCell3981">
            <text:p text:style-name="P3982"/>
          </table:table-cell>
          <table:table-cell table:style-name="TableCell3983">
            <text:p text:style-name="P3984"/>
          </table:table-cell>
          <table:table-cell table:style-name="TableCell3985">
            <text:p text:style-name="P3986"/>
          </table:table-cell>
          <table:table-cell table:style-name="TableCell3987">
            <text:p text:style-name="P3988"/>
          </table:table-cell>
          <table:table-cell table:style-name="TableCell3989">
            <text:p text:style-name="P3990"/>
          </table:table-cell>
          <table:table-cell table:style-name="TableCell3991">
            <text:p text:style-name="P3992"/>
          </table:table-cell>
          <table:table-cell table:style-name="TableCell3993">
            <text:p text:style-name="P3994"/>
          </table:table-cell>
          <table:table-cell table:style-name="TableCell3995" table:number-columns-spanned="17">
            <text:p text:style-name="P3996">example, <text:s text:c="3"/>under <text:s text:c="3"/>any <text:s text:c="3"/>intra-grou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997">
            <text:p text:style-name="P3998"/>
          </table:table-cell>
        </table:table-row>
        <table:table-row table:style-name="TableRow3999">
          <table:table-cell table:style-name="TableCell4000">
            <text:p text:style-name="P4001"/>
          </table:table-cell>
          <table:table-cell table:style-name="TableCell4002">
            <text:p text:style-name="P4003"/>
          </table:table-cell>
          <table:table-cell table:style-name="TableCell4004">
            <text:p text:style-name="P4005"/>
          </table:table-cell>
          <table:table-cell table:style-name="TableCell4006">
            <text:p text:style-name="P4007"/>
          </table:table-cell>
          <table:table-cell table:style-name="TableCell4008">
            <text:p text:style-name="P4009"/>
          </table:table-cell>
          <table:table-cell table:style-name="TableCell4010">
            <text:p text:style-name="P4011"/>
          </table:table-cell>
          <table:table-cell table:style-name="TableCell4012">
            <text:p text:style-name="P4013"/>
          </table:table-cell>
          <table:table-cell table:style-name="TableCell4014">
            <text:p text:style-name="P4015"/>
          </table:table-cell>
          <table:table-cell table:style-name="TableCell4016">
            <text:p text:style-name="P4017"/>
          </table:table-cell>
          <table:table-cell table:style-name="TableCell4018" table:number-columns-spanned="17">
            <text:p text:style-name="P4019">assignment <text:s/>or <text:s/>assignment <text:s/>related <text:s/>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020">
            <text:p text:style-name="P4021"/>
          </table:table-cell>
        </table:table-row>
        <table:table-row table:style-name="TableRow4022">
          <table:table-cell table:style-name="TableCell4023">
            <text:p text:style-name="P4024"/>
          </table:table-cell>
          <table:table-cell table:style-name="TableCell4025">
            <text:p text:style-name="P4026"/>
          </table:table-cell>
          <table:table-cell table:style-name="TableCell4027">
            <text:p text:style-name="P4028"/>
          </table:table-cell>
          <table:table-cell table:style-name="TableCell4029">
            <text:p text:style-name="P4030"/>
          </table:table-cell>
          <table:table-cell table:style-name="TableCell4031">
            <text:p text:style-name="P4032"/>
          </table:table-cell>
          <table:table-cell table:style-name="TableCell4033">
            <text:p text:style-name="P4034"/>
          </table:table-cell>
          <table:table-cell table:style-name="TableCell4035">
            <text:p text:style-name="P4036"/>
          </table:table-cell>
          <table:table-cell table:style-name="TableCell4037">
            <text:p text:style-name="P4038"/>
          </table:table-cell>
          <table:table-cell table:style-name="TableCell4039">
            <text:p text:style-name="P4040"/>
          </table:table-cell>
          <table:table-cell table:style-name="TableCell4041" table:number-columns-spanned="17">
            <text:p text:style-name="P4042">any <text:s/>transfer <text:s/>of underlying contrac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043">
            <text:p text:style-name="P4044"/>
          </table:table-cell>
        </table:table-row>
        <table:table-row table:style-name="TableRow4045">
          <table:table-cell table:style-name="TableCell4046">
            <text:p text:style-name="P4047"/>
          </table:table-cell>
          <table:table-cell table:style-name="TableCell4048">
            <text:p text:style-name="P4049"/>
          </table:table-cell>
          <table:table-cell table:style-name="TableCell4050">
            <text:p text:style-name="P4051"/>
          </table:table-cell>
          <table:table-cell table:style-name="TableCell4052">
            <text:p text:style-name="P4053"/>
          </table:table-cell>
          <table:table-cell table:style-name="TableCell4054">
            <text:p text:style-name="P4055"/>
          </table:table-cell>
          <table:table-cell table:style-name="TableCell4056">
            <text:p text:style-name="P4057"/>
          </table:table-cell>
          <table:table-cell table:style-name="TableCell4058">
            <text:p text:style-name="P4059"/>
          </table:table-cell>
          <table:table-cell table:style-name="TableCell4060">
            <text:p text:style-name="P4061"/>
          </table:table-cell>
          <table:table-cell table:style-name="TableCell4062">
            <text:p text:style-name="P4063"/>
          </table:table-cell>
          <table:table-cell table:style-name="TableCell4064">
            <text:p text:style-name="P4065">(e.g.,</text:p>
          </table:table-cell>
          <table:table-cell table:style-name="TableCell4066">
            <text:p text:style-name="P4067"/>
          </table:table-cell>
          <table:table-cell table:style-name="TableCell4068">
            <text:p text:style-name="P4069"/>
          </table:table-cell>
          <table:table-cell table:style-name="TableCell4070">
            <text:p text:style-name="P4071"/>
          </table:table-cell>
          <table:table-cell table:style-name="TableCell4072">
            <text:p text:style-name="P4073"/>
          </table:table-cell>
          <table:table-cell table:style-name="TableCell4074">
            <text:p text:style-name="P4075">on</text:p>
          </table:table-cell>
          <table:table-cell table:style-name="TableCell4076">
            <text:p text:style-name="P4077"/>
          </table:table-cell>
          <table:table-cell table:style-name="TableCell4078">
            <text:p text:style-name="P4079"/>
          </table:table-cell>
          <table:table-cell table:style-name="TableCell4080" table:number-columns-spanned="5">
            <text:p text:style-name="P4081">any</text:p>
          </table:table-cell>
          <table:covered-table-cell/>
          <table:covered-table-cell/>
          <table:covered-table-cell/>
          <table:covered-table-cell/>
          <table:table-cell table:style-name="TableCell4082">
            <text:p text:style-name="P4083"/>
          </table:table-cell>
          <table:table-cell table:style-name="TableCell4084" table:number-columns-spanned="3">
            <text:p text:style-name="P4085">franchise</text:p>
          </table:table-cell>
          <table:covered-table-cell/>
          <table:covered-table-cell/>
          <table:table-cell table:style-name="TableCell4086">
            <text:p text:style-name="P4087"/>
          </table:table-cell>
        </table:table-row>
        <table:table-row table:style-name="TableRow4088">
          <table:table-cell table:style-name="TableCell4089">
            <text:p text:style-name="P4090"/>
          </table:table-cell>
          <table:table-cell table:style-name="TableCell4091">
            <text:p text:style-name="P4092"/>
          </table:table-cell>
          <table:table-cell table:style-name="TableCell4093">
            <text:p text:style-name="P4094"/>
          </table:table-cell>
          <table:table-cell table:style-name="TableCell4095">
            <text:p text:style-name="P4096"/>
          </table:table-cell>
          <table:table-cell table:style-name="TableCell4097">
            <text:p text:style-name="P4098"/>
          </table:table-cell>
          <table:table-cell table:style-name="TableCell4099">
            <text:p text:style-name="P4100"/>
          </table:table-cell>
          <table:table-cell table:style-name="TableCell4101">
            <text:p text:style-name="P4102"/>
          </table:table-cell>
          <table:table-cell table:style-name="TableCell4103">
            <text:p text:style-name="P4104"/>
          </table:table-cell>
          <table:table-cell table:style-name="TableCell4105">
            <text:p text:style-name="P4106"/>
          </table:table-cell>
          <table:table-cell table:style-name="TableCell4107" table:number-columns-spanned="8">
            <text:p text:style-name="P4108">change)]/[NONE].</text:p>
          </table:table-cell>
          <table:covered-table-cell/>
          <table:covered-table-cell/>
          <table:covered-table-cell/>
          <table:covered-table-cell/>
          <table:covered-table-cell/>
          <table:covered-table-cell/>
          <table:covered-table-cell/>
          <table:table-cell table:style-name="TableCell4109" table:number-columns-spanned="2">
            <text:p text:style-name="P4110"/>
          </table:table-cell>
          <table:covered-table-cell/>
          <table:table-cell table:style-name="TableCell4111">
            <text:p text:style-name="P4112"/>
          </table:table-cell>
          <table:table-cell table:style-name="TableCell4113">
            <text:p text:style-name="P4114"/>
          </table:table-cell>
          <table:table-cell table:style-name="TableCell4115">
            <text:p text:style-name="P4116"/>
          </table:table-cell>
          <table:table-cell table:style-name="TableCell4117">
            <text:p text:style-name="P4118"/>
          </table:table-cell>
          <table:table-cell table:style-name="TableCell4119">
            <text:p text:style-name="P4120"/>
          </table:table-cell>
          <table:table-cell table:style-name="TableCell4121">
            <text:p text:style-name="P4122"/>
          </table:table-cell>
          <table:table-cell table:style-name="TableCell4123">
            <text:p text:style-name="P4124"/>
          </table:table-cell>
          <table:table-cell table:style-name="TableCell4125">
            <text:p text:style-name="P4126"/>
          </table:table-cell>
        </table:table-row>
        <table:table-row table:style-name="TableRow4127">
          <table:table-cell table:style-name="TableCell4128">
            <text:p text:style-name="P4129"/>
          </table:table-cell>
          <table:table-cell table:style-name="TableCell4130">
            <text:p text:style-name="P4131"/>
          </table:table-cell>
          <table:table-cell table:style-name="TableCell4132" table:number-columns-spanned="3">
            <text:p text:style-name="P4133"/>
          </table:table-cell>
          <table:covered-table-cell/>
          <table:covered-table-cell/>
          <table:table-cell table:style-name="TableCell4134">
            <text:p text:style-name="P4135"/>
          </table:table-cell>
          <table:table-cell table:style-name="TableCell4136">
            <text:p text:style-name="P4137"/>
          </table:table-cell>
          <table:table-cell table:style-name="TableCell4138">
            <text:p text:style-name="P4139"/>
          </table:table-cell>
          <table:table-cell table:style-name="TableCell4140">
            <text:p text:style-name="P4141"/>
          </table:table-cell>
          <table:table-cell table:style-name="TableCell4142" table:number-columns-spanned="2">
            <text:p text:style-name="P4143"/>
          </table:table-cell>
          <table:covered-table-cell/>
          <table:table-cell table:style-name="TableCell4144">
            <text:p text:style-name="P4145"/>
          </table:table-cell>
          <table:table-cell table:style-name="TableCell4146">
            <text:p text:style-name="P4147"/>
          </table:table-cell>
          <table:table-cell table:style-name="TableCell4148">
            <text:p text:style-name="P4149"/>
          </table:table-cell>
          <table:table-cell table:style-name="TableCell4150" table:number-columns-spanned="5">
            <text:p text:style-name="P4151"/>
          </table:table-cell>
          <table:covered-table-cell/>
          <table:covered-table-cell/>
          <table:covered-table-cell/>
          <table:covered-table-cell/>
          <table:table-cell table:style-name="TableCell4152">
            <text:p text:style-name="P4153"/>
          </table:table-cell>
          <table:table-cell table:style-name="TableCell4154" table:number-columns-spanned="2">
            <text:p text:style-name="P4155"/>
          </table:table-cell>
          <table:covered-table-cell/>
          <table:table-cell table:style-name="TableCell4156">
            <text:p text:style-name="P4157"/>
          </table:table-cell>
          <table:table-cell table:style-name="TableCell4158">
            <text:p text:style-name="P4159"/>
          </table:table-cell>
          <table:table-cell table:style-name="TableCell4160" table:number-columns-spanned="3">
            <text:p text:style-name="P4161"/>
          </table:table-cell>
          <table:covered-table-cell/>
          <table:covered-table-cell/>
        </table:table-row>
        <table:table-row table:style-name="TableRow4162">
          <table:table-cell table:style-name="TableCell4163">
            <text:p text:style-name="P4164"/>
          </table:table-cell>
          <table:table-cell table:style-name="TableCell4165">
            <text:p text:style-name="P4166"/>
          </table:table-cell>
          <table:table-cell table:style-name="TableCell4167">
            <text:p text:style-name="P4168"/>
          </table:table-cell>
          <table:table-cell table:style-name="TableCell4169">
            <text:p text:style-name="P4170"/>
          </table:table-cell>
          <table:table-cell table:style-name="TableCell4171">
            <text:p text:style-name="P4172"/>
          </table:table-cell>
          <table:table-cell table:style-name="TableCell4173">
            <text:p text:style-name="P4174"/>
          </table:table-cell>
          <table:table-cell table:style-name="TableCell4175">
            <text:p text:style-name="P4176"/>
          </table:table-cell>
          <table:table-cell table:style-name="TableCell4177">
            <text:p text:style-name="P4178"/>
          </table:table-cell>
          <table:table-cell table:style-name="TableCell4179">
            <text:p text:style-name="P4180"/>
          </table:table-cell>
          <table:table-cell table:style-name="TableCell4181">
            <text:p text:style-name="P4182"/>
          </table:table-cell>
          <table:table-cell table:style-name="TableCell4183">
            <text:p text:style-name="P4184"/>
          </table:table-cell>
          <table:table-cell table:style-name="TableCell4185">
            <text:p text:style-name="P4186"/>
          </table:table-cell>
          <table:table-cell table:style-name="TableCell4187">
            <text:p text:style-name="P4188"/>
          </table:table-cell>
          <table:table-cell table:style-name="TableCell4189">
            <text:p text:style-name="P4190"/>
          </table:table-cell>
          <table:table-cell table:style-name="TableCell4191">
            <text:p text:style-name="P4192"/>
          </table:table-cell>
          <table:table-cell table:style-name="TableCell4193">
            <text:p text:style-name="P4194"/>
          </table:table-cell>
          <table:table-cell table:style-name="TableCell4195">
            <text:p text:style-name="P4196"/>
          </table:table-cell>
          <table:table-cell table:style-name="TableCell4197">
            <text:p text:style-name="P4198"/>
          </table:table-cell>
          <table:table-cell table:style-name="TableCell4199">
            <text:p text:style-name="P4200"/>
          </table:table-cell>
          <table:table-cell table:style-name="TableCell4201">
            <text:p text:style-name="P4202"/>
          </table:table-cell>
          <table:table-cell table:style-name="TableCell4203">
            <text:p text:style-name="P4204"/>
          </table:table-cell>
          <table:table-cell table:style-name="TableCell4205">
            <text:p text:style-name="P4206"/>
          </table:table-cell>
          <table:table-cell table:style-name="TableCell4207">
            <text:p text:style-name="P4208"/>
          </table:table-cell>
          <table:table-cell table:style-name="TableCell4209">
            <text:p text:style-name="P4210"/>
          </table:table-cell>
          <table:table-cell table:style-name="TableCell4211">
            <text:p text:style-name="P4212"/>
          </table:table-cell>
          <table:table-cell table:style-name="TableCell4213">
            <text:p text:style-name="P4214"/>
          </table:table-cell>
          <table:table-cell table:style-name="TableCell4215">
            <text:p text:style-name="P4216"/>
          </table:table-cell>
        </table:table-row>
        <table:table-row table:style-name="TableRow4217">
          <table:table-cell table:style-name="TableCell4218">
            <text:p text:style-name="P4219"><text:a xlink:href="#page13" office:target-frame-name="_top" xlink:show="replace"><text:span text:style-name="T4220">12.2<text:s/></text:span></text:a><text:span text:style-name="T4221">(Termination)</text:span></text:p>
          </table:table-cell>
          <table:table-cell table:style-name="TableCell4222">
            <text:p text:style-name="P4223"/>
          </table:table-cell>
          <table:table-cell table:style-name="TableCell4224" table:number-columns-spanned="3">
            <text:p text:style-name="P4225">Applicability</text:p>
          </table:table-cell>
          <table:covered-table-cell/>
          <table:covered-table-cell/>
          <table:table-cell table:style-name="TableCell4226">
            <text:p text:style-name="P4227">of</text:p>
          </table:table-cell>
          <table:table-cell table:style-name="TableCell4228">
            <text:p text:style-name="P4229">the</text:p>
          </table:table-cell>
          <table:table-cell table:style-name="TableCell4230">
            <text:p text:style-name="P4231"/>
          </table:table-cell>
          <table:table-cell table:style-name="TableCell4232">
            <text:p text:style-name="P4233"/>
          </table:table-cell>
          <table:table-cell table:style-name="TableCell4234" table:number-columns-spanned="12">
            <text:p text:style-name="P4235">Does this Clause appl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236" table:number-columns-spanned="4">
            <text:p text:style-name="P4237">[YES/NO]</text:p>
          </table:table-cell>
          <table:covered-table-cell/>
          <table:covered-table-cell/>
          <table:covered-table-cell/>
          <table:table-cell table:style-name="TableCell4238" table:number-columns-spanned="2">
            <text:p text:style-name="P4239"/>
          </table:table-cell>
          <table:covered-table-cell/>
        </table:table-row>
        <table:table-row table:style-name="TableRow4240">
          <table:table-cell table:style-name="TableCell4241">
            <text:p text:style-name="P4242"/>
          </table:table-cell>
          <table:table-cell table:style-name="TableCell4243">
            <text:p text:style-name="P4244"/>
          </table:table-cell>
          <table:table-cell table:style-name="TableCell4245" table:number-columns-spanned="5">
            <text:p text:style-name="P4246">voluntary termination</text:p>
          </table:table-cell>
          <table:covered-table-cell/>
          <table:covered-table-cell/>
          <table:covered-table-cell/>
          <table:covered-table-cell/>
          <table:table-cell table:style-name="TableCell4247">
            <text:p text:style-name="P4248"/>
          </table:table-cell>
          <table:table-cell table:style-name="TableCell4249">
            <text:p text:style-name="P4250"/>
          </table:table-cell>
          <table:table-cell table:style-name="TableCell4251" table:number-rows-spanned="2">
            <text:p text:style-name="P4252">If <text:s/>Yes,</text:p>
          </table:table-cell>
          <table:table-cell table:style-name="TableCell4253" table:number-columns-spanned="5" table:number-rows-spanned="2">
            <text:p text:style-name="P4254">which</text:p>
          </table:table-cell>
          <table:covered-table-cell/>
          <table:covered-table-cell/>
          <table:covered-table-cell/>
          <table:covered-table-cell/>
          <table:table-cell table:style-name="TableCell4255" table:number-columns-spanned="12" table:number-rows-spanned="2">
            <text:p text:style-name="P4256">Parties <text:s/>can <text:s/>voluntarily</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257">
          <table:table-cell table:style-name="TableCell4258">
            <text:p text:style-name="P4259"/>
          </table:table-cell>
          <table:table-cell table:style-name="TableCell4260">
            <text:p text:style-name="P4261"/>
          </table:table-cell>
          <table:table-cell table:style-name="TableCell4262" table:number-rows-spanned="2">
            <text:p text:style-name="P4263">right</text:p>
          </table:table-cell>
          <table:table-cell table:style-name="TableCell4264">
            <text:p text:style-name="P4265"/>
          </table:table-cell>
          <table:table-cell table:style-name="TableCell4266">
            <text:p text:style-name="P4267"/>
          </table:table-cell>
          <table:table-cell table:style-name="TableCell4268">
            <text:p text:style-name="P4269"/>
          </table:table-cell>
          <table:table-cell table:style-name="TableCell4270">
            <text:p text:style-name="P4271"/>
          </table:table-cell>
          <table:table-cell table:style-name="TableCell4272">
            <text:p text:style-name="P4273"/>
          </table:table-cell>
          <table:table-cell table:style-name="TableCell4274">
            <text:p text:style-name="P4275"/>
          </table:table-cell>
          <table:covered-table-cell>
            <text:p text:style-name="P4276"/>
          </table:covered-table-cell>
          <table:covered-table-cell>
            <text:p text:style-name="P4277"/>
          </table:covered-table-cell>
          <table:covered-table-cell/>
          <table:covered-table-cell/>
          <table:covered-table-cell/>
          <table:covered-table-cell/>
          <table:covered-table-cell>
            <text:p text:style-name="P4278"/>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279">
          <table:table-cell table:style-name="TableCell4280">
            <text:p text:style-name="P4281"/>
          </table:table-cell>
          <table:table-cell table:style-name="TableCell4282">
            <text:p text:style-name="P4283"/>
          </table:table-cell>
          <table:covered-table-cell>
            <text:p text:style-name="P4284"/>
          </table:covered-table-cell>
          <table:table-cell table:style-name="TableCell4285">
            <text:p text:style-name="P4286"/>
          </table:table-cell>
          <table:table-cell table:style-name="TableCell4287">
            <text:p text:style-name="P4288"/>
          </table:table-cell>
          <table:table-cell table:style-name="TableCell4289">
            <text:p text:style-name="P4290"/>
          </table:table-cell>
          <table:table-cell table:style-name="TableCell4291">
            <text:p text:style-name="P4292"/>
          </table:table-cell>
          <table:table-cell table:style-name="TableCell4293">
            <text:p text:style-name="P4294"/>
          </table:table-cell>
          <table:table-cell table:style-name="TableCell4295">
            <text:p text:style-name="P4296"/>
          </table:table-cell>
          <table:table-cell table:style-name="TableCell4297" table:number-columns-spanned="5" table:number-rows-spanned="2">
            <text:p text:style-name="P4298">terminate:</text:p>
          </table:table-cell>
          <table:covered-table-cell/>
          <table:covered-table-cell/>
          <table:covered-table-cell/>
          <table:covered-table-cell/>
          <table:table-cell table:style-name="TableCell4299" table:number-columns-spanned="8" table:number-rows-spanned="2">
            <text:p text:style-name="P4300">[Specify here]</text:p>
          </table:table-cell>
          <table:covered-table-cell/>
          <table:covered-table-cell/>
          <table:covered-table-cell/>
          <table:covered-table-cell/>
          <table:covered-table-cell/>
          <table:covered-table-cell/>
          <table:covered-table-cell/>
          <table:table-cell table:style-name="TableCell4301">
            <text:p text:style-name="P4302"/>
          </table:table-cell>
          <table:table-cell table:style-name="TableCell4303">
            <text:p text:style-name="P4304"/>
          </table:table-cell>
          <table:table-cell table:style-name="TableCell4305">
            <text:p text:style-name="P4306"/>
          </table:table-cell>
          <table:table-cell table:style-name="TableCell4307">
            <text:p text:style-name="P4308"/>
          </table:table-cell>
          <table:table-cell table:style-name="TableCell4309">
            <text:p text:style-name="P4310"/>
          </table:table-cell>
        </table:table-row>
        <table:table-row table:style-name="TableRow4311">
          <table:table-cell table:style-name="TableCell4312">
            <text:p text:style-name="P4313"/>
          </table:table-cell>
          <table:table-cell table:style-name="TableCell4314">
            <text:p text:style-name="P4315"/>
          </table:table-cell>
          <table:table-cell table:style-name="TableCell4316">
            <text:p text:style-name="P4317"/>
          </table:table-cell>
          <table:table-cell table:style-name="TableCell4318">
            <text:p text:style-name="P4319"/>
          </table:table-cell>
          <table:table-cell table:style-name="TableCell4320">
            <text:p text:style-name="P4321"/>
          </table:table-cell>
          <table:table-cell table:style-name="TableCell4322">
            <text:p text:style-name="P4323"/>
          </table:table-cell>
          <table:table-cell table:style-name="TableCell4324">
            <text:p text:style-name="P4325"/>
          </table:table-cell>
          <table:table-cell table:style-name="TableCell4326">
            <text:p text:style-name="P4327"/>
          </table:table-cell>
          <table:table-cell table:style-name="TableCell4328">
            <text:p text:style-name="P4329"/>
          </table:table-cell>
          <table:covered-table-cell>
            <text:p text:style-name="P4330"/>
          </table:covered-table-cell>
          <table:covered-table-cell/>
          <table:covered-table-cell/>
          <table:covered-table-cell/>
          <table:covered-table-cell/>
          <table:covered-table-cell>
            <text:p text:style-name="P4331"/>
          </table:covered-table-cell>
          <table:covered-table-cell/>
          <table:covered-table-cell/>
          <table:covered-table-cell/>
          <table:covered-table-cell/>
          <table:covered-table-cell/>
          <table:covered-table-cell/>
          <table:covered-table-cell/>
          <table:table-cell table:style-name="TableCell4332">
            <text:p text:style-name="P4333"/>
          </table:table-cell>
          <table:table-cell table:style-name="TableCell4334">
            <text:p text:style-name="P4335"/>
          </table:table-cell>
          <table:table-cell table:style-name="TableCell4336">
            <text:p text:style-name="P4337"/>
          </table:table-cell>
          <table:table-cell table:style-name="TableCell4338">
            <text:p text:style-name="P4339"/>
          </table:table-cell>
          <table:table-cell table:style-name="TableCell4340">
            <text:p text:style-name="P4341"/>
          </table:table-cell>
        </table:table-row>
        <table:table-row table:style-name="TableRow4342">
          <table:table-cell table:style-name="TableCell4343">
            <text:p text:style-name="P4344"/>
          </table:table-cell>
          <table:table-cell table:style-name="TableCell4345">
            <text:p text:style-name="P4346"/>
          </table:table-cell>
          <table:table-cell table:style-name="TableCell4347">
            <text:p text:style-name="P4348"/>
          </table:table-cell>
          <table:table-cell table:style-name="TableCell4349">
            <text:p text:style-name="P4350"/>
          </table:table-cell>
          <table:table-cell table:style-name="TableCell4351">
            <text:p text:style-name="P4352"/>
          </table:table-cell>
          <table:table-cell table:style-name="TableCell4353">
            <text:p text:style-name="P4354"/>
          </table:table-cell>
          <table:table-cell table:style-name="TableCell4355">
            <text:p text:style-name="P4356"/>
          </table:table-cell>
          <table:table-cell table:style-name="TableCell4357">
            <text:p text:style-name="P4358"/>
          </table:table-cell>
          <table:table-cell table:style-name="TableCell4359">
            <text:p text:style-name="P4360"/>
          </table:table-cell>
          <table:table-cell table:style-name="TableCell4361" table:number-columns-spanned="18">
            <text:p text:style-name="P4362">If Yes, number of Business Days' noti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363">
          <table:table-cell table:style-name="TableCell4364">
            <text:p text:style-name="P4365"/>
          </table:table-cell>
          <table:table-cell table:style-name="TableCell4366">
            <text:p text:style-name="P4367"/>
          </table:table-cell>
          <table:table-cell table:style-name="TableCell4368">
            <text:p text:style-name="P4369"/>
          </table:table-cell>
          <table:table-cell table:style-name="TableCell4370">
            <text:p text:style-name="P4371"/>
          </table:table-cell>
          <table:table-cell table:style-name="TableCell4372">
            <text:p text:style-name="P4373"/>
          </table:table-cell>
          <table:table-cell table:style-name="TableCell4374">
            <text:p text:style-name="P4375"/>
          </table:table-cell>
          <table:table-cell table:style-name="TableCell4376">
            <text:p text:style-name="P4377"/>
          </table:table-cell>
          <table:table-cell table:style-name="TableCell4378">
            <text:p text:style-name="P4379"/>
          </table:table-cell>
          <table:table-cell table:style-name="TableCell4380">
            <text:p text:style-name="P4381"/>
          </table:table-cell>
          <table:table-cell table:style-name="TableCell4382" table:number-columns-spanned="3">
            <text:p text:style-name="P4383">required:</text:p>
          </table:table-cell>
          <table:covered-table-cell/>
          <table:covered-table-cell/>
          <table:table-cell table:style-name="TableCell4384" table:number-columns-spanned="8">
            <text:p text:style-name="P4385">[Specify here]</text:p>
          </table:table-cell>
          <table:covered-table-cell/>
          <table:covered-table-cell/>
          <table:covered-table-cell/>
          <table:covered-table-cell/>
          <table:covered-table-cell/>
          <table:covered-table-cell/>
          <table:covered-table-cell/>
          <table:table-cell table:style-name="TableCell4386" table:number-columns-spanned="2">
            <text:p text:style-name="P4387"/>
          </table:table-cell>
          <table:covered-table-cell/>
          <table:table-cell table:style-name="TableCell4388">
            <text:p text:style-name="P4389"/>
          </table:table-cell>
          <table:table-cell table:style-name="TableCell4390">
            <text:p text:style-name="P4391"/>
          </table:table-cell>
          <table:table-cell table:style-name="TableCell4392">
            <text:p text:style-name="P4393"/>
          </table:table-cell>
          <table:table-cell table:style-name="TableCell4394">
            <text:p text:style-name="P4395"/>
          </table:table-cell>
          <table:table-cell table:style-name="TableCell4396">
            <text:p text:style-name="P4397"/>
          </table:table-cell>
        </table:table-row>
        <table:table-row table:style-name="TableRow4398">
          <table:table-cell table:style-name="TableCell4399">
            <text:p text:style-name="P4400"/>
          </table:table-cell>
          <table:table-cell table:style-name="TableCell4401">
            <text:p text:style-name="P4402"/>
          </table:table-cell>
          <table:table-cell table:style-name="TableCell4403" table:number-columns-spanned="3">
            <text:p text:style-name="P4404"/>
          </table:table-cell>
          <table:covered-table-cell/>
          <table:covered-table-cell/>
          <table:table-cell table:style-name="TableCell4405">
            <text:p text:style-name="P4406"/>
          </table:table-cell>
          <table:table-cell table:style-name="TableCell4407">
            <text:p text:style-name="P4408"/>
          </table:table-cell>
          <table:table-cell table:style-name="TableCell4409">
            <text:p text:style-name="P4410"/>
          </table:table-cell>
          <table:table-cell table:style-name="TableCell4411">
            <text:p text:style-name="P4412"/>
          </table:table-cell>
          <table:table-cell table:style-name="TableCell4413" table:number-columns-spanned="2">
            <text:p text:style-name="P4414"/>
          </table:table-cell>
          <table:covered-table-cell/>
          <table:table-cell table:style-name="TableCell4415" table:number-columns-spanned="2">
            <text:p text:style-name="P4416"/>
          </table:table-cell>
          <table:covered-table-cell/>
          <table:table-cell table:style-name="TableCell4417" table:number-columns-spanned="6">
            <text:p text:style-name="P4418"/>
          </table:table-cell>
          <table:covered-table-cell/>
          <table:covered-table-cell/>
          <table:covered-table-cell/>
          <table:covered-table-cell/>
          <table:covered-table-cell/>
          <table:table-cell table:style-name="TableCell4419" table:number-columns-spanned="4">
            <text:p text:style-name="P4420"/>
          </table:table-cell>
          <table:covered-table-cell/>
          <table:covered-table-cell/>
          <table:covered-table-cell/>
          <table:table-cell table:style-name="TableCell4421">
            <text:p text:style-name="P4422"/>
          </table:table-cell>
          <table:table-cell table:style-name="TableCell4423" table:number-columns-spanned="3">
            <text:p text:style-name="P4424"/>
          </table:table-cell>
          <table:covered-table-cell/>
          <table:covered-table-cell/>
        </table:table-row>
        <table:table-row table:style-name="TableRow4425">
          <table:table-cell table:style-name="TableCell4426">
            <text:p text:style-name="P4427"/>
          </table:table-cell>
          <table:table-cell table:style-name="TableCell4428">
            <text:p text:style-name="P4429"/>
          </table:table-cell>
          <table:table-cell table:style-name="TableCell4430">
            <text:p text:style-name="P4431"/>
          </table:table-cell>
          <table:table-cell table:style-name="TableCell4432">
            <text:p text:style-name="P4433"/>
          </table:table-cell>
          <table:table-cell table:style-name="TableCell4434">
            <text:p text:style-name="P4435"/>
          </table:table-cell>
          <table:table-cell table:style-name="TableCell4436">
            <text:p text:style-name="P4437"/>
          </table:table-cell>
          <table:table-cell table:style-name="TableCell4438">
            <text:p text:style-name="P4439"/>
          </table:table-cell>
          <table:table-cell table:style-name="TableCell4440">
            <text:p text:style-name="P4441"/>
          </table:table-cell>
          <table:table-cell table:style-name="TableCell4442">
            <text:p text:style-name="P4443"/>
          </table:table-cell>
          <table:table-cell table:style-name="TableCell4444">
            <text:p text:style-name="P4445"/>
          </table:table-cell>
          <table:table-cell table:style-name="TableCell4446">
            <text:p text:style-name="P4447"/>
          </table:table-cell>
          <table:table-cell table:style-name="TableCell4448">
            <text:p text:style-name="P4449"/>
          </table:table-cell>
          <table:table-cell table:style-name="TableCell4450">
            <text:p text:style-name="P4451"/>
          </table:table-cell>
          <table:table-cell table:style-name="TableCell4452">
            <text:p text:style-name="P4453"/>
          </table:table-cell>
          <table:table-cell table:style-name="TableCell4454">
            <text:p text:style-name="P4455"/>
          </table:table-cell>
          <table:table-cell table:style-name="TableCell4456">
            <text:p text:style-name="P4457"/>
          </table:table-cell>
          <table:table-cell table:style-name="TableCell4458">
            <text:p text:style-name="P4459"/>
          </table:table-cell>
          <table:table-cell table:style-name="TableCell4460">
            <text:p text:style-name="P4461"/>
          </table:table-cell>
          <table:table-cell table:style-name="TableCell4462">
            <text:p text:style-name="P4463"/>
          </table:table-cell>
          <table:table-cell table:style-name="TableCell4464">
            <text:p text:style-name="P4465"/>
          </table:table-cell>
          <table:table-cell table:style-name="TableCell4466">
            <text:p text:style-name="P4467"/>
          </table:table-cell>
          <table:table-cell table:style-name="TableCell4468">
            <text:p text:style-name="P4469"/>
          </table:table-cell>
          <table:table-cell table:style-name="TableCell4470">
            <text:p text:style-name="P4471"/>
          </table:table-cell>
          <table:table-cell table:style-name="TableCell4472">
            <text:p text:style-name="P4473"/>
          </table:table-cell>
          <table:table-cell table:style-name="TableCell4474">
            <text:p text:style-name="P4475"/>
          </table:table-cell>
          <table:table-cell table:style-name="TableCell4476">
            <text:p text:style-name="P4477"/>
          </table:table-cell>
          <table:table-cell table:style-name="TableCell4478">
            <text:p text:style-name="P4479"/>
          </table:table-cell>
        </table:table-row>
        <table:table-row table:style-name="TableRow4480">
          <table:table-cell table:style-name="TableCell4481">
            <text:p text:style-name="P4482">13.1 (Consequences of</text:p>
          </table:table-cell>
          <table:table-cell table:style-name="TableCell4483">
            <text:p text:style-name="P4484"/>
          </table:table-cell>
          <table:table-cell table:style-name="TableCell4485" table:number-columns-spanned="3">
            <text:p text:style-name="P4486">Removal/de-</text:p>
          </table:table-cell>
          <table:covered-table-cell/>
          <table:covered-table-cell/>
          <table:table-cell table:style-name="TableCell4487">
            <text:p text:style-name="P4488"/>
          </table:table-cell>
          <table:table-cell table:style-name="TableCell4489">
            <text:p text:style-name="P4490"/>
          </table:table-cell>
          <table:table-cell table:style-name="TableCell4491">
            <text:p text:style-name="P4492"/>
          </table:table-cell>
          <table:table-cell table:style-name="TableCell4493">
            <text:p text:style-name="P4494"/>
          </table:table-cell>
          <table:table-cell table:style-name="TableCell4495" table:number-columns-spanned="17">
            <text:p text:style-name="P4496">[Specify <text:s text:c="2"/>who <text:s text:c="2"/>shall <text:s text:c="2"/>uninstall <text:s text:c="2"/>an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497">
            <text:p text:style-name="P4498"/>
          </table:table-cell>
        </table:table-row>
        <table:table-row table:style-name="TableRow4499">
          <table:table-cell table:style-name="TableCell4500">
            <text:p text:style-name="P4501">Termination)</text:p>
          </table:table-cell>
          <table:table-cell table:style-name="TableCell4502">
            <text:p text:style-name="P4503"/>
          </table:table-cell>
          <table:table-cell table:style-name="TableCell4504" table:number-columns-spanned="3">
            <text:p text:style-name="P4505">installation</text:p>
          </table:table-cell>
          <table:covered-table-cell/>
          <table:covered-table-cell/>
          <table:table-cell table:style-name="TableCell4506">
            <text:p text:style-name="P4507">of</text:p>
          </table:table-cell>
          <table:table-cell table:style-name="TableCell4508">
            <text:p text:style-name="P4509">any</text:p>
          </table:table-cell>
          <table:table-cell table:style-name="TableCell4510">
            <text:p text:style-name="P4511"/>
          </table:table-cell>
          <table:table-cell table:style-name="TableCell4512">
            <text:p text:style-name="P4513"/>
          </table:table-cell>
          <table:table-cell table:style-name="TableCell4514" table:number-columns-spanned="17">
            <text:p text:style-name="P4515">Equipment <text:s/>(if <text:s/>not <text:s/>the <text:s text:c="2"/>Party <text:s/>wh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516">
            <text:p text:style-name="P4517"/>
          </table:table-cell>
        </table:table-row>
        <table:table-row table:style-name="TableRow4518">
          <table:table-cell table:style-name="TableCell4519">
            <text:p text:style-name="P4520"/>
          </table:table-cell>
          <table:table-cell table:style-name="TableCell4521">
            <text:p text:style-name="P4522"/>
          </table:table-cell>
          <table:table-cell table:style-name="TableCell4523" table:number-columns-spanned="3">
            <text:p text:style-name="P4524">Equipment</text:p>
          </table:table-cell>
          <table:covered-table-cell/>
          <table:covered-table-cell/>
          <table:table-cell table:style-name="TableCell4525">
            <text:p text:style-name="P4526"/>
          </table:table-cell>
          <table:table-cell table:style-name="TableCell4527">
            <text:p text:style-name="P4528"/>
          </table:table-cell>
          <table:table-cell table:style-name="TableCell4529">
            <text:p text:style-name="P4530"/>
          </table:table-cell>
          <table:table-cell table:style-name="TableCell4531">
            <text:p text:style-name="P4532"/>
          </table:table-cell>
          <table:table-cell table:style-name="TableCell4533" table:number-columns-spanned="17">
            <text:p text:style-name="P4534">installed <text:s/>it) <text:s/>and <text:s/>who <text:s/>shall <text:s/>bear <text:s/>th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535">
            <text:p text:style-name="P4536"/>
          </table:table-cell>
        </table:table-row>
        <table:table-row table:style-name="TableRow4537">
          <table:table-cell table:style-name="TableCell4538">
            <text:p text:style-name="P4539"/>
          </table:table-cell>
          <table:table-cell table:style-name="TableCell4540">
            <text:p text:style-name="P4541"/>
          </table:table-cell>
          <table:table-cell table:style-name="TableCell4542">
            <text:p text:style-name="P4543"/>
          </table:table-cell>
          <table:table-cell table:style-name="TableCell4544">
            <text:p text:style-name="P4545"/>
          </table:table-cell>
          <table:table-cell table:style-name="TableCell4546">
            <text:p text:style-name="P4547"/>
          </table:table-cell>
          <table:table-cell table:style-name="TableCell4548">
            <text:p text:style-name="P4549"/>
          </table:table-cell>
          <table:table-cell table:style-name="TableCell4550">
            <text:p text:style-name="P4551"/>
          </table:table-cell>
          <table:table-cell table:style-name="TableCell4552">
            <text:p text:style-name="P4553"/>
          </table:table-cell>
          <table:table-cell table:style-name="TableCell4554">
            <text:p text:style-name="P4555"/>
          </table:table-cell>
          <table:table-cell table:style-name="TableCell4556" table:number-columns-spanned="14">
            <text:p text:style-name="P4557">costs of such de-install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558">
            <text:p text:style-name="P4559"/>
          </table:table-cell>
          <table:table-cell table:style-name="TableCell4560" table:number-columns-spanned="3">
            <text:p text:style-name="P4561"/>
          </table:table-cell>
          <table:covered-table-cell/>
          <table:covered-table-cell/>
        </table:table-row>
        <table:table-row table:style-name="TableRow4562">
          <table:table-cell table:style-name="TableCell4563">
            <text:p text:style-name="P4564"/>
          </table:table-cell>
          <table:table-cell table:style-name="TableCell4565">
            <text:p text:style-name="P4566"/>
          </table:table-cell>
          <table:table-cell table:style-name="TableCell4567">
            <text:p text:style-name="P4568"/>
          </table:table-cell>
          <table:table-cell table:style-name="TableCell4569">
            <text:p text:style-name="P4570"/>
          </table:table-cell>
          <table:table-cell table:style-name="TableCell4571" table:number-columns-spanned="3">
            <text:p text:style-name="P4572"/>
          </table:table-cell>
          <table:covered-table-cell/>
          <table:covered-table-cell/>
          <table:table-cell table:style-name="TableCell4573">
            <text:p text:style-name="P4574"/>
          </table:table-cell>
          <table:table-cell table:style-name="TableCell4575">
            <text:p text:style-name="P4576"/>
          </table:table-cell>
          <table:table-cell table:style-name="TableCell4577" table:number-columns-spanned="2">
            <text:p text:style-name="P4578"/>
          </table:table-cell>
          <table:covered-table-cell/>
          <table:table-cell table:style-name="TableCell4579" table:number-columns-spanned="2">
            <text:p text:style-name="P4580"/>
          </table:table-cell>
          <table:covered-table-cell/>
          <table:table-cell table:style-name="TableCell4581" table:number-columns-spanned="6">
            <text:p text:style-name="P4582"/>
          </table:table-cell>
          <table:covered-table-cell/>
          <table:covered-table-cell/>
          <table:covered-table-cell/>
          <table:covered-table-cell/>
          <table:covered-table-cell/>
          <table:table-cell table:style-name="TableCell4583" table:number-columns-spanned="5">
            <text:p text:style-name="P4584"/>
          </table:table-cell>
          <table:covered-table-cell/>
          <table:covered-table-cell/>
          <table:covered-table-cell/>
          <table:covered-table-cell/>
          <table:table-cell table:style-name="TableCell4585" table:number-columns-spanned="3">
            <text:p text:style-name="P4586"/>
          </table:table-cell>
          <table:covered-table-cell/>
          <table:covered-table-cell/>
        </table:table-row>
        <table:table-row table:style-name="TableRow4587">
          <table:table-cell table:style-name="TableCell4588">
            <text:p text:style-name="P4589"/>
          </table:table-cell>
          <table:table-cell table:style-name="TableCell4590">
            <text:p text:style-name="P4591"/>
          </table:table-cell>
          <table:table-cell table:style-name="TableCell4592">
            <text:p text:style-name="P4593"/>
          </table:table-cell>
          <table:table-cell table:style-name="TableCell4594">
            <text:p text:style-name="P4595"/>
          </table:table-cell>
          <table:table-cell table:style-name="TableCell4596">
            <text:p text:style-name="P4597"/>
          </table:table-cell>
          <table:table-cell table:style-name="TableCell4598">
            <text:p text:style-name="P4599"/>
          </table:table-cell>
          <table:table-cell table:style-name="TableCell4600">
            <text:p text:style-name="P4601"/>
          </table:table-cell>
          <table:table-cell table:style-name="TableCell4602">
            <text:p text:style-name="P4603"/>
          </table:table-cell>
          <table:table-cell table:style-name="TableCell4604">
            <text:p text:style-name="P4605"/>
          </table:table-cell>
          <table:table-cell table:style-name="TableCell4606">
            <text:p text:style-name="P4607"/>
          </table:table-cell>
          <table:table-cell table:style-name="TableCell4608">
            <text:p text:style-name="P4609"/>
          </table:table-cell>
          <table:table-cell table:style-name="TableCell4610">
            <text:p text:style-name="P4611"/>
          </table:table-cell>
          <table:table-cell table:style-name="TableCell4612">
            <text:p text:style-name="P4613"/>
          </table:table-cell>
          <table:table-cell table:style-name="TableCell4614">
            <text:p text:style-name="P4615"/>
          </table:table-cell>
          <table:table-cell table:style-name="TableCell4616">
            <text:p text:style-name="P4617"/>
          </table:table-cell>
          <table:table-cell table:style-name="TableCell4618">
            <text:p text:style-name="P4619"/>
          </table:table-cell>
          <table:table-cell table:style-name="TableCell4620">
            <text:p text:style-name="P4621"/>
          </table:table-cell>
          <table:table-cell table:style-name="TableCell4622">
            <text:p text:style-name="P4623"/>
          </table:table-cell>
          <table:table-cell table:style-name="TableCell4624">
            <text:p text:style-name="P4625"/>
          </table:table-cell>
          <table:table-cell table:style-name="TableCell4626">
            <text:p text:style-name="P4627"/>
          </table:table-cell>
          <table:table-cell table:style-name="TableCell4628">
            <text:p text:style-name="P4629"/>
          </table:table-cell>
          <table:table-cell table:style-name="TableCell4630">
            <text:p text:style-name="P4631"/>
          </table:table-cell>
          <table:table-cell table:style-name="TableCell4632">
            <text:p text:style-name="P4633"/>
          </table:table-cell>
          <table:table-cell table:style-name="TableCell4634">
            <text:p text:style-name="P4635"/>
          </table:table-cell>
          <table:table-cell table:style-name="TableCell4636">
            <text:p text:style-name="P4637"/>
          </table:table-cell>
          <table:table-cell table:style-name="TableCell4638">
            <text:p text:style-name="P4639"/>
          </table:table-cell>
          <table:table-cell table:style-name="TableCell4640">
            <text:p text:style-name="P4641"/>
          </table:table-cell>
        </table:table-row>
        <table:table-row table:style-name="TableRow4642">
          <table:table-cell table:style-name="TableCell4643">
            <text:p text:style-name="P4644"><text:a xlink:href="#page13" office:target-frame-name="_top" xlink:show="replace"><text:span text:style-name="T4645">13.3</text:span><text:span text:style-name="T4646"><text:s/></text:span></text:a><text:span text:style-name="T4647">(Consequences of</text:span></text:p>
          </table:table-cell>
          <table:table-cell table:style-name="TableCell4648">
            <text:p text:style-name="P4649"/>
          </table:table-cell>
          <table:table-cell table:style-name="TableCell4650">
            <text:p text:style-name="P4651">Clause</text:p>
          </table:table-cell>
          <table:table-cell table:style-name="TableCell4652">
            <text:p text:style-name="P4653"/>
          </table:table-cell>
          <table:table-cell table:style-name="TableCell4654" table:number-columns-spanned="3">
            <text:p text:style-name="P4655">references</text:p>
          </table:table-cell>
          <table:covered-table-cell/>
          <table:covered-table-cell/>
          <table:table-cell table:style-name="TableCell4656">
            <text:p text:style-name="P4657"/>
          </table:table-cell>
          <table:table-cell table:style-name="TableCell4658">
            <text:p text:style-name="P4659"/>
          </table:table-cell>
          <table:table-cell table:style-name="TableCell4660" table:number-columns-spanned="17">
            <text:p text:style-name="P4661">[Specify <text:s/>here <text:s/>whether <text:s/>any <text:s/>Claus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662">
            <text:p text:style-name="P4663"/>
          </table:table-cell>
        </table:table-row>
        <table:table-row table:style-name="TableRow4664">
          <table:table-cell table:style-name="TableCell4665">
            <text:p text:style-name="P4666">Termination)</text:p>
          </table:table-cell>
          <table:table-cell table:style-name="TableCell4667">
            <text:p text:style-name="P4668"/>
          </table:table-cell>
          <table:table-cell table:style-name="TableCell4669">
            <text:p text:style-name="P4670">that</text:p>
          </table:table-cell>
          <table:table-cell table:style-name="TableCell4671" table:number-columns-spanned="2">
            <text:p text:style-name="P4672">will</text:p>
          </table:table-cell>
          <table:covered-table-cell/>
          <table:table-cell table:style-name="TableCell4673" table:number-columns-spanned="2">
            <text:p text:style-name="P4674">survive</text:p>
          </table:table-cell>
          <table:covered-table-cell/>
          <table:table-cell table:style-name="TableCell4675">
            <text:p text:style-name="P4676"/>
          </table:table-cell>
          <table:table-cell table:style-name="TableCell4677">
            <text:p text:style-name="P4678"/>
          </table:table-cell>
          <table:table-cell table:style-name="TableCell4679" table:number-columns-spanned="17">
            <text:p text:style-name="P4680">survive termination of the Agree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681">
            <text:p text:style-name="P4682"/>
          </table:table-cell>
        </table:table-row>
        <table:table-row table:style-name="TableRow4683">
          <table:table-cell table:style-name="TableCell4684">
            <text:p text:style-name="P4685"/>
          </table:table-cell>
          <table:table-cell table:style-name="TableCell4686">
            <text:p text:style-name="P4687"/>
          </table:table-cell>
          <table:table-cell table:style-name="TableCell4688" table:number-columns-spanned="3">
            <text:p text:style-name="P4689">termination</text:p>
          </table:table-cell>
          <table:covered-table-cell/>
          <table:covered-table-cell/>
          <table:table-cell table:style-name="TableCell4690">
            <text:p text:style-name="P4691">of</text:p>
          </table:table-cell>
          <table:table-cell table:style-name="TableCell4692">
            <text:p text:style-name="P4693">the</text:p>
          </table:table-cell>
          <table:table-cell table:style-name="TableCell4694">
            <text:p text:style-name="P4695"/>
          </table:table-cell>
          <table:table-cell table:style-name="TableCell4696">
            <text:p text:style-name="P4697"/>
          </table:table-cell>
          <table:table-cell table:style-name="TableCell4698" table:number-columns-spanned="17">
            <text:p text:style-name="P4699">Examples <text:s/>may <text:s/>be <text:s/>the <text:s/>obligation <text:s/>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700">
            <text:p text:style-name="P4701"/>
          </table:table-cell>
        </table:table-row>
        <table:table-row table:style-name="TableRow4702">
          <table:table-cell table:style-name="TableCell4703">
            <text:p text:style-name="P4704"/>
          </table:table-cell>
          <table:table-cell table:style-name="TableCell4705">
            <text:p text:style-name="P4706"/>
          </table:table-cell>
          <table:table-cell table:style-name="TableCell4707" table:number-columns-spanned="3">
            <text:p text:style-name="P4708">Agreement</text:p>
          </table:table-cell>
          <table:covered-table-cell/>
          <table:covered-table-cell/>
          <table:table-cell table:style-name="TableCell4709">
            <text:p text:style-name="P4710"/>
          </table:table-cell>
          <table:table-cell table:style-name="TableCell4711">
            <text:p text:style-name="P4712"/>
          </table:table-cell>
          <table:table-cell table:style-name="TableCell4713">
            <text:p text:style-name="P4714"/>
          </table:table-cell>
          <table:table-cell table:style-name="TableCell4715">
            <text:p text:style-name="P4716"/>
          </table:table-cell>
          <table:table-cell table:style-name="TableCell4717">
            <text:p text:style-name="P4718">remove</text:p>
          </table:table-cell>
          <table:table-cell table:style-name="TableCell4719" table:number-columns-spanned="12">
            <text:p text:style-name="P4720">any <text:s/>Equipment,</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721" table:number-columns-spanned="4">
            <text:p text:style-name="P4722">maintenance</text:p>
          </table:table-cell>
          <table:covered-table-cell/>
          <table:covered-table-cell/>
          <table:covered-table-cell/>
          <table:table-cell table:style-name="TableCell4723">
            <text:p text:style-name="P4724"/>
          </table:table-cell>
        </table:table-row>
        <table:table-row table:style-name="TableRow4725">
          <table:table-cell table:style-name="TableCell4726">
            <text:p text:style-name="P4727"/>
          </table:table-cell>
          <table:table-cell table:style-name="TableCell4728">
            <text:p text:style-name="P4729"/>
          </table:table-cell>
          <table:table-cell table:style-name="TableCell4730">
            <text:p text:style-name="P4731"/>
          </table:table-cell>
          <table:table-cell table:style-name="TableCell4732">
            <text:p text:style-name="P4733"/>
          </table:table-cell>
          <table:table-cell table:style-name="TableCell4734">
            <text:p text:style-name="P4735"/>
          </table:table-cell>
          <table:table-cell table:style-name="TableCell4736">
            <text:p text:style-name="P4737"/>
          </table:table-cell>
          <table:table-cell table:style-name="TableCell4738">
            <text:p text:style-name="P4739"/>
          </table:table-cell>
          <table:table-cell table:style-name="TableCell4740">
            <text:p text:style-name="P4741"/>
          </table:table-cell>
          <table:table-cell table:style-name="TableCell4742">
            <text:p text:style-name="P4743"/>
          </table:table-cell>
          <table:table-cell table:style-name="TableCell4744" table:number-columns-spanned="6">
            <text:p text:style-name="P4745">requirements</text:p>
          </table:table-cell>
          <table:covered-table-cell/>
          <table:covered-table-cell/>
          <table:covered-table-cell/>
          <table:covered-table-cell/>
          <table:covered-table-cell/>
          <table:table-cell table:style-name="TableCell4746">
            <text:p text:style-name="P4747"/>
          </table:table-cell>
          <table:table-cell table:style-name="TableCell4748">
            <text:p text:style-name="P4749"/>
          </table:table-cell>
          <table:table-cell table:style-name="TableCell4750" table:number-columns-spanned="5">
            <text:p text:style-name="P4751">and</text:p>
          </table:table-cell>
          <table:covered-table-cell/>
          <table:covered-table-cell/>
          <table:covered-table-cell/>
          <table:covered-table-cell/>
          <table:table-cell table:style-name="TableCell4752" table:number-columns-spanned="4">
            <text:p text:style-name="P4753">Confidentiality</text:p>
          </table:table-cell>
          <table:covered-table-cell/>
          <table:covered-table-cell/>
          <table:covered-table-cell/>
          <table:table-cell table:style-name="TableCell4754">
            <text:p text:style-name="P4755"/>
          </table:table-cell>
        </table:table-row>
        <table:table-row table:style-name="TableRow4756">
          <table:table-cell table:style-name="TableCell4757">
            <text:p text:style-name="P4758"/>
          </table:table-cell>
          <table:table-cell table:style-name="TableCell4759">
            <text:p text:style-name="P4760"/>
          </table:table-cell>
          <table:table-cell table:style-name="TableCell4761">
            <text:p text:style-name="P4762"/>
          </table:table-cell>
          <table:table-cell table:style-name="TableCell4763">
            <text:p text:style-name="P4764"/>
          </table:table-cell>
          <table:table-cell table:style-name="TableCell4765">
            <text:p text:style-name="P4766"/>
          </table:table-cell>
          <table:table-cell table:style-name="TableCell4767">
            <text:p text:style-name="P4768"/>
          </table:table-cell>
          <table:table-cell table:style-name="TableCell4769">
            <text:p text:style-name="P4770"/>
          </table:table-cell>
          <table:table-cell table:style-name="TableCell4771">
            <text:p text:style-name="P4772"/>
          </table:table-cell>
          <table:table-cell table:style-name="TableCell4773">
            <text:p text:style-name="P4774"/>
          </table:table-cell>
          <table:table-cell table:style-name="TableCell4775" table:number-columns-spanned="10">
            <text:p text:style-name="P4776">arrangements]/[NONE]</text:p>
          </table:table-cell>
          <table:covered-table-cell/>
          <table:covered-table-cell/>
          <table:covered-table-cell/>
          <table:covered-table-cell/>
          <table:covered-table-cell/>
          <table:covered-table-cell/>
          <table:covered-table-cell/>
          <table:covered-table-cell/>
          <table:covered-table-cell/>
          <table:table-cell table:style-name="TableCell4777" table:number-columns-spanned="3">
            <text:p text:style-name="P4778"/>
          </table:table-cell>
          <table:covered-table-cell/>
          <table:covered-table-cell/>
          <table:table-cell table:style-name="TableCell4779">
            <text:p text:style-name="P4780"/>
          </table:table-cell>
          <table:table-cell table:style-name="TableCell4781">
            <text:p text:style-name="P4782"/>
          </table:table-cell>
          <table:table-cell table:style-name="TableCell4783">
            <text:p text:style-name="P4784"/>
          </table:table-cell>
          <table:table-cell table:style-name="TableCell4785">
            <text:p text:style-name="P4786"/>
          </table:table-cell>
          <table:table-cell table:style-name="TableCell4787">
            <text:p text:style-name="P4788"/>
          </table:table-cell>
        </table:table-row>
        <table:table-row table:style-name="TableRow4789">
          <table:table-cell table:style-name="TableCell4790">
            <text:p text:style-name="P4791"/>
          </table:table-cell>
          <table:table-cell table:style-name="TableCell4792">
            <text:p text:style-name="P4793"/>
          </table:table-cell>
          <table:table-cell table:style-name="TableCell4794" table:number-columns-spanned="5">
            <text:p text:style-name="P4795"/>
          </table:table-cell>
          <table:covered-table-cell/>
          <table:covered-table-cell/>
          <table:covered-table-cell/>
          <table:covered-table-cell/>
          <table:table-cell table:style-name="TableCell4796">
            <text:p text:style-name="P4797"/>
          </table:table-cell>
          <table:table-cell table:style-name="TableCell4798">
            <text:p text:style-name="P4799"/>
          </table:table-cell>
          <table:table-cell table:style-name="TableCell4800" table:number-columns-spanned="2">
            <text:p text:style-name="P4801"/>
          </table:table-cell>
          <table:covered-table-cell/>
          <table:table-cell table:style-name="TableCell4802" table:number-columns-spanned="2">
            <text:p text:style-name="P4803"/>
          </table:table-cell>
          <table:covered-table-cell/>
          <table:table-cell table:style-name="TableCell4804" table:number-columns-spanned="11">
            <text:p text:style-name="P4805"/>
          </table:table-cell>
          <table:covered-table-cell/>
          <table:covered-table-cell/>
          <table:covered-table-cell/>
          <table:covered-table-cell/>
          <table:covered-table-cell/>
          <table:covered-table-cell/>
          <table:covered-table-cell/>
          <table:covered-table-cell/>
          <table:covered-table-cell/>
          <table:covered-table-cell/>
          <table:table-cell table:style-name="TableCell4806" table:number-columns-spanned="3">
            <text:p text:style-name="P4807"/>
          </table:table-cell>
          <table:covered-table-cell/>
          <table:covered-table-cell/>
        </table:table-row>
        <table:table-row table:style-name="TableRow4808">
          <table:table-cell table:style-name="TableCell4809">
            <text:p text:style-name="P4810"/>
          </table:table-cell>
          <table:table-cell table:style-name="TableCell4811">
            <text:p text:style-name="P4812"/>
          </table:table-cell>
          <table:table-cell table:style-name="TableCell4813">
            <text:p text:style-name="P4814"/>
          </table:table-cell>
          <table:table-cell table:style-name="TableCell4815">
            <text:p text:style-name="P4816"/>
          </table:table-cell>
          <table:table-cell table:style-name="TableCell4817">
            <text:p text:style-name="P4818"/>
          </table:table-cell>
          <table:table-cell table:style-name="TableCell4819">
            <text:p text:style-name="P4820"/>
          </table:table-cell>
          <table:table-cell table:style-name="TableCell4821">
            <text:p text:style-name="P4822"/>
          </table:table-cell>
          <table:table-cell table:style-name="TableCell4823">
            <text:p text:style-name="P4824"/>
          </table:table-cell>
          <table:table-cell table:style-name="TableCell4825">
            <text:p text:style-name="P4826"/>
          </table:table-cell>
          <table:table-cell table:style-name="TableCell4827">
            <text:p text:style-name="P4828"/>
          </table:table-cell>
          <table:table-cell table:style-name="TableCell4829">
            <text:p text:style-name="P4830"/>
          </table:table-cell>
          <table:table-cell table:style-name="TableCell4831">
            <text:p text:style-name="P4832"/>
          </table:table-cell>
          <table:table-cell table:style-name="TableCell4833">
            <text:p text:style-name="P4834"/>
          </table:table-cell>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cell table:style-name="TableCell4845">
            <text:p text:style-name="P4846"/>
          </table:table-cell>
          <table:table-cell table:style-name="TableCell4847">
            <text:p text:style-name="P4848"/>
          </table:table-cell>
          <table:table-cell table:style-name="TableCell4849">
            <text:p text:style-name="P4850"/>
          </table:table-cell>
          <table:table-cell table:style-name="TableCell4851">
            <text:p text:style-name="P4852"/>
          </table:table-cell>
          <table:table-cell table:style-name="TableCell4853">
            <text:p text:style-name="P4854"/>
          </table:table-cell>
          <table:table-cell table:style-name="TableCell4855">
            <text:p text:style-name="P4856"/>
          </table:table-cell>
          <table:table-cell table:style-name="TableCell4857">
            <text:p text:style-name="P4858"/>
          </table:table-cell>
          <table:table-cell table:style-name="TableCell4859">
            <text:p text:style-name="P4860"/>
          </table:table-cell>
          <table:table-cell table:style-name="TableCell4861">
            <text:p text:style-name="P4862"/>
          </table:table-cell>
        </table:table-row>
        <table:table-row table:style-name="TableRow4863">
          <table:table-cell table:style-name="TableCell4864">
            <text:p text:style-name="P4865"><text:a xlink:href="#page13" office:target-frame-name="_top" xlink:show="replace"><text:span text:style-name="T4866">13.3<text:s/></text:span></text:a><text:span text:style-name="T4867">(Consequences of</text:span></text:p>
          </table:table-cell>
          <table:table-cell table:style-name="TableCell4868">
            <text:p text:style-name="P4869"/>
          </table:table-cell>
          <table:table-cell table:style-name="TableCell4870" table:number-columns-spanned="5">
            <text:p text:style-name="P4871">Basis <text:s/>of <text:s/>costs <text:s/>to <text:s/>be</text:p>
          </table:table-cell>
          <table:covered-table-cell/>
          <table:covered-table-cell/>
          <table:covered-table-cell/>
          <table:covered-table-cell/>
          <table:table-cell table:style-name="TableCell4872">
            <text:p text:style-name="P4873"/>
          </table:table-cell>
          <table:table-cell table:style-name="TableCell4874">
            <text:p text:style-name="P4875"/>
          </table:table-cell>
          <table:table-cell table:style-name="TableCell4876" table:number-columns-spanned="17">
            <text:p text:style-name="P4877">[Specify <text:s/>details <text:s/>as <text:s/>to <text:s/>the <text:s/>basis <text:s/>a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878">
            <text:p text:style-name="P4879"/>
          </table:table-cell>
        </table:table-row>
        <table:table-row table:style-name="TableRow4880">
          <table:table-cell table:style-name="TableCell4881">
            <text:p text:style-name="P4882">Termination)</text:p>
          </table:table-cell>
          <table:table-cell table:style-name="TableCell4883">
            <text:p text:style-name="P4884"/>
          </table:table-cell>
          <table:table-cell table:style-name="TableCell4885">
            <text:p text:style-name="P4886">paid</text:p>
          </table:table-cell>
          <table:table-cell table:style-name="TableCell4887">
            <text:p text:style-name="P4888">by</text:p>
          </table:table-cell>
          <table:table-cell table:style-name="TableCell4889" table:number-columns-spanned="3">
            <text:p text:style-name="P4890">defaulting</text:p>
          </table:table-cell>
          <table:covered-table-cell/>
          <table:covered-table-cell/>
          <table:table-cell table:style-name="TableCell4891">
            <text:p text:style-name="P4892"/>
          </table:table-cell>
          <table:table-cell table:style-name="TableCell4893">
            <text:p text:style-name="P4894"/>
          </table:table-cell>
          <table:table-cell table:style-name="TableCell4895" table:number-columns-spanned="17">
            <text:p text:style-name="P4896">payment <text:s text:c="2"/>of <text:s text:c="2"/>costs <text:s text:c="2"/>borne <text:s text:c="2"/>by <text:s text:c="2"/>th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897">
            <text:p text:style-name="P4898"/>
          </table:table-cell>
        </table:table-row>
        <table:table-row table:style-name="TableRow4899">
          <table:table-cell table:style-name="TableCell4900">
            <text:p text:style-name="P4901"/>
          </table:table-cell>
          <table:table-cell table:style-name="TableCell4902">
            <text:p text:style-name="P4903"/>
          </table:table-cell>
          <table:table-cell table:style-name="TableCell4904">
            <text:p text:style-name="P4905">Party</text:p>
          </table:table-cell>
          <table:table-cell table:style-name="TableCell4906" table:number-columns-spanned="2">
            <text:p text:style-name="P4907">arising</text:p>
          </table:table-cell>
          <table:covered-table-cell/>
          <table:table-cell table:style-name="TableCell4908" table:number-columns-spanned="2">
            <text:p text:style-name="P4909">out <text:s/>of</text:p>
          </table:table-cell>
          <table:covered-table-cell/>
          <table:table-cell table:style-name="TableCell4910">
            <text:p text:style-name="P4911"/>
          </table:table-cell>
          <table:table-cell table:style-name="TableCell4912">
            <text:p text:style-name="P4913"/>
          </table:table-cell>
          <table:table-cell table:style-name="TableCell4914" table:number-columns-spanned="17">
            <text:p text:style-name="P4915">defaulting Party to the non-defaul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916">
            <text:p text:style-name="P4917"/>
          </table:table-cell>
        </table:table-row>
        <table:table-row table:style-name="TableRow4918">
          <table:table-cell table:style-name="TableCell4919">
            <text:p text:style-name="P4920"/>
          </table:table-cell>
          <table:table-cell table:style-name="TableCell4921">
            <text:p text:style-name="P4922"/>
          </table:table-cell>
          <table:table-cell table:style-name="TableCell4923" table:number-columns-spanned="3">
            <text:p text:style-name="P4924">termination</text:p>
          </table:table-cell>
          <table:covered-table-cell/>
          <table:covered-table-cell/>
          <table:table-cell table:style-name="TableCell4925">
            <text:p text:style-name="P4926"/>
          </table:table-cell>
          <table:table-cell table:style-name="TableCell4927">
            <text:p text:style-name="P4928"/>
          </table:table-cell>
          <table:table-cell table:style-name="TableCell4929">
            <text:p text:style-name="P4930"/>
          </table:table-cell>
          <table:table-cell table:style-name="TableCell4931">
            <text:p text:style-name="P4932"/>
          </table:table-cell>
          <table:table-cell table:style-name="TableCell4933" table:number-columns-spanned="15">
            <text:p text:style-name="P4934">Party arising out of termin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935" table:number-columns-spanned="3">
            <text:p text:style-name="P4936"/>
          </table:table-cell>
          <table:covered-table-cell/>
          <table:covered-table-cell/>
        </table:table-row>
        <table:table-row table:style-name="TableRow4937">
          <table:table-cell table:style-name="TableCell4938">
            <text:p text:style-name="P4939"/>
          </table:table-cell>
          <table:table-cell table:style-name="TableCell4940">
            <text:p text:style-name="P4941"/>
          </table:table-cell>
          <table:table-cell table:style-name="TableCell4942">
            <text:p text:style-name="P4943"/>
          </table:table-cell>
          <table:table-cell table:style-name="TableCell4944" table:number-columns-spanned="4">
            <text:p text:style-name="P4945"/>
          </table:table-cell>
          <table:covered-table-cell/>
          <table:covered-table-cell/>
          <table:covered-table-cell/>
          <table:table-cell table:style-name="TableCell4946">
            <text:p text:style-name="P4947"/>
          </table:table-cell>
          <table:table-cell table:style-name="TableCell4948">
            <text:p text:style-name="P4949"/>
          </table:table-cell>
          <table:table-cell table:style-name="TableCell4950" table:number-columns-spanned="2">
            <text:p text:style-name="P4951"/>
          </table:table-cell>
          <table:covered-table-cell/>
          <table:table-cell table:style-name="TableCell4952" table:number-columns-spanned="2">
            <text:p text:style-name="P4953"/>
          </table:table-cell>
          <table:covered-table-cell/>
          <table:table-cell table:style-name="TableCell4954" table:number-columns-spanned="14">
            <text:p text:style-name="P495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956">
          <table:table-cell table:style-name="TableCell4957">
            <text:p text:style-name="P4958"/>
          </table:table-cell>
          <table:table-cell table:style-name="TableCell4959">
            <text:p text:style-name="P4960"/>
          </table:table-cell>
          <table:table-cell table:style-name="TableCell4961">
            <text:p text:style-name="P4962"/>
          </table:table-cell>
          <table:table-cell table:style-name="TableCell4963">
            <text:p text:style-name="P4964"/>
          </table:table-cell>
          <table:table-cell table:style-name="TableCell4965">
            <text:p text:style-name="P4966"/>
          </table:table-cell>
          <table:table-cell table:style-name="TableCell4967">
            <text:p text:style-name="P4968"/>
          </table:table-cell>
          <table:table-cell table:style-name="TableCell4969">
            <text:p text:style-name="P4970"/>
          </table:table-cell>
          <table:table-cell table:style-name="TableCell4971">
            <text:p text:style-name="P4972"/>
          </table:table-cell>
          <table:table-cell table:style-name="TableCell4973">
            <text:p text:style-name="P4974"/>
          </table:table-cell>
          <table:table-cell table:style-name="TableCell4975">
            <text:p text:style-name="P4976"/>
          </table:table-cell>
          <table:table-cell table:style-name="TableCell4977">
            <text:p text:style-name="P4978"/>
          </table:table-cell>
          <table:table-cell table:style-name="TableCell4979">
            <text:p text:style-name="P4980"/>
          </table:table-cell>
          <table:table-cell table:style-name="TableCell4981">
            <text:p text:style-name="P4982"/>
          </table:table-cell>
          <table:table-cell table:style-name="TableCell4983">
            <text:p text:style-name="P4984"/>
          </table:table-cell>
          <table:table-cell table:style-name="TableCell4985">
            <text:p text:style-name="P4986"/>
          </table:table-cell>
          <table:table-cell table:style-name="TableCell4987">
            <text:p text:style-name="P4988"/>
          </table:table-cell>
          <table:table-cell table:style-name="TableCell4989">
            <text:p text:style-name="P4990"/>
          </table:table-cell>
          <table:table-cell table:style-name="TableCell4991">
            <text:p text:style-name="P4992"/>
          </table:table-cell>
          <table:table-cell table:style-name="TableCell4993">
            <text:p text:style-name="P4994"/>
          </table:table-cell>
          <table:table-cell table:style-name="TableCell4995">
            <text:p text:style-name="P4996"/>
          </table:table-cell>
          <table:table-cell table:style-name="TableCell4997">
            <text:p text:style-name="P4998"/>
          </table:table-cell>
          <table:table-cell table:style-name="TableCell4999">
            <text:p text:style-name="P5000"/>
          </table:table-cell>
          <table:table-cell table:style-name="TableCell5001">
            <text:p text:style-name="P5002"/>
          </table:table-cell>
          <table:table-cell table:style-name="TableCell5003">
            <text:p text:style-name="P5004"/>
          </table:table-cell>
          <table:table-cell table:style-name="TableCell5005">
            <text:p text:style-name="P5006"/>
          </table:table-cell>
          <table:table-cell table:style-name="TableCell5007">
            <text:p text:style-name="P5008"/>
          </table:table-cell>
          <table:table-cell table:style-name="TableCell5009">
            <text:p text:style-name="P5010"/>
          </table:table-cell>
        </table:table-row>
        <table:table-row table:style-name="TableRow5011">
          <table:table-cell table:style-name="TableCell5012">
            <text:p text:style-name="P5013"><text:a xlink:href="#page13" office:target-frame-name="_top" xlink:show="replace"><text:span text:style-name="T5014">14.1<text:s/></text:span></text:a><text:span text:style-name="T5015">(Governance)</text:span></text:p>
          </table:table-cell>
          <table:table-cell table:style-name="TableCell5016">
            <text:p text:style-name="P5017"/>
          </table:table-cell>
          <table:table-cell table:style-name="TableCell5018">
            <text:p text:style-name="P5019">Joint</text:p>
          </table:table-cell>
          <table:table-cell table:style-name="TableCell5020" table:number-columns-spanned="4">
            <text:p text:style-name="P5021">Management</text:p>
          </table:table-cell>
          <table:covered-table-cell/>
          <table:covered-table-cell/>
          <table:covered-table-cell/>
          <table:table-cell table:style-name="TableCell5022">
            <text:p text:style-name="P5023"/>
          </table:table-cell>
          <table:table-cell table:style-name="TableCell5024">
            <text:p text:style-name="P5025"/>
          </table:table-cell>
          <table:table-cell table:style-name="TableCell5026" table:number-columns-spanned="17">
            <text:p text:style-name="P5027">[Yes <text:s/>–<text:s text:c="2"/>see <text:s/>Schedule <text:s/>8 <text:s/>for <text:s/>fur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028">
            <text:p text:style-name="P5029"/>
          </table:table-cell>
        </table:table-row>
        <table:table-row table:style-name="TableRow5030">
          <table:table-cell table:style-name="TableCell5031">
            <text:p text:style-name="P5032"/>
          </table:table-cell>
          <table:table-cell table:style-name="TableCell5033">
            <text:p text:style-name="P5034"/>
          </table:table-cell>
          <table:table-cell table:style-name="TableCell5035">
            <text:p text:style-name="P5036">Group</text:p>
          </table:table-cell>
          <table:table-cell table:style-name="TableCell5037">
            <text:p text:style-name="P5038"/>
          </table:table-cell>
          <table:table-cell table:style-name="TableCell5039">
            <text:p text:style-name="P5040"/>
          </table:table-cell>
          <table:table-cell table:style-name="TableCell5041">
            <text:p text:style-name="P5042"/>
          </table:table-cell>
          <table:table-cell table:style-name="TableCell5043">
            <text:p text:style-name="P5044"/>
          </table:table-cell>
          <table:table-cell table:style-name="TableCell5045">
            <text:p text:style-name="P5046"/>
          </table:table-cell>
          <table:table-cell table:style-name="TableCell5047">
            <text:p text:style-name="P5048"/>
          </table:table-cell>
          <table:table-cell table:style-name="TableCell5049" table:number-columns-spanned="4">
            <text:p text:style-name="P5050">details/No]</text:p>
          </table:table-cell>
          <table:covered-table-cell/>
          <table:covered-table-cell/>
          <table:covered-table-cell/>
          <table:table-cell table:style-name="TableCell5051" table:number-columns-spanned="2">
            <text:p text:style-name="P5052"/>
          </table:table-cell>
          <table:covered-table-cell/>
          <table:table-cell table:style-name="TableCell5053">
            <text:p text:style-name="P5054"/>
          </table:table-cell>
          <table:table-cell table:style-name="TableCell5055">
            <text:p text:style-name="P5056"/>
          </table:table-cell>
          <table:table-cell table:style-name="TableCell5057">
            <text:p text:style-name="P5058"/>
          </table:table-cell>
          <table:table-cell table:style-name="TableCell5059">
            <text:p text:style-name="P5060"/>
          </table:table-cell>
          <table:table-cell table:style-name="TableCell5061">
            <text:p text:style-name="P5062"/>
          </table:table-cell>
          <table:table-cell table:style-name="TableCell5063">
            <text:p text:style-name="P5064"/>
          </table:table-cell>
          <table:table-cell table:style-name="TableCell5065">
            <text:p text:style-name="P5066"/>
          </table:table-cell>
          <table:table-cell table:style-name="TableCell5067">
            <text:p text:style-name="P5068"/>
          </table:table-cell>
          <table:table-cell table:style-name="TableCell5069">
            <text:p text:style-name="P5070"/>
          </table:table-cell>
          <table:table-cell table:style-name="TableCell5071">
            <text:p text:style-name="P5072"/>
          </table:table-cell>
          <table:table-cell table:style-name="TableCell5073">
            <text:p text:style-name="P5074"/>
          </table:table-cell>
          <table:table-cell table:style-name="TableCell5075">
            <text:p text:style-name="P5076"/>
          </table:table-cell>
        </table:table-row>
        <table:table-row table:style-name="TableRow5077">
          <table:table-cell table:style-name="TableCell5078">
            <text:p text:style-name="P5079"/>
          </table:table-cell>
          <table:table-cell table:style-name="TableCell5080">
            <text:p text:style-name="P5081"/>
          </table:table-cell>
          <table:table-cell table:style-name="TableCell5082" table:number-columns-spanned="2">
            <text:p text:style-name="P5083"/>
          </table:table-cell>
          <table:covered-table-cell/>
          <table:table-cell table:style-name="TableCell5084">
            <text:p text:style-name="P5085"/>
          </table:table-cell>
          <table:table-cell table:style-name="TableCell5086">
            <text:p text:style-name="P5087"/>
          </table:table-cell>
          <table:table-cell table:style-name="TableCell5088">
            <text:p text:style-name="P5089"/>
          </table:table-cell>
          <table:table-cell table:style-name="TableCell5090">
            <text:p text:style-name="P5091"/>
          </table:table-cell>
          <table:table-cell table:style-name="TableCell5092">
            <text:p text:style-name="P5093"/>
          </table:table-cell>
          <table:table-cell table:style-name="TableCell5094" table:number-columns-spanned="6">
            <text:p text:style-name="P5095"/>
          </table:table-cell>
          <table:covered-table-cell/>
          <table:covered-table-cell/>
          <table:covered-table-cell/>
          <table:covered-table-cell/>
          <table:covered-table-cell/>
          <table:table-cell table:style-name="TableCell5096">
            <text:p text:style-name="P5097"/>
          </table:table-cell>
          <table:table-cell table:style-name="TableCell5098">
            <text:p text:style-name="P5099"/>
          </table:table-cell>
          <table:table-cell table:style-name="TableCell5100">
            <text:p text:style-name="P5101"/>
          </table:table-cell>
          <table:table-cell table:style-name="TableCell5102">
            <text:p text:style-name="P5103"/>
          </table:table-cell>
          <table:table-cell table:style-name="TableCell5104">
            <text:p text:style-name="P5105"/>
          </table:table-cell>
          <table:table-cell table:style-name="TableCell5106">
            <text:p text:style-name="P5107"/>
          </table:table-cell>
          <table:table-cell table:style-name="TableCell5108">
            <text:p text:style-name="P5109"/>
          </table:table-cell>
          <table:table-cell table:style-name="TableCell5110">
            <text:p text:style-name="P5111"/>
          </table:table-cell>
          <table:table-cell table:style-name="TableCell5112">
            <text:p text:style-name="P5113"/>
          </table:table-cell>
          <table:table-cell table:style-name="TableCell5114">
            <text:p text:style-name="P5115"/>
          </table:table-cell>
          <table:table-cell table:style-name="TableCell5116">
            <text:p text:style-name="P5117"/>
          </table:table-cell>
          <table:table-cell table:style-name="TableCell5118">
            <text:p text:style-name="P5119"/>
          </table:table-cell>
        </table:table-row>
        <table:table-row table:style-name="TableRow5120">
          <table:table-cell table:style-name="TableCell5121">
            <text:p text:style-name="P5122"/>
          </table:table-cell>
          <table:table-cell table:style-name="TableCell5123">
            <text:p text:style-name="P5124"/>
          </table:table-cell>
          <table:table-cell table:style-name="TableCell5125">
            <text:p text:style-name="P5126"/>
          </table:table-cell>
          <table:table-cell table:style-name="TableCell5127">
            <text:p text:style-name="P5128"/>
          </table:table-cell>
          <table:table-cell table:style-name="TableCell5129">
            <text:p text:style-name="P5130"/>
          </table:table-cell>
          <table:table-cell table:style-name="TableCell5131">
            <text:p text:style-name="P5132"/>
          </table:table-cell>
          <table:table-cell table:style-name="TableCell5133">
            <text:p text:style-name="P5134"/>
          </table:table-cell>
          <table:table-cell table:style-name="TableCell5135">
            <text:p text:style-name="P5136"/>
          </table:table-cell>
          <table:table-cell table:style-name="TableCell5137">
            <text:p text:style-name="P5138"/>
          </table:table-cell>
          <table:table-cell table:style-name="TableCell5139">
            <text:p text:style-name="P5140"/>
          </table:table-cell>
          <table:table-cell table:style-name="TableCell5141">
            <text:p text:style-name="P5142"/>
          </table:table-cell>
          <table:table-cell table:style-name="TableCell5143">
            <text:p text:style-name="P5144"/>
          </table:table-cell>
          <table:table-cell table:style-name="TableCell5145">
            <text:p text:style-name="P5146"/>
          </table:table-cell>
          <table:table-cell table:style-name="TableCell5147">
            <text:p text:style-name="P5148"/>
          </table:table-cell>
          <table:table-cell table:style-name="TableCell5149">
            <text:p text:style-name="P5150"/>
          </table:table-cell>
          <table:table-cell table:style-name="TableCell5151">
            <text:p text:style-name="P5152"/>
          </table:table-cell>
          <table:table-cell table:style-name="TableCell5153">
            <text:p text:style-name="P5154"/>
          </table:table-cell>
          <table:table-cell table:style-name="TableCell5155">
            <text:p text:style-name="P5156"/>
          </table:table-cell>
          <table:table-cell table:style-name="TableCell5157">
            <text:p text:style-name="P5158"/>
          </table:table-cell>
          <table:table-cell table:style-name="TableCell5159">
            <text:p text:style-name="P5160"/>
          </table:table-cell>
          <table:table-cell table:style-name="TableCell5161">
            <text:p text:style-name="P5162"/>
          </table:table-cell>
          <table:table-cell table:style-name="TableCell5163">
            <text:p text:style-name="P5164"/>
          </table:table-cell>
          <table:table-cell table:style-name="TableCell5165">
            <text:p text:style-name="P5166"/>
          </table:table-cell>
          <table:table-cell table:style-name="TableCell5167">
            <text:p text:style-name="P5168"/>
          </table:table-cell>
          <table:table-cell table:style-name="TableCell5169">
            <text:p text:style-name="P5170"/>
          </table:table-cell>
          <table:table-cell table:style-name="TableCell5171">
            <text:p text:style-name="P5172"/>
          </table:table-cell>
          <table:table-cell table:style-name="TableCell5173">
            <text:p text:style-name="P5174"/>
          </table:table-cell>
        </table:table-row>
        <table:table-row table:style-name="TableRow5175">
          <table:table-cell table:style-name="TableCell5176">
            <text:p text:style-name="P5177"><text:a xlink:href="#page13" office:target-frame-name="_top" xlink:show="replace"><text:span text:style-name="T5178">15.1<text:s/></text:span></text:a><text:span text:style-name="T5179">(Franchise Agreement)</text:span></text:p>
          </table:table-cell>
          <table:table-cell table:style-name="TableCell5180">
            <text:p text:style-name="P5181"/>
          </table:table-cell>
          <table:table-cell table:style-name="TableCell5182" table:number-columns-spanned="2">
            <text:p text:style-name="P5183">Transfer</text:p>
          </table:table-cell>
          <table:covered-table-cell/>
          <table:table-cell table:style-name="TableCell5184">
            <text:p text:style-name="P5185"/>
          </table:table-cell>
          <table:table-cell table:style-name="TableCell5186">
            <text:p text:style-name="P5187"/>
          </table:table-cell>
          <table:table-cell table:style-name="TableCell5188">
            <text:p text:style-name="P5189">of</text:p>
          </table:table-cell>
          <table:table-cell table:style-name="TableCell5190">
            <text:p text:style-name="P5191"/>
          </table:table-cell>
          <table:table-cell table:style-name="TableCell5192">
            <text:p text:style-name="P5193"/>
          </table:table-cell>
          <table:table-cell table:style-name="TableCell5194" table:number-columns-spanned="2">
            <text:p text:style-name="P5195">[YES/NO]</text:p>
          </table:table-cell>
          <table:covered-table-cell/>
          <table:table-cell table:style-name="TableCell5196" table:number-columns-spanned="4">
            <text:p text:style-name="P5197"/>
          </table:table-cell>
          <table:covered-table-cell/>
          <table:covered-table-cell/>
          <table:covered-table-cell/>
          <table:table-cell table:style-name="TableCell5198">
            <text:p text:style-name="P5199"/>
          </table:table-cell>
          <table:table-cell table:style-name="TableCell5200">
            <text:p text:style-name="P5201"/>
          </table:table-cell>
          <table:table-cell table:style-name="TableCell5202">
            <text:p text:style-name="P5203"/>
          </table:table-cell>
          <table:table-cell table:style-name="TableCell5204">
            <text:p text:style-name="P5205"/>
          </table:table-cell>
          <table:table-cell table:style-name="TableCell5206">
            <text:p text:style-name="P5207"/>
          </table:table-cell>
          <table:table-cell table:style-name="TableCell5208">
            <text:p text:style-name="P5209"/>
          </table:table-cell>
          <table:table-cell table:style-name="TableCell5210">
            <text:p text:style-name="P5211"/>
          </table:table-cell>
          <table:table-cell table:style-name="TableCell5212">
            <text:p text:style-name="P5213"/>
          </table:table-cell>
          <table:table-cell table:style-name="TableCell5214">
            <text:p text:style-name="P5215"/>
          </table:table-cell>
          <table:table-cell table:style-name="TableCell5216">
            <text:p text:style-name="P5217"/>
          </table:table-cell>
          <table:table-cell table:style-name="TableCell5218">
            <text:p text:style-name="P5219"/>
          </table:table-cell>
          <table:table-cell table:style-name="TableCell5220">
            <text:p text:style-name="P5221"/>
          </table:table-cell>
        </table:table-row>
        <table:table-row table:style-name="TableRow5222">
          <table:table-cell table:style-name="TableCell5223">
            <text:p text:style-name="P5224"/>
          </table:table-cell>
          <table:table-cell table:style-name="TableCell5225">
            <text:p text:style-name="P5226"/>
          </table:table-cell>
          <table:table-cell table:style-name="TableCell5227" table:number-columns-spanned="3" table:number-rows-spanned="2">
            <text:p text:style-name="P5228">Agreement</text:p>
          </table:table-cell>
          <table:covered-table-cell/>
          <table:covered-table-cell/>
          <table:table-cell table:style-name="TableCell5229" table:number-rows-spanned="2">
            <text:p text:style-name="P5230">at</text:p>
          </table:table-cell>
          <table:table-cell table:style-name="TableCell5231" table:number-rows-spanned="2">
            <text:p text:style-name="P5232">the</text:p>
          </table:table-cell>
          <table:table-cell table:style-name="TableCell5233">
            <text:p text:style-name="P5234"/>
          </table:table-cell>
          <table:table-cell table:style-name="TableCell5235">
            <text:p text:style-name="P5236"/>
          </table:table-cell>
          <table:table-cell table:style-name="TableCell5237">
            <text:p text:style-name="P5238"/>
          </table:table-cell>
          <table:table-cell table:style-name="TableCell5239">
            <text:p text:style-name="P5240"/>
          </table:table-cell>
          <table:table-cell table:style-name="TableCell5241">
            <text:p text:style-name="P5242"/>
          </table:table-cell>
          <table:table-cell table:style-name="TableCell5243">
            <text:p text:style-name="P5244"/>
          </table:table-cell>
          <table:table-cell table:style-name="TableCell5245">
            <text:p text:style-name="P5246"/>
          </table:table-cell>
          <table:table-cell table:style-name="TableCell5247">
            <text:p text:style-name="P5248"/>
          </table:table-cell>
          <table:table-cell table:style-name="TableCell5249">
            <text:p text:style-name="P5250"/>
          </table:table-cell>
          <table:table-cell table:style-name="TableCell5251">
            <text:p text:style-name="P5252"/>
          </table:table-cell>
          <table:table-cell table:style-name="TableCell5253">
            <text:p text:style-name="P5254"/>
          </table:table-cell>
          <table:table-cell table:style-name="TableCell5255">
            <text:p text:style-name="P5256"/>
          </table:table-cell>
          <table:table-cell table:style-name="TableCell5257">
            <text:p text:style-name="P5258"/>
          </table:table-cell>
          <table:table-cell table:style-name="TableCell5259">
            <text:p text:style-name="P5260"/>
          </table:table-cell>
          <table:table-cell table:style-name="TableCell5261">
            <text:p text:style-name="P5262"/>
          </table:table-cell>
          <table:table-cell table:style-name="TableCell5263">
            <text:p text:style-name="P5264"/>
          </table:table-cell>
          <table:table-cell table:style-name="TableCell5265">
            <text:p text:style-name="P5266"/>
          </table:table-cell>
          <table:table-cell table:style-name="TableCell5267">
            <text:p text:style-name="P5268"/>
          </table:table-cell>
          <table:table-cell table:style-name="TableCell5269">
            <text:p text:style-name="P5270"/>
          </table:table-cell>
          <table:table-cell table:style-name="TableCell5271">
            <text:p text:style-name="P5272"/>
          </table:table-cell>
        </table:table-row>
        <table:table-row table:style-name="TableRow5273">
          <table:table-cell table:style-name="TableCell5274">
            <text:p text:style-name="P5275"/>
          </table:table-cell>
          <table:table-cell table:style-name="TableCell5276">
            <text:p text:style-name="P5277"/>
          </table:table-cell>
          <table:covered-table-cell>
            <text:p text:style-name="P5278"/>
          </table:covered-table-cell>
          <table:covered-table-cell/>
          <table:covered-table-cell/>
          <table:covered-table-cell>
            <text:p text:style-name="P5279"/>
          </table:covered-table-cell>
          <table:covered-table-cell>
            <text:p text:style-name="P5280"/>
          </table:covered-table-cell>
          <table:table-cell table:style-name="TableCell5281">
            <text:p text:style-name="P5282"/>
          </table:table-cell>
          <table:table-cell table:style-name="TableCell5283">
            <text:p text:style-name="P5284"/>
          </table:table-cell>
          <table:table-cell table:style-name="TableCell5285" table:number-columns-spanned="6" table:number-rows-spanned="2">
            <text:p text:style-name="P5286">[NOTE: <text:s/>this <text:s/>is</text:p>
          </table:table-cell>
          <table:covered-table-cell/>
          <table:covered-table-cell/>
          <table:covered-table-cell/>
          <table:covered-table-cell/>
          <table:covered-table-cell/>
          <table:table-cell table:style-name="TableCell5287" table:number-columns-spanned="7" table:number-rows-spanned="2">
            <text:p text:style-name="P5288">likely <text:s/>to</text:p>
          </table:table-cell>
          <table:covered-table-cell/>
          <table:covered-table-cell/>
          <table:covered-table-cell/>
          <table:covered-table-cell/>
          <table:covered-table-cell/>
          <table:covered-table-cell/>
          <table:table-cell table:style-name="TableCell5289" table:number-columns-spanned="4" table:number-rows-spanned="2">
            <text:p text:style-name="P5290">apply <text:s/>mainly</text:p>
          </table:table-cell>
          <table:covered-table-cell/>
          <table:covered-table-cell/>
          <table:covered-table-cell/>
          <table:table-cell table:style-name="TableCell5291">
            <text:p text:style-name="P5292"/>
          </table:table-cell>
        </table:table-row>
        <table:table-row table:style-name="TableRow5293">
          <table:table-cell table:style-name="TableCell5294">
            <text:p text:style-name="P5295"/>
          </table:table-cell>
          <table:table-cell table:style-name="TableCell5296">
            <text:p text:style-name="P5297"/>
          </table:table-cell>
          <table:table-cell table:style-name="TableCell5298" table:number-columns-spanned="4" table:number-rows-spanned="2">
            <text:p text:style-name="P5299">end of a franchise</text:p>
          </table:table-cell>
          <table:covered-table-cell/>
          <table:covered-table-cell/>
          <table:covered-table-cell/>
          <table:table-cell table:style-name="TableCell5300">
            <text:p text:style-name="P5301"/>
          </table:table-cell>
          <table:table-cell table:style-name="TableCell5302">
            <text:p text:style-name="P5303"/>
          </table:table-cell>
          <table:table-cell table:style-name="TableCell5304">
            <text:p text:style-name="P5305"/>
          </table:table-cell>
          <table:covered-table-cell>
            <text:p text:style-name="P5306"/>
          </table:covered-table-cell>
          <table:covered-table-cell/>
          <table:covered-table-cell/>
          <table:covered-table-cell/>
          <table:covered-table-cell/>
          <table:covered-table-cell/>
          <table:covered-table-cell>
            <text:p text:style-name="P5307"/>
          </table:covered-table-cell>
          <table:covered-table-cell/>
          <table:covered-table-cell/>
          <table:covered-table-cell/>
          <table:covered-table-cell/>
          <table:covered-table-cell/>
          <table:covered-table-cell/>
          <table:covered-table-cell>
            <text:p text:style-name="P5308"/>
          </table:covered-table-cell>
          <table:covered-table-cell/>
          <table:covered-table-cell/>
          <table:covered-table-cell/>
          <table:table-cell table:style-name="TableCell5309">
            <text:p text:style-name="P5310"/>
          </table:table-cell>
        </table:table-row>
        <table:table-row table:style-name="TableRow5311">
          <table:table-cell table:style-name="TableCell5312">
            <text:p text:style-name="P5313"/>
          </table:table-cell>
          <table:table-cell table:style-name="TableCell5314">
            <text:p text:style-name="P5315"/>
          </table:table-cell>
          <table:covered-table-cell>
            <text:p text:style-name="P5316"/>
          </table:covered-table-cell>
          <table:covered-table-cell/>
          <table:covered-table-cell/>
          <table:covered-table-cell/>
          <table:table-cell table:style-name="TableCell5317">
            <text:p text:style-name="P5318"/>
          </table:table-cell>
          <table:table-cell table:style-name="TableCell5319">
            <text:p text:style-name="P5320"/>
          </table:table-cell>
          <table:table-cell table:style-name="TableCell5321">
            <text:p text:style-name="P5322"/>
          </table:table-cell>
          <table:table-cell table:style-name="TableCell5323" table:number-columns-spanned="17" table:number-rows-spanned="2">
            <text:p text:style-name="P5324">where <text:s/>a <text:s/>franchised <text:s/>train <text:s/>operator <text:s/>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325">
            <text:p text:style-name="P5326"/>
          </table:table-cell>
        </table:table-row>
        <table:table-row table:style-name="TableRow5327">
          <table:table-cell table:style-name="TableCell5328">
            <text:p text:style-name="P5329"/>
          </table:table-cell>
          <table:table-cell table:style-name="TableCell5330">
            <text:p text:style-name="P5331"/>
          </table:table-cell>
          <table:table-cell table:style-name="TableCell5332">
            <text:p text:style-name="P5333"/>
          </table:table-cell>
          <table:table-cell table:style-name="TableCell5334">
            <text:p text:style-name="P5335"/>
          </table:table-cell>
          <table:table-cell table:style-name="TableCell5336">
            <text:p text:style-name="P5337"/>
          </table:table-cell>
          <table:table-cell table:style-name="TableCell5338">
            <text:p text:style-name="P5339"/>
          </table:table-cell>
          <table:table-cell table:style-name="TableCell5340">
            <text:p text:style-name="P5341"/>
          </table:table-cell>
          <table:table-cell table:style-name="TableCell5342">
            <text:p text:style-name="P5343"/>
          </table:table-cell>
          <table:table-cell table:style-name="TableCell5344">
            <text:p text:style-name="P5345"/>
          </table:table-cell>
          <table:covered-table-cell>
            <text:p text:style-name="P534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347">
            <text:p text:style-name="P5348"/>
          </table:table-cell>
        </table:table-row>
        <table:table-row table:style-name="TableRow5349">
          <table:table-cell table:style-name="TableCell5350">
            <text:p text:style-name="P5351"/>
          </table:table-cell>
          <table:table-cell table:style-name="TableCell5352">
            <text:p text:style-name="P5353"/>
          </table:table-cell>
          <table:table-cell table:style-name="TableCell5354">
            <text:p text:style-name="P5355"/>
          </table:table-cell>
          <table:table-cell table:style-name="TableCell5356">
            <text:p text:style-name="P5357"/>
          </table:table-cell>
          <table:table-cell table:style-name="TableCell5358">
            <text:p text:style-name="P5359"/>
          </table:table-cell>
          <table:table-cell table:style-name="TableCell5360">
            <text:p text:style-name="P5361"/>
          </table:table-cell>
          <table:table-cell table:style-name="TableCell5362">
            <text:p text:style-name="P5363"/>
          </table:table-cell>
          <table:table-cell table:style-name="TableCell5364">
            <text:p text:style-name="P5365"/>
          </table:table-cell>
          <table:table-cell table:style-name="TableCell5366">
            <text:p text:style-name="P5367"/>
          </table:table-cell>
          <table:table-cell table:style-name="TableCell5368" table:number-columns-spanned="17">
            <text:p text:style-name="P5369">party <text:s text:c="2"/>to <text:s text:c="2"/>the <text:s text:c="2"/>Agreement <text:s text:c="2"/>and <text:s text:c="2"/>wi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370">
            <text:p text:style-name="P5371"/>
          </table:table-cell>
        </table:table-row>
        <table:table-row table:style-name="TableRow5372">
          <table:table-cell table:style-name="TableCell5373">
            <text:p text:style-name="P5374"/>
          </table:table-cell>
          <table:table-cell table:style-name="TableCell5375">
            <text:p text:style-name="P5376"/>
          </table:table-cell>
          <table:table-cell table:style-name="TableCell5377">
            <text:p text:style-name="P5378"/>
          </table:table-cell>
          <table:table-cell table:style-name="TableCell5379">
            <text:p text:style-name="P5380"/>
          </table:table-cell>
          <table:table-cell table:style-name="TableCell5381">
            <text:p text:style-name="P5382"/>
          </table:table-cell>
          <table:table-cell table:style-name="TableCell5383">
            <text:p text:style-name="P5384"/>
          </table:table-cell>
          <table:table-cell table:style-name="TableCell5385">
            <text:p text:style-name="P5386"/>
          </table:table-cell>
          <table:table-cell table:style-name="TableCell5387">
            <text:p text:style-name="P5388"/>
          </table:table-cell>
          <table:table-cell table:style-name="TableCell5389">
            <text:p text:style-name="P5390"/>
          </table:table-cell>
          <table:table-cell table:style-name="TableCell5391" table:number-columns-spanned="17">
            <text:p text:style-name="P5392">provide certainty over what happens i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393">
            <text:p text:style-name="P5394"/>
          </table:table-cell>
        </table:table-row>
        <table:table-row table:style-name="TableRow5395">
          <table:table-cell table:style-name="TableCell5396">
            <text:p text:style-name="P5397"/>
          </table:table-cell>
          <table:table-cell table:style-name="TableCell5398">
            <text:p text:style-name="P5399"/>
          </table:table-cell>
          <table:table-cell table:style-name="TableCell5400">
            <text:p text:style-name="P5401"/>
          </table:table-cell>
          <table:table-cell table:style-name="TableCell5402">
            <text:p text:style-name="P5403"/>
          </table:table-cell>
          <table:table-cell table:style-name="TableCell5404">
            <text:p text:style-name="P5405"/>
          </table:table-cell>
          <table:table-cell table:style-name="TableCell5406">
            <text:p text:style-name="P5407"/>
          </table:table-cell>
          <table:table-cell table:style-name="TableCell5408">
            <text:p text:style-name="P5409"/>
          </table:table-cell>
          <table:table-cell table:style-name="TableCell5410">
            <text:p text:style-name="P5411"/>
          </table:table-cell>
          <table:table-cell table:style-name="TableCell5412">
            <text:p text:style-name="P5413"/>
          </table:table-cell>
          <table:table-cell table:style-name="TableCell5414" table:number-columns-spanned="17">
            <text:p text:style-name="P5415">the <text:s/>franchise <text:s/>ends. <text:s/>If <text:s/>the <text:s/>Agree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416">
            <text:p text:style-name="P5417"/>
          </table:table-cell>
        </table:table-row>
        <table:table-row table:style-name="TableRow5418">
          <table:table-cell table:style-name="TableCell5419">
            <text:p text:style-name="P5420"/>
          </table:table-cell>
          <table:table-cell table:style-name="TableCell5421">
            <text:p text:style-name="P5422"/>
          </table:table-cell>
          <table:table-cell table:style-name="TableCell5423">
            <text:p text:style-name="P5424"/>
          </table:table-cell>
          <table:table-cell table:style-name="TableCell5425">
            <text:p text:style-name="P5426"/>
          </table:table-cell>
          <table:table-cell table:style-name="TableCell5427">
            <text:p text:style-name="P5428"/>
          </table:table-cell>
          <table:table-cell table:style-name="TableCell5429">
            <text:p text:style-name="P5430"/>
          </table:table-cell>
          <table:table-cell table:style-name="TableCell5431">
            <text:p text:style-name="P5432"/>
          </table:table-cell>
          <table:table-cell table:style-name="TableCell5433">
            <text:p text:style-name="P5434"/>
          </table:table-cell>
          <table:table-cell table:style-name="TableCell5435">
            <text:p text:style-name="P5436"/>
          </table:table-cell>
          <table:table-cell table:style-name="TableCell5437" table:number-columns-spanned="17">
            <text:p text:style-name="P5438">does not transfer, there may need 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439">
            <text:p text:style-name="P5440"/>
          </table:table-cell>
        </table:table-row>
        <table:table-row table:style-name="TableRow5441">
          <table:table-cell table:style-name="TableCell5442">
            <text:p text:style-name="P5443"/>
          </table:table-cell>
          <table:table-cell table:style-name="TableCell5444">
            <text:p text:style-name="P5445"/>
          </table:table-cell>
          <table:table-cell table:style-name="TableCell5446">
            <text:p text:style-name="P5447"/>
          </table:table-cell>
          <table:table-cell table:style-name="TableCell5448">
            <text:p text:style-name="P5449"/>
          </table:table-cell>
          <table:table-cell table:style-name="TableCell5450">
            <text:p text:style-name="P5451"/>
          </table:table-cell>
          <table:table-cell table:style-name="TableCell5452">
            <text:p text:style-name="P5453"/>
          </table:table-cell>
          <table:table-cell table:style-name="TableCell5454">
            <text:p text:style-name="P5455"/>
          </table:table-cell>
          <table:table-cell table:style-name="TableCell5456">
            <text:p text:style-name="P5457"/>
          </table:table-cell>
          <table:table-cell table:style-name="TableCell5458">
            <text:p text:style-name="P5459"/>
          </table:table-cell>
          <table:table-cell table:style-name="TableCell5460">
            <text:p text:style-name="P5461"/>
          </table:table-cell>
          <table:table-cell table:style-name="TableCell5462">
            <text:p text:style-name="P5463"/>
          </table:table-cell>
          <table:table-cell table:style-name="TableCell5464">
            <text:p text:style-name="P5465"/>
          </table:table-cell>
          <table:table-cell table:style-name="TableCell5466">
            <text:p text:style-name="P5467"/>
          </table:table-cell>
          <table:table-cell table:style-name="TableCell5468">
            <text:p text:style-name="P5469"/>
          </table:table-cell>
          <table:table-cell table:style-name="TableCell5470">
            <text:p text:style-name="P5471"/>
          </table:table-cell>
          <table:table-cell table:style-name="TableCell5472">
            <text:p text:style-name="P5473"/>
          </table:table-cell>
          <table:table-cell table:style-name="TableCell5474">
            <text:p text:style-name="P5475"/>
          </table:table-cell>
          <table:table-cell table:style-name="TableCell5476">
            <text:p text:style-name="P5477"/>
          </table:table-cell>
          <table:table-cell table:style-name="TableCell5478">
            <text:p text:style-name="P5479"/>
          </table:table-cell>
          <table:table-cell table:style-name="TableCell5480">
            <text:p text:style-name="P5481"/>
          </table:table-cell>
          <table:table-cell table:style-name="TableCell5482">
            <text:p text:style-name="P5483"/>
          </table:table-cell>
          <table:table-cell table:style-name="TableCell5484">
            <text:p text:style-name="P5485"/>
          </table:table-cell>
          <table:table-cell table:style-name="TableCell5486">
            <text:p text:style-name="P5487"/>
          </table:table-cell>
          <table:table-cell table:style-name="TableCell5488">
            <text:p text:style-name="P5489"/>
          </table:table-cell>
          <table:table-cell table:style-name="TableCell5490">
            <text:p text:style-name="P5491"/>
          </table:table-cell>
          <table:table-cell table:style-name="TableCell5492" table:number-columns-spanned="2">
            <text:p text:style-name="P5493"/>
          </table:table-cell>
          <table:covered-table-cell/>
        </table:table-row>
      </table:table>
      <table:table table:style-name="Table5494">
        <table:table-columns>
          <table:table-column table:style-name="TableColumn5495"/>
          <table:table-column table:style-name="TableColumn5496"/>
          <table:table-column table:style-name="TableColumn5497"/>
          <table:table-column table:style-name="TableColumn5498"/>
          <table:table-column table:style-name="TableColumn5499"/>
          <table:table-column table:style-name="TableColumn5500"/>
          <table:table-column table:style-name="TableColumn5501"/>
          <table:table-column table:style-name="TableColumn5502"/>
          <table:table-column table:style-name="TableColumn5503"/>
          <table:table-column table:style-name="TableColumn5504"/>
          <table:table-column table:style-name="TableColumn5505"/>
          <table:table-column table:style-name="TableColumn5506"/>
          <table:table-column table:style-name="TableColumn5507"/>
          <table:table-column table:style-name="TableColumn5508"/>
          <table:table-column table:style-name="TableColumn5509"/>
        </table:table-columns>
        <table:table-row table:style-name="TableRow5510">
          <table:table-cell table:style-name="TableCell5511">
            <text:p text:style-name="P5512"><text:bookmark-start text:name="page19"/><text:bookmark-end text:name="page19"/><text:soft-page-break/>Clause reference</text:p>
          </table:table-cell>
          <table:table-cell table:style-name="TableCell5514">
            <text:p text:style-name="P5515">Item</text:p>
          </table:table-cell>
          <table:table-cell table:style-name="TableCell5516">
            <text:p text:style-name="P5517"/>
          </table:table-cell>
          <table:table-cell table:style-name="TableCell5518">
            <text:p text:style-name="P5519"/>
          </table:table-cell>
          <table:table-cell table:style-name="TableCell5520">
            <text:p text:style-name="P5521"/>
          </table:table-cell>
          <table:table-cell table:style-name="TableCell5522">
            <text:p text:style-name="P5523">Input</text:p>
          </table:table-cell>
          <table:table-cell table:style-name="TableCell5524">
            <text:p text:style-name="P5525"/>
          </table:table-cell>
          <table:table-cell table:style-name="TableCell5526">
            <text:p text:style-name="P5527"/>
          </table:table-cell>
          <table:table-cell table:style-name="TableCell5528">
            <text:p text:style-name="P5529"/>
          </table:table-cell>
          <table:table-cell table:style-name="TableCell5530">
            <text:p text:style-name="P5531"/>
          </table:table-cell>
          <table:table-cell table:style-name="TableCell5532">
            <text:p text:style-name="P5533"/>
          </table:table-cell>
          <table:table-cell table:style-name="TableCell5534">
            <text:p text:style-name="P5535"/>
          </table:table-cell>
          <table:table-cell table:style-name="TableCell5536">
            <text:p text:style-name="P5537"/>
          </table:table-cell>
          <table:table-cell table:style-name="TableCell5538">
            <text:p text:style-name="P5539"/>
          </table:table-cell>
          <table:table-cell table:style-name="TableCell5540">
            <text:p text:style-name="P5541"/>
          </table:table-cell>
        </table:table-row>
        <table:table-row table:style-name="TableRow5542">
          <table:table-cell table:style-name="TableCell5543">
            <text:p text:style-name="P5544"/>
          </table:table-cell>
          <table:table-cell table:style-name="TableCell5545">
            <text:p text:style-name="P5546"/>
          </table:table-cell>
          <table:table-cell table:style-name="TableCell5547">
            <text:p text:style-name="P5548"/>
          </table:table-cell>
          <table:table-cell table:style-name="TableCell5549">
            <text:p text:style-name="P5550"/>
          </table:table-cell>
          <table:table-cell table:style-name="TableCell5551">
            <text:p text:style-name="P5552"/>
          </table:table-cell>
          <table:table-cell table:style-name="TableCell5553" table:number-columns-spanned="2">
            <text:p text:style-name="P5554"/>
          </table:table-cell>
          <table:covered-table-cell/>
          <table:table-cell table:style-name="TableCell5555" table:number-columns-spanned="2">
            <text:p text:style-name="P5556"/>
          </table:table-cell>
          <table:covered-table-cell/>
          <table:table-cell table:style-name="TableCell5557">
            <text:p text:style-name="P5558"/>
          </table:table-cell>
          <table:table-cell table:style-name="TableCell5559">
            <text:p text:style-name="P5560"/>
          </table:table-cell>
          <table:table-cell table:style-name="TableCell5561" table:number-columns-spanned="2">
            <text:p text:style-name="P5562"/>
          </table:table-cell>
          <table:covered-table-cell/>
          <table:table-cell table:style-name="TableCell5563">
            <text:p text:style-name="P5564"/>
          </table:table-cell>
          <table:table-cell table:style-name="TableCell5565">
            <text:p text:style-name="P5566"/>
          </table:table-cell>
        </table:table-row>
        <table:table-row table:style-name="TableRow5567">
          <table:table-cell table:style-name="TableCell5568">
            <text:p text:style-name="P5569"/>
          </table:table-cell>
          <table:table-cell table:style-name="TableCell5570">
            <text:p text:style-name="P5571"/>
          </table:table-cell>
          <table:table-cell table:style-name="TableCell5572">
            <text:p text:style-name="P5573"/>
          </table:table-cell>
          <table:table-cell table:style-name="TableCell5574">
            <text:p text:style-name="P5575"/>
          </table:table-cell>
          <table:table-cell table:style-name="TableCell5576">
            <text:p text:style-name="P5577"/>
          </table:table-cell>
          <table:table-cell table:style-name="TableCell5578" table:number-columns-spanned="9">
            <text:p text:style-name="P5579">be additional provisions relating to the</text:p>
          </table:table-cell>
          <table:covered-table-cell/>
          <table:covered-table-cell/>
          <table:covered-table-cell/>
          <table:covered-table-cell/>
          <table:covered-table-cell/>
          <table:covered-table-cell/>
          <table:covered-table-cell/>
          <table:covered-table-cell/>
          <table:table-cell table:style-name="TableCell5580">
            <text:p text:style-name="P5581"/>
          </table:table-cell>
        </table:table-row>
        <table:table-row table:style-name="TableRow5582">
          <table:table-cell table:style-name="TableCell5583">
            <text:p text:style-name="P5584"/>
          </table:table-cell>
          <table:table-cell table:style-name="TableCell5585">
            <text:p text:style-name="P5586"/>
          </table:table-cell>
          <table:table-cell table:style-name="TableCell5587">
            <text:p text:style-name="P5588"/>
          </table:table-cell>
          <table:table-cell table:style-name="TableCell5589">
            <text:p text:style-name="P5590"/>
          </table:table-cell>
          <table:table-cell table:style-name="TableCell5591">
            <text:p text:style-name="P5592"/>
          </table:table-cell>
          <table:table-cell table:style-name="TableCell5593" table:number-columns-spanned="9">
            <text:p text:style-name="P5594">termination <text:s text:c="2"/>of <text:s text:c="2"/>the <text:s text:c="2"/>agreement <text:s text:c="2"/>on</text:p>
          </table:table-cell>
          <table:covered-table-cell/>
          <table:covered-table-cell/>
          <table:covered-table-cell/>
          <table:covered-table-cell/>
          <table:covered-table-cell/>
          <table:covered-table-cell/>
          <table:covered-table-cell/>
          <table:covered-table-cell/>
          <table:table-cell table:style-name="TableCell5595">
            <text:p text:style-name="P5596"/>
          </table:table-cell>
        </table:table-row>
        <table:table-row table:style-name="TableRow5597">
          <table:table-cell table:style-name="TableCell5598">
            <text:p text:style-name="P5599"/>
          </table:table-cell>
          <table:table-cell table:style-name="TableCell5600">
            <text:p text:style-name="P5601"/>
          </table:table-cell>
          <table:table-cell table:style-name="TableCell5602">
            <text:p text:style-name="P5603"/>
          </table:table-cell>
          <table:table-cell table:style-name="TableCell5604">
            <text:p text:style-name="P5605"/>
          </table:table-cell>
          <table:table-cell table:style-name="TableCell5606">
            <text:p text:style-name="P5607"/>
          </table:table-cell>
          <table:table-cell table:style-name="TableCell5608" table:number-columns-spanned="9">
            <text:p text:style-name="P5609">franchise <text:s/>change, <text:s/>along <text:s/>with <text:s/>removal</text:p>
          </table:table-cell>
          <table:covered-table-cell/>
          <table:covered-table-cell/>
          <table:covered-table-cell/>
          <table:covered-table-cell/>
          <table:covered-table-cell/>
          <table:covered-table-cell/>
          <table:covered-table-cell/>
          <table:covered-table-cell/>
          <table:table-cell table:style-name="TableCell5610">
            <text:p text:style-name="P5611"/>
          </table:table-cell>
        </table:table-row>
        <table:table-row table:style-name="TableRow5612">
          <table:table-cell table:style-name="TableCell5613">
            <text:p text:style-name="P5614"/>
          </table:table-cell>
          <table:table-cell table:style-name="TableCell5615">
            <text:p text:style-name="P5616"/>
          </table:table-cell>
          <table:table-cell table:style-name="TableCell5617">
            <text:p text:style-name="P5618"/>
          </table:table-cell>
          <table:table-cell table:style-name="TableCell5619">
            <text:p text:style-name="P5620"/>
          </table:table-cell>
          <table:table-cell table:style-name="TableCell5621">
            <text:p text:style-name="P5622"/>
          </table:table-cell>
          <table:table-cell table:style-name="TableCell5623" table:number-columns-spanned="2">
            <text:p text:style-name="P5624">of the Equipment]</text:p>
          </table:table-cell>
          <table:covered-table-cell/>
          <table:table-cell table:style-name="TableCell5625">
            <text:p text:style-name="P5626"/>
          </table:table-cell>
          <table:table-cell table:style-name="TableCell5627">
            <text:p text:style-name="P5628"/>
          </table:table-cell>
          <table:table-cell table:style-name="TableCell5629">
            <text:p text:style-name="P5630"/>
          </table:table-cell>
          <table:table-cell table:style-name="TableCell5631">
            <text:p text:style-name="P5632"/>
          </table:table-cell>
          <table:table-cell table:style-name="TableCell5633">
            <text:p text:style-name="P5634"/>
          </table:table-cell>
          <table:table-cell table:style-name="TableCell5635">
            <text:p text:style-name="P5636"/>
          </table:table-cell>
          <table:table-cell table:style-name="TableCell5637">
            <text:p text:style-name="P5638"/>
          </table:table-cell>
          <table:table-cell table:style-name="TableCell5639">
            <text:p text:style-name="P5640"/>
          </table:table-cell>
        </table:table-row>
        <table:table-row table:style-name="TableRow5641">
          <table:table-cell table:style-name="TableCell5642">
            <text:p text:style-name="P5643"/>
          </table:table-cell>
          <table:table-cell table:style-name="TableCell5644">
            <text:p text:style-name="P5645"/>
          </table:table-cell>
          <table:table-cell table:style-name="TableCell5646" table:number-columns-spanned="2">
            <text:p text:style-name="P5647"/>
          </table:table-cell>
          <table:covered-table-cell/>
          <table:table-cell table:style-name="TableCell5648">
            <text:p text:style-name="P5649"/>
          </table:table-cell>
          <table:table-cell table:style-name="TableCell5650" table:number-columns-spanned="4">
            <text:p text:style-name="P5651"/>
          </table:table-cell>
          <table:covered-table-cell/>
          <table:covered-table-cell/>
          <table:covered-table-cell/>
          <table:table-cell table:style-name="TableCell5652">
            <text:p text:style-name="P5653"/>
          </table:table-cell>
          <table:table-cell table:style-name="TableCell5654">
            <text:p text:style-name="P5655"/>
          </table:table-cell>
          <table:table-cell table:style-name="TableCell5656" table:number-columns-spanned="2">
            <text:p text:style-name="P5657"/>
          </table:table-cell>
          <table:covered-table-cell/>
          <table:table-cell table:style-name="TableCell5658">
            <text:p text:style-name="P5659"/>
          </table:table-cell>
          <table:table-cell table:style-name="TableCell5660">
            <text:p text:style-name="P5661"/>
          </table:table-cell>
        </table:table-row>
        <table:table-row table:style-name="TableRow5662">
          <table:table-cell table:style-name="TableCell5663">
            <text:p text:style-name="P5664"/>
          </table:table-cell>
          <table:table-cell table:style-name="TableCell5665">
            <text:p text:style-name="P5666"/>
          </table:table-cell>
          <table:table-cell table:style-name="TableCell5667">
            <text:p text:style-name="P5668"/>
          </table:table-cell>
          <table:table-cell table:style-name="TableCell5669">
            <text:p text:style-name="P5670"/>
          </table:table-cell>
          <table:table-cell table:style-name="TableCell5671">
            <text:p text:style-name="P5672"/>
          </table:table-cell>
          <table:table-cell table:style-name="TableCell5673">
            <text:p text:style-name="P5674"/>
          </table:table-cell>
          <table:table-cell table:style-name="TableCell5675">
            <text:p text:style-name="P5676"/>
          </table:table-cell>
          <table:table-cell table:style-name="TableCell5677">
            <text:p text:style-name="P5678"/>
          </table:table-cell>
          <table:table-cell table:style-name="TableCell5679">
            <text:p text:style-name="P5680"/>
          </table:table-cell>
          <table:table-cell table:style-name="TableCell5681">
            <text:p text:style-name="P5682"/>
          </table:table-cell>
          <table:table-cell table:style-name="TableCell5683">
            <text:p text:style-name="P5684"/>
          </table:table-cell>
          <table:table-cell table:style-name="TableCell5685">
            <text:p text:style-name="P5686"/>
          </table:table-cell>
          <table:table-cell table:style-name="TableCell5687">
            <text:p text:style-name="P5688"/>
          </table:table-cell>
          <table:table-cell table:style-name="TableCell5689">
            <text:p text:style-name="P5690"/>
          </table:table-cell>
          <table:table-cell table:style-name="TableCell5691">
            <text:p text:style-name="P5692"/>
          </table:table-cell>
        </table:table-row>
        <table:table-row table:style-name="TableRow5693">
          <table:table-cell table:style-name="TableCell5694">
            <text:p text:style-name="P5695"><text:a xlink:href="#page14" office:target-frame-name="_top" xlink:show="replace"><text:span text:style-name="T5696">15.3<text:s/></text:span></text:a><text:span text:style-name="T5697">(Notices)</text:span></text:p>
          </table:table-cell>
          <table:table-cell table:style-name="TableCell5698">
            <text:p text:style-name="P5699">Address,</text:p>
          </table:table-cell>
          <table:table-cell table:style-name="TableCell5700" table:number-columns-spanned="2">
            <text:p text:style-name="P5701">fax number</text:p>
          </table:table-cell>
          <table:covered-table-cell/>
          <table:table-cell table:style-name="TableCell5702">
            <text:p text:style-name="P5703"/>
          </table:table-cell>
          <table:table-cell table:style-name="TableCell5704" table:number-columns-spanned="9">
            <text:p text:style-name="P5705">[Specify here the relevant information</text:p>
          </table:table-cell>
          <table:covered-table-cell/>
          <table:covered-table-cell/>
          <table:covered-table-cell/>
          <table:covered-table-cell/>
          <table:covered-table-cell/>
          <table:covered-table-cell/>
          <table:covered-table-cell/>
          <table:covered-table-cell/>
          <table:table-cell table:style-name="TableCell5706">
            <text:p text:style-name="P5707"/>
          </table:table-cell>
        </table:table-row>
        <table:table-row table:style-name="TableRow5708">
          <table:table-cell table:style-name="TableCell5709">
            <text:p text:style-name="P5710"/>
          </table:table-cell>
          <table:table-cell table:style-name="TableCell5711" table:number-columns-spanned="3">
            <text:p text:style-name="P5712">and email address for</text:p>
          </table:table-cell>
          <table:covered-table-cell/>
          <table:covered-table-cell/>
          <table:table-cell table:style-name="TableCell5713">
            <text:p text:style-name="P5714"/>
          </table:table-cell>
          <table:table-cell table:style-name="TableCell5715" table:number-columns-spanned="4">
            <text:p text:style-name="P5716">for each of the Parties]</text:p>
          </table:table-cell>
          <table:covered-table-cell/>
          <table:covered-table-cell/>
          <table:covered-table-cell/>
          <table:table-cell table:style-name="TableCell5717">
            <text:p text:style-name="P5718"/>
          </table:table-cell>
          <table:table-cell table:style-name="TableCell5719">
            <text:p text:style-name="P5720"/>
          </table:table-cell>
          <table:table-cell table:style-name="TableCell5721">
            <text:p text:style-name="P5722"/>
          </table:table-cell>
          <table:table-cell table:style-name="TableCell5723">
            <text:p text:style-name="P5724"/>
          </table:table-cell>
          <table:table-cell table:style-name="TableCell5725">
            <text:p text:style-name="P5726"/>
          </table:table-cell>
          <table:table-cell table:style-name="TableCell5727">
            <text:p text:style-name="P5728"/>
          </table:table-cell>
        </table:table-row>
        <table:table-row table:style-name="TableRow5729">
          <table:table-cell table:style-name="TableCell5730">
            <text:p text:style-name="P5731"/>
          </table:table-cell>
          <table:table-cell table:style-name="TableCell5732" table:number-columns-spanned="2">
            <text:p text:style-name="P5733">communication</text:p>
          </table:table-cell>
          <table:covered-table-cell/>
          <table:table-cell table:style-name="TableCell5734">
            <text:p text:style-name="P5735">or</text:p>
          </table:table-cell>
          <table:table-cell table:style-name="TableCell5736">
            <text:p text:style-name="P5737"/>
          </table:table-cell>
          <table:table-cell table:style-name="TableCell5738">
            <text:p text:style-name="P5739"/>
          </table:table-cell>
          <table:table-cell table:style-name="TableCell5740">
            <text:p text:style-name="P5741"/>
          </table:table-cell>
          <table:table-cell table:style-name="TableCell5742">
            <text:p text:style-name="P5743"/>
          </table:table-cell>
          <table:table-cell table:style-name="TableCell5744">
            <text:p text:style-name="P5745"/>
          </table:table-cell>
          <table:table-cell table:style-name="TableCell5746">
            <text:p text:style-name="P5747"/>
          </table:table-cell>
          <table:table-cell table:style-name="TableCell5748">
            <text:p text:style-name="P5749"/>
          </table:table-cell>
          <table:table-cell table:style-name="TableCell5750">
            <text:p text:style-name="P5751"/>
          </table:table-cell>
          <table:table-cell table:style-name="TableCell5752">
            <text:p text:style-name="P5753"/>
          </table:table-cell>
          <table:table-cell table:style-name="TableCell5754">
            <text:p text:style-name="P5755"/>
          </table:table-cell>
          <table:table-cell table:style-name="TableCell5756">
            <text:p text:style-name="P5757"/>
          </table:table-cell>
        </table:table-row>
        <table:table-row table:style-name="TableRow5758">
          <table:table-cell table:style-name="TableCell5759">
            <text:p text:style-name="P5760"/>
          </table:table-cell>
          <table:table-cell table:style-name="TableCell5761">
            <text:p text:style-name="P5762">notices</text:p>
          </table:table-cell>
          <table:table-cell table:style-name="TableCell5763">
            <text:p text:style-name="P5764"/>
          </table:table-cell>
          <table:table-cell table:style-name="TableCell5765">
            <text:p text:style-name="P5766"/>
          </table:table-cell>
          <table:table-cell table:style-name="TableCell5767">
            <text:p text:style-name="P5768"/>
          </table:table-cell>
          <table:table-cell table:style-name="TableCell5769">
            <text:p text:style-name="P5770"/>
          </table:table-cell>
          <table:table-cell table:style-name="TableCell5771">
            <text:p text:style-name="P5772"/>
          </table:table-cell>
          <table:table-cell table:style-name="TableCell5773">
            <text:p text:style-name="P5774"/>
          </table:table-cell>
          <table:table-cell table:style-name="TableCell5775">
            <text:p text:style-name="P5776"/>
          </table:table-cell>
          <table:table-cell table:style-name="TableCell5777">
            <text:p text:style-name="P5778"/>
          </table:table-cell>
          <table:table-cell table:style-name="TableCell5779">
            <text:p text:style-name="P5780"/>
          </table:table-cell>
          <table:table-cell table:style-name="TableCell5781">
            <text:p text:style-name="P5782"/>
          </table:table-cell>
          <table:table-cell table:style-name="TableCell5783">
            <text:p text:style-name="P5784"/>
          </table:table-cell>
          <table:table-cell table:style-name="TableCell5785">
            <text:p text:style-name="P5786"/>
          </table:table-cell>
          <table:table-cell table:style-name="TableCell5787">
            <text:p text:style-name="P5788"/>
          </table:table-cell>
        </table:table-row>
        <table:table-row table:style-name="TableRow5789">
          <table:table-cell table:style-name="TableCell5790">
            <text:p text:style-name="P5791"/>
          </table:table-cell>
          <table:table-cell table:style-name="TableCell5792">
            <text:p text:style-name="P5793"/>
          </table:table-cell>
          <table:table-cell table:style-name="TableCell5794">
            <text:p text:style-name="P5795"/>
          </table:table-cell>
          <table:table-cell table:style-name="TableCell5796">
            <text:p text:style-name="P5797"/>
          </table:table-cell>
          <table:table-cell table:style-name="TableCell5798">
            <text:p text:style-name="P5799"/>
          </table:table-cell>
          <table:table-cell table:style-name="TableCell5800" table:number-columns-spanned="5">
            <text:p text:style-name="P5801"/>
          </table:table-cell>
          <table:covered-table-cell/>
          <table:covered-table-cell/>
          <table:covered-table-cell/>
          <table:covered-table-cell/>
          <table:table-cell table:style-name="TableCell5802">
            <text:p text:style-name="P5803"/>
          </table:table-cell>
          <table:table-cell table:style-name="TableCell5804" table:number-columns-spanned="2">
            <text:p text:style-name="P5805"/>
          </table:table-cell>
          <table:covered-table-cell/>
          <table:table-cell table:style-name="TableCell5806">
            <text:p text:style-name="P5807"/>
          </table:table-cell>
          <table:table-cell table:style-name="TableCell5808">
            <text:p text:style-name="P5809"/>
          </table:table-cell>
        </table:table-row>
        <table:table-row table:style-name="TableRow5810">
          <table:table-cell table:style-name="TableCell5811">
            <text:p text:style-name="P5812"/>
          </table:table-cell>
          <table:table-cell table:style-name="TableCell5813">
            <text:p text:style-name="P5814"/>
          </table:table-cell>
          <table:table-cell table:style-name="TableCell5815">
            <text:p text:style-name="P5816"/>
          </table:table-cell>
          <table:table-cell table:style-name="TableCell5817">
            <text:p text:style-name="P5818"/>
          </table:table-cell>
          <table:table-cell table:style-name="TableCell5819">
            <text:p text:style-name="P5820"/>
          </table:table-cell>
          <table:table-cell table:style-name="TableCell5821">
            <text:p text:style-name="P5822"/>
          </table:table-cell>
          <table:table-cell table:style-name="TableCell5823">
            <text:p text:style-name="P5824"/>
          </table:table-cell>
          <table:table-cell table:style-name="TableCell5825">
            <text:p text:style-name="P5826"/>
          </table:table-cell>
          <table:table-cell table:style-name="TableCell5827">
            <text:p text:style-name="P5828"/>
          </table:table-cell>
          <table:table-cell table:style-name="TableCell5829">
            <text:p text:style-name="P5830"/>
          </table:table-cell>
          <table:table-cell table:style-name="TableCell5831">
            <text:p text:style-name="P5832"/>
          </table:table-cell>
          <table:table-cell table:style-name="TableCell5833">
            <text:p text:style-name="P5834"/>
          </table:table-cell>
          <table:table-cell table:style-name="TableCell5835">
            <text:p text:style-name="P5836"/>
          </table:table-cell>
          <table:table-cell table:style-name="TableCell5837">
            <text:p text:style-name="P5838"/>
          </table:table-cell>
          <table:table-cell table:style-name="TableCell5839">
            <text:p text:style-name="P5840"/>
          </table:table-cell>
        </table:table-row>
        <table:table-row table:style-name="TableRow5841">
          <table:table-cell table:style-name="TableCell5842">
            <text:p text:style-name="P5843"><text:a xlink:href="#page15" office:target-frame-name="_top" xlink:show="replace"><text:span text:style-name="T5844">15.9<text:s/></text:span></text:a><text:span text:style-name="T5845">(General)</text:span></text:p>
          </table:table-cell>
          <table:table-cell table:style-name="TableCell5846">
            <text:p text:style-name="P5847">Title</text:p>
          </table:table-cell>
          <table:table-cell table:style-name="TableCell5848">
            <text:p text:style-name="P5849">to</text:p>
          </table:table-cell>
          <table:table-cell table:style-name="TableCell5850">
            <text:p text:style-name="P5851">the</text:p>
          </table:table-cell>
          <table:table-cell table:style-name="TableCell5852">
            <text:p text:style-name="P5853"/>
          </table:table-cell>
          <table:table-cell table:style-name="TableCell5854" table:number-columns-spanned="9">
            <text:p text:style-name="P5855">[Specify <text:s/>here <text:s/>if <text:s/>it <text:s/>is <text:s/>the <text:s/>Facilitator,</text:p>
          </table:table-cell>
          <table:covered-table-cell/>
          <table:covered-table-cell/>
          <table:covered-table-cell/>
          <table:covered-table-cell/>
          <table:covered-table-cell/>
          <table:covered-table-cell/>
          <table:covered-table-cell/>
          <table:covered-table-cell/>
          <table:table-cell table:style-name="TableCell5856">
            <text:p text:style-name="P5857"/>
          </table:table-cell>
        </table:table-row>
        <table:table-row table:style-name="TableRow5858">
          <table:table-cell table:style-name="TableCell5859">
            <text:p text:style-name="P5860"/>
          </table:table-cell>
          <table:table-cell table:style-name="TableCell5861" table:number-columns-spanned="2">
            <text:p text:style-name="P5862">Equipment</text:p>
          </table:table-cell>
          <table:covered-table-cell/>
          <table:table-cell table:style-name="TableCell5863">
            <text:p text:style-name="P5864"/>
          </table:table-cell>
          <table:table-cell table:style-name="TableCell5865">
            <text:p text:style-name="P5866"/>
          </table:table-cell>
          <table:table-cell table:style-name="TableCell5867" table:number-columns-spanned="9">
            <text:p text:style-name="P5868">Beneficiary or a third party who owns</text:p>
          </table:table-cell>
          <table:covered-table-cell/>
          <table:covered-table-cell/>
          <table:covered-table-cell/>
          <table:covered-table-cell/>
          <table:covered-table-cell/>
          <table:covered-table-cell/>
          <table:covered-table-cell/>
          <table:covered-table-cell/>
          <table:table-cell table:style-name="TableCell5869">
            <text:p text:style-name="P5870"/>
          </table:table-cell>
        </table:table-row>
        <table:table-row table:style-name="TableRow5871">
          <table:table-cell table:style-name="TableCell5872">
            <text:p text:style-name="P5873"/>
          </table:table-cell>
          <table:table-cell table:style-name="TableCell5874">
            <text:p text:style-name="P5875"/>
          </table:table-cell>
          <table:table-cell table:style-name="TableCell5876">
            <text:p text:style-name="P5877"/>
          </table:table-cell>
          <table:table-cell table:style-name="TableCell5878">
            <text:p text:style-name="P5879"/>
          </table:table-cell>
          <table:table-cell table:style-name="TableCell5880">
            <text:p text:style-name="P5881"/>
          </table:table-cell>
          <table:table-cell table:style-name="TableCell5882" table:number-columns-spanned="6">
            <text:p text:style-name="P5883">the title to the Equipment]</text:p>
          </table:table-cell>
          <table:covered-table-cell/>
          <table:covered-table-cell/>
          <table:covered-table-cell/>
          <table:covered-table-cell/>
          <table:covered-table-cell/>
          <table:table-cell table:style-name="TableCell5884">
            <text:p text:style-name="P5885"/>
          </table:table-cell>
          <table:table-cell table:style-name="TableCell5886">
            <text:p text:style-name="P5887"/>
          </table:table-cell>
          <table:table-cell table:style-name="TableCell5888">
            <text:p text:style-name="P5889"/>
          </table:table-cell>
          <table:table-cell table:style-name="TableCell5890">
            <text:p text:style-name="P5891"/>
          </table:table-cell>
        </table:table-row>
        <table:table-row table:style-name="TableRow5892">
          <table:table-cell table:style-name="TableCell5893">
            <text:p text:style-name="P5894"/>
          </table:table-cell>
          <table:table-cell table:style-name="TableCell5895">
            <text:p text:style-name="P5896"/>
          </table:table-cell>
          <table:table-cell table:style-name="TableCell5897" table:number-columns-spanned="2">
            <text:p text:style-name="P5898"/>
          </table:table-cell>
          <table:covered-table-cell/>
          <table:table-cell table:style-name="TableCell5899">
            <text:p text:style-name="P5900"/>
          </table:table-cell>
          <table:table-cell table:style-name="TableCell5901" table:number-columns-spanned="5">
            <text:p text:style-name="P5902"/>
          </table:table-cell>
          <table:covered-table-cell/>
          <table:covered-table-cell/>
          <table:covered-table-cell/>
          <table:covered-table-cell/>
          <table:table-cell table:style-name="TableCell5903" table:number-columns-spanned="3">
            <text:p text:style-name="P5904"/>
          </table:table-cell>
          <table:covered-table-cell/>
          <table:covered-table-cell/>
          <table:table-cell table:style-name="TableCell5905">
            <text:p text:style-name="P5906"/>
          </table:table-cell>
          <table:table-cell table:style-name="TableCell5907">
            <text:p text:style-name="P5908"/>
          </table:table-cell>
        </table:table-row>
        <table:table-row table:style-name="TableRow5909">
          <table:table-cell table:style-name="TableCell5910">
            <text:p text:style-name="P5911"/>
          </table:table-cell>
          <table:table-cell table:style-name="TableCell5912">
            <text:p text:style-name="P5913"/>
          </table:table-cell>
          <table:table-cell table:style-name="TableCell5914">
            <text:p text:style-name="P5915"/>
          </table:table-cell>
          <table:table-cell table:style-name="TableCell5916">
            <text:p text:style-name="P5917"/>
          </table:table-cell>
          <table:table-cell table:style-name="TableCell5918">
            <text:p text:style-name="P5919"/>
          </table:table-cell>
          <table:table-cell table:style-name="TableCell5920">
            <text:p text:style-name="P5921"/>
          </table:table-cell>
          <table:table-cell table:style-name="TableCell5922">
            <text:p text:style-name="P5923"/>
          </table:table-cell>
          <table:table-cell table:style-name="TableCell5924">
            <text:p text:style-name="P5925"/>
          </table:table-cell>
          <table:table-cell table:style-name="TableCell5926">
            <text:p text:style-name="P5927"/>
          </table:table-cell>
          <table:table-cell table:style-name="TableCell5928">
            <text:p text:style-name="P5929"/>
          </table:table-cell>
          <table:table-cell table:style-name="TableCell5930">
            <text:p text:style-name="P5931"/>
          </table:table-cell>
          <table:table-cell table:style-name="TableCell5932">
            <text:p text:style-name="P5933"/>
          </table:table-cell>
          <table:table-cell table:style-name="TableCell5934">
            <text:p text:style-name="P5935"/>
          </table:table-cell>
          <table:table-cell table:style-name="TableCell5936">
            <text:p text:style-name="P5937"/>
          </table:table-cell>
          <table:table-cell table:style-name="TableCell5938">
            <text:p text:style-name="P5939"/>
          </table:table-cell>
        </table:table-row>
        <table:table-row table:style-name="TableRow5940">
          <table:table-cell table:style-name="TableCell5941">
            <text:p text:style-name="P5942">15.13-15.15 (Disputes and</text:p>
          </table:table-cell>
          <table:table-cell table:style-name="TableCell5943">
            <text:p text:style-name="P5944">Dispute</text:p>
          </table:table-cell>
          <table:table-cell table:style-name="TableCell5945" table:number-columns-spanned="2">
            <text:p text:style-name="P5946">Resolution</text:p>
          </table:table-cell>
          <table:covered-table-cell/>
          <table:table-cell table:style-name="TableCell5947">
            <text:p text:style-name="P5948"/>
          </table:table-cell>
          <table:table-cell table:style-name="TableCell5949" table:number-columns-spanned="9">
            <text:p text:style-name="P5950">[Parties <text:s/>to <text:s/>specify <text:s/>any <text:s/>alternative</text:p>
          </table:table-cell>
          <table:covered-table-cell/>
          <table:covered-table-cell/>
          <table:covered-table-cell/>
          <table:covered-table-cell/>
          <table:covered-table-cell/>
          <table:covered-table-cell/>
          <table:covered-table-cell/>
          <table:covered-table-cell/>
          <table:table-cell table:style-name="TableCell5951">
            <text:p text:style-name="P5952"/>
          </table:table-cell>
        </table:table-row>
        <table:table-row table:style-name="TableRow5953">
          <table:table-cell table:style-name="TableCell5954">
            <text:p text:style-name="P5955">Governing Law)</text:p>
          </table:table-cell>
          <table:table-cell table:style-name="TableCell5956">
            <text:p text:style-name="P5957">Rules</text:p>
          </table:table-cell>
          <table:table-cell table:style-name="TableCell5958">
            <text:p text:style-name="P5959"/>
          </table:table-cell>
          <table:table-cell table:style-name="TableCell5960">
            <text:p text:style-name="P5961"/>
          </table:table-cell>
          <table:table-cell table:style-name="TableCell5962">
            <text:p text:style-name="P5963"/>
          </table:table-cell>
          <table:table-cell table:style-name="TableCell5964">
            <text:p text:style-name="P5965">dispute</text:p>
          </table:table-cell>
          <table:table-cell table:style-name="TableCell5966" table:number-columns-spanned="2">
            <text:p text:style-name="P5967">resolution</text:p>
          </table:table-cell>
          <table:covered-table-cell/>
          <table:table-cell table:style-name="TableCell5968" table:number-columns-spanned="4">
            <text:p text:style-name="P5969">mechanism</text:p>
          </table:table-cell>
          <table:covered-table-cell/>
          <table:covered-table-cell/>
          <table:covered-table-cell/>
          <table:table-cell table:style-name="TableCell5970" table:number-columns-spanned="2">
            <text:p text:style-name="P5971">other</text:p>
          </table:table-cell>
          <table:covered-table-cell/>
          <table:table-cell table:style-name="TableCell5972">
            <text:p text:style-name="P5973"/>
          </table:table-cell>
        </table:table-row>
        <table:table-row table:style-name="TableRow5974">
          <table:table-cell table:style-name="TableCell5975">
            <text:p text:style-name="P5976"/>
          </table:table-cell>
          <table:table-cell table:style-name="TableCell5977">
            <text:p text:style-name="P5978"/>
          </table:table-cell>
          <table:table-cell table:style-name="TableCell5979">
            <text:p text:style-name="P5980"/>
          </table:table-cell>
          <table:table-cell table:style-name="TableCell5981">
            <text:p text:style-name="P5982"/>
          </table:table-cell>
          <table:table-cell table:style-name="TableCell5983">
            <text:p text:style-name="P5984"/>
          </table:table-cell>
          <table:table-cell table:style-name="TableCell5985" table:number-columns-spanned="9">
            <text:p text:style-name="P5986">than those set out under Clause 15 to</text:p>
          </table:table-cell>
          <table:covered-table-cell/>
          <table:covered-table-cell/>
          <table:covered-table-cell/>
          <table:covered-table-cell/>
          <table:covered-table-cell/>
          <table:covered-table-cell/>
          <table:covered-table-cell/>
          <table:covered-table-cell/>
          <table:table-cell table:style-name="TableCell5987">
            <text:p text:style-name="P5988"/>
          </table:table-cell>
        </table:table-row>
        <table:table-row table:style-name="TableRow5989">
          <table:table-cell table:style-name="TableCell5990">
            <text:p text:style-name="P5991"/>
          </table:table-cell>
          <table:table-cell table:style-name="TableCell5992">
            <text:p text:style-name="P5993"/>
          </table:table-cell>
          <table:table-cell table:style-name="TableCell5994">
            <text:p text:style-name="P5995"/>
          </table:table-cell>
          <table:table-cell table:style-name="TableCell5996">
            <text:p text:style-name="P5997"/>
          </table:table-cell>
          <table:table-cell table:style-name="TableCell5998">
            <text:p text:style-name="P5999"/>
          </table:table-cell>
          <table:table-cell table:style-name="TableCell6000" table:number-columns-spanned="9">
            <text:p text:style-name="P6001">resolve any Dispute(s) arising from or</text:p>
          </table:table-cell>
          <table:covered-table-cell/>
          <table:covered-table-cell/>
          <table:covered-table-cell/>
          <table:covered-table-cell/>
          <table:covered-table-cell/>
          <table:covered-table-cell/>
          <table:covered-table-cell/>
          <table:covered-table-cell/>
          <table:table-cell table:style-name="TableCell6002">
            <text:p text:style-name="P6003"/>
          </table:table-cell>
        </table:table-row>
        <table:table-row table:style-name="TableRow6004">
          <table:table-cell table:style-name="TableCell6005">
            <text:p text:style-name="P6006"/>
          </table:table-cell>
          <table:table-cell table:style-name="TableCell6007">
            <text:p text:style-name="P6008"/>
          </table:table-cell>
          <table:table-cell table:style-name="TableCell6009">
            <text:p text:style-name="P6010"/>
          </table:table-cell>
          <table:table-cell table:style-name="TableCell6011">
            <text:p text:style-name="P6012"/>
          </table:table-cell>
          <table:table-cell table:style-name="TableCell6013">
            <text:p text:style-name="P6014"/>
          </table:table-cell>
          <table:table-cell table:style-name="TableCell6015" table:number-columns-spanned="8">
            <text:p text:style-name="P6016">in connection with this Agreement]</text:p>
          </table:table-cell>
          <table:covered-table-cell/>
          <table:covered-table-cell/>
          <table:covered-table-cell/>
          <table:covered-table-cell/>
          <table:covered-table-cell/>
          <table:covered-table-cell/>
          <table:covered-table-cell/>
          <table:table-cell table:style-name="TableCell6017">
            <text:p text:style-name="P6018"/>
          </table:table-cell>
          <table:table-cell table:style-name="TableCell6019">
            <text:p text:style-name="P6020"/>
          </table:table-cell>
        </table:table-row>
        <table:table-row table:style-name="TableRow6021">
          <table:table-cell table:style-name="TableCell6022">
            <text:p text:style-name="P6023"/>
          </table:table-cell>
          <table:table-cell table:style-name="TableCell6024">
            <text:p text:style-name="P6025"/>
          </table:table-cell>
          <table:table-cell table:style-name="TableCell6026">
            <text:p text:style-name="P6027"/>
          </table:table-cell>
          <table:table-cell table:style-name="TableCell6028">
            <text:p text:style-name="P6029"/>
          </table:table-cell>
          <table:table-cell table:style-name="TableCell6030">
            <text:p text:style-name="P6031"/>
          </table:table-cell>
          <table:table-cell table:style-name="TableCell6032" table:number-columns-spanned="5">
            <text:p text:style-name="P6033"/>
          </table:table-cell>
          <table:covered-table-cell/>
          <table:covered-table-cell/>
          <table:covered-table-cell/>
          <table:covered-table-cell/>
          <table:table-cell table:style-name="TableCell6034" table:number-columns-spanned="4">
            <text:p text:style-name="P6035"/>
          </table:table-cell>
          <table:covered-table-cell/>
          <table:covered-table-cell/>
          <table:covered-table-cell/>
          <table:table-cell table:style-name="TableCell6036">
            <text:p text:style-name="P6037"/>
          </table:table-cell>
        </table:table-row>
        <table:table-row table:style-name="TableRow6038">
          <table:table-cell table:style-name="TableCell6039">
            <text:p text:style-name="P6040"/>
          </table:table-cell>
          <table:table-cell table:style-name="TableCell6041">
            <text:p text:style-name="P6042"/>
          </table:table-cell>
          <table:table-cell table:style-name="TableCell6043">
            <text:p text:style-name="P6044"/>
          </table:table-cell>
          <table:table-cell table:style-name="TableCell6045">
            <text:p text:style-name="P6046"/>
          </table:table-cell>
          <table:table-cell table:style-name="TableCell6047">
            <text:p text:style-name="P6048"/>
          </table:table-cell>
          <table:table-cell table:style-name="TableCell6049" table:number-columns-spanned="9">
            <text:p text:style-name="P6050"><text:span text:style-name="T6051">For<text:s/></text:span><text:span text:style-name="T6052">Rail Industry Parties</text:span><text:span text:style-name="T6053">, unless the</text:span></text:p>
          </table:table-cell>
          <table:covered-table-cell/>
          <table:covered-table-cell/>
          <table:covered-table-cell/>
          <table:covered-table-cell/>
          <table:covered-table-cell/>
          <table:covered-table-cell/>
          <table:covered-table-cell/>
          <table:covered-table-cell/>
          <table:table-cell table:style-name="TableCell6054">
            <text:p text:style-name="P6055"/>
          </table:table-cell>
        </table:table-row>
        <table:table-row table:style-name="TableRow6056">
          <table:table-cell table:style-name="TableCell6057">
            <text:p text:style-name="P6058"/>
          </table:table-cell>
          <table:table-cell table:style-name="TableCell6059">
            <text:p text:style-name="P6060"/>
          </table:table-cell>
          <table:table-cell table:style-name="TableCell6061">
            <text:p text:style-name="P6062"/>
          </table:table-cell>
          <table:table-cell table:style-name="TableCell6063">
            <text:p text:style-name="P6064"/>
          </table:table-cell>
          <table:table-cell table:style-name="TableCell6065">
            <text:p text:style-name="P6066"/>
          </table:table-cell>
          <table:table-cell table:style-name="TableCell6067" table:number-columns-spanned="9">
            <text:p text:style-name="P6068">Parties <text:s/>otherwise <text:s/>agree,<text:s text:c="2"/>the <text:s/>Dispute</text:p>
          </table:table-cell>
          <table:covered-table-cell/>
          <table:covered-table-cell/>
          <table:covered-table-cell/>
          <table:covered-table-cell/>
          <table:covered-table-cell/>
          <table:covered-table-cell/>
          <table:covered-table-cell/>
          <table:covered-table-cell/>
          <table:table-cell table:style-name="TableCell6069">
            <text:p text:style-name="P6070"/>
          </table:table-cell>
        </table:table-row>
        <table:table-row table:style-name="TableRow6071">
          <table:table-cell table:style-name="TableCell6072">
            <text:p text:style-name="P6073"/>
          </table:table-cell>
          <table:table-cell table:style-name="TableCell6074">
            <text:p text:style-name="P6075"/>
          </table:table-cell>
          <table:table-cell table:style-name="TableCell6076">
            <text:p text:style-name="P6077"/>
          </table:table-cell>
          <table:table-cell table:style-name="TableCell6078">
            <text:p text:style-name="P6079"/>
          </table:table-cell>
          <table:table-cell table:style-name="TableCell6080">
            <text:p text:style-name="P6081"/>
          </table:table-cell>
          <table:table-cell table:style-name="TableCell6082" table:number-columns-spanned="9">
            <text:p text:style-name="P6083">Resolution Rules shall be the Railway</text:p>
          </table:table-cell>
          <table:covered-table-cell/>
          <table:covered-table-cell/>
          <table:covered-table-cell/>
          <table:covered-table-cell/>
          <table:covered-table-cell/>
          <table:covered-table-cell/>
          <table:covered-table-cell/>
          <table:covered-table-cell/>
          <table:table-cell table:style-name="TableCell6084">
            <text:p text:style-name="P6085"/>
          </table:table-cell>
        </table:table-row>
        <table:table-row table:style-name="TableRow6086">
          <table:table-cell table:style-name="TableCell6087">
            <text:p text:style-name="P6088"/>
          </table:table-cell>
          <table:table-cell table:style-name="TableCell6089">
            <text:p text:style-name="P6090"/>
          </table:table-cell>
          <table:table-cell table:style-name="TableCell6091">
            <text:p text:style-name="P6092"/>
          </table:table-cell>
          <table:table-cell table:style-name="TableCell6093">
            <text:p text:style-name="P6094"/>
          </table:table-cell>
          <table:table-cell table:style-name="TableCell6095">
            <text:p text:style-name="P6096"/>
          </table:table-cell>
          <table:table-cell table:style-name="TableCell6097">
            <text:p text:style-name="P6098">Industry</text:p>
          </table:table-cell>
          <table:table-cell table:style-name="TableCell6099" table:number-columns-spanned="2">
            <text:p text:style-name="P6100">Dispute</text:p>
          </table:table-cell>
          <table:covered-table-cell/>
          <table:table-cell table:style-name="TableCell6101" table:number-columns-spanned="4">
            <text:p text:style-name="P6102">Resolution</text:p>
          </table:table-cell>
          <table:covered-table-cell/>
          <table:covered-table-cell/>
          <table:covered-table-cell/>
          <table:table-cell table:style-name="TableCell6103" table:number-columns-spanned="2">
            <text:p text:style-name="P6104">Rules</text:p>
          </table:table-cell>
          <table:covered-table-cell/>
          <table:table-cell table:style-name="TableCell6105">
            <text:p text:style-name="P6106"/>
          </table:table-cell>
        </table:table-row>
        <table:table-row table:style-name="TableRow6107">
          <table:table-cell table:style-name="TableCell6108">
            <text:p text:style-name="P6109"/>
          </table:table-cell>
          <table:table-cell table:style-name="TableCell6110">
            <text:p text:style-name="P6111"/>
          </table:table-cell>
          <table:table-cell table:style-name="TableCell6112">
            <text:p text:style-name="P6113"/>
          </table:table-cell>
          <table:table-cell table:style-name="TableCell6114">
            <text:p text:style-name="P6115"/>
          </table:table-cell>
          <table:table-cell table:style-name="TableCell6116">
            <text:p text:style-name="P6117"/>
          </table:table-cell>
          <table:table-cell table:style-name="TableCell6118" table:number-columns-spanned="9">
            <text:p text:style-name="P6119"><text:span text:style-name="T6120">("</text:span><text:span text:style-name="T6121">the <text:s/>RIDR <text:s/>Rules</text:span><text:span text:style-name="T6122">").For <text:s text:c="2"/></text:span><text:span text:style-name="T6123">Non-Rail</text:span></text:p>
          </table:table-cell>
          <table:covered-table-cell/>
          <table:covered-table-cell/>
          <table:covered-table-cell/>
          <table:covered-table-cell/>
          <table:covered-table-cell/>
          <table:covered-table-cell/>
          <table:covered-table-cell/>
          <table:covered-table-cell/>
          <table:table-cell table:style-name="TableCell6124">
            <text:p text:style-name="P6125"/>
          </table:table-cell>
        </table:table-row>
        <table:table-row table:style-name="TableRow6126">
          <table:table-cell table:style-name="TableCell6127">
            <text:p text:style-name="P6128"/>
          </table:table-cell>
          <table:table-cell table:style-name="TableCell6129">
            <text:p text:style-name="P6130"/>
          </table:table-cell>
          <table:table-cell table:style-name="TableCell6131">
            <text:p text:style-name="P6132"/>
          </table:table-cell>
          <table:table-cell table:style-name="TableCell6133">
            <text:p text:style-name="P6134"/>
          </table:table-cell>
          <table:table-cell table:style-name="TableCell6135">
            <text:p text:style-name="P6136"/>
          </table:table-cell>
          <table:table-cell table:style-name="TableCell6137" table:number-columns-spanned="9">
            <text:p text:style-name="P6138"><text:span text:style-name="T6139">Industry Parties</text:span><text:span text:style-name="T6140">, <text:s/>unless <text:s/>the <text:s/>Parties</text:span></text:p>
          </table:table-cell>
          <table:covered-table-cell/>
          <table:covered-table-cell/>
          <table:covered-table-cell/>
          <table:covered-table-cell/>
          <table:covered-table-cell/>
          <table:covered-table-cell/>
          <table:covered-table-cell/>
          <table:covered-table-cell/>
          <table:table-cell table:style-name="TableCell6141">
            <text:p text:style-name="P6142"/>
          </table:table-cell>
        </table:table-row>
        <table:table-row table:style-name="TableRow6143">
          <table:table-cell table:style-name="TableCell6144">
            <text:p text:style-name="P6145"/>
          </table:table-cell>
          <table:table-cell table:style-name="TableCell6146">
            <text:p text:style-name="P6147"/>
          </table:table-cell>
          <table:table-cell table:style-name="TableCell6148">
            <text:p text:style-name="P6149"/>
          </table:table-cell>
          <table:table-cell table:style-name="TableCell6150">
            <text:p text:style-name="P6151"/>
          </table:table-cell>
          <table:table-cell table:style-name="TableCell6152">
            <text:p text:style-name="P6153"/>
          </table:table-cell>
          <table:table-cell table:style-name="TableCell6154" table:number-columns-spanned="9">
            <text:p text:style-name="P6155">otherwise <text:s text:c="2"/>agree, <text:s text:c="2"/>the <text:s text:c="2"/>the <text:s text:c="2"/>Dispute</text:p>
          </table:table-cell>
          <table:covered-table-cell/>
          <table:covered-table-cell/>
          <table:covered-table-cell/>
          <table:covered-table-cell/>
          <table:covered-table-cell/>
          <table:covered-table-cell/>
          <table:covered-table-cell/>
          <table:covered-table-cell/>
          <table:table-cell table:style-name="TableCell6156">
            <text:p text:style-name="P6157"/>
          </table:table-cell>
        </table:table-row>
        <table:table-row table:style-name="TableRow6158">
          <table:table-cell table:style-name="TableCell6159">
            <text:p text:style-name="P6160"/>
          </table:table-cell>
          <table:table-cell table:style-name="TableCell6161">
            <text:p text:style-name="P6162"/>
          </table:table-cell>
          <table:table-cell table:style-name="TableCell6163">
            <text:p text:style-name="P6164"/>
          </table:table-cell>
          <table:table-cell table:style-name="TableCell6165">
            <text:p text:style-name="P6166"/>
          </table:table-cell>
          <table:table-cell table:style-name="TableCell6167">
            <text:p text:style-name="P6168"/>
          </table:table-cell>
          <table:table-cell table:style-name="TableCell6169" table:number-columns-spanned="9">
            <text:p text:style-name="P6170">Resolution<text:s/>Rules shall be as prescribed</text:p>
          </table:table-cell>
          <table:covered-table-cell/>
          <table:covered-table-cell/>
          <table:covered-table-cell/>
          <table:covered-table-cell/>
          <table:covered-table-cell/>
          <table:covered-table-cell/>
          <table:covered-table-cell/>
          <table:covered-table-cell/>
          <table:table-cell table:style-name="TableCell6171">
            <text:p text:style-name="P6172"/>
          </table:table-cell>
        </table:table-row>
        <table:table-row table:style-name="TableRow6173">
          <table:table-cell table:style-name="TableCell6174">
            <text:p text:style-name="P6175"/>
          </table:table-cell>
          <table:table-cell table:style-name="TableCell6176">
            <text:p text:style-name="P6177"/>
          </table:table-cell>
          <table:table-cell table:style-name="TableCell6178">
            <text:p text:style-name="P6179"/>
          </table:table-cell>
          <table:table-cell table:style-name="TableCell6180">
            <text:p text:style-name="P6181"/>
          </table:table-cell>
          <table:table-cell table:style-name="TableCell6182">
            <text:p text:style-name="P6183"/>
          </table:table-cell>
          <table:table-cell table:style-name="TableCell6184" table:number-columns-spanned="9">
            <text:p text:style-name="P6185">by <text:s/>Technology <text:s/>and <text:s/>Construction <text:s/>Bar</text:p>
          </table:table-cell>
          <table:covered-table-cell/>
          <table:covered-table-cell/>
          <table:covered-table-cell/>
          <table:covered-table-cell/>
          <table:covered-table-cell/>
          <table:covered-table-cell/>
          <table:covered-table-cell/>
          <table:covered-table-cell/>
          <table:table-cell table:style-name="TableCell6186">
            <text:p text:style-name="P6187"/>
          </table:table-cell>
        </table:table-row>
        <table:table-row table:style-name="TableRow6188">
          <table:table-cell table:style-name="TableCell6189">
            <text:p text:style-name="P6190"/>
          </table:table-cell>
          <table:table-cell table:style-name="TableCell6191">
            <text:p text:style-name="P6192"/>
          </table:table-cell>
          <table:table-cell table:style-name="TableCell6193">
            <text:p text:style-name="P6194"/>
          </table:table-cell>
          <table:table-cell table:style-name="TableCell6195">
            <text:p text:style-name="P6196"/>
          </table:table-cell>
          <table:table-cell table:style-name="TableCell6197">
            <text:p text:style-name="P6198"/>
          </table:table-cell>
          <table:table-cell table:style-name="TableCell6199" table:number-columns-spanned="5">
            <text:p text:style-name="P6200"><text:span text:style-name="T6201">association (</text:span><text:span text:style-name="T6202">“</text:span><text:span text:style-name="T6203">TECBAR</text:span><text:span text:style-name="T6204">”</text:span><text:span text:style-name="T6205">).</text:span></text:p>
          </table:table-cell>
          <table:covered-table-cell/>
          <table:covered-table-cell/>
          <table:covered-table-cell/>
          <table:covered-table-cell/>
          <table:table-cell table:style-name="TableCell6206" table:number-columns-spanned="2">
            <text:p text:style-name="P6207"/>
          </table:table-cell>
          <table:covered-table-cell/>
          <table:table-cell table:style-name="TableCell6208">
            <text:p text:style-name="P6209"/>
          </table:table-cell>
          <table:table-cell table:style-name="TableCell6210">
            <text:p text:style-name="P6211"/>
          </table:table-cell>
          <table:table-cell table:style-name="TableCell6212">
            <text:p text:style-name="P6213"/>
          </table:table-cell>
        </table:table-row>
        <table:table-row table:style-name="TableRow6214">
          <table:table-cell table:style-name="TableCell6215">
            <text:p text:style-name="P6216"/>
          </table:table-cell>
          <table:table-cell table:style-name="TableCell6217">
            <text:p text:style-name="P6218"/>
          </table:table-cell>
          <table:table-cell table:style-name="TableCell6219">
            <text:p text:style-name="P6220"/>
          </table:table-cell>
          <table:table-cell table:style-name="TableCell6221">
            <text:p text:style-name="P6222"/>
          </table:table-cell>
          <table:table-cell table:style-name="TableCell6223">
            <text:p text:style-name="P6224"/>
          </table:table-cell>
          <table:table-cell table:style-name="TableCell6225">
            <text:p text:style-name="P6226"/>
          </table:table-cell>
          <table:table-cell table:style-name="TableCell6227">
            <text:p text:style-name="P6228"/>
          </table:table-cell>
          <table:table-cell table:style-name="TableCell6229">
            <text:p text:style-name="P6230"/>
          </table:table-cell>
          <table:table-cell table:style-name="TableCell6231">
            <text:p text:style-name="P6232"/>
          </table:table-cell>
          <table:table-cell table:style-name="TableCell6233">
            <text:p text:style-name="P6234"/>
          </table:table-cell>
          <table:table-cell table:style-name="TableCell6235">
            <text:p text:style-name="P6236"/>
          </table:table-cell>
          <table:table-cell table:style-name="TableCell6237">
            <text:p text:style-name="P6238"/>
          </table:table-cell>
          <table:table-cell table:style-name="TableCell6239">
            <text:p text:style-name="P6240"/>
          </table:table-cell>
          <table:table-cell table:style-name="TableCell6241">
            <text:p text:style-name="P6242"/>
          </table:table-cell>
          <table:table-cell table:style-name="TableCell6243">
            <text:p text:style-name="P6244"/>
          </table:table-cell>
        </table:table-row>
      </table:table>
      <text:p text:style-name="P6245"/>
      <text:p text:style-name="P6246"/>
      <text:p text:style-name="P6247">Other Contract Specific Clauses:</text:p>
      <text:p text:style-name="P6248"/>
      <text:p text:style-name="P6249"><text:span text:style-name="T6250">[Here should be specified any other contract specific arrangements not covered by the above.</text:span><text:span text:style-name="T6251"><text:s/>Care should be taken to ensure that these do not conflict with the general terms and conditions. To the extent that they do, Schedule 1 takes priority<text:s/></text:span><text:span text:style-name="T6252">–</text:span><text:span text:style-name="T6253"><text:s/>see Clause<text:s/></text:span><text:a xlink:href="#page6" office:target-frame-name="_top" xlink:show="replace"><text:span text:style-name="T6254">1.2.5]</text:span></text:a></text:p>
      <text:p text:style-name="P6255"/>
      <text:h text:style-name="P6256" text:outline-level="1"><text:bookmark-start text:name="page20"/><text:bookmark-start text:name="_Toc522182260"/><text:bookmark-end text:name="page20"/><text:soft-page-break/>Schedule 2<text:bookmark-end text:name="_Toc522182260"/></text:h>
      <text:p text:style-name="P6258"/>
      <text:p text:style-name="P6259">Specification</text:p>
      <text:p text:style-name="P6260"/>
      <text:p text:style-name="P6261">[PARTIES TO COMPLETE]</text:p>
      <text:p text:style-name="P6262"/>
      <text:p text:style-name="P6263">Equipment<text:s/>–<text:s/>Specifications and Use</text:p>
      <text:p text:style-name="P6264"/>
      <text:p text:style-name="P6265">To include:</text:p>
      <text:p text:style-name="P6266"><text:span text:style-name="T6267"><draw:custom-shape svg:x="0.5875in" svg:y="0.13819in" svg:width="5.71111in" svg:height="0.19514in" draw:z-index="251633664" draw:id="id10" draw:style-name="a10" draw:name="Rectangle 14" text:anchor-type="paragraph"><svg:title/><svg:desc/><draw:enhanced-geometry draw:type="non-primitive" svg:viewBox="0 0 21600 21600" draw:enhanced-path="M 0 0 L 21600 0 21600 21600 0 21600 Z N"/></draw:custom-shape></text:span></text:p>
      <text:p text:style-name="P6268"/>
      <text:list text:style-name="LFO9" text:continue-numbering="true">
        <text:list-item>
          <text:p text:style-name="P6269"><text:span text:style-name="T6270">Specification of any Equipment<text:s/></text:span><text:span text:style-name="T6271">–</text:span><text:span text:style-name="T6272"><text:s/>what is being fitted and where; who is<text:s/></text:span><text:span text:style-name="T6273">installing such Equipment<text:s/></text:span><text:span text:style-name="T6274">–</text:span><text:span text:style-name="T6275"><text:s/>NB different parties may be installing different Equipment</text:span></text:p>
        </text:list-item>
      </text:list>
      <text:p text:style-name="P6276"/>
      <text:list text:style-name="LFO9" text:continue-numbering="true">
        <text:list-item>
          <text:p text:style-name="P6277"><text:span text:style-name="T6278">Any Rel</text:span><text:span text:style-name="T6279">evant Approvals that need to be sought e.g. from ROSCOs, DfT, ORR<text:s/></text:span><text:span text:style-name="T6280">etc., who will be responsible for obtaining them and by when</text:span></text:p>
        </text:list-item>
      </text:list>
      <text:p text:style-name="P6281"/>
      <text:list text:style-name="LFO9" text:continue-numbering="true">
        <text:list-item>
          <text:p text:style-name="P6282"><text:span text:style-name="T6283">Parties also to consider whether they can list the applicable Industry<text:s/></text:span><text:span text:style-name="T6284">Standards for clarity</text:span></text:p>
        </text:list-item>
      </text:list>
      <text:p text:style-name="P6285"/>
      <text:list text:style-name="LFO9" text:continue-numbering="true">
        <text:list-item>
          <text:p text:style-name="P6286"><text:span text:style-name="T6287">Who owns the Equipment e.g. if it<text:s/></text:span><text:span text:style-name="T6288">is being provided by a third party<text:s/></text:span><text:span text:style-name="T6289">manufacturer etc.</text:span></text:p>
        </text:list-item>
      </text:list>
      <text:p text:style-name="P6290"/>
      <text:list text:style-name="LFO9" text:continue-numbering="true">
        <text:list-item>
          <text:p text:style-name="P6291"><text:span text:style-name="T6292">Who can use any Equipment<text:s/></text:span><text:span text:style-name="T6293">–</text:span><text:span text:style-name="T6294"><text:s/>including any third parties</text:span></text:p>
        </text:list-item>
      </text:list>
      <text:p text:style-name="P6295"/>
      <text:list text:style-name="LFO9" text:continue-numbering="true">
        <text:list-item>
          <text:p text:style-name="P6296"><text:span text:style-name="T6297">Are there circumstances in which the Equipment may need to be removed?<text:s/></text:span><text:span text:style-name="T6298">E.g. for maintenance?</text:span></text:p>
        </text:list-item>
      </text:list>
      <text:p text:style-name="P6299"/>
      <text:list text:style-name="LFO9" text:continue-numbering="true">
        <text:list-item>
          <text:p text:style-name="P6300"><text:span text:style-name="T6301">Parties may also wish to provide for any safety/ope</text:span><text:span text:style-name="T6302">rational issues in respect<text:s/></text:span><text:span text:style-name="T6303">of any Equipment<text:s/></text:span><text:span text:style-name="T6304">–</text:span><text:span text:style-name="T6305"><text:s/>for example, any liabilities if any Equipment fails and has knock-on repercussions</text:span></text:p>
        </text:list-item>
      </text:list>
      <text:p text:style-name="P6306"><text:span text:style-name="T6307"><draw:custom-shape svg:x="0.5875in" svg:y="-3.06111in" svg:width="5.71111in" svg:height="0.19306in" draw:z-index="251634688" draw:id="id11" draw:style-name="a11" draw:name="Rectangle 15" text:anchor-type="paragraph"><svg:title/><svg:desc/><draw:enhanced-geometry draw:type="non-primitive" svg:viewBox="0 0 21600 21600" draw:enhanced-path="M 0 0 L 21600 0 21600 21600 0 21600 Z N"/></draw:custom-shape></text:span><text:span text:style-name="T6308"><draw:custom-shape svg:x="0.5875in" svg:y="-2.53472in" svg:width="5.71111in" svg:height="0.19514in" draw:z-index="251635712" draw:id="id12" draw:style-name="a12" draw:name="Rectangle 16" text:anchor-type="paragraph"><svg:title/><svg:desc/><draw:enhanced-geometry draw:type="non-primitive" svg:viewBox="0 0 21600 21600" draw:enhanced-path="M 0 0 L 21600 0 21600 21600 0 21600 Z N"/></draw:custom-shape></text:span><text:span text:style-name="T6309"><draw:custom-shape svg:x="0.5875in" svg:y="-2.00625in" svg:width="5.71111in" svg:height="0.19514in" draw:z-index="251636736" draw:id="id13" draw:style-name="a13" draw:name="Rectangle 17" text:anchor-type="paragraph"><svg:title/><svg:desc/><draw:enhanced-geometry draw:type="non-primitive" svg:viewBox="0 0 21600 21600" draw:enhanced-path="M 0 0 L 21600 0 21600 21600 0 21600 Z N"/></draw:custom-shape></text:span><text:span text:style-name="T6310"><draw:custom-shape svg:x="0.5875in" svg:y="-1.47778in" svg:width="4.39722in" svg:height="0.19514in" draw:z-index="251637760" draw:id="id14" draw:style-name="a14" draw:name="Rectangle 18" text:anchor-type="paragraph"><svg:title/><svg:desc/><draw:enhanced-geometry draw:type="non-primitive" svg:viewBox="0 0 21600 21600" draw:enhanced-path="M 0 0 L 21600 0 21600 21600 0 21600 Z N"/></draw:custom-shape></text:span><text:span text:style-name="T6311"><draw:custom-shape svg:x="0.5875in" svg:y="-1.14444in" svg:width="5.71111in" svg:height="0.19375in" draw:z-index="251638784" draw:id="id15" draw:style-name="a15" draw:name="Rectangle 19" text:anchor-type="paragraph"><svg:title/><svg:desc/><draw:enhanced-geometry draw:type="non-primitive" svg:viewBox="0 0 21600 21600" draw:enhanced-path="M 0 0 L 21600 0 21600 21600 0 21600 Z N"/></draw:custom-shape></text:span><text:span text:style-name="T6312"><draw:custom-shape svg:x="0.5875in" svg:y="-0.61736in" svg:width="5.71111in" svg:height="0.19514in" draw:z-index="251639808" draw:id="id16" draw:style-name="a16" draw:name="Rectangle 20" text:anchor-type="paragraph"><svg:title/><svg:desc/><draw:enhanced-geometry draw:type="non-primitive" svg:viewBox="0 0 21600 21600" draw:enhanced-path="M 0 0 L 21600 0 21600 21600 0 21600 Z N"/></draw:custom-shape></text:span></text:p>
      <text:p text:style-name="P6313"/>
      <text:p text:style-name="P6314">Data Collection, Processing, Hosting Transmission</text:p>
      <text:p text:style-name="P6315"/>
      <text:p text:style-name="P6316">Parties to provide details of who is responsible for the collection<text:s/>and handling of the Data produced from the Equipment. To include details of:</text:p>
      <text:p text:style-name="P6317"><text:span text:style-name="T6318"><draw:custom-shape svg:x="0.5875in" svg:y="0.10556in" svg:width="1.97639in" svg:height="0.19583in" draw:z-index="251640832" draw:id="id17" draw:style-name="a17" draw:name="Rectangle 21" text:anchor-type="paragraph"><svg:title/><svg:desc/><draw:enhanced-geometry draw:type="non-primitive" svg:viewBox="0 0 21600 21600" draw:enhanced-path="M 0 0 L 21600 0 21600 21600 0 21600 Z N"/></draw:custom-shape></text:span></text:p>
      <text:p text:style-name="P6319"/>
      <text:list text:style-name="LFO10" text:continue-numbering="true">
        <text:list-item>
          <text:p text:style-name="P6320"><text:span text:style-name="T6321">Data to be collected;</text:span></text:p>
        </text:list-item>
      </text:list>
      <text:p text:style-name="P6322"/>
      <text:list text:style-name="LFO10" text:continue-numbering="true">
        <text:list-item>
          <text:p text:style-name="P6323"><text:span text:style-name="T6324">Information lifecycle (initial processing, cleansing, transmission etc);</text:span></text:p>
        </text:list-item>
      </text:list>
      <text:p text:style-name="P6325"/>
      <text:list text:style-name="LFO10" text:continue-numbering="true">
        <text:list-item>
          <text:p text:style-name="P6326"><text:span text:style-name="T6327">Frequency of collection and provision;</text:span></text:p>
        </text:list-item>
      </text:list>
      <text:p text:style-name="P6328"/>
      <text:list text:style-name="LFO10" text:continue-numbering="true">
        <text:list-item>
          <text:p text:style-name="P6329"><text:span text:style-name="T6330">Reporting provisions</text:span></text:p>
        </text:list-item>
      </text:list>
      <text:p text:style-name="P6331"/>
      <text:list text:style-name="LFO10" text:continue-numbering="true">
        <text:list-item>
          <text:p text:style-name="P6332"><text:span text:style-name="T6333">Storage provision</text:span><text:span text:style-name="T6334">s</text:span></text:p>
        </text:list-item>
      </text:list>
      <text:p text:style-name="P6335"/>
      <text:list text:style-name="LFO10" text:continue-numbering="true">
        <text:list-item>
          <text:list>
            <text:list-item>
              <text:p text:style-name="P6336"><text:span text:style-name="T6337">Who, if any Party, shall be entitled to store the Data, for what<text:s/></text:span><text:span text:style-name="T6338">period of time and on what terms?</text:span></text:p>
            </text:list-item>
          </text:list>
        </text:list-item>
      </text:list>
      <text:p text:style-name="P6339"/>
      <text:list text:style-name="LFO10" text:continue-numbering="true">
        <text:list-item>
          <text:list>
            <text:list-item>
              <text:p text:style-name="P6340"><text:span text:style-name="T6341">Who, if any Party, shall be entitled to keep records of the collected<text:s/></text:span><text:span text:style-name="T6342">Data? If so, on what terms and for what period of time?</text:span></text:p>
            </text:list-item>
          </text:list>
        </text:list-item>
      </text:list>
      <text:p text:style-name="P6343"><text:span text:style-name="T6344"><draw:custom-shape svg:x="0.5875in" svg:y="-2.28472in" svg:width="5.17917in" svg:height="0.19444in" draw:z-index="251641856" draw:id="id18" draw:style-name="a18" draw:name="Rectangle 22" text:anchor-type="paragraph"><svg:title/><svg:desc/><draw:enhanced-geometry draw:type="non-primitive" svg:viewBox="0 0 21600 21600" draw:enhanced-path="M 0 0 L 21600 0 21600 21600 0 21600 Z N"/></draw:custom-shape></text:span><text:span text:style-name="T6345"><draw:custom-shape svg:x="0.5875in" svg:y="-1.95139in" svg:width="3.11528in" svg:height="0.19444in" draw:z-index="251642880" draw:id="id19" draw:style-name="a19" draw:name="Rectangle 23" text:anchor-type="paragraph"><svg:title/><svg:desc/><draw:enhanced-geometry draw:type="non-primitive" svg:viewBox="0 0 21600 21600" draw:enhanced-path="M 0 0 L 21600 0 21600 21600 0 21600 Z N"/></draw:custom-shape></text:span><text:span text:style-name="T6346"><draw:custom-shape svg:x="0.5875in" svg:y="-1.61806in" svg:width="1.95139in" svg:height="0.19444in" draw:z-index="251643904" draw:id="id20" draw:style-name="a20" draw:name="Rectangle 24" text:anchor-type="paragraph"><svg:title/><svg:desc/><draw:enhanced-geometry draw:type="non-primitive" svg:viewBox="0 0 21600 21600" draw:enhanced-path="M 0 0 L 21600 0 21600 21600 0 21600 Z N"/></draw:custom-shape></text:span><text:span text:style-name="T6347"><draw:custom-shape svg:x="0.5875in" svg:y="-1.28472in" svg:width="1.82639in" svg:height="0.19444in" draw:z-index="251644928" draw:id="id21" draw:style-name="a21" draw:name="Rectangle 25" text:anchor-type="paragraph"><svg:title/><svg:desc/><draw:enhanced-geometry draw:type="non-primitive" svg:viewBox="0 0 21600 21600" draw:enhanced-path="M 0 0 L 21600 0 21600 21600 0 21600 Z N"/></draw:custom-shape></text:span><text:span text:style-name="T6348"><draw:custom-shape svg:x="1.17847in" svg:y="-0.95139in" svg:width="5.12014in" svg:height="0.19444in" draw:z-index="251645952" draw:id="id22" draw:style-name="a22" draw:name="Rectangle 26" text:anchor-type="paragraph"><svg:title/><svg:desc/><draw:enhanced-geometry draw:type="non-primitive" svg:viewBox="0 0 21600 21600" draw:enhanced-path="M 0 0 L 21600 0 21600 21600 0 21600 Z N"/></draw:custom-shape></text:span><text:span text:style-name="T6349"><draw:custom-shape svg:x="1.17847in" svg:y="-0.42361in" svg:width="5.12014in" svg:height="0.19583in" draw:z-index="251646976" draw:id="id23" draw:style-name="a23" draw:name="Rectangle 27" text:anchor-type="paragraph"><svg:title/><svg:desc/><draw:enhanced-geometry draw:type="non-primitive" svg:viewBox="0 0 21600 21600" draw:enhanced-path="M 0 0 L 21600 0 21600 21600 0 21600 Z N"/></draw:custom-shape></text:span></text:p>
      <text:p text:style-name="P6350"/>
      <text:p text:style-name="P6351"/>
      <text:p text:style-name="P6352"><text:bookmark-start text:name="page21"/><text:bookmark-end text:name="page21"/></text:p>
      <text:p text:style-name="P6354">Data Sharing</text:p>
      <text:p text:style-name="P6355"/>
      <text:p text:style-name="P6356">[Parties to provide details of how Data may be shared and the terms of any Data Sharing Protocol]</text:p>
      <text:p text:style-name="P6357"/>
      <text:p text:style-name="P6358">The Parties shall use the following protocol to share any Data [reference to be made to Standards<text:s/>–<text:s/>ISO or T1010-01 output]</text:p>
      <text:p text:style-name="P6359"/>
      <text:p text:style-name="P6360">[Parties to consider any back-up arrangements in respect of the transmission of Data in the event that primary transmission methods are unavailable]</text:p>
      <text:p text:style-name="P6361"/>
      <text:p text:style-name="P6362"/>
      <text:p text:style-name="P6363"/>
      <text:p text:style-name="P6364"/>
      <text:p text:style-name="P6365"/>
      <text:p text:style-name="P6366"/>
      <text:p text:style-name="P6367"/>
      <text:p text:style-name="P6368"/>
      <text:p text:style-name="P6369"/>
      <text:p text:style-name="P6370"/>
      <text:p text:style-name="P6371"/>
      <text:p text:style-name="P6372"/>
      <text:p text:style-name="P6373"/>
      <text:p text:style-name="P6374"/>
      <text:p text:style-name="P6375"/>
      <text:p text:style-name="P6376"/>
      <text:p text:style-name="P6377"/>
      <text:p text:style-name="P6378"/>
      <text:p text:style-name="P6379"/>
      <text:p text:style-name="P6380"/>
      <text:p text:style-name="P6381"/>
      <text:p text:style-name="P6382"/>
      <text:p text:style-name="P6383"/>
      <text:p text:style-name="P6384"/>
      <text:p text:style-name="P6385"/>
      <text:p text:style-name="P6386"/>
      <text:p text:style-name="P6387"/>
      <text:p text:style-name="P6388"/>
      <text:p text:style-name="P6389"/>
      <text:p text:style-name="P6390"/>
      <text:p text:style-name="P6391"/>
      <text:p text:style-name="P6392"/>
      <text:p text:style-name="P6393"/>
      <text:p text:style-name="P6394"/>
      <text:p text:style-name="P6395"/>
      <text:p text:style-name="P6396"/>
      <text:p text:style-name="P6397"/>
      <text:p text:style-name="P6398"/>
      <text:p text:style-name="P6399"/>
      <text:p text:style-name="P6400"/>
      <text:p text:style-name="P6401"/>
      <text:p text:style-name="P6402"/>
      <text:p text:style-name="P6403"/>
      <text:p text:style-name="P6404"/>
      <text:p text:style-name="P6405"/>
      <text:p text:style-name="P6406"/>
      <text:p text:style-name="P6407"/>
      <text:p text:style-name="P6408"/>
      <text:p text:style-name="P6409"/>
      <text:p text:style-name="P6410"/>
      <text:p text:style-name="P6411"/>
      <text:p text:style-name="P6412"/>
      <text:p text:style-name="P6413"/>
      <text:p text:style-name="P6414"/>
      <text:p text:style-name="P6415"/>
      <text:p text:style-name="P6416"/>
      <text:p text:style-name="P6417"/>
      <text:h text:style-name="P6418" text:outline-level="1"><text:bookmark-start text:name="page22"/><text:bookmark-start text:name="_Toc522182261"/><text:bookmark-end text:name="page22"/><text:soft-page-break/>Schedule 3<text:bookmark-end text:name="_Toc522182261"/></text:h>
      <text:p text:style-name="P6420"/>
      <text:p text:style-name="P6421">Programme</text:p>
      <text:p text:style-name="P6422"/>
      <text:p text:style-name="P6423">[PARTIES TO COMPLETE]</text:p>
      <text:p text:style-name="P6424"/>
      <text:p text:style-name="P6425">To include:</text:p>
      <text:p text:style-name="P6426"><text:span text:style-name="T6427"><draw:custom-shape svg:x="0.5875in" svg:y="0.13819in" svg:width="4.85556in" svg:height="0.19514in" draw:z-index="251648000" draw:id="id24" draw:style-name="a24" draw:name="Rectangle 28" text:anchor-type="paragraph"><svg:title/><svg:desc/><draw:enhanced-geometry draw:type="non-primitive" svg:viewBox="0 0 21600 21600" draw:enhanced-path="M 0 0 L 21600 0 21600 21600 0 21600 Z N"/></draw:custom-shape></text:span></text:p>
      <text:p text:style-name="P6428"/>
      <text:list text:style-name="LFO11" text:continue-numbering="true">
        <text:list-item>
          <text:p text:style-name="P6429"><text:span text:style-name="T6430">Programme (if any) for supply and installation of the Equipment</text:span></text:p>
        </text:list-item>
      </text:list>
      <text:p text:style-name="P6431"/>
      <text:list text:style-name="LFO11" text:continue-numbering="true">
        <text:list-item>
          <text:p text:style-name="P6432"><text:span text:style-name="T6433">Programme (if any) for the delivery, transmission etc of any Data</text:span></text:p>
        </text:list-item>
      </text:list>
      <text:p text:style-name="P6434"/>
      <text:list text:style-name="LFO11" text:continue-numbering="true">
        <text:list-item>
          <text:p text:style-name="P6435"><text:span text:style-name="T6436">May also include provisions relating to the schedule for monitoring condition of assets</text:span><text:span text:style-name="T6437">, for example regarding train-borne Equipment, where particular units will be located, which areas of track this will monitor and over what<text:s/></text:span><text:span text:style-name="T6438">timescale.</text:span></text:p>
        </text:list-item>
      </text:list>
      <text:p text:style-name="P6439"/>
      <text:list text:style-name="LFO11" text:continue-numbering="true">
        <text:list-item>
          <text:p text:style-name="P6440"><text:span text:style-name="T6441">Any other dates that the Parties need to agree upfront.</text:span></text:p>
        </text:list-item>
      </text:list>
      <text:p text:style-name="P6442"><text:span text:style-name="T6443"><draw:custom-shape svg:x="0.5875in" svg:y="-1.44514in" svg:width="4.95903in" svg:height="0.19514in" draw:z-index="251649024" draw:id="id25" draw:style-name="a25" draw:name="Rectangle 29" text:anchor-type="paragraph"><svg:title/><svg:desc/><draw:enhanced-geometry draw:type="non-primitive" svg:viewBox="0 0 21600 21600" draw:enhanced-path="M 0 0 L 21600 0 21600 21600 0 21600 Z N"/></draw:custom-shape></text:span><text:span text:style-name="T6444"><draw:custom-shape svg:x="0.5875in" svg:y="-1.11181in" svg:width="5.71111in" svg:height="0.19514in" draw:z-index="251650048" draw:id="id26" draw:style-name="a26" draw:name="Rectangle 30" text:anchor-type="paragraph"><svg:title/><svg:desc/><draw:enhanced-geometry draw:type="non-primitive" svg:viewBox="0 0 21600 21600" draw:enhanced-path="M 0 0 L 21600 0 21600 21600 0 21600 Z N"/></draw:custom-shape></text:span><text:span text:style-name="T6445"><draw:custom-shape svg:x="1.17847in" svg:y="-0.91667in" svg:width="5.12014in" svg:height="0.38889in" draw:z-index="251651072" draw:id="id27" draw:style-name="a27" draw:name="Rectangle 31" text:anchor-type="paragraph"><svg:title/><svg:desc/><draw:enhanced-geometry draw:type="non-primitive" svg:viewBox="0 0 21600 21600" draw:enhanced-path="M 0 0 L 21600 0 21600 21600 0 21600 Z N"/></draw:custom-shape></text:span><text:span text:style-name="T6446"><draw:custom-shape svg:x="0.5875in" svg:y="-0.19444in" svg:width="4.26736in" svg:height="0.19444in" draw:z-index="251652096" draw:id="id28" draw:style-name="a28" draw:name="Rectangle 32" text:anchor-type="paragraph"><svg:title/><svg:desc/><draw:enhanced-geometry draw:type="non-primitive" svg:viewBox="0 0 21600 21600" draw:enhanced-path="M 0 0 L 21600 0 21600 21600 0 21600 Z N"/></draw:custom-shape></text:span></text:p>
      <text:p text:style-name="P6447"/>
      <text:p text:style-name="P6448"/>
      <text:p text:style-name="P6449"/>
      <text:p text:style-name="P6450"/>
      <text:p text:style-name="P6451"/>
      <text:p text:style-name="P6452"/>
      <text:p text:style-name="P6453"/>
      <text:p text:style-name="P6454"/>
      <text:p text:style-name="P6455"/>
      <text:p text:style-name="P6456"/>
      <text:p text:style-name="P6457"/>
      <text:p text:style-name="P6458"/>
      <text:p text:style-name="P6459"/>
      <text:p text:style-name="P6460"/>
      <text:p text:style-name="P6461"/>
      <text:p text:style-name="P6462"/>
      <text:p text:style-name="P6463"/>
      <text:p text:style-name="P6464"/>
      <text:p text:style-name="P6465"/>
      <text:p text:style-name="P6466"/>
      <text:p text:style-name="P6467"/>
      <text:p text:style-name="P6468"/>
      <text:p text:style-name="P6469"/>
      <text:p text:style-name="P6470"/>
      <text:p text:style-name="P6471"/>
      <text:p text:style-name="P6472"/>
      <text:p text:style-name="P6473"/>
      <text:p text:style-name="P6474"/>
      <text:p text:style-name="P6475"/>
      <text:p text:style-name="P6476"/>
      <text:p text:style-name="P6477"/>
      <text:p text:style-name="P6478"/>
      <text:p text:style-name="P6479"/>
      <text:p text:style-name="P6480"/>
      <text:p text:style-name="P6481"/>
      <text:p text:style-name="P6482"/>
      <text:p text:style-name="P6483"/>
      <text:p text:style-name="P6484"/>
      <text:p text:style-name="P6485"/>
      <text:p text:style-name="P6486"/>
      <text:p text:style-name="P6487"/>
      <text:p text:style-name="P6488"/>
      <text:p text:style-name="P6489"/>
      <text:p text:style-name="P6490"/>
      <text:p text:style-name="P6491"/>
      <text:h text:style-name="P6492" text:outline-level="1"><text:bookmark-start text:name="page23"/><text:bookmark-start text:name="_Toc522182262"/><text:bookmark-end text:name="page23"/><text:soft-page-break/>Schedule 4<text:bookmark-end text:name="_Toc522182262"/></text:h>
      <text:p text:style-name="P6494"/>
      <text:p text:style-name="P6495">Data Ownership and Intellectual Property</text:p>
      <text:p text:style-name="P6496"/>
      <text:p text:style-name="P6497">Use of Data</text:p>
      <text:p text:style-name="P6498"/>
      <text:p text:style-name="P6499">The Parties shall be entitled to use, develop and modify the Data in accordance with the following provisions:</text:p>
      <text:p text:style-name="P6500"/>
      <text:p text:style-name="P6501"><text:span text:style-name="T6502">[PARTIES TO SPECIFY FURTHER DETAILS AS TO H</text:span><text:span text:style-name="T6503">OW DATA, OR ANY DERIVED DATA</text:span><text:span text:style-name="T6504">9</text:span><text:span text:style-name="T6505">, MAY BE USED OR MODIFIED]</text:span></text:p>
      <text:p text:style-name="P6506"/>
      <text:p text:style-name="P6507">Intellectual Property Rights</text:p>
      <text:p text:style-name="P6508"/>
      <text:p text:style-name="P6509">Title to Data</text:p>
      <text:p text:style-name="P6510"/>
      <text:p text:style-name="P6511">[OPTION 1<text:s/>–<text:s/>to be used where a particular Party retains all IPR to the Data as it is recorded<text:s/>–<text:s/>perhaps with licence to another Party for various purposes<text:s/>(see below)]</text:p>
      <text:p text:style-name="P6512"/>
      <text:list text:style-name="LFO12" text:continue-numbering="true">
        <text:list-item>
          <text:p text:style-name="P6513"><text:span text:style-name="T6514">Title to any Intellectual Property Rights in relation to the Data that is recorded by the Equipment shall be vested in and owned by the Party that produces such Data, being, for the purpose of this Agreement,<text:s/></text:span><text:span text:style-name="T6515">[Facilitator/Beneficiary/third p</text:span><text:span text:style-name="T6516">arty].</text:span></text:p>
        </text:list-item>
      </text:list>
      <text:p text:style-name="P6517"><text:span text:style-name="T6518"><draw:custom-shape svg:x="0in" svg:y="0.10556in" svg:width="6.30139in" svg:height="0.38819in" draw:z-index="251653120" draw:id="id29" draw:style-name="a29" draw:name="Rectangle 33" text:anchor-type="paragraph"><svg:title/><svg:desc/><draw:enhanced-geometry draw:type="non-primitive" svg:viewBox="0 0 21600 21600" draw:enhanced-path="M 0 0 L 21600 0 21600 21600 0 21600 Z N"/></draw:custom-shape></text:span></text:p>
      <text:p text:style-name="P6519"/>
      <text:p text:style-name="P6520"><text:span text:style-name="T6521">[OPTION 2<text:s/></text:span><text:span text:style-name="T6522">–</text:span><text:span text:style-name="T6523"><text:s/>title to the original Data remains vested in a particular Party, but another Party has title to any modifications or improvements or processed output made in respect of the<text:s/></text:span><text:span text:style-name="T6524">Data]</text:span></text:p>
      <text:p text:style-name="P6525"/>
      <text:list text:style-name="LFO13" text:continue-numbering="true">
        <text:list-item>
          <text:p text:style-name="P6526"><text:span text:style-name="T6527">Title to any Intellectual Property Rights in relation<text:s/></text:span><text:span text:style-name="T6528">to the Data that is recorded by the Equipment shall remain vested in and owned by the Party that produces such Data, being, for the purposes of this Agreement,<text:s/></text:span><text:span text:style-name="T6529">[Facilitator/Beneficiary/third party].</text:span><text:span text:style-name="T6530"><text:s/>Title to any Intellectual Property Rights in relation to<text:s/></text:span><text:span text:style-name="T6531">improvements and/or modifications made to such Data shall be vested in and owned by the Party who has made such improvements and/or modifications immediately on such improvement and/or modification.</text:span></text:p>
        </text:list-item>
      </text:list>
      <text:p text:style-name="P6532"/>
      <text:p text:style-name="P6533">[OPTION 3<text:s/>–<text:s/>title to IPR developed or created in the course of the Agreement, to be owned by the party that developed or created the IPR]</text:p>
      <text:p text:style-name="P6534"/>
      <text:list text:style-name="LFO14" text:continue-numbering="true">
        <text:list-item>
          <text:p text:style-name="P6535">All Intellectual Property Rights arising, developed or created by or on behalf of a Party to this Agreement in the course of or as a consequence of performance of this Agreement shall vest in and shall be owned by that Party immediately upon creation.</text:p>
        </text:list-item>
      </text:list>
      <text:p text:style-name="P6536"/>
      <text:p text:style-name="P6537">Licensing of IPR</text:p>
      <text:p text:style-name="P6538"/>
      <text:list text:style-name="LFO15" text:continue-numbering="true">
        <text:list-item>
          <text:p text:style-name="P6539">[The Facilitator/Data owner] grants or agrees to grant to [the Beneficiary/Data user] a non-exclusive, irrevocable, royalty-free licence (with[out] a right to<text:s/>sub-licence) of any Intellectual Property Rights in relation to the Data that is generated by the Equipment for the Permitted Purpose.</text:p>
        </text:list-item>
      </text:list>
      <text:p text:style-name="P6540"/>
      <text:p text:style-name="P6541">[OPTION 1<text:s/>–<text:s/>license to use the Data for any and all purposes]</text:p>
      <text:p text:style-name="P6542"><text:span text:style-name="T6543"><draw:connector draw:type="line" svg:x1="0in" svg:y1="0.09375in" svg:x2="2in" svg:y2="0.09375in" draw:z-index="251654144" draw:id="id30" draw:style-name="a30" draw:name="Line 34" text:anchor-type="paragraph"><svg:title/><svg:desc/></draw:connector></text:span></text:p>
      <text:p text:style-name="P6544"/>
      <text:p text:style-name="P6545"><text:span text:style-name="T6546">9</text:span><text:span text:style-name="T6547"><text:s/>Parties may wish to consider what they want to do wi</text:span><text:span text:style-name="T6548">th the Data once modified and/or derived, including whether the Data shall be provided to any other third party(ies), or returned to the Beneficiary, or other alternative scenario(s).</text:span></text:p>
      <text:p text:style-name="P6549"><text:bookmark-start text:name="page24"/><text:bookmark-end text:name="page24"/></text:p>
      <text:p text:style-name="P6551"><text:span text:style-name="T6552">Permitted Purpose<text:s/></text:span><text:span text:style-name="T6553">means for any and all p</text:span><text:span text:style-name="T6554">urposes, including to improve and/or modify</text:span><text:span text:style-name="T6555"><text:s/></text:span><text:span text:style-name="T6556">such Intellectual Property Rights.</text:span></text:p>
      <text:p text:style-name="P6557"/>
      <text:p text:style-name="P6558">[OPTION 2<text:s/>–<text:s/>Limited license to use the Data for a particular purpose only]</text:p>
      <text:p text:style-name="P6559"/>
      <text:p text:style-name="P6560"><text:span text:style-name="T6561">Permitted Purpose<text:s/></text:span><text:span text:style-name="T6562">means</text:span><text:span text:style-name="T6563"><text:s/></text:span><text:span text:style-name="T6564">[solely for the following purposes: [to be specified]]</text:span></text:p>
      <text:p text:style-name="P6565"/>
      <text:p text:style-name="P6566"/>
      <text:p text:style-name="P6567"/>
      <text:p text:style-name="P6568"/>
      <text:p text:style-name="P6569"/>
      <text:p text:style-name="P6570"/>
      <text:p text:style-name="P6571"/>
      <text:p text:style-name="P6572"/>
      <text:p text:style-name="P6573"/>
      <text:p text:style-name="P6574"/>
      <text:p text:style-name="P6575"/>
      <text:p text:style-name="P6576"/>
      <text:p text:style-name="P6577"/>
      <text:p text:style-name="P6578"/>
      <text:p text:style-name="P6579"/>
      <text:p text:style-name="P6580"/>
      <text:p text:style-name="P6581"/>
      <text:p text:style-name="P6582"/>
      <text:p text:style-name="P6583"/>
      <text:p text:style-name="P6584"/>
      <text:p text:style-name="P6585"/>
      <text:p text:style-name="P6586"/>
      <text:p text:style-name="P6587"/>
      <text:p text:style-name="P6588"/>
      <text:p text:style-name="P6589"/>
      <text:p text:style-name="P6590"/>
      <text:p text:style-name="P6591"/>
      <text:p text:style-name="P6592"/>
      <text:p text:style-name="P6593"/>
      <text:p text:style-name="P6594"/>
      <text:p text:style-name="P6595"/>
      <text:p text:style-name="P6596"/>
      <text:p text:style-name="P6597"/>
      <text:p text:style-name="P6598"/>
      <text:p text:style-name="P6599"/>
      <text:p text:style-name="P6600"/>
      <text:p text:style-name="P6601"/>
      <text:p text:style-name="P6602"/>
      <text:p text:style-name="P6603"/>
      <text:p text:style-name="P6604"/>
      <text:p text:style-name="P6605"/>
      <text:p text:style-name="P6606"/>
      <text:p text:style-name="P6607"/>
      <text:p text:style-name="P6608"/>
      <text:p text:style-name="P6609"/>
      <text:p text:style-name="P6610"/>
      <text:p text:style-name="P6611"/>
      <text:p text:style-name="P6612"/>
      <text:p text:style-name="P6613"/>
      <text:p text:style-name="P6614"/>
      <text:p text:style-name="P6615"/>
      <text:p text:style-name="P6616"/>
      <text:p text:style-name="P6617"/>
      <text:p text:style-name="P6618"/>
      <text:p text:style-name="P6619"/>
      <text:p text:style-name="P6620"/>
      <text:p text:style-name="P6621"/>
      <text:p text:style-name="P6622"/>
      <text:p text:style-name="P6623"/>
      <text:p text:style-name="P6624"/>
      <text:p text:style-name="P6625"/>
      <text:p text:style-name="P6626"/>
      <text:p text:style-name="P6627"/>
      <text:p text:style-name="P6628"/>
      <text:h text:style-name="P6629" text:outline-level="1"><text:bookmark-start text:name="page25"/><text:bookmark-start text:name="_Toc522182263"/><text:bookmark-end text:name="page25"/><text:soft-page-break/>Schedule 5<text:bookmark-end text:name="_Toc522182263"/></text:h>
      <text:p text:style-name="P6631"/>
      <text:p text:style-name="P6632">Payments</text:p>
      <text:p text:style-name="P6633"/>
      <text:p text:style-name="P6634">[PARTIES TO COMPLETE]</text:p>
      <text:p text:style-name="P6635"/>
      <text:p text:style-name="P6636">Part A<text:s/>–<text:s/>Payment for Equipment</text:p>
      <text:p text:style-name="P6637"/>
      <text:p text:style-name="P6638"><text:span text:style-name="T6639">The total cost of supply and installation of the Equipment by the [Facilitator] to the [Beneficiary] shall b</text:span><text:span text:style-name="T6640">e<text:s/></text:span><text:span text:style-name="T6641">£[ ],</text:span><text:span text:style-name="T6642"><text:s/>to be made on completion of the following milestones:</text:span></text:p>
      <text:p text:style-name="P6643"><text:span text:style-name="T6644"><draw:connector draw:type="line" svg:x1="-0.00903in" svg:y1="0.10625in" svg:x2="6.44306in" svg:y2="0.10625in" draw:z-index="251655168" draw:id="id31" draw:style-name="a31" draw:name="Line 35" text:anchor-type="paragraph"><svg:title/><svg:desc/></draw:connector></text:span><text:span text:style-name="T6645"><draw:connector draw:type="line" svg:x1="-0.00903in" svg:y1="0.63819in" svg:x2="6.44306in" svg:y2="0.63819in" draw:z-index="251656192" draw:id="id32" draw:style-name="a32" draw:name="Line 36" text:anchor-type="paragraph"><svg:title/><svg:desc/></draw:connector></text:span><text:span text:style-name="T6646"><draw:connector draw:type="line" svg:x1="-0.00903in" svg:y1="0.975in" svg:x2="6.44306in" svg:y2="0.975in" draw:z-index="251657216" draw:id="id33" draw:style-name="a33" draw:name="Line 37" text:anchor-type="paragraph"><svg:title/><svg:desc/></draw:connector></text:span><text:span text:style-name="T6647"><draw:connector draw:type="line" svg:x1="-0.00903in" svg:y1="1.31181in" svg:x2="6.44306in" svg:y2="1.31181in" draw:z-index="251658240" draw:id="id34" draw:style-name="a34" draw:name="Line 38" text:anchor-type="paragraph"><svg:title/><svg:desc/></draw:connector></text:span><text:span text:style-name="T6648"><draw:connector draw:type="line" svg:x1="-0.00903in" svg:y1="1.64861in" svg:x2="6.44306in" svg:y2="1.64861in" draw:z-index="251659264" draw:id="id35" draw:style-name="a35" draw:name="Line 39" text:anchor-type="paragraph"><svg:title/><svg:desc/></draw:connector></text:span><text:span text:style-name="T6649"><draw:connector draw:type="line" svg:x1="-0.00764in" svg:y1="0.10486in" svg:x2="-0.00764in" svg:y2="1.98681in" draw:z-index="251660288" draw:id="id36" draw:style-name="a36" draw:name="Line 40" text:anchor-type="paragraph"><svg:title/><svg:desc/></draw:connector></text:span><text:span text:style-name="T6650"><draw:connector draw:type="line" svg:x1="1.24792in" svg:y1="0.10486in" svg:x2="1.24792in" svg:y2="1.98681in" draw:z-index="251661312" draw:id="id37" draw:style-name="a37" draw:name="Line 41" text:anchor-type="paragraph"><svg:title/><svg:desc/></draw:connector></text:span><text:span text:style-name="T6651"><draw:connector draw:type="line" svg:x1="4.29028in" svg:y1="0.10486in" svg:x2="4.29028in" svg:y2="1.98681in" draw:z-index="251662336" draw:id="id38" draw:style-name="a38" draw:name="Line 42" text:anchor-type="paragraph"><svg:title/><svg:desc/></draw:connector></text:span><text:span text:style-name="T6652"><draw:connector draw:type="line" svg:x1="-0.00903in" svg:y1="1.98542in" svg:x2="6.44306in" svg:y2="1.98542in" draw:z-index="251663360" draw:id="id39" draw:style-name="a39" draw:name="Line 43" text:anchor-type="paragraph"><svg:title/><svg:desc/></draw:connector></text:span><text:span text:style-name="T6653"><draw:connector draw:type="line" svg:x1="6.44167in" svg:y1="0.10486in" svg:x2="6.44167in" svg:y2="1.98681in" draw:z-index="251664384" draw:id="id40" draw:style-name="a40" draw:name="Line 44" text:anchor-type="paragraph"><svg:title/><svg:desc/></draw:connector></text:span></text:p>
      <text:p text:style-name="P6654"/>
      <table:table table:style-name="Table6655">
        <table:table-columns>
          <table:table-column table:style-name="TableColumn6656"/>
          <table:table-column table:style-name="TableColumn6657"/>
          <table:table-column table:style-name="TableColumn6658"/>
          <table:table-column table:style-name="TableColumn6659"/>
          <table:table-column table:style-name="TableColumn6660"/>
        </table:table-columns>
        <table:table-row table:style-name="TableRow6661">
          <table:table-cell table:style-name="TableCell6662">
            <text:p text:style-name="P6663"/>
          </table:table-cell>
          <table:table-cell table:style-name="TableCell6664">
            <text:p text:style-name="P6665">Payment</text:p>
          </table:table-cell>
          <table:table-cell table:style-name="TableCell6666">
            <text:p text:style-name="P6667"/>
          </table:table-cell>
          <table:table-cell table:style-name="TableCell6668">
            <text:p text:style-name="P6669">Milestone</text:p>
          </table:table-cell>
          <table:table-cell table:style-name="TableCell6670">
            <text:p text:style-name="P6671">Amount</text:p>
          </table:table-cell>
        </table:table-row>
        <table:table-row table:style-name="TableRow6672">
          <table:table-cell table:style-name="TableCell6673">
            <text:p text:style-name="P6674"/>
          </table:table-cell>
          <table:table-cell table:style-name="TableCell6675" table:number-rows-spanned="2">
            <text:p text:style-name="P6676">Number</text:p>
          </table:table-cell>
          <table:table-cell table:style-name="TableCell6677">
            <text:p text:style-name="P6678"/>
          </table:table-cell>
          <table:table-cell table:style-name="TableCell6679">
            <text:p text:style-name="P6680"/>
          </table:table-cell>
          <table:table-cell table:style-name="TableCell6681">
            <text:p text:style-name="P6682"/>
          </table:table-cell>
        </table:table-row>
        <table:table-row table:style-name="TableRow6683">
          <table:table-cell table:style-name="TableCell6684">
            <text:p text:style-name="P6685"/>
          </table:table-cell>
          <table:covered-table-cell>
            <text:p text:style-name="P6686"/>
          </table:covered-table-cell>
          <table:table-cell table:style-name="TableCell6687">
            <text:p text:style-name="P6688"/>
          </table:table-cell>
          <table:table-cell table:style-name="TableCell6689">
            <text:p text:style-name="P6690"/>
          </table:table-cell>
          <table:table-cell table:style-name="TableCell6691">
            <text:p text:style-name="P6692"/>
          </table:table-cell>
        </table:table-row>
        <table:table-row table:style-name="TableRow6693">
          <table:table-cell table:style-name="TableCell6694">
            <text:p text:style-name="P6695"/>
          </table:table-cell>
          <table:table-cell table:style-name="TableCell6696">
            <text:p text:style-name="P6697"/>
          </table:table-cell>
          <table:table-cell table:style-name="TableCell6698">
            <text:p text:style-name="P6699"/>
          </table:table-cell>
          <table:table-cell table:style-name="TableCell6700">
            <text:p text:style-name="P6701"/>
          </table:table-cell>
          <table:table-cell table:style-name="TableCell6702">
            <text:p text:style-name="P6703"/>
          </table:table-cell>
        </table:table-row>
      </table:table>
      <text:p text:style-name="P6704"/>
      <text:p text:style-name="P6705">1</text:p>
      <text:p text:style-name="P6706"/>
      <text:p text:style-name="P6707">2</text:p>
      <text:p text:style-name="P6708"/>
      <text:p text:style-name="P6709">3</text:p>
      <text:p text:style-name="P6710"/>
      <text:p text:style-name="P6711">4</text:p>
      <text:p text:style-name="P6712"/>
      <text:p text:style-name="P6713"/>
      <text:p text:style-name="P6714"/>
      <text:p text:style-name="P6715">Part B<text:s/>–<text:s/>Payment for the maintenance and operation of the Equipment</text:p>
      <text:p text:style-name="P6716"/>
      <text:p text:style-name="P6717">[PARTIES TO AGREE HOW PAYMENT FOR THE OPERATION AND MAINTENANCE OF EQUIPMENT WILL WORK. SOME OPTIONS ARE INCLUDED BELOW<text:s/>–<text:s/>DELETE THOSE NOT RELEVANT:</text:p>
      <text:p text:style-name="P6718"/>
      <text:p text:style-name="P6719"><text:span text:style-name="T6720">[OPTION 1]<text:s/></text:span><text:span text:style-name="T6721">The Parties agree that the following payments shall be made in respect of the</text:span><text:span text:style-name="T6722"><text:s/></text:span><text:span text:style-name="T6723">operation and maintenance of the Equipment in accordance with t</text:span><text:span text:style-name="T6724">he times, frequency and amounts set out below:</text:span></text:p>
      <text:p text:style-name="P6725"><text:span text:style-name="T6726"><draw:connector draw:type="line" svg:x1="-0.00903in" svg:y1="0.10764in" svg:x2="6.44306in" svg:y2="0.10764in" draw:z-index="251665408" draw:id="id41" draw:style-name="a41" draw:name="Line 45" text:anchor-type="paragraph"><svg:title/><svg:desc/></draw:connector></text:span><text:span text:style-name="T6727"><draw:connector draw:type="line" svg:x1="-0.00764in" svg:y1="0.10556in" svg:x2="-0.00764in" svg:y2="1.31458in" draw:z-index="251666432" draw:id="id42" draw:style-name="a42" draw:name="Line 46" text:anchor-type="paragraph"><svg:title/><svg:desc/></draw:connector></text:span><text:span text:style-name="T6728"><draw:connector draw:type="line" svg:x1="1.24792in" svg:y1="0.10556in" svg:x2="1.24792in" svg:y2="1.31458in" draw:z-index="251667456" draw:id="id43" draw:style-name="a43" draw:name="Line 47" text:anchor-type="paragraph"><svg:title/><svg:desc/></draw:connector></text:span><text:span text:style-name="T6729"><draw:connector draw:type="line" svg:x1="4.29028in" svg:y1="0.10556in" svg:x2="4.29028in" svg:y2="1.31458in" draw:z-index="251668480" draw:id="id44" draw:style-name="a44" draw:name="Line 48" text:anchor-type="paragraph"><svg:title/><svg:desc/></draw:connector></text:span><text:span text:style-name="T6730"><draw:connector draw:type="line" svg:x1="6.44167in" svg:y1="0.10556in" svg:x2="6.44167in" svg:y2="1.31458in" draw:z-index="251669504" draw:id="id45" draw:style-name="a45" draw:name="Line 49" text:anchor-type="paragraph"><svg:title/><svg:desc/></draw:connector></text:span></text:p>
      <text:p text:style-name="P6731"/>
      <table:table table:style-name="Table6732">
        <table:table-columns>
          <table:table-column table:style-name="TableColumn6733"/>
          <table:table-column table:style-name="TableColumn6734"/>
          <table:table-column table:style-name="TableColumn6735"/>
        </table:table-columns>
        <table:table-row table:style-name="TableRow6736">
          <table:table-cell table:style-name="TableCell6737">
            <text:p text:style-name="P6738">Payment</text:p>
          </table:table-cell>
          <table:table-cell table:style-name="TableCell6739">
            <text:p text:style-name="P6740">Time/Frequency</text:p>
          </table:table-cell>
          <table:table-cell table:style-name="TableCell6741">
            <text:p text:style-name="P6742">Amount</text:p>
          </table:table-cell>
        </table:table-row>
        <table:table-row table:style-name="TableRow6743">
          <table:table-cell table:style-name="TableCell6744">
            <text:p text:style-name="P6745">Number</text:p>
          </table:table-cell>
          <table:table-cell table:style-name="TableCell6746">
            <text:p text:style-name="P6747"/>
          </table:table-cell>
          <table:table-cell table:style-name="TableCell6748">
            <text:p text:style-name="P6749"/>
          </table:table-cell>
        </table:table-row>
        <table:table-row table:style-name="TableRow6750">
          <table:table-cell table:style-name="TableCell6751">
            <text:p text:style-name="P6752"/>
          </table:table-cell>
          <table:table-cell table:style-name="TableCell6753">
            <text:p text:style-name="P6754"/>
          </table:table-cell>
          <table:table-cell table:style-name="TableCell6755">
            <text:p text:style-name="P6756"/>
          </table:table-cell>
        </table:table-row>
      </table:table>
      <text:p text:style-name="P6757"><text:span text:style-name="T6758"><draw:connector draw:type="line" svg:x1="-0.00903in" svg:y1="0.00139in" svg:x2="6.44306in" svg:y2="0.00139in" draw:z-index="251670528" draw:id="id46" draw:style-name="a46" draw:name="Line 50" text:anchor-type="paragraph"><svg:title/><svg:desc/></draw:connector></text:span></text:p>
      <text:p text:style-name="P6759"/>
      <text:p text:style-name="P6760">1</text:p>
      <text:p text:style-name="P6761"><text:span text:style-name="T6762"><draw:connector draw:type="line" svg:x1="-0.00903in" svg:y1="0.14028in" svg:x2="6.44306in" svg:y2="0.14028in" draw:z-index="251671552" draw:id="id47" draw:style-name="a47" draw:name="Line 51" text:anchor-type="paragraph"><svg:title/><svg:desc/></draw:connector></text:span></text:p>
      <text:p text:style-name="P6763"/>
      <text:p text:style-name="P6764">2</text:p>
      <text:p text:style-name="P6765"><text:span text:style-name="T6766"><draw:connector draw:type="line" svg:x1="-0.00903in" svg:y1="0.14028in" svg:x2="6.44306in" svg:y2="0.14028in" draw:z-index="251672576" draw:id="id48" draw:style-name="a48" draw:name="Line 52" text:anchor-type="paragraph"><svg:title/><svg:desc/></draw:connector></text:span></text:p>
      <text:p text:style-name="P6767"/>
      <text:p text:style-name="P6768"/>
      <text:p text:style-name="P6769"/>
      <text:p text:style-name="P6770">[OPTION 2 - PARTIES TO AGREE ON AN ALTERNATIVE BASIS FOR PAYMENT IN RESPECT OF THE MAINTENANCE AND OPERATION OF THE EQUIPMENT.]</text:p>
      <text:p text:style-name="P6771"/>
      <text:p text:style-name="P6772">Part C<text:s/>–<text:s/>Payment for Data</text:p>
      <text:p text:style-name="P6773"/>
      <text:p text:style-name="P6774">[PARTIES TO AGREE HOW PAYMENT FOR DATA WILL WORK. SOME OPTIONS INCLUDED BELOW<text:s/>–<text:s/>DELETE THOSE NOT RELEVANT:</text:p>
      <text:p text:style-name="P6775"/>
      <text:p text:style-name="P6776"/>
      <text:p text:style-name="P6777"/>
      <text:p text:style-name="P6778"/>
      <text:p text:style-name="P6779"/>
      <text:p text:style-name="P6780"/>
      <text:p text:style-name="P6781"/>
      <text:p text:style-name="P6782"/>
      <text:p text:style-name="P6783"><text:bookmark-start text:name="page26"/><text:bookmark-end text:name="page26"/></text:p>
      <text:p text:style-name="P6785"><text:span text:style-name="T6786">[OPTION 1]<text:s/></text:span><text:span text:style-name="T6787">There shall be no payment made between the Parties in relation to any</text:span><text:span text:style-name="T6788"><text:s/></text:span><text:span text:style-name="T6789">other rights and</text:span><text:span text:style-name="T6790"><text:s/>obligations contained in this Agreement, including for access and ownership to data or otherwise</text:span><text:span text:style-name="T6791">10</text:span><text:span text:style-name="T6792">.</text:span></text:p>
      <text:p text:style-name="P6793"/>
      <text:p text:style-name="P6794"><text:span text:style-name="T6795">[OPTION 2]<text:s/></text:span><text:span text:style-name="T6796">The Parties agree that the following payments shall be made in relation to</text:span><text:span text:style-name="T6797"><text:s/></text:span><text:span text:style-name="T6798">other rights and obligations contained in this Agreement and the tim</text:span><text:span text:style-name="T6799">es, frequency and of the amounts set out below:</text:span></text:p>
      <text:p text:style-name="P6800"><text:span text:style-name="T6801"><draw:connector draw:type="line" svg:x1="-0.00903in" svg:y1="0.10764in" svg:x2="6.44306in" svg:y2="0.10764in" draw:z-index="251673600" draw:id="id49" draw:style-name="a49" draw:name="Line 53" text:anchor-type="paragraph"><svg:title/><svg:desc/></draw:connector></text:span><text:span text:style-name="T6802"><draw:connector draw:type="line" svg:x1="-0.00764in" svg:y1="0.10556in" svg:x2="-0.00764in" svg:y2="1.9875in" draw:z-index="251674624" draw:id="id50" draw:style-name="a50" draw:name="Line 54" text:anchor-type="paragraph"><svg:title/><svg:desc/></draw:connector></text:span><text:span text:style-name="T6803"><draw:connector draw:type="line" svg:x1="-0.00903in" svg:y1="0.63889in" svg:x2="6.44306in" svg:y2="0.63889in" draw:z-index="251675648" draw:id="id51" draw:style-name="a51" draw:name="Line 55" text:anchor-type="paragraph"><svg:title/><svg:desc/></draw:connector></text:span><text:span text:style-name="T6804"><draw:connector draw:type="line" svg:x1="1.24792in" svg:y1="0.10556in" svg:x2="1.24792in" svg:y2="1.9875in" draw:z-index="251676672" draw:id="id52" draw:style-name="a52" draw:name="Line 56" text:anchor-type="paragraph"><svg:title/><svg:desc/></draw:connector></text:span><text:span text:style-name="T6805"><draw:connector draw:type="line" svg:x1="4.29028in" svg:y1="0.10556in" svg:x2="4.29028in" svg:y2="1.9875in" draw:z-index="251677696" draw:id="id53" draw:style-name="a53" draw:name="Line 57" text:anchor-type="paragraph"><svg:title/><svg:desc/></draw:connector></text:span><text:span text:style-name="T6806"><draw:connector draw:type="line" svg:x1="6.44167in" svg:y1="0.10556in" svg:x2="6.44167in" svg:y2="1.9875in" draw:z-index="251678720" draw:id="id54" draw:style-name="a54" draw:name="Line 58" text:anchor-type="paragraph"><svg:title/><svg:desc/></draw:connector></text:span></text:p>
      <text:p text:style-name="P6807"/>
      <table:table table:style-name="Table6808">
        <table:table-columns>
          <table:table-column table:style-name="TableColumn6809"/>
          <table:table-column table:style-name="TableColumn6810"/>
          <table:table-column table:style-name="TableColumn6811"/>
        </table:table-columns>
        <table:table-row table:style-name="TableRow6812">
          <table:table-cell table:style-name="TableCell6813">
            <text:p text:style-name="P6814">Payment</text:p>
          </table:table-cell>
          <table:table-cell table:style-name="TableCell6815">
            <text:p text:style-name="P6816">Time/Frequency</text:p>
          </table:table-cell>
          <table:table-cell table:style-name="TableCell6817">
            <text:p text:style-name="P6818">Amount</text:p>
          </table:table-cell>
        </table:table-row>
        <table:table-row table:style-name="TableRow6819">
          <table:table-cell table:style-name="TableCell6820">
            <text:p text:style-name="P6821">Number</text:p>
          </table:table-cell>
          <table:table-cell table:style-name="TableCell6822">
            <text:p text:style-name="P6823"/>
          </table:table-cell>
          <table:table-cell table:style-name="TableCell6824">
            <text:p text:style-name="P6825"/>
          </table:table-cell>
        </table:table-row>
        <table:table-row table:style-name="TableRow6826">
          <table:table-cell table:style-name="TableCell6827">
            <text:p text:style-name="P6828"/>
          </table:table-cell>
          <table:table-cell table:style-name="TableCell6829">
            <text:p text:style-name="P6830"/>
          </table:table-cell>
          <table:table-cell table:style-name="TableCell6831">
            <text:p text:style-name="P6832"/>
          </table:table-cell>
        </table:table-row>
      </table:table>
      <text:p text:style-name="P6833"/>
      <text:p text:style-name="P6834">1</text:p>
      <text:p text:style-name="P6835"><text:span text:style-name="T6836"><draw:connector draw:type="line" svg:x1="-0.00903in" svg:y1="0.07222in" svg:x2="6.44306in" svg:y2="0.07222in" draw:z-index="251679744" draw:id="id55" draw:style-name="a55" draw:name="Line 59" text:anchor-type="paragraph"><svg:title/><svg:desc/></draw:connector></text:span></text:p>
      <text:p text:style-name="P6837"/>
      <text:p text:style-name="P6838">2</text:p>
      <text:p text:style-name="P6839"><text:span text:style-name="T6840"><draw:connector draw:type="line" svg:x1="-0.00903in" svg:y1="0.07153in" svg:x2="6.44306in" svg:y2="0.07153in" draw:z-index="251680768" draw:id="id56" draw:style-name="a56" draw:name="Line 60" text:anchor-type="paragraph"><svg:title/><svg:desc/></draw:connector></text:span></text:p>
      <text:p text:style-name="P6841"/>
      <text:p text:style-name="P6842">3</text:p>
      <text:p text:style-name="P6843"><text:span text:style-name="T6844"><draw:connector draw:type="line" svg:x1="-0.00903in" svg:y1="0.07153in" svg:x2="6.44306in" svg:y2="0.07153in" draw:z-index="251681792" draw:id="id57" draw:style-name="a57" draw:name="Line 61" text:anchor-type="paragraph"><svg:title/><svg:desc/></draw:connector></text:span></text:p>
      <text:p text:style-name="P6845"/>
      <text:p text:style-name="P6846">4</text:p>
      <text:p text:style-name="P6847"><text:span text:style-name="T6848"><draw:connector draw:type="line" svg:x1="-0.00903in" svg:y1="0.07153in" svg:x2="6.44306in" svg:y2="0.07153in" draw:z-index="251682816" draw:id="id58" draw:style-name="a58" draw:name="Line 62" text:anchor-type="paragraph"><svg:title/><svg:desc/></draw:connector></text:span></text:p>
      <text:p text:style-name="P6849"/>
      <text:p text:style-name="P6850"/>
      <text:p text:style-name="P6851"/>
      <text:p text:style-name="P6852">Part C - General</text:p>
      <text:p text:style-name="P6853"/>
      <text:p text:style-name="P6854"><text:span text:style-name="T6855">Any provisions relating to refund of payments also included (if applicable)</text:span><text:span text:style-name="T6856">.</text:span></text:p>
      <text:p text:style-name="P6857"/>
      <text:p text:style-name="P6858">Any other payment terms between the<text:s/>Parties also to be specified e.g how invoicing will work, time for payment of invoice etc. This is likely to be bespoke depending on the relevant company payment terms. Some options:</text:p>
      <text:p text:style-name="P6859"/>
      <text:p text:style-name="P6860">The Parties agree that the payments referred to above shall be submitted, via appropriate invoice, to the address specified in Schedule 1 (Contract Specific Provisions).</text:p>
      <text:p text:style-name="P6861"/>
      <text:p text:style-name="P6862">After receipt by it of an appropriate invoice, the receiving Party shall pay the amount set out in the invoice, in arrears, by no later than 30 calendar days<text:s/>following the receipt of such invoice.</text:p>
      <text:p text:style-name="P6863"/>
      <text:p text:style-name="P6864">In the event that any disputed amount or invoice is received, the Party receiving such invoice shall provide written notification to the invoicing Party stating the reasons for dispute within [10] Business Days of receiving such invoice.</text:p>
      <text:p text:style-name="P6865"><text:span text:style-name="T6866"><draw:connector draw:type="line" svg:x1="0.06667in" svg:y1="2.21736in" svg:x2="2.06667in" svg:y2="2.21736in" draw:z-index="251683840" draw:id="id59" draw:style-name="a59" draw:name="Line 63" text:anchor-type="paragraph"><svg:title/><svg:desc/></draw:connector></text:span></text:p>
      <text:p text:style-name="P6867"/>
      <text:p text:style-name="P6868"/>
      <text:p text:style-name="P6869"/>
      <text:p text:style-name="P6870"/>
      <text:p text:style-name="P6871"/>
      <text:p text:style-name="P6872"/>
      <text:p text:style-name="P6873"/>
      <text:p text:style-name="P6874"/>
      <text:p text:style-name="P6875"/>
      <text:p text:style-name="P6876"/>
      <text:p text:style-name="P6877"/>
      <text:list text:style-name="LFO16" text:continue-numbering="true">
        <text:list-item>
          <text:p text:style-name="P6878"><text:span text:style-name="T6879">No payment between the parties may be the standard position<text:s/></text:span><text:span text:style-name="T6880">–</text:span><text:span text:style-name="T6881"><text:s/>particularly where data is at a low level of refinement</text:span></text:p>
        </text:list-item>
      </text:list>
      <text:p text:style-name="P6882"/>
      <text:h text:style-name="P6883" text:outline-level="1"><text:bookmark-start text:name="page27"/><text:bookmark-start text:name="_Toc522182264"/><text:bookmark-end text:name="page27"/><text:soft-page-break/>Schedule 6<text:bookmark-end text:name="_Toc522182264"/></text:h>
      <text:p text:style-name="P6885"/>
      <text:p text:style-name="P6886">Service Level Agreement</text:p>
      <text:p text:style-name="P6887"/>
      <text:p text:style-name="P6888"><text:span text:style-name="T6889">[PARTIES TO COMPLETE (if an SL</text:span><text:span text:style-name="T6890">A is agreed). These are likely to be highly bespoke to each project</text:span><text:span text:style-name="T6891">11</text:span><text:span text:style-name="T6892">]</text:span></text:p>
      <text:p text:style-name="P6893"/>
      <text:p text:style-name="P6894">The contents of Schedule 2 are likely to impact on what is included in Schedule 6 as the Specification should drive the output and both must be achievable</text:p>
      <text:p text:style-name="P6895"/>
      <text:p text:style-name="P6896">To include details of the following in relation to the Data:</text:p>
      <text:p text:style-name="P6897"/>
      <text:list text:style-name="LFO17" text:continue-numbering="true">
        <text:list-item>
          <text:p text:style-name="P6898"><text:span text:style-name="T6899">Availability</text:span></text:p>
        </text:list-item>
      </text:list>
      <text:p text:style-name="P6900"/>
      <text:list text:style-name="LFO17" text:continue-numbering="true">
        <text:list-item>
          <text:p text:style-name="P6901"><text:span text:style-name="T6902">Timeliness (or frequency)</text:span></text:p>
        </text:list-item>
      </text:list>
      <text:p text:style-name="P6903"/>
      <text:list text:style-name="LFO17" text:continue-numbering="true">
        <text:list-item>
          <text:p text:style-name="P6904"><text:span text:style-name="T6905">Quality (integrity, precision, accuracy)</text:span></text:p>
        </text:list-item>
      </text:list>
      <text:p text:style-name="P6906"/>
      <text:list text:style-name="LFO17" text:continue-numbering="true">
        <text:list-item>
          <text:p text:style-name="P6907"><text:span text:style-name="T6908">Transfer dependability</text:span></text:p>
        </text:list-item>
      </text:list>
      <text:p text:style-name="P6909"/>
      <text:list text:style-name="LFO17" text:continue-numbering="true">
        <text:list-item>
          <text:p text:style-name="P6910"><text:span text:style-name="T6911">Security</text:span></text:p>
        </text:list-item>
      </text:list>
      <text:p text:style-name="P6912"/>
      <text:list text:style-name="LFO17" text:continue-numbering="true">
        <text:list-item>
          <text:p text:style-name="P6913"><text:span text:style-name="T6914">Fault tolerances</text:span></text:p>
        </text:list-item>
      </text:list>
      <text:p text:style-name="P6915"/>
      <text:list text:style-name="LFO17" text:continue-numbering="true">
        <text:list-item>
          <text:p text:style-name="P6916"><text:span text:style-name="T6917">Response times</text:span></text:p>
        </text:list-item>
      </text:list>
      <text:p text:style-name="P6918"/>
      <text:list text:style-name="LFO17" text:continue-numbering="true">
        <text:list-item>
          <text:p text:style-name="P6919"><text:span text:style-name="T6920">Steps that are to be taken in the event of service delivery issues</text:span></text:p>
        </text:list-item>
      </text:list>
      <text:p text:style-name="P6921"/>
      <text:list text:style-name="LFO17" text:continue-numbering="true">
        <text:list-item>
          <text:p text:style-name="P6922"><text:span text:style-name="T6923">Esc</text:span><text:span text:style-name="T6924">alation procedure</text:span></text:p>
        </text:list-item>
      </text:list>
      <text:p text:style-name="P6925"/>
      <text:list text:style-name="LFO17" text:continue-numbering="true">
        <text:list-item>
          <text:p text:style-name="P6926"><text:span text:style-name="T6927">Compensation for downtime</text:span></text:p>
        </text:list-item>
      </text:list>
      <text:p text:style-name="P6928"/>
      <text:list text:style-name="LFO17" text:continue-numbering="true">
        <text:list-item>
          <text:p text:style-name="P6929"><text:span text:style-name="T6930">Disaster recovery in the event of system failure</text:span></text:p>
        </text:list-item>
      </text:list>
      <text:p text:style-name="P6931"/>
      <text:list text:style-name="LFO17" text:continue-numbering="true">
        <text:list-item>
          <text:p text:style-name="P6932"><text:span text:style-name="T6933">Parties to consider whether a performance regime may be appropriate and what remedies there may need to be for any failure to meet the Specification<text:s/></text:span><text:span text:style-name="T6934">–</text:span><text:span text:style-name="T6935"><text:s/>for examp</text:span><text:span text:style-name="T6936">le, liquidated damages, increased monitoring,<text:s/></text:span><text:span text:style-name="T6937">remedial plans, liability caps for breach etc</text:span></text:p>
        </text:list-item>
      </text:list>
      <text:p text:style-name="P6938"><text:span text:style-name="T6939"><draw:custom-shape svg:x="0.5875in" svg:y="-0.80903in" svg:width="5.71111in" svg:height="0.19306in" draw:z-index="251684864" draw:id="id60" draw:style-name="a60" draw:name="Rectangle 64" text:anchor-type="paragraph"><svg:title/><svg:desc/><draw:enhanced-geometry draw:type="non-primitive" svg:viewBox="0 0 21600 21600" draw:enhanced-path="M 0 0 L 21600 0 21600 21600 0 21600 Z N"/></draw:custom-shape></text:span><text:span text:style-name="T6940"><draw:custom-shape svg:x="1.17847in" svg:y="-0.61597in" svg:width="5.12014in" svg:height="0.39028in" draw:z-index="251685888" draw:id="id61" draw:style-name="a61" draw:name="Rectangle 65" text:anchor-type="paragraph"><svg:title/><svg:desc/><draw:enhanced-geometry draw:type="non-primitive" svg:viewBox="0 0 21600 21600" draw:enhanced-path="M 0 0 L 21600 0 21600 21600 0 21600 Z N"/></draw:custom-shape></text:span><text:span text:style-name="T6941"><draw:connector draw:type="line" svg:x1="-0.00208in" svg:y1="2.06319in" svg:x2="1.99722in" svg:y2="2.06319in" draw:z-index="251686912" draw:id="id62" draw:style-name="a62" draw:name="Line 66" text:anchor-type="paragraph"><svg:title/><svg:desc/></draw:connector></text:span><text:span text:style-name="T6942"><draw:custom-shape svg:x="-0.00208in" svg:y="2.12847in" svg:width="6.30069in" svg:height="0.19375in" draw:z-index="251687936" draw:id="id63" draw:style-name="a63" draw:name="Rectangle 67" text:anchor-type="paragraph"><svg:title/><svg:desc/><draw:enhanced-geometry draw:type="non-primitive" svg:viewBox="0 0 21600 21600" draw:enhanced-path="M 0 0 L 21600 0 21600 21600 0 21600 Z N"/></draw:custom-shape></text:span></text:p>
      <text:p text:style-name="P6943"/>
      <text:p text:style-name="P6944"/>
      <text:p text:style-name="P6945"/>
      <text:p text:style-name="P6946"/>
      <text:p text:style-name="P6947"/>
      <text:p text:style-name="P6948"/>
      <text:p text:style-name="P6949"/>
      <text:p text:style-name="P6950"/>
      <text:p text:style-name="P6951"/>
      <text:p text:style-name="P6952"/>
      <text:p text:style-name="P6953"/>
      <text:p text:style-name="P6954"/>
      <text:p text:style-name="P6955"/>
      <text:p text:style-name="P6956"/>
      <text:p text:style-name="P6957"/>
      <text:p text:style-name="P6958"><text:span text:style-name="T6959">11<text:s/></text:span><text:span text:style-name="T6960">Details are required of the levels of service agreed between the Facilitator and the</text:span><text:span text:style-name="T6961"><text:s/></text:span><text:span text:style-name="T6962">Beneficiary<text:s/></text:span><text:span text:style-name="T6963">–</text:span><text:span text:style-name="T6964"><text:s/>principally in relation to the provision o</text:span><text:span text:style-name="T6965">f data. The extent of detail required is most likely to be proportional to the size, scale and importance of the project and the level of investment/payment involved. If the size of the agreement is small or the Parties are not<text:s/></text:span><text:span text:style-name="T6966">paying each other for data,<text:s/></text:span><text:span text:style-name="T6967">there may not be an SLA.</text:span></text:p>
      <text:p text:style-name="P6968"><text:span text:style-name="T6969"><draw:custom-shape svg:x="-0.00208in" svg:y="-0.82153in" svg:width="6.30069in" svg:height="0.58333in" draw:z-index="251688960" draw:id="id64" draw:style-name="a64" draw:name="Rectangle 68" text:anchor-type="paragraph"><svg:title/><svg:desc/><draw:enhanced-geometry draw:type="non-primitive" svg:viewBox="0 0 21600 21600" draw:enhanced-path="M 0 0 L 21600 0 21600 21600 0 21600 Z N"/></draw:custom-shape></text:span></text:p>
      <text:p text:style-name="P6970"/>
      <text:h text:style-name="P6971" text:outline-level="1"><text:bookmark-start text:name="page28"/><text:bookmark-start text:name="_Toc522182265"/><text:bookmark-end text:name="page28"/><text:soft-page-break/>Schedule<text:s/>7<text:bookmark-end text:name="_Toc522182265"/></text:h>
      <text:p text:style-name="P6973"/>
      <text:p text:style-name="P6974">Insurance</text:p>
      <text:p text:style-name="P6975"/>
      <text:p text:style-name="P6976">[DELETE/COMPLETE AS APPROPRIATE]</text:p>
      <text:p text:style-name="P6977"/>
      <text:p text:style-name="P6978">Product liability insurance</text:p>
      <text:p text:style-name="P6979"/>
      <text:p text:style-name="P6980"><text:span text:style-name="T6981">Each Party shall maintain in full force and effect public and product liability insurances for death or injury to</text:span><text:span text:style-name="T6982"><text:s/>any person and loss or damage to any property in an amount of not less than<text:s/></text:span><text:span text:style-name="T6983">£[ ]</text:span><text:span text:style-name="T6984"><text:s/>for any one occurrence or series of occurrences consequent upon one event or original cause and annually in the aggregate a maximum of<text:s/></text:span><text:span text:style-name="T6985">£[ ].</text:span></text:p>
      <text:p text:style-name="P6986"/>
      <text:p text:style-name="P6987">Third party liability insurance</text:p>
      <text:p text:style-name="P6988"/>
      <text:p text:style-name="P6989"><text:span text:style-name="T6990">Each Party shall maintain in full force and effect third party liability insurance in an amount of<text:s/></text:span><text:span text:style-name="T6991">£[ ]<text:s/></text:span><text:span text:style-name="T6992">for any one occurrence or series of occurrences consequent upon one event or original</text:span><text:span text:style-name="T6993"><text:s/></text:span><text:span text:style-name="T6994">cause and annually in the aggregate a maximum of<text:s/></text:span><text:span text:style-name="T6995">£[ ].</text:span></text:p>
      <text:p text:style-name="P6996"/>
      <text:p text:style-name="P6997">Employers' liability insurance</text:p>
      <text:p text:style-name="P6998"/>
      <text:p text:style-name="P6999"><text:span text:style-name="T7000">Each Party shall maintain in full force and effect employer's liability insurance in an amount of not less than<text:s/></text:span><text:span text:style-name="T7001">£[ ]</text:span><text:span text:style-name="T7002"><text:s/>for any one occurrence or series of occurrences consequent upon one event or original cause and annually in the aggr</text:span><text:span text:style-name="T7003">egate a maximum of<text:s/></text:span><text:span text:style-name="T7004">£[ ].</text:span></text:p>
      <text:p text:style-name="P7005"/>
      <text:p text:style-name="P7006">[OTHER CONTRACT SPECIFIC INSURANCES TO BE INCLUDED]</text:p>
      <text:p text:style-name="P7007"/>
      <text:p text:style-name="P7008"/>
      <text:p text:style-name="P7009"/>
      <text:p text:style-name="P7010"/>
      <text:p text:style-name="P7011"/>
      <text:p text:style-name="P7012"/>
      <text:p text:style-name="P7013"/>
      <text:p text:style-name="P7014"/>
      <text:p text:style-name="P7015"/>
      <text:p text:style-name="P7016"/>
      <text:p text:style-name="P7017"/>
      <text:p text:style-name="P7018"/>
      <text:p text:style-name="P7019"/>
      <text:p text:style-name="P7020"/>
      <text:p text:style-name="P7021"/>
      <text:p text:style-name="P7022"/>
      <text:p text:style-name="P7023"/>
      <text:p text:style-name="P7024"/>
      <text:p text:style-name="P7025"/>
      <text:p text:style-name="P7026"/>
      <text:p text:style-name="P7027"/>
      <text:p text:style-name="P7028"/>
      <text:p text:style-name="P7029"/>
      <text:p text:style-name="P7030"/>
      <text:p text:style-name="P7031"/>
      <text:p text:style-name="P7032"/>
      <text:p text:style-name="P7033"/>
      <text:p text:style-name="P7034"/>
      <text:p text:style-name="P7035"/>
      <text:p text:style-name="P7036"/>
      <text:p text:style-name="P7037"/>
      <text:p text:style-name="P7038"/>
      <text:p text:style-name="P7039"/>
      <text:p text:style-name="P7040"/>
      <text:p text:style-name="P7041"/>
      <text:p text:style-name="P7042"/>
      <text:p text:style-name="P7043"/>
      <text:p text:style-name="P7044"/>
      <text:p text:style-name="P7045"/>
      <text:h text:style-name="Heading1" text:outline-level="1"><text:bookmark-start text:name="page29"/><text:bookmark-end text:name="page29"/></text:h>
      <text:p text:style-name="P7046"><text:bookmark-start text:name="_Toc522182266"/><text:soft-page-break/>Schedule 8<text:bookmark-end text:name="_Toc522182266"/></text:p>
      <text:p text:style-name="P7047"/>
      <text:p text:style-name="P7048">Joint Management Group</text:p>
      <text:p text:style-name="P7049"/>
      <text:p text:style-name="P7050"><text:span text:style-name="T7051">[PARTIES TO COMPLETE IF A JOINT MANAGEMENT GROUP IS AGREED</text:span><text:span text:style-name="T7052">]</text:span></text:p>
      <text:p text:style-name="P7053"/>
      <text:p text:style-name="P7054">To include the<text:s/>following (non-exhaustive) details in respect of the Joint Management Group (delete/complete as appropriate):</text:p>
      <text:p text:style-name="P7055"><text:span text:style-name="T7056"><draw:custom-shape svg:x="0.5875in" svg:y="0.10486in" svg:width="5.71111in" svg:height="0.19514in" draw:z-index="251689984" draw:id="id65" draw:style-name="a65" draw:name="Rectangle 69" text:anchor-type="paragraph"><svg:title/><svg:desc/><draw:enhanced-geometry draw:type="non-primitive" svg:viewBox="0 0 21600 21600" draw:enhanced-path="M 0 0 L 21600 0 21600 21600 0 21600 Z N"/></draw:custom-shape></text:span></text:p>
      <text:p text:style-name="P7057"/>
      <text:list text:style-name="LFO18" text:continue-numbering="true">
        <text:list-item>
          <text:p text:style-name="P7058"><text:span text:style-name="T7059">Specify how frequently the Joint Management Group shall meet, what will<text:s/></text:span><text:span text:style-name="T7060">constitute quorum at Joint Management Group meetings and other adminis</text:span><text:span text:style-name="T7061">trative details</text:span></text:p>
        </text:list-item>
      </text:list>
      <text:p text:style-name="P7062"/>
      <text:list text:style-name="LFO18" text:continue-numbering="true">
        <text:list-item>
          <text:p text:style-name="P7063"><text:span text:style-name="T7064">Identify how key issues that to be discussed/managed by the Group will be<text:s/></text:span><text:span text:style-name="T7065">determined</text:span></text:p>
        </text:list-item>
      </text:list>
      <text:p text:style-name="P7066"/>
      <text:list text:style-name="LFO18" text:continue-numbering="true">
        <text:list-item>
          <text:p text:style-name="P7067"><text:span text:style-name="T7068">Specify how different operational workstreams will be monitored and<text:s/></text:span><text:span text:style-name="T7069">developed and who will take ultimate responsibility for overseeing such workstreams i</text:span><text:span text:style-name="T7070">n each respective case</text:span></text:p>
        </text:list-item>
      </text:list>
      <text:p text:style-name="P7071"/>
      <text:list text:style-name="LFO18" text:continue-numbering="true">
        <text:list-item>
          <text:p text:style-name="P7072"><text:span text:style-name="T7073">How to identify and monitor key risks and challenges to the Programme and<text:s/></text:span><text:span text:style-name="T7074">to meet the objectives of each respective Party</text:span></text:p>
        </text:list-item>
      </text:list>
      <text:p text:style-name="P7075"/>
      <text:list text:style-name="LFO18" text:continue-numbering="true">
        <text:list-item>
          <text:p text:style-name="P7076"><text:span text:style-name="T7077">Decision-making process<text:s/></text:span><text:span text:style-name="T7078">–</text:span><text:span text:style-name="T7079"><text:s/>determine who will have the ultimate say in the<text:s/></text:span><text:span text:style-name="T7080">event of any Dispute and/or will Pa</text:span><text:span text:style-name="T7081">rties have the opportunity to refer Disputes to any higher authority(ies) or governing body(ies)?</text:span></text:p>
        </text:list-item>
      </text:list>
      <text:p text:style-name="P7082"><text:span text:style-name="T7083"><draw:custom-shape svg:x="0.5875in" svg:y="-2.39444in" svg:width="5.71111in" svg:height="0.19583in" draw:z-index="251691008" draw:id="id66" draw:style-name="a66" draw:name="Rectangle 70" text:anchor-type="paragraph"><svg:title/><svg:desc/><draw:enhanced-geometry draw:type="non-primitive" svg:viewBox="0 0 21600 21600" draw:enhanced-path="M 0 0 L 21600 0 21600 21600 0 21600 Z N"/></draw:custom-shape></text:span><text:span text:style-name="T7084"><draw:custom-shape svg:x="0.5875in" svg:y="-1.86528in" svg:width="5.71111in" svg:height="0.19514in" draw:z-index="251692032" draw:id="id67" draw:style-name="a67" draw:name="Rectangle 71" text:anchor-type="paragraph"><svg:title/><svg:desc/><draw:enhanced-geometry draw:type="non-primitive" svg:viewBox="0 0 21600 21600" draw:enhanced-path="M 0 0 L 21600 0 21600 21600 0 21600 Z N"/></draw:custom-shape></text:span><text:span text:style-name="T7085"><draw:custom-shape svg:x="0.5875in" svg:y="-1.14375in" svg:width="5.71111in" svg:height="0.19514in" draw:z-index="251693056" draw:id="id68" draw:style-name="a68" draw:name="Rectangle 72" text:anchor-type="paragraph"><svg:title/><svg:desc/><draw:enhanced-geometry draw:type="non-primitive" svg:viewBox="0 0 21600 21600" draw:enhanced-path="M 0 0 L 21600 0 21600 21600 0 21600 Z N"/></draw:custom-shape></text:span><text:span text:style-name="T7086"><draw:custom-shape svg:x="0.5875in" svg:y="-0.61528in" svg:width="5.71111in" svg:height="0.19514in" draw:z-index="251694080" draw:id="id69" draw:style-name="a69" draw:name="Rectangle 73" text:anchor-type="paragraph"><svg:title/><svg:desc/><draw:enhanced-geometry draw:type="non-primitive" svg:viewBox="0 0 21600 21600" draw:enhanced-path="M 0 0 L 21600 0 21600 21600 0 21600 Z N"/></draw:custom-shape></text:span></text:p>
      <text:p text:style-name="P7087"/>
      <text:p text:style-name="P7088"/>
      <text:p text:style-name="P70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style:line-height-at-least="0in" fo:margin-left="0.0027in">
        <style:tab-stops>
          <style:tab-stop style:type="left" style:position="0.5687in"/>
        </style:tab-stops>
      </style:paragraph-properties>
      <style:text-properties style:font-name="Verdana" style:font-name-asian="Verdana" fo:font-weight="bold" style:font-weight-asian="bold" fo:font-size="9.5pt" style:font-size-asian="9.5pt" fo:hyphenate="false"/>
    </style:style>
    <style:style style:name="Heading2" style:display-name="Heading 2" style:family="paragraph" style:parent-style-name="Normal" style:next-style-name="Normal" style:default-outline-level="2">
      <style:paragraph-properties style:line-height-at-least="0in" fo:margin-left="0.0027in">
        <style:tab-stops>
          <style:tab-stop style:type="left" style:position="0.5687in"/>
        </style:tab-stops>
      </style:paragraph-properties>
      <style:text-properties style:font-name="Verdana" style:font-name-asian="Verdana" fo:font-weight="bold" style:font-weight-asian="bold" fo:font-size="9.5pt" style:font-size-asian="9.5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Verdana" style:font-name-asian="Verdana" fo:font-weight="bold" style:font-weight-asian="bold" fo:font-size="9.5pt" style:font-size-asian="9.5pt"/>
    </style:style>
    <style:style style:name="Heading2Char" style:display-name="Heading 2 Char" style:family="text" style:parent-style-name="DefaultParagraphFont">
      <style:text-properties style:font-name="Verdana" style:font-name-asian="Verdana" fo:font-weight="bold" style:font-weight-asian="bold" fo:font-size="9.5pt" style:font-size-asian="9.5pt"/>
    </style:style>
    <style:style style:name="TOCheader" style:display-name="TOC header" style:family="paragraph" style:parent-style-name="Heading1"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1" text:start-value="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prefix="(" style:num-suffix=")" style:num-format="a" style:num-letter-sync="true" text:start-value="6">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format="1" text:start-value="10">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text:start-value="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number text:level="1" style:num-format="1" text:start-value="10">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38in" fo:page-height="11.693in" style:print-orientation="portrait" fo:margin-top="0in" fo:margin-left="0.9861in" fo:margin-bottom="0in" fo:margin-right="0.9763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243in"/>
      </style:footer-style>
    </style:page-layout>
    <style:style style:name="P2" style:parent-style-name="Footer" style:family="paragraph">
      <style:paragraph-properties fo:text-align="end"/>
    </style:style>
    <style:page-layout style:name="PL1">
      <style:page-layout-properties fo:page-width="8.2638in" fo:page-height="11.693in" style:print-orientation="portrait" fo:margin-top="0.9826in" fo:margin-left="0.9833in" fo:margin-bottom="0.1in" fo:margin-right="0.9763in" style:num-format="1" style:writing-mode="lr-tb">
        <style:footnote-sep style:width="0.007in" style:rel-width="33%" style:color="#000000" style:line-style="solid" style:adjustment="left"/>
      </style:page-layout-properties>
    </style:page-layout>
    <style:style style:name="P116" style:parent-style-name="Footer" style:family="paragraph">
      <style:paragraph-properties fo:text-align="end"/>
    </style:style>
    <style:page-layout style:name="PL2">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317" style:parent-style-name="Footer" style:family="paragraph">
      <style:paragraph-properties fo:text-align="end"/>
    </style:style>
    <style:page-layout style:name="PL3">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405" style:parent-style-name="Footer" style:family="paragraph">
      <style:paragraph-properties fo:text-align="end"/>
    </style:style>
    <style:page-layout style:name="PL4">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487" style:parent-style-name="Footer" style:family="paragraph">
      <style:paragraph-properties fo:text-align="end"/>
    </style:style>
    <style:page-layout style:name="PL5">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560" style:parent-style-name="Footer" style:family="paragraph">
      <style:paragraph-properties fo:text-align="end"/>
    </style:style>
    <style:page-layout style:name="PL6">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631" style:parent-style-name="Footer" style:family="paragraph">
      <style:paragraph-properties fo:text-align="end"/>
    </style:style>
    <style:page-layout style:name="PL7">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704" style:parent-style-name="Footer" style:family="paragraph">
      <style:paragraph-properties fo:text-align="end"/>
    </style:style>
    <style:page-layout style:name="PL8">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763" style:parent-style-name="Footer" style:family="paragraph">
      <style:paragraph-properties fo:text-align="end"/>
    </style:style>
    <style:page-layout style:name="PL9">
      <style:page-layout-properties fo:page-width="8.2638in" fo:page-height="11.693in" style:print-orientation="portrait" fo:margin-top="1in" fo:margin-left="0.9833in" fo:margin-bottom="0.243in" fo:margin-right="0.9763in" style:num-format="1" style:writing-mode="lr-tb">
        <style:footnote-sep style:width="0.007in" style:rel-width="33%" style:color="#000000" style:line-style="solid" style:adjustment="left"/>
      </style:page-layout-properties>
    </style:page-layout>
    <style:style style:name="P816" style:parent-style-name="Footer" style:family="paragraph">
      <style:paragraph-properties fo:text-align="end"/>
    </style:style>
    <style:page-layout style:name="PL10">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870" style:parent-style-name="Footer" style:family="paragraph">
      <style:paragraph-properties fo:text-align="end"/>
    </style:style>
    <style:page-layout style:name="PL11">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902" style:parent-style-name="Footer" style:family="paragraph">
      <style:paragraph-properties fo:text-align="end"/>
    </style:style>
    <style:page-layout style:name="PL12">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974" style:parent-style-name="Footer" style:family="paragraph">
      <style:paragraph-properties fo:text-align="end"/>
    </style:style>
    <style:page-layout style:name="PL13">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1034" style:parent-style-name="Footer" style:family="paragraph">
      <style:paragraph-properties fo:text-align="end"/>
    </style:style>
    <style:page-layout style:name="PL14">
      <style:page-layout-properties fo:page-width="8.2638in" fo:page-height="11.693in" style:print-orientation="portrait" fo:margin-top="1in" fo:margin-left="0.9861in" fo:margin-bottom="0.243in" fo:margin-right="0.9763in" style:num-format="1" style:writing-mode="lr-tb">
        <style:columns fo:column-count="2">
          <style:column style:rel-width="3880*" fo:start-indent="0in" fo:end-indent="0.25in"/>
          <style:column style:rel-width="5200*" fo:start-indent="0.25in" fo:end-indent="0in"/>
        </style:columns>
        <style:footnote-sep style:width="0.007in" style:rel-width="33%" style:color="#000000" style:line-style="solid" style:adjustment="left"/>
      </style:page-layout-properties>
    </style:page-layout>
    <style:style style:name="P1099" style:parent-style-name="Footer" style:family="paragraph">
      <style:paragraph-properties fo:text-align="end"/>
    </style:style>
    <style:page-layout style:name="PL19">
      <style:page-layout-properties fo:page-width="8.2638in" fo:page-height="11.693in" style:print-orientation="portrait" fo:margin-top="0.9826in" fo:margin-left="0.9027in" fo:margin-bottom="0.243in" fo:margin-right="0.9069in" style:num-format="1" style:writing-mode="lr-tb">
        <style:footnote-sep style:width="0.007in" style:rel-width="33%" style:color="#000000" style:line-style="solid" style:adjustment="left"/>
      </style:page-layout-properties>
    </style:page-layout>
    <style:style style:name="P1141" style:parent-style-name="Footer" style:family="paragraph">
      <style:paragraph-properties fo:text-align="end"/>
    </style:style>
    <style:page-layout style:name="PL20">
      <style:page-layout-properties fo:page-width="8.2638in" fo:page-height="11.693in" style:print-orientation="portrait" fo:margin-top="0.9687in" fo:margin-left="0.9027in" fo:margin-bottom="0.243in" fo:margin-right="0.9069in" style:num-format="1" style:writing-mode="lr-tb">
        <style:footnote-sep style:width="0.007in" style:rel-width="33%" style:color="#000000" style:line-style="solid" style:adjustment="left"/>
      </style:page-layout-properties>
    </style:page-layout>
    <style:style style:name="P3522" style:parent-style-name="Footer" style:family="paragraph">
      <style:paragraph-properties fo:text-align="end"/>
    </style:style>
    <style:page-layout style:name="PL21">
      <style:page-layout-properties fo:page-width="8.2638in" fo:page-height="11.693in" style:print-orientation="portrait" fo:margin-top="0.9687in" fo:margin-left="0.9027in" fo:margin-bottom="0.243in" fo:margin-right="0.9069in" style:num-format="1" style:writing-mode="lr-tb">
        <style:footnote-sep style:width="0.007in" style:rel-width="33%" style:color="#000000" style:line-style="solid" style:adjustment="left"/>
      </style:page-layout-properties>
    </style:page-layout>
    <style:style style:name="P5513" style:parent-style-name="Footer" style:family="paragraph">
      <style:paragraph-properties fo:text-align="end"/>
    </style:style>
    <style:page-layout style:name="PL22">
      <style:page-layout-properties fo:page-width="8.2638in" fo:page-height="11.693in" style:print-orientation="portrait" fo:margin-top="0.9826in" fo:margin-left="0.9861in" fo:margin-bottom="0.243in" fo:margin-right="0.9763in" style:num-format="1" style:writing-mode="lr-tb">
        <style:footnote-sep style:width="0.007in" style:rel-width="33%" style:color="#000000" style:line-style="solid" style:adjustment="left"/>
      </style:page-layout-properties>
    </style:page-layout>
    <style:style style:name="P6257" style:parent-style-name="Footer" style:family="paragraph">
      <style:paragraph-properties fo:text-align="end"/>
    </style:style>
    <style:page-layout style:name="PL23">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6353" style:parent-style-name="Footer" style:family="paragraph">
      <style:paragraph-properties fo:text-align="end"/>
    </style:style>
    <style:page-layout style:name="PL24">
      <style:page-layout-properties fo:page-width="8.2638in" fo:page-height="11.693in" style:print-orientation="portrait" fo:margin-top="0.9826in" fo:margin-left="0.9861in" fo:margin-bottom="0.243in" fo:margin-right="0.9763in" style:num-format="1" style:writing-mode="lr-tb">
        <style:footnote-sep style:width="0.007in" style:rel-width="33%" style:color="#000000" style:line-style="solid" style:adjustment="left"/>
      </style:page-layout-properties>
    </style:page-layout>
    <style:style style:name="P6419" style:parent-style-name="Footer" style:family="paragraph">
      <style:paragraph-properties fo:text-align="end"/>
    </style:style>
    <style:page-layout style:name="PL25">
      <style:page-layout-properties fo:page-width="8.2638in" fo:page-height="11.693in" style:print-orientation="portrait" fo:margin-top="0.9826in" fo:margin-left="0.9833in" fo:margin-bottom="0.243in" fo:margin-right="0.9763in" style:num-format="1" style:writing-mode="lr-tb">
        <style:footnote-sep style:width="0.007in" style:rel-width="33%" style:color="#000000" style:line-style="solid" style:adjustment="left"/>
      </style:page-layout-properties>
    </style:page-layout>
    <style:style style:name="P6493" style:parent-style-name="Footer" style:family="paragraph">
      <style:paragraph-properties fo:text-align="end"/>
    </style:style>
    <style:page-layout style:name="PL26">
      <style:page-layout-properties fo:page-width="8.2638in" fo:page-height="11.693in" style:print-orientation="portrait" fo:margin-top="1in" fo:margin-left="0.9861in" fo:margin-bottom="0.243in" fo:margin-right="0.9763in" style:num-format="1" style:writing-mode="lr-tb">
        <style:footnote-sep style:width="0.007in" style:rel-width="33%" style:color="#000000" style:line-style="solid" style:adjustment="left"/>
      </style:page-layout-properties>
    </style:page-layout>
    <style:style style:name="P6550" style:parent-style-name="Footer" style:family="paragraph">
      <style:paragraph-properties fo:text-align="end"/>
    </style:style>
    <style:page-layout style:name="PL27">
      <style:page-layout-properties fo:page-width="8.2638in" fo:page-height="11.693in" style:print-orientation="portrait" fo:margin-top="0.9826in" fo:margin-left="0.9166in" fo:margin-bottom="0.243in" fo:margin-right="0.9069in" style:num-format="1" style:writing-mode="lr-tb">
        <style:footnote-sep style:width="0.007in" style:rel-width="33%" style:color="#000000" style:line-style="solid" style:adjustment="left"/>
      </style:page-layout-properties>
    </style:page-layout>
    <style:style style:name="P6630" style:parent-style-name="Footer" style:family="paragraph">
      <style:paragraph-properties fo:text-align="end"/>
    </style:style>
    <style:page-layout style:name="PL28">
      <style:page-layout-properties fo:page-width="8.2638in" fo:page-height="11.693in" style:print-orientation="portrait" fo:margin-top="1in" fo:margin-left="0.9166in" fo:margin-bottom="0.243in" fo:margin-right="0.9069in" style:num-format="1" style:writing-mode="lr-tb">
        <style:footnote-sep style:width="0.007in" style:rel-width="33%" style:color="#000000" style:line-style="solid" style:adjustment="left"/>
      </style:page-layout-properties>
    </style:page-layout>
    <style:style style:name="P6784" style:parent-style-name="Footer" style:family="paragraph">
      <style:paragraph-properties fo:text-align="end"/>
    </style:style>
    <style:page-layout style:name="PL29">
      <style:page-layout-properties fo:page-width="8.2638in" fo:page-height="11.693in" style:print-orientation="portrait" fo:margin-top="0.9826in" fo:margin-left="0.9861in" fo:margin-bottom="0.243in" fo:margin-right="0.9763in" style:num-format="1" style:writing-mode="lr-tb">
        <style:footnote-sep style:width="0.007in" style:rel-width="33%" style:color="#000000" style:line-style="solid" style:adjustment="left"/>
      </style:page-layout-properties>
    </style:page-layout>
    <style:style style:name="P6884" style:parent-style-name="Footer" style:family="paragraph">
      <style:paragraph-properties fo:text-align="end"/>
    </style:style>
    <style:page-layout style:name="PL30">
      <style:page-layout-properties fo:page-width="8.2638in" fo:page-height="11.693in" style:print-orientation="portrait" fo:margin-top="0.9826in" fo:margin-left="0.9861in" fo:margin-bottom="0.243in" fo:margin-right="0.9763in" style:num-format="1" style:writing-mode="lr-tb">
        <style:footnote-sep style:width="0.007in" style:rel-width="33%" style:color="#000000" style:line-style="solid" style:adjustment="left"/>
      </style:page-layout-properties>
    </style:page-layout>
    <style:style style:name="P697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style:master-page style:name="MP1" style:page-layout-name="PL1">
      <style:footer>
        <text:p text:style-name="P116"><text:page-number text:fixed="false">2</text:page-number></text:p>
        <text:p text:style-name="Footer"/>
      </style:footer>
    </style:master-page>
    <style:master-page style:name="MP2" style:page-layout-name="PL2">
      <style:footer>
        <text:p text:style-name="P317"><text:page-number text:fixed="false">2</text:page-number></text:p>
        <text:p text:style-name="Footer"/>
      </style:footer>
    </style:master-page>
    <style:master-page style:name="MP3" style:page-layout-name="PL3">
      <style:footer>
        <text:p text:style-name="P405"><text:page-number text:fixed="false">2</text:page-number></text:p>
        <text:p text:style-name="Footer"/>
      </style:footer>
    </style:master-page>
    <style:master-page style:name="MP4" style:page-layout-name="PL4">
      <style:footer>
        <text:p text:style-name="P487"><text:page-number text:fixed="false">2</text:page-number></text:p>
        <text:p text:style-name="Footer"/>
      </style:footer>
    </style:master-page>
    <style:master-page style:name="MP5" style:page-layout-name="PL5">
      <style:footer>
        <text:p text:style-name="P560"><text:page-number text:fixed="false">2</text:page-number></text:p>
        <text:p text:style-name="Footer"/>
      </style:footer>
    </style:master-page>
    <style:master-page style:name="MP6" style:page-layout-name="PL6">
      <style:footer>
        <text:p text:style-name="P631"><text:page-number text:fixed="false">2</text:page-number></text:p>
        <text:p text:style-name="Footer"/>
      </style:footer>
    </style:master-page>
    <style:master-page style:name="MP7" style:page-layout-name="PL7">
      <style:footer>
        <text:p text:style-name="P704"><text:page-number text:fixed="false">2</text:page-number></text:p>
        <text:p text:style-name="Footer"/>
      </style:footer>
    </style:master-page>
    <style:master-page style:name="MP8" style:page-layout-name="PL8">
      <style:footer>
        <text:p text:style-name="P763"><text:page-number text:fixed="false">2</text:page-number></text:p>
        <text:p text:style-name="Footer"/>
      </style:footer>
    </style:master-page>
    <style:master-page style:name="MP9" style:page-layout-name="PL9">
      <style:footer>
        <text:p text:style-name="P816"><text:page-number text:fixed="false">2</text:page-number></text:p>
        <text:p text:style-name="Footer"/>
      </style:footer>
    </style:master-page>
    <style:master-page style:name="MP10" style:page-layout-name="PL10">
      <style:footer>
        <text:p text:style-name="P870"><text:page-number text:fixed="false">2</text:page-number></text:p>
        <text:p text:style-name="Footer"/>
      </style:footer>
    </style:master-page>
    <style:master-page style:name="MP11" style:page-layout-name="PL11">
      <style:footer>
        <text:p text:style-name="P902"><text:page-number text:fixed="false">2</text:page-number></text:p>
        <text:p text:style-name="Footer"/>
      </style:footer>
    </style:master-page>
    <style:master-page style:name="MP12" style:page-layout-name="PL12">
      <style:footer>
        <text:p text:style-name="P974"><text:page-number text:fixed="false">2</text:page-number></text:p>
        <text:p text:style-name="Footer"/>
      </style:footer>
    </style:master-page>
    <style:master-page style:name="MP13" style:page-layout-name="PL13">
      <style:footer>
        <text:p text:style-name="P1034"><text:page-number text:fixed="false">2</text:page-number></text:p>
        <text:p text:style-name="Footer"/>
      </style:footer>
    </style:master-page>
    <style:master-page style:name="MP14" style:page-layout-name="PL14">
      <style:footer>
        <text:p text:style-name="P1099"><text:page-number text:fixed="false">2</text:page-number></text:p>
        <text:p text:style-name="Footer"/>
      </style:footer>
    </style:master-page>
    <style:master-page style:name="MP19" style:page-layout-name="PL19">
      <style:footer>
        <text:p text:style-name="P1141"><text:page-number text:fixed="false">2</text:page-number></text:p>
        <text:p text:style-name="Footer"/>
      </style:footer>
    </style:master-page>
    <style:master-page style:name="MP20" style:page-layout-name="PL20">
      <style:footer>
        <text:p text:style-name="P3522"><text:page-number text:fixed="false">2</text:page-number></text:p>
        <text:p text:style-name="Footer"/>
      </style:footer>
    </style:master-page>
    <style:master-page style:name="MP21" style:page-layout-name="PL21">
      <style:footer>
        <text:p text:style-name="P5513"><text:page-number text:fixed="false">2</text:page-number></text:p>
        <text:p text:style-name="Footer"/>
      </style:footer>
    </style:master-page>
    <style:master-page style:name="MP22" style:page-layout-name="PL22">
      <style:footer>
        <text:p text:style-name="P6257"><text:page-number text:fixed="false">2</text:page-number></text:p>
        <text:p text:style-name="Footer"/>
      </style:footer>
    </style:master-page>
    <style:master-page style:name="MP23" style:page-layout-name="PL23">
      <style:footer>
        <text:p text:style-name="P6353"><text:page-number text:fixed="false">2</text:page-number></text:p>
        <text:p text:style-name="Footer"/>
      </style:footer>
    </style:master-page>
    <style:master-page style:name="MP24" style:page-layout-name="PL24">
      <style:footer>
        <text:p text:style-name="P6419"><text:page-number text:fixed="false">2</text:page-number></text:p>
        <text:p text:style-name="Footer"/>
      </style:footer>
    </style:master-page>
    <style:master-page style:name="MP25" style:page-layout-name="PL25">
      <style:footer>
        <text:p text:style-name="P6493"><text:page-number text:fixed="false">2</text:page-number></text:p>
        <text:p text:style-name="Footer"/>
      </style:footer>
    </style:master-page>
    <style:master-page style:name="MP26" style:page-layout-name="PL26">
      <style:footer>
        <text:p text:style-name="P6550"><text:page-number text:fixed="false">2</text:page-number></text:p>
        <text:p text:style-name="Footer"/>
      </style:footer>
    </style:master-page>
    <style:master-page style:name="MP27" style:page-layout-name="PL27">
      <style:footer>
        <text:p text:style-name="P6630"><text:page-number text:fixed="false">2</text:page-number></text:p>
        <text:p text:style-name="Footer"/>
      </style:footer>
    </style:master-page>
    <style:master-page style:name="MP28" style:page-layout-name="PL28">
      <style:footer>
        <text:p text:style-name="P6784"><text:page-number text:fixed="false">2</text:page-number></text:p>
        <text:p text:style-name="Footer"/>
      </style:footer>
    </style:master-page>
    <style:master-page style:name="MP29" style:page-layout-name="PL29">
      <style:footer>
        <text:p text:style-name="P6884"><text:page-number text:fixed="false">2</text:page-number></text:p>
        <text:p text:style-name="Footer"/>
      </style:footer>
    </style:master-page>
    <style:master-page style:name="MP30" style:page-layout-name="PL30">
      <style:footer>
        <text:p text:style-name="P697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pete</meta:initial-creator>
    <dc:creator>pete</dc:creator>
    <meta:creation-date>2018-08-16T10:18:00Z</meta:creation-date>
    <dc:date>2018-08-16T10:28:00Z</dc:date>
    <meta:template xlink:href="Normal.dotm" xlink:type="simple"/>
    <meta:editing-cycles>3</meta:editing-cycles>
    <meta:editing-duration>PT660S</meta:editing-duration>
    <meta:document-statistic meta:page-count="29" meta:paragraph-count="112" meta:word-count="8444" meta:character-count="56465" meta:row-count="401" meta:non-whitespace-character-count="48133"/>
  </office:meta>
</office:document-meta>
</file>